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881391" style:font-name="Consolas" style:font-name-asian="Consolas" style:font-name-complex="Consolas" fo:font-size="7pt" style:font-size-asian="7pt" style:font-size-complex="7pt" style:font-family-generic="moder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881391" style:font-name="Consolas" style:font-name-asian="Consolas" style:font-name-complex="Consolas" fo:font-size="9pt" style:font-size-asian="9pt" style:font-size-complex="9pt" style:font-family-generic="modern"/>
    </style:style>
    <style:style style:name="ce5" style:family="table-cell" style:parent-style-name="Default" style:data-style-name="N2"/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.706cm"/>
      <style:text-properties fo:color="#5A5A5A" style:font-name="Segoe UI" style:font-name-asian="Segoe UI" style:font-name-complex="Segoe UI" fo:font-size="9pt" style:font-size-asian="9pt" style:font-size-complex="9pt"/>
    </style:style>
    <style:style style:name="T1" style:family="text" style:parent-style-name="Default">
      <style:text-properties fo:color="#212121" style:text-line-through-style="none" style:font-name="Consolas" style:font-name-asian="Consolas" style:font-name-complex="Consola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1C00CF" style:text-line-through-style="none" style:font-name="Consolas" style:font-name-asian="Consolas" style:font-name-complex="Consola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6291666666667cm" style:use-optimal-column-width="true"/>
    </style:style>
    <style:style style:name="co3" style:family="table-column">
      <style:table-column-properties fo:break-before="auto" style:column-width="3.571875cm" style:use-optimal-column-width="true"/>
    </style:style>
    <style:style style:name="co4" style:family="table-column">
      <style:table-column-properties fo:break-before="auto" style:column-width="1.53458333333333cm" style:use-optimal-column-width="true"/>
    </style:style>
    <style:style style:name="co5" style:family="table-column">
      <style:table-column-properties fo:break-before="auto" style:column-width="4.86833333333333cm" style:use-optimal-column-width="true"/>
    </style:style>
    <style:style style:name="co6" style:family="table-column">
      <style:table-column-properties fo:break-before="auto" style:column-width="3.38666666666667cm" style:use-optimal-column-width="true"/>
    </style:style>
    <style:style style:name="co7" style:family="table-column">
      <style:table-column-properties fo:break-before="auto" style:column-width="1.95791666666667cm" style:use-optimal-column-width="true"/>
    </style:style>
    <style:style style:name="co8" style:family="table-column">
      <style:table-column-properties fo:break-before="auto" style:column-width="4.78895833333333cm" style:use-optimal-column-width="true"/>
    </style:style>
    <style:style style:name="co9" style:family="table-column">
      <style:table-column-properties fo:break-before="auto" style:column-width="4.57729166666667cm" style:use-optimal-column-width="true"/>
    </style:style>
    <style:style style:name="co10" style:family="table-column">
      <style:table-column-properties fo:break-before="auto" style:column-width="3.757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A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16352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3"/>
          <table:table-cell table:number-columns-repeated="29" table:style-name="ce1"/>
          <table:table-cell office:value-type="string" table:style-name="ce1">
            <text:p>average</text:p>
          </table:table-cell>
          <table:table-cell office:value-type="string" table:style-name="ce1">
            <text:p>deviation</text:p>
          </table:table-cell>
          <table:table-cell table:number-columns-repeated="1635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4">
            <text:p>0<text:span text:style-name="T1">: </text:span><text:span text:style-name="T2">17.0437592334653</text:span></text:p>
          </table:table-cell>
          <table:table-cell office:value-type="string" office:string-value="17.0437592334653" table:formula="of:=RIGHT([.B5];LEN([.B5])-3)" table:style-name="ce5">
            <text:p>17.0437592334653</text:p>
          </table:table-cell>
          <table:table-cell office:value-type="float" office:value="17.043759233465298" table:formula="of:=[.C5]+0" table:style-name="ce5">
            <text:p>17.04</text:p>
          </table:table-cell>
          <table:table-cell office:value-type="string" table:style-name="ce4">
            <text:p>0<text:span text:style-name="T1">: </text:span><text:span text:style-name="T2">5.739739188888581</text:span></text:p>
          </table:table-cell>
          <table:table-cell office:value-type="string" office:string-value="5.739739188888581" table:formula="of:=RIGHT([.E5];LEN([.E5])-3)" table:style-name="ce5">
            <text:p>5.739739188888581</text:p>
          </table:table-cell>
          <table:table-cell office:value-type="float" office:value="5.7397391888885796" table:formula="of:=[.F5]+0" table:style-name="ce5">
            <text:p>5.74</text:p>
          </table:table-cell>
          <table:table-cell office:value-type="string" table:style-name="ce4">
            <text:p>0<text:span text:style-name="T1">: </text:span><text:span text:style-name="T2">16.192574717235942</text:span></text:p>
          </table:table-cell>
          <table:table-cell office:value-type="string" office:string-value="16.192574717235942" table:formula="of:=RIGHT([.H5];LEN([.H5])-3)" table:style-name="ce5">
            <text:p>16.192574717235942</text:p>
          </table:table-cell>
          <table:table-cell office:value-type="float" office:value="16.1925747172359" table:formula="of:=[.I5]+0" table:style-name="ce5">
            <text:p>16.19</text:p>
          </table:table-cell>
          <table:table-cell office:value-type="string" table:style-name="ce4">
            <text:p>0<text:span text:style-name="T1">: </text:span><text:span text:style-name="T2">10.551029241550964</text:span></text:p>
          </table:table-cell>
          <table:table-cell office:value-type="string" office:string-value="10.551029241550964" table:formula="of:=RIGHT([.K5];LEN([.K5])-3)" table:style-name="ce5">
            <text:p>10.551029241550964</text:p>
          </table:table-cell>
          <table:table-cell office:value-type="float" office:value="10.5510292415509" table:formula="of:=[.L5]+0" table:style-name="ce5">
            <text:p>10.55</text:p>
          </table:table-cell>
          <table:table-cell office:value-type="string" table:style-name="ce4">
            <text:p>0<text:span text:style-name="T1">: </text:span><text:span text:style-name="T2">4.8640369763515725</text:span></text:p>
          </table:table-cell>
          <table:table-cell office:value-type="string" office:string-value="4.8640369763515725" table:formula="of:=RIGHT([.N5];LEN([.N5])-3)" table:style-name="ce5">
            <text:p>4.8640369763515725</text:p>
          </table:table-cell>
          <table:table-cell office:value-type="float" office:value="4.8640369763515698" table:formula="of:=[.O5]+0" table:style-name="ce5">
            <text:p>4.86</text:p>
          </table:table-cell>
          <table:table-cell office:value-type="string" table:style-name="ce4">
            <text:p>0<text:span text:style-name="T1">: </text:span><text:span text:style-name="T2">5.938551999206253</text:span></text:p>
          </table:table-cell>
          <table:table-cell office:value-type="string" office:string-value="5.938551999206253" table:formula="of:=RIGHT([.Q5];LEN([.Q5])-3)" table:style-name="ce5">
            <text:p>5.938551999206253</text:p>
          </table:table-cell>
          <table:table-cell office:value-type="float" office:value="5.9385519992062497" table:formula="of:=[.R5]+0" table:style-name="ce5">
            <text:p>5.94</text:p>
          </table:table-cell>
          <table:table-cell office:value-type="string" table:style-name="ce4">
            <text:p>0<text:span text:style-name="T1">: </text:span><text:span text:style-name="T2">2.177171294206448</text:span></text:p>
          </table:table-cell>
          <table:table-cell office:value-type="string" office:string-value="2.177171294206448" table:formula="of:=RIGHT([.T5];LEN([.T5])-3)" table:style-name="ce5">
            <text:p>2.177171294206448</text:p>
          </table:table-cell>
          <table:table-cell office:value-type="float" office:value="2.1771712942064401" table:formula="of:=[.U5]+0" table:style-name="ce5">
            <text:p>2.18</text:p>
          </table:table-cell>
          <table:table-cell office:value-type="string" table:style-name="ce4">
            <text:p>0<text:span text:style-name="T1">: </text:span><text:span text:style-name="T2">9.929339559856171</text:span></text:p>
          </table:table-cell>
          <table:table-cell office:value-type="string" office:string-value="9.929339559856171" table:formula="of:=RIGHT([.W5];LEN([.W5])-3)" table:style-name="ce5">
            <text:p>9.929339559856171</text:p>
          </table:table-cell>
          <table:table-cell office:value-type="float" office:value="9.9293395598561691" table:formula="of:=[.X5]+0" table:style-name="ce5">
            <text:p>9.93</text:p>
          </table:table-cell>
          <table:table-cell office:value-type="string" table:style-name="ce4">
            <text:p>0<text:span text:style-name="T1">: </text:span><text:span text:style-name="T2">3.009684637432296</text:span></text:p>
          </table:table-cell>
          <table:table-cell office:value-type="string" office:string-value="3.009684637432296" table:formula="of:=RIGHT([.Z5];LEN([.Z5])-3)" table:style-name="ce5">
            <text:p>3.009684637432296</text:p>
          </table:table-cell>
          <table:table-cell office:value-type="float" office:value="3.0096846374322901" table:formula="of:=[.AA5]+0" table:style-name="ce5">
            <text:p>3.01</text:p>
          </table:table-cell>
          <table:table-cell office:value-type="string" table:style-name="ce4">
            <text:p>0<text:span text:style-name="T1">: </text:span><text:span text:style-name="T2">21.142795156617545</text:span></text:p>
          </table:table-cell>
          <table:table-cell office:value-type="string" office:string-value="21.142795156617545" table:formula="of:=RIGHT([.AC5];LEN([.AC5])-3)" table:style-name="ce5">
            <text:p>21.142795156617545</text:p>
          </table:table-cell>
          <table:table-cell office:value-type="float" office:value="21.142795156617499" table:formula="of:=[.AD5]+0" table:style-name="ce5">
            <text:p>21.14</text:p>
          </table:table-cell>
          <table:table-cell office:value-type="float" office:value="9.6588682004810895" table:formula="of:=([.D5]+[.G5]+[.J5]+[.M5]+[.P5]+[.S5]+[.V5]+[.Y5]+[.AB5]+[.AE5])/10" table:style-name="ce5">
            <text:p>9.66</text:p>
          </table:table-cell>
          <table:table-cell office:value-type="float" office:value="6.5179562474819086" table:formula="of:=STDEV([.D5];[.G5];[.J5];[.M5];[.P5];[.S5];[.V5];[.Y5];[.AB5];[.AE5])" table:style-name="ce1">
            <text:p>6.517956247</text:p>
          </table:table-cell>
          <table:table-cell table:number-columns-repeated="16351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4">
            <text:p>1<text:span text:style-name="T1">: </text:span><text:span text:style-name="T2">21.08679815506268</text:span></text:p>
          </table:table-cell>
          <table:table-cell office:value-type="string" office:string-value="21.08679815506268" table:formula="of:=RIGHT([.B6];LEN([.B6])-3)" table:style-name="ce5">
            <text:p>21.08679815506268</text:p>
          </table:table-cell>
          <table:table-cell office:value-type="float" office:value="21.086798155062599" table:formula="of:=[.C6]+0" table:style-name="ce5">
            <text:p>21.09</text:p>
          </table:table-cell>
          <table:table-cell office:value-type="string" table:style-name="ce4">
            <text:p>1<text:span text:style-name="T1">: </text:span><text:span text:style-name="T2">32.441319953785566</text:span></text:p>
          </table:table-cell>
          <table:table-cell office:value-type="string" office:string-value="32.441319953785566" table:formula="of:=RIGHT([.E6];LEN([.E6])-3)" table:style-name="ce5">
            <text:p>32.441319953785566</text:p>
          </table:table-cell>
          <table:table-cell office:value-type="float" office:value="32.441319953785502" table:formula="of:=[.F6]+0" table:style-name="ce5">
            <text:p>32.44</text:p>
          </table:table-cell>
          <table:table-cell office:value-type="string" table:style-name="ce4">
            <text:p>1<text:span text:style-name="T1">: </text:span><text:span text:style-name="T2">15.227775871012259</text:span></text:p>
          </table:table-cell>
          <table:table-cell office:value-type="string" office:string-value="15.227775871012259" table:formula="of:=RIGHT([.H6];LEN([.H6])-3)" table:style-name="ce5">
            <text:p>15.227775871012259</text:p>
          </table:table-cell>
          <table:table-cell office:value-type="float" office:value="15.2277758710122" table:formula="of:=[.I6]+0" table:style-name="ce5">
            <text:p>15.23</text:p>
          </table:table-cell>
          <table:table-cell office:value-type="string" table:style-name="ce4">
            <text:p>1<text:span text:style-name="T1">: </text:span><text:span text:style-name="T2">28.946176827892494</text:span></text:p>
          </table:table-cell>
          <table:table-cell office:value-type="string" office:string-value="28.946176827892494" table:formula="of:=RIGHT([.K6];LEN([.K6])-3)" table:style-name="ce5">
            <text:p>28.946176827892494</text:p>
          </table:table-cell>
          <table:table-cell office:value-type="float" office:value="28.946176827892401" table:formula="of:=[.L6]+0" table:style-name="ce5">
            <text:p>28.95</text:p>
          </table:table-cell>
          <table:table-cell office:value-type="string" table:style-name="ce4">
            <text:p>1<text:span text:style-name="T1">: </text:span><text:span text:style-name="T2">13.493588564051162</text:span></text:p>
          </table:table-cell>
          <table:table-cell office:value-type="string" office:string-value="13.493588564051162" table:formula="of:=RIGHT([.N6];LEN([.N6])-3)" table:style-name="ce5">
            <text:p>13.493588564051162</text:p>
          </table:table-cell>
          <table:table-cell office:value-type="float" office:value="13.4935885640511" table:formula="of:=[.O6]+0" table:style-name="ce5">
            <text:p>13.49</text:p>
          </table:table-cell>
          <table:table-cell office:value-type="string" table:style-name="ce4">
            <text:p>1<text:span text:style-name="T1">: </text:span><text:span text:style-name="T2">15.556220685471393</text:span></text:p>
          </table:table-cell>
          <table:table-cell office:value-type="string" office:string-value="15.556220685471393" table:formula="of:=RIGHT([.Q6];LEN([.Q6])-3)" table:style-name="ce5">
            <text:p>15.556220685471393</text:p>
          </table:table-cell>
          <table:table-cell office:value-type="float" office:value="15.556220685471301" table:formula="of:=[.R6]+0" table:style-name="ce5">
            <text:p>15.56</text:p>
          </table:table-cell>
          <table:table-cell office:value-type="string" table:style-name="ce4">
            <text:p>1<text:span text:style-name="T1">: </text:span><text:span text:style-name="T2">4.857703627539732</text:span></text:p>
          </table:table-cell>
          <table:table-cell office:value-type="string" office:string-value="4.857703627539732" table:formula="of:=RIGHT([.T6];LEN([.T6])-3)" table:style-name="ce5">
            <text:p>4.857703627539732</text:p>
          </table:table-cell>
          <table:table-cell office:value-type="float" office:value="4.8577036275397303" table:formula="of:=[.U6]+0" table:style-name="ce5">
            <text:p>4.86</text:p>
          </table:table-cell>
          <table:table-cell office:value-type="string" table:style-name="ce4">
            <text:p>1<text:span text:style-name="T1">: </text:span><text:span text:style-name="T2">25.763170015912372</text:span></text:p>
          </table:table-cell>
          <table:table-cell office:value-type="string" office:string-value="25.763170015912372" table:formula="of:=RIGHT([.W6];LEN([.W6])-3)" table:style-name="ce5">
            <text:p>25.763170015912372</text:p>
          </table:table-cell>
          <table:table-cell office:value-type="float" office:value="25.763170015912301" table:formula="of:=[.X6]+0" table:style-name="ce5">
            <text:p>25.76</text:p>
          </table:table-cell>
          <table:table-cell office:value-type="string" table:style-name="ce4">
            <text:p>1<text:span text:style-name="T1">: </text:span><text:span text:style-name="T2">11.235543076385712</text:span></text:p>
          </table:table-cell>
          <table:table-cell office:value-type="string" office:string-value="11.235543076385712" table:formula="of:=RIGHT([.Z6];LEN([.Z6])-3)" table:style-name="ce5">
            <text:p>11.235543076385712</text:p>
          </table:table-cell>
          <table:table-cell office:value-type="float" office:value="11.235543076385699" table:formula="of:=[.AA6]+0" table:style-name="ce5">
            <text:p>11.24</text:p>
          </table:table-cell>
          <table:table-cell office:value-type="string" table:style-name="ce4">
            <text:p>1<text:span text:style-name="T1">: </text:span><text:span text:style-name="T2">25.300155996341047</text:span></text:p>
          </table:table-cell>
          <table:table-cell office:value-type="string" office:string-value="25.300155996341047" table:formula="of:=RIGHT([.AC6];LEN([.AC6])-3)" table:style-name="ce5">
            <text:p>25.300155996341047</text:p>
          </table:table-cell>
          <table:table-cell office:value-type="float" office:value="25.300155996341001" table:formula="of:=[.AD6]+0" table:style-name="ce5">
            <text:p>25.30</text:p>
          </table:table-cell>
          <table:table-cell office:value-type="float" office:value="19.390845277345385" table:formula="of:=([.D6]+[.G6]+[.J6]+[.M6]+[.P6]+[.S6]+[.V6]+[.Y6]+[.AB6]+[.AE6])/10" table:style-name="ce5">
            <text:p>19.39</text:p>
          </table:table-cell>
          <table:table-cell office:value-type="float" office:value="8.7213420974032942" table:formula="of:=STDEV([.D6];[.G6];[.J6];[.M6];[.P6];[.S6];[.V6];[.Y6];[.AB6];[.AE6])" table:style-name="ce1">
            <text:p>8.721342097</text:p>
          </table:table-cell>
          <table:table-cell table:number-columns-repeated="16351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4">
            <text:p>2<text:span text:style-name="T1">: </text:span><text:span text:style-name="T2">27.751838689703742</text:span></text:p>
          </table:table-cell>
          <table:table-cell office:value-type="string" office:string-value="27.751838689703742" table:formula="of:=RIGHT([.B7];LEN([.B7])-3)" table:style-name="ce5">
            <text:p>27.751838689703742</text:p>
          </table:table-cell>
          <table:table-cell office:value-type="float" office:value="27.7518386897037" table:formula="of:=[.C7]+0" table:style-name="ce5">
            <text:p>27.75</text:p>
          </table:table-cell>
          <table:table-cell office:value-type="string" table:style-name="ce4">
            <text:p>2<text:span text:style-name="T1">: </text:span><text:span text:style-name="T2">32.31336149141732</text:span></text:p>
          </table:table-cell>
          <table:table-cell office:value-type="string" office:string-value="32.31336149141732" table:formula="of:=RIGHT([.E7];LEN([.E7])-3)" table:style-name="ce5">
            <text:p>32.31336149141732</text:p>
          </table:table-cell>
          <table:table-cell office:value-type="float" office:value="32.313361491417297" table:formula="of:=[.F7]+0" table:style-name="ce5">
            <text:p>32.31</text:p>
          </table:table-cell>
          <table:table-cell office:value-type="string" table:style-name="ce4">
            <text:p>2<text:span text:style-name="T1">: </text:span><text:span text:style-name="T2">23.336168551744862</text:span></text:p>
          </table:table-cell>
          <table:table-cell office:value-type="string" office:string-value="23.336168551744862" table:formula="of:=RIGHT([.H7];LEN([.H7])-3)" table:style-name="ce5">
            <text:p>23.336168551744862</text:p>
          </table:table-cell>
          <table:table-cell office:value-type="float" office:value="23.336168551744802" table:formula="of:=[.I7]+0" table:style-name="ce5">
            <text:p>23.34</text:p>
          </table:table-cell>
          <table:table-cell office:value-type="string" table:style-name="ce4">
            <text:p>2<text:span text:style-name="T1">: </text:span><text:span text:style-name="T2">36.66194349522476</text:span></text:p>
          </table:table-cell>
          <table:table-cell office:value-type="string" office:string-value="36.66194349522476" table:formula="of:=RIGHT([.K7];LEN([.K7])-3)" table:style-name="ce5">
            <text:p>36.66194349522476</text:p>
          </table:table-cell>
          <table:table-cell office:value-type="float" office:value="36.661943495224698" table:formula="of:=[.L7]+0" table:style-name="ce5">
            <text:p>36.66</text:p>
          </table:table-cell>
          <table:table-cell office:value-type="string" table:style-name="ce4">
            <text:p>2<text:span text:style-name="T1">: </text:span><text:span text:style-name="T2">15.656972404347968</text:span></text:p>
          </table:table-cell>
          <table:table-cell office:value-type="string" office:string-value="15.656972404347968" table:formula="of:=RIGHT([.N7];LEN([.N7])-3)" table:style-name="ce5">
            <text:p>15.656972404347968</text:p>
          </table:table-cell>
          <table:table-cell office:value-type="float" office:value="15.656972404347901" table:formula="of:=[.O7]+0" table:style-name="ce5">
            <text:p>15.66</text:p>
          </table:table-cell>
          <table:table-cell office:value-type="string" table:style-name="ce4">
            <text:p>2<text:span text:style-name="T1">: </text:span><text:span text:style-name="T2">25.404415436080864</text:span></text:p>
          </table:table-cell>
          <table:table-cell office:value-type="string" office:string-value="25.404415436080864" table:formula="of:=RIGHT([.Q7];LEN([.Q7])-3)" table:style-name="ce5">
            <text:p>25.404415436080864</text:p>
          </table:table-cell>
          <table:table-cell office:value-type="float" office:value="25.4044154360808" table:formula="of:=[.R7]+0" table:style-name="ce5">
            <text:p>25.40</text:p>
          </table:table-cell>
          <table:table-cell office:value-type="string" table:style-name="ce4">
            <text:p>2<text:span text:style-name="T1">: </text:span><text:span text:style-name="T2">5.897022292549969</text:span></text:p>
          </table:table-cell>
          <table:table-cell office:value-type="string" office:string-value="5.897022292549969" table:formula="of:=RIGHT([.T7];LEN([.T7])-3)" table:style-name="ce5">
            <text:p>5.897022292549969</text:p>
          </table:table-cell>
          <table:table-cell office:value-type="float" office:value="5.89702229254996" table:formula="of:=[.U7]+0" table:style-name="ce5">
            <text:p>5.90</text:p>
          </table:table-cell>
          <table:table-cell office:value-type="string" table:style-name="ce4">
            <text:p>2<text:span text:style-name="T1">: </text:span><text:span text:style-name="T2">44.114449131143274</text:span></text:p>
          </table:table-cell>
          <table:table-cell office:value-type="string" office:string-value="44.114449131143274" table:formula="of:=RIGHT([.W7];LEN([.W7])-3)" table:style-name="ce5">
            <text:p>44.114449131143274</text:p>
          </table:table-cell>
          <table:table-cell office:value-type="float" office:value="44.114449131143203" table:formula="of:=[.X7]+0" table:style-name="ce5">
            <text:p>44.11</text:p>
          </table:table-cell>
          <table:table-cell office:value-type="string" table:style-name="ce4">
            <text:p>2<text:span text:style-name="T1">: </text:span><text:span text:style-name="T2">22.243273170328983</text:span></text:p>
          </table:table-cell>
          <table:table-cell office:value-type="string" office:string-value="22.243273170328983" table:formula="of:=RIGHT([.Z7];LEN([.Z7])-3)" table:style-name="ce5">
            <text:p>22.243273170328983</text:p>
          </table:table-cell>
          <table:table-cell office:value-type="float" office:value="22.243273170328902" table:formula="of:=[.AA7]+0" table:style-name="ce5">
            <text:p>22.24</text:p>
          </table:table-cell>
          <table:table-cell office:value-type="string" table:style-name="ce4">
            <text:p>2<text:span text:style-name="T1">: </text:span><text:span text:style-name="T2">41.21723607634482</text:span></text:p>
          </table:table-cell>
          <table:table-cell office:value-type="string" office:string-value="41.21723607634482" table:formula="of:=RIGHT([.AC7];LEN([.AC7])-3)" table:style-name="ce5">
            <text:p>41.21723607634482</text:p>
          </table:table-cell>
          <table:table-cell office:value-type="float" office:value="41.217236076344797" table:formula="of:=[.AD7]+0" table:style-name="ce5">
            <text:p>41.22</text:p>
          </table:table-cell>
          <table:table-cell office:value-type="float" office:value="27.459668073888604" table:formula="of:=([.D7]+[.G7]+[.J7]+[.M7]+[.P7]+[.S7]+[.V7]+[.Y7]+[.AB7]+[.AE7])/10" table:style-name="ce5">
            <text:p>27.46</text:p>
          </table:table-cell>
          <table:table-cell office:value-type="float" office:value="11.679361623826605" table:formula="of:=STDEV([.D7];[.G7];[.J7];[.M7];[.P7];[.S7];[.V7];[.Y7];[.AB7];[.AE7])" table:style-name="ce1">
            <text:p>11.67936162</text:p>
          </table:table-cell>
          <table:table-cell table:number-columns-repeated="16351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4">
            <text:p>3<text:span text:style-name="T1">: </text:span><text:span text:style-name="T2">35.16428847853893</text:span></text:p>
          </table:table-cell>
          <table:table-cell office:value-type="string" office:string-value="35.16428847853893" table:formula="of:=RIGHT([.B8];LEN([.B8])-3)" table:style-name="ce5">
            <text:p>35.16428847853893</text:p>
          </table:table-cell>
          <table:table-cell office:value-type="float" office:value="35.1642884785389" table:formula="of:=[.C8]+0" table:style-name="ce5">
            <text:p>35.16</text:p>
          </table:table-cell>
          <table:table-cell office:value-type="string" table:style-name="ce4">
            <text:p>3<text:span text:style-name="T1">: </text:span><text:span text:style-name="T2">32.16028909623855</text:span></text:p>
          </table:table-cell>
          <table:table-cell office:value-type="string" office:string-value="32.16028909623855" table:formula="of:=RIGHT([.E8];LEN([.E8])-3)" table:style-name="ce5">
            <text:p>32.16028909623855</text:p>
          </table:table-cell>
          <table:table-cell office:value-type="float" office:value="32.1602890962385" table:formula="of:=[.F8]+0" table:style-name="ce5">
            <text:p>32.16</text:p>
          </table:table-cell>
          <table:table-cell office:value-type="string" table:style-name="ce4">
            <text:p>3<text:span text:style-name="T1">: </text:span><text:span text:style-name="T2">18.245147291236204</text:span></text:p>
          </table:table-cell>
          <table:table-cell office:value-type="string" office:string-value="18.245147291236204" table:formula="of:=RIGHT([.H8];LEN([.H8])-3)" table:style-name="ce5">
            <text:p>18.245147291236204</text:p>
          </table:table-cell>
          <table:table-cell office:value-type="float" office:value="18.245147291236201" table:formula="of:=[.I8]+0" table:style-name="ce5">
            <text:p>18.25</text:p>
          </table:table-cell>
          <table:table-cell office:value-type="string" table:style-name="ce4">
            <text:p>3<text:span text:style-name="T1">: </text:span><text:span text:style-name="T2">43.865230541983344</text:span></text:p>
          </table:table-cell>
          <table:table-cell office:value-type="string" office:string-value="43.865230541983344" table:formula="of:=RIGHT([.K8];LEN([.K8])-3)" table:style-name="ce5">
            <text:p>43.865230541983344</text:p>
          </table:table-cell>
          <table:table-cell office:value-type="float" office:value="43.865230541983301" table:formula="of:=[.L8]+0" table:style-name="ce5">
            <text:p>43.87</text:p>
          </table:table-cell>
          <table:table-cell office:value-type="string" table:style-name="ce4">
            <text:p>3<text:span text:style-name="T1">: </text:span><text:span text:style-name="T2">15.53823653304288</text:span></text:p>
          </table:table-cell>
          <table:table-cell office:value-type="string" office:string-value="15.53823653304288" table:formula="of:=RIGHT([.N8];LEN([.N8])-3)" table:style-name="ce5">
            <text:p>15.53823653304288</text:p>
          </table:table-cell>
          <table:table-cell office:value-type="float" office:value="15.538236533042801" table:formula="of:=[.O8]+0" table:style-name="ce5">
            <text:p>15.54</text:p>
          </table:table-cell>
          <table:table-cell office:value-type="string" table:style-name="ce4">
            <text:p>3<text:span text:style-name="T1">: </text:span><text:span text:style-name="T2">30.99630352951697</text:span></text:p>
          </table:table-cell>
          <table:table-cell office:value-type="string" office:string-value="30.99630352951697" table:formula="of:=RIGHT([.Q8];LEN([.Q8])-3)" table:style-name="ce5">
            <text:p>30.99630352951697</text:p>
          </table:table-cell>
          <table:table-cell office:value-type="float" office:value="30.996303529516901" table:formula="of:=[.R8]+0" table:style-name="ce5">
            <text:p>31.00</text:p>
          </table:table-cell>
          <table:table-cell office:value-type="string" table:style-name="ce4">
            <text:p>3<text:span text:style-name="T1">: </text:span><text:span text:style-name="T2">6.606957182981761</text:span></text:p>
          </table:table-cell>
          <table:table-cell office:value-type="string" office:string-value="6.606957182981761" table:formula="of:=RIGHT([.T8];LEN([.T8])-3)" table:style-name="ce5">
            <text:p>6.606957182981761</text:p>
          </table:table-cell>
          <table:table-cell office:value-type="float" office:value="6.6069571829817599" table:formula="of:=[.U8]+0" table:style-name="ce5">
            <text:p>6.61</text:p>
          </table:table-cell>
          <table:table-cell office:value-type="string" table:style-name="ce4">
            <text:p>3<text:span text:style-name="T1">: </text:span><text:span text:style-name="T2">41.17427523180712</text:span></text:p>
          </table:table-cell>
          <table:table-cell office:value-type="string" office:string-value="41.17427523180712" table:formula="of:=RIGHT([.W8];LEN([.W8])-3)" table:style-name="ce5">
            <text:p>41.17427523180712</text:p>
          </table:table-cell>
          <table:table-cell office:value-type="float" office:value="41.174275231807101" table:formula="of:=[.X8]+0" table:style-name="ce5">
            <text:p>41.17</text:p>
          </table:table-cell>
          <table:table-cell office:value-type="string" table:style-name="ce4">
            <text:p>3<text:span text:style-name="T1">: </text:span><text:span text:style-name="T2">37.49908293056946</text:span></text:p>
          </table:table-cell>
          <table:table-cell office:value-type="string" office:string-value="37.49908293056946" table:formula="of:=RIGHT([.Z8];LEN([.Z8])-3)" table:style-name="ce5">
            <text:p>37.49908293056946</text:p>
          </table:table-cell>
          <table:table-cell office:value-type="float" office:value="37.499082930569401" table:formula="of:=[.AA8]+0" table:style-name="ce5">
            <text:p>37.50</text:p>
          </table:table-cell>
          <table:table-cell office:value-type="string" table:style-name="ce4">
            <text:p>3<text:span text:style-name="T1">: </text:span><text:span text:style-name="T2">35.75178674599096</text:span></text:p>
          </table:table-cell>
          <table:table-cell office:value-type="string" office:string-value="35.75178674599096" table:formula="of:=RIGHT([.AC8];LEN([.AC8])-3)" table:style-name="ce5">
            <text:p>35.75178674599096</text:p>
          </table:table-cell>
          <table:table-cell office:value-type="float" office:value="35.751786745990898" table:formula="of:=[.AD8]+0" table:style-name="ce5">
            <text:p>35.75</text:p>
          </table:table-cell>
          <table:table-cell office:value-type="float" office:value="29.70015975619058" table:formula="of:=([.D8]+[.G8]+[.J8]+[.M8]+[.P8]+[.S8]+[.V8]+[.Y8]+[.AB8]+[.AE8])/10" table:style-name="ce5">
            <text:p>29.70</text:p>
          </table:table-cell>
          <table:table-cell office:value-type="float" office:value="12.167407561920767" table:formula="of:=STDEV([.D8];[.G8];[.J8];[.M8];[.P8];[.S8];[.V8];[.Y8];[.AB8];[.AE8])" table:style-name="ce1">
            <text:p>12.16740756</text:p>
          </table:table-cell>
          <table:table-cell table:number-columns-repeated="16351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4">
            <text:p>4<text:span text:style-name="T1">: </text:span><text:span text:style-name="T2">45.79794736504866</text:span></text:p>
          </table:table-cell>
          <table:table-cell office:value-type="string" office:string-value="45.79794736504866" table:formula="of:=RIGHT([.B9];LEN([.B9])-3)" table:style-name="ce5">
            <text:p>45.79794736504866</text:p>
          </table:table-cell>
          <table:table-cell office:value-type="float" office:value="45.7979473650486" table:formula="of:=[.C9]+0" table:style-name="ce5">
            <text:p>45.80</text:p>
          </table:table-cell>
          <table:table-cell office:value-type="string" table:style-name="ce4">
            <text:p>4<text:span text:style-name="T1">: </text:span><text:span text:style-name="T2">34.883541603909734</text:span></text:p>
          </table:table-cell>
          <table:table-cell office:value-type="string" office:string-value="34.883541603909734" table:formula="of:=RIGHT([.E9];LEN([.E9])-3)" table:style-name="ce5">
            <text:p>34.883541603909734</text:p>
          </table:table-cell>
          <table:table-cell office:value-type="float" office:value="34.883541603909698" table:formula="of:=[.F9]+0" table:style-name="ce5">
            <text:p>34.88</text:p>
          </table:table-cell>
          <table:table-cell office:value-type="string" table:style-name="ce4">
            <text:p>4<text:span text:style-name="T1">: </text:span><text:span text:style-name="T2">23.075678231132862</text:span></text:p>
          </table:table-cell>
          <table:table-cell office:value-type="string" office:string-value="23.075678231132862" table:formula="of:=RIGHT([.H9];LEN([.H9])-3)" table:style-name="ce5">
            <text:p>23.075678231132862</text:p>
          </table:table-cell>
          <table:table-cell office:value-type="float" office:value="23.075678231132802" table:formula="of:=[.I9]+0" table:style-name="ce5">
            <text:p>23.08</text:p>
          </table:table-cell>
          <table:table-cell office:value-type="string" table:style-name="ce4">
            <text:p>4<text:span text:style-name="T1">: </text:span><text:span text:style-name="T2">39.13478539327771</text:span></text:p>
          </table:table-cell>
          <table:table-cell office:value-type="string" office:string-value="39.13478539327771" table:formula="of:=RIGHT([.K9];LEN([.K9])-3)" table:style-name="ce5">
            <text:p>39.13478539327771</text:p>
          </table:table-cell>
          <table:table-cell office:value-type="float" office:value="39.134785393277703" table:formula="of:=[.L9]+0" table:style-name="ce5">
            <text:p>39.13</text:p>
          </table:table-cell>
          <table:table-cell office:value-type="string" table:style-name="ce4">
            <text:p>4<text:span text:style-name="T1">: </text:span><text:span text:style-name="T2">19.534515765008372</text:span></text:p>
          </table:table-cell>
          <table:table-cell office:value-type="string" office:string-value="19.534515765008372" table:formula="of:=RIGHT([.N9];LEN([.N9])-3)" table:style-name="ce5">
            <text:p>19.534515765008372</text:p>
          </table:table-cell>
          <table:table-cell office:value-type="float" office:value="19.534515765008301" table:formula="of:=[.O9]+0" table:style-name="ce5">
            <text:p>19.53</text:p>
          </table:table-cell>
          <table:table-cell office:value-type="string" table:style-name="ce4">
            <text:p>4<text:span text:style-name="T1">: </text:span><text:span text:style-name="T2">35.05140118022048</text:span></text:p>
          </table:table-cell>
          <table:table-cell office:value-type="string" office:string-value="35.05140118022048" table:formula="of:=RIGHT([.Q9];LEN([.Q9])-3)" table:style-name="ce5">
            <text:p>35.05140118022048</text:p>
          </table:table-cell>
          <table:table-cell office:value-type="float" office:value="35.051401180220402" table:formula="of:=[.R9]+0" table:style-name="ce5">
            <text:p>35.05</text:p>
          </table:table-cell>
          <table:table-cell office:value-type="string" table:style-name="ce4">
            <text:p>4<text:span text:style-name="T1">: </text:span><text:span text:style-name="T2">8.161048105825826</text:span></text:p>
          </table:table-cell>
          <table:table-cell office:value-type="string" office:string-value="8.161048105825826" table:formula="of:=RIGHT([.T9];LEN([.T9])-3)" table:style-name="ce5">
            <text:p>8.161048105825826</text:p>
          </table:table-cell>
          <table:table-cell office:value-type="float" office:value="8.1610481058258202" table:formula="of:=[.U9]+0" table:style-name="ce5">
            <text:p>8.16</text:p>
          </table:table-cell>
          <table:table-cell office:value-type="string" table:style-name="ce4">
            <text:p>4<text:span text:style-name="T1">: </text:span><text:span text:style-name="T2">54.761487707370975</text:span></text:p>
          </table:table-cell>
          <table:table-cell office:value-type="string" office:string-value="54.761487707370975" table:formula="of:=RIGHT([.W9];LEN([.W9])-3)" table:style-name="ce5">
            <text:p>54.761487707370975</text:p>
          </table:table-cell>
          <table:table-cell office:value-type="float" office:value="54.761487707370897" table:formula="of:=[.X9]+0" table:style-name="ce5">
            <text:p>54.76</text:p>
          </table:table-cell>
          <table:table-cell office:value-type="string" table:style-name="ce4">
            <text:p>4<text:span text:style-name="T1">: </text:span><text:span text:style-name="T2">41.56339013469561</text:span></text:p>
          </table:table-cell>
          <table:table-cell office:value-type="string" office:string-value="41.56339013469561" table:formula="of:=RIGHT([.Z9];LEN([.Z9])-3)" table:style-name="ce5">
            <text:p>41.56339013469561</text:p>
          </table:table-cell>
          <table:table-cell office:value-type="float" office:value="41.563390134695602" table:formula="of:=[.AA9]+0" table:style-name="ce5">
            <text:p>41.56</text:p>
          </table:table-cell>
          <table:table-cell office:value-type="string" table:style-name="ce4">
            <text:p>4<text:span text:style-name="T1">: </text:span><text:span text:style-name="T2">24.809166466609913</text:span></text:p>
          </table:table-cell>
          <table:table-cell office:value-type="string" office:string-value="24.809166466609913" table:formula="of:=RIGHT([.AC9];LEN([.AC9])-3)" table:style-name="ce5">
            <text:p>24.809166466609913</text:p>
          </table:table-cell>
          <table:table-cell office:value-type="float" office:value="24.809166466609899" table:formula="of:=[.AD9]+0" table:style-name="ce5">
            <text:p>24.81</text:p>
          </table:table-cell>
          <table:table-cell office:value-type="float" office:value="32.677296195309978" table:formula="of:=([.D9]+[.G9]+[.J9]+[.M9]+[.P9]+[.S9]+[.V9]+[.Y9]+[.AB9]+[.AE9])/10" table:style-name="ce5">
            <text:p>32.68</text:p>
          </table:table-cell>
          <table:table-cell office:value-type="float" office:value="13.819898528993388" table:formula="of:=STDEV([.D9];[.G9];[.J9];[.M9];[.P9];[.S9];[.V9];[.Y9];[.AB9];[.AE9])" table:style-name="ce1">
            <text:p>13.81989853</text:p>
          </table:table-cell>
          <table:table-cell table:number-columns-repeated="16351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4">
            <text:p>5<text:span text:style-name="T1">: </text:span><text:span text:style-name="T2">59.14612373857342</text:span></text:p>
          </table:table-cell>
          <table:table-cell office:value-type="string" office:string-value="59.14612373857342" table:formula="of:=RIGHT([.B10];LEN([.B10])-3)" table:style-name="ce5">
            <text:p>59.14612373857342</text:p>
          </table:table-cell>
          <table:table-cell office:value-type="float" office:value="59.146123738573401" table:formula="of:=[.C10]+0" table:style-name="ce5">
            <text:p>59.15</text:p>
          </table:table-cell>
          <table:table-cell office:value-type="string" table:style-name="ce4">
            <text:p>5<text:span text:style-name="T1">: </text:span><text:span text:style-name="T2">30.973472805053234</text:span></text:p>
          </table:table-cell>
          <table:table-cell office:value-type="string" office:string-value="30.973472805053234" table:formula="of:=RIGHT([.E10];LEN([.E10])-3)" table:style-name="ce5">
            <text:p>30.973472805053234</text:p>
          </table:table-cell>
          <table:table-cell office:value-type="float" office:value="30.973472805053198" table:formula="of:=[.F10]+0" table:style-name="ce5">
            <text:p>30.97</text:p>
          </table:table-cell>
          <table:table-cell office:value-type="string" table:style-name="ce4">
            <text:p>5<text:span text:style-name="T1">: </text:span><text:span text:style-name="T2">23.166144470846508</text:span></text:p>
          </table:table-cell>
          <table:table-cell office:value-type="string" office:string-value="23.166144470846508" table:formula="of:=RIGHT([.H10];LEN([.H10])-3)" table:style-name="ce5">
            <text:p>23.166144470846508</text:p>
          </table:table-cell>
          <table:table-cell office:value-type="float" office:value="23.166144470846501" table:formula="of:=[.I10]+0" table:style-name="ce5">
            <text:p>23.17</text:p>
          </table:table-cell>
          <table:table-cell office:value-type="string" table:style-name="ce4">
            <text:p>5<text:span text:style-name="T1">: </text:span><text:span text:style-name="T2">21.871620871972148</text:span></text:p>
          </table:table-cell>
          <table:table-cell office:value-type="string" office:string-value="21.871620871972148" table:formula="of:=RIGHT([.K10];LEN([.K10])-3)" table:style-name="ce5">
            <text:p>21.871620871972148</text:p>
          </table:table-cell>
          <table:table-cell office:value-type="float" office:value="21.871620871972102" table:formula="of:=[.L10]+0" table:style-name="ce5">
            <text:p>21.87</text:p>
          </table:table-cell>
          <table:table-cell office:value-type="string" table:style-name="ce4">
            <text:p>5<text:span text:style-name="T1">: </text:span><text:span text:style-name="T2">30.506330151074643</text:span></text:p>
          </table:table-cell>
          <table:table-cell office:value-type="string" office:string-value="30.506330151074643" table:formula="of:=RIGHT([.N10];LEN([.N10])-3)" table:style-name="ce5">
            <text:p>30.506330151074643</text:p>
          </table:table-cell>
          <table:table-cell office:value-type="float" office:value="30.5063301510746" table:formula="of:=[.O10]+0" table:style-name="ce5">
            <text:p>30.51</text:p>
          </table:table-cell>
          <table:table-cell office:value-type="string" table:style-name="ce4">
            <text:p>5<text:span text:style-name="T1">: </text:span><text:span text:style-name="T2">33.95122696900387</text:span></text:p>
          </table:table-cell>
          <table:table-cell office:value-type="string" office:string-value="33.95122696900387" table:formula="of:=RIGHT([.Q10];LEN([.Q10])-3)" table:style-name="ce5">
            <text:p>33.95122696900387</text:p>
          </table:table-cell>
          <table:table-cell office:value-type="float" office:value="33.951226969003798" table:formula="of:=[.R10]+0" table:style-name="ce5">
            <text:p>33.95</text:p>
          </table:table-cell>
          <table:table-cell office:value-type="string" table:style-name="ce4">
            <text:p>5<text:span text:style-name="T1">: </text:span><text:span text:style-name="T2">6.577341256854801</text:span></text:p>
          </table:table-cell>
          <table:table-cell office:value-type="string" office:string-value="6.577341256854801" table:formula="of:=RIGHT([.T10];LEN([.T10])-3)" table:style-name="ce5">
            <text:p>6.577341256854801</text:p>
          </table:table-cell>
          <table:table-cell office:value-type="float" office:value="6.5773412568548002" table:formula="of:=[.U10]+0" table:style-name="ce5">
            <text:p>6.58</text:p>
          </table:table-cell>
          <table:table-cell office:value-type="string" table:style-name="ce4">
            <text:p>5<text:span text:style-name="T1">: </text:span><text:span text:style-name="T2">41.00377779529478</text:span></text:p>
          </table:table-cell>
          <table:table-cell office:value-type="string" office:string-value="41.00377779529478" table:formula="of:=RIGHT([.W10];LEN([.W10])-3)" table:style-name="ce5">
            <text:p>41.00377779529478</text:p>
          </table:table-cell>
          <table:table-cell office:value-type="float" office:value="41.003777795294702" table:formula="of:=[.X10]+0" table:style-name="ce5">
            <text:p>41.00</text:p>
          </table:table-cell>
          <table:table-cell office:value-type="string" table:style-name="ce4">
            <text:p>5<text:span text:style-name="T1">: </text:span><text:span text:style-name="T2">57.592552070852115</text:span></text:p>
          </table:table-cell>
          <table:table-cell office:value-type="string" office:string-value="57.592552070852115" table:formula="of:=RIGHT([.Z10];LEN([.Z10])-3)" table:style-name="ce5">
            <text:p>57.592552070852115</text:p>
          </table:table-cell>
          <table:table-cell office:value-type="float" office:value="57.592552070852101" table:formula="of:=[.AA10]+0" table:style-name="ce5">
            <text:p>57.59</text:p>
          </table:table-cell>
          <table:table-cell office:value-type="string" table:style-name="ce4">
            <text:p>5<text:span text:style-name="T1">: </text:span><text:span text:style-name="T2">38.503573494056006</text:span></text:p>
          </table:table-cell>
          <table:table-cell office:value-type="string" office:string-value="38.503573494056006" table:formula="of:=RIGHT([.AC10];LEN([.AC10])-3)" table:style-name="ce5">
            <text:p>38.503573494056006</text:p>
          </table:table-cell>
          <table:table-cell office:value-type="float" office:value="38.503573494055999" table:formula="of:=[.AD10]+0" table:style-name="ce5">
            <text:p>38.50</text:p>
          </table:table-cell>
          <table:table-cell office:value-type="float" office:value="34.329216362358125" table:formula="of:=([.D10]+[.G10]+[.J10]+[.M10]+[.P10]+[.S10]+[.V10]+[.Y10]+[.AB10]+[.AE10])/10" table:style-name="ce5">
            <text:p>34.33</text:p>
          </table:table-cell>
          <table:table-cell office:value-type="float" office:value="15.96881505694995" table:formula="of:=STDEV([.D10];[.G10];[.J10];[.M10];[.P10];[.S10];[.V10];[.Y10];[.AB10];[.AE10])" table:style-name="ce1">
            <text:p>15.96881506</text:p>
          </table:table-cell>
          <table:table-cell table:number-columns-repeated="16351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4">
            <text:p>6<text:span text:style-name="T1">: </text:span><text:span text:style-name="T2">67.09823240967495</text:span></text:p>
          </table:table-cell>
          <table:table-cell office:value-type="string" office:string-value="67.09823240967495" table:formula="of:=RIGHT([.B11];LEN([.B11])-3)" table:style-name="ce5">
            <text:p>67.09823240967495</text:p>
          </table:table-cell>
          <table:table-cell office:value-type="float" office:value="67.098232409674907" table:formula="of:=[.C11]+0" table:style-name="ce5">
            <text:p>67.10</text:p>
          </table:table-cell>
          <table:table-cell office:value-type="string" table:style-name="ce4">
            <text:p>6<text:span text:style-name="T1">: </text:span><text:span text:style-name="T2">41.083185419573304</text:span></text:p>
          </table:table-cell>
          <table:table-cell office:value-type="string" office:string-value="41.083185419573304" table:formula="of:=RIGHT([.E11];LEN([.E11])-3)" table:style-name="ce5">
            <text:p>41.083185419573304</text:p>
          </table:table-cell>
          <table:table-cell office:value-type="float" office:value="41.083185419573297" table:formula="of:=[.F11]+0" table:style-name="ce5">
            <text:p>41.08</text:p>
          </table:table-cell>
          <table:table-cell office:value-type="string" table:style-name="ce4">
            <text:p>6<text:span text:style-name="T1">: </text:span><text:span text:style-name="T2">23.54994378855233</text:span></text:p>
          </table:table-cell>
          <table:table-cell office:value-type="string" office:string-value="23.54994378855233" table:formula="of:=RIGHT([.H11];LEN([.H11])-3)" table:style-name="ce5">
            <text:p>23.54994378855233</text:p>
          </table:table-cell>
          <table:table-cell office:value-type="float" office:value="23.549943788552302" table:formula="of:=[.I11]+0" table:style-name="ce5">
            <text:p>23.55</text:p>
          </table:table-cell>
          <table:table-cell office:value-type="string" table:style-name="ce4">
            <text:p>6<text:span text:style-name="T1">: </text:span><text:span text:style-name="T2">31.91239834409019</text:span></text:p>
          </table:table-cell>
          <table:table-cell office:value-type="string" office:string-value="31.91239834409019" table:formula="of:=RIGHT([.K11];LEN([.K11])-3)" table:style-name="ce5">
            <text:p>31.91239834409019</text:p>
          </table:table-cell>
          <table:table-cell office:value-type="float" office:value="31.9123983440901" table:formula="of:=[.L11]+0" table:style-name="ce5">
            <text:p>31.91</text:p>
          </table:table-cell>
          <table:table-cell office:value-type="string" table:style-name="ce4">
            <text:p>6<text:span text:style-name="T1">: </text:span><text:span text:style-name="T2">30.410730993015598</text:span></text:p>
          </table:table-cell>
          <table:table-cell office:value-type="string" office:string-value="30.410730993015598" table:formula="of:=RIGHT([.N11];LEN([.N11])-3)" table:style-name="ce5">
            <text:p>30.410730993015598</text:p>
          </table:table-cell>
          <table:table-cell office:value-type="float" office:value="30.410730993015498" table:formula="of:=[.O11]+0" table:style-name="ce5">
            <text:p>30.41</text:p>
          </table:table-cell>
          <table:table-cell office:value-type="string" table:style-name="ce4">
            <text:p>6<text:span text:style-name="T1">: </text:span><text:span text:style-name="T2">30.85161842775559</text:span></text:p>
          </table:table-cell>
          <table:table-cell office:value-type="string" office:string-value="30.85161842775559" table:formula="of:=RIGHT([.Q11];LEN([.Q11])-3)" table:style-name="ce5">
            <text:p>30.85161842775559</text:p>
          </table:table-cell>
          <table:table-cell office:value-type="float" office:value="30.851618427755501" table:formula="of:=[.R11]+0" table:style-name="ce5">
            <text:p>30.85</text:p>
          </table:table-cell>
          <table:table-cell office:value-type="string" table:style-name="ce4">
            <text:p>6<text:span text:style-name="T1">: </text:span><text:span text:style-name="T2">10.559624366157369</text:span></text:p>
          </table:table-cell>
          <table:table-cell office:value-type="string" office:string-value="10.559624366157369" table:formula="of:=RIGHT([.T11];LEN([.T11])-3)" table:style-name="ce5">
            <text:p>10.559624366157369</text:p>
          </table:table-cell>
          <table:table-cell office:value-type="float" office:value="10.559624366157299" table:formula="of:=[.U11]+0" table:style-name="ce5">
            <text:p>10.56</text:p>
          </table:table-cell>
          <table:table-cell office:value-type="string" table:style-name="ce4">
            <text:p>6<text:span text:style-name="T1">: </text:span><text:span text:style-name="T2">64.62119214726414</text:span></text:p>
          </table:table-cell>
          <table:table-cell office:value-type="string" office:string-value="64.62119214726414" table:formula="of:=RIGHT([.W11];LEN([.W11])-3)" table:style-name="ce5">
            <text:p>64.62119214726414</text:p>
          </table:table-cell>
          <table:table-cell office:value-type="float" office:value="64.621192147264097" table:formula="of:=[.X11]+0" table:style-name="ce5">
            <text:p>64.62</text:p>
          </table:table-cell>
          <table:table-cell office:value-type="string" table:style-name="ce4">
            <text:p>6<text:span text:style-name="T1">: </text:span><text:span text:style-name="T2">52.92348129903543</text:span></text:p>
          </table:table-cell>
          <table:table-cell office:value-type="string" office:string-value="52.92348129903543" table:formula="of:=RIGHT([.Z11];LEN([.Z11])-3)" table:style-name="ce5">
            <text:p>52.92348129903543</text:p>
          </table:table-cell>
          <table:table-cell office:value-type="float" office:value="52.923481299035402" table:formula="of:=[.AA11]+0" table:style-name="ce5">
            <text:p>52.92</text:p>
          </table:table-cell>
          <table:table-cell office:value-type="string" table:style-name="ce4">
            <text:p>6<text:span text:style-name="T1">: </text:span><text:span text:style-name="T2">30.317979829465507</text:span></text:p>
          </table:table-cell>
          <table:table-cell office:value-type="string" office:string-value="30.317979829465507" table:formula="of:=RIGHT([.AC11];LEN([.AC11])-3)" table:style-name="ce5">
            <text:p>30.317979829465507</text:p>
          </table:table-cell>
          <table:table-cell office:value-type="float" office:value="30.3179798294655" table:formula="of:=[.AD11]+0" table:style-name="ce5">
            <text:p>30.32</text:p>
          </table:table-cell>
          <table:table-cell office:value-type="float" office:value="38.332838702458396" table:formula="of:=([.D11]+[.G11]+[.J11]+[.M11]+[.P11]+[.S11]+[.V11]+[.Y11]+[.AB11]+[.AE11])/10" table:style-name="ce5">
            <text:p>38.33</text:p>
          </table:table-cell>
          <table:table-cell office:value-type="float" office:value="18.113992570291856" table:formula="of:=STDEV([.D11];[.G11];[.J11];[.M11];[.P11];[.S11];[.V11];[.Y11];[.AB11];[.AE11])" table:style-name="ce1">
            <text:p>18.11399257</text:p>
          </table:table-cell>
          <table:table-cell table:number-columns-repeated="16351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4">
            <text:p>7<text:span text:style-name="T1">: </text:span><text:span text:style-name="T2">50.78531556655193</text:span></text:p>
          </table:table-cell>
          <table:table-cell office:value-type="string" office:string-value="50.78531556655193" table:formula="of:=RIGHT([.B12];LEN([.B12])-3)" table:style-name="ce5">
            <text:p>50.78531556655193</text:p>
          </table:table-cell>
          <table:table-cell office:value-type="float" office:value="50.785315566551901" table:formula="of:=[.C12]+0" table:style-name="ce5">
            <text:p>50.79</text:p>
          </table:table-cell>
          <table:table-cell office:value-type="string" table:style-name="ce4">
            <text:p>7<text:span text:style-name="T1">: </text:span><text:span text:style-name="T2">43.631813579613244</text:span></text:p>
          </table:table-cell>
          <table:table-cell office:value-type="string" office:string-value="43.631813579613244" table:formula="of:=RIGHT([.E12];LEN([.E12])-3)" table:style-name="ce5">
            <text:p>43.631813579613244</text:p>
          </table:table-cell>
          <table:table-cell office:value-type="float" office:value="43.631813579613201" table:formula="of:=[.F12]+0" table:style-name="ce5">
            <text:p>43.63</text:p>
          </table:table-cell>
          <table:table-cell office:value-type="string" table:style-name="ce4">
            <text:p>7<text:span text:style-name="T1">: </text:span><text:span text:style-name="T2">29.476415112511155</text:span></text:p>
          </table:table-cell>
          <table:table-cell office:value-type="string" office:string-value="29.476415112511155" table:formula="of:=RIGHT([.H12];LEN([.H12])-3)" table:style-name="ce5">
            <text:p>29.476415112511155</text:p>
          </table:table-cell>
          <table:table-cell office:value-type="float" office:value="29.476415112511098" table:formula="of:=[.I12]+0" table:style-name="ce5">
            <text:p>29.48</text:p>
          </table:table-cell>
          <table:table-cell office:value-type="string" table:style-name="ce4">
            <text:p>7<text:span text:style-name="T1">: </text:span><text:span text:style-name="T2">27.151867084233174</text:span></text:p>
          </table:table-cell>
          <table:table-cell office:value-type="string" office:string-value="27.151867084233174" table:formula="of:=RIGHT([.K12];LEN([.K12])-3)" table:style-name="ce5">
            <text:p>27.151867084233174</text:p>
          </table:table-cell>
          <table:table-cell office:value-type="float" office:value="27.1518670842331" table:formula="of:=[.L12]+0" table:style-name="ce5">
            <text:p>27.15</text:p>
          </table:table-cell>
          <table:table-cell office:value-type="string" table:style-name="ce4">
            <text:p>7<text:span text:style-name="T1">: </text:span><text:span text:style-name="T2">29.6084042912384</text:span></text:p>
          </table:table-cell>
          <table:table-cell office:value-type="string" office:string-value="29.6084042912384" table:formula="of:=RIGHT([.N12];LEN([.N12])-3)" table:style-name="ce5">
            <text:p>29.6084042912384</text:p>
          </table:table-cell>
          <table:table-cell office:value-type="float" office:value="29.608404291238401" table:formula="of:=[.O12]+0" table:style-name="ce5">
            <text:p>29.61</text:p>
          </table:table-cell>
          <table:table-cell office:value-type="string" table:style-name="ce4">
            <text:p>7<text:span text:style-name="T1">: </text:span><text:span text:style-name="T2">30.33307292547218</text:span></text:p>
          </table:table-cell>
          <table:table-cell office:value-type="string" office:string-value="30.33307292547218" table:formula="of:=RIGHT([.Q12];LEN([.Q12])-3)" table:style-name="ce5">
            <text:p>30.33307292547218</text:p>
          </table:table-cell>
          <table:table-cell office:value-type="float" office:value="30.333072925472099" table:formula="of:=[.R12]+0" table:style-name="ce5">
            <text:p>30.33</text:p>
          </table:table-cell>
          <table:table-cell office:value-type="string" table:style-name="ce4">
            <text:p>7<text:span text:style-name="T1">: </text:span><text:span text:style-name="T2">13.644579318315403</text:span></text:p>
          </table:table-cell>
          <table:table-cell office:value-type="string" office:string-value="13.644579318315403" table:formula="of:=RIGHT([.T12];LEN([.T12])-3)" table:style-name="ce5">
            <text:p>13.644579318315403</text:p>
          </table:table-cell>
          <table:table-cell office:value-type="float" office:value="13.644579318315399" table:formula="of:=[.U12]+0" table:style-name="ce5">
            <text:p>13.64</text:p>
          </table:table-cell>
          <table:table-cell office:value-type="string" table:style-name="ce4">
            <text:p>7<text:span text:style-name="T1">: </text:span><text:span text:style-name="T2">74.52272390650981</text:span></text:p>
          </table:table-cell>
          <table:table-cell office:value-type="string" office:string-value="74.52272390650981" table:formula="of:=RIGHT([.W12];LEN([.W12])-3)" table:style-name="ce5">
            <text:p>74.52272390650981</text:p>
          </table:table-cell>
          <table:table-cell office:value-type="float" office:value="74.522723906509796" table:formula="of:=[.X12]+0" table:style-name="ce5">
            <text:p>74.52</text:p>
          </table:table-cell>
          <table:table-cell office:value-type="string" table:style-name="ce4">
            <text:p>7<text:span text:style-name="T1">: </text:span><text:span text:style-name="T2">41.00682274220331</text:span></text:p>
          </table:table-cell>
          <table:table-cell office:value-type="string" office:string-value="41.00682274220331" table:formula="of:=RIGHT([.Z12];LEN([.Z12])-3)" table:style-name="ce5">
            <text:p>41.00682274220331</text:p>
          </table:table-cell>
          <table:table-cell office:value-type="float" office:value="41.006822742203298" table:formula="of:=[.AA12]+0" table:style-name="ce5">
            <text:p>41.01</text:p>
          </table:table-cell>
          <table:table-cell office:value-type="string" table:style-name="ce4">
            <text:p>7<text:span text:style-name="T1">: </text:span><text:span text:style-name="T2">40.58942268423435</text:span></text:p>
          </table:table-cell>
          <table:table-cell office:value-type="string" office:string-value="40.58942268423435" table:formula="of:=RIGHT([.AC12];LEN([.AC12])-3)" table:style-name="ce5">
            <text:p>40.58942268423435</text:p>
          </table:table-cell>
          <table:table-cell office:value-type="float" office:value="40.5894226842343" table:formula="of:=[.AD12]+0" table:style-name="ce5">
            <text:p>40.59</text:p>
          </table:table-cell>
          <table:table-cell office:value-type="float" office:value="38.075043721088257" table:formula="of:=([.D12]+[.G12]+[.J12]+[.M12]+[.P12]+[.S12]+[.V12]+[.Y12]+[.AB12]+[.AE12])/10" table:style-name="ce5">
            <text:p>38.08</text:p>
          </table:table-cell>
          <table:table-cell office:value-type="float" office:value="16.524397484737953" table:formula="of:=STDEV([.D12];[.G12];[.J12];[.M12];[.P12];[.S12];[.V12];[.Y12];[.AB12];[.AE12])" table:style-name="ce1">
            <text:p>16.52439748</text:p>
          </table:table-cell>
          <table:table-cell table:number-columns-repeated="16351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4">
            <text:p>8<text:span text:style-name="T1">: </text:span><text:span text:style-name="T2">61.560154486840666</text:span></text:p>
          </table:table-cell>
          <table:table-cell office:value-type="string" office:string-value="61.560154486840666" table:formula="of:=RIGHT([.B13];LEN([.B13])-3)" table:style-name="ce5">
            <text:p>61.560154486840666</text:p>
          </table:table-cell>
          <table:table-cell office:value-type="float" office:value="61.560154486840602" table:formula="of:=[.C13]+0" table:style-name="ce5">
            <text:p>61.56</text:p>
          </table:table-cell>
          <table:table-cell office:value-type="string" table:style-name="ce4">
            <text:p>8<text:span text:style-name="T1">: </text:span><text:span text:style-name="T2">48.31142173571372</text:span></text:p>
          </table:table-cell>
          <table:table-cell office:value-type="string" office:string-value="48.31142173571372" table:formula="of:=RIGHT([.E13];LEN([.E13])-3)" table:style-name="ce5">
            <text:p>48.31142173571372</text:p>
          </table:table-cell>
          <table:table-cell office:value-type="float" office:value="48.311421735713701" table:formula="of:=[.F13]+0" table:style-name="ce5">
            <text:p>48.31</text:p>
          </table:table-cell>
          <table:table-cell office:value-type="string" table:style-name="ce4">
            <text:p>8<text:span text:style-name="T1">: </text:span><text:span text:style-name="T2">31.118058267950413</text:span></text:p>
          </table:table-cell>
          <table:table-cell office:value-type="string" office:string-value="31.118058267950413" table:formula="of:=RIGHT([.H13];LEN([.H13])-3)" table:style-name="ce5">
            <text:p>31.118058267950413</text:p>
          </table:table-cell>
          <table:table-cell office:value-type="float" office:value="31.118058267950399" table:formula="of:=[.I13]+0" table:style-name="ce5">
            <text:p>31.12</text:p>
          </table:table-cell>
          <table:table-cell office:value-type="string" table:style-name="ce4">
            <text:p>8<text:span text:style-name="T1">: </text:span><text:span text:style-name="T2">32.95405032519585</text:span></text:p>
          </table:table-cell>
          <table:table-cell office:value-type="string" office:string-value="32.95405032519585" table:formula="of:=RIGHT([.K13];LEN([.K13])-3)" table:style-name="ce5">
            <text:p>32.95405032519585</text:p>
          </table:table-cell>
          <table:table-cell office:value-type="float" office:value="32.954050325195801" table:formula="of:=[.L13]+0" table:style-name="ce5">
            <text:p>32.95</text:p>
          </table:table-cell>
          <table:table-cell office:value-type="string" table:style-name="ce4">
            <text:p>8<text:span text:style-name="T1">: </text:span><text:span text:style-name="T2">45.143187568859645</text:span></text:p>
          </table:table-cell>
          <table:table-cell office:value-type="string" office:string-value="45.143187568859645" table:formula="of:=RIGHT([.N13];LEN([.N13])-3)" table:style-name="ce5">
            <text:p>45.143187568859645</text:p>
          </table:table-cell>
          <table:table-cell office:value-type="float" office:value="45.143187568859602" table:formula="of:=[.O13]+0" table:style-name="ce5">
            <text:p>45.14</text:p>
          </table:table-cell>
          <table:table-cell office:value-type="string" table:style-name="ce4">
            <text:p>8<text:span text:style-name="T1">: </text:span><text:span text:style-name="T2">31.57202628111536</text:span></text:p>
          </table:table-cell>
          <table:table-cell office:value-type="string" office:string-value="31.57202628111536" table:formula="of:=RIGHT([.Q13];LEN([.Q13])-3)" table:style-name="ce5">
            <text:p>31.57202628111536</text:p>
          </table:table-cell>
          <table:table-cell office:value-type="float" office:value="31.572026281115299" table:formula="of:=[.R13]+0" table:style-name="ce5">
            <text:p>31.57</text:p>
          </table:table-cell>
          <table:table-cell office:value-type="string" table:style-name="ce4">
            <text:p>8<text:span text:style-name="T1">: </text:span><text:span text:style-name="T2">11.599797184886311</text:span></text:p>
          </table:table-cell>
          <table:table-cell office:value-type="string" office:string-value="11.599797184886311" table:formula="of:=RIGHT([.T13];LEN([.T13])-3)" table:style-name="ce5">
            <text:p>11.599797184886311</text:p>
          </table:table-cell>
          <table:table-cell office:value-type="float" office:value="11.599797184886301" table:formula="of:=[.U13]+0" table:style-name="ce5">
            <text:p>11.60</text:p>
          </table:table-cell>
          <table:table-cell office:value-type="string" table:style-name="ce4">
            <text:p>8<text:span text:style-name="T1">: </text:span><text:span text:style-name="T2">68.06830234890816</text:span></text:p>
          </table:table-cell>
          <table:table-cell office:value-type="string" office:string-value="68.06830234890816" table:formula="of:=RIGHT([.W13];LEN([.W13])-3)" table:style-name="ce5">
            <text:p>68.06830234890816</text:p>
          </table:table-cell>
          <table:table-cell office:value-type="float" office:value="68.068302348908105" table:formula="of:=[.X13]+0" table:style-name="ce5">
            <text:p>68.07</text:p>
          </table:table-cell>
          <table:table-cell office:value-type="string" table:style-name="ce4">
            <text:p>8<text:span text:style-name="T1">: </text:span><text:span text:style-name="T2">47.46743075071761</text:span></text:p>
          </table:table-cell>
          <table:table-cell office:value-type="string" office:string-value="47.46743075071761" table:formula="of:=RIGHT([.Z13];LEN([.Z13])-3)" table:style-name="ce5">
            <text:p>47.46743075071761</text:p>
          </table:table-cell>
          <table:table-cell office:value-type="float" office:value="47.467430750717597" table:formula="of:=[.AA13]+0" table:style-name="ce5">
            <text:p>47.47</text:p>
          </table:table-cell>
          <table:table-cell office:value-type="string" table:style-name="ce4">
            <text:p>8<text:span text:style-name="T1">: </text:span><text:span text:style-name="T2">39.18853575363721</text:span></text:p>
          </table:table-cell>
          <table:table-cell office:value-type="string" office:string-value="39.18853575363721" table:formula="of:=RIGHT([.AC13];LEN([.AC13])-3)" table:style-name="ce5">
            <text:p>39.18853575363721</text:p>
          </table:table-cell>
          <table:table-cell office:value-type="float" office:value="39.188535753637197" table:formula="of:=[.AD13]+0" table:style-name="ce5">
            <text:p>39.19</text:p>
          </table:table-cell>
          <table:table-cell office:value-type="float" office:value="41.698296470382459" table:formula="of:=([.D13]+[.G13]+[.J13]+[.M13]+[.P13]+[.S13]+[.V13]+[.Y13]+[.AB13]+[.AE13])/10" table:style-name="ce5">
            <text:p>41.70</text:p>
          </table:table-cell>
          <table:table-cell office:value-type="float" office:value="16.268297089764189" table:formula="of:=STDEV([.D13];[.G13];[.J13];[.M13];[.P13];[.S13];[.V13];[.Y13];[.AB13];[.AE13])" table:style-name="ce1">
            <text:p>16.26829709</text:p>
          </table:table-cell>
          <table:table-cell table:number-columns-repeated="16351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4">
            <text:p>9<text:span text:style-name="T1">: </text:span><text:span text:style-name="T2">64.87832987653678</text:span></text:p>
          </table:table-cell>
          <table:table-cell office:value-type="string" office:string-value="64.87832987653678" table:formula="of:=RIGHT([.B14];LEN([.B14])-3)" table:style-name="ce5">
            <text:p>64.87832987653678</text:p>
          </table:table-cell>
          <table:table-cell office:value-type="float" office:value="64.878329876536696" table:formula="of:=[.C14]+0" table:style-name="ce5">
            <text:p>64.88</text:p>
          </table:table-cell>
          <table:table-cell office:value-type="string" table:style-name="ce4">
            <text:p>9<text:span text:style-name="T1">: </text:span><text:span text:style-name="T2">36.777479942893876</text:span></text:p>
          </table:table-cell>
          <table:table-cell office:value-type="string" office:string-value="36.777479942893876" table:formula="of:=RIGHT([.E14];LEN([.E14])-3)" table:style-name="ce5">
            <text:p>36.777479942893876</text:p>
          </table:table-cell>
          <table:table-cell office:value-type="float" office:value="36.777479942893798" table:formula="of:=[.F14]+0" table:style-name="ce5">
            <text:p>36.78</text:p>
          </table:table-cell>
          <table:table-cell office:value-type="string" table:style-name="ce4">
            <text:p>9<text:span text:style-name="T1">: </text:span><text:span text:style-name="T2">24.950626484549193</text:span></text:p>
          </table:table-cell>
          <table:table-cell office:value-type="string" office:string-value="24.950626484549193" table:formula="of:=RIGHT([.H14];LEN([.H14])-3)" table:style-name="ce5">
            <text:p>24.950626484549193</text:p>
          </table:table-cell>
          <table:table-cell office:value-type="float" office:value="24.950626484549101" table:formula="of:=[.I14]+0" table:style-name="ce5">
            <text:p>24.95</text:p>
          </table:table-cell>
          <table:table-cell office:value-type="string" table:style-name="ce4">
            <text:p>9<text:span text:style-name="T1">: </text:span><text:span text:style-name="T2">20.82615957603001</text:span></text:p>
          </table:table-cell>
          <table:table-cell office:value-type="string" office:string-value="20.82615957603001" table:formula="of:=RIGHT([.K14];LEN([.K14])-3)" table:style-name="ce5">
            <text:p>20.82615957603001</text:p>
          </table:table-cell>
          <table:table-cell office:value-type="float" office:value="20.826159576030001" table:formula="of:=[.L14]+0" table:style-name="ce5">
            <text:p>20.83</text:p>
          </table:table-cell>
          <table:table-cell office:value-type="string" table:style-name="ce4">
            <text:p>9<text:span text:style-name="T1">: </text:span><text:span text:style-name="T2">44.454388759323294</text:span></text:p>
          </table:table-cell>
          <table:table-cell office:value-type="string" office:string-value="44.454388759323294" table:formula="of:=RIGHT([.N14];LEN([.N14])-3)" table:style-name="ce5">
            <text:p>44.454388759323294</text:p>
          </table:table-cell>
          <table:table-cell office:value-type="float" office:value="44.454388759323201" table:formula="of:=[.O14]+0" table:style-name="ce5">
            <text:p>44.45</text:p>
          </table:table-cell>
          <table:table-cell office:value-type="string" table:style-name="ce4">
            <text:p>9<text:span text:style-name="T1">: </text:span><text:span text:style-name="T2">30.014453328302857</text:span></text:p>
          </table:table-cell>
          <table:table-cell office:value-type="string" office:string-value="30.014453328302857" table:formula="of:=RIGHT([.Q14];LEN([.Q14])-3)" table:style-name="ce5">
            <text:p>30.014453328302857</text:p>
          </table:table-cell>
          <table:table-cell office:value-type="float" office:value="30.0144533283028" table:formula="of:=[.R14]+0" table:style-name="ce5">
            <text:p>30.01</text:p>
          </table:table-cell>
          <table:table-cell office:value-type="string" table:style-name="ce4">
            <text:p>9<text:span text:style-name="T1">: </text:span><text:span text:style-name="T2">20.478511177436186</text:span></text:p>
          </table:table-cell>
          <table:table-cell office:value-type="string" office:string-value="20.478511177436186" table:formula="of:=RIGHT([.T14];LEN([.T14])-3)" table:style-name="ce5">
            <text:p>20.478511177436186</text:p>
          </table:table-cell>
          <table:table-cell office:value-type="float" office:value="20.478511177436101" table:formula="of:=[.U14]+0" table:style-name="ce5">
            <text:p>20.48</text:p>
          </table:table-cell>
          <table:table-cell office:value-type="string" table:style-name="ce4">
            <text:p>9<text:span text:style-name="T1">: </text:span><text:span text:style-name="T2">76.83171216239603</text:span></text:p>
          </table:table-cell>
          <table:table-cell office:value-type="string" office:string-value="76.83171216239603" table:formula="of:=RIGHT([.W14];LEN([.W14])-3)" table:style-name="ce5">
            <text:p>76.83171216239603</text:p>
          </table:table-cell>
          <table:table-cell office:value-type="float" office:value="76.831712162396002" table:formula="of:=[.X14]+0" table:style-name="ce5">
            <text:p>76.83</text:p>
          </table:table-cell>
          <table:table-cell office:value-type="string" table:style-name="ce4">
            <text:p>9<text:span text:style-name="T1">: </text:span><text:span text:style-name="T2">41.6186229316259</text:span></text:p>
          </table:table-cell>
          <table:table-cell office:value-type="string" office:string-value="41.6186229316259" table:formula="of:=RIGHT([.Z14];LEN([.Z14])-3)" table:style-name="ce5">
            <text:p>41.6186229316259</text:p>
          </table:table-cell>
          <table:table-cell office:value-type="float" office:value="41.6186229316259" table:formula="of:=[.AA14]+0" table:style-name="ce5">
            <text:p>41.62</text:p>
          </table:table-cell>
          <table:table-cell office:value-type="string" table:style-name="ce4">
            <text:p>9<text:span text:style-name="T1">: </text:span><text:span text:style-name="T2">29.114106457086496</text:span></text:p>
          </table:table-cell>
          <table:table-cell office:value-type="string" office:string-value="29.114106457086496" table:formula="of:=RIGHT([.AC14];LEN([.AC14])-3)" table:style-name="ce5">
            <text:p>29.114106457086496</text:p>
          </table:table-cell>
          <table:table-cell office:value-type="float" office:value="29.1141064570864" table:formula="of:=[.AD14]+0" table:style-name="ce5">
            <text:p>29.11</text:p>
          </table:table-cell>
          <table:table-cell office:value-type="float" office:value="38.994439069617997" table:formula="of:=([.D14]+[.G14]+[.J14]+[.M14]+[.P14]+[.S14]+[.V14]+[.Y14]+[.AB14]+[.AE14])/10" table:style-name="ce5">
            <text:p>38.99</text:p>
          </table:table-cell>
          <table:table-cell office:value-type="float" office:value="18.831601960433662" table:formula="of:=STDEV([.D14];[.G14];[.J14];[.M14];[.P14];[.S14];[.V14];[.Y14];[.AB14];[.AE14])" table:style-name="ce1">
            <text:p>18.83160196</text:p>
          </table:table-cell>
          <table:table-cell table:number-columns-repeated="16351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4">
            <text:p>10<text:span text:style-name="T1">: </text:span><text:span text:style-name="T2">57.40144434342037</text:span></text:p>
          </table:table-cell>
          <table:table-cell office:value-type="string" office:string-value="57.40144434342037" table:formula="of:=RIGHT([.B15];LEN([.B15])-4)" table:style-name="ce5">
            <text:p>57.40144434342037</text:p>
          </table:table-cell>
          <table:table-cell office:value-type="float" office:value="57.401444343420302" table:formula="of:=[.C15]+0" table:style-name="ce5">
            <text:p>57.40</text:p>
          </table:table-cell>
          <table:table-cell office:value-type="string" table:style-name="ce4">
            <text:p>10<text:span text:style-name="T1">: </text:span><text:span text:style-name="T2">32.30518842436211</text:span></text:p>
          </table:table-cell>
          <table:table-cell office:value-type="string" office:string-value="32.30518842436211" table:formula="of:=RIGHT([.E15];LEN([.E15])-4)" table:style-name="ce5">
            <text:p>32.30518842436211</text:p>
          </table:table-cell>
          <table:table-cell office:value-type="float" office:value="32.3051884243621" table:formula="of:=[.F15]+0" table:style-name="ce5">
            <text:p>32.31</text:p>
          </table:table-cell>
          <table:table-cell office:value-type="string" table:style-name="ce4">
            <text:p>10<text:span text:style-name="T1">: </text:span><text:span text:style-name="T2">38.506716994644584</text:span></text:p>
          </table:table-cell>
          <table:table-cell office:value-type="string" office:string-value="38.506716994644584" table:formula="of:=RIGHT([.H15];LEN([.H15])-4)" table:style-name="ce5">
            <text:p>38.506716994644584</text:p>
          </table:table-cell>
          <table:table-cell office:value-type="float" office:value="38.506716994644499" table:formula="of:=[.I15]+0" table:style-name="ce5">
            <text:p>38.51</text:p>
          </table:table-cell>
          <table:table-cell office:value-type="string" table:style-name="ce4">
            <text:p>10<text:span text:style-name="T1">: </text:span><text:span text:style-name="T2">16.534314846056</text:span></text:p>
          </table:table-cell>
          <table:table-cell office:value-type="string" office:string-value="16.534314846056" table:formula="of:=RIGHT([.K15];LEN([.K15])-4)" table:style-name="ce5">
            <text:p>16.534314846056</text:p>
          </table:table-cell>
          <table:table-cell office:value-type="float" office:value="16.534314846055999" table:formula="of:=[.L15]+0" table:style-name="ce5">
            <text:p>16.53</text:p>
          </table:table-cell>
          <table:table-cell office:value-type="string" table:style-name="ce4">
            <text:p>10<text:span text:style-name="T1">: </text:span><text:span text:style-name="T2">34.79728333557205</text:span></text:p>
          </table:table-cell>
          <table:table-cell office:value-type="string" office:string-value="34.79728333557205" table:formula="of:=RIGHT([.N15];LEN([.N15])-4)" table:style-name="ce5">
            <text:p>34.79728333557205</text:p>
          </table:table-cell>
          <table:table-cell office:value-type="float" office:value="34.797283335571997" table:formula="of:=[.O15]+0" table:style-name="ce5">
            <text:p>34.80</text:p>
          </table:table-cell>
          <table:table-cell office:value-type="string" table:style-name="ce4">
            <text:p>10<text:span text:style-name="T1">: </text:span><text:span text:style-name="T2">36.26193818111247</text:span></text:p>
          </table:table-cell>
          <table:table-cell office:value-type="string" office:string-value="36.26193818111247" table:formula="of:=RIGHT([.Q15];LEN([.Q15])-4)" table:style-name="ce5">
            <text:p>36.26193818111247</text:p>
          </table:table-cell>
          <table:table-cell office:value-type="float" office:value="36.261938181112399" table:formula="of:=[.R15]+0" table:style-name="ce5">
            <text:p>36.26</text:p>
          </table:table-cell>
          <table:table-cell office:value-type="string" table:style-name="ce4">
            <text:p>10<text:span text:style-name="T1">: </text:span><text:span text:style-name="T2">15.047451684071792</text:span></text:p>
          </table:table-cell>
          <table:table-cell office:value-type="string" office:string-value="15.047451684071792" table:formula="of:=RIGHT([.T15];LEN([.T15])-4)" table:style-name="ce5">
            <text:p>15.047451684071792</text:p>
          </table:table-cell>
          <table:table-cell office:value-type="float" office:value="15.047451684071699" table:formula="of:=[.U15]+0" table:style-name="ce5">
            <text:p>15.05</text:p>
          </table:table-cell>
          <table:table-cell office:value-type="string" table:style-name="ce4">
            <text:p>10<text:span text:style-name="T1">: </text:span><text:span text:style-name="T2">66.00781683367089</text:span></text:p>
          </table:table-cell>
          <table:table-cell office:value-type="string" office:string-value="66.00781683367089" table:formula="of:=RIGHT([.W15];LEN([.W15])-4)" table:style-name="ce5">
            <text:p>66.00781683367089</text:p>
          </table:table-cell>
          <table:table-cell office:value-type="float" office:value="66.007816833670802" table:formula="of:=[.X15]+0" table:style-name="ce5">
            <text:p>66.01</text:p>
          </table:table-cell>
          <table:table-cell office:value-type="string" table:style-name="ce4">
            <text:p>10<text:span text:style-name="T1">: </text:span><text:span text:style-name="T2">55.7542697730668</text:span></text:p>
          </table:table-cell>
          <table:table-cell office:value-type="string" office:string-value="55.7542697730668" table:formula="of:=RIGHT([.Z15];LEN([.Z15])-4)" table:style-name="ce5">
            <text:p>55.7542697730668</text:p>
          </table:table-cell>
          <table:table-cell office:value-type="float" office:value="55.754269773066802" table:formula="of:=[.AA15]+0" table:style-name="ce5">
            <text:p>55.75</text:p>
          </table:table-cell>
          <table:table-cell office:value-type="string" table:style-name="ce4">
            <text:p>10<text:span text:style-name="T1">: </text:span><text:span text:style-name="T2">30.317414657581782</text:span></text:p>
          </table:table-cell>
          <table:table-cell office:value-type="string" office:string-value="30.317414657581782" table:formula="of:=RIGHT([.AC15];LEN([.AC15])-4)" table:style-name="ce5">
            <text:p>30.317414657581782</text:p>
          </table:table-cell>
          <table:table-cell office:value-type="float" office:value="30.317414657581701" table:formula="of:=[.AD15]+0" table:style-name="ce5">
            <text:p>30.32</text:p>
          </table:table-cell>
          <table:table-cell office:value-type="float" office:value="38.293383907355832" table:formula="of:=([.D15]+[.G15]+[.J15]+[.M15]+[.P15]+[.S15]+[.V15]+[.Y15]+[.AB15]+[.AE15])/10" table:style-name="ce5">
            <text:p>38.29</text:p>
          </table:table-cell>
          <table:table-cell office:value-type="float" office:value="16.891122997939032" table:formula="of:=STDEV([.D15];[.G15];[.J15];[.M15];[.P15];[.S15];[.V15];[.Y15];[.AB15];[.AE15])" table:style-name="ce1">
            <text:p>16.891123</text:p>
          </table:table-cell>
          <table:table-cell table:number-columns-repeated="16351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4">
            <text:p>11<text:span text:style-name="T1">: </text:span><text:span text:style-name="T2">79.50013825929074</text:span></text:p>
          </table:table-cell>
          <table:table-cell office:value-type="string" office:string-value="79.50013825929074" table:formula="of:=RIGHT([.B16];LEN([.B16])-4)" table:style-name="ce5">
            <text:p>79.50013825929074</text:p>
          </table:table-cell>
          <table:table-cell office:value-type="float" office:value="79.500138259290694" table:formula="of:=[.C16]+0" table:style-name="ce5">
            <text:p>79.50</text:p>
          </table:table-cell>
          <table:table-cell office:value-type="string" table:style-name="ce4">
            <text:p>11<text:span text:style-name="T1">: </text:span><text:span text:style-name="T2">35.15948991816067</text:span></text:p>
          </table:table-cell>
          <table:table-cell office:value-type="string" office:string-value="35.15948991816067" table:formula="of:=RIGHT([.E16];LEN([.E16])-4)" table:style-name="ce5">
            <text:p>35.15948991816067</text:p>
          </table:table-cell>
          <table:table-cell office:value-type="float" office:value="35.159489918160602" table:formula="of:=[.F16]+0" table:style-name="ce5">
            <text:p>35.16</text:p>
          </table:table-cell>
          <table:table-cell office:value-type="string" table:style-name="ce4">
            <text:p>11<text:span text:style-name="T1">: </text:span><text:span text:style-name="T2">32.475158218865445</text:span></text:p>
          </table:table-cell>
          <table:table-cell office:value-type="string" office:string-value="32.475158218865445" table:formula="of:=RIGHT([.H16];LEN([.H16])-4)" table:style-name="ce5">
            <text:p>32.475158218865445</text:p>
          </table:table-cell>
          <table:table-cell office:value-type="float" office:value="32.475158218865403" table:formula="of:=[.I16]+0" table:style-name="ce5">
            <text:p>32.48</text:p>
          </table:table-cell>
          <table:table-cell office:value-type="string" table:style-name="ce4">
            <text:p>11<text:span text:style-name="T1">: </text:span><text:span text:style-name="T2">17.50597751342792</text:span></text:p>
          </table:table-cell>
          <table:table-cell office:value-type="string" office:string-value="17.50597751342792" table:formula="of:=RIGHT([.K16];LEN([.K16])-4)" table:style-name="ce5">
            <text:p>17.50597751342792</text:p>
          </table:table-cell>
          <table:table-cell office:value-type="float" office:value="17.505977513427901" table:formula="of:=[.L16]+0" table:style-name="ce5">
            <text:p>17.51</text:p>
          </table:table-cell>
          <table:table-cell office:value-type="string" table:style-name="ce4">
            <text:p>11<text:span text:style-name="T1">: </text:span><text:span text:style-name="T2">31.0708315364843</text:span></text:p>
          </table:table-cell>
          <table:table-cell office:value-type="string" office:string-value="31.0708315364843" table:formula="of:=RIGHT([.N16];LEN([.N16])-4)" table:style-name="ce5">
            <text:p>31.0708315364843</text:p>
          </table:table-cell>
          <table:table-cell office:value-type="float" office:value="31.070831536484299" table:formula="of:=[.O16]+0" table:style-name="ce5">
            <text:p>31.07</text:p>
          </table:table-cell>
          <table:table-cell office:value-type="string" table:style-name="ce4">
            <text:p>11<text:span text:style-name="T1">: </text:span><text:span text:style-name="T2">41.20139790146145</text:span></text:p>
          </table:table-cell>
          <table:table-cell office:value-type="string" office:string-value="41.20139790146145" table:formula="of:=RIGHT([.Q16];LEN([.Q16])-4)" table:style-name="ce5">
            <text:p>41.20139790146145</text:p>
          </table:table-cell>
          <table:table-cell office:value-type="float" office:value="41.201397901461398" table:formula="of:=[.R16]+0" table:style-name="ce5">
            <text:p>41.20</text:p>
          </table:table-cell>
          <table:table-cell office:value-type="string" table:style-name="ce4">
            <text:p>11<text:span text:style-name="T1">: </text:span><text:span text:style-name="T2">15.50597068254388</text:span></text:p>
          </table:table-cell>
          <table:table-cell office:value-type="string" office:string-value="15.50597068254388" table:formula="of:=RIGHT([.T16];LEN([.T16])-4)" table:style-name="ce5">
            <text:p>15.50597068254388</text:p>
          </table:table-cell>
          <table:table-cell office:value-type="float" office:value="15.505970682543801" table:formula="of:=[.U16]+0" table:style-name="ce5">
            <text:p>15.51</text:p>
          </table:table-cell>
          <table:table-cell office:value-type="string" table:style-name="ce4">
            <text:p>11<text:span text:style-name="T1">: </text:span><text:span text:style-name="T2">84.47031314314727</text:span></text:p>
          </table:table-cell>
          <table:table-cell office:value-type="string" office:string-value="84.47031314314727" table:formula="of:=RIGHT([.W16];LEN([.W16])-4)" table:style-name="ce5">
            <text:p>84.47031314314727</text:p>
          </table:table-cell>
          <table:table-cell office:value-type="float" office:value="84.470313143147195" table:formula="of:=[.X16]+0" table:style-name="ce5">
            <text:p>84.47</text:p>
          </table:table-cell>
          <table:table-cell office:value-type="string" table:style-name="ce4">
            <text:p>11<text:span text:style-name="T1">: </text:span><text:span text:style-name="T2">61.66651309858647</text:span></text:p>
          </table:table-cell>
          <table:table-cell office:value-type="string" office:string-value="61.66651309858647" table:formula="of:=RIGHT([.Z16];LEN([.Z16])-4)" table:style-name="ce5">
            <text:p>61.66651309858647</text:p>
          </table:table-cell>
          <table:table-cell office:value-type="float" office:value="61.6665130985864" table:formula="of:=[.AA16]+0" table:style-name="ce5">
            <text:p>61.67</text:p>
          </table:table-cell>
          <table:table-cell office:value-type="string" table:style-name="ce4">
            <text:p>11<text:span text:style-name="T1">: </text:span><text:span text:style-name="T2">39.58757958218938</text:span></text:p>
          </table:table-cell>
          <table:table-cell office:value-type="string" office:string-value="39.58757958218938" table:formula="of:=RIGHT([.AC16];LEN([.AC16])-4)" table:style-name="ce5">
            <text:p>39.58757958218938</text:p>
          </table:table-cell>
          <table:table-cell office:value-type="float" office:value="39.587579582189299" table:formula="of:=[.AD16]+0" table:style-name="ce5">
            <text:p>39.59</text:p>
          </table:table-cell>
          <table:table-cell office:value-type="float" office:value="43.814336985415693" table:formula="of:=([.D16]+[.G16]+[.J16]+[.M16]+[.P16]+[.S16]+[.V16]+[.Y16]+[.AB16]+[.AE16])/10" table:style-name="ce5">
            <text:p>43.81</text:p>
          </table:table-cell>
          <table:table-cell office:value-type="float" office:value="23.872698482444999" table:formula="of:=STDEV([.D16];[.G16];[.J16];[.M16];[.P16];[.S16];[.V16];[.Y16];[.AB16];[.AE16])" table:style-name="ce1">
            <text:p>23.87269848</text:p>
          </table:table-cell>
          <table:table-cell table:number-columns-repeated="16351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4">
            <text:p>12<text:span text:style-name="T1">: </text:span><text:span text:style-name="T2">71.04311795560827</text:span></text:p>
          </table:table-cell>
          <table:table-cell office:value-type="string" office:string-value="71.04311795560827" table:formula="of:=RIGHT([.B17];LEN([.B17])-4)" table:style-name="ce5">
            <text:p>71.04311795560827</text:p>
          </table:table-cell>
          <table:table-cell office:value-type="float" office:value="71.043117955608196" table:formula="of:=[.C17]+0" table:style-name="ce5">
            <text:p>71.04</text:p>
          </table:table-cell>
          <table:table-cell office:value-type="string" table:style-name="ce4">
            <text:p>12<text:span text:style-name="T1">: </text:span><text:span text:style-name="T2">45.8834728316002</text:span></text:p>
          </table:table-cell>
          <table:table-cell office:value-type="string" office:string-value="45.8834728316002" table:formula="of:=RIGHT([.E17];LEN([.E17])-4)" table:style-name="ce5">
            <text:p>45.8834728316002</text:p>
          </table:table-cell>
          <table:table-cell office:value-type="float" office:value="45.883472831600201" table:formula="of:=[.F17]+0" table:style-name="ce5">
            <text:p>45.88</text:p>
          </table:table-cell>
          <table:table-cell office:value-type="string" table:style-name="ce4">
            <text:p>12<text:span text:style-name="T1">: </text:span><text:span text:style-name="T2">35.46319727255255</text:span></text:p>
          </table:table-cell>
          <table:table-cell office:value-type="string" office:string-value="35.46319727255255" table:formula="of:=RIGHT([.H17];LEN([.H17])-4)" table:style-name="ce5">
            <text:p>35.46319727255255</text:p>
          </table:table-cell>
          <table:table-cell office:value-type="float" office:value="35.463197272552499" table:formula="of:=[.I17]+0" table:style-name="ce5">
            <text:p>35.46</text:p>
          </table:table-cell>
          <table:table-cell office:value-type="string" table:style-name="ce4">
            <text:p>12<text:span text:style-name="T1">: </text:span><text:span text:style-name="T2">27.599678351686684</text:span></text:p>
          </table:table-cell>
          <table:table-cell office:value-type="string" office:string-value="27.599678351686684" table:formula="of:=RIGHT([.K17];LEN([.K17])-4)" table:style-name="ce5">
            <text:p>27.599678351686684</text:p>
          </table:table-cell>
          <table:table-cell office:value-type="float" office:value="27.599678351686599" table:formula="of:=[.L17]+0" table:style-name="ce5">
            <text:p>27.60</text:p>
          </table:table-cell>
          <table:table-cell office:value-type="string" table:style-name="ce4">
            <text:p>12<text:span text:style-name="T1">: </text:span><text:span text:style-name="T2">27.83212355055058</text:span></text:p>
          </table:table-cell>
          <table:table-cell office:value-type="string" office:string-value="27.83212355055058" table:formula="of:=RIGHT([.N17];LEN([.N17])-4)" table:style-name="ce5">
            <text:p>27.83212355055058</text:p>
          </table:table-cell>
          <table:table-cell office:value-type="float" office:value="27.832123550550499" table:formula="of:=[.O17]+0" table:style-name="ce5">
            <text:p>27.83</text:p>
          </table:table-cell>
          <table:table-cell office:value-type="string" table:style-name="ce4">
            <text:p>12<text:span text:style-name="T1">: </text:span><text:span text:style-name="T2">31.446061147264317</text:span></text:p>
          </table:table-cell>
          <table:table-cell office:value-type="string" office:string-value="31.446061147264317" table:formula="of:=RIGHT([.Q17];LEN([.Q17])-4)" table:style-name="ce5">
            <text:p>31.446061147264317</text:p>
          </table:table-cell>
          <table:table-cell office:value-type="float" office:value="31.446061147264299" table:formula="of:=[.R17]+0" table:style-name="ce5">
            <text:p>31.45</text:p>
          </table:table-cell>
          <table:table-cell office:value-type="string" table:style-name="ce4">
            <text:p>12<text:span text:style-name="T1">: </text:span><text:span text:style-name="T2">20.1795072325573</text:span></text:p>
          </table:table-cell>
          <table:table-cell office:value-type="string" office:string-value="20.1795072325573" table:formula="of:=RIGHT([.T17];LEN([.T17])-4)" table:style-name="ce5">
            <text:p>20.1795072325573</text:p>
          </table:table-cell>
          <table:table-cell office:value-type="float" office:value="20.179507232557299" table:formula="of:=[.U17]+0" table:style-name="ce5">
            <text:p>20.18</text:p>
          </table:table-cell>
          <table:table-cell office:value-type="string" table:style-name="ce4">
            <text:p>12<text:span text:style-name="T1">: </text:span><text:span text:style-name="T2">66.11214448561256</text:span></text:p>
          </table:table-cell>
          <table:table-cell office:value-type="string" office:string-value="66.11214448561256" table:formula="of:=RIGHT([.W17];LEN([.W17])-4)" table:style-name="ce5">
            <text:p>66.11214448561256</text:p>
          </table:table-cell>
          <table:table-cell office:value-type="float" office:value="66.112144485612504" table:formula="of:=[.X17]+0" table:style-name="ce5">
            <text:p>66.11</text:p>
          </table:table-cell>
          <table:table-cell office:value-type="string" table:style-name="ce4">
            <text:p>12<text:span text:style-name="T1">: </text:span><text:span text:style-name="T2">61.8341703683664</text:span></text:p>
          </table:table-cell>
          <table:table-cell office:value-type="string" office:string-value="61.8341703683664" table:formula="of:=RIGHT([.Z17];LEN([.Z17])-4)" table:style-name="ce5">
            <text:p>61.8341703683664</text:p>
          </table:table-cell>
          <table:table-cell office:value-type="float" office:value="61.834170368366401" table:formula="of:=[.AA17]+0" table:style-name="ce5">
            <text:p>61.83</text:p>
          </table:table-cell>
          <table:table-cell office:value-type="string" table:style-name="ce4">
            <text:p>12<text:span text:style-name="T1">: </text:span><text:span text:style-name="T2">37.48482995266092</text:span></text:p>
          </table:table-cell>
          <table:table-cell office:value-type="string" office:string-value="37.48482995266092" table:formula="of:=RIGHT([.AC17];LEN([.AC17])-4)" table:style-name="ce5">
            <text:p>37.48482995266092</text:p>
          </table:table-cell>
          <table:table-cell office:value-type="float" office:value="37.484829952660903" table:formula="of:=[.AD17]+0" table:style-name="ce5">
            <text:p>37.48</text:p>
          </table:table-cell>
          <table:table-cell office:value-type="float" office:value="42.487830314845944" table:formula="of:=([.D17]+[.G17]+[.J17]+[.M17]+[.P17]+[.S17]+[.V17]+[.Y17]+[.AB17]+[.AE17])/10" table:style-name="ce5">
            <text:p>42.49</text:p>
          </table:table-cell>
          <table:table-cell office:value-type="float" office:value="17.918730642635012" table:formula="of:=STDEV([.D17];[.G17];[.J17];[.M17];[.P17];[.S17];[.V17];[.Y17];[.AB17];[.AE17])" table:style-name="ce1">
            <text:p>17.91873064</text:p>
          </table:table-cell>
          <table:table-cell table:number-columns-repeated="16351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4">
            <text:p>13<text:span text:style-name="T1">: </text:span><text:span text:style-name="T2">64.89328080594461</text:span></text:p>
          </table:table-cell>
          <table:table-cell office:value-type="string" office:string-value="64.89328080594461" table:formula="of:=RIGHT([.B18];LEN([.B18])-4)" table:style-name="ce5">
            <text:p>64.89328080594461</text:p>
          </table:table-cell>
          <table:table-cell office:value-type="float" office:value="64.893280805944599" table:formula="of:=[.C18]+0" table:style-name="ce5">
            <text:p>64.89</text:p>
          </table:table-cell>
          <table:table-cell office:value-type="string" table:style-name="ce4">
            <text:p>13<text:span text:style-name="T1">: </text:span><text:span text:style-name="T2">38.34168631751709</text:span></text:p>
          </table:table-cell>
          <table:table-cell office:value-type="string" office:string-value="38.34168631751709" table:formula="of:=RIGHT([.E18];LEN([.E18])-4)" table:style-name="ce5">
            <text:p>38.34168631751709</text:p>
          </table:table-cell>
          <table:table-cell office:value-type="float" office:value="38.341686317517002" table:formula="of:=[.F18]+0" table:style-name="ce5">
            <text:p>38.34</text:p>
          </table:table-cell>
          <table:table-cell office:value-type="string" table:style-name="ce4">
            <text:p>13<text:span text:style-name="T1">: </text:span><text:span text:style-name="T2">29.87803570209767</text:span></text:p>
          </table:table-cell>
          <table:table-cell office:value-type="string" office:string-value="29.87803570209767" table:formula="of:=RIGHT([.H18];LEN([.H18])-4)" table:style-name="ce5">
            <text:p>29.87803570209767</text:p>
          </table:table-cell>
          <table:table-cell office:value-type="float" office:value="29.878035702097598" table:formula="of:=[.I18]+0" table:style-name="ce5">
            <text:p>29.88</text:p>
          </table:table-cell>
          <table:table-cell office:value-type="string" table:style-name="ce4">
            <text:p>13<text:span text:style-name="T1">: </text:span><text:span text:style-name="T2">26.24439867558644</text:span></text:p>
          </table:table-cell>
          <table:table-cell office:value-type="string" office:string-value="26.24439867558644" table:formula="of:=RIGHT([.K18];LEN([.K18])-4)" table:style-name="ce5">
            <text:p>26.24439867558644</text:p>
          </table:table-cell>
          <table:table-cell office:value-type="float" office:value="26.2443986755864" table:formula="of:=[.L18]+0" table:style-name="ce5">
            <text:p>26.24</text:p>
          </table:table-cell>
          <table:table-cell office:value-type="string" table:style-name="ce4">
            <text:p>13<text:span text:style-name="T1">: </text:span><text:span text:style-name="T2">34.34634755628467</text:span></text:p>
          </table:table-cell>
          <table:table-cell office:value-type="string" office:string-value="34.34634755628467" table:formula="of:=RIGHT([.N18];LEN([.N18])-4)" table:style-name="ce5">
            <text:p>34.34634755628467</text:p>
          </table:table-cell>
          <table:table-cell office:value-type="float" office:value="34.346347556284599" table:formula="of:=[.O18]+0" table:style-name="ce5">
            <text:p>34.35</text:p>
          </table:table-cell>
          <table:table-cell office:value-type="string" table:style-name="ce4">
            <text:p>13<text:span text:style-name="T1">: </text:span><text:span text:style-name="T2">28.231845431383352</text:span></text:p>
          </table:table-cell>
          <table:table-cell office:value-type="string" office:string-value="28.231845431383352" table:formula="of:=RIGHT([.Q18];LEN([.Q18])-4)" table:style-name="ce5">
            <text:p>28.231845431383352</text:p>
          </table:table-cell>
          <table:table-cell office:value-type="float" office:value="28.231845431383299" table:formula="of:=[.R18]+0" table:style-name="ce5">
            <text:p>28.23</text:p>
          </table:table-cell>
          <table:table-cell office:value-type="string" table:style-name="ce4">
            <text:p>13<text:span text:style-name="T1">: </text:span><text:span text:style-name="T2">21.417740433311387</text:span></text:p>
          </table:table-cell>
          <table:table-cell office:value-type="string" office:string-value="21.417740433311387" table:formula="of:=RIGHT([.T18];LEN([.T18])-4)" table:style-name="ce5">
            <text:p>21.417740433311387</text:p>
          </table:table-cell>
          <table:table-cell office:value-type="float" office:value="21.417740433311302" table:formula="of:=[.U18]+0" table:style-name="ce5">
            <text:p>21.42</text:p>
          </table:table-cell>
          <table:table-cell office:value-type="string" table:style-name="ce4">
            <text:p>13<text:span text:style-name="T1">: </text:span><text:span text:style-name="T2">67.50451958039804</text:span></text:p>
          </table:table-cell>
          <table:table-cell office:value-type="string" office:string-value="67.50451958039804" table:formula="of:=RIGHT([.W18];LEN([.W18])-4)" table:style-name="ce5">
            <text:p>67.50451958039804</text:p>
          </table:table-cell>
          <table:table-cell office:value-type="float" office:value="67.504519580397996" table:formula="of:=[.X18]+0" table:style-name="ce5">
            <text:p>67.50</text:p>
          </table:table-cell>
          <table:table-cell office:value-type="string" table:style-name="ce4">
            <text:p>13<text:span text:style-name="T1">: </text:span><text:span text:style-name="T2">67.16478813558983</text:span></text:p>
          </table:table-cell>
          <table:table-cell office:value-type="string" office:string-value="67.16478813558983" table:formula="of:=RIGHT([.Z18];LEN([.Z18])-4)" table:style-name="ce5">
            <text:p>67.16478813558983</text:p>
          </table:table-cell>
          <table:table-cell office:value-type="float" office:value="67.164788135589802" table:formula="of:=[.AA18]+0" table:style-name="ce5">
            <text:p>67.16</text:p>
          </table:table-cell>
          <table:table-cell office:value-type="string" table:style-name="ce4">
            <text:p>13<text:span text:style-name="T1">: </text:span><text:span text:style-name="T2">43.35797278777274</text:span></text:p>
          </table:table-cell>
          <table:table-cell office:value-type="string" office:string-value="43.35797278777274" table:formula="of:=RIGHT([.AC18];LEN([.AC18])-4)" table:style-name="ce5">
            <text:p>43.35797278777274</text:p>
          </table:table-cell>
          <table:table-cell office:value-type="float" office:value="43.357972787772702" table:formula="of:=[.AD18]+0" table:style-name="ce5">
            <text:p>43.36</text:p>
          </table:table-cell>
          <table:table-cell office:value-type="float" office:value="42.138061542588531" table:formula="of:=([.D18]+[.G18]+[.J18]+[.M18]+[.P18]+[.S18]+[.V18]+[.Y18]+[.AB18]+[.AE18])/10" table:style-name="ce5">
            <text:p>42.14</text:p>
          </table:table-cell>
          <table:table-cell office:value-type="float" office:value="17.919068064032157" table:formula="of:=STDEV([.D18];[.G18];[.J18];[.M18];[.P18];[.S18];[.V18];[.Y18];[.AB18];[.AE18])" table:style-name="ce1">
            <text:p>17.91906806</text:p>
          </table:table-cell>
          <table:table-cell table:number-columns-repeated="16351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4">
            <text:p>14<text:span text:style-name="T1">: </text:span><text:span text:style-name="T2">59.75357955281841</text:span></text:p>
          </table:table-cell>
          <table:table-cell office:value-type="string" office:string-value="59.75357955281841" table:formula="of:=RIGHT([.B19];LEN([.B19])-4)" table:style-name="ce5">
            <text:p>59.75357955281841</text:p>
          </table:table-cell>
          <table:table-cell office:value-type="float" office:value="59.753579552818401" table:formula="of:=[.C19]+0" table:style-name="ce5">
            <text:p>59.75</text:p>
          </table:table-cell>
          <table:table-cell office:value-type="string" table:style-name="ce4">
            <text:p>14<text:span text:style-name="T1">: </text:span><text:span text:style-name="T2">38.86766274133252</text:span></text:p>
          </table:table-cell>
          <table:table-cell office:value-type="string" office:string-value="38.86766274133252" table:formula="of:=RIGHT([.E19];LEN([.E19])-4)" table:style-name="ce5">
            <text:p>38.86766274133252</text:p>
          </table:table-cell>
          <table:table-cell office:value-type="float" office:value="38.867662741332502" table:formula="of:=[.F19]+0" table:style-name="ce5">
            <text:p>38.87</text:p>
          </table:table-cell>
          <table:table-cell office:value-type="string" table:style-name="ce4">
            <text:p>14<text:span text:style-name="T1">: </text:span><text:span text:style-name="T2">36.079858555181225</text:span></text:p>
          </table:table-cell>
          <table:table-cell office:value-type="string" office:string-value="36.079858555181225" table:formula="of:=RIGHT([.H19];LEN([.H19])-4)" table:style-name="ce5">
            <text:p>36.079858555181225</text:p>
          </table:table-cell>
          <table:table-cell office:value-type="float" office:value="36.079858555181197" table:formula="of:=[.I19]+0" table:style-name="ce5">
            <text:p>36.08</text:p>
          </table:table-cell>
          <table:table-cell office:value-type="string" table:style-name="ce4">
            <text:p>14<text:span text:style-name="T1">: </text:span><text:span text:style-name="T2">28.547284489553867</text:span></text:p>
          </table:table-cell>
          <table:table-cell office:value-type="string" office:string-value="28.547284489553867" table:formula="of:=RIGHT([.K19];LEN([.K19])-4)" table:style-name="ce5">
            <text:p>28.547284489553867</text:p>
          </table:table-cell>
          <table:table-cell office:value-type="float" office:value="28.5472844895538" table:formula="of:=[.L19]+0" table:style-name="ce5">
            <text:p>28.55</text:p>
          </table:table-cell>
          <table:table-cell office:value-type="string" table:style-name="ce4">
            <text:p>14<text:span text:style-name="T1">: </text:span><text:span text:style-name="T2">39.61708570182317</text:span></text:p>
          </table:table-cell>
          <table:table-cell office:value-type="string" office:string-value="39.61708570182317" table:formula="of:=RIGHT([.N19];LEN([.N19])-4)" table:style-name="ce5">
            <text:p>39.61708570182317</text:p>
          </table:table-cell>
          <table:table-cell office:value-type="float" office:value="39.6170857018231" table:formula="of:=[.O19]+0" table:style-name="ce5">
            <text:p>39.62</text:p>
          </table:table-cell>
          <table:table-cell office:value-type="string" table:style-name="ce4">
            <text:p>14<text:span text:style-name="T1">: </text:span><text:span text:style-name="T2">22.174171442933076</text:span></text:p>
          </table:table-cell>
          <table:table-cell office:value-type="string" office:string-value="22.174171442933076" table:formula="of:=RIGHT([.Q19];LEN([.Q19])-4)" table:style-name="ce5">
            <text:p>22.174171442933076</text:p>
          </table:table-cell>
          <table:table-cell office:value-type="float" office:value="22.174171442933002" table:formula="of:=[.R19]+0" table:style-name="ce5">
            <text:p>22.17</text:p>
          </table:table-cell>
          <table:table-cell office:value-type="string" table:style-name="ce4">
            <text:p>14<text:span text:style-name="T1">: </text:span><text:span text:style-name="T2">26.166788873734117</text:span></text:p>
          </table:table-cell>
          <table:table-cell office:value-type="string" office:string-value="26.166788873734117" table:formula="of:=RIGHT([.T19];LEN([.T19])-4)" table:style-name="ce5">
            <text:p>26.166788873734117</text:p>
          </table:table-cell>
          <table:table-cell office:value-type="float" office:value="26.166788873734099" table:formula="of:=[.U19]+0" table:style-name="ce5">
            <text:p>26.17</text:p>
          </table:table-cell>
          <table:table-cell office:value-type="string" table:style-name="ce4">
            <text:p>14<text:span text:style-name="T1">: </text:span><text:span text:style-name="T2">74.2591333013033</text:span></text:p>
          </table:table-cell>
          <table:table-cell office:value-type="string" office:string-value="74.2591333013033" table:formula="of:=RIGHT([.W19];LEN([.W19])-4)" table:style-name="ce5">
            <text:p>74.2591333013033</text:p>
          </table:table-cell>
          <table:table-cell office:value-type="float" office:value="74.259133301303294" table:formula="of:=[.X19]+0" table:style-name="ce5">
            <text:p>74.26</text:p>
          </table:table-cell>
          <table:table-cell office:value-type="string" table:style-name="ce4">
            <text:p>14<text:span text:style-name="T1">: </text:span><text:span text:style-name="T2">57.93451400146481</text:span></text:p>
          </table:table-cell>
          <table:table-cell office:value-type="string" office:string-value="57.93451400146481" table:formula="of:=RIGHT([.Z19];LEN([.Z19])-4)" table:style-name="ce5">
            <text:p>57.93451400146481</text:p>
          </table:table-cell>
          <table:table-cell office:value-type="float" office:value="57.934514001464798" table:formula="of:=[.AA19]+0" table:style-name="ce5">
            <text:p>57.93</text:p>
          </table:table-cell>
          <table:table-cell office:value-type="string" table:style-name="ce4">
            <text:p>14<text:span text:style-name="T1">: </text:span><text:span text:style-name="T2">34.465602184632324</text:span></text:p>
          </table:table-cell>
          <table:table-cell office:value-type="string" office:string-value="34.465602184632324" table:formula="of:=RIGHT([.AC19];LEN([.AC19])-4)" table:style-name="ce5">
            <text:p>34.465602184632324</text:p>
          </table:table-cell>
          <table:table-cell office:value-type="float" office:value="34.465602184632303" table:formula="of:=[.AD19]+0" table:style-name="ce5">
            <text:p>34.47</text:p>
          </table:table-cell>
          <table:table-cell office:value-type="float" office:value="41.786568084477651" table:formula="of:=([.D19]+[.G19]+[.J19]+[.M19]+[.P19]+[.S19]+[.V19]+[.Y19]+[.AB19]+[.AE19])/10" table:style-name="ce5">
            <text:p>41.79</text:p>
          </table:table-cell>
          <table:table-cell office:value-type="float" office:value="16.803865701069583" table:formula="of:=STDEV([.D19];[.G19];[.J19];[.M19];[.P19];[.S19];[.V19];[.Y19];[.AB19];[.AE19])" table:style-name="ce1">
            <text:p>16.8038657</text:p>
          </table:table-cell>
          <table:table-cell table:number-columns-repeated="16351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4">
            <text:p>15<text:span text:style-name="T1">: </text:span><text:span text:style-name="T2">49.022257159564916</text:span></text:p>
          </table:table-cell>
          <table:table-cell office:value-type="string" office:string-value="49.022257159564916" table:formula="of:=RIGHT([.B20];LEN([.B20])-4)" table:style-name="ce5">
            <text:p>49.022257159564916</text:p>
          </table:table-cell>
          <table:table-cell office:value-type="float" office:value="49.022257159564901" table:formula="of:=[.C20]+0" table:style-name="ce5">
            <text:p>49.02</text:p>
          </table:table-cell>
          <table:table-cell office:value-type="string" table:style-name="ce4">
            <text:p>15<text:span text:style-name="T1">: </text:span><text:span text:style-name="T2">48.7737134143249</text:span></text:p>
          </table:table-cell>
          <table:table-cell office:value-type="string" office:string-value="48.7737134143249" table:formula="of:=RIGHT([.E20];LEN([.E20])-4)" table:style-name="ce5">
            <text:p>48.7737134143249</text:p>
          </table:table-cell>
          <table:table-cell office:value-type="float" office:value="48.773713414324902" table:formula="of:=[.F20]+0" table:style-name="ce5">
            <text:p>48.77</text:p>
          </table:table-cell>
          <table:table-cell office:value-type="string" table:style-name="ce4">
            <text:p>15<text:span text:style-name="T1">: </text:span><text:span text:style-name="T2">42.16820400034702</text:span></text:p>
          </table:table-cell>
          <table:table-cell office:value-type="string" office:string-value="42.16820400034702" table:formula="of:=RIGHT([.H20];LEN([.H20])-4)" table:style-name="ce5">
            <text:p>42.16820400034702</text:p>
          </table:table-cell>
          <table:table-cell office:value-type="float" office:value="42.168204000346996" table:formula="of:=[.I20]+0" table:style-name="ce5">
            <text:p>42.17</text:p>
          </table:table-cell>
          <table:table-cell office:value-type="string" table:style-name="ce4">
            <text:p>15<text:span text:style-name="T1">: </text:span><text:span text:style-name="T2">34.631682145390315</text:span></text:p>
          </table:table-cell>
          <table:table-cell office:value-type="string" office:string-value="34.631682145390315" table:formula="of:=RIGHT([.K20];LEN([.K20])-4)" table:style-name="ce5">
            <text:p>34.631682145390315</text:p>
          </table:table-cell>
          <table:table-cell office:value-type="float" office:value="34.6316821453903" table:formula="of:=[.L20]+0" table:style-name="ce5">
            <text:p>34.63</text:p>
          </table:table-cell>
          <table:table-cell office:value-type="string" table:style-name="ce4">
            <text:p>15<text:span text:style-name="T1">: </text:span><text:span text:style-name="T2">38.15620383500208</text:span></text:p>
          </table:table-cell>
          <table:table-cell office:value-type="string" office:string-value="38.15620383500208" table:formula="of:=RIGHT([.N20];LEN([.N20])-4)" table:style-name="ce5">
            <text:p>38.15620383500208</text:p>
          </table:table-cell>
          <table:table-cell office:value-type="float" office:value="38.156203835002003" table:formula="of:=[.O20]+0" table:style-name="ce5">
            <text:p>38.16</text:p>
          </table:table-cell>
          <table:table-cell office:value-type="string" table:style-name="ce4">
            <text:p>15<text:span text:style-name="T1">: </text:span><text:span text:style-name="T2">21.934048556725706</text:span></text:p>
          </table:table-cell>
          <table:table-cell office:value-type="string" office:string-value="21.934048556725706" table:formula="of:=RIGHT([.Q20];LEN([.Q20])-4)" table:style-name="ce5">
            <text:p>21.934048556725706</text:p>
          </table:table-cell>
          <table:table-cell office:value-type="float" office:value="21.934048556725699" table:formula="of:=[.R20]+0" table:style-name="ce5">
            <text:p>21.93</text:p>
          </table:table-cell>
          <table:table-cell office:value-type="string" table:style-name="ce4">
            <text:p>15<text:span text:style-name="T1">: </text:span><text:span text:style-name="T2">20.90407374773504</text:span></text:p>
          </table:table-cell>
          <table:table-cell office:value-type="string" office:string-value="20.90407374773504" table:formula="of:=RIGHT([.T20];LEN([.T20])-4)" table:style-name="ce5">
            <text:p>20.90407374773504</text:p>
          </table:table-cell>
          <table:table-cell office:value-type="float" office:value="20.904073747735001" table:formula="of:=[.U20]+0" table:style-name="ce5">
            <text:p>20.90</text:p>
          </table:table-cell>
          <table:table-cell office:value-type="string" table:style-name="ce4">
            <text:p>15<text:span text:style-name="T1">: </text:span><text:span text:style-name="T2">69.60773286726727</text:span></text:p>
          </table:table-cell>
          <table:table-cell office:value-type="string" office:string-value="69.60773286726727" table:formula="of:=RIGHT([.W20];LEN([.W20])-4)" table:style-name="ce5">
            <text:p>69.60773286726727</text:p>
          </table:table-cell>
          <table:table-cell office:value-type="float" office:value="69.607732867267202" table:formula="of:=[.X20]+0" table:style-name="ce5">
            <text:p>69.61</text:p>
          </table:table-cell>
          <table:table-cell office:value-type="string" table:style-name="ce4">
            <text:p>15<text:span text:style-name="T1">: </text:span><text:span text:style-name="T2">54.223293805318065</text:span></text:p>
          </table:table-cell>
          <table:table-cell office:value-type="string" office:string-value="54.223293805318065" table:formula="of:=RIGHT([.Z20];LEN([.Z20])-4)" table:style-name="ce5">
            <text:p>54.223293805318065</text:p>
          </table:table-cell>
          <table:table-cell office:value-type="float" office:value="54.223293805318001" table:formula="of:=[.AA20]+0" table:style-name="ce5">
            <text:p>54.22</text:p>
          </table:table-cell>
          <table:table-cell office:value-type="string" table:style-name="ce4">
            <text:p>15<text:span text:style-name="T1">: </text:span><text:span text:style-name="T2">36.954753945423846</text:span></text:p>
          </table:table-cell>
          <table:table-cell office:value-type="string" office:string-value="36.954753945423846" table:formula="of:=RIGHT([.AC20];LEN([.AC20])-4)" table:style-name="ce5">
            <text:p>36.954753945423846</text:p>
          </table:table-cell>
          <table:table-cell office:value-type="float" office:value="36.954753945423803" table:formula="of:=[.AD20]+0" table:style-name="ce5">
            <text:p>36.95</text:p>
          </table:table-cell>
          <table:table-cell office:value-type="float" office:value="41.637596347709881" table:formula="of:=([.D20]+[.G20]+[.J20]+[.M20]+[.P20]+[.S20]+[.V20]+[.Y20]+[.AB20]+[.AE20])/10" table:style-name="ce5">
            <text:p>41.64</text:p>
          </table:table-cell>
          <table:table-cell office:value-type="float" office:value="14.710948075613057" table:formula="of:=STDEV([.D20];[.G20];[.J20];[.M20];[.P20];[.S20];[.V20];[.Y20];[.AB20];[.AE20])" table:style-name="ce1">
            <text:p>14.71094808</text:p>
          </table:table-cell>
          <table:table-cell table:number-columns-repeated="16351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4">
            <text:p>16<text:span text:style-name="T1">: </text:span><text:span text:style-name="T2">63.10426687342018</text:span></text:p>
          </table:table-cell>
          <table:table-cell office:value-type="string" office:string-value="63.10426687342018" table:formula="of:=RIGHT([.B21];LEN([.B21])-4)" table:style-name="ce5">
            <text:p>63.10426687342018</text:p>
          </table:table-cell>
          <table:table-cell office:value-type="float" office:value="63.104266873420102" table:formula="of:=[.C21]+0" table:style-name="ce5">
            <text:p>63.10</text:p>
          </table:table-cell>
          <table:table-cell office:value-type="string" table:style-name="ce4">
            <text:p>16<text:span text:style-name="T1">: </text:span><text:span text:style-name="T2">50.021544467676826</text:span></text:p>
          </table:table-cell>
          <table:table-cell office:value-type="string" office:string-value="50.021544467676826" table:formula="of:=RIGHT([.E21];LEN([.E21])-4)" table:style-name="ce5">
            <text:p>50.021544467676826</text:p>
          </table:table-cell>
          <table:table-cell office:value-type="float" office:value="50.021544467676797" table:formula="of:=[.F21]+0" table:style-name="ce5">
            <text:p>50.02</text:p>
          </table:table-cell>
          <table:table-cell office:value-type="string" table:style-name="ce4">
            <text:p>16<text:span text:style-name="T1">: </text:span><text:span text:style-name="T2">38.47546485149346</text:span></text:p>
          </table:table-cell>
          <table:table-cell office:value-type="string" office:string-value="38.47546485149346" table:formula="of:=RIGHT([.H21];LEN([.H21])-4)" table:style-name="ce5">
            <text:p>38.47546485149346</text:p>
          </table:table-cell>
          <table:table-cell office:value-type="float" office:value="38.475464851493399" table:formula="of:=[.I21]+0" table:style-name="ce5">
            <text:p>38.48</text:p>
          </table:table-cell>
          <table:table-cell office:value-type="string" table:style-name="ce4">
            <text:p>16<text:span text:style-name="T1">: </text:span><text:span text:style-name="T2">42.00676486562665</text:span></text:p>
          </table:table-cell>
          <table:table-cell office:value-type="string" office:string-value="42.00676486562665" table:formula="of:=RIGHT([.K21];LEN([.K21])-4)" table:style-name="ce5">
            <text:p>42.00676486562665</text:p>
          </table:table-cell>
          <table:table-cell office:value-type="float" office:value="42.0067648656266" table:formula="of:=[.L21]+0" table:style-name="ce5">
            <text:p>42.01</text:p>
          </table:table-cell>
          <table:table-cell office:value-type="string" table:style-name="ce4">
            <text:p>16<text:span text:style-name="T1">: </text:span><text:span text:style-name="T2">46.36283963382784</text:span></text:p>
          </table:table-cell>
          <table:table-cell office:value-type="string" office:string-value="46.36283963382784" table:formula="of:=RIGHT([.N21];LEN([.N21])-4)" table:style-name="ce5">
            <text:p>46.36283963382784</text:p>
          </table:table-cell>
          <table:table-cell office:value-type="float" office:value="46.362839633827797" table:formula="of:=[.O21]+0" table:style-name="ce5">
            <text:p>46.36</text:p>
          </table:table-cell>
          <table:table-cell office:value-type="string" table:style-name="ce4">
            <text:p>16<text:span text:style-name="T1">: </text:span><text:span text:style-name="T2">21.699809949800763</text:span></text:p>
          </table:table-cell>
          <table:table-cell office:value-type="string" office:string-value="21.699809949800763" table:formula="of:=RIGHT([.Q21];LEN([.Q21])-4)" table:style-name="ce5">
            <text:p>21.699809949800763</text:p>
          </table:table-cell>
          <table:table-cell office:value-type="float" office:value="21.699809949800699" table:formula="of:=[.R21]+0" table:style-name="ce5">
            <text:p>21.70</text:p>
          </table:table-cell>
          <table:table-cell office:value-type="string" table:style-name="ce4">
            <text:p>16<text:span text:style-name="T1">: </text:span><text:span text:style-name="T2">20.457239142433743</text:span></text:p>
          </table:table-cell>
          <table:table-cell office:value-type="string" office:string-value="20.457239142433743" table:formula="of:=RIGHT([.T21];LEN([.T21])-4)" table:style-name="ce5">
            <text:p>20.457239142433743</text:p>
          </table:table-cell>
          <table:table-cell office:value-type="float" office:value="20.4572391424337" table:formula="of:=[.U21]+0" table:style-name="ce5">
            <text:p>20.46</text:p>
          </table:table-cell>
          <table:table-cell office:value-type="string" table:style-name="ce4">
            <text:p>16<text:span text:style-name="T1">: </text:span><text:span text:style-name="T2">74.38079734668116</text:span></text:p>
          </table:table-cell>
          <table:table-cell office:value-type="string" office:string-value="74.38079734668116" table:formula="of:=RIGHT([.W21];LEN([.W21])-4)" table:style-name="ce5">
            <text:p>74.38079734668116</text:p>
          </table:table-cell>
          <table:table-cell office:value-type="float" office:value="74.380797346681106" table:formula="of:=[.X21]+0" table:style-name="ce5">
            <text:p>74.38</text:p>
          </table:table-cell>
          <table:table-cell office:value-type="string" table:style-name="ce4">
            <text:p>16<text:span text:style-name="T1">: </text:span><text:span text:style-name="T2">57.48803972729593</text:span></text:p>
          </table:table-cell>
          <table:table-cell office:value-type="string" office:string-value="57.48803972729593" table:formula="of:=RIGHT([.Z21];LEN([.Z21])-4)" table:style-name="ce5">
            <text:p>57.48803972729593</text:p>
          </table:table-cell>
          <table:table-cell office:value-type="float" office:value="57.488039727295899" table:formula="of:=[.AA21]+0" table:style-name="ce5">
            <text:p>57.49</text:p>
          </table:table-cell>
          <table:table-cell office:value-type="string" table:style-name="ce4">
            <text:p>16<text:span text:style-name="T1">: </text:span><text:span text:style-name="T2">31.981427730673516</text:span></text:p>
          </table:table-cell>
          <table:table-cell office:value-type="string" office:string-value="31.981427730673516" table:formula="of:=RIGHT([.AC21];LEN([.AC21])-4)" table:style-name="ce5">
            <text:p>31.981427730673516</text:p>
          </table:table-cell>
          <table:table-cell office:value-type="float" office:value="31.981427730673499" table:formula="of:=[.AD21]+0" table:style-name="ce5">
            <text:p>31.98</text:p>
          </table:table-cell>
          <table:table-cell office:value-type="float" office:value="44.597819458892964" table:formula="of:=([.D21]+[.G21]+[.J21]+[.M21]+[.P21]+[.S21]+[.V21]+[.Y21]+[.AB21]+[.AE21])/10" table:style-name="ce5">
            <text:p>44.60</text:p>
          </table:table-cell>
          <table:table-cell office:value-type="float" office:value="17.444071973359534" table:formula="of:=STDEV([.D21];[.G21];[.J21];[.M21];[.P21];[.S21];[.V21];[.Y21];[.AB21];[.AE21])" table:style-name="ce1">
            <text:p>17.44407197</text:p>
          </table:table-cell>
          <table:table-cell table:number-columns-repeated="16351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4">
            <text:p>17<text:span text:style-name="T1">: </text:span><text:span text:style-name="T2">61.29326502086624</text:span></text:p>
          </table:table-cell>
          <table:table-cell office:value-type="string" office:string-value="61.29326502086624" table:formula="of:=RIGHT([.B22];LEN([.B22])-4)" table:style-name="ce5">
            <text:p>61.29326502086624</text:p>
          </table:table-cell>
          <table:table-cell office:value-type="float" office:value="61.293265020866201" table:formula="of:=[.C22]+0" table:style-name="ce5">
            <text:p>61.29</text:p>
          </table:table-cell>
          <table:table-cell office:value-type="string" table:style-name="ce4">
            <text:p>17<text:span text:style-name="T1">: </text:span><text:span text:style-name="T2">49.1778074126663</text:span></text:p>
          </table:table-cell>
          <table:table-cell office:value-type="string" office:string-value="49.1778074126663" table:formula="of:=RIGHT([.E22];LEN([.E22])-4)" table:style-name="ce5">
            <text:p>49.1778074126663</text:p>
          </table:table-cell>
          <table:table-cell office:value-type="float" office:value="49.177807412666297" table:formula="of:=[.F22]+0" table:style-name="ce5">
            <text:p>49.18</text:p>
          </table:table-cell>
          <table:table-cell office:value-type="string" table:style-name="ce4">
            <text:p>17<text:span text:style-name="T1">: </text:span><text:span text:style-name="T2">38.33267522135267</text:span></text:p>
          </table:table-cell>
          <table:table-cell office:value-type="string" office:string-value="38.33267522135267" table:formula="of:=RIGHT([.H22];LEN([.H22])-4)" table:style-name="ce5">
            <text:p>38.33267522135267</text:p>
          </table:table-cell>
          <table:table-cell office:value-type="float" office:value="38.332675221352602" table:formula="of:=[.I22]+0" table:style-name="ce5">
            <text:p>38.33</text:p>
          </table:table-cell>
          <table:table-cell office:value-type="string" table:style-name="ce4">
            <text:p>17<text:span text:style-name="T1">: </text:span><text:span text:style-name="T2">54.151851795102836</text:span></text:p>
          </table:table-cell>
          <table:table-cell office:value-type="string" office:string-value="54.151851795102836" table:formula="of:=RIGHT([.K22];LEN([.K22])-4)" table:style-name="ce5">
            <text:p>54.151851795102836</text:p>
          </table:table-cell>
          <table:table-cell office:value-type="float" office:value="54.1518517951028" table:formula="of:=[.L22]+0" table:style-name="ce5">
            <text:p>54.15</text:p>
          </table:table-cell>
          <table:table-cell office:value-type="string" table:style-name="ce4">
            <text:p>17<text:span text:style-name="T1">: </text:span><text:span text:style-name="T2">46.371584822892416</text:span></text:p>
          </table:table-cell>
          <table:table-cell office:value-type="string" office:string-value="46.371584822892416" table:formula="of:=RIGHT([.N22];LEN([.N22])-4)" table:style-name="ce5">
            <text:p>46.371584822892416</text:p>
          </table:table-cell>
          <table:table-cell office:value-type="float" office:value="46.371584822892402" table:formula="of:=[.O22]+0" table:style-name="ce5">
            <text:p>46.37</text:p>
          </table:table-cell>
          <table:table-cell office:value-type="string" table:style-name="ce4">
            <text:p>17<text:span text:style-name="T1">: </text:span><text:span text:style-name="T2">25.894585821870113</text:span></text:p>
          </table:table-cell>
          <table:table-cell office:value-type="string" office:string-value="25.894585821870113" table:formula="of:=RIGHT([.Q22];LEN([.Q22])-4)" table:style-name="ce5">
            <text:p>25.894585821870113</text:p>
          </table:table-cell>
          <table:table-cell office:value-type="float" office:value="25.894585821870098" table:formula="of:=[.R22]+0" table:style-name="ce5">
            <text:p>25.89</text:p>
          </table:table-cell>
          <table:table-cell office:value-type="string" table:style-name="ce4">
            <text:p>17<text:span text:style-name="T1">: </text:span><text:span text:style-name="T2">22.096970754356768</text:span></text:p>
          </table:table-cell>
          <table:table-cell office:value-type="string" office:string-value="22.096970754356768" table:formula="of:=RIGHT([.T22];LEN([.T22])-4)" table:style-name="ce5">
            <text:p>22.096970754356768</text:p>
          </table:table-cell>
          <table:table-cell office:value-type="float" office:value="22.0969707543567" table:formula="of:=[.U22]+0" table:style-name="ce5">
            <text:p>22.10</text:p>
          </table:table-cell>
          <table:table-cell office:value-type="string" table:style-name="ce4">
            <text:p>17<text:span text:style-name="T1">: </text:span><text:span text:style-name="T2">83.49406018490794</text:span></text:p>
          </table:table-cell>
          <table:table-cell office:value-type="string" office:string-value="83.49406018490794" table:formula="of:=RIGHT([.W22];LEN([.W22])-4)" table:style-name="ce5">
            <text:p>83.49406018490794</text:p>
          </table:table-cell>
          <table:table-cell office:value-type="float" office:value="83.494060184907894" table:formula="of:=[.X22]+0" table:style-name="ce5">
            <text:p>83.49</text:p>
          </table:table-cell>
          <table:table-cell office:value-type="string" table:style-name="ce4">
            <text:p>17<text:span text:style-name="T1">: </text:span><text:span text:style-name="T2">49.12403081479532</text:span></text:p>
          </table:table-cell>
          <table:table-cell office:value-type="string" office:string-value="49.12403081479532" table:formula="of:=RIGHT([.Z22];LEN([.Z22])-4)" table:style-name="ce5">
            <text:p>49.12403081479532</text:p>
          </table:table-cell>
          <table:table-cell office:value-type="float" office:value="49.124030814795297" table:formula="of:=[.AA22]+0" table:style-name="ce5">
            <text:p>49.12</text:p>
          </table:table-cell>
          <table:table-cell office:value-type="string" table:style-name="ce4">
            <text:p>17<text:span text:style-name="T1">: </text:span><text:span text:style-name="T2">31.33328304761781</text:span></text:p>
          </table:table-cell>
          <table:table-cell office:value-type="string" office:string-value="31.33328304761781" table:formula="of:=RIGHT([.AC22];LEN([.AC22])-4)" table:style-name="ce5">
            <text:p>31.33328304761781</text:p>
          </table:table-cell>
          <table:table-cell office:value-type="float" office:value="31.333283047617801" table:formula="of:=[.AD22]+0" table:style-name="ce5">
            <text:p>31.33</text:p>
          </table:table-cell>
          <table:table-cell office:value-type="float" office:value="46.127011489642804" table:formula="of:=([.D22]+[.G22]+[.J22]+[.M22]+[.P22]+[.S22]+[.V22]+[.Y22]+[.AB22]+[.AE22])/10" table:style-name="ce5">
            <text:p>46.13</text:p>
          </table:table-cell>
          <table:table-cell office:value-type="float" office:value="18.182589102494699" table:formula="of:=STDEV([.D22];[.G22];[.J22];[.M22];[.P22];[.S22];[.V22];[.Y22];[.AB22];[.AE22])" table:style-name="ce1">
            <text:p>18.1825891</text:p>
          </table:table-cell>
          <table:table-cell table:number-columns-repeated="16351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4">
            <text:p>18<text:span text:style-name="T1">: </text:span><text:span text:style-name="T2">59.93960690317673</text:span></text:p>
          </table:table-cell>
          <table:table-cell office:value-type="string" office:string-value="59.93960690317673" table:formula="of:=RIGHT([.B23];LEN([.B23])-4)" table:style-name="ce5">
            <text:p>59.93960690317673</text:p>
          </table:table-cell>
          <table:table-cell office:value-type="float" office:value="59.939606903176703" table:formula="of:=[.C23]+0" table:style-name="ce5">
            <text:p>59.94</text:p>
          </table:table-cell>
          <table:table-cell office:value-type="string" table:style-name="ce4">
            <text:p>18<text:span text:style-name="T1">: </text:span><text:span text:style-name="T2">54.057218064389325</text:span></text:p>
          </table:table-cell>
          <table:table-cell office:value-type="string" office:string-value="54.057218064389325" table:formula="of:=RIGHT([.E23];LEN([.E23])-4)" table:style-name="ce5">
            <text:p>54.057218064389325</text:p>
          </table:table-cell>
          <table:table-cell office:value-type="float" office:value="54.057218064389303" table:formula="of:=[.F23]+0" table:style-name="ce5">
            <text:p>54.06</text:p>
          </table:table-cell>
          <table:table-cell office:value-type="string" table:style-name="ce4">
            <text:p>18<text:span text:style-name="T1">: </text:span><text:span text:style-name="T2">40.48571067221557</text:span></text:p>
          </table:table-cell>
          <table:table-cell office:value-type="string" office:string-value="40.48571067221557" table:formula="of:=RIGHT([.H23];LEN([.H23])-4)" table:style-name="ce5">
            <text:p>40.48571067221557</text:p>
          </table:table-cell>
          <table:table-cell office:value-type="float" office:value="40.485710672215497" table:formula="of:=[.I23]+0" table:style-name="ce5">
            <text:p>40.49</text:p>
          </table:table-cell>
          <table:table-cell office:value-type="string" table:style-name="ce4">
            <text:p>18<text:span text:style-name="T1">: </text:span><text:span text:style-name="T2">51.50694343307739</text:span></text:p>
          </table:table-cell>
          <table:table-cell office:value-type="string" office:string-value="51.50694343307739" table:formula="of:=RIGHT([.K23];LEN([.K23])-4)" table:style-name="ce5">
            <text:p>51.50694343307739</text:p>
          </table:table-cell>
          <table:table-cell office:value-type="float" office:value="51.506943433077303" table:formula="of:=[.L23]+0" table:style-name="ce5">
            <text:p>51.51</text:p>
          </table:table-cell>
          <table:table-cell office:value-type="string" table:style-name="ce4">
            <text:p>18<text:span text:style-name="T1">: </text:span><text:span text:style-name="T2">45.984974341066064</text:span></text:p>
          </table:table-cell>
          <table:table-cell office:value-type="string" office:string-value="45.984974341066064" table:formula="of:=RIGHT([.N23];LEN([.N23])-4)" table:style-name="ce5">
            <text:p>45.984974341066064</text:p>
          </table:table-cell>
          <table:table-cell office:value-type="float" office:value="45.984974341066" table:formula="of:=[.O23]+0" table:style-name="ce5">
            <text:p>45.98</text:p>
          </table:table-cell>
          <table:table-cell office:value-type="string" table:style-name="ce4">
            <text:p>18<text:span text:style-name="T1">: </text:span><text:span text:style-name="T2">21.503048462415716</text:span></text:p>
          </table:table-cell>
          <table:table-cell office:value-type="string" office:string-value="21.503048462415716" table:formula="of:=RIGHT([.Q23];LEN([.Q23])-4)" table:style-name="ce5">
            <text:p>21.503048462415716</text:p>
          </table:table-cell>
          <table:table-cell office:value-type="float" office:value="21.503048462415698" table:formula="of:=[.R23]+0" table:style-name="ce5">
            <text:p>21.50</text:p>
          </table:table-cell>
          <table:table-cell office:value-type="string" table:style-name="ce4">
            <text:p>18<text:span text:style-name="T1">: </text:span><text:span text:style-name="T2">20.45023705280639</text:span></text:p>
          </table:table-cell>
          <table:table-cell office:value-type="string" office:string-value="20.45023705280639" table:formula="of:=RIGHT([.T23];LEN([.T23])-4)" table:style-name="ce5">
            <text:p>20.45023705280639</text:p>
          </table:table-cell>
          <table:table-cell office:value-type="float" office:value="20.450237052806301" table:formula="of:=[.U23]+0" table:style-name="ce5">
            <text:p>20.45</text:p>
          </table:table-cell>
          <table:table-cell office:value-type="string" table:style-name="ce4">
            <text:p>18<text:span text:style-name="T1">: </text:span><text:span text:style-name="T2">71.44055716190391</text:span></text:p>
          </table:table-cell>
          <table:table-cell office:value-type="string" office:string-value="71.44055716190391" table:formula="of:=RIGHT([.W23];LEN([.W23])-4)" table:style-name="ce5">
            <text:p>71.44055716190391</text:p>
          </table:table-cell>
          <table:table-cell office:value-type="float" office:value="71.440557161903897" table:formula="of:=[.X23]+0" table:style-name="ce5">
            <text:p>71.44</text:p>
          </table:table-cell>
          <table:table-cell office:value-type="string" table:style-name="ce4">
            <text:p>18<text:span text:style-name="T1">: </text:span><text:span text:style-name="T2">50.885101726686216</text:span></text:p>
          </table:table-cell>
          <table:table-cell office:value-type="string" office:string-value="50.885101726686216" table:formula="of:=RIGHT([.Z23];LEN([.Z23])-4)" table:style-name="ce5">
            <text:p>50.885101726686216</text:p>
          </table:table-cell>
          <table:table-cell office:value-type="float" office:value="50.885101726686202" table:formula="of:=[.AA23]+0" table:style-name="ce5">
            <text:p>50.89</text:p>
          </table:table-cell>
          <table:table-cell office:value-type="string" table:style-name="ce4">
            <text:p>18<text:span text:style-name="T1">: </text:span><text:span text:style-name="T2">35.70774996519897</text:span></text:p>
          </table:table-cell>
          <table:table-cell office:value-type="string" office:string-value="35.70774996519897" table:formula="of:=RIGHT([.AC23];LEN([.AC23])-4)" table:style-name="ce5">
            <text:p>35.70774996519897</text:p>
          </table:table-cell>
          <table:table-cell office:value-type="float" office:value="35.7077499651989" table:formula="of:=[.AD23]+0" table:style-name="ce5">
            <text:p>35.71</text:p>
          </table:table-cell>
          <table:table-cell office:value-type="float" office:value="45.196114778293577" table:formula="of:=([.D23]+[.G23]+[.J23]+[.M23]+[.P23]+[.S23]+[.V23]+[.Y23]+[.AB23]+[.AE23])/10" table:style-name="ce5">
            <text:p>45.20</text:p>
          </table:table-cell>
          <table:table-cell office:value-type="float" office:value="16.136262568964469" table:formula="of:=STDEV([.D23];[.G23];[.J23];[.M23];[.P23];[.S23];[.V23];[.Y23];[.AB23];[.AE23])" table:style-name="ce1">
            <text:p>16.13626257</text:p>
          </table:table-cell>
          <table:table-cell table:number-columns-repeated="16351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4">
            <text:p>19<text:span text:style-name="T1">: </text:span><text:span text:style-name="T2">76.79118449638102</text:span></text:p>
          </table:table-cell>
          <table:table-cell office:value-type="string" office:string-value="76.79118449638102" table:formula="of:=RIGHT([.B24];LEN([.B24])-4)" table:style-name="ce5">
            <text:p>76.79118449638102</text:p>
          </table:table-cell>
          <table:table-cell office:value-type="float" office:value="76.791184496381007" table:formula="of:=[.C24]+0" table:style-name="ce5">
            <text:p>76.79</text:p>
          </table:table-cell>
          <table:table-cell office:value-type="string" table:style-name="ce4">
            <text:p>19<text:span text:style-name="T1">: </text:span><text:span text:style-name="T2">41.75913483501309</text:span></text:p>
          </table:table-cell>
          <table:table-cell office:value-type="string" office:string-value="41.75913483501309" table:formula="of:=RIGHT([.E24];LEN([.E24])-4)" table:style-name="ce5">
            <text:p>41.75913483501309</text:p>
          </table:table-cell>
          <table:table-cell office:value-type="float" office:value="41.759134835013" table:formula="of:=[.F24]+0" table:style-name="ce5">
            <text:p>41.76</text:p>
          </table:table-cell>
          <table:table-cell office:value-type="string" table:style-name="ce4">
            <text:p>19<text:span text:style-name="T1">: </text:span><text:span text:style-name="T2">50.47566854939191</text:span></text:p>
          </table:table-cell>
          <table:table-cell office:value-type="string" office:string-value="50.47566854939191" table:formula="of:=RIGHT([.H24];LEN([.H24])-4)" table:style-name="ce5">
            <text:p>50.47566854939191</text:p>
          </table:table-cell>
          <table:table-cell office:value-type="float" office:value="50.475668549391898" table:formula="of:=[.I24]+0" table:style-name="ce5">
            <text:p>50.48</text:p>
          </table:table-cell>
          <table:table-cell office:value-type="string" table:style-name="ce4">
            <text:p>19<text:span text:style-name="T1">: </text:span><text:span text:style-name="T2">66.21713296340585</text:span></text:p>
          </table:table-cell>
          <table:table-cell office:value-type="string" office:string-value="66.21713296340585" table:formula="of:=RIGHT([.K24];LEN([.K24])-4)" table:style-name="ce5">
            <text:p>66.21713296340585</text:p>
          </table:table-cell>
          <table:table-cell office:value-type="float" office:value="66.217132963405803" table:formula="of:=[.L24]+0" table:style-name="ce5">
            <text:p>66.22</text:p>
          </table:table-cell>
          <table:table-cell office:value-type="string" table:style-name="ce4">
            <text:p>19<text:span text:style-name="T1">: </text:span><text:span text:style-name="T2">40.20898301910055</text:span></text:p>
          </table:table-cell>
          <table:table-cell office:value-type="string" office:string-value="40.20898301910055" table:formula="of:=RIGHT([.N24];LEN([.N24])-4)" table:style-name="ce5">
            <text:p>40.20898301910055</text:p>
          </table:table-cell>
          <table:table-cell office:value-type="float" office:value="40.208983019100501" table:formula="of:=[.O24]+0" table:style-name="ce5">
            <text:p>40.21</text:p>
          </table:table-cell>
          <table:table-cell office:value-type="string" table:style-name="ce4">
            <text:p>19<text:span text:style-name="T1">: </text:span><text:span text:style-name="T2">21.37313496716931</text:span></text:p>
          </table:table-cell>
          <table:table-cell office:value-type="string" office:string-value="21.37313496716931" table:formula="of:=RIGHT([.Q24];LEN([.Q24])-4)" table:style-name="ce5">
            <text:p>21.37313496716931</text:p>
          </table:table-cell>
          <table:table-cell office:value-type="float" office:value="21.3731349671693" table:formula="of:=[.R24]+0" table:style-name="ce5">
            <text:p>21.37</text:p>
          </table:table-cell>
          <table:table-cell office:value-type="string" table:style-name="ce4">
            <text:p>19<text:span text:style-name="T1">: </text:span><text:span text:style-name="T2">18.195730596436764</text:span></text:p>
          </table:table-cell>
          <table:table-cell office:value-type="string" office:string-value="18.195730596436764" table:formula="of:=RIGHT([.T24];LEN([.T24])-4)" table:style-name="ce5">
            <text:p>18.195730596436764</text:p>
          </table:table-cell>
          <table:table-cell office:value-type="float" office:value="18.1957305964367" table:formula="of:=[.U24]+0" table:style-name="ce5">
            <text:p>18.20</text:p>
          </table:table-cell>
          <table:table-cell office:value-type="string" table:style-name="ce4">
            <text:p>19<text:span text:style-name="T1">: </text:span><text:span text:style-name="T2">81.63753772121969</text:span></text:p>
          </table:table-cell>
          <table:table-cell office:value-type="string" office:string-value="81.63753772121969" table:formula="of:=RIGHT([.W24];LEN([.W24])-4)" table:style-name="ce5">
            <text:p>81.63753772121969</text:p>
          </table:table-cell>
          <table:table-cell office:value-type="float" office:value="81.637537721219601" table:formula="of:=[.X24]+0" table:style-name="ce5">
            <text:p>81.64</text:p>
          </table:table-cell>
          <table:table-cell office:value-type="string" table:style-name="ce4">
            <text:p>19<text:span text:style-name="T1">: </text:span><text:span text:style-name="T2">46.79851240627736</text:span></text:p>
          </table:table-cell>
          <table:table-cell office:value-type="string" office:string-value="46.79851240627736" table:formula="of:=RIGHT([.Z24];LEN([.Z24])-4)" table:style-name="ce5">
            <text:p>46.79851240627736</text:p>
          </table:table-cell>
          <table:table-cell office:value-type="float" office:value="46.798512406277297" table:formula="of:=[.AA24]+0" table:style-name="ce5">
            <text:p>46.80</text:p>
          </table:table-cell>
          <table:table-cell office:value-type="string" table:style-name="ce4">
            <text:p>19<text:span text:style-name="T1">: </text:span><text:span text:style-name="T2">27.21000674609894</text:span></text:p>
          </table:table-cell>
          <table:table-cell office:value-type="string" office:string-value="27.21000674609894" table:formula="of:=RIGHT([.AC24];LEN([.AC24])-4)" table:style-name="ce5">
            <text:p>27.21000674609894</text:p>
          </table:table-cell>
          <table:table-cell office:value-type="float" office:value="27.210006746098902" table:formula="of:=[.AD24]+0" table:style-name="ce5">
            <text:p>27.21</text:p>
          </table:table-cell>
          <table:table-cell office:value-type="float" office:value="47.066702630049392" table:formula="of:=([.D24]+[.G24]+[.J24]+[.M24]+[.P24]+[.S24]+[.V24]+[.Y24]+[.AB24]+[.AE24])/10" table:style-name="ce5">
            <text:p>47.07</text:p>
          </table:table-cell>
          <table:table-cell office:value-type="float" office:value="22.161775973540347" table:formula="of:=STDEV([.D24];[.G24];[.J24];[.M24];[.P24];[.S24];[.V24];[.Y24];[.AB24];[.AE24])" table:style-name="ce1">
            <text:p>22.16177597</text:p>
          </table:table-cell>
          <table:table-cell table:number-columns-repeated="16351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4">
            <text:p>20<text:span text:style-name="T1">: </text:span><text:span text:style-name="T2">73.58638187625719</text:span></text:p>
          </table:table-cell>
          <table:table-cell office:value-type="string" office:string-value="73.58638187625719" table:formula="of:=RIGHT([.B25];LEN([.B25])-4)" table:style-name="ce5">
            <text:p>73.58638187625719</text:p>
          </table:table-cell>
          <table:table-cell office:value-type="float" office:value="73.586381876257093" table:formula="of:=[.C25]+0" table:style-name="ce5">
            <text:p>73.59</text:p>
          </table:table-cell>
          <table:table-cell office:value-type="string" table:style-name="ce4">
            <text:p>20<text:span text:style-name="T1">: </text:span><text:span text:style-name="T2">54.98107792723793</text:span></text:p>
          </table:table-cell>
          <table:table-cell office:value-type="string" office:string-value="54.98107792723793" table:formula="of:=RIGHT([.E25];LEN([.E25])-4)" table:style-name="ce5">
            <text:p>54.98107792723793</text:p>
          </table:table-cell>
          <table:table-cell office:value-type="float" office:value="54.981077927237898" table:formula="of:=[.F25]+0" table:style-name="ce5">
            <text:p>54.98</text:p>
          </table:table-cell>
          <table:table-cell office:value-type="string" table:style-name="ce4">
            <text:p>20<text:span text:style-name="T1">: </text:span><text:span text:style-name="T2">44.9835739631905</text:span></text:p>
          </table:table-cell>
          <table:table-cell office:value-type="string" office:string-value="44.9835739631905" table:formula="of:=RIGHT([.H25];LEN([.H25])-4)" table:style-name="ce5">
            <text:p>44.9835739631905</text:p>
          </table:table-cell>
          <table:table-cell office:value-type="float" office:value="44.983573963190501" table:formula="of:=[.I25]+0" table:style-name="ce5">
            <text:p>44.98</text:p>
          </table:table-cell>
          <table:table-cell office:value-type="string" table:style-name="ce4">
            <text:p>20<text:span text:style-name="T1">: </text:span><text:span text:style-name="T2">51.32803073528379</text:span></text:p>
          </table:table-cell>
          <table:table-cell office:value-type="string" office:string-value="51.32803073528379" table:formula="of:=RIGHT([.K25];LEN([.K25])-4)" table:style-name="ce5">
            <text:p>51.32803073528379</text:p>
          </table:table-cell>
          <table:table-cell office:value-type="float" office:value="51.328030735283697" table:formula="of:=[.L25]+0" table:style-name="ce5">
            <text:p>51.33</text:p>
          </table:table-cell>
          <table:table-cell office:value-type="string" table:style-name="ce4">
            <text:p>20<text:span text:style-name="T1">: </text:span><text:span text:style-name="T2">38.39239074404911</text:span></text:p>
          </table:table-cell>
          <table:table-cell office:value-type="string" office:string-value="38.39239074404911" table:formula="of:=RIGHT([.N25];LEN([.N25])-4)" table:style-name="ce5">
            <text:p>38.39239074404911</text:p>
          </table:table-cell>
          <table:table-cell office:value-type="float" office:value="38.392390744049102" table:formula="of:=[.O25]+0" table:style-name="ce5">
            <text:p>38.39</text:p>
          </table:table-cell>
          <table:table-cell office:value-type="string" table:style-name="ce4">
            <text:p>20<text:span text:style-name="T1">: </text:span><text:span text:style-name="T2">21.291045191768895</text:span></text:p>
          </table:table-cell>
          <table:table-cell office:value-type="string" office:string-value="21.291045191768895" table:formula="of:=RIGHT([.Q25];LEN([.Q25])-4)" table:style-name="ce5">
            <text:p>21.291045191768895</text:p>
          </table:table-cell>
          <table:table-cell office:value-type="float" office:value="21.291045191768799" table:formula="of:=[.R25]+0" table:style-name="ce5">
            <text:p>21.29</text:p>
          </table:table-cell>
          <table:table-cell office:value-type="string" table:style-name="ce4">
            <text:p>20<text:span text:style-name="T1">: </text:span><text:span text:style-name="T2">20.600050549008465</text:span></text:p>
          </table:table-cell>
          <table:table-cell office:value-type="string" office:string-value="20.600050549008465" table:formula="of:=RIGHT([.T25];LEN([.T25])-4)" table:style-name="ce5">
            <text:p>20.600050549008465</text:p>
          </table:table-cell>
          <table:table-cell office:value-type="float" office:value="20.600050549008401" table:formula="of:=[.U25]+0" table:style-name="ce5">
            <text:p>20.60</text:p>
          </table:table-cell>
          <table:table-cell office:value-type="string" table:style-name="ce4">
            <text:p>20<text:span text:style-name="T1">: </text:span><text:span text:style-name="T2">69.70671234118333</text:span></text:p>
          </table:table-cell>
          <table:table-cell office:value-type="string" office:string-value="69.70671234118333" table:formula="of:=RIGHT([.W25];LEN([.W25])-4)" table:style-name="ce5">
            <text:p>69.70671234118333</text:p>
          </table:table-cell>
          <table:table-cell office:value-type="float" office:value="69.706712341183305" table:formula="of:=[.X25]+0" table:style-name="ce5">
            <text:p>69.71</text:p>
          </table:table-cell>
          <table:table-cell office:value-type="string" table:style-name="ce4">
            <text:p>20<text:span text:style-name="T1">: </text:span><text:span text:style-name="T2">52.92196671007265</text:span></text:p>
          </table:table-cell>
          <table:table-cell office:value-type="string" office:string-value="52.92196671007265" table:formula="of:=RIGHT([.Z25];LEN([.Z25])-4)" table:style-name="ce5">
            <text:p>52.92196671007265</text:p>
          </table:table-cell>
          <table:table-cell office:value-type="float" office:value="52.921966710072603" table:formula="of:=[.AA25]+0" table:style-name="ce5">
            <text:p>52.92</text:p>
          </table:table-cell>
          <table:table-cell office:value-type="string" table:style-name="ce4">
            <text:p>20<text:span text:style-name="T1">: </text:span><text:span text:style-name="T2">42.24785178857887</text:span></text:p>
          </table:table-cell>
          <table:table-cell office:value-type="string" office:string-value="42.24785178857887" table:formula="of:=RIGHT([.AC25];LEN([.AC25])-4)" table:style-name="ce5">
            <text:p>42.24785178857887</text:p>
          </table:table-cell>
          <table:table-cell office:value-type="float" office:value="42.247851788578799" table:formula="of:=[.AD25]+0" table:style-name="ce5">
            <text:p>42.25</text:p>
          </table:table-cell>
          <table:table-cell office:value-type="float" office:value="47.003908182663018" table:formula="of:=([.D25]+[.G25]+[.J25]+[.M25]+[.P25]+[.S25]+[.V25]+[.Y25]+[.AB25]+[.AE25])/10" table:style-name="ce5">
            <text:p>47.00</text:p>
          </table:table-cell>
          <table:table-cell office:value-type="float" office:value="17.63385944568909" table:formula="of:=STDEV([.D25];[.G25];[.J25];[.M25];[.P25];[.S25];[.V25];[.Y25];[.AB25];[.AE25])" table:style-name="ce1">
            <text:p>17.63385945</text:p>
          </table:table-cell>
          <table:table-cell table:number-columns-repeated="16351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4">
            <text:p>21<text:span text:style-name="T1">: </text:span><text:span text:style-name="T2">68.94953278534084</text:span></text:p>
          </table:table-cell>
          <table:table-cell office:value-type="string" office:string-value="68.94953278534084" table:formula="of:=RIGHT([.B26];LEN([.B26])-4)" table:style-name="ce5">
            <text:p>68.94953278534084</text:p>
          </table:table-cell>
          <table:table-cell office:value-type="float" office:value="68.949532785340807" table:formula="of:=[.C26]+0" table:style-name="ce5">
            <text:p>68.95</text:p>
          </table:table-cell>
          <table:table-cell office:value-type="string" table:style-name="ce4">
            <text:p>21<text:span text:style-name="T1">: </text:span><text:span text:style-name="T2">46.775879503118475</text:span></text:p>
          </table:table-cell>
          <table:table-cell office:value-type="string" office:string-value="46.775879503118475" table:formula="of:=RIGHT([.E26];LEN([.E26])-4)" table:style-name="ce5">
            <text:p>46.775879503118475</text:p>
          </table:table-cell>
          <table:table-cell office:value-type="float" office:value="46.775879503118396" table:formula="of:=[.F26]+0" table:style-name="ce5">
            <text:p>46.78</text:p>
          </table:table-cell>
          <table:table-cell office:value-type="string" table:style-name="ce4">
            <text:p>21<text:span text:style-name="T1">: </text:span><text:span text:style-name="T2">40.739232473523636</text:span></text:p>
          </table:table-cell>
          <table:table-cell office:value-type="string" office:string-value="40.739232473523636" table:formula="of:=RIGHT([.H26];LEN([.H26])-4)" table:style-name="ce5">
            <text:p>40.739232473523636</text:p>
          </table:table-cell>
          <table:table-cell office:value-type="float" office:value="40.7392324735236" table:formula="of:=[.I26]+0" table:style-name="ce5">
            <text:p>40.74</text:p>
          </table:table-cell>
          <table:table-cell office:value-type="string" table:style-name="ce4">
            <text:p>21<text:span text:style-name="T1">: </text:span><text:span text:style-name="T2">58.025632037766705</text:span></text:p>
          </table:table-cell>
          <table:table-cell office:value-type="string" office:string-value="58.025632037766705" table:formula="of:=RIGHT([.K26];LEN([.K26])-4)" table:style-name="ce5">
            <text:p>58.025632037766705</text:p>
          </table:table-cell>
          <table:table-cell office:value-type="float" office:value="58.025632037766698" table:formula="of:=[.L26]+0" table:style-name="ce5">
            <text:p>58.03</text:p>
          </table:table-cell>
          <table:table-cell office:value-type="string" table:style-name="ce4">
            <text:p>21<text:span text:style-name="T1">: </text:span><text:span text:style-name="T2">45.78161126614209</text:span></text:p>
          </table:table-cell>
          <table:table-cell office:value-type="string" office:string-value="45.78161126614209" table:formula="of:=RIGHT([.N26];LEN([.N26])-4)" table:style-name="ce5">
            <text:p>45.78161126614209</text:p>
          </table:table-cell>
          <table:table-cell office:value-type="float" office:value="45.781611266142001" table:formula="of:=[.O26]+0" table:style-name="ce5">
            <text:p>45.78</text:p>
          </table:table-cell>
          <table:table-cell office:value-type="string" table:style-name="ce4">
            <text:p>21<text:span text:style-name="T1">: </text:span><text:span text:style-name="T2">21.3246171490328</text:span></text:p>
          </table:table-cell>
          <table:table-cell office:value-type="string" office:string-value="21.3246171490328" table:formula="of:=RIGHT([.Q26];LEN([.Q26])-4)" table:style-name="ce5">
            <text:p>21.3246171490328</text:p>
          </table:table-cell>
          <table:table-cell office:value-type="float" office:value="21.3246171490328" table:formula="of:=[.R26]+0" table:style-name="ce5">
            <text:p>21.32</text:p>
          </table:table-cell>
          <table:table-cell office:value-type="string" table:style-name="ce4">
            <text:p>21<text:span text:style-name="T1">: </text:span><text:span text:style-name="T2">19.950648026082387</text:span></text:p>
          </table:table-cell>
          <table:table-cell office:value-type="string" office:string-value="19.950648026082387" table:formula="of:=RIGHT([.T26];LEN([.T26])-4)" table:style-name="ce5">
            <text:p>19.950648026082387</text:p>
          </table:table-cell>
          <table:table-cell office:value-type="float" office:value="19.950648026082298" table:formula="of:=[.U26]+0" table:style-name="ce5">
            <text:p>19.95</text:p>
          </table:table-cell>
          <table:table-cell office:value-type="string" table:style-name="ce4">
            <text:p>21<text:span text:style-name="T1">: </text:span><text:span text:style-name="T2">71.50939582374448</text:span></text:p>
          </table:table-cell>
          <table:table-cell office:value-type="string" office:string-value="71.50939582374448" table:formula="of:=RIGHT([.W26];LEN([.W26])-4)" table:style-name="ce5">
            <text:p>71.50939582374448</text:p>
          </table:table-cell>
          <table:table-cell office:value-type="float" office:value="71.509395823744399" table:formula="of:=[.X26]+0" table:style-name="ce5">
            <text:p>71.51</text:p>
          </table:table-cell>
          <table:table-cell office:value-type="string" table:style-name="ce4">
            <text:p>21<text:span text:style-name="T1">: </text:span><text:span text:style-name="T2">51.63957069033419</text:span></text:p>
          </table:table-cell>
          <table:table-cell office:value-type="string" office:string-value="51.63957069033419" table:formula="of:=RIGHT([.Z26];LEN([.Z26])-4)" table:style-name="ce5">
            <text:p>51.63957069033419</text:p>
          </table:table-cell>
          <table:table-cell office:value-type="float" office:value="51.639570690334097" table:formula="of:=[.AA26]+0" table:style-name="ce5">
            <text:p>51.64</text:p>
          </table:table-cell>
          <table:table-cell office:value-type="string" table:style-name="ce4">
            <text:p>21<text:span text:style-name="T1">: </text:span><text:span text:style-name="T2">34.378623213113016</text:span></text:p>
          </table:table-cell>
          <table:table-cell office:value-type="string" office:string-value="34.378623213113016" table:formula="of:=RIGHT([.AC26];LEN([.AC26])-4)" table:style-name="ce5">
            <text:p>34.378623213113016</text:p>
          </table:table-cell>
          <table:table-cell office:value-type="float" office:value="34.378623213113002" table:formula="of:=[.AD26]+0" table:style-name="ce5">
            <text:p>34.38</text:p>
          </table:table-cell>
          <table:table-cell office:value-type="float" office:value="45.907474296819814" table:formula="of:=([.D26]+[.G26]+[.J26]+[.M26]+[.P26]+[.S26]+[.V26]+[.Y26]+[.AB26]+[.AE26])/10" table:style-name="ce5">
            <text:p>45.91</text:p>
          </table:table-cell>
          <table:table-cell office:value-type="float" office:value="17.652731349615099" table:formula="of:=STDEV([.D26];[.G26];[.J26];[.M26];[.P26];[.S26];[.V26];[.Y26];[.AB26];[.AE26])" table:style-name="ce1">
            <text:p>17.65273135</text:p>
          </table:table-cell>
          <table:table-cell table:number-columns-repeated="16351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4">
            <text:p>22<text:span text:style-name="T1">: </text:span><text:span text:style-name="T2">51.26615709096377</text:span></text:p>
          </table:table-cell>
          <table:table-cell office:value-type="string" office:string-value="51.26615709096377" table:formula="of:=RIGHT([.B27];LEN([.B27])-4)" table:style-name="ce5">
            <text:p>51.26615709096377</text:p>
          </table:table-cell>
          <table:table-cell office:value-type="float" office:value="51.266157090963702" table:formula="of:=[.C27]+0" table:style-name="ce5">
            <text:p>51.27</text:p>
          </table:table-cell>
          <table:table-cell office:value-type="string" table:style-name="ce4">
            <text:p>22<text:span text:style-name="T1">: </text:span><text:span text:style-name="T2">48.70369788720522</text:span></text:p>
          </table:table-cell>
          <table:table-cell office:value-type="string" office:string-value="48.70369788720522" table:formula="of:=RIGHT([.E27];LEN([.E27])-4)" table:style-name="ce5">
            <text:p>48.70369788720522</text:p>
          </table:table-cell>
          <table:table-cell office:value-type="float" office:value="48.703697887205202" table:formula="of:=[.F27]+0" table:style-name="ce5">
            <text:p>48.70</text:p>
          </table:table-cell>
          <table:table-cell office:value-type="string" table:style-name="ce4">
            <text:p>22<text:span text:style-name="T1">: </text:span><text:span text:style-name="T2">39.128620137019816</text:span></text:p>
          </table:table-cell>
          <table:table-cell office:value-type="string" office:string-value="39.128620137019816" table:formula="of:=RIGHT([.H27];LEN([.H27])-4)" table:style-name="ce5">
            <text:p>39.128620137019816</text:p>
          </table:table-cell>
          <table:table-cell office:value-type="float" office:value="39.128620137019801" table:formula="of:=[.I27]+0" table:style-name="ce5">
            <text:p>39.13</text:p>
          </table:table-cell>
          <table:table-cell office:value-type="string" table:style-name="ce4">
            <text:p>22<text:span text:style-name="T1">: </text:span><text:span text:style-name="T2">73.63802052643909</text:span></text:p>
          </table:table-cell>
          <table:table-cell office:value-type="string" office:string-value="73.63802052643909" table:formula="of:=RIGHT([.K27];LEN([.K27])-4)" table:style-name="ce5">
            <text:p>73.63802052643909</text:p>
          </table:table-cell>
          <table:table-cell office:value-type="float" office:value="73.638020526439007" table:formula="of:=[.L27]+0" table:style-name="ce5">
            <text:p>73.64</text:p>
          </table:table-cell>
          <table:table-cell office:value-type="string" table:style-name="ce4">
            <text:p>22<text:span text:style-name="T1">: </text:span><text:span text:style-name="T2">49.27853076311327</text:span></text:p>
          </table:table-cell>
          <table:table-cell office:value-type="string" office:string-value="49.27853076311327" table:formula="of:=RIGHT([.N27];LEN([.N27])-4)" table:style-name="ce5">
            <text:p>49.27853076311327</text:p>
          </table:table-cell>
          <table:table-cell office:value-type="float" office:value="49.278530763113203" table:formula="of:=[.O27]+0" table:style-name="ce5">
            <text:p>49.28</text:p>
          </table:table-cell>
          <table:table-cell office:value-type="string" table:style-name="ce4">
            <text:p>22<text:span text:style-name="T1">: </text:span><text:span text:style-name="T2">21.086516619639212</text:span></text:p>
          </table:table-cell>
          <table:table-cell office:value-type="string" office:string-value="21.086516619639212" table:formula="of:=RIGHT([.Q27];LEN([.Q27])-4)" table:style-name="ce5">
            <text:p>21.086516619639212</text:p>
          </table:table-cell>
          <table:table-cell office:value-type="float" office:value="21.086516619639202" table:formula="of:=[.R27]+0" table:style-name="ce5">
            <text:p>21.09</text:p>
          </table:table-cell>
          <table:table-cell office:value-type="string" table:style-name="ce4">
            <text:p>22<text:span text:style-name="T1">: </text:span><text:span text:style-name="T2">19.345674492503647</text:span></text:p>
          </table:table-cell>
          <table:table-cell office:value-type="string" office:string-value="19.345674492503647" table:formula="of:=RIGHT([.T27];LEN([.T27])-4)" table:style-name="ce5">
            <text:p>19.345674492503647</text:p>
          </table:table-cell>
          <table:table-cell office:value-type="float" office:value="19.345674492503601" table:formula="of:=[.U27]+0" table:style-name="ce5">
            <text:p>19.35</text:p>
          </table:table-cell>
          <table:table-cell office:value-type="string" table:style-name="ce4">
            <text:p>22<text:span text:style-name="T1">: </text:span><text:span text:style-name="T2">63.350303921068324</text:span></text:p>
          </table:table-cell>
          <table:table-cell office:value-type="string" office:string-value="63.350303921068324" table:formula="of:=RIGHT([.W27];LEN([.W27])-4)" table:style-name="ce5">
            <text:p>63.350303921068324</text:p>
          </table:table-cell>
          <table:table-cell office:value-type="float" office:value="63.350303921068303" table:formula="of:=[.X27]+0" table:style-name="ce5">
            <text:p>63.35</text:p>
          </table:table-cell>
          <table:table-cell office:value-type="string" table:style-name="ce4">
            <text:p>22<text:span text:style-name="T1">: </text:span><text:span text:style-name="T2">67.84060212781452</text:span></text:p>
          </table:table-cell>
          <table:table-cell office:value-type="string" office:string-value="67.84060212781452" table:formula="of:=RIGHT([.Z27];LEN([.Z27])-4)" table:style-name="ce5">
            <text:p>67.84060212781452</text:p>
          </table:table-cell>
          <table:table-cell office:value-type="float" office:value="67.840602127814506" table:formula="of:=[.AA27]+0" table:style-name="ce5">
            <text:p>67.84</text:p>
          </table:table-cell>
          <table:table-cell office:value-type="string" table:style-name="ce4">
            <text:p>22<text:span text:style-name="T1">: </text:span><text:span text:style-name="T2">52.892641356283185</text:span></text:p>
          </table:table-cell>
          <table:table-cell office:value-type="string" office:string-value="52.892641356283185" table:formula="of:=RIGHT([.AC27];LEN([.AC27])-4)" table:style-name="ce5">
            <text:p>52.892641356283185</text:p>
          </table:table-cell>
          <table:table-cell office:value-type="float" office:value="52.8926413562831" table:formula="of:=[.AD27]+0" table:style-name="ce5">
            <text:p>52.89</text:p>
          </table:table-cell>
          <table:table-cell office:value-type="float" office:value="48.65307649220496" table:formula="of:=([.D27]+[.G27]+[.J27]+[.M27]+[.P27]+[.S27]+[.V27]+[.Y27]+[.AB27]+[.AE27])/10" table:style-name="ce5">
            <text:p>48.65</text:p>
          </table:table-cell>
          <table:table-cell office:value-type="float" office:value="18.083655058801199" table:formula="of:=STDEV([.D27];[.G27];[.J27];[.M27];[.P27];[.S27];[.V27];[.Y27];[.AB27];[.AE27])" table:style-name="ce1">
            <text:p>18.08365506</text:p>
          </table:table-cell>
          <table:table-cell table:number-columns-repeated="16351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4">
            <text:p>23<text:span text:style-name="T1">: </text:span><text:span text:style-name="T2">50.21500244930972</text:span></text:p>
          </table:table-cell>
          <table:table-cell office:value-type="string" office:string-value="50.21500244930972" table:formula="of:=RIGHT([.B28];LEN([.B28])-4)" table:style-name="ce5">
            <text:p>50.21500244930972</text:p>
          </table:table-cell>
          <table:table-cell office:value-type="float" office:value="50.215002449309701" table:formula="of:=[.C28]+0" table:style-name="ce5">
            <text:p>50.22</text:p>
          </table:table-cell>
          <table:table-cell office:value-type="string" table:style-name="ce4">
            <text:p>23<text:span text:style-name="T1">: </text:span><text:span text:style-name="T2">51.729720892498584</text:span></text:p>
          </table:table-cell>
          <table:table-cell office:value-type="string" office:string-value="51.729720892498584" table:formula="of:=RIGHT([.E28];LEN([.E28])-4)" table:style-name="ce5">
            <text:p>51.729720892498584</text:p>
          </table:table-cell>
          <table:table-cell office:value-type="float" office:value="51.729720892498499" table:formula="of:=[.F28]+0" table:style-name="ce5">
            <text:p>51.73</text:p>
          </table:table-cell>
          <table:table-cell office:value-type="string" table:style-name="ce4">
            <text:p>23<text:span text:style-name="T1">: </text:span><text:span text:style-name="T2">59.128973557227084</text:span></text:p>
          </table:table-cell>
          <table:table-cell office:value-type="string" office:string-value="59.128973557227084" table:formula="of:=RIGHT([.H28];LEN([.H28])-4)" table:style-name="ce5">
            <text:p>59.128973557227084</text:p>
          </table:table-cell>
          <table:table-cell office:value-type="float" office:value="59.128973557226999" table:formula="of:=[.I28]+0" table:style-name="ce5">
            <text:p>59.13</text:p>
          </table:table-cell>
          <table:table-cell office:value-type="string" table:style-name="ce4">
            <text:p>23<text:span text:style-name="T1">: </text:span><text:span text:style-name="T2">74.94593311264698</text:span></text:p>
          </table:table-cell>
          <table:table-cell office:value-type="string" office:string-value="74.94593311264698" table:formula="of:=RIGHT([.K28];LEN([.K28])-4)" table:style-name="ce5">
            <text:p>74.94593311264698</text:p>
          </table:table-cell>
          <table:table-cell office:value-type="float" office:value="74.945933112646898" table:formula="of:=[.L28]+0" table:style-name="ce5">
            <text:p>74.95</text:p>
          </table:table-cell>
          <table:table-cell office:value-type="string" table:style-name="ce4">
            <text:p>23<text:span text:style-name="T1">: </text:span><text:span text:style-name="T2">46.11265158279781</text:span></text:p>
          </table:table-cell>
          <table:table-cell office:value-type="string" office:string-value="46.11265158279781" table:formula="of:=RIGHT([.N28];LEN([.N28])-4)" table:style-name="ce5">
            <text:p>46.11265158279781</text:p>
          </table:table-cell>
          <table:table-cell office:value-type="float" office:value="46.112651582797803" table:formula="of:=[.O28]+0" table:style-name="ce5">
            <text:p>46.11</text:p>
          </table:table-cell>
          <table:table-cell office:value-type="string" table:style-name="ce4">
            <text:p>23<text:span text:style-name="T1">: </text:span><text:span text:style-name="T2">30.33373113961513</text:span></text:p>
          </table:table-cell>
          <table:table-cell office:value-type="string" office:string-value="30.33373113961513" table:formula="of:=RIGHT([.Q28];LEN([.Q28])-4)" table:style-name="ce5">
            <text:p>30.33373113961513</text:p>
          </table:table-cell>
          <table:table-cell office:value-type="float" office:value="30.3337311396151" table:formula="of:=[.R28]+0" table:style-name="ce5">
            <text:p>30.33</text:p>
          </table:table-cell>
          <table:table-cell office:value-type="string" table:style-name="ce4">
            <text:p>23<text:span text:style-name="T1">: </text:span><text:span text:style-name="T2">19.852870623159994</text:span></text:p>
          </table:table-cell>
          <table:table-cell office:value-type="string" office:string-value="19.852870623159994" table:formula="of:=RIGHT([.T28];LEN([.T28])-4)" table:style-name="ce5">
            <text:p>19.852870623159994</text:p>
          </table:table-cell>
          <table:table-cell office:value-type="float" office:value="19.852870623159902" table:formula="of:=[.U28]+0" table:style-name="ce5">
            <text:p>19.85</text:p>
          </table:table-cell>
          <table:table-cell office:value-type="string" table:style-name="ce4">
            <text:p>23<text:span text:style-name="T1">: </text:span><text:span text:style-name="T2">78.17979271541087</text:span></text:p>
          </table:table-cell>
          <table:table-cell office:value-type="string" office:string-value="78.17979271541087" table:formula="of:=RIGHT([.W28];LEN([.W28])-4)" table:style-name="ce5">
            <text:p>78.17979271541087</text:p>
          </table:table-cell>
          <table:table-cell office:value-type="float" office:value="78.179792715410798" table:formula="of:=[.X28]+0" table:style-name="ce5">
            <text:p>78.18</text:p>
          </table:table-cell>
          <table:table-cell office:value-type="string" table:style-name="ce4">
            <text:p>23<text:span text:style-name="T1">: </text:span><text:span text:style-name="T2">56.52067265764991</text:span></text:p>
          </table:table-cell>
          <table:table-cell office:value-type="string" office:string-value="56.52067265764991" table:formula="of:=RIGHT([.Z28];LEN([.Z28])-4)" table:style-name="ce5">
            <text:p>56.52067265764991</text:p>
          </table:table-cell>
          <table:table-cell office:value-type="float" office:value="56.520672657649897" table:formula="of:=[.AA28]+0" table:style-name="ce5">
            <text:p>56.52</text:p>
          </table:table-cell>
          <table:table-cell office:value-type="string" table:style-name="ce4">
            <text:p>23<text:span text:style-name="T1">: </text:span><text:span text:style-name="T2">48.63618750583798</text:span></text:p>
          </table:table-cell>
          <table:table-cell office:value-type="string" office:string-value="48.63618750583798" table:formula="of:=RIGHT([.AC28];LEN([.AC28])-4)" table:style-name="ce5">
            <text:p>48.63618750583798</text:p>
          </table:table-cell>
          <table:table-cell office:value-type="float" office:value="48.636187505837903" table:formula="of:=[.AD28]+0" table:style-name="ce5">
            <text:p>48.64</text:p>
          </table:table-cell>
          <table:table-cell office:value-type="float" office:value="51.565553623615358" table:formula="of:=([.D28]+[.G28]+[.J28]+[.M28]+[.P28]+[.S28]+[.V28]+[.Y28]+[.AB28]+[.AE28])/10" table:style-name="ce5">
            <text:p>51.57</text:p>
          </table:table-cell>
          <table:table-cell office:value-type="float" office:value="17.743133908907414" table:formula="of:=STDEV([.D28];[.G28];[.J28];[.M28];[.P28];[.S28];[.V28];[.Y28];[.AB28];[.AE28])" table:style-name="ce1">
            <text:p>17.74313391</text:p>
          </table:table-cell>
          <table:table-cell table:number-columns-repeated="16351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4">
            <text:p>24<text:span text:style-name="T1">: </text:span><text:span text:style-name="T2">46.27121223692353</text:span></text:p>
          </table:table-cell>
          <table:table-cell office:value-type="string" office:string-value="46.27121223692353" table:formula="of:=RIGHT([.B29];LEN([.B29])-4)" table:style-name="ce5">
            <text:p>46.27121223692353</text:p>
          </table:table-cell>
          <table:table-cell office:value-type="float" office:value="46.271212236923503" table:formula="of:=[.C29]+0" table:style-name="ce5">
            <text:p>46.27</text:p>
          </table:table-cell>
          <table:table-cell office:value-type="string" table:style-name="ce4">
            <text:p>24<text:span text:style-name="T1">: </text:span><text:span text:style-name="T2">35.36076792012049</text:span></text:p>
          </table:table-cell>
          <table:table-cell office:value-type="string" office:string-value="35.36076792012049" table:formula="of:=RIGHT([.E29];LEN([.E29])-4)" table:style-name="ce5">
            <text:p>35.36076792012049</text:p>
          </table:table-cell>
          <table:table-cell office:value-type="float" office:value="35.360767920120402" table:formula="of:=[.F29]+0" table:style-name="ce5">
            <text:p>35.36</text:p>
          </table:table-cell>
          <table:table-cell office:value-type="string" table:style-name="ce4">
            <text:p>24<text:span text:style-name="T1">: </text:span><text:span text:style-name="T2">55.67148351857635</text:span></text:p>
          </table:table-cell>
          <table:table-cell office:value-type="string" office:string-value="55.67148351857635" table:formula="of:=RIGHT([.H29];LEN([.H29])-4)" table:style-name="ce5">
            <text:p>55.67148351857635</text:p>
          </table:table-cell>
          <table:table-cell office:value-type="float" office:value="55.671483518576302" table:formula="of:=[.I29]+0" table:style-name="ce5">
            <text:p>55.67</text:p>
          </table:table-cell>
          <table:table-cell office:value-type="string" table:style-name="ce4">
            <text:p>24<text:span text:style-name="T1">: </text:span><text:span text:style-name="T2">85.55581234156824</text:span></text:p>
          </table:table-cell>
          <table:table-cell office:value-type="string" office:string-value="85.55581234156824" table:formula="of:=RIGHT([.K29];LEN([.K29])-4)" table:style-name="ce5">
            <text:p>85.55581234156824</text:p>
          </table:table-cell>
          <table:table-cell office:value-type="float" office:value="85.555812341568199" table:formula="of:=[.L29]+0" table:style-name="ce5">
            <text:p>85.56</text:p>
          </table:table-cell>
          <table:table-cell office:value-type="string" table:style-name="ce4">
            <text:p>24<text:span text:style-name="T1">: </text:span><text:span text:style-name="T2">56.118740982366226</text:span></text:p>
          </table:table-cell>
          <table:table-cell office:value-type="string" office:string-value="56.118740982366226" table:formula="of:=RIGHT([.N29];LEN([.N29])-4)" table:style-name="ce5">
            <text:p>56.118740982366226</text:p>
          </table:table-cell>
          <table:table-cell office:value-type="float" office:value="56.118740982366198" table:formula="of:=[.O29]+0" table:style-name="ce5">
            <text:p>56.12</text:p>
          </table:table-cell>
          <table:table-cell office:value-type="string" table:style-name="ce4">
            <text:p>24<text:span text:style-name="T1">: </text:span><text:span text:style-name="T2">19.949651667604982</text:span></text:p>
          </table:table-cell>
          <table:table-cell office:value-type="string" office:string-value="19.949651667604982" table:formula="of:=RIGHT([.Q29];LEN([.Q29])-4)" table:style-name="ce5">
            <text:p>19.949651667604982</text:p>
          </table:table-cell>
          <table:table-cell office:value-type="float" office:value="19.9496516676049" table:formula="of:=[.R29]+0" table:style-name="ce5">
            <text:p>19.95</text:p>
          </table:table-cell>
          <table:table-cell office:value-type="string" table:style-name="ce4">
            <text:p>24<text:span text:style-name="T1">: </text:span><text:span text:style-name="T2">17.473027788949526</text:span></text:p>
          </table:table-cell>
          <table:table-cell office:value-type="string" office:string-value="17.473027788949526" table:formula="of:=RIGHT([.T29];LEN([.T29])-4)" table:style-name="ce5">
            <text:p>17.473027788949526</text:p>
          </table:table-cell>
          <table:table-cell office:value-type="float" office:value="17.473027788949501" table:formula="of:=[.U29]+0" table:style-name="ce5">
            <text:p>17.47</text:p>
          </table:table-cell>
          <table:table-cell office:value-type="string" table:style-name="ce4">
            <text:p>24<text:span text:style-name="T1">: </text:span><text:span text:style-name="T2">76.47770947310542</text:span></text:p>
          </table:table-cell>
          <table:table-cell office:value-type="string" office:string-value="76.47770947310542" table:formula="of:=RIGHT([.W29];LEN([.W29])-4)" table:style-name="ce5">
            <text:p>76.47770947310542</text:p>
          </table:table-cell>
          <table:table-cell office:value-type="float" office:value="76.477709473105406" table:formula="of:=[.X29]+0" table:style-name="ce5">
            <text:p>76.48</text:p>
          </table:table-cell>
          <table:table-cell office:value-type="string" table:style-name="ce4">
            <text:p>24<text:span text:style-name="T1">: </text:span><text:span text:style-name="T2">51.39779173822482</text:span></text:p>
          </table:table-cell>
          <table:table-cell office:value-type="string" office:string-value="51.39779173822482" table:formula="of:=RIGHT([.Z29];LEN([.Z29])-4)" table:style-name="ce5">
            <text:p>51.39779173822482</text:p>
          </table:table-cell>
          <table:table-cell office:value-type="float" office:value="51.397791738224797" table:formula="of:=[.AA29]+0" table:style-name="ce5">
            <text:p>51.40</text:p>
          </table:table-cell>
          <table:table-cell office:value-type="string" table:style-name="ce4">
            <text:p>24<text:span text:style-name="T1">: </text:span><text:span text:style-name="T2">34.844085899733855</text:span></text:p>
          </table:table-cell>
          <table:table-cell office:value-type="string" office:string-value="34.844085899733855" table:formula="of:=RIGHT([.AC29];LEN([.AC29])-4)" table:style-name="ce5">
            <text:p>34.844085899733855</text:p>
          </table:table-cell>
          <table:table-cell office:value-type="float" office:value="34.844085899733798" table:formula="of:=[.AD29]+0" table:style-name="ce5">
            <text:p>34.84</text:p>
          </table:table-cell>
          <table:table-cell office:value-type="float" office:value="47.912028356717293" table:formula="of:=([.D29]+[.G29]+[.J29]+[.M29]+[.P29]+[.S29]+[.V29]+[.Y29]+[.AB29]+[.AE29])/10" table:style-name="ce5">
            <text:p>47.91</text:p>
          </table:table-cell>
          <table:table-cell office:value-type="float" office:value="22.141432341090301" table:formula="of:=STDEV([.D29];[.G29];[.J29];[.M29];[.P29];[.S29];[.V29];[.Y29];[.AB29];[.AE29])" table:style-name="ce1">
            <text:p>22.14143234</text:p>
          </table:table-cell>
          <table:table-cell table:number-columns-repeated="16351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4">
            <text:p>25<text:span text:style-name="T1">: </text:span><text:span text:style-name="T2">59.75348961784796</text:span></text:p>
          </table:table-cell>
          <table:table-cell office:value-type="string" office:string-value="59.75348961784796" table:formula="of:=RIGHT([.B30];LEN([.B30])-4)" table:style-name="ce5">
            <text:p>59.75348961784796</text:p>
          </table:table-cell>
          <table:table-cell office:value-type="float" office:value="59.753489617847897" table:formula="of:=[.C30]+0" table:style-name="ce5">
            <text:p>59.75</text:p>
          </table:table-cell>
          <table:table-cell office:value-type="string" table:style-name="ce4">
            <text:p>25<text:span text:style-name="T1">: </text:span><text:span text:style-name="T2">45.90557048991783</text:span></text:p>
          </table:table-cell>
          <table:table-cell office:value-type="string" office:string-value="45.90557048991783" table:formula="of:=RIGHT([.E30];LEN([.E30])-4)" table:style-name="ce5">
            <text:p>45.90557048991783</text:p>
          </table:table-cell>
          <table:table-cell office:value-type="float" office:value="45.9055704899178" table:formula="of:=[.F30]+0" table:style-name="ce5">
            <text:p>45.91</text:p>
          </table:table-cell>
          <table:table-cell office:value-type="string" table:style-name="ce4">
            <text:p>25<text:span text:style-name="T1">: </text:span><text:span text:style-name="T2">48.16493582068743</text:span></text:p>
          </table:table-cell>
          <table:table-cell office:value-type="string" office:string-value="48.16493582068743" table:formula="of:=RIGHT([.H30];LEN([.H30])-4)" table:style-name="ce5">
            <text:p>48.16493582068743</text:p>
          </table:table-cell>
          <table:table-cell office:value-type="float" office:value="48.164935820687397" table:formula="of:=[.I30]+0" table:style-name="ce5">
            <text:p>48.16</text:p>
          </table:table-cell>
          <table:table-cell office:value-type="string" table:style-name="ce4">
            <text:p>25<text:span text:style-name="T1">: </text:span><text:span text:style-name="T2">60.50326808998881</text:span></text:p>
          </table:table-cell>
          <table:table-cell office:value-type="string" office:string-value="60.50326808998881" table:formula="of:=RIGHT([.K30];LEN([.K30])-4)" table:style-name="ce5">
            <text:p>60.50326808998881</text:p>
          </table:table-cell>
          <table:table-cell office:value-type="float" office:value="60.503268089988801" table:formula="of:=[.L30]+0" table:style-name="ce5">
            <text:p>60.50</text:p>
          </table:table-cell>
          <table:table-cell office:value-type="string" table:style-name="ce4">
            <text:p>25<text:span text:style-name="T1">: </text:span><text:span text:style-name="T2">49.993549468130084</text:span></text:p>
          </table:table-cell>
          <table:table-cell office:value-type="string" office:string-value="49.993549468130084" table:formula="of:=RIGHT([.N30];LEN([.N30])-4)" table:style-name="ce5">
            <text:p>49.993549468130084</text:p>
          </table:table-cell>
          <table:table-cell office:value-type="float" office:value="49.993549468129999" table:formula="of:=[.O30]+0" table:style-name="ce5">
            <text:p>49.99</text:p>
          </table:table-cell>
          <table:table-cell office:value-type="string" table:style-name="ce4">
            <text:p>25<text:span text:style-name="T1">: </text:span><text:span text:style-name="T2">19.32572154769822</text:span></text:p>
          </table:table-cell>
          <table:table-cell office:value-type="string" office:string-value="19.32572154769822" table:formula="of:=RIGHT([.Q30];LEN([.Q30])-4)" table:style-name="ce5">
            <text:p>19.32572154769822</text:p>
          </table:table-cell>
          <table:table-cell office:value-type="float" office:value="19.325721547698201" table:formula="of:=[.R30]+0" table:style-name="ce5">
            <text:p>19.33</text:p>
          </table:table-cell>
          <table:table-cell office:value-type="string" table:style-name="ce4">
            <text:p>25<text:span text:style-name="T1">: </text:span><text:span text:style-name="T2">18.838276391581722</text:span></text:p>
          </table:table-cell>
          <table:table-cell office:value-type="string" office:string-value="18.838276391581722" table:formula="of:=RIGHT([.T30];LEN([.T30])-4)" table:style-name="ce5">
            <text:p>18.838276391581722</text:p>
          </table:table-cell>
          <table:table-cell office:value-type="float" office:value="18.838276391581701" table:formula="of:=[.U30]+0" table:style-name="ce5">
            <text:p>18.84</text:p>
          </table:table-cell>
          <table:table-cell office:value-type="string" table:style-name="ce4">
            <text:p>25<text:span text:style-name="T1">: </text:span><text:span text:style-name="T2">67.9023138300246</text:span></text:p>
          </table:table-cell>
          <table:table-cell office:value-type="string" office:string-value="67.9023138300246" table:formula="of:=RIGHT([.W30];LEN([.W30])-4)" table:style-name="ce5">
            <text:p>67.9023138300246</text:p>
          </table:table-cell>
          <table:table-cell office:value-type="float" office:value="67.902313830024596" table:formula="of:=[.X30]+0" table:style-name="ce5">
            <text:p>67.90</text:p>
          </table:table-cell>
          <table:table-cell office:value-type="string" table:style-name="ce4">
            <text:p>25<text:span text:style-name="T1">: </text:span><text:span text:style-name="T2">48.601781308875914</text:span></text:p>
          </table:table-cell>
          <table:table-cell office:value-type="string" office:string-value="48.601781308875914" table:formula="of:=RIGHT([.Z30];LEN([.Z30])-4)" table:style-name="ce5">
            <text:p>48.601781308875914</text:p>
          </table:table-cell>
          <table:table-cell office:value-type="float" office:value="48.6017813088759" table:formula="of:=[.AA30]+0" table:style-name="ce5">
            <text:p>48.60</text:p>
          </table:table-cell>
          <table:table-cell office:value-type="string" table:style-name="ce4">
            <text:p>25<text:span text:style-name="T1">: </text:span><text:span text:style-name="T2">24.96318968205003</text:span></text:p>
          </table:table-cell>
          <table:table-cell office:value-type="string" office:string-value="24.96318968205003" table:formula="of:=RIGHT([.AC30];LEN([.AC30])-4)" table:style-name="ce5">
            <text:p>24.96318968205003</text:p>
          </table:table-cell>
          <table:table-cell office:value-type="float" office:value="24.96318968205" table:formula="of:=[.AD30]+0" table:style-name="ce5">
            <text:p>24.96</text:p>
          </table:table-cell>
          <table:table-cell office:value-type="float" office:value="44.395209624680227" table:formula="of:=([.D30]+[.G30]+[.J30]+[.M30]+[.P30]+[.S30]+[.V30]+[.Y30]+[.AB30]+[.AE30])/10" table:style-name="ce5">
            <text:p>44.40</text:p>
          </table:table-cell>
          <table:table-cell office:value-type="float" office:value="17.552139494907326" table:formula="of:=STDEV([.D30];[.G30];[.J30];[.M30];[.P30];[.S30];[.V30];[.Y30];[.AB30];[.AE30])" table:style-name="ce1">
            <text:p>17.55213949</text:p>
          </table:table-cell>
          <table:table-cell table:number-columns-repeated="16351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4">
            <text:p>26<text:span text:style-name="T1">: </text:span><text:span text:style-name="T2">52.534301655541</text:span></text:p>
          </table:table-cell>
          <table:table-cell office:value-type="string" office:string-value="52.534301655541" table:formula="of:=RIGHT([.B31];LEN([.B31])-4)" table:style-name="ce5">
            <text:p>52.534301655541</text:p>
          </table:table-cell>
          <table:table-cell office:value-type="float" office:value="52.534301655541" table:formula="of:=[.C31]+0" table:style-name="ce5">
            <text:p>52.53</text:p>
          </table:table-cell>
          <table:table-cell office:value-type="string" table:style-name="ce4">
            <text:p>26<text:span text:style-name="T1">: </text:span><text:span text:style-name="T2">52.84901969331994</text:span></text:p>
          </table:table-cell>
          <table:table-cell office:value-type="string" office:string-value="52.84901969331994" table:formula="of:=RIGHT([.E31];LEN([.E31])-4)" table:style-name="ce5">
            <text:p>52.84901969331994</text:p>
          </table:table-cell>
          <table:table-cell office:value-type="float" office:value="52.849019693319903" table:formula="of:=[.F31]+0" table:style-name="ce5">
            <text:p>52.85</text:p>
          </table:table-cell>
          <table:table-cell office:value-type="string" table:style-name="ce4">
            <text:p>26<text:span text:style-name="T1">: </text:span><text:span text:style-name="T2">46.83014976108735</text:span></text:p>
          </table:table-cell>
          <table:table-cell office:value-type="string" office:string-value="46.83014976108735" table:formula="of:=RIGHT([.H31];LEN([.H31])-4)" table:style-name="ce5">
            <text:p>46.83014976108735</text:p>
          </table:table-cell>
          <table:table-cell office:value-type="float" office:value="46.830149761087299" table:formula="of:=[.I31]+0" table:style-name="ce5">
            <text:p>46.83</text:p>
          </table:table-cell>
          <table:table-cell office:value-type="string" table:style-name="ce4">
            <text:p>26<text:span text:style-name="T1">: </text:span><text:span text:style-name="T2">61.89412265872015</text:span></text:p>
          </table:table-cell>
          <table:table-cell office:value-type="string" office:string-value="61.89412265872015" table:formula="of:=RIGHT([.K31];LEN([.K31])-4)" table:style-name="ce5">
            <text:p>61.89412265872015</text:p>
          </table:table-cell>
          <table:table-cell office:value-type="float" office:value="61.8941226587201" table:formula="of:=[.L31]+0" table:style-name="ce5">
            <text:p>61.89</text:p>
          </table:table-cell>
          <table:table-cell office:value-type="string" table:style-name="ce4">
            <text:p>26<text:span text:style-name="T1">: </text:span><text:span text:style-name="T2">44.7831772347367</text:span></text:p>
          </table:table-cell>
          <table:table-cell office:value-type="string" office:string-value="44.7831772347367" table:formula="of:=RIGHT([.N31];LEN([.N31])-4)" table:style-name="ce5">
            <text:p>44.7831772347367</text:p>
          </table:table-cell>
          <table:table-cell office:value-type="float" office:value="44.783177234736698" table:formula="of:=[.O31]+0" table:style-name="ce5">
            <text:p>44.78</text:p>
          </table:table-cell>
          <table:table-cell office:value-type="string" table:style-name="ce4">
            <text:p>26<text:span text:style-name="T1">: </text:span><text:span text:style-name="T2">20.044441964526353</text:span></text:p>
          </table:table-cell>
          <table:table-cell office:value-type="string" office:string-value="20.044441964526353" table:formula="of:=RIGHT([.Q31];LEN([.Q31])-4)" table:style-name="ce5">
            <text:p>20.044441964526353</text:p>
          </table:table-cell>
          <table:table-cell office:value-type="float" office:value="20.0444419645263" table:formula="of:=[.R31]+0" table:style-name="ce5">
            <text:p>20.04</text:p>
          </table:table-cell>
          <table:table-cell office:value-type="string" table:style-name="ce4">
            <text:p>26<text:span text:style-name="T1">: </text:span><text:span text:style-name="T2">17.967182563368404</text:span></text:p>
          </table:table-cell>
          <table:table-cell office:value-type="string" office:string-value="17.967182563368404" table:formula="of:=RIGHT([.T31];LEN([.T31])-4)" table:style-name="ce5">
            <text:p>17.967182563368404</text:p>
          </table:table-cell>
          <table:table-cell office:value-type="float" office:value="17.9671825633684" table:formula="of:=[.U31]+0" table:style-name="ce5">
            <text:p>17.97</text:p>
          </table:table-cell>
          <table:table-cell office:value-type="string" table:style-name="ce4">
            <text:p>26<text:span text:style-name="T1">: </text:span><text:span text:style-name="T2">79.72978636727137</text:span></text:p>
          </table:table-cell>
          <table:table-cell office:value-type="string" office:string-value="79.72978636727137" table:formula="of:=RIGHT([.W31];LEN([.W31])-4)" table:style-name="ce5">
            <text:p>79.72978636727137</text:p>
          </table:table-cell>
          <table:table-cell office:value-type="float" office:value="79.729786367271302" table:formula="of:=[.X31]+0" table:style-name="ce5">
            <text:p>79.73</text:p>
          </table:table-cell>
          <table:table-cell office:value-type="string" table:style-name="ce4">
            <text:p>26<text:span text:style-name="T1">: </text:span><text:span text:style-name="T2">59.81242497790545</text:span></text:p>
          </table:table-cell>
          <table:table-cell office:value-type="string" office:string-value="59.81242497790545" table:formula="of:=RIGHT([.Z31];LEN([.Z31])-4)" table:style-name="ce5">
            <text:p>59.81242497790545</text:p>
          </table:table-cell>
          <table:table-cell office:value-type="float" office:value="59.812424977905401" table:formula="of:=[.AA31]+0" table:style-name="ce5">
            <text:p>59.81</text:p>
          </table:table-cell>
          <table:table-cell office:value-type="string" table:style-name="ce4">
            <text:p>26<text:span text:style-name="T1">: </text:span><text:span text:style-name="T2">32.88896218591562</text:span></text:p>
          </table:table-cell>
          <table:table-cell office:value-type="string" office:string-value="32.88896218591562" table:formula="of:=RIGHT([.AC31];LEN([.AC31])-4)" table:style-name="ce5">
            <text:p>32.88896218591562</text:p>
          </table:table-cell>
          <table:table-cell office:value-type="float" office:value="32.888962185915602" table:formula="of:=[.AD31]+0" table:style-name="ce5">
            <text:p>32.89</text:p>
          </table:table-cell>
          <table:table-cell office:value-type="float" office:value="46.933356906239197" table:formula="of:=([.D31]+[.G31]+[.J31]+[.M31]+[.P31]+[.S31]+[.V31]+[.Y31]+[.AB31]+[.AE31])/10" table:style-name="ce5">
            <text:p>46.93</text:p>
          </table:table-cell>
          <table:table-cell office:value-type="float" office:value="19.135767238289439" table:formula="of:=STDEV([.D31];[.G31];[.J31];[.M31];[.P31];[.S31];[.V31];[.Y31];[.AB31];[.AE31])" table:style-name="ce1">
            <text:p>19.13576724</text:p>
          </table:table-cell>
          <table:table-cell table:number-columns-repeated="16351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4">
            <text:p>27<text:span text:style-name="T1">: </text:span><text:span text:style-name="T2">58.928330374300494</text:span></text:p>
          </table:table-cell>
          <table:table-cell office:value-type="string" office:string-value="58.928330374300494" table:formula="of:=RIGHT([.B32];LEN([.B32])-4)" table:style-name="ce5">
            <text:p>58.928330374300494</text:p>
          </table:table-cell>
          <table:table-cell office:value-type="float" office:value="58.928330374300401" table:formula="of:=[.C32]+0" table:style-name="ce5">
            <text:p>58.93</text:p>
          </table:table-cell>
          <table:table-cell office:value-type="string" table:style-name="ce4">
            <text:p>27<text:span text:style-name="T1">: </text:span><text:span text:style-name="T2">40.59006204757339</text:span></text:p>
          </table:table-cell>
          <table:table-cell office:value-type="string" office:string-value="40.59006204757339" table:formula="of:=RIGHT([.E32];LEN([.E32])-4)" table:style-name="ce5">
            <text:p>40.59006204757339</text:p>
          </table:table-cell>
          <table:table-cell office:value-type="float" office:value="40.590062047573298" table:formula="of:=[.F32]+0" table:style-name="ce5">
            <text:p>40.59</text:p>
          </table:table-cell>
          <table:table-cell office:value-type="string" table:style-name="ce4">
            <text:p>27<text:span text:style-name="T1">: </text:span><text:span text:style-name="T2">49.517817716387896</text:span></text:p>
          </table:table-cell>
          <table:table-cell office:value-type="string" office:string-value="49.517817716387896" table:formula="of:=RIGHT([.H32];LEN([.H32])-4)" table:style-name="ce5">
            <text:p>49.517817716387896</text:p>
          </table:table-cell>
          <table:table-cell office:value-type="float" office:value="49.517817716387803" table:formula="of:=[.I32]+0" table:style-name="ce5">
            <text:p>49.52</text:p>
          </table:table-cell>
          <table:table-cell office:value-type="string" table:style-name="ce4">
            <text:p>27<text:span text:style-name="T1">: </text:span><text:span text:style-name="T2">68.35633868761936</text:span></text:p>
          </table:table-cell>
          <table:table-cell office:value-type="string" office:string-value="68.35633868761936" table:formula="of:=RIGHT([.K32];LEN([.K32])-4)" table:style-name="ce5">
            <text:p>68.35633868761936</text:p>
          </table:table-cell>
          <table:table-cell office:value-type="float" office:value="68.356338687619299" table:formula="of:=[.L32]+0" table:style-name="ce5">
            <text:p>68.36</text:p>
          </table:table-cell>
          <table:table-cell office:value-type="string" table:style-name="ce4">
            <text:p>27<text:span text:style-name="T1">: </text:span><text:span text:style-name="T2">47.12943937900064</text:span></text:p>
          </table:table-cell>
          <table:table-cell office:value-type="string" office:string-value="47.12943937900064" table:formula="of:=RIGHT([.N32];LEN([.N32])-4)" table:style-name="ce5">
            <text:p>47.12943937900064</text:p>
          </table:table-cell>
          <table:table-cell office:value-type="float" office:value="47.129439379000601" table:formula="of:=[.O32]+0" table:style-name="ce5">
            <text:p>47.13</text:p>
          </table:table-cell>
          <table:table-cell office:value-type="string" table:style-name="ce4">
            <text:p>27<text:span text:style-name="T1">: </text:span><text:span text:style-name="T2">20.103882148682352</text:span></text:p>
          </table:table-cell>
          <table:table-cell office:value-type="string" office:string-value="20.103882148682352" table:formula="of:=RIGHT([.Q32];LEN([.Q32])-4)" table:style-name="ce5">
            <text:p>20.103882148682352</text:p>
          </table:table-cell>
          <table:table-cell office:value-type="float" office:value="20.103882148682299" table:formula="of:=[.R32]+0" table:style-name="ce5">
            <text:p>20.10</text:p>
          </table:table-cell>
          <table:table-cell office:value-type="string" table:style-name="ce4">
            <text:p>27<text:span text:style-name="T1">: </text:span><text:span text:style-name="T2">21.384860828951815</text:span></text:p>
          </table:table-cell>
          <table:table-cell office:value-type="string" office:string-value="21.384860828951815" table:formula="of:=RIGHT([.T32];LEN([.T32])-4)" table:style-name="ce5">
            <text:p>21.384860828951815</text:p>
          </table:table-cell>
          <table:table-cell office:value-type="float" office:value="21.384860828951801" table:formula="of:=[.U32]+0" table:style-name="ce5">
            <text:p>21.38</text:p>
          </table:table-cell>
          <table:table-cell office:value-type="string" table:style-name="ce4">
            <text:p>27<text:span text:style-name="T1">: </text:span><text:span text:style-name="T2">80.8489922367294</text:span></text:p>
          </table:table-cell>
          <table:table-cell office:value-type="string" office:string-value="80.8489922367294" table:formula="of:=RIGHT([.W32];LEN([.W32])-4)" table:style-name="ce5">
            <text:p>80.8489922367294</text:p>
          </table:table-cell>
          <table:table-cell office:value-type="float" office:value="80.848992236729401" table:formula="of:=[.X32]+0" table:style-name="ce5">
            <text:p>80.85</text:p>
          </table:table-cell>
          <table:table-cell office:value-type="string" table:style-name="ce4">
            <text:p>27<text:span text:style-name="T1">: </text:span><text:span text:style-name="T2">52.266992072211636</text:span></text:p>
          </table:table-cell>
          <table:table-cell office:value-type="string" office:string-value="52.266992072211636" table:formula="of:=RIGHT([.Z32];LEN([.Z32])-4)" table:style-name="ce5">
            <text:p>52.266992072211636</text:p>
          </table:table-cell>
          <table:table-cell office:value-type="float" office:value="52.2669920722116" table:formula="of:=[.AA32]+0" table:style-name="ce5">
            <text:p>52.27</text:p>
          </table:table-cell>
          <table:table-cell office:value-type="string" table:style-name="ce4">
            <text:p>27<text:span text:style-name="T1">: </text:span><text:span text:style-name="T2">39.652140860817916</text:span></text:p>
          </table:table-cell>
          <table:table-cell office:value-type="string" office:string-value="39.652140860817916" table:formula="of:=RIGHT([.AC32];LEN([.AC32])-4)" table:style-name="ce5">
            <text:p>39.652140860817916</text:p>
          </table:table-cell>
          <table:table-cell office:value-type="float" office:value="39.652140860817902" table:formula="of:=[.AD32]+0" table:style-name="ce5">
            <text:p>39.65</text:p>
          </table:table-cell>
          <table:table-cell office:value-type="float" office:value="47.877885635227443" table:formula="of:=([.D32]+[.G32]+[.J32]+[.M32]+[.P32]+[.S32]+[.V32]+[.Y32]+[.AB32]+[.AE32])/10" table:style-name="ce5">
            <text:p>47.88</text:p>
          </table:table-cell>
          <table:table-cell office:value-type="float" office:value="18.988704028147989" table:formula="of:=STDEV([.D32];[.G32];[.J32];[.M32];[.P32];[.S32];[.V32];[.Y32];[.AB32];[.AE32])" table:style-name="ce1">
            <text:p>18.98870403</text:p>
          </table:table-cell>
          <table:table-cell table:number-columns-repeated="16351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4">
            <text:p>28<text:span text:style-name="T1">: </text:span><text:span text:style-name="T2">61.60919388243639</text:span></text:p>
          </table:table-cell>
          <table:table-cell office:value-type="string" office:string-value="61.60919388243639" table:formula="of:=RIGHT([.B33];LEN([.B33])-4)" table:style-name="ce5">
            <text:p>61.60919388243639</text:p>
          </table:table-cell>
          <table:table-cell office:value-type="float" office:value="61.609193882436301" table:formula="of:=[.C33]+0" table:style-name="ce5">
            <text:p>61.61</text:p>
          </table:table-cell>
          <table:table-cell office:value-type="string" table:style-name="ce4">
            <text:p>28<text:span text:style-name="T1">: </text:span><text:span text:style-name="T2">38.11512954355816</text:span></text:p>
          </table:table-cell>
          <table:table-cell office:value-type="string" office:string-value="38.11512954355816" table:formula="of:=RIGHT([.E33];LEN([.E33])-4)" table:style-name="ce5">
            <text:p>38.11512954355816</text:p>
          </table:table-cell>
          <table:table-cell office:value-type="float" office:value="38.115129543558098" table:formula="of:=[.F33]+0" table:style-name="ce5">
            <text:p>38.12</text:p>
          </table:table-cell>
          <table:table-cell office:value-type="string" table:style-name="ce4">
            <text:p>28<text:span text:style-name="T1">: </text:span><text:span text:style-name="T2">66.97549863624575</text:span></text:p>
          </table:table-cell>
          <table:table-cell office:value-type="string" office:string-value="66.97549863624575" table:formula="of:=RIGHT([.H33];LEN([.H33])-4)" table:style-name="ce5">
            <text:p>66.97549863624575</text:p>
          </table:table-cell>
          <table:table-cell office:value-type="float" office:value="66.975498636245703" table:formula="of:=[.I33]+0" table:style-name="ce5">
            <text:p>66.98</text:p>
          </table:table-cell>
          <table:table-cell office:value-type="string" table:style-name="ce4">
            <text:p>28<text:span text:style-name="T1">: </text:span><text:span text:style-name="T2">76.04288925277145</text:span></text:p>
          </table:table-cell>
          <table:table-cell office:value-type="string" office:string-value="76.04288925277145" table:formula="of:=RIGHT([.K33];LEN([.K33])-4)" table:style-name="ce5">
            <text:p>76.04288925277145</text:p>
          </table:table-cell>
          <table:table-cell office:value-type="float" office:value="76.042889252771403" table:formula="of:=[.L33]+0" table:style-name="ce5">
            <text:p>76.04</text:p>
          </table:table-cell>
          <table:table-cell office:value-type="string" table:style-name="ce4">
            <text:p>28<text:span text:style-name="T1">: </text:span><text:span text:style-name="T2">59.57770026888941</text:span></text:p>
          </table:table-cell>
          <table:table-cell office:value-type="string" office:string-value="59.57770026888941" table:formula="of:=RIGHT([.N33];LEN([.N33])-4)" table:style-name="ce5">
            <text:p>59.57770026888941</text:p>
          </table:table-cell>
          <table:table-cell office:value-type="float" office:value="59.577700268889402" table:formula="of:=[.O33]+0" table:style-name="ce5">
            <text:p>59.58</text:p>
          </table:table-cell>
          <table:table-cell office:value-type="string" table:style-name="ce4">
            <text:p>28<text:span text:style-name="T1">: </text:span><text:span text:style-name="T2">21.50024979672435</text:span></text:p>
          </table:table-cell>
          <table:table-cell office:value-type="string" office:string-value="21.50024979672435" table:formula="of:=RIGHT([.Q33];LEN([.Q33])-4)" table:style-name="ce5">
            <text:p>21.50024979672435</text:p>
          </table:table-cell>
          <table:table-cell office:value-type="float" office:value="21.500249796724301" table:formula="of:=[.R33]+0" table:style-name="ce5">
            <text:p>21.50</text:p>
          </table:table-cell>
          <table:table-cell office:value-type="string" table:style-name="ce4">
            <text:p>28<text:span text:style-name="T1">: </text:span><text:span text:style-name="T2">17.817616075434522</text:span></text:p>
          </table:table-cell>
          <table:table-cell office:value-type="string" office:string-value="17.817616075434522" table:formula="of:=RIGHT([.T33];LEN([.T33])-4)" table:style-name="ce5">
            <text:p>17.817616075434522</text:p>
          </table:table-cell>
          <table:table-cell office:value-type="float" office:value="17.817616075434501" table:formula="of:=[.U33]+0" table:style-name="ce5">
            <text:p>17.82</text:p>
          </table:table-cell>
          <table:table-cell office:value-type="string" table:style-name="ce4">
            <text:p>28<text:span text:style-name="T1">: </text:span><text:span text:style-name="T2">83.39044676626355</text:span></text:p>
          </table:table-cell>
          <table:table-cell office:value-type="string" office:string-value="83.39044676626355" table:formula="of:=RIGHT([.W33];LEN([.W33])-4)" table:style-name="ce5">
            <text:p>83.39044676626355</text:p>
          </table:table-cell>
          <table:table-cell office:value-type="float" office:value="83.390446766263494" table:formula="of:=[.X33]+0" table:style-name="ce5">
            <text:p>83.39</text:p>
          </table:table-cell>
          <table:table-cell office:value-type="string" table:style-name="ce4">
            <text:p>28<text:span text:style-name="T1">: </text:span><text:span text:style-name="T2">73.25644718266018</text:span></text:p>
          </table:table-cell>
          <table:table-cell office:value-type="string" office:string-value="73.25644718266018" table:formula="of:=RIGHT([.Z33];LEN([.Z33])-4)" table:style-name="ce5">
            <text:p>73.25644718266018</text:p>
          </table:table-cell>
          <table:table-cell office:value-type="float" office:value="73.256447182660096" table:formula="of:=[.AA33]+0" table:style-name="ce5">
            <text:p>73.26</text:p>
          </table:table-cell>
          <table:table-cell office:value-type="string" table:style-name="ce4">
            <text:p>28<text:span text:style-name="T1">: </text:span><text:span text:style-name="T2">42.94453464513774</text:span></text:p>
          </table:table-cell>
          <table:table-cell office:value-type="string" office:string-value="42.94453464513774" table:formula="of:=RIGHT([.AC33];LEN([.AC33])-4)" table:style-name="ce5">
            <text:p>42.94453464513774</text:p>
          </table:table-cell>
          <table:table-cell office:value-type="float" office:value="42.944534645137701" table:formula="of:=[.AD33]+0" table:style-name="ce5">
            <text:p>42.94</text:p>
          </table:table-cell>
          <table:table-cell office:value-type="float" office:value="54.1229706050121" table:formula="of:=([.D33]+[.G33]+[.J33]+[.M33]+[.P33]+[.S33]+[.V33]+[.Y33]+[.AB33]+[.AE33])/10" table:style-name="ce5">
            <text:p>54.12</text:p>
          </table:table-cell>
          <table:table-cell office:value-type="float" office:value="22.895104033133119" table:formula="of:=STDEV([.D33];[.G33];[.J33];[.M33];[.P33];[.S33];[.V33];[.Y33];[.AB33];[.AE33])" table:style-name="ce1">
            <text:p>22.89510403</text:p>
          </table:table-cell>
          <table:table-cell table:number-columns-repeated="16351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4">
            <text:p>29<text:span text:style-name="T1">: </text:span><text:span text:style-name="T2">54.42802658319366</text:span></text:p>
          </table:table-cell>
          <table:table-cell office:value-type="string" office:string-value="54.42802658319366" table:formula="of:=RIGHT([.B34];LEN([.B34])-4)" table:style-name="ce5">
            <text:p>54.42802658319366</text:p>
          </table:table-cell>
          <table:table-cell office:value-type="float" office:value="54.428026583193599" table:formula="of:=[.C34]+0" table:style-name="ce5">
            <text:p>54.43</text:p>
          </table:table-cell>
          <table:table-cell office:value-type="string" table:style-name="ce4">
            <text:p>29<text:span text:style-name="T1">: </text:span><text:span text:style-name="T2">46.280161659095356</text:span></text:p>
          </table:table-cell>
          <table:table-cell office:value-type="string" office:string-value="46.280161659095356" table:formula="of:=RIGHT([.E34];LEN([.E34])-4)" table:style-name="ce5">
            <text:p>46.280161659095356</text:p>
          </table:table-cell>
          <table:table-cell office:value-type="float" office:value="46.280161659095299" table:formula="of:=[.F34]+0" table:style-name="ce5">
            <text:p>46.28</text:p>
          </table:table-cell>
          <table:table-cell office:value-type="string" table:style-name="ce4">
            <text:p>29<text:span text:style-name="T1">: </text:span><text:span text:style-name="T2">59.17804884675617</text:span></text:p>
          </table:table-cell>
          <table:table-cell office:value-type="string" office:string-value="59.17804884675617" table:formula="of:=RIGHT([.H34];LEN([.H34])-4)" table:style-name="ce5">
            <text:p>59.17804884675617</text:p>
          </table:table-cell>
          <table:table-cell office:value-type="float" office:value="59.178048846756099" table:formula="of:=[.I34]+0" table:style-name="ce5">
            <text:p>59.18</text:p>
          </table:table-cell>
          <table:table-cell office:value-type="string" table:style-name="ce4">
            <text:p>29<text:span text:style-name="T1">: </text:span><text:span text:style-name="T2">72.8906572701371</text:span></text:p>
          </table:table-cell>
          <table:table-cell office:value-type="string" office:string-value="72.8906572701371" table:formula="of:=RIGHT([.K34];LEN([.K34])-4)" table:style-name="ce5">
            <text:p>72.8906572701371</text:p>
          </table:table-cell>
          <table:table-cell office:value-type="float" office:value="72.890657270137098" table:formula="of:=[.L34]+0" table:style-name="ce5">
            <text:p>72.89</text:p>
          </table:table-cell>
          <table:table-cell office:value-type="string" table:style-name="ce4">
            <text:p>29<text:span text:style-name="T1">: </text:span><text:span text:style-name="T2">54.85464396349725</text:span></text:p>
          </table:table-cell>
          <table:table-cell office:value-type="string" office:string-value="54.85464396349725" table:formula="of:=RIGHT([.N34];LEN([.N34])-4)" table:style-name="ce5">
            <text:p>54.85464396349725</text:p>
          </table:table-cell>
          <table:table-cell office:value-type="float" office:value="54.854643963497203" table:formula="of:=[.O34]+0" table:style-name="ce5">
            <text:p>54.85</text:p>
          </table:table-cell>
          <table:table-cell office:value-type="string" table:style-name="ce4">
            <text:p>29<text:span text:style-name="T1">: </text:span><text:span text:style-name="T2">21.838585587477652</text:span></text:p>
          </table:table-cell>
          <table:table-cell office:value-type="string" office:string-value="21.838585587477652" table:formula="of:=RIGHT([.Q34];LEN([.Q34])-4)" table:style-name="ce5">
            <text:p>21.838585587477652</text:p>
          </table:table-cell>
          <table:table-cell office:value-type="float" office:value="21.838585587477599" table:formula="of:=[.R34]+0" table:style-name="ce5">
            <text:p>21.84</text:p>
          </table:table-cell>
          <table:table-cell office:value-type="string" table:style-name="ce4">
            <text:p>29<text:span text:style-name="T1">: </text:span><text:span text:style-name="T2">18.040104658245912</text:span></text:p>
          </table:table-cell>
          <table:table-cell office:value-type="string" office:string-value="18.040104658245912" table:formula="of:=RIGHT([.T34];LEN([.T34])-4)" table:style-name="ce5">
            <text:p>18.040104658245912</text:p>
          </table:table-cell>
          <table:table-cell office:value-type="float" office:value="18.040104658245902" table:formula="of:=[.U34]+0" table:style-name="ce5">
            <text:p>18.04</text:p>
          </table:table-cell>
          <table:table-cell office:value-type="string" table:style-name="ce4">
            <text:p>29<text:span text:style-name="T1">: </text:span><text:span text:style-name="T2">73.2683507545446</text:span></text:p>
          </table:table-cell>
          <table:table-cell office:value-type="string" office:string-value="73.2683507545446" table:formula="of:=RIGHT([.W34];LEN([.W34])-4)" table:style-name="ce5">
            <text:p>73.2683507545446</text:p>
          </table:table-cell>
          <table:table-cell office:value-type="float" office:value="73.268350754544599" table:formula="of:=[.X34]+0" table:style-name="ce5">
            <text:p>73.27</text:p>
          </table:table-cell>
          <table:table-cell office:value-type="string" table:style-name="ce4">
            <text:p>29<text:span text:style-name="T1">: </text:span><text:span text:style-name="T2">70.64358158873588</text:span></text:p>
          </table:table-cell>
          <table:table-cell office:value-type="string" office:string-value="70.64358158873588" table:formula="of:=RIGHT([.Z34];LEN([.Z34])-4)" table:style-name="ce5">
            <text:p>70.64358158873588</text:p>
          </table:table-cell>
          <table:table-cell office:value-type="float" office:value="70.643581588735799" table:formula="of:=[.AA34]+0" table:style-name="ce5">
            <text:p>70.64</text:p>
          </table:table-cell>
          <table:table-cell office:value-type="string" table:style-name="ce4">
            <text:p>29<text:span text:style-name="T1">: </text:span><text:span text:style-name="T2">41.62611569013826</text:span></text:p>
          </table:table-cell>
          <table:table-cell office:value-type="string" office:string-value="41.62611569013826" table:formula="of:=RIGHT([.AC34];LEN([.AC34])-4)" table:style-name="ce5">
            <text:p>41.62611569013826</text:p>
          </table:table-cell>
          <table:table-cell office:value-type="float" office:value="41.626115690138199" table:formula="of:=[.AD34]+0" table:style-name="ce5">
            <text:p>41.63</text:p>
          </table:table-cell>
          <table:table-cell office:value-type="float" office:value="51.304827660182141" table:formula="of:=([.D34]+[.G34]+[.J34]+[.M34]+[.P34]+[.S34]+[.V34]+[.Y34]+[.AB34]+[.AE34])/10" table:style-name="ce5">
            <text:p>51.30</text:p>
          </table:table-cell>
          <table:table-cell office:value-type="float" office:value="19.721395379504767" table:formula="of:=STDEV([.D34];[.G34];[.J34];[.M34];[.P34];[.S34];[.V34];[.Y34];[.AB34];[.AE34])" table:style-name="ce1">
            <text:p>19.72139538</text:p>
          </table:table-cell>
          <table:table-cell table:number-columns-repeated="16351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4">
            <text:p>30<text:span text:style-name="T1">: </text:span><text:span text:style-name="T2">50.858717623872536</text:span></text:p>
          </table:table-cell>
          <table:table-cell office:value-type="string" office:string-value="50.858717623872536" table:formula="of:=RIGHT([.B35];LEN([.B35])-4)" table:style-name="ce5">
            <text:p>50.858717623872536</text:p>
          </table:table-cell>
          <table:table-cell office:value-type="float" office:value="50.858717623872501" table:formula="of:=[.C35]+0" table:style-name="ce5">
            <text:p>50.86</text:p>
          </table:table-cell>
          <table:table-cell office:value-type="string" table:style-name="ce4">
            <text:p>30<text:span text:style-name="T1">: </text:span><text:span text:style-name="T2">48.200410261278634</text:span></text:p>
          </table:table-cell>
          <table:table-cell office:value-type="string" office:string-value="48.200410261278634" table:formula="of:=RIGHT([.E35];LEN([.E35])-4)" table:style-name="ce5">
            <text:p>48.200410261278634</text:p>
          </table:table-cell>
          <table:table-cell office:value-type="float" office:value="48.200410261278599" table:formula="of:=[.F35]+0" table:style-name="ce5">
            <text:p>48.20</text:p>
          </table:table-cell>
          <table:table-cell office:value-type="string" table:style-name="ce4">
            <text:p>30<text:span text:style-name="T1">: </text:span><text:span text:style-name="T2">60.06416207613425</text:span></text:p>
          </table:table-cell>
          <table:table-cell office:value-type="string" office:string-value="60.06416207613425" table:formula="of:=RIGHT([.H35];LEN([.H35])-4)" table:style-name="ce5">
            <text:p>60.06416207613425</text:p>
          </table:table-cell>
          <table:table-cell office:value-type="float" office:value="60.064162076134203" table:formula="of:=[.I35]+0" table:style-name="ce5">
            <text:p>60.06</text:p>
          </table:table-cell>
          <table:table-cell office:value-type="string" table:style-name="ce4">
            <text:p>30<text:span text:style-name="T1">: </text:span><text:span text:style-name="T2">69.17867505048739</text:span></text:p>
          </table:table-cell>
          <table:table-cell office:value-type="string" office:string-value="69.17867505048739" table:formula="of:=RIGHT([.K35];LEN([.K35])-4)" table:style-name="ce5">
            <text:p>69.17867505048739</text:p>
          </table:table-cell>
          <table:table-cell office:value-type="float" office:value="69.1786750504873" table:formula="of:=[.L35]+0" table:style-name="ce5">
            <text:p>69.18</text:p>
          </table:table-cell>
          <table:table-cell office:value-type="string" table:style-name="ce4">
            <text:p>30<text:span text:style-name="T1">: </text:span><text:span text:style-name="T2">43.54107697469762</text:span></text:p>
          </table:table-cell>
          <table:table-cell office:value-type="string" office:string-value="43.54107697469762" table:formula="of:=RIGHT([.N35];LEN([.N35])-4)" table:style-name="ce5">
            <text:p>43.54107697469762</text:p>
          </table:table-cell>
          <table:table-cell office:value-type="float" office:value="43.541076974697603" table:formula="of:=[.O35]+0" table:style-name="ce5">
            <text:p>43.54</text:p>
          </table:table-cell>
          <table:table-cell office:value-type="string" table:style-name="ce4">
            <text:p>30<text:span text:style-name="T1">: </text:span><text:span text:style-name="T2">21.194566951402756</text:span></text:p>
          </table:table-cell>
          <table:table-cell office:value-type="string" office:string-value="21.194566951402756" table:formula="of:=RIGHT([.Q35];LEN([.Q35])-4)" table:style-name="ce5">
            <text:p>21.194566951402756</text:p>
          </table:table-cell>
          <table:table-cell office:value-type="float" office:value="21.194566951402699" table:formula="of:=[.R35]+0" table:style-name="ce5">
            <text:p>21.19</text:p>
          </table:table-cell>
          <table:table-cell office:value-type="string" table:style-name="ce4">
            <text:p>30<text:span text:style-name="T1">: </text:span><text:span text:style-name="T2">20.951479926838097</text:span></text:p>
          </table:table-cell>
          <table:table-cell office:value-type="string" office:string-value="20.951479926838097" table:formula="of:=RIGHT([.T35];LEN([.T35])-4)" table:style-name="ce5">
            <text:p>20.951479926838097</text:p>
          </table:table-cell>
          <table:table-cell office:value-type="float" office:value="20.951479926838001" table:formula="of:=[.U35]+0" table:style-name="ce5">
            <text:p>20.95</text:p>
          </table:table-cell>
          <table:table-cell office:value-type="string" table:style-name="ce4">
            <text:p>30<text:span text:style-name="T1">: </text:span><text:span text:style-name="T2">59.86735949795629</text:span></text:p>
          </table:table-cell>
          <table:table-cell office:value-type="string" office:string-value="59.86735949795629" table:formula="of:=RIGHT([.W35];LEN([.W35])-4)" table:style-name="ce5">
            <text:p>59.86735949795629</text:p>
          </table:table-cell>
          <table:table-cell office:value-type="float" office:value="59.867359497956201" table:formula="of:=[.X35]+0" table:style-name="ce5">
            <text:p>59.87</text:p>
          </table:table-cell>
          <table:table-cell office:value-type="string" table:style-name="ce4">
            <text:p>30<text:span text:style-name="T1">: </text:span><text:span text:style-name="T2">53.86375232997101</text:span></text:p>
          </table:table-cell>
          <table:table-cell office:value-type="string" office:string-value="53.86375232997101" table:formula="of:=RIGHT([.Z35];LEN([.Z35])-4)" table:style-name="ce5">
            <text:p>53.86375232997101</text:p>
          </table:table-cell>
          <table:table-cell office:value-type="float" office:value="53.863752329971" table:formula="of:=[.AA35]+0" table:style-name="ce5">
            <text:p>53.86</text:p>
          </table:table-cell>
          <table:table-cell office:value-type="string" table:style-name="ce4">
            <text:p>30<text:span text:style-name="T1">: </text:span><text:span text:style-name="T2">33.01365828598982</text:span></text:p>
          </table:table-cell>
          <table:table-cell office:value-type="string" office:string-value="33.01365828598982" table:formula="of:=RIGHT([.AC35];LEN([.AC35])-4)" table:style-name="ce5">
            <text:p>33.01365828598982</text:p>
          </table:table-cell>
          <table:table-cell office:value-type="float" office:value="33.013658285989798" table:formula="of:=[.AD35]+0" table:style-name="ce5">
            <text:p>33.01</text:p>
          </table:table-cell>
          <table:table-cell office:value-type="float" office:value="46.073385897862792" table:formula="of:=([.D35]+[.G35]+[.J35]+[.M35]+[.P35]+[.S35]+[.V35]+[.Y35]+[.AB35]+[.AE35])/10" table:style-name="ce5">
            <text:p>46.07</text:p>
          </table:table-cell>
          <table:table-cell office:value-type="float" office:value="16.448634592642232" table:formula="of:=STDEV([.D35];[.G35];[.J35];[.M35];[.P35];[.S35];[.V35];[.Y35];[.AB35];[.AE35])" table:style-name="ce1">
            <text:p>16.44863459</text:p>
          </table:table-cell>
          <table:table-cell table:number-columns-repeated="16351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4">
            <text:p>31<text:span text:style-name="T1">: </text:span><text:span text:style-name="T2">52.698644451106226</text:span></text:p>
          </table:table-cell>
          <table:table-cell office:value-type="string" office:string-value="52.698644451106226" table:formula="of:=RIGHT([.B36];LEN([.B36])-4)" table:style-name="ce5">
            <text:p>52.698644451106226</text:p>
          </table:table-cell>
          <table:table-cell office:value-type="float" office:value="52.698644451106198" table:formula="of:=[.C36]+0" table:style-name="ce5">
            <text:p>52.70</text:p>
          </table:table-cell>
          <table:table-cell office:value-type="string" table:style-name="ce4">
            <text:p>31<text:span text:style-name="T1">: </text:span><text:span text:style-name="T2">43.27288615165593</text:span></text:p>
          </table:table-cell>
          <table:table-cell office:value-type="string" office:string-value="43.27288615165593" table:formula="of:=RIGHT([.E36];LEN([.E36])-4)" table:style-name="ce5">
            <text:p>43.27288615165593</text:p>
          </table:table-cell>
          <table:table-cell office:value-type="float" office:value="43.272886151655896" table:formula="of:=[.F36]+0" table:style-name="ce5">
            <text:p>43.27</text:p>
          </table:table-cell>
          <table:table-cell office:value-type="string" table:style-name="ce4">
            <text:p>31<text:span text:style-name="T1">: </text:span><text:span text:style-name="T2">64.9007947740474</text:span></text:p>
          </table:table-cell>
          <table:table-cell office:value-type="string" office:string-value="64.9007947740474" table:formula="of:=RIGHT([.H36];LEN([.H36])-4)" table:style-name="ce5">
            <text:p>64.9007947740474</text:p>
          </table:table-cell>
          <table:table-cell office:value-type="float" office:value="64.900794774047398" table:formula="of:=[.I36]+0" table:style-name="ce5">
            <text:p>64.90</text:p>
          </table:table-cell>
          <table:table-cell office:value-type="string" table:style-name="ce4">
            <text:p>31<text:span text:style-name="T1">: </text:span><text:span text:style-name="T2">70.91279309178316</text:span></text:p>
          </table:table-cell>
          <table:table-cell office:value-type="string" office:string-value="70.91279309178316" table:formula="of:=RIGHT([.K36];LEN([.K36])-4)" table:style-name="ce5">
            <text:p>70.91279309178316</text:p>
          </table:table-cell>
          <table:table-cell office:value-type="float" office:value="70.912793091783101" table:formula="of:=[.L36]+0" table:style-name="ce5">
            <text:p>70.91</text:p>
          </table:table-cell>
          <table:table-cell office:value-type="string" table:style-name="ce4">
            <text:p>31<text:span text:style-name="T1">: </text:span><text:span text:style-name="T2">52.3156914970812</text:span></text:p>
          </table:table-cell>
          <table:table-cell office:value-type="string" office:string-value="52.3156914970812" table:formula="of:=RIGHT([.N36];LEN([.N36])-4)" table:style-name="ce5">
            <text:p>52.3156914970812</text:p>
          </table:table-cell>
          <table:table-cell office:value-type="float" office:value="52.315691497081197" table:formula="of:=[.O36]+0" table:style-name="ce5">
            <text:p>52.32</text:p>
          </table:table-cell>
          <table:table-cell office:value-type="string" table:style-name="ce4">
            <text:p>31<text:span text:style-name="T1">: </text:span><text:span text:style-name="T2">21.029720804680405</text:span></text:p>
          </table:table-cell>
          <table:table-cell office:value-type="string" office:string-value="21.029720804680405" table:formula="of:=RIGHT([.Q36];LEN([.Q36])-4)" table:style-name="ce5">
            <text:p>21.029720804680405</text:p>
          </table:table-cell>
          <table:table-cell office:value-type="float" office:value="21.029720804680402" table:formula="of:=[.R36]+0" table:style-name="ce5">
            <text:p>21.03</text:p>
          </table:table-cell>
          <table:table-cell office:value-type="string" table:style-name="ce4">
            <text:p>31<text:span text:style-name="T1">: </text:span><text:span text:style-name="T2">18.81099078823188</text:span></text:p>
          </table:table-cell>
          <table:table-cell office:value-type="string" office:string-value="18.81099078823188" table:formula="of:=RIGHT([.T36];LEN([.T36])-4)" table:style-name="ce5">
            <text:p>18.81099078823188</text:p>
          </table:table-cell>
          <table:table-cell office:value-type="float" office:value="18.810990788231798" table:formula="of:=[.U36]+0" table:style-name="ce5">
            <text:p>18.81</text:p>
          </table:table-cell>
          <table:table-cell office:value-type="string" table:style-name="ce4">
            <text:p>31<text:span text:style-name="T1">: </text:span><text:span text:style-name="T2">75.07765808885442</text:span></text:p>
          </table:table-cell>
          <table:table-cell office:value-type="string" office:string-value="75.07765808885442" table:formula="of:=RIGHT([.W36];LEN([.W36])-4)" table:style-name="ce5">
            <text:p>75.07765808885442</text:p>
          </table:table-cell>
          <table:table-cell office:value-type="float" office:value="75.077658088854406" table:formula="of:=[.X36]+0" table:style-name="ce5">
            <text:p>75.08</text:p>
          </table:table-cell>
          <table:table-cell office:value-type="string" table:style-name="ce4">
            <text:p>31<text:span text:style-name="T1">: </text:span><text:span text:style-name="T2">46.41572302059576</text:span></text:p>
          </table:table-cell>
          <table:table-cell office:value-type="string" office:string-value="46.41572302059576" table:formula="of:=RIGHT([.Z36];LEN([.Z36])-4)" table:style-name="ce5">
            <text:p>46.41572302059576</text:p>
          </table:table-cell>
          <table:table-cell office:value-type="float" office:value="46.415723020595699" table:formula="of:=[.AA36]+0" table:style-name="ce5">
            <text:p>46.42</text:p>
          </table:table-cell>
          <table:table-cell office:value-type="string" table:style-name="ce4">
            <text:p>31<text:span text:style-name="T1">: </text:span><text:span text:style-name="T2">38.583925727039684</text:span></text:p>
          </table:table-cell>
          <table:table-cell office:value-type="string" office:string-value="38.583925727039684" table:formula="of:=RIGHT([.AC36];LEN([.AC36])-4)" table:style-name="ce5">
            <text:p>38.583925727039684</text:p>
          </table:table-cell>
          <table:table-cell office:value-type="float" office:value="38.583925727039599" table:formula="of:=[.AD36]+0" table:style-name="ce5">
            <text:p>38.58</text:p>
          </table:table-cell>
          <table:table-cell office:value-type="float" office:value="48.401882839507572" table:formula="of:=([.D36]+[.G36]+[.J36]+[.M36]+[.P36]+[.S36]+[.V36]+[.Y36]+[.AB36]+[.AE36])/10" table:style-name="ce5">
            <text:p>48.40</text:p>
          </table:table-cell>
          <table:table-cell office:value-type="float" office:value="19.078295071980428" table:formula="of:=STDEV([.D36];[.G36];[.J36];[.M36];[.P36];[.S36];[.V36];[.Y36];[.AB36];[.AE36])" table:style-name="ce1">
            <text:p>19.07829507</text:p>
          </table:table-cell>
          <table:table-cell table:number-columns-repeated="16351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4">
            <text:p>32<text:span text:style-name="T1">: </text:span><text:span text:style-name="T2">46.500115966144456</text:span></text:p>
          </table:table-cell>
          <table:table-cell office:value-type="string" office:string-value="46.500115966144456" table:formula="of:=RIGHT([.B37];LEN([.B37])-4)" table:style-name="ce5">
            <text:p>46.500115966144456</text:p>
          </table:table-cell>
          <table:table-cell office:value-type="float" office:value="46.500115966144399" table:formula="of:=[.C37]+0" table:style-name="ce5">
            <text:p>46.50</text:p>
          </table:table-cell>
          <table:table-cell office:value-type="string" table:style-name="ce4">
            <text:p>32<text:span text:style-name="T1">: </text:span><text:span text:style-name="T2">46.086625490460094</text:span></text:p>
          </table:table-cell>
          <table:table-cell office:value-type="string" office:string-value="46.086625490460094" table:formula="of:=RIGHT([.E37];LEN([.E37])-4)" table:style-name="ce5">
            <text:p>46.086625490460094</text:p>
          </table:table-cell>
          <table:table-cell office:value-type="float" office:value="46.086625490460001" table:formula="of:=[.F37]+0" table:style-name="ce5">
            <text:p>46.09</text:p>
          </table:table-cell>
          <table:table-cell office:value-type="string" table:style-name="ce4">
            <text:p>32<text:span text:style-name="T1">: </text:span><text:span text:style-name="T2">57.02429387194394</text:span></text:p>
          </table:table-cell>
          <table:table-cell office:value-type="string" office:string-value="57.02429387194394" table:formula="of:=RIGHT([.H37];LEN([.H37])-4)" table:style-name="ce5">
            <text:p>57.02429387194394</text:p>
          </table:table-cell>
          <table:table-cell office:value-type="float" office:value="57.024293871943897" table:formula="of:=[.I37]+0" table:style-name="ce5">
            <text:p>57.02</text:p>
          </table:table-cell>
          <table:table-cell office:value-type="string" table:style-name="ce4">
            <text:p>32<text:span text:style-name="T1">: </text:span><text:span text:style-name="T2">72.65042170877783</text:span></text:p>
          </table:table-cell>
          <table:table-cell office:value-type="string" office:string-value="72.65042170877783" table:formula="of:=RIGHT([.K37];LEN([.K37])-4)" table:style-name="ce5">
            <text:p>72.65042170877783</text:p>
          </table:table-cell>
          <table:table-cell office:value-type="float" office:value="72.650421708777799" table:formula="of:=[.L37]+0" table:style-name="ce5">
            <text:p>72.65</text:p>
          </table:table-cell>
          <table:table-cell office:value-type="string" table:style-name="ce4">
            <text:p>32<text:span text:style-name="T1">: </text:span><text:span text:style-name="T2">39.370304194725016</text:span></text:p>
          </table:table-cell>
          <table:table-cell office:value-type="string" office:string-value="39.370304194725016" table:formula="of:=RIGHT([.N37];LEN([.N37])-4)" table:style-name="ce5">
            <text:p>39.370304194725016</text:p>
          </table:table-cell>
          <table:table-cell office:value-type="float" office:value="39.370304194725001" table:formula="of:=[.O37]+0" table:style-name="ce5">
            <text:p>39.37</text:p>
          </table:table-cell>
          <table:table-cell office:value-type="string" table:style-name="ce4">
            <text:p>32<text:span text:style-name="T1">: </text:span><text:span text:style-name="T2">19.8418392397012</text:span></text:p>
          </table:table-cell>
          <table:table-cell office:value-type="string" office:string-value="19.8418392397012" table:formula="of:=RIGHT([.Q37];LEN([.Q37])-4)" table:style-name="ce5">
            <text:p>19.8418392397012</text:p>
          </table:table-cell>
          <table:table-cell office:value-type="float" office:value="19.841839239701201" table:formula="of:=[.R37]+0" table:style-name="ce5">
            <text:p>19.84</text:p>
          </table:table-cell>
          <table:table-cell office:value-type="string" table:style-name="ce4">
            <text:p>32<text:span text:style-name="T1">: </text:span><text:span text:style-name="T2">23.226892469269238</text:span></text:p>
          </table:table-cell>
          <table:table-cell office:value-type="string" office:string-value="23.226892469269238" table:formula="of:=RIGHT([.T37];LEN([.T37])-4)" table:style-name="ce5">
            <text:p>23.226892469269238</text:p>
          </table:table-cell>
          <table:table-cell office:value-type="float" office:value="23.226892469269199" table:formula="of:=[.U37]+0" table:style-name="ce5">
            <text:p>23.23</text:p>
          </table:table-cell>
          <table:table-cell office:value-type="string" table:style-name="ce4">
            <text:p>32<text:span text:style-name="T1">: </text:span><text:span text:style-name="T2">60.63251985918394</text:span></text:p>
          </table:table-cell>
          <table:table-cell office:value-type="string" office:string-value="60.63251985918394" table:formula="of:=RIGHT([.W37];LEN([.W37])-4)" table:style-name="ce5">
            <text:p>60.63251985918394</text:p>
          </table:table-cell>
          <table:table-cell office:value-type="float" office:value="60.632519859183901" table:formula="of:=[.X37]+0" table:style-name="ce5">
            <text:p>60.63</text:p>
          </table:table-cell>
          <table:table-cell office:value-type="string" table:style-name="ce4">
            <text:p>32<text:span text:style-name="T1">: </text:span><text:span text:style-name="T2">49.17015628667624</text:span></text:p>
          </table:table-cell>
          <table:table-cell office:value-type="string" office:string-value="49.17015628667624" table:formula="of:=RIGHT([.Z37];LEN([.Z37])-4)" table:style-name="ce5">
            <text:p>49.17015628667624</text:p>
          </table:table-cell>
          <table:table-cell office:value-type="float" office:value="49.170156286676203" table:formula="of:=[.AA37]+0" table:style-name="ce5">
            <text:p>49.17</text:p>
          </table:table-cell>
          <table:table-cell office:value-type="string" table:style-name="ce4">
            <text:p>32<text:span text:style-name="T1">: </text:span><text:span text:style-name="T2">47.53912803227486</text:span></text:p>
          </table:table-cell>
          <table:table-cell office:value-type="string" office:string-value="47.53912803227486" table:formula="of:=RIGHT([.AC37];LEN([.AC37])-4)" table:style-name="ce5">
            <text:p>47.53912803227486</text:p>
          </table:table-cell>
          <table:table-cell office:value-type="float" office:value="47.539128032274803" table:formula="of:=[.AD37]+0" table:style-name="ce5">
            <text:p>47.54</text:p>
          </table:table-cell>
          <table:table-cell office:value-type="float" office:value="46.204229711915637" table:formula="of:=([.D37]+[.G37]+[.J37]+[.M37]+[.P37]+[.S37]+[.V37]+[.Y37]+[.AB37]+[.AE37])/10" table:style-name="ce5">
            <text:p>46.20</text:p>
          </table:table-cell>
          <table:table-cell office:value-type="float" office:value="16.003356126079083" table:formula="of:=STDEV([.D37];[.G37];[.J37];[.M37];[.P37];[.S37];[.V37];[.Y37];[.AB37];[.AE37])" table:style-name="ce1">
            <text:p>16.00335613</text:p>
          </table:table-cell>
          <table:table-cell table:number-columns-repeated="16351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4">
            <text:p>33<text:span text:style-name="T1">: </text:span><text:span text:style-name="T2">47.27236195324268</text:span></text:p>
          </table:table-cell>
          <table:table-cell office:value-type="string" office:string-value="47.27236195324268" table:formula="of:=RIGHT([.B38];LEN([.B38])-4)" table:style-name="ce5">
            <text:p>47.27236195324268</text:p>
          </table:table-cell>
          <table:table-cell office:value-type="float" office:value="47.272361953242601" table:formula="of:=[.C38]+0" table:style-name="ce5">
            <text:p>47.27</text:p>
          </table:table-cell>
          <table:table-cell office:value-type="string" table:style-name="ce4">
            <text:p>33<text:span text:style-name="T1">: </text:span><text:span text:style-name="T2">50.09801279359272</text:span></text:p>
          </table:table-cell>
          <table:table-cell office:value-type="string" office:string-value="50.09801279359272" table:formula="of:=RIGHT([.E38];LEN([.E38])-4)" table:style-name="ce5">
            <text:p>50.09801279359272</text:p>
          </table:table-cell>
          <table:table-cell office:value-type="float" office:value="50.098012793592702" table:formula="of:=[.F38]+0" table:style-name="ce5">
            <text:p>50.10</text:p>
          </table:table-cell>
          <table:table-cell office:value-type="string" table:style-name="ce4">
            <text:p>33<text:span text:style-name="T1">: </text:span><text:span text:style-name="T2">52.210504593537074</text:span></text:p>
          </table:table-cell>
          <table:table-cell office:value-type="string" office:string-value="52.210504593537074" table:formula="of:=RIGHT([.H38];LEN([.H38])-4)" table:style-name="ce5">
            <text:p>52.210504593537074</text:p>
          </table:table-cell>
          <table:table-cell office:value-type="float" office:value="52.210504593537003" table:formula="of:=[.I38]+0" table:style-name="ce5">
            <text:p>52.21</text:p>
          </table:table-cell>
          <table:table-cell office:value-type="string" table:style-name="ce4">
            <text:p>33<text:span text:style-name="T1">: </text:span><text:span text:style-name="T2">62.00279095100245</text:span></text:p>
          </table:table-cell>
          <table:table-cell office:value-type="string" office:string-value="62.00279095100245" table:formula="of:=RIGHT([.K38];LEN([.K38])-4)" table:style-name="ce5">
            <text:p>62.00279095100245</text:p>
          </table:table-cell>
          <table:table-cell office:value-type="float" office:value="62.002790951002403" table:formula="of:=[.L38]+0" table:style-name="ce5">
            <text:p>62.00</text:p>
          </table:table-cell>
          <table:table-cell office:value-type="string" table:style-name="ce4">
            <text:p>33<text:span text:style-name="T1">: </text:span><text:span text:style-name="T2">46.555167898992806</text:span></text:p>
          </table:table-cell>
          <table:table-cell office:value-type="string" office:string-value="46.555167898992806" table:formula="of:=RIGHT([.N38];LEN([.N38])-4)" table:style-name="ce5">
            <text:p>46.555167898992806</text:p>
          </table:table-cell>
          <table:table-cell office:value-type="float" office:value="46.555167898992799" table:formula="of:=[.O38]+0" table:style-name="ce5">
            <text:p>46.56</text:p>
          </table:table-cell>
          <table:table-cell office:value-type="string" table:style-name="ce4">
            <text:p>33<text:span text:style-name="T1">: </text:span><text:span text:style-name="T2">23.820083930777265</text:span></text:p>
          </table:table-cell>
          <table:table-cell office:value-type="string" office:string-value="23.820083930777265" table:formula="of:=RIGHT([.Q38];LEN([.Q38])-4)" table:style-name="ce5">
            <text:p>23.820083930777265</text:p>
          </table:table-cell>
          <table:table-cell office:value-type="float" office:value="23.820083930777201" table:formula="of:=[.R38]+0" table:style-name="ce5">
            <text:p>23.82</text:p>
          </table:table-cell>
          <table:table-cell office:value-type="string" table:style-name="ce4">
            <text:p>33<text:span text:style-name="T1">: </text:span><text:span text:style-name="T2">19.132914469349224</text:span></text:p>
          </table:table-cell>
          <table:table-cell office:value-type="string" office:string-value="19.132914469349224" table:formula="of:=RIGHT([.T38];LEN([.T38])-4)" table:style-name="ce5">
            <text:p>19.132914469349224</text:p>
          </table:table-cell>
          <table:table-cell office:value-type="float" office:value="19.132914469349199" table:formula="of:=[.U38]+0" table:style-name="ce5">
            <text:p>19.13</text:p>
          </table:table-cell>
          <table:table-cell office:value-type="string" table:style-name="ce4">
            <text:p>33<text:span text:style-name="T1">: </text:span><text:span text:style-name="T2">66.08874236610093</text:span></text:p>
          </table:table-cell>
          <table:table-cell office:value-type="string" office:string-value="66.08874236610093" table:formula="of:=RIGHT([.W38];LEN([.W38])-4)" table:style-name="ce5">
            <text:p>66.08874236610093</text:p>
          </table:table-cell>
          <table:table-cell office:value-type="float" office:value="66.088742366100902" table:formula="of:=[.X38]+0" table:style-name="ce5">
            <text:p>66.09</text:p>
          </table:table-cell>
          <table:table-cell office:value-type="string" table:style-name="ce4">
            <text:p>33<text:span text:style-name="T1">: </text:span><text:span text:style-name="T2">43.52652584016971</text:span></text:p>
          </table:table-cell>
          <table:table-cell office:value-type="string" office:string-value="43.52652584016971" table:formula="of:=RIGHT([.Z38];LEN([.Z38])-4)" table:style-name="ce5">
            <text:p>43.52652584016971</text:p>
          </table:table-cell>
          <table:table-cell office:value-type="float" office:value="43.526525840169697" table:formula="of:=[.AA38]+0" table:style-name="ce5">
            <text:p>43.53</text:p>
          </table:table-cell>
          <table:table-cell office:value-type="string" table:style-name="ce4">
            <text:p>33<text:span text:style-name="T1">: </text:span><text:span text:style-name="T2">46.63045351980618</text:span></text:p>
          </table:table-cell>
          <table:table-cell office:value-type="string" office:string-value="46.63045351980618" table:formula="of:=RIGHT([.AC38];LEN([.AC38])-4)" table:style-name="ce5">
            <text:p>46.63045351980618</text:p>
          </table:table-cell>
          <table:table-cell office:value-type="float" office:value="46.630453519806103" table:formula="of:=[.AD38]+0" table:style-name="ce5">
            <text:p>46.63</text:p>
          </table:table-cell>
          <table:table-cell office:value-type="float" office:value="45.733755831657064" table:formula="of:=([.D38]+[.G38]+[.J38]+[.M38]+[.P38]+[.S38]+[.V38]+[.Y38]+[.AB38]+[.AE38])/10" table:style-name="ce5">
            <text:p>45.73</text:p>
          </table:table-cell>
          <table:table-cell office:value-type="float" office:value="14.668688227382216" table:formula="of:=STDEV([.D38];[.G38];[.J38];[.M38];[.P38];[.S38];[.V38];[.Y38];[.AB38];[.AE38])" table:style-name="ce1">
            <text:p>14.66868823</text:p>
          </table:table-cell>
          <table:table-cell table:number-columns-repeated="16351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4">
            <text:p>34<text:span text:style-name="T1">: </text:span><text:span text:style-name="T2">60.979494772801516</text:span></text:p>
          </table:table-cell>
          <table:table-cell office:value-type="string" office:string-value="60.979494772801516" table:formula="of:=RIGHT([.B39];LEN([.B39])-4)" table:style-name="ce5">
            <text:p>60.979494772801516</text:p>
          </table:table-cell>
          <table:table-cell office:value-type="float" office:value="60.979494772801502" table:formula="of:=[.C39]+0" table:style-name="ce5">
            <text:p>60.98</text:p>
          </table:table-cell>
          <table:table-cell office:value-type="string" table:style-name="ce4">
            <text:p>34<text:span text:style-name="T1">: </text:span><text:span text:style-name="T2">38.80226571110922</text:span></text:p>
          </table:table-cell>
          <table:table-cell office:value-type="string" office:string-value="38.80226571110922" table:formula="of:=RIGHT([.E39];LEN([.E39])-4)" table:style-name="ce5">
            <text:p>38.80226571110922</text:p>
          </table:table-cell>
          <table:table-cell office:value-type="float" office:value="38.8022657111092" table:formula="of:=[.F39]+0" table:style-name="ce5">
            <text:p>38.80</text:p>
          </table:table-cell>
          <table:table-cell office:value-type="string" table:style-name="ce4">
            <text:p>34<text:span text:style-name="T1">: </text:span><text:span text:style-name="T2">39.85542160262904</text:span></text:p>
          </table:table-cell>
          <table:table-cell office:value-type="string" office:string-value="39.85542160262904" table:formula="of:=RIGHT([.H39];LEN([.H39])-4)" table:style-name="ce5">
            <text:p>39.85542160262904</text:p>
          </table:table-cell>
          <table:table-cell office:value-type="float" office:value="39.855421602629001" table:formula="of:=[.I39]+0" table:style-name="ce5">
            <text:p>39.86</text:p>
          </table:table-cell>
          <table:table-cell office:value-type="string" table:style-name="ce4">
            <text:p>34<text:span text:style-name="T1">: </text:span><text:span text:style-name="T2">67.99751700172548</text:span></text:p>
          </table:table-cell>
          <table:table-cell office:value-type="string" office:string-value="67.99751700172548" table:formula="of:=RIGHT([.K39];LEN([.K39])-4)" table:style-name="ce5">
            <text:p>67.99751700172548</text:p>
          </table:table-cell>
          <table:table-cell office:value-type="float" office:value="67.997517001725399" table:formula="of:=[.L39]+0" table:style-name="ce5">
            <text:p>68.00</text:p>
          </table:table-cell>
          <table:table-cell office:value-type="string" table:style-name="ce4">
            <text:p>34<text:span text:style-name="T1">: </text:span><text:span text:style-name="T2">54.84409519457547</text:span></text:p>
          </table:table-cell>
          <table:table-cell office:value-type="string" office:string-value="54.84409519457547" table:formula="of:=RIGHT([.N39];LEN([.N39])-4)" table:style-name="ce5">
            <text:p>54.84409519457547</text:p>
          </table:table-cell>
          <table:table-cell office:value-type="float" office:value="54.844095194575402" table:formula="of:=[.O39]+0" table:style-name="ce5">
            <text:p>54.84</text:p>
          </table:table-cell>
          <table:table-cell office:value-type="string" table:style-name="ce4">
            <text:p>34<text:span text:style-name="T1">: </text:span><text:span text:style-name="T2">21.306959781382012</text:span></text:p>
          </table:table-cell>
          <table:table-cell office:value-type="string" office:string-value="21.306959781382012" table:formula="of:=RIGHT([.Q39];LEN([.Q39])-4)" table:style-name="ce5">
            <text:p>21.306959781382012</text:p>
          </table:table-cell>
          <table:table-cell office:value-type="float" office:value="21.306959781382002" table:formula="of:=[.R39]+0" table:style-name="ce5">
            <text:p>21.31</text:p>
          </table:table-cell>
          <table:table-cell office:value-type="string" table:style-name="ce4">
            <text:p>34<text:span text:style-name="T1">: </text:span><text:span text:style-name="T2">21.480891898821362</text:span></text:p>
          </table:table-cell>
          <table:table-cell office:value-type="string" office:string-value="21.480891898821362" table:formula="of:=RIGHT([.T39];LEN([.T39])-4)" table:style-name="ce5">
            <text:p>21.480891898821362</text:p>
          </table:table-cell>
          <table:table-cell office:value-type="float" office:value="21.480891898821302" table:formula="of:=[.U39]+0" table:style-name="ce5">
            <text:p>21.48</text:p>
          </table:table-cell>
          <table:table-cell office:value-type="string" table:style-name="ce4">
            <text:p>34<text:span text:style-name="T1">: </text:span><text:span text:style-name="T2">71.92881687454586</text:span></text:p>
          </table:table-cell>
          <table:table-cell office:value-type="string" office:string-value="71.92881687454586" table:formula="of:=RIGHT([.W39];LEN([.W39])-4)" table:style-name="ce5">
            <text:p>71.92881687454586</text:p>
          </table:table-cell>
          <table:table-cell office:value-type="float" office:value="71.928816874545802" table:formula="of:=[.X39]+0" table:style-name="ce5">
            <text:p>71.93</text:p>
          </table:table-cell>
          <table:table-cell office:value-type="string" table:style-name="ce4">
            <text:p>34<text:span text:style-name="T1">: </text:span><text:span text:style-name="T2">53.51998826449763</text:span></text:p>
          </table:table-cell>
          <table:table-cell office:value-type="string" office:string-value="53.51998826449763" table:formula="of:=RIGHT([.Z39];LEN([.Z39])-4)" table:style-name="ce5">
            <text:p>53.51998826449763</text:p>
          </table:table-cell>
          <table:table-cell office:value-type="float" office:value="53.519988264497599" table:formula="of:=[.AA39]+0" table:style-name="ce5">
            <text:p>53.52</text:p>
          </table:table-cell>
          <table:table-cell office:value-type="string" table:style-name="ce4">
            <text:p>34<text:span text:style-name="T1">: </text:span><text:span text:style-name="T2">49.8509438728345</text:span></text:p>
          </table:table-cell>
          <table:table-cell office:value-type="string" office:string-value="49.8509438728345" table:formula="of:=RIGHT([.AC39];LEN([.AC39])-4)" table:style-name="ce5">
            <text:p>49.8509438728345</text:p>
          </table:table-cell>
          <table:table-cell office:value-type="float" office:value="49.850943872834499" table:formula="of:=[.AD39]+0" table:style-name="ce5">
            <text:p>49.85</text:p>
          </table:table-cell>
          <table:table-cell office:value-type="float" office:value="48.056639497492171" table:formula="of:=([.D39]+[.G39]+[.J39]+[.M39]+[.P39]+[.S39]+[.V39]+[.Y39]+[.AB39]+[.AE39])/10" table:style-name="ce5">
            <text:p>48.06</text:p>
          </table:table-cell>
          <table:table-cell office:value-type="float" office:value="17.601691945466705" table:formula="of:=STDEV([.D39];[.G39];[.J39];[.M39];[.P39];[.S39];[.V39];[.Y39];[.AB39];[.AE39])" table:style-name="ce1">
            <text:p>17.60169195</text:p>
          </table:table-cell>
          <table:table-cell table:number-columns-repeated="16351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4">
            <text:p>35<text:span text:style-name="T1">: </text:span><text:span text:style-name="T2">55.26866903059211</text:span></text:p>
          </table:table-cell>
          <table:table-cell office:value-type="string" office:string-value="55.26866903059211" table:formula="of:=RIGHT([.B40];LEN([.B40])-4)" table:style-name="ce5">
            <text:p>55.26866903059211</text:p>
          </table:table-cell>
          <table:table-cell office:value-type="float" office:value="55.2686690305921" table:formula="of:=[.C40]+0" table:style-name="ce5">
            <text:p>55.27</text:p>
          </table:table-cell>
          <table:table-cell office:value-type="string" table:style-name="ce4">
            <text:p>35<text:span text:style-name="T1">: </text:span><text:span text:style-name="T2">50.629223964172226</text:span></text:p>
          </table:table-cell>
          <table:table-cell office:value-type="string" office:string-value="50.629223964172226" table:formula="of:=RIGHT([.E40];LEN([.E40])-4)" table:style-name="ce5">
            <text:p>50.629223964172226</text:p>
          </table:table-cell>
          <table:table-cell office:value-type="float" office:value="50.629223964172198" table:formula="of:=[.F40]+0" table:style-name="ce5">
            <text:p>50.63</text:p>
          </table:table-cell>
          <table:table-cell office:value-type="string" table:style-name="ce4">
            <text:p>35<text:span text:style-name="T1">: </text:span><text:span text:style-name="T2">37.37554936213157</text:span></text:p>
          </table:table-cell>
          <table:table-cell office:value-type="string" office:string-value="37.37554936213157" table:formula="of:=RIGHT([.H40];LEN([.H40])-4)" table:style-name="ce5">
            <text:p>37.37554936213157</text:p>
          </table:table-cell>
          <table:table-cell office:value-type="float" office:value="37.375549362131501" table:formula="of:=[.I40]+0" table:style-name="ce5">
            <text:p>37.38</text:p>
          </table:table-cell>
          <table:table-cell office:value-type="string" table:style-name="ce4">
            <text:p>35<text:span text:style-name="T1">: </text:span><text:span text:style-name="T2">71.25227781044023</text:span></text:p>
          </table:table-cell>
          <table:table-cell office:value-type="string" office:string-value="71.25227781044023" table:formula="of:=RIGHT([.K40];LEN([.K40])-4)" table:style-name="ce5">
            <text:p>71.25227781044023</text:p>
          </table:table-cell>
          <table:table-cell office:value-type="float" office:value="71.252277810440205" table:formula="of:=[.L40]+0" table:style-name="ce5">
            <text:p>71.25</text:p>
          </table:table-cell>
          <table:table-cell office:value-type="string" table:style-name="ce4">
            <text:p>35<text:span text:style-name="T1">: </text:span><text:span text:style-name="T2">51.81234664492511</text:span></text:p>
          </table:table-cell>
          <table:table-cell office:value-type="string" office:string-value="51.81234664492511" table:formula="of:=RIGHT([.N40];LEN([.N40])-4)" table:style-name="ce5">
            <text:p>51.81234664492511</text:p>
          </table:table-cell>
          <table:table-cell office:value-type="float" office:value="51.8123466449251" table:formula="of:=[.O40]+0" table:style-name="ce5">
            <text:p>51.81</text:p>
          </table:table-cell>
          <table:table-cell office:value-type="string" table:style-name="ce4">
            <text:p>35<text:span text:style-name="T1">: </text:span><text:span text:style-name="T2">21.519689470095884</text:span></text:p>
          </table:table-cell>
          <table:table-cell office:value-type="string" office:string-value="21.519689470095884" table:formula="of:=RIGHT([.Q40];LEN([.Q40])-4)" table:style-name="ce5">
            <text:p>21.519689470095884</text:p>
          </table:table-cell>
          <table:table-cell office:value-type="float" office:value="21.519689470095798" table:formula="of:=[.R40]+0" table:style-name="ce5">
            <text:p>21.52</text:p>
          </table:table-cell>
          <table:table-cell office:value-type="string" table:style-name="ce4">
            <text:p>35<text:span text:style-name="T1">: </text:span><text:span text:style-name="T2">20.42460454427174</text:span></text:p>
          </table:table-cell>
          <table:table-cell office:value-type="string" office:string-value="20.42460454427174" table:formula="of:=RIGHT([.T40];LEN([.T40])-4)" table:style-name="ce5">
            <text:p>20.42460454427174</text:p>
          </table:table-cell>
          <table:table-cell office:value-type="float" office:value="20.424604544271698" table:formula="of:=[.U40]+0" table:style-name="ce5">
            <text:p>20.42</text:p>
          </table:table-cell>
          <table:table-cell office:value-type="string" table:style-name="ce4">
            <text:p>35<text:span text:style-name="T1">: </text:span><text:span text:style-name="T2">77.62265525593439</text:span></text:p>
          </table:table-cell>
          <table:table-cell office:value-type="string" office:string-value="77.62265525593439" table:formula="of:=RIGHT([.W40];LEN([.W40])-4)" table:style-name="ce5">
            <text:p>77.62265525593439</text:p>
          </table:table-cell>
          <table:table-cell office:value-type="float" office:value="77.622655255934305" table:formula="of:=[.X40]+0" table:style-name="ce5">
            <text:p>77.62</text:p>
          </table:table-cell>
          <table:table-cell office:value-type="string" table:style-name="ce4">
            <text:p>35<text:span text:style-name="T1">: </text:span><text:span text:style-name="T2">36.33478091748349</text:span></text:p>
          </table:table-cell>
          <table:table-cell office:value-type="string" office:string-value="36.33478091748349" table:formula="of:=RIGHT([.Z40];LEN([.Z40])-4)" table:style-name="ce5">
            <text:p>36.33478091748349</text:p>
          </table:table-cell>
          <table:table-cell office:value-type="float" office:value="36.3347809174834" table:formula="of:=[.AA40]+0" table:style-name="ce5">
            <text:p>36.33</text:p>
          </table:table-cell>
          <table:table-cell office:value-type="string" table:style-name="ce4">
            <text:p>35<text:span text:style-name="T1">: </text:span><text:span text:style-name="T2">41.701233347344</text:span></text:p>
          </table:table-cell>
          <table:table-cell office:value-type="string" office:string-value="41.701233347344" table:formula="of:=RIGHT([.AC40];LEN([.AC40])-4)" table:style-name="ce5">
            <text:p>41.701233347344</text:p>
          </table:table-cell>
          <table:table-cell office:value-type="float" office:value="41.701233347344001" table:formula="of:=[.AD40]+0" table:style-name="ce5">
            <text:p>41.70</text:p>
          </table:table-cell>
          <table:table-cell office:value-type="float" office:value="46.394103034739025" table:formula="of:=([.D40]+[.G40]+[.J40]+[.M40]+[.P40]+[.S40]+[.V40]+[.Y40]+[.AB40]+[.AE40])/10" table:style-name="ce5">
            <text:p>46.39</text:p>
          </table:table-cell>
          <table:table-cell office:value-type="float" office:value="18.905911660614997" table:formula="of:=STDEV([.D40];[.G40];[.J40];[.M40];[.P40];[.S40];[.V40];[.Y40];[.AB40];[.AE40])" table:style-name="ce1">
            <text:p>18.90591166</text:p>
          </table:table-cell>
          <table:table-cell table:number-columns-repeated="16351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4">
            <text:p>36<text:span text:style-name="T1">: </text:span><text:span text:style-name="T2">57.970687892275734</text:span></text:p>
          </table:table-cell>
          <table:table-cell office:value-type="string" office:string-value="57.970687892275734" table:formula="of:=RIGHT([.B41];LEN([.B41])-4)" table:style-name="ce5">
            <text:p>57.970687892275734</text:p>
          </table:table-cell>
          <table:table-cell office:value-type="float" office:value="57.970687892275699" table:formula="of:=[.C41]+0" table:style-name="ce5">
            <text:p>57.97</text:p>
          </table:table-cell>
          <table:table-cell office:value-type="string" table:style-name="ce4">
            <text:p>36<text:span text:style-name="T1">: </text:span><text:span text:style-name="T2">50.00491113209449</text:span></text:p>
          </table:table-cell>
          <table:table-cell office:value-type="string" office:string-value="50.00491113209449" table:formula="of:=RIGHT([.E41];LEN([.E41])-4)" table:style-name="ce5">
            <text:p>50.00491113209449</text:p>
          </table:table-cell>
          <table:table-cell office:value-type="float" office:value="50.004911132094399" table:formula="of:=[.F41]+0" table:style-name="ce5">
            <text:p>50.00</text:p>
          </table:table-cell>
          <table:table-cell office:value-type="string" table:style-name="ce4">
            <text:p>36<text:span text:style-name="T1">: </text:span><text:span text:style-name="T2">33.69680305348641</text:span></text:p>
          </table:table-cell>
          <table:table-cell office:value-type="string" office:string-value="33.69680305348641" table:formula="of:=RIGHT([.H41];LEN([.H41])-4)" table:style-name="ce5">
            <text:p>33.69680305348641</text:p>
          </table:table-cell>
          <table:table-cell office:value-type="float" office:value="33.696803053486398" table:formula="of:=[.I41]+0" table:style-name="ce5">
            <text:p>33.70</text:p>
          </table:table-cell>
          <table:table-cell office:value-type="string" table:style-name="ce4">
            <text:p>36<text:span text:style-name="T1">: </text:span><text:span text:style-name="T2">78.91776330088399</text:span></text:p>
          </table:table-cell>
          <table:table-cell office:value-type="string" office:string-value="78.91776330088399" table:formula="of:=RIGHT([.K41];LEN([.K41])-4)" table:style-name="ce5">
            <text:p>78.91776330088399</text:p>
          </table:table-cell>
          <table:table-cell office:value-type="float" office:value="78.917763300883905" table:formula="of:=[.L41]+0" table:style-name="ce5">
            <text:p>78.92</text:p>
          </table:table-cell>
          <table:table-cell office:value-type="string" table:style-name="ce4">
            <text:p>36<text:span text:style-name="T1">: </text:span><text:span text:style-name="T2">47.189658408879275</text:span></text:p>
          </table:table-cell>
          <table:table-cell office:value-type="string" office:string-value="47.189658408879275" table:formula="of:=RIGHT([.N41];LEN([.N41])-4)" table:style-name="ce5">
            <text:p>47.189658408879275</text:p>
          </table:table-cell>
          <table:table-cell office:value-type="float" office:value="47.189658408879197" table:formula="of:=[.O41]+0" table:style-name="ce5">
            <text:p>47.19</text:p>
          </table:table-cell>
          <table:table-cell office:value-type="string" table:style-name="ce4">
            <text:p>36<text:span text:style-name="T1">: </text:span><text:span text:style-name="T2">20.563280257001942</text:span></text:p>
          </table:table-cell>
          <table:table-cell office:value-type="string" office:string-value="20.563280257001942" table:formula="of:=RIGHT([.Q41];LEN([.Q41])-4)" table:style-name="ce5">
            <text:p>20.563280257001942</text:p>
          </table:table-cell>
          <table:table-cell office:value-type="float" office:value="20.5632802570019" table:formula="of:=[.R41]+0" table:style-name="ce5">
            <text:p>20.56</text:p>
          </table:table-cell>
          <table:table-cell office:value-type="string" table:style-name="ce4">
            <text:p>36<text:span text:style-name="T1">: </text:span><text:span text:style-name="T2">20.354607471982472</text:span></text:p>
          </table:table-cell>
          <table:table-cell office:value-type="string" office:string-value="20.354607471982472" table:formula="of:=RIGHT([.T41];LEN([.T41])-4)" table:style-name="ce5">
            <text:p>20.354607471982472</text:p>
          </table:table-cell>
          <table:table-cell office:value-type="float" office:value="20.354607471982401" table:formula="of:=[.U41]+0" table:style-name="ce5">
            <text:p>20.35</text:p>
          </table:table-cell>
          <table:table-cell office:value-type="string" table:style-name="ce4">
            <text:p>36<text:span text:style-name="T1">: </text:span><text:span text:style-name="T2">75.14280886134765</text:span></text:p>
          </table:table-cell>
          <table:table-cell office:value-type="string" office:string-value="75.14280886134765" table:formula="of:=RIGHT([.W41];LEN([.W41])-4)" table:style-name="ce5">
            <text:p>75.14280886134765</text:p>
          </table:table-cell>
          <table:table-cell office:value-type="float" office:value="75.142808861347604" table:formula="of:=[.X41]+0" table:style-name="ce5">
            <text:p>75.14</text:p>
          </table:table-cell>
          <table:table-cell office:value-type="string" table:style-name="ce4">
            <text:p>36<text:span text:style-name="T1">: </text:span><text:span text:style-name="T2">42.821721423202646</text:span></text:p>
          </table:table-cell>
          <table:table-cell office:value-type="string" office:string-value="42.821721423202646" table:formula="of:=RIGHT([.Z41];LEN([.Z41])-4)" table:style-name="ce5">
            <text:p>42.821721423202646</text:p>
          </table:table-cell>
          <table:table-cell office:value-type="float" office:value="42.821721423202597" table:formula="of:=[.AA41]+0" table:style-name="ce5">
            <text:p>42.82</text:p>
          </table:table-cell>
          <table:table-cell office:value-type="string" table:style-name="ce4">
            <text:p>36<text:span text:style-name="T1">: </text:span><text:span text:style-name="T2">55.020084698014486</text:span></text:p>
          </table:table-cell>
          <table:table-cell office:value-type="string" office:string-value="55.020084698014486" table:formula="of:=RIGHT([.AC41];LEN([.AC41])-4)" table:style-name="ce5">
            <text:p>55.020084698014486</text:p>
          </table:table-cell>
          <table:table-cell office:value-type="float" office:value="55.020084698014401" table:formula="of:=[.AD41]+0" table:style-name="ce5">
            <text:p>55.02</text:p>
          </table:table-cell>
          <table:table-cell office:value-type="float" office:value="48.168232649916845" table:formula="of:=([.D41]+[.G41]+[.J41]+[.M41]+[.P41]+[.S41]+[.V41]+[.Y41]+[.AB41]+[.AE41])/10" table:style-name="ce5">
            <text:p>48.17</text:p>
          </table:table-cell>
          <table:table-cell office:value-type="float" office:value="19.983790644520415" table:formula="of:=STDEV([.D41];[.G41];[.J41];[.M41];[.P41];[.S41];[.V41];[.Y41];[.AB41];[.AE41])" table:style-name="ce1">
            <text:p>19.98379064</text:p>
          </table:table-cell>
          <table:table-cell table:number-columns-repeated="16351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4">
            <text:p>37<text:span text:style-name="T1">: </text:span><text:span text:style-name="T2">51.364858608886664</text:span></text:p>
          </table:table-cell>
          <table:table-cell office:value-type="string" office:string-value="51.364858608886664" table:formula="of:=RIGHT([.B42];LEN([.B42])-4)" table:style-name="ce5">
            <text:p>51.364858608886664</text:p>
          </table:table-cell>
          <table:table-cell office:value-type="float" office:value="51.3648586088866" table:formula="of:=[.C42]+0" table:style-name="ce5">
            <text:p>51.36</text:p>
          </table:table-cell>
          <table:table-cell office:value-type="string" table:style-name="ce4">
            <text:p>37<text:span text:style-name="T1">: </text:span><text:span text:style-name="T2">41.71215815243148</text:span></text:p>
          </table:table-cell>
          <table:table-cell office:value-type="string" office:string-value="41.71215815243148" table:formula="of:=RIGHT([.E42];LEN([.E42])-4)" table:style-name="ce5">
            <text:p>41.71215815243148</text:p>
          </table:table-cell>
          <table:table-cell office:value-type="float" office:value="41.7121581524314" table:formula="of:=[.F42]+0" table:style-name="ce5">
            <text:p>41.71</text:p>
          </table:table-cell>
          <table:table-cell office:value-type="string" table:style-name="ce4">
            <text:p>37<text:span text:style-name="T1">: </text:span><text:span text:style-name="T2">43.487978552453214</text:span></text:p>
          </table:table-cell>
          <table:table-cell office:value-type="string" office:string-value="43.487978552453214" table:formula="of:=RIGHT([.H42];LEN([.H42])-4)" table:style-name="ce5">
            <text:p>43.487978552453214</text:p>
          </table:table-cell>
          <table:table-cell office:value-type="float" office:value="43.4879785524532" table:formula="of:=[.I42]+0" table:style-name="ce5">
            <text:p>43.49</text:p>
          </table:table-cell>
          <table:table-cell office:value-type="string" table:style-name="ce4">
            <text:p>37<text:span text:style-name="T1">: </text:span><text:span text:style-name="T2">67.02718735753936</text:span></text:p>
          </table:table-cell>
          <table:table-cell office:value-type="string" office:string-value="67.02718735753936" table:formula="of:=RIGHT([.K42];LEN([.K42])-4)" table:style-name="ce5">
            <text:p>67.02718735753936</text:p>
          </table:table-cell>
          <table:table-cell office:value-type="float" office:value="67.027187357539304" table:formula="of:=[.L42]+0" table:style-name="ce5">
            <text:p>67.03</text:p>
          </table:table-cell>
          <table:table-cell office:value-type="string" table:style-name="ce4">
            <text:p>37<text:span text:style-name="T1">: </text:span><text:span text:style-name="T2">46.70579766568869</text:span></text:p>
          </table:table-cell>
          <table:table-cell office:value-type="string" office:string-value="46.70579766568869" table:formula="of:=RIGHT([.N42];LEN([.N42])-4)" table:style-name="ce5">
            <text:p>46.70579766568869</text:p>
          </table:table-cell>
          <table:table-cell office:value-type="float" office:value="46.7057976656886" table:formula="of:=[.O42]+0" table:style-name="ce5">
            <text:p>46.71</text:p>
          </table:table-cell>
          <table:table-cell office:value-type="string" table:style-name="ce4">
            <text:p>37<text:span text:style-name="T1">: </text:span><text:span text:style-name="T2">20.085830297748867</text:span></text:p>
          </table:table-cell>
          <table:table-cell office:value-type="string" office:string-value="20.085830297748867" table:formula="of:=RIGHT([.Q42];LEN([.Q42])-4)" table:style-name="ce5">
            <text:p>20.085830297748867</text:p>
          </table:table-cell>
          <table:table-cell office:value-type="float" office:value="20.085830297748799" table:formula="of:=[.R42]+0" table:style-name="ce5">
            <text:p>20.09</text:p>
          </table:table-cell>
          <table:table-cell office:value-type="string" table:style-name="ce4">
            <text:p>37<text:span text:style-name="T1">: </text:span><text:span text:style-name="T2">21.122196534558626</text:span></text:p>
          </table:table-cell>
          <table:table-cell office:value-type="string" office:string-value="21.122196534558626" table:formula="of:=RIGHT([.T42];LEN([.T42])-4)" table:style-name="ce5">
            <text:p>21.122196534558626</text:p>
          </table:table-cell>
          <table:table-cell office:value-type="float" office:value="21.122196534558601" table:formula="of:=[.U42]+0" table:style-name="ce5">
            <text:p>21.12</text:p>
          </table:table-cell>
          <table:table-cell office:value-type="string" table:style-name="ce4">
            <text:p>37<text:span text:style-name="T1">: </text:span><text:span text:style-name="T2">63.27360825532643</text:span></text:p>
          </table:table-cell>
          <table:table-cell office:value-type="string" office:string-value="63.27360825532643" table:formula="of:=RIGHT([.W42];LEN([.W42])-4)" table:style-name="ce5">
            <text:p>63.27360825532643</text:p>
          </table:table-cell>
          <table:table-cell office:value-type="float" office:value="63.273608255326401" table:formula="of:=[.X42]+0" table:style-name="ce5">
            <text:p>63.27</text:p>
          </table:table-cell>
          <table:table-cell office:value-type="string" table:style-name="ce4">
            <text:p>37<text:span text:style-name="T1">: </text:span><text:span text:style-name="T2">52.81813115733333</text:span></text:p>
          </table:table-cell>
          <table:table-cell office:value-type="string" office:string-value="52.81813115733333" table:formula="of:=RIGHT([.Z42];LEN([.Z42])-4)" table:style-name="ce5">
            <text:p>52.81813115733333</text:p>
          </table:table-cell>
          <table:table-cell office:value-type="float" office:value="52.818131157333298" table:formula="of:=[.AA42]+0" table:style-name="ce5">
            <text:p>52.82</text:p>
          </table:table-cell>
          <table:table-cell office:value-type="string" table:style-name="ce4">
            <text:p>37<text:span text:style-name="T1">: </text:span><text:span text:style-name="T2">37.9053475538468</text:span></text:p>
          </table:table-cell>
          <table:table-cell office:value-type="string" office:string-value="37.9053475538468" table:formula="of:=RIGHT([.AC42];LEN([.AC42])-4)" table:style-name="ce5">
            <text:p>37.9053475538468</text:p>
          </table:table-cell>
          <table:table-cell office:value-type="float" office:value="37.905347553846802" table:formula="of:=[.AD42]+0" table:style-name="ce5">
            <text:p>37.91</text:p>
          </table:table-cell>
          <table:table-cell office:value-type="float" office:value="44.550309413581303" table:formula="of:=([.D42]+[.G42]+[.J42]+[.M42]+[.P42]+[.S42]+[.V42]+[.Y42]+[.AB42]+[.AE42])/10" table:style-name="ce5">
            <text:p>44.55</text:p>
          </table:table-cell>
          <table:table-cell office:value-type="float" office:value="15.548988632311515" table:formula="of:=STDEV([.D42];[.G42];[.J42];[.M42];[.P42];[.S42];[.V42];[.Y42];[.AB42];[.AE42])" table:style-name="ce1">
            <text:p>15.54898863</text:p>
          </table:table-cell>
          <table:table-cell table:number-columns-repeated="16351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4">
            <text:p>38<text:span text:style-name="T1">: </text:span><text:span text:style-name="T2">51.538893042426686</text:span></text:p>
          </table:table-cell>
          <table:table-cell office:value-type="string" office:string-value="51.538893042426686" table:formula="of:=RIGHT([.B43];LEN([.B43])-4)" table:style-name="ce5">
            <text:p>51.538893042426686</text:p>
          </table:table-cell>
          <table:table-cell office:value-type="float" office:value="51.538893042426601" table:formula="of:=[.C43]+0" table:style-name="ce5">
            <text:p>51.54</text:p>
          </table:table-cell>
          <table:table-cell office:value-type="string" table:style-name="ce4">
            <text:p>38<text:span text:style-name="T1">: </text:span><text:span text:style-name="T2">50.04904600327548</text:span></text:p>
          </table:table-cell>
          <table:table-cell office:value-type="string" office:string-value="50.04904600327548" table:formula="of:=RIGHT([.E43];LEN([.E43])-4)" table:style-name="ce5">
            <text:p>50.04904600327548</text:p>
          </table:table-cell>
          <table:table-cell office:value-type="float" office:value="50.0490460032754" table:formula="of:=[.F43]+0" table:style-name="ce5">
            <text:p>50.05</text:p>
          </table:table-cell>
          <table:table-cell office:value-type="string" table:style-name="ce4">
            <text:p>38<text:span text:style-name="T1">: </text:span><text:span text:style-name="T2">54.45379791317653</text:span></text:p>
          </table:table-cell>
          <table:table-cell office:value-type="string" office:string-value="54.45379791317653" table:formula="of:=RIGHT([.H43];LEN([.H43])-4)" table:style-name="ce5">
            <text:p>54.45379791317653</text:p>
          </table:table-cell>
          <table:table-cell office:value-type="float" office:value="54.453797913176501" table:formula="of:=[.I43]+0" table:style-name="ce5">
            <text:p>54.45</text:p>
          </table:table-cell>
          <table:table-cell office:value-type="string" table:style-name="ce4">
            <text:p>38<text:span text:style-name="T1">: </text:span><text:span text:style-name="T2">71.05409680993986</text:span></text:p>
          </table:table-cell>
          <table:table-cell office:value-type="string" office:string-value="71.05409680993986" table:formula="of:=RIGHT([.K43];LEN([.K43])-4)" table:style-name="ce5">
            <text:p>71.05409680993986</text:p>
          </table:table-cell>
          <table:table-cell office:value-type="float" office:value="71.054096809939793" table:formula="of:=[.L43]+0" table:style-name="ce5">
            <text:p>71.05</text:p>
          </table:table-cell>
          <table:table-cell office:value-type="string" table:style-name="ce4">
            <text:p>38<text:span text:style-name="T1">: </text:span><text:span text:style-name="T2">57.566646380158275</text:span></text:p>
          </table:table-cell>
          <table:table-cell office:value-type="string" office:string-value="57.566646380158275" table:formula="of:=RIGHT([.N43];LEN([.N43])-4)" table:style-name="ce5">
            <text:p>57.566646380158275</text:p>
          </table:table-cell>
          <table:table-cell office:value-type="float" office:value="57.566646380158197" table:formula="of:=[.O43]+0" table:style-name="ce5">
            <text:p>57.57</text:p>
          </table:table-cell>
          <table:table-cell office:value-type="string" table:style-name="ce4">
            <text:p>38<text:span text:style-name="T1">: </text:span><text:span text:style-name="T2">19.845187523880487</text:span></text:p>
          </table:table-cell>
          <table:table-cell office:value-type="string" office:string-value="19.845187523880487" table:formula="of:=RIGHT([.Q43];LEN([.Q43])-4)" table:style-name="ce5">
            <text:p>19.845187523880487</text:p>
          </table:table-cell>
          <table:table-cell office:value-type="float" office:value="19.845187523880401" table:formula="of:=[.R43]+0" table:style-name="ce5">
            <text:p>19.85</text:p>
          </table:table-cell>
          <table:table-cell office:value-type="string" table:style-name="ce4">
            <text:p>38<text:span text:style-name="T1">: </text:span><text:span text:style-name="T2">20.907210184807816</text:span></text:p>
          </table:table-cell>
          <table:table-cell office:value-type="string" office:string-value="20.907210184807816" table:formula="of:=RIGHT([.T43];LEN([.T43])-4)" table:style-name="ce5">
            <text:p>20.907210184807816</text:p>
          </table:table-cell>
          <table:table-cell office:value-type="float" office:value="20.907210184807798" table:formula="of:=[.U43]+0" table:style-name="ce5">
            <text:p>20.91</text:p>
          </table:table-cell>
          <table:table-cell office:value-type="string" table:style-name="ce4">
            <text:p>38<text:span text:style-name="T1">: </text:span><text:span text:style-name="T2">82.78758497415721</text:span></text:p>
          </table:table-cell>
          <table:table-cell office:value-type="string" office:string-value="82.78758497415721" table:formula="of:=RIGHT([.W43];LEN([.W43])-4)" table:style-name="ce5">
            <text:p>82.78758497415721</text:p>
          </table:table-cell>
          <table:table-cell office:value-type="float" office:value="82.787584974157198" table:formula="of:=[.X43]+0" table:style-name="ce5">
            <text:p>82.79</text:p>
          </table:table-cell>
          <table:table-cell office:value-type="string" table:style-name="ce4">
            <text:p>38<text:span text:style-name="T1">: </text:span><text:span text:style-name="T2">35.169065647838494</text:span></text:p>
          </table:table-cell>
          <table:table-cell office:value-type="string" office:string-value="35.169065647838494" table:formula="of:=RIGHT([.Z43];LEN([.Z43])-4)" table:style-name="ce5">
            <text:p>35.169065647838494</text:p>
          </table:table-cell>
          <table:table-cell office:value-type="float" office:value="35.169065647838401" table:formula="of:=[.AA43]+0" table:style-name="ce5">
            <text:p>35.17</text:p>
          </table:table-cell>
          <table:table-cell office:value-type="string" table:style-name="ce4">
            <text:p>38<text:span text:style-name="T1">: </text:span><text:span text:style-name="T2">34.12008061661309</text:span></text:p>
          </table:table-cell>
          <table:table-cell office:value-type="string" office:string-value="34.12008061661309" table:formula="of:=RIGHT([.AC43];LEN([.AC43])-4)" table:style-name="ce5">
            <text:p>34.12008061661309</text:p>
          </table:table-cell>
          <table:table-cell office:value-type="float" office:value="34.120080616613002" table:formula="of:=[.AD43]+0" table:style-name="ce5">
            <text:p>34.12</text:p>
          </table:table-cell>
          <table:table-cell office:value-type="float" office:value="47.749160909627328" table:formula="of:=([.D43]+[.G43]+[.J43]+[.M43]+[.P43]+[.S43]+[.V43]+[.Y43]+[.AB43]+[.AE43])/10" table:style-name="ce5">
            <text:p>47.75</text:p>
          </table:table-cell>
          <table:table-cell office:value-type="float" office:value="20.480154604165051" table:formula="of:=STDEV([.D43];[.G43];[.J43];[.M43];[.P43];[.S43];[.V43];[.Y43];[.AB43];[.AE43])" table:style-name="ce1">
            <text:p>20.4801546</text:p>
          </table:table-cell>
          <table:table-cell table:number-columns-repeated="16351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4">
            <text:p>39<text:span text:style-name="T1">: </text:span><text:span text:style-name="T2">69.78464786923396</text:span></text:p>
          </table:table-cell>
          <table:table-cell office:value-type="string" office:string-value="69.78464786923396" table:formula="of:=RIGHT([.B44];LEN([.B44])-4)" table:style-name="ce5">
            <text:p>69.78464786923396</text:p>
          </table:table-cell>
          <table:table-cell office:value-type="float" office:value="69.784647869233893" table:formula="of:=[.C44]+0" table:style-name="ce5">
            <text:p>69.78</text:p>
          </table:table-cell>
          <table:table-cell office:value-type="string" table:style-name="ce4">
            <text:p>39<text:span text:style-name="T1">: </text:span><text:span text:style-name="T2">45.45844020144298</text:span></text:p>
          </table:table-cell>
          <table:table-cell office:value-type="string" office:string-value="45.45844020144298" table:formula="of:=RIGHT([.E44];LEN([.E44])-4)" table:style-name="ce5">
            <text:p>45.45844020144298</text:p>
          </table:table-cell>
          <table:table-cell office:value-type="float" office:value="45.458440201442897" table:formula="of:=[.F44]+0" table:style-name="ce5">
            <text:p>45.46</text:p>
          </table:table-cell>
          <table:table-cell office:value-type="string" table:style-name="ce4">
            <text:p>39<text:span text:style-name="T1">: </text:span><text:span text:style-name="T2">45.95774780205391</text:span></text:p>
          </table:table-cell>
          <table:table-cell office:value-type="string" office:string-value="45.95774780205391" table:formula="of:=RIGHT([.H44];LEN([.H44])-4)" table:style-name="ce5">
            <text:p>45.95774780205391</text:p>
          </table:table-cell>
          <table:table-cell office:value-type="float" office:value="45.957747802053902" table:formula="of:=[.I44]+0" table:style-name="ce5">
            <text:p>45.96</text:p>
          </table:table-cell>
          <table:table-cell office:value-type="string" table:style-name="ce4">
            <text:p>39<text:span text:style-name="T1">: </text:span><text:span text:style-name="T2">62.2283766093113</text:span></text:p>
          </table:table-cell>
          <table:table-cell office:value-type="string" office:string-value="62.2283766093113" table:formula="of:=RIGHT([.K44];LEN([.K44])-4)" table:style-name="ce5">
            <text:p>62.2283766093113</text:p>
          </table:table-cell>
          <table:table-cell office:value-type="float" office:value="62.228376609311297" table:formula="of:=[.L44]+0" table:style-name="ce5">
            <text:p>62.23</text:p>
          </table:table-cell>
          <table:table-cell office:value-type="string" table:style-name="ce4">
            <text:p>39<text:span text:style-name="T1">: </text:span><text:span text:style-name="T2">57.22303565255785</text:span></text:p>
          </table:table-cell>
          <table:table-cell office:value-type="string" office:string-value="57.22303565255785" table:formula="of:=RIGHT([.N44];LEN([.N44])-4)" table:style-name="ce5">
            <text:p>57.22303565255785</text:p>
          </table:table-cell>
          <table:table-cell office:value-type="float" office:value="57.223035652557797" table:formula="of:=[.O44]+0" table:style-name="ce5">
            <text:p>57.22</text:p>
          </table:table-cell>
          <table:table-cell office:value-type="string" table:style-name="ce4">
            <text:p>39<text:span text:style-name="T1">: </text:span><text:span text:style-name="T2">19.945425898827406</text:span></text:p>
          </table:table-cell>
          <table:table-cell office:value-type="string" office:string-value="19.945425898827406" table:formula="of:=RIGHT([.Q44];LEN([.Q44])-4)" table:style-name="ce5">
            <text:p>19.945425898827406</text:p>
          </table:table-cell>
          <table:table-cell office:value-type="float" office:value="19.945425898827398" table:formula="of:=[.R44]+0" table:style-name="ce5">
            <text:p>19.95</text:p>
          </table:table-cell>
          <table:table-cell office:value-type="string" table:style-name="ce4">
            <text:p>39<text:span text:style-name="T1">: </text:span><text:span text:style-name="T2">16.60603739636655</text:span></text:p>
          </table:table-cell>
          <table:table-cell office:value-type="string" office:string-value="16.60603739636655" table:formula="of:=RIGHT([.T44];LEN([.T44])-4)" table:style-name="ce5">
            <text:p>16.60603739636655</text:p>
          </table:table-cell>
          <table:table-cell office:value-type="float" office:value="16.606037396366499" table:formula="of:=[.U44]+0" table:style-name="ce5">
            <text:p>16.61</text:p>
          </table:table-cell>
          <table:table-cell office:value-type="string" table:style-name="ce4">
            <text:p>39<text:span text:style-name="T1">: </text:span><text:span text:style-name="T2">78.38285698991828</text:span></text:p>
          </table:table-cell>
          <table:table-cell office:value-type="string" office:string-value="78.38285698991828" table:formula="of:=RIGHT([.W44];LEN([.W44])-4)" table:style-name="ce5">
            <text:p>78.38285698991828</text:p>
          </table:table-cell>
          <table:table-cell office:value-type="float" office:value="78.382856989918196" table:formula="of:=[.X44]+0" table:style-name="ce5">
            <text:p>78.38</text:p>
          </table:table-cell>
          <table:table-cell office:value-type="string" table:style-name="ce4">
            <text:p>39<text:span text:style-name="T1">: </text:span><text:span text:style-name="T2">56.2656297560746</text:span></text:p>
          </table:table-cell>
          <table:table-cell office:value-type="string" office:string-value="56.2656297560746" table:formula="of:=RIGHT([.Z44];LEN([.Z44])-4)" table:style-name="ce5">
            <text:p>56.2656297560746</text:p>
          </table:table-cell>
          <table:table-cell office:value-type="float" office:value="56.265629756074603" table:formula="of:=[.AA44]+0" table:style-name="ce5">
            <text:p>56.27</text:p>
          </table:table-cell>
          <table:table-cell office:value-type="string" table:style-name="ce4">
            <text:p>39<text:span text:style-name="T1">: </text:span><text:span text:style-name="T2">39.13200781166402</text:span></text:p>
          </table:table-cell>
          <table:table-cell office:value-type="string" office:string-value="39.13200781166402" table:formula="of:=RIGHT([.AC44];LEN([.AC44])-4)" table:style-name="ce5">
            <text:p>39.13200781166402</text:p>
          </table:table-cell>
          <table:table-cell office:value-type="float" office:value="39.132007811664003" table:formula="of:=[.AD44]+0" table:style-name="ce5">
            <text:p>39.13</text:p>
          </table:table-cell>
          <table:table-cell office:value-type="float" office:value="49.098420598745044" table:formula="of:=([.D44]+[.G44]+[.J44]+[.M44]+[.P44]+[.S44]+[.V44]+[.Y44]+[.AB44]+[.AE44])/10" table:style-name="ce5">
            <text:p>49.10</text:p>
          </table:table-cell>
          <table:table-cell office:value-type="float" office:value="20.009350447691233" table:formula="of:=STDEV([.D44];[.G44];[.J44];[.M44];[.P44];[.S44];[.V44];[.Y44];[.AB44];[.AE44])" table:style-name="ce1">
            <text:p>20.00935045</text:p>
          </table:table-cell>
          <table:table-cell table:number-columns-repeated="16351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4">
            <text:p>40<text:span text:style-name="T1">: </text:span><text:span text:style-name="T2">48.55681536990847</text:span></text:p>
          </table:table-cell>
          <table:table-cell office:value-type="string" office:string-value="48.55681536990847" table:formula="of:=RIGHT([.B45];LEN([.B45])-4)" table:style-name="ce5">
            <text:p>48.55681536990847</text:p>
          </table:table-cell>
          <table:table-cell office:value-type="float" office:value="48.556815369908399" table:formula="of:=[.C45]+0" table:style-name="ce5">
            <text:p>48.56</text:p>
          </table:table-cell>
          <table:table-cell office:value-type="string" table:style-name="ce4">
            <text:p>40<text:span text:style-name="T1">: </text:span><text:span text:style-name="T2">46.0778017821584</text:span></text:p>
          </table:table-cell>
          <table:table-cell office:value-type="string" office:string-value="46.0778017821584" table:formula="of:=RIGHT([.E45];LEN([.E45])-4)" table:style-name="ce5">
            <text:p>46.0778017821584</text:p>
          </table:table-cell>
          <table:table-cell office:value-type="float" office:value="46.077801782158403" table:formula="of:=[.F45]+0" table:style-name="ce5">
            <text:p>46.08</text:p>
          </table:table-cell>
          <table:table-cell office:value-type="string" table:style-name="ce4">
            <text:p>40<text:span text:style-name="T1">: </text:span><text:span text:style-name="T2">48.00804606147518</text:span></text:p>
          </table:table-cell>
          <table:table-cell office:value-type="string" office:string-value="48.00804606147518" table:formula="of:=RIGHT([.H45];LEN([.H45])-4)" table:style-name="ce5">
            <text:p>48.00804606147518</text:p>
          </table:table-cell>
          <table:table-cell office:value-type="float" office:value="48.008046061475099" table:formula="of:=[.I45]+0" table:style-name="ce5">
            <text:p>48.01</text:p>
          </table:table-cell>
          <table:table-cell office:value-type="string" table:style-name="ce4">
            <text:p>40<text:span text:style-name="T1">: </text:span><text:span text:style-name="T2">53.75225653816376</text:span></text:p>
          </table:table-cell>
          <table:table-cell office:value-type="string" office:string-value="53.75225653816376" table:formula="of:=RIGHT([.K45];LEN([.K45])-4)" table:style-name="ce5">
            <text:p>53.75225653816376</text:p>
          </table:table-cell>
          <table:table-cell office:value-type="float" office:value="53.752256538163699" table:formula="of:=[.L45]+0" table:style-name="ce5">
            <text:p>53.75</text:p>
          </table:table-cell>
          <table:table-cell office:value-type="string" table:style-name="ce4">
            <text:p>40<text:span text:style-name="T1">: </text:span><text:span text:style-name="T2">53.49420358930894</text:span></text:p>
          </table:table-cell>
          <table:table-cell office:value-type="string" office:string-value="53.49420358930894" table:formula="of:=RIGHT([.N45];LEN([.N45])-4)" table:style-name="ce5">
            <text:p>53.49420358930894</text:p>
          </table:table-cell>
          <table:table-cell office:value-type="float" office:value="53.494203589308903" table:formula="of:=[.O45]+0" table:style-name="ce5">
            <text:p>53.49</text:p>
          </table:table-cell>
          <table:table-cell office:value-type="string" table:style-name="ce4">
            <text:p>40<text:span text:style-name="T1">: </text:span><text:span text:style-name="T2">21.418067592390443</text:span></text:p>
          </table:table-cell>
          <table:table-cell office:value-type="string" office:string-value="21.418067592390443" table:formula="of:=RIGHT([.Q45];LEN([.Q45])-4)" table:style-name="ce5">
            <text:p>21.418067592390443</text:p>
          </table:table-cell>
          <table:table-cell office:value-type="float" office:value="21.4180675923904" table:formula="of:=[.R45]+0" table:style-name="ce5">
            <text:p>21.42</text:p>
          </table:table-cell>
          <table:table-cell office:value-type="string" table:style-name="ce4">
            <text:p>40<text:span text:style-name="T1">: </text:span><text:span text:style-name="T2">21.1605303776742</text:span></text:p>
          </table:table-cell>
          <table:table-cell office:value-type="string" office:string-value="21.1605303776742" table:formula="of:=RIGHT([.T45];LEN([.T45])-4)" table:style-name="ce5">
            <text:p>21.1605303776742</text:p>
          </table:table-cell>
          <table:table-cell office:value-type="float" office:value="21.160530377674199" table:formula="of:=[.U45]+0" table:style-name="ce5">
            <text:p>21.16</text:p>
          </table:table-cell>
          <table:table-cell office:value-type="string" table:style-name="ce4">
            <text:p>40<text:span text:style-name="T1">: </text:span><text:span text:style-name="T2">71.34538491560633</text:span></text:p>
          </table:table-cell>
          <table:table-cell office:value-type="string" office:string-value="71.34538491560633" table:formula="of:=RIGHT([.W45];LEN([.W45])-4)" table:style-name="ce5">
            <text:p>71.34538491560633</text:p>
          </table:table-cell>
          <table:table-cell office:value-type="float" office:value="71.345384915606303" table:formula="of:=[.X45]+0" table:style-name="ce5">
            <text:p>71.35</text:p>
          </table:table-cell>
          <table:table-cell office:value-type="string" table:style-name="ce4">
            <text:p>40<text:span text:style-name="T1">: </text:span><text:span text:style-name="T2">47.17030326326877</text:span></text:p>
          </table:table-cell>
          <table:table-cell office:value-type="string" office:string-value="47.17030326326877" table:formula="of:=RIGHT([.Z45];LEN([.Z45])-4)" table:style-name="ce5">
            <text:p>47.17030326326877</text:p>
          </table:table-cell>
          <table:table-cell office:value-type="float" office:value="47.1703032632687" table:formula="of:=[.AA45]+0" table:style-name="ce5">
            <text:p>47.17</text:p>
          </table:table-cell>
          <table:table-cell office:value-type="string" table:style-name="ce4">
            <text:p>40<text:span text:style-name="T1">: </text:span><text:span text:style-name="T2">40.82299623555597</text:span></text:p>
          </table:table-cell>
          <table:table-cell office:value-type="string" office:string-value="40.82299623555597" table:formula="of:=RIGHT([.AC45];LEN([.AC45])-4)" table:style-name="ce5">
            <text:p>40.82299623555597</text:p>
          </table:table-cell>
          <table:table-cell office:value-type="float" office:value="40.822996235555898" table:formula="of:=[.AD45]+0" table:style-name="ce5">
            <text:p>40.82</text:p>
          </table:table-cell>
          <table:table-cell office:value-type="float" office:value="45.180640572550992" table:formula="of:=([.D45]+[.G45]+[.J45]+[.M45]+[.P45]+[.S45]+[.V45]+[.Y45]+[.AB45]+[.AE45])/10" table:style-name="ce5">
            <text:p>45.18</text:p>
          </table:table-cell>
          <table:table-cell office:value-type="float" office:value="14.951599109319369" table:formula="of:=STDEV([.D45];[.G45];[.J45];[.M45];[.P45];[.S45];[.V45];[.Y45];[.AB45];[.AE45])" table:style-name="ce1">
            <text:p>14.95159911</text:p>
          </table:table-cell>
          <table:table-cell table:number-columns-repeated="16351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4">
            <text:p>41<text:span text:style-name="T1">: </text:span><text:span text:style-name="T2">57.95283596366926</text:span></text:p>
          </table:table-cell>
          <table:table-cell office:value-type="string" office:string-value="57.95283596366926" table:formula="of:=RIGHT([.B46];LEN([.B46])-4)" table:style-name="ce5">
            <text:p>57.95283596366926</text:p>
          </table:table-cell>
          <table:table-cell office:value-type="float" office:value="57.952835963669202" table:formula="of:=[.C46]+0" table:style-name="ce5">
            <text:p>57.95</text:p>
          </table:table-cell>
          <table:table-cell office:value-type="string" table:style-name="ce4">
            <text:p>41<text:span text:style-name="T1">: </text:span><text:span text:style-name="T2">52.3121237740059</text:span></text:p>
          </table:table-cell>
          <table:table-cell office:value-type="string" office:string-value="52.3121237740059" table:formula="of:=RIGHT([.E46];LEN([.E46])-4)" table:style-name="ce5">
            <text:p>52.3121237740059</text:p>
          </table:table-cell>
          <table:table-cell office:value-type="float" office:value="52.312123774005897" table:formula="of:=[.F46]+0" table:style-name="ce5">
            <text:p>52.31</text:p>
          </table:table-cell>
          <table:table-cell office:value-type="string" table:style-name="ce4">
            <text:p>41<text:span text:style-name="T1">: </text:span><text:span text:style-name="T2">46.86411491986782</text:span></text:p>
          </table:table-cell>
          <table:table-cell office:value-type="string" office:string-value="46.86411491986782" table:formula="of:=RIGHT([.H46];LEN([.H46])-4)" table:style-name="ce5">
            <text:p>46.86411491986782</text:p>
          </table:table-cell>
          <table:table-cell office:value-type="float" office:value="46.864114919867802" table:formula="of:=[.I46]+0" table:style-name="ce5">
            <text:p>46.86</text:p>
          </table:table-cell>
          <table:table-cell office:value-type="string" table:style-name="ce4">
            <text:p>41<text:span text:style-name="T1">: </text:span><text:span text:style-name="T2">66.02384897859424</text:span></text:p>
          </table:table-cell>
          <table:table-cell office:value-type="string" office:string-value="66.02384897859424" table:formula="of:=RIGHT([.K46];LEN([.K46])-4)" table:style-name="ce5">
            <text:p>66.02384897859424</text:p>
          </table:table-cell>
          <table:table-cell office:value-type="float" office:value="66.023848978594202" table:formula="of:=[.L46]+0" table:style-name="ce5">
            <text:p>66.02</text:p>
          </table:table-cell>
          <table:table-cell office:value-type="string" table:style-name="ce4">
            <text:p>41<text:span text:style-name="T1">: </text:span><text:span text:style-name="T2">52.87985411041391</text:span></text:p>
          </table:table-cell>
          <table:table-cell office:value-type="string" office:string-value="52.87985411041391" table:formula="of:=RIGHT([.N46];LEN([.N46])-4)" table:style-name="ce5">
            <text:p>52.87985411041391</text:p>
          </table:table-cell>
          <table:table-cell office:value-type="float" office:value="52.879854110413902" table:formula="of:=[.O46]+0" table:style-name="ce5">
            <text:p>52.88</text:p>
          </table:table-cell>
          <table:table-cell office:value-type="string" table:style-name="ce4">
            <text:p>41<text:span text:style-name="T1">: </text:span><text:span text:style-name="T2">19.79102222143821</text:span></text:p>
          </table:table-cell>
          <table:table-cell office:value-type="string" office:string-value="19.79102222143821" table:formula="of:=RIGHT([.Q46];LEN([.Q46])-4)" table:style-name="ce5">
            <text:p>19.79102222143821</text:p>
          </table:table-cell>
          <table:table-cell office:value-type="float" office:value="19.791022221438201" table:formula="of:=[.R46]+0" table:style-name="ce5">
            <text:p>19.79</text:p>
          </table:table-cell>
          <table:table-cell office:value-type="string" table:style-name="ce4">
            <text:p>41<text:span text:style-name="T1">: </text:span><text:span text:style-name="T2">19.090822951437357</text:span></text:p>
          </table:table-cell>
          <table:table-cell office:value-type="string" office:string-value="19.090822951437357" table:formula="of:=RIGHT([.T46];LEN([.T46])-4)" table:style-name="ce5">
            <text:p>19.090822951437357</text:p>
          </table:table-cell>
          <table:table-cell office:value-type="float" office:value="19.0908229514373" table:formula="of:=[.U46]+0" table:style-name="ce5">
            <text:p>19.09</text:p>
          </table:table-cell>
          <table:table-cell office:value-type="string" table:style-name="ce4">
            <text:p>41<text:span text:style-name="T1">: </text:span><text:span text:style-name="T2">94.34551603513735</text:span></text:p>
          </table:table-cell>
          <table:table-cell office:value-type="string" office:string-value="94.34551603513735" table:formula="of:=RIGHT([.W46];LEN([.W46])-4)" table:style-name="ce5">
            <text:p>94.34551603513735</text:p>
          </table:table-cell>
          <table:table-cell office:value-type="float" office:value="94.345516035137294" table:formula="of:=[.X46]+0" table:style-name="ce5">
            <text:p>94.35</text:p>
          </table:table-cell>
          <table:table-cell office:value-type="string" table:style-name="ce4">
            <text:p>41<text:span text:style-name="T1">: </text:span><text:span text:style-name="T2">38.56770435538063</text:span></text:p>
          </table:table-cell>
          <table:table-cell office:value-type="string" office:string-value="38.56770435538063" table:formula="of:=RIGHT([.Z46];LEN([.Z46])-4)" table:style-name="ce5">
            <text:p>38.56770435538063</text:p>
          </table:table-cell>
          <table:table-cell office:value-type="float" office:value="38.567704355380599" table:formula="of:=[.AA46]+0" table:style-name="ce5">
            <text:p>38.57</text:p>
          </table:table-cell>
          <table:table-cell office:value-type="string" table:style-name="ce4">
            <text:p>41<text:span text:style-name="T1">: </text:span><text:span text:style-name="T2">44.71826396157711</text:span></text:p>
          </table:table-cell>
          <table:table-cell office:value-type="string" office:string-value="44.71826396157711" table:formula="of:=RIGHT([.AC46];LEN([.AC46])-4)" table:style-name="ce5">
            <text:p>44.71826396157711</text:p>
          </table:table-cell>
          <table:table-cell office:value-type="float" office:value="44.718263961577101" table:formula="of:=[.AD46]+0" table:style-name="ce5">
            <text:p>44.72</text:p>
          </table:table-cell>
          <table:table-cell office:value-type="float" office:value="49.254610727152155" table:formula="of:=([.D46]+[.G46]+[.J46]+[.M46]+[.P46]+[.S46]+[.V46]+[.Y46]+[.AB46]+[.AE46])/10" table:style-name="ce5">
            <text:p>49.25</text:p>
          </table:table-cell>
          <table:table-cell office:value-type="float" office:value="21.936795601874184" table:formula="of:=STDEV([.D46];[.G46];[.J46];[.M46];[.P46];[.S46];[.V46];[.Y46];[.AB46];[.AE46])" table:style-name="ce1">
            <text:p>21.9367956</text:p>
          </table:table-cell>
          <table:table-cell table:number-columns-repeated="16351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4">
            <text:p>42<text:span text:style-name="T1">: </text:span><text:span text:style-name="T2">49.30672261608543</text:span></text:p>
          </table:table-cell>
          <table:table-cell office:value-type="string" office:string-value="49.30672261608543" table:formula="of:=RIGHT([.B47];LEN([.B47])-4)" table:style-name="ce5">
            <text:p>49.30672261608543</text:p>
          </table:table-cell>
          <table:table-cell office:value-type="float" office:value="49.306722616085402" table:formula="of:=[.C47]+0" table:style-name="ce5">
            <text:p>49.31</text:p>
          </table:table-cell>
          <table:table-cell office:value-type="string" table:style-name="ce4">
            <text:p>42<text:span text:style-name="T1">: </text:span><text:span text:style-name="T2">41.786864158402864</text:span></text:p>
          </table:table-cell>
          <table:table-cell office:value-type="string" office:string-value="41.786864158402864" table:formula="of:=RIGHT([.E47];LEN([.E47])-4)" table:style-name="ce5">
            <text:p>41.786864158402864</text:p>
          </table:table-cell>
          <table:table-cell office:value-type="float" office:value="41.7868641584028" table:formula="of:=[.F47]+0" table:style-name="ce5">
            <text:p>41.79</text:p>
          </table:table-cell>
          <table:table-cell office:value-type="string" table:style-name="ce4">
            <text:p>42<text:span text:style-name="T1">: </text:span><text:span text:style-name="T2">50.49717914456387</text:span></text:p>
          </table:table-cell>
          <table:table-cell office:value-type="string" office:string-value="50.49717914456387" table:formula="of:=RIGHT([.H47];LEN([.H47])-4)" table:style-name="ce5">
            <text:p>50.49717914456387</text:p>
          </table:table-cell>
          <table:table-cell office:value-type="float" office:value="50.497179144563802" table:formula="of:=[.I47]+0" table:style-name="ce5">
            <text:p>50.50</text:p>
          </table:table-cell>
          <table:table-cell office:value-type="string" table:style-name="ce4">
            <text:p>42<text:span text:style-name="T1">: </text:span><text:span text:style-name="T2">69.59188267723295</text:span></text:p>
          </table:table-cell>
          <table:table-cell office:value-type="string" office:string-value="69.59188267723295" table:formula="of:=RIGHT([.K47];LEN([.K47])-4)" table:style-name="ce5">
            <text:p>69.59188267723295</text:p>
          </table:table-cell>
          <table:table-cell office:value-type="float" office:value="69.591882677232903" table:formula="of:=[.L47]+0" table:style-name="ce5">
            <text:p>69.59</text:p>
          </table:table-cell>
          <table:table-cell office:value-type="string" table:style-name="ce4">
            <text:p>42<text:span text:style-name="T1">: </text:span><text:span text:style-name="T2">45.66980419144448</text:span></text:p>
          </table:table-cell>
          <table:table-cell office:value-type="string" office:string-value="45.66980419144448" table:formula="of:=RIGHT([.N47];LEN([.N47])-4)" table:style-name="ce5">
            <text:p>45.66980419144448</text:p>
          </table:table-cell>
          <table:table-cell office:value-type="float" office:value="45.669804191444399" table:formula="of:=[.O47]+0" table:style-name="ce5">
            <text:p>45.67</text:p>
          </table:table-cell>
          <table:table-cell office:value-type="string" table:style-name="ce4">
            <text:p>42<text:span text:style-name="T1">: </text:span><text:span text:style-name="T2">21.08228668635736</text:span></text:p>
          </table:table-cell>
          <table:table-cell office:value-type="string" office:string-value="21.08228668635736" table:formula="of:=RIGHT([.Q47];LEN([.Q47])-4)" table:style-name="ce5">
            <text:p>21.08228668635736</text:p>
          </table:table-cell>
          <table:table-cell office:value-type="float" office:value="21.0822866863573" table:formula="of:=[.R47]+0" table:style-name="ce5">
            <text:p>21.08</text:p>
          </table:table-cell>
          <table:table-cell office:value-type="string" table:style-name="ce4">
            <text:p>42<text:span text:style-name="T1">: </text:span><text:span text:style-name="T2">24.035919251422154</text:span></text:p>
          </table:table-cell>
          <table:table-cell office:value-type="string" office:string-value="24.035919251422154" table:formula="of:=RIGHT([.T47];LEN([.T47])-4)" table:style-name="ce5">
            <text:p>24.035919251422154</text:p>
          </table:table-cell>
          <table:table-cell office:value-type="float" office:value="24.035919251422101" table:formula="of:=[.U47]+0" table:style-name="ce5">
            <text:p>24.04</text:p>
          </table:table-cell>
          <table:table-cell office:value-type="string" table:style-name="ce4">
            <text:p>42<text:span text:style-name="T1">: </text:span><text:span text:style-name="T2">89.19817975449722</text:span></text:p>
          </table:table-cell>
          <table:table-cell office:value-type="string" office:string-value="89.19817975449722" table:formula="of:=RIGHT([.W47];LEN([.W47])-4)" table:style-name="ce5">
            <text:p>89.19817975449722</text:p>
          </table:table-cell>
          <table:table-cell office:value-type="float" office:value="89.198179754497204" table:formula="of:=[.X47]+0" table:style-name="ce5">
            <text:p>89.20</text:p>
          </table:table-cell>
          <table:table-cell office:value-type="string" table:style-name="ce4">
            <text:p>42<text:span text:style-name="T1">: </text:span><text:span text:style-name="T2">48.95780447833405</text:span></text:p>
          </table:table-cell>
          <table:table-cell office:value-type="string" office:string-value="48.95780447833405" table:formula="of:=RIGHT([.Z47];LEN([.Z47])-4)" table:style-name="ce5">
            <text:p>48.95780447833405</text:p>
          </table:table-cell>
          <table:table-cell office:value-type="float" office:value="48.957804478333998" table:formula="of:=[.AA47]+0" table:style-name="ce5">
            <text:p>48.96</text:p>
          </table:table-cell>
          <table:table-cell office:value-type="string" table:style-name="ce4">
            <text:p>42<text:span text:style-name="T1">: </text:span><text:span text:style-name="T2">33.364710273684004</text:span></text:p>
          </table:table-cell>
          <table:table-cell office:value-type="string" office:string-value="33.364710273684004" table:formula="of:=RIGHT([.AC47];LEN([.AC47])-4)" table:style-name="ce5">
            <text:p>33.364710273684004</text:p>
          </table:table-cell>
          <table:table-cell office:value-type="float" office:value="33.364710273683997" table:formula="of:=[.AD47]+0" table:style-name="ce5">
            <text:p>33.36</text:p>
          </table:table-cell>
          <table:table-cell office:value-type="float" office:value="47.34913532320239" table:formula="of:=([.D47]+[.G47]+[.J47]+[.M47]+[.P47]+[.S47]+[.V47]+[.Y47]+[.AB47]+[.AE47])/10" table:style-name="ce5">
            <text:p>47.35</text:p>
          </table:table-cell>
          <table:table-cell office:value-type="float" office:value="20.34477550318714" table:formula="of:=STDEV([.D47];[.G47];[.J47];[.M47];[.P47];[.S47];[.V47];[.Y47];[.AB47];[.AE47])" table:style-name="ce1">
            <text:p>20.3447755</text:p>
          </table:table-cell>
          <table:table-cell table:number-columns-repeated="16351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4">
            <text:p>43<text:span text:style-name="T1">: </text:span><text:span text:style-name="T2">64.45210176535495</text:span></text:p>
          </table:table-cell>
          <table:table-cell office:value-type="string" office:string-value="64.45210176535495" table:formula="of:=RIGHT([.B48];LEN([.B48])-4)" table:style-name="ce5">
            <text:p>64.45210176535495</text:p>
          </table:table-cell>
          <table:table-cell office:value-type="float" office:value="64.452101765354897" table:formula="of:=[.C48]+0" table:style-name="ce5">
            <text:p>64.45</text:p>
          </table:table-cell>
          <table:table-cell office:value-type="string" table:style-name="ce4">
            <text:p>43<text:span text:style-name="T1">: </text:span><text:span text:style-name="T2">44.011830001598426</text:span></text:p>
          </table:table-cell>
          <table:table-cell office:value-type="string" office:string-value="44.011830001598426" table:formula="of:=RIGHT([.E48];LEN([.E48])-4)" table:style-name="ce5">
            <text:p>44.011830001598426</text:p>
          </table:table-cell>
          <table:table-cell office:value-type="float" office:value="44.011830001598398" table:formula="of:=[.F48]+0" table:style-name="ce5">
            <text:p>44.01</text:p>
          </table:table-cell>
          <table:table-cell office:value-type="string" table:style-name="ce4">
            <text:p>43<text:span text:style-name="T1">: </text:span><text:span text:style-name="T2">42.65670987498884</text:span></text:p>
          </table:table-cell>
          <table:table-cell office:value-type="string" office:string-value="42.65670987498884" table:formula="of:=RIGHT([.H48];LEN([.H48])-4)" table:style-name="ce5">
            <text:p>42.65670987498884</text:p>
          </table:table-cell>
          <table:table-cell office:value-type="float" office:value="42.656709874988799" table:formula="of:=[.I48]+0" table:style-name="ce5">
            <text:p>42.66</text:p>
          </table:table-cell>
          <table:table-cell office:value-type="string" table:style-name="ce4">
            <text:p>43<text:span text:style-name="T1">: </text:span><text:span text:style-name="T2">73.07623504706729</text:span></text:p>
          </table:table-cell>
          <table:table-cell office:value-type="string" office:string-value="73.07623504706729" table:formula="of:=RIGHT([.K48];LEN([.K48])-4)" table:style-name="ce5">
            <text:p>73.07623504706729</text:p>
          </table:table-cell>
          <table:table-cell office:value-type="float" office:value="73.0762350470672" table:formula="of:=[.L48]+0" table:style-name="ce5">
            <text:p>73.08</text:p>
          </table:table-cell>
          <table:table-cell office:value-type="string" table:style-name="ce4">
            <text:p>43<text:span text:style-name="T1">: </text:span><text:span text:style-name="T2">57.7368368183578</text:span></text:p>
          </table:table-cell>
          <table:table-cell office:value-type="string" office:string-value="57.7368368183578" table:formula="of:=RIGHT([.N48];LEN([.N48])-4)" table:style-name="ce5">
            <text:p>57.7368368183578</text:p>
          </table:table-cell>
          <table:table-cell office:value-type="float" office:value="57.736836818357801" table:formula="of:=[.O48]+0" table:style-name="ce5">
            <text:p>57.74</text:p>
          </table:table-cell>
          <table:table-cell office:value-type="string" table:style-name="ce4">
            <text:p>43<text:span text:style-name="T1">: </text:span><text:span text:style-name="T2">19.877182718014453</text:span></text:p>
          </table:table-cell>
          <table:table-cell office:value-type="string" office:string-value="19.877182718014453" table:formula="of:=RIGHT([.Q48];LEN([.Q48])-4)" table:style-name="ce5">
            <text:p>19.877182718014453</text:p>
          </table:table-cell>
          <table:table-cell office:value-type="float" office:value="19.877182718014399" table:formula="of:=[.R48]+0" table:style-name="ce5">
            <text:p>19.88</text:p>
          </table:table-cell>
          <table:table-cell office:value-type="string" table:style-name="ce4">
            <text:p>43<text:span text:style-name="T1">: </text:span><text:span text:style-name="T2">12.992251445227598</text:span></text:p>
          </table:table-cell>
          <table:table-cell office:value-type="string" office:string-value="12.992251445227598" table:formula="of:=RIGHT([.T48];LEN([.T48])-4)" table:style-name="ce5">
            <text:p>12.992251445227598</text:p>
          </table:table-cell>
          <table:table-cell office:value-type="float" office:value="12.992251445227501" table:formula="of:=[.U48]+0" table:style-name="ce5">
            <text:p>12.99</text:p>
          </table:table-cell>
          <table:table-cell office:value-type="string" table:style-name="ce4">
            <text:p>43<text:span text:style-name="T1">: </text:span><text:span text:style-name="T2">80.63271396177595</text:span></text:p>
          </table:table-cell>
          <table:table-cell office:value-type="string" office:string-value="80.63271396177595" table:formula="of:=RIGHT([.W48];LEN([.W48])-4)" table:style-name="ce5">
            <text:p>80.63271396177595</text:p>
          </table:table-cell>
          <table:table-cell office:value-type="float" office:value="80.632713961775906" table:formula="of:=[.X48]+0" table:style-name="ce5">
            <text:p>80.63</text:p>
          </table:table-cell>
          <table:table-cell office:value-type="string" table:style-name="ce4">
            <text:p>43<text:span text:style-name="T1">: </text:span><text:span text:style-name="T2">37.990309834684815</text:span></text:p>
          </table:table-cell>
          <table:table-cell office:value-type="string" office:string-value="37.990309834684815" table:formula="of:=RIGHT([.Z48];LEN([.Z48])-4)" table:style-name="ce5">
            <text:p>37.990309834684815</text:p>
          </table:table-cell>
          <table:table-cell office:value-type="float" office:value="37.990309834684801" table:formula="of:=[.AA48]+0" table:style-name="ce5">
            <text:p>37.99</text:p>
          </table:table-cell>
          <table:table-cell office:value-type="string" table:style-name="ce4">
            <text:p>43<text:span text:style-name="T1">: </text:span><text:span text:style-name="T2">37.425188261073124</text:span></text:p>
          </table:table-cell>
          <table:table-cell office:value-type="string" office:string-value="37.425188261073124" table:formula="of:=RIGHT([.AC48];LEN([.AC48])-4)" table:style-name="ce5">
            <text:p>37.425188261073124</text:p>
          </table:table-cell>
          <table:table-cell office:value-type="float" office:value="37.425188261073103" table:formula="of:=[.AD48]+0" table:style-name="ce5">
            <text:p>37.43</text:p>
          </table:table-cell>
          <table:table-cell office:value-type="float" office:value="47.085135972814285" table:formula="of:=([.D48]+[.G48]+[.J48]+[.M48]+[.P48]+[.S48]+[.V48]+[.Y48]+[.AB48]+[.AE48])/10" table:style-name="ce5">
            <text:p>47.09</text:p>
          </table:table-cell>
          <table:table-cell office:value-type="float" office:value="21.918362588516334" table:formula="of:=STDEV([.D48];[.G48];[.J48];[.M48];[.P48];[.S48];[.V48];[.Y48];[.AB48];[.AE48])" table:style-name="ce1">
            <text:p>21.91836259</text:p>
          </table:table-cell>
          <table:table-cell table:number-columns-repeated="16351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4">
            <text:p>44<text:span text:style-name="T1">: </text:span><text:span text:style-name="T2">58.32999874383794</text:span></text:p>
          </table:table-cell>
          <table:table-cell office:value-type="string" office:string-value="58.32999874383794" table:formula="of:=RIGHT([.B49];LEN([.B49])-4)" table:style-name="ce5">
            <text:p>58.32999874383794</text:p>
          </table:table-cell>
          <table:table-cell office:value-type="float" office:value="58.329998743837898" table:formula="of:=[.C49]+0" table:style-name="ce5">
            <text:p>58.33</text:p>
          </table:table-cell>
          <table:table-cell office:value-type="string" table:style-name="ce4">
            <text:p>44<text:span text:style-name="T1">: </text:span><text:span text:style-name="T2">44.915071344886876</text:span></text:p>
          </table:table-cell>
          <table:table-cell office:value-type="string" office:string-value="44.915071344886876" table:formula="of:=RIGHT([.E49];LEN([.E49])-4)" table:style-name="ce5">
            <text:p>44.915071344886876</text:p>
          </table:table-cell>
          <table:table-cell office:value-type="float" office:value="44.915071344886798" table:formula="of:=[.F49]+0" table:style-name="ce5">
            <text:p>44.92</text:p>
          </table:table-cell>
          <table:table-cell office:value-type="string" table:style-name="ce4">
            <text:p>44<text:span text:style-name="T1">: </text:span><text:span text:style-name="T2">50.468090169029644</text:span></text:p>
          </table:table-cell>
          <table:table-cell office:value-type="string" office:string-value="50.468090169029644" table:formula="of:=RIGHT([.H49];LEN([.H49])-4)" table:style-name="ce5">
            <text:p>50.468090169029644</text:p>
          </table:table-cell>
          <table:table-cell office:value-type="float" office:value="50.468090169029601" table:formula="of:=[.I49]+0" table:style-name="ce5">
            <text:p>50.47</text:p>
          </table:table-cell>
          <table:table-cell office:value-type="string" table:style-name="ce4">
            <text:p>44<text:span text:style-name="T1">: </text:span><text:span text:style-name="T2">81.29866223652786</text:span></text:p>
          </table:table-cell>
          <table:table-cell office:value-type="string" office:string-value="81.29866223652786" table:formula="of:=RIGHT([.K49];LEN([.K49])-4)" table:style-name="ce5">
            <text:p>81.29866223652786</text:p>
          </table:table-cell>
          <table:table-cell office:value-type="float" office:value="81.298662236527804" table:formula="of:=[.L49]+0" table:style-name="ce5">
            <text:p>81.30</text:p>
          </table:table-cell>
          <table:table-cell office:value-type="string" table:style-name="ce4">
            <text:p>44<text:span text:style-name="T1">: </text:span><text:span text:style-name="T2">51.7765153922604</text:span></text:p>
          </table:table-cell>
          <table:table-cell office:value-type="string" office:string-value="51.7765153922604" table:formula="of:=RIGHT([.N49];LEN([.N49])-4)" table:style-name="ce5">
            <text:p>51.7765153922604</text:p>
          </table:table-cell>
          <table:table-cell office:value-type="float" office:value="51.7765153922604" table:formula="of:=[.O49]+0" table:style-name="ce5">
            <text:p>51.78</text:p>
          </table:table-cell>
          <table:table-cell office:value-type="string" table:style-name="ce4">
            <text:p>44<text:span text:style-name="T1">: </text:span><text:span text:style-name="T2">26.410616929958223</text:span></text:p>
          </table:table-cell>
          <table:table-cell office:value-type="string" office:string-value="26.410616929958223" table:formula="of:=RIGHT([.Q49];LEN([.Q49])-4)" table:style-name="ce5">
            <text:p>26.410616929958223</text:p>
          </table:table-cell>
          <table:table-cell office:value-type="float" office:value="26.410616929958199" table:formula="of:=[.R49]+0" table:style-name="ce5">
            <text:p>26.41</text:p>
          </table:table-cell>
          <table:table-cell office:value-type="string" table:style-name="ce4">
            <text:p>44<text:span text:style-name="T1">: </text:span><text:span text:style-name="T2">22.983563279109795</text:span></text:p>
          </table:table-cell>
          <table:table-cell office:value-type="string" office:string-value="22.983563279109795" table:formula="of:=RIGHT([.T49];LEN([.T49])-4)" table:style-name="ce5">
            <text:p>22.983563279109795</text:p>
          </table:table-cell>
          <table:table-cell office:value-type="float" office:value="22.983563279109699" table:formula="of:=[.U49]+0" table:style-name="ce5">
            <text:p>22.98</text:p>
          </table:table-cell>
          <table:table-cell office:value-type="string" table:style-name="ce4">
            <text:p>44<text:span text:style-name="T1">: </text:span><text:span text:style-name="T2">81.65204382401791</text:span></text:p>
          </table:table-cell>
          <table:table-cell office:value-type="string" office:string-value="81.65204382401791" table:formula="of:=RIGHT([.W49];LEN([.W49])-4)" table:style-name="ce5">
            <text:p>81.65204382401791</text:p>
          </table:table-cell>
          <table:table-cell office:value-type="float" office:value="81.652043824017895" table:formula="of:=[.X49]+0" table:style-name="ce5">
            <text:p>81.65</text:p>
          </table:table-cell>
          <table:table-cell office:value-type="string" table:style-name="ce4">
            <text:p>44<text:span text:style-name="T1">: </text:span><text:span text:style-name="T2">50.130750596631884</text:span></text:p>
          </table:table-cell>
          <table:table-cell office:value-type="string" office:string-value="50.130750596631884" table:formula="of:=RIGHT([.Z49];LEN([.Z49])-4)" table:style-name="ce5">
            <text:p>50.130750596631884</text:p>
          </table:table-cell>
          <table:table-cell office:value-type="float" office:value="50.130750596631799" table:formula="of:=[.AA49]+0" table:style-name="ce5">
            <text:p>50.13</text:p>
          </table:table-cell>
          <table:table-cell office:value-type="string" table:style-name="ce4">
            <text:p>44<text:span text:style-name="T1">: </text:span><text:span text:style-name="T2">44.65107724667129</text:span></text:p>
          </table:table-cell>
          <table:table-cell office:value-type="string" office:string-value="44.65107724667129" table:formula="of:=RIGHT([.AC49];LEN([.AC49])-4)" table:style-name="ce5">
            <text:p>44.65107724667129</text:p>
          </table:table-cell>
          <table:table-cell office:value-type="float" office:value="44.6510772466712" table:formula="of:=[.AD49]+0" table:style-name="ce5">
            <text:p>44.65</text:p>
          </table:table-cell>
          <table:table-cell office:value-type="float" office:value="51.261638976293135" table:formula="of:=([.D49]+[.G49]+[.J49]+[.M49]+[.P49]+[.S49]+[.V49]+[.Y49]+[.AB49]+[.AE49])/10" table:style-name="ce5">
            <text:p>51.26</text:p>
          </table:table-cell>
          <table:table-cell office:value-type="float" office:value="19.376779396061295" table:formula="of:=STDEV([.D49];[.G49];[.J49];[.M49];[.P49];[.S49];[.V49];[.Y49];[.AB49];[.AE49])" table:style-name="ce1">
            <text:p>19.3767794</text:p>
          </table:table-cell>
          <table:table-cell table:number-columns-repeated="16351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4">
            <text:p>45<text:span text:style-name="T1">: </text:span><text:span text:style-name="T2">57.99996721766557</text:span></text:p>
          </table:table-cell>
          <table:table-cell office:value-type="string" office:string-value="57.99996721766557" table:formula="of:=RIGHT([.B50];LEN([.B50])-4)" table:style-name="ce5">
            <text:p>57.99996721766557</text:p>
          </table:table-cell>
          <table:table-cell office:value-type="float" office:value="57.9999672176655" table:formula="of:=[.C50]+0" table:style-name="ce5">
            <text:p>58.00</text:p>
          </table:table-cell>
          <table:table-cell office:value-type="string" table:style-name="ce4">
            <text:p>45<text:span text:style-name="T1">: </text:span><text:span text:style-name="T2">44.19662920312594</text:span></text:p>
          </table:table-cell>
          <table:table-cell office:value-type="string" office:string-value="44.19662920312594" table:formula="of:=RIGHT([.E50];LEN([.E50])-4)" table:style-name="ce5">
            <text:p>44.19662920312594</text:p>
          </table:table-cell>
          <table:table-cell office:value-type="float" office:value="44.196629203125902" table:formula="of:=[.F50]+0" table:style-name="ce5">
            <text:p>44.20</text:p>
          </table:table-cell>
          <table:table-cell office:value-type="string" table:style-name="ce4">
            <text:p>45<text:span text:style-name="T1">: </text:span><text:span text:style-name="T2">58.647105156824054</text:span></text:p>
          </table:table-cell>
          <table:table-cell office:value-type="string" office:string-value="58.647105156824054" table:formula="of:=RIGHT([.H50];LEN([.H50])-4)" table:style-name="ce5">
            <text:p>58.647105156824054</text:p>
          </table:table-cell>
          <table:table-cell office:value-type="float" office:value="58.647105156823997" table:formula="of:=[.I50]+0" table:style-name="ce5">
            <text:p>58.65</text:p>
          </table:table-cell>
          <table:table-cell office:value-type="string" table:style-name="ce4">
            <text:p>45<text:span text:style-name="T1">: </text:span><text:span text:style-name="T2">76.24348301335758</text:span></text:p>
          </table:table-cell>
          <table:table-cell office:value-type="string" office:string-value="76.24348301335758" table:formula="of:=RIGHT([.K50];LEN([.K50])-4)" table:style-name="ce5">
            <text:p>76.24348301335758</text:p>
          </table:table-cell>
          <table:table-cell office:value-type="float" office:value="76.243483013357505" table:formula="of:=[.L50]+0" table:style-name="ce5">
            <text:p>76.24</text:p>
          </table:table-cell>
          <table:table-cell office:value-type="string" table:style-name="ce4">
            <text:p>45<text:span text:style-name="T1">: </text:span><text:span text:style-name="T2">46.069848701226974</text:span></text:p>
          </table:table-cell>
          <table:table-cell office:value-type="string" office:string-value="46.069848701226974" table:formula="of:=RIGHT([.N50];LEN([.N50])-4)" table:style-name="ce5">
            <text:p>46.069848701226974</text:p>
          </table:table-cell>
          <table:table-cell office:value-type="float" office:value="46.069848701226903" table:formula="of:=[.O50]+0" table:style-name="ce5">
            <text:p>46.07</text:p>
          </table:table-cell>
          <table:table-cell office:value-type="string" table:style-name="ce4">
            <text:p>45<text:span text:style-name="T1">: </text:span><text:span text:style-name="T2">20.984863981451564</text:span></text:p>
          </table:table-cell>
          <table:table-cell office:value-type="string" office:string-value="20.984863981451564" table:formula="of:=RIGHT([.Q50];LEN([.Q50])-4)" table:style-name="ce5">
            <text:p>20.984863981451564</text:p>
          </table:table-cell>
          <table:table-cell office:value-type="float" office:value="20.9848639814515" table:formula="of:=[.R50]+0" table:style-name="ce5">
            <text:p>20.98</text:p>
          </table:table-cell>
          <table:table-cell office:value-type="string" table:style-name="ce4">
            <text:p>45<text:span text:style-name="T1">: </text:span><text:span text:style-name="T2">19.057171946433748</text:span></text:p>
          </table:table-cell>
          <table:table-cell office:value-type="string" office:string-value="19.057171946433748" table:formula="of:=RIGHT([.T50];LEN([.T50])-4)" table:style-name="ce5">
            <text:p>19.057171946433748</text:p>
          </table:table-cell>
          <table:table-cell office:value-type="float" office:value="19.057171946433701" table:formula="of:=[.U50]+0" table:style-name="ce5">
            <text:p>19.06</text:p>
          </table:table-cell>
          <table:table-cell office:value-type="string" table:style-name="ce4">
            <text:p>45<text:span text:style-name="T1">: </text:span><text:span text:style-name="T2">67.38904359265287</text:span></text:p>
          </table:table-cell>
          <table:table-cell office:value-type="string" office:string-value="67.38904359265287" table:formula="of:=RIGHT([.W50];LEN([.W50])-4)" table:style-name="ce5">
            <text:p>67.38904359265287</text:p>
          </table:table-cell>
          <table:table-cell office:value-type="float" office:value="67.389043592652797" table:formula="of:=[.X50]+0" table:style-name="ce5">
            <text:p>67.39</text:p>
          </table:table-cell>
          <table:table-cell office:value-type="string" table:style-name="ce4">
            <text:p>45<text:span text:style-name="T1">: </text:span><text:span text:style-name="T2">46.69122463505318</text:span></text:p>
          </table:table-cell>
          <table:table-cell office:value-type="string" office:string-value="46.69122463505318" table:formula="of:=RIGHT([.Z50];LEN([.Z50])-4)" table:style-name="ce5">
            <text:p>46.69122463505318</text:p>
          </table:table-cell>
          <table:table-cell office:value-type="float" office:value="46.691224635053103" table:formula="of:=[.AA50]+0" table:style-name="ce5">
            <text:p>46.69</text:p>
          </table:table-cell>
          <table:table-cell office:value-type="string" table:style-name="ce4">
            <text:p>45<text:span text:style-name="T1">: </text:span><text:span text:style-name="T2">46.602840214485</text:span></text:p>
          </table:table-cell>
          <table:table-cell office:value-type="string" office:string-value="46.602840214485" table:formula="of:=RIGHT([.AC50];LEN([.AC50])-4)" table:style-name="ce5">
            <text:p>46.602840214485</text:p>
          </table:table-cell>
          <table:table-cell office:value-type="float" office:value="46.602840214484999" table:formula="of:=[.AD50]+0" table:style-name="ce5">
            <text:p>46.60</text:p>
          </table:table-cell>
          <table:table-cell office:value-type="float" office:value="48.388217766227591" table:formula="of:=([.D50]+[.G50]+[.J50]+[.M50]+[.P50]+[.S50]+[.V50]+[.Y50]+[.AB50]+[.AE50])/10" table:style-name="ce5">
            <text:p>48.39</text:p>
          </table:table-cell>
          <table:table-cell office:value-type="float" office:value="18.180708145706141" table:formula="of:=STDEV([.D50];[.G50];[.J50];[.M50];[.P50];[.S50];[.V50];[.Y50];[.AB50];[.AE50])" table:style-name="ce1">
            <text:p>18.18070815</text:p>
          </table:table-cell>
          <table:table-cell table:number-columns-repeated="16351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4">
            <text:p>46<text:span text:style-name="T1">: </text:span><text:span text:style-name="T2">51.909128429422445</text:span></text:p>
          </table:table-cell>
          <table:table-cell office:value-type="string" office:string-value="51.909128429422445" table:formula="of:=RIGHT([.B51];LEN([.B51])-4)" table:style-name="ce5">
            <text:p>51.909128429422445</text:p>
          </table:table-cell>
          <table:table-cell office:value-type="float" office:value="51.909128429422402" table:formula="of:=[.C51]+0" table:style-name="ce5">
            <text:p>51.91</text:p>
          </table:table-cell>
          <table:table-cell office:value-type="string" table:style-name="ce4">
            <text:p>46<text:span text:style-name="T1">: </text:span><text:span text:style-name="T2">42.242872863079434</text:span></text:p>
          </table:table-cell>
          <table:table-cell office:value-type="string" office:string-value="42.242872863079434" table:formula="of:=RIGHT([.E51];LEN([.E51])-4)" table:style-name="ce5">
            <text:p>42.242872863079434</text:p>
          </table:table-cell>
          <table:table-cell office:value-type="float" office:value="42.242872863079398" table:formula="of:=[.F51]+0" table:style-name="ce5">
            <text:p>42.24</text:p>
          </table:table-cell>
          <table:table-cell office:value-type="string" table:style-name="ce4">
            <text:p>46<text:span text:style-name="T1">: </text:span><text:span text:style-name="T2">52.82399967066389</text:span></text:p>
          </table:table-cell>
          <table:table-cell office:value-type="string" office:string-value="52.82399967066389" table:formula="of:=RIGHT([.H51];LEN([.H51])-4)" table:style-name="ce5">
            <text:p>52.82399967066389</text:p>
          </table:table-cell>
          <table:table-cell office:value-type="float" office:value="52.823999670663802" table:formula="of:=[.I51]+0" table:style-name="ce5">
            <text:p>52.82</text:p>
          </table:table-cell>
          <table:table-cell office:value-type="string" table:style-name="ce4">
            <text:p>46<text:span text:style-name="T1">: </text:span><text:span text:style-name="T2">78.81188222935157</text:span></text:p>
          </table:table-cell>
          <table:table-cell office:value-type="string" office:string-value="78.81188222935157" table:formula="of:=RIGHT([.K51];LEN([.K51])-4)" table:style-name="ce5">
            <text:p>78.81188222935157</text:p>
          </table:table-cell>
          <table:table-cell office:value-type="float" office:value="78.811882229351497" table:formula="of:=[.L51]+0" table:style-name="ce5">
            <text:p>78.81</text:p>
          </table:table-cell>
          <table:table-cell office:value-type="string" table:style-name="ce4">
            <text:p>46<text:span text:style-name="T1">: </text:span><text:span text:style-name="T2">44.369480850495854</text:span></text:p>
          </table:table-cell>
          <table:table-cell office:value-type="string" office:string-value="44.369480850495854" table:formula="of:=RIGHT([.N51];LEN([.N51])-4)" table:style-name="ce5">
            <text:p>44.369480850495854</text:p>
          </table:table-cell>
          <table:table-cell office:value-type="float" office:value="44.369480850495798" table:formula="of:=[.O51]+0" table:style-name="ce5">
            <text:p>44.37</text:p>
          </table:table-cell>
          <table:table-cell office:value-type="string" table:style-name="ce4">
            <text:p>46<text:span text:style-name="T1">: </text:span><text:span text:style-name="T2">25.98231653045467</text:span></text:p>
          </table:table-cell>
          <table:table-cell office:value-type="string" office:string-value="25.98231653045467" table:formula="of:=RIGHT([.Q51];LEN([.Q51])-4)" table:style-name="ce5">
            <text:p>25.98231653045467</text:p>
          </table:table-cell>
          <table:table-cell office:value-type="float" office:value="25.9823165304546" table:formula="of:=[.R51]+0" table:style-name="ce5">
            <text:p>25.98</text:p>
          </table:table-cell>
          <table:table-cell office:value-type="string" table:style-name="ce4">
            <text:p>46<text:span text:style-name="T1">: </text:span><text:span text:style-name="T2">16.885369085114487</text:span></text:p>
          </table:table-cell>
          <table:table-cell office:value-type="string" office:string-value="16.885369085114487" table:formula="of:=RIGHT([.T51];LEN([.T51])-4)" table:style-name="ce5">
            <text:p>16.885369085114487</text:p>
          </table:table-cell>
          <table:table-cell office:value-type="float" office:value="16.885369085114402" table:formula="of:=[.U51]+0" table:style-name="ce5">
            <text:p>16.89</text:p>
          </table:table-cell>
          <table:table-cell office:value-type="string" table:style-name="ce4">
            <text:p>46<text:span text:style-name="T1">: </text:span><text:span text:style-name="T2">82.40632979580951</text:span></text:p>
          </table:table-cell>
          <table:table-cell office:value-type="string" office:string-value="82.40632979580951" table:formula="of:=RIGHT([.W51];LEN([.W51])-4)" table:style-name="ce5">
            <text:p>82.40632979580951</text:p>
          </table:table-cell>
          <table:table-cell office:value-type="float" office:value="82.406329795809498" table:formula="of:=[.X51]+0" table:style-name="ce5">
            <text:p>82.41</text:p>
          </table:table-cell>
          <table:table-cell office:value-type="string" table:style-name="ce4">
            <text:p>46<text:span text:style-name="T1">: </text:span><text:span text:style-name="T2">59.13563841131473</text:span></text:p>
          </table:table-cell>
          <table:table-cell office:value-type="string" office:string-value="59.13563841131473" table:formula="of:=RIGHT([.Z51];LEN([.Z51])-4)" table:style-name="ce5">
            <text:p>59.13563841131473</text:p>
          </table:table-cell>
          <table:table-cell office:value-type="float" office:value="59.135638411314702" table:formula="of:=[.AA51]+0" table:style-name="ce5">
            <text:p>59.14</text:p>
          </table:table-cell>
          <table:table-cell office:value-type="string" table:style-name="ce4">
            <text:p>46<text:span text:style-name="T1">: </text:span><text:span text:style-name="T2">40.43274401244936</text:span></text:p>
          </table:table-cell>
          <table:table-cell office:value-type="string" office:string-value="40.43274401244936" table:formula="of:=RIGHT([.AC51];LEN([.AC51])-4)" table:style-name="ce5">
            <text:p>40.43274401244936</text:p>
          </table:table-cell>
          <table:table-cell office:value-type="float" office:value="40.432744012449298" table:formula="of:=[.AD51]+0" table:style-name="ce5">
            <text:p>40.43</text:p>
          </table:table-cell>
          <table:table-cell office:value-type="float" office:value="49.499976187815534" table:formula="of:=([.D51]+[.G51]+[.J51]+[.M51]+[.P51]+[.S51]+[.V51]+[.Y51]+[.AB51]+[.AE51])/10" table:style-name="ce5">
            <text:p>49.50</text:p>
          </table:table-cell>
          <table:table-cell office:value-type="float" office:value="20.628217511464154" table:formula="of:=STDEV([.D51];[.G51];[.J51];[.M51];[.P51];[.S51];[.V51];[.Y51];[.AB51];[.AE51])" table:style-name="ce1">
            <text:p>20.62821751</text:p>
          </table:table-cell>
          <table:table-cell table:number-columns-repeated="16351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4">
            <text:p>47<text:span text:style-name="T1">: </text:span><text:span text:style-name="T2">53.26779161923836</text:span></text:p>
          </table:table-cell>
          <table:table-cell office:value-type="string" office:string-value="53.26779161923836" table:formula="of:=RIGHT([.B52];LEN([.B52])-4)" table:style-name="ce5">
            <text:p>53.26779161923836</text:p>
          </table:table-cell>
          <table:table-cell office:value-type="float" office:value="53.267791619238302" table:formula="of:=[.C52]+0" table:style-name="ce5">
            <text:p>53.27</text:p>
          </table:table-cell>
          <table:table-cell office:value-type="string" table:style-name="ce4">
            <text:p>47<text:span text:style-name="T1">: </text:span><text:span text:style-name="T2">52.74377171511079</text:span></text:p>
          </table:table-cell>
          <table:table-cell office:value-type="string" office:string-value="52.74377171511079" table:formula="of:=RIGHT([.E52];LEN([.E52])-4)" table:style-name="ce5">
            <text:p>52.74377171511079</text:p>
          </table:table-cell>
          <table:table-cell office:value-type="float" office:value="52.743771715110697" table:formula="of:=[.F52]+0" table:style-name="ce5">
            <text:p>52.74</text:p>
          </table:table-cell>
          <table:table-cell office:value-type="string" table:style-name="ce4">
            <text:p>47<text:span text:style-name="T1">: </text:span><text:span text:style-name="T2">57.26743983996452</text:span></text:p>
          </table:table-cell>
          <table:table-cell office:value-type="string" office:string-value="57.26743983996452" table:formula="of:=RIGHT([.H52];LEN([.H52])-4)" table:style-name="ce5">
            <text:p>57.26743983996452</text:p>
          </table:table-cell>
          <table:table-cell office:value-type="float" office:value="57.267439839964503" table:formula="of:=[.I52]+0" table:style-name="ce5">
            <text:p>57.27</text:p>
          </table:table-cell>
          <table:table-cell office:value-type="string" table:style-name="ce4">
            <text:p>47<text:span text:style-name="T1">: </text:span><text:span text:style-name="T2">85.42901325465685</text:span></text:p>
          </table:table-cell>
          <table:table-cell office:value-type="string" office:string-value="85.42901325465685" table:formula="of:=RIGHT([.K52];LEN([.K52])-4)" table:style-name="ce5">
            <text:p>85.42901325465685</text:p>
          </table:table-cell>
          <table:table-cell office:value-type="float" office:value="85.429013254656795" table:formula="of:=[.L52]+0" table:style-name="ce5">
            <text:p>85.43</text:p>
          </table:table-cell>
          <table:table-cell office:value-type="string" table:style-name="ce4">
            <text:p>47<text:span text:style-name="T1">: </text:span><text:span text:style-name="T2">54.32015364616054</text:span></text:p>
          </table:table-cell>
          <table:table-cell office:value-type="string" office:string-value="54.32015364616054" table:formula="of:=RIGHT([.N52];LEN([.N52])-4)" table:style-name="ce5">
            <text:p>54.32015364616054</text:p>
          </table:table-cell>
          <table:table-cell office:value-type="float" office:value="54.320153646160499" table:formula="of:=[.O52]+0" table:style-name="ce5">
            <text:p>54.32</text:p>
          </table:table-cell>
          <table:table-cell office:value-type="string" table:style-name="ce4">
            <text:p>47<text:span text:style-name="T1">: </text:span><text:span text:style-name="T2">19.829930823335037</text:span></text:p>
          </table:table-cell>
          <table:table-cell office:value-type="string" office:string-value="19.829930823335037" table:formula="of:=RIGHT([.Q52];LEN([.Q52])-4)" table:style-name="ce5">
            <text:p>19.829930823335037</text:p>
          </table:table-cell>
          <table:table-cell office:value-type="float" office:value="19.829930823335001" table:formula="of:=[.R52]+0" table:style-name="ce5">
            <text:p>19.83</text:p>
          </table:table-cell>
          <table:table-cell office:value-type="string" table:style-name="ce4">
            <text:p>47<text:span text:style-name="T1">: </text:span><text:span text:style-name="T2">12.294526632515053</text:span></text:p>
          </table:table-cell>
          <table:table-cell office:value-type="string" office:string-value="12.294526632515053" table:formula="of:=RIGHT([.T52];LEN([.T52])-4)" table:style-name="ce5">
            <text:p>12.294526632515053</text:p>
          </table:table-cell>
          <table:table-cell office:value-type="float" office:value="12.294526632515" table:formula="of:=[.U52]+0" table:style-name="ce5">
            <text:p>12.29</text:p>
          </table:table-cell>
          <table:table-cell office:value-type="string" table:style-name="ce4">
            <text:p>47<text:span text:style-name="T1">: </text:span><text:span text:style-name="T2">82.22505721305245</text:span></text:p>
          </table:table-cell>
          <table:table-cell office:value-type="string" office:string-value="82.22505721305245" table:formula="of:=RIGHT([.W52];LEN([.W52])-4)" table:style-name="ce5">
            <text:p>82.22505721305245</text:p>
          </table:table-cell>
          <table:table-cell office:value-type="float" office:value="82.225057213052395" table:formula="of:=[.X52]+0" table:style-name="ce5">
            <text:p>82.23</text:p>
          </table:table-cell>
          <table:table-cell office:value-type="string" table:style-name="ce4">
            <text:p>47<text:span text:style-name="T1">: </text:span><text:span text:style-name="T2">53.898374742157216</text:span></text:p>
          </table:table-cell>
          <table:table-cell office:value-type="string" office:string-value="53.898374742157216" table:formula="of:=RIGHT([.Z52];LEN([.Z52])-4)" table:style-name="ce5">
            <text:p>53.898374742157216</text:p>
          </table:table-cell>
          <table:table-cell office:value-type="float" office:value="53.898374742157202" table:formula="of:=[.AA52]+0" table:style-name="ce5">
            <text:p>53.90</text:p>
          </table:table-cell>
          <table:table-cell office:value-type="string" table:style-name="ce4">
            <text:p>47<text:span text:style-name="T1">: </text:span><text:span text:style-name="T2">44.12836017611377</text:span></text:p>
          </table:table-cell>
          <table:table-cell office:value-type="string" office:string-value="44.12836017611377" table:formula="of:=RIGHT([.AC52];LEN([.AC52])-4)" table:style-name="ce5">
            <text:p>44.12836017611377</text:p>
          </table:table-cell>
          <table:table-cell office:value-type="float" office:value="44.128360176113702" table:formula="of:=[.AD52]+0" table:style-name="ce5">
            <text:p>44.13</text:p>
          </table:table-cell>
          <table:table-cell office:value-type="float" office:value="51.540441966230411" table:formula="of:=([.D52]+[.G52]+[.J52]+[.M52]+[.P52]+[.S52]+[.V52]+[.Y52]+[.AB52]+[.AE52])/10" table:style-name="ce5">
            <text:p>51.54</text:p>
          </table:table-cell>
          <table:table-cell office:value-type="float" office:value="22.952209064725629" table:formula="of:=STDEV([.D52];[.G52];[.J52];[.M52];[.P52];[.S52];[.V52];[.Y52];[.AB52];[.AE52])" table:style-name="ce1">
            <text:p>22.95220906</text:p>
          </table:table-cell>
          <table:table-cell table:number-columns-repeated="16351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4">
            <text:p>48<text:span text:style-name="T1">: </text:span><text:span text:style-name="T2">56.33120989061015</text:span></text:p>
          </table:table-cell>
          <table:table-cell office:value-type="string" office:string-value="56.33120989061015" table:formula="of:=RIGHT([.B53];LEN([.B53])-4)" table:style-name="ce5">
            <text:p>56.33120989061015</text:p>
          </table:table-cell>
          <table:table-cell office:value-type="float" office:value="56.331209890610097" table:formula="of:=[.C53]+0" table:style-name="ce5">
            <text:p>56.33</text:p>
          </table:table-cell>
          <table:table-cell office:value-type="string" table:style-name="ce4">
            <text:p>48<text:span text:style-name="T1">: </text:span><text:span text:style-name="T2">51.640261766406034</text:span></text:p>
          </table:table-cell>
          <table:table-cell office:value-type="string" office:string-value="51.640261766406034" table:formula="of:=RIGHT([.E53];LEN([.E53])-4)" table:style-name="ce5">
            <text:p>51.640261766406034</text:p>
          </table:table-cell>
          <table:table-cell office:value-type="float" office:value="51.640261766405999" table:formula="of:=[.F53]+0" table:style-name="ce5">
            <text:p>51.64</text:p>
          </table:table-cell>
          <table:table-cell office:value-type="string" table:style-name="ce4">
            <text:p>48<text:span text:style-name="T1">: </text:span><text:span text:style-name="T2">61.61304082128207</text:span></text:p>
          </table:table-cell>
          <table:table-cell office:value-type="string" office:string-value="61.61304082128207" table:formula="of:=RIGHT([.H53];LEN([.H53])-4)" table:style-name="ce5">
            <text:p>61.61304082128207</text:p>
          </table:table-cell>
          <table:table-cell office:value-type="float" office:value="61.613040821281999" table:formula="of:=[.I53]+0" table:style-name="ce5">
            <text:p>61.61</text:p>
          </table:table-cell>
          <table:table-cell office:value-type="string" table:style-name="ce4">
            <text:p>48<text:span text:style-name="T1">: </text:span><text:span text:style-name="T2">90.56069383369282</text:span></text:p>
          </table:table-cell>
          <table:table-cell office:value-type="string" office:string-value="90.56069383369282" table:formula="of:=RIGHT([.K53];LEN([.K53])-4)" table:style-name="ce5">
            <text:p>90.56069383369282</text:p>
          </table:table-cell>
          <table:table-cell office:value-type="float" office:value="90.560693833692795" table:formula="of:=[.L53]+0" table:style-name="ce5">
            <text:p>90.56</text:p>
          </table:table-cell>
          <table:table-cell office:value-type="string" table:style-name="ce4">
            <text:p>48<text:span text:style-name="T1">: </text:span><text:span text:style-name="T2">43.36984353105022</text:span></text:p>
          </table:table-cell>
          <table:table-cell office:value-type="string" office:string-value="43.36984353105022" table:formula="of:=RIGHT([.N53];LEN([.N53])-4)" table:style-name="ce5">
            <text:p>43.36984353105022</text:p>
          </table:table-cell>
          <table:table-cell office:value-type="float" office:value="43.369843531050201" table:formula="of:=[.O53]+0" table:style-name="ce5">
            <text:p>43.37</text:p>
          </table:table-cell>
          <table:table-cell office:value-type="string" table:style-name="ce4">
            <text:p>48<text:span text:style-name="T1">: </text:span><text:span text:style-name="T2">26.849091107521907</text:span></text:p>
          </table:table-cell>
          <table:table-cell office:value-type="string" office:string-value="26.849091107521907" table:formula="of:=RIGHT([.Q53];LEN([.Q53])-4)" table:style-name="ce5">
            <text:p>26.849091107521907</text:p>
          </table:table-cell>
          <table:table-cell office:value-type="float" office:value="26.8490911075219" table:formula="of:=[.R53]+0" table:style-name="ce5">
            <text:p>26.85</text:p>
          </table:table-cell>
          <table:table-cell office:value-type="string" table:style-name="ce4">
            <text:p>48<text:span text:style-name="T1">: </text:span><text:span text:style-name="T2">18.52973633959628</text:span></text:p>
          </table:table-cell>
          <table:table-cell office:value-type="string" office:string-value="18.52973633959628" table:formula="of:=RIGHT([.T53];LEN([.T53])-4)" table:style-name="ce5">
            <text:p>18.52973633959628</text:p>
          </table:table-cell>
          <table:table-cell office:value-type="float" office:value="18.529736339596202" table:formula="of:=[.U53]+0" table:style-name="ce5">
            <text:p>18.53</text:p>
          </table:table-cell>
          <table:table-cell office:value-type="string" table:style-name="ce4">
            <text:p>48<text:span text:style-name="T1">: </text:span><text:span text:style-name="T2">66.50970740625347</text:span></text:p>
          </table:table-cell>
          <table:table-cell office:value-type="string" office:string-value="66.50970740625347" table:formula="of:=RIGHT([.W53];LEN([.W53])-4)" table:style-name="ce5">
            <text:p>66.50970740625347</text:p>
          </table:table-cell>
          <table:table-cell office:value-type="float" office:value="66.509707406253398" table:formula="of:=[.X53]+0" table:style-name="ce5">
            <text:p>66.51</text:p>
          </table:table-cell>
          <table:table-cell office:value-type="string" table:style-name="ce4">
            <text:p>48<text:span text:style-name="T1">: </text:span><text:span text:style-name="T2">49.66852728548899</text:span></text:p>
          </table:table-cell>
          <table:table-cell office:value-type="string" office:string-value="49.66852728548899" table:formula="of:=RIGHT([.Z53];LEN([.Z53])-4)" table:style-name="ce5">
            <text:p>49.66852728548899</text:p>
          </table:table-cell>
          <table:table-cell office:value-type="float" office:value="49.668527285488899" table:formula="of:=[.AA53]+0" table:style-name="ce5">
            <text:p>49.67</text:p>
          </table:table-cell>
          <table:table-cell office:value-type="string" table:style-name="ce4">
            <text:p>48<text:span text:style-name="T1">: </text:span><text:span text:style-name="T2">43.04620042264903</text:span></text:p>
          </table:table-cell>
          <table:table-cell office:value-type="string" office:string-value="43.04620042264903" table:formula="of:=RIGHT([.AC53];LEN([.AC53])-4)" table:style-name="ce5">
            <text:p>43.04620042264903</text:p>
          </table:table-cell>
          <table:table-cell office:value-type="float" office:value="43.046200422649001" table:formula="of:=[.AD53]+0" table:style-name="ce5">
            <text:p>43.05</text:p>
          </table:table-cell>
          <table:table-cell office:value-type="float" office:value="50.811831240455049" table:formula="of:=([.D53]+[.G53]+[.J53]+[.M53]+[.P53]+[.S53]+[.V53]+[.Y53]+[.AB53]+[.AE53])/10" table:style-name="ce5">
            <text:p>50.81</text:p>
          </table:table-cell>
          <table:table-cell office:value-type="float" office:value="20.296560389132352" table:formula="of:=STDEV([.D53];[.G53];[.J53];[.M53];[.P53];[.S53];[.V53];[.Y53];[.AB53];[.AE53])" table:style-name="ce1">
            <text:p>20.29656039</text:p>
          </table:table-cell>
          <table:table-cell table:number-columns-repeated="16351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4">
            <text:p>49<text:span text:style-name="T1">: </text:span><text:span text:style-name="T2">61.55594944509263</text:span></text:p>
          </table:table-cell>
          <table:table-cell office:value-type="string" office:string-value="61.55594944509263" table:formula="of:=RIGHT([.B54];LEN([.B54])-4)" table:style-name="ce5">
            <text:p>61.55594944509263</text:p>
          </table:table-cell>
          <table:table-cell office:value-type="float" office:value="61.555949445092601" table:formula="of:=[.C54]+0" table:style-name="ce5">
            <text:p>61.56</text:p>
          </table:table-cell>
          <table:table-cell office:value-type="string" table:style-name="ce4">
            <text:p>49<text:span text:style-name="T1">: </text:span><text:span text:style-name="T2">50.44439355006736</text:span></text:p>
          </table:table-cell>
          <table:table-cell office:value-type="string" office:string-value="50.44439355006736" table:formula="of:=RIGHT([.E54];LEN([.E54])-4)" table:style-name="ce5">
            <text:p>50.44439355006736</text:p>
          </table:table-cell>
          <table:table-cell office:value-type="float" office:value="50.444393550067304" table:formula="of:=[.F54]+0" table:style-name="ce5">
            <text:p>50.44</text:p>
          </table:table-cell>
          <table:table-cell office:value-type="string" table:style-name="ce4">
            <text:p>49<text:span text:style-name="T1">: </text:span><text:span text:style-name="T2">67.34246219762689</text:span></text:p>
          </table:table-cell>
          <table:table-cell office:value-type="string" office:string-value="67.34246219762689" table:formula="of:=RIGHT([.H54];LEN([.H54])-4)" table:style-name="ce5">
            <text:p>67.34246219762689</text:p>
          </table:table-cell>
          <table:table-cell office:value-type="float" office:value="67.342462197626801" table:formula="of:=[.I54]+0" table:style-name="ce5">
            <text:p>67.34</text:p>
          </table:table-cell>
          <table:table-cell office:value-type="string" table:style-name="ce4">
            <text:p>49<text:span text:style-name="T1">: </text:span><text:span text:style-name="T2">97.5712613745532</text:span></text:p>
          </table:table-cell>
          <table:table-cell office:value-type="string" office:string-value="97.5712613745532" table:formula="of:=RIGHT([.K54];LEN([.K54])-4)" table:style-name="ce5">
            <text:p>97.5712613745532</text:p>
          </table:table-cell>
          <table:table-cell office:value-type="float" office:value="97.571261374553202" table:formula="of:=[.L54]+0" table:style-name="ce5">
            <text:p>97.57</text:p>
          </table:table-cell>
          <table:table-cell office:value-type="string" table:style-name="ce4">
            <text:p>49<text:span text:style-name="T1">: </text:span><text:span text:style-name="T2">41.75016900339968</text:span></text:p>
          </table:table-cell>
          <table:table-cell office:value-type="string" office:string-value="41.75016900339968" table:formula="of:=RIGHT([.N54];LEN([.N54])-4)" table:style-name="ce5">
            <text:p>41.75016900339968</text:p>
          </table:table-cell>
          <table:table-cell office:value-type="float" office:value="41.750169003399598" table:formula="of:=[.O54]+0" table:style-name="ce5">
            <text:p>41.75</text:p>
          </table:table-cell>
          <table:table-cell office:value-type="string" table:style-name="ce4">
            <text:p>49<text:span text:style-name="T1">: </text:span><text:span text:style-name="T2">19.843482265212906</text:span></text:p>
          </table:table-cell>
          <table:table-cell office:value-type="string" office:string-value="19.843482265212906" table:formula="of:=RIGHT([.Q54];LEN([.Q54])-4)" table:style-name="ce5">
            <text:p>19.843482265212906</text:p>
          </table:table-cell>
          <table:table-cell office:value-type="float" office:value="19.843482265212899" table:formula="of:=[.R54]+0" table:style-name="ce5">
            <text:p>19.84</text:p>
          </table:table-cell>
          <table:table-cell office:value-type="string" table:style-name="ce4">
            <text:p>49<text:span text:style-name="T1">: </text:span><text:span text:style-name="T2">16.32850009586519</text:span></text:p>
          </table:table-cell>
          <table:table-cell office:value-type="string" office:string-value="16.32850009586519" table:formula="of:=RIGHT([.T54];LEN([.T54])-4)" table:style-name="ce5">
            <text:p>16.32850009586519</text:p>
          </table:table-cell>
          <table:table-cell office:value-type="float" office:value="16.328500095865099" table:formula="of:=[.U54]+0" table:style-name="ce5">
            <text:p>16.33</text:p>
          </table:table-cell>
          <table:table-cell office:value-type="string" table:style-name="ce4">
            <text:p>49<text:span text:style-name="T1">: </text:span><text:span text:style-name="T2">80.44345910158054</text:span></text:p>
          </table:table-cell>
          <table:table-cell office:value-type="string" office:string-value="80.44345910158054" table:formula="of:=RIGHT([.W54];LEN([.W54])-4)" table:style-name="ce5">
            <text:p>80.44345910158054</text:p>
          </table:table-cell>
          <table:table-cell office:value-type="float" office:value="80.443459101580501" table:formula="of:=[.X54]+0" table:style-name="ce5">
            <text:p>80.44</text:p>
          </table:table-cell>
          <table:table-cell office:value-type="string" table:style-name="ce4">
            <text:p>49<text:span text:style-name="T1">: </text:span><text:span text:style-name="T2">41.72991925577396</text:span></text:p>
          </table:table-cell>
          <table:table-cell office:value-type="string" office:string-value="41.72991925577396" table:formula="of:=RIGHT([.Z54];LEN([.Z54])-4)" table:style-name="ce5">
            <text:p>41.72991925577396</text:p>
          </table:table-cell>
          <table:table-cell office:value-type="float" office:value="41.7299192557739" table:formula="of:=[.AA54]+0" table:style-name="ce5">
            <text:p>41.73</text:p>
          </table:table-cell>
          <table:table-cell office:value-type="string" table:style-name="ce4">
            <text:p>49<text:span text:style-name="T1">: </text:span><text:span text:style-name="T2">43.389571401370574</text:span></text:p>
          </table:table-cell>
          <table:table-cell office:value-type="string" office:string-value="43.389571401370574" table:formula="of:=RIGHT([.AC54];LEN([.AC54])-4)" table:style-name="ce5">
            <text:p>43.389571401370574</text:p>
          </table:table-cell>
          <table:table-cell office:value-type="float" office:value="43.389571401370503" table:formula="of:=[.AD54]+0" table:style-name="ce5">
            <text:p>43.39</text:p>
          </table:table-cell>
          <table:table-cell office:value-type="float" office:value="52.039916769054244" table:formula="of:=([.D54]+[.G54]+[.J54]+[.M54]+[.P54]+[.S54]+[.V54]+[.Y54]+[.AB54]+[.AE54])/10" table:style-name="ce5">
            <text:p>52.04</text:p>
          </table:table-cell>
          <table:table-cell office:value-type="float" office:value="25.399151638935422" table:formula="of:=STDEV([.D54];[.G54];[.J54];[.M54];[.P54];[.S54];[.V54];[.Y54];[.AB54];[.AE54])" table:style-name="ce1">
            <text:p>25.39915164</text:p>
          </table:table-cell>
          <table:table-cell table:number-columns-repeated="16351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4">
            <text:p>50<text:span text:style-name="T1">: </text:span><text:span text:style-name="T2">71.21364051078886</text:span></text:p>
          </table:table-cell>
          <table:table-cell office:value-type="string" office:string-value="71.21364051078886" table:formula="of:=RIGHT([.B55];LEN([.B55])-4)" table:style-name="ce5">
            <text:p>71.21364051078886</text:p>
          </table:table-cell>
          <table:table-cell office:value-type="float" office:value="71.213640510788807" table:formula="of:=[.C55]+0" table:style-name="ce5">
            <text:p>71.21</text:p>
          </table:table-cell>
          <table:table-cell office:value-type="string" table:style-name="ce4">
            <text:p>50<text:span text:style-name="T1">: </text:span><text:span text:style-name="T2">49.499876825533384</text:span></text:p>
          </table:table-cell>
          <table:table-cell office:value-type="string" office:string-value="49.499876825533384" table:formula="of:=RIGHT([.E55];LEN([.E55])-4)" table:style-name="ce5">
            <text:p>49.499876825533384</text:p>
          </table:table-cell>
          <table:table-cell office:value-type="float" office:value="49.499876825533299" table:formula="of:=[.F55]+0" table:style-name="ce5">
            <text:p>49.50</text:p>
          </table:table-cell>
          <table:table-cell office:value-type="string" table:style-name="ce4">
            <text:p>50<text:span text:style-name="T1">: </text:span><text:span text:style-name="T2">64.47557517958936</text:span></text:p>
          </table:table-cell>
          <table:table-cell office:value-type="string" office:string-value="64.47557517958936" table:formula="of:=RIGHT([.H55];LEN([.H55])-4)" table:style-name="ce5">
            <text:p>64.47557517958936</text:p>
          </table:table-cell>
          <table:table-cell office:value-type="float" office:value="64.475575179589299" table:formula="of:=[.I55]+0" table:style-name="ce5">
            <text:p>64.48</text:p>
          </table:table-cell>
          <table:table-cell office:value-type="string" table:style-name="ce4">
            <text:p>50<text:span text:style-name="T1">: </text:span><text:span text:style-name="T2">88.01826522959415</text:span></text:p>
          </table:table-cell>
          <table:table-cell office:value-type="string" office:string-value="88.01826522959415" table:formula="of:=RIGHT([.K55];LEN([.K55])-4)" table:style-name="ce5">
            <text:p>88.01826522959415</text:p>
          </table:table-cell>
          <table:table-cell office:value-type="float" office:value="88.018265229594107" table:formula="of:=[.L55]+0" table:style-name="ce5">
            <text:p>88.02</text:p>
          </table:table-cell>
          <table:table-cell office:value-type="string" table:style-name="ce4">
            <text:p>50<text:span text:style-name="T1">: </text:span><text:span text:style-name="T2">46.94260320278548</text:span></text:p>
          </table:table-cell>
          <table:table-cell office:value-type="string" office:string-value="46.94260320278548" table:formula="of:=RIGHT([.N55];LEN([.N55])-4)" table:style-name="ce5">
            <text:p>46.94260320278548</text:p>
          </table:table-cell>
          <table:table-cell office:value-type="float" office:value="46.942603202785399" table:formula="of:=[.O55]+0" table:style-name="ce5">
            <text:p>46.94</text:p>
          </table:table-cell>
          <table:table-cell office:value-type="string" table:style-name="ce4">
            <text:p>50<text:span text:style-name="T1">: </text:span><text:span text:style-name="T2">23.704843694969597</text:span></text:p>
          </table:table-cell>
          <table:table-cell office:value-type="string" office:string-value="23.704843694969597" table:formula="of:=RIGHT([.Q55];LEN([.Q55])-4)" table:style-name="ce5">
            <text:p>23.704843694969597</text:p>
          </table:table-cell>
          <table:table-cell office:value-type="float" office:value="23.704843694969501" table:formula="of:=[.R55]+0" table:style-name="ce5">
            <text:p>23.70</text:p>
          </table:table-cell>
          <table:table-cell office:value-type="string" table:style-name="ce4">
            <text:p>50<text:span text:style-name="T1">: </text:span><text:span text:style-name="T2">20.847266450608423</text:span></text:p>
          </table:table-cell>
          <table:table-cell office:value-type="string" office:string-value="20.847266450608423" table:formula="of:=RIGHT([.T55];LEN([.T55])-4)" table:style-name="ce5">
            <text:p>20.847266450608423</text:p>
          </table:table-cell>
          <table:table-cell office:value-type="float" office:value="20.847266450608402" table:formula="of:=[.U55]+0" table:style-name="ce5">
            <text:p>20.85</text:p>
          </table:table-cell>
          <table:table-cell office:value-type="string" table:style-name="ce4">
            <text:p>50<text:span text:style-name="T1">: </text:span><text:span text:style-name="T2">67.32406509065937</text:span></text:p>
          </table:table-cell>
          <table:table-cell office:value-type="string" office:string-value="67.32406509065937" table:formula="of:=RIGHT([.W55];LEN([.W55])-4)" table:style-name="ce5">
            <text:p>67.32406509065937</text:p>
          </table:table-cell>
          <table:table-cell office:value-type="float" office:value="67.324065090659303" table:formula="of:=[.X55]+0" table:style-name="ce5">
            <text:p>67.32</text:p>
          </table:table-cell>
          <table:table-cell office:value-type="string" table:style-name="ce4">
            <text:p>50<text:span text:style-name="T1">: </text:span><text:span text:style-name="T2">41.943137245570256</text:span></text:p>
          </table:table-cell>
          <table:table-cell office:value-type="string" office:string-value="41.943137245570256" table:formula="of:=RIGHT([.Z55];LEN([.Z55])-4)" table:style-name="ce5">
            <text:p>41.943137245570256</text:p>
          </table:table-cell>
          <table:table-cell office:value-type="float" office:value="41.943137245570199" table:formula="of:=[.AA55]+0" table:style-name="ce5">
            <text:p>41.94</text:p>
          </table:table-cell>
          <table:table-cell office:value-type="string" table:style-name="ce4">
            <text:p>50<text:span text:style-name="T1">: </text:span><text:span text:style-name="T2">49.67989102347797</text:span></text:p>
          </table:table-cell>
          <table:table-cell office:value-type="string" office:string-value="49.67989102347797" table:formula="of:=RIGHT([.AC55];LEN([.AC55])-4)" table:style-name="ce5">
            <text:p>49.67989102347797</text:p>
          </table:table-cell>
          <table:table-cell office:value-type="float" office:value="49.6798910234779" table:formula="of:=[.AD55]+0" table:style-name="ce5">
            <text:p>49.68</text:p>
          </table:table-cell>
          <table:table-cell office:value-type="float" office:value="52.364916445357622" table:formula="of:=([.D55]+[.G55]+[.J55]+[.M55]+[.P55]+[.S55]+[.V55]+[.Y55]+[.AB55]+[.AE55])/10" table:style-name="ce5">
            <text:p>52.36</text:p>
          </table:table-cell>
          <table:table-cell office:value-type="float" office:value="20.989612957557224" table:formula="of:=STDEV([.D55];[.G55];[.J55];[.M55];[.P55];[.S55];[.V55];[.Y55];[.AB55];[.AE55])" table:style-name="ce1">
            <text:p>20.98961296</text:p>
          </table:table-cell>
          <table:table-cell table:number-columns-repeated="16351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4">
            <text:p>51<text:span text:style-name="T1">: </text:span><text:span text:style-name="T2">64.12888392669407</text:span></text:p>
          </table:table-cell>
          <table:table-cell office:value-type="string" office:string-value="64.12888392669407" table:formula="of:=RIGHT([.B56];LEN([.B56])-4)" table:style-name="ce5">
            <text:p>64.12888392669407</text:p>
          </table:table-cell>
          <table:table-cell office:value-type="float" office:value="64.128883926694002" table:formula="of:=[.C56]+0" table:style-name="ce5">
            <text:p>64.13</text:p>
          </table:table-cell>
          <table:table-cell office:value-type="string" table:style-name="ce4">
            <text:p>51<text:span text:style-name="T1">: </text:span><text:span text:style-name="T2">47.41691125583698</text:span></text:p>
          </table:table-cell>
          <table:table-cell office:value-type="string" office:string-value="47.41691125583698" table:formula="of:=RIGHT([.E56];LEN([.E56])-4)" table:style-name="ce5">
            <text:p>47.41691125583698</text:p>
          </table:table-cell>
          <table:table-cell office:value-type="float" office:value="47.416911255836901" table:formula="of:=[.F56]+0" table:style-name="ce5">
            <text:p>47.42</text:p>
          </table:table-cell>
          <table:table-cell office:value-type="string" table:style-name="ce4">
            <text:p>51<text:span text:style-name="T1">: </text:span><text:span text:style-name="T2">61.754184132192655</text:span></text:p>
          </table:table-cell>
          <table:table-cell office:value-type="string" office:string-value="61.754184132192655" table:formula="of:=RIGHT([.H56];LEN([.H56])-4)" table:style-name="ce5">
            <text:p>61.754184132192655</text:p>
          </table:table-cell>
          <table:table-cell office:value-type="float" office:value="61.754184132192599" table:formula="of:=[.I56]+0" table:style-name="ce5">
            <text:p>61.75</text:p>
          </table:table-cell>
          <table:table-cell office:value-type="string" table:style-name="ce4">
            <text:p>51<text:span text:style-name="T1">: </text:span><text:span text:style-name="T2">83.78413004841579</text:span></text:p>
          </table:table-cell>
          <table:table-cell office:value-type="string" office:string-value="83.78413004841579" table:formula="of:=RIGHT([.K56];LEN([.K56])-4)" table:style-name="ce5">
            <text:p>83.78413004841579</text:p>
          </table:table-cell>
          <table:table-cell office:value-type="float" office:value="83.784130048415705" table:formula="of:=[.L56]+0" table:style-name="ce5">
            <text:p>83.78</text:p>
          </table:table-cell>
          <table:table-cell office:value-type="string" table:style-name="ce4">
            <text:p>51<text:span text:style-name="T1">: </text:span><text:span text:style-name="T2">40.93774710840124</text:span></text:p>
          </table:table-cell>
          <table:table-cell office:value-type="string" office:string-value="40.93774710840124" table:formula="of:=RIGHT([.N56];LEN([.N56])-4)" table:style-name="ce5">
            <text:p>40.93774710840124</text:p>
          </table:table-cell>
          <table:table-cell office:value-type="float" office:value="40.937747108401197" table:formula="of:=[.O56]+0" table:style-name="ce5">
            <text:p>40.94</text:p>
          </table:table-cell>
          <table:table-cell office:value-type="string" table:style-name="ce4">
            <text:p>51<text:span text:style-name="T1">: </text:span><text:span text:style-name="T2">20.47415132050208</text:span></text:p>
          </table:table-cell>
          <table:table-cell office:value-type="string" office:string-value="20.47415132050208" table:formula="of:=RIGHT([.Q56];LEN([.Q56])-4)" table:style-name="ce5">
            <text:p>20.47415132050208</text:p>
          </table:table-cell>
          <table:table-cell office:value-type="float" office:value="20.474151320501999" table:formula="of:=[.R56]+0" table:style-name="ce5">
            <text:p>20.47</text:p>
          </table:table-cell>
          <table:table-cell office:value-type="string" table:style-name="ce4">
            <text:p>51<text:span text:style-name="T1">: </text:span><text:span text:style-name="T2">16.393153182564028</text:span></text:p>
          </table:table-cell>
          <table:table-cell office:value-type="string" office:string-value="16.393153182564028" table:formula="of:=RIGHT([.T56];LEN([.T56])-4)" table:style-name="ce5">
            <text:p>16.393153182564028</text:p>
          </table:table-cell>
          <table:table-cell office:value-type="float" office:value="16.393153182563999" table:formula="of:=[.U56]+0" table:style-name="ce5">
            <text:p>16.39</text:p>
          </table:table-cell>
          <table:table-cell office:value-type="string" table:style-name="ce4">
            <text:p>51<text:span text:style-name="T1">: </text:span><text:span text:style-name="T2">75.47433086045724</text:span></text:p>
          </table:table-cell>
          <table:table-cell office:value-type="string" office:string-value="75.47433086045724" table:formula="of:=RIGHT([.W56];LEN([.W56])-4)" table:style-name="ce5">
            <text:p>75.47433086045724</text:p>
          </table:table-cell>
          <table:table-cell office:value-type="float" office:value="75.474330860457201" table:formula="of:=[.X56]+0" table:style-name="ce5">
            <text:p>75.47</text:p>
          </table:table-cell>
          <table:table-cell office:value-type="string" table:style-name="ce4">
            <text:p>51<text:span text:style-name="T1">: </text:span><text:span text:style-name="T2">51.50475517384355</text:span></text:p>
          </table:table-cell>
          <table:table-cell office:value-type="string" office:string-value="51.50475517384355" table:formula="of:=RIGHT([.Z56];LEN([.Z56])-4)" table:style-name="ce5">
            <text:p>51.50475517384355</text:p>
          </table:table-cell>
          <table:table-cell office:value-type="float" office:value="51.504755173843499" table:formula="of:=[.AA56]+0" table:style-name="ce5">
            <text:p>51.50</text:p>
          </table:table-cell>
          <table:table-cell office:value-type="string" table:style-name="ce4">
            <text:p>51<text:span text:style-name="T1">: </text:span><text:span text:style-name="T2">44.59640387135974</text:span></text:p>
          </table:table-cell>
          <table:table-cell office:value-type="string" office:string-value="44.59640387135974" table:formula="of:=RIGHT([.AC56];LEN([.AC56])-4)" table:style-name="ce5">
            <text:p>44.59640387135974</text:p>
          </table:table-cell>
          <table:table-cell office:value-type="float" office:value="44.596403871359698" table:formula="of:=[.AD56]+0" table:style-name="ce5">
            <text:p>44.60</text:p>
          </table:table-cell>
          <table:table-cell office:value-type="float" office:value="50.64646508802668" table:formula="of:=([.D56]+[.G56]+[.J56]+[.M56]+[.P56]+[.S56]+[.V56]+[.Y56]+[.AB56]+[.AE56])/10" table:style-name="ce5">
            <text:p>50.65</text:p>
          </table:table-cell>
          <table:table-cell office:value-type="float" office:value="21.718839282175733" table:formula="of:=STDEV([.D56];[.G56];[.J56];[.M56];[.P56];[.S56];[.V56];[.Y56];[.AB56];[.AE56])" table:style-name="ce1">
            <text:p>21.71883928</text:p>
          </table:table-cell>
          <table:table-cell table:number-columns-repeated="16351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4">
            <text:p>52<text:span text:style-name="T1">: </text:span><text:span text:style-name="T2">69.10706188219261</text:span></text:p>
          </table:table-cell>
          <table:table-cell office:value-type="string" office:string-value="69.10706188219261" table:formula="of:=RIGHT([.B57];LEN([.B57])-4)" table:style-name="ce5">
            <text:p>69.10706188219261</text:p>
          </table:table-cell>
          <table:table-cell office:value-type="float" office:value="69.107061882192596" table:formula="of:=[.C57]+0" table:style-name="ce5">
            <text:p>69.11</text:p>
          </table:table-cell>
          <table:table-cell office:value-type="string" table:style-name="ce4">
            <text:p>52<text:span text:style-name="T1">: </text:span><text:span text:style-name="T2">50.34230489961704</text:span></text:p>
          </table:table-cell>
          <table:table-cell office:value-type="string" office:string-value="50.34230489961704" table:formula="of:=RIGHT([.E57];LEN([.E57])-4)" table:style-name="ce5">
            <text:p>50.34230489961704</text:p>
          </table:table-cell>
          <table:table-cell office:value-type="float" office:value="50.342304899616998" table:formula="of:=[.F57]+0" table:style-name="ce5">
            <text:p>50.34</text:p>
          </table:table-cell>
          <table:table-cell office:value-type="string" table:style-name="ce4">
            <text:p>52<text:span text:style-name="T1">: </text:span><text:span text:style-name="T2">67.5342706669635</text:span></text:p>
          </table:table-cell>
          <table:table-cell office:value-type="string" office:string-value="67.5342706669635" table:formula="of:=RIGHT([.H57];LEN([.H57])-4)" table:style-name="ce5">
            <text:p>67.5342706669635</text:p>
          </table:table-cell>
          <table:table-cell office:value-type="float" office:value="67.534270666963494" table:formula="of:=[.I57]+0" table:style-name="ce5">
            <text:p>67.53</text:p>
          </table:table-cell>
          <table:table-cell office:value-type="string" table:style-name="ce4">
            <text:p>52<text:span text:style-name="T1">: </text:span><text:span text:style-name="T2">73.22150541608592</text:span></text:p>
          </table:table-cell>
          <table:table-cell office:value-type="string" office:string-value="73.22150541608592" table:formula="of:=RIGHT([.K57];LEN([.K57])-4)" table:style-name="ce5">
            <text:p>73.22150541608592</text:p>
          </table:table-cell>
          <table:table-cell office:value-type="float" office:value="73.221505416085904" table:formula="of:=[.L57]+0" table:style-name="ce5">
            <text:p>73.22</text:p>
          </table:table-cell>
          <table:table-cell office:value-type="string" table:style-name="ce4">
            <text:p>52<text:span text:style-name="T1">: </text:span><text:span text:style-name="T2">48.42684232573255</text:span></text:p>
          </table:table-cell>
          <table:table-cell office:value-type="string" office:string-value="48.42684232573255" table:formula="of:=RIGHT([.N57];LEN([.N57])-4)" table:style-name="ce5">
            <text:p>48.42684232573255</text:p>
          </table:table-cell>
          <table:table-cell office:value-type="float" office:value="48.426842325732501" table:formula="of:=[.O57]+0" table:style-name="ce5">
            <text:p>48.43</text:p>
          </table:table-cell>
          <table:table-cell office:value-type="string" table:style-name="ce4">
            <text:p>52<text:span text:style-name="T1">: </text:span><text:span text:style-name="T2">21.175491195649265</text:span></text:p>
          </table:table-cell>
          <table:table-cell office:value-type="string" office:string-value="21.175491195649265" table:formula="of:=RIGHT([.Q57];LEN([.Q57])-4)" table:style-name="ce5">
            <text:p>21.175491195649265</text:p>
          </table:table-cell>
          <table:table-cell office:value-type="float" office:value="21.175491195649201" table:formula="of:=[.R57]+0" table:style-name="ce5">
            <text:p>21.18</text:p>
          </table:table-cell>
          <table:table-cell office:value-type="string" table:style-name="ce4">
            <text:p>52<text:span text:style-name="T1">: </text:span><text:span text:style-name="T2">18.979337846851447</text:span></text:p>
          </table:table-cell>
          <table:table-cell office:value-type="string" office:string-value="18.979337846851447" table:formula="of:=RIGHT([.T57];LEN([.T57])-4)" table:style-name="ce5">
            <text:p>18.979337846851447</text:p>
          </table:table-cell>
          <table:table-cell office:value-type="float" office:value="18.979337846851401" table:formula="of:=[.U57]+0" table:style-name="ce5">
            <text:p>18.98</text:p>
          </table:table-cell>
          <table:table-cell office:value-type="string" table:style-name="ce4">
            <text:p>52<text:span text:style-name="T1">: </text:span><text:span text:style-name="T2">70.85149064983975</text:span></text:p>
          </table:table-cell>
          <table:table-cell office:value-type="string" office:string-value="70.85149064983975" table:formula="of:=RIGHT([.W57];LEN([.W57])-4)" table:style-name="ce5">
            <text:p>70.85149064983975</text:p>
          </table:table-cell>
          <table:table-cell office:value-type="float" office:value="70.851490649839704" table:formula="of:=[.X57]+0" table:style-name="ce5">
            <text:p>70.85</text:p>
          </table:table-cell>
          <table:table-cell office:value-type="string" table:style-name="ce4">
            <text:p>52<text:span text:style-name="T1">: </text:span><text:span text:style-name="T2">39.94517386768535</text:span></text:p>
          </table:table-cell>
          <table:table-cell office:value-type="string" office:string-value="39.94517386768535" table:formula="of:=RIGHT([.Z57];LEN([.Z57])-4)" table:style-name="ce5">
            <text:p>39.94517386768535</text:p>
          </table:table-cell>
          <table:table-cell office:value-type="float" office:value="39.945173867685298" table:formula="of:=[.AA57]+0" table:style-name="ce5">
            <text:p>39.95</text:p>
          </table:table-cell>
          <table:table-cell office:value-type="string" table:style-name="ce4">
            <text:p>52<text:span text:style-name="T1">: </text:span><text:span text:style-name="T2">47.84571065319579</text:span></text:p>
          </table:table-cell>
          <table:table-cell office:value-type="string" office:string-value="47.84571065319579" table:formula="of:=RIGHT([.AC57];LEN([.AC57])-4)" table:style-name="ce5">
            <text:p>47.84571065319579</text:p>
          </table:table-cell>
          <table:table-cell office:value-type="float" office:value="47.845710653195702" table:formula="of:=[.AD57]+0" table:style-name="ce5">
            <text:p>47.85</text:p>
          </table:table-cell>
          <table:table-cell office:value-type="float" office:value="50.74291894038128" table:formula="of:=([.D57]+[.G57]+[.J57]+[.M57]+[.P57]+[.S57]+[.V57]+[.Y57]+[.AB57]+[.AE57])/10" table:style-name="ce5">
            <text:p>50.74</text:p>
          </table:table-cell>
          <table:table-cell office:value-type="float" office:value="19.839636055318056" table:formula="of:=STDEV([.D57];[.G57];[.J57];[.M57];[.P57];[.S57];[.V57];[.Y57];[.AB57];[.AE57])" table:style-name="ce1">
            <text:p>19.83963606</text:p>
          </table:table-cell>
          <table:table-cell table:number-columns-repeated="16351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4">
            <text:p>53<text:span text:style-name="T1">: </text:span><text:span text:style-name="T2">66.65558859232706</text:span></text:p>
          </table:table-cell>
          <table:table-cell office:value-type="string" office:string-value="66.65558859232706" table:formula="of:=RIGHT([.B58];LEN([.B58])-4)" table:style-name="ce5">
            <text:p>66.65558859232706</text:p>
          </table:table-cell>
          <table:table-cell office:value-type="float" office:value="66.655588592327007" table:formula="of:=[.C58]+0" table:style-name="ce5">
            <text:p>66.66</text:p>
          </table:table-cell>
          <table:table-cell office:value-type="string" table:style-name="ce4">
            <text:p>53<text:span text:style-name="T1">: </text:span><text:span text:style-name="T2">47.8190008339429</text:span></text:p>
          </table:table-cell>
          <table:table-cell office:value-type="string" office:string-value="47.8190008339429" table:formula="of:=RIGHT([.E58];LEN([.E58])-4)" table:style-name="ce5">
            <text:p>47.8190008339429</text:p>
          </table:table-cell>
          <table:table-cell office:value-type="float" office:value="47.819000833942901" table:formula="of:=[.F58]+0" table:style-name="ce5">
            <text:p>47.82</text:p>
          </table:table-cell>
          <table:table-cell office:value-type="string" table:style-name="ce4">
            <text:p>53<text:span text:style-name="T1">: </text:span><text:span text:style-name="T2">68.49283461782886</text:span></text:p>
          </table:table-cell>
          <table:table-cell office:value-type="string" office:string-value="68.49283461782886" table:formula="of:=RIGHT([.H58];LEN([.H58])-4)" table:style-name="ce5">
            <text:p>68.49283461782886</text:p>
          </table:table-cell>
          <table:table-cell office:value-type="float" office:value="68.492834617828805" table:formula="of:=[.I58]+0" table:style-name="ce5">
            <text:p>68.49</text:p>
          </table:table-cell>
          <table:table-cell office:value-type="string" table:style-name="ce4">
            <text:p>53<text:span text:style-name="T1">: </text:span><text:span text:style-name="T2">72.56168440560897</text:span></text:p>
          </table:table-cell>
          <table:table-cell office:value-type="string" office:string-value="72.56168440560897" table:formula="of:=RIGHT([.K58];LEN([.K58])-4)" table:style-name="ce5">
            <text:p>72.56168440560897</text:p>
          </table:table-cell>
          <table:table-cell office:value-type="float" office:value="72.561684405608901" table:formula="of:=[.L58]+0" table:style-name="ce5">
            <text:p>72.56</text:p>
          </table:table-cell>
          <table:table-cell office:value-type="string" table:style-name="ce4">
            <text:p>53<text:span text:style-name="T1">: </text:span><text:span text:style-name="T2">45.456462206618134</text:span></text:p>
          </table:table-cell>
          <table:table-cell office:value-type="string" office:string-value="45.456462206618134" table:formula="of:=RIGHT([.N58];LEN([.N58])-4)" table:style-name="ce5">
            <text:p>45.456462206618134</text:p>
          </table:table-cell>
          <table:table-cell office:value-type="float" office:value="45.456462206618099" table:formula="of:=[.O58]+0" table:style-name="ce5">
            <text:p>45.46</text:p>
          </table:table-cell>
          <table:table-cell office:value-type="string" table:style-name="ce4">
            <text:p>53<text:span text:style-name="T1">: </text:span><text:span text:style-name="T2">22.397955850855233</text:span></text:p>
          </table:table-cell>
          <table:table-cell office:value-type="string" office:string-value="22.397955850855233" table:formula="of:=RIGHT([.Q58];LEN([.Q58])-4)" table:style-name="ce5">
            <text:p>22.397955850855233</text:p>
          </table:table-cell>
          <table:table-cell office:value-type="float" office:value="22.397955850855201" table:formula="of:=[.R58]+0" table:style-name="ce5">
            <text:p>22.40</text:p>
          </table:table-cell>
          <table:table-cell office:value-type="string" table:style-name="ce4">
            <text:p>53<text:span text:style-name="T1">: </text:span><text:span text:style-name="T2">19.017948701905826</text:span></text:p>
          </table:table-cell>
          <table:table-cell office:value-type="string" office:string-value="19.017948701905826" table:formula="of:=RIGHT([.T58];LEN([.T58])-4)" table:style-name="ce5">
            <text:p>19.017948701905826</text:p>
          </table:table-cell>
          <table:table-cell office:value-type="float" office:value="19.017948701905802" table:formula="of:=[.U58]+0" table:style-name="ce5">
            <text:p>19.02</text:p>
          </table:table-cell>
          <table:table-cell office:value-type="string" table:style-name="ce4">
            <text:p>53<text:span text:style-name="T1">: </text:span><text:span text:style-name="T2">62.89440013574464</text:span></text:p>
          </table:table-cell>
          <table:table-cell office:value-type="string" office:string-value="62.89440013574464" table:formula="of:=RIGHT([.W58];LEN([.W58])-4)" table:style-name="ce5">
            <text:p>62.89440013574464</text:p>
          </table:table-cell>
          <table:table-cell office:value-type="float" office:value="62.894400135744597" table:formula="of:=[.X58]+0" table:style-name="ce5">
            <text:p>62.89</text:p>
          </table:table-cell>
          <table:table-cell office:value-type="string" table:style-name="ce4">
            <text:p>53<text:span text:style-name="T1">: </text:span><text:span text:style-name="T2">42.92534786525761</text:span></text:p>
          </table:table-cell>
          <table:table-cell office:value-type="string" office:string-value="42.92534786525761" table:formula="of:=RIGHT([.Z58];LEN([.Z58])-4)" table:style-name="ce5">
            <text:p>42.92534786525761</text:p>
          </table:table-cell>
          <table:table-cell office:value-type="float" office:value="42.925347865257599" table:formula="of:=[.AA58]+0" table:style-name="ce5">
            <text:p>42.93</text:p>
          </table:table-cell>
          <table:table-cell office:value-type="string" table:style-name="ce4">
            <text:p>53<text:span text:style-name="T1">: </text:span><text:span text:style-name="T2">35.99194885632532</text:span></text:p>
          </table:table-cell>
          <table:table-cell office:value-type="string" office:string-value="35.99194885632532" table:formula="of:=RIGHT([.AC58];LEN([.AC58])-4)" table:style-name="ce5">
            <text:p>35.99194885632532</text:p>
          </table:table-cell>
          <table:table-cell office:value-type="float" office:value="35.991948856325301" table:formula="of:=[.AD58]+0" table:style-name="ce5">
            <text:p>35.99</text:p>
          </table:table-cell>
          <table:table-cell office:value-type="float" office:value="48.421317206641426" table:formula="of:=([.D58]+[.G58]+[.J58]+[.M58]+[.P58]+[.S58]+[.V58]+[.Y58]+[.AB58]+[.AE58])/10" table:style-name="ce5">
            <text:p>48.42</text:p>
          </table:table-cell>
          <table:table-cell office:value-type="float" office:value="19.041485016144421" table:formula="of:=STDEV([.D58];[.G58];[.J58];[.M58];[.P58];[.S58];[.V58];[.Y58];[.AB58];[.AE58])" table:style-name="ce1">
            <text:p>19.04148502</text:p>
          </table:table-cell>
          <table:table-cell table:number-columns-repeated="16351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4">
            <text:p>54<text:span text:style-name="T1">: </text:span><text:span text:style-name="T2">61.38034043790659</text:span></text:p>
          </table:table-cell>
          <table:table-cell office:value-type="string" office:string-value="61.38034043790659" table:formula="of:=RIGHT([.B59];LEN([.B59])-4)" table:style-name="ce5">
            <text:p>61.38034043790659</text:p>
          </table:table-cell>
          <table:table-cell office:value-type="float" office:value="61.380340437906497" table:formula="of:=[.C59]+0" table:style-name="ce5">
            <text:p>61.38</text:p>
          </table:table-cell>
          <table:table-cell office:value-type="string" table:style-name="ce4">
            <text:p>54<text:span text:style-name="T1">: </text:span><text:span text:style-name="T2">43.20217176819867</text:span></text:p>
          </table:table-cell>
          <table:table-cell office:value-type="string" office:string-value="43.20217176819867" table:formula="of:=RIGHT([.E59];LEN([.E59])-4)" table:style-name="ce5">
            <text:p>43.20217176819867</text:p>
          </table:table-cell>
          <table:table-cell office:value-type="float" office:value="43.202171768198603" table:formula="of:=[.F59]+0" table:style-name="ce5">
            <text:p>43.20</text:p>
          </table:table-cell>
          <table:table-cell office:value-type="string" table:style-name="ce4">
            <text:p>54<text:span text:style-name="T1">: </text:span><text:span text:style-name="T2">60.99040097066851</text:span></text:p>
          </table:table-cell>
          <table:table-cell office:value-type="string" office:string-value="60.99040097066851" table:formula="of:=RIGHT([.H59];LEN([.H59])-4)" table:style-name="ce5">
            <text:p>60.99040097066851</text:p>
          </table:table-cell>
          <table:table-cell office:value-type="float" office:value="60.990400970668503" table:formula="of:=[.I59]+0" table:style-name="ce5">
            <text:p>60.99</text:p>
          </table:table-cell>
          <table:table-cell office:value-type="string" table:style-name="ce4">
            <text:p>54<text:span text:style-name="T1">: </text:span><text:span text:style-name="T2">65.89127202329043</text:span></text:p>
          </table:table-cell>
          <table:table-cell office:value-type="string" office:string-value="65.89127202329043" table:formula="of:=RIGHT([.K59];LEN([.K59])-4)" table:style-name="ce5">
            <text:p>65.89127202329043</text:p>
          </table:table-cell>
          <table:table-cell office:value-type="float" office:value="65.891272023290398" table:formula="of:=[.L59]+0" table:style-name="ce5">
            <text:p>65.89</text:p>
          </table:table-cell>
          <table:table-cell office:value-type="string" table:style-name="ce4">
            <text:p>54<text:span text:style-name="T1">: </text:span><text:span text:style-name="T2">40.04446746303479</text:span></text:p>
          </table:table-cell>
          <table:table-cell office:value-type="string" office:string-value="40.04446746303479" table:formula="of:=RIGHT([.N59];LEN([.N59])-4)" table:style-name="ce5">
            <text:p>40.04446746303479</text:p>
          </table:table-cell>
          <table:table-cell office:value-type="float" office:value="40.0444674630347" table:formula="of:=[.O59]+0" table:style-name="ce5">
            <text:p>40.04</text:p>
          </table:table-cell>
          <table:table-cell office:value-type="string" table:style-name="ce4">
            <text:p>54<text:span text:style-name="T1">: </text:span><text:span text:style-name="T2">24.161366807609056</text:span></text:p>
          </table:table-cell>
          <table:table-cell office:value-type="string" office:string-value="24.161366807609056" table:formula="of:=RIGHT([.Q59];LEN([.Q59])-4)" table:style-name="ce5">
            <text:p>24.161366807609056</text:p>
          </table:table-cell>
          <table:table-cell office:value-type="float" office:value="24.161366807608999" table:formula="of:=[.R59]+0" table:style-name="ce5">
            <text:p>24.16</text:p>
          </table:table-cell>
          <table:table-cell office:value-type="string" table:style-name="ce4">
            <text:p>54<text:span text:style-name="T1">: </text:span><text:span text:style-name="T2">12.368718951502165</text:span></text:p>
          </table:table-cell>
          <table:table-cell office:value-type="string" office:string-value="12.368718951502165" table:formula="of:=RIGHT([.T59];LEN([.T59])-4)" table:style-name="ce5">
            <text:p>12.368718951502165</text:p>
          </table:table-cell>
          <table:table-cell office:value-type="float" office:value="12.3687189515021" table:formula="of:=[.U59]+0" table:style-name="ce5">
            <text:p>12.37</text:p>
          </table:table-cell>
          <table:table-cell office:value-type="string" table:style-name="ce4">
            <text:p>54<text:span text:style-name="T1">: </text:span><text:span text:style-name="T2">80.20778210069486</text:span></text:p>
          </table:table-cell>
          <table:table-cell office:value-type="string" office:string-value="80.20778210069486" table:formula="of:=RIGHT([.W59];LEN([.W59])-4)" table:style-name="ce5">
            <text:p>80.20778210069486</text:p>
          </table:table-cell>
          <table:table-cell office:value-type="float" office:value="80.2077821006948" table:formula="of:=[.X59]+0" table:style-name="ce5">
            <text:p>80.21</text:p>
          </table:table-cell>
          <table:table-cell office:value-type="string" table:style-name="ce4">
            <text:p>54<text:span text:style-name="T1">: </text:span><text:span text:style-name="T2">39.68384360161601</text:span></text:p>
          </table:table-cell>
          <table:table-cell office:value-type="string" office:string-value="39.68384360161601" table:formula="of:=RIGHT([.Z59];LEN([.Z59])-4)" table:style-name="ce5">
            <text:p>39.68384360161601</text:p>
          </table:table-cell>
          <table:table-cell office:value-type="float" office:value="39.683843601615997" table:formula="of:=[.AA59]+0" table:style-name="ce5">
            <text:p>39.68</text:p>
          </table:table-cell>
          <table:table-cell office:value-type="string" table:style-name="ce4">
            <text:p>54<text:span text:style-name="T1">: </text:span><text:span text:style-name="T2">42.219866371537584</text:span></text:p>
          </table:table-cell>
          <table:table-cell office:value-type="string" office:string-value="42.219866371537584" table:formula="of:=RIGHT([.AC59];LEN([.AC59])-4)" table:style-name="ce5">
            <text:p>42.219866371537584</text:p>
          </table:table-cell>
          <table:table-cell office:value-type="float" office:value="42.219866371537499" table:formula="of:=[.AD59]+0" table:style-name="ce5">
            <text:p>42.22</text:p>
          </table:table-cell>
          <table:table-cell office:value-type="float" office:value="47.015023049605801" table:formula="of:=([.D59]+[.G59]+[.J59]+[.M59]+[.P59]+[.S59]+[.V59]+[.Y59]+[.AB59]+[.AE59])/10" table:style-name="ce5">
            <text:p>47.02</text:p>
          </table:table-cell>
          <table:table-cell office:value-type="float" office:value="20.336796840195372" table:formula="of:=STDEV([.D59];[.G59];[.J59];[.M59];[.P59];[.S59];[.V59];[.Y59];[.AB59];[.AE59])" table:style-name="ce1">
            <text:p>20.33679684</text:p>
          </table:table-cell>
          <table:table-cell table:number-columns-repeated="16351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4">
            <text:p>55<text:span text:style-name="T1">: </text:span><text:span text:style-name="T2">54.74489439947534</text:span></text:p>
          </table:table-cell>
          <table:table-cell office:value-type="string" office:string-value="54.74489439947534" table:formula="of:=RIGHT([.B60];LEN([.B60])-4)" table:style-name="ce5">
            <text:p>54.74489439947534</text:p>
          </table:table-cell>
          <table:table-cell office:value-type="float" office:value="54.744894399475299" table:formula="of:=[.C60]+0" table:style-name="ce5">
            <text:p>54.74</text:p>
          </table:table-cell>
          <table:table-cell office:value-type="string" table:style-name="ce4">
            <text:p>55<text:span text:style-name="T1">: </text:span><text:span text:style-name="T2">45.81632183336559</text:span></text:p>
          </table:table-cell>
          <table:table-cell office:value-type="string" office:string-value="45.81632183336559" table:formula="of:=RIGHT([.E60];LEN([.E60])-4)" table:style-name="ce5">
            <text:p>45.81632183336559</text:p>
          </table:table-cell>
          <table:table-cell office:value-type="float" office:value="45.8163218333655" table:formula="of:=[.F60]+0" table:style-name="ce5">
            <text:p>45.82</text:p>
          </table:table-cell>
          <table:table-cell office:value-type="string" table:style-name="ce4">
            <text:p>55<text:span text:style-name="T1">: </text:span><text:span text:style-name="T2">66.18529926675635</text:span></text:p>
          </table:table-cell>
          <table:table-cell office:value-type="string" office:string-value="66.18529926675635" table:formula="of:=RIGHT([.H60];LEN([.H60])-4)" table:style-name="ce5">
            <text:p>66.18529926675635</text:p>
          </table:table-cell>
          <table:table-cell office:value-type="float" office:value="66.185299266756303" table:formula="of:=[.I60]+0" table:style-name="ce5">
            <text:p>66.19</text:p>
          </table:table-cell>
          <table:table-cell office:value-type="string" table:style-name="ce4">
            <text:p>55<text:span text:style-name="T1">: </text:span><text:span text:style-name="T2">62.18548448874416</text:span></text:p>
          </table:table-cell>
          <table:table-cell office:value-type="string" office:string-value="62.18548448874416" table:formula="of:=RIGHT([.K60];LEN([.K60])-4)" table:style-name="ce5">
            <text:p>62.18548448874416</text:p>
          </table:table-cell>
          <table:table-cell office:value-type="float" office:value="62.185484488744102" table:formula="of:=[.L60]+0" table:style-name="ce5">
            <text:p>62.19</text:p>
          </table:table-cell>
          <table:table-cell office:value-type="string" table:style-name="ce4">
            <text:p>55<text:span text:style-name="T1">: </text:span><text:span text:style-name="T2">52.605881394609426</text:span></text:p>
          </table:table-cell>
          <table:table-cell office:value-type="string" office:string-value="52.605881394609426" table:formula="of:=RIGHT([.N60];LEN([.N60])-4)" table:style-name="ce5">
            <text:p>52.605881394609426</text:p>
          </table:table-cell>
          <table:table-cell office:value-type="float" office:value="52.605881394609398" table:formula="of:=[.O60]+0" table:style-name="ce5">
            <text:p>52.61</text:p>
          </table:table-cell>
          <table:table-cell office:value-type="string" table:style-name="ce4">
            <text:p>55<text:span text:style-name="T1">: </text:span><text:span text:style-name="T2">24.57492836564362</text:span></text:p>
          </table:table-cell>
          <table:table-cell office:value-type="string" office:string-value="24.57492836564362" table:formula="of:=RIGHT([.Q60];LEN([.Q60])-4)" table:style-name="ce5">
            <text:p>24.57492836564362</text:p>
          </table:table-cell>
          <table:table-cell office:value-type="float" office:value="24.574928365643601" table:formula="of:=[.R60]+0" table:style-name="ce5">
            <text:p>24.57</text:p>
          </table:table-cell>
          <table:table-cell office:value-type="string" table:style-name="ce4">
            <text:p>55<text:span text:style-name="T1">: </text:span><text:span text:style-name="T2">24.353521797888227</text:span></text:p>
          </table:table-cell>
          <table:table-cell office:value-type="string" office:string-value="24.353521797888227" table:formula="of:=RIGHT([.T60];LEN([.T60])-4)" table:style-name="ce5">
            <text:p>24.353521797888227</text:p>
          </table:table-cell>
          <table:table-cell office:value-type="float" office:value="24.353521797888199" table:formula="of:=[.U60]+0" table:style-name="ce5">
            <text:p>24.35</text:p>
          </table:table-cell>
          <table:table-cell office:value-type="string" table:style-name="ce4">
            <text:p>55<text:span text:style-name="T1">: </text:span><text:span text:style-name="T2">77.69412578812096</text:span></text:p>
          </table:table-cell>
          <table:table-cell office:value-type="string" office:string-value="77.69412578812096" table:formula="of:=RIGHT([.W60];LEN([.W60])-4)" table:style-name="ce5">
            <text:p>77.69412578812096</text:p>
          </table:table-cell>
          <table:table-cell office:value-type="float" office:value="77.6941257881209" table:formula="of:=[.X60]+0" table:style-name="ce5">
            <text:p>77.69</text:p>
          </table:table-cell>
          <table:table-cell office:value-type="string" table:style-name="ce4">
            <text:p>55<text:span text:style-name="T1">: </text:span><text:span text:style-name="T2">45.87066525343782</text:span></text:p>
          </table:table-cell>
          <table:table-cell office:value-type="string" office:string-value="45.87066525343782" table:formula="of:=RIGHT([.Z60];LEN([.Z60])-4)" table:style-name="ce5">
            <text:p>45.87066525343782</text:p>
          </table:table-cell>
          <table:table-cell office:value-type="float" office:value="45.870665253437799" table:formula="of:=[.AA60]+0" table:style-name="ce5">
            <text:p>45.87</text:p>
          </table:table-cell>
          <table:table-cell office:value-type="string" table:style-name="ce4">
            <text:p>55<text:span text:style-name="T1">: </text:span><text:span text:style-name="T2">31.60786669009708</text:span></text:p>
          </table:table-cell>
          <table:table-cell office:value-type="string" office:string-value="31.60786669009708" table:formula="of:=RIGHT([.AC60];LEN([.AC60])-4)" table:style-name="ce5">
            <text:p>31.60786669009708</text:p>
          </table:table-cell>
          <table:table-cell office:value-type="float" office:value="31.607866690097001" table:formula="of:=[.AD60]+0" table:style-name="ce5">
            <text:p>31.61</text:p>
          </table:table-cell>
          <table:table-cell office:value-type="float" office:value="48.56389892781381" table:formula="of:=([.D60]+[.G60]+[.J60]+[.M60]+[.P60]+[.S60]+[.V60]+[.Y60]+[.AB60]+[.AE60])/10" table:style-name="ce5">
            <text:p>48.56</text:p>
          </table:table-cell>
          <table:table-cell office:value-type="float" office:value="17.835970438918235" table:formula="of:=STDEV([.D60];[.G60];[.J60];[.M60];[.P60];[.S60];[.V60];[.Y60];[.AB60];[.AE60])" table:style-name="ce1">
            <text:p>17.83597044</text:p>
          </table:table-cell>
          <table:table-cell table:number-columns-repeated="16351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4">
            <text:p>56<text:span text:style-name="T1">: </text:span><text:span text:style-name="T2">52.831375025009855</text:span></text:p>
          </table:table-cell>
          <table:table-cell office:value-type="string" office:string-value="52.831375025009855" table:formula="of:=RIGHT([.B61];LEN([.B61])-4)" table:style-name="ce5">
            <text:p>52.831375025009855</text:p>
          </table:table-cell>
          <table:table-cell office:value-type="float" office:value="52.831375025009798" table:formula="of:=[.C61]+0" table:style-name="ce5">
            <text:p>52.83</text:p>
          </table:table-cell>
          <table:table-cell office:value-type="string" table:style-name="ce4">
            <text:p>56<text:span text:style-name="T1">: </text:span><text:span text:style-name="T2">49.08456636608932</text:span></text:p>
          </table:table-cell>
          <table:table-cell office:value-type="string" office:string-value="49.08456636608932" table:formula="of:=RIGHT([.E61];LEN([.E61])-4)" table:style-name="ce5">
            <text:p>49.08456636608932</text:p>
          </table:table-cell>
          <table:table-cell office:value-type="float" office:value="49.084566366089298" table:formula="of:=[.F61]+0" table:style-name="ce5">
            <text:p>49.08</text:p>
          </table:table-cell>
          <table:table-cell office:value-type="string" table:style-name="ce4">
            <text:p>56<text:span text:style-name="T1">: </text:span><text:span text:style-name="T2">62.885675169006355</text:span></text:p>
          </table:table-cell>
          <table:table-cell office:value-type="string" office:string-value="62.885675169006355" table:formula="of:=RIGHT([.H61];LEN([.H61])-4)" table:style-name="ce5">
            <text:p>62.885675169006355</text:p>
          </table:table-cell>
          <table:table-cell office:value-type="float" office:value="62.885675169006298" table:formula="of:=[.I61]+0" table:style-name="ce5">
            <text:p>62.89</text:p>
          </table:table-cell>
          <table:table-cell office:value-type="string" table:style-name="ce4">
            <text:p>56<text:span text:style-name="T1">: </text:span><text:span text:style-name="T2">58.08117821276695</text:span></text:p>
          </table:table-cell>
          <table:table-cell office:value-type="string" office:string-value="58.08117821276695" table:formula="of:=RIGHT([.K61];LEN([.K61])-4)" table:style-name="ce5">
            <text:p>58.08117821276695</text:p>
          </table:table-cell>
          <table:table-cell office:value-type="float" office:value="58.081178212766901" table:formula="of:=[.L61]+0" table:style-name="ce5">
            <text:p>58.08</text:p>
          </table:table-cell>
          <table:table-cell office:value-type="string" table:style-name="ce4">
            <text:p>56<text:span text:style-name="T1">: </text:span><text:span text:style-name="T2">42.740324865229276</text:span></text:p>
          </table:table-cell>
          <table:table-cell office:value-type="string" office:string-value="42.740324865229276" table:formula="of:=RIGHT([.N61];LEN([.N61])-4)" table:style-name="ce5">
            <text:p>42.740324865229276</text:p>
          </table:table-cell>
          <table:table-cell office:value-type="float" office:value="42.740324865229198" table:formula="of:=[.O61]+0" table:style-name="ce5">
            <text:p>42.74</text:p>
          </table:table-cell>
          <table:table-cell office:value-type="string" table:style-name="ce4">
            <text:p>56<text:span text:style-name="T1">: </text:span><text:span text:style-name="T2">24.709763658217614</text:span></text:p>
          </table:table-cell>
          <table:table-cell office:value-type="string" office:string-value="24.709763658217614" table:formula="of:=RIGHT([.Q61];LEN([.Q61])-4)" table:style-name="ce5">
            <text:p>24.709763658217614</text:p>
          </table:table-cell>
          <table:table-cell office:value-type="float" office:value="24.7097636582176" table:formula="of:=[.R61]+0" table:style-name="ce5">
            <text:p>24.71</text:p>
          </table:table-cell>
          <table:table-cell office:value-type="string" table:style-name="ce4">
            <text:p>56<text:span text:style-name="T1">: </text:span><text:span text:style-name="T2">16.489556808813827</text:span></text:p>
          </table:table-cell>
          <table:table-cell office:value-type="string" office:string-value="16.489556808813827" table:formula="of:=RIGHT([.T61];LEN([.T61])-4)" table:style-name="ce5">
            <text:p>16.489556808813827</text:p>
          </table:table-cell>
          <table:table-cell office:value-type="float" office:value="16.489556808813798" table:formula="of:=[.U61]+0" table:style-name="ce5">
            <text:p>16.49</text:p>
          </table:table-cell>
          <table:table-cell office:value-type="string" table:style-name="ce4">
            <text:p>56<text:span text:style-name="T1">: </text:span><text:span text:style-name="T2">70.34156941001245</text:span></text:p>
          </table:table-cell>
          <table:table-cell office:value-type="string" office:string-value="70.34156941001245" table:formula="of:=RIGHT([.W61];LEN([.W61])-4)" table:style-name="ce5">
            <text:p>70.34156941001245</text:p>
          </table:table-cell>
          <table:table-cell office:value-type="float" office:value="70.341569410012397" table:formula="of:=[.X61]+0" table:style-name="ce5">
            <text:p>70.34</text:p>
          </table:table-cell>
          <table:table-cell office:value-type="string" table:style-name="ce4">
            <text:p>56<text:span text:style-name="T1">: </text:span><text:span text:style-name="T2">54.00318713965519</text:span></text:p>
          </table:table-cell>
          <table:table-cell office:value-type="string" office:string-value="54.00318713965519" table:formula="of:=RIGHT([.Z61];LEN([.Z61])-4)" table:style-name="ce5">
            <text:p>54.00318713965519</text:p>
          </table:table-cell>
          <table:table-cell office:value-type="float" office:value="54.003187139655097" table:formula="of:=[.AA61]+0" table:style-name="ce5">
            <text:p>54.00</text:p>
          </table:table-cell>
          <table:table-cell office:value-type="string" table:style-name="ce4">
            <text:p>56<text:span text:style-name="T1">: </text:span><text:span text:style-name="T2">43.11217659570816</text:span></text:p>
          </table:table-cell>
          <table:table-cell office:value-type="string" office:string-value="43.11217659570816" table:formula="of:=RIGHT([.AC61];LEN([.AC61])-4)" table:style-name="ce5">
            <text:p>43.11217659570816</text:p>
          </table:table-cell>
          <table:table-cell office:value-type="float" office:value="43.1121765957081" table:formula="of:=[.AD61]+0" table:style-name="ce5">
            <text:p>43.11</text:p>
          </table:table-cell>
          <table:table-cell office:value-type="float" office:value="47.427937325050848" table:formula="of:=([.D61]+[.G61]+[.J61]+[.M61]+[.P61]+[.S61]+[.V61]+[.Y61]+[.AB61]+[.AE61])/10" table:style-name="ce5">
            <text:p>47.43</text:p>
          </table:table-cell>
          <table:table-cell office:value-type="float" office:value="16.554762691143942" table:formula="of:=STDEV([.D61];[.G61];[.J61];[.M61];[.P61];[.S61];[.V61];[.Y61];[.AB61];[.AE61])" table:style-name="ce1">
            <text:p>16.55476269</text:p>
          </table:table-cell>
          <table:table-cell table:number-columns-repeated="16351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4">
            <text:p>57<text:span text:style-name="T1">: </text:span><text:span text:style-name="T2">53.42592806317789</text:span></text:p>
          </table:table-cell>
          <table:table-cell office:value-type="string" office:string-value="53.42592806317789" table:formula="of:=RIGHT([.B62];LEN([.B62])-4)" table:style-name="ce5">
            <text:p>53.42592806317789</text:p>
          </table:table-cell>
          <table:table-cell office:value-type="float" office:value="53.4259280631778" table:formula="of:=[.C62]+0" table:style-name="ce5">
            <text:p>53.43</text:p>
          </table:table-cell>
          <table:table-cell office:value-type="string" table:style-name="ce4">
            <text:p>57<text:span text:style-name="T1">: </text:span><text:span text:style-name="T2">46.96939505850154</text:span></text:p>
          </table:table-cell>
          <table:table-cell office:value-type="string" office:string-value="46.96939505850154" table:formula="of:=RIGHT([.E62];LEN([.E62])-4)" table:style-name="ce5">
            <text:p>46.96939505850154</text:p>
          </table:table-cell>
          <table:table-cell office:value-type="float" office:value="46.969395058501497" table:formula="of:=[.F62]+0" table:style-name="ce5">
            <text:p>46.97</text:p>
          </table:table-cell>
          <table:table-cell office:value-type="string" table:style-name="ce4">
            <text:p>57<text:span text:style-name="T1">: </text:span><text:span text:style-name="T2">59.758663626598846</text:span></text:p>
          </table:table-cell>
          <table:table-cell office:value-type="string" office:string-value="59.758663626598846" table:formula="of:=RIGHT([.H62];LEN([.H62])-4)" table:style-name="ce5">
            <text:p>59.758663626598846</text:p>
          </table:table-cell>
          <table:table-cell office:value-type="float" office:value="59.758663626598803" table:formula="of:=[.I62]+0" table:style-name="ce5">
            <text:p>59.76</text:p>
          </table:table-cell>
          <table:table-cell office:value-type="string" table:style-name="ce4">
            <text:p>57<text:span text:style-name="T1">: </text:span><text:span text:style-name="T2">69.13204065039055</text:span></text:p>
          </table:table-cell>
          <table:table-cell office:value-type="string" office:string-value="69.13204065039055" table:formula="of:=RIGHT([.K62];LEN([.K62])-4)" table:style-name="ce5">
            <text:p>69.13204065039055</text:p>
          </table:table-cell>
          <table:table-cell office:value-type="float" office:value="69.132040650390493" table:formula="of:=[.L62]+0" table:style-name="ce5">
            <text:p>69.13</text:p>
          </table:table-cell>
          <table:table-cell office:value-type="string" table:style-name="ce4">
            <text:p>57<text:span text:style-name="T1">: </text:span><text:span text:style-name="T2">37.40025030119404</text:span></text:p>
          </table:table-cell>
          <table:table-cell office:value-type="string" office:string-value="37.40025030119404" table:formula="of:=RIGHT([.N62];LEN([.N62])-4)" table:style-name="ce5">
            <text:p>37.40025030119404</text:p>
          </table:table-cell>
          <table:table-cell office:value-type="float" office:value="37.400250301193999" table:formula="of:=[.O62]+0" table:style-name="ce5">
            <text:p>37.40</text:p>
          </table:table-cell>
          <table:table-cell office:value-type="string" table:style-name="ce4">
            <text:p>57<text:span text:style-name="T1">: </text:span><text:span text:style-name="T2">21.659779090037674</text:span></text:p>
          </table:table-cell>
          <table:table-cell office:value-type="string" office:string-value="21.659779090037674" table:formula="of:=RIGHT([.Q62];LEN([.Q62])-4)" table:style-name="ce5">
            <text:p>21.659779090037674</text:p>
          </table:table-cell>
          <table:table-cell office:value-type="float" office:value="21.659779090037599" table:formula="of:=[.R62]+0" table:style-name="ce5">
            <text:p>21.66</text:p>
          </table:table-cell>
          <table:table-cell office:value-type="string" table:style-name="ce4">
            <text:p>57<text:span text:style-name="T1">: </text:span><text:span text:style-name="T2">19.87557915622463</text:span></text:p>
          </table:table-cell>
          <table:table-cell office:value-type="string" office:string-value="19.87557915622463" table:formula="of:=RIGHT([.T62];LEN([.T62])-4)" table:style-name="ce5">
            <text:p>19.87557915622463</text:p>
          </table:table-cell>
          <table:table-cell office:value-type="float" office:value="19.8755791562246" table:formula="of:=[.U62]+0" table:style-name="ce5">
            <text:p>19.88</text:p>
          </table:table-cell>
          <table:table-cell office:value-type="string" table:style-name="ce4">
            <text:p>57<text:span text:style-name="T1">: </text:span><text:span text:style-name="T2">73.92773965588756</text:span></text:p>
          </table:table-cell>
          <table:table-cell office:value-type="string" office:string-value="73.92773965588756" table:formula="of:=RIGHT([.W62];LEN([.W62])-4)" table:style-name="ce5">
            <text:p>73.92773965588756</text:p>
          </table:table-cell>
          <table:table-cell office:value-type="float" office:value="73.927739655887507" table:formula="of:=[.X62]+0" table:style-name="ce5">
            <text:p>73.93</text:p>
          </table:table-cell>
          <table:table-cell office:value-type="string" table:style-name="ce4">
            <text:p>57<text:span text:style-name="T1">: </text:span><text:span text:style-name="T2">56.18320712299182</text:span></text:p>
          </table:table-cell>
          <table:table-cell office:value-type="string" office:string-value="56.18320712299182" table:formula="of:=RIGHT([.Z62];LEN([.Z62])-4)" table:style-name="ce5">
            <text:p>56.18320712299182</text:p>
          </table:table-cell>
          <table:table-cell office:value-type="float" office:value="56.183207122991803" table:formula="of:=[.AA62]+0" table:style-name="ce5">
            <text:p>56.18</text:p>
          </table:table-cell>
          <table:table-cell office:value-type="string" table:style-name="ce4">
            <text:p>57<text:span text:style-name="T1">: </text:span><text:span text:style-name="T2">45.20671499156845</text:span></text:p>
          </table:table-cell>
          <table:table-cell office:value-type="string" office:string-value="45.20671499156845" table:formula="of:=RIGHT([.AC62];LEN([.AC62])-4)" table:style-name="ce5">
            <text:p>45.20671499156845</text:p>
          </table:table-cell>
          <table:table-cell office:value-type="float" office:value="45.206714991568397" table:formula="of:=[.AD62]+0" table:style-name="ce5">
            <text:p>45.21</text:p>
          </table:table-cell>
          <table:table-cell office:value-type="float" office:value="48.353929771657242" table:formula="of:=([.D62]+[.G62]+[.J62]+[.M62]+[.P62]+[.S62]+[.V62]+[.Y62]+[.AB62]+[.AE62])/10" table:style-name="ce5">
            <text:p>48.35</text:p>
          </table:table-cell>
          <table:table-cell office:value-type="float" office:value="18.12990002446287" table:formula="of:=STDEV([.D62];[.G62];[.J62];[.M62];[.P62];[.S62];[.V62];[.Y62];[.AB62];[.AE62])" table:style-name="ce1">
            <text:p>18.12990002</text:p>
          </table:table-cell>
          <table:table-cell table:number-columns-repeated="16351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4">
            <text:p>58<text:span text:style-name="T1">: </text:span><text:span text:style-name="T2">53.1618185289312</text:span></text:p>
          </table:table-cell>
          <table:table-cell office:value-type="string" office:string-value="53.1618185289312" table:formula="of:=RIGHT([.B63];LEN([.B63])-4)" table:style-name="ce5">
            <text:p>53.1618185289312</text:p>
          </table:table-cell>
          <table:table-cell office:value-type="float" office:value="53.1618185289312" table:formula="of:=[.C63]+0" table:style-name="ce5">
            <text:p>53.16</text:p>
          </table:table-cell>
          <table:table-cell office:value-type="string" table:style-name="ce4">
            <text:p>58<text:span text:style-name="T1">: </text:span><text:span text:style-name="T2">54.45548213514519</text:span></text:p>
          </table:table-cell>
          <table:table-cell office:value-type="string" office:string-value="54.45548213514519" table:formula="of:=RIGHT([.E63];LEN([.E63])-4)" table:style-name="ce5">
            <text:p>54.45548213514519</text:p>
          </table:table-cell>
          <table:table-cell office:value-type="float" office:value="54.455482135145097" table:formula="of:=[.F63]+0" table:style-name="ce5">
            <text:p>54.46</text:p>
          </table:table-cell>
          <table:table-cell office:value-type="string" table:style-name="ce4">
            <text:p>58<text:span text:style-name="T1">: </text:span><text:span text:style-name="T2">56.61721237716962</text:span></text:p>
          </table:table-cell>
          <table:table-cell office:value-type="string" office:string-value="56.61721237716962" table:formula="of:=RIGHT([.H63];LEN([.H63])-4)" table:style-name="ce5">
            <text:p>56.61721237716962</text:p>
          </table:table-cell>
          <table:table-cell office:value-type="float" office:value="56.617212377169601" table:formula="of:=[.I63]+0" table:style-name="ce5">
            <text:p>56.62</text:p>
          </table:table-cell>
          <table:table-cell office:value-type="string" table:style-name="ce4">
            <text:p>58<text:span text:style-name="T1">: </text:span><text:span text:style-name="T2">75.03877072870186</text:span></text:p>
          </table:table-cell>
          <table:table-cell office:value-type="string" office:string-value="75.03877072870186" table:formula="of:=RIGHT([.K63];LEN([.K63])-4)" table:style-name="ce5">
            <text:p>75.03877072870186</text:p>
          </table:table-cell>
          <table:table-cell office:value-type="float" office:value="75.038770728701806" table:formula="of:=[.L63]+0" table:style-name="ce5">
            <text:p>75.04</text:p>
          </table:table-cell>
          <table:table-cell office:value-type="string" table:style-name="ce4">
            <text:p>58<text:span text:style-name="T1">: </text:span><text:span text:style-name="T2">30.636800304107368</text:span></text:p>
          </table:table-cell>
          <table:table-cell office:value-type="string" office:string-value="30.636800304107368" table:formula="of:=RIGHT([.N63];LEN([.N63])-4)" table:style-name="ce5">
            <text:p>30.636800304107368</text:p>
          </table:table-cell>
          <table:table-cell office:value-type="float" office:value="30.6368003041073" table:formula="of:=[.O63]+0" table:style-name="ce5">
            <text:p>30.64</text:p>
          </table:table-cell>
          <table:table-cell office:value-type="string" table:style-name="ce4">
            <text:p>58<text:span text:style-name="T1">: </text:span><text:span text:style-name="T2">21.451551343899762</text:span></text:p>
          </table:table-cell>
          <table:table-cell office:value-type="string" office:string-value="21.451551343899762" table:formula="of:=RIGHT([.Q63];LEN([.Q63])-4)" table:style-name="ce5">
            <text:p>21.451551343899762</text:p>
          </table:table-cell>
          <table:table-cell office:value-type="float" office:value="21.451551343899698" table:formula="of:=[.R63]+0" table:style-name="ce5">
            <text:p>21.45</text:p>
          </table:table-cell>
          <table:table-cell office:value-type="string" table:style-name="ce4">
            <text:p>58<text:span text:style-name="T1">: </text:span><text:span text:style-name="T2">19.226129410573996</text:span></text:p>
          </table:table-cell>
          <table:table-cell office:value-type="string" office:string-value="19.226129410573996" table:formula="of:=RIGHT([.T63];LEN([.T63])-4)" table:style-name="ce5">
            <text:p>19.226129410573996</text:p>
          </table:table-cell>
          <table:table-cell office:value-type="float" office:value="19.2261294105739" table:formula="of:=[.U63]+0" table:style-name="ce5">
            <text:p>19.23</text:p>
          </table:table-cell>
          <table:table-cell office:value-type="string" table:style-name="ce4">
            <text:p>58<text:span text:style-name="T1">: </text:span><text:span text:style-name="T2">70.40937600561526</text:span></text:p>
          </table:table-cell>
          <table:table-cell office:value-type="string" office:string-value="70.40937600561526" table:formula="of:=RIGHT([.W63];LEN([.W63])-4)" table:style-name="ce5">
            <text:p>70.40937600561526</text:p>
          </table:table-cell>
          <table:table-cell office:value-type="float" office:value="70.409376005615201" table:formula="of:=[.X63]+0" table:style-name="ce5">
            <text:p>70.41</text:p>
          </table:table-cell>
          <table:table-cell office:value-type="string" table:style-name="ce4">
            <text:p>58<text:span text:style-name="T1">: </text:span><text:span text:style-name="T2">47.76804435089449</text:span></text:p>
          </table:table-cell>
          <table:table-cell office:value-type="string" office:string-value="47.76804435089449" table:formula="of:=RIGHT([.Z63];LEN([.Z63])-4)" table:style-name="ce5">
            <text:p>47.76804435089449</text:p>
          </table:table-cell>
          <table:table-cell office:value-type="float" office:value="47.768044350894399" table:formula="of:=[.AA63]+0" table:style-name="ce5">
            <text:p>47.77</text:p>
          </table:table-cell>
          <table:table-cell office:value-type="string" table:style-name="ce4">
            <text:p>58<text:span text:style-name="T1">: </text:span><text:span text:style-name="T2">37.28873948198406</text:span></text:p>
          </table:table-cell>
          <table:table-cell office:value-type="string" office:string-value="37.28873948198406" table:formula="of:=RIGHT([.AC63];LEN([.AC63])-4)" table:style-name="ce5">
            <text:p>37.28873948198406</text:p>
          </table:table-cell>
          <table:table-cell office:value-type="float" office:value="37.288739481984003" table:formula="of:=[.AD63]+0" table:style-name="ce5">
            <text:p>37.29</text:p>
          </table:table-cell>
          <table:table-cell office:value-type="float" office:value="46.60539246670222" table:formula="of:=([.D63]+[.G63]+[.J63]+[.M63]+[.P63]+[.S63]+[.V63]+[.Y63]+[.AB63]+[.AE63])/10" table:style-name="ce5">
            <text:p>46.61</text:p>
          </table:table-cell>
          <table:table-cell office:value-type="float" office:value="19.164264448786259" table:formula="of:=STDEV([.D63];[.G63];[.J63];[.M63];[.P63];[.S63];[.V63];[.Y63];[.AB63];[.AE63])" table:style-name="ce1">
            <text:p>19.16426445</text:p>
          </table:table-cell>
          <table:table-cell table:number-columns-repeated="16351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4">
            <text:p>59<text:span text:style-name="T1">: </text:span><text:span text:style-name="T2">49.554709746583114</text:span></text:p>
          </table:table-cell>
          <table:table-cell office:value-type="string" office:string-value="49.554709746583114" table:formula="of:=RIGHT([.B64];LEN([.B64])-4)" table:style-name="ce5">
            <text:p>49.554709746583114</text:p>
          </table:table-cell>
          <table:table-cell office:value-type="float" office:value="49.5547097465831" table:formula="of:=[.C64]+0" table:style-name="ce5">
            <text:p>49.55</text:p>
          </table:table-cell>
          <table:table-cell office:value-type="string" table:style-name="ce4">
            <text:p>59<text:span text:style-name="T1">: </text:span><text:span text:style-name="T2">54.786661867077655</text:span></text:p>
          </table:table-cell>
          <table:table-cell office:value-type="string" office:string-value="54.786661867077655" table:formula="of:=RIGHT([.E64];LEN([.E64])-4)" table:style-name="ce5">
            <text:p>54.786661867077655</text:p>
          </table:table-cell>
          <table:table-cell office:value-type="float" office:value="54.786661867077598" table:formula="of:=[.F64]+0" table:style-name="ce5">
            <text:p>54.79</text:p>
          </table:table-cell>
          <table:table-cell office:value-type="string" table:style-name="ce4">
            <text:p>59<text:span text:style-name="T1">: </text:span><text:span text:style-name="T2">58.281395380593565</text:span></text:p>
          </table:table-cell>
          <table:table-cell office:value-type="string" office:string-value="58.281395380593565" table:formula="of:=RIGHT([.H64];LEN([.H64])-4)" table:style-name="ce5">
            <text:p>58.281395380593565</text:p>
          </table:table-cell>
          <table:table-cell office:value-type="float" office:value="58.281395380593501" table:formula="of:=[.I64]+0" table:style-name="ce5">
            <text:p>58.28</text:p>
          </table:table-cell>
          <table:table-cell office:value-type="string" table:style-name="ce4">
            <text:p>59<text:span text:style-name="T1">: </text:span><text:span text:style-name="T2">66.01992229921127</text:span></text:p>
          </table:table-cell>
          <table:table-cell office:value-type="string" office:string-value="66.01992229921127" table:formula="of:=RIGHT([.K64];LEN([.K64])-4)" table:style-name="ce5">
            <text:p>66.01992229921127</text:p>
          </table:table-cell>
          <table:table-cell office:value-type="float" office:value="66.019922299211203" table:formula="of:=[.L64]+0" table:style-name="ce5">
            <text:p>66.02</text:p>
          </table:table-cell>
          <table:table-cell office:value-type="string" table:style-name="ce4">
            <text:p>59<text:span text:style-name="T1">: </text:span><text:span text:style-name="T2">37.38345210714068</text:span></text:p>
          </table:table-cell>
          <table:table-cell office:value-type="string" office:string-value="37.38345210714068" table:formula="of:=RIGHT([.N64];LEN([.N64])-4)" table:style-name="ce5">
            <text:p>37.38345210714068</text:p>
          </table:table-cell>
          <table:table-cell office:value-type="float" office:value="37.383452107140599" table:formula="of:=[.O64]+0" table:style-name="ce5">
            <text:p>37.38</text:p>
          </table:table-cell>
          <table:table-cell office:value-type="string" table:style-name="ce4">
            <text:p>59<text:span text:style-name="T1">: </text:span><text:span text:style-name="T2">20.27574121206366</text:span></text:p>
          </table:table-cell>
          <table:table-cell office:value-type="string" office:string-value="20.27574121206366" table:formula="of:=RIGHT([.Q64];LEN([.Q64])-4)" table:style-name="ce5">
            <text:p>20.27574121206366</text:p>
          </table:table-cell>
          <table:table-cell office:value-type="float" office:value="20.2757412120636" table:formula="of:=[.R64]+0" table:style-name="ce5">
            <text:p>20.28</text:p>
          </table:table-cell>
          <table:table-cell office:value-type="string" table:style-name="ce4">
            <text:p>59<text:span text:style-name="T1">: </text:span><text:span text:style-name="T2">20.466023149098863</text:span></text:p>
          </table:table-cell>
          <table:table-cell office:value-type="string" office:string-value="20.466023149098863" table:formula="of:=RIGHT([.T64];LEN([.T64])-4)" table:style-name="ce5">
            <text:p>20.466023149098863</text:p>
          </table:table-cell>
          <table:table-cell office:value-type="float" office:value="20.466023149098799" table:formula="of:=[.U64]+0" table:style-name="ce5">
            <text:p>20.47</text:p>
          </table:table-cell>
          <table:table-cell office:value-type="string" table:style-name="ce4">
            <text:p>59<text:span text:style-name="T1">: </text:span><text:span text:style-name="T2">67.25855095134439</text:span></text:p>
          </table:table-cell>
          <table:table-cell office:value-type="string" office:string-value="67.25855095134439" table:formula="of:=RIGHT([.W64];LEN([.W64])-4)" table:style-name="ce5">
            <text:p>67.25855095134439</text:p>
          </table:table-cell>
          <table:table-cell office:value-type="float" office:value="67.258550951344304" table:formula="of:=[.X64]+0" table:style-name="ce5">
            <text:p>67.26</text:p>
          </table:table-cell>
          <table:table-cell office:value-type="string" table:style-name="ce4">
            <text:p>59<text:span text:style-name="T1">: </text:span><text:span text:style-name="T2">51.48646299808045</text:span></text:p>
          </table:table-cell>
          <table:table-cell office:value-type="string" office:string-value="51.48646299808045" table:formula="of:=RIGHT([.Z64];LEN([.Z64])-4)" table:style-name="ce5">
            <text:p>51.48646299808045</text:p>
          </table:table-cell>
          <table:table-cell office:value-type="float" office:value="51.486462998080398" table:formula="of:=[.AA64]+0" table:style-name="ce5">
            <text:p>51.49</text:p>
          </table:table-cell>
          <table:table-cell office:value-type="string" table:style-name="ce4">
            <text:p>59<text:span text:style-name="T1">: </text:span><text:span text:style-name="T2">42.29738812134703</text:span></text:p>
          </table:table-cell>
          <table:table-cell office:value-type="string" office:string-value="42.29738812134703" table:formula="of:=RIGHT([.AC64];LEN([.AC64])-4)" table:style-name="ce5">
            <text:p>42.29738812134703</text:p>
          </table:table-cell>
          <table:table-cell office:value-type="float" office:value="42.297388121346998" table:formula="of:=[.AD64]+0" table:style-name="ce5">
            <text:p>42.30</text:p>
          </table:table-cell>
          <table:table-cell office:value-type="float" office:value="46.781030783254018" table:formula="of:=([.D64]+[.G64]+[.J64]+[.M64]+[.P64]+[.S64]+[.V64]+[.Y64]+[.AB64]+[.AE64])/10" table:style-name="ce5">
            <text:p>46.78</text:p>
          </table:table-cell>
          <table:table-cell office:value-type="float" office:value="16.730126584401845" table:formula="of:=STDEV([.D64];[.G64];[.J64];[.M64];[.P64];[.S64];[.V64];[.Y64];[.AB64];[.AE64])" table:style-name="ce1">
            <text:p>16.73012658</text:p>
          </table:table-cell>
          <table:table-cell table:number-columns-repeated="16351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4">
            <text:p>60<text:span text:style-name="T1">: </text:span><text:span text:style-name="T2">61.435847479817866</text:span></text:p>
          </table:table-cell>
          <table:table-cell office:value-type="string" office:string-value="61.435847479817866" table:formula="of:=RIGHT([.B65];LEN([.B65])-4)" table:style-name="ce5">
            <text:p>61.435847479817866</text:p>
          </table:table-cell>
          <table:table-cell office:value-type="float" office:value="61.435847479817802" table:formula="of:=[.C65]+0" table:style-name="ce5">
            <text:p>61.44</text:p>
          </table:table-cell>
          <table:table-cell office:value-type="string" table:style-name="ce4">
            <text:p>60<text:span text:style-name="T1">: </text:span><text:span text:style-name="T2">57.3241655784427</text:span></text:p>
          </table:table-cell>
          <table:table-cell office:value-type="string" office:string-value="57.3241655784427" table:formula="of:=RIGHT([.E65];LEN([.E65])-4)" table:style-name="ce5">
            <text:p>57.3241655784427</text:p>
          </table:table-cell>
          <table:table-cell office:value-type="float" office:value="57.324165578442702" table:formula="of:=[.F65]+0" table:style-name="ce5">
            <text:p>57.32</text:p>
          </table:table-cell>
          <table:table-cell office:value-type="string" table:style-name="ce4">
            <text:p>60<text:span text:style-name="T1">: </text:span><text:span text:style-name="T2">54.70530663457133</text:span></text:p>
          </table:table-cell>
          <table:table-cell office:value-type="string" office:string-value="54.70530663457133" table:formula="of:=RIGHT([.H65];LEN([.H65])-4)" table:style-name="ce5">
            <text:p>54.70530663457133</text:p>
          </table:table-cell>
          <table:table-cell office:value-type="float" office:value="54.705306634571301" table:formula="of:=[.I65]+0" table:style-name="ce5">
            <text:p>54.71</text:p>
          </table:table-cell>
          <table:table-cell office:value-type="string" table:style-name="ce4">
            <text:p>60<text:span text:style-name="T1">: </text:span><text:span text:style-name="T2">64.27948872861882</text:span></text:p>
          </table:table-cell>
          <table:table-cell office:value-type="string" office:string-value="64.27948872861882" table:formula="of:=RIGHT([.K65];LEN([.K65])-4)" table:style-name="ce5">
            <text:p>64.27948872861882</text:p>
          </table:table-cell>
          <table:table-cell office:value-type="float" office:value="64.279488728618801" table:formula="of:=[.L65]+0" table:style-name="ce5">
            <text:p>64.28</text:p>
          </table:table-cell>
          <table:table-cell office:value-type="string" table:style-name="ce4">
            <text:p>60<text:span text:style-name="T1">: </text:span><text:span text:style-name="T2">36.271954718915865</text:span></text:p>
          </table:table-cell>
          <table:table-cell office:value-type="string" office:string-value="36.271954718915865" table:formula="of:=RIGHT([.N65];LEN([.N65])-4)" table:style-name="ce5">
            <text:p>36.271954718915865</text:p>
          </table:table-cell>
          <table:table-cell office:value-type="float" office:value="36.271954718915801" table:formula="of:=[.O65]+0" table:style-name="ce5">
            <text:p>36.27</text:p>
          </table:table-cell>
          <table:table-cell office:value-type="string" table:style-name="ce4">
            <text:p>60<text:span text:style-name="T1">: </text:span><text:span text:style-name="T2">20.551277807239966</text:span></text:p>
          </table:table-cell>
          <table:table-cell office:value-type="string" office:string-value="20.551277807239966" table:formula="of:=RIGHT([.Q65];LEN([.Q65])-4)" table:style-name="ce5">
            <text:p>20.551277807239966</text:p>
          </table:table-cell>
          <table:table-cell office:value-type="float" office:value="20.551277807239899" table:formula="of:=[.R65]+0" table:style-name="ce5">
            <text:p>20.55</text:p>
          </table:table-cell>
          <table:table-cell office:value-type="string" table:style-name="ce4">
            <text:p>60<text:span text:style-name="T1">: </text:span><text:span text:style-name="T2">19.963595109562085</text:span></text:p>
          </table:table-cell>
          <table:table-cell office:value-type="string" office:string-value="19.963595109562085" table:formula="of:=RIGHT([.T65];LEN([.T65])-4)" table:style-name="ce5">
            <text:p>19.963595109562085</text:p>
          </table:table-cell>
          <table:table-cell office:value-type="float" office:value="19.963595109562" table:formula="of:=[.U65]+0" table:style-name="ce5">
            <text:p>19.96</text:p>
          </table:table-cell>
          <table:table-cell office:value-type="string" table:style-name="ce4">
            <text:p>60<text:span text:style-name="T1">: </text:span><text:span text:style-name="T2">69.26622538135605</text:span></text:p>
          </table:table-cell>
          <table:table-cell office:value-type="string" office:string-value="69.26622538135605" table:formula="of:=RIGHT([.W65];LEN([.W65])-4)" table:style-name="ce5">
            <text:p>69.26622538135605</text:p>
          </table:table-cell>
          <table:table-cell office:value-type="float" office:value="69.266225381355994" table:formula="of:=[.X65]+0" table:style-name="ce5">
            <text:p>69.27</text:p>
          </table:table-cell>
          <table:table-cell office:value-type="string" table:style-name="ce4">
            <text:p>60<text:span text:style-name="T1">: </text:span><text:span text:style-name="T2">46.061619177050915</text:span></text:p>
          </table:table-cell>
          <table:table-cell office:value-type="string" office:string-value="46.061619177050915" table:formula="of:=RIGHT([.Z65];LEN([.Z65])-4)" table:style-name="ce5">
            <text:p>46.061619177050915</text:p>
          </table:table-cell>
          <table:table-cell office:value-type="float" office:value="46.0616191770509" table:formula="of:=[.AA65]+0" table:style-name="ce5">
            <text:p>46.06</text:p>
          </table:table-cell>
          <table:table-cell office:value-type="string" table:style-name="ce4">
            <text:p>60<text:span text:style-name="T1">: </text:span><text:span text:style-name="T2">37.28077464883697</text:span></text:p>
          </table:table-cell>
          <table:table-cell office:value-type="string" office:string-value="37.28077464883697" table:formula="of:=RIGHT([.AC65];LEN([.AC65])-4)" table:style-name="ce5">
            <text:p>37.28077464883697</text:p>
          </table:table-cell>
          <table:table-cell office:value-type="float" office:value="37.280774648836903" table:formula="of:=[.AD65]+0" table:style-name="ce5">
            <text:p>37.28</text:p>
          </table:table-cell>
          <table:table-cell office:value-type="float" office:value="46.714025526441205" table:formula="of:=([.D65]+[.G65]+[.J65]+[.M65]+[.P65]+[.S65]+[.V65]+[.Y65]+[.AB65]+[.AE65])/10" table:style-name="ce5">
            <text:p>46.71</text:p>
          </table:table-cell>
          <table:table-cell office:value-type="float" office:value="17.666158790571028" table:formula="of:=STDEV([.D65];[.G65];[.J65];[.M65];[.P65];[.S65];[.V65];[.Y65];[.AB65];[.AE65])" table:style-name="ce1">
            <text:p>17.66615879</text:p>
          </table:table-cell>
          <table:table-cell table:number-columns-repeated="16351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4">
            <text:p>61<text:span text:style-name="T1">: </text:span><text:span text:style-name="T2">66.21717226610438</text:span></text:p>
          </table:table-cell>
          <table:table-cell office:value-type="string" office:string-value="66.21717226610438" table:formula="of:=RIGHT([.B66];LEN([.B66])-4)" table:style-name="ce5">
            <text:p>66.21717226610438</text:p>
          </table:table-cell>
          <table:table-cell office:value-type="float" office:value="66.217172266104299" table:formula="of:=[.C66]+0" table:style-name="ce5">
            <text:p>66.22</text:p>
          </table:table-cell>
          <table:table-cell office:value-type="string" table:style-name="ce4">
            <text:p>61<text:span text:style-name="T1">: </text:span><text:span text:style-name="T2">55.60511910744428</text:span></text:p>
          </table:table-cell>
          <table:table-cell office:value-type="string" office:string-value="55.60511910744428" table:formula="of:=RIGHT([.E66];LEN([.E66])-4)" table:style-name="ce5">
            <text:p>55.60511910744428</text:p>
          </table:table-cell>
          <table:table-cell office:value-type="float" office:value="55.605119107444203" table:formula="of:=[.F66]+0" table:style-name="ce5">
            <text:p>55.61</text:p>
          </table:table-cell>
          <table:table-cell office:value-type="string" table:style-name="ce4">
            <text:p>61<text:span text:style-name="T1">: </text:span><text:span text:style-name="T2">51.910170832076076</text:span></text:p>
          </table:table-cell>
          <table:table-cell office:value-type="string" office:string-value="51.910170832076076" table:formula="of:=RIGHT([.H66];LEN([.H66])-4)" table:style-name="ce5">
            <text:p>51.910170832076076</text:p>
          </table:table-cell>
          <table:table-cell office:value-type="float" office:value="51.910170832075998" table:formula="of:=[.I66]+0" table:style-name="ce5">
            <text:p>51.91</text:p>
          </table:table-cell>
          <table:table-cell office:value-type="string" table:style-name="ce4">
            <text:p>61<text:span text:style-name="T1">: </text:span><text:span text:style-name="T2">68.71908811412472</text:span></text:p>
          </table:table-cell>
          <table:table-cell office:value-type="string" office:string-value="68.71908811412472" table:formula="of:=RIGHT([.K66];LEN([.K66])-4)" table:style-name="ce5">
            <text:p>68.71908811412472</text:p>
          </table:table-cell>
          <table:table-cell office:value-type="float" office:value="68.719088114124702" table:formula="of:=[.L66]+0" table:style-name="ce5">
            <text:p>68.72</text:p>
          </table:table-cell>
          <table:table-cell office:value-type="string" table:style-name="ce4">
            <text:p>61<text:span text:style-name="T1">: </text:span><text:span text:style-name="T2">47.139555024707946</text:span></text:p>
          </table:table-cell>
          <table:table-cell office:value-type="string" office:string-value="47.139555024707946" table:formula="of:=RIGHT([.N66];LEN([.N66])-4)" table:style-name="ce5">
            <text:p>47.139555024707946</text:p>
          </table:table-cell>
          <table:table-cell office:value-type="float" office:value="47.139555024707903" table:formula="of:=[.O66]+0" table:style-name="ce5">
            <text:p>47.14</text:p>
          </table:table-cell>
          <table:table-cell office:value-type="string" table:style-name="ce4">
            <text:p>61<text:span text:style-name="T1">: </text:span><text:span text:style-name="T2">21.2925477007798</text:span></text:p>
          </table:table-cell>
          <table:table-cell office:value-type="string" office:string-value="21.2925477007798" table:formula="of:=RIGHT([.Q66];LEN([.Q66])-4)" table:style-name="ce5">
            <text:p>21.2925477007798</text:p>
          </table:table-cell>
          <table:table-cell office:value-type="float" office:value="21.292547700779799" table:formula="of:=[.R66]+0" table:style-name="ce5">
            <text:p>21.29</text:p>
          </table:table-cell>
          <table:table-cell office:value-type="string" table:style-name="ce4">
            <text:p>61<text:span text:style-name="T1">: </text:span><text:span text:style-name="T2">19.79175617574703</text:span></text:p>
          </table:table-cell>
          <table:table-cell office:value-type="string" office:string-value="19.79175617574703" table:formula="of:=RIGHT([.T66];LEN([.T66])-4)" table:style-name="ce5">
            <text:p>19.79175617574703</text:p>
          </table:table-cell>
          <table:table-cell office:value-type="float" office:value="19.791756175747" table:formula="of:=[.U66]+0" table:style-name="ce5">
            <text:p>19.79</text:p>
          </table:table-cell>
          <table:table-cell office:value-type="string" table:style-name="ce4">
            <text:p>61<text:span text:style-name="T1">: </text:span><text:span text:style-name="T2">70.00921217850915</text:span></text:p>
          </table:table-cell>
          <table:table-cell office:value-type="string" office:string-value="70.00921217850915" table:formula="of:=RIGHT([.W66];LEN([.W66])-4)" table:style-name="ce5">
            <text:p>70.00921217850915</text:p>
          </table:table-cell>
          <table:table-cell office:value-type="float" office:value="70.009212178509102" table:formula="of:=[.X66]+0" table:style-name="ce5">
            <text:p>70.01</text:p>
          </table:table-cell>
          <table:table-cell office:value-type="string" table:style-name="ce4">
            <text:p>61<text:span text:style-name="T1">: </text:span><text:span text:style-name="T2">33.98047672820935</text:span></text:p>
          </table:table-cell>
          <table:table-cell office:value-type="string" office:string-value="33.98047672820935" table:formula="of:=RIGHT([.Z66];LEN([.Z66])-4)" table:style-name="ce5">
            <text:p>33.98047672820935</text:p>
          </table:table-cell>
          <table:table-cell office:value-type="float" office:value="33.980476728209297" table:formula="of:=[.AA66]+0" table:style-name="ce5">
            <text:p>33.98</text:p>
          </table:table-cell>
          <table:table-cell office:value-type="string" table:style-name="ce4">
            <text:p>61<text:span text:style-name="T1">: </text:span><text:span text:style-name="T2">49.51266348338959</text:span></text:p>
          </table:table-cell>
          <table:table-cell office:value-type="string" office:string-value="49.51266348338959" table:formula="of:=RIGHT([.AC66];LEN([.AC66])-4)" table:style-name="ce5">
            <text:p>49.51266348338959</text:p>
          </table:table-cell>
          <table:table-cell office:value-type="float" office:value="49.512663483389503" table:formula="of:=[.AD66]+0" table:style-name="ce5">
            <text:p>49.51</text:p>
          </table:table-cell>
          <table:table-cell office:value-type="float" office:value="48.417776161109181" table:formula="of:=([.D66]+[.G66]+[.J66]+[.M66]+[.P66]+[.S66]+[.V66]+[.Y66]+[.AB66]+[.AE66])/10" table:style-name="ce5">
            <text:p>48.42</text:p>
          </table:table-cell>
          <table:table-cell office:value-type="float" office:value="18.334854115228296" table:formula="of:=STDEV([.D66];[.G66];[.J66];[.M66];[.P66];[.S66];[.V66];[.Y66];[.AB66];[.AE66])" table:style-name="ce1">
            <text:p>18.33485412</text:p>
          </table:table-cell>
          <table:table-cell table:number-columns-repeated="16351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4">
            <text:p>62<text:span text:style-name="T1">: </text:span><text:span text:style-name="T2">52.44032952331763</text:span></text:p>
          </table:table-cell>
          <table:table-cell office:value-type="string" office:string-value="52.44032952331763" table:formula="of:=RIGHT([.B67];LEN([.B67])-4)" table:style-name="ce5">
            <text:p>52.44032952331763</text:p>
          </table:table-cell>
          <table:table-cell office:value-type="float" office:value="52.440329523317601" table:formula="of:=[.C67]+0" table:style-name="ce5">
            <text:p>52.44</text:p>
          </table:table-cell>
          <table:table-cell office:value-type="string" table:style-name="ce4">
            <text:p>62<text:span text:style-name="T1">: </text:span><text:span text:style-name="T2">51.04218969434424</text:span></text:p>
          </table:table-cell>
          <table:table-cell office:value-type="string" office:string-value="51.04218969434424" table:formula="of:=RIGHT([.E67];LEN([.E67])-4)" table:style-name="ce5">
            <text:p>51.04218969434424</text:p>
          </table:table-cell>
          <table:table-cell office:value-type="float" office:value="51.042189694344202" table:formula="of:=[.F67]+0" table:style-name="ce5">
            <text:p>51.04</text:p>
          </table:table-cell>
          <table:table-cell office:value-type="string" table:style-name="ce4">
            <text:p>62<text:span text:style-name="T1">: </text:span><text:span text:style-name="T2">64.44859644444959</text:span></text:p>
          </table:table-cell>
          <table:table-cell office:value-type="string" office:string-value="64.44859644444959" table:formula="of:=RIGHT([.H67];LEN([.H67])-4)" table:style-name="ce5">
            <text:p>64.44859644444959</text:p>
          </table:table-cell>
          <table:table-cell office:value-type="float" office:value="64.448596444449507" table:formula="of:=[.I67]+0" table:style-name="ce5">
            <text:p>64.45</text:p>
          </table:table-cell>
          <table:table-cell office:value-type="string" table:style-name="ce4">
            <text:p>62<text:span text:style-name="T1">: </text:span><text:span text:style-name="T2">70.65969085521255</text:span></text:p>
          </table:table-cell>
          <table:table-cell office:value-type="string" office:string-value="70.65969085521255" table:formula="of:=RIGHT([.K67];LEN([.K67])-4)" table:style-name="ce5">
            <text:p>70.65969085521255</text:p>
          </table:table-cell>
          <table:table-cell office:value-type="float" office:value="70.659690855212503" table:formula="of:=[.L67]+0" table:style-name="ce5">
            <text:p>70.66</text:p>
          </table:table-cell>
          <table:table-cell office:value-type="string" table:style-name="ce4">
            <text:p>62<text:span text:style-name="T1">: </text:span><text:span text:style-name="T2">39.37675540401567</text:span></text:p>
          </table:table-cell>
          <table:table-cell office:value-type="string" office:string-value="39.37675540401567" table:formula="of:=RIGHT([.N67];LEN([.N67])-4)" table:style-name="ce5">
            <text:p>39.37675540401567</text:p>
          </table:table-cell>
          <table:table-cell office:value-type="float" office:value="39.376755404015597" table:formula="of:=[.O67]+0" table:style-name="ce5">
            <text:p>39.38</text:p>
          </table:table-cell>
          <table:table-cell office:value-type="string" table:style-name="ce4">
            <text:p>62<text:span text:style-name="T1">: </text:span><text:span text:style-name="T2">22.5816358788873</text:span></text:p>
          </table:table-cell>
          <table:table-cell office:value-type="string" office:string-value="22.5816358788873" table:formula="of:=RIGHT([.Q67];LEN([.Q67])-4)" table:style-name="ce5">
            <text:p>22.5816358788873</text:p>
          </table:table-cell>
          <table:table-cell office:value-type="float" office:value="22.581635878887301" table:formula="of:=[.R67]+0" table:style-name="ce5">
            <text:p>22.58</text:p>
          </table:table-cell>
          <table:table-cell office:value-type="string" table:style-name="ce4">
            <text:p>62<text:span text:style-name="T1">: </text:span><text:span text:style-name="T2">20.00814936059202</text:span></text:p>
          </table:table-cell>
          <table:table-cell office:value-type="string" office:string-value="20.00814936059202" table:formula="of:=RIGHT([.T67];LEN([.T67])-4)" table:style-name="ce5">
            <text:p>20.00814936059202</text:p>
          </table:table-cell>
          <table:table-cell office:value-type="float" office:value="20.008149360592" table:formula="of:=[.U67]+0" table:style-name="ce5">
            <text:p>20.01</text:p>
          </table:table-cell>
          <table:table-cell office:value-type="string" table:style-name="ce4">
            <text:p>62<text:span text:style-name="T1">: </text:span><text:span text:style-name="T2">73.96538022156969</text:span></text:p>
          </table:table-cell>
          <table:table-cell office:value-type="string" office:string-value="73.96538022156969" table:formula="of:=RIGHT([.W67];LEN([.W67])-4)" table:style-name="ce5">
            <text:p>73.96538022156969</text:p>
          </table:table-cell>
          <table:table-cell office:value-type="float" office:value="73.965380221569603" table:formula="of:=[.X67]+0" table:style-name="ce5">
            <text:p>73.97</text:p>
          </table:table-cell>
          <table:table-cell office:value-type="string" table:style-name="ce4">
            <text:p>62<text:span text:style-name="T1">: </text:span><text:span text:style-name="T2">40.96511860952568</text:span></text:p>
          </table:table-cell>
          <table:table-cell office:value-type="string" office:string-value="40.96511860952568" table:formula="of:=RIGHT([.Z67];LEN([.Z67])-4)" table:style-name="ce5">
            <text:p>40.96511860952568</text:p>
          </table:table-cell>
          <table:table-cell office:value-type="float" office:value="40.965118609525597" table:formula="of:=[.AA67]+0" table:style-name="ce5">
            <text:p>40.97</text:p>
          </table:table-cell>
          <table:table-cell office:value-type="string" table:style-name="ce4">
            <text:p>62<text:span text:style-name="T1">: </text:span><text:span text:style-name="T2">40.01834760219623</text:span></text:p>
          </table:table-cell>
          <table:table-cell office:value-type="string" office:string-value="40.01834760219623" table:formula="of:=RIGHT([.AC67];LEN([.AC67])-4)" table:style-name="ce5">
            <text:p>40.01834760219623</text:p>
          </table:table-cell>
          <table:table-cell office:value-type="float" office:value="40.018347602196201" table:formula="of:=[.AD67]+0" table:style-name="ce5">
            <text:p>40.02</text:p>
          </table:table-cell>
          <table:table-cell office:value-type="float" office:value="47.550619359411009" table:formula="of:=([.D67]+[.G67]+[.J67]+[.M67]+[.P67]+[.S67]+[.V67]+[.Y67]+[.AB67]+[.AE67])/10" table:style-name="ce5">
            <text:p>47.55</text:p>
          </table:table-cell>
          <table:table-cell office:value-type="float" office:value="18.566291183694165" table:formula="of:=STDEV([.D67];[.G67];[.J67];[.M67];[.P67];[.S67];[.V67];[.Y67];[.AB67];[.AE67])" table:style-name="ce1">
            <text:p>18.56629118</text:p>
          </table:table-cell>
          <table:table-cell table:number-columns-repeated="16351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4">
            <text:p>63<text:span text:style-name="T1">: </text:span><text:span text:style-name="T2">62.629468040268385</text:span></text:p>
          </table:table-cell>
          <table:table-cell office:value-type="string" office:string-value="62.629468040268385" table:formula="of:=RIGHT([.B68];LEN([.B68])-4)" table:style-name="ce5">
            <text:p>62.629468040268385</text:p>
          </table:table-cell>
          <table:table-cell office:value-type="float" office:value="62.6294680402683" table:formula="of:=[.C68]+0" table:style-name="ce5">
            <text:p>62.63</text:p>
          </table:table-cell>
          <table:table-cell office:value-type="string" table:style-name="ce4">
            <text:p>63<text:span text:style-name="T1">: </text:span><text:span text:style-name="T2">47.74860339551434</text:span></text:p>
          </table:table-cell>
          <table:table-cell office:value-type="string" office:string-value="47.74860339551434" table:formula="of:=RIGHT([.E68];LEN([.E68])-4)" table:style-name="ce5">
            <text:p>47.74860339551434</text:p>
          </table:table-cell>
          <table:table-cell office:value-type="float" office:value="47.748603395514301" table:formula="of:=[.F68]+0" table:style-name="ce5">
            <text:p>47.75</text:p>
          </table:table-cell>
          <table:table-cell office:value-type="string" table:style-name="ce4">
            <text:p>63<text:span text:style-name="T1">: </text:span><text:span text:style-name="T2">46.753456978252686</text:span></text:p>
          </table:table-cell>
          <table:table-cell office:value-type="string" office:string-value="46.753456978252686" table:formula="of:=RIGHT([.H68];LEN([.H68])-4)" table:style-name="ce5">
            <text:p>46.753456978252686</text:p>
          </table:table-cell>
          <table:table-cell office:value-type="float" office:value="46.753456978252601" table:formula="of:=[.I68]+0" table:style-name="ce5">
            <text:p>46.75</text:p>
          </table:table-cell>
          <table:table-cell office:value-type="string" table:style-name="ce4">
            <text:p>63<text:span text:style-name="T1">: </text:span><text:span text:style-name="T2">77.65959616834871</text:span></text:p>
          </table:table-cell>
          <table:table-cell office:value-type="string" office:string-value="77.65959616834871" table:formula="of:=RIGHT([.K68];LEN([.K68])-4)" table:style-name="ce5">
            <text:p>77.65959616834871</text:p>
          </table:table-cell>
          <table:table-cell office:value-type="float" office:value="77.659596168348699" table:formula="of:=[.L68]+0" table:style-name="ce5">
            <text:p>77.66</text:p>
          </table:table-cell>
          <table:table-cell office:value-type="string" table:style-name="ce4">
            <text:p>63<text:span text:style-name="T1">: </text:span><text:span text:style-name="T2">29.644421908682375</text:span></text:p>
          </table:table-cell>
          <table:table-cell office:value-type="string" office:string-value="29.644421908682375" table:formula="of:=RIGHT([.N68];LEN([.N68])-4)" table:style-name="ce5">
            <text:p>29.644421908682375</text:p>
          </table:table-cell>
          <table:table-cell office:value-type="float" office:value="29.6444219086823" table:formula="of:=[.O68]+0" table:style-name="ce5">
            <text:p>29.64</text:p>
          </table:table-cell>
          <table:table-cell office:value-type="string" table:style-name="ce4">
            <text:p>63<text:span text:style-name="T1">: </text:span><text:span text:style-name="T2">23.654248503313905</text:span></text:p>
          </table:table-cell>
          <table:table-cell office:value-type="string" office:string-value="23.654248503313905" table:formula="of:=RIGHT([.Q68];LEN([.Q68])-4)" table:style-name="ce5">
            <text:p>23.654248503313905</text:p>
          </table:table-cell>
          <table:table-cell office:value-type="float" office:value="23.654248503313902" table:formula="of:=[.R68]+0" table:style-name="ce5">
            <text:p>23.65</text:p>
          </table:table-cell>
          <table:table-cell office:value-type="string" table:style-name="ce4">
            <text:p>63<text:span text:style-name="T1">: </text:span><text:span text:style-name="T2">20.59197026414459</text:span></text:p>
          </table:table-cell>
          <table:table-cell office:value-type="string" office:string-value="20.59197026414459" table:formula="of:=RIGHT([.T68];LEN([.T68])-4)" table:style-name="ce5">
            <text:p>20.59197026414459</text:p>
          </table:table-cell>
          <table:table-cell office:value-type="float" office:value="20.5919702641445" table:formula="of:=[.U68]+0" table:style-name="ce5">
            <text:p>20.59</text:p>
          </table:table-cell>
          <table:table-cell office:value-type="string" table:style-name="ce4">
            <text:p>63<text:span text:style-name="T1">: </text:span><text:span text:style-name="T2">71.53533602394995</text:span></text:p>
          </table:table-cell>
          <table:table-cell office:value-type="string" office:string-value="71.53533602394995" table:formula="of:=RIGHT([.W68];LEN([.W68])-4)" table:style-name="ce5">
            <text:p>71.53533602394995</text:p>
          </table:table-cell>
          <table:table-cell office:value-type="float" office:value="71.535336023949895" table:formula="of:=[.X68]+0" table:style-name="ce5">
            <text:p>71.54</text:p>
          </table:table-cell>
          <table:table-cell office:value-type="string" table:style-name="ce4">
            <text:p>63<text:span text:style-name="T1">: </text:span><text:span text:style-name="T2">45.781071755514326</text:span></text:p>
          </table:table-cell>
          <table:table-cell office:value-type="string" office:string-value="45.781071755514326" table:formula="of:=RIGHT([.Z68];LEN([.Z68])-4)" table:style-name="ce5">
            <text:p>45.781071755514326</text:p>
          </table:table-cell>
          <table:table-cell office:value-type="float" office:value="45.781071755514297" table:formula="of:=[.AA68]+0" table:style-name="ce5">
            <text:p>45.78</text:p>
          </table:table-cell>
          <table:table-cell office:value-type="string" table:style-name="ce4">
            <text:p>63<text:span text:style-name="T1">: </text:span><text:span text:style-name="T2">29.442799475088993</text:span></text:p>
          </table:table-cell>
          <table:table-cell office:value-type="string" office:string-value="29.442799475088993" table:formula="of:=RIGHT([.AC68];LEN([.AC68])-4)" table:style-name="ce5">
            <text:p>29.442799475088993</text:p>
          </table:table-cell>
          <table:table-cell office:value-type="float" office:value="29.442799475088901" table:formula="of:=[.AD68]+0" table:style-name="ce5">
            <text:p>29.44</text:p>
          </table:table-cell>
          <table:table-cell office:value-type="float" office:value="45.544097251307768" table:formula="of:=([.D68]+[.G68]+[.J68]+[.M68]+[.P68]+[.S68]+[.V68]+[.Y68]+[.AB68]+[.AE68])/10" table:style-name="ce5">
            <text:p>45.54</text:p>
          </table:table-cell>
          <table:table-cell office:value-type="float" office:value="20.052885077272819" table:formula="of:=STDEV([.D68];[.G68];[.J68];[.M68];[.P68];[.S68];[.V68];[.Y68];[.AB68];[.AE68])" table:style-name="ce1">
            <text:p>20.05288508</text:p>
          </table:table-cell>
          <table:table-cell table:number-columns-repeated="16351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4">
            <text:p>64<text:span text:style-name="T1">: </text:span><text:span text:style-name="T2">67.8520173930774</text:span></text:p>
          </table:table-cell>
          <table:table-cell office:value-type="string" office:string-value="67.8520173930774" table:formula="of:=RIGHT([.B69];LEN([.B69])-4)" table:style-name="ce5">
            <text:p>67.8520173930774</text:p>
          </table:table-cell>
          <table:table-cell office:value-type="float" office:value="67.852017393077404" table:formula="of:=[.C69]+0" table:style-name="ce5">
            <text:p>67.85</text:p>
          </table:table-cell>
          <table:table-cell office:value-type="string" table:style-name="ce4">
            <text:p>64<text:span text:style-name="T1">: </text:span><text:span text:style-name="T2">51.99181961025048</text:span></text:p>
          </table:table-cell>
          <table:table-cell office:value-type="string" office:string-value="51.99181961025048" table:formula="of:=RIGHT([.E69];LEN([.E69])-4)" table:style-name="ce5">
            <text:p>51.99181961025048</text:p>
          </table:table-cell>
          <table:table-cell office:value-type="float" office:value="51.991819610250403" table:formula="of:=[.F69]+0" table:style-name="ce5">
            <text:p>51.99</text:p>
          </table:table-cell>
          <table:table-cell office:value-type="string" table:style-name="ce4">
            <text:p>64<text:span text:style-name="T1">: </text:span><text:span text:style-name="T2">64.77466733747359</text:span></text:p>
          </table:table-cell>
          <table:table-cell office:value-type="string" office:string-value="64.77466733747359" table:formula="of:=RIGHT([.H69];LEN([.H69])-4)" table:style-name="ce5">
            <text:p>64.77466733747359</text:p>
          </table:table-cell>
          <table:table-cell office:value-type="float" office:value="64.774667337473502" table:formula="of:=[.I69]+0" table:style-name="ce5">
            <text:p>64.77</text:p>
          </table:table-cell>
          <table:table-cell office:value-type="string" table:style-name="ce4">
            <text:p>64<text:span text:style-name="T1">: </text:span><text:span text:style-name="T2">83.98019451654679</text:span></text:p>
          </table:table-cell>
          <table:table-cell office:value-type="string" office:string-value="83.98019451654679" table:formula="of:=RIGHT([.K69];LEN([.K69])-4)" table:style-name="ce5">
            <text:p>83.98019451654679</text:p>
          </table:table-cell>
          <table:table-cell office:value-type="float" office:value="83.980194516546703" table:formula="of:=[.L69]+0" table:style-name="ce5">
            <text:p>83.98</text:p>
          </table:table-cell>
          <table:table-cell office:value-type="string" table:style-name="ce4">
            <text:p>64<text:span text:style-name="T1">: </text:span><text:span text:style-name="T2">24.978078112301386</text:span></text:p>
          </table:table-cell>
          <table:table-cell office:value-type="string" office:string-value="24.978078112301386" table:formula="of:=RIGHT([.N69];LEN([.N69])-4)" table:style-name="ce5">
            <text:p>24.978078112301386</text:p>
          </table:table-cell>
          <table:table-cell office:value-type="float" office:value="24.978078112301301" table:formula="of:=[.O69]+0" table:style-name="ce5">
            <text:p>24.98</text:p>
          </table:table-cell>
          <table:table-cell office:value-type="string" table:style-name="ce4">
            <text:p>64<text:span text:style-name="T1">: </text:span><text:span text:style-name="T2">24.578325096490076</text:span></text:p>
          </table:table-cell>
          <table:table-cell office:value-type="string" office:string-value="24.578325096490076" table:formula="of:=RIGHT([.Q69];LEN([.Q69])-4)" table:style-name="ce5">
            <text:p>24.578325096490076</text:p>
          </table:table-cell>
          <table:table-cell office:value-type="float" office:value="24.578325096490001" table:formula="of:=[.R69]+0" table:style-name="ce5">
            <text:p>24.58</text:p>
          </table:table-cell>
          <table:table-cell office:value-type="string" table:style-name="ce4">
            <text:p>64<text:span text:style-name="T1">: </text:span><text:span text:style-name="T2">20.88367483652951</text:span></text:p>
          </table:table-cell>
          <table:table-cell office:value-type="string" office:string-value="20.88367483652951" table:formula="of:=RIGHT([.T69];LEN([.T69])-4)" table:style-name="ce5">
            <text:p>20.88367483652951</text:p>
          </table:table-cell>
          <table:table-cell office:value-type="float" office:value="20.883674836529501" table:formula="of:=[.U69]+0" table:style-name="ce5">
            <text:p>20.88</text:p>
          </table:table-cell>
          <table:table-cell office:value-type="string" table:style-name="ce4">
            <text:p>64<text:span text:style-name="T1">: </text:span><text:span text:style-name="T2">78.7781294408147</text:span></text:p>
          </table:table-cell>
          <table:table-cell office:value-type="string" office:string-value="78.7781294408147" table:formula="of:=RIGHT([.W69];LEN([.W69])-4)" table:style-name="ce5">
            <text:p>78.7781294408147</text:p>
          </table:table-cell>
          <table:table-cell office:value-type="float" office:value="78.778129440814695" table:formula="of:=[.X69]+0" table:style-name="ce5">
            <text:p>78.78</text:p>
          </table:table-cell>
          <table:table-cell office:value-type="string" table:style-name="ce4">
            <text:p>64<text:span text:style-name="T1">: </text:span><text:span text:style-name="T2">53.74624717836106</text:span></text:p>
          </table:table-cell>
          <table:table-cell office:value-type="string" office:string-value="53.74624717836106" table:formula="of:=RIGHT([.Z69];LEN([.Z69])-4)" table:style-name="ce5">
            <text:p>53.74624717836106</text:p>
          </table:table-cell>
          <table:table-cell office:value-type="float" office:value="53.746247178361003" table:formula="of:=[.AA69]+0" table:style-name="ce5">
            <text:p>53.75</text:p>
          </table:table-cell>
          <table:table-cell office:value-type="string" table:style-name="ce4">
            <text:p>64<text:span text:style-name="T1">: </text:span><text:span text:style-name="T2">42.88746357251962</text:span></text:p>
          </table:table-cell>
          <table:table-cell office:value-type="string" office:string-value="42.88746357251962" table:formula="of:=RIGHT([.AC69];LEN([.AC69])-4)" table:style-name="ce5">
            <text:p>42.88746357251962</text:p>
          </table:table-cell>
          <table:table-cell office:value-type="float" office:value="42.8874635725196" table:formula="of:=[.AD69]+0" table:style-name="ce5">
            <text:p>42.89</text:p>
          </table:table-cell>
          <table:table-cell office:value-type="float" office:value="51.445061709436416" table:formula="of:=([.D69]+[.G69]+[.J69]+[.M69]+[.P69]+[.S69]+[.V69]+[.Y69]+[.AB69]+[.AE69])/10" table:style-name="ce5">
            <text:p>51.45</text:p>
          </table:table-cell>
          <table:table-cell office:value-type="float" office:value="22.822128755958108" table:formula="of:=STDEV([.D69];[.G69];[.J69];[.M69];[.P69];[.S69];[.V69];[.Y69];[.AB69];[.AE69])" table:style-name="ce1">
            <text:p>22.82212876</text:p>
          </table:table-cell>
          <table:table-cell table:number-columns-repeated="16351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4">
            <text:p>65<text:span text:style-name="T1">: </text:span><text:span text:style-name="T2">60.12030352484587</text:span></text:p>
          </table:table-cell>
          <table:table-cell office:value-type="string" office:string-value="60.12030352484587" table:formula="of:=RIGHT([.B70];LEN([.B70])-4)" table:style-name="ce5">
            <text:p>60.12030352484587</text:p>
          </table:table-cell>
          <table:table-cell office:value-type="float" office:value="60.120303524845802" table:formula="of:=[.C70]+0" table:style-name="ce5">
            <text:p>60.12</text:p>
          </table:table-cell>
          <table:table-cell office:value-type="string" table:style-name="ce4">
            <text:p>65<text:span text:style-name="T1">: </text:span><text:span text:style-name="T2">46.78842318322975</text:span></text:p>
          </table:table-cell>
          <table:table-cell office:value-type="string" office:string-value="46.78842318322975" table:formula="of:=RIGHT([.E70];LEN([.E70])-4)" table:style-name="ce5">
            <text:p>46.78842318322975</text:p>
          </table:table-cell>
          <table:table-cell office:value-type="float" office:value="46.788423183229703" table:formula="of:=[.F70]+0" table:style-name="ce5">
            <text:p>46.79</text:p>
          </table:table-cell>
          <table:table-cell office:value-type="string" table:style-name="ce4">
            <text:p>65<text:span text:style-name="T1">: </text:span><text:span text:style-name="T2">60.953155099005926</text:span></text:p>
          </table:table-cell>
          <table:table-cell office:value-type="string" office:string-value="60.953155099005926" table:formula="of:=RIGHT([.H70];LEN([.H70])-4)" table:style-name="ce5">
            <text:p>60.953155099005926</text:p>
          </table:table-cell>
          <table:table-cell office:value-type="float" office:value="60.953155099005897" table:formula="of:=[.I70]+0" table:style-name="ce5">
            <text:p>60.95</text:p>
          </table:table-cell>
          <table:table-cell office:value-type="string" table:style-name="ce4">
            <text:p>65<text:span text:style-name="T1">: </text:span><text:span text:style-name="T2">66.53586115771296</text:span></text:p>
          </table:table-cell>
          <table:table-cell office:value-type="string" office:string-value="66.53586115771296" table:formula="of:=RIGHT([.K70];LEN([.K70])-4)" table:style-name="ce5">
            <text:p>66.53586115771296</text:p>
          </table:table-cell>
          <table:table-cell office:value-type="float" office:value="66.535861157712901" table:formula="of:=[.L70]+0" table:style-name="ce5">
            <text:p>66.54</text:p>
          </table:table-cell>
          <table:table-cell office:value-type="string" table:style-name="ce4">
            <text:p>65<text:span text:style-name="T1">: </text:span><text:span text:style-name="T2">36.641148412054605</text:span></text:p>
          </table:table-cell>
          <table:table-cell office:value-type="string" office:string-value="36.641148412054605" table:formula="of:=RIGHT([.N70];LEN([.N70])-4)" table:style-name="ce5">
            <text:p>36.641148412054605</text:p>
          </table:table-cell>
          <table:table-cell office:value-type="float" office:value="36.641148412054598" table:formula="of:=[.O70]+0" table:style-name="ce5">
            <text:p>36.64</text:p>
          </table:table-cell>
          <table:table-cell office:value-type="string" table:style-name="ce4">
            <text:p>65<text:span text:style-name="T1">: </text:span><text:span text:style-name="T2">27.131568813655917</text:span></text:p>
          </table:table-cell>
          <table:table-cell office:value-type="string" office:string-value="27.131568813655917" table:formula="of:=RIGHT([.Q70];LEN([.Q70])-4)" table:style-name="ce5">
            <text:p>27.131568813655917</text:p>
          </table:table-cell>
          <table:table-cell office:value-type="float" office:value="27.1315688136559" table:formula="of:=[.R70]+0" table:style-name="ce5">
            <text:p>27.13</text:p>
          </table:table-cell>
          <table:table-cell office:value-type="string" table:style-name="ce4">
            <text:p>65<text:span text:style-name="T1">: </text:span><text:span text:style-name="T2">25.455320993777125</text:span></text:p>
          </table:table-cell>
          <table:table-cell office:value-type="string" office:string-value="25.455320993777125" table:formula="of:=RIGHT([.T70];LEN([.T70])-4)" table:style-name="ce5">
            <text:p>25.455320993777125</text:p>
          </table:table-cell>
          <table:table-cell office:value-type="float" office:value="25.4553209937771" table:formula="of:=[.U70]+0" table:style-name="ce5">
            <text:p>25.46</text:p>
          </table:table-cell>
          <table:table-cell office:value-type="string" table:style-name="ce4">
            <text:p>65<text:span text:style-name="T1">: </text:span><text:span text:style-name="T2">69.04002071753658</text:span></text:p>
          </table:table-cell>
          <table:table-cell office:value-type="string" office:string-value="69.04002071753658" table:formula="of:=RIGHT([.W70];LEN([.W70])-4)" table:style-name="ce5">
            <text:p>69.04002071753658</text:p>
          </table:table-cell>
          <table:table-cell office:value-type="float" office:value="69.040020717536507" table:formula="of:=[.X70]+0" table:style-name="ce5">
            <text:p>69.04</text:p>
          </table:table-cell>
          <table:table-cell office:value-type="string" table:style-name="ce4">
            <text:p>65<text:span text:style-name="T1">: </text:span><text:span text:style-name="T2">57.536837096756756</text:span></text:p>
          </table:table-cell>
          <table:table-cell office:value-type="string" office:string-value="57.536837096756756" table:formula="of:=RIGHT([.Z70];LEN([.Z70])-4)" table:style-name="ce5">
            <text:p>57.536837096756756</text:p>
          </table:table-cell>
          <table:table-cell office:value-type="float" office:value="57.536837096756699" table:formula="of:=[.AA70]+0" table:style-name="ce5">
            <text:p>57.54</text:p>
          </table:table-cell>
          <table:table-cell office:value-type="string" table:style-name="ce4">
            <text:p>65<text:span text:style-name="T1">: </text:span><text:span text:style-name="T2">41.71136551894217</text:span></text:p>
          </table:table-cell>
          <table:table-cell office:value-type="string" office:string-value="41.71136551894217" table:formula="of:=RIGHT([.AC70];LEN([.AC70])-4)" table:style-name="ce5">
            <text:p>41.71136551894217</text:p>
          </table:table-cell>
          <table:table-cell office:value-type="float" office:value="41.711365518942102" table:formula="of:=[.AD70]+0" table:style-name="ce5">
            <text:p>41.71</text:p>
          </table:table-cell>
          <table:table-cell office:value-type="float" office:value="49.191400451751718" table:formula="of:=([.D70]+[.G70]+[.J70]+[.M70]+[.P70]+[.S70]+[.V70]+[.Y70]+[.AB70]+[.AE70])/10" table:style-name="ce5">
            <text:p>49.19</text:p>
          </table:table-cell>
          <table:table-cell office:value-type="float" office:value="15.956523708504049" table:formula="of:=STDEV([.D70];[.G70];[.J70];[.M70];[.P70];[.S70];[.V70];[.Y70];[.AB70];[.AE70])" table:style-name="ce1">
            <text:p>15.95652371</text:p>
          </table:table-cell>
          <table:table-cell table:number-columns-repeated="16351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4">
            <text:p>66<text:span text:style-name="T1">: </text:span><text:span text:style-name="T2">50.90034522848313</text:span></text:p>
          </table:table-cell>
          <table:table-cell office:value-type="string" office:string-value="50.90034522848313" table:formula="of:=RIGHT([.B71];LEN([.B71])-4)" table:style-name="ce5">
            <text:p>50.90034522848313</text:p>
          </table:table-cell>
          <table:table-cell office:value-type="float" office:value="50.900345228483097" table:formula="of:=[.C71]+0" table:style-name="ce5">
            <text:p>50.90</text:p>
          </table:table-cell>
          <table:table-cell office:value-type="string" table:style-name="ce4">
            <text:p>66<text:span text:style-name="T1">: </text:span><text:span text:style-name="T2">40.25436296109325</text:span></text:p>
          </table:table-cell>
          <table:table-cell office:value-type="string" office:string-value="40.25436296109325" table:formula="of:=RIGHT([.E71];LEN([.E71])-4)" table:style-name="ce5">
            <text:p>40.25436296109325</text:p>
          </table:table-cell>
          <table:table-cell office:value-type="float" office:value="40.2543629610932" table:formula="of:=[.F71]+0" table:style-name="ce5">
            <text:p>40.25</text:p>
          </table:table-cell>
          <table:table-cell office:value-type="string" table:style-name="ce4">
            <text:p>66<text:span text:style-name="T1">: </text:span><text:span text:style-name="T2">63.418032442695186</text:span></text:p>
          </table:table-cell>
          <table:table-cell office:value-type="string" office:string-value="63.418032442695186" table:formula="of:=RIGHT([.H71];LEN([.H71])-4)" table:style-name="ce5">
            <text:p>63.418032442695186</text:p>
          </table:table-cell>
          <table:table-cell office:value-type="float" office:value="63.4180324426951" table:formula="of:=[.I71]+0" table:style-name="ce5">
            <text:p>63.42</text:p>
          </table:table-cell>
          <table:table-cell office:value-type="string" table:style-name="ce4">
            <text:p>66<text:span text:style-name="T1">: </text:span><text:span text:style-name="T2">72.98428884245746</text:span></text:p>
          </table:table-cell>
          <table:table-cell office:value-type="string" office:string-value="72.98428884245746" table:formula="of:=RIGHT([.K71];LEN([.K71])-4)" table:style-name="ce5">
            <text:p>72.98428884245746</text:p>
          </table:table-cell>
          <table:table-cell office:value-type="float" office:value="72.984288842457403" table:formula="of:=[.L71]+0" table:style-name="ce5">
            <text:p>72.98</text:p>
          </table:table-cell>
          <table:table-cell office:value-type="string" table:style-name="ce4">
            <text:p>66<text:span text:style-name="T1">: </text:span><text:span text:style-name="T2">43.41136782016325</text:span></text:p>
          </table:table-cell>
          <table:table-cell office:value-type="string" office:string-value="43.41136782016325" table:formula="of:=RIGHT([.N71];LEN([.N71])-4)" table:style-name="ce5">
            <text:p>43.41136782016325</text:p>
          </table:table-cell>
          <table:table-cell office:value-type="float" office:value="43.4113678201632" table:formula="of:=[.O71]+0" table:style-name="ce5">
            <text:p>43.41</text:p>
          </table:table-cell>
          <table:table-cell office:value-type="string" table:style-name="ce4">
            <text:p>66<text:span text:style-name="T1">: </text:span><text:span text:style-name="T2">20.05900954129717</text:span></text:p>
          </table:table-cell>
          <table:table-cell office:value-type="string" office:string-value="20.05900954129717" table:formula="of:=RIGHT([.Q71];LEN([.Q71])-4)" table:style-name="ce5">
            <text:p>20.05900954129717</text:p>
          </table:table-cell>
          <table:table-cell office:value-type="float" office:value="20.059009541297101" table:formula="of:=[.R71]+0" table:style-name="ce5">
            <text:p>20.06</text:p>
          </table:table-cell>
          <table:table-cell office:value-type="string" table:style-name="ce4">
            <text:p>66<text:span text:style-name="T1">: </text:span><text:span text:style-name="T2">25.918343783488115</text:span></text:p>
          </table:table-cell>
          <table:table-cell office:value-type="string" office:string-value="25.918343783488115" table:formula="of:=RIGHT([.T71];LEN([.T71])-4)" table:style-name="ce5">
            <text:p>25.918343783488115</text:p>
          </table:table-cell>
          <table:table-cell office:value-type="float" office:value="25.918343783488101" table:formula="of:=[.U71]+0" table:style-name="ce5">
            <text:p>25.92</text:p>
          </table:table-cell>
          <table:table-cell office:value-type="string" table:style-name="ce4">
            <text:p>66<text:span text:style-name="T1">: </text:span><text:span text:style-name="T2">82.485610092963</text:span></text:p>
          </table:table-cell>
          <table:table-cell office:value-type="string" office:string-value="82.485610092963" table:formula="of:=RIGHT([.W71];LEN([.W71])-4)" table:style-name="ce5">
            <text:p>82.485610092963</text:p>
          </table:table-cell>
          <table:table-cell office:value-type="float" office:value="82.485610092963" table:formula="of:=[.X71]+0" table:style-name="ce5">
            <text:p>82.49</text:p>
          </table:table-cell>
          <table:table-cell office:value-type="string" table:style-name="ce4">
            <text:p>66<text:span text:style-name="T1">: </text:span><text:span text:style-name="T2">51.736669266931266</text:span></text:p>
          </table:table-cell>
          <table:table-cell office:value-type="string" office:string-value="51.736669266931266" table:formula="of:=RIGHT([.Z71];LEN([.Z71])-4)" table:style-name="ce5">
            <text:p>51.736669266931266</text:p>
          </table:table-cell>
          <table:table-cell office:value-type="float" office:value="51.736669266931202" table:formula="of:=[.AA71]+0" table:style-name="ce5">
            <text:p>51.74</text:p>
          </table:table-cell>
          <table:table-cell office:value-type="string" table:style-name="ce4">
            <text:p>66<text:span text:style-name="T1">: </text:span><text:span text:style-name="T2">32.80324699015551</text:span></text:p>
          </table:table-cell>
          <table:table-cell office:value-type="string" office:string-value="32.80324699015551" table:formula="of:=RIGHT([.AC71];LEN([.AC71])-4)" table:style-name="ce5">
            <text:p>32.80324699015551</text:p>
          </table:table-cell>
          <table:table-cell office:value-type="float" office:value="32.8032469901555" table:formula="of:=[.AD71]+0" table:style-name="ce5">
            <text:p>32.80</text:p>
          </table:table-cell>
          <table:table-cell office:value-type="float" office:value="48.397127696972689" table:formula="of:=([.D71]+[.G71]+[.J71]+[.M71]+[.P71]+[.S71]+[.V71]+[.Y71]+[.AB71]+[.AE71])/10" table:style-name="ce5">
            <text:p>48.40</text:p>
          </table:table-cell>
          <table:table-cell office:value-type="float" office:value="20.144686484334276" table:formula="of:=STDEV([.D71];[.G71];[.J71];[.M71];[.P71];[.S71];[.V71];[.Y71];[.AB71];[.AE71])" table:style-name="ce1">
            <text:p>20.14468648</text:p>
          </table:table-cell>
          <table:table-cell table:number-columns-repeated="16351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4">
            <text:p>67<text:span text:style-name="T1">: </text:span><text:span text:style-name="T2">48.34992817448933</text:span></text:p>
          </table:table-cell>
          <table:table-cell office:value-type="string" office:string-value="48.34992817448933" table:formula="of:=RIGHT([.B72];LEN([.B72])-4)" table:style-name="ce5">
            <text:p>48.34992817448933</text:p>
          </table:table-cell>
          <table:table-cell office:value-type="float" office:value="48.3499281744893" table:formula="of:=[.C72]+0" table:style-name="ce5">
            <text:p>48.35</text:p>
          </table:table-cell>
          <table:table-cell office:value-type="string" table:style-name="ce4">
            <text:p>67<text:span text:style-name="T1">: </text:span><text:span text:style-name="T2">36.65043821485406</text:span></text:p>
          </table:table-cell>
          <table:table-cell office:value-type="string" office:string-value="36.65043821485406" table:formula="of:=RIGHT([.E72];LEN([.E72])-4)" table:style-name="ce5">
            <text:p>36.65043821485406</text:p>
          </table:table-cell>
          <table:table-cell office:value-type="float" office:value="36.650438214853999" table:formula="of:=[.F72]+0" table:style-name="ce5">
            <text:p>36.65</text:p>
          </table:table-cell>
          <table:table-cell office:value-type="string" table:style-name="ce4">
            <text:p>67<text:span text:style-name="T1">: </text:span><text:span text:style-name="T2">50.869055261599236</text:span></text:p>
          </table:table-cell>
          <table:table-cell office:value-type="string" office:string-value="50.869055261599236" table:formula="of:=RIGHT([.H72];LEN([.H72])-4)" table:style-name="ce5">
            <text:p>50.869055261599236</text:p>
          </table:table-cell>
          <table:table-cell office:value-type="float" office:value="50.8690552615992" table:formula="of:=[.I72]+0" table:style-name="ce5">
            <text:p>50.87</text:p>
          </table:table-cell>
          <table:table-cell office:value-type="string" table:style-name="ce4">
            <text:p>67<text:span text:style-name="T1">: </text:span><text:span text:style-name="T2">76.39225120573106</text:span></text:p>
          </table:table-cell>
          <table:table-cell office:value-type="string" office:string-value="76.39225120573106" table:formula="of:=RIGHT([.K72];LEN([.K72])-4)" table:style-name="ce5">
            <text:p>76.39225120573106</text:p>
          </table:table-cell>
          <table:table-cell office:value-type="float" office:value="76.392251205731" table:formula="of:=[.L72]+0" table:style-name="ce5">
            <text:p>76.39</text:p>
          </table:table-cell>
          <table:table-cell office:value-type="string" table:style-name="ce4">
            <text:p>67<text:span text:style-name="T1">: </text:span><text:span text:style-name="T2">53.10111719388176</text:span></text:p>
          </table:table-cell>
          <table:table-cell office:value-type="string" office:string-value="53.10111719388176" table:formula="of:=RIGHT([.N72];LEN([.N72])-4)" table:style-name="ce5">
            <text:p>53.10111719388176</text:p>
          </table:table-cell>
          <table:table-cell office:value-type="float" office:value="53.101117193881699" table:formula="of:=[.O72]+0" table:style-name="ce5">
            <text:p>53.10</text:p>
          </table:table-cell>
          <table:table-cell office:value-type="string" table:style-name="ce4">
            <text:p>67<text:span text:style-name="T1">: </text:span><text:span text:style-name="T2">21.10730511302929</text:span></text:p>
          </table:table-cell>
          <table:table-cell office:value-type="string" office:string-value="21.10730511302929" table:formula="of:=RIGHT([.Q72];LEN([.Q72])-4)" table:style-name="ce5">
            <text:p>21.10730511302929</text:p>
          </table:table-cell>
          <table:table-cell office:value-type="float" office:value="21.107305113029199" table:formula="of:=[.R72]+0" table:style-name="ce5">
            <text:p>21.11</text:p>
          </table:table-cell>
          <table:table-cell office:value-type="string" table:style-name="ce4">
            <text:p>67<text:span text:style-name="T1">: </text:span><text:span text:style-name="T2">16.369477539012102</text:span></text:p>
          </table:table-cell>
          <table:table-cell office:value-type="string" office:string-value="16.369477539012102" table:formula="of:=RIGHT([.T72];LEN([.T72])-4)" table:style-name="ce5">
            <text:p>16.369477539012102</text:p>
          </table:table-cell>
          <table:table-cell office:value-type="float" office:value="16.369477539012099" table:formula="of:=[.U72]+0" table:style-name="ce5">
            <text:p>16.37</text:p>
          </table:table-cell>
          <table:table-cell office:value-type="string" table:style-name="ce4">
            <text:p>67<text:span text:style-name="T1">: </text:span><text:span text:style-name="T2">81.86060642111309</text:span></text:p>
          </table:table-cell>
          <table:table-cell office:value-type="string" office:string-value="81.86060642111309" table:formula="of:=RIGHT([.W72];LEN([.W72])-4)" table:style-name="ce5">
            <text:p>81.86060642111309</text:p>
          </table:table-cell>
          <table:table-cell office:value-type="float" office:value="81.860606421113005" table:formula="of:=[.X72]+0" table:style-name="ce5">
            <text:p>81.86</text:p>
          </table:table-cell>
          <table:table-cell office:value-type="string" table:style-name="ce4">
            <text:p>67<text:span text:style-name="T1">: </text:span><text:span text:style-name="T2">49.91753441989736</text:span></text:p>
          </table:table-cell>
          <table:table-cell office:value-type="string" office:string-value="49.91753441989736" table:formula="of:=RIGHT([.Z72];LEN([.Z72])-4)" table:style-name="ce5">
            <text:p>49.91753441989736</text:p>
          </table:table-cell>
          <table:table-cell office:value-type="float" office:value="49.917534419897301" table:formula="of:=[.AA72]+0" table:style-name="ce5">
            <text:p>49.92</text:p>
          </table:table-cell>
          <table:table-cell office:value-type="string" table:style-name="ce4">
            <text:p>67<text:span text:style-name="T1">: </text:span><text:span text:style-name="T2">48.37467638951201</text:span></text:p>
          </table:table-cell>
          <table:table-cell office:value-type="string" office:string-value="48.37467638951201" table:formula="of:=RIGHT([.AC72];LEN([.AC72])-4)" table:style-name="ce5">
            <text:p>48.37467638951201</text:p>
          </table:table-cell>
          <table:table-cell office:value-type="float" office:value="48.374676389511997" table:formula="of:=[.AD72]+0" table:style-name="ce5">
            <text:p>48.37</text:p>
          </table:table-cell>
          <table:table-cell office:value-type="float" office:value="48.299238993311882" table:formula="of:=([.D72]+[.G72]+[.J72]+[.M72]+[.P72]+[.S72]+[.V72]+[.Y72]+[.AB72]+[.AE72])/10" table:style-name="ce5">
            <text:p>48.30</text:p>
          </table:table-cell>
          <table:table-cell office:value-type="float" office:value="20.662573097895176" table:formula="of:=STDEV([.D72];[.G72];[.J72];[.M72];[.P72];[.S72];[.V72];[.Y72];[.AB72];[.AE72])" table:style-name="ce1">
            <text:p>20.6625731</text:p>
          </table:table-cell>
          <table:table-cell table:number-columns-repeated="16351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4">
            <text:p>68<text:span text:style-name="T1">: </text:span><text:span text:style-name="T2">51.31460742402866</text:span></text:p>
          </table:table-cell>
          <table:table-cell office:value-type="string" office:string-value="51.31460742402866" table:formula="of:=RIGHT([.B73];LEN([.B73])-4)" table:style-name="ce5">
            <text:p>51.31460742402866</text:p>
          </table:table-cell>
          <table:table-cell office:value-type="float" office:value="51.314607424028601" table:formula="of:=[.C73]+0" table:style-name="ce5">
            <text:p>51.31</text:p>
          </table:table-cell>
          <table:table-cell office:value-type="string" table:style-name="ce4">
            <text:p>68<text:span text:style-name="T1">: </text:span><text:span text:style-name="T2">48.35222542375341</text:span></text:p>
          </table:table-cell>
          <table:table-cell office:value-type="string" office:string-value="48.35222542375341" table:formula="of:=RIGHT([.E73];LEN([.E73])-4)" table:style-name="ce5">
            <text:p>48.35222542375341</text:p>
          </table:table-cell>
          <table:table-cell office:value-type="float" office:value="48.352225423753403" table:formula="of:=[.F73]+0" table:style-name="ce5">
            <text:p>48.35</text:p>
          </table:table-cell>
          <table:table-cell office:value-type="string" table:style-name="ce4">
            <text:p>68<text:span text:style-name="T1">: </text:span><text:span text:style-name="T2">55.5666641475821</text:span></text:p>
          </table:table-cell>
          <table:table-cell office:value-type="string" office:string-value="55.5666641475821" table:formula="of:=RIGHT([.H73];LEN([.H73])-4)" table:style-name="ce5">
            <text:p>55.5666641475821</text:p>
          </table:table-cell>
          <table:table-cell office:value-type="float" office:value="55.566664147582102" table:formula="of:=[.I73]+0" table:style-name="ce5">
            <text:p>55.57</text:p>
          </table:table-cell>
          <table:table-cell office:value-type="string" table:style-name="ce4">
            <text:p>68<text:span text:style-name="T1">: </text:span><text:span text:style-name="T2">78.7210607744463</text:span></text:p>
          </table:table-cell>
          <table:table-cell office:value-type="string" office:string-value="78.7210607744463" table:formula="of:=RIGHT([.K73];LEN([.K73])-4)" table:style-name="ce5">
            <text:p>78.7210607744463</text:p>
          </table:table-cell>
          <table:table-cell office:value-type="float" office:value="78.7210607744463" table:formula="of:=[.L73]+0" table:style-name="ce5">
            <text:p>78.72</text:p>
          </table:table-cell>
          <table:table-cell office:value-type="string" table:style-name="ce4">
            <text:p>68<text:span text:style-name="T1">: </text:span><text:span text:style-name="T2">48.824011195361116</text:span></text:p>
          </table:table-cell>
          <table:table-cell office:value-type="string" office:string-value="48.824011195361116" table:formula="of:=RIGHT([.N73];LEN([.N73])-4)" table:style-name="ce5">
            <text:p>48.824011195361116</text:p>
          </table:table-cell>
          <table:table-cell office:value-type="float" office:value="48.824011195361102" table:formula="of:=[.O73]+0" table:style-name="ce5">
            <text:p>48.82</text:p>
          </table:table-cell>
          <table:table-cell office:value-type="string" table:style-name="ce4">
            <text:p>68<text:span text:style-name="T1">: </text:span><text:span text:style-name="T2">25.14353298952587</text:span></text:p>
          </table:table-cell>
          <table:table-cell office:value-type="string" office:string-value="25.14353298952587" table:formula="of:=RIGHT([.Q73];LEN([.Q73])-4)" table:style-name="ce5">
            <text:p>25.14353298952587</text:p>
          </table:table-cell>
          <table:table-cell office:value-type="float" office:value="25.143532989525799" table:formula="of:=[.R73]+0" table:style-name="ce5">
            <text:p>25.14</text:p>
          </table:table-cell>
          <table:table-cell office:value-type="string" table:style-name="ce4">
            <text:p>68<text:span text:style-name="T1">: </text:span><text:span text:style-name="T2">24.229414218918485</text:span></text:p>
          </table:table-cell>
          <table:table-cell office:value-type="string" office:string-value="24.229414218918485" table:formula="of:=RIGHT([.T73];LEN([.T73])-4)" table:style-name="ce5">
            <text:p>24.229414218918485</text:p>
          </table:table-cell>
          <table:table-cell office:value-type="float" office:value="24.2294142189184" table:formula="of:=[.U73]+0" table:style-name="ce5">
            <text:p>24.23</text:p>
          </table:table-cell>
          <table:table-cell office:value-type="string" table:style-name="ce4">
            <text:p>68<text:span text:style-name="T1">: </text:span><text:span text:style-name="T2">91.41131892821114</text:span></text:p>
          </table:table-cell>
          <table:table-cell office:value-type="string" office:string-value="91.41131892821114" table:formula="of:=RIGHT([.W73];LEN([.W73])-4)" table:style-name="ce5">
            <text:p>91.41131892821114</text:p>
          </table:table-cell>
          <table:table-cell office:value-type="float" office:value="91.411318928211102" table:formula="of:=[.X73]+0" table:style-name="ce5">
            <text:p>91.41</text:p>
          </table:table-cell>
          <table:table-cell office:value-type="string" table:style-name="ce4">
            <text:p>68<text:span text:style-name="T1">: </text:span><text:span text:style-name="T2">58.36375111705824</text:span></text:p>
          </table:table-cell>
          <table:table-cell office:value-type="string" office:string-value="58.36375111705824" table:formula="of:=RIGHT([.Z73];LEN([.Z73])-4)" table:style-name="ce5">
            <text:p>58.36375111705824</text:p>
          </table:table-cell>
          <table:table-cell office:value-type="float" office:value="58.3637511170582" table:formula="of:=[.AA73]+0" table:style-name="ce5">
            <text:p>58.36</text:p>
          </table:table-cell>
          <table:table-cell office:value-type="string" table:style-name="ce4">
            <text:p>68<text:span text:style-name="T1">: </text:span><text:span text:style-name="T2">39.3122050512908</text:span></text:p>
          </table:table-cell>
          <table:table-cell office:value-type="string" office:string-value="39.3122050512908" table:formula="of:=RIGHT([.AC73];LEN([.AC73])-4)" table:style-name="ce5">
            <text:p>39.3122050512908</text:p>
          </table:table-cell>
          <table:table-cell office:value-type="float" office:value="39.312205051290803" table:formula="of:=[.AD73]+0" table:style-name="ce5">
            <text:p>39.31</text:p>
          </table:table-cell>
          <table:table-cell office:value-type="float" office:value="52.123879127017588" table:formula="of:=([.D73]+[.G73]+[.J73]+[.M73]+[.P73]+[.S73]+[.V73]+[.Y73]+[.AB73]+[.AE73])/10" table:style-name="ce5">
            <text:p>52.12</text:p>
          </table:table-cell>
          <table:table-cell office:value-type="float" office:value="21.075658504045499" table:formula="of:=STDEV([.D73];[.G73];[.J73];[.M73];[.P73];[.S73];[.V73];[.Y73];[.AB73];[.AE73])" table:style-name="ce1">
            <text:p>21.0756585</text:p>
          </table:table-cell>
          <table:table-cell table:number-columns-repeated="16351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4">
            <text:p>69<text:span text:style-name="T1">: </text:span><text:span text:style-name="T2">56.241992035243</text:span></text:p>
          </table:table-cell>
          <table:table-cell office:value-type="string" office:string-value="56.241992035243" table:formula="of:=RIGHT([.B74];LEN([.B74])-4)" table:style-name="ce5">
            <text:p>56.241992035243</text:p>
          </table:table-cell>
          <table:table-cell office:value-type="float" office:value="56.241992035243001" table:formula="of:=[.C74]+0" table:style-name="ce5">
            <text:p>56.24</text:p>
          </table:table-cell>
          <table:table-cell office:value-type="string" table:style-name="ce4">
            <text:p>69<text:span text:style-name="T1">: </text:span><text:span text:style-name="T2">49.54743049487052</text:span></text:p>
          </table:table-cell>
          <table:table-cell office:value-type="string" office:string-value="49.54743049487052" table:formula="of:=RIGHT([.E74];LEN([.E74])-4)" table:style-name="ce5">
            <text:p>49.54743049487052</text:p>
          </table:table-cell>
          <table:table-cell office:value-type="float" office:value="49.547430494870497" table:formula="of:=[.F74]+0" table:style-name="ce5">
            <text:p>49.55</text:p>
          </table:table-cell>
          <table:table-cell office:value-type="string" table:style-name="ce4">
            <text:p>69<text:span text:style-name="T1">: </text:span><text:span text:style-name="T2">52.22565285479777</text:span></text:p>
          </table:table-cell>
          <table:table-cell office:value-type="string" office:string-value="52.22565285479777" table:formula="of:=RIGHT([.H74];LEN([.H74])-4)" table:style-name="ce5">
            <text:p>52.22565285479777</text:p>
          </table:table-cell>
          <table:table-cell office:value-type="float" office:value="52.225652854797701" table:formula="of:=[.I74]+0" table:style-name="ce5">
            <text:p>52.23</text:p>
          </table:table-cell>
          <table:table-cell office:value-type="string" table:style-name="ce4">
            <text:p>69<text:span text:style-name="T1">: </text:span><text:span text:style-name="T2">74.90378042940898</text:span></text:p>
          </table:table-cell>
          <table:table-cell office:value-type="string" office:string-value="74.90378042940898" table:formula="of:=RIGHT([.K74];LEN([.K74])-4)" table:style-name="ce5">
            <text:p>74.90378042940898</text:p>
          </table:table-cell>
          <table:table-cell office:value-type="float" office:value="74.903780429408897" table:formula="of:=[.L74]+0" table:style-name="ce5">
            <text:p>74.90</text:p>
          </table:table-cell>
          <table:table-cell office:value-type="string" table:style-name="ce4">
            <text:p>69<text:span text:style-name="T1">: </text:span><text:span text:style-name="T2">47.76331534216156</text:span></text:p>
          </table:table-cell>
          <table:table-cell office:value-type="string" office:string-value="47.76331534216156" table:formula="of:=RIGHT([.N74];LEN([.N74])-4)" table:style-name="ce5">
            <text:p>47.76331534216156</text:p>
          </table:table-cell>
          <table:table-cell office:value-type="float" office:value="47.763315342161498" table:formula="of:=[.O74]+0" table:style-name="ce5">
            <text:p>47.76</text:p>
          </table:table-cell>
          <table:table-cell office:value-type="string" table:style-name="ce4">
            <text:p>69<text:span text:style-name="T1">: </text:span><text:span text:style-name="T2">21.897043995682044</text:span></text:p>
          </table:table-cell>
          <table:table-cell office:value-type="string" office:string-value="21.897043995682044" table:formula="of:=RIGHT([.Q74];LEN([.Q74])-4)" table:style-name="ce5">
            <text:p>21.897043995682044</text:p>
          </table:table-cell>
          <table:table-cell office:value-type="float" office:value="21.897043995682001" table:formula="of:=[.R74]+0" table:style-name="ce5">
            <text:p>21.90</text:p>
          </table:table-cell>
          <table:table-cell office:value-type="string" table:style-name="ce4">
            <text:p>69<text:span text:style-name="T1">: </text:span><text:span text:style-name="T2">19.282370490915056</text:span></text:p>
          </table:table-cell>
          <table:table-cell office:value-type="string" office:string-value="19.282370490915056" table:formula="of:=RIGHT([.T74];LEN([.T74])-4)" table:style-name="ce5">
            <text:p>19.282370490915056</text:p>
          </table:table-cell>
          <table:table-cell office:value-type="float" office:value="19.282370490915" table:formula="of:=[.U74]+0" table:style-name="ce5">
            <text:p>19.28</text:p>
          </table:table-cell>
          <table:table-cell office:value-type="string" table:style-name="ce4">
            <text:p>69<text:span text:style-name="T1">: </text:span><text:span text:style-name="T2">88.39882484435472</text:span></text:p>
          </table:table-cell>
          <table:table-cell office:value-type="string" office:string-value="88.39882484435472" table:formula="of:=RIGHT([.W74];LEN([.W74])-4)" table:style-name="ce5">
            <text:p>88.39882484435472</text:p>
          </table:table-cell>
          <table:table-cell office:value-type="float" office:value="88.398824844354706" table:formula="of:=[.X74]+0" table:style-name="ce5">
            <text:p>88.40</text:p>
          </table:table-cell>
          <table:table-cell office:value-type="string" table:style-name="ce4">
            <text:p>69<text:span text:style-name="T1">: </text:span><text:span text:style-name="T2">49.69215245999074</text:span></text:p>
          </table:table-cell>
          <table:table-cell office:value-type="string" office:string-value="49.69215245999074" table:formula="of:=RIGHT([.Z74];LEN([.Z74])-4)" table:style-name="ce5">
            <text:p>49.69215245999074</text:p>
          </table:table-cell>
          <table:table-cell office:value-type="float" office:value="49.692152459990702" table:formula="of:=[.AA74]+0" table:style-name="ce5">
            <text:p>49.69</text:p>
          </table:table-cell>
          <table:table-cell office:value-type="string" table:style-name="ce4">
            <text:p>69<text:span text:style-name="T1">: </text:span><text:span text:style-name="T2">44.24380141562328</text:span></text:p>
          </table:table-cell>
          <table:table-cell office:value-type="string" office:string-value="44.24380141562328" table:formula="of:=RIGHT([.AC74];LEN([.AC74])-4)" table:style-name="ce5">
            <text:p>44.24380141562328</text:p>
          </table:table-cell>
          <table:table-cell office:value-type="float" office:value="44.243801415623203" table:formula="of:=[.AD74]+0" table:style-name="ce5">
            <text:p>44.24</text:p>
          </table:table-cell>
          <table:table-cell office:value-type="float" office:value="50.419636436304721" table:formula="of:=([.D74]+[.G74]+[.J74]+[.M74]+[.P74]+[.S74]+[.V74]+[.Y74]+[.AB74]+[.AE74])/10" table:style-name="ce5">
            <text:p>50.42</text:p>
          </table:table-cell>
          <table:table-cell office:value-type="float" office:value="20.839620772352781" table:formula="of:=STDEV([.D74];[.G74];[.J74];[.M74];[.P74];[.S74];[.V74];[.Y74];[.AB74];[.AE74])" table:style-name="ce1">
            <text:p>20.83962077</text:p>
          </table:table-cell>
          <table:table-cell table:number-columns-repeated="16351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4">
            <text:p>70<text:span text:style-name="T1">: </text:span><text:span text:style-name="T2">50.592701372123</text:span></text:p>
          </table:table-cell>
          <table:table-cell office:value-type="string" office:string-value="50.592701372123" table:formula="of:=RIGHT([.B75];LEN([.B75])-4)" table:style-name="ce5">
            <text:p>50.592701372123</text:p>
          </table:table-cell>
          <table:table-cell office:value-type="float" office:value="50.592701372123003" table:formula="of:=[.C75]+0" table:style-name="ce5">
            <text:p>50.59</text:p>
          </table:table-cell>
          <table:table-cell office:value-type="string" table:style-name="ce4">
            <text:p>70<text:span text:style-name="T1">: </text:span><text:span text:style-name="T2">43.3321451274288</text:span></text:p>
          </table:table-cell>
          <table:table-cell office:value-type="string" office:string-value="43.3321451274288" table:formula="of:=RIGHT([.E75];LEN([.E75])-4)" table:style-name="ce5">
            <text:p>43.3321451274288</text:p>
          </table:table-cell>
          <table:table-cell office:value-type="float" office:value="43.332145127428802" table:formula="of:=[.F75]+0" table:style-name="ce5">
            <text:p>43.33</text:p>
          </table:table-cell>
          <table:table-cell office:value-type="string" table:style-name="ce4">
            <text:p>70<text:span text:style-name="T1">: </text:span><text:span text:style-name="T2">56.18246002445066</text:span></text:p>
          </table:table-cell>
          <table:table-cell office:value-type="string" office:string-value="56.18246002445066" table:formula="of:=RIGHT([.H75];LEN([.H75])-4)" table:style-name="ce5">
            <text:p>56.18246002445066</text:p>
          </table:table-cell>
          <table:table-cell office:value-type="float" office:value="56.182460024450599" table:formula="of:=[.I75]+0" table:style-name="ce5">
            <text:p>56.18</text:p>
          </table:table-cell>
          <table:table-cell office:value-type="string" table:style-name="ce4">
            <text:p>70<text:span text:style-name="T1">: </text:span><text:span text:style-name="T2">82.31873068718252</text:span></text:p>
          </table:table-cell>
          <table:table-cell office:value-type="string" office:string-value="82.31873068718252" table:formula="of:=RIGHT([.K75];LEN([.K75])-4)" table:style-name="ce5">
            <text:p>82.31873068718252</text:p>
          </table:table-cell>
          <table:table-cell office:value-type="float" office:value="82.318730687182494" table:formula="of:=[.L75]+0" table:style-name="ce5">
            <text:p>82.32</text:p>
          </table:table-cell>
          <table:table-cell office:value-type="string" table:style-name="ce4">
            <text:p>70<text:span text:style-name="T1">: </text:span><text:span text:style-name="T2">52.076101517736745</text:span></text:p>
          </table:table-cell>
          <table:table-cell office:value-type="string" office:string-value="52.076101517736745" table:formula="of:=RIGHT([.N75];LEN([.N75])-4)" table:style-name="ce5">
            <text:p>52.076101517736745</text:p>
          </table:table-cell>
          <table:table-cell office:value-type="float" office:value="52.076101517736703" table:formula="of:=[.O75]+0" table:style-name="ce5">
            <text:p>52.08</text:p>
          </table:table-cell>
          <table:table-cell office:value-type="string" table:style-name="ce4">
            <text:p>70<text:span text:style-name="T1">: </text:span><text:span text:style-name="T2">27.19903211843025</text:span></text:p>
          </table:table-cell>
          <table:table-cell office:value-type="string" office:string-value="27.19903211843025" table:formula="of:=RIGHT([.Q75];LEN([.Q75])-4)" table:style-name="ce5">
            <text:p>27.19903211843025</text:p>
          </table:table-cell>
          <table:table-cell office:value-type="float" office:value="27.1990321184302" table:formula="of:=[.R75]+0" table:style-name="ce5">
            <text:p>27.20</text:p>
          </table:table-cell>
          <table:table-cell office:value-type="string" table:style-name="ce4">
            <text:p>70<text:span text:style-name="T1">: </text:span><text:span text:style-name="T2">23.17174360701106</text:span></text:p>
          </table:table-cell>
          <table:table-cell office:value-type="string" office:string-value="23.17174360701106" table:formula="of:=RIGHT([.T75];LEN([.T75])-4)" table:style-name="ce5">
            <text:p>23.17174360701106</text:p>
          </table:table-cell>
          <table:table-cell office:value-type="float" office:value="23.171743607010999" table:formula="of:=[.U75]+0" table:style-name="ce5">
            <text:p>23.17</text:p>
          </table:table-cell>
          <table:table-cell office:value-type="string" table:style-name="ce4">
            <text:p>70<text:span text:style-name="T1">: </text:span><text:span text:style-name="T2">73.5062966013638</text:span></text:p>
          </table:table-cell>
          <table:table-cell office:value-type="string" office:string-value="73.5062966013638" table:formula="of:=RIGHT([.W75];LEN([.W75])-4)" table:style-name="ce5">
            <text:p>73.5062966013638</text:p>
          </table:table-cell>
          <table:table-cell office:value-type="float" office:value="73.5062966013638" table:formula="of:=[.X75]+0" table:style-name="ce5">
            <text:p>73.51</text:p>
          </table:table-cell>
          <table:table-cell office:value-type="string" table:style-name="ce4">
            <text:p>70<text:span text:style-name="T1">: </text:span><text:span text:style-name="T2">50.74429468278538</text:span></text:p>
          </table:table-cell>
          <table:table-cell office:value-type="string" office:string-value="50.74429468278538" table:formula="of:=RIGHT([.Z75];LEN([.Z75])-4)" table:style-name="ce5">
            <text:p>50.74429468278538</text:p>
          </table:table-cell>
          <table:table-cell office:value-type="float" office:value="50.744294682785302" table:formula="of:=[.AA75]+0" table:style-name="ce5">
            <text:p>50.74</text:p>
          </table:table-cell>
          <table:table-cell office:value-type="string" table:style-name="ce4">
            <text:p>70<text:span text:style-name="T1">: </text:span><text:span text:style-name="T2">48.39721546515831</text:span></text:p>
          </table:table-cell>
          <table:table-cell office:value-type="string" office:string-value="48.39721546515831" table:formula="of:=RIGHT([.AC75];LEN([.AC75])-4)" table:style-name="ce5">
            <text:p>48.39721546515831</text:p>
          </table:table-cell>
          <table:table-cell office:value-type="float" office:value="48.397215465158297" table:formula="of:=[.AD75]+0" table:style-name="ce5">
            <text:p>48.40</text:p>
          </table:table-cell>
          <table:table-cell office:value-type="float" office:value="50.752072120367025" table:formula="of:=([.D75]+[.G75]+[.J75]+[.M75]+[.P75]+[.S75]+[.V75]+[.Y75]+[.AB75]+[.AE75])/10" table:style-name="ce5">
            <text:p>50.75</text:p>
          </table:table-cell>
          <table:table-cell office:value-type="float" office:value="18.016958590443906" table:formula="of:=STDEV([.D75];[.G75];[.J75];[.M75];[.P75];[.S75];[.V75];[.Y75];[.AB75];[.AE75])" table:style-name="ce1">
            <text:p>18.01695859</text:p>
          </table:table-cell>
          <table:table-cell table:number-columns-repeated="16351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4">
            <text:p>71<text:span text:style-name="T1">: </text:span><text:span text:style-name="T2">53.97262148970492</text:span></text:p>
          </table:table-cell>
          <table:table-cell office:value-type="string" office:string-value="53.97262148970492" table:formula="of:=RIGHT([.B76];LEN([.B76])-4)" table:style-name="ce5">
            <text:p>53.97262148970492</text:p>
          </table:table-cell>
          <table:table-cell office:value-type="float" office:value="53.972621489704899" table:formula="of:=[.C76]+0" table:style-name="ce5">
            <text:p>53.97</text:p>
          </table:table-cell>
          <table:table-cell office:value-type="string" table:style-name="ce4">
            <text:p>71<text:span text:style-name="T1">: </text:span><text:span text:style-name="T2">52.005679390479294</text:span></text:p>
          </table:table-cell>
          <table:table-cell office:value-type="string" office:string-value="52.005679390479294" table:formula="of:=RIGHT([.E76];LEN([.E76])-4)" table:style-name="ce5">
            <text:p>52.005679390479294</text:p>
          </table:table-cell>
          <table:table-cell office:value-type="float" office:value="52.005679390479202" table:formula="of:=[.F76]+0" table:style-name="ce5">
            <text:p>52.01</text:p>
          </table:table-cell>
          <table:table-cell office:value-type="string" table:style-name="ce4">
            <text:p>71<text:span text:style-name="T1">: </text:span><text:span text:style-name="T2">49.20993118476524</text:span></text:p>
          </table:table-cell>
          <table:table-cell office:value-type="string" office:string-value="49.20993118476524" table:formula="of:=RIGHT([.H76];LEN([.H76])-4)" table:style-name="ce5">
            <text:p>49.20993118476524</text:p>
          </table:table-cell>
          <table:table-cell office:value-type="float" office:value="49.209931184765203" table:formula="of:=[.I76]+0" table:style-name="ce5">
            <text:p>49.21</text:p>
          </table:table-cell>
          <table:table-cell office:value-type="string" table:style-name="ce4">
            <text:p>71<text:span text:style-name="T1">: </text:span><text:span text:style-name="T2">75.72430049770506</text:span></text:p>
          </table:table-cell>
          <table:table-cell office:value-type="string" office:string-value="75.72430049770506" table:formula="of:=RIGHT([.K76];LEN([.K76])-4)" table:style-name="ce5">
            <text:p>75.72430049770506</text:p>
          </table:table-cell>
          <table:table-cell office:value-type="float" office:value="75.724300497705002" table:formula="of:=[.L76]+0" table:style-name="ce5">
            <text:p>75.72</text:p>
          </table:table-cell>
          <table:table-cell office:value-type="string" table:style-name="ce4">
            <text:p>71<text:span text:style-name="T1">: </text:span><text:span text:style-name="T2">52.104140154879055</text:span></text:p>
          </table:table-cell>
          <table:table-cell office:value-type="string" office:string-value="52.104140154879055" table:formula="of:=RIGHT([.N76];LEN([.N76])-4)" table:style-name="ce5">
            <text:p>52.104140154879055</text:p>
          </table:table-cell>
          <table:table-cell office:value-type="float" office:value="52.104140154878998" table:formula="of:=[.O76]+0" table:style-name="ce5">
            <text:p>52.10</text:p>
          </table:table-cell>
          <table:table-cell office:value-type="string" table:style-name="ce4">
            <text:p>71<text:span text:style-name="T1">: </text:span><text:span text:style-name="T2">22.394403200903685</text:span></text:p>
          </table:table-cell>
          <table:table-cell office:value-type="string" office:string-value="22.394403200903685" table:formula="of:=RIGHT([.Q76];LEN([.Q76])-4)" table:style-name="ce5">
            <text:p>22.394403200903685</text:p>
          </table:table-cell>
          <table:table-cell office:value-type="float" office:value="22.3944032009036" table:formula="of:=[.R76]+0" table:style-name="ce5">
            <text:p>22.39</text:p>
          </table:table-cell>
          <table:table-cell office:value-type="string" table:style-name="ce4">
            <text:p>71<text:span text:style-name="T1">: </text:span><text:span text:style-name="T2">22.379308231021067</text:span></text:p>
          </table:table-cell>
          <table:table-cell office:value-type="string" office:string-value="22.379308231021067" table:formula="of:=RIGHT([.T76];LEN([.T76])-4)" table:style-name="ce5">
            <text:p>22.379308231021067</text:p>
          </table:table-cell>
          <table:table-cell office:value-type="float" office:value="22.379308231021" table:formula="of:=[.U76]+0" table:style-name="ce5">
            <text:p>22.38</text:p>
          </table:table-cell>
          <table:table-cell office:value-type="string" table:style-name="ce4">
            <text:p>71<text:span text:style-name="T1">: </text:span><text:span text:style-name="T2">73.62029752370013</text:span></text:p>
          </table:table-cell>
          <table:table-cell office:value-type="string" office:string-value="73.62029752370013" table:formula="of:=RIGHT([.W76];LEN([.W76])-4)" table:style-name="ce5">
            <text:p>73.62029752370013</text:p>
          </table:table-cell>
          <table:table-cell office:value-type="float" office:value="73.620297523700103" table:formula="of:=[.X76]+0" table:style-name="ce5">
            <text:p>73.62</text:p>
          </table:table-cell>
          <table:table-cell office:value-type="string" table:style-name="ce4">
            <text:p>71<text:span text:style-name="T1">: </text:span><text:span text:style-name="T2">47.16914063460386</text:span></text:p>
          </table:table-cell>
          <table:table-cell office:value-type="string" office:string-value="47.16914063460386" table:formula="of:=RIGHT([.Z76];LEN([.Z76])-4)" table:style-name="ce5">
            <text:p>47.16914063460386</text:p>
          </table:table-cell>
          <table:table-cell office:value-type="float" office:value="47.169140634603799" table:formula="of:=[.AA76]+0" table:style-name="ce5">
            <text:p>47.17</text:p>
          </table:table-cell>
          <table:table-cell office:value-type="string" table:style-name="ce4">
            <text:p>71<text:span text:style-name="T1">: </text:span><text:span text:style-name="T2">37.62637396720964</text:span></text:p>
          </table:table-cell>
          <table:table-cell office:value-type="string" office:string-value="37.62637396720964" table:formula="of:=RIGHT([.AC76];LEN([.AC76])-4)" table:style-name="ce5">
            <text:p>37.62637396720964</text:p>
          </table:table-cell>
          <table:table-cell office:value-type="float" office:value="37.626373967209602" table:formula="of:=[.AD76]+0" table:style-name="ce5">
            <text:p>37.63</text:p>
          </table:table-cell>
          <table:table-cell office:value-type="float" office:value="48.620619627497142" table:formula="of:=([.D76]+[.G76]+[.J76]+[.M76]+[.P76]+[.S76]+[.V76]+[.Y76]+[.AB76]+[.AE76])/10" table:style-name="ce5">
            <text:p>48.62</text:p>
          </table:table-cell>
          <table:table-cell office:value-type="float" office:value="17.986350532504527" table:formula="of:=STDEV([.D76];[.G76];[.J76];[.M76];[.P76];[.S76];[.V76];[.Y76];[.AB76];[.AE76])" table:style-name="ce1">
            <text:p>17.98635053</text:p>
          </table:table-cell>
          <table:table-cell table:number-columns-repeated="16351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4">
            <text:p>72<text:span text:style-name="T1">: </text:span><text:span text:style-name="T2">42.7321997135869</text:span></text:p>
          </table:table-cell>
          <table:table-cell office:value-type="string" office:string-value="42.7321997135869" table:formula="of:=RIGHT([.B77];LEN([.B77])-4)" table:style-name="ce5">
            <text:p>42.7321997135869</text:p>
          </table:table-cell>
          <table:table-cell office:value-type="float" office:value="42.732199713586901" table:formula="of:=[.C77]+0" table:style-name="ce5">
            <text:p>42.73</text:p>
          </table:table-cell>
          <table:table-cell office:value-type="string" table:style-name="ce4">
            <text:p>72<text:span text:style-name="T1">: </text:span><text:span text:style-name="T2">47.746028490807234</text:span></text:p>
          </table:table-cell>
          <table:table-cell office:value-type="string" office:string-value="47.746028490807234" table:formula="of:=RIGHT([.E77];LEN([.E77])-4)" table:style-name="ce5">
            <text:p>47.746028490807234</text:p>
          </table:table-cell>
          <table:table-cell office:value-type="float" office:value="47.746028490807198" table:formula="of:=[.F77]+0" table:style-name="ce5">
            <text:p>47.75</text:p>
          </table:table-cell>
          <table:table-cell office:value-type="string" table:style-name="ce4">
            <text:p>72<text:span text:style-name="T1">: </text:span><text:span text:style-name="T2">53.159008668763036</text:span></text:p>
          </table:table-cell>
          <table:table-cell office:value-type="string" office:string-value="53.159008668763036" table:formula="of:=RIGHT([.H77];LEN([.H77])-4)" table:style-name="ce5">
            <text:p>53.159008668763036</text:p>
          </table:table-cell>
          <table:table-cell office:value-type="float" office:value="53.159008668763001" table:formula="of:=[.I77]+0" table:style-name="ce5">
            <text:p>53.16</text:p>
          </table:table-cell>
          <table:table-cell office:value-type="string" table:style-name="ce4">
            <text:p>72<text:span text:style-name="T1">: </text:span><text:span text:style-name="T2">79.98642769854942</text:span></text:p>
          </table:table-cell>
          <table:table-cell office:value-type="string" office:string-value="79.98642769854942" table:formula="of:=RIGHT([.K77];LEN([.K77])-4)" table:style-name="ce5">
            <text:p>79.98642769854942</text:p>
          </table:table-cell>
          <table:table-cell office:value-type="float" office:value="79.986427698549406" table:formula="of:=[.L77]+0" table:style-name="ce5">
            <text:p>79.99</text:p>
          </table:table-cell>
          <table:table-cell office:value-type="string" table:style-name="ce4">
            <text:p>72<text:span text:style-name="T1">: </text:span><text:span text:style-name="T2">51.735939338768354</text:span></text:p>
          </table:table-cell>
          <table:table-cell office:value-type="string" office:string-value="51.735939338768354" table:formula="of:=RIGHT([.N77];LEN([.N77])-4)" table:style-name="ce5">
            <text:p>51.735939338768354</text:p>
          </table:table-cell>
          <table:table-cell office:value-type="float" office:value="51.735939338768297" table:formula="of:=[.O77]+0" table:style-name="ce5">
            <text:p>51.74</text:p>
          </table:table-cell>
          <table:table-cell office:value-type="string" table:style-name="ce4">
            <text:p>72<text:span text:style-name="T1">: </text:span><text:span text:style-name="T2">25.202401265434023</text:span></text:p>
          </table:table-cell>
          <table:table-cell office:value-type="string" office:string-value="25.202401265434023" table:formula="of:=RIGHT([.Q77];LEN([.Q77])-4)" table:style-name="ce5">
            <text:p>25.202401265434023</text:p>
          </table:table-cell>
          <table:table-cell office:value-type="float" office:value="25.202401265433998" table:formula="of:=[.R77]+0" table:style-name="ce5">
            <text:p>25.20</text:p>
          </table:table-cell>
          <table:table-cell office:value-type="string" table:style-name="ce4">
            <text:p>72<text:span text:style-name="T1">: </text:span><text:span text:style-name="T2">22.647139474457425</text:span></text:p>
          </table:table-cell>
          <table:table-cell office:value-type="string" office:string-value="22.647139474457425" table:formula="of:=RIGHT([.T77];LEN([.T77])-4)" table:style-name="ce5">
            <text:p>22.647139474457425</text:p>
          </table:table-cell>
          <table:table-cell office:value-type="float" office:value="22.647139474457401" table:formula="of:=[.U77]+0" table:style-name="ce5">
            <text:p>22.65</text:p>
          </table:table-cell>
          <table:table-cell office:value-type="string" table:style-name="ce4">
            <text:p>72<text:span text:style-name="T1">: </text:span><text:span text:style-name="T2">82.74732117183099</text:span></text:p>
          </table:table-cell>
          <table:table-cell office:value-type="string" office:string-value="82.74732117183099" table:formula="of:=RIGHT([.W77];LEN([.W77])-4)" table:style-name="ce5">
            <text:p>82.74732117183099</text:p>
          </table:table-cell>
          <table:table-cell office:value-type="float" office:value="82.747321171830905" table:formula="of:=[.X77]+0" table:style-name="ce5">
            <text:p>82.75</text:p>
          </table:table-cell>
          <table:table-cell office:value-type="string" table:style-name="ce4">
            <text:p>72<text:span text:style-name="T1">: </text:span><text:span text:style-name="T2">43.12526340297687</text:span></text:p>
          </table:table-cell>
          <table:table-cell office:value-type="string" office:string-value="43.12526340297687" table:formula="of:=RIGHT([.Z77];LEN([.Z77])-4)" table:style-name="ce5">
            <text:p>43.12526340297687</text:p>
          </table:table-cell>
          <table:table-cell office:value-type="float" office:value="43.125263402976799" table:formula="of:=[.AA77]+0" table:style-name="ce5">
            <text:p>43.13</text:p>
          </table:table-cell>
          <table:table-cell office:value-type="string" table:style-name="ce4">
            <text:p>72<text:span text:style-name="T1">: </text:span><text:span text:style-name="T2">37.73540607282399</text:span></text:p>
          </table:table-cell>
          <table:table-cell office:value-type="string" office:string-value="37.73540607282399" table:formula="of:=RIGHT([.AC77];LEN([.AC77])-4)" table:style-name="ce5">
            <text:p>37.73540607282399</text:p>
          </table:table-cell>
          <table:table-cell office:value-type="float" office:value="37.735406072823899" table:formula="of:=[.AD77]+0" table:style-name="ce5">
            <text:p>37.74</text:p>
          </table:table-cell>
          <table:table-cell office:value-type="float" office:value="48.681713529799772" table:formula="of:=([.D77]+[.G77]+[.J77]+[.M77]+[.P77]+[.S77]+[.V77]+[.Y77]+[.AB77]+[.AE77])/10" table:style-name="ce5">
            <text:p>48.68</text:p>
          </table:table-cell>
          <table:table-cell office:value-type="float" office:value="19.960712459473996" table:formula="of:=STDEV([.D77];[.G77];[.J77];[.M77];[.P77];[.S77];[.V77];[.Y77];[.AB77];[.AE77])" table:style-name="ce1">
            <text:p>19.96071246</text:p>
          </table:table-cell>
          <table:table-cell table:number-columns-repeated="16351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4">
            <text:p>73<text:span text:style-name="T1">: </text:span><text:span text:style-name="T2">50.04586291404264</text:span></text:p>
          </table:table-cell>
          <table:table-cell office:value-type="string" office:string-value="50.04586291404264" table:formula="of:=RIGHT([.B78];LEN([.B78])-4)" table:style-name="ce5">
            <text:p>50.04586291404264</text:p>
          </table:table-cell>
          <table:table-cell office:value-type="float" office:value="50.045862914042601" table:formula="of:=[.C78]+0" table:style-name="ce5">
            <text:p>50.05</text:p>
          </table:table-cell>
          <table:table-cell office:value-type="string" table:style-name="ce4">
            <text:p>73<text:span text:style-name="T1">: </text:span><text:span text:style-name="T2">41.86176129148083</text:span></text:p>
          </table:table-cell>
          <table:table-cell office:value-type="string" office:string-value="41.86176129148083" table:formula="of:=RIGHT([.E78];LEN([.E78])-4)" table:style-name="ce5">
            <text:p>41.86176129148083</text:p>
          </table:table-cell>
          <table:table-cell office:value-type="float" office:value="41.861761291480803" table:formula="of:=[.F78]+0" table:style-name="ce5">
            <text:p>41.86</text:p>
          </table:table-cell>
          <table:table-cell office:value-type="string" table:style-name="ce4">
            <text:p>73<text:span text:style-name="T1">: </text:span><text:span text:style-name="T2">57.498571580428006</text:span></text:p>
          </table:table-cell>
          <table:table-cell office:value-type="string" office:string-value="57.498571580428006" table:formula="of:=RIGHT([.H78];LEN([.H78])-4)" table:style-name="ce5">
            <text:p>57.498571580428006</text:p>
          </table:table-cell>
          <table:table-cell office:value-type="float" office:value="57.498571580427999" table:formula="of:=[.I78]+0" table:style-name="ce5">
            <text:p>57.50</text:p>
          </table:table-cell>
          <table:table-cell office:value-type="string" table:style-name="ce4">
            <text:p>73<text:span text:style-name="T1">: </text:span><text:span text:style-name="T2">71.20484281133619</text:span></text:p>
          </table:table-cell>
          <table:table-cell office:value-type="string" office:string-value="71.20484281133619" table:formula="of:=RIGHT([.K78];LEN([.K78])-4)" table:style-name="ce5">
            <text:p>71.20484281133619</text:p>
          </table:table-cell>
          <table:table-cell office:value-type="float" office:value="71.204842811336107" table:formula="of:=[.L78]+0" table:style-name="ce5">
            <text:p>71.20</text:p>
          </table:table-cell>
          <table:table-cell office:value-type="string" table:style-name="ce4">
            <text:p>73<text:span text:style-name="T1">: </text:span><text:span text:style-name="T2">45.800099589668264</text:span></text:p>
          </table:table-cell>
          <table:table-cell office:value-type="string" office:string-value="45.800099589668264" table:formula="of:=RIGHT([.N78];LEN([.N78])-4)" table:style-name="ce5">
            <text:p>45.800099589668264</text:p>
          </table:table-cell>
          <table:table-cell office:value-type="float" office:value="45.8000995896682" table:formula="of:=[.O78]+0" table:style-name="ce5">
            <text:p>45.80</text:p>
          </table:table-cell>
          <table:table-cell office:value-type="string" table:style-name="ce4">
            <text:p>73<text:span text:style-name="T1">: </text:span><text:span text:style-name="T2">21.263708878070023</text:span></text:p>
          </table:table-cell>
          <table:table-cell office:value-type="string" office:string-value="21.263708878070023" table:formula="of:=RIGHT([.Q78];LEN([.Q78])-4)" table:style-name="ce5">
            <text:p>21.263708878070023</text:p>
          </table:table-cell>
          <table:table-cell office:value-type="float" office:value="21.263708878069998" table:formula="of:=[.R78]+0" table:style-name="ce5">
            <text:p>21.26</text:p>
          </table:table-cell>
          <table:table-cell office:value-type="string" table:style-name="ce4">
            <text:p>73<text:span text:style-name="T1">: </text:span><text:span text:style-name="T2">22.82414207432094</text:span></text:p>
          </table:table-cell>
          <table:table-cell office:value-type="string" office:string-value="22.82414207432094" table:formula="of:=RIGHT([.T78];LEN([.T78])-4)" table:style-name="ce5">
            <text:p>22.82414207432094</text:p>
          </table:table-cell>
          <table:table-cell office:value-type="float" office:value="22.8241420743209" table:formula="of:=[.U78]+0" table:style-name="ce5">
            <text:p>22.82</text:p>
          </table:table-cell>
          <table:table-cell office:value-type="string" table:style-name="ce4">
            <text:p>73<text:span text:style-name="T1">: </text:span><text:span text:style-name="T2">71.71209252935186</text:span></text:p>
          </table:table-cell>
          <table:table-cell office:value-type="string" office:string-value="71.71209252935186" table:formula="of:=RIGHT([.W78];LEN([.W78])-4)" table:style-name="ce5">
            <text:p>71.71209252935186</text:p>
          </table:table-cell>
          <table:table-cell office:value-type="float" office:value="71.712092529351807" table:formula="of:=[.X78]+0" table:style-name="ce5">
            <text:p>71.71</text:p>
          </table:table-cell>
          <table:table-cell office:value-type="string" table:style-name="ce4">
            <text:p>73<text:span text:style-name="T1">: </text:span><text:span text:style-name="T2">50.259407110237014</text:span></text:p>
          </table:table-cell>
          <table:table-cell office:value-type="string" office:string-value="50.259407110237014" table:formula="of:=RIGHT([.Z78];LEN([.Z78])-4)" table:style-name="ce5">
            <text:p>50.259407110237014</text:p>
          </table:table-cell>
          <table:table-cell office:value-type="float" office:value="50.259407110236999" table:formula="of:=[.AA78]+0" table:style-name="ce5">
            <text:p>50.26</text:p>
          </table:table-cell>
          <table:table-cell office:value-type="string" table:style-name="ce4">
            <text:p>73<text:span text:style-name="T1">: </text:span><text:span text:style-name="T2">35.326679885729725</text:span></text:p>
          </table:table-cell>
          <table:table-cell office:value-type="string" office:string-value="35.326679885729725" table:formula="of:=RIGHT([.AC78];LEN([.AC78])-4)" table:style-name="ce5">
            <text:p>35.326679885729725</text:p>
          </table:table-cell>
          <table:table-cell office:value-type="float" office:value="35.326679885729703" table:formula="of:=[.AD78]+0" table:style-name="ce5">
            <text:p>35.33</text:p>
          </table:table-cell>
          <table:table-cell office:value-type="float" office:value="46.779716866466515" table:formula="of:=([.D78]+[.G78]+[.J78]+[.M78]+[.P78]+[.S78]+[.V78]+[.Y78]+[.AB78]+[.AE78])/10" table:style-name="ce5">
            <text:p>46.78</text:p>
          </table:table-cell>
          <table:table-cell office:value-type="float" office:value="17.439209190175564" table:formula="of:=STDEV([.D78];[.G78];[.J78];[.M78];[.P78];[.S78];[.V78];[.Y78];[.AB78];[.AE78])" table:style-name="ce1">
            <text:p>17.43920919</text:p>
          </table:table-cell>
          <table:table-cell table:number-columns-repeated="16351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4">
            <text:p>74<text:span text:style-name="T1">: </text:span><text:span text:style-name="T2">49.3564268152297</text:span></text:p>
          </table:table-cell>
          <table:table-cell office:value-type="string" office:string-value="49.3564268152297" table:formula="of:=RIGHT([.B79];LEN([.B79])-4)" table:style-name="ce5">
            <text:p>49.3564268152297</text:p>
          </table:table-cell>
          <table:table-cell office:value-type="float" office:value="49.356426815229703" table:formula="of:=[.C79]+0" table:style-name="ce5">
            <text:p>49.36</text:p>
          </table:table-cell>
          <table:table-cell office:value-type="string" table:style-name="ce4">
            <text:p>74<text:span text:style-name="T1">: </text:span><text:span text:style-name="T2">47.23425693397021</text:span></text:p>
          </table:table-cell>
          <table:table-cell office:value-type="string" office:string-value="47.23425693397021" table:formula="of:=RIGHT([.E79];LEN([.E79])-4)" table:style-name="ce5">
            <text:p>47.23425693397021</text:p>
          </table:table-cell>
          <table:table-cell office:value-type="float" office:value="47.234256933970201" table:formula="of:=[.F79]+0" table:style-name="ce5">
            <text:p>47.23</text:p>
          </table:table-cell>
          <table:table-cell office:value-type="string" table:style-name="ce4">
            <text:p>74<text:span text:style-name="T1">: </text:span><text:span text:style-name="T2">58.9103840795406</text:span></text:p>
          </table:table-cell>
          <table:table-cell office:value-type="string" office:string-value="58.9103840795406" table:formula="of:=RIGHT([.H79];LEN([.H79])-4)" table:style-name="ce5">
            <text:p>58.9103840795406</text:p>
          </table:table-cell>
          <table:table-cell office:value-type="float" office:value="58.910384079540599" table:formula="of:=[.I79]+0" table:style-name="ce5">
            <text:p>58.91</text:p>
          </table:table-cell>
          <table:table-cell office:value-type="string" table:style-name="ce4">
            <text:p>74<text:span text:style-name="T1">: </text:span><text:span text:style-name="T2">73.97035360378445</text:span></text:p>
          </table:table-cell>
          <table:table-cell office:value-type="string" office:string-value="73.97035360378445" table:formula="of:=RIGHT([.K79];LEN([.K79])-4)" table:style-name="ce5">
            <text:p>73.97035360378445</text:p>
          </table:table-cell>
          <table:table-cell office:value-type="float" office:value="73.970353603784403" table:formula="of:=[.L79]+0" table:style-name="ce5">
            <text:p>73.97</text:p>
          </table:table-cell>
          <table:table-cell office:value-type="string" table:style-name="ce4">
            <text:p>74<text:span text:style-name="T1">: </text:span><text:span text:style-name="T2">49.264916402782475</text:span></text:p>
          </table:table-cell>
          <table:table-cell office:value-type="string" office:string-value="49.264916402782475" table:formula="of:=RIGHT([.N79];LEN([.N79])-4)" table:style-name="ce5">
            <text:p>49.264916402782475</text:p>
          </table:table-cell>
          <table:table-cell office:value-type="float" office:value="49.264916402782397" table:formula="of:=[.O79]+0" table:style-name="ce5">
            <text:p>49.26</text:p>
          </table:table-cell>
          <table:table-cell office:value-type="string" table:style-name="ce4">
            <text:p>74<text:span text:style-name="T1">: </text:span><text:span text:style-name="T2">25.958397667429484</text:span></text:p>
          </table:table-cell>
          <table:table-cell office:value-type="string" office:string-value="25.958397667429484" table:formula="of:=RIGHT([.Q79];LEN([.Q79])-4)" table:style-name="ce5">
            <text:p>25.958397667429484</text:p>
          </table:table-cell>
          <table:table-cell office:value-type="float" office:value="25.958397667429399" table:formula="of:=[.R79]+0" table:style-name="ce5">
            <text:p>25.96</text:p>
          </table:table-cell>
          <table:table-cell office:value-type="string" table:style-name="ce4">
            <text:p>74<text:span text:style-name="T1">: </text:span><text:span text:style-name="T2">21.88061272594327</text:span></text:p>
          </table:table-cell>
          <table:table-cell office:value-type="string" office:string-value="21.88061272594327" table:formula="of:=RIGHT([.T79];LEN([.T79])-4)" table:style-name="ce5">
            <text:p>21.88061272594327</text:p>
          </table:table-cell>
          <table:table-cell office:value-type="float" office:value="21.880612725943202" table:formula="of:=[.U79]+0" table:style-name="ce5">
            <text:p>21.88</text:p>
          </table:table-cell>
          <table:table-cell office:value-type="string" table:style-name="ce4">
            <text:p>74<text:span text:style-name="T1">: </text:span><text:span text:style-name="T2">77.68577703335518</text:span></text:p>
          </table:table-cell>
          <table:table-cell office:value-type="string" office:string-value="77.68577703335518" table:formula="of:=RIGHT([.W79];LEN([.W79])-4)" table:style-name="ce5">
            <text:p>77.68577703335518</text:p>
          </table:table-cell>
          <table:table-cell office:value-type="float" office:value="77.685777033355095" table:formula="of:=[.X79]+0" table:style-name="ce5">
            <text:p>77.69</text:p>
          </table:table-cell>
          <table:table-cell office:value-type="string" table:style-name="ce4">
            <text:p>74<text:span text:style-name="T1">: </text:span><text:span text:style-name="T2">55.09868803123504</text:span></text:p>
          </table:table-cell>
          <table:table-cell office:value-type="string" office:string-value="55.09868803123504" table:formula="of:=RIGHT([.Z79];LEN([.Z79])-4)" table:style-name="ce5">
            <text:p>55.09868803123504</text:p>
          </table:table-cell>
          <table:table-cell office:value-type="float" office:value="55.098688031235" table:formula="of:=[.AA79]+0" table:style-name="ce5">
            <text:p>55.10</text:p>
          </table:table-cell>
          <table:table-cell office:value-type="string" table:style-name="ce4">
            <text:p>74<text:span text:style-name="T1">: </text:span><text:span text:style-name="T2">33.299863033604396</text:span></text:p>
          </table:table-cell>
          <table:table-cell office:value-type="string" office:string-value="33.299863033604396" table:formula="of:=RIGHT([.AC79];LEN([.AC79])-4)" table:style-name="ce5">
            <text:p>33.299863033604396</text:p>
          </table:table-cell>
          <table:table-cell office:value-type="float" office:value="33.299863033604296" table:formula="of:=[.AD79]+0" table:style-name="ce5">
            <text:p>33.30</text:p>
          </table:table-cell>
          <table:table-cell office:value-type="float" office:value="49.265967632687428" table:formula="of:=([.D79]+[.G79]+[.J79]+[.M79]+[.P79]+[.S79]+[.V79]+[.Y79]+[.AB79]+[.AE79])/10" table:style-name="ce5">
            <text:p>49.27</text:p>
          </table:table-cell>
          <table:table-cell office:value-type="float" office:value="18.551072619129219" table:formula="of:=STDEV([.D79];[.G79];[.J79];[.M79];[.P79];[.S79];[.V79];[.Y79];[.AB79];[.AE79])" table:style-name="ce1">
            <text:p>18.55107262</text:p>
          </table:table-cell>
          <table:table-cell table:number-columns-repeated="16351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4">
            <text:p>75<text:span text:style-name="T1">: </text:span><text:span text:style-name="T2">46.74259217814854</text:span></text:p>
          </table:table-cell>
          <table:table-cell office:value-type="string" office:string-value="46.74259217814854" table:formula="of:=RIGHT([.B80];LEN([.B80])-4)" table:style-name="ce5">
            <text:p>46.74259217814854</text:p>
          </table:table-cell>
          <table:table-cell office:value-type="float" office:value="46.742592178148499" table:formula="of:=[.C80]+0" table:style-name="ce5">
            <text:p>46.74</text:p>
          </table:table-cell>
          <table:table-cell office:value-type="string" table:style-name="ce4">
            <text:p>75<text:span text:style-name="T1">: </text:span><text:span text:style-name="T2">49.908413202204805</text:span></text:p>
          </table:table-cell>
          <table:table-cell office:value-type="string" office:string-value="49.908413202204805" table:formula="of:=RIGHT([.E80];LEN([.E80])-4)" table:style-name="ce5">
            <text:p>49.908413202204805</text:p>
          </table:table-cell>
          <table:table-cell office:value-type="float" office:value="49.908413202204798" table:formula="of:=[.F80]+0" table:style-name="ce5">
            <text:p>49.91</text:p>
          </table:table-cell>
          <table:table-cell office:value-type="string" table:style-name="ce4">
            <text:p>75<text:span text:style-name="T1">: </text:span><text:span text:style-name="T2">63.121998441956706</text:span></text:p>
          </table:table-cell>
          <table:table-cell office:value-type="string" office:string-value="63.121998441956706" table:formula="of:=RIGHT([.H80];LEN([.H80])-4)" table:style-name="ce5">
            <text:p>63.121998441956706</text:p>
          </table:table-cell>
          <table:table-cell office:value-type="float" office:value="63.121998441956698" table:formula="of:=[.I80]+0" table:style-name="ce5">
            <text:p>63.12</text:p>
          </table:table-cell>
          <table:table-cell office:value-type="string" table:style-name="ce4">
            <text:p>75<text:span text:style-name="T1">: </text:span><text:span text:style-name="T2">80.087441216945</text:span></text:p>
          </table:table-cell>
          <table:table-cell office:value-type="string" office:string-value="80.087441216945" table:formula="of:=RIGHT([.K80];LEN([.K80])-4)" table:style-name="ce5">
            <text:p>80.087441216945</text:p>
          </table:table-cell>
          <table:table-cell office:value-type="float" office:value="80.087441216944995" table:formula="of:=[.L80]+0" table:style-name="ce5">
            <text:p>80.09</text:p>
          </table:table-cell>
          <table:table-cell office:value-type="string" table:style-name="ce4">
            <text:p>75<text:span text:style-name="T1">: </text:span><text:span text:style-name="T2">54.13294536272186</text:span></text:p>
          </table:table-cell>
          <table:table-cell office:value-type="string" office:string-value="54.13294536272186" table:formula="of:=RIGHT([.N80];LEN([.N80])-4)" table:style-name="ce5">
            <text:p>54.13294536272186</text:p>
          </table:table-cell>
          <table:table-cell office:value-type="float" office:value="54.132945362721799" table:formula="of:=[.O80]+0" table:style-name="ce5">
            <text:p>54.13</text:p>
          </table:table-cell>
          <table:table-cell office:value-type="string" table:style-name="ce4">
            <text:p>75<text:span text:style-name="T1">: </text:span><text:span text:style-name="T2">20.407391257532588</text:span></text:p>
          </table:table-cell>
          <table:table-cell office:value-type="string" office:string-value="20.407391257532588" table:formula="of:=RIGHT([.Q80];LEN([.Q80])-4)" table:style-name="ce5">
            <text:p>20.407391257532588</text:p>
          </table:table-cell>
          <table:table-cell office:value-type="float" office:value="20.407391257532499" table:formula="of:=[.R80]+0" table:style-name="ce5">
            <text:p>20.41</text:p>
          </table:table-cell>
          <table:table-cell office:value-type="string" table:style-name="ce4">
            <text:p>75<text:span text:style-name="T1">: </text:span><text:span text:style-name="T2">26.99674933566643</text:span></text:p>
          </table:table-cell>
          <table:table-cell office:value-type="string" office:string-value="26.99674933566643" table:formula="of:=RIGHT([.T80];LEN([.T80])-4)" table:style-name="ce5">
            <text:p>26.99674933566643</text:p>
          </table:table-cell>
          <table:table-cell office:value-type="float" office:value="26.996749335666401" table:formula="of:=[.U80]+0" table:style-name="ce5">
            <text:p>27.00</text:p>
          </table:table-cell>
          <table:table-cell office:value-type="string" table:style-name="ce4">
            <text:p>75<text:span text:style-name="T1">: </text:span><text:span text:style-name="T2">70.93000245631289</text:span></text:p>
          </table:table-cell>
          <table:table-cell office:value-type="string" office:string-value="70.93000245631289" table:formula="of:=RIGHT([.W80];LEN([.W80])-4)" table:style-name="ce5">
            <text:p>70.93000245631289</text:p>
          </table:table-cell>
          <table:table-cell office:value-type="float" office:value="70.930002456312806" table:formula="of:=[.X80]+0" table:style-name="ce5">
            <text:p>70.93</text:p>
          </table:table-cell>
          <table:table-cell office:value-type="string" table:style-name="ce4">
            <text:p>75<text:span text:style-name="T1">: </text:span><text:span text:style-name="T2">45.64250892141389</text:span></text:p>
          </table:table-cell>
          <table:table-cell office:value-type="string" office:string-value="45.64250892141389" table:formula="of:=RIGHT([.Z80];LEN([.Z80])-4)" table:style-name="ce5">
            <text:p>45.64250892141389</text:p>
          </table:table-cell>
          <table:table-cell office:value-type="float" office:value="45.6425089214138" table:formula="of:=[.AA80]+0" table:style-name="ce5">
            <text:p>45.64</text:p>
          </table:table-cell>
          <table:table-cell office:value-type="string" table:style-name="ce4">
            <text:p>75<text:span text:style-name="T1">: </text:span><text:span text:style-name="T2">31.89333359772205</text:span></text:p>
          </table:table-cell>
          <table:table-cell office:value-type="string" office:string-value="31.89333359772205" table:formula="of:=RIGHT([.AC80];LEN([.AC80])-4)" table:style-name="ce5">
            <text:p>31.89333359772205</text:p>
          </table:table-cell>
          <table:table-cell office:value-type="float" office:value="31.893333597721998" table:formula="of:=[.AD80]+0" table:style-name="ce5">
            <text:p>31.89</text:p>
          </table:table-cell>
          <table:table-cell office:value-type="float" office:value="48.98633759706243" table:formula="of:=([.D80]+[.G80]+[.J80]+[.M80]+[.P80]+[.S80]+[.V80]+[.Y80]+[.AB80]+[.AE80])/10" table:style-name="ce5">
            <text:p>48.99</text:p>
          </table:table-cell>
          <table:table-cell office:value-type="float" office:value="19.103933019985121" table:formula="of:=STDEV([.D80];[.G80];[.J80];[.M80];[.P80];[.S80];[.V80];[.Y80];[.AB80];[.AE80])" table:style-name="ce1">
            <text:p>19.10393302</text:p>
          </table:table-cell>
          <table:table-cell table:number-columns-repeated="16351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4">
            <text:p>76<text:span text:style-name="T1">: </text:span><text:span text:style-name="T2">48.414800247174284</text:span></text:p>
          </table:table-cell>
          <table:table-cell office:value-type="string" office:string-value="48.414800247174284" table:formula="of:=RIGHT([.B81];LEN([.B81])-4)" table:style-name="ce5">
            <text:p>48.414800247174284</text:p>
          </table:table-cell>
          <table:table-cell office:value-type="float" office:value="48.414800247174199" table:formula="of:=[.C81]+0" table:style-name="ce5">
            <text:p>48.41</text:p>
          </table:table-cell>
          <table:table-cell office:value-type="string" table:style-name="ce4">
            <text:p>76<text:span text:style-name="T1">: </text:span><text:span text:style-name="T2">44.20716370427958</text:span></text:p>
          </table:table-cell>
          <table:table-cell office:value-type="string" office:string-value="44.20716370427958" table:formula="of:=RIGHT([.E81];LEN([.E81])-4)" table:style-name="ce5">
            <text:p>44.20716370427958</text:p>
          </table:table-cell>
          <table:table-cell office:value-type="float" office:value="44.207163704279502" table:formula="of:=[.F81]+0" table:style-name="ce5">
            <text:p>44.21</text:p>
          </table:table-cell>
          <table:table-cell office:value-type="string" table:style-name="ce4">
            <text:p>76<text:span text:style-name="T1">: </text:span><text:span text:style-name="T2">52.8965995824236</text:span></text:p>
          </table:table-cell>
          <table:table-cell office:value-type="string" office:string-value="52.8965995824236" table:formula="of:=RIGHT([.H81];LEN([.H81])-4)" table:style-name="ce5">
            <text:p>52.8965995824236</text:p>
          </table:table-cell>
          <table:table-cell office:value-type="float" office:value="52.896599582423597" table:formula="of:=[.I81]+0" table:style-name="ce5">
            <text:p>52.90</text:p>
          </table:table-cell>
          <table:table-cell office:value-type="string" table:style-name="ce4">
            <text:p>76<text:span text:style-name="T1">: </text:span><text:span text:style-name="T2">84.76893975351153</text:span></text:p>
          </table:table-cell>
          <table:table-cell office:value-type="string" office:string-value="84.76893975351153" table:formula="of:=RIGHT([.K81];LEN([.K81])-4)" table:style-name="ce5">
            <text:p>84.76893975351153</text:p>
          </table:table-cell>
          <table:table-cell office:value-type="float" office:value="84.768939753511503" table:formula="of:=[.L81]+0" table:style-name="ce5">
            <text:p>84.77</text:p>
          </table:table-cell>
          <table:table-cell office:value-type="string" table:style-name="ce4">
            <text:p>76<text:span text:style-name="T1">: </text:span><text:span text:style-name="T2">60.888898173319035</text:span></text:p>
          </table:table-cell>
          <table:table-cell office:value-type="string" office:string-value="60.888898173319035" table:formula="of:=RIGHT([.N81];LEN([.N81])-4)" table:style-name="ce5">
            <text:p>60.888898173319035</text:p>
          </table:table-cell>
          <table:table-cell office:value-type="float" office:value="60.888898173318999" table:formula="of:=[.O81]+0" table:style-name="ce5">
            <text:p>60.89</text:p>
          </table:table-cell>
          <table:table-cell office:value-type="string" table:style-name="ce4">
            <text:p>76<text:span text:style-name="T1">: </text:span><text:span text:style-name="T2">21.284813678026847</text:span></text:p>
          </table:table-cell>
          <table:table-cell office:value-type="string" office:string-value="21.284813678026847" table:formula="of:=RIGHT([.Q81];LEN([.Q81])-4)" table:style-name="ce5">
            <text:p>21.284813678026847</text:p>
          </table:table-cell>
          <table:table-cell office:value-type="float" office:value="21.284813678026801" table:formula="of:=[.R81]+0" table:style-name="ce5">
            <text:p>21.28</text:p>
          </table:table-cell>
          <table:table-cell office:value-type="string" table:style-name="ce4">
            <text:p>76<text:span text:style-name="T1">: </text:span><text:span text:style-name="T2">20.436643958971864</text:span></text:p>
          </table:table-cell>
          <table:table-cell office:value-type="string" office:string-value="20.436643958971864" table:formula="of:=RIGHT([.T81];LEN([.T81])-4)" table:style-name="ce5">
            <text:p>20.436643958971864</text:p>
          </table:table-cell>
          <table:table-cell office:value-type="float" office:value="20.4366439589718" table:formula="of:=[.U81]+0" table:style-name="ce5">
            <text:p>20.44</text:p>
          </table:table-cell>
          <table:table-cell office:value-type="string" table:style-name="ce4">
            <text:p>76<text:span text:style-name="T1">: </text:span><text:span text:style-name="T2">69.4144010197582</text:span></text:p>
          </table:table-cell>
          <table:table-cell office:value-type="string" office:string-value="69.4144010197582" table:formula="of:=RIGHT([.W81];LEN([.W81])-4)" table:style-name="ce5">
            <text:p>69.4144010197582</text:p>
          </table:table-cell>
          <table:table-cell office:value-type="float" office:value="69.414401019758202" table:formula="of:=[.X81]+0" table:style-name="ce5">
            <text:p>69.41</text:p>
          </table:table-cell>
          <table:table-cell office:value-type="string" table:style-name="ce4">
            <text:p>76<text:span text:style-name="T1">: </text:span><text:span text:style-name="T2">50.827569518551606</text:span></text:p>
          </table:table-cell>
          <table:table-cell office:value-type="string" office:string-value="50.827569518551606" table:formula="of:=RIGHT([.Z81];LEN([.Z81])-4)" table:style-name="ce5">
            <text:p>50.827569518551606</text:p>
          </table:table-cell>
          <table:table-cell office:value-type="float" office:value="50.827569518551599" table:formula="of:=[.AA81]+0" table:style-name="ce5">
            <text:p>50.83</text:p>
          </table:table-cell>
          <table:table-cell office:value-type="string" table:style-name="ce4">
            <text:p>76<text:span text:style-name="T1">: </text:span><text:span text:style-name="T2">30.939951782469205</text:span></text:p>
          </table:table-cell>
          <table:table-cell office:value-type="string" office:string-value="30.939951782469205" table:formula="of:=RIGHT([.AC81];LEN([.AC81])-4)" table:style-name="ce5">
            <text:p>30.939951782469205</text:p>
          </table:table-cell>
          <table:table-cell office:value-type="float" office:value="30.939951782469201" table:formula="of:=[.AD81]+0" table:style-name="ce5">
            <text:p>30.94</text:p>
          </table:table-cell>
          <table:table-cell office:value-type="float" office:value="48.407978141848545" table:formula="of:=([.D81]+[.G81]+[.J81]+[.M81]+[.P81]+[.S81]+[.V81]+[.Y81]+[.AB81]+[.AE81])/10" table:style-name="ce5">
            <text:p>48.41</text:p>
          </table:table-cell>
          <table:table-cell office:value-type="float" office:value="20.510174334334206" table:formula="of:=STDEV([.D81];[.G81];[.J81];[.M81];[.P81];[.S81];[.V81];[.Y81];[.AB81];[.AE81])" table:style-name="ce1">
            <text:p>20.51017433</text:p>
          </table:table-cell>
          <table:table-cell table:number-columns-repeated="16351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4">
            <text:p>77<text:span text:style-name="T1">: </text:span><text:span text:style-name="T2">47.439495341875</text:span></text:p>
          </table:table-cell>
          <table:table-cell office:value-type="string" office:string-value="47.439495341875" table:formula="of:=RIGHT([.B82];LEN([.B82])-4)" table:style-name="ce5">
            <text:p>47.439495341875</text:p>
          </table:table-cell>
          <table:table-cell office:value-type="float" office:value="47.439495341875002" table:formula="of:=[.C82]+0" table:style-name="ce5">
            <text:p>47.44</text:p>
          </table:table-cell>
          <table:table-cell office:value-type="string" table:style-name="ce4">
            <text:p>77<text:span text:style-name="T1">: </text:span><text:span text:style-name="T2">53.29427196006289</text:span></text:p>
          </table:table-cell>
          <table:table-cell office:value-type="string" office:string-value="53.29427196006289" table:formula="of:=RIGHT([.E82];LEN([.E82])-4)" table:style-name="ce5">
            <text:p>53.29427196006289</text:p>
          </table:table-cell>
          <table:table-cell office:value-type="float" office:value="53.294271960062801" table:formula="of:=[.F82]+0" table:style-name="ce5">
            <text:p>53.29</text:p>
          </table:table-cell>
          <table:table-cell office:value-type="string" table:style-name="ce4">
            <text:p>77<text:span text:style-name="T1">: </text:span><text:span text:style-name="T2">44.48229956109125</text:span></text:p>
          </table:table-cell>
          <table:table-cell office:value-type="string" office:string-value="44.48229956109125" table:formula="of:=RIGHT([.H82];LEN([.H82])-4)" table:style-name="ce5">
            <text:p>44.48229956109125</text:p>
          </table:table-cell>
          <table:table-cell office:value-type="float" office:value="44.482299561091203" table:formula="of:=[.I82]+0" table:style-name="ce5">
            <text:p>44.48</text:p>
          </table:table-cell>
          <table:table-cell office:value-type="string" table:style-name="ce4">
            <text:p>77<text:span text:style-name="T1">: </text:span><text:span text:style-name="T2">73.59759848593336</text:span></text:p>
          </table:table-cell>
          <table:table-cell office:value-type="string" office:string-value="73.59759848593336" table:formula="of:=RIGHT([.K82];LEN([.K82])-4)" table:style-name="ce5">
            <text:p>73.59759848593336</text:p>
          </table:table-cell>
          <table:table-cell office:value-type="float" office:value="73.597598485933304" table:formula="of:=[.L82]+0" table:style-name="ce5">
            <text:p>73.60</text:p>
          </table:table-cell>
          <table:table-cell office:value-type="string" table:style-name="ce4">
            <text:p>77<text:span text:style-name="T1">: </text:span><text:span text:style-name="T2">44.61161415985321</text:span></text:p>
          </table:table-cell>
          <table:table-cell office:value-type="string" office:string-value="44.61161415985321" table:formula="of:=RIGHT([.N82];LEN([.N82])-4)" table:style-name="ce5">
            <text:p>44.61161415985321</text:p>
          </table:table-cell>
          <table:table-cell office:value-type="float" office:value="44.611614159853197" table:formula="of:=[.O82]+0" table:style-name="ce5">
            <text:p>44.61</text:p>
          </table:table-cell>
          <table:table-cell office:value-type="string" table:style-name="ce4">
            <text:p>77<text:span text:style-name="T1">: </text:span><text:span text:style-name="T2">25.05230249322145</text:span></text:p>
          </table:table-cell>
          <table:table-cell office:value-type="string" office:string-value="25.05230249322145" table:formula="of:=RIGHT([.Q82];LEN([.Q82])-4)" table:style-name="ce5">
            <text:p>25.05230249322145</text:p>
          </table:table-cell>
          <table:table-cell office:value-type="float" office:value="25.052302493221401" table:formula="of:=[.R82]+0" table:style-name="ce5">
            <text:p>25.05</text:p>
          </table:table-cell>
          <table:table-cell office:value-type="string" table:style-name="ce4">
            <text:p>77<text:span text:style-name="T1">: </text:span><text:span text:style-name="T2">30.62664393424824</text:span></text:p>
          </table:table-cell>
          <table:table-cell office:value-type="string" office:string-value="30.62664393424824" table:formula="of:=RIGHT([.T82];LEN([.T82])-4)" table:style-name="ce5">
            <text:p>30.62664393424824</text:p>
          </table:table-cell>
          <table:table-cell office:value-type="float" office:value="30.6266439342482" table:formula="of:=[.U82]+0" table:style-name="ce5">
            <text:p>30.63</text:p>
          </table:table-cell>
          <table:table-cell office:value-type="string" table:style-name="ce4">
            <text:p>77<text:span text:style-name="T1">: </text:span><text:span text:style-name="T2">68.59813481904247</text:span></text:p>
          </table:table-cell>
          <table:table-cell office:value-type="string" office:string-value="68.59813481904247" table:formula="of:=RIGHT([.W82];LEN([.W82])-4)" table:style-name="ce5">
            <text:p>68.59813481904247</text:p>
          </table:table-cell>
          <table:table-cell office:value-type="float" office:value="68.5981348190424" table:formula="of:=[.X82]+0" table:style-name="ce5">
            <text:p>68.60</text:p>
          </table:table-cell>
          <table:table-cell office:value-type="string" table:style-name="ce4">
            <text:p>77<text:span text:style-name="T1">: </text:span><text:span text:style-name="T2">56.68390914211086</text:span></text:p>
          </table:table-cell>
          <table:table-cell office:value-type="string" office:string-value="56.68390914211086" table:formula="of:=RIGHT([.Z82];LEN([.Z82])-4)" table:style-name="ce5">
            <text:p>56.68390914211086</text:p>
          </table:table-cell>
          <table:table-cell office:value-type="float" office:value="56.683909142110799" table:formula="of:=[.AA82]+0" table:style-name="ce5">
            <text:p>56.68</text:p>
          </table:table-cell>
          <table:table-cell office:value-type="string" table:style-name="ce4">
            <text:p>77<text:span text:style-name="T1">: </text:span><text:span text:style-name="T2">38.88905022221203</text:span></text:p>
          </table:table-cell>
          <table:table-cell office:value-type="string" office:string-value="38.88905022221203" table:formula="of:=RIGHT([.AC82];LEN([.AC82])-4)" table:style-name="ce5">
            <text:p>38.88905022221203</text:p>
          </table:table-cell>
          <table:table-cell office:value-type="float" office:value="38.889050222211999" table:formula="of:=[.AD82]+0" table:style-name="ce5">
            <text:p>38.89</text:p>
          </table:table-cell>
          <table:table-cell office:value-type="float" office:value="48.327532011965033" table:formula="of:=([.D82]+[.G82]+[.J82]+[.M82]+[.P82]+[.S82]+[.V82]+[.Y82]+[.AB82]+[.AE82])/10" table:style-name="ce5">
            <text:p>48.33</text:p>
          </table:table-cell>
          <table:table-cell office:value-type="float" office:value="15.338753736902973" table:formula="of:=STDEV([.D82];[.G82];[.J82];[.M82];[.P82];[.S82];[.V82];[.Y82];[.AB82];[.AE82])" table:style-name="ce1">
            <text:p>15.33875374</text:p>
          </table:table-cell>
          <table:table-cell table:number-columns-repeated="16351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4">
            <text:p>78<text:span text:style-name="T1">: </text:span><text:span text:style-name="T2">48.48156198891003</text:span></text:p>
          </table:table-cell>
          <table:table-cell office:value-type="string" office:string-value="48.48156198891003" table:formula="of:=RIGHT([.B83];LEN([.B83])-4)" table:style-name="ce5">
            <text:p>48.48156198891003</text:p>
          </table:table-cell>
          <table:table-cell office:value-type="float" office:value="48.481561988910002" table:formula="of:=[.C83]+0" table:style-name="ce5">
            <text:p>48.48</text:p>
          </table:table-cell>
          <table:table-cell office:value-type="string" table:style-name="ce4">
            <text:p>78<text:span text:style-name="T1">: </text:span><text:span text:style-name="T2">47.81309597127978</text:span></text:p>
          </table:table-cell>
          <table:table-cell office:value-type="string" office:string-value="47.81309597127978" table:formula="of:=RIGHT([.E83];LEN([.E83])-4)" table:style-name="ce5">
            <text:p>47.81309597127978</text:p>
          </table:table-cell>
          <table:table-cell office:value-type="float" office:value="47.813095971279701" table:formula="of:=[.F83]+0" table:style-name="ce5">
            <text:p>47.81</text:p>
          </table:table-cell>
          <table:table-cell office:value-type="string" table:style-name="ce4">
            <text:p>78<text:span text:style-name="T1">: </text:span><text:span text:style-name="T2">47.79449019650827</text:span></text:p>
          </table:table-cell>
          <table:table-cell office:value-type="string" office:string-value="47.79449019650827" table:formula="of:=RIGHT([.H83];LEN([.H83])-4)" table:style-name="ce5">
            <text:p>47.79449019650827</text:p>
          </table:table-cell>
          <table:table-cell office:value-type="float" office:value="47.7944901965082" table:formula="of:=[.I83]+0" table:style-name="ce5">
            <text:p>47.79</text:p>
          </table:table-cell>
          <table:table-cell office:value-type="string" table:style-name="ce4">
            <text:p>78<text:span text:style-name="T1">: </text:span><text:span text:style-name="T2">88.99189798335287</text:span></text:p>
          </table:table-cell>
          <table:table-cell office:value-type="string" office:string-value="88.99189798335287" table:formula="of:=RIGHT([.K83];LEN([.K83])-4)" table:style-name="ce5">
            <text:p>88.99189798335287</text:p>
          </table:table-cell>
          <table:table-cell office:value-type="float" office:value="88.9918979833528" table:formula="of:=[.L83]+0" table:style-name="ce5">
            <text:p>88.99</text:p>
          </table:table-cell>
          <table:table-cell office:value-type="string" table:style-name="ce4">
            <text:p>78<text:span text:style-name="T1">: </text:span><text:span text:style-name="T2">45.44224582180918</text:span></text:p>
          </table:table-cell>
          <table:table-cell office:value-type="string" office:string-value="45.44224582180918" table:formula="of:=RIGHT([.N83];LEN([.N83])-4)" table:style-name="ce5">
            <text:p>45.44224582180918</text:p>
          </table:table-cell>
          <table:table-cell office:value-type="float" office:value="45.442245821809102" table:formula="of:=[.O83]+0" table:style-name="ce5">
            <text:p>45.44</text:p>
          </table:table-cell>
          <table:table-cell office:value-type="string" table:style-name="ce4">
            <text:p>78<text:span text:style-name="T1">: </text:span><text:span text:style-name="T2">24.05654598543781</text:span></text:p>
          </table:table-cell>
          <table:table-cell office:value-type="string" office:string-value="24.05654598543781" table:formula="of:=RIGHT([.Q83];LEN([.Q83])-4)" table:style-name="ce5">
            <text:p>24.05654598543781</text:p>
          </table:table-cell>
          <table:table-cell office:value-type="float" office:value="24.056545985437801" table:formula="of:=[.R83]+0" table:style-name="ce5">
            <text:p>24.06</text:p>
          </table:table-cell>
          <table:table-cell office:value-type="string" table:style-name="ce4">
            <text:p>78<text:span text:style-name="T1">: </text:span><text:span text:style-name="T2">27.143620804098664</text:span></text:p>
          </table:table-cell>
          <table:table-cell office:value-type="string" office:string-value="27.143620804098664" table:formula="of:=RIGHT([.T83];LEN([.T83])-4)" table:style-name="ce5">
            <text:p>27.143620804098664</text:p>
          </table:table-cell>
          <table:table-cell office:value-type="float" office:value="27.1436208040986" table:formula="of:=[.U83]+0" table:style-name="ce5">
            <text:p>27.14</text:p>
          </table:table-cell>
          <table:table-cell office:value-type="string" table:style-name="ce4">
            <text:p>78<text:span text:style-name="T1">: </text:span><text:span text:style-name="T2">65.96939144774866</text:span></text:p>
          </table:table-cell>
          <table:table-cell office:value-type="string" office:string-value="65.96939144774866" table:formula="of:=RIGHT([.W83];LEN([.W83])-4)" table:style-name="ce5">
            <text:p>65.96939144774866</text:p>
          </table:table-cell>
          <table:table-cell office:value-type="float" office:value="65.969391447748606" table:formula="of:=[.X83]+0" table:style-name="ce5">
            <text:p>65.97</text:p>
          </table:table-cell>
          <table:table-cell office:value-type="string" table:style-name="ce4">
            <text:p>78<text:span text:style-name="T1">: </text:span><text:span text:style-name="T2">57.46157126227348</text:span></text:p>
          </table:table-cell>
          <table:table-cell office:value-type="string" office:string-value="57.46157126227348" table:formula="of:=RIGHT([.Z83];LEN([.Z83])-4)" table:style-name="ce5">
            <text:p>57.46157126227348</text:p>
          </table:table-cell>
          <table:table-cell office:value-type="float" office:value="57.461571262273402" table:formula="of:=[.AA83]+0" table:style-name="ce5">
            <text:p>57.46</text:p>
          </table:table-cell>
          <table:table-cell office:value-type="string" table:style-name="ce4">
            <text:p>78<text:span text:style-name="T1">: </text:span><text:span text:style-name="T2">40.92512167795097</text:span></text:p>
          </table:table-cell>
          <table:table-cell office:value-type="string" office:string-value="40.92512167795097" table:formula="of:=RIGHT([.AC83];LEN([.AC83])-4)" table:style-name="ce5">
            <text:p>40.92512167795097</text:p>
          </table:table-cell>
          <table:table-cell office:value-type="float" office:value="40.925121677950898" table:formula="of:=[.AD83]+0" table:style-name="ce5">
            <text:p>40.93</text:p>
          </table:table-cell>
          <table:table-cell office:value-type="float" office:value="49.407954313936912" table:formula="of:=([.D83]+[.G83]+[.J83]+[.M83]+[.P83]+[.S83]+[.V83]+[.Y83]+[.AB83]+[.AE83])/10" table:style-name="ce5">
            <text:p>49.41</text:p>
          </table:table-cell>
          <table:table-cell office:value-type="float" office:value="18.672961227081355" table:formula="of:=STDEV([.D83];[.G83];[.J83];[.M83];[.P83];[.S83];[.V83];[.Y83];[.AB83];[.AE83])" table:style-name="ce1">
            <text:p>18.67296123</text:p>
          </table:table-cell>
          <table:table-cell table:number-columns-repeated="16351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4">
            <text:p>79<text:span text:style-name="T1">: </text:span><text:span text:style-name="T2">47.43750412043265</text:span></text:p>
          </table:table-cell>
          <table:table-cell office:value-type="string" office:string-value="47.43750412043265" table:formula="of:=RIGHT([.B84];LEN([.B84])-4)" table:style-name="ce5">
            <text:p>47.43750412043265</text:p>
          </table:table-cell>
          <table:table-cell office:value-type="float" office:value="47.4375041204326" table:formula="of:=[.C84]+0" table:style-name="ce5">
            <text:p>47.44</text:p>
          </table:table-cell>
          <table:table-cell office:value-type="string" table:style-name="ce4">
            <text:p>79<text:span text:style-name="T1">: </text:span><text:span text:style-name="T2">42.169286780890005</text:span></text:p>
          </table:table-cell>
          <table:table-cell office:value-type="string" office:string-value="42.169286780890005" table:formula="of:=RIGHT([.E84];LEN([.E84])-4)" table:style-name="ce5">
            <text:p>42.169286780890005</text:p>
          </table:table-cell>
          <table:table-cell office:value-type="float" office:value="42.169286780889998" table:formula="of:=[.F84]+0" table:style-name="ce5">
            <text:p>42.17</text:p>
          </table:table-cell>
          <table:table-cell office:value-type="string" table:style-name="ce4">
            <text:p>79<text:span text:style-name="T1">: </text:span><text:span text:style-name="T2">45.55817468089628</text:span></text:p>
          </table:table-cell>
          <table:table-cell office:value-type="string" office:string-value="45.55817468089628" table:formula="of:=RIGHT([.H84];LEN([.H84])-4)" table:style-name="ce5">
            <text:p>45.55817468089628</text:p>
          </table:table-cell>
          <table:table-cell office:value-type="float" office:value="45.558174680896201" table:formula="of:=[.I84]+0" table:style-name="ce5">
            <text:p>45.56</text:p>
          </table:table-cell>
          <table:table-cell office:value-type="string" table:style-name="ce4">
            <text:p>79<text:span text:style-name="T1">: </text:span><text:span text:style-name="T2">78.14645243716991</text:span></text:p>
          </table:table-cell>
          <table:table-cell office:value-type="string" office:string-value="78.14645243716991" table:formula="of:=RIGHT([.K84];LEN([.K84])-4)" table:style-name="ce5">
            <text:p>78.14645243716991</text:p>
          </table:table-cell>
          <table:table-cell office:value-type="float" office:value="78.146452437169899" table:formula="of:=[.L84]+0" table:style-name="ce5">
            <text:p>78.15</text:p>
          </table:table-cell>
          <table:table-cell office:value-type="string" table:style-name="ce4">
            <text:p>79<text:span text:style-name="T1">: </text:span><text:span text:style-name="T2">39.34159920178313</text:span></text:p>
          </table:table-cell>
          <table:table-cell office:value-type="string" office:string-value="39.34159920178313" table:formula="of:=RIGHT([.N84];LEN([.N84])-4)" table:style-name="ce5">
            <text:p>39.34159920178313</text:p>
          </table:table-cell>
          <table:table-cell office:value-type="float" office:value="39.341599201783097" table:formula="of:=[.O84]+0" table:style-name="ce5">
            <text:p>39.34</text:p>
          </table:table-cell>
          <table:table-cell office:value-type="string" table:style-name="ce4">
            <text:p>79<text:span text:style-name="T1">: </text:span><text:span text:style-name="T2">24.711379144278315</text:span></text:p>
          </table:table-cell>
          <table:table-cell office:value-type="string" office:string-value="24.711379144278315" table:formula="of:=RIGHT([.Q84];LEN([.Q84])-4)" table:style-name="ce5">
            <text:p>24.711379144278315</text:p>
          </table:table-cell>
          <table:table-cell office:value-type="float" office:value="24.7113791442783" table:formula="of:=[.R84]+0" table:style-name="ce5">
            <text:p>24.71</text:p>
          </table:table-cell>
          <table:table-cell office:value-type="string" table:style-name="ce4">
            <text:p>79<text:span text:style-name="T1">: </text:span><text:span text:style-name="T2">23.487303779704796</text:span></text:p>
          </table:table-cell>
          <table:table-cell office:value-type="string" office:string-value="23.487303779704796" table:formula="of:=RIGHT([.T84];LEN([.T84])-4)" table:style-name="ce5">
            <text:p>23.487303779704796</text:p>
          </table:table-cell>
          <table:table-cell office:value-type="float" office:value="23.4873037797047" table:formula="of:=[.U84]+0" table:style-name="ce5">
            <text:p>23.49</text:p>
          </table:table-cell>
          <table:table-cell office:value-type="string" table:style-name="ce4">
            <text:p>79<text:span text:style-name="T1">: </text:span><text:span text:style-name="T2">59.387509029087994</text:span></text:p>
          </table:table-cell>
          <table:table-cell office:value-type="string" office:string-value="59.387509029087994" table:formula="of:=RIGHT([.W84];LEN([.W84])-4)" table:style-name="ce5">
            <text:p>59.387509029087994</text:p>
          </table:table-cell>
          <table:table-cell office:value-type="float" office:value="59.387509029087902" table:formula="of:=[.X84]+0" table:style-name="ce5">
            <text:p>59.39</text:p>
          </table:table-cell>
          <table:table-cell office:value-type="string" table:style-name="ce4">
            <text:p>79<text:span text:style-name="T1">: </text:span><text:span text:style-name="T2">54.83340731470489</text:span></text:p>
          </table:table-cell>
          <table:table-cell office:value-type="string" office:string-value="54.83340731470489" table:formula="of:=RIGHT([.Z84];LEN([.Z84])-4)" table:style-name="ce5">
            <text:p>54.83340731470489</text:p>
          </table:table-cell>
          <table:table-cell office:value-type="float" office:value="54.8334073147048" table:formula="of:=[.AA84]+0" table:style-name="ce5">
            <text:p>54.83</text:p>
          </table:table-cell>
          <table:table-cell office:value-type="string" table:style-name="ce4">
            <text:p>79<text:span text:style-name="T1">: </text:span><text:span text:style-name="T2">39.35126922998607</text:span></text:p>
          </table:table-cell>
          <table:table-cell office:value-type="string" office:string-value="39.35126922998607" table:formula="of:=RIGHT([.AC84];LEN([.AC84])-4)" table:style-name="ce5">
            <text:p>39.35126922998607</text:p>
          </table:table-cell>
          <table:table-cell office:value-type="float" office:value="39.351269229986002" table:formula="of:=[.AD84]+0" table:style-name="ce5">
            <text:p>39.35</text:p>
          </table:table-cell>
          <table:table-cell office:value-type="float" office:value="45.442388571893346" table:formula="of:=([.D84]+[.G84]+[.J84]+[.M84]+[.P84]+[.S84]+[.V84]+[.Y84]+[.AB84]+[.AE84])/10" table:style-name="ce5">
            <text:p>45.44</text:p>
          </table:table-cell>
          <table:table-cell office:value-type="float" office:value="16.169389339815282" table:formula="of:=STDEV([.D84];[.G84];[.J84];[.M84];[.P84];[.S84];[.V84];[.Y84];[.AB84];[.AE84])" table:style-name="ce1">
            <text:p>16.16938934</text:p>
          </table:table-cell>
          <table:table-cell table:number-columns-repeated="16351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4">
            <text:p>80<text:span text:style-name="T1">: </text:span><text:span text:style-name="T2">55.15113646730167</text:span></text:p>
          </table:table-cell>
          <table:table-cell office:value-type="string" office:string-value="55.15113646730167" table:formula="of:=RIGHT([.B85];LEN([.B85])-4)" table:style-name="ce5">
            <text:p>55.15113646730167</text:p>
          </table:table-cell>
          <table:table-cell office:value-type="float" office:value="55.151136467301598" table:formula="of:=[.C85]+0" table:style-name="ce5">
            <text:p>55.15</text:p>
          </table:table-cell>
          <table:table-cell office:value-type="string" table:style-name="ce4">
            <text:p>80<text:span text:style-name="T1">: </text:span><text:span text:style-name="T2">51.42193100909744</text:span></text:p>
          </table:table-cell>
          <table:table-cell office:value-type="string" office:string-value="51.42193100909744" table:formula="of:=RIGHT([.E85];LEN([.E85])-4)" table:style-name="ce5">
            <text:p>51.42193100909744</text:p>
          </table:table-cell>
          <table:table-cell office:value-type="float" office:value="51.421931009097399" table:formula="of:=[.F85]+0" table:style-name="ce5">
            <text:p>51.42</text:p>
          </table:table-cell>
          <table:table-cell office:value-type="string" table:style-name="ce4">
            <text:p>80<text:span text:style-name="T1">: </text:span><text:span text:style-name="T2">55.20193582390478</text:span></text:p>
          </table:table-cell>
          <table:table-cell office:value-type="string" office:string-value="55.20193582390478" table:formula="of:=RIGHT([.H85];LEN([.H85])-4)" table:style-name="ce5">
            <text:p>55.20193582390478</text:p>
          </table:table-cell>
          <table:table-cell office:value-type="float" office:value="55.201935823904698" table:formula="of:=[.I85]+0" table:style-name="ce5">
            <text:p>55.20</text:p>
          </table:table-cell>
          <table:table-cell office:value-type="string" table:style-name="ce4">
            <text:p>80<text:span text:style-name="T1">: </text:span><text:span text:style-name="T2">74.86114978296362</text:span></text:p>
          </table:table-cell>
          <table:table-cell office:value-type="string" office:string-value="74.86114978296362" table:formula="of:=RIGHT([.K85];LEN([.K85])-4)" table:style-name="ce5">
            <text:p>74.86114978296362</text:p>
          </table:table-cell>
          <table:table-cell office:value-type="float" office:value="74.861149782963594" table:formula="of:=[.L85]+0" table:style-name="ce5">
            <text:p>74.86</text:p>
          </table:table-cell>
          <table:table-cell office:value-type="string" table:style-name="ce4">
            <text:p>80<text:span text:style-name="T1">: </text:span><text:span text:style-name="T2">46.04353201755075</text:span></text:p>
          </table:table-cell>
          <table:table-cell office:value-type="string" office:string-value="46.04353201755075" table:formula="of:=RIGHT([.N85];LEN([.N85])-4)" table:style-name="ce5">
            <text:p>46.04353201755075</text:p>
          </table:table-cell>
          <table:table-cell office:value-type="float" office:value="46.043532017550703" table:formula="of:=[.O85]+0" table:style-name="ce5">
            <text:p>46.04</text:p>
          </table:table-cell>
          <table:table-cell office:value-type="string" table:style-name="ce4">
            <text:p>80<text:span text:style-name="T1">: </text:span><text:span text:style-name="T2">23.574188497880012</text:span></text:p>
          </table:table-cell>
          <table:table-cell office:value-type="string" office:string-value="23.574188497880012" table:formula="of:=RIGHT([.Q85];LEN([.Q85])-4)" table:style-name="ce5">
            <text:p>23.574188497880012</text:p>
          </table:table-cell>
          <table:table-cell office:value-type="float" office:value="23.574188497880002" table:formula="of:=[.R85]+0" table:style-name="ce5">
            <text:p>23.57</text:p>
          </table:table-cell>
          <table:table-cell office:value-type="string" table:style-name="ce4">
            <text:p>80<text:span text:style-name="T1">: </text:span><text:span text:style-name="T2">15.719076085614466</text:span></text:p>
          </table:table-cell>
          <table:table-cell office:value-type="string" office:string-value="15.719076085614466" table:formula="of:=RIGHT([.T85];LEN([.T85])-4)" table:style-name="ce5">
            <text:p>15.719076085614466</text:p>
          </table:table-cell>
          <table:table-cell office:value-type="float" office:value="15.7190760856144" table:formula="of:=[.U85]+0" table:style-name="ce5">
            <text:p>15.72</text:p>
          </table:table-cell>
          <table:table-cell office:value-type="string" table:style-name="ce4">
            <text:p>80<text:span text:style-name="T1">: </text:span><text:span text:style-name="T2">58.98543021753312</text:span></text:p>
          </table:table-cell>
          <table:table-cell office:value-type="string" office:string-value="58.98543021753312" table:formula="of:=RIGHT([.W85];LEN([.W85])-4)" table:style-name="ce5">
            <text:p>58.98543021753312</text:p>
          </table:table-cell>
          <table:table-cell office:value-type="float" office:value="58.9854302175331" table:formula="of:=[.X85]+0" table:style-name="ce5">
            <text:p>58.99</text:p>
          </table:table-cell>
          <table:table-cell office:value-type="string" table:style-name="ce4">
            <text:p>80<text:span text:style-name="T1">: </text:span><text:span text:style-name="T2">42.41866771878945</text:span></text:p>
          </table:table-cell>
          <table:table-cell office:value-type="string" office:string-value="42.41866771878945" table:formula="of:=RIGHT([.Z85];LEN([.Z85])-4)" table:style-name="ce5">
            <text:p>42.41866771878945</text:p>
          </table:table-cell>
          <table:table-cell office:value-type="float" office:value="42.418667718789401" table:formula="of:=[.AA85]+0" table:style-name="ce5">
            <text:p>42.42</text:p>
          </table:table-cell>
          <table:table-cell office:value-type="string" table:style-name="ce4">
            <text:p>80<text:span text:style-name="T1">: </text:span><text:span text:style-name="T2">38.06065988669992</text:span></text:p>
          </table:table-cell>
          <table:table-cell office:value-type="string" office:string-value="38.06065988669992" table:formula="of:=RIGHT([.AC85];LEN([.AC85])-4)" table:style-name="ce5">
            <text:p>38.06065988669992</text:p>
          </table:table-cell>
          <table:table-cell office:value-type="float" office:value="38.060659886699902" table:formula="of:=[.AD85]+0" table:style-name="ce5">
            <text:p>38.06</text:p>
          </table:table-cell>
          <table:table-cell office:value-type="float" office:value="46.143770750733481" table:formula="of:=([.D85]+[.G85]+[.J85]+[.M85]+[.P85]+[.S85]+[.V85]+[.Y85]+[.AB85]+[.AE85])/10" table:style-name="ce5">
            <text:p>46.14</text:p>
          </table:table-cell>
          <table:table-cell office:value-type="float" office:value="17.304171795894074" table:formula="of:=STDEV([.D85];[.G85];[.J85];[.M85];[.P85];[.S85];[.V85];[.Y85];[.AB85];[.AE85])" table:style-name="ce1">
            <text:p>17.3041718</text:p>
          </table:table-cell>
          <table:table-cell table:number-columns-repeated="16351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4">
            <text:p>81<text:span text:style-name="T1">: </text:span><text:span text:style-name="T2">50.56720862315059</text:span></text:p>
          </table:table-cell>
          <table:table-cell office:value-type="string" office:string-value="50.56720862315059" table:formula="of:=RIGHT([.B86];LEN([.B86])-4)" table:style-name="ce5">
            <text:p>50.56720862315059</text:p>
          </table:table-cell>
          <table:table-cell office:value-type="float" office:value="50.567208623150499" table:formula="of:=[.C86]+0" table:style-name="ce5">
            <text:p>50.57</text:p>
          </table:table-cell>
          <table:table-cell office:value-type="string" table:style-name="ce4">
            <text:p>81<text:span text:style-name="T1">: </text:span><text:span text:style-name="T2">38.3011330260304</text:span></text:p>
          </table:table-cell>
          <table:table-cell office:value-type="string" office:string-value="38.3011330260304" table:formula="of:=RIGHT([.E86];LEN([.E86])-4)" table:style-name="ce5">
            <text:p>38.3011330260304</text:p>
          </table:table-cell>
          <table:table-cell office:value-type="float" office:value="38.301133026030399" table:formula="of:=[.F86]+0" table:style-name="ce5">
            <text:p>38.30</text:p>
          </table:table-cell>
          <table:table-cell office:value-type="string" table:style-name="ce4">
            <text:p>81<text:span text:style-name="T1">: </text:span><text:span text:style-name="T2">51.07823580975641</text:span></text:p>
          </table:table-cell>
          <table:table-cell office:value-type="string" office:string-value="51.07823580975641" table:formula="of:=RIGHT([.H86];LEN([.H86])-4)" table:style-name="ce5">
            <text:p>51.07823580975641</text:p>
          </table:table-cell>
          <table:table-cell office:value-type="float" office:value="51.0782358097564" table:formula="of:=[.I86]+0" table:style-name="ce5">
            <text:p>51.08</text:p>
          </table:table-cell>
          <table:table-cell office:value-type="string" table:style-name="ce4">
            <text:p>81<text:span text:style-name="T1">: </text:span><text:span text:style-name="T2">77.35444616802963</text:span></text:p>
          </table:table-cell>
          <table:table-cell office:value-type="string" office:string-value="77.35444616802963" table:formula="of:=RIGHT([.K86];LEN([.K86])-4)" table:style-name="ce5">
            <text:p>77.35444616802963</text:p>
          </table:table-cell>
          <table:table-cell office:value-type="float" office:value="77.354446168029597" table:formula="of:=[.L86]+0" table:style-name="ce5">
            <text:p>77.35</text:p>
          </table:table-cell>
          <table:table-cell office:value-type="string" table:style-name="ce4">
            <text:p>81<text:span text:style-name="T1">: </text:span><text:span text:style-name="T2">43.25256795517258</text:span></text:p>
          </table:table-cell>
          <table:table-cell office:value-type="string" office:string-value="43.25256795517258" table:formula="of:=RIGHT([.N86];LEN([.N86])-4)" table:style-name="ce5">
            <text:p>43.25256795517258</text:p>
          </table:table-cell>
          <table:table-cell office:value-type="float" office:value="43.252567955172502" table:formula="of:=[.O86]+0" table:style-name="ce5">
            <text:p>43.25</text:p>
          </table:table-cell>
          <table:table-cell office:value-type="string" table:style-name="ce4">
            <text:p>81<text:span text:style-name="T1">: </text:span><text:span text:style-name="T2">31.400145420636363</text:span></text:p>
          </table:table-cell>
          <table:table-cell office:value-type="string" office:string-value="31.400145420636363" table:formula="of:=RIGHT([.Q86];LEN([.Q86])-4)" table:style-name="ce5">
            <text:p>31.400145420636363</text:p>
          </table:table-cell>
          <table:table-cell office:value-type="float" office:value="31.400145420636299" table:formula="of:=[.R86]+0" table:style-name="ce5">
            <text:p>31.40</text:p>
          </table:table-cell>
          <table:table-cell office:value-type="string" table:style-name="ce4">
            <text:p>81<text:span text:style-name="T1">: </text:span><text:span text:style-name="T2">20.589721759236877</text:span></text:p>
          </table:table-cell>
          <table:table-cell office:value-type="string" office:string-value="20.589721759236877" table:formula="of:=RIGHT([.T86];LEN([.T86])-4)" table:style-name="ce5">
            <text:p>20.589721759236877</text:p>
          </table:table-cell>
          <table:table-cell office:value-type="float" office:value="20.589721759236799" table:formula="of:=[.U86]+0" table:style-name="ce5">
            <text:p>20.59</text:p>
          </table:table-cell>
          <table:table-cell office:value-type="string" table:style-name="ce4">
            <text:p>81<text:span text:style-name="T1">: </text:span><text:span text:style-name="T2">66.33548884068564</text:span></text:p>
          </table:table-cell>
          <table:table-cell office:value-type="string" office:string-value="66.33548884068564" table:formula="of:=RIGHT([.W86];LEN([.W86])-4)" table:style-name="ce5">
            <text:p>66.33548884068564</text:p>
          </table:table-cell>
          <table:table-cell office:value-type="float" office:value="66.335488840685599" table:formula="of:=[.X86]+0" table:style-name="ce5">
            <text:p>66.34</text:p>
          </table:table-cell>
          <table:table-cell office:value-type="string" table:style-name="ce4">
            <text:p>81<text:span text:style-name="T1">: </text:span><text:span text:style-name="T2">39.35362023278553</text:span></text:p>
          </table:table-cell>
          <table:table-cell office:value-type="string" office:string-value="39.35362023278553" table:formula="of:=RIGHT([.Z86];LEN([.Z86])-4)" table:style-name="ce5">
            <text:p>39.35362023278553</text:p>
          </table:table-cell>
          <table:table-cell office:value-type="float" office:value="39.353620232785502" table:formula="of:=[.AA86]+0" table:style-name="ce5">
            <text:p>39.35</text:p>
          </table:table-cell>
          <table:table-cell office:value-type="string" table:style-name="ce4">
            <text:p>81<text:span text:style-name="T1">: </text:span><text:span text:style-name="T2">35.887949674282495</text:span></text:p>
          </table:table-cell>
          <table:table-cell office:value-type="string" office:string-value="35.887949674282495" table:formula="of:=RIGHT([.AC86];LEN([.AC86])-4)" table:style-name="ce5">
            <text:p>35.887949674282495</text:p>
          </table:table-cell>
          <table:table-cell office:value-type="float" office:value="35.887949674282403" table:formula="of:=[.AD86]+0" table:style-name="ce5">
            <text:p>35.89</text:p>
          </table:table-cell>
          <table:table-cell office:value-type="float" office:value="45.412051750976602" table:formula="of:=([.D86]+[.G86]+[.J86]+[.M86]+[.P86]+[.S86]+[.V86]+[.Y86]+[.AB86]+[.AE86])/10" table:style-name="ce5">
            <text:p>45.41</text:p>
          </table:table-cell>
          <table:table-cell office:value-type="float" office:value="16.706323813788359" table:formula="of:=STDEV([.D86];[.G86];[.J86];[.M86];[.P86];[.S86];[.V86];[.Y86];[.AB86];[.AE86])" table:style-name="ce1">
            <text:p>16.70632381</text:p>
          </table:table-cell>
          <table:table-cell table:number-columns-repeated="16351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4">
            <text:p>82<text:span text:style-name="T1">: </text:span><text:span text:style-name="T2">45.8440874335911</text:span></text:p>
          </table:table-cell>
          <table:table-cell office:value-type="string" office:string-value="45.8440874335911" table:formula="of:=RIGHT([.B87];LEN([.B87])-4)" table:style-name="ce5">
            <text:p>45.8440874335911</text:p>
          </table:table-cell>
          <table:table-cell office:value-type="float" office:value="45.844087433591099" table:formula="of:=[.C87]+0" table:style-name="ce5">
            <text:p>45.84</text:p>
          </table:table-cell>
          <table:table-cell office:value-type="string" table:style-name="ce4">
            <text:p>82<text:span text:style-name="T1">: </text:span><text:span text:style-name="T2">41.99551971710835</text:span></text:p>
          </table:table-cell>
          <table:table-cell office:value-type="string" office:string-value="41.99551971710835" table:formula="of:=RIGHT([.E87];LEN([.E87])-4)" table:style-name="ce5">
            <text:p>41.99551971710835</text:p>
          </table:table-cell>
          <table:table-cell office:value-type="float" office:value="41.995519717108301" table:formula="of:=[.F87]+0" table:style-name="ce5">
            <text:p>42.00</text:p>
          </table:table-cell>
          <table:table-cell office:value-type="string" table:style-name="ce4">
            <text:p>82<text:span text:style-name="T1">: </text:span><text:span text:style-name="T2">46.79932707655356</text:span></text:p>
          </table:table-cell>
          <table:table-cell office:value-type="string" office:string-value="46.79932707655356" table:formula="of:=RIGHT([.H87];LEN([.H87])-4)" table:style-name="ce5">
            <text:p>46.79932707655356</text:p>
          </table:table-cell>
          <table:table-cell office:value-type="float" office:value="46.799327076553503" table:formula="of:=[.I87]+0" table:style-name="ce5">
            <text:p>46.80</text:p>
          </table:table-cell>
          <table:table-cell office:value-type="string" table:style-name="ce4">
            <text:p>82<text:span text:style-name="T1">: </text:span><text:span text:style-name="T2">70.65786624233901</text:span></text:p>
          </table:table-cell>
          <table:table-cell office:value-type="string" office:string-value="70.65786624233901" table:formula="of:=RIGHT([.K87];LEN([.K87])-4)" table:style-name="ce5">
            <text:p>70.65786624233901</text:p>
          </table:table-cell>
          <table:table-cell office:value-type="float" office:value="70.657866242338997" table:formula="of:=[.L87]+0" table:style-name="ce5">
            <text:p>70.66</text:p>
          </table:table-cell>
          <table:table-cell office:value-type="string" table:style-name="ce4">
            <text:p>82<text:span text:style-name="T1">: </text:span><text:span text:style-name="T2">51.381069616241646</text:span></text:p>
          </table:table-cell>
          <table:table-cell office:value-type="string" office:string-value="51.381069616241646" table:formula="of:=RIGHT([.N87];LEN([.N87])-4)" table:style-name="ce5">
            <text:p>51.381069616241646</text:p>
          </table:table-cell>
          <table:table-cell office:value-type="float" office:value="51.381069616241597" table:formula="of:=[.O87]+0" table:style-name="ce5">
            <text:p>51.38</text:p>
          </table:table-cell>
          <table:table-cell office:value-type="string" table:style-name="ce4">
            <text:p>82<text:span text:style-name="T1">: </text:span><text:span text:style-name="T2">23.88655733205278</text:span></text:p>
          </table:table-cell>
          <table:table-cell office:value-type="string" office:string-value="23.88655733205278" table:formula="of:=RIGHT([.Q87];LEN([.Q87])-4)" table:style-name="ce5">
            <text:p>23.88655733205278</text:p>
          </table:table-cell>
          <table:table-cell office:value-type="float" office:value="23.8865573320527" table:formula="of:=[.R87]+0" table:style-name="ce5">
            <text:p>23.89</text:p>
          </table:table-cell>
          <table:table-cell office:value-type="string" table:style-name="ce4">
            <text:p>82<text:span text:style-name="T1">: </text:span><text:span text:style-name="T2">21.674050034470763</text:span></text:p>
          </table:table-cell>
          <table:table-cell office:value-type="string" office:string-value="21.674050034470763" table:formula="of:=RIGHT([.T87];LEN([.T87])-4)" table:style-name="ce5">
            <text:p>21.674050034470763</text:p>
          </table:table-cell>
          <table:table-cell office:value-type="float" office:value="21.674050034470699" table:formula="of:=[.U87]+0" table:style-name="ce5">
            <text:p>21.67</text:p>
          </table:table-cell>
          <table:table-cell office:value-type="string" table:style-name="ce4">
            <text:p>82<text:span text:style-name="T1">: </text:span><text:span text:style-name="T2">65.86985426045482</text:span></text:p>
          </table:table-cell>
          <table:table-cell office:value-type="string" office:string-value="65.86985426045482" table:formula="of:=RIGHT([.W87];LEN([.W87])-4)" table:style-name="ce5">
            <text:p>65.86985426045482</text:p>
          </table:table-cell>
          <table:table-cell office:value-type="float" office:value="65.869854260454801" table:formula="of:=[.X87]+0" table:style-name="ce5">
            <text:p>65.87</text:p>
          </table:table-cell>
          <table:table-cell office:value-type="string" table:style-name="ce4">
            <text:p>82<text:span text:style-name="T1">: </text:span><text:span text:style-name="T2">46.55568763817232</text:span></text:p>
          </table:table-cell>
          <table:table-cell office:value-type="string" office:string-value="46.55568763817232" table:formula="of:=RIGHT([.Z87];LEN([.Z87])-4)" table:style-name="ce5">
            <text:p>46.55568763817232</text:p>
          </table:table-cell>
          <table:table-cell office:value-type="float" office:value="46.555687638172301" table:formula="of:=[.AA87]+0" table:style-name="ce5">
            <text:p>46.56</text:p>
          </table:table-cell>
          <table:table-cell office:value-type="string" table:style-name="ce4">
            <text:p>82<text:span text:style-name="T1">: </text:span><text:span text:style-name="T2">51.64567062025556</text:span></text:p>
          </table:table-cell>
          <table:table-cell office:value-type="string" office:string-value="51.64567062025556" table:formula="of:=RIGHT([.AC87];LEN([.AC87])-4)" table:style-name="ce5">
            <text:p>51.64567062025556</text:p>
          </table:table-cell>
          <table:table-cell office:value-type="float" office:value="51.645670620255501" table:formula="of:=[.AD87]+0" table:style-name="ce5">
            <text:p>51.65</text:p>
          </table:table-cell>
          <table:table-cell office:value-type="float" office:value="46.630968997123951" table:formula="of:=([.D87]+[.G87]+[.J87]+[.M87]+[.P87]+[.S87]+[.V87]+[.Y87]+[.AB87]+[.AE87])/10" table:style-name="ce5">
            <text:p>46.63</text:p>
          </table:table-cell>
          <table:table-cell office:value-type="float" office:value="15.482728140722646" table:formula="of:=STDEV([.D87];[.G87];[.J87];[.M87];[.P87];[.S87];[.V87];[.Y87];[.AB87];[.AE87])" table:style-name="ce1">
            <text:p>15.48272814</text:p>
          </table:table-cell>
          <table:table-cell table:number-columns-repeated="16351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4">
            <text:p>83<text:span text:style-name="T1">: </text:span><text:span text:style-name="T2">56.63045027766998</text:span></text:p>
          </table:table-cell>
          <table:table-cell office:value-type="string" office:string-value="56.63045027766998" table:formula="of:=RIGHT([.B88];LEN([.B88])-4)" table:style-name="ce5">
            <text:p>56.63045027766998</text:p>
          </table:table-cell>
          <table:table-cell office:value-type="float" office:value="56.630450277669901" table:formula="of:=[.C88]+0" table:style-name="ce5">
            <text:p>56.63</text:p>
          </table:table-cell>
          <table:table-cell office:value-type="string" table:style-name="ce4">
            <text:p>83<text:span text:style-name="T1">: </text:span><text:span text:style-name="T2">36.02069272930465</text:span></text:p>
          </table:table-cell>
          <table:table-cell office:value-type="string" office:string-value="36.02069272930465" table:formula="of:=RIGHT([.E88];LEN([.E88])-4)" table:style-name="ce5">
            <text:p>36.02069272930465</text:p>
          </table:table-cell>
          <table:table-cell office:value-type="float" office:value="36.020692729304599" table:formula="of:=[.F88]+0" table:style-name="ce5">
            <text:p>36.02</text:p>
          </table:table-cell>
          <table:table-cell office:value-type="string" table:style-name="ce4">
            <text:p>83<text:span text:style-name="T1">: </text:span><text:span text:style-name="T2">63.711056074253804</text:span></text:p>
          </table:table-cell>
          <table:table-cell office:value-type="string" office:string-value="63.711056074253804" table:formula="of:=RIGHT([.H88];LEN([.H88])-4)" table:style-name="ce5">
            <text:p>63.711056074253804</text:p>
          </table:table-cell>
          <table:table-cell office:value-type="float" office:value="63.711056074253797" table:formula="of:=[.I88]+0" table:style-name="ce5">
            <text:p>63.71</text:p>
          </table:table-cell>
          <table:table-cell office:value-type="string" table:style-name="ce4">
            <text:p>83<text:span text:style-name="T1">: </text:span><text:span text:style-name="T2">65.20360474701683</text:span></text:p>
          </table:table-cell>
          <table:table-cell office:value-type="string" office:string-value="65.20360474701683" table:formula="of:=RIGHT([.K88];LEN([.K88])-4)" table:style-name="ce5">
            <text:p>65.20360474701683</text:p>
          </table:table-cell>
          <table:table-cell office:value-type="float" office:value="65.203604747016797" table:formula="of:=[.L88]+0" table:style-name="ce5">
            <text:p>65.20</text:p>
          </table:table-cell>
          <table:table-cell office:value-type="string" table:style-name="ce4">
            <text:p>83<text:span text:style-name="T1">: </text:span><text:span text:style-name="T2">52.60723853030379</text:span></text:p>
          </table:table-cell>
          <table:table-cell office:value-type="string" office:string-value="52.60723853030379" table:formula="of:=RIGHT([.N88];LEN([.N88])-4)" table:style-name="ce5">
            <text:p>52.60723853030379</text:p>
          </table:table-cell>
          <table:table-cell office:value-type="float" office:value="52.607238530303697" table:formula="of:=[.O88]+0" table:style-name="ce5">
            <text:p>52.61</text:p>
          </table:table-cell>
          <table:table-cell office:value-type="string" table:style-name="ce4">
            <text:p>83<text:span text:style-name="T1">: </text:span><text:span text:style-name="T2">21.89975492234243</text:span></text:p>
          </table:table-cell>
          <table:table-cell office:value-type="string" office:string-value="21.89975492234243" table:formula="of:=RIGHT([.Q88];LEN([.Q88])-4)" table:style-name="ce5">
            <text:p>21.89975492234243</text:p>
          </table:table-cell>
          <table:table-cell office:value-type="float" office:value="21.8997549223424" table:formula="of:=[.R88]+0" table:style-name="ce5">
            <text:p>21.90</text:p>
          </table:table-cell>
          <table:table-cell office:value-type="string" table:style-name="ce4">
            <text:p>83<text:span text:style-name="T1">: </text:span><text:span text:style-name="T2">24.735073354580926</text:span></text:p>
          </table:table-cell>
          <table:table-cell office:value-type="string" office:string-value="24.735073354580926" table:formula="of:=RIGHT([.T88];LEN([.T88])-4)" table:style-name="ce5">
            <text:p>24.735073354580926</text:p>
          </table:table-cell>
          <table:table-cell office:value-type="float" office:value="24.735073354580901" table:formula="of:=[.U88]+0" table:style-name="ce5">
            <text:p>24.74</text:p>
          </table:table-cell>
          <table:table-cell office:value-type="string" table:style-name="ce4">
            <text:p>83<text:span text:style-name="T1">: </text:span><text:span text:style-name="T2">66.06248576514466</text:span></text:p>
          </table:table-cell>
          <table:table-cell office:value-type="string" office:string-value="66.06248576514466" table:formula="of:=RIGHT([.W88];LEN([.W88])-4)" table:style-name="ce5">
            <text:p>66.06248576514466</text:p>
          </table:table-cell>
          <table:table-cell office:value-type="float" office:value="66.062485765144601" table:formula="of:=[.X88]+0" table:style-name="ce5">
            <text:p>66.06</text:p>
          </table:table-cell>
          <table:table-cell office:value-type="string" table:style-name="ce4">
            <text:p>83<text:span text:style-name="T1">: </text:span><text:span text:style-name="T2">42.04157097703471</text:span></text:p>
          </table:table-cell>
          <table:table-cell office:value-type="string" office:string-value="42.04157097703471" table:formula="of:=RIGHT([.Z88];LEN([.Z88])-4)" table:style-name="ce5">
            <text:p>42.04157097703471</text:p>
          </table:table-cell>
          <table:table-cell office:value-type="float" office:value="42.041570977034702" table:formula="of:=[.AA88]+0" table:style-name="ce5">
            <text:p>42.04</text:p>
          </table:table-cell>
          <table:table-cell office:value-type="string" table:style-name="ce4">
            <text:p>83<text:span text:style-name="T1">: </text:span><text:span text:style-name="T2">38.91451975469783</text:span></text:p>
          </table:table-cell>
          <table:table-cell office:value-type="string" office:string-value="38.91451975469783" table:formula="of:=RIGHT([.AC88];LEN([.AC88])-4)" table:style-name="ce5">
            <text:p>38.91451975469783</text:p>
          </table:table-cell>
          <table:table-cell office:value-type="float" office:value="38.9145197546978" table:formula="of:=[.AD88]+0" table:style-name="ce5">
            <text:p>38.91</text:p>
          </table:table-cell>
          <table:table-cell office:value-type="float" office:value="46.782644713234923" table:formula="of:=([.D88]+[.G88]+[.J88]+[.M88]+[.P88]+[.S88]+[.V88]+[.Y88]+[.AB88]+[.AE88])/10" table:style-name="ce5">
            <text:p>46.78</text:p>
          </table:table-cell>
          <table:table-cell office:value-type="float" office:value="16.445123243786743" table:formula="of:=STDEV([.D88];[.G88];[.J88];[.M88];[.P88];[.S88];[.V88];[.Y88];[.AB88];[.AE88])" table:style-name="ce1">
            <text:p>16.44512324</text:p>
          </table:table-cell>
          <table:table-cell table:number-columns-repeated="16351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4">
            <text:p>84<text:span text:style-name="T1">: </text:span><text:span text:style-name="T2">43.110815468090195</text:span></text:p>
          </table:table-cell>
          <table:table-cell office:value-type="string" office:string-value="43.110815468090195" table:formula="of:=RIGHT([.B89];LEN([.B89])-4)" table:style-name="ce5">
            <text:p>43.110815468090195</text:p>
          </table:table-cell>
          <table:table-cell office:value-type="float" office:value="43.110815468090102" table:formula="of:=[.C89]+0" table:style-name="ce5">
            <text:p>43.11</text:p>
          </table:table-cell>
          <table:table-cell office:value-type="string" table:style-name="ce4">
            <text:p>84<text:span text:style-name="T1">: </text:span><text:span text:style-name="T2">41.76630203544592</text:span></text:p>
          </table:table-cell>
          <table:table-cell office:value-type="string" office:string-value="41.76630203544592" table:formula="of:=RIGHT([.E89];LEN([.E89])-4)" table:style-name="ce5">
            <text:p>41.76630203544592</text:p>
          </table:table-cell>
          <table:table-cell office:value-type="float" office:value="41.766302035445896" table:formula="of:=[.F89]+0" table:style-name="ce5">
            <text:p>41.77</text:p>
          </table:table-cell>
          <table:table-cell office:value-type="string" table:style-name="ce4">
            <text:p>84<text:span text:style-name="T1">: </text:span><text:span text:style-name="T2">67.50187097399436</text:span></text:p>
          </table:table-cell>
          <table:table-cell office:value-type="string" office:string-value="67.50187097399436" table:formula="of:=RIGHT([.H89];LEN([.H89])-4)" table:style-name="ce5">
            <text:p>67.50187097399436</text:p>
          </table:table-cell>
          <table:table-cell office:value-type="float" office:value="67.501870973994301" table:formula="of:=[.I89]+0" table:style-name="ce5">
            <text:p>67.50</text:p>
          </table:table-cell>
          <table:table-cell office:value-type="string" table:style-name="ce4">
            <text:p>84<text:span text:style-name="T1">: </text:span><text:span text:style-name="T2">76.76541689540561</text:span></text:p>
          </table:table-cell>
          <table:table-cell office:value-type="string" office:string-value="76.76541689540561" table:formula="of:=RIGHT([.K89];LEN([.K89])-4)" table:style-name="ce5">
            <text:p>76.76541689540561</text:p>
          </table:table-cell>
          <table:table-cell office:value-type="float" office:value="76.765416895405593" table:formula="of:=[.L89]+0" table:style-name="ce5">
            <text:p>76.77</text:p>
          </table:table-cell>
          <table:table-cell office:value-type="string" table:style-name="ce4">
            <text:p>84<text:span text:style-name="T1">: </text:span><text:span text:style-name="T2">47.12314986255082</text:span></text:p>
          </table:table-cell>
          <table:table-cell office:value-type="string" office:string-value="47.12314986255082" table:formula="of:=RIGHT([.N89];LEN([.N89])-4)" table:style-name="ce5">
            <text:p>47.12314986255082</text:p>
          </table:table-cell>
          <table:table-cell office:value-type="float" office:value="47.123149862550797" table:formula="of:=[.O89]+0" table:style-name="ce5">
            <text:p>47.12</text:p>
          </table:table-cell>
          <table:table-cell office:value-type="string" table:style-name="ce4">
            <text:p>84<text:span text:style-name="T1">: </text:span><text:span text:style-name="T2">21.354615997395403</text:span></text:p>
          </table:table-cell>
          <table:table-cell office:value-type="string" office:string-value="21.354615997395403" table:formula="of:=RIGHT([.Q89];LEN([.Q89])-4)" table:style-name="ce5">
            <text:p>21.354615997395403</text:p>
          </table:table-cell>
          <table:table-cell office:value-type="float" office:value="21.354615997395399" table:formula="of:=[.R89]+0" table:style-name="ce5">
            <text:p>21.35</text:p>
          </table:table-cell>
          <table:table-cell office:value-type="string" table:style-name="ce4">
            <text:p>84<text:span text:style-name="T1">: </text:span><text:span text:style-name="T2">19.50541672339255</text:span></text:p>
          </table:table-cell>
          <table:table-cell office:value-type="string" office:string-value="19.50541672339255" table:formula="of:=RIGHT([.T89];LEN([.T89])-4)" table:style-name="ce5">
            <text:p>19.50541672339255</text:p>
          </table:table-cell>
          <table:table-cell office:value-type="float" office:value="19.5054167233925" table:formula="of:=[.U89]+0" table:style-name="ce5">
            <text:p>19.51</text:p>
          </table:table-cell>
          <table:table-cell office:value-type="string" table:style-name="ce4">
            <text:p>84<text:span text:style-name="T1">: </text:span><text:span text:style-name="T2">70.9501293270587</text:span></text:p>
          </table:table-cell>
          <table:table-cell office:value-type="string" office:string-value="70.9501293270587" table:formula="of:=RIGHT([.W89];LEN([.W89])-4)" table:style-name="ce5">
            <text:p>70.9501293270587</text:p>
          </table:table-cell>
          <table:table-cell office:value-type="float" office:value="70.950129327058704" table:formula="of:=[.X89]+0" table:style-name="ce5">
            <text:p>70.95</text:p>
          </table:table-cell>
          <table:table-cell office:value-type="string" table:style-name="ce4">
            <text:p>84<text:span text:style-name="T1">: </text:span><text:span text:style-name="T2">41.56930924129959</text:span></text:p>
          </table:table-cell>
          <table:table-cell office:value-type="string" office:string-value="41.56930924129959" table:formula="of:=RIGHT([.Z89];LEN([.Z89])-4)" table:style-name="ce5">
            <text:p>41.56930924129959</text:p>
          </table:table-cell>
          <table:table-cell office:value-type="float" office:value="41.5693092412995" table:formula="of:=[.AA89]+0" table:style-name="ce5">
            <text:p>41.57</text:p>
          </table:table-cell>
          <table:table-cell office:value-type="string" table:style-name="ce4">
            <text:p>84<text:span text:style-name="T1">: </text:span><text:span text:style-name="T2">44.79207044467647</text:span></text:p>
          </table:table-cell>
          <table:table-cell office:value-type="string" office:string-value="44.79207044467647" table:formula="of:=RIGHT([.AC89];LEN([.AC89])-4)" table:style-name="ce5">
            <text:p>44.79207044467647</text:p>
          </table:table-cell>
          <table:table-cell office:value-type="float" office:value="44.792070444676398" table:formula="of:=[.AD89]+0" table:style-name="ce5">
            <text:p>44.79</text:p>
          </table:table-cell>
          <table:table-cell office:value-type="float" office:value="47.443909696930916" table:formula="of:=([.D89]+[.G89]+[.J89]+[.M89]+[.P89]+[.S89]+[.V89]+[.Y89]+[.AB89]+[.AE89])/10" table:style-name="ce5">
            <text:p>47.44</text:p>
          </table:table-cell>
          <table:table-cell office:value-type="float" office:value="19.346210064717187" table:formula="of:=STDEV([.D89];[.G89];[.J89];[.M89];[.P89];[.S89];[.V89];[.Y89];[.AB89];[.AE89])" table:style-name="ce1">
            <text:p>19.34621006</text:p>
          </table:table-cell>
          <table:table-cell table:number-columns-repeated="16351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4">
            <text:p>85<text:span text:style-name="T1">: </text:span><text:span text:style-name="T2">54.769878141520884</text:span></text:p>
          </table:table-cell>
          <table:table-cell office:value-type="string" office:string-value="54.769878141520884" table:formula="of:=RIGHT([.B90];LEN([.B90])-4)" table:style-name="ce5">
            <text:p>54.769878141520884</text:p>
          </table:table-cell>
          <table:table-cell office:value-type="float" office:value="54.769878141520799" table:formula="of:=[.C90]+0" table:style-name="ce5">
            <text:p>54.77</text:p>
          </table:table-cell>
          <table:table-cell office:value-type="string" table:style-name="ce4">
            <text:p>85<text:span text:style-name="T1">: </text:span><text:span text:style-name="T2">41.669760087909836</text:span></text:p>
          </table:table-cell>
          <table:table-cell office:value-type="string" office:string-value="41.669760087909836" table:formula="of:=RIGHT([.E90];LEN([.E90])-4)" table:style-name="ce5">
            <text:p>41.669760087909836</text:p>
          </table:table-cell>
          <table:table-cell office:value-type="float" office:value="41.6697600879098" table:formula="of:=[.F90]+0" table:style-name="ce5">
            <text:p>41.67</text:p>
          </table:table-cell>
          <table:table-cell office:value-type="string" table:style-name="ce4">
            <text:p>85<text:span text:style-name="T1">: </text:span><text:span text:style-name="T2">57.892751416436795</text:span></text:p>
          </table:table-cell>
          <table:table-cell office:value-type="string" office:string-value="57.892751416436795" table:formula="of:=RIGHT([.H90];LEN([.H90])-4)" table:style-name="ce5">
            <text:p>57.892751416436795</text:p>
          </table:table-cell>
          <table:table-cell office:value-type="float" office:value="57.892751416436703" table:formula="of:=[.I90]+0" table:style-name="ce5">
            <text:p>57.89</text:p>
          </table:table-cell>
          <table:table-cell office:value-type="string" table:style-name="ce4">
            <text:p>85<text:span text:style-name="T1">: </text:span><text:span text:style-name="T2">68.21206644881539</text:span></text:p>
          </table:table-cell>
          <table:table-cell office:value-type="string" office:string-value="68.21206644881539" table:formula="of:=RIGHT([.K90];LEN([.K90])-4)" table:style-name="ce5">
            <text:p>68.21206644881539</text:p>
          </table:table-cell>
          <table:table-cell office:value-type="float" office:value="68.212066448815307" table:formula="of:=[.L90]+0" table:style-name="ce5">
            <text:p>68.21</text:p>
          </table:table-cell>
          <table:table-cell office:value-type="string" table:style-name="ce4">
            <text:p>85<text:span text:style-name="T1">: </text:span><text:span text:style-name="T2">40.99229554771242</text:span></text:p>
          </table:table-cell>
          <table:table-cell office:value-type="string" office:string-value="40.99229554771242" table:formula="of:=RIGHT([.N90];LEN([.N90])-4)" table:style-name="ce5">
            <text:p>40.99229554771242</text:p>
          </table:table-cell>
          <table:table-cell office:value-type="float" office:value="40.992295547712402" table:formula="of:=[.O90]+0" table:style-name="ce5">
            <text:p>40.99</text:p>
          </table:table-cell>
          <table:table-cell office:value-type="string" table:style-name="ce4">
            <text:p>85<text:span text:style-name="T1">: </text:span><text:span text:style-name="T2">20.301887513051717</text:span></text:p>
          </table:table-cell>
          <table:table-cell office:value-type="string" office:string-value="20.301887513051717" table:formula="of:=RIGHT([.Q90];LEN([.Q90])-4)" table:style-name="ce5">
            <text:p>20.301887513051717</text:p>
          </table:table-cell>
          <table:table-cell office:value-type="float" office:value="20.3018875130517" table:formula="of:=[.R90]+0" table:style-name="ce5">
            <text:p>20.30</text:p>
          </table:table-cell>
          <table:table-cell office:value-type="string" table:style-name="ce4">
            <text:p>85<text:span text:style-name="T1">: </text:span><text:span text:style-name="T2">21.60887164740857</text:span></text:p>
          </table:table-cell>
          <table:table-cell office:value-type="string" office:string-value="21.60887164740857" table:formula="of:=RIGHT([.T90];LEN([.T90])-4)" table:style-name="ce5">
            <text:p>21.60887164740857</text:p>
          </table:table-cell>
          <table:table-cell office:value-type="float" office:value="21.608871647408499" table:formula="of:=[.U90]+0" table:style-name="ce5">
            <text:p>21.61</text:p>
          </table:table-cell>
          <table:table-cell office:value-type="string" table:style-name="ce4">
            <text:p>85<text:span text:style-name="T1">: </text:span><text:span text:style-name="T2">60.964723732656424</text:span></text:p>
          </table:table-cell>
          <table:table-cell office:value-type="string" office:string-value="60.964723732656424" table:formula="of:=RIGHT([.W90];LEN([.W90])-4)" table:style-name="ce5">
            <text:p>60.964723732656424</text:p>
          </table:table-cell>
          <table:table-cell office:value-type="float" office:value="60.964723732656402" table:formula="of:=[.X90]+0" table:style-name="ce5">
            <text:p>60.96</text:p>
          </table:table-cell>
          <table:table-cell office:value-type="string" table:style-name="ce4">
            <text:p>85<text:span text:style-name="T1">: </text:span><text:span text:style-name="T2">49.96170012337344</text:span></text:p>
          </table:table-cell>
          <table:table-cell office:value-type="string" office:string-value="49.96170012337344" table:formula="of:=RIGHT([.Z90];LEN([.Z90])-4)" table:style-name="ce5">
            <text:p>49.96170012337344</text:p>
          </table:table-cell>
          <table:table-cell office:value-type="float" office:value="49.961700123373397" table:formula="of:=[.AA90]+0" table:style-name="ce5">
            <text:p>49.96</text:p>
          </table:table-cell>
          <table:table-cell office:value-type="string" table:style-name="ce4">
            <text:p>85<text:span text:style-name="T1">: </text:span><text:span text:style-name="T2">43.386254624597754</text:span></text:p>
          </table:table-cell>
          <table:table-cell office:value-type="string" office:string-value="43.386254624597754" table:formula="of:=RIGHT([.AC90];LEN([.AC90])-4)" table:style-name="ce5">
            <text:p>43.386254624597754</text:p>
          </table:table-cell>
          <table:table-cell office:value-type="float" office:value="43.386254624597697" table:formula="of:=[.AD90]+0" table:style-name="ce5">
            <text:p>43.39</text:p>
          </table:table-cell>
          <table:table-cell office:value-type="float" office:value="45.976018928348275" table:formula="of:=([.D90]+[.G90]+[.J90]+[.M90]+[.P90]+[.S90]+[.V90]+[.Y90]+[.AB90]+[.AE90])/10" table:style-name="ce5">
            <text:p>45.98</text:p>
          </table:table-cell>
          <table:table-cell office:value-type="float" office:value="15.83714460203098" table:formula="of:=STDEV([.D90];[.G90];[.J90];[.M90];[.P90];[.S90];[.V90];[.Y90];[.AB90];[.AE90])" table:style-name="ce1">
            <text:p>15.8371446</text:p>
          </table:table-cell>
          <table:table-cell table:number-columns-repeated="16351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4">
            <text:p>86<text:span text:style-name="T1">: </text:span><text:span text:style-name="T2">55.33961315564782</text:span></text:p>
          </table:table-cell>
          <table:table-cell office:value-type="string" office:string-value="55.33961315564782" table:formula="of:=RIGHT([.B91];LEN([.B91])-4)" table:style-name="ce5">
            <text:p>55.33961315564782</text:p>
          </table:table-cell>
          <table:table-cell office:value-type="float" office:value="55.339613155647797" table:formula="of:=[.C91]+0" table:style-name="ce5">
            <text:p>55.34</text:p>
          </table:table-cell>
          <table:table-cell office:value-type="string" table:style-name="ce4">
            <text:p>86<text:span text:style-name="T1">: </text:span><text:span text:style-name="T2">39.662034065748045</text:span></text:p>
          </table:table-cell>
          <table:table-cell office:value-type="string" office:string-value="39.662034065748045" table:formula="of:=RIGHT([.E91];LEN([.E91])-4)" table:style-name="ce5">
            <text:p>39.662034065748045</text:p>
          </table:table-cell>
          <table:table-cell office:value-type="float" office:value="39.662034065748003" table:formula="of:=[.F91]+0" table:style-name="ce5">
            <text:p>39.66</text:p>
          </table:table-cell>
          <table:table-cell office:value-type="string" table:style-name="ce4">
            <text:p>86<text:span text:style-name="T1">: </text:span><text:span text:style-name="T2">50.42285405677074</text:span></text:p>
          </table:table-cell>
          <table:table-cell office:value-type="string" office:string-value="50.42285405677074" table:formula="of:=RIGHT([.H91];LEN([.H91])-4)" table:style-name="ce5">
            <text:p>50.42285405677074</text:p>
          </table:table-cell>
          <table:table-cell office:value-type="float" office:value="50.422854056770703" table:formula="of:=[.I91]+0" table:style-name="ce5">
            <text:p>50.42</text:p>
          </table:table-cell>
          <table:table-cell office:value-type="string" table:style-name="ce4">
            <text:p>86<text:span text:style-name="T1">: </text:span><text:span text:style-name="T2">71.65902093206753</text:span></text:p>
          </table:table-cell>
          <table:table-cell office:value-type="string" office:string-value="71.65902093206753" table:formula="of:=RIGHT([.K91];LEN([.K91])-4)" table:style-name="ce5">
            <text:p>71.65902093206753</text:p>
          </table:table-cell>
          <table:table-cell office:value-type="float" office:value="71.659020932067506" table:formula="of:=[.L91]+0" table:style-name="ce5">
            <text:p>71.66</text:p>
          </table:table-cell>
          <table:table-cell office:value-type="string" table:style-name="ce4">
            <text:p>86<text:span text:style-name="T1">: </text:span><text:span text:style-name="T2">41.52577849104132</text:span></text:p>
          </table:table-cell>
          <table:table-cell office:value-type="string" office:string-value="41.52577849104132" table:formula="of:=RIGHT([.N91];LEN([.N91])-4)" table:style-name="ce5">
            <text:p>41.52577849104132</text:p>
          </table:table-cell>
          <table:table-cell office:value-type="float" office:value="41.525778491041301" table:formula="of:=[.O91]+0" table:style-name="ce5">
            <text:p>41.53</text:p>
          </table:table-cell>
          <table:table-cell office:value-type="string" table:style-name="ce4">
            <text:p>86<text:span text:style-name="T1">: </text:span><text:span text:style-name="T2">20.771424892461255</text:span></text:p>
          </table:table-cell>
          <table:table-cell office:value-type="string" office:string-value="20.771424892461255" table:formula="of:=RIGHT([.Q91];LEN([.Q91])-4)" table:style-name="ce5">
            <text:p>20.771424892461255</text:p>
          </table:table-cell>
          <table:table-cell office:value-type="float" office:value="20.771424892461201" table:formula="of:=[.R91]+0" table:style-name="ce5">
            <text:p>20.77</text:p>
          </table:table-cell>
          <table:table-cell office:value-type="string" table:style-name="ce4">
            <text:p>86<text:span text:style-name="T1">: </text:span><text:span text:style-name="T2">24.204357176293414</text:span></text:p>
          </table:table-cell>
          <table:table-cell office:value-type="string" office:string-value="24.204357176293414" table:formula="of:=RIGHT([.T91];LEN([.T91])-4)" table:style-name="ce5">
            <text:p>24.204357176293414</text:p>
          </table:table-cell>
          <table:table-cell office:value-type="float" office:value="24.204357176293399" table:formula="of:=[.U91]+0" table:style-name="ce5">
            <text:p>24.20</text:p>
          </table:table-cell>
          <table:table-cell office:value-type="string" table:style-name="ce4">
            <text:p>86<text:span text:style-name="T1">: </text:span><text:span text:style-name="T2">72.06258934185013</text:span></text:p>
          </table:table-cell>
          <table:table-cell office:value-type="string" office:string-value="72.06258934185013" table:formula="of:=RIGHT([.W91];LEN([.W91])-4)" table:style-name="ce5">
            <text:p>72.06258934185013</text:p>
          </table:table-cell>
          <table:table-cell office:value-type="float" office:value="72.062589341850099" table:formula="of:=[.X91]+0" table:style-name="ce5">
            <text:p>72.06</text:p>
          </table:table-cell>
          <table:table-cell office:value-type="string" table:style-name="ce4">
            <text:p>86<text:span text:style-name="T1">: </text:span><text:span text:style-name="T2">55.044436354996265</text:span></text:p>
          </table:table-cell>
          <table:table-cell office:value-type="string" office:string-value="55.044436354996265" table:formula="of:=RIGHT([.Z91];LEN([.Z91])-4)" table:style-name="ce5">
            <text:p>55.044436354996265</text:p>
          </table:table-cell>
          <table:table-cell office:value-type="float" office:value="55.044436354996201" table:formula="of:=[.AA91]+0" table:style-name="ce5">
            <text:p>55.04</text:p>
          </table:table-cell>
          <table:table-cell office:value-type="string" table:style-name="ce4">
            <text:p>86<text:span text:style-name="T1">: </text:span><text:span text:style-name="T2">42.49986274212343</text:span></text:p>
          </table:table-cell>
          <table:table-cell office:value-type="string" office:string-value="42.49986274212343" table:formula="of:=RIGHT([.AC91];LEN([.AC91])-4)" table:style-name="ce5">
            <text:p>42.49986274212343</text:p>
          </table:table-cell>
          <table:table-cell office:value-type="float" office:value="42.499862742123398" table:formula="of:=[.AD91]+0" table:style-name="ce5">
            <text:p>42.50</text:p>
          </table:table-cell>
          <table:table-cell office:value-type="float" office:value="47.319197120899958" table:formula="of:=([.D91]+[.G91]+[.J91]+[.M91]+[.P91]+[.S91]+[.V91]+[.Y91]+[.AB91]+[.AE91])/10" table:style-name="ce5">
            <text:p>47.32</text:p>
          </table:table-cell>
          <table:table-cell office:value-type="float" office:value="17.2974096584006" table:formula="of:=STDEV([.D91];[.G91];[.J91];[.M91];[.P91];[.S91];[.V91];[.Y91];[.AB91];[.AE91])" table:style-name="ce1">
            <text:p>17.29740966</text:p>
          </table:table-cell>
          <table:table-cell table:number-columns-repeated="16351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4">
            <text:p>87<text:span text:style-name="T1">: </text:span><text:span text:style-name="T2">63.425791835901144</text:span></text:p>
          </table:table-cell>
          <table:table-cell office:value-type="string" office:string-value="63.425791835901144" table:formula="of:=RIGHT([.B92];LEN([.B92])-4)" table:style-name="ce5">
            <text:p>63.425791835901144</text:p>
          </table:table-cell>
          <table:table-cell office:value-type="float" office:value="63.425791835901101" table:formula="of:=[.C92]+0" table:style-name="ce5">
            <text:p>63.43</text:p>
          </table:table-cell>
          <table:table-cell office:value-type="string" table:style-name="ce4">
            <text:p>87<text:span text:style-name="T1">: </text:span><text:span text:style-name="T2">52.88284472390317</text:span></text:p>
          </table:table-cell>
          <table:table-cell office:value-type="string" office:string-value="52.88284472390317" table:formula="of:=RIGHT([.E92];LEN([.E92])-4)" table:style-name="ce5">
            <text:p>52.88284472390317</text:p>
          </table:table-cell>
          <table:table-cell office:value-type="float" office:value="52.882844723903098" table:formula="of:=[.F92]+0" table:style-name="ce5">
            <text:p>52.88</text:p>
          </table:table-cell>
          <table:table-cell office:value-type="string" table:style-name="ce4">
            <text:p>87<text:span text:style-name="T1">: </text:span><text:span text:style-name="T2">53.50258526698899</text:span></text:p>
          </table:table-cell>
          <table:table-cell office:value-type="string" office:string-value="53.50258526698899" table:formula="of:=RIGHT([.H92];LEN([.H92])-4)" table:style-name="ce5">
            <text:p>53.50258526698899</text:p>
          </table:table-cell>
          <table:table-cell office:value-type="float" office:value="53.502585266988902" table:formula="of:=[.I92]+0" table:style-name="ce5">
            <text:p>53.50</text:p>
          </table:table-cell>
          <table:table-cell office:value-type="string" table:style-name="ce4">
            <text:p>87<text:span text:style-name="T1">: </text:span><text:span text:style-name="T2">60.41516405278255</text:span></text:p>
          </table:table-cell>
          <table:table-cell office:value-type="string" office:string-value="60.41516405278255" table:formula="of:=RIGHT([.K92];LEN([.K92])-4)" table:style-name="ce5">
            <text:p>60.41516405278255</text:p>
          </table:table-cell>
          <table:table-cell office:value-type="float" office:value="60.415164052782501" table:formula="of:=[.L92]+0" table:style-name="ce5">
            <text:p>60.42</text:p>
          </table:table-cell>
          <table:table-cell office:value-type="string" table:style-name="ce4">
            <text:p>87<text:span text:style-name="T1">: </text:span><text:span text:style-name="T2">47.94408841166959</text:span></text:p>
          </table:table-cell>
          <table:table-cell office:value-type="string" office:string-value="47.94408841166959" table:formula="of:=RIGHT([.N92];LEN([.N92])-4)" table:style-name="ce5">
            <text:p>47.94408841166959</text:p>
          </table:table-cell>
          <table:table-cell office:value-type="float" office:value="47.944088411669497" table:formula="of:=[.O92]+0" table:style-name="ce5">
            <text:p>47.94</text:p>
          </table:table-cell>
          <table:table-cell office:value-type="string" table:style-name="ce4">
            <text:p>87<text:span text:style-name="T1">: </text:span><text:span text:style-name="T2">27.14244779001958</text:span></text:p>
          </table:table-cell>
          <table:table-cell office:value-type="string" office:string-value="27.14244779001958" table:formula="of:=RIGHT([.Q92];LEN([.Q92])-4)" table:style-name="ce5">
            <text:p>27.14244779001958</text:p>
          </table:table-cell>
          <table:table-cell office:value-type="float" office:value="27.142447790019499" table:formula="of:=[.R92]+0" table:style-name="ce5">
            <text:p>27.14</text:p>
          </table:table-cell>
          <table:table-cell office:value-type="string" table:style-name="ce4">
            <text:p>87<text:span text:style-name="T1">: </text:span><text:span text:style-name="T2">20.343953473603424</text:span></text:p>
          </table:table-cell>
          <table:table-cell office:value-type="string" office:string-value="20.343953473603424" table:formula="of:=RIGHT([.T92];LEN([.T92])-4)" table:style-name="ce5">
            <text:p>20.343953473603424</text:p>
          </table:table-cell>
          <table:table-cell office:value-type="float" office:value="20.343953473603399" table:formula="of:=[.U92]+0" table:style-name="ce5">
            <text:p>20.34</text:p>
          </table:table-cell>
          <table:table-cell office:value-type="string" table:style-name="ce4">
            <text:p>87<text:span text:style-name="T1">: </text:span><text:span text:style-name="T2">59.562664665300574</text:span></text:p>
          </table:table-cell>
          <table:table-cell office:value-type="string" office:string-value="59.562664665300574" table:formula="of:=RIGHT([.W92];LEN([.W92])-4)" table:style-name="ce5">
            <text:p>59.562664665300574</text:p>
          </table:table-cell>
          <table:table-cell office:value-type="float" office:value="59.562664665300503" table:formula="of:=[.X92]+0" table:style-name="ce5">
            <text:p>59.56</text:p>
          </table:table-cell>
          <table:table-cell office:value-type="string" table:style-name="ce4">
            <text:p>87<text:span text:style-name="T1">: </text:span><text:span text:style-name="T2">50.19813831239104</text:span></text:p>
          </table:table-cell>
          <table:table-cell office:value-type="string" office:string-value="50.19813831239104" table:formula="of:=RIGHT([.Z92];LEN([.Z92])-4)" table:style-name="ce5">
            <text:p>50.19813831239104</text:p>
          </table:table-cell>
          <table:table-cell office:value-type="float" office:value="50.198138312391002" table:formula="of:=[.AA92]+0" table:style-name="ce5">
            <text:p>50.20</text:p>
          </table:table-cell>
          <table:table-cell office:value-type="string" table:style-name="ce4">
            <text:p>87<text:span text:style-name="T1">: </text:span><text:span text:style-name="T2">41.217460071541566</text:span></text:p>
          </table:table-cell>
          <table:table-cell office:value-type="string" office:string-value="41.217460071541566" table:formula="of:=RIGHT([.AC92];LEN([.AC92])-4)" table:style-name="ce5">
            <text:p>41.217460071541566</text:p>
          </table:table-cell>
          <table:table-cell office:value-type="float" office:value="41.217460071541502" table:formula="of:=[.AD92]+0" table:style-name="ce5">
            <text:p>41.22</text:p>
          </table:table-cell>
          <table:table-cell office:value-type="float" office:value="47.663513860410099" table:formula="of:=([.D92]+[.G92]+[.J92]+[.M92]+[.P92]+[.S92]+[.V92]+[.Y92]+[.AB92]+[.AE92])/10" table:style-name="ce5">
            <text:p>47.66</text:p>
          </table:table-cell>
          <table:table-cell office:value-type="float" office:value="14.257579403681859" table:formula="of:=STDEV([.D92];[.G92];[.J92];[.M92];[.P92];[.S92];[.V92];[.Y92];[.AB92];[.AE92])" table:style-name="ce1">
            <text:p>14.2575794</text:p>
          </table:table-cell>
          <table:table-cell table:number-columns-repeated="16351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4">
            <text:p>88<text:span text:style-name="T1">: </text:span><text:span text:style-name="T2">65.03391028130343</text:span></text:p>
          </table:table-cell>
          <table:table-cell office:value-type="string" office:string-value="65.03391028130343" table:formula="of:=RIGHT([.B93];LEN([.B93])-4)" table:style-name="ce5">
            <text:p>65.03391028130343</text:p>
          </table:table-cell>
          <table:table-cell office:value-type="float" office:value="65.033910281303406" table:formula="of:=[.C93]+0" table:style-name="ce5">
            <text:p>65.03</text:p>
          </table:table-cell>
          <table:table-cell office:value-type="string" table:style-name="ce4">
            <text:p>88<text:span text:style-name="T1">: </text:span><text:span text:style-name="T2">55.38727474634908</text:span></text:p>
          </table:table-cell>
          <table:table-cell office:value-type="string" office:string-value="55.38727474634908" table:formula="of:=RIGHT([.E93];LEN([.E93])-4)" table:style-name="ce5">
            <text:p>55.38727474634908</text:p>
          </table:table-cell>
          <table:table-cell office:value-type="float" office:value="55.387274746349" table:formula="of:=[.F93]+0" table:style-name="ce5">
            <text:p>55.39</text:p>
          </table:table-cell>
          <table:table-cell office:value-type="string" table:style-name="ce4">
            <text:p>88<text:span text:style-name="T1">: </text:span><text:span text:style-name="T2">69.06730783172002</text:span></text:p>
          </table:table-cell>
          <table:table-cell office:value-type="string" office:string-value="69.06730783172002" table:formula="of:=RIGHT([.H93];LEN([.H93])-4)" table:style-name="ce5">
            <text:p>69.06730783172002</text:p>
          </table:table-cell>
          <table:table-cell office:value-type="float" office:value="69.067307831720001" table:formula="of:=[.I93]+0" table:style-name="ce5">
            <text:p>69.07</text:p>
          </table:table-cell>
          <table:table-cell office:value-type="string" table:style-name="ce4">
            <text:p>88<text:span text:style-name="T1">: </text:span><text:span text:style-name="T2">65.63589948594111</text:span></text:p>
          </table:table-cell>
          <table:table-cell office:value-type="string" office:string-value="65.63589948594111" table:formula="of:=RIGHT([.K93];LEN([.K93])-4)" table:style-name="ce5">
            <text:p>65.63589948594111</text:p>
          </table:table-cell>
          <table:table-cell office:value-type="float" office:value="65.635899485941096" table:formula="of:=[.L93]+0" table:style-name="ce5">
            <text:p>65.64</text:p>
          </table:table-cell>
          <table:table-cell office:value-type="string" table:style-name="ce4">
            <text:p>88<text:span text:style-name="T1">: </text:span><text:span text:style-name="T2">48.47370235649696</text:span></text:p>
          </table:table-cell>
          <table:table-cell office:value-type="string" office:string-value="48.47370235649696" table:formula="of:=RIGHT([.N93];LEN([.N93])-4)" table:style-name="ce5">
            <text:p>48.47370235649696</text:p>
          </table:table-cell>
          <table:table-cell office:value-type="float" office:value="48.473702356496901" table:formula="of:=[.O93]+0" table:style-name="ce5">
            <text:p>48.47</text:p>
          </table:table-cell>
          <table:table-cell office:value-type="string" table:style-name="ce4">
            <text:p>88<text:span text:style-name="T1">: </text:span><text:span text:style-name="T2">24.566120464703896</text:span></text:p>
          </table:table-cell>
          <table:table-cell office:value-type="string" office:string-value="24.566120464703896" table:formula="of:=RIGHT([.Q93];LEN([.Q93])-4)" table:style-name="ce5">
            <text:p>24.566120464703896</text:p>
          </table:table-cell>
          <table:table-cell office:value-type="float" office:value="24.566120464703801" table:formula="of:=[.R93]+0" table:style-name="ce5">
            <text:p>24.57</text:p>
          </table:table-cell>
          <table:table-cell office:value-type="string" table:style-name="ce4">
            <text:p>88<text:span text:style-name="T1">: </text:span><text:span text:style-name="T2">27.706857664042435</text:span></text:p>
          </table:table-cell>
          <table:table-cell office:value-type="string" office:string-value="27.706857664042435" table:formula="of:=RIGHT([.T93];LEN([.T93])-4)" table:style-name="ce5">
            <text:p>27.706857664042435</text:p>
          </table:table-cell>
          <table:table-cell office:value-type="float" office:value="27.706857664042399" table:formula="of:=[.U93]+0" table:style-name="ce5">
            <text:p>27.71</text:p>
          </table:table-cell>
          <table:table-cell office:value-type="string" table:style-name="ce4">
            <text:p>88<text:span text:style-name="T1">: </text:span><text:span text:style-name="T2">59.429997669082624</text:span></text:p>
          </table:table-cell>
          <table:table-cell office:value-type="string" office:string-value="59.429997669082624" table:formula="of:=RIGHT([.W93];LEN([.W93])-4)" table:style-name="ce5">
            <text:p>59.429997669082624</text:p>
          </table:table-cell>
          <table:table-cell office:value-type="float" office:value="59.429997669082603" table:formula="of:=[.X93]+0" table:style-name="ce5">
            <text:p>59.43</text:p>
          </table:table-cell>
          <table:table-cell office:value-type="string" table:style-name="ce4">
            <text:p>88<text:span text:style-name="T1">: </text:span><text:span text:style-name="T2">56.68140244821545</text:span></text:p>
          </table:table-cell>
          <table:table-cell office:value-type="string" office:string-value="56.68140244821545" table:formula="of:=RIGHT([.Z93];LEN([.Z93])-4)" table:style-name="ce5">
            <text:p>56.68140244821545</text:p>
          </table:table-cell>
          <table:table-cell office:value-type="float" office:value="56.681402448215401" table:formula="of:=[.AA93]+0" table:style-name="ce5">
            <text:p>56.68</text:p>
          </table:table-cell>
          <table:table-cell office:value-type="string" table:style-name="ce4">
            <text:p>88<text:span text:style-name="T1">: </text:span><text:span text:style-name="T2">30.55837134073736</text:span></text:p>
          </table:table-cell>
          <table:table-cell office:value-type="string" office:string-value="30.55837134073736" table:formula="of:=RIGHT([.AC93];LEN([.AC93])-4)" table:style-name="ce5">
            <text:p>30.55837134073736</text:p>
          </table:table-cell>
          <table:table-cell office:value-type="float" office:value="30.558371340737299" table:formula="of:=[.AD93]+0" table:style-name="ce5">
            <text:p>30.56</text:p>
          </table:table-cell>
          <table:table-cell office:value-type="float" office:value="50.254084428859187" table:formula="of:=([.D93]+[.G93]+[.J93]+[.M93]+[.P93]+[.S93]+[.V93]+[.Y93]+[.AB93]+[.AE93])/10" table:style-name="ce5">
            <text:p>50.25</text:p>
          </table:table-cell>
          <table:table-cell office:value-type="float" office:value="16.733791849014992" table:formula="of:=STDEV([.D93];[.G93];[.J93];[.M93];[.P93];[.S93];[.V93];[.Y93];[.AB93];[.AE93])" table:style-name="ce1">
            <text:p>16.73379185</text:p>
          </table:table-cell>
          <table:table-cell table:number-columns-repeated="16351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4">
            <text:p>89<text:span text:style-name="T1">: </text:span><text:span text:style-name="T2">61.604760395920266</text:span></text:p>
          </table:table-cell>
          <table:table-cell office:value-type="string" office:string-value="61.604760395920266" table:formula="of:=RIGHT([.B94];LEN([.B94])-4)" table:style-name="ce5">
            <text:p>61.604760395920266</text:p>
          </table:table-cell>
          <table:table-cell office:value-type="float" office:value="61.604760395920202" table:formula="of:=[.C94]+0" table:style-name="ce5">
            <text:p>61.60</text:p>
          </table:table-cell>
          <table:table-cell office:value-type="string" table:style-name="ce4">
            <text:p>89<text:span text:style-name="T1">: </text:span><text:span text:style-name="T2">51.44856021616456</text:span></text:p>
          </table:table-cell>
          <table:table-cell office:value-type="string" office:string-value="51.44856021616456" table:formula="of:=RIGHT([.E94];LEN([.E94])-4)" table:style-name="ce5">
            <text:p>51.44856021616456</text:p>
          </table:table-cell>
          <table:table-cell office:value-type="float" office:value="51.448560216164502" table:formula="of:=[.F94]+0" table:style-name="ce5">
            <text:p>51.45</text:p>
          </table:table-cell>
          <table:table-cell office:value-type="string" table:style-name="ce4">
            <text:p>89<text:span text:style-name="T1">: </text:span><text:span text:style-name="T2">66.04296136079945</text:span></text:p>
          </table:table-cell>
          <table:table-cell office:value-type="string" office:string-value="66.04296136079945" table:formula="of:=RIGHT([.H94];LEN([.H94])-4)" table:style-name="ce5">
            <text:p>66.04296136079945</text:p>
          </table:table-cell>
          <table:table-cell office:value-type="float" office:value="66.042961360799396" table:formula="of:=[.I94]+0" table:style-name="ce5">
            <text:p>66.04</text:p>
          </table:table-cell>
          <table:table-cell office:value-type="string" table:style-name="ce4">
            <text:p>89<text:span text:style-name="T1">: </text:span><text:span text:style-name="T2">75.25672968146303</text:span></text:p>
          </table:table-cell>
          <table:table-cell office:value-type="string" office:string-value="75.25672968146303" table:formula="of:=RIGHT([.K94];LEN([.K94])-4)" table:style-name="ce5">
            <text:p>75.25672968146303</text:p>
          </table:table-cell>
          <table:table-cell office:value-type="float" office:value="75.256729681463" table:formula="of:=[.L94]+0" table:style-name="ce5">
            <text:p>75.26</text:p>
          </table:table-cell>
          <table:table-cell office:value-type="string" table:style-name="ce4">
            <text:p>89<text:span text:style-name="T1">: </text:span><text:span text:style-name="T2">58.476900435402776</text:span></text:p>
          </table:table-cell>
          <table:table-cell office:value-type="string" office:string-value="58.476900435402776" table:formula="of:=RIGHT([.N94];LEN([.N94])-4)" table:style-name="ce5">
            <text:p>58.476900435402776</text:p>
          </table:table-cell>
          <table:table-cell office:value-type="float" office:value="58.476900435402698" table:formula="of:=[.O94]+0" table:style-name="ce5">
            <text:p>58.48</text:p>
          </table:table-cell>
          <table:table-cell office:value-type="string" table:style-name="ce4">
            <text:p>89<text:span text:style-name="T1">: </text:span><text:span text:style-name="T2">30.65506570504138</text:span></text:p>
          </table:table-cell>
          <table:table-cell office:value-type="string" office:string-value="30.65506570504138" table:formula="of:=RIGHT([.Q94];LEN([.Q94])-4)" table:style-name="ce5">
            <text:p>30.65506570504138</text:p>
          </table:table-cell>
          <table:table-cell office:value-type="float" office:value="30.655065705041299" table:formula="of:=[.R94]+0" table:style-name="ce5">
            <text:p>30.66</text:p>
          </table:table-cell>
          <table:table-cell office:value-type="string" table:style-name="ce4">
            <text:p>89<text:span text:style-name="T1">: </text:span><text:span text:style-name="T2">20.61790470136457</text:span></text:p>
          </table:table-cell>
          <table:table-cell office:value-type="string" office:string-value="20.61790470136457" table:formula="of:=RIGHT([.T94];LEN([.T94])-4)" table:style-name="ce5">
            <text:p>20.61790470136457</text:p>
          </table:table-cell>
          <table:table-cell office:value-type="float" office:value="20.617904701364498" table:formula="of:=[.U94]+0" table:style-name="ce5">
            <text:p>20.62</text:p>
          </table:table-cell>
          <table:table-cell office:value-type="string" table:style-name="ce4">
            <text:p>89<text:span text:style-name="T1">: </text:span><text:span text:style-name="T2">66.10150876701667</text:span></text:p>
          </table:table-cell>
          <table:table-cell office:value-type="string" office:string-value="66.10150876701667" table:formula="of:=RIGHT([.W94];LEN([.W94])-4)" table:style-name="ce5">
            <text:p>66.10150876701667</text:p>
          </table:table-cell>
          <table:table-cell office:value-type="float" office:value="66.101508767016597" table:formula="of:=[.X94]+0" table:style-name="ce5">
            <text:p>66.10</text:p>
          </table:table-cell>
          <table:table-cell office:value-type="string" table:style-name="ce4">
            <text:p>89<text:span text:style-name="T1">: </text:span><text:span text:style-name="T2">52.83064933119812</text:span></text:p>
          </table:table-cell>
          <table:table-cell office:value-type="string" office:string-value="52.83064933119812" table:formula="of:=RIGHT([.Z94];LEN([.Z94])-4)" table:style-name="ce5">
            <text:p>52.83064933119812</text:p>
          </table:table-cell>
          <table:table-cell office:value-type="float" office:value="52.830649331198103" table:formula="of:=[.AA94]+0" table:style-name="ce5">
            <text:p>52.83</text:p>
          </table:table-cell>
          <table:table-cell office:value-type="string" table:style-name="ce4">
            <text:p>89<text:span text:style-name="T1">: </text:span><text:span text:style-name="T2">33.477633645605174</text:span></text:p>
          </table:table-cell>
          <table:table-cell office:value-type="string" office:string-value="33.477633645605174" table:formula="of:=RIGHT([.AC94];LEN([.AC94])-4)" table:style-name="ce5">
            <text:p>33.477633645605174</text:p>
          </table:table-cell>
          <table:table-cell office:value-type="float" office:value="33.477633645605103" table:formula="of:=[.AD94]+0" table:style-name="ce5">
            <text:p>33.48</text:p>
          </table:table-cell>
          <table:table-cell office:value-type="float" office:value="51.651267423997538" table:formula="of:=([.D94]+[.G94]+[.J94]+[.M94]+[.P94]+[.S94]+[.V94]+[.Y94]+[.AB94]+[.AE94])/10" table:style-name="ce5">
            <text:p>51.65</text:p>
          </table:table-cell>
          <table:table-cell office:value-type="float" office:value="17.808963258498903" table:formula="of:=STDEV([.D94];[.G94];[.J94];[.M94];[.P94];[.S94];[.V94];[.Y94];[.AB94];[.AE94])" table:style-name="ce1">
            <text:p>17.80896326</text:p>
          </table:table-cell>
          <table:table-cell table:number-columns-repeated="16351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4">
            <text:p>90<text:span text:style-name="T1">: </text:span><text:span text:style-name="T2">39.23152840012771</text:span></text:p>
          </table:table-cell>
          <table:table-cell office:value-type="string" office:string-value="39.23152840012771" table:formula="of:=RIGHT([.B95];LEN([.B95])-4)" table:style-name="ce5">
            <text:p>39.23152840012771</text:p>
          </table:table-cell>
          <table:table-cell office:value-type="float" office:value="39.231528400127701" table:formula="of:=[.C95]+0" table:style-name="ce5">
            <text:p>39.23</text:p>
          </table:table-cell>
          <table:table-cell office:value-type="string" table:style-name="ce4">
            <text:p>90<text:span text:style-name="T1">: </text:span><text:span text:style-name="T2">53.32084956560129</text:span></text:p>
          </table:table-cell>
          <table:table-cell office:value-type="string" office:string-value="53.32084956560129" table:formula="of:=RIGHT([.E95];LEN([.E95])-4)" table:style-name="ce5">
            <text:p>53.32084956560129</text:p>
          </table:table-cell>
          <table:table-cell office:value-type="float" office:value="53.3208495656012" table:formula="of:=[.F95]+0" table:style-name="ce5">
            <text:p>53.32</text:p>
          </table:table-cell>
          <table:table-cell office:value-type="string" table:style-name="ce4">
            <text:p>90<text:span text:style-name="T1">: </text:span><text:span text:style-name="T2">77.01769164454012</text:span></text:p>
          </table:table-cell>
          <table:table-cell office:value-type="string" office:string-value="77.01769164454012" table:formula="of:=RIGHT([.H95];LEN([.H95])-4)" table:style-name="ce5">
            <text:p>77.01769164454012</text:p>
          </table:table-cell>
          <table:table-cell office:value-type="float" office:value="77.017691644540093" table:formula="of:=[.I95]+0" table:style-name="ce5">
            <text:p>77.02</text:p>
          </table:table-cell>
          <table:table-cell office:value-type="string" table:style-name="ce4">
            <text:p>90<text:span text:style-name="T1">: </text:span><text:span text:style-name="T2">63.72872421496148</text:span></text:p>
          </table:table-cell>
          <table:table-cell office:value-type="string" office:string-value="63.72872421496148" table:formula="of:=RIGHT([.K95];LEN([.K95])-4)" table:style-name="ce5">
            <text:p>63.72872421496148</text:p>
          </table:table-cell>
          <table:table-cell office:value-type="float" office:value="63.728724214961403" table:formula="of:=[.L95]+0" table:style-name="ce5">
            <text:p>63.73</text:p>
          </table:table-cell>
          <table:table-cell office:value-type="string" table:style-name="ce4">
            <text:p>90<text:span text:style-name="T1">: </text:span><text:span text:style-name="T2">49.88330648364987</text:span></text:p>
          </table:table-cell>
          <table:table-cell office:value-type="string" office:string-value="49.88330648364987" table:formula="of:=RIGHT([.N95];LEN([.N95])-4)" table:style-name="ce5">
            <text:p>49.88330648364987</text:p>
          </table:table-cell>
          <table:table-cell office:value-type="float" office:value="49.883306483649797" table:formula="of:=[.O95]+0" table:style-name="ce5">
            <text:p>49.88</text:p>
          </table:table-cell>
          <table:table-cell office:value-type="string" table:style-name="ce4">
            <text:p>90<text:span text:style-name="T1">: </text:span><text:span text:style-name="T2">21.297379370265944</text:span></text:p>
          </table:table-cell>
          <table:table-cell office:value-type="string" office:string-value="21.297379370265944" table:formula="of:=RIGHT([.Q95];LEN([.Q95])-4)" table:style-name="ce5">
            <text:p>21.297379370265944</text:p>
          </table:table-cell>
          <table:table-cell office:value-type="float" office:value="21.297379370265901" table:formula="of:=[.R95]+0" table:style-name="ce5">
            <text:p>21.30</text:p>
          </table:table-cell>
          <table:table-cell office:value-type="string" table:style-name="ce4">
            <text:p>90<text:span text:style-name="T1">: </text:span><text:span text:style-name="T2">22.124610026772224</text:span></text:p>
          </table:table-cell>
          <table:table-cell office:value-type="string" office:string-value="22.124610026772224" table:formula="of:=RIGHT([.T95];LEN([.T95])-4)" table:style-name="ce5">
            <text:p>22.124610026772224</text:p>
          </table:table-cell>
          <table:table-cell office:value-type="float" office:value="22.124610026772199" table:formula="of:=[.U95]+0" table:style-name="ce5">
            <text:p>22.12</text:p>
          </table:table-cell>
          <table:table-cell office:value-type="string" table:style-name="ce4">
            <text:p>90<text:span text:style-name="T1">: </text:span><text:span text:style-name="T2">70.65140213568371</text:span></text:p>
          </table:table-cell>
          <table:table-cell office:value-type="string" office:string-value="70.65140213568371" table:formula="of:=RIGHT([.W95];LEN([.W95])-4)" table:style-name="ce5">
            <text:p>70.65140213568371</text:p>
          </table:table-cell>
          <table:table-cell office:value-type="float" office:value="70.651402135683696" table:formula="of:=[.X95]+0" table:style-name="ce5">
            <text:p>70.65</text:p>
          </table:table-cell>
          <table:table-cell office:value-type="string" table:style-name="ce4">
            <text:p>90<text:span text:style-name="T1">: </text:span><text:span text:style-name="T2">49.99178974288715</text:span></text:p>
          </table:table-cell>
          <table:table-cell office:value-type="string" office:string-value="49.99178974288715" table:formula="of:=RIGHT([.Z95];LEN([.Z95])-4)" table:style-name="ce5">
            <text:p>49.99178974288715</text:p>
          </table:table-cell>
          <table:table-cell office:value-type="float" office:value="49.9917897428871" table:formula="of:=[.AA95]+0" table:style-name="ce5">
            <text:p>49.99</text:p>
          </table:table-cell>
          <table:table-cell office:value-type="string" table:style-name="ce4">
            <text:p>90<text:span text:style-name="T1">: </text:span><text:span text:style-name="T2">40.10400545632768</text:span></text:p>
          </table:table-cell>
          <table:table-cell office:value-type="string" office:string-value="40.10400545632768" table:formula="of:=RIGHT([.AC95];LEN([.AC95])-4)" table:style-name="ce5">
            <text:p>40.10400545632768</text:p>
          </table:table-cell>
          <table:table-cell office:value-type="float" office:value="40.104005456327599" table:formula="of:=[.AD95]+0" table:style-name="ce5">
            <text:p>40.10</text:p>
          </table:table-cell>
          <table:table-cell office:value-type="float" office:value="48.73512870408166" table:formula="of:=([.D95]+[.G95]+[.J95]+[.M95]+[.P95]+[.S95]+[.V95]+[.Y95]+[.AB95]+[.AE95])/10" table:style-name="ce5">
            <text:p>48.74</text:p>
          </table:table-cell>
          <table:table-cell office:value-type="float" office:value="18.722313363083099" table:formula="of:=STDEV([.D95];[.G95];[.J95];[.M95];[.P95];[.S95];[.V95];[.Y95];[.AB95];[.AE95])" table:style-name="ce1">
            <text:p>18.72231336</text:p>
          </table:table-cell>
          <table:table-cell table:number-columns-repeated="16351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4">
            <text:p>91<text:span text:style-name="T1">: </text:span><text:span text:style-name="T2">55.20432350353177</text:span></text:p>
          </table:table-cell>
          <table:table-cell office:value-type="string" office:string-value="55.20432350353177" table:formula="of:=RIGHT([.B96];LEN([.B96])-4)" table:style-name="ce5">
            <text:p>55.20432350353177</text:p>
          </table:table-cell>
          <table:table-cell office:value-type="float" office:value="55.204323503531697" table:formula="of:=[.C96]+0" table:style-name="ce5">
            <text:p>55.20</text:p>
          </table:table-cell>
          <table:table-cell office:value-type="string" table:style-name="ce4">
            <text:p>91<text:span text:style-name="T1">: </text:span><text:span text:style-name="T2">62.20870337275098</text:span></text:p>
          </table:table-cell>
          <table:table-cell office:value-type="string" office:string-value="62.20870337275098" table:formula="of:=RIGHT([.E96];LEN([.E96])-4)" table:style-name="ce5">
            <text:p>62.20870337275098</text:p>
          </table:table-cell>
          <table:table-cell office:value-type="float" office:value="62.208703372750897" table:formula="of:=[.F96]+0" table:style-name="ce5">
            <text:p>62.21</text:p>
          </table:table-cell>
          <table:table-cell office:value-type="string" table:style-name="ce4">
            <text:p>91<text:span text:style-name="T1">: </text:span><text:span text:style-name="T2">78.39918640501772</text:span></text:p>
          </table:table-cell>
          <table:table-cell office:value-type="string" office:string-value="78.39918640501772" table:formula="of:=RIGHT([.H96];LEN([.H96])-4)" table:style-name="ce5">
            <text:p>78.39918640501772</text:p>
          </table:table-cell>
          <table:table-cell office:value-type="float" office:value="78.399186405017701" table:formula="of:=[.I96]+0" table:style-name="ce5">
            <text:p>78.40</text:p>
          </table:table-cell>
          <table:table-cell office:value-type="string" table:style-name="ce4">
            <text:p>91<text:span text:style-name="T1">: </text:span><text:span text:style-name="T2">72.21154954992649</text:span></text:p>
          </table:table-cell>
          <table:table-cell office:value-type="string" office:string-value="72.21154954992649" table:formula="of:=RIGHT([.K96];LEN([.K96])-4)" table:style-name="ce5">
            <text:p>72.21154954992649</text:p>
          </table:table-cell>
          <table:table-cell office:value-type="float" office:value="72.211549549926403" table:formula="of:=[.L96]+0" table:style-name="ce5">
            <text:p>72.21</text:p>
          </table:table-cell>
          <table:table-cell office:value-type="string" table:style-name="ce4">
            <text:p>91<text:span text:style-name="T1">: </text:span><text:span text:style-name="T2">49.71660071515529</text:span></text:p>
          </table:table-cell>
          <table:table-cell office:value-type="string" office:string-value="49.71660071515529" table:formula="of:=RIGHT([.N96];LEN([.N96])-4)" table:style-name="ce5">
            <text:p>49.71660071515529</text:p>
          </table:table-cell>
          <table:table-cell office:value-type="float" office:value="49.716600715155202" table:formula="of:=[.O96]+0" table:style-name="ce5">
            <text:p>49.72</text:p>
          </table:table-cell>
          <table:table-cell office:value-type="string" table:style-name="ce4">
            <text:p>91<text:span text:style-name="T1">: </text:span><text:span text:style-name="T2">19.022554491478147</text:span></text:p>
          </table:table-cell>
          <table:table-cell office:value-type="string" office:string-value="19.022554491478147" table:formula="of:=RIGHT([.Q96];LEN([.Q96])-4)" table:style-name="ce5">
            <text:p>19.022554491478147</text:p>
          </table:table-cell>
          <table:table-cell office:value-type="float" office:value="19.0225544914781" table:formula="of:=[.R96]+0" table:style-name="ce5">
            <text:p>19.02</text:p>
          </table:table-cell>
          <table:table-cell office:value-type="string" table:style-name="ce4">
            <text:p>91<text:span text:style-name="T1">: </text:span><text:span text:style-name="T2">22.692786059009038</text:span></text:p>
          </table:table-cell>
          <table:table-cell office:value-type="string" office:string-value="22.692786059009038" table:formula="of:=RIGHT([.T96];LEN([.T96])-4)" table:style-name="ce5">
            <text:p>22.692786059009038</text:p>
          </table:table-cell>
          <table:table-cell office:value-type="float" office:value="22.692786059008998" table:formula="of:=[.U96]+0" table:style-name="ce5">
            <text:p>22.69</text:p>
          </table:table-cell>
          <table:table-cell office:value-type="string" table:style-name="ce4">
            <text:p>91<text:span text:style-name="T1">: </text:span><text:span text:style-name="T2">67.58834218806325</text:span></text:p>
          </table:table-cell>
          <table:table-cell office:value-type="string" office:string-value="67.58834218806325" table:formula="of:=RIGHT([.W96];LEN([.W96])-4)" table:style-name="ce5">
            <text:p>67.58834218806325</text:p>
          </table:table-cell>
          <table:table-cell office:value-type="float" office:value="67.588342188063194" table:formula="of:=[.X96]+0" table:style-name="ce5">
            <text:p>67.59</text:p>
          </table:table-cell>
          <table:table-cell office:value-type="string" table:style-name="ce4">
            <text:p>91<text:span text:style-name="T1">: </text:span><text:span text:style-name="T2">40.49652235107467</text:span></text:p>
          </table:table-cell>
          <table:table-cell office:value-type="string" office:string-value="40.49652235107467" table:formula="of:=RIGHT([.Z96];LEN([.Z96])-4)" table:style-name="ce5">
            <text:p>40.49652235107467</text:p>
          </table:table-cell>
          <table:table-cell office:value-type="float" office:value="40.496522351074603" table:formula="of:=[.AA96]+0" table:style-name="ce5">
            <text:p>40.50</text:p>
          </table:table-cell>
          <table:table-cell office:value-type="string" table:style-name="ce4">
            <text:p>91<text:span text:style-name="T1">: </text:span><text:span text:style-name="T2">35.910490199093694</text:span></text:p>
          </table:table-cell>
          <table:table-cell office:value-type="string" office:string-value="35.910490199093694" table:formula="of:=RIGHT([.AC96];LEN([.AC96])-4)" table:style-name="ce5">
            <text:p>35.910490199093694</text:p>
          </table:table-cell>
          <table:table-cell office:value-type="float" office:value="35.910490199093601" table:formula="of:=[.AD96]+0" table:style-name="ce5">
            <text:p>35.91</text:p>
          </table:table-cell>
          <table:table-cell office:value-type="float" office:value="50.345105883510037" table:formula="of:=([.D96]+[.G96]+[.J96]+[.M96]+[.P96]+[.S96]+[.V96]+[.Y96]+[.AB96]+[.AE96])/10" table:style-name="ce5">
            <text:p>50.35</text:p>
          </table:table-cell>
          <table:table-cell office:value-type="float" office:value="20.489454457586746" table:formula="of:=STDEV([.D96];[.G96];[.J96];[.M96];[.P96];[.S96];[.V96];[.Y96];[.AB96];[.AE96])" table:style-name="ce1">
            <text:p>20.48945446</text:p>
          </table:table-cell>
          <table:table-cell table:number-columns-repeated="16351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4">
            <text:p>92<text:span text:style-name="T1">: </text:span><text:span text:style-name="T2">54.886469714478814</text:span></text:p>
          </table:table-cell>
          <table:table-cell office:value-type="string" office:string-value="54.886469714478814" table:formula="of:=RIGHT([.B97];LEN([.B97])-4)" table:style-name="ce5">
            <text:p>54.886469714478814</text:p>
          </table:table-cell>
          <table:table-cell office:value-type="float" office:value="54.8864697144788" table:formula="of:=[.C97]+0" table:style-name="ce5">
            <text:p>54.89</text:p>
          </table:table-cell>
          <table:table-cell office:value-type="string" table:style-name="ce4">
            <text:p>92<text:span text:style-name="T1">: </text:span><text:span text:style-name="T2">53.884840632387295</text:span></text:p>
          </table:table-cell>
          <table:table-cell office:value-type="string" office:string-value="53.884840632387295" table:formula="of:=RIGHT([.E97];LEN([.E97])-4)" table:style-name="ce5">
            <text:p>53.884840632387295</text:p>
          </table:table-cell>
          <table:table-cell office:value-type="float" office:value="53.884840632387203" table:formula="of:=[.F97]+0" table:style-name="ce5">
            <text:p>53.88</text:p>
          </table:table-cell>
          <table:table-cell office:value-type="string" table:style-name="ce4">
            <text:p>92<text:span text:style-name="T1">: </text:span><text:span text:style-name="T2">58.36329652811237</text:span></text:p>
          </table:table-cell>
          <table:table-cell office:value-type="string" office:string-value="58.36329652811237" table:formula="of:=RIGHT([.H97];LEN([.H97])-4)" table:style-name="ce5">
            <text:p>58.36329652811237</text:p>
          </table:table-cell>
          <table:table-cell office:value-type="float" office:value="58.363296528112301" table:formula="of:=[.I97]+0" table:style-name="ce5">
            <text:p>58.36</text:p>
          </table:table-cell>
          <table:table-cell office:value-type="string" table:style-name="ce4">
            <text:p>92<text:span text:style-name="T1">: </text:span><text:span text:style-name="T2">62.7593201295655</text:span></text:p>
          </table:table-cell>
          <table:table-cell office:value-type="string" office:string-value="62.7593201295655" table:formula="of:=RIGHT([.K97];LEN([.K97])-4)" table:style-name="ce5">
            <text:p>62.7593201295655</text:p>
          </table:table-cell>
          <table:table-cell office:value-type="float" office:value="62.759320129565502" table:formula="of:=[.L97]+0" table:style-name="ce5">
            <text:p>62.76</text:p>
          </table:table-cell>
          <table:table-cell office:value-type="string" table:style-name="ce4">
            <text:p>92<text:span text:style-name="T1">: </text:span><text:span text:style-name="T2">57.548891838325346</text:span></text:p>
          </table:table-cell>
          <table:table-cell office:value-type="string" office:string-value="57.548891838325346" table:formula="of:=RIGHT([.N97];LEN([.N97])-4)" table:style-name="ce5">
            <text:p>57.548891838325346</text:p>
          </table:table-cell>
          <table:table-cell office:value-type="float" office:value="57.548891838325297" table:formula="of:=[.O97]+0" table:style-name="ce5">
            <text:p>57.55</text:p>
          </table:table-cell>
          <table:table-cell office:value-type="string" table:style-name="ce4">
            <text:p>92<text:span text:style-name="T1">: </text:span><text:span text:style-name="T2">27.207592411285</text:span></text:p>
          </table:table-cell>
          <table:table-cell office:value-type="string" office:string-value="27.207592411285" table:formula="of:=RIGHT([.Q97];LEN([.Q97])-4)" table:style-name="ce5">
            <text:p>27.207592411285</text:p>
          </table:table-cell>
          <table:table-cell office:value-type="float" office:value="27.207592411284999" table:formula="of:=[.R97]+0" table:style-name="ce5">
            <text:p>27.21</text:p>
          </table:table-cell>
          <table:table-cell office:value-type="string" table:style-name="ce4">
            <text:p>92<text:span text:style-name="T1">: </text:span><text:span text:style-name="T2">25.53788141010539</text:span></text:p>
          </table:table-cell>
          <table:table-cell office:value-type="string" office:string-value="25.53788141010539" table:formula="of:=RIGHT([.T97];LEN([.T97])-4)" table:style-name="ce5">
            <text:p>25.53788141010539</text:p>
          </table:table-cell>
          <table:table-cell office:value-type="float" office:value="25.5378814101053" table:formula="of:=[.U97]+0" table:style-name="ce5">
            <text:p>25.54</text:p>
          </table:table-cell>
          <table:table-cell office:value-type="string" table:style-name="ce4">
            <text:p>92<text:span text:style-name="T1">: </text:span><text:span text:style-name="T2">66.29494155958656</text:span></text:p>
          </table:table-cell>
          <table:table-cell office:value-type="string" office:string-value="66.29494155958656" table:formula="of:=RIGHT([.W97];LEN([.W97])-4)" table:style-name="ce5">
            <text:p>66.29494155958656</text:p>
          </table:table-cell>
          <table:table-cell office:value-type="float" office:value="66.294941559586505" table:formula="of:=[.X97]+0" table:style-name="ce5">
            <text:p>66.29</text:p>
          </table:table-cell>
          <table:table-cell office:value-type="string" table:style-name="ce4">
            <text:p>92<text:span text:style-name="T1">: </text:span><text:span text:style-name="T2">55.870144977831174</text:span></text:p>
          </table:table-cell>
          <table:table-cell office:value-type="string" office:string-value="55.870144977831174" table:formula="of:=RIGHT([.Z97];LEN([.Z97])-4)" table:style-name="ce5">
            <text:p>55.870144977831174</text:p>
          </table:table-cell>
          <table:table-cell office:value-type="float" office:value="55.870144977831103" table:formula="of:=[.AA97]+0" table:style-name="ce5">
            <text:p>55.87</text:p>
          </table:table-cell>
          <table:table-cell office:value-type="string" table:style-name="ce4">
            <text:p>92<text:span text:style-name="T1">: </text:span><text:span text:style-name="T2">32.44523786816284</text:span></text:p>
          </table:table-cell>
          <table:table-cell office:value-type="string" office:string-value="32.44523786816284" table:formula="of:=RIGHT([.AC97];LEN([.AC97])-4)" table:style-name="ce5">
            <text:p>32.44523786816284</text:p>
          </table:table-cell>
          <table:table-cell office:value-type="float" office:value="32.445237868162799" table:formula="of:=[.AD97]+0" table:style-name="ce5">
            <text:p>32.45</text:p>
          </table:table-cell>
          <table:table-cell office:value-type="float" office:value="49.479861706983982" table:formula="of:=([.D97]+[.G97]+[.J97]+[.M97]+[.P97]+[.S97]+[.V97]+[.Y97]+[.AB97]+[.AE97])/10" table:style-name="ce5">
            <text:p>49.48</text:p>
          </table:table-cell>
          <table:table-cell office:value-type="float" office:value="15.099806353196168" table:formula="of:=STDEV([.D97];[.G97];[.J97];[.M97];[.P97];[.S97];[.V97];[.Y97];[.AB97];[.AE97])" table:style-name="ce1">
            <text:p>15.09980635</text:p>
          </table:table-cell>
          <table:table-cell table:number-columns-repeated="16351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4">
            <text:p>93<text:span text:style-name="T1">: </text:span><text:span text:style-name="T2">51.37607039438901</text:span></text:p>
          </table:table-cell>
          <table:table-cell office:value-type="string" office:string-value="51.37607039438901" table:formula="of:=RIGHT([.B98];LEN([.B98])-4)" table:style-name="ce5">
            <text:p>51.37607039438901</text:p>
          </table:table-cell>
          <table:table-cell office:value-type="float" office:value="51.376070394388996" table:formula="of:=[.C98]+0" table:style-name="ce5">
            <text:p>51.38</text:p>
          </table:table-cell>
          <table:table-cell office:value-type="string" table:style-name="ce4">
            <text:p>93<text:span text:style-name="T1">: </text:span><text:span text:style-name="T2">45.26888151735153</text:span></text:p>
          </table:table-cell>
          <table:table-cell office:value-type="string" office:string-value="45.26888151735153" table:formula="of:=RIGHT([.E98];LEN([.E98])-4)" table:style-name="ce5">
            <text:p>45.26888151735153</text:p>
          </table:table-cell>
          <table:table-cell office:value-type="float" office:value="45.268881517351502" table:formula="of:=[.F98]+0" table:style-name="ce5">
            <text:p>45.27</text:p>
          </table:table-cell>
          <table:table-cell office:value-type="string" table:style-name="ce4">
            <text:p>93<text:span text:style-name="T1">: </text:span><text:span text:style-name="T2">49.21237711732147</text:span></text:p>
          </table:table-cell>
          <table:table-cell office:value-type="string" office:string-value="49.21237711732147" table:formula="of:=RIGHT([.H98];LEN([.H98])-4)" table:style-name="ce5">
            <text:p>49.21237711732147</text:p>
          </table:table-cell>
          <table:table-cell office:value-type="float" office:value="49.212377117321402" table:formula="of:=[.I98]+0" table:style-name="ce5">
            <text:p>49.21</text:p>
          </table:table-cell>
          <table:table-cell office:value-type="string" table:style-name="ce4">
            <text:p>93<text:span text:style-name="T1">: </text:span><text:span text:style-name="T2">53.67094881167608</text:span></text:p>
          </table:table-cell>
          <table:table-cell office:value-type="string" office:string-value="53.67094881167608" table:formula="of:=RIGHT([.K98];LEN([.K98])-4)" table:style-name="ce5">
            <text:p>53.67094881167608</text:p>
          </table:table-cell>
          <table:table-cell office:value-type="float" office:value="53.670948811675999" table:formula="of:=[.L98]+0" table:style-name="ce5">
            <text:p>53.67</text:p>
          </table:table-cell>
          <table:table-cell office:value-type="string" table:style-name="ce4">
            <text:p>93<text:span text:style-name="T1">: </text:span><text:span text:style-name="T2">49.18823706724691</text:span></text:p>
          </table:table-cell>
          <table:table-cell office:value-type="string" office:string-value="49.18823706724691" table:formula="of:=RIGHT([.N98];LEN([.N98])-4)" table:style-name="ce5">
            <text:p>49.18823706724691</text:p>
          </table:table-cell>
          <table:table-cell office:value-type="float" office:value="49.188237067246902" table:formula="of:=[.O98]+0" table:style-name="ce5">
            <text:p>49.19</text:p>
          </table:table-cell>
          <table:table-cell office:value-type="string" table:style-name="ce4">
            <text:p>93<text:span text:style-name="T1">: </text:span><text:span text:style-name="T2">21.14374858368415</text:span></text:p>
          </table:table-cell>
          <table:table-cell office:value-type="string" office:string-value="21.14374858368415" table:formula="of:=RIGHT([.Q98];LEN([.Q98])-4)" table:style-name="ce5">
            <text:p>21.14374858368415</text:p>
          </table:table-cell>
          <table:table-cell office:value-type="float" office:value="21.143748583684101" table:formula="of:=[.R98]+0" table:style-name="ce5">
            <text:p>21.14</text:p>
          </table:table-cell>
          <table:table-cell office:value-type="string" table:style-name="ce4">
            <text:p>93<text:span text:style-name="T1">: </text:span><text:span text:style-name="T2">24.016798062289656</text:span></text:p>
          </table:table-cell>
          <table:table-cell office:value-type="string" office:string-value="24.016798062289656" table:formula="of:=RIGHT([.T98];LEN([.T98])-4)" table:style-name="ce5">
            <text:p>24.016798062289656</text:p>
          </table:table-cell>
          <table:table-cell office:value-type="float" office:value="24.016798062289599" table:formula="of:=[.U98]+0" table:style-name="ce5">
            <text:p>24.02</text:p>
          </table:table-cell>
          <table:table-cell office:value-type="string" table:style-name="ce4">
            <text:p>93<text:span text:style-name="T1">: </text:span><text:span text:style-name="T2">66.96710125476528</text:span></text:p>
          </table:table-cell>
          <table:table-cell office:value-type="string" office:string-value="66.96710125476528" table:formula="of:=RIGHT([.W98];LEN([.W98])-4)" table:style-name="ce5">
            <text:p>66.96710125476528</text:p>
          </table:table-cell>
          <table:table-cell office:value-type="float" office:value="66.967101254765197" table:formula="of:=[.X98]+0" table:style-name="ce5">
            <text:p>66.97</text:p>
          </table:table-cell>
          <table:table-cell office:value-type="string" table:style-name="ce4">
            <text:p>93<text:span text:style-name="T1">: </text:span><text:span text:style-name="T2">52.93406499830919</text:span></text:p>
          </table:table-cell>
          <table:table-cell office:value-type="string" office:string-value="52.93406499830919" table:formula="of:=RIGHT([.Z98];LEN([.Z98])-4)" table:style-name="ce5">
            <text:p>52.93406499830919</text:p>
          </table:table-cell>
          <table:table-cell office:value-type="float" office:value="52.934064998309097" table:formula="of:=[.AA98]+0" table:style-name="ce5">
            <text:p>52.93</text:p>
          </table:table-cell>
          <table:table-cell office:value-type="string" table:style-name="ce4">
            <text:p>93<text:span text:style-name="T1">: </text:span><text:span text:style-name="T2">29.615237118645375</text:span></text:p>
          </table:table-cell>
          <table:table-cell office:value-type="string" office:string-value="29.615237118645375" table:formula="of:=RIGHT([.AC98];LEN([.AC98])-4)" table:style-name="ce5">
            <text:p>29.615237118645375</text:p>
          </table:table-cell>
          <table:table-cell office:value-type="float" office:value="29.6152371186453" table:formula="of:=[.AD98]+0" table:style-name="ce5">
            <text:p>29.62</text:p>
          </table:table-cell>
          <table:table-cell office:value-type="float" office:value="44.339346492567813" table:formula="of:=([.D98]+[.G98]+[.J98]+[.M98]+[.P98]+[.S98]+[.V98]+[.Y98]+[.AB98]+[.AE98])/10" table:style-name="ce5">
            <text:p>44.34</text:p>
          </table:table-cell>
          <table:table-cell office:value-type="float" office:value="14.675914105271154" table:formula="of:=STDEV([.D98];[.G98];[.J98];[.M98];[.P98];[.S98];[.V98];[.Y98];[.AB98];[.AE98])" table:style-name="ce1">
            <text:p>14.67591411</text:p>
          </table:table-cell>
          <table:table-cell table:number-columns-repeated="16351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4">
            <text:p>94<text:span text:style-name="T1">: </text:span><text:span text:style-name="T2">62.513649977080455</text:span></text:p>
          </table:table-cell>
          <table:table-cell office:value-type="string" office:string-value="62.513649977080455" table:formula="of:=RIGHT([.B99];LEN([.B99])-4)" table:style-name="ce5">
            <text:p>62.513649977080455</text:p>
          </table:table-cell>
          <table:table-cell office:value-type="float" office:value="62.513649977080398" table:formula="of:=[.C99]+0" table:style-name="ce5">
            <text:p>62.51</text:p>
          </table:table-cell>
          <table:table-cell office:value-type="string" table:style-name="ce4">
            <text:p>94<text:span text:style-name="T1">: </text:span><text:span text:style-name="T2">41.49954569856173</text:span></text:p>
          </table:table-cell>
          <table:table-cell office:value-type="string" office:string-value="41.49954569856173" table:formula="of:=RIGHT([.E99];LEN([.E99])-4)" table:style-name="ce5">
            <text:p>41.49954569856173</text:p>
          </table:table-cell>
          <table:table-cell office:value-type="float" office:value="41.499545698561697" table:formula="of:=[.F99]+0" table:style-name="ce5">
            <text:p>41.50</text:p>
          </table:table-cell>
          <table:table-cell office:value-type="string" table:style-name="ce4">
            <text:p>94<text:span text:style-name="T1">: </text:span><text:span text:style-name="T2">46.172116801539964</text:span></text:p>
          </table:table-cell>
          <table:table-cell office:value-type="string" office:string-value="46.172116801539964" table:formula="of:=RIGHT([.H99];LEN([.H99])-4)" table:style-name="ce5">
            <text:p>46.172116801539964</text:p>
          </table:table-cell>
          <table:table-cell office:value-type="float" office:value="46.1721168015399" table:formula="of:=[.I99]+0" table:style-name="ce5">
            <text:p>46.17</text:p>
          </table:table-cell>
          <table:table-cell office:value-type="string" table:style-name="ce4">
            <text:p>94<text:span text:style-name="T1">: </text:span><text:span text:style-name="T2">65.3250294901492</text:span></text:p>
          </table:table-cell>
          <table:table-cell office:value-type="string" office:string-value="65.3250294901492" table:formula="of:=RIGHT([.K99];LEN([.K99])-4)" table:style-name="ce5">
            <text:p>65.3250294901492</text:p>
          </table:table-cell>
          <table:table-cell office:value-type="float" office:value="65.325029490149205" table:formula="of:=[.L99]+0" table:style-name="ce5">
            <text:p>65.33</text:p>
          </table:table-cell>
          <table:table-cell office:value-type="string" table:style-name="ce4">
            <text:p>94<text:span text:style-name="T1">: </text:span><text:span text:style-name="T2">38.074044058950435</text:span></text:p>
          </table:table-cell>
          <table:table-cell office:value-type="string" office:string-value="38.074044058950435" table:formula="of:=RIGHT([.N99];LEN([.N99])-4)" table:style-name="ce5">
            <text:p>38.074044058950435</text:p>
          </table:table-cell>
          <table:table-cell office:value-type="float" office:value="38.074044058950399" table:formula="of:=[.O99]+0" table:style-name="ce5">
            <text:p>38.07</text:p>
          </table:table-cell>
          <table:table-cell office:value-type="string" table:style-name="ce4">
            <text:p>94<text:span text:style-name="T1">: </text:span><text:span text:style-name="T2">28.759654333036707</text:span></text:p>
          </table:table-cell>
          <table:table-cell office:value-type="string" office:string-value="28.759654333036707" table:formula="of:=RIGHT([.Q99];LEN([.Q99])-4)" table:style-name="ce5">
            <text:p>28.759654333036707</text:p>
          </table:table-cell>
          <table:table-cell office:value-type="float" office:value="28.7596543330367" table:formula="of:=[.R99]+0" table:style-name="ce5">
            <text:p>28.76</text:p>
          </table:table-cell>
          <table:table-cell office:value-type="string" table:style-name="ce4">
            <text:p>94<text:span text:style-name="T1">: </text:span><text:span text:style-name="T2">26.080302701667744</text:span></text:p>
          </table:table-cell>
          <table:table-cell office:value-type="string" office:string-value="26.080302701667744" table:formula="of:=RIGHT([.T99];LEN([.T99])-4)" table:style-name="ce5">
            <text:p>26.080302701667744</text:p>
          </table:table-cell>
          <table:table-cell office:value-type="float" office:value="26.080302701667701" table:formula="of:=[.U99]+0" table:style-name="ce5">
            <text:p>26.08</text:p>
          </table:table-cell>
          <table:table-cell office:value-type="string" table:style-name="ce4">
            <text:p>94<text:span text:style-name="T1">: </text:span><text:span text:style-name="T2">63.46250504806695</text:span></text:p>
          </table:table-cell>
          <table:table-cell office:value-type="string" office:string-value="63.46250504806695" table:formula="of:=RIGHT([.W99];LEN([.W99])-4)" table:style-name="ce5">
            <text:p>63.46250504806695</text:p>
          </table:table-cell>
          <table:table-cell office:value-type="float" office:value="63.462505048066902" table:formula="of:=[.X99]+0" table:style-name="ce5">
            <text:p>63.46</text:p>
          </table:table-cell>
          <table:table-cell office:value-type="string" table:style-name="ce4">
            <text:p>94<text:span text:style-name="T1">: </text:span><text:span text:style-name="T2">59.618166306028776</text:span></text:p>
          </table:table-cell>
          <table:table-cell office:value-type="string" office:string-value="59.618166306028776" table:formula="of:=RIGHT([.Z99];LEN([.Z99])-4)" table:style-name="ce5">
            <text:p>59.618166306028776</text:p>
          </table:table-cell>
          <table:table-cell office:value-type="float" office:value="59.618166306028698" table:formula="of:=[.AA99]+0" table:style-name="ce5">
            <text:p>59.62</text:p>
          </table:table-cell>
          <table:table-cell office:value-type="string" table:style-name="ce4">
            <text:p>94<text:span text:style-name="T1">: </text:span><text:span text:style-name="T2">43.002522074935406</text:span></text:p>
          </table:table-cell>
          <table:table-cell office:value-type="string" office:string-value="43.002522074935406" table:formula="of:=RIGHT([.AC99];LEN([.AC99])-4)" table:style-name="ce5">
            <text:p>43.002522074935406</text:p>
          </table:table-cell>
          <table:table-cell office:value-type="float" office:value="43.002522074935399" table:formula="of:=[.AD99]+0" table:style-name="ce5">
            <text:p>43.00</text:p>
          </table:table-cell>
          <table:table-cell office:value-type="float" office:value="47.450753649001697" table:formula="of:=([.D99]+[.G99]+[.J99]+[.M99]+[.P99]+[.S99]+[.V99]+[.Y99]+[.AB99]+[.AE99])/10" table:style-name="ce5">
            <text:p>47.45</text:p>
          </table:table-cell>
          <table:table-cell office:value-type="float" office:value="14.535845725994273" table:formula="of:=STDEV([.D99];[.G99];[.J99];[.M99];[.P99];[.S99];[.V99];[.Y99];[.AB99];[.AE99])" table:style-name="ce1">
            <text:p>14.53584573</text:p>
          </table:table-cell>
          <table:table-cell table:number-columns-repeated="16351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4">
            <text:p>95<text:span text:style-name="T1">: </text:span><text:span text:style-name="T2">52.659593205266084</text:span></text:p>
          </table:table-cell>
          <table:table-cell office:value-type="string" office:string-value="52.659593205266084" table:formula="of:=RIGHT([.B100];LEN([.B100])-4)" table:style-name="ce5">
            <text:p>52.659593205266084</text:p>
          </table:table-cell>
          <table:table-cell office:value-type="float" office:value="52.659593205265999" table:formula="of:=[.C100]+0" table:style-name="ce5">
            <text:p>52.66</text:p>
          </table:table-cell>
          <table:table-cell office:value-type="string" table:style-name="ce4">
            <text:p>95<text:span text:style-name="T1">: </text:span><text:span text:style-name="T2">57.44939156032795</text:span></text:p>
          </table:table-cell>
          <table:table-cell office:value-type="string" office:string-value="57.44939156032795" table:formula="of:=RIGHT([.E100];LEN([.E100])-4)" table:style-name="ce5">
            <text:p>57.44939156032795</text:p>
          </table:table-cell>
          <table:table-cell office:value-type="float" office:value="57.449391560327904" table:formula="of:=[.F100]+0" table:style-name="ce5">
            <text:p>57.45</text:p>
          </table:table-cell>
          <table:table-cell office:value-type="string" table:style-name="ce4">
            <text:p>95<text:span text:style-name="T1">: </text:span><text:span text:style-name="T2">47.08256752484748</text:span></text:p>
          </table:table-cell>
          <table:table-cell office:value-type="string" office:string-value="47.08256752484748" table:formula="of:=RIGHT([.H100];LEN([.H100])-4)" table:style-name="ce5">
            <text:p>47.08256752484748</text:p>
          </table:table-cell>
          <table:table-cell office:value-type="float" office:value="47.082567524847398" table:formula="of:=[.I100]+0" table:style-name="ce5">
            <text:p>47.08</text:p>
          </table:table-cell>
          <table:table-cell office:value-type="string" table:style-name="ce4">
            <text:p>95<text:span text:style-name="T1">: </text:span><text:span text:style-name="T2">84.09199247351948</text:span></text:p>
          </table:table-cell>
          <table:table-cell office:value-type="string" office:string-value="84.09199247351948" table:formula="of:=RIGHT([.K100];LEN([.K100])-4)" table:style-name="ce5">
            <text:p>84.09199247351948</text:p>
          </table:table-cell>
          <table:table-cell office:value-type="float" office:value="84.091992473519397" table:formula="of:=[.L100]+0" table:style-name="ce5">
            <text:p>84.09</text:p>
          </table:table-cell>
          <table:table-cell office:value-type="string" table:style-name="ce4">
            <text:p>95<text:span text:style-name="T1">: </text:span><text:span text:style-name="T2">49.974534334543016</text:span></text:p>
          </table:table-cell>
          <table:table-cell office:value-type="string" office:string-value="49.974534334543016" table:formula="of:=RIGHT([.N100];LEN([.N100])-4)" table:style-name="ce5">
            <text:p>49.974534334543016</text:p>
          </table:table-cell>
          <table:table-cell office:value-type="float" office:value="49.974534334543002" table:formula="of:=[.O100]+0" table:style-name="ce5">
            <text:p>49.97</text:p>
          </table:table-cell>
          <table:table-cell office:value-type="string" table:style-name="ce4">
            <text:p>95<text:span text:style-name="T1">: </text:span><text:span text:style-name="T2">26.134205902240502</text:span></text:p>
          </table:table-cell>
          <table:table-cell office:value-type="string" office:string-value="26.134205902240502" table:formula="of:=RIGHT([.Q100];LEN([.Q100])-4)" table:style-name="ce5">
            <text:p>26.134205902240502</text:p>
          </table:table-cell>
          <table:table-cell office:value-type="float" office:value="26.134205902240499" table:formula="of:=[.R100]+0" table:style-name="ce5">
            <text:p>26.13</text:p>
          </table:table-cell>
          <table:table-cell office:value-type="string" table:style-name="ce4">
            <text:p>95<text:span text:style-name="T1">: </text:span><text:span text:style-name="T2">18.185480293850496</text:span></text:p>
          </table:table-cell>
          <table:table-cell office:value-type="string" office:string-value="18.185480293850496" table:formula="of:=RIGHT([.T100];LEN([.T100])-4)" table:style-name="ce5">
            <text:p>18.185480293850496</text:p>
          </table:table-cell>
          <table:table-cell office:value-type="float" office:value="18.1854802938504" table:formula="of:=[.U100]+0" table:style-name="ce5">
            <text:p>18.19</text:p>
          </table:table-cell>
          <table:table-cell office:value-type="string" table:style-name="ce4">
            <text:p>95<text:span text:style-name="T1">: </text:span><text:span text:style-name="T2">59.36712502405362</text:span></text:p>
          </table:table-cell>
          <table:table-cell office:value-type="string" office:string-value="59.36712502405362" table:formula="of:=RIGHT([.W100];LEN([.W100])-4)" table:style-name="ce5">
            <text:p>59.36712502405362</text:p>
          </table:table-cell>
          <table:table-cell office:value-type="float" office:value="59.3671250240536" table:formula="of:=[.X100]+0" table:style-name="ce5">
            <text:p>59.37</text:p>
          </table:table-cell>
          <table:table-cell office:value-type="string" table:style-name="ce4">
            <text:p>95<text:span text:style-name="T1">: </text:span><text:span text:style-name="T2">46.493490575834926</text:span></text:p>
          </table:table-cell>
          <table:table-cell office:value-type="string" office:string-value="46.493490575834926" table:formula="of:=RIGHT([.Z100];LEN([.Z100])-4)" table:style-name="ce5">
            <text:p>46.493490575834926</text:p>
          </table:table-cell>
          <table:table-cell office:value-type="float" office:value="46.493490575834898" table:formula="of:=[.AA100]+0" table:style-name="ce5">
            <text:p>46.49</text:p>
          </table:table-cell>
          <table:table-cell office:value-type="string" table:style-name="ce4">
            <text:p>95<text:span text:style-name="T1">: </text:span><text:span text:style-name="T2">34.04841993257009</text:span></text:p>
          </table:table-cell>
          <table:table-cell office:value-type="string" office:string-value="34.04841993257009" table:formula="of:=RIGHT([.AC100];LEN([.AC100])-4)" table:style-name="ce5">
            <text:p>34.04841993257009</text:p>
          </table:table-cell>
          <table:table-cell office:value-type="float" office:value="34.048419932569999" table:formula="of:=[.AD100]+0" table:style-name="ce5">
            <text:p>34.05</text:p>
          </table:table-cell>
          <table:table-cell office:value-type="float" office:value="47.548680082705324" table:formula="of:=([.D100]+[.G100]+[.J100]+[.M100]+[.P100]+[.S100]+[.V100]+[.Y100]+[.AB100]+[.AE100])/10" table:style-name="ce5">
            <text:p>47.55</text:p>
          </table:table-cell>
          <table:table-cell office:value-type="float" office:value="18.58758404922872" table:formula="of:=STDEV([.D100];[.G100];[.J100];[.M100];[.P100];[.S100];[.V100];[.Y100];[.AB100];[.AE100])" table:style-name="ce1">
            <text:p>18.58758405</text:p>
          </table:table-cell>
          <table:table-cell table:number-columns-repeated="16351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4">
            <text:p>96<text:span text:style-name="T1">: </text:span><text:span text:style-name="T2">58.91292244653799</text:span></text:p>
          </table:table-cell>
          <table:table-cell office:value-type="string" office:string-value="58.91292244653799" table:formula="of:=RIGHT([.B101];LEN([.B101])-4)" table:style-name="ce5">
            <text:p>58.91292244653799</text:p>
          </table:table-cell>
          <table:table-cell office:value-type="float" office:value="58.912922446537898" table:formula="of:=[.C101]+0" table:style-name="ce5">
            <text:p>58.91</text:p>
          </table:table-cell>
          <table:table-cell office:value-type="string" table:style-name="ce4">
            <text:p>96<text:span text:style-name="T1">: </text:span><text:span text:style-name="T2">57.057239065449565</text:span></text:p>
          </table:table-cell>
          <table:table-cell office:value-type="string" office:string-value="57.057239065449565" table:formula="of:=RIGHT([.E101];LEN([.E101])-4)" table:style-name="ce5">
            <text:p>57.057239065449565</text:p>
          </table:table-cell>
          <table:table-cell office:value-type="float" office:value="57.057239065449501" table:formula="of:=[.F101]+0" table:style-name="ce5">
            <text:p>57.06</text:p>
          </table:table-cell>
          <table:table-cell office:value-type="string" table:style-name="ce4">
            <text:p>96<text:span text:style-name="T1">: </text:span><text:span text:style-name="T2">51.281774757902305</text:span></text:p>
          </table:table-cell>
          <table:table-cell office:value-type="string" office:string-value="51.281774757902305" table:formula="of:=RIGHT([.H101];LEN([.H101])-4)" table:style-name="ce5">
            <text:p>51.281774757902305</text:p>
          </table:table-cell>
          <table:table-cell office:value-type="float" office:value="51.281774757902298" table:formula="of:=[.I101]+0" table:style-name="ce5">
            <text:p>51.28</text:p>
          </table:table-cell>
          <table:table-cell office:value-type="string" table:style-name="ce4">
            <text:p>96<text:span text:style-name="T1">: </text:span><text:span text:style-name="T2">81.36748103821583</text:span></text:p>
          </table:table-cell>
          <table:table-cell office:value-type="string" office:string-value="81.36748103821583" table:formula="of:=RIGHT([.K101];LEN([.K101])-4)" table:style-name="ce5">
            <text:p>81.36748103821583</text:p>
          </table:table-cell>
          <table:table-cell office:value-type="float" office:value="81.3674810382158" table:formula="of:=[.L101]+0" table:style-name="ce5">
            <text:p>81.37</text:p>
          </table:table-cell>
          <table:table-cell office:value-type="string" table:style-name="ce4">
            <text:p>96<text:span text:style-name="T1">: </text:span><text:span text:style-name="T2">44.28258089508077</text:span></text:p>
          </table:table-cell>
          <table:table-cell office:value-type="string" office:string-value="44.28258089508077" table:formula="of:=RIGHT([.N101];LEN([.N101])-4)" table:style-name="ce5">
            <text:p>44.28258089508077</text:p>
          </table:table-cell>
          <table:table-cell office:value-type="float" office:value="44.282580895080699" table:formula="of:=[.O101]+0" table:style-name="ce5">
            <text:p>44.28</text:p>
          </table:table-cell>
          <table:table-cell office:value-type="string" table:style-name="ce4">
            <text:p>96<text:span text:style-name="T1">: </text:span><text:span text:style-name="T2">27.72708645982786</text:span></text:p>
          </table:table-cell>
          <table:table-cell office:value-type="string" office:string-value="27.72708645982786" table:formula="of:=RIGHT([.Q101];LEN([.Q101])-4)" table:style-name="ce5">
            <text:p>27.72708645982786</text:p>
          </table:table-cell>
          <table:table-cell office:value-type="float" office:value="27.727086459827799" table:formula="of:=[.R101]+0" table:style-name="ce5">
            <text:p>27.73</text:p>
          </table:table-cell>
          <table:table-cell office:value-type="string" table:style-name="ce4">
            <text:p>96<text:span text:style-name="T1">: </text:span><text:span text:style-name="T2">27.274782568722912</text:span></text:p>
          </table:table-cell>
          <table:table-cell office:value-type="string" office:string-value="27.274782568722912" table:formula="of:=RIGHT([.T101];LEN([.T101])-4)" table:style-name="ce5">
            <text:p>27.274782568722912</text:p>
          </table:table-cell>
          <table:table-cell office:value-type="float" office:value="27.274782568722902" table:formula="of:=[.U101]+0" table:style-name="ce5">
            <text:p>27.27</text:p>
          </table:table-cell>
          <table:table-cell office:value-type="string" table:style-name="ce4">
            <text:p>96<text:span text:style-name="T1">: </text:span><text:span text:style-name="T2">64.48490962395842</text:span></text:p>
          </table:table-cell>
          <table:table-cell office:value-type="string" office:string-value="64.48490962395842" table:formula="of:=RIGHT([.W101];LEN([.W101])-4)" table:style-name="ce5">
            <text:p>64.48490962395842</text:p>
          </table:table-cell>
          <table:table-cell office:value-type="float" office:value="64.484909623958401" table:formula="of:=[.X101]+0" table:style-name="ce5">
            <text:p>64.48</text:p>
          </table:table-cell>
          <table:table-cell office:value-type="string" table:style-name="ce4">
            <text:p>96<text:span text:style-name="T1">: </text:span><text:span text:style-name="T2">48.173946666573066</text:span></text:p>
          </table:table-cell>
          <table:table-cell office:value-type="string" office:string-value="48.173946666573066" table:formula="of:=RIGHT([.Z101];LEN([.Z101])-4)" table:style-name="ce5">
            <text:p>48.173946666573066</text:p>
          </table:table-cell>
          <table:table-cell office:value-type="float" office:value="48.173946666573002" table:formula="of:=[.AA101]+0" table:style-name="ce5">
            <text:p>48.17</text:p>
          </table:table-cell>
          <table:table-cell office:value-type="string" table:style-name="ce4">
            <text:p>96<text:span text:style-name="T1">: </text:span><text:span text:style-name="T2">55.56574959716708</text:span></text:p>
          </table:table-cell>
          <table:table-cell office:value-type="string" office:string-value="55.56574959716708" table:formula="of:=RIGHT([.AC101];LEN([.AC101])-4)" table:style-name="ce5">
            <text:p>55.56574959716708</text:p>
          </table:table-cell>
          <table:table-cell office:value-type="float" office:value="55.565749597166999" table:formula="of:=[.AD101]+0" table:style-name="ce5">
            <text:p>55.57</text:p>
          </table:table-cell>
          <table:table-cell office:value-type="float" office:value="51.612847311943526" table:formula="of:=([.D101]+[.G101]+[.J101]+[.M101]+[.P101]+[.S101]+[.V101]+[.Y101]+[.AB101]+[.AE101])/10" table:style-name="ce5">
            <text:p>51.61</text:p>
          </table:table-cell>
          <table:table-cell office:value-type="float" office:value="16.255342953142538" table:formula="of:=STDEV([.D101];[.G101];[.J101];[.M101];[.P101];[.S101];[.V101];[.Y101];[.AB101];[.AE101])" table:style-name="ce1">
            <text:p>16.25534295</text:p>
          </table:table-cell>
          <table:table-cell table:number-columns-repeated="16351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4">
            <text:p>97<text:span text:style-name="T1">: </text:span><text:span text:style-name="T2">62.156439956436806</text:span></text:p>
          </table:table-cell>
          <table:table-cell office:value-type="string" office:string-value="62.156439956436806" table:formula="of:=RIGHT([.B102];LEN([.B102])-4)" table:style-name="ce5">
            <text:p>62.156439956436806</text:p>
          </table:table-cell>
          <table:table-cell office:value-type="float" office:value="62.156439956436799" table:formula="of:=[.C102]+0" table:style-name="ce5">
            <text:p>62.16</text:p>
          </table:table-cell>
          <table:table-cell office:value-type="string" table:style-name="ce4">
            <text:p>97<text:span text:style-name="T1">: </text:span><text:span text:style-name="T2">48.25866206901992</text:span></text:p>
          </table:table-cell>
          <table:table-cell office:value-type="string" office:string-value="48.25866206901992" table:formula="of:=RIGHT([.E102];LEN([.E102])-4)" table:style-name="ce5">
            <text:p>48.25866206901992</text:p>
          </table:table-cell>
          <table:table-cell office:value-type="float" office:value="48.258662069019898" table:formula="of:=[.F102]+0" table:style-name="ce5">
            <text:p>48.26</text:p>
          </table:table-cell>
          <table:table-cell office:value-type="string" table:style-name="ce4">
            <text:p>97<text:span text:style-name="T1">: </text:span><text:span text:style-name="T2">47.37820857791054</text:span></text:p>
          </table:table-cell>
          <table:table-cell office:value-type="string" office:string-value="47.37820857791054" table:formula="of:=RIGHT([.H102];LEN([.H102])-4)" table:style-name="ce5">
            <text:p>47.37820857791054</text:p>
          </table:table-cell>
          <table:table-cell office:value-type="float" office:value="47.378208577910499" table:formula="of:=[.I102]+0" table:style-name="ce5">
            <text:p>47.38</text:p>
          </table:table-cell>
          <table:table-cell office:value-type="string" table:style-name="ce4">
            <text:p>97<text:span text:style-name="T1">: </text:span><text:span text:style-name="T2">77.54882037318157</text:span></text:p>
          </table:table-cell>
          <table:table-cell office:value-type="string" office:string-value="77.54882037318157" table:formula="of:=RIGHT([.K102];LEN([.K102])-4)" table:style-name="ce5">
            <text:p>77.54882037318157</text:p>
          </table:table-cell>
          <table:table-cell office:value-type="float" office:value="77.548820373181499" table:formula="of:=[.L102]+0" table:style-name="ce5">
            <text:p>77.55</text:p>
          </table:table-cell>
          <table:table-cell office:value-type="string" table:style-name="ce4">
            <text:p>97<text:span text:style-name="T1">: </text:span><text:span text:style-name="T2">46.10964280139776</text:span></text:p>
          </table:table-cell>
          <table:table-cell office:value-type="string" office:string-value="46.10964280139776" table:formula="of:=RIGHT([.N102];LEN([.N102])-4)" table:style-name="ce5">
            <text:p>46.10964280139776</text:p>
          </table:table-cell>
          <table:table-cell office:value-type="float" office:value="46.109642801397698" table:formula="of:=[.O102]+0" table:style-name="ce5">
            <text:p>46.11</text:p>
          </table:table-cell>
          <table:table-cell office:value-type="string" table:style-name="ce4">
            <text:p>97<text:span text:style-name="T1">: </text:span><text:span text:style-name="T2">31.17886159093044</text:span></text:p>
          </table:table-cell>
          <table:table-cell office:value-type="string" office:string-value="31.17886159093044" table:formula="of:=RIGHT([.Q102];LEN([.Q102])-4)" table:style-name="ce5">
            <text:p>31.17886159093044</text:p>
          </table:table-cell>
          <table:table-cell office:value-type="float" office:value="31.178861590930399" table:formula="of:=[.R102]+0" table:style-name="ce5">
            <text:p>31.18</text:p>
          </table:table-cell>
          <table:table-cell office:value-type="string" table:style-name="ce4">
            <text:p>97<text:span text:style-name="T1">: </text:span><text:span text:style-name="T2">31.048207672688356</text:span></text:p>
          </table:table-cell>
          <table:table-cell office:value-type="string" office:string-value="31.048207672688356" table:formula="of:=RIGHT([.T102];LEN([.T102])-4)" table:style-name="ce5">
            <text:p>31.048207672688356</text:p>
          </table:table-cell>
          <table:table-cell office:value-type="float" office:value="31.048207672688299" table:formula="of:=[.U102]+0" table:style-name="ce5">
            <text:p>31.05</text:p>
          </table:table-cell>
          <table:table-cell office:value-type="string" table:style-name="ce4">
            <text:p>97<text:span text:style-name="T1">: </text:span><text:span text:style-name="T2">62.97362634546098</text:span></text:p>
          </table:table-cell>
          <table:table-cell office:value-type="string" office:string-value="62.97362634546098" table:formula="of:=RIGHT([.W102];LEN([.W102])-4)" table:style-name="ce5">
            <text:p>62.97362634546098</text:p>
          </table:table-cell>
          <table:table-cell office:value-type="float" office:value="62.9736263454609" table:formula="of:=[.X102]+0" table:style-name="ce5">
            <text:p>62.97</text:p>
          </table:table-cell>
          <table:table-cell office:value-type="string" table:style-name="ce4">
            <text:p>97<text:span text:style-name="T1">: </text:span><text:span text:style-name="T2">59.37573766720875</text:span></text:p>
          </table:table-cell>
          <table:table-cell office:value-type="string" office:string-value="59.37573766720875" table:formula="of:=RIGHT([.Z102];LEN([.Z102])-4)" table:style-name="ce5">
            <text:p>59.37573766720875</text:p>
          </table:table-cell>
          <table:table-cell office:value-type="float" office:value="59.375737667208703" table:formula="of:=[.AA102]+0" table:style-name="ce5">
            <text:p>59.38</text:p>
          </table:table-cell>
          <table:table-cell office:value-type="string" table:style-name="ce4">
            <text:p>97<text:span text:style-name="T1">: </text:span><text:span text:style-name="T2">47.941374549205726</text:span></text:p>
          </table:table-cell>
          <table:table-cell office:value-type="string" office:string-value="47.941374549205726" table:formula="of:=RIGHT([.AC102];LEN([.AC102])-4)" table:style-name="ce5">
            <text:p>47.941374549205726</text:p>
          </table:table-cell>
          <table:table-cell office:value-type="float" office:value="47.941374549205698" table:formula="of:=[.AD102]+0" table:style-name="ce5">
            <text:p>47.94</text:p>
          </table:table-cell>
          <table:table-cell office:value-type="float" office:value="51.396958160344035" table:formula="of:=([.D102]+[.G102]+[.J102]+[.M102]+[.P102]+[.S102]+[.V102]+[.Y102]+[.AB102]+[.AE102])/10" table:style-name="ce5">
            <text:p>51.40</text:p>
          </table:table-cell>
          <table:table-cell office:value-type="float" office:value="14.476439103544951" table:formula="of:=STDEV([.D102];[.G102];[.J102];[.M102];[.P102];[.S102];[.V102];[.Y102];[.AB102];[.AE102])" table:style-name="ce1">
            <text:p>14.4764391</text:p>
          </table:table-cell>
          <table:table-cell table:number-columns-repeated="16351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4">
            <text:p>98<text:span text:style-name="T1">: </text:span><text:span text:style-name="T2">54.50974658845066</text:span></text:p>
          </table:table-cell>
          <table:table-cell office:value-type="string" office:string-value="54.50974658845066" table:formula="of:=RIGHT([.B103];LEN([.B103])-4)" table:style-name="ce5">
            <text:p>54.50974658845066</text:p>
          </table:table-cell>
          <table:table-cell office:value-type="float" office:value="54.509746588450597" table:formula="of:=[.C103]+0" table:style-name="ce5">
            <text:p>54.51</text:p>
          </table:table-cell>
          <table:table-cell office:value-type="string" table:style-name="ce4">
            <text:p>98<text:span text:style-name="T1">: </text:span><text:span text:style-name="T2">54.00428250481612</text:span></text:p>
          </table:table-cell>
          <table:table-cell office:value-type="string" office:string-value="54.00428250481612" table:formula="of:=RIGHT([.E103];LEN([.E103])-4)" table:style-name="ce5">
            <text:p>54.00428250481612</text:p>
          </table:table-cell>
          <table:table-cell office:value-type="float" office:value="54.004282504816103" table:formula="of:=[.F103]+0" table:style-name="ce5">
            <text:p>54.00</text:p>
          </table:table-cell>
          <table:table-cell office:value-type="string" table:style-name="ce4">
            <text:p>98<text:span text:style-name="T1">: </text:span><text:span text:style-name="T2">39.92523806312521</text:span></text:p>
          </table:table-cell>
          <table:table-cell office:value-type="string" office:string-value="39.92523806312521" table:formula="of:=RIGHT([.H103];LEN([.H103])-4)" table:style-name="ce5">
            <text:p>39.92523806312521</text:p>
          </table:table-cell>
          <table:table-cell office:value-type="float" office:value="39.9252380631252" table:formula="of:=[.I103]+0" table:style-name="ce5">
            <text:p>39.93</text:p>
          </table:table-cell>
          <table:table-cell office:value-type="string" table:style-name="ce4">
            <text:p>98<text:span text:style-name="T1">: </text:span><text:span text:style-name="T2">77.80973579678873</text:span></text:p>
          </table:table-cell>
          <table:table-cell office:value-type="string" office:string-value="77.80973579678873" table:formula="of:=RIGHT([.K103];LEN([.K103])-4)" table:style-name="ce5">
            <text:p>77.80973579678873</text:p>
          </table:table-cell>
          <table:table-cell office:value-type="float" office:value="77.809735796788701" table:formula="of:=[.L103]+0" table:style-name="ce5">
            <text:p>77.81</text:p>
          </table:table-cell>
          <table:table-cell office:value-type="string" table:style-name="ce4">
            <text:p>98<text:span text:style-name="T1">: </text:span><text:span text:style-name="T2">48.84180579083029</text:span></text:p>
          </table:table-cell>
          <table:table-cell office:value-type="string" office:string-value="48.84180579083029" table:formula="of:=RIGHT([.N103];LEN([.N103])-4)" table:style-name="ce5">
            <text:p>48.84180579083029</text:p>
          </table:table-cell>
          <table:table-cell office:value-type="float" office:value="48.8418057908302" table:formula="of:=[.O103]+0" table:style-name="ce5">
            <text:p>48.84</text:p>
          </table:table-cell>
          <table:table-cell office:value-type="string" table:style-name="ce4">
            <text:p>98<text:span text:style-name="T1">: </text:span><text:span text:style-name="T2">21.745796668164</text:span></text:p>
          </table:table-cell>
          <table:table-cell office:value-type="string" office:string-value="21.745796668164" table:formula="of:=RIGHT([.Q103];LEN([.Q103])-4)" table:style-name="ce5">
            <text:p>21.745796668164</text:p>
          </table:table-cell>
          <table:table-cell office:value-type="float" office:value="21.745796668164001" table:formula="of:=[.R103]+0" table:style-name="ce5">
            <text:p>21.75</text:p>
          </table:table-cell>
          <table:table-cell office:value-type="string" table:style-name="ce4">
            <text:p>98<text:span text:style-name="T1">: </text:span><text:span text:style-name="T2">26.37075588612631</text:span></text:p>
          </table:table-cell>
          <table:table-cell office:value-type="string" office:string-value="26.37075588612631" table:formula="of:=RIGHT([.T103];LEN([.T103])-4)" table:style-name="ce5">
            <text:p>26.37075588612631</text:p>
          </table:table-cell>
          <table:table-cell office:value-type="float" office:value="26.3707558861263" table:formula="of:=[.U103]+0" table:style-name="ce5">
            <text:p>26.37</text:p>
          </table:table-cell>
          <table:table-cell office:value-type="string" table:style-name="ce4">
            <text:p>98<text:span text:style-name="T1">: </text:span><text:span text:style-name="T2">69.58669535047072</text:span></text:p>
          </table:table-cell>
          <table:table-cell office:value-type="string" office:string-value="69.58669535047072" table:formula="of:=RIGHT([.W103];LEN([.W103])-4)" table:style-name="ce5">
            <text:p>69.58669535047072</text:p>
          </table:table-cell>
          <table:table-cell office:value-type="float" office:value="69.586695350470706" table:formula="of:=[.X103]+0" table:style-name="ce5">
            <text:p>69.59</text:p>
          </table:table-cell>
          <table:table-cell office:value-type="string" table:style-name="ce4">
            <text:p>98<text:span text:style-name="T1">: </text:span><text:span text:style-name="T2">49.26177236756595</text:span></text:p>
          </table:table-cell>
          <table:table-cell office:value-type="string" office:string-value="49.26177236756595" table:formula="of:=RIGHT([.Z103];LEN([.Z103])-4)" table:style-name="ce5">
            <text:p>49.26177236756595</text:p>
          </table:table-cell>
          <table:table-cell office:value-type="float" office:value="49.261772367565897" table:formula="of:=[.AA103]+0" table:style-name="ce5">
            <text:p>49.26</text:p>
          </table:table-cell>
          <table:table-cell office:value-type="string" table:style-name="ce4">
            <text:p>98<text:span text:style-name="T1">: </text:span><text:span text:style-name="T2">44.220979333582</text:span></text:p>
          </table:table-cell>
          <table:table-cell office:value-type="string" office:string-value="44.220979333582" table:formula="of:=RIGHT([.AC103];LEN([.AC103])-4)" table:style-name="ce5">
            <text:p>44.220979333582</text:p>
          </table:table-cell>
          <table:table-cell office:value-type="float" office:value="44.220979333582001" table:formula="of:=[.AD103]+0" table:style-name="ce5">
            <text:p>44.22</text:p>
          </table:table-cell>
          <table:table-cell office:value-type="float" office:value="48.627680834991978" table:formula="of:=([.D103]+[.G103]+[.J103]+[.M103]+[.P103]+[.S103]+[.V103]+[.Y103]+[.AB103]+[.AE103])/10" table:style-name="ce5">
            <text:p>48.63</text:p>
          </table:table-cell>
          <table:table-cell office:value-type="float" office:value="17.217513753682045" table:formula="of:=STDEV([.D103];[.G103];[.J103];[.M103];[.P103];[.S103];[.V103];[.Y103];[.AB103];[.AE103])" table:style-name="ce1">
            <text:p>17.21751375</text:p>
          </table:table-cell>
          <table:table-cell table:number-columns-repeated="16351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4">
            <text:p>99<text:span text:style-name="T1">: </text:span><text:span text:style-name="T2">53.98667209123893</text:span></text:p>
          </table:table-cell>
          <table:table-cell office:value-type="string" office:string-value="53.98667209123893" table:formula="of:=RIGHT([.B104];LEN([.B104])-4)" table:style-name="ce5">
            <text:p>53.98667209123893</text:p>
          </table:table-cell>
          <table:table-cell office:value-type="float" office:value="53.986672091238901" table:formula="of:=[.C104]+0" table:style-name="ce5">
            <text:p>53.99</text:p>
          </table:table-cell>
          <table:table-cell office:value-type="string" table:style-name="ce4">
            <text:p>99<text:span text:style-name="T1">: </text:span><text:span text:style-name="T2">51.58522095501902</text:span></text:p>
          </table:table-cell>
          <table:table-cell office:value-type="string" office:string-value="51.58522095501902" table:formula="of:=RIGHT([.E104];LEN([.E104])-4)" table:style-name="ce5">
            <text:p>51.58522095501902</text:p>
          </table:table-cell>
          <table:table-cell office:value-type="float" office:value="51.585220955018997" table:formula="of:=[.F104]+0" table:style-name="ce5">
            <text:p>51.59</text:p>
          </table:table-cell>
          <table:table-cell office:value-type="string" table:style-name="ce4">
            <text:p>99<text:span text:style-name="T1">: </text:span><text:span text:style-name="T2">50.78303463498814</text:span></text:p>
          </table:table-cell>
          <table:table-cell office:value-type="string" office:string-value="50.78303463498814" table:formula="of:=RIGHT([.H104];LEN([.H104])-4)" table:style-name="ce5">
            <text:p>50.78303463498814</text:p>
          </table:table-cell>
          <table:table-cell office:value-type="float" office:value="50.783034634988098" table:formula="of:=[.I104]+0" table:style-name="ce5">
            <text:p>50.78</text:p>
          </table:table-cell>
          <table:table-cell office:value-type="string" table:style-name="ce4">
            <text:p>99<text:span text:style-name="T1">: </text:span><text:span text:style-name="T2">77.36927268929074</text:span></text:p>
          </table:table-cell>
          <table:table-cell office:value-type="string" office:string-value="77.36927268929074" table:formula="of:=RIGHT([.K104];LEN([.K104])-4)" table:style-name="ce5">
            <text:p>77.36927268929074</text:p>
          </table:table-cell>
          <table:table-cell office:value-type="float" office:value="77.369272689290696" table:formula="of:=[.L104]+0" table:style-name="ce5">
            <text:p>77.37</text:p>
          </table:table-cell>
          <table:table-cell office:value-type="string" table:style-name="ce4">
            <text:p>99<text:span text:style-name="T1">: </text:span><text:span text:style-name="T2">38.214730191752025</text:span></text:p>
          </table:table-cell>
          <table:table-cell office:value-type="string" office:string-value="38.214730191752025" table:formula="of:=RIGHT([.N104];LEN([.N104])-4)" table:style-name="ce5">
            <text:p>38.214730191752025</text:p>
          </table:table-cell>
          <table:table-cell office:value-type="float" office:value="38.214730191751997" table:formula="of:=[.O104]+0" table:style-name="ce5">
            <text:p>38.21</text:p>
          </table:table-cell>
          <table:table-cell office:value-type="string" table:style-name="ce4">
            <text:p>99<text:span text:style-name="T1">: </text:span><text:span text:style-name="T2">28.379986208871475</text:span></text:p>
          </table:table-cell>
          <table:table-cell office:value-type="string" office:string-value="28.379986208871475" table:formula="of:=RIGHT([.Q104];LEN([.Q104])-4)" table:style-name="ce5">
            <text:p>28.379986208871475</text:p>
          </table:table-cell>
          <table:table-cell office:value-type="float" office:value="28.379986208871401" table:formula="of:=[.R104]+0" table:style-name="ce5">
            <text:p>28.38</text:p>
          </table:table-cell>
          <table:table-cell office:value-type="string" table:style-name="ce4">
            <text:p>99<text:span text:style-name="T1">: </text:span><text:span text:style-name="T2">24.417267996295333</text:span></text:p>
          </table:table-cell>
          <table:table-cell office:value-type="string" office:string-value="24.417267996295333" table:formula="of:=RIGHT([.T104];LEN([.T104])-4)" table:style-name="ce5">
            <text:p>24.417267996295333</text:p>
          </table:table-cell>
          <table:table-cell office:value-type="float" office:value="24.417267996295301" table:formula="of:=[.U104]+0" table:style-name="ce5">
            <text:p>24.42</text:p>
          </table:table-cell>
          <table:table-cell office:value-type="string" table:style-name="ce4">
            <text:p>99<text:span text:style-name="T1">: </text:span><text:span text:style-name="T2">73.87921111776703</text:span></text:p>
          </table:table-cell>
          <table:table-cell office:value-type="string" office:string-value="73.87921111776703" table:formula="of:=RIGHT([.W104];LEN([.W104])-4)" table:style-name="ce5">
            <text:p>73.87921111776703</text:p>
          </table:table-cell>
          <table:table-cell office:value-type="float" office:value="73.879211117766999" table:formula="of:=[.X104]+0" table:style-name="ce5">
            <text:p>73.88</text:p>
          </table:table-cell>
          <table:table-cell office:value-type="string" table:style-name="ce4">
            <text:p>99<text:span text:style-name="T1">: </text:span><text:span text:style-name="T2">49.94332356229508</text:span></text:p>
          </table:table-cell>
          <table:table-cell office:value-type="string" office:string-value="49.94332356229508" table:formula="of:=RIGHT([.Z104];LEN([.Z104])-4)" table:style-name="ce5">
            <text:p>49.94332356229508</text:p>
          </table:table-cell>
          <table:table-cell office:value-type="float" office:value="49.943323562294999" table:formula="of:=[.AA104]+0" table:style-name="ce5">
            <text:p>49.94</text:p>
          </table:table-cell>
          <table:table-cell office:value-type="string" table:style-name="ce4">
            <text:p>99<text:span text:style-name="T1">: </text:span><text:span text:style-name="T2">44.73276755859921</text:span></text:p>
          </table:table-cell>
          <table:table-cell office:value-type="string" office:string-value="44.73276755859921" table:formula="of:=RIGHT([.AC104];LEN([.AC104])-4)" table:style-name="ce5">
            <text:p>44.73276755859921</text:p>
          </table:table-cell>
          <table:table-cell office:value-type="float" office:value="44.7327675585992" table:formula="of:=[.AD104]+0" table:style-name="ce5">
            <text:p>44.73</text:p>
          </table:table-cell>
          <table:table-cell office:value-type="float" office:value="49.329148700611668" table:formula="of:=([.D104]+[.G104]+[.J104]+[.M104]+[.P104]+[.S104]+[.V104]+[.Y104]+[.AB104]+[.AE104])/10" table:style-name="ce5">
            <text:p>49.33</text:p>
          </table:table-cell>
          <table:table-cell office:value-type="float" office:value="17.06964077905279" table:formula="of:=STDEV([.D104];[.G104];[.J104];[.M104];[.P104];[.S104];[.V104];[.Y104];[.AB104];[.AE104])" table:style-name="ce1">
            <text:p>17.06964078</text:p>
          </table:table-cell>
          <table:table-cell table:number-columns-repeated="16351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4">
            <text:p>100<text:span text:style-name="T1">: </text:span><text:span text:style-name="T2">51.781048490761194</text:span></text:p>
          </table:table-cell>
          <table:table-cell office:value-type="string" office:string-value="51.781048490761194" table:formula="of:=RIGHT([.B105];LEN([.B105])-5)" table:style-name="ce5">
            <text:p>51.781048490761194</text:p>
          </table:table-cell>
          <table:table-cell office:value-type="float" office:value="51.781048490761101" table:formula="of:=[.C105]+0" table:style-name="ce5">
            <text:p>51.78</text:p>
          </table:table-cell>
          <table:table-cell office:value-type="string" table:style-name="ce4">
            <text:p>100<text:span text:style-name="T1">: </text:span><text:span text:style-name="T2">59.1816702234521</text:span></text:p>
          </table:table-cell>
          <table:table-cell office:value-type="string" office:string-value="59.1816702234521" table:formula="of:=RIGHT([.E105];LEN([.E105])-5)" table:style-name="ce5">
            <text:p>59.1816702234521</text:p>
          </table:table-cell>
          <table:table-cell office:value-type="float" office:value="59.181670223452102" table:formula="of:=[.F105]+0" table:style-name="ce5">
            <text:p>59.18</text:p>
          </table:table-cell>
          <table:table-cell office:value-type="string" table:style-name="ce4">
            <text:p>100<text:span text:style-name="T1">: </text:span><text:span text:style-name="T2">69.1860112156955</text:span></text:p>
          </table:table-cell>
          <table:table-cell office:value-type="string" office:string-value="69.1860112156955" table:formula="of:=RIGHT([.H105];LEN([.H105])-5)" table:style-name="ce5">
            <text:p>69.1860112156955</text:p>
          </table:table-cell>
          <table:table-cell office:value-type="float" office:value="69.186011215695501" table:formula="of:=[.I105]+0" table:style-name="ce5">
            <text:p>69.19</text:p>
          </table:table-cell>
          <table:table-cell office:value-type="string" table:style-name="ce4">
            <text:p>100<text:span text:style-name="T1">: </text:span><text:span text:style-name="T2">83.3256179270216</text:span></text:p>
          </table:table-cell>
          <table:table-cell office:value-type="string" office:string-value="83.3256179270216" table:formula="of:=RIGHT([.K105];LEN([.K105])-5)" table:style-name="ce5">
            <text:p>83.3256179270216</text:p>
          </table:table-cell>
          <table:table-cell office:value-type="float" office:value="83.325617927021597" table:formula="of:=[.L105]+0" table:style-name="ce5">
            <text:p>83.33</text:p>
          </table:table-cell>
          <table:table-cell office:value-type="string" table:style-name="ce4">
            <text:p>100<text:span text:style-name="T1">: </text:span><text:span text:style-name="T2">41.48220731972823</text:span></text:p>
          </table:table-cell>
          <table:table-cell office:value-type="string" office:string-value="41.48220731972823" table:formula="of:=RIGHT([.N105];LEN([.N105])-5)" table:style-name="ce5">
            <text:p>41.48220731972823</text:p>
          </table:table-cell>
          <table:table-cell office:value-type="float" office:value="41.482207319728197" table:formula="of:=[.O105]+0" table:style-name="ce5">
            <text:p>41.48</text:p>
          </table:table-cell>
          <table:table-cell office:value-type="string" table:style-name="ce4">
            <text:p>100<text:span text:style-name="T1">: </text:span><text:span text:style-name="T2">21.37629191769425</text:span></text:p>
          </table:table-cell>
          <table:table-cell office:value-type="string" office:string-value="21.37629191769425" table:formula="of:=RIGHT([.Q105];LEN([.Q105])-5)" table:style-name="ce5">
            <text:p>21.37629191769425</text:p>
          </table:table-cell>
          <table:table-cell office:value-type="float" office:value="21.3762919176942" table:formula="of:=[.R105]+0" table:style-name="ce5">
            <text:p>21.38</text:p>
          </table:table-cell>
          <table:table-cell office:value-type="string" table:style-name="ce4">
            <text:p>100<text:span text:style-name="T1">: </text:span><text:span text:style-name="T2">23.822647459094775</text:span></text:p>
          </table:table-cell>
          <table:table-cell office:value-type="string" office:string-value="23.822647459094775" table:formula="of:=RIGHT([.T105];LEN([.T105])-5)" table:style-name="ce5">
            <text:p>23.822647459094775</text:p>
          </table:table-cell>
          <table:table-cell office:value-type="float" office:value="23.8226474590947" table:formula="of:=[.U105]+0" table:style-name="ce5">
            <text:p>23.82</text:p>
          </table:table-cell>
          <table:table-cell office:value-type="string" table:style-name="ce4">
            <text:p>100<text:span text:style-name="T1">: </text:span><text:span text:style-name="T2">57.09559867032711</text:span></text:p>
          </table:table-cell>
          <table:table-cell office:value-type="string" office:string-value="57.09559867032711" table:formula="of:=RIGHT([.W105];LEN([.W105])-5)" table:style-name="ce5">
            <text:p>57.09559867032711</text:p>
          </table:table-cell>
          <table:table-cell office:value-type="float" office:value="57.095598670327099" table:formula="of:=[.X105]+0" table:style-name="ce5">
            <text:p>57.10</text:p>
          </table:table-cell>
          <table:table-cell office:value-type="string" table:style-name="ce4">
            <text:p>100<text:span text:style-name="T1">: </text:span><text:span text:style-name="T2">53.7132859809261</text:span></text:p>
          </table:table-cell>
          <table:table-cell office:value-type="string" office:string-value="53.7132859809261" table:formula="of:=RIGHT([.Z105];LEN([.Z105])-5)" table:style-name="ce5">
            <text:p>53.7132859809261</text:p>
          </table:table-cell>
          <table:table-cell office:value-type="float" office:value="53.713285980926102" table:formula="of:=[.AA105]+0" table:style-name="ce5">
            <text:p>53.71</text:p>
          </table:table-cell>
          <table:table-cell office:value-type="string" table:style-name="ce4">
            <text:p>100<text:span text:style-name="T1">: </text:span><text:span text:style-name="T2">45.27504489575004</text:span></text:p>
          </table:table-cell>
          <table:table-cell office:value-type="string" office:string-value="45.27504489575004" table:formula="of:=RIGHT([.AC105];LEN([.AC105])-5)" table:style-name="ce5">
            <text:p>45.27504489575004</text:p>
          </table:table-cell>
          <table:table-cell office:value-type="float" office:value="45.27504489575" table:formula="of:=[.AD105]+0" table:style-name="ce5">
            <text:p>45.28</text:p>
          </table:table-cell>
          <table:table-cell office:value-type="float" office:value="50.623942410045061" table:formula="of:=([.D105]+[.G105]+[.J105]+[.M105]+[.P105]+[.S105]+[.V105]+[.Y105]+[.AB105]+[.AE105])/10" table:style-name="ce5">
            <text:p>50.62</text:p>
          </table:table-cell>
          <table:table-cell office:value-type="float" office:value="18.932237214968122" table:formula="of:=STDEV([.D105];[.G105];[.J105];[.M105];[.P105];[.S105];[.V105];[.Y105];[.AB105];[.AE105])" table:style-name="ce1">
            <text:p>18.93223721</text:p>
          </table:table-cell>
          <table:table-cell table:number-columns-repeated="16351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4">
            <text:p>101<text:span text:style-name="T1">: </text:span><text:span text:style-name="T2">44.640426949986576</text:span></text:p>
          </table:table-cell>
          <table:table-cell office:value-type="string" office:string-value="44.640426949986576" table:formula="of:=RIGHT([.B106];LEN([.B106])-5)" table:style-name="ce5">
            <text:p>44.640426949986576</text:p>
          </table:table-cell>
          <table:table-cell office:value-type="float" office:value="44.640426949986498" table:formula="of:=[.C106]+0" table:style-name="ce5">
            <text:p>44.64</text:p>
          </table:table-cell>
          <table:table-cell office:value-type="string" table:style-name="ce4">
            <text:p>101<text:span text:style-name="T1">: </text:span><text:span text:style-name="T2">46.62956593254974</text:span></text:p>
          </table:table-cell>
          <table:table-cell office:value-type="string" office:string-value="46.62956593254974" table:formula="of:=RIGHT([.E106];LEN([.E106])-5)" table:style-name="ce5">
            <text:p>46.62956593254974</text:p>
          </table:table-cell>
          <table:table-cell office:value-type="float" office:value="46.629565932549703" table:formula="of:=[.F106]+0" table:style-name="ce5">
            <text:p>46.63</text:p>
          </table:table-cell>
          <table:table-cell office:value-type="string" table:style-name="ce4">
            <text:p>101<text:span text:style-name="T1">: </text:span><text:span text:style-name="T2">58.402857469045</text:span></text:p>
          </table:table-cell>
          <table:table-cell office:value-type="string" office:string-value="58.402857469045" table:formula="of:=RIGHT([.H106];LEN([.H106])-5)" table:style-name="ce5">
            <text:p>58.402857469045</text:p>
          </table:table-cell>
          <table:table-cell office:value-type="float" office:value="58.402857469045003" table:formula="of:=[.I106]+0" table:style-name="ce5">
            <text:p>58.40</text:p>
          </table:table-cell>
          <table:table-cell office:value-type="string" table:style-name="ce4">
            <text:p>101<text:span text:style-name="T1">: </text:span><text:span text:style-name="T2">80.76442965070775</text:span></text:p>
          </table:table-cell>
          <table:table-cell office:value-type="string" office:string-value="80.76442965070775" table:formula="of:=RIGHT([.K106];LEN([.K106])-5)" table:style-name="ce5">
            <text:p>80.76442965070775</text:p>
          </table:table-cell>
          <table:table-cell office:value-type="float" office:value="80.764429650707697" table:formula="of:=[.L106]+0" table:style-name="ce5">
            <text:p>80.76</text:p>
          </table:table-cell>
          <table:table-cell office:value-type="string" table:style-name="ce4">
            <text:p>101<text:span text:style-name="T1">: </text:span><text:span text:style-name="T2">46.382752778894115</text:span></text:p>
          </table:table-cell>
          <table:table-cell office:value-type="string" office:string-value="46.382752778894115" table:formula="of:=RIGHT([.N106];LEN([.N106])-5)" table:style-name="ce5">
            <text:p>46.382752778894115</text:p>
          </table:table-cell>
          <table:table-cell office:value-type="float" office:value="46.382752778894101" table:formula="of:=[.O106]+0" table:style-name="ce5">
            <text:p>46.38</text:p>
          </table:table-cell>
          <table:table-cell office:value-type="string" table:style-name="ce4">
            <text:p>101<text:span text:style-name="T1">: </text:span><text:span text:style-name="T2">33.02053257116195</text:span></text:p>
          </table:table-cell>
          <table:table-cell office:value-type="string" office:string-value="33.02053257116195" table:formula="of:=RIGHT([.Q106];LEN([.Q106])-5)" table:style-name="ce5">
            <text:p>33.02053257116195</text:p>
          </table:table-cell>
          <table:table-cell office:value-type="float" office:value="33.020532571161901" table:formula="of:=[.R106]+0" table:style-name="ce5">
            <text:p>33.02</text:p>
          </table:table-cell>
          <table:table-cell office:value-type="string" table:style-name="ce4">
            <text:p>101<text:span text:style-name="T1">: </text:span><text:span text:style-name="T2">24.050385955138474</text:span></text:p>
          </table:table-cell>
          <table:table-cell office:value-type="string" office:string-value="24.050385955138474" table:formula="of:=RIGHT([.T106];LEN([.T106])-5)" table:style-name="ce5">
            <text:p>24.050385955138474</text:p>
          </table:table-cell>
          <table:table-cell office:value-type="float" office:value="24.050385955138399" table:formula="of:=[.U106]+0" table:style-name="ce5">
            <text:p>24.05</text:p>
          </table:table-cell>
          <table:table-cell office:value-type="string" table:style-name="ce4">
            <text:p>101<text:span text:style-name="T1">: </text:span><text:span text:style-name="T2">76.80337869737306</text:span></text:p>
          </table:table-cell>
          <table:table-cell office:value-type="string" office:string-value="76.80337869737306" table:formula="of:=RIGHT([.W106];LEN([.W106])-5)" table:style-name="ce5">
            <text:p>76.80337869737306</text:p>
          </table:table-cell>
          <table:table-cell office:value-type="float" office:value="76.803378697373006" table:formula="of:=[.X106]+0" table:style-name="ce5">
            <text:p>76.80</text:p>
          </table:table-cell>
          <table:table-cell office:value-type="string" table:style-name="ce4">
            <text:p>101<text:span text:style-name="T1">: </text:span><text:span text:style-name="T2">56.00355452930796</text:span></text:p>
          </table:table-cell>
          <table:table-cell office:value-type="string" office:string-value="56.00355452930796" table:formula="of:=RIGHT([.Z106];LEN([.Z106])-5)" table:style-name="ce5">
            <text:p>56.00355452930796</text:p>
          </table:table-cell>
          <table:table-cell office:value-type="float" office:value="56.003554529307898" table:formula="of:=[.AA106]+0" table:style-name="ce5">
            <text:p>56.00</text:p>
          </table:table-cell>
          <table:table-cell office:value-type="string" table:style-name="ce4">
            <text:p>101<text:span text:style-name="T1">: </text:span><text:span text:style-name="T2">32.1253643008868</text:span></text:p>
          </table:table-cell>
          <table:table-cell office:value-type="string" office:string-value="32.1253643008868" table:formula="of:=RIGHT([.AC106];LEN([.AC106])-5)" table:style-name="ce5">
            <text:p>32.1253643008868</text:p>
          </table:table-cell>
          <table:table-cell office:value-type="float" office:value="32.125364300886801" table:formula="of:=[.AD106]+0" table:style-name="ce5">
            <text:p>32.13</text:p>
          </table:table-cell>
          <table:table-cell office:value-type="float" office:value="49.882324883505099" table:formula="of:=([.D106]+[.G106]+[.J106]+[.M106]+[.P106]+[.S106]+[.V106]+[.Y106]+[.AB106]+[.AE106])/10" table:style-name="ce5">
            <text:p>49.88</text:p>
          </table:table-cell>
          <table:table-cell office:value-type="float" office:value="18.576389311852267" table:formula="of:=STDEV([.D106];[.G106];[.J106];[.M106];[.P106];[.S106];[.V106];[.Y106];[.AB106];[.AE106])" table:style-name="ce1">
            <text:p>18.57638931</text:p>
          </table:table-cell>
          <table:table-cell table:number-columns-repeated="16351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4">
            <text:p>102<text:span text:style-name="T1">: </text:span><text:span text:style-name="T2">47.86911910971299</text:span></text:p>
          </table:table-cell>
          <table:table-cell office:value-type="string" office:string-value="47.86911910971299" table:formula="of:=RIGHT([.B107];LEN([.B107])-5)" table:style-name="ce5">
            <text:p>47.86911910971299</text:p>
          </table:table-cell>
          <table:table-cell office:value-type="float" office:value="47.869119109712898" table:formula="of:=[.C107]+0" table:style-name="ce5">
            <text:p>47.87</text:p>
          </table:table-cell>
          <table:table-cell office:value-type="string" table:style-name="ce4">
            <text:p>102<text:span text:style-name="T1">: </text:span><text:span text:style-name="T2">47.964406147507184</text:span></text:p>
          </table:table-cell>
          <table:table-cell office:value-type="string" office:string-value="47.964406147507184" table:formula="of:=RIGHT([.E107];LEN([.E107])-5)" table:style-name="ce5">
            <text:p>47.964406147507184</text:p>
          </table:table-cell>
          <table:table-cell office:value-type="float" office:value="47.964406147507098" table:formula="of:=[.F107]+0" table:style-name="ce5">
            <text:p>47.96</text:p>
          </table:table-cell>
          <table:table-cell office:value-type="string" table:style-name="ce4">
            <text:p>102<text:span text:style-name="T1">: </text:span><text:span text:style-name="T2">64.34540611606806</text:span></text:p>
          </table:table-cell>
          <table:table-cell office:value-type="string" office:string-value="64.34540611606806" table:formula="of:=RIGHT([.H107];LEN([.H107])-5)" table:style-name="ce5">
            <text:p>64.34540611606806</text:p>
          </table:table-cell>
          <table:table-cell office:value-type="float" office:value="64.345406116068006" table:formula="of:=[.I107]+0" table:style-name="ce5">
            <text:p>64.35</text:p>
          </table:table-cell>
          <table:table-cell office:value-type="string" table:style-name="ce4">
            <text:p>102<text:span text:style-name="T1">: </text:span><text:span text:style-name="T2">84.6870215978166</text:span></text:p>
          </table:table-cell>
          <table:table-cell office:value-type="string" office:string-value="84.6870215978166" table:formula="of:=RIGHT([.K107];LEN([.K107])-5)" table:style-name="ce5">
            <text:p>84.6870215978166</text:p>
          </table:table-cell>
          <table:table-cell office:value-type="float" office:value="84.687021597816596" table:formula="of:=[.L107]+0" table:style-name="ce5">
            <text:p>84.69</text:p>
          </table:table-cell>
          <table:table-cell office:value-type="string" table:style-name="ce4">
            <text:p>102<text:span text:style-name="T1">: </text:span><text:span text:style-name="T2">36.096149622958805</text:span></text:p>
          </table:table-cell>
          <table:table-cell office:value-type="string" office:string-value="36.096149622958805" table:formula="of:=RIGHT([.N107];LEN([.N107])-5)" table:style-name="ce5">
            <text:p>36.096149622958805</text:p>
          </table:table-cell>
          <table:table-cell office:value-type="float" office:value="36.096149622958798" table:formula="of:=[.O107]+0" table:style-name="ce5">
            <text:p>36.10</text:p>
          </table:table-cell>
          <table:table-cell office:value-type="string" table:style-name="ce4">
            <text:p>102<text:span text:style-name="T1">: </text:span><text:span text:style-name="T2">27.89486672870824</text:span></text:p>
          </table:table-cell>
          <table:table-cell office:value-type="string" office:string-value="27.89486672870824" table:formula="of:=RIGHT([.Q107];LEN([.Q107])-5)" table:style-name="ce5">
            <text:p>27.89486672870824</text:p>
          </table:table-cell>
          <table:table-cell office:value-type="float" office:value="27.894866728708202" table:formula="of:=[.R107]+0" table:style-name="ce5">
            <text:p>27.89</text:p>
          </table:table-cell>
          <table:table-cell office:value-type="string" table:style-name="ce4">
            <text:p>102<text:span text:style-name="T1">: </text:span><text:span text:style-name="T2">16.778603779759283</text:span></text:p>
          </table:table-cell>
          <table:table-cell office:value-type="string" office:string-value="16.778603779759283" table:formula="of:=RIGHT([.T107];LEN([.T107])-5)" table:style-name="ce5">
            <text:p>16.778603779759283</text:p>
          </table:table-cell>
          <table:table-cell office:value-type="float" office:value="16.778603779759202" table:formula="of:=[.U107]+0" table:style-name="ce5">
            <text:p>16.78</text:p>
          </table:table-cell>
          <table:table-cell office:value-type="string" table:style-name="ce4">
            <text:p>102<text:span text:style-name="T1">: </text:span><text:span text:style-name="T2">62.264385053697744</text:span></text:p>
          </table:table-cell>
          <table:table-cell office:value-type="string" office:string-value="62.264385053697744" table:formula="of:=RIGHT([.W107];LEN([.W107])-5)" table:style-name="ce5">
            <text:p>62.264385053697744</text:p>
          </table:table-cell>
          <table:table-cell office:value-type="float" office:value="62.264385053697701" table:formula="of:=[.X107]+0" table:style-name="ce5">
            <text:p>62.26</text:p>
          </table:table-cell>
          <table:table-cell office:value-type="string" table:style-name="ce4">
            <text:p>102<text:span text:style-name="T1">: </text:span><text:span text:style-name="T2">57.76020283301223</text:span></text:p>
          </table:table-cell>
          <table:table-cell office:value-type="string" office:string-value="57.76020283301223" table:formula="of:=RIGHT([.Z107];LEN([.Z107])-5)" table:style-name="ce5">
            <text:p>57.76020283301223</text:p>
          </table:table-cell>
          <table:table-cell office:value-type="float" office:value="57.760202833012201" table:formula="of:=[.AA107]+0" table:style-name="ce5">
            <text:p>57.76</text:p>
          </table:table-cell>
          <table:table-cell office:value-type="string" table:style-name="ce4">
            <text:p>102<text:span text:style-name="T1">: </text:span><text:span text:style-name="T2">27.700625299655304</text:span></text:p>
          </table:table-cell>
          <table:table-cell office:value-type="string" office:string-value="27.700625299655304" table:formula="of:=RIGHT([.AC107];LEN([.AC107])-5)" table:style-name="ce5">
            <text:p>27.700625299655304</text:p>
          </table:table-cell>
          <table:table-cell office:value-type="float" office:value="27.7006252996553" table:formula="of:=[.AD107]+0" table:style-name="ce5">
            <text:p>27.70</text:p>
          </table:table-cell>
          <table:table-cell office:value-type="float" office:value="47.336078628889609" table:formula="of:=([.D107]+[.G107]+[.J107]+[.M107]+[.P107]+[.S107]+[.V107]+[.Y107]+[.AB107]+[.AE107])/10" table:style-name="ce5">
            <text:p>47.34</text:p>
          </table:table-cell>
          <table:table-cell office:value-type="float" office:value="20.656483536385803" table:formula="of:=STDEV([.D107];[.G107];[.J107];[.M107];[.P107];[.S107];[.V107];[.Y107];[.AB107];[.AE107])" table:style-name="ce1">
            <text:p>20.65648354</text:p>
          </table:table-cell>
          <table:table-cell table:number-columns-repeated="16351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4">
            <text:p>103<text:span text:style-name="T1">: </text:span><text:span text:style-name="T2">48.846649029309134</text:span></text:p>
          </table:table-cell>
          <table:table-cell office:value-type="string" office:string-value="48.846649029309134" table:formula="of:=RIGHT([.B108];LEN([.B108])-5)" table:style-name="ce5">
            <text:p>48.846649029309134</text:p>
          </table:table-cell>
          <table:table-cell office:value-type="float" office:value="48.846649029309098" table:formula="of:=[.C108]+0" table:style-name="ce5">
            <text:p>48.85</text:p>
          </table:table-cell>
          <table:table-cell office:value-type="string" table:style-name="ce4">
            <text:p>103<text:span text:style-name="T1">: </text:span><text:span text:style-name="T2">44.79082548674813</text:span></text:p>
          </table:table-cell>
          <table:table-cell office:value-type="string" office:string-value="44.79082548674813" table:formula="of:=RIGHT([.E108];LEN([.E108])-5)" table:style-name="ce5">
            <text:p>44.79082548674813</text:p>
          </table:table-cell>
          <table:table-cell office:value-type="float" office:value="44.790825486748098" table:formula="of:=[.F108]+0" table:style-name="ce5">
            <text:p>44.79</text:p>
          </table:table-cell>
          <table:table-cell office:value-type="string" table:style-name="ce4">
            <text:p>103<text:span text:style-name="T1">: </text:span><text:span text:style-name="T2">60.37748468716469</text:span></text:p>
          </table:table-cell>
          <table:table-cell office:value-type="string" office:string-value="60.37748468716469" table:formula="of:=RIGHT([.H108];LEN([.H108])-5)" table:style-name="ce5">
            <text:p>60.37748468716469</text:p>
          </table:table-cell>
          <table:table-cell office:value-type="float" office:value="60.377484687164603" table:formula="of:=[.I108]+0" table:style-name="ce5">
            <text:p>60.38</text:p>
          </table:table-cell>
          <table:table-cell office:value-type="string" table:style-name="ce4">
            <text:p>103<text:span text:style-name="T1">: </text:span><text:span text:style-name="T2">75.31893484829043</text:span></text:p>
          </table:table-cell>
          <table:table-cell office:value-type="string" office:string-value="75.31893484829043" table:formula="of:=RIGHT([.K108];LEN([.K108])-5)" table:style-name="ce5">
            <text:p>75.31893484829043</text:p>
          </table:table-cell>
          <table:table-cell office:value-type="float" office:value="75.318934848290397" table:formula="of:=[.L108]+0" table:style-name="ce5">
            <text:p>75.32</text:p>
          </table:table-cell>
          <table:table-cell office:value-type="string" table:style-name="ce4">
            <text:p>103<text:span text:style-name="T1">: </text:span><text:span text:style-name="T2">46.92715156107592</text:span></text:p>
          </table:table-cell>
          <table:table-cell office:value-type="string" office:string-value="46.92715156107592" table:formula="of:=RIGHT([.N108];LEN([.N108])-5)" table:style-name="ce5">
            <text:p>46.92715156107592</text:p>
          </table:table-cell>
          <table:table-cell office:value-type="float" office:value="46.927151561075902" table:formula="of:=[.O108]+0" table:style-name="ce5">
            <text:p>46.93</text:p>
          </table:table-cell>
          <table:table-cell office:value-type="string" table:style-name="ce4">
            <text:p>103<text:span text:style-name="T1">: </text:span><text:span text:style-name="T2">21.38257317158287</text:span></text:p>
          </table:table-cell>
          <table:table-cell office:value-type="string" office:string-value="21.38257317158287" table:formula="of:=RIGHT([.Q108];LEN([.Q108])-5)" table:style-name="ce5">
            <text:p>21.38257317158287</text:p>
          </table:table-cell>
          <table:table-cell office:value-type="float" office:value="21.382573171582798" table:formula="of:=[.R108]+0" table:style-name="ce5">
            <text:p>21.38</text:p>
          </table:table-cell>
          <table:table-cell office:value-type="string" table:style-name="ce4">
            <text:p>103<text:span text:style-name="T1">: </text:span><text:span text:style-name="T2">20.58270746733987</text:span></text:p>
          </table:table-cell>
          <table:table-cell office:value-type="string" office:string-value="20.58270746733987" table:formula="of:=RIGHT([.T108];LEN([.T108])-5)" table:style-name="ce5">
            <text:p>20.58270746733987</text:p>
          </table:table-cell>
          <table:table-cell office:value-type="float" office:value="20.582707467339802" table:formula="of:=[.U108]+0" table:style-name="ce5">
            <text:p>20.58</text:p>
          </table:table-cell>
          <table:table-cell office:value-type="string" table:style-name="ce4">
            <text:p>103<text:span text:style-name="T1">: </text:span><text:span text:style-name="T2">78.33440867751712</text:span></text:p>
          </table:table-cell>
          <table:table-cell office:value-type="string" office:string-value="78.33440867751712" table:formula="of:=RIGHT([.W108];LEN([.W108])-5)" table:style-name="ce5">
            <text:p>78.33440867751712</text:p>
          </table:table-cell>
          <table:table-cell office:value-type="float" office:value="78.334408677517104" table:formula="of:=[.X108]+0" table:style-name="ce5">
            <text:p>78.33</text:p>
          </table:table-cell>
          <table:table-cell office:value-type="string" table:style-name="ce4">
            <text:p>103<text:span text:style-name="T1">: </text:span><text:span text:style-name="T2">39.253368933244545</text:span></text:p>
          </table:table-cell>
          <table:table-cell office:value-type="string" office:string-value="39.253368933244545" table:formula="of:=RIGHT([.Z108];LEN([.Z108])-5)" table:style-name="ce5">
            <text:p>39.253368933244545</text:p>
          </table:table-cell>
          <table:table-cell office:value-type="float" office:value="39.253368933244502" table:formula="of:=[.AA108]+0" table:style-name="ce5">
            <text:p>39.25</text:p>
          </table:table-cell>
          <table:table-cell office:value-type="string" table:style-name="ce4">
            <text:p>103<text:span text:style-name="T1">: </text:span><text:span text:style-name="T2">29.530980700400825</text:span></text:p>
          </table:table-cell>
          <table:table-cell office:value-type="string" office:string-value="29.530980700400825" table:formula="of:=RIGHT([.AC108];LEN([.AC108])-5)" table:style-name="ce5">
            <text:p>29.530980700400825</text:p>
          </table:table-cell>
          <table:table-cell office:value-type="float" office:value="29.5309807004008" table:formula="of:=[.AD108]+0" table:style-name="ce5">
            <text:p>29.53</text:p>
          </table:table-cell>
          <table:table-cell office:value-type="float" office:value="46.534508456267311" table:formula="of:=([.D108]+[.G108]+[.J108]+[.M108]+[.P108]+[.S108]+[.V108]+[.Y108]+[.AB108]+[.AE108])/10" table:style-name="ce5">
            <text:p>46.53</text:p>
          </table:table-cell>
          <table:table-cell office:value-type="float" office:value="20.243507087173466" table:formula="of:=STDEV([.D108];[.G108];[.J108];[.M108];[.P108];[.S108];[.V108];[.Y108];[.AB108];[.AE108])" table:style-name="ce1">
            <text:p>20.24350709</text:p>
          </table:table-cell>
          <table:table-cell table:number-columns-repeated="16351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4">
            <text:p>104<text:span text:style-name="T1">: </text:span><text:span text:style-name="T2">53.00577645758475</text:span></text:p>
          </table:table-cell>
          <table:table-cell office:value-type="string" office:string-value="53.00577645758475" table:formula="of:=RIGHT([.B109];LEN([.B109])-5)" table:style-name="ce5">
            <text:p>53.00577645758475</text:p>
          </table:table-cell>
          <table:table-cell office:value-type="float" office:value="53.005776457584702" table:formula="of:=[.C109]+0" table:style-name="ce5">
            <text:p>53.01</text:p>
          </table:table-cell>
          <table:table-cell office:value-type="string" table:style-name="ce4">
            <text:p>104<text:span text:style-name="T1">: </text:span><text:span text:style-name="T2">42.73637904009484</text:span></text:p>
          </table:table-cell>
          <table:table-cell office:value-type="string" office:string-value="42.73637904009484" table:formula="of:=RIGHT([.E109];LEN([.E109])-5)" table:style-name="ce5">
            <text:p>42.73637904009484</text:p>
          </table:table-cell>
          <table:table-cell office:value-type="float" office:value="42.736379040094803" table:formula="of:=[.F109]+0" table:style-name="ce5">
            <text:p>42.74</text:p>
          </table:table-cell>
          <table:table-cell office:value-type="string" table:style-name="ce4">
            <text:p>104<text:span text:style-name="T1">: </text:span><text:span text:style-name="T2">63.1011397751162</text:span></text:p>
          </table:table-cell>
          <table:table-cell office:value-type="string" office:string-value="63.1011397751162" table:formula="of:=RIGHT([.H109];LEN([.H109])-5)" table:style-name="ce5">
            <text:p>63.1011397751162</text:p>
          </table:table-cell>
          <table:table-cell office:value-type="float" office:value="63.101139775116202" table:formula="of:=[.I109]+0" table:style-name="ce5">
            <text:p>63.10</text:p>
          </table:table-cell>
          <table:table-cell office:value-type="string" table:style-name="ce4">
            <text:p>104<text:span text:style-name="T1">: </text:span><text:span text:style-name="T2">77.98149259295364</text:span></text:p>
          </table:table-cell>
          <table:table-cell office:value-type="string" office:string-value="77.98149259295364" table:formula="of:=RIGHT([.K109];LEN([.K109])-5)" table:style-name="ce5">
            <text:p>77.98149259295364</text:p>
          </table:table-cell>
          <table:table-cell office:value-type="float" office:value="77.9814925929536" table:formula="of:=[.L109]+0" table:style-name="ce5">
            <text:p>77.98</text:p>
          </table:table-cell>
          <table:table-cell office:value-type="string" table:style-name="ce4">
            <text:p>104<text:span text:style-name="T1">: </text:span><text:span text:style-name="T2">52.60886787881651</text:span></text:p>
          </table:table-cell>
          <table:table-cell office:value-type="string" office:string-value="52.60886787881651" table:formula="of:=RIGHT([.N109];LEN([.N109])-5)" table:style-name="ce5">
            <text:p>52.60886787881651</text:p>
          </table:table-cell>
          <table:table-cell office:value-type="float" office:value="52.608867878816497" table:formula="of:=[.O109]+0" table:style-name="ce5">
            <text:p>52.61</text:p>
          </table:table-cell>
          <table:table-cell office:value-type="string" table:style-name="ce4">
            <text:p>104<text:span text:style-name="T1">: </text:span><text:span text:style-name="T2">27.847731458083523</text:span></text:p>
          </table:table-cell>
          <table:table-cell office:value-type="string" office:string-value="27.847731458083523" table:formula="of:=RIGHT([.Q109];LEN([.Q109])-5)" table:style-name="ce5">
            <text:p>27.847731458083523</text:p>
          </table:table-cell>
          <table:table-cell office:value-type="float" office:value="27.847731458083501" table:formula="of:=[.R109]+0" table:style-name="ce5">
            <text:p>27.85</text:p>
          </table:table-cell>
          <table:table-cell office:value-type="string" table:style-name="ce4">
            <text:p>104<text:span text:style-name="T1">: </text:span><text:span text:style-name="T2">20.009749346107053</text:span></text:p>
          </table:table-cell>
          <table:table-cell office:value-type="string" office:string-value="20.009749346107053" table:formula="of:=RIGHT([.T109];LEN([.T109])-5)" table:style-name="ce5">
            <text:p>20.009749346107053</text:p>
          </table:table-cell>
          <table:table-cell office:value-type="float" office:value="20.009749346107" table:formula="of:=[.U109]+0" table:style-name="ce5">
            <text:p>20.01</text:p>
          </table:table-cell>
          <table:table-cell office:value-type="string" table:style-name="ce4">
            <text:p>104<text:span text:style-name="T1">: </text:span><text:span text:style-name="T2">78.70120034708914</text:span></text:p>
          </table:table-cell>
          <table:table-cell office:value-type="string" office:string-value="78.70120034708914" table:formula="of:=RIGHT([.W109];LEN([.W109])-5)" table:style-name="ce5">
            <text:p>78.70120034708914</text:p>
          </table:table-cell>
          <table:table-cell office:value-type="float" office:value="78.701200347089099" table:formula="of:=[.X109]+0" table:style-name="ce5">
            <text:p>78.70</text:p>
          </table:table-cell>
          <table:table-cell office:value-type="string" table:style-name="ce4">
            <text:p>104<text:span text:style-name="T1">: </text:span><text:span text:style-name="T2">48.411216361645515</text:span></text:p>
          </table:table-cell>
          <table:table-cell office:value-type="string" office:string-value="48.411216361645515" table:formula="of:=RIGHT([.Z109];LEN([.Z109])-5)" table:style-name="ce5">
            <text:p>48.411216361645515</text:p>
          </table:table-cell>
          <table:table-cell office:value-type="float" office:value="48.411216361645501" table:formula="of:=[.AA109]+0" table:style-name="ce5">
            <text:p>48.41</text:p>
          </table:table-cell>
          <table:table-cell office:value-type="string" table:style-name="ce4">
            <text:p>104<text:span text:style-name="T1">: </text:span><text:span text:style-name="T2">31.067238014851974</text:span></text:p>
          </table:table-cell>
          <table:table-cell office:value-type="string" office:string-value="31.067238014851974" table:formula="of:=RIGHT([.AC109];LEN([.AC109])-5)" table:style-name="ce5">
            <text:p>31.067238014851974</text:p>
          </table:table-cell>
          <table:table-cell office:value-type="float" office:value="31.067238014851899" table:formula="of:=[.AD109]+0" table:style-name="ce5">
            <text:p>31.07</text:p>
          </table:table-cell>
          <table:table-cell office:value-type="float" office:value="49.547079127234284" table:formula="of:=([.D109]+[.G109]+[.J109]+[.M109]+[.P109]+[.S109]+[.V109]+[.Y109]+[.AB109]+[.AE109])/10" table:style-name="ce5">
            <text:p>49.55</text:p>
          </table:table-cell>
          <table:table-cell office:value-type="float" office:value="19.988953166336859" table:formula="of:=STDEV([.D109];[.G109];[.J109];[.M109];[.P109];[.S109];[.V109];[.Y109];[.AB109];[.AE109])" table:style-name="ce1">
            <text:p>19.98895317</text:p>
          </table:table-cell>
          <table:table-cell table:number-columns-repeated="16351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4">
            <text:p>105<text:span text:style-name="T1">: </text:span><text:span text:style-name="T2">46.93986170535882</text:span></text:p>
          </table:table-cell>
          <table:table-cell office:value-type="string" office:string-value="46.93986170535882" table:formula="of:=RIGHT([.B110];LEN([.B110])-5)" table:style-name="ce5">
            <text:p>46.93986170535882</text:p>
          </table:table-cell>
          <table:table-cell office:value-type="float" office:value="46.939861705358801" table:formula="of:=[.C110]+0" table:style-name="ce5">
            <text:p>46.94</text:p>
          </table:table-cell>
          <table:table-cell office:value-type="string" table:style-name="ce4">
            <text:p>105<text:span text:style-name="T1">: </text:span><text:span text:style-name="T2">44.572969395089174</text:span></text:p>
          </table:table-cell>
          <table:table-cell office:value-type="string" office:string-value="44.572969395089174" table:formula="of:=RIGHT([.E110];LEN([.E110])-5)" table:style-name="ce5">
            <text:p>44.572969395089174</text:p>
          </table:table-cell>
          <table:table-cell office:value-type="float" office:value="44.572969395089103" table:formula="of:=[.F110]+0" table:style-name="ce5">
            <text:p>44.57</text:p>
          </table:table-cell>
          <table:table-cell office:value-type="string" table:style-name="ce4">
            <text:p>105<text:span text:style-name="T1">: </text:span><text:span text:style-name="T2">67.36087481010792</text:span></text:p>
          </table:table-cell>
          <table:table-cell office:value-type="string" office:string-value="67.36087481010792" table:formula="of:=RIGHT([.H110];LEN([.H110])-5)" table:style-name="ce5">
            <text:p>67.36087481010792</text:p>
          </table:table-cell>
          <table:table-cell office:value-type="float" office:value="67.360874810107902" table:formula="of:=[.I110]+0" table:style-name="ce5">
            <text:p>67.36</text:p>
          </table:table-cell>
          <table:table-cell office:value-type="string" table:style-name="ce4">
            <text:p>105<text:span text:style-name="T1">: </text:span><text:span text:style-name="T2">87.03358298083013</text:span></text:p>
          </table:table-cell>
          <table:table-cell office:value-type="string" office:string-value="87.03358298083013" table:formula="of:=RIGHT([.K110];LEN([.K110])-5)" table:style-name="ce5">
            <text:p>87.03358298083013</text:p>
          </table:table-cell>
          <table:table-cell office:value-type="float" office:value="87.033582980830104" table:formula="of:=[.L110]+0" table:style-name="ce5">
            <text:p>87.03</text:p>
          </table:table-cell>
          <table:table-cell office:value-type="string" table:style-name="ce4">
            <text:p>105<text:span text:style-name="T1">: </text:span><text:span text:style-name="T2">56.02912869273333</text:span></text:p>
          </table:table-cell>
          <table:table-cell office:value-type="string" office:string-value="56.02912869273333" table:formula="of:=RIGHT([.N110];LEN([.N110])-5)" table:style-name="ce5">
            <text:p>56.02912869273333</text:p>
          </table:table-cell>
          <table:table-cell office:value-type="float" office:value="56.029128692733302" table:formula="of:=[.O110]+0" table:style-name="ce5">
            <text:p>56.03</text:p>
          </table:table-cell>
          <table:table-cell office:value-type="string" table:style-name="ce4">
            <text:p>105<text:span text:style-name="T1">: </text:span><text:span text:style-name="T2">26.705060286771857</text:span></text:p>
          </table:table-cell>
          <table:table-cell office:value-type="string" office:string-value="26.705060286771857" table:formula="of:=RIGHT([.Q110];LEN([.Q110])-5)" table:style-name="ce5">
            <text:p>26.705060286771857</text:p>
          </table:table-cell>
          <table:table-cell office:value-type="float" office:value="26.705060286771801" table:formula="of:=[.R110]+0" table:style-name="ce5">
            <text:p>26.71</text:p>
          </table:table-cell>
          <table:table-cell office:value-type="string" table:style-name="ce4">
            <text:p>105<text:span text:style-name="T1">: </text:span><text:span text:style-name="T2">20.265443002439664</text:span></text:p>
          </table:table-cell>
          <table:table-cell office:value-type="string" office:string-value="20.265443002439664" table:formula="of:=RIGHT([.T110];LEN([.T110])-5)" table:style-name="ce5">
            <text:p>20.265443002439664</text:p>
          </table:table-cell>
          <table:table-cell office:value-type="float" office:value="20.2654430024396" table:formula="of:=[.U110]+0" table:style-name="ce5">
            <text:p>20.27</text:p>
          </table:table-cell>
          <table:table-cell office:value-type="string" table:style-name="ce4">
            <text:p>105<text:span text:style-name="T1">: </text:span><text:span text:style-name="T2">86.50815162986659</text:span></text:p>
          </table:table-cell>
          <table:table-cell office:value-type="string" office:string-value="86.50815162986659" table:formula="of:=RIGHT([.W110];LEN([.W110])-5)" table:style-name="ce5">
            <text:p>86.50815162986659</text:p>
          </table:table-cell>
          <table:table-cell office:value-type="float" office:value="86.508151629866504" table:formula="of:=[.X110]+0" table:style-name="ce5">
            <text:p>86.51</text:p>
          </table:table-cell>
          <table:table-cell office:value-type="string" table:style-name="ce4">
            <text:p>105<text:span text:style-name="T1">: </text:span><text:span text:style-name="T2">43.489757414068336</text:span></text:p>
          </table:table-cell>
          <table:table-cell office:value-type="string" office:string-value="43.489757414068336" table:formula="of:=RIGHT([.Z110];LEN([.Z110])-5)" table:style-name="ce5">
            <text:p>43.489757414068336</text:p>
          </table:table-cell>
          <table:table-cell office:value-type="float" office:value="43.489757414068301" table:formula="of:=[.AA110]+0" table:style-name="ce5">
            <text:p>43.49</text:p>
          </table:table-cell>
          <table:table-cell office:value-type="string" table:style-name="ce4">
            <text:p>105<text:span text:style-name="T1">: </text:span><text:span text:style-name="T2">47.5344658258273</text:span></text:p>
          </table:table-cell>
          <table:table-cell office:value-type="string" office:string-value="47.5344658258273" table:formula="of:=RIGHT([.AC110];LEN([.AC110])-5)" table:style-name="ce5">
            <text:p>47.5344658258273</text:p>
          </table:table-cell>
          <table:table-cell office:value-type="float" office:value="47.534465825827297" table:formula="of:=[.AD110]+0" table:style-name="ce5">
            <text:p>47.53</text:p>
          </table:table-cell>
          <table:table-cell office:value-type="float" office:value="52.643929574309276" table:formula="of:=([.D110]+[.G110]+[.J110]+[.M110]+[.P110]+[.S110]+[.V110]+[.Y110]+[.AB110]+[.AE110])/10" table:style-name="ce5">
            <text:p>52.64</text:p>
          </table:table-cell>
          <table:table-cell office:value-type="float" office:value="22.32650506510349" table:formula="of:=STDEV([.D110];[.G110];[.J110];[.M110];[.P110];[.S110];[.V110];[.Y110];[.AB110];[.AE110])" table:style-name="ce1">
            <text:p>22.32650507</text:p>
          </table:table-cell>
          <table:table-cell table:number-columns-repeated="16351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4">
            <text:p>106<text:span text:style-name="T1">: </text:span><text:span text:style-name="T2">53.46257055256723</text:span></text:p>
          </table:table-cell>
          <table:table-cell office:value-type="string" office:string-value="53.46257055256723" table:formula="of:=RIGHT([.B111];LEN([.B111])-5)" table:style-name="ce5">
            <text:p>53.46257055256723</text:p>
          </table:table-cell>
          <table:table-cell office:value-type="float" office:value="53.4625705525672" table:formula="of:=[.C111]+0" table:style-name="ce5">
            <text:p>53.46</text:p>
          </table:table-cell>
          <table:table-cell office:value-type="string" table:style-name="ce4">
            <text:p>106<text:span text:style-name="T1">: </text:span><text:span text:style-name="T2">39.78658192577238</text:span></text:p>
          </table:table-cell>
          <table:table-cell office:value-type="string" office:string-value="39.78658192577238" table:formula="of:=RIGHT([.E111];LEN([.E111])-5)" table:style-name="ce5">
            <text:p>39.78658192577238</text:p>
          </table:table-cell>
          <table:table-cell office:value-type="float" office:value="39.786581925772303" table:formula="of:=[.F111]+0" table:style-name="ce5">
            <text:p>39.79</text:p>
          </table:table-cell>
          <table:table-cell office:value-type="string" table:style-name="ce4">
            <text:p>106<text:span text:style-name="T1">: </text:span><text:span text:style-name="T2">62.21479503049297</text:span></text:p>
          </table:table-cell>
          <table:table-cell office:value-type="string" office:string-value="62.21479503049297" table:formula="of:=RIGHT([.H111];LEN([.H111])-5)" table:style-name="ce5">
            <text:p>62.21479503049297</text:p>
          </table:table-cell>
          <table:table-cell office:value-type="float" office:value="62.214795030492901" table:formula="of:=[.I111]+0" table:style-name="ce5">
            <text:p>62.21</text:p>
          </table:table-cell>
          <table:table-cell office:value-type="string" table:style-name="ce4">
            <text:p>106<text:span text:style-name="T1">: </text:span><text:span text:style-name="T2">67.64744627445997</text:span></text:p>
          </table:table-cell>
          <table:table-cell office:value-type="string" office:string-value="67.64744627445997" table:formula="of:=RIGHT([.K111];LEN([.K111])-5)" table:style-name="ce5">
            <text:p>67.64744627445997</text:p>
          </table:table-cell>
          <table:table-cell office:value-type="float" office:value="67.647446274459895" table:formula="of:=[.L111]+0" table:style-name="ce5">
            <text:p>67.65</text:p>
          </table:table-cell>
          <table:table-cell office:value-type="string" table:style-name="ce4">
            <text:p>106<text:span text:style-name="T1">: </text:span><text:span text:style-name="T2">50.32214154433148</text:span></text:p>
          </table:table-cell>
          <table:table-cell office:value-type="string" office:string-value="50.32214154433148" table:formula="of:=RIGHT([.N111];LEN([.N111])-5)" table:style-name="ce5">
            <text:p>50.32214154433148</text:p>
          </table:table-cell>
          <table:table-cell office:value-type="float" office:value="50.322141544331402" table:formula="of:=[.O111]+0" table:style-name="ce5">
            <text:p>50.32</text:p>
          </table:table-cell>
          <table:table-cell office:value-type="string" table:style-name="ce4">
            <text:p>106<text:span text:style-name="T1">: </text:span><text:span text:style-name="T2">29.22393116993735</text:span></text:p>
          </table:table-cell>
          <table:table-cell office:value-type="string" office:string-value="29.22393116993735" table:formula="of:=RIGHT([.Q111];LEN([.Q111])-5)" table:style-name="ce5">
            <text:p>29.22393116993735</text:p>
          </table:table-cell>
          <table:table-cell office:value-type="float" office:value="29.223931169937298" table:formula="of:=[.R111]+0" table:style-name="ce5">
            <text:p>29.22</text:p>
          </table:table-cell>
          <table:table-cell office:value-type="string" table:style-name="ce4">
            <text:p>106<text:span text:style-name="T1">: </text:span><text:span text:style-name="T2">18.520767128021088</text:span></text:p>
          </table:table-cell>
          <table:table-cell office:value-type="string" office:string-value="18.520767128021088" table:formula="of:=RIGHT([.T111];LEN([.T111])-5)" table:style-name="ce5">
            <text:p>18.520767128021088</text:p>
          </table:table-cell>
          <table:table-cell office:value-type="float" office:value="18.520767128020999" table:formula="of:=[.U111]+0" table:style-name="ce5">
            <text:p>18.52</text:p>
          </table:table-cell>
          <table:table-cell office:value-type="string" table:style-name="ce4">
            <text:p>106<text:span text:style-name="T1">: </text:span><text:span text:style-name="T2">81.08122018491242</text:span></text:p>
          </table:table-cell>
          <table:table-cell office:value-type="string" office:string-value="81.08122018491242" table:formula="of:=RIGHT([.W111];LEN([.W111])-5)" table:style-name="ce5">
            <text:p>81.08122018491242</text:p>
          </table:table-cell>
          <table:table-cell office:value-type="float" office:value="81.081220184912397" table:formula="of:=[.X111]+0" table:style-name="ce5">
            <text:p>81.08</text:p>
          </table:table-cell>
          <table:table-cell office:value-type="string" table:style-name="ce4">
            <text:p>106<text:span text:style-name="T1">: </text:span><text:span text:style-name="T2">54.13337878250944</text:span></text:p>
          </table:table-cell>
          <table:table-cell office:value-type="string" office:string-value="54.13337878250944" table:formula="of:=RIGHT([.Z111];LEN([.Z111])-5)" table:style-name="ce5">
            <text:p>54.13337878250944</text:p>
          </table:table-cell>
          <table:table-cell office:value-type="float" office:value="54.133378782509403" table:formula="of:=[.AA111]+0" table:style-name="ce5">
            <text:p>54.13</text:p>
          </table:table-cell>
          <table:table-cell office:value-type="string" table:style-name="ce4">
            <text:p>106<text:span text:style-name="T1">: </text:span><text:span text:style-name="T2">42.09692694098301</text:span></text:p>
          </table:table-cell>
          <table:table-cell office:value-type="string" office:string-value="42.09692694098301" table:formula="of:=RIGHT([.AC111];LEN([.AC111])-5)" table:style-name="ce5">
            <text:p>42.09692694098301</text:p>
          </table:table-cell>
          <table:table-cell office:value-type="float" office:value="42.096926940983003" table:formula="of:=[.AD111]+0" table:style-name="ce5">
            <text:p>42.10</text:p>
          </table:table-cell>
          <table:table-cell office:value-type="float" office:value="49.848975953398686" table:formula="of:=([.D111]+[.G111]+[.J111]+[.M111]+[.P111]+[.S111]+[.V111]+[.Y111]+[.AB111]+[.AE111])/10" table:style-name="ce5">
            <text:p>49.85</text:p>
          </table:table-cell>
          <table:table-cell office:value-type="float" office:value="18.393795282782129" table:formula="of:=STDEV([.D111];[.G111];[.J111];[.M111];[.P111];[.S111];[.V111];[.Y111];[.AB111];[.AE111])" table:style-name="ce1">
            <text:p>18.39379528</text:p>
          </table:table-cell>
          <table:table-cell table:number-columns-repeated="16351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4">
            <text:p>107<text:span text:style-name="T1">: </text:span><text:span text:style-name="T2">49.55500259974629</text:span></text:p>
          </table:table-cell>
          <table:table-cell office:value-type="string" office:string-value="49.55500259974629" table:formula="of:=RIGHT([.B112];LEN([.B112])-5)" table:style-name="ce5">
            <text:p>49.55500259974629</text:p>
          </table:table-cell>
          <table:table-cell office:value-type="float" office:value="49.555002599746203" table:formula="of:=[.C112]+0" table:style-name="ce5">
            <text:p>49.56</text:p>
          </table:table-cell>
          <table:table-cell office:value-type="string" table:style-name="ce4">
            <text:p>107<text:span text:style-name="T1">: </text:span><text:span text:style-name="T2">43.019381721443345</text:span></text:p>
          </table:table-cell>
          <table:table-cell office:value-type="string" office:string-value="43.019381721443345" table:formula="of:=RIGHT([.E112];LEN([.E112])-5)" table:style-name="ce5">
            <text:p>43.019381721443345</text:p>
          </table:table-cell>
          <table:table-cell office:value-type="float" office:value="43.019381721443303" table:formula="of:=[.F112]+0" table:style-name="ce5">
            <text:p>43.02</text:p>
          </table:table-cell>
          <table:table-cell office:value-type="string" table:style-name="ce4">
            <text:p>107<text:span text:style-name="T1">: </text:span><text:span text:style-name="T2">72.4831694990347</text:span></text:p>
          </table:table-cell>
          <table:table-cell office:value-type="string" office:string-value="72.4831694990347" table:formula="of:=RIGHT([.H112];LEN([.H112])-5)" table:style-name="ce5">
            <text:p>72.4831694990347</text:p>
          </table:table-cell>
          <table:table-cell office:value-type="float" office:value="72.483169499034702" table:formula="of:=[.I112]+0" table:style-name="ce5">
            <text:p>72.48</text:p>
          </table:table-cell>
          <table:table-cell office:value-type="string" table:style-name="ce4">
            <text:p>107<text:span text:style-name="T1">: </text:span><text:span text:style-name="T2">71.76402329965103</text:span></text:p>
          </table:table-cell>
          <table:table-cell office:value-type="string" office:string-value="71.76402329965103" table:formula="of:=RIGHT([.K112];LEN([.K112])-5)" table:style-name="ce5">
            <text:p>71.76402329965103</text:p>
          </table:table-cell>
          <table:table-cell office:value-type="float" office:value="71.764023299651001" table:formula="of:=[.L112]+0" table:style-name="ce5">
            <text:p>71.76</text:p>
          </table:table-cell>
          <table:table-cell office:value-type="string" table:style-name="ce4">
            <text:p>107<text:span text:style-name="T1">: </text:span><text:span text:style-name="T2">50.828124810343596</text:span></text:p>
          </table:table-cell>
          <table:table-cell office:value-type="string" office:string-value="50.828124810343596" table:formula="of:=RIGHT([.N112];LEN([.N112])-5)" table:style-name="ce5">
            <text:p>50.828124810343596</text:p>
          </table:table-cell>
          <table:table-cell office:value-type="float" office:value="50.828124810343503" table:formula="of:=[.O112]+0" table:style-name="ce5">
            <text:p>50.83</text:p>
          </table:table-cell>
          <table:table-cell office:value-type="string" table:style-name="ce4">
            <text:p>107<text:span text:style-name="T1">: </text:span><text:span text:style-name="T2">30.329644533556092</text:span></text:p>
          </table:table-cell>
          <table:table-cell office:value-type="string" office:string-value="30.329644533556092" table:formula="of:=RIGHT([.Q112];LEN([.Q112])-5)" table:style-name="ce5">
            <text:p>30.329644533556092</text:p>
          </table:table-cell>
          <table:table-cell office:value-type="float" office:value="30.329644533555999" table:formula="of:=[.R112]+0" table:style-name="ce5">
            <text:p>30.33</text:p>
          </table:table-cell>
          <table:table-cell office:value-type="string" table:style-name="ce4">
            <text:p>107<text:span text:style-name="T1">: </text:span><text:span text:style-name="T2">20.725198736704616</text:span></text:p>
          </table:table-cell>
          <table:table-cell office:value-type="string" office:string-value="20.725198736704616" table:formula="of:=RIGHT([.T112];LEN([.T112])-5)" table:style-name="ce5">
            <text:p>20.725198736704616</text:p>
          </table:table-cell>
          <table:table-cell office:value-type="float" office:value="20.725198736704598" table:formula="of:=[.U112]+0" table:style-name="ce5">
            <text:p>20.73</text:p>
          </table:table-cell>
          <table:table-cell office:value-type="string" table:style-name="ce4">
            <text:p>107<text:span text:style-name="T1">: </text:span><text:span text:style-name="T2">71.17209496972562</text:span></text:p>
          </table:table-cell>
          <table:table-cell office:value-type="string" office:string-value="71.17209496972562" table:formula="of:=RIGHT([.W112];LEN([.W112])-5)" table:style-name="ce5">
            <text:p>71.17209496972562</text:p>
          </table:table-cell>
          <table:table-cell office:value-type="float" office:value="71.172094969725606" table:formula="of:=[.X112]+0" table:style-name="ce5">
            <text:p>71.17</text:p>
          </table:table-cell>
          <table:table-cell office:value-type="string" table:style-name="ce4">
            <text:p>107<text:span text:style-name="T1">: </text:span><text:span text:style-name="T2">54.194499124504674</text:span></text:p>
          </table:table-cell>
          <table:table-cell office:value-type="string" office:string-value="54.194499124504674" table:formula="of:=RIGHT([.Z112];LEN([.Z112])-5)" table:style-name="ce5">
            <text:p>54.194499124504674</text:p>
          </table:table-cell>
          <table:table-cell office:value-type="float" office:value="54.194499124504603" table:formula="of:=[.AA112]+0" table:style-name="ce5">
            <text:p>54.19</text:p>
          </table:table-cell>
          <table:table-cell office:value-type="string" table:style-name="ce4">
            <text:p>107<text:span text:style-name="T1">: </text:span><text:span text:style-name="T2">37.495316609403666</text:span></text:p>
          </table:table-cell>
          <table:table-cell office:value-type="string" office:string-value="37.495316609403666" table:formula="of:=RIGHT([.AC112];LEN([.AC112])-5)" table:style-name="ce5">
            <text:p>37.495316609403666</text:p>
          </table:table-cell>
          <table:table-cell office:value-type="float" office:value="37.495316609403602" table:formula="of:=[.AD112]+0" table:style-name="ce5">
            <text:p>37.50</text:p>
          </table:table-cell>
          <table:table-cell office:value-type="float" office:value="50.156645590411316" table:formula="of:=([.D112]+[.G112]+[.J112]+[.M112]+[.P112]+[.S112]+[.V112]+[.Y112]+[.AB112]+[.AE112])/10" table:style-name="ce5">
            <text:p>50.16</text:p>
          </table:table-cell>
          <table:table-cell office:value-type="float" office:value="17.934103129798061" table:formula="of:=STDEV([.D112];[.G112];[.J112];[.M112];[.P112];[.S112];[.V112];[.Y112];[.AB112];[.AE112])" table:style-name="ce1">
            <text:p>17.93410313</text:p>
          </table:table-cell>
          <table:table-cell table:number-columns-repeated="16351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4">
            <text:p>108<text:span text:style-name="T1">: </text:span><text:span text:style-name="T2">48.547704364994374</text:span></text:p>
          </table:table-cell>
          <table:table-cell office:value-type="string" office:string-value="48.547704364994374" table:formula="of:=RIGHT([.B113];LEN([.B113])-5)" table:style-name="ce5">
            <text:p>48.547704364994374</text:p>
          </table:table-cell>
          <table:table-cell office:value-type="float" office:value="48.547704364994303" table:formula="of:=[.C113]+0" table:style-name="ce5">
            <text:p>48.55</text:p>
          </table:table-cell>
          <table:table-cell office:value-type="string" table:style-name="ce4">
            <text:p>108<text:span text:style-name="T1">: </text:span><text:span text:style-name="T2">41.17005186220332</text:span></text:p>
          </table:table-cell>
          <table:table-cell office:value-type="string" office:string-value="41.17005186220332" table:formula="of:=RIGHT([.E113];LEN([.E113])-5)" table:style-name="ce5">
            <text:p>41.17005186220332</text:p>
          </table:table-cell>
          <table:table-cell office:value-type="float" office:value="41.170051862203302" table:formula="of:=[.F113]+0" table:style-name="ce5">
            <text:p>41.17</text:p>
          </table:table-cell>
          <table:table-cell office:value-type="string" table:style-name="ce4">
            <text:p>108<text:span text:style-name="T1">: </text:span><text:span text:style-name="T2">62.607668463642824</text:span></text:p>
          </table:table-cell>
          <table:table-cell office:value-type="string" office:string-value="62.607668463642824" table:formula="of:=RIGHT([.H113];LEN([.H113])-5)" table:style-name="ce5">
            <text:p>62.607668463642824</text:p>
          </table:table-cell>
          <table:table-cell office:value-type="float" office:value="62.607668463642803" table:formula="of:=[.I113]+0" table:style-name="ce5">
            <text:p>62.61</text:p>
          </table:table-cell>
          <table:table-cell office:value-type="string" table:style-name="ce4">
            <text:p>108<text:span text:style-name="T1">: </text:span><text:span text:style-name="T2">82.61353367139021</text:span></text:p>
          </table:table-cell>
          <table:table-cell office:value-type="string" office:string-value="82.61353367139021" table:formula="of:=RIGHT([.K113];LEN([.K113])-5)" table:style-name="ce5">
            <text:p>82.61353367139021</text:p>
          </table:table-cell>
          <table:table-cell office:value-type="float" office:value="82.613533671390201" table:formula="of:=[.L113]+0" table:style-name="ce5">
            <text:p>82.61</text:p>
          </table:table-cell>
          <table:table-cell office:value-type="string" table:style-name="ce4">
            <text:p>108<text:span text:style-name="T1">: </text:span><text:span text:style-name="T2">49.579168068059275</text:span></text:p>
          </table:table-cell>
          <table:table-cell office:value-type="string" office:string-value="49.579168068059275" table:formula="of:=RIGHT([.N113];LEN([.N113])-5)" table:style-name="ce5">
            <text:p>49.579168068059275</text:p>
          </table:table-cell>
          <table:table-cell office:value-type="float" office:value="49.579168068059197" table:formula="of:=[.O113]+0" table:style-name="ce5">
            <text:p>49.58</text:p>
          </table:table-cell>
          <table:table-cell office:value-type="string" table:style-name="ce4">
            <text:p>108<text:span text:style-name="T1">: </text:span><text:span text:style-name="T2">24.90258822424916</text:span></text:p>
          </table:table-cell>
          <table:table-cell office:value-type="string" office:string-value="24.90258822424916" table:formula="of:=RIGHT([.Q113];LEN([.Q113])-5)" table:style-name="ce5">
            <text:p>24.90258822424916</text:p>
          </table:table-cell>
          <table:table-cell office:value-type="float" office:value="24.902588224249101" table:formula="of:=[.R113]+0" table:style-name="ce5">
            <text:p>24.90</text:p>
          </table:table-cell>
          <table:table-cell office:value-type="string" table:style-name="ce4">
            <text:p>108<text:span text:style-name="T1">: </text:span><text:span text:style-name="T2">19.815568134946854</text:span></text:p>
          </table:table-cell>
          <table:table-cell office:value-type="string" office:string-value="19.815568134946854" table:formula="of:=RIGHT([.T113];LEN([.T113])-5)" table:style-name="ce5">
            <text:p>19.815568134946854</text:p>
          </table:table-cell>
          <table:table-cell office:value-type="float" office:value="19.815568134946801" table:formula="of:=[.U113]+0" table:style-name="ce5">
            <text:p>19.82</text:p>
          </table:table-cell>
          <table:table-cell office:value-type="string" table:style-name="ce4">
            <text:p>108<text:span text:style-name="T1">: </text:span><text:span text:style-name="T2">60.661938764674595</text:span></text:p>
          </table:table-cell>
          <table:table-cell office:value-type="string" office:string-value="60.661938764674595" table:formula="of:=RIGHT([.W113];LEN([.W113])-5)" table:style-name="ce5">
            <text:p>60.661938764674595</text:p>
          </table:table-cell>
          <table:table-cell office:value-type="float" office:value="60.661938764674503" table:formula="of:=[.X113]+0" table:style-name="ce5">
            <text:p>60.66</text:p>
          </table:table-cell>
          <table:table-cell office:value-type="string" table:style-name="ce4">
            <text:p>108<text:span text:style-name="T1">: </text:span><text:span text:style-name="T2">52.99381903151758</text:span></text:p>
          </table:table-cell>
          <table:table-cell office:value-type="string" office:string-value="52.99381903151758" table:formula="of:=RIGHT([.Z113];LEN([.Z113])-5)" table:style-name="ce5">
            <text:p>52.99381903151758</text:p>
          </table:table-cell>
          <table:table-cell office:value-type="float" office:value="52.993819031517504" table:formula="of:=[.AA113]+0" table:style-name="ce5">
            <text:p>52.99</text:p>
          </table:table-cell>
          <table:table-cell office:value-type="string" table:style-name="ce4">
            <text:p>108<text:span text:style-name="T1">: </text:span><text:span text:style-name="T2">32.767698531943005</text:span></text:p>
          </table:table-cell>
          <table:table-cell office:value-type="string" office:string-value="32.767698531943005" table:formula="of:=RIGHT([.AC113];LEN([.AC113])-5)" table:style-name="ce5">
            <text:p>32.767698531943005</text:p>
          </table:table-cell>
          <table:table-cell office:value-type="float" office:value="32.767698531942997" table:formula="of:=[.AD113]+0" table:style-name="ce5">
            <text:p>32.77</text:p>
          </table:table-cell>
          <table:table-cell office:value-type="float" office:value="47.565973911762072" table:formula="of:=([.D113]+[.G113]+[.J113]+[.M113]+[.P113]+[.S113]+[.V113]+[.Y113]+[.AB113]+[.AE113])/10" table:style-name="ce5">
            <text:p>47.57</text:p>
          </table:table-cell>
          <table:table-cell office:value-type="float" office:value="18.868484624553684" table:formula="of:=STDEV([.D113];[.G113];[.J113];[.M113];[.P113];[.S113];[.V113];[.Y113];[.AB113];[.AE113])" table:style-name="ce1">
            <text:p>18.86848462</text:p>
          </table:table-cell>
          <table:table-cell table:number-columns-repeated="16351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4">
            <text:p>109<text:span text:style-name="T1">: </text:span><text:span text:style-name="T2">63.90801796734995</text:span></text:p>
          </table:table-cell>
          <table:table-cell office:value-type="string" office:string-value="63.90801796734995" table:formula="of:=RIGHT([.B114];LEN([.B114])-5)" table:style-name="ce5">
            <text:p>63.90801796734995</text:p>
          </table:table-cell>
          <table:table-cell office:value-type="float" office:value="63.908017967349899" table:formula="of:=[.C114]+0" table:style-name="ce5">
            <text:p>63.91</text:p>
          </table:table-cell>
          <table:table-cell office:value-type="string" table:style-name="ce4">
            <text:p>109<text:span text:style-name="T1">: </text:span><text:span text:style-name="T2">40.602035905668956</text:span></text:p>
          </table:table-cell>
          <table:table-cell office:value-type="string" office:string-value="40.602035905668956" table:formula="of:=RIGHT([.E114];LEN([.E114])-5)" table:style-name="ce5">
            <text:p>40.602035905668956</text:p>
          </table:table-cell>
          <table:table-cell office:value-type="float" office:value="40.602035905668899" table:formula="of:=[.F114]+0" table:style-name="ce5">
            <text:p>40.60</text:p>
          </table:table-cell>
          <table:table-cell office:value-type="string" table:style-name="ce4">
            <text:p>109<text:span text:style-name="T1">: </text:span><text:span text:style-name="T2">75.11290470269329</text:span></text:p>
          </table:table-cell>
          <table:table-cell office:value-type="string" office:string-value="75.11290470269329" table:formula="of:=RIGHT([.H114];LEN([.H114])-5)" table:style-name="ce5">
            <text:p>75.11290470269329</text:p>
          </table:table-cell>
          <table:table-cell office:value-type="float" office:value="75.1129047026932" table:formula="of:=[.I114]+0" table:style-name="ce5">
            <text:p>75.11</text:p>
          </table:table-cell>
          <table:table-cell office:value-type="string" table:style-name="ce4">
            <text:p>109<text:span text:style-name="T1">: </text:span><text:span text:style-name="T2">78.57797747579782</text:span></text:p>
          </table:table-cell>
          <table:table-cell office:value-type="string" office:string-value="78.57797747579782" table:formula="of:=RIGHT([.K114];LEN([.K114])-5)" table:style-name="ce5">
            <text:p>78.57797747579782</text:p>
          </table:table-cell>
          <table:table-cell office:value-type="float" office:value="78.577977475797795" table:formula="of:=[.L114]+0" table:style-name="ce5">
            <text:p>78.58</text:p>
          </table:table-cell>
          <table:table-cell office:value-type="string" table:style-name="ce4">
            <text:p>109<text:span text:style-name="T1">: </text:span><text:span text:style-name="T2">53.80839811367125</text:span></text:p>
          </table:table-cell>
          <table:table-cell office:value-type="string" office:string-value="53.80839811367125" table:formula="of:=RIGHT([.N114];LEN([.N114])-5)" table:style-name="ce5">
            <text:p>53.80839811367125</text:p>
          </table:table-cell>
          <table:table-cell office:value-type="float" office:value="53.808398113671203" table:formula="of:=[.O114]+0" table:style-name="ce5">
            <text:p>53.81</text:p>
          </table:table-cell>
          <table:table-cell office:value-type="string" table:style-name="ce4">
            <text:p>109<text:span text:style-name="T1">: </text:span><text:span text:style-name="T2">31.043190065249785</text:span></text:p>
          </table:table-cell>
          <table:table-cell office:value-type="string" office:string-value="31.043190065249785" table:formula="of:=RIGHT([.Q114];LEN([.Q114])-5)" table:style-name="ce5">
            <text:p>31.043190065249785</text:p>
          </table:table-cell>
          <table:table-cell office:value-type="float" office:value="31.0431900652497" table:formula="of:=[.R114]+0" table:style-name="ce5">
            <text:p>31.04</text:p>
          </table:table-cell>
          <table:table-cell office:value-type="string" table:style-name="ce4">
            <text:p>109<text:span text:style-name="T1">: </text:span><text:span text:style-name="T2">24.45433075646811</text:span></text:p>
          </table:table-cell>
          <table:table-cell office:value-type="string" office:string-value="24.45433075646811" table:formula="of:=RIGHT([.T114];LEN([.T114])-5)" table:style-name="ce5">
            <text:p>24.45433075646811</text:p>
          </table:table-cell>
          <table:table-cell office:value-type="float" office:value="24.454330756468099" table:formula="of:=[.U114]+0" table:style-name="ce5">
            <text:p>24.45</text:p>
          </table:table-cell>
          <table:table-cell office:value-type="string" table:style-name="ce4">
            <text:p>109<text:span text:style-name="T1">: </text:span><text:span text:style-name="T2">69.78847715247045</text:span></text:p>
          </table:table-cell>
          <table:table-cell office:value-type="string" office:string-value="69.78847715247045" table:formula="of:=RIGHT([.W114];LEN([.W114])-5)" table:style-name="ce5">
            <text:p>69.78847715247045</text:p>
          </table:table-cell>
          <table:table-cell office:value-type="float" office:value="69.788477152470406" table:formula="of:=[.X114]+0" table:style-name="ce5">
            <text:p>69.79</text:p>
          </table:table-cell>
          <table:table-cell office:value-type="string" table:style-name="ce4">
            <text:p>109<text:span text:style-name="T1">: </text:span><text:span text:style-name="T2">56.16540908729394</text:span></text:p>
          </table:table-cell>
          <table:table-cell office:value-type="string" office:string-value="56.16540908729394" table:formula="of:=RIGHT([.Z114];LEN([.Z114])-5)" table:style-name="ce5">
            <text:p>56.16540908729394</text:p>
          </table:table-cell>
          <table:table-cell office:value-type="float" office:value="56.165409087293902" table:formula="of:=[.AA114]+0" table:style-name="ce5">
            <text:p>56.17</text:p>
          </table:table-cell>
          <table:table-cell office:value-type="string" table:style-name="ce4">
            <text:p>109<text:span text:style-name="T1">: </text:span><text:span text:style-name="T2">52.64042712369802</text:span></text:p>
          </table:table-cell>
          <table:table-cell office:value-type="string" office:string-value="52.64042712369802" table:formula="of:=RIGHT([.AC114];LEN([.AC114])-5)" table:style-name="ce5">
            <text:p>52.64042712369802</text:p>
          </table:table-cell>
          <table:table-cell office:value-type="float" office:value="52.640427123697997" table:formula="of:=[.AD114]+0" table:style-name="ce5">
            <text:p>52.64</text:p>
          </table:table-cell>
          <table:table-cell office:value-type="float" office:value="54.610116835036116" table:formula="of:=([.D114]+[.G114]+[.J114]+[.M114]+[.P114]+[.S114]+[.V114]+[.Y114]+[.AB114]+[.AE114])/10" table:style-name="ce5">
            <text:p>54.61</text:p>
          </table:table-cell>
          <table:table-cell office:value-type="float" office:value="18.195223453187626" table:formula="of:=STDEV([.D114];[.G114];[.J114];[.M114];[.P114];[.S114];[.V114];[.Y114];[.AB114];[.AE114])" table:style-name="ce1">
            <text:p>18.19522345</text:p>
          </table:table-cell>
          <table:table-cell table:number-columns-repeated="16351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4">
            <text:p>110<text:span text:style-name="T1">: </text:span><text:span text:style-name="T2">59.645858477968886</text:span></text:p>
          </table:table-cell>
          <table:table-cell office:value-type="string" office:string-value="59.645858477968886" table:formula="of:=RIGHT([.B115];LEN([.B115])-5)" table:style-name="ce5">
            <text:p>59.645858477968886</text:p>
          </table:table-cell>
          <table:table-cell office:value-type="float" office:value="59.645858477968801" table:formula="of:=[.C115]+0" table:style-name="ce5">
            <text:p>59.65</text:p>
          </table:table-cell>
          <table:table-cell office:value-type="string" table:style-name="ce4">
            <text:p>110<text:span text:style-name="T1">: </text:span><text:span text:style-name="T2">54.26420286139804</text:span></text:p>
          </table:table-cell>
          <table:table-cell office:value-type="string" office:string-value="54.26420286139804" table:formula="of:=RIGHT([.E115];LEN([.E115])-5)" table:style-name="ce5">
            <text:p>54.26420286139804</text:p>
          </table:table-cell>
          <table:table-cell office:value-type="float" office:value="54.264202861397997" table:formula="of:=[.F115]+0" table:style-name="ce5">
            <text:p>54.26</text:p>
          </table:table-cell>
          <table:table-cell office:value-type="string" table:style-name="ce4">
            <text:p>110<text:span text:style-name="T1">: </text:span><text:span text:style-name="T2">53.71085155613887</text:span></text:p>
          </table:table-cell>
          <table:table-cell office:value-type="string" office:string-value="53.71085155613887" table:formula="of:=RIGHT([.H115];LEN([.H115])-5)" table:style-name="ce5">
            <text:p>53.71085155613887</text:p>
          </table:table-cell>
          <table:table-cell office:value-type="float" office:value="53.710851556138799" table:formula="of:=[.I115]+0" table:style-name="ce5">
            <text:p>53.71</text:p>
          </table:table-cell>
          <table:table-cell office:value-type="string" table:style-name="ce4">
            <text:p>110<text:span text:style-name="T1">: </text:span><text:span text:style-name="T2">66.12568221195917</text:span></text:p>
          </table:table-cell>
          <table:table-cell office:value-type="string" office:string-value="66.12568221195917" table:formula="of:=RIGHT([.K115];LEN([.K115])-5)" table:style-name="ce5">
            <text:p>66.12568221195917</text:p>
          </table:table-cell>
          <table:table-cell office:value-type="float" office:value="66.125682211959102" table:formula="of:=[.L115]+0" table:style-name="ce5">
            <text:p>66.13</text:p>
          </table:table-cell>
          <table:table-cell office:value-type="string" table:style-name="ce4">
            <text:p>110<text:span text:style-name="T1">: </text:span><text:span text:style-name="T2">49.85719835578458</text:span></text:p>
          </table:table-cell>
          <table:table-cell office:value-type="string" office:string-value="49.85719835578458" table:formula="of:=RIGHT([.N115];LEN([.N115])-5)" table:style-name="ce5">
            <text:p>49.85719835578458</text:p>
          </table:table-cell>
          <table:table-cell office:value-type="float" office:value="49.857198355784497" table:formula="of:=[.O115]+0" table:style-name="ce5">
            <text:p>49.86</text:p>
          </table:table-cell>
          <table:table-cell office:value-type="string" table:style-name="ce4">
            <text:p>110<text:span text:style-name="T1">: </text:span><text:span text:style-name="T2">32.82918098625067</text:span></text:p>
          </table:table-cell>
          <table:table-cell office:value-type="string" office:string-value="32.82918098625067" table:formula="of:=RIGHT([.Q115];LEN([.Q115])-5)" table:style-name="ce5">
            <text:p>32.82918098625067</text:p>
          </table:table-cell>
          <table:table-cell office:value-type="float" office:value="32.829180986250599" table:formula="of:=[.R115]+0" table:style-name="ce5">
            <text:p>32.83</text:p>
          </table:table-cell>
          <table:table-cell office:value-type="string" table:style-name="ce4">
            <text:p>110<text:span text:style-name="T1">: </text:span><text:span text:style-name="T2">15.862093684624991</text:span></text:p>
          </table:table-cell>
          <table:table-cell office:value-type="string" office:string-value="15.862093684624991" table:formula="of:=RIGHT([.T115];LEN([.T115])-5)" table:style-name="ce5">
            <text:p>15.862093684624991</text:p>
          </table:table-cell>
          <table:table-cell office:value-type="float" office:value="15.862093684624901" table:formula="of:=[.U115]+0" table:style-name="ce5">
            <text:p>15.86</text:p>
          </table:table-cell>
          <table:table-cell office:value-type="string" table:style-name="ce4">
            <text:p>110<text:span text:style-name="T1">: </text:span><text:span text:style-name="T2">60.643660532788736</text:span></text:p>
          </table:table-cell>
          <table:table-cell office:value-type="string" office:string-value="60.643660532788736" table:formula="of:=RIGHT([.W115];LEN([.W115])-5)" table:style-name="ce5">
            <text:p>60.643660532788736</text:p>
          </table:table-cell>
          <table:table-cell office:value-type="float" office:value="60.643660532788701" table:formula="of:=[.X115]+0" table:style-name="ce5">
            <text:p>60.64</text:p>
          </table:table-cell>
          <table:table-cell office:value-type="string" table:style-name="ce4">
            <text:p>110<text:span text:style-name="T1">: </text:span><text:span text:style-name="T2">53.25937847099808</text:span></text:p>
          </table:table-cell>
          <table:table-cell office:value-type="string" office:string-value="53.25937847099808" table:formula="of:=RIGHT([.Z115];LEN([.Z115])-5)" table:style-name="ce5">
            <text:p>53.25937847099808</text:p>
          </table:table-cell>
          <table:table-cell office:value-type="float" office:value="53.259378470998001" table:formula="of:=[.AA115]+0" table:style-name="ce5">
            <text:p>53.26</text:p>
          </table:table-cell>
          <table:table-cell office:value-type="string" table:style-name="ce4">
            <text:p>110<text:span text:style-name="T1">: </text:span><text:span text:style-name="T2">51.870406932921</text:span></text:p>
          </table:table-cell>
          <table:table-cell office:value-type="string" office:string-value="51.870406932921" table:formula="of:=RIGHT([.AC115];LEN([.AC115])-5)" table:style-name="ce5">
            <text:p>51.870406932921</text:p>
          </table:table-cell>
          <table:table-cell office:value-type="float" office:value="51.870406932921" table:formula="of:=[.AD115]+0" table:style-name="ce5">
            <text:p>51.87</text:p>
          </table:table-cell>
          <table:table-cell office:value-type="float" office:value="49.806851407083244" table:formula="of:=([.D115]+[.G115]+[.J115]+[.M115]+[.P115]+[.S115]+[.V115]+[.Y115]+[.AB115]+[.AE115])/10" table:style-name="ce5">
            <text:p>49.81</text:p>
          </table:table-cell>
          <table:table-cell office:value-type="float" office:value="14.803620200112155" table:formula="of:=STDEV([.D115];[.G115];[.J115];[.M115];[.P115];[.S115];[.V115];[.Y115];[.AB115];[.AE115])" table:style-name="ce1">
            <text:p>14.8036202</text:p>
          </table:table-cell>
          <table:table-cell table:number-columns-repeated="16351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4">
            <text:p>111<text:span text:style-name="T1">: </text:span><text:span text:style-name="T2">53.158822552937124</text:span></text:p>
          </table:table-cell>
          <table:table-cell office:value-type="string" office:string-value="53.158822552937124" table:formula="of:=RIGHT([.B116];LEN([.B116])-5)" table:style-name="ce5">
            <text:p>53.158822552937124</text:p>
          </table:table-cell>
          <table:table-cell office:value-type="float" office:value="53.158822552937103" table:formula="of:=[.C116]+0" table:style-name="ce5">
            <text:p>53.16</text:p>
          </table:table-cell>
          <table:table-cell office:value-type="string" table:style-name="ce4">
            <text:p>111<text:span text:style-name="T1">: </text:span><text:span text:style-name="T2">52.205053344440486</text:span></text:p>
          </table:table-cell>
          <table:table-cell office:value-type="string" office:string-value="52.205053344440486" table:formula="of:=RIGHT([.E116];LEN([.E116])-5)" table:style-name="ce5">
            <text:p>52.205053344440486</text:p>
          </table:table-cell>
          <table:table-cell office:value-type="float" office:value="52.205053344440401" table:formula="of:=[.F116]+0" table:style-name="ce5">
            <text:p>52.21</text:p>
          </table:table-cell>
          <table:table-cell office:value-type="string" table:style-name="ce4">
            <text:p>111<text:span text:style-name="T1">: </text:span><text:span text:style-name="T2">70.35558824712768</text:span></text:p>
          </table:table-cell>
          <table:table-cell office:value-type="string" office:string-value="70.35558824712768" table:formula="of:=RIGHT([.H116];LEN([.H116])-5)" table:style-name="ce5">
            <text:p>70.35558824712768</text:p>
          </table:table-cell>
          <table:table-cell office:value-type="float" office:value="70.355588247127599" table:formula="of:=[.I116]+0" table:style-name="ce5">
            <text:p>70.36</text:p>
          </table:table-cell>
          <table:table-cell office:value-type="string" table:style-name="ce4">
            <text:p>111<text:span text:style-name="T1">: </text:span><text:span text:style-name="T2">63.223835661686564</text:span></text:p>
          </table:table-cell>
          <table:table-cell office:value-type="string" office:string-value="63.223835661686564" table:formula="of:=RIGHT([.K116];LEN([.K116])-5)" table:style-name="ce5">
            <text:p>63.223835661686564</text:p>
          </table:table-cell>
          <table:table-cell office:value-type="float" office:value="63.2238356616865" table:formula="of:=[.L116]+0" table:style-name="ce5">
            <text:p>63.22</text:p>
          </table:table-cell>
          <table:table-cell office:value-type="string" table:style-name="ce4">
            <text:p>111<text:span text:style-name="T1">: </text:span><text:span text:style-name="T2">43.632928096428145</text:span></text:p>
          </table:table-cell>
          <table:table-cell office:value-type="string" office:string-value="43.632928096428145" table:formula="of:=RIGHT([.N116];LEN([.N116])-5)" table:style-name="ce5">
            <text:p>43.632928096428145</text:p>
          </table:table-cell>
          <table:table-cell office:value-type="float" office:value="43.632928096428103" table:formula="of:=[.O116]+0" table:style-name="ce5">
            <text:p>43.63</text:p>
          </table:table-cell>
          <table:table-cell office:value-type="string" table:style-name="ce4">
            <text:p>111<text:span text:style-name="T1">: </text:span><text:span text:style-name="T2">33.72473264636595</text:span></text:p>
          </table:table-cell>
          <table:table-cell office:value-type="string" office:string-value="33.72473264636595" table:formula="of:=RIGHT([.Q116];LEN([.Q116])-5)" table:style-name="ce5">
            <text:p>33.72473264636595</text:p>
          </table:table-cell>
          <table:table-cell office:value-type="float" office:value="33.724732646365901" table:formula="of:=[.R116]+0" table:style-name="ce5">
            <text:p>33.72</text:p>
          </table:table-cell>
          <table:table-cell office:value-type="string" table:style-name="ce4">
            <text:p>111<text:span text:style-name="T1">: </text:span><text:span text:style-name="T2">12.545615854203216</text:span></text:p>
          </table:table-cell>
          <table:table-cell office:value-type="string" office:string-value="12.545615854203216" table:formula="of:=RIGHT([.T116];LEN([.T116])-5)" table:style-name="ce5">
            <text:p>12.545615854203216</text:p>
          </table:table-cell>
          <table:table-cell office:value-type="float" office:value="12.5456158542032" table:formula="of:=[.U116]+0" table:style-name="ce5">
            <text:p>12.55</text:p>
          </table:table-cell>
          <table:table-cell office:value-type="string" table:style-name="ce4">
            <text:p>111<text:span text:style-name="T1">: </text:span><text:span text:style-name="T2">71.45227815978751</text:span></text:p>
          </table:table-cell>
          <table:table-cell office:value-type="string" office:string-value="71.45227815978751" table:formula="of:=RIGHT([.W116];LEN([.W116])-5)" table:style-name="ce5">
            <text:p>71.45227815978751</text:p>
          </table:table-cell>
          <table:table-cell office:value-type="float" office:value="71.452278159787497" table:formula="of:=[.X116]+0" table:style-name="ce5">
            <text:p>71.45</text:p>
          </table:table-cell>
          <table:table-cell office:value-type="string" table:style-name="ce4">
            <text:p>111<text:span text:style-name="T1">: </text:span><text:span text:style-name="T2">48.6227027465904</text:span></text:p>
          </table:table-cell>
          <table:table-cell office:value-type="string" office:string-value="48.6227027465904" table:formula="of:=RIGHT([.Z116];LEN([.Z116])-5)" table:style-name="ce5">
            <text:p>48.6227027465904</text:p>
          </table:table-cell>
          <table:table-cell office:value-type="float" office:value="48.622702746590399" table:formula="of:=[.AA116]+0" table:style-name="ce5">
            <text:p>48.62</text:p>
          </table:table-cell>
          <table:table-cell office:value-type="string" table:style-name="ce4">
            <text:p>111<text:span text:style-name="T1">: </text:span><text:span text:style-name="T2">42.27152853904945</text:span></text:p>
          </table:table-cell>
          <table:table-cell office:value-type="string" office:string-value="42.27152853904945" table:formula="of:=RIGHT([.AC116];LEN([.AC116])-5)" table:style-name="ce5">
            <text:p>42.27152853904945</text:p>
          </table:table-cell>
          <table:table-cell office:value-type="float" office:value="42.271528539049399" table:formula="of:=[.AD116]+0" table:style-name="ce5">
            <text:p>42.27</text:p>
          </table:table-cell>
          <table:table-cell office:value-type="float" office:value="49.119308584861621" table:formula="of:=([.D116]+[.G116]+[.J116]+[.M116]+[.P116]+[.S116]+[.V116]+[.Y116]+[.AB116]+[.AE116])/10" table:style-name="ce5">
            <text:p>49.12</text:p>
          </table:table-cell>
          <table:table-cell office:value-type="float" office:value="17.721253184523881" table:formula="of:=STDEV([.D116];[.G116];[.J116];[.M116];[.P116];[.S116];[.V116];[.Y116];[.AB116];[.AE116])" table:style-name="ce1">
            <text:p>17.72125318</text:p>
          </table:table-cell>
          <table:table-cell table:number-columns-repeated="16351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4">
            <text:p>112<text:span text:style-name="T1">: </text:span><text:span text:style-name="T2">49.68537892310238</text:span></text:p>
          </table:table-cell>
          <table:table-cell office:value-type="string" office:string-value="49.68537892310238" table:formula="of:=RIGHT([.B117];LEN([.B117])-5)" table:style-name="ce5">
            <text:p>49.68537892310238</text:p>
          </table:table-cell>
          <table:table-cell office:value-type="float" office:value="49.685378923102299" table:formula="of:=[.C117]+0" table:style-name="ce5">
            <text:p>49.69</text:p>
          </table:table-cell>
          <table:table-cell office:value-type="string" table:style-name="ce4">
            <text:p>112<text:span text:style-name="T1">: </text:span><text:span text:style-name="T2">50.00524184309786</text:span></text:p>
          </table:table-cell>
          <table:table-cell office:value-type="string" office:string-value="50.00524184309786" table:formula="of:=RIGHT([.E117];LEN([.E117])-5)" table:style-name="ce5">
            <text:p>50.00524184309786</text:p>
          </table:table-cell>
          <table:table-cell office:value-type="float" office:value="50.005241843097799" table:formula="of:=[.F117]+0" table:style-name="ce5">
            <text:p>50.01</text:p>
          </table:table-cell>
          <table:table-cell office:value-type="string" table:style-name="ce4">
            <text:p>112<text:span text:style-name="T1">: </text:span><text:span text:style-name="T2">58.865816693990745</text:span></text:p>
          </table:table-cell>
          <table:table-cell office:value-type="string" office:string-value="58.865816693990745" table:formula="of:=RIGHT([.H117];LEN([.H117])-5)" table:style-name="ce5">
            <text:p>58.865816693990745</text:p>
          </table:table-cell>
          <table:table-cell office:value-type="float" office:value="58.865816693990702" table:formula="of:=[.I117]+0" table:style-name="ce5">
            <text:p>58.87</text:p>
          </table:table-cell>
          <table:table-cell office:value-type="string" table:style-name="ce4">
            <text:p>112<text:span text:style-name="T1">: </text:span><text:span text:style-name="T2">81.90204277747505</text:span></text:p>
          </table:table-cell>
          <table:table-cell office:value-type="string" office:string-value="81.90204277747505" table:formula="of:=RIGHT([.K117];LEN([.K117])-5)" table:style-name="ce5">
            <text:p>81.90204277747505</text:p>
          </table:table-cell>
          <table:table-cell office:value-type="float" office:value="81.902042777475003" table:formula="of:=[.L117]+0" table:style-name="ce5">
            <text:p>81.90</text:p>
          </table:table-cell>
          <table:table-cell office:value-type="string" table:style-name="ce4">
            <text:p>112<text:span text:style-name="T1">: </text:span><text:span text:style-name="T2">48.23419000451353</text:span></text:p>
          </table:table-cell>
          <table:table-cell office:value-type="string" office:string-value="48.23419000451353" table:formula="of:=RIGHT([.N117];LEN([.N117])-5)" table:style-name="ce5">
            <text:p>48.23419000451353</text:p>
          </table:table-cell>
          <table:table-cell office:value-type="float" office:value="48.234190004513501" table:formula="of:=[.O117]+0" table:style-name="ce5">
            <text:p>48.23</text:p>
          </table:table-cell>
          <table:table-cell office:value-type="string" table:style-name="ce4">
            <text:p>112<text:span text:style-name="T1">: </text:span><text:span text:style-name="T2">27.3685471990595</text:span></text:p>
          </table:table-cell>
          <table:table-cell office:value-type="string" office:string-value="27.3685471990595" table:formula="of:=RIGHT([.Q117];LEN([.Q117])-5)" table:style-name="ce5">
            <text:p>27.3685471990595</text:p>
          </table:table-cell>
          <table:table-cell office:value-type="float" office:value="27.368547199059499" table:formula="of:=[.R117]+0" table:style-name="ce5">
            <text:p>27.37</text:p>
          </table:table-cell>
          <table:table-cell office:value-type="string" table:style-name="ce4">
            <text:p>112<text:span text:style-name="T1">: </text:span><text:span text:style-name="T2">13.283664900180762</text:span></text:p>
          </table:table-cell>
          <table:table-cell office:value-type="string" office:string-value="13.283664900180762" table:formula="of:=RIGHT([.T117];LEN([.T117])-5)" table:style-name="ce5">
            <text:p>13.283664900180762</text:p>
          </table:table-cell>
          <table:table-cell office:value-type="float" office:value="13.2836649001807" table:formula="of:=[.U117]+0" table:style-name="ce5">
            <text:p>13.28</text:p>
          </table:table-cell>
          <table:table-cell office:value-type="string" table:style-name="ce4">
            <text:p>112<text:span text:style-name="T1">: </text:span><text:span text:style-name="T2">68.03753442739006</text:span></text:p>
          </table:table-cell>
          <table:table-cell office:value-type="string" office:string-value="68.03753442739006" table:formula="of:=RIGHT([.W117];LEN([.W117])-5)" table:style-name="ce5">
            <text:p>68.03753442739006</text:p>
          </table:table-cell>
          <table:table-cell office:value-type="float" office:value="68.03753442739" table:formula="of:=[.X117]+0" table:style-name="ce5">
            <text:p>68.04</text:p>
          </table:table-cell>
          <table:table-cell office:value-type="string" table:style-name="ce4">
            <text:p>112<text:span text:style-name="T1">: </text:span><text:span text:style-name="T2">46.936769258772216</text:span></text:p>
          </table:table-cell>
          <table:table-cell office:value-type="string" office:string-value="46.936769258772216" table:formula="of:=RIGHT([.Z117];LEN([.Z117])-5)" table:style-name="ce5">
            <text:p>46.936769258772216</text:p>
          </table:table-cell>
          <table:table-cell office:value-type="float" office:value="46.936769258772202" table:formula="of:=[.AA117]+0" table:style-name="ce5">
            <text:p>46.94</text:p>
          </table:table-cell>
          <table:table-cell office:value-type="string" table:style-name="ce4">
            <text:p>112<text:span text:style-name="T1">: </text:span><text:span text:style-name="T2">48.200387504664725</text:span></text:p>
          </table:table-cell>
          <table:table-cell office:value-type="string" office:string-value="48.200387504664725" table:formula="of:=RIGHT([.AC117];LEN([.AC117])-5)" table:style-name="ce5">
            <text:p>48.200387504664725</text:p>
          </table:table-cell>
          <table:table-cell office:value-type="float" office:value="48.200387504664697" table:formula="of:=[.AD117]+0" table:style-name="ce5">
            <text:p>48.20</text:p>
          </table:table-cell>
          <table:table-cell office:value-type="float" office:value="49.251957353224647" table:formula="of:=([.D117]+[.G117]+[.J117]+[.M117]+[.P117]+[.S117]+[.V117]+[.Y117]+[.AB117]+[.AE117])/10" table:style-name="ce5">
            <text:p>49.25</text:p>
          </table:table-cell>
          <table:table-cell office:value-type="float" office:value="19.125930666745834" table:formula="of:=STDEV([.D117];[.G117];[.J117];[.M117];[.P117];[.S117];[.V117];[.Y117];[.AB117];[.AE117])" table:style-name="ce1">
            <text:p>19.12593067</text:p>
          </table:table-cell>
          <table:table-cell table:number-columns-repeated="16351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4">
            <text:p>113<text:span text:style-name="T1">: </text:span><text:span text:style-name="T2">59.506016443519925</text:span></text:p>
          </table:table-cell>
          <table:table-cell office:value-type="string" office:string-value="59.506016443519925" table:formula="of:=RIGHT([.B118];LEN([.B118])-5)" table:style-name="ce5">
            <text:p>59.506016443519925</text:p>
          </table:table-cell>
          <table:table-cell office:value-type="float" office:value="59.506016443519897" table:formula="of:=[.C118]+0" table:style-name="ce5">
            <text:p>59.51</text:p>
          </table:table-cell>
          <table:table-cell office:value-type="string" table:style-name="ce4">
            <text:p>113<text:span text:style-name="T1">: </text:span><text:span text:style-name="T2">54.031516940344986</text:span></text:p>
          </table:table-cell>
          <table:table-cell office:value-type="string" office:string-value="54.031516940344986" table:formula="of:=RIGHT([.E118];LEN([.E118])-5)" table:style-name="ce5">
            <text:p>54.031516940344986</text:p>
          </table:table-cell>
          <table:table-cell office:value-type="float" office:value="54.0315169403449" table:formula="of:=[.F118]+0" table:style-name="ce5">
            <text:p>54.03</text:p>
          </table:table-cell>
          <table:table-cell office:value-type="string" table:style-name="ce4">
            <text:p>113<text:span text:style-name="T1">: </text:span><text:span text:style-name="T2">54.65658029573168</text:span></text:p>
          </table:table-cell>
          <table:table-cell office:value-type="string" office:string-value="54.65658029573168" table:formula="of:=RIGHT([.H118];LEN([.H118])-5)" table:style-name="ce5">
            <text:p>54.65658029573168</text:p>
          </table:table-cell>
          <table:table-cell office:value-type="float" office:value="54.656580295731601" table:formula="of:=[.I118]+0" table:style-name="ce5">
            <text:p>54.66</text:p>
          </table:table-cell>
          <table:table-cell office:value-type="string" table:style-name="ce4">
            <text:p>113<text:span text:style-name="T1">: </text:span><text:span text:style-name="T2">84.37574199623626</text:span></text:p>
          </table:table-cell>
          <table:table-cell office:value-type="string" office:string-value="84.37574199623626" table:formula="of:=RIGHT([.K118];LEN([.K118])-5)" table:style-name="ce5">
            <text:p>84.37574199623626</text:p>
          </table:table-cell>
          <table:table-cell office:value-type="float" office:value="84.375741996236201" table:formula="of:=[.L118]+0" table:style-name="ce5">
            <text:p>84.38</text:p>
          </table:table-cell>
          <table:table-cell office:value-type="string" table:style-name="ce4">
            <text:p>113<text:span text:style-name="T1">: </text:span><text:span text:style-name="T2">54.96868350197794</text:span></text:p>
          </table:table-cell>
          <table:table-cell office:value-type="string" office:string-value="54.96868350197794" table:formula="of:=RIGHT([.N118];LEN([.N118])-5)" table:style-name="ce5">
            <text:p>54.96868350197794</text:p>
          </table:table-cell>
          <table:table-cell office:value-type="float" office:value="54.9686835019779" table:formula="of:=[.O118]+0" table:style-name="ce5">
            <text:p>54.97</text:p>
          </table:table-cell>
          <table:table-cell office:value-type="string" table:style-name="ce4">
            <text:p>113<text:span text:style-name="T1">: </text:span><text:span text:style-name="T2">32.18530367238604</text:span></text:p>
          </table:table-cell>
          <table:table-cell office:value-type="string" office:string-value="32.18530367238604" table:formula="of:=RIGHT([.Q118];LEN([.Q118])-5)" table:style-name="ce5">
            <text:p>32.18530367238604</text:p>
          </table:table-cell>
          <table:table-cell office:value-type="float" office:value="32.185303672385999" table:formula="of:=[.R118]+0" table:style-name="ce5">
            <text:p>32.19</text:p>
          </table:table-cell>
          <table:table-cell office:value-type="string" table:style-name="ce4">
            <text:p>113<text:span text:style-name="T1">: </text:span><text:span text:style-name="T2">13.997447979989337</text:span></text:p>
          </table:table-cell>
          <table:table-cell office:value-type="string" office:string-value="13.997447979989337" table:formula="of:=RIGHT([.T118];LEN([.T118])-5)" table:style-name="ce5">
            <text:p>13.997447979989337</text:p>
          </table:table-cell>
          <table:table-cell office:value-type="float" office:value="13.9974479799893" table:formula="of:=[.U118]+0" table:style-name="ce5">
            <text:p>14.00</text:p>
          </table:table-cell>
          <table:table-cell office:value-type="string" table:style-name="ce4">
            <text:p>113<text:span text:style-name="T1">: </text:span><text:span text:style-name="T2">80.72167439719934</text:span></text:p>
          </table:table-cell>
          <table:table-cell office:value-type="string" office:string-value="80.72167439719934" table:formula="of:=RIGHT([.W118];LEN([.W118])-5)" table:style-name="ce5">
            <text:p>80.72167439719934</text:p>
          </table:table-cell>
          <table:table-cell office:value-type="float" office:value="80.721674397199294" table:formula="of:=[.X118]+0" table:style-name="ce5">
            <text:p>80.72</text:p>
          </table:table-cell>
          <table:table-cell office:value-type="string" table:style-name="ce4">
            <text:p>113<text:span text:style-name="T1">: </text:span><text:span text:style-name="T2">42.77718784210926</text:span></text:p>
          </table:table-cell>
          <table:table-cell office:value-type="string" office:string-value="42.77718784210926" table:formula="of:=RIGHT([.Z118];LEN([.Z118])-5)" table:style-name="ce5">
            <text:p>42.77718784210926</text:p>
          </table:table-cell>
          <table:table-cell office:value-type="float" office:value="42.7771878421092" table:formula="of:=[.AA118]+0" table:style-name="ce5">
            <text:p>42.78</text:p>
          </table:table-cell>
          <table:table-cell office:value-type="string" table:style-name="ce4">
            <text:p>113<text:span text:style-name="T1">: </text:span><text:span text:style-name="T2">55.94208254062001</text:span></text:p>
          </table:table-cell>
          <table:table-cell office:value-type="string" office:string-value="55.94208254062001" table:formula="of:=RIGHT([.AC118];LEN([.AC118])-5)" table:style-name="ce5">
            <text:p>55.94208254062001</text:p>
          </table:table-cell>
          <table:table-cell office:value-type="float" office:value="55.94208254062" table:formula="of:=[.AD118]+0" table:style-name="ce5">
            <text:p>55.94</text:p>
          </table:table-cell>
          <table:table-cell office:value-type="float" office:value="53.316223561011427" table:formula="of:=([.D118]+[.G118]+[.J118]+[.M118]+[.P118]+[.S118]+[.V118]+[.Y118]+[.AB118]+[.AE118])/10" table:style-name="ce5">
            <text:p>53.32</text:p>
          </table:table-cell>
          <table:table-cell office:value-type="float" office:value="20.735243961638066" table:formula="of:=STDEV([.D118];[.G118];[.J118];[.M118];[.P118];[.S118];[.V118];[.Y118];[.AB118];[.AE118])" table:style-name="ce1">
            <text:p>20.73524396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114<text:span text:style-name="T1">: </text:span><text:span text:style-name="T2">49.560995273717886</text:span></text:p>
          </table:table-cell>
          <table:table-cell office:value-type="string" office:string-value="49.560995273717886" table:formula="of:=RIGHT([.B119];LEN([.B119])-5)" table:style-name="ce5">
            <text:p>49.560995273717886</text:p>
          </table:table-cell>
          <table:table-cell office:value-type="float" office:value="49.560995273717801" table:formula="of:=[.C119]+0" table:style-name="ce5">
            <text:p>49.56</text:p>
          </table:table-cell>
          <table:table-cell office:value-type="string" table:style-name="ce4">
            <text:p>114<text:span text:style-name="T1">: </text:span><text:span text:style-name="T2">58.49183325711084</text:span></text:p>
          </table:table-cell>
          <table:table-cell office:value-type="string" office:string-value="58.49183325711084" table:formula="of:=RIGHT([.E119];LEN([.E119])-5)" table:style-name="ce5">
            <text:p>58.49183325711084</text:p>
          </table:table-cell>
          <table:table-cell office:value-type="float" office:value="58.491833257110798" table:formula="of:=[.F119]+0" table:style-name="ce5">
            <text:p>58.49</text:p>
          </table:table-cell>
          <table:table-cell office:value-type="string" table:style-name="ce4">
            <text:p>114<text:span text:style-name="T1">: </text:span><text:span text:style-name="T2">53.77204273755767</text:span></text:p>
          </table:table-cell>
          <table:table-cell office:value-type="string" office:string-value="53.77204273755767" table:formula="of:=RIGHT([.H119];LEN([.H119])-5)" table:style-name="ce5">
            <text:p>53.77204273755767</text:p>
          </table:table-cell>
          <table:table-cell office:value-type="float" office:value="53.772042737557598" table:formula="of:=[.I119]+0" table:style-name="ce5">
            <text:p>53.77</text:p>
          </table:table-cell>
          <table:table-cell office:value-type="string" table:style-name="ce4">
            <text:p>114<text:span text:style-name="T1">: </text:span><text:span text:style-name="T2">77.96462410056574</text:span></text:p>
          </table:table-cell>
          <table:table-cell office:value-type="string" office:string-value="77.96462410056574" table:formula="of:=RIGHT([.K119];LEN([.K119])-5)" table:style-name="ce5">
            <text:p>77.96462410056574</text:p>
          </table:table-cell>
          <table:table-cell office:value-type="float" office:value="77.9646241005657" table:formula="of:=[.L119]+0" table:style-name="ce5">
            <text:p>77.96</text:p>
          </table:table-cell>
          <table:table-cell office:value-type="string" table:style-name="ce4">
            <text:p>114<text:span text:style-name="T1">: </text:span><text:span text:style-name="T2">46.245878539276106</text:span></text:p>
          </table:table-cell>
          <table:table-cell office:value-type="string" office:string-value="46.245878539276106" table:formula="of:=RIGHT([.N119];LEN([.N119])-5)" table:style-name="ce5">
            <text:p>46.245878539276106</text:p>
          </table:table-cell>
          <table:table-cell office:value-type="float" office:value="46.245878539276099" table:formula="of:=[.O119]+0" table:style-name="ce5">
            <text:p>46.25</text:p>
          </table:table-cell>
          <table:table-cell office:value-type="string" table:style-name="ce4">
            <text:p>114<text:span text:style-name="T1">: </text:span><text:span text:style-name="T2">34.79029702790301</text:span></text:p>
          </table:table-cell>
          <table:table-cell office:value-type="string" office:string-value="34.79029702790301" table:formula="of:=RIGHT([.Q119];LEN([.Q119])-5)" table:style-name="ce5">
            <text:p>34.79029702790301</text:p>
          </table:table-cell>
          <table:table-cell office:value-type="float" office:value="34.790297027903001" table:formula="of:=[.R119]+0" table:style-name="ce5">
            <text:p>34.79</text:p>
          </table:table-cell>
          <table:table-cell office:value-type="string" table:style-name="ce4">
            <text:p>114<text:span text:style-name="T1">: </text:span><text:span text:style-name="T2">11.83864577284388</text:span></text:p>
          </table:table-cell>
          <table:table-cell office:value-type="string" office:string-value="11.83864577284388" table:formula="of:=RIGHT([.T119];LEN([.T119])-5)" table:style-name="ce5">
            <text:p>11.83864577284388</text:p>
          </table:table-cell>
          <table:table-cell office:value-type="float" office:value="11.838645772843799" table:formula="of:=[.U119]+0" table:style-name="ce5">
            <text:p>11.84</text:p>
          </table:table-cell>
          <table:table-cell office:value-type="string" table:style-name="ce4">
            <text:p>114<text:span text:style-name="T1">: </text:span><text:span text:style-name="T2">81.59981109584083</text:span></text:p>
          </table:table-cell>
          <table:table-cell office:value-type="string" office:string-value="81.59981109584083" table:formula="of:=RIGHT([.W119];LEN([.W119])-5)" table:style-name="ce5">
            <text:p>81.59981109584083</text:p>
          </table:table-cell>
          <table:table-cell office:value-type="float" office:value="81.599811095840806" table:formula="of:=[.X119]+0" table:style-name="ce5">
            <text:p>81.60</text:p>
          </table:table-cell>
          <table:table-cell office:value-type="string" table:style-name="ce4">
            <text:p>114<text:span text:style-name="T1">: </text:span><text:span text:style-name="T2">44.254562502861596</text:span></text:p>
          </table:table-cell>
          <table:table-cell office:value-type="string" office:string-value="44.254562502861596" table:formula="of:=RIGHT([.Z119];LEN([.Z119])-5)" table:style-name="ce5">
            <text:p>44.254562502861596</text:p>
          </table:table-cell>
          <table:table-cell office:value-type="float" office:value="44.254562502861504" table:formula="of:=[.AA119]+0" table:style-name="ce5">
            <text:p>44.25</text:p>
          </table:table-cell>
          <table:table-cell office:value-type="string" table:style-name="ce4">
            <text:p>114<text:span text:style-name="T1">: </text:span><text:span text:style-name="T2">47.70795515419482</text:span></text:p>
          </table:table-cell>
          <table:table-cell office:value-type="string" office:string-value="47.70795515419482" table:formula="of:=RIGHT([.AC119];LEN([.AC119])-5)" table:style-name="ce5">
            <text:p>47.70795515419482</text:p>
          </table:table-cell>
          <table:table-cell office:value-type="float" office:value="47.707955154194799" table:formula="of:=[.AD119]+0" table:style-name="ce5">
            <text:p>47.71</text:p>
          </table:table-cell>
          <table:table-cell office:value-type="float" office:value="50.622664546187195" table:formula="of:=([.D119]+[.G119]+[.J119]+[.M119]+[.P119]+[.S119]+[.V119]+[.Y119]+[.AB119]+[.AE119])/10" table:style-name="ce5">
            <text:p>50.62</text:p>
          </table:table-cell>
          <table:table-cell office:value-type="float" office:value="20.008899089984617" table:formula="of:=STDEV([.D119];[.G119];[.J119];[.M119];[.P119];[.S119];[.V119];[.Y119];[.AB119];[.AE119])" table:style-name="ce1">
            <text:p>20.00889909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115<text:span text:style-name="T1">: </text:span><text:span text:style-name="T2">48.666638008003105</text:span></text:p>
          </table:table-cell>
          <table:table-cell office:value-type="string" office:string-value="48.666638008003105" table:formula="of:=RIGHT([.B120];LEN([.B120])-5)" table:style-name="ce5">
            <text:p>48.666638008003105</text:p>
          </table:table-cell>
          <table:table-cell office:value-type="float" office:value="48.666638008003098" table:formula="of:=[.C120]+0" table:style-name="ce5">
            <text:p>48.67</text:p>
          </table:table-cell>
          <table:table-cell office:value-type="string" table:style-name="ce4">
            <text:p>115<text:span text:style-name="T1">: </text:span><text:span text:style-name="T2">47.160101628022566</text:span></text:p>
          </table:table-cell>
          <table:table-cell office:value-type="string" office:string-value="47.160101628022566" table:formula="of:=RIGHT([.E120];LEN([.E120])-5)" table:style-name="ce5">
            <text:p>47.160101628022566</text:p>
          </table:table-cell>
          <table:table-cell office:value-type="float" office:value="47.160101628022502" table:formula="of:=[.F120]+0" table:style-name="ce5">
            <text:p>47.16</text:p>
          </table:table-cell>
          <table:table-cell office:value-type="string" table:style-name="ce4">
            <text:p>115<text:span text:style-name="T1">: </text:span><text:span text:style-name="T2">59.002369240783466</text:span></text:p>
          </table:table-cell>
          <table:table-cell office:value-type="string" office:string-value="59.002369240783466" table:formula="of:=RIGHT([.H120];LEN([.H120])-5)" table:style-name="ce5">
            <text:p>59.002369240783466</text:p>
          </table:table-cell>
          <table:table-cell office:value-type="float" office:value="59.002369240783402" table:formula="of:=[.I120]+0" table:style-name="ce5">
            <text:p>59.00</text:p>
          </table:table-cell>
          <table:table-cell office:value-type="string" table:style-name="ce4">
            <text:p>115<text:span text:style-name="T1">: </text:span><text:span text:style-name="T2">83.14698653103537</text:span></text:p>
          </table:table-cell>
          <table:table-cell office:value-type="string" office:string-value="83.14698653103537" table:formula="of:=RIGHT([.K120];LEN([.K120])-5)" table:style-name="ce5">
            <text:p>83.14698653103537</text:p>
          </table:table-cell>
          <table:table-cell office:value-type="float" office:value="83.146986531035296" table:formula="of:=[.L120]+0" table:style-name="ce5">
            <text:p>83.15</text:p>
          </table:table-cell>
          <table:table-cell office:value-type="string" table:style-name="ce4">
            <text:p>115<text:span text:style-name="T1">: </text:span><text:span text:style-name="T2">45.145878535599884</text:span></text:p>
          </table:table-cell>
          <table:table-cell office:value-type="string" office:string-value="45.145878535599884" table:formula="of:=RIGHT([.N120];LEN([.N120])-5)" table:style-name="ce5">
            <text:p>45.145878535599884</text:p>
          </table:table-cell>
          <table:table-cell office:value-type="float" office:value="45.145878535599799" table:formula="of:=[.O120]+0" table:style-name="ce5">
            <text:p>45.15</text:p>
          </table:table-cell>
          <table:table-cell office:value-type="string" table:style-name="ce4">
            <text:p>115<text:span text:style-name="T1">: </text:span><text:span text:style-name="T2">25.674957900970885</text:span></text:p>
          </table:table-cell>
          <table:table-cell office:value-type="string" office:string-value="25.674957900970885" table:formula="of:=RIGHT([.Q120];LEN([.Q120])-5)" table:style-name="ce5">
            <text:p>25.674957900970885</text:p>
          </table:table-cell>
          <table:table-cell office:value-type="float" office:value="25.674957900970799" table:formula="of:=[.R120]+0" table:style-name="ce5">
            <text:p>25.67</text:p>
          </table:table-cell>
          <table:table-cell office:value-type="string" table:style-name="ce4">
            <text:p>115<text:span text:style-name="T1">: </text:span><text:span text:style-name="T2">23.535817247254457</text:span></text:p>
          </table:table-cell>
          <table:table-cell office:value-type="string" office:string-value="23.535817247254457" table:formula="of:=RIGHT([.T120];LEN([.T120])-5)" table:style-name="ce5">
            <text:p>23.535817247254457</text:p>
          </table:table-cell>
          <table:table-cell office:value-type="float" office:value="23.5358172472544" table:formula="of:=[.U120]+0" table:style-name="ce5">
            <text:p>23.54</text:p>
          </table:table-cell>
          <table:table-cell office:value-type="string" table:style-name="ce4">
            <text:p>115<text:span text:style-name="T1">: </text:span><text:span text:style-name="T2">63.936872860260806</text:span></text:p>
          </table:table-cell>
          <table:table-cell office:value-type="string" office:string-value="63.936872860260806" table:formula="of:=RIGHT([.W120];LEN([.W120])-5)" table:style-name="ce5">
            <text:p>63.936872860260806</text:p>
          </table:table-cell>
          <table:table-cell office:value-type="float" office:value="63.936872860260799" table:formula="of:=[.X120]+0" table:style-name="ce5">
            <text:p>63.94</text:p>
          </table:table-cell>
          <table:table-cell office:value-type="string" table:style-name="ce4">
            <text:p>115<text:span text:style-name="T1">: </text:span><text:span text:style-name="T2">47.78364846642135</text:span></text:p>
          </table:table-cell>
          <table:table-cell office:value-type="string" office:string-value="47.78364846642135" table:formula="of:=RIGHT([.Z120];LEN([.Z120])-5)" table:style-name="ce5">
            <text:p>47.78364846642135</text:p>
          </table:table-cell>
          <table:table-cell office:value-type="float" office:value="47.783648466421297" table:formula="of:=[.AA120]+0" table:style-name="ce5">
            <text:p>47.78</text:p>
          </table:table-cell>
          <table:table-cell office:value-type="string" table:style-name="ce4">
            <text:p>115<text:span text:style-name="T1">: </text:span><text:span text:style-name="T2">44.79029078008517</text:span></text:p>
          </table:table-cell>
          <table:table-cell office:value-type="string" office:string-value="44.79029078008517" table:formula="of:=RIGHT([.AC120];LEN([.AC120])-5)" table:style-name="ce5">
            <text:p>44.79029078008517</text:p>
          </table:table-cell>
          <table:table-cell office:value-type="float" office:value="44.790290780085101" table:formula="of:=[.AD120]+0" table:style-name="ce5">
            <text:p>44.79</text:p>
          </table:table-cell>
          <table:table-cell office:value-type="float" office:value="48.884356119843652" table:formula="of:=([.D120]+[.G120]+[.J120]+[.M120]+[.P120]+[.S120]+[.V120]+[.Y120]+[.AB120]+[.AE120])/10" table:style-name="ce5">
            <text:p>48.88</text:p>
          </table:table-cell>
          <table:table-cell office:value-type="float" office:value="17.38158181910617" table:formula="of:=STDEV([.D120];[.G120];[.J120];[.M120];[.P120];[.S120];[.V120];[.Y120];[.AB120];[.AE120])" table:style-name="ce1">
            <text:p>17.38158182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116<text:span text:style-name="T1">: </text:span><text:span text:style-name="T2">56.55027938146325</text:span></text:p>
          </table:table-cell>
          <table:table-cell office:value-type="string" office:string-value="56.55027938146325" table:formula="of:=RIGHT([.B121];LEN([.B121])-5)" table:style-name="ce5">
            <text:p>56.55027938146325</text:p>
          </table:table-cell>
          <table:table-cell office:value-type="float" office:value="56.550279381463199" table:formula="of:=[.C121]+0" table:style-name="ce5">
            <text:p>56.55</text:p>
          </table:table-cell>
          <table:table-cell office:value-type="string" table:style-name="ce4">
            <text:p>116<text:span text:style-name="T1">: </text:span><text:span text:style-name="T2">42.65506077239657</text:span></text:p>
          </table:table-cell>
          <table:table-cell office:value-type="string" office:string-value="42.65506077239657" table:formula="of:=RIGHT([.E121];LEN([.E121])-5)" table:style-name="ce5">
            <text:p>42.65506077239657</text:p>
          </table:table-cell>
          <table:table-cell office:value-type="float" office:value="42.655060772396503" table:formula="of:=[.F121]+0" table:style-name="ce5">
            <text:p>42.66</text:p>
          </table:table-cell>
          <table:table-cell office:value-type="string" table:style-name="ce4">
            <text:p>116<text:span text:style-name="T1">: </text:span><text:span text:style-name="T2">54.33966067992005</text:span></text:p>
          </table:table-cell>
          <table:table-cell office:value-type="string" office:string-value="54.33966067992005" table:formula="of:=RIGHT([.H121];LEN([.H121])-5)" table:style-name="ce5">
            <text:p>54.33966067992005</text:p>
          </table:table-cell>
          <table:table-cell office:value-type="float" office:value="54.339660679920001" table:formula="of:=[.I121]+0" table:style-name="ce5">
            <text:p>54.34</text:p>
          </table:table-cell>
          <table:table-cell office:value-type="string" table:style-name="ce4">
            <text:p>116<text:span text:style-name="T1">: </text:span><text:span text:style-name="T2">76.92164831250658</text:span></text:p>
          </table:table-cell>
          <table:table-cell office:value-type="string" office:string-value="76.92164831250658" table:formula="of:=RIGHT([.K121];LEN([.K121])-5)" table:style-name="ce5">
            <text:p>76.92164831250658</text:p>
          </table:table-cell>
          <table:table-cell office:value-type="float" office:value="76.921648312506505" table:formula="of:=[.L121]+0" table:style-name="ce5">
            <text:p>76.92</text:p>
          </table:table-cell>
          <table:table-cell office:value-type="string" table:style-name="ce4">
            <text:p>116<text:span text:style-name="T1">: </text:span><text:span text:style-name="T2">52.275222273867655</text:span></text:p>
          </table:table-cell>
          <table:table-cell office:value-type="string" office:string-value="52.275222273867655" table:formula="of:=RIGHT([.N121];LEN([.N121])-5)" table:style-name="ce5">
            <text:p>52.275222273867655</text:p>
          </table:table-cell>
          <table:table-cell office:value-type="float" office:value="52.275222273867598" table:formula="of:=[.O121]+0" table:style-name="ce5">
            <text:p>52.28</text:p>
          </table:table-cell>
          <table:table-cell office:value-type="string" table:style-name="ce4">
            <text:p>116<text:span text:style-name="T1">: </text:span><text:span text:style-name="T2">33.97095820132581</text:span></text:p>
          </table:table-cell>
          <table:table-cell office:value-type="string" office:string-value="33.97095820132581" table:formula="of:=RIGHT([.Q121];LEN([.Q121])-5)" table:style-name="ce5">
            <text:p>33.97095820132581</text:p>
          </table:table-cell>
          <table:table-cell office:value-type="float" office:value="33.9709582013258" table:formula="of:=[.R121]+0" table:style-name="ce5">
            <text:p>33.97</text:p>
          </table:table-cell>
          <table:table-cell office:value-type="string" table:style-name="ce4">
            <text:p>116<text:span text:style-name="T1">: </text:span><text:span text:style-name="T2">15.28103318686843</text:span></text:p>
          </table:table-cell>
          <table:table-cell office:value-type="string" office:string-value="15.28103318686843" table:formula="of:=RIGHT([.T121];LEN([.T121])-5)" table:style-name="ce5">
            <text:p>15.28103318686843</text:p>
          </table:table-cell>
          <table:table-cell office:value-type="float" office:value="15.281033186868401" table:formula="of:=[.U121]+0" table:style-name="ce5">
            <text:p>15.28</text:p>
          </table:table-cell>
          <table:table-cell office:value-type="string" table:style-name="ce4">
            <text:p>116<text:span text:style-name="T1">: </text:span><text:span text:style-name="T2">67.36394667021777</text:span></text:p>
          </table:table-cell>
          <table:table-cell office:value-type="string" office:string-value="67.36394667021777" table:formula="of:=RIGHT([.W121];LEN([.W121])-5)" table:style-name="ce5">
            <text:p>67.36394667021777</text:p>
          </table:table-cell>
          <table:table-cell office:value-type="float" office:value="67.3639466702177" table:formula="of:=[.X121]+0" table:style-name="ce5">
            <text:p>67.36</text:p>
          </table:table-cell>
          <table:table-cell office:value-type="string" table:style-name="ce4">
            <text:p>116<text:span text:style-name="T1">: </text:span><text:span text:style-name="T2">45.65014569073897</text:span></text:p>
          </table:table-cell>
          <table:table-cell office:value-type="string" office:string-value="45.65014569073897" table:formula="of:=RIGHT([.Z121];LEN([.Z121])-5)" table:style-name="ce5">
            <text:p>45.65014569073897</text:p>
          </table:table-cell>
          <table:table-cell office:value-type="float" office:value="45.650145690738903" table:formula="of:=[.AA121]+0" table:style-name="ce5">
            <text:p>45.65</text:p>
          </table:table-cell>
          <table:table-cell office:value-type="string" table:style-name="ce4">
            <text:p>116<text:span text:style-name="T1">: </text:span><text:span text:style-name="T2">41.482600408575315</text:span></text:p>
          </table:table-cell>
          <table:table-cell office:value-type="string" office:string-value="41.482600408575315" table:formula="of:=RIGHT([.AC121];LEN([.AC121])-5)" table:style-name="ce5">
            <text:p>41.482600408575315</text:p>
          </table:table-cell>
          <table:table-cell office:value-type="float" office:value="41.482600408575301" table:formula="of:=[.AD121]+0" table:style-name="ce5">
            <text:p>41.48</text:p>
          </table:table-cell>
          <table:table-cell office:value-type="float" office:value="48.649055557787996" table:formula="of:=([.D121]+[.G121]+[.J121]+[.M121]+[.P121]+[.S121]+[.V121]+[.Y121]+[.AB121]+[.AE121])/10" table:style-name="ce5">
            <text:p>48.65</text:p>
          </table:table-cell>
          <table:table-cell office:value-type="float" office:value="17.264926013551108" table:formula="of:=STDEV([.D121];[.G121];[.J121];[.M121];[.P121];[.S121];[.V121];[.Y121];[.AB121];[.AE121])" table:style-name="ce1">
            <text:p>17.26492601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117<text:span text:style-name="T1">: </text:span><text:span text:style-name="T2">63.094463749049375</text:span></text:p>
          </table:table-cell>
          <table:table-cell office:value-type="string" office:string-value="63.094463749049375" table:formula="of:=RIGHT([.B122];LEN([.B122])-5)" table:style-name="ce5">
            <text:p>63.094463749049375</text:p>
          </table:table-cell>
          <table:table-cell office:value-type="float" office:value="63.094463749049297" table:formula="of:=[.C122]+0" table:style-name="ce5">
            <text:p>63.09</text:p>
          </table:table-cell>
          <table:table-cell office:value-type="string" table:style-name="ce4">
            <text:p>117<text:span text:style-name="T1">: </text:span><text:span text:style-name="T2">42.89330692139618</text:span></text:p>
          </table:table-cell>
          <table:table-cell office:value-type="string" office:string-value="42.89330692139618" table:formula="of:=RIGHT([.E122];LEN([.E122])-5)" table:style-name="ce5">
            <text:p>42.89330692139618</text:p>
          </table:table-cell>
          <table:table-cell office:value-type="float" office:value="42.893306921396103" table:formula="of:=[.F122]+0" table:style-name="ce5">
            <text:p>42.89</text:p>
          </table:table-cell>
          <table:table-cell office:value-type="string" table:style-name="ce4">
            <text:p>117<text:span text:style-name="T1">: </text:span><text:span text:style-name="T2">57.035321352420645</text:span></text:p>
          </table:table-cell>
          <table:table-cell office:value-type="string" office:string-value="57.035321352420645" table:formula="of:=RIGHT([.H122];LEN([.H122])-5)" table:style-name="ce5">
            <text:p>57.035321352420645</text:p>
          </table:table-cell>
          <table:table-cell office:value-type="float" office:value="57.035321352420603" table:formula="of:=[.I122]+0" table:style-name="ce5">
            <text:p>57.04</text:p>
          </table:table-cell>
          <table:table-cell office:value-type="string" table:style-name="ce4">
            <text:p>117<text:span text:style-name="T1">: </text:span><text:span text:style-name="T2">69.17796297966191</text:span></text:p>
          </table:table-cell>
          <table:table-cell office:value-type="string" office:string-value="69.17796297966191" table:formula="of:=RIGHT([.K122];LEN([.K122])-5)" table:style-name="ce5">
            <text:p>69.17796297966191</text:p>
          </table:table-cell>
          <table:table-cell office:value-type="float" office:value="69.177962979661899" table:formula="of:=[.L122]+0" table:style-name="ce5">
            <text:p>69.18</text:p>
          </table:table-cell>
          <table:table-cell office:value-type="string" table:style-name="ce4">
            <text:p>117<text:span text:style-name="T1">: </text:span><text:span text:style-name="T2">53.458538009801565</text:span></text:p>
          </table:table-cell>
          <table:table-cell office:value-type="string" office:string-value="53.458538009801565" table:formula="of:=RIGHT([.N122];LEN([.N122])-5)" table:style-name="ce5">
            <text:p>53.458538009801565</text:p>
          </table:table-cell>
          <table:table-cell office:value-type="float" office:value="53.458538009801501" table:formula="of:=[.O122]+0" table:style-name="ce5">
            <text:p>53.46</text:p>
          </table:table-cell>
          <table:table-cell office:value-type="string" table:style-name="ce4">
            <text:p>117<text:span text:style-name="T1">: </text:span><text:span text:style-name="T2">27.063784118895068</text:span></text:p>
          </table:table-cell>
          <table:table-cell office:value-type="string" office:string-value="27.063784118895068" table:formula="of:=RIGHT([.Q122];LEN([.Q122])-5)" table:style-name="ce5">
            <text:p>27.063784118895068</text:p>
          </table:table-cell>
          <table:table-cell office:value-type="float" office:value="27.063784118895001" table:formula="of:=[.R122]+0" table:style-name="ce5">
            <text:p>27.06</text:p>
          </table:table-cell>
          <table:table-cell office:value-type="string" table:style-name="ce4">
            <text:p>117<text:span text:style-name="T1">: </text:span><text:span text:style-name="T2">23.405326993594084</text:span></text:p>
          </table:table-cell>
          <table:table-cell office:value-type="string" office:string-value="23.405326993594084" table:formula="of:=RIGHT([.T122];LEN([.T122])-5)" table:style-name="ce5">
            <text:p>23.405326993594084</text:p>
          </table:table-cell>
          <table:table-cell office:value-type="float" office:value="23.405326993593999" table:formula="of:=[.U122]+0" table:style-name="ce5">
            <text:p>23.41</text:p>
          </table:table-cell>
          <table:table-cell office:value-type="string" table:style-name="ce4">
            <text:p>117<text:span text:style-name="T1">: </text:span><text:span text:style-name="T2">70.97587607593175</text:span></text:p>
          </table:table-cell>
          <table:table-cell office:value-type="string" office:string-value="70.97587607593175" table:formula="of:=RIGHT([.W122];LEN([.W122])-5)" table:style-name="ce5">
            <text:p>70.97587607593175</text:p>
          </table:table-cell>
          <table:table-cell office:value-type="float" office:value="70.975876075931694" table:formula="of:=[.X122]+0" table:style-name="ce5">
            <text:p>70.98</text:p>
          </table:table-cell>
          <table:table-cell office:value-type="string" table:style-name="ce4">
            <text:p>117<text:span text:style-name="T1">: </text:span><text:span text:style-name="T2">42.64737028437812</text:span></text:p>
          </table:table-cell>
          <table:table-cell office:value-type="string" office:string-value="42.64737028437812" table:formula="of:=RIGHT([.Z122];LEN([.Z122])-5)" table:style-name="ce5">
            <text:p>42.64737028437812</text:p>
          </table:table-cell>
          <table:table-cell office:value-type="float" office:value="42.647370284378098" table:formula="of:=[.AA122]+0" table:style-name="ce5">
            <text:p>42.65</text:p>
          </table:table-cell>
          <table:table-cell office:value-type="string" table:style-name="ce4">
            <text:p>117<text:span text:style-name="T1">: </text:span><text:span text:style-name="T2">27.811382942413825</text:span></text:p>
          </table:table-cell>
          <table:table-cell office:value-type="string" office:string-value="27.811382942413825" table:formula="of:=RIGHT([.AC122];LEN([.AC122])-5)" table:style-name="ce5">
            <text:p>27.811382942413825</text:p>
          </table:table-cell>
          <table:table-cell office:value-type="float" office:value="27.8113829424138" table:formula="of:=[.AD122]+0" table:style-name="ce5">
            <text:p>27.81</text:p>
          </table:table-cell>
          <table:table-cell office:value-type="float" office:value="47.756333342754189" table:formula="of:=([.D122]+[.G122]+[.J122]+[.M122]+[.P122]+[.S122]+[.V122]+[.Y122]+[.AB122]+[.AE122])/10" table:style-name="ce5">
            <text:p>47.76</text:p>
          </table:table-cell>
          <table:table-cell office:value-type="float" office:value="17.703141784958358" table:formula="of:=STDEV([.D122];[.G122];[.J122];[.M122];[.P122];[.S122];[.V122];[.Y122];[.AB122];[.AE122])" table:style-name="ce1">
            <text:p>17.70314178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118<text:span text:style-name="T1">: </text:span><text:span text:style-name="T2">63.79757403950573</text:span></text:p>
          </table:table-cell>
          <table:table-cell office:value-type="string" office:string-value="63.79757403950573" table:formula="of:=RIGHT([.B123];LEN([.B123])-5)" table:style-name="ce5">
            <text:p>63.79757403950573</text:p>
          </table:table-cell>
          <table:table-cell office:value-type="float" office:value="63.797574039505697" table:formula="of:=[.C123]+0" table:style-name="ce5">
            <text:p>63.80</text:p>
          </table:table-cell>
          <table:table-cell office:value-type="string" table:style-name="ce4">
            <text:p>118<text:span text:style-name="T1">: </text:span><text:span text:style-name="T2">42.48236168236885</text:span></text:p>
          </table:table-cell>
          <table:table-cell office:value-type="string" office:string-value="42.48236168236885" table:formula="of:=RIGHT([.E123];LEN([.E123])-5)" table:style-name="ce5">
            <text:p>42.48236168236885</text:p>
          </table:table-cell>
          <table:table-cell office:value-type="float" office:value="42.482361682368797" table:formula="of:=[.F123]+0" table:style-name="ce5">
            <text:p>42.48</text:p>
          </table:table-cell>
          <table:table-cell office:value-type="string" table:style-name="ce4">
            <text:p>118<text:span text:style-name="T1">: </text:span><text:span text:style-name="T2">64.9904342669821</text:span></text:p>
          </table:table-cell>
          <table:table-cell office:value-type="string" office:string-value="64.9904342669821" table:formula="of:=RIGHT([.H123];LEN([.H123])-5)" table:style-name="ce5">
            <text:p>64.9904342669821</text:p>
          </table:table-cell>
          <table:table-cell office:value-type="float" office:value="64.990434266982106" table:formula="of:=[.I123]+0" table:style-name="ce5">
            <text:p>64.99</text:p>
          </table:table-cell>
          <table:table-cell office:value-type="string" table:style-name="ce4">
            <text:p>118<text:span text:style-name="T1">: </text:span><text:span text:style-name="T2">77.3865114884014</text:span></text:p>
          </table:table-cell>
          <table:table-cell office:value-type="string" office:string-value="77.3865114884014" table:formula="of:=RIGHT([.K123];LEN([.K123])-5)" table:style-name="ce5">
            <text:p>77.3865114884014</text:p>
          </table:table-cell>
          <table:table-cell office:value-type="float" office:value="77.386511488401396" table:formula="of:=[.L123]+0" table:style-name="ce5">
            <text:p>77.39</text:p>
          </table:table-cell>
          <table:table-cell office:value-type="string" table:style-name="ce4">
            <text:p>118<text:span text:style-name="T1">: </text:span><text:span text:style-name="T2">48.92286409052993</text:span></text:p>
          </table:table-cell>
          <table:table-cell office:value-type="string" office:string-value="48.92286409052993" table:formula="of:=RIGHT([.N123];LEN([.N123])-5)" table:style-name="ce5">
            <text:p>48.92286409052993</text:p>
          </table:table-cell>
          <table:table-cell office:value-type="float" office:value="48.922864090529899" table:formula="of:=[.O123]+0" table:style-name="ce5">
            <text:p>48.92</text:p>
          </table:table-cell>
          <table:table-cell office:value-type="string" table:style-name="ce4">
            <text:p>118<text:span text:style-name="T1">: </text:span><text:span text:style-name="T2">32.278861859513874</text:span></text:p>
          </table:table-cell>
          <table:table-cell office:value-type="string" office:string-value="32.278861859513874" table:formula="of:=RIGHT([.Q123];LEN([.Q123])-5)" table:style-name="ce5">
            <text:p>32.278861859513874</text:p>
          </table:table-cell>
          <table:table-cell office:value-type="float" office:value="32.278861859513803" table:formula="of:=[.R123]+0" table:style-name="ce5">
            <text:p>32.28</text:p>
          </table:table-cell>
          <table:table-cell office:value-type="string" table:style-name="ce4">
            <text:p>118<text:span text:style-name="T1">: </text:span><text:span text:style-name="T2">27.875303549144057</text:span></text:p>
          </table:table-cell>
          <table:table-cell office:value-type="string" office:string-value="27.875303549144057" table:formula="of:=RIGHT([.T123];LEN([.T123])-5)" table:style-name="ce5">
            <text:p>27.875303549144057</text:p>
          </table:table-cell>
          <table:table-cell office:value-type="float" office:value="27.875303549144" table:formula="of:=[.U123]+0" table:style-name="ce5">
            <text:p>27.88</text:p>
          </table:table-cell>
          <table:table-cell office:value-type="string" table:style-name="ce4">
            <text:p>118<text:span text:style-name="T1">: </text:span><text:span text:style-name="T2">70.88095703645374</text:span></text:p>
          </table:table-cell>
          <table:table-cell office:value-type="string" office:string-value="70.88095703645374" table:formula="of:=RIGHT([.W123];LEN([.W123])-5)" table:style-name="ce5">
            <text:p>70.88095703645374</text:p>
          </table:table-cell>
          <table:table-cell office:value-type="float" office:value="70.880957036453694" table:formula="of:=[.X123]+0" table:style-name="ce5">
            <text:p>70.88</text:p>
          </table:table-cell>
          <table:table-cell office:value-type="string" table:style-name="ce4">
            <text:p>118<text:span text:style-name="T1">: </text:span><text:span text:style-name="T2">45.88110238412661</text:span></text:p>
          </table:table-cell>
          <table:table-cell office:value-type="string" office:string-value="45.88110238412661" table:formula="of:=RIGHT([.Z123];LEN([.Z123])-5)" table:style-name="ce5">
            <text:p>45.88110238412661</text:p>
          </table:table-cell>
          <table:table-cell office:value-type="float" office:value="45.881102384126599" table:formula="of:=[.AA123]+0" table:style-name="ce5">
            <text:p>45.88</text:p>
          </table:table-cell>
          <table:table-cell office:value-type="string" table:style-name="ce4">
            <text:p>118<text:span text:style-name="T1">: </text:span><text:span text:style-name="T2">41.134363868572834</text:span></text:p>
          </table:table-cell>
          <table:table-cell office:value-type="string" office:string-value="41.134363868572834" table:formula="of:=RIGHT([.AC123];LEN([.AC123])-5)" table:style-name="ce5">
            <text:p>41.134363868572834</text:p>
          </table:table-cell>
          <table:table-cell office:value-type="float" office:value="41.134363868572798" table:formula="of:=[.AD123]+0" table:style-name="ce5">
            <text:p>41.13</text:p>
          </table:table-cell>
          <table:table-cell office:value-type="float" office:value="51.56303342655989" table:formula="of:=([.D123]+[.G123]+[.J123]+[.M123]+[.P123]+[.S123]+[.V123]+[.Y123]+[.AB123]+[.AE123])/10" table:style-name="ce5">
            <text:p>51.56</text:p>
          </table:table-cell>
          <table:table-cell office:value-type="float" office:value="16.777867933313196" table:formula="of:=STDEV([.D123];[.G123];[.J123];[.M123];[.P123];[.S123];[.V123];[.Y123];[.AB123];[.AE123])" table:style-name="ce1">
            <text:p>16.77786793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119<text:span text:style-name="T1">: </text:span><text:span text:style-name="T2">52.88243844343056</text:span></text:p>
          </table:table-cell>
          <table:table-cell office:value-type="string" office:string-value="52.88243844343056" table:formula="of:=RIGHT([.B124];LEN([.B124])-5)" table:style-name="ce5">
            <text:p>52.88243844343056</text:p>
          </table:table-cell>
          <table:table-cell office:value-type="float" office:value="52.882438443430502" table:formula="of:=[.C124]+0" table:style-name="ce5">
            <text:p>52.88</text:p>
          </table:table-cell>
          <table:table-cell office:value-type="string" table:style-name="ce4">
            <text:p>119<text:span text:style-name="T1">: </text:span><text:span text:style-name="T2">47.739908543535975</text:span></text:p>
          </table:table-cell>
          <table:table-cell office:value-type="string" office:string-value="47.739908543535975" table:formula="of:=RIGHT([.E124];LEN([.E124])-5)" table:style-name="ce5">
            <text:p>47.739908543535975</text:p>
          </table:table-cell>
          <table:table-cell office:value-type="float" office:value="47.739908543535897" table:formula="of:=[.F124]+0" table:style-name="ce5">
            <text:p>47.74</text:p>
          </table:table-cell>
          <table:table-cell office:value-type="string" table:style-name="ce4">
            <text:p>119<text:span text:style-name="T1">: </text:span><text:span text:style-name="T2">64.25998613217928</text:span></text:p>
          </table:table-cell>
          <table:table-cell office:value-type="string" office:string-value="64.25998613217928" table:formula="of:=RIGHT([.H124];LEN([.H124])-5)" table:style-name="ce5">
            <text:p>64.25998613217928</text:p>
          </table:table-cell>
          <table:table-cell office:value-type="float" office:value="64.259986132179193" table:formula="of:=[.I124]+0" table:style-name="ce5">
            <text:p>64.26</text:p>
          </table:table-cell>
          <table:table-cell office:value-type="string" table:style-name="ce4">
            <text:p>119<text:span text:style-name="T1">: </text:span><text:span text:style-name="T2">85.42081284134498</text:span></text:p>
          </table:table-cell>
          <table:table-cell office:value-type="string" office:string-value="85.42081284134498" table:formula="of:=RIGHT([.K124];LEN([.K124])-5)" table:style-name="ce5">
            <text:p>85.42081284134498</text:p>
          </table:table-cell>
          <table:table-cell office:value-type="float" office:value="85.420812841344897" table:formula="of:=[.L124]+0" table:style-name="ce5">
            <text:p>85.42</text:p>
          </table:table-cell>
          <table:table-cell office:value-type="string" table:style-name="ce4">
            <text:p>119<text:span text:style-name="T1">: </text:span><text:span text:style-name="T2">57.79916566081188</text:span></text:p>
          </table:table-cell>
          <table:table-cell office:value-type="string" office:string-value="57.79916566081188" table:formula="of:=RIGHT([.N124];LEN([.N124])-5)" table:style-name="ce5">
            <text:p>57.79916566081188</text:p>
          </table:table-cell>
          <table:table-cell office:value-type="float" office:value="57.799165660811802" table:formula="of:=[.O124]+0" table:style-name="ce5">
            <text:p>57.80</text:p>
          </table:table-cell>
          <table:table-cell office:value-type="string" table:style-name="ce4">
            <text:p>119<text:span text:style-name="T1">: </text:span><text:span text:style-name="T2">27.601124387880702</text:span></text:p>
          </table:table-cell>
          <table:table-cell office:value-type="string" office:string-value="27.601124387880702" table:formula="of:=RIGHT([.Q124];LEN([.Q124])-5)" table:style-name="ce5">
            <text:p>27.601124387880702</text:p>
          </table:table-cell>
          <table:table-cell office:value-type="float" office:value="27.601124387880699" table:formula="of:=[.R124]+0" table:style-name="ce5">
            <text:p>27.60</text:p>
          </table:table-cell>
          <table:table-cell office:value-type="string" table:style-name="ce4">
            <text:p>119<text:span text:style-name="T1">: </text:span><text:span text:style-name="T2">17.78064544385696</text:span></text:p>
          </table:table-cell>
          <table:table-cell office:value-type="string" office:string-value="17.78064544385696" table:formula="of:=RIGHT([.T124];LEN([.T124])-5)" table:style-name="ce5">
            <text:p>17.78064544385696</text:p>
          </table:table-cell>
          <table:table-cell office:value-type="float" office:value="17.780645443856901" table:formula="of:=[.U124]+0" table:style-name="ce5">
            <text:p>17.78</text:p>
          </table:table-cell>
          <table:table-cell office:value-type="string" table:style-name="ce4">
            <text:p>119<text:span text:style-name="T1">: </text:span><text:span text:style-name="T2">78.81984645496678</text:span></text:p>
          </table:table-cell>
          <table:table-cell office:value-type="string" office:string-value="78.81984645496678" table:formula="of:=RIGHT([.W124];LEN([.W124])-5)" table:style-name="ce5">
            <text:p>78.81984645496678</text:p>
          </table:table-cell>
          <table:table-cell office:value-type="float" office:value="78.819846454966694" table:formula="of:=[.X124]+0" table:style-name="ce5">
            <text:p>78.82</text:p>
          </table:table-cell>
          <table:table-cell office:value-type="string" table:style-name="ce4">
            <text:p>119<text:span text:style-name="T1">: </text:span><text:span text:style-name="T2">42.50399846564359</text:span></text:p>
          </table:table-cell>
          <table:table-cell office:value-type="string" office:string-value="42.50399846564359" table:formula="of:=RIGHT([.Z124];LEN([.Z124])-5)" table:style-name="ce5">
            <text:p>42.50399846564359</text:p>
          </table:table-cell>
          <table:table-cell office:value-type="float" office:value="42.503998465643498" table:formula="of:=[.AA124]+0" table:style-name="ce5">
            <text:p>42.50</text:p>
          </table:table-cell>
          <table:table-cell office:value-type="string" table:style-name="ce4">
            <text:p>119<text:span text:style-name="T1">: </text:span><text:span text:style-name="T2">32.21495194901662</text:span></text:p>
          </table:table-cell>
          <table:table-cell office:value-type="string" office:string-value="32.21495194901662" table:formula="of:=RIGHT([.AC124];LEN([.AC124])-5)" table:style-name="ce5">
            <text:p>32.21495194901662</text:p>
          </table:table-cell>
          <table:table-cell office:value-type="float" office:value="32.214951949016601" table:formula="of:=[.AD124]+0" table:style-name="ce5">
            <text:p>32.21</text:p>
          </table:table-cell>
          <table:table-cell office:value-type="float" office:value="50.70228783226667" table:formula="of:=([.D124]+[.G124]+[.J124]+[.M124]+[.P124]+[.S124]+[.V124]+[.Y124]+[.AB124]+[.AE124])/10" table:style-name="ce5">
            <text:p>50.70</text:p>
          </table:table-cell>
          <table:table-cell office:value-type="float" office:value="21.782180571852074" table:formula="of:=STDEV([.D124];[.G124];[.J124];[.M124];[.P124];[.S124];[.V124];[.Y124];[.AB124];[.AE124])" table:style-name="ce1">
            <text:p>21.78218057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120<text:span text:style-name="T1">: </text:span><text:span text:style-name="T2">60.9316462763472</text:span></text:p>
          </table:table-cell>
          <table:table-cell office:value-type="string" office:string-value="60.9316462763472" table:formula="of:=RIGHT([.B125];LEN([.B125])-5)" table:style-name="ce5">
            <text:p>60.9316462763472</text:p>
          </table:table-cell>
          <table:table-cell office:value-type="float" office:value="60.931646276347202" table:formula="of:=[.C125]+0" table:style-name="ce5">
            <text:p>60.93</text:p>
          </table:table-cell>
          <table:table-cell office:value-type="string" table:style-name="ce4">
            <text:p>120<text:span text:style-name="T1">: </text:span><text:span text:style-name="T2">49.87590954795835</text:span></text:p>
          </table:table-cell>
          <table:table-cell office:value-type="string" office:string-value="49.87590954795835" table:formula="of:=RIGHT([.E125];LEN([.E125])-5)" table:style-name="ce5">
            <text:p>49.87590954795835</text:p>
          </table:table-cell>
          <table:table-cell office:value-type="float" office:value="49.875909547958301" table:formula="of:=[.F125]+0" table:style-name="ce5">
            <text:p>49.88</text:p>
          </table:table-cell>
          <table:table-cell office:value-type="string" table:style-name="ce4">
            <text:p>120<text:span text:style-name="T1">: </text:span><text:span text:style-name="T2">45.80215201899772</text:span></text:p>
          </table:table-cell>
          <table:table-cell office:value-type="string" office:string-value="45.80215201899772" table:formula="of:=RIGHT([.H125];LEN([.H125])-5)" table:style-name="ce5">
            <text:p>45.80215201899772</text:p>
          </table:table-cell>
          <table:table-cell office:value-type="float" office:value="45.802152018997702" table:formula="of:=[.I125]+0" table:style-name="ce5">
            <text:p>45.80</text:p>
          </table:table-cell>
          <table:table-cell office:value-type="string" table:style-name="ce4">
            <text:p>120<text:span text:style-name="T1">: </text:span><text:span text:style-name="T2">96.88132986191314</text:span></text:p>
          </table:table-cell>
          <table:table-cell office:value-type="string" office:string-value="96.88132986191314" table:formula="of:=RIGHT([.K125];LEN([.K125])-5)" table:style-name="ce5">
            <text:p>96.88132986191314</text:p>
          </table:table-cell>
          <table:table-cell office:value-type="float" office:value="96.881329861913102" table:formula="of:=[.L125]+0" table:style-name="ce5">
            <text:p>96.88</text:p>
          </table:table-cell>
          <table:table-cell office:value-type="string" table:style-name="ce4">
            <text:p>120<text:span text:style-name="T1">: </text:span><text:span text:style-name="T2">43.53708292236134</text:span></text:p>
          </table:table-cell>
          <table:table-cell office:value-type="string" office:string-value="43.53708292236134" table:formula="of:=RIGHT([.N125];LEN([.N125])-5)" table:style-name="ce5">
            <text:p>43.53708292236134</text:p>
          </table:table-cell>
          <table:table-cell office:value-type="float" office:value="43.5370829223613" table:formula="of:=[.O125]+0" table:style-name="ce5">
            <text:p>43.54</text:p>
          </table:table-cell>
          <table:table-cell office:value-type="string" table:style-name="ce4">
            <text:p>120<text:span text:style-name="T1">: </text:span><text:span text:style-name="T2">33.00501416512809</text:span></text:p>
          </table:table-cell>
          <table:table-cell office:value-type="string" office:string-value="33.00501416512809" table:formula="of:=RIGHT([.Q125];LEN([.Q125])-5)" table:style-name="ce5">
            <text:p>33.00501416512809</text:p>
          </table:table-cell>
          <table:table-cell office:value-type="float" office:value="33.005014165128003" table:formula="of:=[.R125]+0" table:style-name="ce5">
            <text:p>33.01</text:p>
          </table:table-cell>
          <table:table-cell office:value-type="string" table:style-name="ce4">
            <text:p>120<text:span text:style-name="T1">: </text:span><text:span text:style-name="T2">23.766149340939343</text:span></text:p>
          </table:table-cell>
          <table:table-cell office:value-type="string" office:string-value="23.766149340939343" table:formula="of:=RIGHT([.T125];LEN([.T125])-5)" table:style-name="ce5">
            <text:p>23.766149340939343</text:p>
          </table:table-cell>
          <table:table-cell office:value-type="float" office:value="23.7661493409393" table:formula="of:=[.U125]+0" table:style-name="ce5">
            <text:p>23.77</text:p>
          </table:table-cell>
          <table:table-cell office:value-type="string" table:style-name="ce4">
            <text:p>120<text:span text:style-name="T1">: </text:span><text:span text:style-name="T2">82.95277762682613</text:span></text:p>
          </table:table-cell>
          <table:table-cell office:value-type="string" office:string-value="82.95277762682613" table:formula="of:=RIGHT([.W125];LEN([.W125])-5)" table:style-name="ce5">
            <text:p>82.95277762682613</text:p>
          </table:table-cell>
          <table:table-cell office:value-type="float" office:value="82.952777626826105" table:formula="of:=[.X125]+0" table:style-name="ce5">
            <text:p>82.95</text:p>
          </table:table-cell>
          <table:table-cell office:value-type="string" table:style-name="ce4">
            <text:p>120<text:span text:style-name="T1">: </text:span><text:span text:style-name="T2">42.176889137661895</text:span></text:p>
          </table:table-cell>
          <table:table-cell office:value-type="string" office:string-value="42.176889137661895" table:formula="of:=RIGHT([.Z125];LEN([.Z125])-5)" table:style-name="ce5">
            <text:p>42.176889137661895</text:p>
          </table:table-cell>
          <table:table-cell office:value-type="float" office:value="42.176889137661803" table:formula="of:=[.AA125]+0" table:style-name="ce5">
            <text:p>42.18</text:p>
          </table:table-cell>
          <table:table-cell office:value-type="string" table:style-name="ce4">
            <text:p>120<text:span text:style-name="T1">: </text:span><text:span text:style-name="T2">30.839741379618637</text:span></text:p>
          </table:table-cell>
          <table:table-cell office:value-type="string" office:string-value="30.839741379618637" table:formula="of:=RIGHT([.AC125];LEN([.AC125])-5)" table:style-name="ce5">
            <text:p>30.839741379618637</text:p>
          </table:table-cell>
          <table:table-cell office:value-type="float" office:value="30.839741379618602" table:formula="of:=[.AD125]+0" table:style-name="ce5">
            <text:p>30.84</text:p>
          </table:table-cell>
          <table:table-cell office:value-type="float" office:value="50.97686922777514" table:formula="of:=([.D125]+[.G125]+[.J125]+[.M125]+[.P125]+[.S125]+[.V125]+[.Y125]+[.AB125]+[.AE125])/10" table:style-name="ce5">
            <text:p>50.98</text:p>
          </table:table-cell>
          <table:table-cell office:value-type="float" office:value="23.23424307050086" table:formula="of:=STDEV([.D125];[.G125];[.J125];[.M125];[.P125];[.S125];[.V125];[.Y125];[.AB125];[.AE125])" table:style-name="ce1">
            <text:p>23.23424307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121<text:span text:style-name="T1">: </text:span><text:span text:style-name="T2">45.32291050122596</text:span></text:p>
          </table:table-cell>
          <table:table-cell office:value-type="string" office:string-value="45.32291050122596" table:formula="of:=RIGHT([.B126];LEN([.B126])-5)" table:style-name="ce5">
            <text:p>45.32291050122596</text:p>
          </table:table-cell>
          <table:table-cell office:value-type="float" office:value="45.322910501225898" table:formula="of:=[.C126]+0" table:style-name="ce5">
            <text:p>45.32</text:p>
          </table:table-cell>
          <table:table-cell office:value-type="string" table:style-name="ce4">
            <text:p>121<text:span text:style-name="T1">: </text:span><text:span text:style-name="T2">46.58305930735031</text:span></text:p>
          </table:table-cell>
          <table:table-cell office:value-type="string" office:string-value="46.58305930735031" table:formula="of:=RIGHT([.E126];LEN([.E126])-5)" table:style-name="ce5">
            <text:p>46.58305930735031</text:p>
          </table:table-cell>
          <table:table-cell office:value-type="float" office:value="46.583059307350297" table:formula="of:=[.F126]+0" table:style-name="ce5">
            <text:p>46.58</text:p>
          </table:table-cell>
          <table:table-cell office:value-type="string" table:style-name="ce4">
            <text:p>121<text:span text:style-name="T1">: </text:span><text:span text:style-name="T2">50.91173177195188</text:span></text:p>
          </table:table-cell>
          <table:table-cell office:value-type="string" office:string-value="50.91173177195188" table:formula="of:=RIGHT([.H126];LEN([.H126])-5)" table:style-name="ce5">
            <text:p>50.91173177195188</text:p>
          </table:table-cell>
          <table:table-cell office:value-type="float" office:value="50.9117317719518" table:formula="of:=[.I126]+0" table:style-name="ce5">
            <text:p>50.91</text:p>
          </table:table-cell>
          <table:table-cell office:value-type="string" table:style-name="ce4">
            <text:p>121<text:span text:style-name="T1">: </text:span><text:span text:style-name="T2">85.84932640981347</text:span></text:p>
          </table:table-cell>
          <table:table-cell office:value-type="string" office:string-value="85.84932640981347" table:formula="of:=RIGHT([.K126];LEN([.K126])-5)" table:style-name="ce5">
            <text:p>85.84932640981347</text:p>
          </table:table-cell>
          <table:table-cell office:value-type="float" office:value="85.849326409813401" table:formula="of:=[.L126]+0" table:style-name="ce5">
            <text:p>85.85</text:p>
          </table:table-cell>
          <table:table-cell office:value-type="string" table:style-name="ce4">
            <text:p>121<text:span text:style-name="T1">: </text:span><text:span text:style-name="T2">61.82623713123185</text:span></text:p>
          </table:table-cell>
          <table:table-cell office:value-type="string" office:string-value="61.82623713123185" table:formula="of:=RIGHT([.N126];LEN([.N126])-5)" table:style-name="ce5">
            <text:p>61.82623713123185</text:p>
          </table:table-cell>
          <table:table-cell office:value-type="float" office:value="61.8262371312318" table:formula="of:=[.O126]+0" table:style-name="ce5">
            <text:p>61.83</text:p>
          </table:table-cell>
          <table:table-cell office:value-type="string" table:style-name="ce4">
            <text:p>121<text:span text:style-name="T1">: </text:span><text:span text:style-name="T2">33.15633560967805</text:span></text:p>
          </table:table-cell>
          <table:table-cell office:value-type="string" office:string-value="33.15633560967805" table:formula="of:=RIGHT([.Q126];LEN([.Q126])-5)" table:style-name="ce5">
            <text:p>33.15633560967805</text:p>
          </table:table-cell>
          <table:table-cell office:value-type="float" office:value="33.156335609678003" table:formula="of:=[.R126]+0" table:style-name="ce5">
            <text:p>33.16</text:p>
          </table:table-cell>
          <table:table-cell office:value-type="string" table:style-name="ce4">
            <text:p>121<text:span text:style-name="T1">: </text:span><text:span text:style-name="T2">23.120126479530626</text:span></text:p>
          </table:table-cell>
          <table:table-cell office:value-type="string" office:string-value="23.120126479530626" table:formula="of:=RIGHT([.T126];LEN([.T126])-5)" table:style-name="ce5">
            <text:p>23.120126479530626</text:p>
          </table:table-cell>
          <table:table-cell office:value-type="float" office:value="23.120126479530601" table:formula="of:=[.U126]+0" table:style-name="ce5">
            <text:p>23.12</text:p>
          </table:table-cell>
          <table:table-cell office:value-type="string" table:style-name="ce4">
            <text:p>121<text:span text:style-name="T1">: </text:span><text:span text:style-name="T2">82.77290724907003</text:span></text:p>
          </table:table-cell>
          <table:table-cell office:value-type="string" office:string-value="82.77290724907003" table:formula="of:=RIGHT([.W126];LEN([.W126])-5)" table:style-name="ce5">
            <text:p>82.77290724907003</text:p>
          </table:table-cell>
          <table:table-cell office:value-type="float" office:value="82.772907249070002" table:formula="of:=[.X126]+0" table:style-name="ce5">
            <text:p>82.77</text:p>
          </table:table-cell>
          <table:table-cell office:value-type="string" table:style-name="ce4">
            <text:p>121<text:span text:style-name="T1">: </text:span><text:span text:style-name="T2">45.50339520698275</text:span></text:p>
          </table:table-cell>
          <table:table-cell office:value-type="string" office:string-value="45.50339520698275" table:formula="of:=RIGHT([.Z126];LEN([.Z126])-5)" table:style-name="ce5">
            <text:p>45.50339520698275</text:p>
          </table:table-cell>
          <table:table-cell office:value-type="float" office:value="45.503395206982702" table:formula="of:=[.AA126]+0" table:style-name="ce5">
            <text:p>45.50</text:p>
          </table:table-cell>
          <table:table-cell office:value-type="string" table:style-name="ce4">
            <text:p>121<text:span text:style-name="T1">: </text:span><text:span text:style-name="T2">41.78410599705617</text:span></text:p>
          </table:table-cell>
          <table:table-cell office:value-type="string" office:string-value="41.78410599705617" table:formula="of:=RIGHT([.AC126];LEN([.AC126])-5)" table:style-name="ce5">
            <text:p>41.78410599705617</text:p>
          </table:table-cell>
          <table:table-cell office:value-type="float" office:value="41.784105997056102" table:formula="of:=[.AD126]+0" table:style-name="ce5">
            <text:p>41.78</text:p>
          </table:table-cell>
          <table:table-cell office:value-type="float" office:value="51.683013566389057" table:formula="of:=([.D126]+[.G126]+[.J126]+[.M126]+[.P126]+[.S126]+[.V126]+[.Y126]+[.AB126]+[.AE126])/10" table:style-name="ce5">
            <text:p>51.68</text:p>
          </table:table-cell>
          <table:table-cell office:value-type="float" office:value="19.997530669321726" table:formula="of:=STDEV([.D126];[.G126];[.J126];[.M126];[.P126];[.S126];[.V126];[.Y126];[.AB126];[.AE126])" table:style-name="ce1">
            <text:p>19.99753067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122<text:span text:style-name="T1">: </text:span><text:span text:style-name="T2">52.55338553492004</text:span></text:p>
          </table:table-cell>
          <table:table-cell office:value-type="string" office:string-value="52.55338553492004" table:formula="of:=RIGHT([.B127];LEN([.B127])-5)" table:style-name="ce5">
            <text:p>52.55338553492004</text:p>
          </table:table-cell>
          <table:table-cell office:value-type="float" office:value="52.553385534919997" table:formula="of:=[.C127]+0" table:style-name="ce5">
            <text:p>52.55</text:p>
          </table:table-cell>
          <table:table-cell office:value-type="string" table:style-name="ce4">
            <text:p>122<text:span text:style-name="T1">: </text:span><text:span text:style-name="T2">42.27605125939781</text:span></text:p>
          </table:table-cell>
          <table:table-cell office:value-type="string" office:string-value="42.27605125939781" table:formula="of:=RIGHT([.E127];LEN([.E127])-5)" table:style-name="ce5">
            <text:p>42.27605125939781</text:p>
          </table:table-cell>
          <table:table-cell office:value-type="float" office:value="42.276051259397804" table:formula="of:=[.F127]+0" table:style-name="ce5">
            <text:p>42.28</text:p>
          </table:table-cell>
          <table:table-cell office:value-type="string" table:style-name="ce4">
            <text:p>122<text:span text:style-name="T1">: </text:span><text:span text:style-name="T2">62.754548219373646</text:span></text:p>
          </table:table-cell>
          <table:table-cell office:value-type="string" office:string-value="62.754548219373646" table:formula="of:=RIGHT([.H127];LEN([.H127])-5)" table:style-name="ce5">
            <text:p>62.754548219373646</text:p>
          </table:table-cell>
          <table:table-cell office:value-type="float" office:value="62.754548219373604" table:formula="of:=[.I127]+0" table:style-name="ce5">
            <text:p>62.75</text:p>
          </table:table-cell>
          <table:table-cell office:value-type="string" table:style-name="ce4">
            <text:p>122<text:span text:style-name="T1">: </text:span><text:span text:style-name="T2">80.66177938741525</text:span></text:p>
          </table:table-cell>
          <table:table-cell office:value-type="string" office:string-value="80.66177938741525" table:formula="of:=RIGHT([.K127];LEN([.K127])-5)" table:style-name="ce5">
            <text:p>80.66177938741525</text:p>
          </table:table-cell>
          <table:table-cell office:value-type="float" office:value="80.661779387415194" table:formula="of:=[.L127]+0" table:style-name="ce5">
            <text:p>80.66</text:p>
          </table:table-cell>
          <table:table-cell office:value-type="string" table:style-name="ce4">
            <text:p>122<text:span text:style-name="T1">: </text:span><text:span text:style-name="T2">49.21654019679162</text:span></text:p>
          </table:table-cell>
          <table:table-cell office:value-type="string" office:string-value="49.21654019679162" table:formula="of:=RIGHT([.N127];LEN([.N127])-5)" table:style-name="ce5">
            <text:p>49.21654019679162</text:p>
          </table:table-cell>
          <table:table-cell office:value-type="float" office:value="49.216540196791598" table:formula="of:=[.O127]+0" table:style-name="ce5">
            <text:p>49.22</text:p>
          </table:table-cell>
          <table:table-cell office:value-type="string" table:style-name="ce4">
            <text:p>122<text:span text:style-name="T1">: </text:span><text:span text:style-name="T2">25.1370532076602</text:span></text:p>
          </table:table-cell>
          <table:table-cell office:value-type="string" office:string-value="25.1370532076602" table:formula="of:=RIGHT([.Q127];LEN([.Q127])-5)" table:style-name="ce5">
            <text:p>25.1370532076602</text:p>
          </table:table-cell>
          <table:table-cell office:value-type="float" office:value="25.137053207660198" table:formula="of:=[.R127]+0" table:style-name="ce5">
            <text:p>25.14</text:p>
          </table:table-cell>
          <table:table-cell office:value-type="string" table:style-name="ce4">
            <text:p>122<text:span text:style-name="T1">: </text:span><text:span text:style-name="T2">15.414382264990085</text:span></text:p>
          </table:table-cell>
          <table:table-cell office:value-type="string" office:string-value="15.414382264990085" table:formula="of:=RIGHT([.T127];LEN([.T127])-5)" table:style-name="ce5">
            <text:p>15.414382264990085</text:p>
          </table:table-cell>
          <table:table-cell office:value-type="float" office:value="15.41438226499" table:formula="of:=[.U127]+0" table:style-name="ce5">
            <text:p>15.41</text:p>
          </table:table-cell>
          <table:table-cell office:value-type="string" table:style-name="ce4">
            <text:p>122<text:span text:style-name="T1">: </text:span><text:span text:style-name="T2">66.2080191575479</text:span></text:p>
          </table:table-cell>
          <table:table-cell office:value-type="string" office:string-value="66.2080191575479" table:formula="of:=RIGHT([.W127];LEN([.W127])-5)" table:style-name="ce5">
            <text:p>66.2080191575479</text:p>
          </table:table-cell>
          <table:table-cell office:value-type="float" office:value="66.208019157547895" table:formula="of:=[.X127]+0" table:style-name="ce5">
            <text:p>66.21</text:p>
          </table:table-cell>
          <table:table-cell office:value-type="string" table:style-name="ce4">
            <text:p>122<text:span text:style-name="T1">: </text:span><text:span text:style-name="T2">40.145386434273746</text:span></text:p>
          </table:table-cell>
          <table:table-cell office:value-type="string" office:string-value="40.145386434273746" table:formula="of:=RIGHT([.Z127];LEN([.Z127])-5)" table:style-name="ce5">
            <text:p>40.145386434273746</text:p>
          </table:table-cell>
          <table:table-cell office:value-type="float" office:value="40.145386434273703" table:formula="of:=[.AA127]+0" table:style-name="ce5">
            <text:p>40.15</text:p>
          </table:table-cell>
          <table:table-cell office:value-type="string" table:style-name="ce4">
            <text:p>122<text:span text:style-name="T1">: </text:span><text:span text:style-name="T2">39.92663417660431</text:span></text:p>
          </table:table-cell>
          <table:table-cell office:value-type="string" office:string-value="39.92663417660431" table:formula="of:=RIGHT([.AC127];LEN([.AC127])-5)" table:style-name="ce5">
            <text:p>39.92663417660431</text:p>
          </table:table-cell>
          <table:table-cell office:value-type="float" office:value="39.926634176604303" table:formula="of:=[.AD127]+0" table:style-name="ce5">
            <text:p>39.93</text:p>
          </table:table-cell>
          <table:table-cell office:value-type="float" office:value="47.429377983897425" table:formula="of:=([.D127]+[.G127]+[.J127]+[.M127]+[.P127]+[.S127]+[.V127]+[.Y127]+[.AB127]+[.AE127])/10" table:style-name="ce5">
            <text:p>47.43</text:p>
          </table:table-cell>
          <table:table-cell office:value-type="float" office:value="19.37682545078275" table:formula="of:=STDEV([.D127];[.G127];[.J127];[.M127];[.P127];[.S127];[.V127];[.Y127];[.AB127];[.AE127])" table:style-name="ce1">
            <text:p>19.37682545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123<text:span text:style-name="T1">: </text:span><text:span text:style-name="T2">54.14466731178054</text:span></text:p>
          </table:table-cell>
          <table:table-cell office:value-type="string" office:string-value="54.14466731178054" table:formula="of:=RIGHT([.B128];LEN([.B128])-5)" table:style-name="ce5">
            <text:p>54.14466731178054</text:p>
          </table:table-cell>
          <table:table-cell office:value-type="float" office:value="54.144667311780502" table:formula="of:=[.C128]+0" table:style-name="ce5">
            <text:p>54.14</text:p>
          </table:table-cell>
          <table:table-cell office:value-type="string" table:style-name="ce4">
            <text:p>123<text:span text:style-name="T1">: </text:span><text:span text:style-name="T2">47.53835742405074</text:span></text:p>
          </table:table-cell>
          <table:table-cell office:value-type="string" office:string-value="47.53835742405074" table:formula="of:=RIGHT([.E128];LEN([.E128])-5)" table:style-name="ce5">
            <text:p>47.53835742405074</text:p>
          </table:table-cell>
          <table:table-cell office:value-type="float" office:value="47.538357424050702" table:formula="of:=[.F128]+0" table:style-name="ce5">
            <text:p>47.54</text:p>
          </table:table-cell>
          <table:table-cell office:value-type="string" table:style-name="ce4">
            <text:p>123<text:span text:style-name="T1">: </text:span><text:span text:style-name="T2">41.35465863430029</text:span></text:p>
          </table:table-cell>
          <table:table-cell office:value-type="string" office:string-value="41.35465863430029" table:formula="of:=RIGHT([.H128];LEN([.H128])-5)" table:style-name="ce5">
            <text:p>41.35465863430029</text:p>
          </table:table-cell>
          <table:table-cell office:value-type="float" office:value="41.354658634300201" table:formula="of:=[.I128]+0" table:style-name="ce5">
            <text:p>41.35</text:p>
          </table:table-cell>
          <table:table-cell office:value-type="string" table:style-name="ce4">
            <text:p>123<text:span text:style-name="T1">: </text:span><text:span text:style-name="T2">81.54469050856464</text:span></text:p>
          </table:table-cell>
          <table:table-cell office:value-type="string" office:string-value="81.54469050856464" table:formula="of:=RIGHT([.K128];LEN([.K128])-5)" table:style-name="ce5">
            <text:p>81.54469050856464</text:p>
          </table:table-cell>
          <table:table-cell office:value-type="float" office:value="81.544690508564599" table:formula="of:=[.L128]+0" table:style-name="ce5">
            <text:p>81.54</text:p>
          </table:table-cell>
          <table:table-cell office:value-type="string" table:style-name="ce4">
            <text:p>123<text:span text:style-name="T1">: </text:span><text:span text:style-name="T2">60.63443958628759</text:span></text:p>
          </table:table-cell>
          <table:table-cell office:value-type="string" office:string-value="60.63443958628759" table:formula="of:=RIGHT([.N128];LEN([.N128])-5)" table:style-name="ce5">
            <text:p>60.63443958628759</text:p>
          </table:table-cell>
          <table:table-cell office:value-type="float" office:value="60.634439586287499" table:formula="of:=[.O128]+0" table:style-name="ce5">
            <text:p>60.63</text:p>
          </table:table-cell>
          <table:table-cell office:value-type="string" table:style-name="ce4">
            <text:p>123<text:span text:style-name="T1">: </text:span><text:span text:style-name="T2">26.67585187818103</text:span></text:p>
          </table:table-cell>
          <table:table-cell office:value-type="string" office:string-value="26.67585187818103" table:formula="of:=RIGHT([.Q128];LEN([.Q128])-5)" table:style-name="ce5">
            <text:p>26.67585187818103</text:p>
          </table:table-cell>
          <table:table-cell office:value-type="float" office:value="26.675851878181" table:formula="of:=[.R128]+0" table:style-name="ce5">
            <text:p>26.68</text:p>
          </table:table-cell>
          <table:table-cell office:value-type="string" table:style-name="ce4">
            <text:p>123<text:span text:style-name="T1">: </text:span><text:span text:style-name="T2">19.212514085368337</text:span></text:p>
          </table:table-cell>
          <table:table-cell office:value-type="string" office:string-value="19.212514085368337" table:formula="of:=RIGHT([.T128];LEN([.T128])-5)" table:style-name="ce5">
            <text:p>19.212514085368337</text:p>
          </table:table-cell>
          <table:table-cell office:value-type="float" office:value="19.212514085368301" table:formula="of:=[.U128]+0" table:style-name="ce5">
            <text:p>19.21</text:p>
          </table:table-cell>
          <table:table-cell office:value-type="string" table:style-name="ce4">
            <text:p>123<text:span text:style-name="T1">: </text:span><text:span text:style-name="T2">65.13084137833536</text:span></text:p>
          </table:table-cell>
          <table:table-cell office:value-type="string" office:string-value="65.13084137833536" table:formula="of:=RIGHT([.W128];LEN([.W128])-5)" table:style-name="ce5">
            <text:p>65.13084137833536</text:p>
          </table:table-cell>
          <table:table-cell office:value-type="float" office:value="65.130841378335305" table:formula="of:=[.X128]+0" table:style-name="ce5">
            <text:p>65.13</text:p>
          </table:table-cell>
          <table:table-cell office:value-type="string" table:style-name="ce4">
            <text:p>123<text:span text:style-name="T1">: </text:span><text:span text:style-name="T2">38.554545551503224</text:span></text:p>
          </table:table-cell>
          <table:table-cell office:value-type="string" office:string-value="38.554545551503224" table:formula="of:=RIGHT([.Z128];LEN([.Z128])-5)" table:style-name="ce5">
            <text:p>38.554545551503224</text:p>
          </table:table-cell>
          <table:table-cell office:value-type="float" office:value="38.554545551503203" table:formula="of:=[.AA128]+0" table:style-name="ce5">
            <text:p>38.55</text:p>
          </table:table-cell>
          <table:table-cell office:value-type="string" table:style-name="ce4">
            <text:p>123<text:span text:style-name="T1">: </text:span><text:span text:style-name="T2">34.57891112948787</text:span></text:p>
          </table:table-cell>
          <table:table-cell office:value-type="string" office:string-value="34.57891112948787" table:formula="of:=RIGHT([.AC128];LEN([.AC128])-5)" table:style-name="ce5">
            <text:p>34.57891112948787</text:p>
          </table:table-cell>
          <table:table-cell office:value-type="float" office:value="34.5789111294878" table:formula="of:=[.AD128]+0" table:style-name="ce5">
            <text:p>34.58</text:p>
          </table:table-cell>
          <table:table-cell office:value-type="float" office:value="46.936947748785904" table:formula="of:=([.D128]+[.G128]+[.J128]+[.M128]+[.P128]+[.S128]+[.V128]+[.Y128]+[.AB128]+[.AE128])/10" table:style-name="ce5">
            <text:p>46.94</text:p>
          </table:table-cell>
          <table:table-cell office:value-type="float" office:value="18.86193031578803" table:formula="of:=STDEV([.D128];[.G128];[.J128];[.M128];[.P128];[.S128];[.V128];[.Y128];[.AB128];[.AE128])" table:style-name="ce1">
            <text:p>18.86193032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4">
            <text:p>124<text:span text:style-name="T1">: </text:span><text:span text:style-name="T2">63.65998155120419</text:span></text:p>
          </table:table-cell>
          <table:table-cell office:value-type="string" office:string-value="63.65998155120419" table:formula="of:=RIGHT([.B129];LEN([.B129])-5)" table:style-name="ce5">
            <text:p>63.65998155120419</text:p>
          </table:table-cell>
          <table:table-cell office:value-type="float" office:value="63.659981551204098" table:formula="of:=[.C129]+0" table:style-name="ce5">
            <text:p>63.66</text:p>
          </table:table-cell>
          <table:table-cell office:value-type="string" table:style-name="ce4">
            <text:p>124<text:span text:style-name="T1">: </text:span><text:span text:style-name="T2">51.93725114635323</text:span></text:p>
          </table:table-cell>
          <table:table-cell office:value-type="string" office:string-value="51.93725114635323" table:formula="of:=RIGHT([.E129];LEN([.E129])-5)" table:style-name="ce5">
            <text:p>51.93725114635323</text:p>
          </table:table-cell>
          <table:table-cell office:value-type="float" office:value="51.937251146353198" table:formula="of:=[.F129]+0" table:style-name="ce5">
            <text:p>51.94</text:p>
          </table:table-cell>
          <table:table-cell office:value-type="string" table:style-name="ce4">
            <text:p>124<text:span text:style-name="T1">: </text:span><text:span text:style-name="T2">58.895794492393975</text:span></text:p>
          </table:table-cell>
          <table:table-cell office:value-type="string" office:string-value="58.895794492393975" table:formula="of:=RIGHT([.H129];LEN([.H129])-5)" table:style-name="ce5">
            <text:p>58.895794492393975</text:p>
          </table:table-cell>
          <table:table-cell office:value-type="float" office:value="58.895794492393897" table:formula="of:=[.I129]+0" table:style-name="ce5">
            <text:p>58.90</text:p>
          </table:table-cell>
          <table:table-cell office:value-type="string" table:style-name="ce4">
            <text:p>124<text:span text:style-name="T1">: </text:span><text:span text:style-name="T2">78.7310550877709</text:span></text:p>
          </table:table-cell>
          <table:table-cell office:value-type="string" office:string-value="78.7310550877709" table:formula="of:=RIGHT([.K129];LEN([.K129])-5)" table:style-name="ce5">
            <text:p>78.7310550877709</text:p>
          </table:table-cell>
          <table:table-cell office:value-type="float" office:value="78.731055087770898" table:formula="of:=[.L129]+0" table:style-name="ce5">
            <text:p>78.73</text:p>
          </table:table-cell>
          <table:table-cell office:value-type="string" table:style-name="ce4">
            <text:p>124<text:span text:style-name="T1">: </text:span><text:span text:style-name="T2">52.86633021657385</text:span></text:p>
          </table:table-cell>
          <table:table-cell office:value-type="string" office:string-value="52.86633021657385" table:formula="of:=RIGHT([.N129];LEN([.N129])-5)" table:style-name="ce5">
            <text:p>52.86633021657385</text:p>
          </table:table-cell>
          <table:table-cell office:value-type="float" office:value="52.8663302165738" table:formula="of:=[.O129]+0" table:style-name="ce5">
            <text:p>52.87</text:p>
          </table:table-cell>
          <table:table-cell office:value-type="string" table:style-name="ce4">
            <text:p>124<text:span text:style-name="T1">: </text:span><text:span text:style-name="T2">26.477411365770685</text:span></text:p>
          </table:table-cell>
          <table:table-cell office:value-type="string" office:string-value="26.477411365770685" table:formula="of:=RIGHT([.Q129];LEN([.Q129])-5)" table:style-name="ce5">
            <text:p>26.477411365770685</text:p>
          </table:table-cell>
          <table:table-cell office:value-type="float" office:value="26.4774113657706" table:formula="of:=[.R129]+0" table:style-name="ce5">
            <text:p>26.48</text:p>
          </table:table-cell>
          <table:table-cell office:value-type="string" table:style-name="ce4">
            <text:p>124<text:span text:style-name="T1">: </text:span><text:span text:style-name="T2">25.620685392906246</text:span></text:p>
          </table:table-cell>
          <table:table-cell office:value-type="string" office:string-value="25.620685392906246" table:formula="of:=RIGHT([.T129];LEN([.T129])-5)" table:style-name="ce5">
            <text:p>25.620685392906246</text:p>
          </table:table-cell>
          <table:table-cell office:value-type="float" office:value="25.6206853929062" table:formula="of:=[.U129]+0" table:style-name="ce5">
            <text:p>25.62</text:p>
          </table:table-cell>
          <table:table-cell office:value-type="string" table:style-name="ce4">
            <text:p>124<text:span text:style-name="T1">: </text:span><text:span text:style-name="T2">63.116564200084426</text:span></text:p>
          </table:table-cell>
          <table:table-cell office:value-type="string" office:string-value="63.116564200084426" table:formula="of:=RIGHT([.W129];LEN([.W129])-5)" table:style-name="ce5">
            <text:p>63.116564200084426</text:p>
          </table:table-cell>
          <table:table-cell office:value-type="float" office:value="63.116564200084397" table:formula="of:=[.X129]+0" table:style-name="ce5">
            <text:p>63.12</text:p>
          </table:table-cell>
          <table:table-cell office:value-type="string" table:style-name="ce4">
            <text:p>124<text:span text:style-name="T1">: </text:span><text:span text:style-name="T2">43.31260889730132</text:span></text:p>
          </table:table-cell>
          <table:table-cell office:value-type="string" office:string-value="43.31260889730132" table:formula="of:=RIGHT([.Z129];LEN([.Z129])-5)" table:style-name="ce5">
            <text:p>43.31260889730132</text:p>
          </table:table-cell>
          <table:table-cell office:value-type="float" office:value="43.312608897301303" table:formula="of:=[.AA129]+0" table:style-name="ce5">
            <text:p>43.31</text:p>
          </table:table-cell>
          <table:table-cell office:value-type="string" table:style-name="ce4">
            <text:p>124<text:span text:style-name="T1">: </text:span><text:span text:style-name="T2">48.195198452870486</text:span></text:p>
          </table:table-cell>
          <table:table-cell office:value-type="string" office:string-value="48.195198452870486" table:formula="of:=RIGHT([.AC129];LEN([.AC129])-5)" table:style-name="ce5">
            <text:p>48.195198452870486</text:p>
          </table:table-cell>
          <table:table-cell office:value-type="float" office:value="48.1951984528704" table:formula="of:=[.AD129]+0" table:style-name="ce5">
            <text:p>48.20</text:p>
          </table:table-cell>
          <table:table-cell office:value-type="float" office:value="51.281288080322874" table:formula="of:=([.D129]+[.G129]+[.J129]+[.M129]+[.P129]+[.S129]+[.V129]+[.Y129]+[.AB129]+[.AE129])/10" table:style-name="ce5">
            <text:p>51.28</text:p>
          </table:table-cell>
          <table:table-cell office:value-type="float" office:value="16.514106774782096" table:formula="of:=STDEV([.D129];[.G129];[.J129];[.M129];[.P129];[.S129];[.V129];[.Y129];[.AB129];[.AE129])" table:style-name="ce1">
            <text:p>16.51410677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4">
            <text:p>125<text:span text:style-name="T1">: </text:span><text:span text:style-name="T2">59.33779005473402</text:span></text:p>
          </table:table-cell>
          <table:table-cell office:value-type="string" office:string-value="59.33779005473402" table:formula="of:=RIGHT([.B130];LEN([.B130])-5)" table:style-name="ce5">
            <text:p>59.33779005473402</text:p>
          </table:table-cell>
          <table:table-cell office:value-type="float" office:value="59.337790054734" table:formula="of:=[.C130]+0" table:style-name="ce5">
            <text:p>59.34</text:p>
          </table:table-cell>
          <table:table-cell office:value-type="string" table:style-name="ce4">
            <text:p>125<text:span text:style-name="T1">: </text:span><text:span text:style-name="T2">48.24251106666351</text:span></text:p>
          </table:table-cell>
          <table:table-cell office:value-type="string" office:string-value="48.24251106666351" table:formula="of:=RIGHT([.E130];LEN([.E130])-5)" table:style-name="ce5">
            <text:p>48.24251106666351</text:p>
          </table:table-cell>
          <table:table-cell office:value-type="float" office:value="48.242511066663504" table:formula="of:=[.F130]+0" table:style-name="ce5">
            <text:p>48.24</text:p>
          </table:table-cell>
          <table:table-cell office:value-type="string" table:style-name="ce4">
            <text:p>125<text:span text:style-name="T1">: </text:span><text:span text:style-name="T2">60.11547808015361</text:span></text:p>
          </table:table-cell>
          <table:table-cell office:value-type="string" office:string-value="60.11547808015361" table:formula="of:=RIGHT([.H130];LEN([.H130])-5)" table:style-name="ce5">
            <text:p>60.11547808015361</text:p>
          </table:table-cell>
          <table:table-cell office:value-type="float" office:value="60.115478080153601" table:formula="of:=[.I130]+0" table:style-name="ce5">
            <text:p>60.12</text:p>
          </table:table-cell>
          <table:table-cell office:value-type="string" table:style-name="ce4">
            <text:p>125<text:span text:style-name="T1">: </text:span><text:span text:style-name="T2">86.77048243913606</text:span></text:p>
          </table:table-cell>
          <table:table-cell office:value-type="string" office:string-value="86.77048243913606" table:formula="of:=RIGHT([.K130];LEN([.K130])-5)" table:style-name="ce5">
            <text:p>86.77048243913606</text:p>
          </table:table-cell>
          <table:table-cell office:value-type="float" office:value="86.770482439136003" table:formula="of:=[.L130]+0" table:style-name="ce5">
            <text:p>86.77</text:p>
          </table:table-cell>
          <table:table-cell office:value-type="string" table:style-name="ce4">
            <text:p>125<text:span text:style-name="T1">: </text:span><text:span text:style-name="T2">53.81326613944516</text:span></text:p>
          </table:table-cell>
          <table:table-cell office:value-type="string" office:string-value="53.81326613944516" table:formula="of:=RIGHT([.N130];LEN([.N130])-5)" table:style-name="ce5">
            <text:p>53.81326613944516</text:p>
          </table:table-cell>
          <table:table-cell office:value-type="float" office:value="53.813266139445098" table:formula="of:=[.O130]+0" table:style-name="ce5">
            <text:p>53.81</text:p>
          </table:table-cell>
          <table:table-cell office:value-type="string" table:style-name="ce4">
            <text:p>125<text:span text:style-name="T1">: </text:span><text:span text:style-name="T2">36.42024090660831</text:span></text:p>
          </table:table-cell>
          <table:table-cell office:value-type="string" office:string-value="36.42024090660831" table:formula="of:=RIGHT([.Q130];LEN([.Q130])-5)" table:style-name="ce5">
            <text:p>36.42024090660831</text:p>
          </table:table-cell>
          <table:table-cell office:value-type="float" office:value="36.420240906608299" table:formula="of:=[.R130]+0" table:style-name="ce5">
            <text:p>36.42</text:p>
          </table:table-cell>
          <table:table-cell office:value-type="string" table:style-name="ce4">
            <text:p>125<text:span text:style-name="T1">: </text:span><text:span text:style-name="T2">22.65765537985255</text:span></text:p>
          </table:table-cell>
          <table:table-cell office:value-type="string" office:string-value="22.65765537985255" table:formula="of:=RIGHT([.T130];LEN([.T130])-5)" table:style-name="ce5">
            <text:p>22.65765537985255</text:p>
          </table:table-cell>
          <table:table-cell office:value-type="float" office:value="22.6576553798525" table:formula="of:=[.U130]+0" table:style-name="ce5">
            <text:p>22.66</text:p>
          </table:table-cell>
          <table:table-cell office:value-type="string" table:style-name="ce4">
            <text:p>125<text:span text:style-name="T1">: </text:span><text:span text:style-name="T2">80.8131051084954</text:span></text:p>
          </table:table-cell>
          <table:table-cell office:value-type="string" office:string-value="80.8131051084954" table:formula="of:=RIGHT([.W130];LEN([.W130])-5)" table:style-name="ce5">
            <text:p>80.8131051084954</text:p>
          </table:table-cell>
          <table:table-cell office:value-type="float" office:value="80.813105108495407" table:formula="of:=[.X130]+0" table:style-name="ce5">
            <text:p>80.81</text:p>
          </table:table-cell>
          <table:table-cell office:value-type="string" table:style-name="ce4">
            <text:p>125<text:span text:style-name="T1">: </text:span><text:span text:style-name="T2">50.03384726500899</text:span></text:p>
          </table:table-cell>
          <table:table-cell office:value-type="string" office:string-value="50.03384726500899" table:formula="of:=RIGHT([.Z130];LEN([.Z130])-5)" table:style-name="ce5">
            <text:p>50.03384726500899</text:p>
          </table:table-cell>
          <table:table-cell office:value-type="float" office:value="50.033847265008902" table:formula="of:=[.AA130]+0" table:style-name="ce5">
            <text:p>50.03</text:p>
          </table:table-cell>
          <table:table-cell office:value-type="string" table:style-name="ce4">
            <text:p>125<text:span text:style-name="T1">: </text:span><text:span text:style-name="T2">44.67277832605064</text:span></text:p>
          </table:table-cell>
          <table:table-cell office:value-type="string" office:string-value="44.67277832605064" table:formula="of:=RIGHT([.AC130];LEN([.AC130])-5)" table:style-name="ce5">
            <text:p>44.67277832605064</text:p>
          </table:table-cell>
          <table:table-cell office:value-type="float" office:value="44.672778326050597" table:formula="of:=[.AD130]+0" table:style-name="ce5">
            <text:p>44.67</text:p>
          </table:table-cell>
          <table:table-cell office:value-type="float" office:value="54.287715476614778" table:formula="of:=([.D130]+[.G130]+[.J130]+[.M130]+[.P130]+[.S130]+[.V130]+[.Y130]+[.AB130]+[.AE130])/10" table:style-name="ce5">
            <text:p>54.29</text:p>
          </table:table-cell>
          <table:table-cell office:value-type="float" office:value="19.105589274722703" table:formula="of:=STDEV([.D130];[.G130];[.J130];[.M130];[.P130];[.S130];[.V130];[.Y130];[.AB130];[.AE130])" table:style-name="ce1">
            <text:p>19.10558927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4">
            <text:p>126<text:span text:style-name="T1">: </text:span><text:span text:style-name="T2">53.60903555442203</text:span></text:p>
          </table:table-cell>
          <table:table-cell office:value-type="string" office:string-value="53.60903555442203" table:formula="of:=RIGHT([.B131];LEN([.B131])-5)" table:style-name="ce5">
            <text:p>53.60903555442203</text:p>
          </table:table-cell>
          <table:table-cell office:value-type="float" office:value="53.609035554422" table:formula="of:=[.C131]+0" table:style-name="ce5">
            <text:p>53.61</text:p>
          </table:table-cell>
          <table:table-cell office:value-type="string" table:style-name="ce4">
            <text:p>126<text:span text:style-name="T1">: </text:span><text:span text:style-name="T2">39.36179113296717</text:span></text:p>
          </table:table-cell>
          <table:table-cell office:value-type="string" office:string-value="39.36179113296717" table:formula="of:=RIGHT([.E131];LEN([.E131])-5)" table:style-name="ce5">
            <text:p>39.36179113296717</text:p>
          </table:table-cell>
          <table:table-cell office:value-type="float" office:value="39.361791132967099" table:formula="of:=[.F131]+0" table:style-name="ce5">
            <text:p>39.36</text:p>
          </table:table-cell>
          <table:table-cell office:value-type="string" table:style-name="ce4">
            <text:p>126<text:span text:style-name="T1">: </text:span><text:span text:style-name="T2">68.1296169606187</text:span></text:p>
          </table:table-cell>
          <table:table-cell office:value-type="string" office:string-value="68.1296169606187" table:formula="of:=RIGHT([.H131];LEN([.H131])-5)" table:style-name="ce5">
            <text:p>68.1296169606187</text:p>
          </table:table-cell>
          <table:table-cell office:value-type="float" office:value="68.129616960618705" table:formula="of:=[.I131]+0" table:style-name="ce5">
            <text:p>68.13</text:p>
          </table:table-cell>
          <table:table-cell office:value-type="string" table:style-name="ce4">
            <text:p>126<text:span text:style-name="T1">: </text:span><text:span text:style-name="T2">86.12241384847897</text:span></text:p>
          </table:table-cell>
          <table:table-cell office:value-type="string" office:string-value="86.12241384847897" table:formula="of:=RIGHT([.K131];LEN([.K131])-5)" table:style-name="ce5">
            <text:p>86.12241384847897</text:p>
          </table:table-cell>
          <table:table-cell office:value-type="float" office:value="86.122413848478899" table:formula="of:=[.L131]+0" table:style-name="ce5">
            <text:p>86.12</text:p>
          </table:table-cell>
          <table:table-cell office:value-type="string" table:style-name="ce4">
            <text:p>126<text:span text:style-name="T1">: </text:span><text:span text:style-name="T2">47.29722466869988</text:span></text:p>
          </table:table-cell>
          <table:table-cell office:value-type="string" office:string-value="47.29722466869988" table:formula="of:=RIGHT([.N131];LEN([.N131])-5)" table:style-name="ce5">
            <text:p>47.29722466869988</text:p>
          </table:table-cell>
          <table:table-cell office:value-type="float" office:value="47.297224668699798" table:formula="of:=[.O131]+0" table:style-name="ce5">
            <text:p>47.30</text:p>
          </table:table-cell>
          <table:table-cell office:value-type="string" table:style-name="ce4">
            <text:p>126<text:span text:style-name="T1">: </text:span><text:span text:style-name="T2">20.44154140884285</text:span></text:p>
          </table:table-cell>
          <table:table-cell office:value-type="string" office:string-value="20.44154140884285" table:formula="of:=RIGHT([.Q131];LEN([.Q131])-5)" table:style-name="ce5">
            <text:p>20.44154140884285</text:p>
          </table:table-cell>
          <table:table-cell office:value-type="float" office:value="20.441541408842799" table:formula="of:=[.R131]+0" table:style-name="ce5">
            <text:p>20.44</text:p>
          </table:table-cell>
          <table:table-cell office:value-type="string" table:style-name="ce4">
            <text:p>126<text:span text:style-name="T1">: </text:span><text:span text:style-name="T2">17.75729184963013</text:span></text:p>
          </table:table-cell>
          <table:table-cell office:value-type="string" office:string-value="17.75729184963013" table:formula="of:=RIGHT([.T131];LEN([.T131])-5)" table:style-name="ce5">
            <text:p>17.75729184963013</text:p>
          </table:table-cell>
          <table:table-cell office:value-type="float" office:value="17.7572918496301" table:formula="of:=[.U131]+0" table:style-name="ce5">
            <text:p>17.76</text:p>
          </table:table-cell>
          <table:table-cell office:value-type="string" table:style-name="ce4">
            <text:p>126<text:span text:style-name="T1">: </text:span><text:span text:style-name="T2">66.06541841170812</text:span></text:p>
          </table:table-cell>
          <table:table-cell office:value-type="string" office:string-value="66.06541841170812" table:formula="of:=RIGHT([.W131];LEN([.W131])-5)" table:style-name="ce5">
            <text:p>66.06541841170812</text:p>
          </table:table-cell>
          <table:table-cell office:value-type="float" office:value="66.065418411708094" table:formula="of:=[.X131]+0" table:style-name="ce5">
            <text:p>66.07</text:p>
          </table:table-cell>
          <table:table-cell office:value-type="string" table:style-name="ce4">
            <text:p>126<text:span text:style-name="T1">: </text:span><text:span text:style-name="T2">44.334884362992725</text:span></text:p>
          </table:table-cell>
          <table:table-cell office:value-type="string" office:string-value="44.334884362992725" table:formula="of:=RIGHT([.Z131];LEN([.Z131])-5)" table:style-name="ce5">
            <text:p>44.334884362992725</text:p>
          </table:table-cell>
          <table:table-cell office:value-type="float" office:value="44.334884362992703" table:formula="of:=[.AA131]+0" table:style-name="ce5">
            <text:p>44.33</text:p>
          </table:table-cell>
          <table:table-cell office:value-type="string" table:style-name="ce4">
            <text:p>126<text:span text:style-name="T1">: </text:span><text:span text:style-name="T2">22.751162834323296</text:span></text:p>
          </table:table-cell>
          <table:table-cell office:value-type="string" office:string-value="22.751162834323296" table:formula="of:=RIGHT([.AC131];LEN([.AC131])-5)" table:style-name="ce5">
            <text:p>22.751162834323296</text:p>
          </table:table-cell>
          <table:table-cell office:value-type="float" office:value="22.7511628343232" table:formula="of:=[.AD131]+0" table:style-name="ce5">
            <text:p>22.75</text:p>
          </table:table-cell>
          <table:table-cell office:value-type="float" office:value="46.587038103268341" table:formula="of:=([.D131]+[.G131]+[.J131]+[.M131]+[.P131]+[.S131]+[.V131]+[.Y131]+[.AB131]+[.AE131])/10" table:style-name="ce5">
            <text:p>46.59</text:p>
          </table:table-cell>
          <table:table-cell office:value-type="float" office:value="22.599201948244559" table:formula="of:=STDEV([.D131];[.G131];[.J131];[.M131];[.P131];[.S131];[.V131];[.Y131];[.AB131];[.AE131])" table:style-name="ce1">
            <text:p>22.59920195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4">
            <text:p>127<text:span text:style-name="T1">: </text:span><text:span text:style-name="T2">51.67125083304067</text:span></text:p>
          </table:table-cell>
          <table:table-cell office:value-type="string" office:string-value="51.67125083304067" table:formula="of:=RIGHT([.B132];LEN([.B132])-5)" table:style-name="ce5">
            <text:p>51.67125083304067</text:p>
          </table:table-cell>
          <table:table-cell office:value-type="float" office:value="51.671250833040602" table:formula="of:=[.C132]+0" table:style-name="ce5">
            <text:p>51.67</text:p>
          </table:table-cell>
          <table:table-cell office:value-type="string" table:style-name="ce4">
            <text:p>127<text:span text:style-name="T1">: </text:span><text:span text:style-name="T2">45.238295370245254</text:span></text:p>
          </table:table-cell>
          <table:table-cell office:value-type="string" office:string-value="45.238295370245254" table:formula="of:=RIGHT([.E132];LEN([.E132])-5)" table:style-name="ce5">
            <text:p>45.238295370245254</text:p>
          </table:table-cell>
          <table:table-cell office:value-type="float" office:value="45.238295370245197" table:formula="of:=[.F132]+0" table:style-name="ce5">
            <text:p>45.24</text:p>
          </table:table-cell>
          <table:table-cell office:value-type="string" table:style-name="ce4">
            <text:p>127<text:span text:style-name="T1">: </text:span><text:span text:style-name="T2">57.86188524134316</text:span></text:p>
          </table:table-cell>
          <table:table-cell office:value-type="string" office:string-value="57.86188524134316" table:formula="of:=RIGHT([.H132];LEN([.H132])-5)" table:style-name="ce5">
            <text:p>57.86188524134316</text:p>
          </table:table-cell>
          <table:table-cell office:value-type="float" office:value="57.861885241343103" table:formula="of:=[.I132]+0" table:style-name="ce5">
            <text:p>57.86</text:p>
          </table:table-cell>
          <table:table-cell office:value-type="string" table:style-name="ce4">
            <text:p>127<text:span text:style-name="T1">: </text:span><text:span text:style-name="T2">79.47090511430267</text:span></text:p>
          </table:table-cell>
          <table:table-cell office:value-type="string" office:string-value="79.47090511430267" table:formula="of:=RIGHT([.K132];LEN([.K132])-5)" table:style-name="ce5">
            <text:p>79.47090511430267</text:p>
          </table:table-cell>
          <table:table-cell office:value-type="float" office:value="79.470905114302596" table:formula="of:=[.L132]+0" table:style-name="ce5">
            <text:p>79.47</text:p>
          </table:table-cell>
          <table:table-cell office:value-type="string" table:style-name="ce4">
            <text:p>127<text:span text:style-name="T1">: </text:span><text:span text:style-name="T2">58.64525758581787</text:span></text:p>
          </table:table-cell>
          <table:table-cell office:value-type="string" office:string-value="58.64525758581787" table:formula="of:=RIGHT([.N132];LEN([.N132])-5)" table:style-name="ce5">
            <text:p>58.64525758581787</text:p>
          </table:table-cell>
          <table:table-cell office:value-type="float" office:value="58.645257585817802" table:formula="of:=[.O132]+0" table:style-name="ce5">
            <text:p>58.65</text:p>
          </table:table-cell>
          <table:table-cell office:value-type="string" table:style-name="ce4">
            <text:p>127<text:span text:style-name="T1">: </text:span><text:span text:style-name="T2">36.44481701329077</text:span></text:p>
          </table:table-cell>
          <table:table-cell office:value-type="string" office:string-value="36.44481701329077" table:formula="of:=RIGHT([.Q132];LEN([.Q132])-5)" table:style-name="ce5">
            <text:p>36.44481701329077</text:p>
          </table:table-cell>
          <table:table-cell office:value-type="float" office:value="36.444817013290702" table:formula="of:=[.R132]+0" table:style-name="ce5">
            <text:p>36.44</text:p>
          </table:table-cell>
          <table:table-cell office:value-type="string" table:style-name="ce4">
            <text:p>127<text:span text:style-name="T1">: </text:span><text:span text:style-name="T2">21.048020969696093</text:span></text:p>
          </table:table-cell>
          <table:table-cell office:value-type="string" office:string-value="21.048020969696093" table:formula="of:=RIGHT([.T132];LEN([.T132])-5)" table:style-name="ce5">
            <text:p>21.048020969696093</text:p>
          </table:table-cell>
          <table:table-cell office:value-type="float" office:value="21.048020969696001" table:formula="of:=[.U132]+0" table:style-name="ce5">
            <text:p>21.05</text:p>
          </table:table-cell>
          <table:table-cell office:value-type="string" table:style-name="ce4">
            <text:p>127<text:span text:style-name="T1">: </text:span><text:span text:style-name="T2">91.86572689291421</text:span></text:p>
          </table:table-cell>
          <table:table-cell office:value-type="string" office:string-value="91.86572689291421" table:formula="of:=RIGHT([.W132];LEN([.W132])-5)" table:style-name="ce5">
            <text:p>91.86572689291421</text:p>
          </table:table-cell>
          <table:table-cell office:value-type="float" office:value="91.865726892914196" table:formula="of:=[.X132]+0" table:style-name="ce5">
            <text:p>91.87</text:p>
          </table:table-cell>
          <table:table-cell office:value-type="string" table:style-name="ce4">
            <text:p>127<text:span text:style-name="T1">: </text:span><text:span text:style-name="T2">49.43184949222381</text:span></text:p>
          </table:table-cell>
          <table:table-cell office:value-type="string" office:string-value="49.43184949222381" table:formula="of:=RIGHT([.Z132];LEN([.Z132])-5)" table:style-name="ce5">
            <text:p>49.43184949222381</text:p>
          </table:table-cell>
          <table:table-cell office:value-type="float" office:value="49.431849492223797" table:formula="of:=[.AA132]+0" table:style-name="ce5">
            <text:p>49.43</text:p>
          </table:table-cell>
          <table:table-cell office:value-type="string" table:style-name="ce4">
            <text:p>127<text:span text:style-name="T1">: </text:span><text:span text:style-name="T2">30.279182743547505</text:span></text:p>
          </table:table-cell>
          <table:table-cell office:value-type="string" office:string-value="30.279182743547505" table:formula="of:=RIGHT([.AC132];LEN([.AC132])-5)" table:style-name="ce5">
            <text:p>30.279182743547505</text:p>
          </table:table-cell>
          <table:table-cell office:value-type="float" office:value="30.279182743547501" table:formula="of:=[.AD132]+0" table:style-name="ce5">
            <text:p>30.28</text:p>
          </table:table-cell>
          <table:table-cell office:value-type="float" office:value="52.195719125642157" table:formula="of:=([.D132]+[.G132]+[.J132]+[.M132]+[.P132]+[.S132]+[.V132]+[.Y132]+[.AB132]+[.AE132])/10" table:style-name="ce5">
            <text:p>52.20</text:p>
          </table:table-cell>
          <table:table-cell office:value-type="float" office:value="21.463849826002196" table:formula="of:=STDEV([.D132];[.G132];[.J132];[.M132];[.P132];[.S132];[.V132];[.Y132];[.AB132];[.AE132])" table:style-name="ce1">
            <text:p>21.46384983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4">
            <text:p>128<text:span text:style-name="T1">: </text:span><text:span text:style-name="T2">48.44015617835277</text:span></text:p>
          </table:table-cell>
          <table:table-cell office:value-type="string" office:string-value="48.44015617835277" table:formula="of:=RIGHT([.B133];LEN([.B133])-5)" table:style-name="ce5">
            <text:p>48.44015617835277</text:p>
          </table:table-cell>
          <table:table-cell office:value-type="float" office:value="48.440156178352701" table:formula="of:=[.C133]+0" table:style-name="ce5">
            <text:p>48.44</text:p>
          </table:table-cell>
          <table:table-cell office:value-type="string" table:style-name="ce4">
            <text:p>128<text:span text:style-name="T1">: </text:span><text:span text:style-name="T2">48.87512315389896</text:span></text:p>
          </table:table-cell>
          <table:table-cell office:value-type="string" office:string-value="48.87512315389896" table:formula="of:=RIGHT([.E133];LEN([.E133])-5)" table:style-name="ce5">
            <text:p>48.87512315389896</text:p>
          </table:table-cell>
          <table:table-cell office:value-type="float" office:value="48.875123153898897" table:formula="of:=[.F133]+0" table:style-name="ce5">
            <text:p>48.88</text:p>
          </table:table-cell>
          <table:table-cell office:value-type="string" table:style-name="ce4">
            <text:p>128<text:span text:style-name="T1">: </text:span><text:span text:style-name="T2">69.9949134214622</text:span></text:p>
          </table:table-cell>
          <table:table-cell office:value-type="string" office:string-value="69.9949134214622" table:formula="of:=RIGHT([.H133];LEN([.H133])-5)" table:style-name="ce5">
            <text:p>69.9949134214622</text:p>
          </table:table-cell>
          <table:table-cell office:value-type="float" office:value="69.994913421462201" table:formula="of:=[.I133]+0" table:style-name="ce5">
            <text:p>69.99</text:p>
          </table:table-cell>
          <table:table-cell office:value-type="string" table:style-name="ce4">
            <text:p>128<text:span text:style-name="T1">: </text:span><text:span text:style-name="T2">83.55492422535877</text:span></text:p>
          </table:table-cell>
          <table:table-cell office:value-type="string" office:string-value="83.55492422535877" table:formula="of:=RIGHT([.K133];LEN([.K133])-5)" table:style-name="ce5">
            <text:p>83.55492422535877</text:p>
          </table:table-cell>
          <table:table-cell office:value-type="float" office:value="83.554924225358704" table:formula="of:=[.L133]+0" table:style-name="ce5">
            <text:p>83.55</text:p>
          </table:table-cell>
          <table:table-cell office:value-type="string" table:style-name="ce4">
            <text:p>128<text:span text:style-name="T1">: </text:span><text:span text:style-name="T2">53.1452532821672</text:span></text:p>
          </table:table-cell>
          <table:table-cell office:value-type="string" office:string-value="53.1452532821672" table:formula="of:=RIGHT([.N133];LEN([.N133])-5)" table:style-name="ce5">
            <text:p>53.1452532821672</text:p>
          </table:table-cell>
          <table:table-cell office:value-type="float" office:value="53.145253282167197" table:formula="of:=[.O133]+0" table:style-name="ce5">
            <text:p>53.15</text:p>
          </table:table-cell>
          <table:table-cell office:value-type="string" table:style-name="ce4">
            <text:p>128<text:span text:style-name="T1">: </text:span><text:span text:style-name="T2">27.11015388338489</text:span></text:p>
          </table:table-cell>
          <table:table-cell office:value-type="string" office:string-value="27.11015388338489" table:formula="of:=RIGHT([.Q133];LEN([.Q133])-5)" table:style-name="ce5">
            <text:p>27.11015388338489</text:p>
          </table:table-cell>
          <table:table-cell office:value-type="float" office:value="27.1101538833848" table:formula="of:=[.R133]+0" table:style-name="ce5">
            <text:p>27.11</text:p>
          </table:table-cell>
          <table:table-cell office:value-type="string" table:style-name="ce4">
            <text:p>128<text:span text:style-name="T1">: </text:span><text:span text:style-name="T2">22.310802090498004</text:span></text:p>
          </table:table-cell>
          <table:table-cell office:value-type="string" office:string-value="22.310802090498004" table:formula="of:=RIGHT([.T133];LEN([.T133])-5)" table:style-name="ce5">
            <text:p>22.310802090498004</text:p>
          </table:table-cell>
          <table:table-cell office:value-type="float" office:value="22.310802090498001" table:formula="of:=[.U133]+0" table:style-name="ce5">
            <text:p>22.31</text:p>
          </table:table-cell>
          <table:table-cell office:value-type="string" table:style-name="ce4">
            <text:p>128<text:span text:style-name="T1">: </text:span><text:span text:style-name="T2">74.67881684461778</text:span></text:p>
          </table:table-cell>
          <table:table-cell office:value-type="string" office:string-value="74.67881684461778" table:formula="of:=RIGHT([.W133];LEN([.W133])-5)" table:style-name="ce5">
            <text:p>74.67881684461778</text:p>
          </table:table-cell>
          <table:table-cell office:value-type="float" office:value="74.6788168446177" table:formula="of:=[.X133]+0" table:style-name="ce5">
            <text:p>74.68</text:p>
          </table:table-cell>
          <table:table-cell office:value-type="string" table:style-name="ce4">
            <text:p>128<text:span text:style-name="T1">: </text:span><text:span text:style-name="T2">50.21340310504654</text:span></text:p>
          </table:table-cell>
          <table:table-cell office:value-type="string" office:string-value="50.21340310504654" table:formula="of:=RIGHT([.Z133];LEN([.Z133])-5)" table:style-name="ce5">
            <text:p>50.21340310504654</text:p>
          </table:table-cell>
          <table:table-cell office:value-type="float" office:value="50.213403105046503" table:formula="of:=[.AA133]+0" table:style-name="ce5">
            <text:p>50.21</text:p>
          </table:table-cell>
          <table:table-cell office:value-type="string" table:style-name="ce4">
            <text:p>128<text:span text:style-name="T1">: </text:span><text:span text:style-name="T2">32.55425230006607</text:span></text:p>
          </table:table-cell>
          <table:table-cell office:value-type="string" office:string-value="32.55425230006607" table:formula="of:=RIGHT([.AC133];LEN([.AC133])-5)" table:style-name="ce5">
            <text:p>32.55425230006607</text:p>
          </table:table-cell>
          <table:table-cell office:value-type="float" office:value="32.554252300065997" table:formula="of:=[.AD133]+0" table:style-name="ce5">
            <text:p>32.55</text:p>
          </table:table-cell>
          <table:table-cell office:value-type="float" office:value="51.087779848485262" table:formula="of:=([.D133]+[.G133]+[.J133]+[.M133]+[.P133]+[.S133]+[.V133]+[.Y133]+[.AB133]+[.AE133])/10" table:style-name="ce5">
            <text:p>51.09</text:p>
          </table:table-cell>
          <table:table-cell office:value-type="float" office:value="20.362188056538407" table:formula="of:=STDEV([.D133];[.G133];[.J133];[.M133];[.P133];[.S133];[.V133];[.Y133];[.AB133];[.AE133])" table:style-name="ce1">
            <text:p>20.36218806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4">
            <text:p>129<text:span text:style-name="T1">: </text:span><text:span text:style-name="T2">61.618776962777474</text:span></text:p>
          </table:table-cell>
          <table:table-cell office:value-type="string" office:string-value="61.618776962777474" table:formula="of:=RIGHT([.B134];LEN([.B134])-5)" table:style-name="ce5">
            <text:p>61.618776962777474</text:p>
          </table:table-cell>
          <table:table-cell office:value-type="float" office:value="61.618776962777403" table:formula="of:=[.C134]+0" table:style-name="ce5">
            <text:p>61.62</text:p>
          </table:table-cell>
          <table:table-cell office:value-type="string" table:style-name="ce4">
            <text:p>129<text:span text:style-name="T1">: </text:span><text:span text:style-name="T2">47.07142910591494</text:span></text:p>
          </table:table-cell>
          <table:table-cell office:value-type="string" office:string-value="47.07142910591494" table:formula="of:=RIGHT([.E134];LEN([.E134])-5)" table:style-name="ce5">
            <text:p>47.07142910591494</text:p>
          </table:table-cell>
          <table:table-cell office:value-type="float" office:value="47.071429105914902" table:formula="of:=[.F134]+0" table:style-name="ce5">
            <text:p>47.07</text:p>
          </table:table-cell>
          <table:table-cell office:value-type="string" table:style-name="ce4">
            <text:p>129<text:span text:style-name="T1">: </text:span><text:span text:style-name="T2">59.25987535052368</text:span></text:p>
          </table:table-cell>
          <table:table-cell office:value-type="string" office:string-value="59.25987535052368" table:formula="of:=RIGHT([.H134];LEN([.H134])-5)" table:style-name="ce5">
            <text:p>59.25987535052368</text:p>
          </table:table-cell>
          <table:table-cell office:value-type="float" office:value="59.2598753505236" table:formula="of:=[.I134]+0" table:style-name="ce5">
            <text:p>59.26</text:p>
          </table:table-cell>
          <table:table-cell office:value-type="string" table:style-name="ce4">
            <text:p>129<text:span text:style-name="T1">: </text:span><text:span text:style-name="T2">82.82364634984499</text:span></text:p>
          </table:table-cell>
          <table:table-cell office:value-type="string" office:string-value="82.82364634984499" table:formula="of:=RIGHT([.K134];LEN([.K134])-5)" table:style-name="ce5">
            <text:p>82.82364634984499</text:p>
          </table:table-cell>
          <table:table-cell office:value-type="float" office:value="82.823646349844907" table:formula="of:=[.L134]+0" table:style-name="ce5">
            <text:p>82.82</text:p>
          </table:table-cell>
          <table:table-cell office:value-type="string" table:style-name="ce4">
            <text:p>129<text:span text:style-name="T1">: </text:span><text:span text:style-name="T2">49.90677920470684</text:span></text:p>
          </table:table-cell>
          <table:table-cell office:value-type="string" office:string-value="49.90677920470684" table:formula="of:=RIGHT([.N134];LEN([.N134])-5)" table:style-name="ce5">
            <text:p>49.90677920470684</text:p>
          </table:table-cell>
          <table:table-cell office:value-type="float" office:value="49.906779204706801" table:formula="of:=[.O134]+0" table:style-name="ce5">
            <text:p>49.91</text:p>
          </table:table-cell>
          <table:table-cell office:value-type="string" table:style-name="ce4">
            <text:p>129<text:span text:style-name="T1">: </text:span><text:span text:style-name="T2">32.79438483760808</text:span></text:p>
          </table:table-cell>
          <table:table-cell office:value-type="string" office:string-value="32.79438483760808" table:formula="of:=RIGHT([.Q134];LEN([.Q134])-5)" table:style-name="ce5">
            <text:p>32.79438483760808</text:p>
          </table:table-cell>
          <table:table-cell office:value-type="float" office:value="32.794384837608" table:formula="of:=[.R134]+0" table:style-name="ce5">
            <text:p>32.79</text:p>
          </table:table-cell>
          <table:table-cell office:value-type="string" table:style-name="ce4">
            <text:p>129<text:span text:style-name="T1">: </text:span><text:span text:style-name="T2">24.602413278265963</text:span></text:p>
          </table:table-cell>
          <table:table-cell office:value-type="string" office:string-value="24.602413278265963" table:formula="of:=RIGHT([.T134];LEN([.T134])-5)" table:style-name="ce5">
            <text:p>24.602413278265963</text:p>
          </table:table-cell>
          <table:table-cell office:value-type="float" office:value="24.6024132782659" table:formula="of:=[.U134]+0" table:style-name="ce5">
            <text:p>24.60</text:p>
          </table:table-cell>
          <table:table-cell office:value-type="string" table:style-name="ce4">
            <text:p>129<text:span text:style-name="T1">: </text:span><text:span text:style-name="T2">64.04107796410851</text:span></text:p>
          </table:table-cell>
          <table:table-cell office:value-type="string" office:string-value="64.04107796410851" table:formula="of:=RIGHT([.W134];LEN([.W134])-5)" table:style-name="ce5">
            <text:p>64.04107796410851</text:p>
          </table:table-cell>
          <table:table-cell office:value-type="float" office:value="64.041077964108496" table:formula="of:=[.X134]+0" table:style-name="ce5">
            <text:p>64.04</text:p>
          </table:table-cell>
          <table:table-cell office:value-type="string" table:style-name="ce4">
            <text:p>129<text:span text:style-name="T1">: </text:span><text:span text:style-name="T2">50.80095035701636</text:span></text:p>
          </table:table-cell>
          <table:table-cell office:value-type="string" office:string-value="50.80095035701636" table:formula="of:=RIGHT([.Z134];LEN([.Z134])-5)" table:style-name="ce5">
            <text:p>50.80095035701636</text:p>
          </table:table-cell>
          <table:table-cell office:value-type="float" office:value="50.800950357016298" table:formula="of:=[.AA134]+0" table:style-name="ce5">
            <text:p>50.80</text:p>
          </table:table-cell>
          <table:table-cell office:value-type="string" table:style-name="ce4">
            <text:p>129<text:span text:style-name="T1">: </text:span><text:span text:style-name="T2">33.37702667880161</text:span></text:p>
          </table:table-cell>
          <table:table-cell office:value-type="string" office:string-value="33.37702667880161" table:formula="of:=RIGHT([.AC134];LEN([.AC134])-5)" table:style-name="ce5">
            <text:p>33.37702667880161</text:p>
          </table:table-cell>
          <table:table-cell office:value-type="float" office:value="33.377026678801599" table:formula="of:=[.AD134]+0" table:style-name="ce5">
            <text:p>33.38</text:p>
          </table:table-cell>
          <table:table-cell office:value-type="float" office:value="50.629636008956787" table:formula="of:=([.D134]+[.G134]+[.J134]+[.M134]+[.P134]+[.S134]+[.V134]+[.Y134]+[.AB134]+[.AE134])/10" table:style-name="ce5">
            <text:p>50.63</text:p>
          </table:table-cell>
          <table:table-cell office:value-type="float" office:value="17.377958805428356" table:formula="of:=STDEV([.D134];[.G134];[.J134];[.M134];[.P134];[.S134];[.V134];[.Y134];[.AB134];[.AE134])" table:style-name="ce1">
            <text:p>17.37795881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4">
            <text:p>130<text:span text:style-name="T1">: </text:span><text:span text:style-name="T2">46.79966339276622</text:span></text:p>
          </table:table-cell>
          <table:table-cell office:value-type="string" office:string-value="46.79966339276622" table:formula="of:=RIGHT([.B135];LEN([.B135])-5)" table:style-name="ce5">
            <text:p>46.79966339276622</text:p>
          </table:table-cell>
          <table:table-cell office:value-type="float" office:value="46.799663392766199" table:formula="of:=[.C135]+0" table:style-name="ce5">
            <text:p>46.80</text:p>
          </table:table-cell>
          <table:table-cell office:value-type="string" table:style-name="ce4">
            <text:p>130<text:span text:style-name="T1">: </text:span><text:span text:style-name="T2">50.08660632316</text:span></text:p>
          </table:table-cell>
          <table:table-cell office:value-type="string" office:string-value="50.08660632316" table:formula="of:=RIGHT([.E135];LEN([.E135])-5)" table:style-name="ce5">
            <text:p>50.08660632316</text:p>
          </table:table-cell>
          <table:table-cell office:value-type="float" office:value="50.086606323159998" table:formula="of:=[.F135]+0" table:style-name="ce5">
            <text:p>50.09</text:p>
          </table:table-cell>
          <table:table-cell office:value-type="string" table:style-name="ce4">
            <text:p>130<text:span text:style-name="T1">: </text:span><text:span text:style-name="T2">57.7154749991317</text:span></text:p>
          </table:table-cell>
          <table:table-cell office:value-type="string" office:string-value="57.7154749991317" table:formula="of:=RIGHT([.H135];LEN([.H135])-5)" table:style-name="ce5">
            <text:p>57.7154749991317</text:p>
          </table:table-cell>
          <table:table-cell office:value-type="float" office:value="57.7154749991317" table:formula="of:=[.I135]+0" table:style-name="ce5">
            <text:p>57.72</text:p>
          </table:table-cell>
          <table:table-cell office:value-type="string" table:style-name="ce4">
            <text:p>130<text:span text:style-name="T1">: </text:span><text:span text:style-name="T2">80.2261168687874</text:span></text:p>
          </table:table-cell>
          <table:table-cell office:value-type="string" office:string-value="80.2261168687874" table:formula="of:=RIGHT([.K135];LEN([.K135])-5)" table:style-name="ce5">
            <text:p>80.2261168687874</text:p>
          </table:table-cell>
          <table:table-cell office:value-type="float" office:value="80.2261168687874" table:formula="of:=[.L135]+0" table:style-name="ce5">
            <text:p>80.23</text:p>
          </table:table-cell>
          <table:table-cell office:value-type="string" table:style-name="ce4">
            <text:p>130<text:span text:style-name="T1">: </text:span><text:span text:style-name="T2">44.31037570767008</text:span></text:p>
          </table:table-cell>
          <table:table-cell office:value-type="string" office:string-value="44.31037570767008" table:formula="of:=RIGHT([.N135];LEN([.N135])-5)" table:style-name="ce5">
            <text:p>44.31037570767008</text:p>
          </table:table-cell>
          <table:table-cell office:value-type="float" office:value="44.310375707669998" table:formula="of:=[.O135]+0" table:style-name="ce5">
            <text:p>44.31</text:p>
          </table:table-cell>
          <table:table-cell office:value-type="string" table:style-name="ce4">
            <text:p>130<text:span text:style-name="T1">: </text:span><text:span text:style-name="T2">37.735107612160924</text:span></text:p>
          </table:table-cell>
          <table:table-cell office:value-type="string" office:string-value="37.735107612160924" table:formula="of:=RIGHT([.Q135];LEN([.Q135])-5)" table:style-name="ce5">
            <text:p>37.735107612160924</text:p>
          </table:table-cell>
          <table:table-cell office:value-type="float" office:value="37.735107612160903" table:formula="of:=[.R135]+0" table:style-name="ce5">
            <text:p>37.74</text:p>
          </table:table-cell>
          <table:table-cell office:value-type="string" table:style-name="ce4">
            <text:p>130<text:span text:style-name="T1">: </text:span><text:span text:style-name="T2">20.105668412774186</text:span></text:p>
          </table:table-cell>
          <table:table-cell office:value-type="string" office:string-value="20.105668412774186" table:formula="of:=RIGHT([.T135];LEN([.T135])-5)" table:style-name="ce5">
            <text:p>20.105668412774186</text:p>
          </table:table-cell>
          <table:table-cell office:value-type="float" office:value="20.105668412774101" table:formula="of:=[.U135]+0" table:style-name="ce5">
            <text:p>20.11</text:p>
          </table:table-cell>
          <table:table-cell office:value-type="string" table:style-name="ce4">
            <text:p>130<text:span text:style-name="T1">: </text:span><text:span text:style-name="T2">66.17315200526431</text:span></text:p>
          </table:table-cell>
          <table:table-cell office:value-type="string" office:string-value="66.17315200526431" table:formula="of:=RIGHT([.W135];LEN([.W135])-5)" table:style-name="ce5">
            <text:p>66.17315200526431</text:p>
          </table:table-cell>
          <table:table-cell office:value-type="float" office:value="66.173152005264299" table:formula="of:=[.X135]+0" table:style-name="ce5">
            <text:p>66.17</text:p>
          </table:table-cell>
          <table:table-cell office:value-type="string" table:style-name="ce4">
            <text:p>130<text:span text:style-name="T1">: </text:span><text:span text:style-name="T2">47.278448688053146</text:span></text:p>
          </table:table-cell>
          <table:table-cell office:value-type="string" office:string-value="47.278448688053146" table:formula="of:=RIGHT([.Z135];LEN([.Z135])-5)" table:style-name="ce5">
            <text:p>47.278448688053146</text:p>
          </table:table-cell>
          <table:table-cell office:value-type="float" office:value="47.278448688053103" table:formula="of:=[.AA135]+0" table:style-name="ce5">
            <text:p>47.28</text:p>
          </table:table-cell>
          <table:table-cell office:value-type="string" table:style-name="ce4">
            <text:p>130<text:span text:style-name="T1">: </text:span><text:span text:style-name="T2">32.76945488613503</text:span></text:p>
          </table:table-cell>
          <table:table-cell office:value-type="string" office:string-value="32.76945488613503" table:formula="of:=RIGHT([.AC135];LEN([.AC135])-5)" table:style-name="ce5">
            <text:p>32.76945488613503</text:p>
          </table:table-cell>
          <table:table-cell office:value-type="float" office:value="32.769454886135001" table:formula="of:=[.AD135]+0" table:style-name="ce5">
            <text:p>32.77</text:p>
          </table:table-cell>
          <table:table-cell office:value-type="float" office:value="48.320006889590275" table:formula="of:=([.D135]+[.G135]+[.J135]+[.M135]+[.P135]+[.S135]+[.V135]+[.Y135]+[.AB135]+[.AE135])/10" table:style-name="ce5">
            <text:p>48.32</text:p>
          </table:table-cell>
          <table:table-cell office:value-type="float" office:value="16.988598873435429" table:formula="of:=STDEV([.D135];[.G135];[.J135];[.M135];[.P135];[.S135];[.V135];[.Y135];[.AB135];[.AE135])" table:style-name="ce1">
            <text:p>16.98859887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4">
            <text:p>131<text:span text:style-name="T1">: </text:span><text:span text:style-name="T2">61.21800929494499</text:span></text:p>
          </table:table-cell>
          <table:table-cell office:value-type="string" office:string-value="61.21800929494499" table:formula="of:=RIGHT([.B136];LEN([.B136])-5)" table:style-name="ce5">
            <text:p>61.21800929494499</text:p>
          </table:table-cell>
          <table:table-cell office:value-type="float" office:value="61.218009294944899" table:formula="of:=[.C136]+0" table:style-name="ce5">
            <text:p>61.22</text:p>
          </table:table-cell>
          <table:table-cell office:value-type="string" table:style-name="ce4">
            <text:p>131<text:span text:style-name="T1">: </text:span><text:span text:style-name="T2">47.85399501378013</text:span></text:p>
          </table:table-cell>
          <table:table-cell office:value-type="string" office:string-value="47.85399501378013" table:formula="of:=RIGHT([.E136];LEN([.E136])-5)" table:style-name="ce5">
            <text:p>47.85399501378013</text:p>
          </table:table-cell>
          <table:table-cell office:value-type="float" office:value="47.8539950137801" table:formula="of:=[.F136]+0" table:style-name="ce5">
            <text:p>47.85</text:p>
          </table:table-cell>
          <table:table-cell office:value-type="string" table:style-name="ce4">
            <text:p>131<text:span text:style-name="T1">: </text:span><text:span text:style-name="T2">57.660076630420384</text:span></text:p>
          </table:table-cell>
          <table:table-cell office:value-type="string" office:string-value="57.660076630420384" table:formula="of:=RIGHT([.H136];LEN([.H136])-5)" table:style-name="ce5">
            <text:p>57.660076630420384</text:p>
          </table:table-cell>
          <table:table-cell office:value-type="float" office:value="57.660076630420299" table:formula="of:=[.I136]+0" table:style-name="ce5">
            <text:p>57.66</text:p>
          </table:table-cell>
          <table:table-cell office:value-type="string" table:style-name="ce4">
            <text:p>131<text:span text:style-name="T1">: </text:span><text:span text:style-name="T2">72.76342155048111</text:span></text:p>
          </table:table-cell>
          <table:table-cell office:value-type="string" office:string-value="72.76342155048111" table:formula="of:=RIGHT([.K136];LEN([.K136])-5)" table:style-name="ce5">
            <text:p>72.76342155048111</text:p>
          </table:table-cell>
          <table:table-cell office:value-type="float" office:value="72.763421550481098" table:formula="of:=[.L136]+0" table:style-name="ce5">
            <text:p>72.76</text:p>
          </table:table-cell>
          <table:table-cell office:value-type="string" table:style-name="ce4">
            <text:p>131<text:span text:style-name="T1">: </text:span><text:span text:style-name="T2">55.42355098780102</text:span></text:p>
          </table:table-cell>
          <table:table-cell office:value-type="string" office:string-value="55.42355098780102" table:formula="of:=RIGHT([.N136];LEN([.N136])-5)" table:style-name="ce5">
            <text:p>55.42355098780102</text:p>
          </table:table-cell>
          <table:table-cell office:value-type="float" office:value="55.423550987801001" table:formula="of:=[.O136]+0" table:style-name="ce5">
            <text:p>55.42</text:p>
          </table:table-cell>
          <table:table-cell office:value-type="string" table:style-name="ce4">
            <text:p>131<text:span text:style-name="T1">: </text:span><text:span text:style-name="T2">27.483494169169965</text:span></text:p>
          </table:table-cell>
          <table:table-cell office:value-type="string" office:string-value="27.483494169169965" table:formula="of:=RIGHT([.Q136];LEN([.Q136])-5)" table:style-name="ce5">
            <text:p>27.483494169169965</text:p>
          </table:table-cell>
          <table:table-cell office:value-type="float" office:value="27.483494169169902" table:formula="of:=[.R136]+0" table:style-name="ce5">
            <text:p>27.48</text:p>
          </table:table-cell>
          <table:table-cell office:value-type="string" table:style-name="ce4">
            <text:p>131<text:span text:style-name="T1">: </text:span><text:span text:style-name="T2">20.690181719547713</text:span></text:p>
          </table:table-cell>
          <table:table-cell office:value-type="string" office:string-value="20.690181719547713" table:formula="of:=RIGHT([.T136];LEN([.T136])-5)" table:style-name="ce5">
            <text:p>20.690181719547713</text:p>
          </table:table-cell>
          <table:table-cell office:value-type="float" office:value="20.690181719547699" table:formula="of:=[.U136]+0" table:style-name="ce5">
            <text:p>20.69</text:p>
          </table:table-cell>
          <table:table-cell office:value-type="string" table:style-name="ce4">
            <text:p>131<text:span text:style-name="T1">: </text:span><text:span text:style-name="T2">71.34626618080208</text:span></text:p>
          </table:table-cell>
          <table:table-cell office:value-type="string" office:string-value="71.34626618080208" table:formula="of:=RIGHT([.W136];LEN([.W136])-5)" table:style-name="ce5">
            <text:p>71.34626618080208</text:p>
          </table:table-cell>
          <table:table-cell office:value-type="float" office:value="71.346266180802004" table:formula="of:=[.X136]+0" table:style-name="ce5">
            <text:p>71.35</text:p>
          </table:table-cell>
          <table:table-cell office:value-type="string" table:style-name="ce4">
            <text:p>131<text:span text:style-name="T1">: </text:span><text:span text:style-name="T2">45.44482809837458</text:span></text:p>
          </table:table-cell>
          <table:table-cell office:value-type="string" office:string-value="45.44482809837458" table:formula="of:=RIGHT([.Z136];LEN([.Z136])-5)" table:style-name="ce5">
            <text:p>45.44482809837458</text:p>
          </table:table-cell>
          <table:table-cell office:value-type="float" office:value="45.444828098374501" table:formula="of:=[.AA136]+0" table:style-name="ce5">
            <text:p>45.44</text:p>
          </table:table-cell>
          <table:table-cell office:value-type="string" table:style-name="ce4">
            <text:p>131<text:span text:style-name="T1">: </text:span><text:span text:style-name="T2">28.03441090441342</text:span></text:p>
          </table:table-cell>
          <table:table-cell office:value-type="string" office:string-value="28.03441090441342" table:formula="of:=RIGHT([.AC136];LEN([.AC136])-5)" table:style-name="ce5">
            <text:p>28.03441090441342</text:p>
          </table:table-cell>
          <table:table-cell office:value-type="float" office:value="28.034410904413399" table:formula="of:=[.AD136]+0" table:style-name="ce5">
            <text:p>28.03</text:p>
          </table:table-cell>
          <table:table-cell office:value-type="float" office:value="48.791823454973482" table:formula="of:=([.D136]+[.G136]+[.J136]+[.M136]+[.P136]+[.S136]+[.V136]+[.Y136]+[.AB136]+[.AE136])/10" table:style-name="ce5">
            <text:p>48.79</text:p>
          </table:table-cell>
          <table:table-cell office:value-type="float" office:value="18.400107070893284" table:formula="of:=STDEV([.D136];[.G136];[.J136];[.M136];[.P136];[.S136];[.V136];[.Y136];[.AB136];[.AE136])" table:style-name="ce1">
            <text:p>18.40010707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4">
            <text:p>132<text:span text:style-name="T1">: </text:span><text:span text:style-name="T2">64.55017148837229</text:span></text:p>
          </table:table-cell>
          <table:table-cell office:value-type="string" office:string-value="64.55017148837229" table:formula="of:=RIGHT([.B137];LEN([.B137])-5)" table:style-name="ce5">
            <text:p>64.55017148837229</text:p>
          </table:table-cell>
          <table:table-cell office:value-type="float" office:value="64.5501714883722" table:formula="of:=[.C137]+0" table:style-name="ce5">
            <text:p>64.55</text:p>
          </table:table-cell>
          <table:table-cell office:value-type="string" table:style-name="ce4">
            <text:p>132<text:span text:style-name="T1">: </text:span><text:span text:style-name="T2">37.4268855617438</text:span></text:p>
          </table:table-cell>
          <table:table-cell office:value-type="string" office:string-value="37.4268855617438" table:formula="of:=RIGHT([.E137];LEN([.E137])-5)" table:style-name="ce5">
            <text:p>37.4268855617438</text:p>
          </table:table-cell>
          <table:table-cell office:value-type="float" office:value="37.426885561743802" table:formula="of:=[.F137]+0" table:style-name="ce5">
            <text:p>37.43</text:p>
          </table:table-cell>
          <table:table-cell office:value-type="string" table:style-name="ce4">
            <text:p>132<text:span text:style-name="T1">: </text:span><text:span text:style-name="T2">59.59251543660688</text:span></text:p>
          </table:table-cell>
          <table:table-cell office:value-type="string" office:string-value="59.59251543660688" table:formula="of:=RIGHT([.H137];LEN([.H137])-5)" table:style-name="ce5">
            <text:p>59.59251543660688</text:p>
          </table:table-cell>
          <table:table-cell office:value-type="float" office:value="59.592515436606803" table:formula="of:=[.I137]+0" table:style-name="ce5">
            <text:p>59.59</text:p>
          </table:table-cell>
          <table:table-cell office:value-type="string" table:style-name="ce4">
            <text:p>132<text:span text:style-name="T1">: </text:span><text:span text:style-name="T2">67.46708478738644</text:span></text:p>
          </table:table-cell>
          <table:table-cell office:value-type="string" office:string-value="67.46708478738644" table:formula="of:=RIGHT([.K137];LEN([.K137])-5)" table:style-name="ce5">
            <text:p>67.46708478738644</text:p>
          </table:table-cell>
          <table:table-cell office:value-type="float" office:value="67.467084787386398" table:formula="of:=[.L137]+0" table:style-name="ce5">
            <text:p>67.47</text:p>
          </table:table-cell>
          <table:table-cell office:value-type="string" table:style-name="ce4">
            <text:p>132<text:span text:style-name="T1">: </text:span><text:span text:style-name="T2">45.3093650873186</text:span></text:p>
          </table:table-cell>
          <table:table-cell office:value-type="string" office:string-value="45.3093650873186" table:formula="of:=RIGHT([.N137];LEN([.N137])-5)" table:style-name="ce5">
            <text:p>45.3093650873186</text:p>
          </table:table-cell>
          <table:table-cell office:value-type="float" office:value="45.309365087318596" table:formula="of:=[.O137]+0" table:style-name="ce5">
            <text:p>45.31</text:p>
          </table:table-cell>
          <table:table-cell office:value-type="string" table:style-name="ce4">
            <text:p>132<text:span text:style-name="T1">: </text:span><text:span text:style-name="T2">37.923895301193475</text:span></text:p>
          </table:table-cell>
          <table:table-cell office:value-type="string" office:string-value="37.923895301193475" table:formula="of:=RIGHT([.Q137];LEN([.Q137])-5)" table:style-name="ce5">
            <text:p>37.923895301193475</text:p>
          </table:table-cell>
          <table:table-cell office:value-type="float" office:value="37.923895301193397" table:formula="of:=[.R137]+0" table:style-name="ce5">
            <text:p>37.92</text:p>
          </table:table-cell>
          <table:table-cell office:value-type="string" table:style-name="ce4">
            <text:p>132<text:span text:style-name="T1">: </text:span><text:span text:style-name="T2">19.973085577001875</text:span></text:p>
          </table:table-cell>
          <table:table-cell office:value-type="string" office:string-value="19.973085577001875" table:formula="of:=RIGHT([.T137];LEN([.T137])-5)" table:style-name="ce5">
            <text:p>19.973085577001875</text:p>
          </table:table-cell>
          <table:table-cell office:value-type="float" office:value="19.9730855770018" table:formula="of:=[.U137]+0" table:style-name="ce5">
            <text:p>19.97</text:p>
          </table:table-cell>
          <table:table-cell office:value-type="string" table:style-name="ce4">
            <text:p>132<text:span text:style-name="T1">: </text:span><text:span text:style-name="T2">58.572325589051104</text:span></text:p>
          </table:table-cell>
          <table:table-cell office:value-type="string" office:string-value="58.572325589051104" table:formula="of:=RIGHT([.W137];LEN([.W137])-5)" table:style-name="ce5">
            <text:p>58.572325589051104</text:p>
          </table:table-cell>
          <table:table-cell office:value-type="float" office:value="58.572325589051097" table:formula="of:=[.X137]+0" table:style-name="ce5">
            <text:p>58.57</text:p>
          </table:table-cell>
          <table:table-cell office:value-type="string" table:style-name="ce4">
            <text:p>132<text:span text:style-name="T1">: </text:span><text:span text:style-name="T2">41.65596637038581</text:span></text:p>
          </table:table-cell>
          <table:table-cell office:value-type="string" office:string-value="41.65596637038581" table:formula="of:=RIGHT([.Z137];LEN([.Z137])-5)" table:style-name="ce5">
            <text:p>41.65596637038581</text:p>
          </table:table-cell>
          <table:table-cell office:value-type="float" office:value="41.655966370385798" table:formula="of:=[.AA137]+0" table:style-name="ce5">
            <text:p>41.66</text:p>
          </table:table-cell>
          <table:table-cell office:value-type="string" table:style-name="ce4">
            <text:p>132<text:span text:style-name="T1">: </text:span><text:span text:style-name="T2">31.98161763601526</text:span></text:p>
          </table:table-cell>
          <table:table-cell office:value-type="string" office:string-value="31.98161763601526" table:formula="of:=RIGHT([.AC137];LEN([.AC137])-5)" table:style-name="ce5">
            <text:p>31.98161763601526</text:p>
          </table:table-cell>
          <table:table-cell office:value-type="float" office:value="31.981617636015201" table:formula="of:=[.AD137]+0" table:style-name="ce5">
            <text:p>31.98</text:p>
          </table:table-cell>
          <table:table-cell office:value-type="float" office:value="46.445291283507508" table:formula="of:=([.D137]+[.G137]+[.J137]+[.M137]+[.P137]+[.S137]+[.V137]+[.Y137]+[.AB137]+[.AE137])/10" table:style-name="ce5">
            <text:p>46.45</text:p>
          </table:table-cell>
          <table:table-cell office:value-type="float" office:value="15.555514479069929" table:formula="of:=STDEV([.D137];[.G137];[.J137];[.M137];[.P137];[.S137];[.V137];[.Y137];[.AB137];[.AE137])" table:style-name="ce1">
            <text:p>15.55551448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4">
            <text:p>133<text:span text:style-name="T1">: </text:span><text:span text:style-name="T2">45.94958977362673</text:span></text:p>
          </table:table-cell>
          <table:table-cell office:value-type="string" office:string-value="45.94958977362673" table:formula="of:=RIGHT([.B138];LEN([.B138])-5)" table:style-name="ce5">
            <text:p>45.94958977362673</text:p>
          </table:table-cell>
          <table:table-cell office:value-type="float" office:value="45.949589773626698" table:formula="of:=[.C138]+0" table:style-name="ce5">
            <text:p>45.95</text:p>
          </table:table-cell>
          <table:table-cell office:value-type="string" table:style-name="ce4">
            <text:p>133<text:span text:style-name="T1">: </text:span><text:span text:style-name="T2">31.49420802836925</text:span></text:p>
          </table:table-cell>
          <table:table-cell office:value-type="string" office:string-value="31.49420802836925" table:formula="of:=RIGHT([.E138];LEN([.E138])-5)" table:style-name="ce5">
            <text:p>31.49420802836925</text:p>
          </table:table-cell>
          <table:table-cell office:value-type="float" office:value="31.494208028369201" table:formula="of:=[.F138]+0" table:style-name="ce5">
            <text:p>31.49</text:p>
          </table:table-cell>
          <table:table-cell office:value-type="string" table:style-name="ce4">
            <text:p>133<text:span text:style-name="T1">: </text:span><text:span text:style-name="T2">63.72571888030528</text:span></text:p>
          </table:table-cell>
          <table:table-cell office:value-type="string" office:string-value="63.72571888030528" table:formula="of:=RIGHT([.H138];LEN([.H138])-5)" table:style-name="ce5">
            <text:p>63.72571888030528</text:p>
          </table:table-cell>
          <table:table-cell office:value-type="float" office:value="63.725718880305202" table:formula="of:=[.I138]+0" table:style-name="ce5">
            <text:p>63.73</text:p>
          </table:table-cell>
          <table:table-cell office:value-type="string" table:style-name="ce4">
            <text:p>133<text:span text:style-name="T1">: </text:span><text:span text:style-name="T2">104.85316265455435</text:span></text:p>
          </table:table-cell>
          <table:table-cell office:value-type="string" office:string-value="104.85316265455435" table:formula="of:=RIGHT([.K138];LEN([.K138])-5)" table:style-name="ce5">
            <text:p>104.85316265455435</text:p>
          </table:table-cell>
          <table:table-cell office:value-type="float" office:value="104.853162654554" table:formula="of:=[.L138]+0" table:style-name="ce5">
            <text:p>104.85</text:p>
          </table:table-cell>
          <table:table-cell office:value-type="string" table:style-name="ce4">
            <text:p>133<text:span text:style-name="T1">: </text:span><text:span text:style-name="T2">51.79267393291474</text:span></text:p>
          </table:table-cell>
          <table:table-cell office:value-type="string" office:string-value="51.79267393291474" table:formula="of:=RIGHT([.N138];LEN([.N138])-5)" table:style-name="ce5">
            <text:p>51.79267393291474</text:p>
          </table:table-cell>
          <table:table-cell office:value-type="float" office:value="51.792673932914703" table:formula="of:=[.O138]+0" table:style-name="ce5">
            <text:p>51.79</text:p>
          </table:table-cell>
          <table:table-cell office:value-type="string" table:style-name="ce4">
            <text:p>133<text:span text:style-name="T1">: </text:span><text:span text:style-name="T2">25.27053431681282</text:span></text:p>
          </table:table-cell>
          <table:table-cell office:value-type="string" office:string-value="25.27053431681282" table:formula="of:=RIGHT([.Q138];LEN([.Q138])-5)" table:style-name="ce5">
            <text:p>25.27053431681282</text:p>
          </table:table-cell>
          <table:table-cell office:value-type="float" office:value="25.2705343168128" table:formula="of:=[.R138]+0" table:style-name="ce5">
            <text:p>25.27</text:p>
          </table:table-cell>
          <table:table-cell office:value-type="string" table:style-name="ce4">
            <text:p>133<text:span text:style-name="T1">: </text:span><text:span text:style-name="T2">20.442674332647556</text:span></text:p>
          </table:table-cell>
          <table:table-cell office:value-type="string" office:string-value="20.442674332647556" table:formula="of:=RIGHT([.T138];LEN([.T138])-5)" table:style-name="ce5">
            <text:p>20.442674332647556</text:p>
          </table:table-cell>
          <table:table-cell office:value-type="float" office:value="20.442674332647499" table:formula="of:=[.U138]+0" table:style-name="ce5">
            <text:p>20.44</text:p>
          </table:table-cell>
          <table:table-cell office:value-type="string" table:style-name="ce4">
            <text:p>133<text:span text:style-name="T1">: </text:span><text:span text:style-name="T2">71.91645792069997</text:span></text:p>
          </table:table-cell>
          <table:table-cell office:value-type="string" office:string-value="71.91645792069997" table:formula="of:=RIGHT([.W138];LEN([.W138])-5)" table:style-name="ce5">
            <text:p>71.91645792069997</text:p>
          </table:table-cell>
          <table:table-cell office:value-type="float" office:value="71.916457920699898" table:formula="of:=[.X138]+0" table:style-name="ce5">
            <text:p>71.92</text:p>
          </table:table-cell>
          <table:table-cell office:value-type="string" table:style-name="ce4">
            <text:p>133<text:span text:style-name="T1">: </text:span><text:span text:style-name="T2">38.642174632413436</text:span></text:p>
          </table:table-cell>
          <table:table-cell office:value-type="string" office:string-value="38.642174632413436" table:formula="of:=RIGHT([.Z138];LEN([.Z138])-5)" table:style-name="ce5">
            <text:p>38.642174632413436</text:p>
          </table:table-cell>
          <table:table-cell office:value-type="float" office:value="38.642174632413401" table:formula="of:=[.AA138]+0" table:style-name="ce5">
            <text:p>38.64</text:p>
          </table:table-cell>
          <table:table-cell office:value-type="string" table:style-name="ce4">
            <text:p>133<text:span text:style-name="T1">: </text:span><text:span text:style-name="T2">26.45118176939627</text:span></text:p>
          </table:table-cell>
          <table:table-cell office:value-type="string" office:string-value="26.45118176939627" table:formula="of:=RIGHT([.AC138];LEN([.AC138])-5)" table:style-name="ce5">
            <text:p>26.45118176939627</text:p>
          </table:table-cell>
          <table:table-cell office:value-type="float" office:value="26.4511817693962" table:formula="of:=[.AD138]+0" table:style-name="ce5">
            <text:p>26.45</text:p>
          </table:table-cell>
          <table:table-cell office:value-type="float" office:value="48.053837624173966" table:formula="of:=([.D138]+[.G138]+[.J138]+[.M138]+[.P138]+[.S138]+[.V138]+[.Y138]+[.AB138]+[.AE138])/10" table:style-name="ce5">
            <text:p>48.05</text:p>
          </table:table-cell>
          <table:table-cell office:value-type="float" office:value="26.18424740584932" table:formula="of:=STDEV([.D138];[.G138];[.J138];[.M138];[.P138];[.S138];[.V138];[.Y138];[.AB138];[.AE138])" table:style-name="ce1">
            <text:p>26.18424741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4">
            <text:p>134<text:span text:style-name="T1">: </text:span><text:span text:style-name="T2">68.10285707205573</text:span></text:p>
          </table:table-cell>
          <table:table-cell office:value-type="string" office:string-value="68.10285707205573" table:formula="of:=RIGHT([.B139];LEN([.B139])-5)" table:style-name="ce5">
            <text:p>68.10285707205573</text:p>
          </table:table-cell>
          <table:table-cell office:value-type="float" office:value="68.102857072055698" table:formula="of:=[.C139]+0" table:style-name="ce5">
            <text:p>68.10</text:p>
          </table:table-cell>
          <table:table-cell office:value-type="string" table:style-name="ce4">
            <text:p>134<text:span text:style-name="T1">: </text:span><text:span text:style-name="T2">37.77746419053761</text:span></text:p>
          </table:table-cell>
          <table:table-cell office:value-type="string" office:string-value="37.77746419053761" table:formula="of:=RIGHT([.E139];LEN([.E139])-5)" table:style-name="ce5">
            <text:p>37.77746419053761</text:p>
          </table:table-cell>
          <table:table-cell office:value-type="float" office:value="37.7774641905376" table:formula="of:=[.F139]+0" table:style-name="ce5">
            <text:p>37.78</text:p>
          </table:table-cell>
          <table:table-cell office:value-type="string" table:style-name="ce4">
            <text:p>134<text:span text:style-name="T1">: </text:span><text:span text:style-name="T2">72.51882123389215</text:span></text:p>
          </table:table-cell>
          <table:table-cell office:value-type="string" office:string-value="72.51882123389215" table:formula="of:=RIGHT([.H139];LEN([.H139])-5)" table:style-name="ce5">
            <text:p>72.51882123389215</text:p>
          </table:table-cell>
          <table:table-cell office:value-type="float" office:value="72.518821233892098" table:formula="of:=[.I139]+0" table:style-name="ce5">
            <text:p>72.52</text:p>
          </table:table-cell>
          <table:table-cell office:value-type="string" table:style-name="ce4">
            <text:p>134<text:span text:style-name="T1">: </text:span><text:span text:style-name="T2">87.18109188370696</text:span></text:p>
          </table:table-cell>
          <table:table-cell office:value-type="string" office:string-value="87.18109188370696" table:formula="of:=RIGHT([.K139];LEN([.K139])-5)" table:style-name="ce5">
            <text:p>87.18109188370696</text:p>
          </table:table-cell>
          <table:table-cell office:value-type="float" office:value="87.181091883706898" table:formula="of:=[.L139]+0" table:style-name="ce5">
            <text:p>87.18</text:p>
          </table:table-cell>
          <table:table-cell office:value-type="string" table:style-name="ce4">
            <text:p>134<text:span text:style-name="T1">: </text:span><text:span text:style-name="T2">56.30812153435464</text:span></text:p>
          </table:table-cell>
          <table:table-cell office:value-type="string" office:string-value="56.30812153435464" table:formula="of:=RIGHT([.N139];LEN([.N139])-5)" table:style-name="ce5">
            <text:p>56.30812153435464</text:p>
          </table:table-cell>
          <table:table-cell office:value-type="float" office:value="56.308121534354598" table:formula="of:=[.O139]+0" table:style-name="ce5">
            <text:p>56.31</text:p>
          </table:table-cell>
          <table:table-cell office:value-type="string" table:style-name="ce4">
            <text:p>134<text:span text:style-name="T1">: </text:span><text:span text:style-name="T2">26.967610965948914</text:span></text:p>
          </table:table-cell>
          <table:table-cell office:value-type="string" office:string-value="26.967610965948914" table:formula="of:=RIGHT([.Q139];LEN([.Q139])-5)" table:style-name="ce5">
            <text:p>26.967610965948914</text:p>
          </table:table-cell>
          <table:table-cell office:value-type="float" office:value="26.9676109659489" table:formula="of:=[.R139]+0" table:style-name="ce5">
            <text:p>26.97</text:p>
          </table:table-cell>
          <table:table-cell office:value-type="string" table:style-name="ce4">
            <text:p>134<text:span text:style-name="T1">: </text:span><text:span text:style-name="T2">21.64561312649072</text:span></text:p>
          </table:table-cell>
          <table:table-cell office:value-type="string" office:string-value="21.64561312649072" table:formula="of:=RIGHT([.T139];LEN([.T139])-5)" table:style-name="ce5">
            <text:p>21.64561312649072</text:p>
          </table:table-cell>
          <table:table-cell office:value-type="float" office:value="21.645613126490701" table:formula="of:=[.U139]+0" table:style-name="ce5">
            <text:p>21.65</text:p>
          </table:table-cell>
          <table:table-cell office:value-type="string" table:style-name="ce4">
            <text:p>134<text:span text:style-name="T1">: </text:span><text:span text:style-name="T2">72.6005706459536</text:span></text:p>
          </table:table-cell>
          <table:table-cell office:value-type="string" office:string-value="72.6005706459536" table:formula="of:=RIGHT([.W139];LEN([.W139])-5)" table:style-name="ce5">
            <text:p>72.6005706459536</text:p>
          </table:table-cell>
          <table:table-cell office:value-type="float" office:value="72.600570645953596" table:formula="of:=[.X139]+0" table:style-name="ce5">
            <text:p>72.60</text:p>
          </table:table-cell>
          <table:table-cell office:value-type="string" table:style-name="ce4">
            <text:p>134<text:span text:style-name="T1">: </text:span><text:span text:style-name="T2">44.71325028084989</text:span></text:p>
          </table:table-cell>
          <table:table-cell office:value-type="string" office:string-value="44.71325028084989" table:formula="of:=RIGHT([.Z139];LEN([.Z139])-5)" table:style-name="ce5">
            <text:p>44.71325028084989</text:p>
          </table:table-cell>
          <table:table-cell office:value-type="float" office:value="44.713250280849799" table:formula="of:=[.AA139]+0" table:style-name="ce5">
            <text:p>44.71</text:p>
          </table:table-cell>
          <table:table-cell office:value-type="string" table:style-name="ce4">
            <text:p>134<text:span text:style-name="T1">: </text:span><text:span text:style-name="T2">38.96594345752415</text:span></text:p>
          </table:table-cell>
          <table:table-cell office:value-type="string" office:string-value="38.96594345752415" table:formula="of:=RIGHT([.AC139];LEN([.AC139])-5)" table:style-name="ce5">
            <text:p>38.96594345752415</text:p>
          </table:table-cell>
          <table:table-cell office:value-type="float" office:value="38.965943457524098" table:formula="of:=[.AD139]+0" table:style-name="ce5">
            <text:p>38.97</text:p>
          </table:table-cell>
          <table:table-cell office:value-type="float" office:value="52.678134439131405" table:formula="of:=([.D139]+[.G139]+[.J139]+[.M139]+[.P139]+[.S139]+[.V139]+[.Y139]+[.AB139]+[.AE139])/10" table:style-name="ce5">
            <text:p>52.68</text:p>
          </table:table-cell>
          <table:table-cell office:value-type="float" office:value="21.933361690082521" table:formula="of:=STDEV([.D139];[.G139];[.J139];[.M139];[.P139];[.S139];[.V139];[.Y139];[.AB139];[.AE139])" table:style-name="ce1">
            <text:p>21.93336169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4">
            <text:p>135<text:span text:style-name="T1">: </text:span><text:span text:style-name="T2">57.76096987125963</text:span></text:p>
          </table:table-cell>
          <table:table-cell office:value-type="string" office:string-value="57.76096987125963" table:formula="of:=RIGHT([.B140];LEN([.B140])-5)" table:style-name="ce5">
            <text:p>57.76096987125963</text:p>
          </table:table-cell>
          <table:table-cell office:value-type="float" office:value="57.760969871259597" table:formula="of:=[.C140]+0" table:style-name="ce5">
            <text:p>57.76</text:p>
          </table:table-cell>
          <table:table-cell office:value-type="string" table:style-name="ce4">
            <text:p>135<text:span text:style-name="T1">: </text:span><text:span text:style-name="T2">37.249090287703034</text:span></text:p>
          </table:table-cell>
          <table:table-cell office:value-type="string" office:string-value="37.249090287703034" table:formula="of:=RIGHT([.E140];LEN([.E140])-5)" table:style-name="ce5">
            <text:p>37.249090287703034</text:p>
          </table:table-cell>
          <table:table-cell office:value-type="float" office:value="37.249090287702998" table:formula="of:=[.F140]+0" table:style-name="ce5">
            <text:p>37.25</text:p>
          </table:table-cell>
          <table:table-cell office:value-type="string" table:style-name="ce4">
            <text:p>135<text:span text:style-name="T1">: </text:span><text:span text:style-name="T2">59.40903486461266</text:span></text:p>
          </table:table-cell>
          <table:table-cell office:value-type="string" office:string-value="59.40903486461266" table:formula="of:=RIGHT([.H140];LEN([.H140])-5)" table:style-name="ce5">
            <text:p>59.40903486461266</text:p>
          </table:table-cell>
          <table:table-cell office:value-type="float" office:value="59.4090348646126" table:formula="of:=[.I140]+0" table:style-name="ce5">
            <text:p>59.41</text:p>
          </table:table-cell>
          <table:table-cell office:value-type="string" table:style-name="ce4">
            <text:p>135<text:span text:style-name="T1">: </text:span><text:span text:style-name="T2">86.04588550250033</text:span></text:p>
          </table:table-cell>
          <table:table-cell office:value-type="string" office:string-value="86.04588550250033" table:formula="of:=RIGHT([.K140];LEN([.K140])-5)" table:style-name="ce5">
            <text:p>86.04588550250033</text:p>
          </table:table-cell>
          <table:table-cell office:value-type="float" office:value="86.045885502500298" table:formula="of:=[.L140]+0" table:style-name="ce5">
            <text:p>86.05</text:p>
          </table:table-cell>
          <table:table-cell office:value-type="string" table:style-name="ce4">
            <text:p>135<text:span text:style-name="T1">: </text:span><text:span text:style-name="T2">59.13736249588301</text:span></text:p>
          </table:table-cell>
          <table:table-cell office:value-type="string" office:string-value="59.13736249588301" table:formula="of:=RIGHT([.N140];LEN([.N140])-5)" table:style-name="ce5">
            <text:p>59.13736249588301</text:p>
          </table:table-cell>
          <table:table-cell office:value-type="float" office:value="59.137362495883004" table:formula="of:=[.O140]+0" table:style-name="ce5">
            <text:p>59.14</text:p>
          </table:table-cell>
          <table:table-cell office:value-type="string" table:style-name="ce4">
            <text:p>135<text:span text:style-name="T1">: </text:span><text:span text:style-name="T2">32.94925203695183</text:span></text:p>
          </table:table-cell>
          <table:table-cell office:value-type="string" office:string-value="32.94925203695183" table:formula="of:=RIGHT([.Q140];LEN([.Q140])-5)" table:style-name="ce5">
            <text:p>32.94925203695183</text:p>
          </table:table-cell>
          <table:table-cell office:value-type="float" office:value="32.949252036951798" table:formula="of:=[.R140]+0" table:style-name="ce5">
            <text:p>32.95</text:p>
          </table:table-cell>
          <table:table-cell office:value-type="string" table:style-name="ce4">
            <text:p>135<text:span text:style-name="T1">: </text:span><text:span text:style-name="T2">20.831876728882442</text:span></text:p>
          </table:table-cell>
          <table:table-cell office:value-type="string" office:string-value="20.831876728882442" table:formula="of:=RIGHT([.T140];LEN([.T140])-5)" table:style-name="ce5">
            <text:p>20.831876728882442</text:p>
          </table:table-cell>
          <table:table-cell office:value-type="float" office:value="20.831876728882399" table:formula="of:=[.U140]+0" table:style-name="ce5">
            <text:p>20.83</text:p>
          </table:table-cell>
          <table:table-cell office:value-type="string" table:style-name="ce4">
            <text:p>135<text:span text:style-name="T1">: </text:span><text:span text:style-name="T2">69.97321120709611</text:span></text:p>
          </table:table-cell>
          <table:table-cell office:value-type="string" office:string-value="69.97321120709611" table:formula="of:=RIGHT([.W140];LEN([.W140])-5)" table:style-name="ce5">
            <text:p>69.97321120709611</text:p>
          </table:table-cell>
          <table:table-cell office:value-type="float" office:value="69.973211207096099" table:formula="of:=[.X140]+0" table:style-name="ce5">
            <text:p>69.97</text:p>
          </table:table-cell>
          <table:table-cell office:value-type="string" table:style-name="ce4">
            <text:p>135<text:span text:style-name="T1">: </text:span><text:span text:style-name="T2">43.15404558784658</text:span></text:p>
          </table:table-cell>
          <table:table-cell office:value-type="string" office:string-value="43.15404558784658" table:formula="of:=RIGHT([.Z140];LEN([.Z140])-5)" table:style-name="ce5">
            <text:p>43.15404558784658</text:p>
          </table:table-cell>
          <table:table-cell office:value-type="float" office:value="43.154045587846497" table:formula="of:=[.AA140]+0" table:style-name="ce5">
            <text:p>43.15</text:p>
          </table:table-cell>
          <table:table-cell office:value-type="string" table:style-name="ce4">
            <text:p>135<text:span text:style-name="T1">: </text:span><text:span text:style-name="T2">47.23021884343517</text:span></text:p>
          </table:table-cell>
          <table:table-cell office:value-type="string" office:string-value="47.23021884343517" table:formula="of:=RIGHT([.AC140];LEN([.AC140])-5)" table:style-name="ce5">
            <text:p>47.23021884343517</text:p>
          </table:table-cell>
          <table:table-cell office:value-type="float" office:value="47.230218843435097" table:formula="of:=[.AD140]+0" table:style-name="ce5">
            <text:p>47.23</text:p>
          </table:table-cell>
          <table:table-cell office:value-type="float" office:value="51.374094742617032" table:formula="of:=([.D140]+[.G140]+[.J140]+[.M140]+[.P140]+[.S140]+[.V140]+[.Y140]+[.AB140]+[.AE140])/10" table:style-name="ce5">
            <text:p>51.37</text:p>
          </table:table-cell>
          <table:table-cell office:value-type="float" office:value="19.062002771631605" table:formula="of:=STDEV([.D140];[.G140];[.J140];[.M140];[.P140];[.S140];[.V140];[.Y140];[.AB140];[.AE140])" table:style-name="ce1">
            <text:p>19.06200277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4">
            <text:p>136<text:span text:style-name="T1">: </text:span><text:span text:style-name="T2">61.76400657807828</text:span></text:p>
          </table:table-cell>
          <table:table-cell office:value-type="string" office:string-value="61.76400657807828" table:formula="of:=RIGHT([.B141];LEN([.B141])-5)" table:style-name="ce5">
            <text:p>61.76400657807828</text:p>
          </table:table-cell>
          <table:table-cell office:value-type="float" office:value="61.764006578078202" table:formula="of:=[.C141]+0" table:style-name="ce5">
            <text:p>61.76</text:p>
          </table:table-cell>
          <table:table-cell office:value-type="string" table:style-name="ce4">
            <text:p>136<text:span text:style-name="T1">: </text:span><text:span text:style-name="T2">33.301611058473455</text:span></text:p>
          </table:table-cell>
          <table:table-cell office:value-type="string" office:string-value="33.301611058473455" table:formula="of:=RIGHT([.E141];LEN([.E141])-5)" table:style-name="ce5">
            <text:p>33.301611058473455</text:p>
          </table:table-cell>
          <table:table-cell office:value-type="float" office:value="33.301611058473398" table:formula="of:=[.F141]+0" table:style-name="ce5">
            <text:p>33.30</text:p>
          </table:table-cell>
          <table:table-cell office:value-type="string" table:style-name="ce4">
            <text:p>136<text:span text:style-name="T1">: </text:span><text:span text:style-name="T2">59.929244960955224</text:span></text:p>
          </table:table-cell>
          <table:table-cell office:value-type="string" office:string-value="59.929244960955224" table:formula="of:=RIGHT([.H141];LEN([.H141])-5)" table:style-name="ce5">
            <text:p>59.929244960955224</text:p>
          </table:table-cell>
          <table:table-cell office:value-type="float" office:value="59.929244960955202" table:formula="of:=[.I141]+0" table:style-name="ce5">
            <text:p>59.93</text:p>
          </table:table-cell>
          <table:table-cell office:value-type="string" table:style-name="ce4">
            <text:p>136<text:span text:style-name="T1">: </text:span><text:span text:style-name="T2">74.29805043311848</text:span></text:p>
          </table:table-cell>
          <table:table-cell office:value-type="string" office:string-value="74.29805043311848" table:formula="of:=RIGHT([.K141];LEN([.K141])-5)" table:style-name="ce5">
            <text:p>74.29805043311848</text:p>
          </table:table-cell>
          <table:table-cell office:value-type="float" office:value="74.298050433118405" table:formula="of:=[.L141]+0" table:style-name="ce5">
            <text:p>74.30</text:p>
          </table:table-cell>
          <table:table-cell office:value-type="string" table:style-name="ce4">
            <text:p>136<text:span text:style-name="T1">: </text:span><text:span text:style-name="T2">53.22536408187026</text:span></text:p>
          </table:table-cell>
          <table:table-cell office:value-type="string" office:string-value="53.22536408187026" table:formula="of:=RIGHT([.N141];LEN([.N141])-5)" table:style-name="ce5">
            <text:p>53.22536408187026</text:p>
          </table:table-cell>
          <table:table-cell office:value-type="float" office:value="53.225364081870197" table:formula="of:=[.O141]+0" table:style-name="ce5">
            <text:p>53.23</text:p>
          </table:table-cell>
          <table:table-cell office:value-type="string" table:style-name="ce4">
            <text:p>136<text:span text:style-name="T1">: </text:span><text:span text:style-name="T2">33.07218452570151</text:span></text:p>
          </table:table-cell>
          <table:table-cell office:value-type="string" office:string-value="33.07218452570151" table:formula="of:=RIGHT([.Q141];LEN([.Q141])-5)" table:style-name="ce5">
            <text:p>33.07218452570151</text:p>
          </table:table-cell>
          <table:table-cell office:value-type="float" office:value="33.072184525701502" table:formula="of:=[.R141]+0" table:style-name="ce5">
            <text:p>33.07</text:p>
          </table:table-cell>
          <table:table-cell office:value-type="string" table:style-name="ce4">
            <text:p>136<text:span text:style-name="T1">: </text:span><text:span text:style-name="T2">21.622057667769578</text:span></text:p>
          </table:table-cell>
          <table:table-cell office:value-type="string" office:string-value="21.622057667769578" table:formula="of:=RIGHT([.T141];LEN([.T141])-5)" table:style-name="ce5">
            <text:p>21.622057667769578</text:p>
          </table:table-cell>
          <table:table-cell office:value-type="float" office:value="21.6220576677695" table:formula="of:=[.U141]+0" table:style-name="ce5">
            <text:p>21.62</text:p>
          </table:table-cell>
          <table:table-cell office:value-type="string" table:style-name="ce4">
            <text:p>136<text:span text:style-name="T1">: </text:span><text:span text:style-name="T2">65.67487003624338</text:span></text:p>
          </table:table-cell>
          <table:table-cell office:value-type="string" office:string-value="65.67487003624338" table:formula="of:=RIGHT([.W141];LEN([.W141])-5)" table:style-name="ce5">
            <text:p>65.67487003624338</text:p>
          </table:table-cell>
          <table:table-cell office:value-type="float" office:value="65.674870036243306" table:formula="of:=[.X141]+0" table:style-name="ce5">
            <text:p>65.67</text:p>
          </table:table-cell>
          <table:table-cell office:value-type="string" table:style-name="ce4">
            <text:p>136<text:span text:style-name="T1">: </text:span><text:span text:style-name="T2">57.081415309258475</text:span></text:p>
          </table:table-cell>
          <table:table-cell office:value-type="string" office:string-value="57.081415309258475" table:formula="of:=RIGHT([.Z141];LEN([.Z141])-5)" table:style-name="ce5">
            <text:p>57.081415309258475</text:p>
          </table:table-cell>
          <table:table-cell office:value-type="float" office:value="57.081415309258396" table:formula="of:=[.AA141]+0" table:style-name="ce5">
            <text:p>57.08</text:p>
          </table:table-cell>
          <table:table-cell office:value-type="string" table:style-name="ce4">
            <text:p>136<text:span text:style-name="T1">: </text:span><text:span text:style-name="T2">35.08629650568827</text:span></text:p>
          </table:table-cell>
          <table:table-cell office:value-type="string" office:string-value="35.08629650568827" table:formula="of:=RIGHT([.AC141];LEN([.AC141])-5)" table:style-name="ce5">
            <text:p>35.08629650568827</text:p>
          </table:table-cell>
          <table:table-cell office:value-type="float" office:value="35.086296505688203" table:formula="of:=[.AD141]+0" table:style-name="ce5">
            <text:p>35.09</text:p>
          </table:table-cell>
          <table:table-cell office:value-type="float" office:value="49.505510115715637" table:formula="of:=([.D141]+[.G141]+[.J141]+[.M141]+[.P141]+[.S141]+[.V141]+[.Y141]+[.AB141]+[.AE141])/10" table:style-name="ce5">
            <text:p>49.51</text:p>
          </table:table-cell>
          <table:table-cell office:value-type="float" office:value="17.398263222566758" table:formula="of:=STDEV([.D141];[.G141];[.J141];[.M141];[.P141];[.S141];[.V141];[.Y141];[.AB141];[.AE141])" table:style-name="ce1">
            <text:p>17.39826322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4">
            <text:p>137<text:span text:style-name="T1">: </text:span><text:span text:style-name="T2">50.53856006172102</text:span></text:p>
          </table:table-cell>
          <table:table-cell office:value-type="string" office:string-value="50.53856006172102" table:formula="of:=RIGHT([.B142];LEN([.B142])-5)" table:style-name="ce5">
            <text:p>50.53856006172102</text:p>
          </table:table-cell>
          <table:table-cell office:value-type="float" office:value="50.538560061721" table:formula="of:=[.C142]+0" table:style-name="ce5">
            <text:p>50.54</text:p>
          </table:table-cell>
          <table:table-cell office:value-type="string" table:style-name="ce4">
            <text:p>137<text:span text:style-name="T1">: </text:span><text:span text:style-name="T2">37.0107936571929</text:span></text:p>
          </table:table-cell>
          <table:table-cell office:value-type="string" office:string-value="37.0107936571929" table:formula="of:=RIGHT([.E142];LEN([.E142])-5)" table:style-name="ce5">
            <text:p>37.0107936571929</text:p>
          </table:table-cell>
          <table:table-cell office:value-type="float" office:value="37.010793657192899" table:formula="of:=[.F142]+0" table:style-name="ce5">
            <text:p>37.01</text:p>
          </table:table-cell>
          <table:table-cell office:value-type="string" table:style-name="ce4">
            <text:p>137<text:span text:style-name="T1">: </text:span><text:span text:style-name="T2">61.44285586448983</text:span></text:p>
          </table:table-cell>
          <table:table-cell office:value-type="string" office:string-value="61.44285586448983" table:formula="of:=RIGHT([.H142];LEN([.H142])-5)" table:style-name="ce5">
            <text:p>61.44285586448983</text:p>
          </table:table-cell>
          <table:table-cell office:value-type="float" office:value="61.4428558644898" table:formula="of:=[.I142]+0" table:style-name="ce5">
            <text:p>61.44</text:p>
          </table:table-cell>
          <table:table-cell office:value-type="string" table:style-name="ce4">
            <text:p>137<text:span text:style-name="T1">: </text:span><text:span text:style-name="T2">69.03322588455771</text:span></text:p>
          </table:table-cell>
          <table:table-cell office:value-type="string" office:string-value="69.03322588455771" table:formula="of:=RIGHT([.K142];LEN([.K142])-5)" table:style-name="ce5">
            <text:p>69.03322588455771</text:p>
          </table:table-cell>
          <table:table-cell office:value-type="float" office:value="69.033225884557694" table:formula="of:=[.L142]+0" table:style-name="ce5">
            <text:p>69.03</text:p>
          </table:table-cell>
          <table:table-cell office:value-type="string" table:style-name="ce4">
            <text:p>137<text:span text:style-name="T1">: </text:span><text:span text:style-name="T2">46.14730561113873</text:span></text:p>
          </table:table-cell>
          <table:table-cell office:value-type="string" office:string-value="46.14730561113873" table:formula="of:=RIGHT([.N142];LEN([.N142])-5)" table:style-name="ce5">
            <text:p>46.14730561113873</text:p>
          </table:table-cell>
          <table:table-cell office:value-type="float" office:value="46.147305611138698" table:formula="of:=[.O142]+0" table:style-name="ce5">
            <text:p>46.15</text:p>
          </table:table-cell>
          <table:table-cell office:value-type="string" table:style-name="ce4">
            <text:p>137<text:span text:style-name="T1">: </text:span><text:span text:style-name="T2">26.852471303911933</text:span></text:p>
          </table:table-cell>
          <table:table-cell office:value-type="string" office:string-value="26.852471303911933" table:formula="of:=RIGHT([.Q142];LEN([.Q142])-5)" table:style-name="ce5">
            <text:p>26.852471303911933</text:p>
          </table:table-cell>
          <table:table-cell office:value-type="float" office:value="26.852471303911901" table:formula="of:=[.R142]+0" table:style-name="ce5">
            <text:p>26.85</text:p>
          </table:table-cell>
          <table:table-cell office:value-type="string" table:style-name="ce4">
            <text:p>137<text:span text:style-name="T1">: </text:span><text:span text:style-name="T2">21.853819672260876</text:span></text:p>
          </table:table-cell>
          <table:table-cell office:value-type="string" office:string-value="21.853819672260876" table:formula="of:=RIGHT([.T142];LEN([.T142])-5)" table:style-name="ce5">
            <text:p>21.853819672260876</text:p>
          </table:table-cell>
          <table:table-cell office:value-type="float" office:value="21.853819672260801" table:formula="of:=[.U142]+0" table:style-name="ce5">
            <text:p>21.85</text:p>
          </table:table-cell>
          <table:table-cell office:value-type="string" table:style-name="ce4">
            <text:p>137<text:span text:style-name="T1">: </text:span><text:span text:style-name="T2">78.14720057266639</text:span></text:p>
          </table:table-cell>
          <table:table-cell office:value-type="string" office:string-value="78.14720057266639" table:formula="of:=RIGHT([.W142];LEN([.W142])-5)" table:style-name="ce5">
            <text:p>78.14720057266639</text:p>
          </table:table-cell>
          <table:table-cell office:value-type="float" office:value="78.147200572666307" table:formula="of:=[.X142]+0" table:style-name="ce5">
            <text:p>78.15</text:p>
          </table:table-cell>
          <table:table-cell office:value-type="string" table:style-name="ce4">
            <text:p>137<text:span text:style-name="T1">: </text:span><text:span text:style-name="T2">52.222810424848504</text:span></text:p>
          </table:table-cell>
          <table:table-cell office:value-type="string" office:string-value="52.222810424848504" table:formula="of:=RIGHT([.Z142];LEN([.Z142])-5)" table:style-name="ce5">
            <text:p>52.222810424848504</text:p>
          </table:table-cell>
          <table:table-cell office:value-type="float" office:value="52.222810424848497" table:formula="of:=[.AA142]+0" table:style-name="ce5">
            <text:p>52.22</text:p>
          </table:table-cell>
          <table:table-cell office:value-type="string" table:style-name="ce4">
            <text:p>137<text:span text:style-name="T1">: </text:span><text:span text:style-name="T2">39.065862816082955</text:span></text:p>
          </table:table-cell>
          <table:table-cell office:value-type="string" office:string-value="39.065862816082955" table:formula="of:=RIGHT([.AC142];LEN([.AC142])-5)" table:style-name="ce5">
            <text:p>39.065862816082955</text:p>
          </table:table-cell>
          <table:table-cell office:value-type="float" office:value="39.065862816082898" table:formula="of:=[.AD142]+0" table:style-name="ce5">
            <text:p>39.07</text:p>
          </table:table-cell>
          <table:table-cell office:value-type="float" office:value="48.231490586887034" table:formula="of:=([.D142]+[.G142]+[.J142]+[.M142]+[.P142]+[.S142]+[.V142]+[.Y142]+[.AB142]+[.AE142])/10" table:style-name="ce5">
            <text:p>48.23</text:p>
          </table:table-cell>
          <table:table-cell office:value-type="float" office:value="17.921296638582895" table:formula="of:=STDEV([.D142];[.G142];[.J142];[.M142];[.P142];[.S142];[.V142];[.Y142];[.AB142];[.AE142])" table:style-name="ce1">
            <text:p>17.92129664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4">
            <text:p>138<text:span text:style-name="T1">: </text:span><text:span text:style-name="T2">52.53425465459334</text:span></text:p>
          </table:table-cell>
          <table:table-cell office:value-type="string" office:string-value="52.53425465459334" table:formula="of:=RIGHT([.B143];LEN([.B143])-5)" table:style-name="ce5">
            <text:p>52.53425465459334</text:p>
          </table:table-cell>
          <table:table-cell office:value-type="float" office:value="52.534254654593298" table:formula="of:=[.C143]+0" table:style-name="ce5">
            <text:p>52.53</text:p>
          </table:table-cell>
          <table:table-cell office:value-type="string" table:style-name="ce4">
            <text:p>138<text:span text:style-name="T1">: </text:span><text:span text:style-name="T2">47.35331458868253</text:span></text:p>
          </table:table-cell>
          <table:table-cell office:value-type="string" office:string-value="47.35331458868253" table:formula="of:=RIGHT([.E143];LEN([.E143])-5)" table:style-name="ce5">
            <text:p>47.35331458868253</text:p>
          </table:table-cell>
          <table:table-cell office:value-type="float" office:value="47.353314588682501" table:formula="of:=[.F143]+0" table:style-name="ce5">
            <text:p>47.35</text:p>
          </table:table-cell>
          <table:table-cell office:value-type="string" table:style-name="ce4">
            <text:p>138<text:span text:style-name="T1">: </text:span><text:span text:style-name="T2">55.48544491318554</text:span></text:p>
          </table:table-cell>
          <table:table-cell office:value-type="string" office:string-value="55.48544491318554" table:formula="of:=RIGHT([.H143];LEN([.H143])-5)" table:style-name="ce5">
            <text:p>55.48544491318554</text:p>
          </table:table-cell>
          <table:table-cell office:value-type="float" office:value="55.485444913185503" table:formula="of:=[.I143]+0" table:style-name="ce5">
            <text:p>55.49</text:p>
          </table:table-cell>
          <table:table-cell office:value-type="string" table:style-name="ce4">
            <text:p>138<text:span text:style-name="T1">: </text:span><text:span text:style-name="T2">81.86308839991162</text:span></text:p>
          </table:table-cell>
          <table:table-cell office:value-type="string" office:string-value="81.86308839991162" table:formula="of:=RIGHT([.K143];LEN([.K143])-5)" table:style-name="ce5">
            <text:p>81.86308839991162</text:p>
          </table:table-cell>
          <table:table-cell office:value-type="float" office:value="81.863088399911604" table:formula="of:=[.L143]+0" table:style-name="ce5">
            <text:p>81.86</text:p>
          </table:table-cell>
          <table:table-cell office:value-type="string" table:style-name="ce4">
            <text:p>138<text:span text:style-name="T1">: </text:span><text:span text:style-name="T2">46.85132608650583</text:span></text:p>
          </table:table-cell>
          <table:table-cell office:value-type="string" office:string-value="46.85132608650583" table:formula="of:=RIGHT([.N143];LEN([.N143])-5)" table:style-name="ce5">
            <text:p>46.85132608650583</text:p>
          </table:table-cell>
          <table:table-cell office:value-type="float" office:value="46.8513260865058" table:formula="of:=[.O143]+0" table:style-name="ce5">
            <text:p>46.85</text:p>
          </table:table-cell>
          <table:table-cell office:value-type="string" table:style-name="ce4">
            <text:p>138<text:span text:style-name="T1">: </text:span><text:span text:style-name="T2">27.02426887458583</text:span></text:p>
          </table:table-cell>
          <table:table-cell office:value-type="string" office:string-value="27.02426887458583" table:formula="of:=RIGHT([.Q143];LEN([.Q143])-5)" table:style-name="ce5">
            <text:p>27.02426887458583</text:p>
          </table:table-cell>
          <table:table-cell office:value-type="float" office:value="27.0242688745858" table:formula="of:=[.R143]+0" table:style-name="ce5">
            <text:p>27.02</text:p>
          </table:table-cell>
          <table:table-cell office:value-type="string" table:style-name="ce4">
            <text:p>138<text:span text:style-name="T1">: </text:span><text:span text:style-name="T2">20.45230750099828</text:span></text:p>
          </table:table-cell>
          <table:table-cell office:value-type="string" office:string-value="20.45230750099828" table:formula="of:=RIGHT([.T143];LEN([.T143])-5)" table:style-name="ce5">
            <text:p>20.45230750099828</text:p>
          </table:table-cell>
          <table:table-cell office:value-type="float" office:value="20.452307500998199" table:formula="of:=[.U143]+0" table:style-name="ce5">
            <text:p>20.45</text:p>
          </table:table-cell>
          <table:table-cell office:value-type="string" table:style-name="ce4">
            <text:p>138<text:span text:style-name="T1">: </text:span><text:span text:style-name="T2">78.31009375899649</text:span></text:p>
          </table:table-cell>
          <table:table-cell office:value-type="string" office:string-value="78.31009375899649" table:formula="of:=RIGHT([.W143];LEN([.W143])-5)" table:style-name="ce5">
            <text:p>78.31009375899649</text:p>
          </table:table-cell>
          <table:table-cell office:value-type="float" office:value="78.310093758996402" table:formula="of:=[.X143]+0" table:style-name="ce5">
            <text:p>78.31</text:p>
          </table:table-cell>
          <table:table-cell office:value-type="string" table:style-name="ce4">
            <text:p>138<text:span text:style-name="T1">: </text:span><text:span text:style-name="T2">48.07783438776919</text:span></text:p>
          </table:table-cell>
          <table:table-cell office:value-type="string" office:string-value="48.07783438776919" table:formula="of:=RIGHT([.Z143];LEN([.Z143])-5)" table:style-name="ce5">
            <text:p>48.07783438776919</text:p>
          </table:table-cell>
          <table:table-cell office:value-type="float" office:value="48.077834387769101" table:formula="of:=[.AA143]+0" table:style-name="ce5">
            <text:p>48.08</text:p>
          </table:table-cell>
          <table:table-cell office:value-type="string" table:style-name="ce4">
            <text:p>138<text:span text:style-name="T1">: </text:span><text:span text:style-name="T2">38.686174218713106</text:span></text:p>
          </table:table-cell>
          <table:table-cell office:value-type="string" office:string-value="38.686174218713106" table:formula="of:=RIGHT([.AC143];LEN([.AC143])-5)" table:style-name="ce5">
            <text:p>38.686174218713106</text:p>
          </table:table-cell>
          <table:table-cell office:value-type="float" office:value="38.686174218713099" table:formula="of:=[.AD143]+0" table:style-name="ce5">
            <text:p>38.69</text:p>
          </table:table-cell>
          <table:table-cell office:value-type="float" office:value="49.663810738394133" table:formula="of:=([.D143]+[.G143]+[.J143]+[.M143]+[.P143]+[.S143]+[.V143]+[.Y143]+[.AB143]+[.AE143])/10" table:style-name="ce5">
            <text:p>49.66</text:p>
          </table:table-cell>
          <table:table-cell office:value-type="float" office:value="19.441270390790745" table:formula="of:=STDEV([.D143];[.G143];[.J143];[.M143];[.P143];[.S143];[.V143];[.Y143];[.AB143];[.AE143])" table:style-name="ce1">
            <text:p>19.44127039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4">
            <text:p>139<text:span text:style-name="T1">: </text:span><text:span text:style-name="T2">52.78240859125138</text:span></text:p>
          </table:table-cell>
          <table:table-cell office:value-type="string" office:string-value="52.78240859125138" table:formula="of:=RIGHT([.B144];LEN([.B144])-5)" table:style-name="ce5">
            <text:p>52.78240859125138</text:p>
          </table:table-cell>
          <table:table-cell office:value-type="float" office:value="52.782408591251297" table:formula="of:=[.C144]+0" table:style-name="ce5">
            <text:p>52.78</text:p>
          </table:table-cell>
          <table:table-cell office:value-type="string" table:style-name="ce4">
            <text:p>139<text:span text:style-name="T1">: </text:span><text:span text:style-name="T2">34.4775357950549</text:span></text:p>
          </table:table-cell>
          <table:table-cell office:value-type="string" office:string-value="34.4775357950549" table:formula="of:=RIGHT([.E144];LEN([.E144])-5)" table:style-name="ce5">
            <text:p>34.4775357950549</text:p>
          </table:table-cell>
          <table:table-cell office:value-type="float" office:value="34.477535795054898" table:formula="of:=[.F144]+0" table:style-name="ce5">
            <text:p>34.48</text:p>
          </table:table-cell>
          <table:table-cell office:value-type="string" table:style-name="ce4">
            <text:p>139<text:span text:style-name="T1">: </text:span><text:span text:style-name="T2">61.14506276223018</text:span></text:p>
          </table:table-cell>
          <table:table-cell office:value-type="string" office:string-value="61.14506276223018" table:formula="of:=RIGHT([.H144];LEN([.H144])-5)" table:style-name="ce5">
            <text:p>61.14506276223018</text:p>
          </table:table-cell>
          <table:table-cell office:value-type="float" office:value="61.145062762230097" table:formula="of:=[.I144]+0" table:style-name="ce5">
            <text:p>61.15</text:p>
          </table:table-cell>
          <table:table-cell office:value-type="string" table:style-name="ce4">
            <text:p>139<text:span text:style-name="T1">: </text:span><text:span text:style-name="T2">74.32124634294573</text:span></text:p>
          </table:table-cell>
          <table:table-cell office:value-type="string" office:string-value="74.32124634294573" table:formula="of:=RIGHT([.K144];LEN([.K144])-5)" table:style-name="ce5">
            <text:p>74.32124634294573</text:p>
          </table:table-cell>
          <table:table-cell office:value-type="float" office:value="74.321246342945699" table:formula="of:=[.L144]+0" table:style-name="ce5">
            <text:p>74.32</text:p>
          </table:table-cell>
          <table:table-cell office:value-type="string" table:style-name="ce4">
            <text:p>139<text:span text:style-name="T1">: </text:span><text:span text:style-name="T2">47.08134211191849</text:span></text:p>
          </table:table-cell>
          <table:table-cell office:value-type="string" office:string-value="47.08134211191849" table:formula="of:=RIGHT([.N144];LEN([.N144])-5)" table:style-name="ce5">
            <text:p>47.08134211191849</text:p>
          </table:table-cell>
          <table:table-cell office:value-type="float" office:value="47.081342111918403" table:formula="of:=[.O144]+0" table:style-name="ce5">
            <text:p>47.08</text:p>
          </table:table-cell>
          <table:table-cell office:value-type="string" table:style-name="ce4">
            <text:p>139<text:span text:style-name="T1">: </text:span><text:span text:style-name="T2">32.55024352731707</text:span></text:p>
          </table:table-cell>
          <table:table-cell office:value-type="string" office:string-value="32.55024352731707" table:formula="of:=RIGHT([.Q144];LEN([.Q144])-5)" table:style-name="ce5">
            <text:p>32.55024352731707</text:p>
          </table:table-cell>
          <table:table-cell office:value-type="float" office:value="32.550243527317001" table:formula="of:=[.R144]+0" table:style-name="ce5">
            <text:p>32.55</text:p>
          </table:table-cell>
          <table:table-cell office:value-type="string" table:style-name="ce4">
            <text:p>139<text:span text:style-name="T1">: </text:span><text:span text:style-name="T2">23.45118271693193</text:span></text:p>
          </table:table-cell>
          <table:table-cell office:value-type="string" office:string-value="23.45118271693193" table:formula="of:=RIGHT([.T144];LEN([.T144])-5)" table:style-name="ce5">
            <text:p>23.45118271693193</text:p>
          </table:table-cell>
          <table:table-cell office:value-type="float" office:value="23.4511827169319" table:formula="of:=[.U144]+0" table:style-name="ce5">
            <text:p>23.45</text:p>
          </table:table-cell>
          <table:table-cell office:value-type="string" table:style-name="ce4">
            <text:p>139<text:span text:style-name="T1">: </text:span><text:span text:style-name="T2">47.54259290966975</text:span></text:p>
          </table:table-cell>
          <table:table-cell office:value-type="string" office:string-value="47.54259290966975" table:formula="of:=RIGHT([.W144];LEN([.W144])-5)" table:style-name="ce5">
            <text:p>47.54259290966975</text:p>
          </table:table-cell>
          <table:table-cell office:value-type="float" office:value="47.5425929096697" table:formula="of:=[.X144]+0" table:style-name="ce5">
            <text:p>47.54</text:p>
          </table:table-cell>
          <table:table-cell office:value-type="string" table:style-name="ce4">
            <text:p>139<text:span text:style-name="T1">: </text:span><text:span text:style-name="T2">41.26184249900416</text:span></text:p>
          </table:table-cell>
          <table:table-cell office:value-type="string" office:string-value="41.26184249900416" table:formula="of:=RIGHT([.Z144];LEN([.Z144])-5)" table:style-name="ce5">
            <text:p>41.26184249900416</text:p>
          </table:table-cell>
          <table:table-cell office:value-type="float" office:value="41.261842499004104" table:formula="of:=[.AA144]+0" table:style-name="ce5">
            <text:p>41.26</text:p>
          </table:table-cell>
          <table:table-cell office:value-type="string" table:style-name="ce4">
            <text:p>139<text:span text:style-name="T1">: </text:span><text:span text:style-name="T2">39.467634669555835</text:span></text:p>
          </table:table-cell>
          <table:table-cell office:value-type="string" office:string-value="39.467634669555835" table:formula="of:=RIGHT([.AC144];LEN([.AC144])-5)" table:style-name="ce5">
            <text:p>39.467634669555835</text:p>
          </table:table-cell>
          <table:table-cell office:value-type="float" office:value="39.4676346695558" table:formula="of:=[.AD144]+0" table:style-name="ce5">
            <text:p>39.47</text:p>
          </table:table-cell>
          <table:table-cell office:value-type="float" office:value="45.408109192587887" table:formula="of:=([.D144]+[.G144]+[.J144]+[.M144]+[.P144]+[.S144]+[.V144]+[.Y144]+[.AB144]+[.AE144])/10" table:style-name="ce5">
            <text:p>45.41</text:p>
          </table:table-cell>
          <table:table-cell office:value-type="float" office:value="14.775154663096922" table:formula="of:=STDEV([.D144];[.G144];[.J144];[.M144];[.P144];[.S144];[.V144];[.Y144];[.AB144];[.AE144])" table:style-name="ce1">
            <text:p>14.77515466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140<text:span text:style-name="T1">: </text:span><text:span text:style-name="T2">40.40173377744978</text:span></text:p>
          </table:table-cell>
          <table:table-cell office:value-type="string" office:string-value="40.40173377744978" table:formula="of:=RIGHT([.B145];LEN([.B145])-5)" table:style-name="ce5">
            <text:p>40.40173377744978</text:p>
          </table:table-cell>
          <table:table-cell office:value-type="float" office:value="40.401733777449699" table:formula="of:=[.C145]+0" table:style-name="ce5">
            <text:p>40.40</text:p>
          </table:table-cell>
          <table:table-cell office:value-type="string" table:style-name="ce4">
            <text:p>140<text:span text:style-name="T1">: </text:span><text:span text:style-name="T2">42.01144971878644</text:span></text:p>
          </table:table-cell>
          <table:table-cell office:value-type="string" office:string-value="42.01144971878644" table:formula="of:=RIGHT([.E145];LEN([.E145])-5)" table:style-name="ce5">
            <text:p>42.01144971878644</text:p>
          </table:table-cell>
          <table:table-cell office:value-type="float" office:value="42.011449718786402" table:formula="of:=[.F145]+0" table:style-name="ce5">
            <text:p>42.01</text:p>
          </table:table-cell>
          <table:table-cell office:value-type="string" table:style-name="ce4">
            <text:p>140<text:span text:style-name="T1">: </text:span><text:span text:style-name="T2">61.23527729774658</text:span></text:p>
          </table:table-cell>
          <table:table-cell office:value-type="string" office:string-value="61.23527729774658" table:formula="of:=RIGHT([.H145];LEN([.H145])-5)" table:style-name="ce5">
            <text:p>61.23527729774658</text:p>
          </table:table-cell>
          <table:table-cell office:value-type="float" office:value="61.235277297746499" table:formula="of:=[.I145]+0" table:style-name="ce5">
            <text:p>61.24</text:p>
          </table:table-cell>
          <table:table-cell office:value-type="string" table:style-name="ce4">
            <text:p>140<text:span text:style-name="T1">: </text:span><text:span text:style-name="T2">72.58928113030545</text:span></text:p>
          </table:table-cell>
          <table:table-cell office:value-type="string" office:string-value="72.58928113030545" table:formula="of:=RIGHT([.K145];LEN([.K145])-5)" table:style-name="ce5">
            <text:p>72.58928113030545</text:p>
          </table:table-cell>
          <table:table-cell office:value-type="float" office:value="72.589281130305395" table:formula="of:=[.L145]+0" table:style-name="ce5">
            <text:p>72.59</text:p>
          </table:table-cell>
          <table:table-cell office:value-type="string" table:style-name="ce4">
            <text:p>140<text:span text:style-name="T1">: </text:span><text:span text:style-name="T2">48.799259584989464</text:span></text:p>
          </table:table-cell>
          <table:table-cell office:value-type="string" office:string-value="48.799259584989464" table:formula="of:=RIGHT([.N145];LEN([.N145])-5)" table:style-name="ce5">
            <text:p>48.799259584989464</text:p>
          </table:table-cell>
          <table:table-cell office:value-type="float" office:value="48.7992595849894" table:formula="of:=[.O145]+0" table:style-name="ce5">
            <text:p>48.80</text:p>
          </table:table-cell>
          <table:table-cell office:value-type="string" table:style-name="ce4">
            <text:p>140<text:span text:style-name="T1">: </text:span><text:span text:style-name="T2">27.223508156379392</text:span></text:p>
          </table:table-cell>
          <table:table-cell office:value-type="string" office:string-value="27.223508156379392" table:formula="of:=RIGHT([.Q145];LEN([.Q145])-5)" table:style-name="ce5">
            <text:p>27.223508156379392</text:p>
          </table:table-cell>
          <table:table-cell office:value-type="float" office:value="27.2235081563793" table:formula="of:=[.R145]+0" table:style-name="ce5">
            <text:p>27.22</text:p>
          </table:table-cell>
          <table:table-cell office:value-type="string" table:style-name="ce4">
            <text:p>140<text:span text:style-name="T1">: </text:span><text:span text:style-name="T2">12.623125219747518</text:span></text:p>
          </table:table-cell>
          <table:table-cell office:value-type="string" office:string-value="12.623125219747518" table:formula="of:=RIGHT([.T145];LEN([.T145])-5)" table:style-name="ce5">
            <text:p>12.623125219747518</text:p>
          </table:table-cell>
          <table:table-cell office:value-type="float" office:value="12.6231252197475" table:formula="of:=[.U145]+0" table:style-name="ce5">
            <text:p>12.62</text:p>
          </table:table-cell>
          <table:table-cell office:value-type="string" table:style-name="ce4">
            <text:p>140<text:span text:style-name="T1">: </text:span><text:span text:style-name="T2">53.44661102235843</text:span></text:p>
          </table:table-cell>
          <table:table-cell office:value-type="string" office:string-value="53.44661102235843" table:formula="of:=RIGHT([.W145];LEN([.W145])-5)" table:style-name="ce5">
            <text:p>53.44661102235843</text:p>
          </table:table-cell>
          <table:table-cell office:value-type="float" office:value="53.446611022358397" table:formula="of:=[.X145]+0" table:style-name="ce5">
            <text:p>53.45</text:p>
          </table:table-cell>
          <table:table-cell office:value-type="string" table:style-name="ce4">
            <text:p>140<text:span text:style-name="T1">: </text:span><text:span text:style-name="T2">44.85083949725932</text:span></text:p>
          </table:table-cell>
          <table:table-cell office:value-type="string" office:string-value="44.85083949725932" table:formula="of:=RIGHT([.Z145];LEN([.Z145])-5)" table:style-name="ce5">
            <text:p>44.85083949725932</text:p>
          </table:table-cell>
          <table:table-cell office:value-type="float" office:value="44.850839497259301" table:formula="of:=[.AA145]+0" table:style-name="ce5">
            <text:p>44.85</text:p>
          </table:table-cell>
          <table:table-cell office:value-type="string" table:style-name="ce4">
            <text:p>140<text:span text:style-name="T1">: </text:span><text:span text:style-name="T2">35.27503514551658</text:span></text:p>
          </table:table-cell>
          <table:table-cell office:value-type="string" office:string-value="35.27503514551658" table:formula="of:=RIGHT([.AC145];LEN([.AC145])-5)" table:style-name="ce5">
            <text:p>35.27503514551658</text:p>
          </table:table-cell>
          <table:table-cell office:value-type="float" office:value="35.275035145516497" table:formula="of:=[.AD145]+0" table:style-name="ce5">
            <text:p>35.28</text:p>
          </table:table-cell>
          <table:table-cell office:value-type="float" office:value="43.845612055053842" table:formula="of:=([.D145]+[.G145]+[.J145]+[.M145]+[.P145]+[.S145]+[.V145]+[.Y145]+[.AB145]+[.AE145])/10" table:style-name="ce5">
            <text:p>43.85</text:p>
          </table:table-cell>
          <table:table-cell office:value-type="float" office:value="16.95138314979474" table:formula="of:=STDEV([.D145];[.G145];[.J145];[.M145];[.P145];[.S145];[.V145];[.Y145];[.AB145];[.AE145])" table:style-name="ce1">
            <text:p>16.95138315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141<text:span text:style-name="T1">: </text:span><text:span text:style-name="T2">63.88577159438063</text:span></text:p>
          </table:table-cell>
          <table:table-cell office:value-type="string" office:string-value="63.88577159438063" table:formula="of:=RIGHT([.B146];LEN([.B146])-5)" table:style-name="ce5">
            <text:p>63.88577159438063</text:p>
          </table:table-cell>
          <table:table-cell office:value-type="float" office:value="63.8857715943806" table:formula="of:=[.C146]+0" table:style-name="ce5">
            <text:p>63.89</text:p>
          </table:table-cell>
          <table:table-cell office:value-type="string" table:style-name="ce4">
            <text:p>141<text:span text:style-name="T1">: </text:span><text:span text:style-name="T2">43.60869586766308</text:span></text:p>
          </table:table-cell>
          <table:table-cell office:value-type="string" office:string-value="43.60869586766308" table:formula="of:=RIGHT([.E146];LEN([.E146])-5)" table:style-name="ce5">
            <text:p>43.60869586766308</text:p>
          </table:table-cell>
          <table:table-cell office:value-type="float" office:value="43.608695867663002" table:formula="of:=[.F146]+0" table:style-name="ce5">
            <text:p>43.61</text:p>
          </table:table-cell>
          <table:table-cell office:value-type="string" table:style-name="ce4">
            <text:p>141<text:span text:style-name="T1">: </text:span><text:span text:style-name="T2">56.316762680561126</text:span></text:p>
          </table:table-cell>
          <table:table-cell office:value-type="string" office:string-value="56.316762680561126" table:formula="of:=RIGHT([.H146];LEN([.H146])-5)" table:style-name="ce5">
            <text:p>56.316762680561126</text:p>
          </table:table-cell>
          <table:table-cell office:value-type="float" office:value="56.316762680561098" table:formula="of:=[.I146]+0" table:style-name="ce5">
            <text:p>56.32</text:p>
          </table:table-cell>
          <table:table-cell office:value-type="string" table:style-name="ce4">
            <text:p>141<text:span text:style-name="T1">: </text:span><text:span text:style-name="T2">65.28123955025669</text:span></text:p>
          </table:table-cell>
          <table:table-cell office:value-type="string" office:string-value="65.28123955025669" table:formula="of:=RIGHT([.K146];LEN([.K146])-5)" table:style-name="ce5">
            <text:p>65.28123955025669</text:p>
          </table:table-cell>
          <table:table-cell office:value-type="float" office:value="65.281239550256601" table:formula="of:=[.L146]+0" table:style-name="ce5">
            <text:p>65.28</text:p>
          </table:table-cell>
          <table:table-cell office:value-type="string" table:style-name="ce4">
            <text:p>141<text:span text:style-name="T1">: </text:span><text:span text:style-name="T2">54.83243706627203</text:span></text:p>
          </table:table-cell>
          <table:table-cell office:value-type="string" office:string-value="54.83243706627203" table:formula="of:=RIGHT([.N146];LEN([.N146])-5)" table:style-name="ce5">
            <text:p>54.83243706627203</text:p>
          </table:table-cell>
          <table:table-cell office:value-type="float" office:value="54.832437066272" table:formula="of:=[.O146]+0" table:style-name="ce5">
            <text:p>54.83</text:p>
          </table:table-cell>
          <table:table-cell office:value-type="string" table:style-name="ce4">
            <text:p>141<text:span text:style-name="T1">: </text:span><text:span text:style-name="T2">39.351748480950995</text:span></text:p>
          </table:table-cell>
          <table:table-cell office:value-type="string" office:string-value="39.351748480950995" table:formula="of:=RIGHT([.Q146];LEN([.Q146])-5)" table:style-name="ce5">
            <text:p>39.351748480950995</text:p>
          </table:table-cell>
          <table:table-cell office:value-type="float" office:value="39.351748480950903" table:formula="of:=[.R146]+0" table:style-name="ce5">
            <text:p>39.35</text:p>
          </table:table-cell>
          <table:table-cell office:value-type="string" table:style-name="ce4">
            <text:p>141<text:span text:style-name="T1">: </text:span><text:span text:style-name="T2">20.279770944277796</text:span></text:p>
          </table:table-cell>
          <table:table-cell office:value-type="string" office:string-value="20.279770944277796" table:formula="of:=RIGHT([.T146];LEN([.T146])-5)" table:style-name="ce5">
            <text:p>20.279770944277796</text:p>
          </table:table-cell>
          <table:table-cell office:value-type="float" office:value="20.279770944277701" table:formula="of:=[.U146]+0" table:style-name="ce5">
            <text:p>20.28</text:p>
          </table:table-cell>
          <table:table-cell office:value-type="string" table:style-name="ce4">
            <text:p>141<text:span text:style-name="T1">: </text:span><text:span text:style-name="T2">60.13904140123966</text:span></text:p>
          </table:table-cell>
          <table:table-cell office:value-type="string" office:string-value="60.13904140123966" table:formula="of:=RIGHT([.W146];LEN([.W146])-5)" table:style-name="ce5">
            <text:p>60.13904140123966</text:p>
          </table:table-cell>
          <table:table-cell office:value-type="float" office:value="60.139041401239602" table:formula="of:=[.X146]+0" table:style-name="ce5">
            <text:p>60.14</text:p>
          </table:table-cell>
          <table:table-cell office:value-type="string" table:style-name="ce4">
            <text:p>141<text:span text:style-name="T1">: </text:span><text:span text:style-name="T2">48.790988369938674</text:span></text:p>
          </table:table-cell>
          <table:table-cell office:value-type="string" office:string-value="48.790988369938674" table:formula="of:=RIGHT([.Z146];LEN([.Z146])-5)" table:style-name="ce5">
            <text:p>48.790988369938674</text:p>
          </table:table-cell>
          <table:table-cell office:value-type="float" office:value="48.790988369938603" table:formula="of:=[.AA146]+0" table:style-name="ce5">
            <text:p>48.79</text:p>
          </table:table-cell>
          <table:table-cell office:value-type="string" table:style-name="ce4">
            <text:p>141<text:span text:style-name="T1">: </text:span><text:span text:style-name="T2">31.56599569109549</text:span></text:p>
          </table:table-cell>
          <table:table-cell office:value-type="string" office:string-value="31.56599569109549" table:formula="of:=RIGHT([.AC146];LEN([.AC146])-5)" table:style-name="ce5">
            <text:p>31.56599569109549</text:p>
          </table:table-cell>
          <table:table-cell office:value-type="float" office:value="31.565995691095399" table:formula="of:=[.AD146]+0" table:style-name="ce5">
            <text:p>31.57</text:p>
          </table:table-cell>
          <table:table-cell office:value-type="float" office:value="48.405245164663548" table:formula="of:=([.D146]+[.G146]+[.J146]+[.M146]+[.P146]+[.S146]+[.V146]+[.Y146]+[.AB146]+[.AE146])/10" table:style-name="ce5">
            <text:p>48.41</text:p>
          </table:table-cell>
          <table:table-cell office:value-type="float" office:value="14.703562956135285" table:formula="of:=STDEV([.D146];[.G146];[.J146];[.M146];[.P146];[.S146];[.V146];[.Y146];[.AB146];[.AE146])" table:style-name="ce1">
            <text:p>14.70356296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142<text:span text:style-name="T1">: </text:span><text:span text:style-name="T2">55.32832997180198</text:span></text:p>
          </table:table-cell>
          <table:table-cell office:value-type="string" office:string-value="55.32832997180198" table:formula="of:=RIGHT([.B147];LEN([.B147])-5)" table:style-name="ce5">
            <text:p>55.32832997180198</text:p>
          </table:table-cell>
          <table:table-cell office:value-type="float" office:value="55.328329971801899" table:formula="of:=[.C147]+0" table:style-name="ce5">
            <text:p>55.33</text:p>
          </table:table-cell>
          <table:table-cell office:value-type="string" table:style-name="ce4">
            <text:p>142<text:span text:style-name="T1">: </text:span><text:span text:style-name="T2">46.314190533462</text:span></text:p>
          </table:table-cell>
          <table:table-cell office:value-type="string" office:string-value="46.314190533462" table:formula="of:=RIGHT([.E147];LEN([.E147])-5)" table:style-name="ce5">
            <text:p>46.314190533462</text:p>
          </table:table-cell>
          <table:table-cell office:value-type="float" office:value="46.314190533462003" table:formula="of:=[.F147]+0" table:style-name="ce5">
            <text:p>46.31</text:p>
          </table:table-cell>
          <table:table-cell office:value-type="string" table:style-name="ce4">
            <text:p>142<text:span text:style-name="T1">: </text:span><text:span text:style-name="T2">51.437626249101285</text:span></text:p>
          </table:table-cell>
          <table:table-cell office:value-type="string" office:string-value="51.437626249101285" table:formula="of:=RIGHT([.H147];LEN([.H147])-5)" table:style-name="ce5">
            <text:p>51.437626249101285</text:p>
          </table:table-cell>
          <table:table-cell office:value-type="float" office:value="51.4376262491012" table:formula="of:=[.I147]+0" table:style-name="ce5">
            <text:p>51.44</text:p>
          </table:table-cell>
          <table:table-cell office:value-type="string" table:style-name="ce4">
            <text:p>142<text:span text:style-name="T1">: </text:span><text:span text:style-name="T2">91.53928807913277</text:span></text:p>
          </table:table-cell>
          <table:table-cell office:value-type="string" office:string-value="91.53928807913277" table:formula="of:=RIGHT([.K147];LEN([.K147])-5)" table:style-name="ce5">
            <text:p>91.53928807913277</text:p>
          </table:table-cell>
          <table:table-cell office:value-type="float" office:value="91.539288079132703" table:formula="of:=[.L147]+0" table:style-name="ce5">
            <text:p>91.54</text:p>
          </table:table-cell>
          <table:table-cell office:value-type="string" table:style-name="ce4">
            <text:p>142<text:span text:style-name="T1">: </text:span><text:span text:style-name="T2">46.993891449770885</text:span></text:p>
          </table:table-cell>
          <table:table-cell office:value-type="string" office:string-value="46.993891449770885" table:formula="of:=RIGHT([.N147];LEN([.N147])-5)" table:style-name="ce5">
            <text:p>46.993891449770885</text:p>
          </table:table-cell>
          <table:table-cell office:value-type="float" office:value="46.9938914497708" table:formula="of:=[.O147]+0" table:style-name="ce5">
            <text:p>46.99</text:p>
          </table:table-cell>
          <table:table-cell office:value-type="string" table:style-name="ce4">
            <text:p>142<text:span text:style-name="T1">: </text:span><text:span text:style-name="T2">32.66429180103913</text:span></text:p>
          </table:table-cell>
          <table:table-cell office:value-type="string" office:string-value="32.66429180103913" table:formula="of:=RIGHT([.Q147];LEN([.Q147])-5)" table:style-name="ce5">
            <text:p>32.66429180103913</text:p>
          </table:table-cell>
          <table:table-cell office:value-type="float" office:value="32.664291801039099" table:formula="of:=[.R147]+0" table:style-name="ce5">
            <text:p>32.66</text:p>
          </table:table-cell>
          <table:table-cell office:value-type="string" table:style-name="ce4">
            <text:p>142<text:span text:style-name="T1">: </text:span><text:span text:style-name="T2">21.953813014341577</text:span></text:p>
          </table:table-cell>
          <table:table-cell office:value-type="string" office:string-value="21.953813014341577" table:formula="of:=RIGHT([.T147];LEN([.T147])-5)" table:style-name="ce5">
            <text:p>21.953813014341577</text:p>
          </table:table-cell>
          <table:table-cell office:value-type="float" office:value="21.953813014341499" table:formula="of:=[.U147]+0" table:style-name="ce5">
            <text:p>21.95</text:p>
          </table:table-cell>
          <table:table-cell office:value-type="string" table:style-name="ce4">
            <text:p>142<text:span text:style-name="T1">: </text:span><text:span text:style-name="T2">46.784874964744816</text:span></text:p>
          </table:table-cell>
          <table:table-cell office:value-type="string" office:string-value="46.784874964744816" table:formula="of:=RIGHT([.W147];LEN([.W147])-5)" table:style-name="ce5">
            <text:p>46.784874964744816</text:p>
          </table:table-cell>
          <table:table-cell office:value-type="float" office:value="46.784874964744802" table:formula="of:=[.X147]+0" table:style-name="ce5">
            <text:p>46.78</text:p>
          </table:table-cell>
          <table:table-cell office:value-type="string" table:style-name="ce4">
            <text:p>142<text:span text:style-name="T1">: </text:span><text:span text:style-name="T2">49.98899631155819</text:span></text:p>
          </table:table-cell>
          <table:table-cell office:value-type="string" office:string-value="49.98899631155819" table:formula="of:=RIGHT([.Z147];LEN([.Z147])-5)" table:style-name="ce5">
            <text:p>49.98899631155819</text:p>
          </table:table-cell>
          <table:table-cell office:value-type="float" office:value="49.988996311558097" table:formula="of:=[.AA147]+0" table:style-name="ce5">
            <text:p>49.99</text:p>
          </table:table-cell>
          <table:table-cell office:value-type="string" table:style-name="ce4">
            <text:p>142<text:span text:style-name="T1">: </text:span><text:span text:style-name="T2">23.101799055122704</text:span></text:p>
          </table:table-cell>
          <table:table-cell office:value-type="string" office:string-value="23.101799055122704" table:formula="of:=RIGHT([.AC147];LEN([.AC147])-5)" table:style-name="ce5">
            <text:p>23.101799055122704</text:p>
          </table:table-cell>
          <table:table-cell office:value-type="float" office:value="23.101799055122701" table:formula="of:=[.AD147]+0" table:style-name="ce5">
            <text:p>23.10</text:p>
          </table:table-cell>
          <table:table-cell office:value-type="float" office:value="46.610710143007474" table:formula="of:=([.D147]+[.G147]+[.J147]+[.M147]+[.P147]+[.S147]+[.V147]+[.Y147]+[.AB147]+[.AE147])/10" table:style-name="ce5">
            <text:p>46.61</text:p>
          </table:table-cell>
          <table:table-cell office:value-type="float" office:value="19.677073782203347" table:formula="of:=STDEV([.D147];[.G147];[.J147];[.M147];[.P147];[.S147];[.V147];[.Y147];[.AB147];[.AE147])" table:style-name="ce1">
            <text:p>19.67707378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143<text:span text:style-name="T1">: </text:span><text:span text:style-name="T2">61.005528339576394</text:span></text:p>
          </table:table-cell>
          <table:table-cell office:value-type="string" office:string-value="61.005528339576394" table:formula="of:=RIGHT([.B148];LEN([.B148])-5)" table:style-name="ce5">
            <text:p>61.005528339576394</text:p>
          </table:table-cell>
          <table:table-cell office:value-type="float" office:value="61.005528339576301" table:formula="of:=[.C148]+0" table:style-name="ce5">
            <text:p>61.01</text:p>
          </table:table-cell>
          <table:table-cell office:value-type="string" table:style-name="ce4">
            <text:p>143<text:span text:style-name="T1">: </text:span><text:span text:style-name="T2">49.353452980780176</text:span></text:p>
          </table:table-cell>
          <table:table-cell office:value-type="string" office:string-value="49.353452980780176" table:formula="of:=RIGHT([.E148];LEN([.E148])-5)" table:style-name="ce5">
            <text:p>49.353452980780176</text:p>
          </table:table-cell>
          <table:table-cell office:value-type="float" office:value="49.353452980780098" table:formula="of:=[.F148]+0" table:style-name="ce5">
            <text:p>49.35</text:p>
          </table:table-cell>
          <table:table-cell office:value-type="string" table:style-name="ce4">
            <text:p>143<text:span text:style-name="T1">: </text:span><text:span text:style-name="T2">48.23112738832294</text:span></text:p>
          </table:table-cell>
          <table:table-cell office:value-type="string" office:string-value="48.23112738832294" table:formula="of:=RIGHT([.H148];LEN([.H148])-5)" table:style-name="ce5">
            <text:p>48.23112738832294</text:p>
          </table:table-cell>
          <table:table-cell office:value-type="float" office:value="48.231127388322903" table:formula="of:=[.I148]+0" table:style-name="ce5">
            <text:p>48.23</text:p>
          </table:table-cell>
          <table:table-cell office:value-type="string" table:style-name="ce4">
            <text:p>143<text:span text:style-name="T1">: </text:span><text:span text:style-name="T2">75.28713144472147</text:span></text:p>
          </table:table-cell>
          <table:table-cell office:value-type="string" office:string-value="75.28713144472147" table:formula="of:=RIGHT([.K148];LEN([.K148])-5)" table:style-name="ce5">
            <text:p>75.28713144472147</text:p>
          </table:table-cell>
          <table:table-cell office:value-type="float" office:value="75.287131444721396" table:formula="of:=[.L148]+0" table:style-name="ce5">
            <text:p>75.29</text:p>
          </table:table-cell>
          <table:table-cell office:value-type="string" table:style-name="ce4">
            <text:p>143<text:span text:style-name="T1">: </text:span><text:span text:style-name="T2">64.51033306039987</text:span></text:p>
          </table:table-cell>
          <table:table-cell office:value-type="string" office:string-value="64.51033306039987" table:formula="of:=RIGHT([.N148];LEN([.N148])-5)" table:style-name="ce5">
            <text:p>64.51033306039987</text:p>
          </table:table-cell>
          <table:table-cell office:value-type="float" office:value="64.510333060399802" table:formula="of:=[.O148]+0" table:style-name="ce5">
            <text:p>64.51</text:p>
          </table:table-cell>
          <table:table-cell office:value-type="string" table:style-name="ce4">
            <text:p>143<text:span text:style-name="T1">: </text:span><text:span text:style-name="T2">28.132086110609084</text:span></text:p>
          </table:table-cell>
          <table:table-cell office:value-type="string" office:string-value="28.132086110609084" table:formula="of:=RIGHT([.Q148];LEN([.Q148])-5)" table:style-name="ce5">
            <text:p>28.132086110609084</text:p>
          </table:table-cell>
          <table:table-cell office:value-type="float" office:value="28.132086110608999" table:formula="of:=[.R148]+0" table:style-name="ce5">
            <text:p>28.13</text:p>
          </table:table-cell>
          <table:table-cell office:value-type="string" table:style-name="ce4">
            <text:p>143<text:span text:style-name="T1">: </text:span><text:span text:style-name="T2">21.401705467726426</text:span></text:p>
          </table:table-cell>
          <table:table-cell office:value-type="string" office:string-value="21.401705467726426" table:formula="of:=RIGHT([.T148];LEN([.T148])-5)" table:style-name="ce5">
            <text:p>21.401705467726426</text:p>
          </table:table-cell>
          <table:table-cell office:value-type="float" office:value="21.401705467726401" table:formula="of:=[.U148]+0" table:style-name="ce5">
            <text:p>21.40</text:p>
          </table:table-cell>
          <table:table-cell office:value-type="string" table:style-name="ce4">
            <text:p>143<text:span text:style-name="T1">: </text:span><text:span text:style-name="T2">41.44425462349125</text:span></text:p>
          </table:table-cell>
          <table:table-cell office:value-type="string" office:string-value="41.44425462349125" table:formula="of:=RIGHT([.W148];LEN([.W148])-5)" table:style-name="ce5">
            <text:p>41.44425462349125</text:p>
          </table:table-cell>
          <table:table-cell office:value-type="float" office:value="41.444254623491197" table:formula="of:=[.X148]+0" table:style-name="ce5">
            <text:p>41.44</text:p>
          </table:table-cell>
          <table:table-cell office:value-type="string" table:style-name="ce4">
            <text:p>143<text:span text:style-name="T1">: </text:span><text:span text:style-name="T2">48.33321054962495</text:span></text:p>
          </table:table-cell>
          <table:table-cell office:value-type="string" office:string-value="48.33321054962495" table:formula="of:=RIGHT([.Z148];LEN([.Z148])-5)" table:style-name="ce5">
            <text:p>48.33321054962495</text:p>
          </table:table-cell>
          <table:table-cell office:value-type="float" office:value="48.333210549624901" table:formula="of:=[.AA148]+0" table:style-name="ce5">
            <text:p>48.33</text:p>
          </table:table-cell>
          <table:table-cell office:value-type="string" table:style-name="ce4">
            <text:p>143<text:span text:style-name="T1">: </text:span><text:span text:style-name="T2">30.668894536804537</text:span></text:p>
          </table:table-cell>
          <table:table-cell office:value-type="string" office:string-value="30.668894536804537" table:formula="of:=RIGHT([.AC148];LEN([.AC148])-5)" table:style-name="ce5">
            <text:p>30.668894536804537</text:p>
          </table:table-cell>
          <table:table-cell office:value-type="float" office:value="30.668894536804501" table:formula="of:=[.AD148]+0" table:style-name="ce5">
            <text:p>30.67</text:p>
          </table:table-cell>
          <table:table-cell office:value-type="float" office:value="46.836772450205643" table:formula="of:=([.D148]+[.G148]+[.J148]+[.M148]+[.P148]+[.S148]+[.V148]+[.Y148]+[.AB148]+[.AE148])/10" table:style-name="ce5">
            <text:p>46.84</text:p>
          </table:table-cell>
          <table:table-cell office:value-type="float" office:value="17.063072527743813" table:formula="of:=STDEV([.D148];[.G148];[.J148];[.M148];[.P148];[.S148];[.V148];[.Y148];[.AB148];[.AE148])" table:style-name="ce1">
            <text:p>17.06307253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144<text:span text:style-name="T1">: </text:span><text:span text:style-name="T2">44.6481542606286</text:span></text:p>
          </table:table-cell>
          <table:table-cell office:value-type="string" office:string-value="44.6481542606286" table:formula="of:=RIGHT([.B149];LEN([.B149])-5)" table:style-name="ce5">
            <text:p>44.6481542606286</text:p>
          </table:table-cell>
          <table:table-cell office:value-type="float" office:value="44.648154260628601" table:formula="of:=[.C149]+0" table:style-name="ce5">
            <text:p>44.65</text:p>
          </table:table-cell>
          <table:table-cell office:value-type="string" table:style-name="ce4">
            <text:p>144<text:span text:style-name="T1">: </text:span><text:span text:style-name="T2">43.476773697990225</text:span></text:p>
          </table:table-cell>
          <table:table-cell office:value-type="string" office:string-value="43.476773697990225" table:formula="of:=RIGHT([.E149];LEN([.E149])-5)" table:style-name="ce5">
            <text:p>43.476773697990225</text:p>
          </table:table-cell>
          <table:table-cell office:value-type="float" office:value="43.476773697990197" table:formula="of:=[.F149]+0" table:style-name="ce5">
            <text:p>43.48</text:p>
          </table:table-cell>
          <table:table-cell office:value-type="string" table:style-name="ce4">
            <text:p>144<text:span text:style-name="T1">: </text:span><text:span text:style-name="T2">46.72954191180363</text:span></text:p>
          </table:table-cell>
          <table:table-cell office:value-type="string" office:string-value="46.72954191180363" table:formula="of:=RIGHT([.H149];LEN([.H149])-5)" table:style-name="ce5">
            <text:p>46.72954191180363</text:p>
          </table:table-cell>
          <table:table-cell office:value-type="float" office:value="46.729541911803601" table:formula="of:=[.I149]+0" table:style-name="ce5">
            <text:p>46.73</text:p>
          </table:table-cell>
          <table:table-cell office:value-type="string" table:style-name="ce4">
            <text:p>144<text:span text:style-name="T1">: </text:span><text:span text:style-name="T2">71.4121786041949</text:span></text:p>
          </table:table-cell>
          <table:table-cell office:value-type="string" office:string-value="71.4121786041949" table:formula="of:=RIGHT([.K149];LEN([.K149])-5)" table:style-name="ce5">
            <text:p>71.4121786041949</text:p>
          </table:table-cell>
          <table:table-cell office:value-type="float" office:value="71.412178604194906" table:formula="of:=[.L149]+0" table:style-name="ce5">
            <text:p>71.41</text:p>
          </table:table-cell>
          <table:table-cell office:value-type="string" table:style-name="ce4">
            <text:p>144<text:span text:style-name="T1">: </text:span><text:span text:style-name="T2">60.09618996590999</text:span></text:p>
          </table:table-cell>
          <table:table-cell office:value-type="string" office:string-value="60.09618996590999" table:formula="of:=RIGHT([.N149];LEN([.N149])-5)" table:style-name="ce5">
            <text:p>60.09618996590999</text:p>
          </table:table-cell>
          <table:table-cell office:value-type="float" office:value="60.0961899659099" table:formula="of:=[.O149]+0" table:style-name="ce5">
            <text:p>60.10</text:p>
          </table:table-cell>
          <table:table-cell office:value-type="string" table:style-name="ce4">
            <text:p>144<text:span text:style-name="T1">: </text:span><text:span text:style-name="T2">27.133224476333123</text:span></text:p>
          </table:table-cell>
          <table:table-cell office:value-type="string" office:string-value="27.133224476333123" table:formula="of:=RIGHT([.Q149];LEN([.Q149])-5)" table:style-name="ce5">
            <text:p>27.133224476333123</text:p>
          </table:table-cell>
          <table:table-cell office:value-type="float" office:value="27.133224476333101" table:formula="of:=[.R149]+0" table:style-name="ce5">
            <text:p>27.13</text:p>
          </table:table-cell>
          <table:table-cell office:value-type="string" table:style-name="ce4">
            <text:p>144<text:span text:style-name="T1">: </text:span><text:span text:style-name="T2">20.43275869432041</text:span></text:p>
          </table:table-cell>
          <table:table-cell office:value-type="string" office:string-value="20.43275869432041" table:formula="of:=RIGHT([.T149];LEN([.T149])-5)" table:style-name="ce5">
            <text:p>20.43275869432041</text:p>
          </table:table-cell>
          <table:table-cell office:value-type="float" office:value="20.432758694320398" table:formula="of:=[.U149]+0" table:style-name="ce5">
            <text:p>20.43</text:p>
          </table:table-cell>
          <table:table-cell office:value-type="string" table:style-name="ce4">
            <text:p>144<text:span text:style-name="T1">: </text:span><text:span text:style-name="T2">48.98368644088363</text:span></text:p>
          </table:table-cell>
          <table:table-cell office:value-type="string" office:string-value="48.98368644088363" table:formula="of:=RIGHT([.W149];LEN([.W149])-5)" table:style-name="ce5">
            <text:p>48.98368644088363</text:p>
          </table:table-cell>
          <table:table-cell office:value-type="float" office:value="48.983686440883602" table:formula="of:=[.X149]+0" table:style-name="ce5">
            <text:p>48.98</text:p>
          </table:table-cell>
          <table:table-cell office:value-type="string" table:style-name="ce4">
            <text:p>144<text:span text:style-name="T1">: </text:span><text:span text:style-name="T2">48.58134003706509</text:span></text:p>
          </table:table-cell>
          <table:table-cell office:value-type="string" office:string-value="48.58134003706509" table:formula="of:=RIGHT([.Z149];LEN([.Z149])-5)" table:style-name="ce5">
            <text:p>48.58134003706509</text:p>
          </table:table-cell>
          <table:table-cell office:value-type="float" office:value="48.581340037064997" table:formula="of:=[.AA149]+0" table:style-name="ce5">
            <text:p>48.58</text:p>
          </table:table-cell>
          <table:table-cell office:value-type="string" table:style-name="ce4">
            <text:p>144<text:span text:style-name="T1">: </text:span><text:span text:style-name="T2">47.61496915447813</text:span></text:p>
          </table:table-cell>
          <table:table-cell office:value-type="string" office:string-value="47.61496915447813" table:formula="of:=RIGHT([.AC149];LEN([.AC149])-5)" table:style-name="ce5">
            <text:p>47.61496915447813</text:p>
          </table:table-cell>
          <table:table-cell office:value-type="float" office:value="47.614969154478104" table:formula="of:=[.AD149]+0" table:style-name="ce5">
            <text:p>47.61</text:p>
          </table:table-cell>
          <table:table-cell office:value-type="float" office:value="45.910881724360742" table:formula="of:=([.D149]+[.G149]+[.J149]+[.M149]+[.P149]+[.S149]+[.V149]+[.Y149]+[.AB149]+[.AE149])/10" table:style-name="ce5">
            <text:p>45.91</text:p>
          </table:table-cell>
          <table:table-cell office:value-type="float" office:value="14.456606466514227" table:formula="of:=STDEV([.D149];[.G149];[.J149];[.M149];[.P149];[.S149];[.V149];[.Y149];[.AB149];[.AE149])" table:style-name="ce1">
            <text:p>14.45660647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145<text:span text:style-name="T1">: </text:span><text:span text:style-name="T2">46.081880410893284</text:span></text:p>
          </table:table-cell>
          <table:table-cell office:value-type="string" office:string-value="46.081880410893284" table:formula="of:=RIGHT([.B150];LEN([.B150])-5)" table:style-name="ce5">
            <text:p>46.081880410893284</text:p>
          </table:table-cell>
          <table:table-cell office:value-type="float" office:value="46.081880410893199" table:formula="of:=[.C150]+0" table:style-name="ce5">
            <text:p>46.08</text:p>
          </table:table-cell>
          <table:table-cell office:value-type="string" table:style-name="ce4">
            <text:p>145<text:span text:style-name="T1">: </text:span><text:span text:style-name="T2">52.478441522014485</text:span></text:p>
          </table:table-cell>
          <table:table-cell office:value-type="string" office:string-value="52.478441522014485" table:formula="of:=RIGHT([.E150];LEN([.E150])-5)" table:style-name="ce5">
            <text:p>52.478441522014485</text:p>
          </table:table-cell>
          <table:table-cell office:value-type="float" office:value="52.4784415220144" table:formula="of:=[.F150]+0" table:style-name="ce5">
            <text:p>52.48</text:p>
          </table:table-cell>
          <table:table-cell office:value-type="string" table:style-name="ce4">
            <text:p>145<text:span text:style-name="T1">: </text:span><text:span text:style-name="T2">42.42179808549719</text:span></text:p>
          </table:table-cell>
          <table:table-cell office:value-type="string" office:string-value="42.42179808549719" table:formula="of:=RIGHT([.H150];LEN([.H150])-5)" table:style-name="ce5">
            <text:p>42.42179808549719</text:p>
          </table:table-cell>
          <table:table-cell office:value-type="float" office:value="42.421798085497102" table:formula="of:=[.I150]+0" table:style-name="ce5">
            <text:p>42.42</text:p>
          </table:table-cell>
          <table:table-cell office:value-type="string" table:style-name="ce4">
            <text:p>145<text:span text:style-name="T1">: </text:span><text:span text:style-name="T2">68.7134830140186</text:span></text:p>
          </table:table-cell>
          <table:table-cell office:value-type="string" office:string-value="68.7134830140186" table:formula="of:=RIGHT([.K150];LEN([.K150])-5)" table:style-name="ce5">
            <text:p>68.7134830140186</text:p>
          </table:table-cell>
          <table:table-cell office:value-type="float" office:value="68.713483014018607" table:formula="of:=[.L150]+0" table:style-name="ce5">
            <text:p>68.71</text:p>
          </table:table-cell>
          <table:table-cell office:value-type="string" table:style-name="ce4">
            <text:p>145<text:span text:style-name="T1">: </text:span><text:span text:style-name="T2">58.11906086867266</text:span></text:p>
          </table:table-cell>
          <table:table-cell office:value-type="string" office:string-value="58.11906086867266" table:formula="of:=RIGHT([.N150];LEN([.N150])-5)" table:style-name="ce5">
            <text:p>58.11906086867266</text:p>
          </table:table-cell>
          <table:table-cell office:value-type="float" office:value="58.119060868672598" table:formula="of:=[.O150]+0" table:style-name="ce5">
            <text:p>58.12</text:p>
          </table:table-cell>
          <table:table-cell office:value-type="string" table:style-name="ce4">
            <text:p>145<text:span text:style-name="T1">: </text:span><text:span text:style-name="T2">26.73655033930579</text:span></text:p>
          </table:table-cell>
          <table:table-cell office:value-type="string" office:string-value="26.73655033930579" table:formula="of:=RIGHT([.Q150];LEN([.Q150])-5)" table:style-name="ce5">
            <text:p>26.73655033930579</text:p>
          </table:table-cell>
          <table:table-cell office:value-type="float" office:value="26.736550339305701" table:formula="of:=[.R150]+0" table:style-name="ce5">
            <text:p>26.74</text:p>
          </table:table-cell>
          <table:table-cell office:value-type="string" table:style-name="ce4">
            <text:p>145<text:span text:style-name="T1">: </text:span><text:span text:style-name="T2">24.465440546752</text:span></text:p>
          </table:table-cell>
          <table:table-cell office:value-type="string" office:string-value="24.465440546752" table:formula="of:=RIGHT([.T150];LEN([.T150])-5)" table:style-name="ce5">
            <text:p>24.465440546752</text:p>
          </table:table-cell>
          <table:table-cell office:value-type="float" office:value="24.465440546751999" table:formula="of:=[.U150]+0" table:style-name="ce5">
            <text:p>24.47</text:p>
          </table:table-cell>
          <table:table-cell office:value-type="string" table:style-name="ce4">
            <text:p>145<text:span text:style-name="T1">: </text:span><text:span text:style-name="T2">63.2114800370511</text:span></text:p>
          </table:table-cell>
          <table:table-cell office:value-type="string" office:string-value="63.2114800370511" table:formula="of:=RIGHT([.W150];LEN([.W150])-5)" table:style-name="ce5">
            <text:p>63.2114800370511</text:p>
          </table:table-cell>
          <table:table-cell office:value-type="float" office:value="63.211480037051103" table:formula="of:=[.X150]+0" table:style-name="ce5">
            <text:p>63.21</text:p>
          </table:table-cell>
          <table:table-cell office:value-type="string" table:style-name="ce4">
            <text:p>145<text:span text:style-name="T1">: </text:span><text:span text:style-name="T2">50.10416138844002</text:span></text:p>
          </table:table-cell>
          <table:table-cell office:value-type="string" office:string-value="50.10416138844002" table:formula="of:=RIGHT([.Z150];LEN([.Z150])-5)" table:style-name="ce5">
            <text:p>50.10416138844002</text:p>
          </table:table-cell>
          <table:table-cell office:value-type="float" office:value="50.104161388439998" table:formula="of:=[.AA150]+0" table:style-name="ce5">
            <text:p>50.10</text:p>
          </table:table-cell>
          <table:table-cell office:value-type="string" table:style-name="ce4">
            <text:p>145<text:span text:style-name="T1">: </text:span><text:span text:style-name="T2">29.61329255132797</text:span></text:p>
          </table:table-cell>
          <table:table-cell office:value-type="string" office:string-value="29.61329255132797" table:formula="of:=RIGHT([.AC150];LEN([.AC150])-5)" table:style-name="ce5">
            <text:p>29.61329255132797</text:p>
          </table:table-cell>
          <table:table-cell office:value-type="float" office:value="29.613292551327898" table:formula="of:=[.AD150]+0" table:style-name="ce5">
            <text:p>29.61</text:p>
          </table:table-cell>
          <table:table-cell office:value-type="float" office:value="46.194558876397267" table:formula="of:=([.D150]+[.G150]+[.J150]+[.M150]+[.P150]+[.S150]+[.V150]+[.Y150]+[.AB150]+[.AE150])/10" table:style-name="ce5">
            <text:p>46.19</text:p>
          </table:table-cell>
          <table:table-cell office:value-type="float" office:value="15.396958443333912" table:formula="of:=STDEV([.D150];[.G150];[.J150];[.M150];[.P150];[.S150];[.V150];[.Y150];[.AB150];[.AE150])" table:style-name="ce1">
            <text:p>15.39695844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146<text:span text:style-name="T1">: </text:span><text:span text:style-name="T2">50.900112708179115</text:span></text:p>
          </table:table-cell>
          <table:table-cell office:value-type="string" office:string-value="50.900112708179115" table:formula="of:=RIGHT([.B151];LEN([.B151])-5)" table:style-name="ce5">
            <text:p>50.900112708179115</text:p>
          </table:table-cell>
          <table:table-cell office:value-type="float" office:value="50.900112708179101" table:formula="of:=[.C151]+0" table:style-name="ce5">
            <text:p>50.90</text:p>
          </table:table-cell>
          <table:table-cell office:value-type="string" table:style-name="ce4">
            <text:p>146<text:span text:style-name="T1">: </text:span><text:span text:style-name="T2">46.985052929465695</text:span></text:p>
          </table:table-cell>
          <table:table-cell office:value-type="string" office:string-value="46.985052929465695" table:formula="of:=RIGHT([.E151];LEN([.E151])-5)" table:style-name="ce5">
            <text:p>46.985052929465695</text:p>
          </table:table-cell>
          <table:table-cell office:value-type="float" office:value="46.985052929465603" table:formula="of:=[.F151]+0" table:style-name="ce5">
            <text:p>46.99</text:p>
          </table:table-cell>
          <table:table-cell office:value-type="string" table:style-name="ce4">
            <text:p>146<text:span text:style-name="T1">: </text:span><text:span text:style-name="T2">57.03049213461395</text:span></text:p>
          </table:table-cell>
          <table:table-cell office:value-type="string" office:string-value="57.03049213461395" table:formula="of:=RIGHT([.H151];LEN([.H151])-5)" table:style-name="ce5">
            <text:p>57.03049213461395</text:p>
          </table:table-cell>
          <table:table-cell office:value-type="float" office:value="57.030492134613901" table:formula="of:=[.I151]+0" table:style-name="ce5">
            <text:p>57.03</text:p>
          </table:table-cell>
          <table:table-cell office:value-type="string" table:style-name="ce4">
            <text:p>146<text:span text:style-name="T1">: </text:span><text:span text:style-name="T2">80.14215026599405</text:span></text:p>
          </table:table-cell>
          <table:table-cell office:value-type="string" office:string-value="80.14215026599405" table:formula="of:=RIGHT([.K151];LEN([.K151])-5)" table:style-name="ce5">
            <text:p>80.14215026599405</text:p>
          </table:table-cell>
          <table:table-cell office:value-type="float" office:value="80.142150265994005" table:formula="of:=[.L151]+0" table:style-name="ce5">
            <text:p>80.14</text:p>
          </table:table-cell>
          <table:table-cell office:value-type="string" table:style-name="ce4">
            <text:p>146<text:span text:style-name="T1">: </text:span><text:span text:style-name="T2">62.412388945199815</text:span></text:p>
          </table:table-cell>
          <table:table-cell office:value-type="string" office:string-value="62.412388945199815" table:formula="of:=RIGHT([.N151];LEN([.N151])-5)" table:style-name="ce5">
            <text:p>62.412388945199815</text:p>
          </table:table-cell>
          <table:table-cell office:value-type="float" office:value="62.412388945199801" table:formula="of:=[.O151]+0" table:style-name="ce5">
            <text:p>62.41</text:p>
          </table:table-cell>
          <table:table-cell office:value-type="string" table:style-name="ce4">
            <text:p>146<text:span text:style-name="T1">: </text:span><text:span text:style-name="T2">26.778395593612647</text:span></text:p>
          </table:table-cell>
          <table:table-cell office:value-type="string" office:string-value="26.778395593612647" table:formula="of:=RIGHT([.Q151];LEN([.Q151])-5)" table:style-name="ce5">
            <text:p>26.778395593612647</text:p>
          </table:table-cell>
          <table:table-cell office:value-type="float" office:value="26.778395593612601" table:formula="of:=[.R151]+0" table:style-name="ce5">
            <text:p>26.78</text:p>
          </table:table-cell>
          <table:table-cell office:value-type="string" table:style-name="ce4">
            <text:p>146<text:span text:style-name="T1">: </text:span><text:span text:style-name="T2">16.87329444894199</text:span></text:p>
          </table:table-cell>
          <table:table-cell office:value-type="string" office:string-value="16.87329444894199" table:formula="of:=RIGHT([.T151];LEN([.T151])-5)" table:style-name="ce5">
            <text:p>16.87329444894199</text:p>
          </table:table-cell>
          <table:table-cell office:value-type="float" office:value="16.873294448941898" table:formula="of:=[.U151]+0" table:style-name="ce5">
            <text:p>16.87</text:p>
          </table:table-cell>
          <table:table-cell office:value-type="string" table:style-name="ce4">
            <text:p>146<text:span text:style-name="T1">: </text:span><text:span text:style-name="T2">61.23014575818108</text:span></text:p>
          </table:table-cell>
          <table:table-cell office:value-type="string" office:string-value="61.23014575818108" table:formula="of:=RIGHT([.W151];LEN([.W151])-5)" table:style-name="ce5">
            <text:p>61.23014575818108</text:p>
          </table:table-cell>
          <table:table-cell office:value-type="float" office:value="61.230145758181003" table:formula="of:=[.X151]+0" table:style-name="ce5">
            <text:p>61.23</text:p>
          </table:table-cell>
          <table:table-cell office:value-type="string" table:style-name="ce4">
            <text:p>146<text:span text:style-name="T1">: </text:span><text:span text:style-name="T2">52.18645348178546</text:span></text:p>
          </table:table-cell>
          <table:table-cell office:value-type="string" office:string-value="52.18645348178546" table:formula="of:=RIGHT([.Z151];LEN([.Z151])-5)" table:style-name="ce5">
            <text:p>52.18645348178546</text:p>
          </table:table-cell>
          <table:table-cell office:value-type="float" office:value="52.186453481785399" table:formula="of:=[.AA151]+0" table:style-name="ce5">
            <text:p>52.19</text:p>
          </table:table-cell>
          <table:table-cell office:value-type="string" table:style-name="ce4">
            <text:p>146<text:span text:style-name="T1">: </text:span><text:span text:style-name="T2">29.643331726447297</text:span></text:p>
          </table:table-cell>
          <table:table-cell office:value-type="string" office:string-value="29.643331726447297" table:formula="of:=RIGHT([.AC151];LEN([.AC151])-5)" table:style-name="ce5">
            <text:p>29.643331726447297</text:p>
          </table:table-cell>
          <table:table-cell office:value-type="float" office:value="29.643331726447201" table:formula="of:=[.AD151]+0" table:style-name="ce5">
            <text:p>29.64</text:p>
          </table:table-cell>
          <table:table-cell office:value-type="float" office:value="48.418181799242049" table:formula="of:=([.D151]+[.G151]+[.J151]+[.M151]+[.P151]+[.S151]+[.V151]+[.Y151]+[.AB151]+[.AE151])/10" table:style-name="ce5">
            <text:p>48.42</text:p>
          </table:table-cell>
          <table:table-cell office:value-type="float" office:value="19.087038329753572" table:formula="of:=STDEV([.D151];[.G151];[.J151];[.M151];[.P151];[.S151];[.V151];[.Y151];[.AB151];[.AE151])" table:style-name="ce1">
            <text:p>19.08703833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147<text:span text:style-name="T1">: </text:span><text:span text:style-name="T2">51.68388374516151</text:span></text:p>
          </table:table-cell>
          <table:table-cell office:value-type="string" office:string-value="51.68388374516151" table:formula="of:=RIGHT([.B152];LEN([.B152])-5)" table:style-name="ce5">
            <text:p>51.68388374516151</text:p>
          </table:table-cell>
          <table:table-cell office:value-type="float" office:value="51.683883745161502" table:formula="of:=[.C152]+0" table:style-name="ce5">
            <text:p>51.68</text:p>
          </table:table-cell>
          <table:table-cell office:value-type="string" table:style-name="ce4">
            <text:p>147<text:span text:style-name="T1">: </text:span><text:span text:style-name="T2">50.885945189210815</text:span></text:p>
          </table:table-cell>
          <table:table-cell office:value-type="string" office:string-value="50.885945189210815" table:formula="of:=RIGHT([.E152];LEN([.E152])-5)" table:style-name="ce5">
            <text:p>50.885945189210815</text:p>
          </table:table-cell>
          <table:table-cell office:value-type="float" office:value="50.885945189210801" table:formula="of:=[.F152]+0" table:style-name="ce5">
            <text:p>50.89</text:p>
          </table:table-cell>
          <table:table-cell office:value-type="string" table:style-name="ce4">
            <text:p>147<text:span text:style-name="T1">: </text:span><text:span text:style-name="T2">57.41302720078446</text:span></text:p>
          </table:table-cell>
          <table:table-cell office:value-type="string" office:string-value="57.41302720078446" table:formula="of:=RIGHT([.H152];LEN([.H152])-5)" table:style-name="ce5">
            <text:p>57.41302720078446</text:p>
          </table:table-cell>
          <table:table-cell office:value-type="float" office:value="57.413027200784398" table:formula="of:=[.I152]+0" table:style-name="ce5">
            <text:p>57.41</text:p>
          </table:table-cell>
          <table:table-cell office:value-type="string" table:style-name="ce4">
            <text:p>147<text:span text:style-name="T1">: </text:span><text:span text:style-name="T2">80.50521104120047</text:span></text:p>
          </table:table-cell>
          <table:table-cell office:value-type="string" office:string-value="80.50521104120047" table:formula="of:=RIGHT([.K152];LEN([.K152])-5)" table:style-name="ce5">
            <text:p>80.50521104120047</text:p>
          </table:table-cell>
          <table:table-cell office:value-type="float" office:value="80.505211041200397" table:formula="of:=[.L152]+0" table:style-name="ce5">
            <text:p>80.51</text:p>
          </table:table-cell>
          <table:table-cell office:value-type="string" table:style-name="ce4">
            <text:p>147<text:span text:style-name="T1">: </text:span><text:span text:style-name="T2">47.41116443590726</text:span></text:p>
          </table:table-cell>
          <table:table-cell office:value-type="string" office:string-value="47.41116443590726" table:formula="of:=RIGHT([.N152];LEN([.N152])-5)" table:style-name="ce5">
            <text:p>47.41116443590726</text:p>
          </table:table-cell>
          <table:table-cell office:value-type="float" office:value="47.411164435907203" table:formula="of:=[.O152]+0" table:style-name="ce5">
            <text:p>47.41</text:p>
          </table:table-cell>
          <table:table-cell office:value-type="string" table:style-name="ce4">
            <text:p>147<text:span text:style-name="T1">: </text:span><text:span text:style-name="T2">33.220663566219244</text:span></text:p>
          </table:table-cell>
          <table:table-cell office:value-type="string" office:string-value="33.220663566219244" table:formula="of:=RIGHT([.Q152];LEN([.Q152])-5)" table:style-name="ce5">
            <text:p>33.220663566219244</text:p>
          </table:table-cell>
          <table:table-cell office:value-type="float" office:value="33.220663566219201" table:formula="of:=[.R152]+0" table:style-name="ce5">
            <text:p>33.22</text:p>
          </table:table-cell>
          <table:table-cell office:value-type="string" table:style-name="ce4">
            <text:p>147<text:span text:style-name="T1">: </text:span><text:span text:style-name="T2">18.45441457111961</text:span></text:p>
          </table:table-cell>
          <table:table-cell office:value-type="string" office:string-value="18.45441457111961" table:formula="of:=RIGHT([.T152];LEN([.T152])-5)" table:style-name="ce5">
            <text:p>18.45441457111961</text:p>
          </table:table-cell>
          <table:table-cell office:value-type="float" office:value="18.454414571119599" table:formula="of:=[.U152]+0" table:style-name="ce5">
            <text:p>18.45</text:p>
          </table:table-cell>
          <table:table-cell office:value-type="string" table:style-name="ce4">
            <text:p>147<text:span text:style-name="T1">: </text:span><text:span text:style-name="T2">69.46794678988181</text:span></text:p>
          </table:table-cell>
          <table:table-cell office:value-type="string" office:string-value="69.46794678988181" table:formula="of:=RIGHT([.W152];LEN([.W152])-5)" table:style-name="ce5">
            <text:p>69.46794678988181</text:p>
          </table:table-cell>
          <table:table-cell office:value-type="float" office:value="69.467946789881793" table:formula="of:=[.X152]+0" table:style-name="ce5">
            <text:p>69.47</text:p>
          </table:table-cell>
          <table:table-cell office:value-type="string" table:style-name="ce4">
            <text:p>147<text:span text:style-name="T1">: </text:span><text:span text:style-name="T2">56.119543494974366</text:span></text:p>
          </table:table-cell>
          <table:table-cell office:value-type="string" office:string-value="56.119543494974366" table:formula="of:=RIGHT([.Z152];LEN([.Z152])-5)" table:style-name="ce5">
            <text:p>56.119543494974366</text:p>
          </table:table-cell>
          <table:table-cell office:value-type="float" office:value="56.119543494974302" table:formula="of:=[.AA152]+0" table:style-name="ce5">
            <text:p>56.12</text:p>
          </table:table-cell>
          <table:table-cell office:value-type="string" table:style-name="ce4">
            <text:p>147<text:span text:style-name="T1">: </text:span><text:span text:style-name="T2">33.03624285047648</text:span></text:p>
          </table:table-cell>
          <table:table-cell office:value-type="string" office:string-value="33.03624285047648" table:formula="of:=RIGHT([.AC152];LEN([.AC152])-5)" table:style-name="ce5">
            <text:p>33.03624285047648</text:p>
          </table:table-cell>
          <table:table-cell office:value-type="float" office:value="33.036242850476398" table:formula="of:=[.AD152]+0" table:style-name="ce5">
            <text:p>33.04</text:p>
          </table:table-cell>
          <table:table-cell office:value-type="float" office:value="49.819804288493565" table:formula="of:=([.D152]+[.G152]+[.J152]+[.M152]+[.P152]+[.S152]+[.V152]+[.Y152]+[.AB152]+[.AE152])/10" table:style-name="ce5">
            <text:p>49.82</text:p>
          </table:table-cell>
          <table:table-cell office:value-type="float" office:value="18.185487234373507" table:formula="of:=STDEV([.D152];[.G152];[.J152];[.M152];[.P152];[.S152];[.V152];[.Y152];[.AB152];[.AE152])" table:style-name="ce1">
            <text:p>18.18548723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148<text:span text:style-name="T1">: </text:span><text:span text:style-name="T2">54.57658999451915</text:span></text:p>
          </table:table-cell>
          <table:table-cell office:value-type="string" office:string-value="54.57658999451915" table:formula="of:=RIGHT([.B153];LEN([.B153])-5)" table:style-name="ce5">
            <text:p>54.57658999451915</text:p>
          </table:table-cell>
          <table:table-cell office:value-type="float" office:value="54.576589994519097" table:formula="of:=[.C153]+0" table:style-name="ce5">
            <text:p>54.58</text:p>
          </table:table-cell>
          <table:table-cell office:value-type="string" table:style-name="ce4">
            <text:p>148<text:span text:style-name="T1">: </text:span><text:span text:style-name="T2">41.65749616061595</text:span></text:p>
          </table:table-cell>
          <table:table-cell office:value-type="string" office:string-value="41.65749616061595" table:formula="of:=RIGHT([.E153];LEN([.E153])-5)" table:style-name="ce5">
            <text:p>41.65749616061595</text:p>
          </table:table-cell>
          <table:table-cell office:value-type="float" office:value="41.657496160615899" table:formula="of:=[.F153]+0" table:style-name="ce5">
            <text:p>41.66</text:p>
          </table:table-cell>
          <table:table-cell office:value-type="string" table:style-name="ce4">
            <text:p>148<text:span text:style-name="T1">: </text:span><text:span text:style-name="T2">68.45764695291408</text:span></text:p>
          </table:table-cell>
          <table:table-cell office:value-type="string" office:string-value="68.45764695291408" table:formula="of:=RIGHT([.H153];LEN([.H153])-5)" table:style-name="ce5">
            <text:p>68.45764695291408</text:p>
          </table:table-cell>
          <table:table-cell office:value-type="float" office:value="68.457646952914004" table:formula="of:=[.I153]+0" table:style-name="ce5">
            <text:p>68.46</text:p>
          </table:table-cell>
          <table:table-cell office:value-type="string" table:style-name="ce4">
            <text:p>148<text:span text:style-name="T1">: </text:span><text:span text:style-name="T2">82.87904005060912</text:span></text:p>
          </table:table-cell>
          <table:table-cell office:value-type="string" office:string-value="82.87904005060912" table:formula="of:=RIGHT([.K153];LEN([.K153])-5)" table:style-name="ce5">
            <text:p>82.87904005060912</text:p>
          </table:table-cell>
          <table:table-cell office:value-type="float" office:value="82.879040050609106" table:formula="of:=[.L153]+0" table:style-name="ce5">
            <text:p>82.88</text:p>
          </table:table-cell>
          <table:table-cell office:value-type="string" table:style-name="ce4">
            <text:p>148<text:span text:style-name="T1">: </text:span><text:span text:style-name="T2">55.70530427475747</text:span></text:p>
          </table:table-cell>
          <table:table-cell office:value-type="string" office:string-value="55.70530427475747" table:formula="of:=RIGHT([.N153];LEN([.N153])-5)" table:style-name="ce5">
            <text:p>55.70530427475747</text:p>
          </table:table-cell>
          <table:table-cell office:value-type="float" office:value="55.705304274757403" table:formula="of:=[.O153]+0" table:style-name="ce5">
            <text:p>55.71</text:p>
          </table:table-cell>
          <table:table-cell office:value-type="string" table:style-name="ce4">
            <text:p>148<text:span text:style-name="T1">: </text:span><text:span text:style-name="T2">27.800395075812542</text:span></text:p>
          </table:table-cell>
          <table:table-cell office:value-type="string" office:string-value="27.800395075812542" table:formula="of:=RIGHT([.Q153];LEN([.Q153])-5)" table:style-name="ce5">
            <text:p>27.800395075812542</text:p>
          </table:table-cell>
          <table:table-cell office:value-type="float" office:value="27.800395075812499" table:formula="of:=[.R153]+0" table:style-name="ce5">
            <text:p>27.80</text:p>
          </table:table-cell>
          <table:table-cell office:value-type="string" table:style-name="ce4">
            <text:p>148<text:span text:style-name="T1">: </text:span><text:span text:style-name="T2">23.063432063335235</text:span></text:p>
          </table:table-cell>
          <table:table-cell office:value-type="string" office:string-value="23.063432063335235" table:formula="of:=RIGHT([.T153];LEN([.T153])-5)" table:style-name="ce5">
            <text:p>23.063432063335235</text:p>
          </table:table-cell>
          <table:table-cell office:value-type="float" office:value="23.063432063335199" table:formula="of:=[.U153]+0" table:style-name="ce5">
            <text:p>23.06</text:p>
          </table:table-cell>
          <table:table-cell office:value-type="string" table:style-name="ce4">
            <text:p>148<text:span text:style-name="T1">: </text:span><text:span text:style-name="T2">62.10501183409989</text:span></text:p>
          </table:table-cell>
          <table:table-cell office:value-type="string" office:string-value="62.10501183409989" table:formula="of:=RIGHT([.W153];LEN([.W153])-5)" table:style-name="ce5">
            <text:p>62.10501183409989</text:p>
          </table:table-cell>
          <table:table-cell office:value-type="float" office:value="62.105011834099798" table:formula="of:=[.X153]+0" table:style-name="ce5">
            <text:p>62.11</text:p>
          </table:table-cell>
          <table:table-cell office:value-type="string" table:style-name="ce4">
            <text:p>148<text:span text:style-name="T1">: </text:span><text:span text:style-name="T2">47.37078794453987</text:span></text:p>
          </table:table-cell>
          <table:table-cell office:value-type="string" office:string-value="47.37078794453987" table:formula="of:=RIGHT([.Z153];LEN([.Z153])-5)" table:style-name="ce5">
            <text:p>47.37078794453987</text:p>
          </table:table-cell>
          <table:table-cell office:value-type="float" office:value="47.370787944539799" table:formula="of:=[.AA153]+0" table:style-name="ce5">
            <text:p>47.37</text:p>
          </table:table-cell>
          <table:table-cell office:value-type="string" table:style-name="ce4">
            <text:p>148<text:span text:style-name="T1">: </text:span><text:span text:style-name="T2">31.439542982036624</text:span></text:p>
          </table:table-cell>
          <table:table-cell office:value-type="string" office:string-value="31.439542982036624" table:formula="of:=RIGHT([.AC153];LEN([.AC153])-5)" table:style-name="ce5">
            <text:p>31.439542982036624</text:p>
          </table:table-cell>
          <table:table-cell office:value-type="float" office:value="31.439542982036599" table:formula="of:=[.AD153]+0" table:style-name="ce5">
            <text:p>31.44</text:p>
          </table:table-cell>
          <table:table-cell office:value-type="float" office:value="49.505524733323938" table:formula="of:=([.D153]+[.G153]+[.J153]+[.M153]+[.P153]+[.S153]+[.V153]+[.Y153]+[.AB153]+[.AE153])/10" table:style-name="ce5">
            <text:p>49.51</text:p>
          </table:table-cell>
          <table:table-cell office:value-type="float" office:value="19.028340776030134" table:formula="of:=STDEV([.D153];[.G153];[.J153];[.M153];[.P153];[.S153];[.V153];[.Y153];[.AB153];[.AE153])" table:style-name="ce1">
            <text:p>19.02834078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149<text:span text:style-name="T1">: </text:span><text:span text:style-name="T2">48.906014721858725</text:span></text:p>
          </table:table-cell>
          <table:table-cell office:value-type="string" office:string-value="48.906014721858725" table:formula="of:=RIGHT([.B154];LEN([.B154])-5)" table:style-name="ce5">
            <text:p>48.906014721858725</text:p>
          </table:table-cell>
          <table:table-cell office:value-type="float" office:value="48.906014721858703" table:formula="of:=[.C154]+0" table:style-name="ce5">
            <text:p>48.91</text:p>
          </table:table-cell>
          <table:table-cell office:value-type="string" table:style-name="ce4">
            <text:p>149<text:span text:style-name="T1">: </text:span><text:span text:style-name="T2">44.54887464852901</text:span></text:p>
          </table:table-cell>
          <table:table-cell office:value-type="string" office:string-value="44.54887464852901" table:formula="of:=RIGHT([.E154];LEN([.E154])-5)" table:style-name="ce5">
            <text:p>44.54887464852901</text:p>
          </table:table-cell>
          <table:table-cell office:value-type="float" office:value="44.548874648529001" table:formula="of:=[.F154]+0" table:style-name="ce5">
            <text:p>44.55</text:p>
          </table:table-cell>
          <table:table-cell office:value-type="string" table:style-name="ce4">
            <text:p>149<text:span text:style-name="T1">: </text:span><text:span text:style-name="T2">51.785313866512396</text:span></text:p>
          </table:table-cell>
          <table:table-cell office:value-type="string" office:string-value="51.785313866512396" table:formula="of:=RIGHT([.H154];LEN([.H154])-5)" table:style-name="ce5">
            <text:p>51.785313866512396</text:p>
          </table:table-cell>
          <table:table-cell office:value-type="float" office:value="51.785313866512297" table:formula="of:=[.I154]+0" table:style-name="ce5">
            <text:p>51.79</text:p>
          </table:table-cell>
          <table:table-cell office:value-type="string" table:style-name="ce4">
            <text:p>149<text:span text:style-name="T1">: </text:span><text:span text:style-name="T2">65.70891582289198</text:span></text:p>
          </table:table-cell>
          <table:table-cell office:value-type="string" office:string-value="65.70891582289198" table:formula="of:=RIGHT([.K154];LEN([.K154])-5)" table:style-name="ce5">
            <text:p>65.70891582289198</text:p>
          </table:table-cell>
          <table:table-cell office:value-type="float" office:value="65.708915822891896" table:formula="of:=[.L154]+0" table:style-name="ce5">
            <text:p>65.71</text:p>
          </table:table-cell>
          <table:table-cell office:value-type="string" table:style-name="ce4">
            <text:p>149<text:span text:style-name="T1">: </text:span><text:span text:style-name="T2">46.54072147947245</text:span></text:p>
          </table:table-cell>
          <table:table-cell office:value-type="string" office:string-value="46.54072147947245" table:formula="of:=RIGHT([.N154];LEN([.N154])-5)" table:style-name="ce5">
            <text:p>46.54072147947245</text:p>
          </table:table-cell>
          <table:table-cell office:value-type="float" office:value="46.540721479472403" table:formula="of:=[.O154]+0" table:style-name="ce5">
            <text:p>46.54</text:p>
          </table:table-cell>
          <table:table-cell office:value-type="string" table:style-name="ce4">
            <text:p>149<text:span text:style-name="T1">: </text:span><text:span text:style-name="T2">33.21303342201417</text:span></text:p>
          </table:table-cell>
          <table:table-cell office:value-type="string" office:string-value="33.21303342201417" table:formula="of:=RIGHT([.Q154];LEN([.Q154])-5)" table:style-name="ce5">
            <text:p>33.21303342201417</text:p>
          </table:table-cell>
          <table:table-cell office:value-type="float" office:value="33.213033422014099" table:formula="of:=[.R154]+0" table:style-name="ce5">
            <text:p>33.21</text:p>
          </table:table-cell>
          <table:table-cell office:value-type="string" table:style-name="ce4">
            <text:p>149<text:span text:style-name="T1">: </text:span><text:span text:style-name="T2">21.2378578015212</text:span></text:p>
          </table:table-cell>
          <table:table-cell office:value-type="string" office:string-value="21.2378578015212" table:formula="of:=RIGHT([.T154];LEN([.T154])-5)" table:style-name="ce5">
            <text:p>21.2378578015212</text:p>
          </table:table-cell>
          <table:table-cell office:value-type="float" office:value="21.237857801521201" table:formula="of:=[.U154]+0" table:style-name="ce5">
            <text:p>21.24</text:p>
          </table:table-cell>
          <table:table-cell office:value-type="string" table:style-name="ce4">
            <text:p>149<text:span text:style-name="T1">: </text:span><text:span text:style-name="T2">80.03624174665302</text:span></text:p>
          </table:table-cell>
          <table:table-cell office:value-type="string" office:string-value="80.03624174665302" table:formula="of:=RIGHT([.W154];LEN([.W154])-5)" table:style-name="ce5">
            <text:p>80.03624174665302</text:p>
          </table:table-cell>
          <table:table-cell office:value-type="float" office:value="80.036241746653005" table:formula="of:=[.X154]+0" table:style-name="ce5">
            <text:p>80.04</text:p>
          </table:table-cell>
          <table:table-cell office:value-type="string" table:style-name="ce4">
            <text:p>149<text:span text:style-name="T1">: </text:span><text:span text:style-name="T2">37.98001003815023</text:span></text:p>
          </table:table-cell>
          <table:table-cell office:value-type="string" office:string-value="37.98001003815023" table:formula="of:=RIGHT([.Z154];LEN([.Z154])-5)" table:style-name="ce5">
            <text:p>37.98001003815023</text:p>
          </table:table-cell>
          <table:table-cell office:value-type="float" office:value="37.980010038150198" table:formula="of:=[.AA154]+0" table:style-name="ce5">
            <text:p>37.98</text:p>
          </table:table-cell>
          <table:table-cell office:value-type="string" table:style-name="ce4">
            <text:p>149<text:span text:style-name="T1">: </text:span><text:span text:style-name="T2">34.706978376733225</text:span></text:p>
          </table:table-cell>
          <table:table-cell office:value-type="string" office:string-value="34.706978376733225" table:formula="of:=RIGHT([.AC154];LEN([.AC154])-5)" table:style-name="ce5">
            <text:p>34.706978376733225</text:p>
          </table:table-cell>
          <table:table-cell office:value-type="float" office:value="34.706978376733197" table:formula="of:=[.AD154]+0" table:style-name="ce5">
            <text:p>34.71</text:p>
          </table:table-cell>
          <table:table-cell office:value-type="float" office:value="46.466396192433606" table:formula="of:=([.D154]+[.G154]+[.J154]+[.M154]+[.P154]+[.S154]+[.V154]+[.Y154]+[.AB154]+[.AE154])/10" table:style-name="ce5">
            <text:p>46.47</text:p>
          </table:table-cell>
          <table:table-cell office:value-type="float" office:value="16.857466399079971" table:formula="of:=STDEV([.D154];[.G154];[.J154];[.M154];[.P154];[.S154];[.V154];[.Y154];[.AB154];[.AE154])" table:style-name="ce1">
            <text:p>16.8574664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150<text:span text:style-name="T1">: </text:span><text:span text:style-name="T2">50.40385923691498</text:span></text:p>
          </table:table-cell>
          <table:table-cell office:value-type="string" office:string-value="50.40385923691498" table:formula="of:=RIGHT([.B155];LEN([.B155])-5)" table:style-name="ce5">
            <text:p>50.40385923691498</text:p>
          </table:table-cell>
          <table:table-cell office:value-type="float" office:value="50.403859236914897" table:formula="of:=[.C155]+0" table:style-name="ce5">
            <text:p>50.40</text:p>
          </table:table-cell>
          <table:table-cell office:value-type="string" table:style-name="ce4">
            <text:p>150<text:span text:style-name="T1">: </text:span><text:span text:style-name="T2">42.217810751691474</text:span></text:p>
          </table:table-cell>
          <table:table-cell office:value-type="string" office:string-value="42.217810751691474" table:formula="of:=RIGHT([.E155];LEN([.E155])-5)" table:style-name="ce5">
            <text:p>42.217810751691474</text:p>
          </table:table-cell>
          <table:table-cell office:value-type="float" office:value="42.217810751691403" table:formula="of:=[.F155]+0" table:style-name="ce5">
            <text:p>42.22</text:p>
          </table:table-cell>
          <table:table-cell office:value-type="string" table:style-name="ce4">
            <text:p>150<text:span text:style-name="T1">: </text:span><text:span text:style-name="T2">53.26679650499752</text:span></text:p>
          </table:table-cell>
          <table:table-cell office:value-type="string" office:string-value="53.26679650499752" table:formula="of:=RIGHT([.H155];LEN([.H155])-5)" table:style-name="ce5">
            <text:p>53.26679650499752</text:p>
          </table:table-cell>
          <table:table-cell office:value-type="float" office:value="53.266796504997501" table:formula="of:=[.I155]+0" table:style-name="ce5">
            <text:p>53.27</text:p>
          </table:table-cell>
          <table:table-cell office:value-type="string" table:style-name="ce4">
            <text:p>150<text:span text:style-name="T1">: </text:span><text:span text:style-name="T2">64.24735097542315</text:span></text:p>
          </table:table-cell>
          <table:table-cell office:value-type="string" office:string-value="64.24735097542315" table:formula="of:=RIGHT([.K155];LEN([.K155])-5)" table:style-name="ce5">
            <text:p>64.24735097542315</text:p>
          </table:table-cell>
          <table:table-cell office:value-type="float" office:value="64.247350975423103" table:formula="of:=[.L155]+0" table:style-name="ce5">
            <text:p>64.25</text:p>
          </table:table-cell>
          <table:table-cell office:value-type="string" table:style-name="ce4">
            <text:p>150<text:span text:style-name="T1">: </text:span><text:span text:style-name="T2">48.239975868422725</text:span></text:p>
          </table:table-cell>
          <table:table-cell office:value-type="string" office:string-value="48.239975868422725" table:formula="of:=RIGHT([.N155];LEN([.N155])-5)" table:style-name="ce5">
            <text:p>48.239975868422725</text:p>
          </table:table-cell>
          <table:table-cell office:value-type="float" office:value="48.239975868422697" table:formula="of:=[.O155]+0" table:style-name="ce5">
            <text:p>48.24</text:p>
          </table:table-cell>
          <table:table-cell office:value-type="string" table:style-name="ce4">
            <text:p>150<text:span text:style-name="T1">: </text:span><text:span text:style-name="T2">27.92890937456488</text:span></text:p>
          </table:table-cell>
          <table:table-cell office:value-type="string" office:string-value="27.92890937456488" table:formula="of:=RIGHT([.Q155];LEN([.Q155])-5)" table:style-name="ce5">
            <text:p>27.92890937456488</text:p>
          </table:table-cell>
          <table:table-cell office:value-type="float" office:value="27.9289093745648" table:formula="of:=[.R155]+0" table:style-name="ce5">
            <text:p>27.93</text:p>
          </table:table-cell>
          <table:table-cell office:value-type="string" table:style-name="ce4">
            <text:p>150<text:span text:style-name="T1">: </text:span><text:span text:style-name="T2">21.399169800411283</text:span></text:p>
          </table:table-cell>
          <table:table-cell office:value-type="string" office:string-value="21.399169800411283" table:formula="of:=RIGHT([.T155];LEN([.T155])-5)" table:style-name="ce5">
            <text:p>21.399169800411283</text:p>
          </table:table-cell>
          <table:table-cell office:value-type="float" office:value="21.399169800411201" table:formula="of:=[.U155]+0" table:style-name="ce5">
            <text:p>21.40</text:p>
          </table:table-cell>
          <table:table-cell office:value-type="string" table:style-name="ce4">
            <text:p>150<text:span text:style-name="T1">: </text:span><text:span text:style-name="T2">82.83058777442382</text:span></text:p>
          </table:table-cell>
          <table:table-cell office:value-type="string" office:string-value="82.83058777442382" table:formula="of:=RIGHT([.W155];LEN([.W155])-5)" table:style-name="ce5">
            <text:p>82.83058777442382</text:p>
          </table:table-cell>
          <table:table-cell office:value-type="float" office:value="82.830587774423805" table:formula="of:=[.X155]+0" table:style-name="ce5">
            <text:p>82.83</text:p>
          </table:table-cell>
          <table:table-cell office:value-type="string" table:style-name="ce4">
            <text:p>150<text:span text:style-name="T1">: </text:span><text:span text:style-name="T2">48.397551172004086</text:span></text:p>
          </table:table-cell>
          <table:table-cell office:value-type="string" office:string-value="48.397551172004086" table:formula="of:=RIGHT([.Z155];LEN([.Z155])-5)" table:style-name="ce5">
            <text:p>48.397551172004086</text:p>
          </table:table-cell>
          <table:table-cell office:value-type="float" office:value="48.397551172004" table:formula="of:=[.AA155]+0" table:style-name="ce5">
            <text:p>48.40</text:p>
          </table:table-cell>
          <table:table-cell office:value-type="string" table:style-name="ce4">
            <text:p>150<text:span text:style-name="T1">: </text:span><text:span text:style-name="T2">37.281055442006</text:span></text:p>
          </table:table-cell>
          <table:table-cell office:value-type="string" office:string-value="37.281055442006" table:formula="of:=RIGHT([.AC155];LEN([.AC155])-5)" table:style-name="ce5">
            <text:p>37.281055442006</text:p>
          </table:table-cell>
          <table:table-cell office:value-type="float" office:value="37.281055442006" table:formula="of:=[.AD155]+0" table:style-name="ce5">
            <text:p>37.28</text:p>
          </table:table-cell>
          <table:table-cell office:value-type="float" office:value="47.621306690085937" table:formula="of:=([.D155]+[.G155]+[.J155]+[.M155]+[.P155]+[.S155]+[.V155]+[.Y155]+[.AB155]+[.AE155])/10" table:style-name="ce5">
            <text:p>47.62</text:p>
          </table:table-cell>
          <table:table-cell office:value-type="float" office:value="17.537983614463847" table:formula="of:=STDEV([.D155];[.G155];[.J155];[.M155];[.P155];[.S155];[.V155];[.Y155];[.AB155];[.AE155])" table:style-name="ce1">
            <text:p>17.53798361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4">
            <text:p>151<text:span text:style-name="T1">: </text:span><text:span text:style-name="T2">49.77232827812701</text:span></text:p>
          </table:table-cell>
          <table:table-cell office:value-type="string" office:string-value="49.77232827812701" table:formula="of:=RIGHT([.B156];LEN([.B156])-5)" table:style-name="ce5">
            <text:p>49.77232827812701</text:p>
          </table:table-cell>
          <table:table-cell office:value-type="float" office:value="49.772328278126999" table:formula="of:=[.C156]+0" table:style-name="ce5">
            <text:p>49.77</text:p>
          </table:table-cell>
          <table:table-cell office:value-type="string" table:style-name="ce4">
            <text:p>151<text:span text:style-name="T1">: </text:span><text:span text:style-name="T2">44.522189722278036</text:span></text:p>
          </table:table-cell>
          <table:table-cell office:value-type="string" office:string-value="44.522189722278036" table:formula="of:=RIGHT([.E156];LEN([.E156])-5)" table:style-name="ce5">
            <text:p>44.522189722278036</text:p>
          </table:table-cell>
          <table:table-cell office:value-type="float" office:value="44.522189722278" table:formula="of:=[.F156]+0" table:style-name="ce5">
            <text:p>44.52</text:p>
          </table:table-cell>
          <table:table-cell office:value-type="string" table:style-name="ce4">
            <text:p>151<text:span text:style-name="T1">: </text:span><text:span text:style-name="T2">48.53900270682255</text:span></text:p>
          </table:table-cell>
          <table:table-cell office:value-type="string" office:string-value="48.53900270682255" table:formula="of:=RIGHT([.H156];LEN([.H156])-5)" table:style-name="ce5">
            <text:p>48.53900270682255</text:p>
          </table:table-cell>
          <table:table-cell office:value-type="float" office:value="48.539002706822501" table:formula="of:=[.I156]+0" table:style-name="ce5">
            <text:p>48.54</text:p>
          </table:table-cell>
          <table:table-cell office:value-type="string" table:style-name="ce4">
            <text:p>151<text:span text:style-name="T1">: </text:span><text:span text:style-name="T2">74.14621889056826</text:span></text:p>
          </table:table-cell>
          <table:table-cell office:value-type="string" office:string-value="74.14621889056826" table:formula="of:=RIGHT([.K156];LEN([.K156])-5)" table:style-name="ce5">
            <text:p>74.14621889056826</text:p>
          </table:table-cell>
          <table:table-cell office:value-type="float" office:value="74.146218890568207" table:formula="of:=[.L156]+0" table:style-name="ce5">
            <text:p>74.15</text:p>
          </table:table-cell>
          <table:table-cell office:value-type="string" table:style-name="ce4">
            <text:p>151<text:span text:style-name="T1">: </text:span><text:span text:style-name="T2">53.72734081663865</text:span></text:p>
          </table:table-cell>
          <table:table-cell office:value-type="string" office:string-value="53.72734081663865" table:formula="of:=RIGHT([.N156];LEN([.N156])-5)" table:style-name="ce5">
            <text:p>53.72734081663865</text:p>
          </table:table-cell>
          <table:table-cell office:value-type="float" office:value="53.727340816638602" table:formula="of:=[.O156]+0" table:style-name="ce5">
            <text:p>53.73</text:p>
          </table:table-cell>
          <table:table-cell office:value-type="string" table:style-name="ce4">
            <text:p>151<text:span text:style-name="T1">: </text:span><text:span text:style-name="T2">31.97128143377206</text:span></text:p>
          </table:table-cell>
          <table:table-cell office:value-type="string" office:string-value="31.97128143377206" table:formula="of:=RIGHT([.Q156];LEN([.Q156])-5)" table:style-name="ce5">
            <text:p>31.97128143377206</text:p>
          </table:table-cell>
          <table:table-cell office:value-type="float" office:value="31.971281433771999" table:formula="of:=[.R156]+0" table:style-name="ce5">
            <text:p>31.97</text:p>
          </table:table-cell>
          <table:table-cell office:value-type="string" table:style-name="ce4">
            <text:p>151<text:span text:style-name="T1">: </text:span><text:span text:style-name="T2">28.337655584430657</text:span></text:p>
          </table:table-cell>
          <table:table-cell office:value-type="string" office:string-value="28.337655584430657" table:formula="of:=RIGHT([.T156];LEN([.T156])-5)" table:style-name="ce5">
            <text:p>28.337655584430657</text:p>
          </table:table-cell>
          <table:table-cell office:value-type="float" office:value="28.3376555844306" table:formula="of:=[.U156]+0" table:style-name="ce5">
            <text:p>28.34</text:p>
          </table:table-cell>
          <table:table-cell office:value-type="string" table:style-name="ce4">
            <text:p>151<text:span text:style-name="T1">: </text:span><text:span text:style-name="T2">77.72804169614857</text:span></text:p>
          </table:table-cell>
          <table:table-cell office:value-type="string" office:string-value="77.72804169614857" table:formula="of:=RIGHT([.W156];LEN([.W156])-5)" table:style-name="ce5">
            <text:p>77.72804169614857</text:p>
          </table:table-cell>
          <table:table-cell office:value-type="float" office:value="77.728041696148495" table:formula="of:=[.X156]+0" table:style-name="ce5">
            <text:p>77.73</text:p>
          </table:table-cell>
          <table:table-cell office:value-type="string" table:style-name="ce4">
            <text:p>151<text:span text:style-name="T1">: </text:span><text:span text:style-name="T2">52.10232149413328</text:span></text:p>
          </table:table-cell>
          <table:table-cell office:value-type="string" office:string-value="52.10232149413328" table:formula="of:=RIGHT([.Z156];LEN([.Z156])-5)" table:style-name="ce5">
            <text:p>52.10232149413328</text:p>
          </table:table-cell>
          <table:table-cell office:value-type="float" office:value="52.1023214941332" table:formula="of:=[.AA156]+0" table:style-name="ce5">
            <text:p>52.10</text:p>
          </table:table-cell>
          <table:table-cell office:value-type="string" table:style-name="ce4">
            <text:p>151<text:span text:style-name="T1">: </text:span><text:span text:style-name="T2">47.62783647386202</text:span></text:p>
          </table:table-cell>
          <table:table-cell office:value-type="string" office:string-value="47.62783647386202" table:formula="of:=RIGHT([.AC156];LEN([.AC156])-5)" table:style-name="ce5">
            <text:p>47.62783647386202</text:p>
          </table:table-cell>
          <table:table-cell office:value-type="float" office:value="47.627836473861997" table:formula="of:=[.AD156]+0" table:style-name="ce5">
            <text:p>47.63</text:p>
          </table:table-cell>
          <table:table-cell office:value-type="float" office:value="50.847421709678052" table:formula="of:=([.D156]+[.G156]+[.J156]+[.M156]+[.P156]+[.S156]+[.V156]+[.Y156]+[.AB156]+[.AE156])/10" table:style-name="ce5">
            <text:p>50.85</text:p>
          </table:table-cell>
          <table:table-cell office:value-type="float" office:value="15.617396084560463" table:formula="of:=STDEV([.D156];[.G156];[.J156];[.M156];[.P156];[.S156];[.V156];[.Y156];[.AB156];[.AE156])" table:style-name="ce1">
            <text:p>15.61739608</text:p>
          </table:table-cell>
          <table:table-cell table:number-columns-repeated="16351"/>
        </table:table-row>
        <table:table-row table:number-rows-repeated="2" table:style-name="ro1">
          <table:table-cell table:number-columns-repeated="10" table:style-name="ce1"/>
          <table:table-cell table:style-name="ce5"/>
          <table:table-cell table:number-columns-repeated="20" table:style-name="ce1"/>
          <table:table-cell table:style-name="ce5"/>
          <table:table-cell table:number-columns-repeated="16352" table:style-name="ce1"/>
        </table:table-row>
        <table:table-row table:style-name="ro1">
          <table:table-cell office:value-type="string" table:style-name="ce1">
            <text:p>TOP 1 SCORE</text:p>
          </table:table-cell>
          <table:table-cell table:style-name="ce6"/>
          <table:table-cell table:number-columns-repeated="8" table:style-name="ce1"/>
          <table:table-cell table:style-name="ce5"/>
          <table:table-cell table:number-columns-repeated="20" table:style-name="ce1"/>
          <table:table-cell table:style-name="ce5"/>
          <table:table-cell table:number-columns-repeated="1635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3"/>
          <table:table-cell table:number-columns-repeated="29" table:style-name="ce1"/>
          <table:table-cell office:value-type="string" table:style-name="ce1">
            <text:p>average</text:p>
          </table:table-cell>
          <table:table-cell table:number-columns-repeated="1635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4">
            <text:p>0<text:span text:style-name="T1">: </text:span><text:span text:style-name="T2">116.82566425224663</text:span></text:p>
          </table:table-cell>
          <table:table-cell office:value-type="string" office:string-value="116.82566425224663" table:formula="of:=RIGHT([.B161];LEN([.B161])-3)" table:style-name="ce5">
            <text:p>116.82566425224663</text:p>
          </table:table-cell>
          <table:table-cell office:value-type="float" office:value="116.825664252246" table:formula="of:=[.C161]+0" table:style-name="ce5">
            <text:p>116.83</text:p>
          </table:table-cell>
          <table:table-cell office:value-type="string" table:style-name="ce4">
            <text:p>0<text:span text:style-name="T1">: </text:span><text:span text:style-name="T2">84.27637162625474</text:span></text:p>
          </table:table-cell>
          <table:table-cell office:value-type="string" office:string-value="84.27637162625474" table:formula="of:=RIGHT([.E161];LEN([.E161])-3)" table:style-name="ce5">
            <text:p>84.27637162625474</text:p>
          </table:table-cell>
          <table:table-cell office:value-type="float" office:value="84.276371626254701" table:formula="of:=[.F161]+0" table:style-name="ce5">
            <text:p>84.28</text:p>
          </table:table-cell>
          <table:table-cell office:value-type="string" table:style-name="ce4">
            <text:p>0<text:span text:style-name="T1">: </text:span><text:span text:style-name="T2">102.91166307010474</text:span></text:p>
          </table:table-cell>
          <table:table-cell office:value-type="string" office:string-value="102.91166307010474" table:formula="of:=RIGHT([.H161];LEN([.H161])-3)" table:style-name="ce5">
            <text:p>102.91166307010474</text:p>
          </table:table-cell>
          <table:table-cell office:value-type="float" office:value="102.911663070104" table:formula="of:=[.I161]+0" table:style-name="ce5">
            <text:p>102.91</text:p>
          </table:table-cell>
          <table:table-cell office:value-type="string" table:style-name="ce4">
            <text:p>0<text:span text:style-name="T1">: </text:span><text:span text:style-name="T2">115.8798742045854</text:span></text:p>
          </table:table-cell>
          <table:table-cell office:value-type="string" office:string-value="115.8798742045854" table:formula="of:=RIGHT([.K161];LEN([.K161])-3)" table:style-name="ce5">
            <text:p>115.8798742045854</text:p>
          </table:table-cell>
          <table:table-cell office:value-type="float" office:value="115.87987420458499" table:formula="of:=[.L161]+0" table:style-name="ce5">
            <text:p>115.88</text:p>
          </table:table-cell>
          <table:table-cell office:value-type="string" table:style-name="ce4">
            <text:p>0<text:span text:style-name="T1">: </text:span><text:span text:style-name="T2">65.74239122465431</text:span></text:p>
          </table:table-cell>
          <table:table-cell office:value-type="string" office:string-value="65.74239122465431" table:formula="of:=RIGHT([.N161];LEN([.N161])-3)" table:style-name="ce5">
            <text:p>65.74239122465431</text:p>
          </table:table-cell>
          <table:table-cell office:value-type="float" office:value="65.742391224654298" table:formula="of:=[.O161]+0" table:style-name="ce5">
            <text:p>65.74</text:p>
          </table:table-cell>
          <table:table-cell office:value-type="string" table:style-name="ce4">
            <text:p>0<text:span text:style-name="T1">: </text:span><text:span text:style-name="T2">90.688419925039</text:span></text:p>
          </table:table-cell>
          <table:table-cell office:value-type="string" office:string-value="90.688419925039" table:formula="of:=RIGHT([.Q161];LEN([.Q161])-3)" table:style-name="ce5">
            <text:p>90.688419925039</text:p>
          </table:table-cell>
          <table:table-cell office:value-type="float" office:value="90.688419925039" table:formula="of:=[.R161]+0" table:style-name="ce5">
            <text:p>90.69</text:p>
          </table:table-cell>
          <table:table-cell office:value-type="string" table:style-name="ce4">
            <text:p>0<text:span text:style-name="T1">: </text:span><text:span text:style-name="T2">21.590848278801232</text:span></text:p>
          </table:table-cell>
          <table:table-cell office:value-type="string" office:string-value="21.590848278801232" table:formula="of:=RIGHT([.T161];LEN([.T161])-3)" table:style-name="ce5">
            <text:p>21.590848278801232</text:p>
          </table:table-cell>
          <table:table-cell office:value-type="float" office:value="21.5908482788012" table:formula="of:=[.U161]+0" table:style-name="ce5">
            <text:p>21.59</text:p>
          </table:table-cell>
          <table:table-cell office:value-type="string" table:style-name="ce4">
            <text:p>0<text:span text:style-name="T1">: </text:span><text:span text:style-name="T2">86.48547469903909</text:span></text:p>
          </table:table-cell>
          <table:table-cell office:value-type="string" office:string-value="86.48547469903909" table:formula="of:=RIGHT([.W161];LEN([.W161])-3)" table:style-name="ce5">
            <text:p>86.48547469903909</text:p>
          </table:table-cell>
          <table:table-cell office:value-type="float" office:value="86.485474699039003" table:formula="of:=[.X161]+0" table:style-name="ce5">
            <text:p>86.49</text:p>
          </table:table-cell>
          <table:table-cell office:value-type="string" table:style-name="ce4">
            <text:p>0<text:span text:style-name="T1">: </text:span><text:span text:style-name="T2">25.717128014549893</text:span></text:p>
          </table:table-cell>
          <table:table-cell office:value-type="string" office:string-value="25.717128014549893" table:formula="of:=RIGHT([.Z161];LEN([.Z161])-3)" table:style-name="ce5">
            <text:p>25.717128014549893</text:p>
          </table:table-cell>
          <table:table-cell office:value-type="float" office:value="25.7171280145498" table:formula="of:=[.AA161]+0" table:style-name="ce5">
            <text:p>25.72</text:p>
          </table:table-cell>
          <table:table-cell office:value-type="string" table:style-name="ce4">
            <text:p>0<text:span text:style-name="T1">: </text:span><text:span text:style-name="T2">134.14021711589592</text:span></text:p>
          </table:table-cell>
          <table:table-cell office:value-type="string" office:string-value="134.14021711589592" table:formula="of:=RIGHT([.AC161];LEN([.AC161])-3)" table:style-name="ce5">
            <text:p>134.14021711589592</text:p>
          </table:table-cell>
          <table:table-cell office:value-type="float" office:value="134.14021711589501" table:formula="of:=[.AD161]+0" table:style-name="ce5">
            <text:p>134.14</text:p>
          </table:table-cell>
          <table:table-cell office:value-type="float" office:value="84.425805241116805" table:formula="of:=([.D161]+[.G161]+[.J161]+[.M161]+[.P161]+[.S161]+[.V161]+[.Y161]+[.AB161]+[.AE161])/10" table:style-name="ce5">
            <text:p>84.43</text:p>
          </table:table-cell>
          <table:table-cell table:number-columns-repeated="16352"/>
        </table:table-row>
        <table:table-row table:style-name="ro1">
          <table:table-cell office:value-type="float" office:value="2" table:formula="of:=[.A161]+1" table:style-name="ce1">
            <text:p>2</text:p>
          </table:table-cell>
          <table:table-cell office:value-type="string" table:style-name="ce4">
            <text:p>1<text:span text:style-name="T1">: </text:span><text:span text:style-name="T2">104.22718100259787</text:span></text:p>
          </table:table-cell>
          <table:table-cell office:value-type="string" office:string-value="104.22718100259787" table:formula="of:=RIGHT([.B162];LEN([.B162])-3)" table:style-name="ce5">
            <text:p>104.22718100259787</text:p>
          </table:table-cell>
          <table:table-cell office:value-type="float" office:value="104.22718100259701" table:formula="of:=[.C162]+0" table:style-name="ce5">
            <text:p>104.23</text:p>
          </table:table-cell>
          <table:table-cell office:value-type="string" table:style-name="ce4">
            <text:p>1<text:span text:style-name="T1">: </text:span><text:span text:style-name="T2">104.28760592148282</text:span></text:p>
          </table:table-cell>
          <table:table-cell office:value-type="string" office:string-value="104.28760592148282" table:formula="of:=RIGHT([.E162];LEN([.E162])-3)" table:style-name="ce5">
            <text:p>104.28760592148282</text:p>
          </table:table-cell>
          <table:table-cell office:value-type="float" office:value="104.287605921482" table:formula="of:=[.F162]+0" table:style-name="ce5">
            <text:p>104.29</text:p>
          </table:table-cell>
          <table:table-cell office:value-type="string" table:style-name="ce4">
            <text:p>1<text:span text:style-name="T1">: </text:span><text:span text:style-name="T2">75.85420363080958</text:span></text:p>
          </table:table-cell>
          <table:table-cell office:value-type="string" office:string-value="75.85420363080958" table:formula="of:=RIGHT([.H162];LEN([.H162])-3)" table:style-name="ce5">
            <text:p>75.85420363080958</text:p>
          </table:table-cell>
          <table:table-cell office:value-type="float" office:value="75.854203630809494" table:formula="of:=[.I162]+0" table:style-name="ce5">
            <text:p>75.85</text:p>
          </table:table-cell>
          <table:table-cell office:value-type="string" table:style-name="ce4">
            <text:p>1<text:span text:style-name="T1">: </text:span><text:span text:style-name="T2">114.7386842384514</text:span></text:p>
          </table:table-cell>
          <table:table-cell office:value-type="string" office:string-value="114.7386842384514" table:formula="of:=RIGHT([.K162];LEN([.K162])-3)" table:style-name="ce5">
            <text:p>114.7386842384514</text:p>
          </table:table-cell>
          <table:table-cell office:value-type="float" office:value="114.738684238451" table:formula="of:=[.L162]+0" table:style-name="ce5">
            <text:p>114.74</text:p>
          </table:table-cell>
          <table:table-cell office:value-type="string" table:style-name="ce4">
            <text:p>1<text:span text:style-name="T1">: </text:span><text:span text:style-name="T2">65.54177010318418</text:span></text:p>
          </table:table-cell>
          <table:table-cell office:value-type="string" office:string-value="65.54177010318418" table:formula="of:=RIGHT([.N162];LEN([.N162])-3)" table:style-name="ce5">
            <text:p>65.54177010318418</text:p>
          </table:table-cell>
          <table:table-cell office:value-type="float" office:value="65.541770103184106" table:formula="of:=[.O162]+0" table:style-name="ce5">
            <text:p>65.54</text:p>
          </table:table-cell>
          <table:table-cell office:value-type="string" table:style-name="ce4">
            <text:p>1<text:span text:style-name="T1">: </text:span><text:span text:style-name="T2">90.6028093905409</text:span></text:p>
          </table:table-cell>
          <table:table-cell office:value-type="string" office:string-value="90.6028093905409" table:formula="of:=RIGHT([.Q162];LEN([.Q162])-3)" table:style-name="ce5">
            <text:p>90.6028093905409</text:p>
          </table:table-cell>
          <table:table-cell office:value-type="float" office:value="90.602809390540898" table:formula="of:=[.R162]+0" table:style-name="ce5">
            <text:p>90.60</text:p>
          </table:table-cell>
          <table:table-cell office:value-type="string" table:style-name="ce4">
            <text:p>1<text:span text:style-name="T1">: </text:span><text:span text:style-name="T2">21.590090275117554</text:span></text:p>
          </table:table-cell>
          <table:table-cell office:value-type="string" office:string-value="21.590090275117554" table:formula="of:=RIGHT([.T162];LEN([.T162])-3)" table:style-name="ce5">
            <text:p>21.590090275117554</text:p>
          </table:table-cell>
          <table:table-cell office:value-type="float" office:value="21.5900902751175" table:formula="of:=[.U162]+0" table:style-name="ce5">
            <text:p>21.59</text:p>
          </table:table-cell>
          <table:table-cell office:value-type="string" table:style-name="ce4">
            <text:p>1<text:span text:style-name="T1">: </text:span><text:span text:style-name="T2">86.48547684535576</text:span></text:p>
          </table:table-cell>
          <table:table-cell office:value-type="string" office:string-value="86.48547684535576" table:formula="of:=RIGHT([.W162];LEN([.W162])-3)" table:style-name="ce5">
            <text:p>86.48547684535576</text:p>
          </table:table-cell>
          <table:table-cell office:value-type="float" office:value="86.485476845355706" table:formula="of:=[.X162]+0" table:style-name="ce5">
            <text:p>86.49</text:p>
          </table:table-cell>
          <table:table-cell office:value-type="string" table:style-name="ce4">
            <text:p>1<text:span text:style-name="T1">: </text:span><text:span text:style-name="T2">129.7427034450305</text:span></text:p>
          </table:table-cell>
          <table:table-cell office:value-type="string" office:string-value="129.7427034450305" table:formula="of:=RIGHT([.Z162];LEN([.Z162])-3)" table:style-name="ce5">
            <text:p>129.7427034450305</text:p>
          </table:table-cell>
          <table:table-cell office:value-type="float" office:value="129.74270344503" table:formula="of:=[.AA162]+0" table:style-name="ce5">
            <text:p>129.74</text:p>
          </table:table-cell>
          <table:table-cell office:value-type="string" table:style-name="ce4">
            <text:p>1<text:span text:style-name="T1">: </text:span><text:span text:style-name="T2">134.50814945511314</text:span></text:p>
          </table:table-cell>
          <table:table-cell office:value-type="string" office:string-value="134.50814945511314" table:formula="of:=RIGHT([.AC162];LEN([.AC162])-3)" table:style-name="ce5">
            <text:p>134.50814945511314</text:p>
          </table:table-cell>
          <table:table-cell office:value-type="float" office:value="134.508149455113" table:formula="of:=[.AD162]+0" table:style-name="ce5">
            <text:p>134.51</text:p>
          </table:table-cell>
          <table:table-cell office:value-type="float" office:value="92.757867430768073" table:formula="of:=([.D162]+[.G162]+[.J162]+[.M162]+[.P162]+[.S162]+[.V162]+[.Y162]+[.AB162]+[.AE162])/10" table:style-name="ce5">
            <text:p>92.76</text:p>
          </table:table-cell>
          <table:table-cell table:number-columns-repeated="16352"/>
        </table:table-row>
        <table:table-row table:style-name="ro1">
          <table:table-cell office:value-type="float" office:value="3" table:formula="of:=[.A162]+1" table:style-name="ce1">
            <text:p>3</text:p>
          </table:table-cell>
          <table:table-cell office:value-type="string" table:style-name="ce4">
            <text:p>2<text:span text:style-name="T1">: </text:span><text:span text:style-name="T2">138.0163526895451</text:span></text:p>
          </table:table-cell>
          <table:table-cell office:value-type="string" office:string-value="138.0163526895451" table:formula="of:=RIGHT([.B163];LEN([.B163])-3)" table:style-name="ce5">
            <text:p>138.0163526895451</text:p>
          </table:table-cell>
          <table:table-cell office:value-type="float" office:value="138.01635268954499" table:formula="of:=[.C163]+0" table:style-name="ce5">
            <text:p>138.02</text:p>
          </table:table-cell>
          <table:table-cell office:value-type="string" table:style-name="ce4">
            <text:p>2<text:span text:style-name="T1">: </text:span><text:span text:style-name="T2">105.35855323900232</text:span></text:p>
          </table:table-cell>
          <table:table-cell office:value-type="string" office:string-value="105.35855323900232" table:formula="of:=RIGHT([.E163];LEN([.E163])-3)" table:style-name="ce5">
            <text:p>105.35855323900232</text:p>
          </table:table-cell>
          <table:table-cell office:value-type="float" office:value="105.35855323900201" table:formula="of:=[.F163]+0" table:style-name="ce5">
            <text:p>105.36</text:p>
          </table:table-cell>
          <table:table-cell office:value-type="string" table:style-name="ce4">
            <text:p>2<text:span text:style-name="T1">: </text:span><text:span text:style-name="T2">104.83874226071754</text:span></text:p>
          </table:table-cell>
          <table:table-cell office:value-type="string" office:string-value="104.83874226071754" table:formula="of:=RIGHT([.H163];LEN([.H163])-3)" table:style-name="ce5">
            <text:p>104.83874226071754</text:p>
          </table:table-cell>
          <table:table-cell office:value-type="float" office:value="104.838742260717" table:formula="of:=[.I163]+0" table:style-name="ce5">
            <text:p>104.84</text:p>
          </table:table-cell>
          <table:table-cell office:value-type="string" table:style-name="ce4">
            <text:p>2<text:span text:style-name="T1">: </text:span><text:span text:style-name="T2">119.21489351769965</text:span></text:p>
          </table:table-cell>
          <table:table-cell office:value-type="string" office:string-value="119.21489351769965" table:formula="of:=RIGHT([.K163];LEN([.K163])-3)" table:style-name="ce5">
            <text:p>119.21489351769965</text:p>
          </table:table-cell>
          <table:table-cell office:value-type="float" office:value="119.214893517699" table:formula="of:=[.L163]+0" table:style-name="ce5">
            <text:p>119.21</text:p>
          </table:table-cell>
          <table:table-cell office:value-type="string" table:style-name="ce4">
            <text:p>2<text:span text:style-name="T1">: </text:span><text:span text:style-name="T2">72.63768926843728</text:span></text:p>
          </table:table-cell>
          <table:table-cell office:value-type="string" office:string-value="72.63768926843728" table:formula="of:=RIGHT([.N163];LEN([.N163])-3)" table:style-name="ce5">
            <text:p>72.63768926843728</text:p>
          </table:table-cell>
          <table:table-cell office:value-type="float" office:value="72.6376892684372" table:formula="of:=[.O163]+0" table:style-name="ce5">
            <text:p>72.64</text:p>
          </table:table-cell>
          <table:table-cell office:value-type="string" table:style-name="ce4">
            <text:p>2<text:span text:style-name="T1">: </text:span><text:span text:style-name="T2">123.82540084155447</text:span></text:p>
          </table:table-cell>
          <table:table-cell office:value-type="string" office:string-value="123.82540084155447" table:formula="of:=RIGHT([.Q163];LEN([.Q163])-3)" table:style-name="ce5">
            <text:p>123.82540084155447</text:p>
          </table:table-cell>
          <table:table-cell office:value-type="float" office:value="123.825400841554" table:formula="of:=[.R163]+0" table:style-name="ce5">
            <text:p>123.83</text:p>
          </table:table-cell>
          <table:table-cell office:value-type="string" table:style-name="ce4">
            <text:p>2<text:span text:style-name="T1">: </text:span><text:span text:style-name="T2">21.59107191420508</text:span></text:p>
          </table:table-cell>
          <table:table-cell office:value-type="string" office:string-value="21.59107191420508" table:formula="of:=RIGHT([.T163];LEN([.T163])-3)" table:style-name="ce5">
            <text:p>21.59107191420508</text:p>
          </table:table-cell>
          <table:table-cell office:value-type="float" office:value="21.591071914204999" table:formula="of:=[.U163]+0" table:style-name="ce5">
            <text:p>21.59</text:p>
          </table:table-cell>
          <table:table-cell office:value-type="string" table:style-name="ce4">
            <text:p>2<text:span text:style-name="T1">: </text:span><text:span text:style-name="T2">119.51900264262639</text:span></text:p>
          </table:table-cell>
          <table:table-cell office:value-type="string" office:string-value="119.51900264262639" table:formula="of:=RIGHT([.W163];LEN([.W163])-3)" table:style-name="ce5">
            <text:p>119.51900264262639</text:p>
          </table:table-cell>
          <table:table-cell office:value-type="float" office:value="119.51900264262601" table:formula="of:=[.X163]+0" table:style-name="ce5">
            <text:p>119.52</text:p>
          </table:table-cell>
          <table:table-cell office:value-type="string" table:style-name="ce4">
            <text:p>2<text:span text:style-name="T1">: </text:span><text:span text:style-name="T2">122.55097941009112</text:span></text:p>
          </table:table-cell>
          <table:table-cell office:value-type="string" office:string-value="122.55097941009112" table:formula="of:=RIGHT([.Z163];LEN([.Z163])-3)" table:style-name="ce5">
            <text:p>122.55097941009112</text:p>
          </table:table-cell>
          <table:table-cell office:value-type="float" office:value="122.550979410091" table:formula="of:=[.AA163]+0" table:style-name="ce5">
            <text:p>122.55</text:p>
          </table:table-cell>
          <table:table-cell office:value-type="string" table:style-name="ce4">
            <text:p>2<text:span text:style-name="T1">: </text:span><text:span text:style-name="T2">134.16806912524626</text:span></text:p>
          </table:table-cell>
          <table:table-cell office:value-type="string" office:string-value="134.16806912524626" table:formula="of:=RIGHT([.AC163];LEN([.AC163])-3)" table:style-name="ce5">
            <text:p>134.16806912524626</text:p>
          </table:table-cell>
          <table:table-cell office:value-type="float" office:value="134.16806912524601" table:formula="of:=[.AD163]+0" table:style-name="ce5">
            <text:p>134.17</text:p>
          </table:table-cell>
          <table:table-cell office:value-type="float" office:value="106.17207549091222" table:formula="of:=([.D163]+[.G163]+[.J163]+[.M163]+[.P163]+[.S163]+[.V163]+[.Y163]+[.AB163]+[.AE163])/10" table:style-name="ce5">
            <text:p>106.17</text:p>
          </table:table-cell>
          <table:table-cell table:number-columns-repeated="16352"/>
        </table:table-row>
        <table:table-row table:style-name="ro1">
          <table:table-cell office:value-type="float" office:value="4" table:formula="of:=[.A163]+1" table:style-name="ce1">
            <text:p>4</text:p>
          </table:table-cell>
          <table:table-cell office:value-type="string" table:style-name="ce4">
            <text:p>3<text:span text:style-name="T1">: </text:span><text:span text:style-name="T2">105.69529445780468</text:span></text:p>
          </table:table-cell>
          <table:table-cell office:value-type="string" office:string-value="105.69529445780468" table:formula="of:=RIGHT([.B164];LEN([.B164])-3)" table:style-name="ce5">
            <text:p>105.69529445780468</text:p>
          </table:table-cell>
          <table:table-cell office:value-type="float" office:value="105.695294457804" table:formula="of:=[.C164]+0" table:style-name="ce5">
            <text:p>105.70</text:p>
          </table:table-cell>
          <table:table-cell office:value-type="string" table:style-name="ce4">
            <text:p>3<text:span text:style-name="T1">: </text:span><text:span text:style-name="T2">122.69196728977548</text:span></text:p>
          </table:table-cell>
          <table:table-cell office:value-type="string" office:string-value="122.69196728977548" table:formula="of:=RIGHT([.E164];LEN([.E164])-3)" table:style-name="ce5">
            <text:p>122.69196728977548</text:p>
          </table:table-cell>
          <table:table-cell office:value-type="float" office:value="122.69196728977499" table:formula="of:=[.F164]+0" table:style-name="ce5">
            <text:p>122.69</text:p>
          </table:table-cell>
          <table:table-cell office:value-type="string" table:style-name="ce4">
            <text:p>3<text:span text:style-name="T1">: </text:span><text:span text:style-name="T2">75.85420306965312</text:span></text:p>
          </table:table-cell>
          <table:table-cell office:value-type="string" office:string-value="75.85420306965312" table:formula="of:=RIGHT([.H164];LEN([.H164])-3)" table:style-name="ce5">
            <text:p>75.85420306965312</text:p>
          </table:table-cell>
          <table:table-cell office:value-type="float" office:value="75.854203069653096" table:formula="of:=[.I164]+0" table:style-name="ce5">
            <text:p>75.85</text:p>
          </table:table-cell>
          <table:table-cell office:value-type="string" table:style-name="ce4">
            <text:p>3<text:span text:style-name="T1">: </text:span><text:span text:style-name="T2">115.8335986824852</text:span></text:p>
          </table:table-cell>
          <table:table-cell office:value-type="string" office:string-value="115.8335986824852" table:formula="of:=RIGHT([.K164];LEN([.K164])-3)" table:style-name="ce5">
            <text:p>115.8335986824852</text:p>
          </table:table-cell>
          <table:table-cell office:value-type="float" office:value="115.833598682485" table:formula="of:=[.L164]+0" table:style-name="ce5">
            <text:p>115.83</text:p>
          </table:table-cell>
          <table:table-cell office:value-type="string" table:style-name="ce4">
            <text:p>3<text:span text:style-name="T1">: </text:span><text:span text:style-name="T2">72.02352526553912</text:span></text:p>
          </table:table-cell>
          <table:table-cell office:value-type="string" office:string-value="72.02352526553912" table:formula="of:=RIGHT([.N164];LEN([.N164])-3)" table:style-name="ce5">
            <text:p>72.02352526553912</text:p>
          </table:table-cell>
          <table:table-cell office:value-type="float" office:value="72.023525265539106" table:formula="of:=[.O164]+0" table:style-name="ce5">
            <text:p>72.02</text:p>
          </table:table-cell>
          <table:table-cell office:value-type="string" table:style-name="ce4">
            <text:p>3<text:span text:style-name="T1">: </text:span><text:span text:style-name="T2">125.58510452868187</text:span></text:p>
          </table:table-cell>
          <table:table-cell office:value-type="string" office:string-value="125.58510452868187" table:formula="of:=RIGHT([.Q164];LEN([.Q164])-3)" table:style-name="ce5">
            <text:p>125.58510452868187</text:p>
          </table:table-cell>
          <table:table-cell office:value-type="float" office:value="125.585104528681" table:formula="of:=[.R164]+0" table:style-name="ce5">
            <text:p>125.59</text:p>
          </table:table-cell>
          <table:table-cell office:value-type="string" table:style-name="ce4">
            <text:p>3<text:span text:style-name="T1">: </text:span><text:span text:style-name="T2">24.26774923586215</text:span></text:p>
          </table:table-cell>
          <table:table-cell office:value-type="string" office:string-value="24.26774923586215" table:formula="of:=RIGHT([.T164];LEN([.T164])-3)" table:style-name="ce5">
            <text:p>24.26774923586215</text:p>
          </table:table-cell>
          <table:table-cell office:value-type="float" office:value="24.267749235862102" table:formula="of:=[.U164]+0" table:style-name="ce5">
            <text:p>24.27</text:p>
          </table:table-cell>
          <table:table-cell office:value-type="string" table:style-name="ce4">
            <text:p>3<text:span text:style-name="T1">: </text:span><text:span text:style-name="T2">119.9621840168873</text:span></text:p>
          </table:table-cell>
          <table:table-cell office:value-type="string" office:string-value="119.9621840168873" table:formula="of:=RIGHT([.W164];LEN([.W164])-3)" table:style-name="ce5">
            <text:p>119.9621840168873</text:p>
          </table:table-cell>
          <table:table-cell office:value-type="float" office:value="119.96218401688699" table:formula="of:=[.X164]+0" table:style-name="ce5">
            <text:p>119.96</text:p>
          </table:table-cell>
          <table:table-cell office:value-type="string" table:style-name="ce4">
            <text:p>3<text:span text:style-name="T1">: </text:span><text:span text:style-name="T2">130.90703903804834</text:span></text:p>
          </table:table-cell>
          <table:table-cell office:value-type="string" office:string-value="130.90703903804834" table:formula="of:=RIGHT([.Z164];LEN([.Z164])-3)" table:style-name="ce5">
            <text:p>130.90703903804834</text:p>
          </table:table-cell>
          <table:table-cell office:value-type="float" office:value="130.907039038048" table:formula="of:=[.AA164]+0" table:style-name="ce5">
            <text:p>130.91</text:p>
          </table:table-cell>
          <table:table-cell office:value-type="string" table:style-name="ce4">
            <text:p>3<text:span text:style-name="T1">: </text:span><text:span text:style-name="T2">134.7744250897326</text:span></text:p>
          </table:table-cell>
          <table:table-cell office:value-type="string" office:string-value="134.7744250897326" table:formula="of:=RIGHT([.AC164];LEN([.AC164])-3)" table:style-name="ce5">
            <text:p>134.7744250897326</text:p>
          </table:table-cell>
          <table:table-cell office:value-type="float" office:value="134.77442508973201" table:formula="of:=[.AD164]+0" table:style-name="ce5">
            <text:p>134.77</text:p>
          </table:table-cell>
          <table:table-cell office:value-type="float" office:value="102.75950906744663" table:formula="of:=([.D164]+[.G164]+[.J164]+[.M164]+[.P164]+[.S164]+[.V164]+[.Y164]+[.AB164]+[.AE164])/10" table:style-name="ce5">
            <text:p>102.76</text:p>
          </table:table-cell>
          <table:table-cell table:number-columns-repeated="16352"/>
        </table:table-row>
        <table:table-row table:style-name="ro1">
          <table:table-cell office:value-type="float" office:value="5" table:formula="of:=[.A164]+1" table:style-name="ce1">
            <text:p>5</text:p>
          </table:table-cell>
          <table:table-cell office:value-type="string" table:style-name="ce4">
            <text:p>4<text:span text:style-name="T1">: </text:span><text:span text:style-name="T2">117.19751229917745</text:span></text:p>
          </table:table-cell>
          <table:table-cell office:value-type="string" office:string-value="117.19751229917745" table:formula="of:=RIGHT([.B165];LEN([.B165])-3)" table:style-name="ce5">
            <text:p>117.19751229917745</text:p>
          </table:table-cell>
          <table:table-cell office:value-type="float" office:value="117.19751229917701" table:formula="of:=[.C165]+0" table:style-name="ce5">
            <text:p>117.20</text:p>
          </table:table-cell>
          <table:table-cell office:value-type="string" table:style-name="ce4">
            <text:p>4<text:span text:style-name="T1">: </text:span><text:span text:style-name="T2">154.66133330257284</text:span></text:p>
          </table:table-cell>
          <table:table-cell office:value-type="string" office:string-value="154.66133330257284" table:formula="of:=RIGHT([.E165];LEN([.E165])-3)" table:style-name="ce5">
            <text:p>154.66133330257284</text:p>
          </table:table-cell>
          <table:table-cell office:value-type="float" office:value="154.66133330257199" table:formula="of:=[.F165]+0" table:style-name="ce5">
            <text:p>154.66</text:p>
          </table:table-cell>
          <table:table-cell office:value-type="string" table:style-name="ce4">
            <text:p>4<text:span text:style-name="T1">: </text:span><text:span text:style-name="T2">101.67915328824446</text:span></text:p>
          </table:table-cell>
          <table:table-cell office:value-type="string" office:string-value="101.67915328824446" table:formula="of:=RIGHT([.H165];LEN([.H165])-3)" table:style-name="ce5">
            <text:p>101.67915328824446</text:p>
          </table:table-cell>
          <table:table-cell office:value-type="float" office:value="101.679153288244" table:formula="of:=[.I165]+0" table:style-name="ce5">
            <text:p>101.68</text:p>
          </table:table-cell>
          <table:table-cell office:value-type="string" table:style-name="ce4">
            <text:p>4<text:span text:style-name="T1">: </text:span><text:span text:style-name="T2">116.50335186221591</text:span></text:p>
          </table:table-cell>
          <table:table-cell office:value-type="string" office:string-value="116.50335186221591" table:formula="of:=RIGHT([.K165];LEN([.K165])-3)" table:style-name="ce5">
            <text:p>116.50335186221591</text:p>
          </table:table-cell>
          <table:table-cell office:value-type="float" office:value="116.503351862215" table:formula="of:=[.L165]+0" table:style-name="ce5">
            <text:p>116.50</text:p>
          </table:table-cell>
          <table:table-cell office:value-type="string" table:style-name="ce4">
            <text:p>4<text:span text:style-name="T1">: </text:span><text:span text:style-name="T2">86.11978800829021</text:span></text:p>
          </table:table-cell>
          <table:table-cell office:value-type="string" office:string-value="86.11978800829021" table:formula="of:=RIGHT([.N165];LEN([.N165])-3)" table:style-name="ce5">
            <text:p>86.11978800829021</text:p>
          </table:table-cell>
          <table:table-cell office:value-type="float" office:value="86.1197880082902" table:formula="of:=[.O165]+0" table:style-name="ce5">
            <text:p>86.12</text:p>
          </table:table-cell>
          <table:table-cell office:value-type="string" table:style-name="ce4">
            <text:p>4<text:span text:style-name="T1">: </text:span><text:span text:style-name="T2">123.27581876212572</text:span></text:p>
          </table:table-cell>
          <table:table-cell office:value-type="string" office:string-value="123.27581876212572" table:formula="of:=RIGHT([.Q165];LEN([.Q165])-3)" table:style-name="ce5">
            <text:p>123.27581876212572</text:p>
          </table:table-cell>
          <table:table-cell office:value-type="float" office:value="123.275818762125" table:formula="of:=[.R165]+0" table:style-name="ce5">
            <text:p>123.28</text:p>
          </table:table-cell>
          <table:table-cell office:value-type="string" table:style-name="ce4">
            <text:p>4<text:span text:style-name="T1">: </text:span><text:span text:style-name="T2">28.125631464465076</text:span></text:p>
          </table:table-cell>
          <table:table-cell office:value-type="string" office:string-value="28.125631464465076" table:formula="of:=RIGHT([.T165];LEN([.T165])-3)" table:style-name="ce5">
            <text:p>28.125631464465076</text:p>
          </table:table-cell>
          <table:table-cell office:value-type="float" office:value="28.125631464464998" table:formula="of:=[.U165]+0" table:style-name="ce5">
            <text:p>28.13</text:p>
          </table:table-cell>
          <table:table-cell office:value-type="string" table:style-name="ce4">
            <text:p>4<text:span text:style-name="T1">: </text:span><text:span text:style-name="T2">121.77669650597429</text:span></text:p>
          </table:table-cell>
          <table:table-cell office:value-type="string" office:string-value="121.77669650597429" table:formula="of:=RIGHT([.W165];LEN([.W165])-3)" table:style-name="ce5">
            <text:p>121.77669650597429</text:p>
          </table:table-cell>
          <table:table-cell office:value-type="float" office:value="121.776696505974" table:formula="of:=[.X165]+0" table:style-name="ce5">
            <text:p>121.78</text:p>
          </table:table-cell>
          <table:table-cell office:value-type="string" table:style-name="ce4">
            <text:p>4<text:span text:style-name="T1">: </text:span><text:span text:style-name="T2">119.83079673686558</text:span></text:p>
          </table:table-cell>
          <table:table-cell office:value-type="string" office:string-value="119.83079673686558" table:formula="of:=RIGHT([.Z165];LEN([.Z165])-3)" table:style-name="ce5">
            <text:p>119.83079673686558</text:p>
          </table:table-cell>
          <table:table-cell office:value-type="float" office:value="119.830796736865" table:formula="of:=[.AA165]+0" table:style-name="ce5">
            <text:p>119.83</text:p>
          </table:table-cell>
          <table:table-cell office:value-type="string" table:style-name="ce4">
            <text:p>4<text:span text:style-name="T1">: </text:span><text:span text:style-name="T2">91.21128676395338</text:span></text:p>
          </table:table-cell>
          <table:table-cell office:value-type="string" office:string-value="91.21128676395338" table:formula="of:=RIGHT([.AC165];LEN([.AC165])-3)" table:style-name="ce5">
            <text:p>91.21128676395338</text:p>
          </table:table-cell>
          <table:table-cell office:value-type="float" office:value="91.211286763953296" table:formula="of:=[.AD165]+0" table:style-name="ce5">
            <text:p>91.21</text:p>
          </table:table-cell>
          <table:table-cell office:value-type="float" office:value="106.03813689938804" table:formula="of:=([.D165]+[.G165]+[.J165]+[.M165]+[.P165]+[.S165]+[.V165]+[.Y165]+[.AB165]+[.AE165])/10" table:style-name="ce5">
            <text:p>106.04</text:p>
          </table:table-cell>
          <table:table-cell table:number-columns-repeated="16352"/>
        </table:table-row>
        <table:table-row table:style-name="ro1">
          <table:table-cell office:value-type="float" office:value="6" table:formula="of:=[.A165]+1" table:style-name="ce1">
            <text:p>6</text:p>
          </table:table-cell>
          <table:table-cell office:value-type="string" table:style-name="ce4">
            <text:p>5<text:span text:style-name="T1">: </text:span><text:span text:style-name="T2">137.3438679590166</text:span></text:p>
          </table:table-cell>
          <table:table-cell office:value-type="string" office:string-value="137.3438679590166" table:formula="of:=RIGHT([.B166];LEN([.B166])-3)" table:style-name="ce5">
            <text:p>137.3438679590166</text:p>
          </table:table-cell>
          <table:table-cell office:value-type="float" office:value="137.34386795901599" table:formula="of:=[.C166]+0" table:style-name="ce5">
            <text:p>137.34</text:p>
          </table:table-cell>
          <table:table-cell office:value-type="string" table:style-name="ce4">
            <text:p>5<text:span text:style-name="T1">: </text:span><text:span text:style-name="T2">105.32289563473611</text:span></text:p>
          </table:table-cell>
          <table:table-cell office:value-type="string" office:string-value="105.32289563473611" table:formula="of:=RIGHT([.E166];LEN([.E166])-3)" table:style-name="ce5">
            <text:p>105.32289563473611</text:p>
          </table:table-cell>
          <table:table-cell office:value-type="float" office:value="105.322895634736" table:formula="of:=[.F166]+0" table:style-name="ce5">
            <text:p>105.32</text:p>
          </table:table-cell>
          <table:table-cell office:value-type="string" table:style-name="ce4">
            <text:p>5<text:span text:style-name="T1">: </text:span><text:span text:style-name="T2">95.75489631139651</text:span></text:p>
          </table:table-cell>
          <table:table-cell office:value-type="string" office:string-value="95.75489631139651" table:formula="of:=RIGHT([.H166];LEN([.H166])-3)" table:style-name="ce5">
            <text:p>95.75489631139651</text:p>
          </table:table-cell>
          <table:table-cell office:value-type="float" office:value="95.754896311396493" table:formula="of:=[.I166]+0" table:style-name="ce5">
            <text:p>95.75</text:p>
          </table:table-cell>
          <table:table-cell office:value-type="string" table:style-name="ce4">
            <text:p>5<text:span text:style-name="T1">: </text:span><text:span text:style-name="T2">113.84738784825254</text:span></text:p>
          </table:table-cell>
          <table:table-cell office:value-type="string" office:string-value="113.84738784825254" table:formula="of:=RIGHT([.K166];LEN([.K166])-3)" table:style-name="ce5">
            <text:p>113.84738784825254</text:p>
          </table:table-cell>
          <table:table-cell office:value-type="float" office:value="113.847387848252" table:formula="of:=[.L166]+0" table:style-name="ce5">
            <text:p>113.85</text:p>
          </table:table-cell>
          <table:table-cell office:value-type="string" table:style-name="ce4">
            <text:p>5<text:span text:style-name="T1">: </text:span><text:span text:style-name="T2">102.10711122999056</text:span></text:p>
          </table:table-cell>
          <table:table-cell office:value-type="string" office:string-value="102.10711122999056" table:formula="of:=RIGHT([.N166];LEN([.N166])-3)" table:style-name="ce5">
            <text:p>102.10711122999056</text:p>
          </table:table-cell>
          <table:table-cell office:value-type="float" office:value="102.10711122999" table:formula="of:=[.O166]+0" table:style-name="ce5">
            <text:p>102.11</text:p>
          </table:table-cell>
          <table:table-cell office:value-type="string" table:style-name="ce4">
            <text:p>5<text:span text:style-name="T1">: </text:span><text:span text:style-name="T2">121.44599342454745</text:span></text:p>
          </table:table-cell>
          <table:table-cell office:value-type="string" office:string-value="121.44599342454745" table:formula="of:=RIGHT([.Q166];LEN([.Q166])-3)" table:style-name="ce5">
            <text:p>121.44599342454745</text:p>
          </table:table-cell>
          <table:table-cell office:value-type="float" office:value="121.445993424547" table:formula="of:=[.R166]+0" table:style-name="ce5">
            <text:p>121.45</text:p>
          </table:table-cell>
          <table:table-cell office:value-type="string" table:style-name="ce4">
            <text:p>5<text:span text:style-name="T1">: </text:span><text:span text:style-name="T2">24.267714285109964</text:span></text:p>
          </table:table-cell>
          <table:table-cell office:value-type="string" office:string-value="24.267714285109964" table:formula="of:=RIGHT([.T166];LEN([.T166])-3)" table:style-name="ce5">
            <text:p>24.267714285109964</text:p>
          </table:table-cell>
          <table:table-cell office:value-type="float" office:value="24.2677142851099" table:formula="of:=[.U166]+0" table:style-name="ce5">
            <text:p>24.27</text:p>
          </table:table-cell>
          <table:table-cell office:value-type="string" table:style-name="ce4">
            <text:p>5<text:span text:style-name="T1">: </text:span><text:span text:style-name="T2">98.15125716671281</text:span></text:p>
          </table:table-cell>
          <table:table-cell office:value-type="string" office:string-value="98.15125716671281" table:formula="of:=RIGHT([.W166];LEN([.W166])-3)" table:style-name="ce5">
            <text:p>98.15125716671281</text:p>
          </table:table-cell>
          <table:table-cell office:value-type="float" office:value="98.151257166712796" table:formula="of:=[.X166]+0" table:style-name="ce5">
            <text:p>98.15</text:p>
          </table:table-cell>
          <table:table-cell office:value-type="string" table:style-name="ce4">
            <text:p>5<text:span text:style-name="T1">: </text:span><text:span text:style-name="T2">140.92613740520335</text:span></text:p>
          </table:table-cell>
          <table:table-cell office:value-type="string" office:string-value="140.92613740520335" table:formula="of:=RIGHT([.Z166];LEN([.Z166])-3)" table:style-name="ce5">
            <text:p>140.92613740520335</text:p>
          </table:table-cell>
          <table:table-cell office:value-type="float" office:value="140.92613740520301" table:formula="of:=[.AA166]+0" table:style-name="ce5">
            <text:p>140.93</text:p>
          </table:table-cell>
          <table:table-cell office:value-type="string" table:style-name="ce4">
            <text:p>5<text:span text:style-name="T1">: </text:span><text:span text:style-name="T2">108.46476778267677</text:span></text:p>
          </table:table-cell>
          <table:table-cell office:value-type="string" office:string-value="108.46476778267677" table:formula="of:=RIGHT([.AC166];LEN([.AC166])-3)" table:style-name="ce5">
            <text:p>108.46476778267677</text:p>
          </table:table-cell>
          <table:table-cell office:value-type="float" office:value="108.46476778267601" table:formula="of:=[.AD166]+0" table:style-name="ce5">
            <text:p>108.46</text:p>
          </table:table-cell>
          <table:table-cell office:value-type="float" office:value="104.76320290476392" table:formula="of:=([.D166]+[.G166]+[.J166]+[.M166]+[.P166]+[.S166]+[.V166]+[.Y166]+[.AB166]+[.AE166])/10" table:style-name="ce5">
            <text:p>104.76</text:p>
          </table:table-cell>
          <table:table-cell table:number-columns-repeated="16352"/>
        </table:table-row>
        <table:table-row table:style-name="ro1">
          <table:table-cell office:value-type="float" office:value="7" table:formula="of:=[.A166]+1" table:style-name="ce1">
            <text:p>7</text:p>
          </table:table-cell>
          <table:table-cell office:value-type="string" table:style-name="ce4">
            <text:p>6<text:span text:style-name="T1">: </text:span><text:span text:style-name="T2">138.57503454197726</text:span></text:p>
          </table:table-cell>
          <table:table-cell office:value-type="string" office:string-value="138.57503454197726" table:formula="of:=RIGHT([.B167];LEN([.B167])-3)" table:style-name="ce5">
            <text:p>138.57503454197726</text:p>
          </table:table-cell>
          <table:table-cell office:value-type="float" office:value="138.575034541977" table:formula="of:=[.C167]+0" table:style-name="ce5">
            <text:p>138.58</text:p>
          </table:table-cell>
          <table:table-cell office:value-type="string" table:style-name="ce4">
            <text:p>6<text:span text:style-name="T1">: </text:span><text:span text:style-name="T2">104.59520556287154</text:span></text:p>
          </table:table-cell>
          <table:table-cell office:value-type="string" office:string-value="104.59520556287154" table:formula="of:=RIGHT([.E167];LEN([.E167])-3)" table:style-name="ce5">
            <text:p>104.59520556287154</text:p>
          </table:table-cell>
          <table:table-cell office:value-type="float" office:value="104.595205562871" table:formula="of:=[.F167]+0" table:style-name="ce5">
            <text:p>104.60</text:p>
          </table:table-cell>
          <table:table-cell office:value-type="string" table:style-name="ce4">
            <text:p>6<text:span text:style-name="T1">: </text:span><text:span text:style-name="T2">76.19421728473087</text:span></text:p>
          </table:table-cell>
          <table:table-cell office:value-type="string" office:string-value="76.19421728473087" table:formula="of:=RIGHT([.H167];LEN([.H167])-3)" table:style-name="ce5">
            <text:p>76.19421728473087</text:p>
          </table:table-cell>
          <table:table-cell office:value-type="float" office:value="76.194217284730797" table:formula="of:=[.I167]+0" table:style-name="ce5">
            <text:p>76.19</text:p>
          </table:table-cell>
          <table:table-cell office:value-type="string" table:style-name="ce4">
            <text:p>6<text:span text:style-name="T1">: </text:span><text:span text:style-name="T2">115.56233648507661</text:span></text:p>
          </table:table-cell>
          <table:table-cell office:value-type="string" office:string-value="115.56233648507661" table:formula="of:=RIGHT([.K167];LEN([.K167])-3)" table:style-name="ce5">
            <text:p>115.56233648507661</text:p>
          </table:table-cell>
          <table:table-cell office:value-type="float" office:value="115.562336485076" table:formula="of:=[.L167]+0" table:style-name="ce5">
            <text:p>115.56</text:p>
          </table:table-cell>
          <table:table-cell office:value-type="string" table:style-name="ce4">
            <text:p>6<text:span text:style-name="T1">: </text:span><text:span text:style-name="T2">102.3886907672642</text:span></text:p>
          </table:table-cell>
          <table:table-cell office:value-type="string" office:string-value="102.3886907672642" table:formula="of:=RIGHT([.N167];LEN([.N167])-3)" table:style-name="ce5">
            <text:p>102.3886907672642</text:p>
          </table:table-cell>
          <table:table-cell office:value-type="float" office:value="102.38869076726399" table:formula="of:=[.O167]+0" table:style-name="ce5">
            <text:p>102.39</text:p>
          </table:table-cell>
          <table:table-cell office:value-type="string" table:style-name="ce4">
            <text:p>6<text:span text:style-name="T1">: </text:span><text:span text:style-name="T2">124.29294742766696</text:span></text:p>
          </table:table-cell>
          <table:table-cell office:value-type="string" office:string-value="124.29294742766696" table:formula="of:=RIGHT([.Q167];LEN([.Q167])-3)" table:style-name="ce5">
            <text:p>124.29294742766696</text:p>
          </table:table-cell>
          <table:table-cell office:value-type="float" office:value="124.29294742766599" table:formula="of:=[.R167]+0" table:style-name="ce5">
            <text:p>124.29</text:p>
          </table:table-cell>
          <table:table-cell office:value-type="string" table:style-name="ce4">
            <text:p>6<text:span text:style-name="T1">: </text:span><text:span text:style-name="T2">66.04702427284901</text:span></text:p>
          </table:table-cell>
          <table:table-cell office:value-type="string" office:string-value="66.04702427284901" table:formula="of:=RIGHT([.T167];LEN([.T167])-3)" table:style-name="ce5">
            <text:p>66.04702427284901</text:p>
          </table:table-cell>
          <table:table-cell office:value-type="float" office:value="66.047024272849001" table:formula="of:=[.U167]+0" table:style-name="ce5">
            <text:p>66.05</text:p>
          </table:table-cell>
          <table:table-cell office:value-type="string" table:style-name="ce4">
            <text:p>6<text:span text:style-name="T1">: </text:span><text:span text:style-name="T2">125.05600517817702</text:span></text:p>
          </table:table-cell>
          <table:table-cell office:value-type="string" office:string-value="125.05600517817702" table:formula="of:=RIGHT([.W167];LEN([.W167])-3)" table:style-name="ce5">
            <text:p>125.05600517817702</text:p>
          </table:table-cell>
          <table:table-cell office:value-type="float" office:value="125.056005178177" table:formula="of:=[.X167]+0" table:style-name="ce5">
            <text:p>125.06</text:p>
          </table:table-cell>
          <table:table-cell office:value-type="string" table:style-name="ce4">
            <text:p>6<text:span text:style-name="T1">: </text:span><text:span text:style-name="T2">141.8343734587804</text:span></text:p>
          </table:table-cell>
          <table:table-cell office:value-type="string" office:string-value="141.8343734587804" table:formula="of:=RIGHT([.Z167];LEN([.Z167])-3)" table:style-name="ce5">
            <text:p>141.8343734587804</text:p>
          </table:table-cell>
          <table:table-cell office:value-type="float" office:value="141.83437345877999" table:formula="of:=[.AA167]+0" table:style-name="ce5">
            <text:p>141.83</text:p>
          </table:table-cell>
          <table:table-cell office:value-type="string" table:style-name="ce4">
            <text:p>6<text:span text:style-name="T1">: </text:span><text:span text:style-name="T2">133.9081904524389</text:span></text:p>
          </table:table-cell>
          <table:table-cell office:value-type="string" office:string-value="133.9081904524389" table:formula="of:=RIGHT([.AC167];LEN([.AC167])-3)" table:style-name="ce5">
            <text:p>133.9081904524389</text:p>
          </table:table-cell>
          <table:table-cell office:value-type="float" office:value="133.90819045243799" table:formula="of:=[.AD167]+0" table:style-name="ce5">
            <text:p>133.91</text:p>
          </table:table-cell>
          <table:table-cell office:value-type="float" office:value="112.84540254318287" table:formula="of:=([.D167]+[.G167]+[.J167]+[.M167]+[.P167]+[.S167]+[.V167]+[.Y167]+[.AB167]+[.AE167])/10" table:style-name="ce5">
            <text:p>112.85</text:p>
          </table:table-cell>
          <table:table-cell table:number-columns-repeated="16352"/>
        </table:table-row>
        <table:table-row table:style-name="ro1">
          <table:table-cell office:value-type="float" office:value="8" table:formula="of:=[.A167]+1" table:style-name="ce1">
            <text:p>8</text:p>
          </table:table-cell>
          <table:table-cell office:value-type="string" table:style-name="ce4">
            <text:p>7<text:span text:style-name="T1">: </text:span><text:span text:style-name="T2">137.92414011584012</text:span></text:p>
          </table:table-cell>
          <table:table-cell office:value-type="string" office:string-value="137.92414011584012" table:formula="of:=RIGHT([.B168];LEN([.B168])-3)" table:style-name="ce5">
            <text:p>137.92414011584012</text:p>
          </table:table-cell>
          <table:table-cell office:value-type="float" office:value="137.92414011584" table:formula="of:=[.C168]+0" table:style-name="ce5">
            <text:p>137.92</text:p>
          </table:table-cell>
          <table:table-cell office:value-type="string" table:style-name="ce4">
            <text:p>7<text:span text:style-name="T1">: </text:span><text:span text:style-name="T2">137.27409246790015</text:span></text:p>
          </table:table-cell>
          <table:table-cell office:value-type="string" office:string-value="137.27409246790015" table:formula="of:=RIGHT([.E168];LEN([.E168])-3)" table:style-name="ce5">
            <text:p>137.27409246790015</text:p>
          </table:table-cell>
          <table:table-cell office:value-type="float" office:value="137.2740924679" table:formula="of:=[.F168]+0" table:style-name="ce5">
            <text:p>137.27</text:p>
          </table:table-cell>
          <table:table-cell office:value-type="string" table:style-name="ce4">
            <text:p>7<text:span text:style-name="T1">: </text:span><text:span text:style-name="T2">101.89997694817072</text:span></text:p>
          </table:table-cell>
          <table:table-cell office:value-type="string" office:string-value="101.89997694817072" table:formula="of:=RIGHT([.H168];LEN([.H168])-3)" table:style-name="ce5">
            <text:p>101.89997694817072</text:p>
          </table:table-cell>
          <table:table-cell office:value-type="float" office:value="101.89997694817001" table:formula="of:=[.I168]+0" table:style-name="ce5">
            <text:p>101.90</text:p>
          </table:table-cell>
          <table:table-cell office:value-type="string" table:style-name="ce4">
            <text:p>7<text:span text:style-name="T1">: </text:span><text:span text:style-name="T2">115.71390146381889</text:span></text:p>
          </table:table-cell>
          <table:table-cell office:value-type="string" office:string-value="115.71390146381889" table:formula="of:=RIGHT([.K168];LEN([.K168])-3)" table:style-name="ce5">
            <text:p>115.71390146381889</text:p>
          </table:table-cell>
          <table:table-cell office:value-type="float" office:value="115.713901463818" table:formula="of:=[.L168]+0" table:style-name="ce5">
            <text:p>115.71</text:p>
          </table:table-cell>
          <table:table-cell office:value-type="string" table:style-name="ce4">
            <text:p>7<text:span text:style-name="T1">: </text:span><text:span text:style-name="T2">101.38912676173615</text:span></text:p>
          </table:table-cell>
          <table:table-cell office:value-type="string" office:string-value="101.38912676173615" table:formula="of:=RIGHT([.N168];LEN([.N168])-3)" table:style-name="ce5">
            <text:p>101.38912676173615</text:p>
          </table:table-cell>
          <table:table-cell office:value-type="float" office:value="101.38912676173599" table:formula="of:=[.O168]+0" table:style-name="ce5">
            <text:p>101.39</text:p>
          </table:table-cell>
          <table:table-cell office:value-type="string" table:style-name="ce4">
            <text:p>7<text:span text:style-name="T1">: </text:span><text:span text:style-name="T2">124.08415547254612</text:span></text:p>
          </table:table-cell>
          <table:table-cell office:value-type="string" office:string-value="124.08415547254612" table:formula="of:=RIGHT([.Q168];LEN([.Q168])-3)" table:style-name="ce5">
            <text:p>124.08415547254612</text:p>
          </table:table-cell>
          <table:table-cell office:value-type="float" office:value="124.084155472546" table:formula="of:=[.R168]+0" table:style-name="ce5">
            <text:p>124.08</text:p>
          </table:table-cell>
          <table:table-cell office:value-type="string" table:style-name="ce4">
            <text:p>7<text:span text:style-name="T1">: </text:span><text:span text:style-name="T2">66.04702441316198</text:span></text:p>
          </table:table-cell>
          <table:table-cell office:value-type="string" office:string-value="66.04702441316198" table:formula="of:=RIGHT([.T168];LEN([.T168])-3)" table:style-name="ce5">
            <text:p>66.04702441316198</text:p>
          </table:table-cell>
          <table:table-cell office:value-type="float" office:value="66.047024413161907" table:formula="of:=[.U168]+0" table:style-name="ce5">
            <text:p>66.05</text:p>
          </table:table-cell>
          <table:table-cell office:value-type="string" table:style-name="ce4">
            <text:p>7<text:span text:style-name="T1">: </text:span><text:span text:style-name="T2">134.16839107713878</text:span></text:p>
          </table:table-cell>
          <table:table-cell office:value-type="string" office:string-value="134.16839107713878" table:formula="of:=RIGHT([.W168];LEN([.W168])-3)" table:style-name="ce5">
            <text:p>134.16839107713878</text:p>
          </table:table-cell>
          <table:table-cell office:value-type="float" office:value="134.16839107713801" table:formula="of:=[.X168]+0" table:style-name="ce5">
            <text:p>134.17</text:p>
          </table:table-cell>
          <table:table-cell office:value-type="string" table:style-name="ce4">
            <text:p>7<text:span text:style-name="T1">: </text:span><text:span text:style-name="T2">143.41259528085658</text:span></text:p>
          </table:table-cell>
          <table:table-cell office:value-type="string" office:string-value="143.41259528085658" table:formula="of:=RIGHT([.Z168];LEN([.Z168])-3)" table:style-name="ce5">
            <text:p>143.41259528085658</text:p>
          </table:table-cell>
          <table:table-cell office:value-type="float" office:value="143.41259528085601" table:formula="of:=[.AA168]+0" table:style-name="ce5">
            <text:p>143.41</text:p>
          </table:table-cell>
          <table:table-cell office:value-type="string" table:style-name="ce4">
            <text:p>7<text:span text:style-name="T1">: </text:span><text:span text:style-name="T2">134.50013890958243</text:span></text:p>
          </table:table-cell>
          <table:table-cell office:value-type="string" office:string-value="134.50013890958243" table:formula="of:=RIGHT([.AC168];LEN([.AC168])-3)" table:style-name="ce5">
            <text:p>134.50013890958243</text:p>
          </table:table-cell>
          <table:table-cell office:value-type="float" office:value="134.50013890958201" table:formula="of:=[.AD168]+0" table:style-name="ce5">
            <text:p>134.50</text:p>
          </table:table-cell>
          <table:table-cell office:value-type="float" office:value="119.64135429107478" table:formula="of:=([.D168]+[.G168]+[.J168]+[.M168]+[.P168]+[.S168]+[.V168]+[.Y168]+[.AB168]+[.AE168])/10" table:style-name="ce5">
            <text:p>119.64</text:p>
          </table:table-cell>
          <table:table-cell table:number-columns-repeated="16352"/>
        </table:table-row>
        <table:table-row table:style-name="ro1">
          <table:table-cell office:value-type="float" office:value="9" table:formula="of:=[.A168]+1" table:style-name="ce1">
            <text:p>9</text:p>
          </table:table-cell>
          <table:table-cell office:value-type="string" table:style-name="ce4">
            <text:p>8<text:span text:style-name="T1">: </text:span><text:span text:style-name="T2">123.2168372594375</text:span></text:p>
          </table:table-cell>
          <table:table-cell office:value-type="string" office:string-value="123.2168372594375" table:formula="of:=RIGHT([.B169];LEN([.B169])-3)" table:style-name="ce5">
            <text:p>123.2168372594375</text:p>
          </table:table-cell>
          <table:table-cell office:value-type="float" office:value="123.216837259437" table:formula="of:=[.C169]+0" table:style-name="ce5">
            <text:p>123.22</text:p>
          </table:table-cell>
          <table:table-cell office:value-type="string" table:style-name="ce4">
            <text:p>8<text:span text:style-name="T1">: </text:span><text:span text:style-name="T2">107.40769235762498</text:span></text:p>
          </table:table-cell>
          <table:table-cell office:value-type="string" office:string-value="107.40769235762498" table:formula="of:=RIGHT([.E169];LEN([.E169])-3)" table:style-name="ce5">
            <text:p>107.40769235762498</text:p>
          </table:table-cell>
          <table:table-cell office:value-type="float" office:value="107.407692357624" table:formula="of:=[.F169]+0" table:style-name="ce5">
            <text:p>107.41</text:p>
          </table:table-cell>
          <table:table-cell office:value-type="string" table:style-name="ce4">
            <text:p>8<text:span text:style-name="T1">: </text:span><text:span text:style-name="T2">120.17881328125807</text:span></text:p>
          </table:table-cell>
          <table:table-cell office:value-type="string" office:string-value="120.17881328125807" table:formula="of:=RIGHT([.H169];LEN([.H169])-3)" table:style-name="ce5">
            <text:p>120.17881328125807</text:p>
          </table:table-cell>
          <table:table-cell office:value-type="float" office:value="120.178813281258" table:formula="of:=[.I169]+0" table:style-name="ce5">
            <text:p>120.18</text:p>
          </table:table-cell>
          <table:table-cell office:value-type="string" table:style-name="ce4">
            <text:p>8<text:span text:style-name="T1">: </text:span><text:span text:style-name="T2">113.16307553557293</text:span></text:p>
          </table:table-cell>
          <table:table-cell office:value-type="string" office:string-value="113.16307553557293" table:formula="of:=RIGHT([.K169];LEN([.K169])-3)" table:style-name="ce5">
            <text:p>113.16307553557293</text:p>
          </table:table-cell>
          <table:table-cell office:value-type="float" office:value="113.16307553557201" table:formula="of:=[.L169]+0" table:style-name="ce5">
            <text:p>113.16</text:p>
          </table:table-cell>
          <table:table-cell office:value-type="string" table:style-name="ce4">
            <text:p>8<text:span text:style-name="T1">: </text:span><text:span text:style-name="T2">119.46071693674939</text:span></text:p>
          </table:table-cell>
          <table:table-cell office:value-type="string" office:string-value="119.46071693674939" table:formula="of:=RIGHT([.N169];LEN([.N169])-3)" table:style-name="ce5">
            <text:p>119.46071693674939</text:p>
          </table:table-cell>
          <table:table-cell office:value-type="float" office:value="119.46071693674899" table:formula="of:=[.O169]+0" table:style-name="ce5">
            <text:p>119.46</text:p>
          </table:table-cell>
          <table:table-cell office:value-type="string" table:style-name="ce4">
            <text:p>8<text:span text:style-name="T1">: </text:span><text:span text:style-name="T2">125.66180124426806</text:span></text:p>
          </table:table-cell>
          <table:table-cell office:value-type="string" office:string-value="125.66180124426806" table:formula="of:=RIGHT([.Q169];LEN([.Q169])-3)" table:style-name="ce5">
            <text:p>125.66180124426806</text:p>
          </table:table-cell>
          <table:table-cell office:value-type="float" office:value="125.66180124426801" table:formula="of:=[.R169]+0" table:style-name="ce5">
            <text:p>125.66</text:p>
          </table:table-cell>
          <table:table-cell office:value-type="string" table:style-name="ce4">
            <text:p>8<text:span text:style-name="T1">: </text:span><text:span text:style-name="T2">66.04702441316198</text:span></text:p>
          </table:table-cell>
          <table:table-cell office:value-type="string" office:string-value="66.04702441316198" table:formula="of:=RIGHT([.T169];LEN([.T169])-3)" table:style-name="ce5">
            <text:p>66.04702441316198</text:p>
          </table:table-cell>
          <table:table-cell office:value-type="float" office:value="66.047024413161907" table:formula="of:=[.U169]+0" table:style-name="ce5">
            <text:p>66.05</text:p>
          </table:table-cell>
          <table:table-cell office:value-type="string" table:style-name="ce4">
            <text:p>8<text:span text:style-name="T1">: </text:span><text:span text:style-name="T2">145.68042739450323</text:span></text:p>
          </table:table-cell>
          <table:table-cell office:value-type="string" office:string-value="145.68042739450323" table:formula="of:=RIGHT([.W169];LEN([.W169])-3)" table:style-name="ce5">
            <text:p>145.68042739450323</text:p>
          </table:table-cell>
          <table:table-cell office:value-type="float" office:value="145.680427394503" table:formula="of:=[.X169]+0" table:style-name="ce5">
            <text:p>145.68</text:p>
          </table:table-cell>
          <table:table-cell office:value-type="string" table:style-name="ce4">
            <text:p>8<text:span text:style-name="T1">: </text:span><text:span text:style-name="T2">143.5222322700334</text:span></text:p>
          </table:table-cell>
          <table:table-cell office:value-type="string" office:string-value="143.5222322700334" table:formula="of:=RIGHT([.Z169];LEN([.Z169])-3)" table:style-name="ce5">
            <text:p>143.5222322700334</text:p>
          </table:table-cell>
          <table:table-cell office:value-type="float" office:value="143.52223227003299" table:formula="of:=[.AA169]+0" table:style-name="ce5">
            <text:p>143.52</text:p>
          </table:table-cell>
          <table:table-cell office:value-type="string" table:style-name="ce4">
            <text:p>8<text:span text:style-name="T1">: </text:span><text:span text:style-name="T2">105.62740360166926</text:span></text:p>
          </table:table-cell>
          <table:table-cell office:value-type="string" office:string-value="105.62740360166926" table:formula="of:=RIGHT([.AC169];LEN([.AC169])-3)" table:style-name="ce5">
            <text:p>105.62740360166926</text:p>
          </table:table-cell>
          <table:table-cell office:value-type="float" office:value="105.627403601669" table:formula="of:=[.AD169]+0" table:style-name="ce5">
            <text:p>105.63</text:p>
          </table:table-cell>
          <table:table-cell office:value-type="float" office:value="116.99660242942748" table:formula="of:=([.D169]+[.G169]+[.J169]+[.M169]+[.P169]+[.S169]+[.V169]+[.Y169]+[.AB169]+[.AE169])/10" table:style-name="ce5">
            <text:p>117.00</text:p>
          </table:table-cell>
          <table:table-cell table:number-columns-repeated="16352"/>
        </table:table-row>
        <table:table-row table:style-name="ro1">
          <table:table-cell office:value-type="float" office:value="10" table:formula="of:=[.A169]+1" table:style-name="ce1">
            <text:p>10</text:p>
          </table:table-cell>
          <table:table-cell office:value-type="string" table:style-name="ce4">
            <text:p>9<text:span text:style-name="T1">: </text:span><text:span text:style-name="T2">124.79105143009306</text:span></text:p>
          </table:table-cell>
          <table:table-cell office:value-type="string" office:string-value="124.79105143009306" table:formula="of:=RIGHT([.B170];LEN([.B170])-3)" table:style-name="ce5">
            <text:p>124.79105143009306</text:p>
          </table:table-cell>
          <table:table-cell office:value-type="float" office:value="124.79105143009301" table:formula="of:=[.C170]+0" table:style-name="ce5">
            <text:p>124.79</text:p>
          </table:table-cell>
          <table:table-cell office:value-type="string" table:style-name="ce4">
            <text:p>9<text:span text:style-name="T1">: </text:span><text:span text:style-name="T2">104.65954810965475</text:span></text:p>
          </table:table-cell>
          <table:table-cell office:value-type="string" office:string-value="104.65954810965475" table:formula="of:=RIGHT([.E170];LEN([.E170])-3)" table:style-name="ce5">
            <text:p>104.65954810965475</text:p>
          </table:table-cell>
          <table:table-cell office:value-type="float" office:value="104.659548109654" table:formula="of:=[.F170]+0" table:style-name="ce5">
            <text:p>104.66</text:p>
          </table:table-cell>
          <table:table-cell office:value-type="string" table:style-name="ce4">
            <text:p>9<text:span text:style-name="T1">: </text:span><text:span text:style-name="T2">97.49372785467136</text:span></text:p>
          </table:table-cell>
          <table:table-cell office:value-type="string" office:string-value="97.49372785467136" table:formula="of:=RIGHT([.H170];LEN([.H170])-3)" table:style-name="ce5">
            <text:p>97.49372785467136</text:p>
          </table:table-cell>
          <table:table-cell office:value-type="float" office:value="97.493727854671306" table:formula="of:=[.I170]+0" table:style-name="ce5">
            <text:p>97.49</text:p>
          </table:table-cell>
          <table:table-cell office:value-type="string" table:style-name="ce4">
            <text:p>9<text:span text:style-name="T1">: </text:span><text:span text:style-name="T2">76.20957983566728</text:span></text:p>
          </table:table-cell>
          <table:table-cell office:value-type="string" office:string-value="76.20957983566728" table:formula="of:=RIGHT([.K170];LEN([.K170])-3)" table:style-name="ce5">
            <text:p>76.20957983566728</text:p>
          </table:table-cell>
          <table:table-cell office:value-type="float" office:value="76.209579835667199" table:formula="of:=[.L170]+0" table:style-name="ce5">
            <text:p>76.21</text:p>
          </table:table-cell>
          <table:table-cell office:value-type="string" table:style-name="ce4">
            <text:p>9<text:span text:style-name="T1">: </text:span><text:span text:style-name="T2">103.21284425453142</text:span></text:p>
          </table:table-cell>
          <table:table-cell office:value-type="string" office:string-value="103.21284425453142" table:formula="of:=RIGHT([.N170];LEN([.N170])-3)" table:style-name="ce5">
            <text:p>103.21284425453142</text:p>
          </table:table-cell>
          <table:table-cell office:value-type="float" office:value="103.21284425453101" table:formula="of:=[.O170]+0" table:style-name="ce5">
            <text:p>103.21</text:p>
          </table:table-cell>
          <table:table-cell office:value-type="string" table:style-name="ce4">
            <text:p>9<text:span text:style-name="T1">: </text:span><text:span text:style-name="T2">120.47898785459829</text:span></text:p>
          </table:table-cell>
          <table:table-cell office:value-type="string" office:string-value="120.47898785459829" table:formula="of:=RIGHT([.Q170];LEN([.Q170])-3)" table:style-name="ce5">
            <text:p>120.47898785459829</text:p>
          </table:table-cell>
          <table:table-cell office:value-type="float" office:value="120.478987854598" table:formula="of:=[.R170]+0" table:style-name="ce5">
            <text:p>120.48</text:p>
          </table:table-cell>
          <table:table-cell office:value-type="string" table:style-name="ce4">
            <text:p>9<text:span text:style-name="T1">: </text:span><text:span text:style-name="T2">85.17213596767621</text:span></text:p>
          </table:table-cell>
          <table:table-cell office:value-type="string" office:string-value="85.17213596767621" table:formula="of:=RIGHT([.T170];LEN([.T170])-3)" table:style-name="ce5">
            <text:p>85.17213596767621</text:p>
          </table:table-cell>
          <table:table-cell office:value-type="float" office:value="85.172135967676198" table:formula="of:=[.U170]+0" table:style-name="ce5">
            <text:p>85.17</text:p>
          </table:table-cell>
          <table:table-cell office:value-type="string" table:style-name="ce4">
            <text:p>9<text:span text:style-name="T1">: </text:span><text:span text:style-name="T2">137.26731133711743</text:span></text:p>
          </table:table-cell>
          <table:table-cell office:value-type="string" office:string-value="137.26731133711743" table:formula="of:=RIGHT([.W170];LEN([.W170])-3)" table:style-name="ce5">
            <text:p>137.26731133711743</text:p>
          </table:table-cell>
          <table:table-cell office:value-type="float" office:value="137.26731133711701" table:formula="of:=[.X170]+0" table:style-name="ce5">
            <text:p>137.27</text:p>
          </table:table-cell>
          <table:table-cell office:value-type="string" table:style-name="ce4">
            <text:p>9<text:span text:style-name="T1">: </text:span><text:span text:style-name="T2">141.22543308966286</text:span></text:p>
          </table:table-cell>
          <table:table-cell office:value-type="string" office:string-value="141.22543308966286" table:formula="of:=RIGHT([.Z170];LEN([.Z170])-3)" table:style-name="ce5">
            <text:p>141.22543308966286</text:p>
          </table:table-cell>
          <table:table-cell office:value-type="float" office:value="141.225433089662" table:formula="of:=[.AA170]+0" table:style-name="ce5">
            <text:p>141.23</text:p>
          </table:table-cell>
          <table:table-cell office:value-type="string" table:style-name="ce4">
            <text:p>9<text:span text:style-name="T1">: </text:span><text:span text:style-name="T2">120.22375334485923</text:span></text:p>
          </table:table-cell>
          <table:table-cell office:value-type="string" office:string-value="120.22375334485923" table:formula="of:=RIGHT([.AC170];LEN([.AC170])-3)" table:style-name="ce5">
            <text:p>120.22375334485923</text:p>
          </table:table-cell>
          <table:table-cell office:value-type="float" office:value="120.22375334485901" table:formula="of:=[.AD170]+0" table:style-name="ce5">
            <text:p>120.22</text:p>
          </table:table-cell>
          <table:table-cell office:value-type="float" office:value="111.07343730785287" table:formula="of:=([.D170]+[.G170]+[.J170]+[.M170]+[.P170]+[.S170]+[.V170]+[.Y170]+[.AB170]+[.AE170])/10" table:style-name="ce5">
            <text:p>111.07</text:p>
          </table:table-cell>
          <table:table-cell table:number-columns-repeated="16352"/>
        </table:table-row>
        <table:table-row table:style-name="ro1">
          <table:table-cell office:value-type="float" office:value="11" table:formula="of:=[.A170]+1" table:style-name="ce1">
            <text:p>11</text:p>
          </table:table-cell>
          <table:table-cell office:value-type="string" table:style-name="ce4">
            <text:p>10<text:span text:style-name="T1">: </text:span><text:span text:style-name="T2">138.27628949069373</text:span></text:p>
          </table:table-cell>
          <table:table-cell office:value-type="string" office:string-value="138.27628949069373" table:formula="of:=RIGHT([.B171];LEN([.B171])-4)" table:style-name="ce5">
            <text:p>138.27628949069373</text:p>
          </table:table-cell>
          <table:table-cell office:value-type="float" office:value="138.27628949069299" table:formula="of:=[.C171]+0" table:style-name="ce5">
            <text:p>138.28</text:p>
          </table:table-cell>
          <table:table-cell office:value-type="string" table:style-name="ce4">
            <text:p>10<text:span text:style-name="T1">: </text:span><text:span text:style-name="T2">103.81122779087835</text:span></text:p>
          </table:table-cell>
          <table:table-cell office:value-type="string" office:string-value="103.81122779087835" table:formula="of:=RIGHT([.E171];LEN([.E171])-4)" table:style-name="ce5">
            <text:p>103.81122779087835</text:p>
          </table:table-cell>
          <table:table-cell office:value-type="float" office:value="103.81122779087799" table:formula="of:=[.F171]+0" table:style-name="ce5">
            <text:p>103.81</text:p>
          </table:table-cell>
          <table:table-cell office:value-type="string" table:style-name="ce4">
            <text:p>10<text:span text:style-name="T1">: </text:span><text:span text:style-name="T2">119.46399870445461</text:span></text:p>
          </table:table-cell>
          <table:table-cell office:value-type="string" office:string-value="119.46399870445461" table:formula="of:=RIGHT([.H171];LEN([.H171])-4)" table:style-name="ce5">
            <text:p>119.46399870445461</text:p>
          </table:table-cell>
          <table:table-cell office:value-type="float" office:value="119.463998704454" table:formula="of:=[.I171]+0" table:style-name="ce5">
            <text:p>119.46</text:p>
          </table:table-cell>
          <table:table-cell office:value-type="string" table:style-name="ce4">
            <text:p>10<text:span text:style-name="T1">: </text:span><text:span text:style-name="T2">76.21478810695561</text:span></text:p>
          </table:table-cell>
          <table:table-cell office:value-type="string" office:string-value="76.21478810695561" table:formula="of:=RIGHT([.K171];LEN([.K171])-4)" table:style-name="ce5">
            <text:p>76.21478810695561</text:p>
          </table:table-cell>
          <table:table-cell office:value-type="float" office:value="76.214788106955595" table:formula="of:=[.L171]+0" table:style-name="ce5">
            <text:p>76.21</text:p>
          </table:table-cell>
          <table:table-cell office:value-type="string" table:style-name="ce4">
            <text:p>10<text:span text:style-name="T1">: </text:span><text:span text:style-name="T2">101.15237254669435</text:span></text:p>
          </table:table-cell>
          <table:table-cell office:value-type="string" office:string-value="101.15237254669435" table:formula="of:=RIGHT([.N171];LEN([.N171])-4)" table:style-name="ce5">
            <text:p>101.15237254669435</text:p>
          </table:table-cell>
          <table:table-cell office:value-type="float" office:value="101.152372546694" table:formula="of:=[.O171]+0" table:style-name="ce5">
            <text:p>101.15</text:p>
          </table:table-cell>
          <table:table-cell office:value-type="string" table:style-name="ce4">
            <text:p>10<text:span text:style-name="T1">: </text:span><text:span text:style-name="T2">124.3545561970874</text:span></text:p>
          </table:table-cell>
          <table:table-cell office:value-type="string" office:string-value="124.3545561970874" table:formula="of:=RIGHT([.Q171];LEN([.Q171])-4)" table:style-name="ce5">
            <text:p>124.3545561970874</text:p>
          </table:table-cell>
          <table:table-cell office:value-type="float" office:value="124.35455619708701" table:formula="of:=[.R171]+0" table:style-name="ce5">
            <text:p>124.35</text:p>
          </table:table-cell>
          <table:table-cell office:value-type="string" table:style-name="ce4">
            <text:p>10<text:span text:style-name="T1">: </text:span><text:span text:style-name="T2">66.04702441316198</text:span></text:p>
          </table:table-cell>
          <table:table-cell office:value-type="string" office:string-value="66.04702441316198" table:formula="of:=RIGHT([.T171];LEN([.T171])-4)" table:style-name="ce5">
            <text:p>66.04702441316198</text:p>
          </table:table-cell>
          <table:table-cell office:value-type="float" office:value="66.047024413161907" table:formula="of:=[.U171]+0" table:style-name="ce5">
            <text:p>66.05</text:p>
          </table:table-cell>
          <table:table-cell office:value-type="string" table:style-name="ce4">
            <text:p>10<text:span text:style-name="T1">: </text:span><text:span text:style-name="T2">122.6672438324138</text:span></text:p>
          </table:table-cell>
          <table:table-cell office:value-type="string" office:string-value="122.6672438324138" table:formula="of:=RIGHT([.W171];LEN([.W171])-4)" table:style-name="ce5">
            <text:p>122.6672438324138</text:p>
          </table:table-cell>
          <table:table-cell office:value-type="float" office:value="122.66724383241301" table:formula="of:=[.X171]+0" table:style-name="ce5">
            <text:p>122.67</text:p>
          </table:table-cell>
          <table:table-cell office:value-type="string" table:style-name="ce4">
            <text:p>10<text:span text:style-name="T1">: </text:span><text:span text:style-name="T2">143.49006397776697</text:span></text:p>
          </table:table-cell>
          <table:table-cell office:value-type="string" office:string-value="143.49006397776697" table:formula="of:=RIGHT([.Z171];LEN([.Z171])-4)" table:style-name="ce5">
            <text:p>143.49006397776697</text:p>
          </table:table-cell>
          <table:table-cell office:value-type="float" office:value="143.490063977766" table:formula="of:=[.AA171]+0" table:style-name="ce5">
            <text:p>143.49</text:p>
          </table:table-cell>
          <table:table-cell office:value-type="string" table:style-name="ce4">
            <text:p>10<text:span text:style-name="T1">: </text:span><text:span text:style-name="T2">133.84075778945856</text:span></text:p>
          </table:table-cell>
          <table:table-cell office:value-type="string" office:string-value="133.84075778945856" table:formula="of:=RIGHT([.AC171];LEN([.AC171])-4)" table:style-name="ce5">
            <text:p>133.84075778945856</text:p>
          </table:table-cell>
          <table:table-cell office:value-type="float" office:value="133.840757789458" table:formula="of:=[.AD171]+0" table:style-name="ce5">
            <text:p>133.84</text:p>
          </table:table-cell>
          <table:table-cell office:value-type="float" office:value="112.93183228495604" table:formula="of:=([.D171]+[.G171]+[.J171]+[.M171]+[.P171]+[.S171]+[.V171]+[.Y171]+[.AB171]+[.AE171])/10" table:style-name="ce5">
            <text:p>112.93</text:p>
          </table:table-cell>
          <table:table-cell table:number-columns-repeated="16352"/>
        </table:table-row>
        <table:table-row table:style-name="ro1">
          <table:table-cell office:value-type="float" office:value="12" table:formula="of:=[.A171]+1" table:style-name="ce1">
            <text:p>12</text:p>
          </table:table-cell>
          <table:table-cell office:value-type="string" table:style-name="ce4">
            <text:p>11<text:span text:style-name="T1">: </text:span><text:span text:style-name="T2">137.20164238022892</text:span></text:p>
          </table:table-cell>
          <table:table-cell office:value-type="string" office:string-value="137.20164238022892" table:formula="of:=RIGHT([.B172];LEN([.B172])-4)" table:style-name="ce5">
            <text:p>137.20164238022892</text:p>
          </table:table-cell>
          <table:table-cell office:value-type="float" office:value="137.20164238022801" table:formula="of:=[.C172]+0" table:style-name="ce5">
            <text:p>137.20</text:p>
          </table:table-cell>
          <table:table-cell office:value-type="string" table:style-name="ce4">
            <text:p>11<text:span text:style-name="T1">: </text:span><text:span text:style-name="T2">103.89292394717985</text:span></text:p>
          </table:table-cell>
          <table:table-cell office:value-type="string" office:string-value="103.89292394717985" table:formula="of:=RIGHT([.E172];LEN([.E172])-4)" table:style-name="ce5">
            <text:p>103.89292394717985</text:p>
          </table:table-cell>
          <table:table-cell office:value-type="float" office:value="103.892923947179" table:formula="of:=[.F172]+0" table:style-name="ce5">
            <text:p>103.89</text:p>
          </table:table-cell>
          <table:table-cell office:value-type="string" table:style-name="ce4">
            <text:p>11<text:span text:style-name="T1">: </text:span><text:span text:style-name="T2">119.11446199286296</text:span></text:p>
          </table:table-cell>
          <table:table-cell office:value-type="string" office:string-value="119.11446199286296" table:formula="of:=RIGHT([.H172];LEN([.H172])-4)" table:style-name="ce5">
            <text:p>119.11446199286296</text:p>
          </table:table-cell>
          <table:table-cell office:value-type="float" office:value="119.114461992862" table:formula="of:=[.I172]+0" table:style-name="ce5">
            <text:p>119.11</text:p>
          </table:table-cell>
          <table:table-cell office:value-type="string" table:style-name="ce4">
            <text:p>11<text:span text:style-name="T1">: </text:span><text:span text:style-name="T2">76.21576031788247</text:span></text:p>
          </table:table-cell>
          <table:table-cell office:value-type="string" office:string-value="76.21576031788247" table:formula="of:=RIGHT([.K172];LEN([.K172])-4)" table:style-name="ce5">
            <text:p>76.21576031788247</text:p>
          </table:table-cell>
          <table:table-cell office:value-type="float" office:value="76.215760317882399" table:formula="of:=[.L172]+0" table:style-name="ce5">
            <text:p>76.22</text:p>
          </table:table-cell>
          <table:table-cell office:value-type="string" table:style-name="ce4">
            <text:p>11<text:span text:style-name="T1">: </text:span><text:span text:style-name="T2">84.40562359449012</text:span></text:p>
          </table:table-cell>
          <table:table-cell office:value-type="string" office:string-value="84.40562359449012" table:formula="of:=RIGHT([.N172];LEN([.N172])-4)" table:style-name="ce5">
            <text:p>84.40562359449012</text:p>
          </table:table-cell>
          <table:table-cell office:value-type="float" office:value="84.405623594490095" table:formula="of:=[.O172]+0" table:style-name="ce5">
            <text:p>84.41</text:p>
          </table:table-cell>
          <table:table-cell office:value-type="string" table:style-name="ce4">
            <text:p>11<text:span text:style-name="T1">: </text:span><text:span text:style-name="T2">125.64000638654773</text:span></text:p>
          </table:table-cell>
          <table:table-cell office:value-type="string" office:string-value="125.64000638654773" table:formula="of:=RIGHT([.Q172];LEN([.Q172])-4)" table:style-name="ce5">
            <text:p>125.64000638654773</text:p>
          </table:table-cell>
          <table:table-cell office:value-type="float" office:value="125.640006386547" table:formula="of:=[.R172]+0" table:style-name="ce5">
            <text:p>125.64</text:p>
          </table:table-cell>
          <table:table-cell office:value-type="string" table:style-name="ce4">
            <text:p>11<text:span text:style-name="T1">: </text:span><text:span text:style-name="T2">66.04702536818273</text:span></text:p>
          </table:table-cell>
          <table:table-cell office:value-type="string" office:string-value="66.04702536818273" table:formula="of:=RIGHT([.T172];LEN([.T172])-4)" table:style-name="ce5">
            <text:p>66.04702536818273</text:p>
          </table:table-cell>
          <table:table-cell office:value-type="float" office:value="66.047025368182702" table:formula="of:=[.U172]+0" table:style-name="ce5">
            <text:p>66.05</text:p>
          </table:table-cell>
          <table:table-cell office:value-type="string" table:style-name="ce4">
            <text:p>11<text:span text:style-name="T1">: </text:span><text:span text:style-name="T2">136.89763469504354</text:span></text:p>
          </table:table-cell>
          <table:table-cell office:value-type="string" office:string-value="136.89763469504354" table:formula="of:=RIGHT([.W172];LEN([.W172])-4)" table:style-name="ce5">
            <text:p>136.89763469504354</text:p>
          </table:table-cell>
          <table:table-cell office:value-type="float" office:value="136.897634695043" table:formula="of:=[.X172]+0" table:style-name="ce5">
            <text:p>136.90</text:p>
          </table:table-cell>
          <table:table-cell office:value-type="string" table:style-name="ce4">
            <text:p>11<text:span text:style-name="T1">: </text:span><text:span text:style-name="T2">160.03893071554722</text:span></text:p>
          </table:table-cell>
          <table:table-cell office:value-type="string" office:string-value="160.03893071554722" table:formula="of:=RIGHT([.Z172];LEN([.Z172])-4)" table:style-name="ce5">
            <text:p>160.03893071554722</text:p>
          </table:table-cell>
          <table:table-cell office:value-type="float" office:value="160.038930715547" table:formula="of:=[.AA172]+0" table:style-name="ce5">
            <text:p>160.04</text:p>
          </table:table-cell>
          <table:table-cell office:value-type="string" table:style-name="ce4">
            <text:p>11<text:span text:style-name="T1">: </text:span><text:span text:style-name="T2">134.2972737684654</text:span></text:p>
          </table:table-cell>
          <table:table-cell office:value-type="string" office:string-value="134.2972737684654" table:formula="of:=RIGHT([.AC172];LEN([.AC172])-4)" table:style-name="ce5">
            <text:p>134.2972737684654</text:p>
          </table:table-cell>
          <table:table-cell office:value-type="float" office:value="134.297273768465" table:formula="of:=[.AD172]+0" table:style-name="ce5">
            <text:p>134.30</text:p>
          </table:table-cell>
          <table:table-cell office:value-type="float" office:value="114.37512831664262" table:formula="of:=([.D172]+[.G172]+[.J172]+[.M172]+[.P172]+[.S172]+[.V172]+[.Y172]+[.AB172]+[.AE172])/10" table:style-name="ce5">
            <text:p>114.38</text:p>
          </table:table-cell>
          <table:table-cell table:number-columns-repeated="16352"/>
        </table:table-row>
        <table:table-row table:style-name="ro1">
          <table:table-cell office:value-type="float" office:value="13" table:formula="of:=[.A172]+1" table:style-name="ce1">
            <text:p>13</text:p>
          </table:table-cell>
          <table:table-cell office:value-type="string" table:style-name="ce4">
            <text:p>12<text:span text:style-name="T1">: </text:span><text:span text:style-name="T2">139.06202735083997</text:span></text:p>
          </table:table-cell>
          <table:table-cell office:value-type="string" office:string-value="139.06202735083997" table:formula="of:=RIGHT([.B173];LEN([.B173])-4)" table:style-name="ce5">
            <text:p>139.06202735083997</text:p>
          </table:table-cell>
          <table:table-cell office:value-type="float" office:value="139.062027350839" table:formula="of:=[.C173]+0" table:style-name="ce5">
            <text:p>139.06</text:p>
          </table:table-cell>
          <table:table-cell office:value-type="string" table:style-name="ce4">
            <text:p>12<text:span text:style-name="T1">: </text:span><text:span text:style-name="T2">137.0230754751082</text:span></text:p>
          </table:table-cell>
          <table:table-cell office:value-type="string" office:string-value="137.0230754751082" table:formula="of:=RIGHT([.E173];LEN([.E173])-4)" table:style-name="ce5">
            <text:p>137.0230754751082</text:p>
          </table:table-cell>
          <table:table-cell office:value-type="float" office:value="137.02307547510799" table:formula="of:=[.F173]+0" table:style-name="ce5">
            <text:p>137.02</text:p>
          </table:table-cell>
          <table:table-cell office:value-type="string" table:style-name="ce4">
            <text:p>12<text:span text:style-name="T1">: </text:span><text:span text:style-name="T2">103.20330721817881</text:span></text:p>
          </table:table-cell>
          <table:table-cell office:value-type="string" office:string-value="103.20330721817881" table:formula="of:=RIGHT([.H173];LEN([.H173])-4)" table:style-name="ce5">
            <text:p>103.20330721817881</text:p>
          </table:table-cell>
          <table:table-cell office:value-type="float" office:value="103.203307218178" table:formula="of:=[.I173]+0" table:style-name="ce5">
            <text:p>103.20</text:p>
          </table:table-cell>
          <table:table-cell office:value-type="string" table:style-name="ce4">
            <text:p>12<text:span text:style-name="T1">: </text:span><text:span text:style-name="T2">97.12865104914628</text:span></text:p>
          </table:table-cell>
          <table:table-cell office:value-type="string" office:string-value="97.12865104914628" table:formula="of:=RIGHT([.K173];LEN([.K173])-4)" table:style-name="ce5">
            <text:p>97.12865104914628</text:p>
          </table:table-cell>
          <table:table-cell office:value-type="float" office:value="97.1286510491462" table:formula="of:=[.L173]+0" table:style-name="ce5">
            <text:p>97.13</text:p>
          </table:table-cell>
          <table:table-cell office:value-type="string" table:style-name="ce4">
            <text:p>12<text:span text:style-name="T1">: </text:span><text:span text:style-name="T2">100.94828663125581</text:span></text:p>
          </table:table-cell>
          <table:table-cell office:value-type="string" office:string-value="100.94828663125581" table:formula="of:=RIGHT([.N173];LEN([.N173])-4)" table:style-name="ce5">
            <text:p>100.94828663125581</text:p>
          </table:table-cell>
          <table:table-cell office:value-type="float" office:value="100.948286631255" table:formula="of:=[.O173]+0" table:style-name="ce5">
            <text:p>100.95</text:p>
          </table:table-cell>
          <table:table-cell office:value-type="string" table:style-name="ce4">
            <text:p>12<text:span text:style-name="T1">: </text:span><text:span text:style-name="T2">125.44991736101679</text:span></text:p>
          </table:table-cell>
          <table:table-cell office:value-type="string" office:string-value="125.44991736101679" table:formula="of:=RIGHT([.Q173];LEN([.Q173])-4)" table:style-name="ce5">
            <text:p>125.44991736101679</text:p>
          </table:table-cell>
          <table:table-cell office:value-type="float" office:value="125.44991736101601" table:formula="of:=[.R173]+0" table:style-name="ce5">
            <text:p>125.45</text:p>
          </table:table-cell>
          <table:table-cell office:value-type="string" table:style-name="ce4">
            <text:p>12<text:span text:style-name="T1">: </text:span><text:span text:style-name="T2">76.96952832074494</text:span></text:p>
          </table:table-cell>
          <table:table-cell office:value-type="string" office:string-value="76.96952832074494" table:formula="of:=RIGHT([.T173];LEN([.T173])-4)" table:style-name="ce5">
            <text:p>76.96952832074494</text:p>
          </table:table-cell>
          <table:table-cell office:value-type="float" office:value="76.969528320744899" table:formula="of:=[.U173]+0" table:style-name="ce5">
            <text:p>76.97</text:p>
          </table:table-cell>
          <table:table-cell office:value-type="string" table:style-name="ce4">
            <text:p>12<text:span text:style-name="T1">: </text:span><text:span text:style-name="T2">132.26385189230035</text:span></text:p>
          </table:table-cell>
          <table:table-cell office:value-type="string" office:string-value="132.26385189230035" table:formula="of:=RIGHT([.W173];LEN([.W173])-4)" table:style-name="ce5">
            <text:p>132.26385189230035</text:p>
          </table:table-cell>
          <table:table-cell office:value-type="float" office:value="132.26385189230001" table:formula="of:=[.X173]+0" table:style-name="ce5">
            <text:p>132.26</text:p>
          </table:table-cell>
          <table:table-cell office:value-type="string" table:style-name="ce4">
            <text:p>12<text:span text:style-name="T1">: </text:span><text:span text:style-name="T2">141.55139120296414</text:span></text:p>
          </table:table-cell>
          <table:table-cell office:value-type="string" office:string-value="141.55139120296414" table:formula="of:=RIGHT([.Z173];LEN([.Z173])-4)" table:style-name="ce5">
            <text:p>141.55139120296414</text:p>
          </table:table-cell>
          <table:table-cell office:value-type="float" office:value="141.551391202964" table:formula="of:=[.AA173]+0" table:style-name="ce5">
            <text:p>141.55</text:p>
          </table:table-cell>
          <table:table-cell office:value-type="string" table:style-name="ce4">
            <text:p>12<text:span text:style-name="T1">: </text:span><text:span text:style-name="T2">109.33742832764327</text:span></text:p>
          </table:table-cell>
          <table:table-cell office:value-type="string" office:string-value="109.33742832764327" table:formula="of:=RIGHT([.AC173];LEN([.AC173])-4)" table:style-name="ce5">
            <text:p>109.33742832764327</text:p>
          </table:table-cell>
          <table:table-cell office:value-type="float" office:value="109.337428327643" table:formula="of:=[.AD173]+0" table:style-name="ce5">
            <text:p>109.34</text:p>
          </table:table-cell>
          <table:table-cell office:value-type="float" office:value="116.29374648291939" table:formula="of:=([.D173]+[.G173]+[.J173]+[.M173]+[.P173]+[.S173]+[.V173]+[.Y173]+[.AB173]+[.AE173])/10" table:style-name="ce5">
            <text:p>116.29</text:p>
          </table:table-cell>
          <table:table-cell table:number-columns-repeated="16352"/>
        </table:table-row>
        <table:table-row table:style-name="ro1">
          <table:table-cell office:value-type="float" office:value="14" table:formula="of:=[.A173]+1" table:style-name="ce1">
            <text:p>14</text:p>
          </table:table-cell>
          <table:table-cell office:value-type="string" table:style-name="ce4">
            <text:p>13<text:span text:style-name="T1">: </text:span><text:span text:style-name="T2">129.28483013331507</text:span></text:p>
          </table:table-cell>
          <table:table-cell office:value-type="string" office:string-value="129.28483013331507" table:formula="of:=RIGHT([.B174];LEN([.B174])-4)" table:style-name="ce5">
            <text:p>129.28483013331507</text:p>
          </table:table-cell>
          <table:table-cell office:value-type="float" office:value="129.28483013331501" table:formula="of:=[.C174]+0" table:style-name="ce5">
            <text:p>129.28</text:p>
          </table:table-cell>
          <table:table-cell office:value-type="string" table:style-name="ce4">
            <text:p>13<text:span text:style-name="T1">: </text:span><text:span text:style-name="T2">104.44149795820859</text:span></text:p>
          </table:table-cell>
          <table:table-cell office:value-type="string" office:string-value="104.44149795820859" table:formula="of:=RIGHT([.E174];LEN([.E174])-4)" table:style-name="ce5">
            <text:p>104.44149795820859</text:p>
          </table:table-cell>
          <table:table-cell office:value-type="float" office:value="104.441497958208" table:formula="of:=[.F174]+0" table:style-name="ce5">
            <text:p>104.44</text:p>
          </table:table-cell>
          <table:table-cell office:value-type="string" table:style-name="ce4">
            <text:p>13<text:span text:style-name="T1">: </text:span><text:span text:style-name="T2">105.796058409592</text:span></text:p>
          </table:table-cell>
          <table:table-cell office:value-type="string" office:string-value="105.796058409592" table:formula="of:=RIGHT([.H174];LEN([.H174])-4)" table:style-name="ce5">
            <text:p>105.796058409592</text:p>
          </table:table-cell>
          <table:table-cell office:value-type="float" office:value="105.79605840959201" table:formula="of:=[.I174]+0" table:style-name="ce5">
            <text:p>105.80</text:p>
          </table:table-cell>
          <table:table-cell office:value-type="string" table:style-name="ce4">
            <text:p>13<text:span text:style-name="T1">: </text:span><text:span text:style-name="T2">87.99538602794297</text:span></text:p>
          </table:table-cell>
          <table:table-cell office:value-type="string" office:string-value="87.99538602794297" table:formula="of:=RIGHT([.K174];LEN([.K174])-4)" table:style-name="ce5">
            <text:p>87.99538602794297</text:p>
          </table:table-cell>
          <table:table-cell office:value-type="float" office:value="87.995386027942899" table:formula="of:=[.L174]+0" table:style-name="ce5">
            <text:p>88.00</text:p>
          </table:table-cell>
          <table:table-cell office:value-type="string" table:style-name="ce4">
            <text:p>13<text:span text:style-name="T1">: </text:span><text:span text:style-name="T2">77.52317706805027</text:span></text:p>
          </table:table-cell>
          <table:table-cell office:value-type="string" office:string-value="77.52317706805027" table:formula="of:=RIGHT([.N174];LEN([.N174])-4)" table:style-name="ce5">
            <text:p>77.52317706805027</text:p>
          </table:table-cell>
          <table:table-cell office:value-type="float" office:value="77.523177068050202" table:formula="of:=[.O174]+0" table:style-name="ce5">
            <text:p>77.52</text:p>
          </table:table-cell>
          <table:table-cell office:value-type="string" table:style-name="ce4">
            <text:p>13<text:span text:style-name="T1">: </text:span><text:span text:style-name="T2">125.73341541952932</text:span></text:p>
          </table:table-cell>
          <table:table-cell office:value-type="string" office:string-value="125.73341541952932" table:formula="of:=RIGHT([.Q174];LEN([.Q174])-4)" table:style-name="ce5">
            <text:p>125.73341541952932</text:p>
          </table:table-cell>
          <table:table-cell office:value-type="float" office:value="125.733415419529" table:formula="of:=[.R174]+0" table:style-name="ce5">
            <text:p>125.73</text:p>
          </table:table-cell>
          <table:table-cell office:value-type="string" table:style-name="ce4">
            <text:p>13<text:span text:style-name="T1">: </text:span><text:span text:style-name="T2">76.98623092104081</text:span></text:p>
          </table:table-cell>
          <table:table-cell office:value-type="string" office:string-value="76.98623092104081" table:formula="of:=RIGHT([.T174];LEN([.T174])-4)" table:style-name="ce5">
            <text:p>76.98623092104081</text:p>
          </table:table-cell>
          <table:table-cell office:value-type="float" office:value="76.9862309210408" table:formula="of:=[.U174]+0" table:style-name="ce5">
            <text:p>76.99</text:p>
          </table:table-cell>
          <table:table-cell office:value-type="string" table:style-name="ce4">
            <text:p>13<text:span text:style-name="T1">: </text:span><text:span text:style-name="T2">134.08865761592708</text:span></text:p>
          </table:table-cell>
          <table:table-cell office:value-type="string" office:string-value="134.08865761592708" table:formula="of:=RIGHT([.W174];LEN([.W174])-4)" table:style-name="ce5">
            <text:p>134.08865761592708</text:p>
          </table:table-cell>
          <table:table-cell office:value-type="float" office:value="134.08865761592699" table:formula="of:=[.X174]+0" table:style-name="ce5">
            <text:p>134.09</text:p>
          </table:table-cell>
          <table:table-cell office:value-type="string" table:style-name="ce4">
            <text:p>13<text:span text:style-name="T1">: </text:span><text:span text:style-name="T2">162.5125192977197</text:span></text:p>
          </table:table-cell>
          <table:table-cell office:value-type="string" office:string-value="162.5125192977197" table:formula="of:=RIGHT([.Z174];LEN([.Z174])-4)" table:style-name="ce5">
            <text:p>162.5125192977197</text:p>
          </table:table-cell>
          <table:table-cell office:value-type="float" office:value="162.512519297719" table:formula="of:=[.AA174]+0" table:style-name="ce5">
            <text:p>162.51</text:p>
          </table:table-cell>
          <table:table-cell office:value-type="string" table:style-name="ce4">
            <text:p>13<text:span text:style-name="T1">: </text:span><text:span text:style-name="T2">111.76409217405624</text:span></text:p>
          </table:table-cell>
          <table:table-cell office:value-type="string" office:string-value="111.76409217405624" table:formula="of:=RIGHT([.AC174];LEN([.AC174])-4)" table:style-name="ce5">
            <text:p>111.76409217405624</text:p>
          </table:table-cell>
          <table:table-cell office:value-type="float" office:value="111.764092174056" table:formula="of:=[.AD174]+0" table:style-name="ce5">
            <text:p>111.76</text:p>
          </table:table-cell>
          <table:table-cell office:value-type="float" office:value="111.61258650253799" table:formula="of:=([.D174]+[.G174]+[.J174]+[.M174]+[.P174]+[.S174]+[.V174]+[.Y174]+[.AB174]+[.AE174])/10" table:style-name="ce5">
            <text:p>111.61</text:p>
          </table:table-cell>
          <table:table-cell table:number-columns-repeated="16352"/>
        </table:table-row>
        <table:table-row table:style-name="ro1">
          <table:table-cell office:value-type="float" office:value="15" table:formula="of:=[.A174]+1" table:style-name="ce1">
            <text:p>15</text:p>
          </table:table-cell>
          <table:table-cell office:value-type="string" table:style-name="ce4">
            <text:p>14<text:span text:style-name="T1">: </text:span><text:span text:style-name="T2">168.29837416454006</text:span></text:p>
          </table:table-cell>
          <table:table-cell office:value-type="string" office:string-value="168.29837416454006" table:formula="of:=RIGHT([.B175];LEN([.B175])-4)" table:style-name="ce5">
            <text:p>168.29837416454006</text:p>
          </table:table-cell>
          <table:table-cell office:value-type="float" office:value="168.29837416454001" table:formula="of:=[.C175]+0" table:style-name="ce5">
            <text:p>168.30</text:p>
          </table:table-cell>
          <table:table-cell office:value-type="string" table:style-name="ce4">
            <text:p>14<text:span text:style-name="T1">: </text:span><text:span text:style-name="T2">110.20375980167898</text:span></text:p>
          </table:table-cell>
          <table:table-cell office:value-type="string" office:string-value="110.20375980167898" table:formula="of:=RIGHT([.E175];LEN([.E175])-4)" table:style-name="ce5">
            <text:p>110.20375980167898</text:p>
          </table:table-cell>
          <table:table-cell office:value-type="float" office:value="110.203759801678" table:formula="of:=[.F175]+0" table:style-name="ce5">
            <text:p>110.20</text:p>
          </table:table-cell>
          <table:table-cell office:value-type="string" table:style-name="ce4">
            <text:p>14<text:span text:style-name="T1">: </text:span><text:span text:style-name="T2">120.57648127613419</text:span></text:p>
          </table:table-cell>
          <table:table-cell office:value-type="string" office:string-value="120.57648127613419" table:formula="of:=RIGHT([.H175];LEN([.H175])-4)" table:style-name="ce5">
            <text:p>120.57648127613419</text:p>
          </table:table-cell>
          <table:table-cell office:value-type="float" office:value="120.576481276134" table:formula="of:=[.I175]+0" table:style-name="ce5">
            <text:p>120.58</text:p>
          </table:table-cell>
          <table:table-cell office:value-type="string" table:style-name="ce4">
            <text:p>14<text:span text:style-name="T1">: </text:span><text:span text:style-name="T2">128.01670696872782</text:span></text:p>
          </table:table-cell>
          <table:table-cell office:value-type="string" office:string-value="128.01670696872782" table:formula="of:=RIGHT([.K175];LEN([.K175])-4)" table:style-name="ce5">
            <text:p>128.01670696872782</text:p>
          </table:table-cell>
          <table:table-cell office:value-type="float" office:value="128.01670696872699" table:formula="of:=[.L175]+0" table:style-name="ce5">
            <text:p>128.02</text:p>
          </table:table-cell>
          <table:table-cell office:value-type="string" table:style-name="ce4">
            <text:p>14<text:span text:style-name="T1">: </text:span><text:span text:style-name="T2">101.03171134977532</text:span></text:p>
          </table:table-cell>
          <table:table-cell office:value-type="string" office:string-value="101.03171134977532" table:formula="of:=RIGHT([.N175];LEN([.N175])-4)" table:style-name="ce5">
            <text:p>101.03171134977532</text:p>
          </table:table-cell>
          <table:table-cell office:value-type="float" office:value="101.03171134977499" table:formula="of:=[.O175]+0" table:style-name="ce5">
            <text:p>101.03</text:p>
          </table:table-cell>
          <table:table-cell office:value-type="string" table:style-name="ce4">
            <text:p>14<text:span text:style-name="T1">: </text:span><text:span text:style-name="T2">104.8316143525942</text:span></text:p>
          </table:table-cell>
          <table:table-cell office:value-type="string" office:string-value="104.8316143525942" table:formula="of:=RIGHT([.Q175];LEN([.Q175])-4)" table:style-name="ce5">
            <text:p>104.8316143525942</text:p>
          </table:table-cell>
          <table:table-cell office:value-type="float" office:value="104.831614352594" table:formula="of:=[.R175]+0" table:style-name="ce5">
            <text:p>104.83</text:p>
          </table:table-cell>
          <table:table-cell office:value-type="string" table:style-name="ce4">
            <text:p>14<text:span text:style-name="T1">: </text:span><text:span text:style-name="T2">85.53813404932059</text:span></text:p>
          </table:table-cell>
          <table:table-cell office:value-type="string" office:string-value="85.53813404932059" table:formula="of:=RIGHT([.T175];LEN([.T175])-4)" table:style-name="ce5">
            <text:p>85.53813404932059</text:p>
          </table:table-cell>
          <table:table-cell office:value-type="float" office:value="85.538134049320504" table:formula="of:=[.U175]+0" table:style-name="ce5">
            <text:p>85.54</text:p>
          </table:table-cell>
          <table:table-cell office:value-type="string" table:style-name="ce4">
            <text:p>14<text:span text:style-name="T1">: </text:span><text:span text:style-name="T2">145.3618905646114</text:span></text:p>
          </table:table-cell>
          <table:table-cell office:value-type="string" office:string-value="145.3618905646114" table:formula="of:=RIGHT([.W175];LEN([.W175])-4)" table:style-name="ce5">
            <text:p>145.3618905646114</text:p>
          </table:table-cell>
          <table:table-cell office:value-type="float" office:value="145.361890564611" table:formula="of:=[.X175]+0" table:style-name="ce5">
            <text:p>145.36</text:p>
          </table:table-cell>
          <table:table-cell office:value-type="string" table:style-name="ce4">
            <text:p>14<text:span text:style-name="T1">: </text:span><text:span text:style-name="T2">161.13261974261812</text:span></text:p>
          </table:table-cell>
          <table:table-cell office:value-type="string" office:string-value="161.13261974261812" table:formula="of:=RIGHT([.Z175];LEN([.Z175])-4)" table:style-name="ce5">
            <text:p>161.13261974261812</text:p>
          </table:table-cell>
          <table:table-cell office:value-type="float" office:value="161.132619742618" table:formula="of:=[.AA175]+0" table:style-name="ce5">
            <text:p>161.13</text:p>
          </table:table-cell>
          <table:table-cell office:value-type="string" table:style-name="ce4">
            <text:p>14<text:span text:style-name="T1">: </text:span><text:span text:style-name="T2">98.91461983160865</text:span></text:p>
          </table:table-cell>
          <table:table-cell office:value-type="string" office:string-value="98.91461983160865" table:formula="of:=RIGHT([.AC175];LEN([.AC175])-4)" table:style-name="ce5">
            <text:p>98.91461983160865</text:p>
          </table:table-cell>
          <table:table-cell office:value-type="float" office:value="98.914619831608604" table:formula="of:=[.AD175]+0" table:style-name="ce5">
            <text:p>98.91</text:p>
          </table:table-cell>
          <table:table-cell office:value-type="float" office:value="122.39059121016064" table:formula="of:=([.D175]+[.G175]+[.J175]+[.M175]+[.P175]+[.S175]+[.V175]+[.Y175]+[.AB175]+[.AE175])/10" table:style-name="ce5">
            <text:p>122.39</text:p>
          </table:table-cell>
          <table:table-cell table:number-columns-repeated="16352"/>
        </table:table-row>
        <table:table-row table:style-name="ro1">
          <table:table-cell office:value-type="float" office:value="16" table:formula="of:=[.A175]+1" table:style-name="ce1">
            <text:p>16</text:p>
          </table:table-cell>
          <table:table-cell office:value-type="string" table:style-name="ce4">
            <text:p>15<text:span text:style-name="T1">: </text:span><text:span text:style-name="T2">136.7984913168919</text:span></text:p>
          </table:table-cell>
          <table:table-cell office:value-type="string" office:string-value="136.7984913168919" table:formula="of:=RIGHT([.B176];LEN([.B176])-4)" table:style-name="ce5">
            <text:p>136.7984913168919</text:p>
          </table:table-cell>
          <table:table-cell office:value-type="float" office:value="136.79849131689099" table:formula="of:=[.C176]+0" table:style-name="ce5">
            <text:p>136.80</text:p>
          </table:table-cell>
          <table:table-cell office:value-type="string" table:style-name="ce4">
            <text:p>15<text:span text:style-name="T1">: </text:span><text:span text:style-name="T2">136.1470537069683</text:span></text:p>
          </table:table-cell>
          <table:table-cell office:value-type="string" office:string-value="136.1470537069683" table:formula="of:=RIGHT([.E176];LEN([.E176])-4)" table:style-name="ce5">
            <text:p>136.1470537069683</text:p>
          </table:table-cell>
          <table:table-cell office:value-type="float" office:value="136.14705370696799" table:formula="of:=[.F176]+0" table:style-name="ce5">
            <text:p>136.15</text:p>
          </table:table-cell>
          <table:table-cell office:value-type="string" table:style-name="ce4">
            <text:p>15<text:span text:style-name="T1">: </text:span><text:span text:style-name="T2">108.7080743682873</text:span></text:p>
          </table:table-cell>
          <table:table-cell office:value-type="string" office:string-value="108.7080743682873" table:formula="of:=RIGHT([.H176];LEN([.H176])-4)" table:style-name="ce5">
            <text:p>108.7080743682873</text:p>
          </table:table-cell>
          <table:table-cell office:value-type="float" office:value="108.708074368287" table:formula="of:=[.I176]+0" table:style-name="ce5">
            <text:p>108.71</text:p>
          </table:table-cell>
          <table:table-cell office:value-type="string" table:style-name="ce4">
            <text:p>15<text:span text:style-name="T1">: </text:span><text:span text:style-name="T2">150.4873911262799</text:span></text:p>
          </table:table-cell>
          <table:table-cell office:value-type="string" office:string-value="150.4873911262799" table:formula="of:=RIGHT([.K176];LEN([.K176])-4)" table:style-name="ce5">
            <text:p>150.4873911262799</text:p>
          </table:table-cell>
          <table:table-cell office:value-type="float" office:value="150.48739112627899" table:formula="of:=[.L176]+0" table:style-name="ce5">
            <text:p>150.49</text:p>
          </table:table-cell>
          <table:table-cell office:value-type="string" table:style-name="ce4">
            <text:p>15<text:span text:style-name="T1">: </text:span><text:span text:style-name="T2">104.37574709815358</text:span></text:p>
          </table:table-cell>
          <table:table-cell office:value-type="string" office:string-value="104.37574709815358" table:formula="of:=RIGHT([.N176];LEN([.N176])-4)" table:style-name="ce5">
            <text:p>104.37574709815358</text:p>
          </table:table-cell>
          <table:table-cell office:value-type="float" office:value="104.375747098153" table:formula="of:=[.O176]+0" table:style-name="ce5">
            <text:p>104.38</text:p>
          </table:table-cell>
          <table:table-cell office:value-type="string" table:style-name="ce4">
            <text:p>15<text:span text:style-name="T1">: </text:span><text:span text:style-name="T2">104.8317561824243</text:span></text:p>
          </table:table-cell>
          <table:table-cell office:value-type="string" office:string-value="104.8317561824243" table:formula="of:=RIGHT([.Q176];LEN([.Q176])-4)" table:style-name="ce5">
            <text:p>104.8317561824243</text:p>
          </table:table-cell>
          <table:table-cell office:value-type="float" office:value="104.831756182424" table:formula="of:=[.R176]+0" table:style-name="ce5">
            <text:p>104.83</text:p>
          </table:table-cell>
          <table:table-cell office:value-type="string" table:style-name="ce4">
            <text:p>15<text:span text:style-name="T1">: </text:span><text:span text:style-name="T2">84.28727429930812</text:span></text:p>
          </table:table-cell>
          <table:table-cell office:value-type="string" office:string-value="84.28727429930812" table:formula="of:=RIGHT([.T176];LEN([.T176])-4)" table:style-name="ce5">
            <text:p>84.28727429930812</text:p>
          </table:table-cell>
          <table:table-cell office:value-type="float" office:value="84.287274299308095" table:formula="of:=[.U176]+0" table:style-name="ce5">
            <text:p>84.29</text:p>
          </table:table-cell>
          <table:table-cell office:value-type="string" table:style-name="ce4">
            <text:p>15<text:span text:style-name="T1">: </text:span><text:span text:style-name="T2">134.10730723519234</text:span></text:p>
          </table:table-cell>
          <table:table-cell office:value-type="string" office:string-value="134.10730723519234" table:formula="of:=RIGHT([.W176];LEN([.W176])-4)" table:style-name="ce5">
            <text:p>134.10730723519234</text:p>
          </table:table-cell>
          <table:table-cell office:value-type="float" office:value="134.107307235192" table:formula="of:=[.X176]+0" table:style-name="ce5">
            <text:p>134.11</text:p>
          </table:table-cell>
          <table:table-cell office:value-type="string" table:style-name="ce4">
            <text:p>15<text:span text:style-name="T1">: </text:span><text:span text:style-name="T2">142.03932152763218</text:span></text:p>
          </table:table-cell>
          <table:table-cell office:value-type="string" office:string-value="142.03932152763218" table:formula="of:=RIGHT([.Z176];LEN([.Z176])-4)" table:style-name="ce5">
            <text:p>142.03932152763218</text:p>
          </table:table-cell>
          <table:table-cell office:value-type="float" office:value="142.03932152763201" table:formula="of:=[.AA176]+0" table:style-name="ce5">
            <text:p>142.04</text:p>
          </table:table-cell>
          <table:table-cell office:value-type="string" table:style-name="ce4">
            <text:p>15<text:span text:style-name="T1">: </text:span><text:span text:style-name="T2">133.77621759945168</text:span></text:p>
          </table:table-cell>
          <table:table-cell office:value-type="string" office:string-value="133.77621759945168" table:formula="of:=RIGHT([.AC176];LEN([.AC176])-4)" table:style-name="ce5">
            <text:p>133.77621759945168</text:p>
          </table:table-cell>
          <table:table-cell office:value-type="float" office:value="133.776217599451" table:formula="of:=[.AD176]+0" table:style-name="ce5">
            <text:p>133.78</text:p>
          </table:table-cell>
          <table:table-cell office:value-type="float" office:value="123.55586344605851" table:formula="of:=([.D176]+[.G176]+[.J176]+[.M176]+[.P176]+[.S176]+[.V176]+[.Y176]+[.AB176]+[.AE176])/10" table:style-name="ce5">
            <text:p>123.56</text:p>
          </table:table-cell>
          <table:table-cell table:number-columns-repeated="16352"/>
        </table:table-row>
        <table:table-row table:style-name="ro1">
          <table:table-cell office:value-type="float" office:value="17" table:formula="of:=[.A176]+1" table:style-name="ce1">
            <text:p>17</text:p>
          </table:table-cell>
          <table:table-cell office:value-type="string" table:style-name="ce4">
            <text:p>16<text:span text:style-name="T1">: </text:span><text:span text:style-name="T2">138.1738370430495</text:span></text:p>
          </table:table-cell>
          <table:table-cell office:value-type="string" office:string-value="138.1738370430495" table:formula="of:=RIGHT([.B177];LEN([.B177])-4)" table:style-name="ce5">
            <text:p>138.1738370430495</text:p>
          </table:table-cell>
          <table:table-cell office:value-type="float" office:value="138.17383704304899" table:formula="of:=[.C177]+0" table:style-name="ce5">
            <text:p>138.17</text:p>
          </table:table-cell>
          <table:table-cell office:value-type="string" table:style-name="ce4">
            <text:p>16<text:span text:style-name="T1">: </text:span><text:span text:style-name="T2">119.88109907165043</text:span></text:p>
          </table:table-cell>
          <table:table-cell office:value-type="string" office:string-value="119.88109907165043" table:formula="of:=RIGHT([.E177];LEN([.E177])-4)" table:style-name="ce5">
            <text:p>119.88109907165043</text:p>
          </table:table-cell>
          <table:table-cell office:value-type="float" office:value="119.88109907165" table:formula="of:=[.F177]+0" table:style-name="ce5">
            <text:p>119.88</text:p>
          </table:table-cell>
          <table:table-cell office:value-type="string" table:style-name="ce4">
            <text:p>16<text:span text:style-name="T1">: </text:span><text:span text:style-name="T2">106.44722582975535</text:span></text:p>
          </table:table-cell>
          <table:table-cell office:value-type="string" office:string-value="106.44722582975535" table:formula="of:=RIGHT([.H177];LEN([.H177])-4)" table:style-name="ce5">
            <text:p>106.44722582975535</text:p>
          </table:table-cell>
          <table:table-cell office:value-type="float" office:value="106.447225829755" table:formula="of:=[.I177]+0" table:style-name="ce5">
            <text:p>106.45</text:p>
          </table:table-cell>
          <table:table-cell office:value-type="string" table:style-name="ce4">
            <text:p>16<text:span text:style-name="T1">: </text:span><text:span text:style-name="T2">121.57670753331418</text:span></text:p>
          </table:table-cell>
          <table:table-cell office:value-type="string" office:string-value="121.57670753331418" table:formula="of:=RIGHT([.K177];LEN([.K177])-4)" table:style-name="ce5">
            <text:p>121.57670753331418</text:p>
          </table:table-cell>
          <table:table-cell office:value-type="float" office:value="121.57670753331401" table:formula="of:=[.L177]+0" table:style-name="ce5">
            <text:p>121.58</text:p>
          </table:table-cell>
          <table:table-cell office:value-type="string" table:style-name="ce4">
            <text:p>16<text:span text:style-name="T1">: </text:span><text:span text:style-name="T2">103.039894510781</text:span></text:p>
          </table:table-cell>
          <table:table-cell office:value-type="string" office:string-value="103.039894510781" table:formula="of:=RIGHT([.N177];LEN([.N177])-4)" table:style-name="ce5">
            <text:p>103.039894510781</text:p>
          </table:table-cell>
          <table:table-cell office:value-type="float" office:value="103.039894510781" table:formula="of:=[.O177]+0" table:style-name="ce5">
            <text:p>103.04</text:p>
          </table:table-cell>
          <table:table-cell office:value-type="string" table:style-name="ce4">
            <text:p>16<text:span text:style-name="T1">: </text:span><text:span text:style-name="T2">104.83172275833223</text:span></text:p>
          </table:table-cell>
          <table:table-cell office:value-type="string" office:string-value="104.83172275833223" table:formula="of:=RIGHT([.Q177];LEN([.Q177])-4)" table:style-name="ce5">
            <text:p>104.83172275833223</text:p>
          </table:table-cell>
          <table:table-cell office:value-type="float" office:value="104.83172275833201" table:formula="of:=[.R177]+0" table:style-name="ce5">
            <text:p>104.83</text:p>
          </table:table-cell>
          <table:table-cell office:value-type="string" table:style-name="ce4">
            <text:p>16<text:span text:style-name="T1">: </text:span><text:span text:style-name="T2">88.47853359807414</text:span></text:p>
          </table:table-cell>
          <table:table-cell office:value-type="string" office:string-value="88.47853359807414" table:formula="of:=RIGHT([.T177];LEN([.T177])-4)" table:style-name="ce5">
            <text:p>88.47853359807414</text:p>
          </table:table-cell>
          <table:table-cell office:value-type="float" office:value="88.478533598074094" table:formula="of:=[.U177]+0" table:style-name="ce5">
            <text:p>88.48</text:p>
          </table:table-cell>
          <table:table-cell office:value-type="string" table:style-name="ce4">
            <text:p>16<text:span text:style-name="T1">: </text:span><text:span text:style-name="T2">122.55100396449619</text:span></text:p>
          </table:table-cell>
          <table:table-cell office:value-type="string" office:string-value="122.55100396449619" table:formula="of:=RIGHT([.W177];LEN([.W177])-4)" table:style-name="ce5">
            <text:p>122.55100396449619</text:p>
          </table:table-cell>
          <table:table-cell office:value-type="float" office:value="122.551003964496" table:formula="of:=[.X177]+0" table:style-name="ce5">
            <text:p>122.55</text:p>
          </table:table-cell>
          <table:table-cell office:value-type="string" table:style-name="ce4">
            <text:p>16<text:span text:style-name="T1">: </text:span><text:span text:style-name="T2">141.94685038941856</text:span></text:p>
          </table:table-cell>
          <table:table-cell office:value-type="string" office:string-value="141.94685038941856" table:formula="of:=RIGHT([.Z177];LEN([.Z177])-4)" table:style-name="ce5">
            <text:p>141.94685038941856</text:p>
          </table:table-cell>
          <table:table-cell office:value-type="float" office:value="141.94685038941799" table:formula="of:=[.AA177]+0" table:style-name="ce5">
            <text:p>141.95</text:p>
          </table:table-cell>
          <table:table-cell office:value-type="string" table:style-name="ce4">
            <text:p>16<text:span text:style-name="T1">: </text:span><text:span text:style-name="T2">91.18973426119621</text:span></text:p>
          </table:table-cell>
          <table:table-cell office:value-type="string" office:string-value="91.18973426119621" table:formula="of:=RIGHT([.AC177];LEN([.AC177])-4)" table:style-name="ce5">
            <text:p>91.18973426119621</text:p>
          </table:table-cell>
          <table:table-cell office:value-type="float" office:value="91.189734261196193" table:formula="of:=[.AD177]+0" table:style-name="ce5">
            <text:p>91.19</text:p>
          </table:table-cell>
          <table:table-cell office:value-type="float" office:value="113.81166089600654" table:formula="of:=([.D177]+[.G177]+[.J177]+[.M177]+[.P177]+[.S177]+[.V177]+[.Y177]+[.AB177]+[.AE177])/10" table:style-name="ce5">
            <text:p>113.81</text:p>
          </table:table-cell>
          <table:table-cell table:number-columns-repeated="16352"/>
        </table:table-row>
        <table:table-row table:style-name="ro1">
          <table:table-cell office:value-type="float" office:value="18" table:formula="of:=[.A177]+1" table:style-name="ce1">
            <text:p>18</text:p>
          </table:table-cell>
          <table:table-cell office:value-type="string" table:style-name="ce4">
            <text:p>17<text:span text:style-name="T1">: </text:span><text:span text:style-name="T2">125.48363537157921</text:span></text:p>
          </table:table-cell>
          <table:table-cell office:value-type="string" office:string-value="125.48363537157921" table:formula="of:=RIGHT([.B178];LEN([.B178])-4)" table:style-name="ce5">
            <text:p>125.48363537157921</text:p>
          </table:table-cell>
          <table:table-cell office:value-type="float" office:value="125.483635371579" table:formula="of:=[.C178]+0" table:style-name="ce5">
            <text:p>125.48</text:p>
          </table:table-cell>
          <table:table-cell office:value-type="string" table:style-name="ce4">
            <text:p>17<text:span text:style-name="T1">: </text:span><text:span text:style-name="T2">104.37828836012096</text:span></text:p>
          </table:table-cell>
          <table:table-cell office:value-type="string" office:string-value="104.37828836012096" table:formula="of:=RIGHT([.E178];LEN([.E178])-4)" table:style-name="ce5">
            <text:p>104.37828836012096</text:p>
          </table:table-cell>
          <table:table-cell office:value-type="float" office:value="104.37828836012" table:formula="of:=[.F178]+0" table:style-name="ce5">
            <text:p>104.38</text:p>
          </table:table-cell>
          <table:table-cell office:value-type="string" table:style-name="ce4">
            <text:p>17<text:span text:style-name="T1">: </text:span><text:span text:style-name="T2">105.80795136569327</text:span></text:p>
          </table:table-cell>
          <table:table-cell office:value-type="string" office:string-value="105.80795136569327" table:formula="of:=RIGHT([.H178];LEN([.H178])-4)" table:style-name="ce5">
            <text:p>105.80795136569327</text:p>
          </table:table-cell>
          <table:table-cell office:value-type="float" office:value="105.807951365693" table:formula="of:=[.I178]+0" table:style-name="ce5">
            <text:p>105.81</text:p>
          </table:table-cell>
          <table:table-cell office:value-type="string" table:style-name="ce4">
            <text:p>17<text:span text:style-name="T1">: </text:span><text:span text:style-name="T2">153.79750278694067</text:span></text:p>
          </table:table-cell>
          <table:table-cell office:value-type="string" office:string-value="153.79750278694067" table:formula="of:=RIGHT([.K178];LEN([.K178])-4)" table:style-name="ce5">
            <text:p>153.79750278694067</text:p>
          </table:table-cell>
          <table:table-cell office:value-type="float" office:value="153.79750278693999" table:formula="of:=[.L178]+0" table:style-name="ce5">
            <text:p>153.80</text:p>
          </table:table-cell>
          <table:table-cell office:value-type="string" table:style-name="ce4">
            <text:p>17<text:span text:style-name="T1">: </text:span><text:span text:style-name="T2">100.60144789209284</text:span></text:p>
          </table:table-cell>
          <table:table-cell office:value-type="string" office:string-value="100.60144789209284" table:formula="of:=RIGHT([.N178];LEN([.N178])-4)" table:style-name="ce5">
            <text:p>100.60144789209284</text:p>
          </table:table-cell>
          <table:table-cell office:value-type="float" office:value="100.601447892092" table:formula="of:=[.O178]+0" table:style-name="ce5">
            <text:p>100.60</text:p>
          </table:table-cell>
          <table:table-cell office:value-type="string" table:style-name="ce4">
            <text:p>17<text:span text:style-name="T1">: </text:span><text:span text:style-name="T2">104.8318414747478</text:span></text:p>
          </table:table-cell>
          <table:table-cell office:value-type="string" office:string-value="104.8318414747478" table:formula="of:=RIGHT([.Q178];LEN([.Q178])-4)" table:style-name="ce5">
            <text:p>104.8318414747478</text:p>
          </table:table-cell>
          <table:table-cell office:value-type="float" office:value="104.83184147474699" table:formula="of:=[.R178]+0" table:style-name="ce5">
            <text:p>104.83</text:p>
          </table:table-cell>
          <table:table-cell office:value-type="string" table:style-name="ce4">
            <text:p>17<text:span text:style-name="T1">: </text:span><text:span text:style-name="T2">84.28387635640544</text:span></text:p>
          </table:table-cell>
          <table:table-cell office:value-type="string" office:string-value="84.28387635640544" table:formula="of:=RIGHT([.T178];LEN([.T178])-4)" table:style-name="ce5">
            <text:p>84.28387635640544</text:p>
          </table:table-cell>
          <table:table-cell office:value-type="float" office:value="84.283876356405401" table:formula="of:=[.U178]+0" table:style-name="ce5">
            <text:p>84.28</text:p>
          </table:table-cell>
          <table:table-cell office:value-type="string" table:style-name="ce4">
            <text:p>17<text:span text:style-name="T1">: </text:span><text:span text:style-name="T2">145.4049893282194</text:span></text:p>
          </table:table-cell>
          <table:table-cell office:value-type="string" office:string-value="145.4049893282194" table:formula="of:=RIGHT([.W178];LEN([.W178])-4)" table:style-name="ce5">
            <text:p>145.4049893282194</text:p>
          </table:table-cell>
          <table:table-cell office:value-type="float" office:value="145.40498932821899" table:formula="of:=[.X178]+0" table:style-name="ce5">
            <text:p>145.40</text:p>
          </table:table-cell>
          <table:table-cell office:value-type="string" table:style-name="ce4">
            <text:p>17<text:span text:style-name="T1">: </text:span><text:span text:style-name="T2">143.32242912989798</text:span></text:p>
          </table:table-cell>
          <table:table-cell office:value-type="string" office:string-value="143.32242912989798" table:formula="of:=RIGHT([.Z178];LEN([.Z178])-4)" table:style-name="ce5">
            <text:p>143.32242912989798</text:p>
          </table:table-cell>
          <table:table-cell office:value-type="float" office:value="143.32242912989699" table:formula="of:=[.AA178]+0" table:style-name="ce5">
            <text:p>143.32</text:p>
          </table:table-cell>
          <table:table-cell office:value-type="string" table:style-name="ce4">
            <text:p>17<text:span text:style-name="T1">: </text:span><text:span text:style-name="T2">91.19004120079491</text:span></text:p>
          </table:table-cell>
          <table:table-cell office:value-type="string" office:string-value="91.19004120079491" table:formula="of:=RIGHT([.AC178];LEN([.AC178])-4)" table:style-name="ce5">
            <text:p>91.19004120079491</text:p>
          </table:table-cell>
          <table:table-cell office:value-type="float" office:value="91.190041200794894" table:formula="of:=[.AD178]+0" table:style-name="ce5">
            <text:p>91.19</text:p>
          </table:table-cell>
          <table:table-cell office:value-type="float" office:value="115.91020032664872" table:formula="of:=([.D178]+[.G178]+[.J178]+[.M178]+[.P178]+[.S178]+[.V178]+[.Y178]+[.AB178]+[.AE178])/10" table:style-name="ce5">
            <text:p>115.91</text:p>
          </table:table-cell>
          <table:table-cell table:number-columns-repeated="16352"/>
        </table:table-row>
        <table:table-row table:style-name="ro1">
          <table:table-cell office:value-type="float" office:value="19" table:formula="of:=[.A178]+1" table:style-name="ce1">
            <text:p>19</text:p>
          </table:table-cell>
          <table:table-cell office:value-type="string" table:style-name="ce4">
            <text:p>18<text:span text:style-name="T1">: </text:span><text:span text:style-name="T2">138.20143515484247</text:span></text:p>
          </table:table-cell>
          <table:table-cell office:value-type="string" office:string-value="138.20143515484247" table:formula="of:=RIGHT([.B179];LEN([.B179])-4)" table:style-name="ce5">
            <text:p>138.20143515484247</text:p>
          </table:table-cell>
          <table:table-cell office:value-type="float" office:value="138.20143515484199" table:formula="of:=[.C179]+0" table:style-name="ce5">
            <text:p>138.20</text:p>
          </table:table-cell>
          <table:table-cell office:value-type="string" table:style-name="ce4">
            <text:p>18<text:span text:style-name="T1">: </text:span><text:span text:style-name="T2">135.64528881447336</text:span></text:p>
          </table:table-cell>
          <table:table-cell office:value-type="string" office:string-value="135.64528881447336" table:formula="of:=RIGHT([.E179];LEN([.E179])-4)" table:style-name="ce5">
            <text:p>135.64528881447336</text:p>
          </table:table-cell>
          <table:table-cell office:value-type="float" office:value="135.64528881447299" table:formula="of:=[.F179]+0" table:style-name="ce5">
            <text:p>135.65</text:p>
          </table:table-cell>
          <table:table-cell office:value-type="string" table:style-name="ce4">
            <text:p>18<text:span text:style-name="T1">: </text:span><text:span text:style-name="T2">122.45876703886219</text:span></text:p>
          </table:table-cell>
          <table:table-cell office:value-type="string" office:string-value="122.45876703886219" table:formula="of:=RIGHT([.H179];LEN([.H179])-4)" table:style-name="ce5">
            <text:p>122.45876703886219</text:p>
          </table:table-cell>
          <table:table-cell office:value-type="float" office:value="122.45876703886201" table:formula="of:=[.I179]+0" table:style-name="ce5">
            <text:p>122.46</text:p>
          </table:table-cell>
          <table:table-cell office:value-type="string" table:style-name="ce4">
            <text:p>18<text:span text:style-name="T1">: </text:span><text:span text:style-name="T2">120.57649793490657</text:span></text:p>
          </table:table-cell>
          <table:table-cell office:value-type="string" office:string-value="120.57649793490657" table:formula="of:=RIGHT([.K179];LEN([.K179])-4)" table:style-name="ce5">
            <text:p>120.57649793490657</text:p>
          </table:table-cell>
          <table:table-cell office:value-type="float" office:value="120.576497934906" table:formula="of:=[.L179]+0" table:style-name="ce5">
            <text:p>120.58</text:p>
          </table:table-cell>
          <table:table-cell office:value-type="string" table:style-name="ce4">
            <text:p>18<text:span text:style-name="T1">: </text:span><text:span text:style-name="T2">101.75051587810006</text:span></text:p>
          </table:table-cell>
          <table:table-cell office:value-type="string" office:string-value="101.75051587810006" table:formula="of:=RIGHT([.N179];LEN([.N179])-4)" table:style-name="ce5">
            <text:p>101.75051587810006</text:p>
          </table:table-cell>
          <table:table-cell office:value-type="float" office:value="101.7505158781" table:formula="of:=[.O179]+0" table:style-name="ce5">
            <text:p>101.75</text:p>
          </table:table-cell>
          <table:table-cell office:value-type="string" table:style-name="ce4">
            <text:p>18<text:span text:style-name="T1">: </text:span><text:span text:style-name="T2">104.83165241470604</text:span></text:p>
          </table:table-cell>
          <table:table-cell office:value-type="string" office:string-value="104.83165241470604" table:formula="of:=RIGHT([.Q179];LEN([.Q179])-4)" table:style-name="ce5">
            <text:p>104.83165241470604</text:p>
          </table:table-cell>
          <table:table-cell office:value-type="float" office:value="104.831652414706" table:formula="of:=[.R179]+0" table:style-name="ce5">
            <text:p>104.83</text:p>
          </table:table-cell>
          <table:table-cell office:value-type="string" table:style-name="ce4">
            <text:p>18<text:span text:style-name="T1">: </text:span><text:span text:style-name="T2">84.29889077913705</text:span></text:p>
          </table:table-cell>
          <table:table-cell office:value-type="string" office:string-value="84.29889077913705" table:formula="of:=RIGHT([.T179];LEN([.T179])-4)" table:style-name="ce5">
            <text:p>84.29889077913705</text:p>
          </table:table-cell>
          <table:table-cell office:value-type="float" office:value="84.298890779136997" table:formula="of:=[.U179]+0" table:style-name="ce5">
            <text:p>84.30</text:p>
          </table:table-cell>
          <table:table-cell office:value-type="string" table:style-name="ce4">
            <text:p>18<text:span text:style-name="T1">: </text:span><text:span text:style-name="T2">144.96862871109798</text:span></text:p>
          </table:table-cell>
          <table:table-cell office:value-type="string" office:string-value="144.96862871109798" table:formula="of:=RIGHT([.W179];LEN([.W179])-4)" table:style-name="ce5">
            <text:p>144.96862871109798</text:p>
          </table:table-cell>
          <table:table-cell office:value-type="float" office:value="144.96862871109701" table:formula="of:=[.X179]+0" table:style-name="ce5">
            <text:p>144.97</text:p>
          </table:table-cell>
          <table:table-cell office:value-type="string" table:style-name="ce4">
            <text:p>18<text:span text:style-name="T1">: </text:span><text:span text:style-name="T2">143.04816630745967</text:span></text:p>
          </table:table-cell>
          <table:table-cell office:value-type="string" office:string-value="143.04816630745967" table:formula="of:=RIGHT([.Z179];LEN([.Z179])-4)" table:style-name="ce5">
            <text:p>143.04816630745967</text:p>
          </table:table-cell>
          <table:table-cell office:value-type="float" office:value="143.04816630745901" table:formula="of:=[.AA179]+0" table:style-name="ce5">
            <text:p>143.05</text:p>
          </table:table-cell>
          <table:table-cell office:value-type="string" table:style-name="ce4">
            <text:p>18<text:span text:style-name="T1">: </text:span><text:span text:style-name="T2">134.38271475046295</text:span></text:p>
          </table:table-cell>
          <table:table-cell office:value-type="string" office:string-value="134.38271475046295" table:formula="of:=RIGHT([.AC179];LEN([.AC179])-4)" table:style-name="ce5">
            <text:p>134.38271475046295</text:p>
          </table:table-cell>
          <table:table-cell office:value-type="float" office:value="134.38271475046199" table:formula="of:=[.AD179]+0" table:style-name="ce5">
            <text:p>134.38</text:p>
          </table:table-cell>
          <table:table-cell office:value-type="float" office:value="123.01625577840439" table:formula="of:=([.D179]+[.G179]+[.J179]+[.M179]+[.P179]+[.S179]+[.V179]+[.Y179]+[.AB179]+[.AE179])/10" table:style-name="ce5">
            <text:p>123.02</text:p>
          </table:table-cell>
          <table:table-cell table:number-columns-repeated="16352"/>
        </table:table-row>
        <table:table-row table:style-name="ro1">
          <table:table-cell office:value-type="float" office:value="20" table:formula="of:=[.A179]+1" table:style-name="ce1">
            <text:p>20</text:p>
          </table:table-cell>
          <table:table-cell office:value-type="string" table:style-name="ce4">
            <text:p>19<text:span text:style-name="T1">: </text:span><text:span text:style-name="T2">138.0749193841072</text:span></text:p>
          </table:table-cell>
          <table:table-cell office:value-type="string" office:string-value="138.0749193841072" table:formula="of:=RIGHT([.B180];LEN([.B180])-4)" table:style-name="ce5">
            <text:p>138.0749193841072</text:p>
          </table:table-cell>
          <table:table-cell office:value-type="float" office:value="138.07491938410701" table:formula="of:=[.C180]+0" table:style-name="ce5">
            <text:p>138.07</text:p>
          </table:table-cell>
          <table:table-cell office:value-type="string" table:style-name="ce4">
            <text:p>19<text:span text:style-name="T1">: </text:span><text:span text:style-name="T2">84.9784306362654</text:span></text:p>
          </table:table-cell>
          <table:table-cell office:value-type="string" office:string-value="84.9784306362654" table:formula="of:=RIGHT([.E180];LEN([.E180])-4)" table:style-name="ce5">
            <text:p>84.9784306362654</text:p>
          </table:table-cell>
          <table:table-cell office:value-type="float" office:value="84.978430636265401" table:formula="of:=[.F180]+0" table:style-name="ce5">
            <text:p>84.98</text:p>
          </table:table-cell>
          <table:table-cell office:value-type="string" table:style-name="ce4">
            <text:p>19<text:span text:style-name="T1">: </text:span><text:span text:style-name="T2">146.1021810004646</text:span></text:p>
          </table:table-cell>
          <table:table-cell office:value-type="string" office:string-value="146.1021810004646" table:formula="of:=RIGHT([.H180];LEN([.H180])-4)" table:style-name="ce5">
            <text:p>146.1021810004646</text:p>
          </table:table-cell>
          <table:table-cell office:value-type="float" office:value="146.10218100046399" table:formula="of:=[.I180]+0" table:style-name="ce5">
            <text:p>146.10</text:p>
          </table:table-cell>
          <table:table-cell office:value-type="string" table:style-name="ce4">
            <text:p>19<text:span text:style-name="T1">: </text:span><text:span text:style-name="T2">130.04907127108126</text:span></text:p>
          </table:table-cell>
          <table:table-cell office:value-type="string" office:string-value="130.04907127108126" table:formula="of:=RIGHT([.K180];LEN([.K180])-4)" table:style-name="ce5">
            <text:p>130.04907127108126</text:p>
          </table:table-cell>
          <table:table-cell office:value-type="float" office:value="130.049071271081" table:formula="of:=[.L180]+0" table:style-name="ce5">
            <text:p>130.05</text:p>
          </table:table-cell>
          <table:table-cell office:value-type="string" table:style-name="ce4">
            <text:p>19<text:span text:style-name="T1">: </text:span><text:span text:style-name="T2">84.73801292610146</text:span></text:p>
          </table:table-cell>
          <table:table-cell office:value-type="string" office:string-value="84.73801292610146" table:formula="of:=RIGHT([.N180];LEN([.N180])-4)" table:style-name="ce5">
            <text:p>84.73801292610146</text:p>
          </table:table-cell>
          <table:table-cell office:value-type="float" office:value="84.738012926101405" table:formula="of:=[.O180]+0" table:style-name="ce5">
            <text:p>84.74</text:p>
          </table:table-cell>
          <table:table-cell office:value-type="string" table:style-name="ce4">
            <text:p>19<text:span text:style-name="T1">: </text:span><text:span text:style-name="T2">104.83175686554982</text:span></text:p>
          </table:table-cell>
          <table:table-cell office:value-type="string" office:string-value="104.83175686554982" table:formula="of:=RIGHT([.Q180];LEN([.Q180])-4)" table:style-name="ce5">
            <text:p>104.83175686554982</text:p>
          </table:table-cell>
          <table:table-cell office:value-type="float" office:value="104.831756865549" table:formula="of:=[.R180]+0" table:style-name="ce5">
            <text:p>104.83</text:p>
          </table:table-cell>
          <table:table-cell office:value-type="string" table:style-name="ce4">
            <text:p>19<text:span text:style-name="T1">: </text:span><text:span text:style-name="T2">76.98071008126672</text:span></text:p>
          </table:table-cell>
          <table:table-cell office:value-type="string" office:string-value="76.98071008126672" table:formula="of:=RIGHT([.T180];LEN([.T180])-4)" table:style-name="ce5">
            <text:p>76.98071008126672</text:p>
          </table:table-cell>
          <table:table-cell office:value-type="float" office:value="76.980710081266693" table:formula="of:=[.U180]+0" table:style-name="ce5">
            <text:p>76.98</text:p>
          </table:table-cell>
          <table:table-cell office:value-type="string" table:style-name="ce4">
            <text:p>19<text:span text:style-name="T1">: </text:span><text:span text:style-name="T2">145.01111433854715</text:span></text:p>
          </table:table-cell>
          <table:table-cell office:value-type="string" office:string-value="145.01111433854715" table:formula="of:=RIGHT([.W180];LEN([.W180])-4)" table:style-name="ce5">
            <text:p>145.01111433854715</text:p>
          </table:table-cell>
          <table:table-cell office:value-type="float" office:value="145.011114338547" table:formula="of:=[.X180]+0" table:style-name="ce5">
            <text:p>145.01</text:p>
          </table:table-cell>
          <table:table-cell office:value-type="string" table:style-name="ce4">
            <text:p>19<text:span text:style-name="T1">: </text:span><text:span text:style-name="T2">153.16164333259565</text:span></text:p>
          </table:table-cell>
          <table:table-cell office:value-type="string" office:string-value="153.16164333259565" table:formula="of:=RIGHT([.Z180];LEN([.Z180])-4)" table:style-name="ce5">
            <text:p>153.16164333259565</text:p>
          </table:table-cell>
          <table:table-cell office:value-type="float" office:value="153.16164333259499" table:formula="of:=[.AA180]+0" table:style-name="ce5">
            <text:p>153.16</text:p>
          </table:table-cell>
          <table:table-cell office:value-type="string" table:style-name="ce4">
            <text:p>19<text:span text:style-name="T1">: </text:span><text:span text:style-name="T2">91.20436960460593</text:span></text:p>
          </table:table-cell>
          <table:table-cell office:value-type="string" office:string-value="91.20436960460593" table:formula="of:=RIGHT([.AC180];LEN([.AC180])-4)" table:style-name="ce5">
            <text:p>91.20436960460593</text:p>
          </table:table-cell>
          <table:table-cell office:value-type="float" office:value="91.204369604605901" table:formula="of:=[.AD180]+0" table:style-name="ce5">
            <text:p>91.20</text:p>
          </table:table-cell>
          <table:table-cell office:value-type="float" office:value="115.51322094405825" table:formula="of:=([.D180]+[.G180]+[.J180]+[.M180]+[.P180]+[.S180]+[.V180]+[.Y180]+[.AB180]+[.AE180])/10" table:style-name="ce5">
            <text:p>115.51</text:p>
          </table:table-cell>
          <table:table-cell table:number-columns-repeated="16352"/>
        </table:table-row>
        <table:table-row table:style-name="ro1">
          <table:table-cell office:value-type="float" office:value="21" table:formula="of:=[.A180]+1" table:style-name="ce1">
            <text:p>21</text:p>
          </table:table-cell>
          <table:table-cell office:value-type="string" table:style-name="ce4">
            <text:p>20<text:span text:style-name="T1">: </text:span><text:span text:style-name="T2">138.65199875764492</text:span></text:p>
          </table:table-cell>
          <table:table-cell office:value-type="string" office:string-value="138.65199875764492" table:formula="of:=RIGHT([.B181];LEN([.B181])-4)" table:style-name="ce5">
            <text:p>138.65199875764492</text:p>
          </table:table-cell>
          <table:table-cell office:value-type="float" office:value="138.65199875764401" table:formula="of:=[.C181]+0" table:style-name="ce5">
            <text:p>138.65</text:p>
          </table:table-cell>
          <table:table-cell office:value-type="string" table:style-name="ce4">
            <text:p>20<text:span text:style-name="T1">: </text:span><text:span text:style-name="T2">137.38744115185654</text:span></text:p>
          </table:table-cell>
          <table:table-cell office:value-type="string" office:string-value="137.38744115185654" table:formula="of:=RIGHT([.E181];LEN([.E181])-4)" table:style-name="ce5">
            <text:p>137.38744115185654</text:p>
          </table:table-cell>
          <table:table-cell office:value-type="float" office:value="137.387441151856" table:formula="of:=[.F181]+0" table:style-name="ce5">
            <text:p>137.39</text:p>
          </table:table-cell>
          <table:table-cell office:value-type="string" table:style-name="ce4">
            <text:p>20<text:span text:style-name="T1">: </text:span><text:span text:style-name="T2">122.74364580329537</text:span></text:p>
          </table:table-cell>
          <table:table-cell office:value-type="string" office:string-value="122.74364580329537" table:formula="of:=RIGHT([.H181];LEN([.H181])-4)" table:style-name="ce5">
            <text:p>122.74364580329537</text:p>
          </table:table-cell>
          <table:table-cell office:value-type="float" office:value="122.743645803295" table:formula="of:=[.I181]+0" table:style-name="ce5">
            <text:p>122.74</text:p>
          </table:table-cell>
          <table:table-cell office:value-type="string" table:style-name="ce4">
            <text:p>20<text:span text:style-name="T1">: </text:span><text:span text:style-name="T2">147.8151328622981</text:span></text:p>
          </table:table-cell>
          <table:table-cell office:value-type="string" office:string-value="147.8151328622981" table:formula="of:=RIGHT([.K181];LEN([.K181])-4)" table:style-name="ce5">
            <text:p>147.8151328622981</text:p>
          </table:table-cell>
          <table:table-cell office:value-type="float" office:value="147.81513286229799" table:formula="of:=[.L181]+0" table:style-name="ce5">
            <text:p>147.82</text:p>
          </table:table-cell>
          <table:table-cell office:value-type="string" table:style-name="ce4">
            <text:p>20<text:span text:style-name="T1">: </text:span><text:span text:style-name="T2">101.18103617067673</text:span></text:p>
          </table:table-cell>
          <table:table-cell office:value-type="string" office:string-value="101.18103617067673" table:formula="of:=RIGHT([.N181];LEN([.N181])-4)" table:style-name="ce5">
            <text:p>101.18103617067673</text:p>
          </table:table-cell>
          <table:table-cell office:value-type="float" office:value="101.18103617067599" table:formula="of:=[.O181]+0" table:style-name="ce5">
            <text:p>101.18</text:p>
          </table:table-cell>
          <table:table-cell office:value-type="string" table:style-name="ce4">
            <text:p>20<text:span text:style-name="T1">: </text:span><text:span text:style-name="T2">104.83176178346397</text:span></text:p>
          </table:table-cell>
          <table:table-cell office:value-type="string" office:string-value="104.83176178346397" table:formula="of:=RIGHT([.Q181];LEN([.Q181])-4)" table:style-name="ce5">
            <text:p>104.83176178346397</text:p>
          </table:table-cell>
          <table:table-cell office:value-type="float" office:value="104.83176178346299" table:formula="of:=[.R181]+0" table:style-name="ce5">
            <text:p>104.83</text:p>
          </table:table-cell>
          <table:table-cell office:value-type="string" table:style-name="ce4">
            <text:p>20<text:span text:style-name="T1">: </text:span><text:span text:style-name="T2">71.44128817041548</text:span></text:p>
          </table:table-cell>
          <table:table-cell office:value-type="string" office:string-value="71.44128817041548" table:formula="of:=RIGHT([.T181];LEN([.T181])-4)" table:style-name="ce5">
            <text:p>71.44128817041548</text:p>
          </table:table-cell>
          <table:table-cell office:value-type="float" office:value="71.441288170415405" table:formula="of:=[.U181]+0" table:style-name="ce5">
            <text:p>71.44</text:p>
          </table:table-cell>
          <table:table-cell office:value-type="string" table:style-name="ce4">
            <text:p>20<text:span text:style-name="T1">: </text:span><text:span text:style-name="T2">124.19366174646296</text:span></text:p>
          </table:table-cell>
          <table:table-cell office:value-type="string" office:string-value="124.19366174646296" table:formula="of:=RIGHT([.W181];LEN([.W181])-4)" table:style-name="ce5">
            <text:p>124.19366174646296</text:p>
          </table:table-cell>
          <table:table-cell office:value-type="float" office:value="124.193661746462" table:formula="of:=[.X181]+0" table:style-name="ce5">
            <text:p>124.19</text:p>
          </table:table-cell>
          <table:table-cell office:value-type="string" table:style-name="ce4">
            <text:p>20<text:span text:style-name="T1">: </text:span><text:span text:style-name="T2">131.59041366542843</text:span></text:p>
          </table:table-cell>
          <table:table-cell office:value-type="string" office:string-value="131.59041366542843" table:formula="of:=RIGHT([.Z181];LEN([.Z181])-4)" table:style-name="ce5">
            <text:p>131.59041366542843</text:p>
          </table:table-cell>
          <table:table-cell office:value-type="float" office:value="131.590413665428" table:formula="of:=[.AA181]+0" table:style-name="ce5">
            <text:p>131.59</text:p>
          </table:table-cell>
          <table:table-cell office:value-type="string" table:style-name="ce4">
            <text:p>20<text:span text:style-name="T1">: </text:span><text:span text:style-name="T2">135.8476479740532</text:span></text:p>
          </table:table-cell>
          <table:table-cell office:value-type="string" office:string-value="135.8476479740532" table:formula="of:=RIGHT([.AC181];LEN([.AC181])-4)" table:style-name="ce5">
            <text:p>135.8476479740532</text:p>
          </table:table-cell>
          <table:table-cell office:value-type="float" office:value="135.84764797405299" table:formula="of:=[.AD181]+0" table:style-name="ce5">
            <text:p>135.85</text:p>
          </table:table-cell>
          <table:table-cell office:value-type="float" office:value="121.56840280855904" table:formula="of:=([.D181]+[.G181]+[.J181]+[.M181]+[.P181]+[.S181]+[.V181]+[.Y181]+[.AB181]+[.AE181])/10" table:style-name="ce5">
            <text:p>121.57</text:p>
          </table:table-cell>
          <table:table-cell table:number-columns-repeated="16352"/>
        </table:table-row>
        <table:table-row table:style-name="ro1">
          <table:table-cell office:value-type="float" office:value="22" table:formula="of:=[.A181]+1" table:style-name="ce1">
            <text:p>22</text:p>
          </table:table-cell>
          <table:table-cell office:value-type="string" table:style-name="ce4">
            <text:p>21<text:span text:style-name="T1">: </text:span><text:span text:style-name="T2">107.11980657987505</text:span></text:p>
          </table:table-cell>
          <table:table-cell office:value-type="string" office:string-value="107.11980657987505" table:formula="of:=RIGHT([.B182];LEN([.B182])-4)" table:style-name="ce5">
            <text:p>107.11980657987505</text:p>
          </table:table-cell>
          <table:table-cell office:value-type="float" office:value="107.119806579875" table:formula="of:=[.C182]+0" table:style-name="ce5">
            <text:p>107.12</text:p>
          </table:table-cell>
          <table:table-cell office:value-type="string" table:style-name="ce4">
            <text:p>21<text:span text:style-name="T1">: </text:span><text:span text:style-name="T2">104.42378445704833</text:span></text:p>
          </table:table-cell>
          <table:table-cell office:value-type="string" office:string-value="104.42378445704833" table:formula="of:=RIGHT([.E182];LEN([.E182])-4)" table:style-name="ce5">
            <text:p>104.42378445704833</text:p>
          </table:table-cell>
          <table:table-cell office:value-type="float" office:value="104.423784457048" table:formula="of:=[.F182]+0" table:style-name="ce5">
            <text:p>104.42</text:p>
          </table:table-cell>
          <table:table-cell office:value-type="string" table:style-name="ce4">
            <text:p>21<text:span text:style-name="T1">: </text:span><text:span text:style-name="T2">148.74629619272147</text:span></text:p>
          </table:table-cell>
          <table:table-cell office:value-type="string" office:string-value="148.74629619272147" table:formula="of:=RIGHT([.H182];LEN([.H182])-4)" table:style-name="ce5">
            <text:p>148.74629619272147</text:p>
          </table:table-cell>
          <table:table-cell office:value-type="float" office:value="148.74629619272099" table:formula="of:=[.I182]+0" table:style-name="ce5">
            <text:p>148.75</text:p>
          </table:table-cell>
          <table:table-cell office:value-type="string" table:style-name="ce4">
            <text:p>21<text:span text:style-name="T1">: </text:span><text:span text:style-name="T2">153.82331017153965</text:span></text:p>
          </table:table-cell>
          <table:table-cell office:value-type="string" office:string-value="153.82331017153965" table:formula="of:=RIGHT([.K182];LEN([.K182])-4)" table:style-name="ce5">
            <text:p>153.82331017153965</text:p>
          </table:table-cell>
          <table:table-cell office:value-type="float" office:value="153.82331017153899" table:formula="of:=[.L182]+0" table:style-name="ce5">
            <text:p>153.82</text:p>
          </table:table-cell>
          <table:table-cell office:value-type="string" table:style-name="ce4">
            <text:p>21<text:span text:style-name="T1">: </text:span><text:span text:style-name="T2">83.34405570747408</text:span></text:p>
          </table:table-cell>
          <table:table-cell office:value-type="string" office:string-value="83.34405570747408" table:formula="of:=RIGHT([.N182];LEN([.N182])-4)" table:style-name="ce5">
            <text:p>83.34405570747408</text:p>
          </table:table-cell>
          <table:table-cell office:value-type="float" office:value="83.344055707473998" table:formula="of:=[.O182]+0" table:style-name="ce5">
            <text:p>83.34</text:p>
          </table:table-cell>
          <table:table-cell office:value-type="string" table:style-name="ce4">
            <text:p>21<text:span text:style-name="T1">: </text:span><text:span text:style-name="T2">104.83176178346397</text:span></text:p>
          </table:table-cell>
          <table:table-cell office:value-type="string" office:string-value="104.83176178346397" table:formula="of:=RIGHT([.Q182];LEN([.Q182])-4)" table:style-name="ce5">
            <text:p>104.83176178346397</text:p>
          </table:table-cell>
          <table:table-cell office:value-type="float" office:value="104.83176178346299" table:formula="of:=[.R182]+0" table:style-name="ce5">
            <text:p>104.83</text:p>
          </table:table-cell>
          <table:table-cell office:value-type="string" table:style-name="ce4">
            <text:p>21<text:span text:style-name="T1">: </text:span><text:span text:style-name="T2">90.08403285858154</text:span></text:p>
          </table:table-cell>
          <table:table-cell office:value-type="string" office:string-value="90.08403285858154" table:formula="of:=RIGHT([.T182];LEN([.T182])-4)" table:style-name="ce5">
            <text:p>90.08403285858154</text:p>
          </table:table-cell>
          <table:table-cell office:value-type="float" office:value="90.084032858581494" table:formula="of:=[.U182]+0" table:style-name="ce5">
            <text:p>90.08</text:p>
          </table:table-cell>
          <table:table-cell office:value-type="string" table:style-name="ce4">
            <text:p>21<text:span text:style-name="T1">: </text:span><text:span text:style-name="T2">122.44478021231805</text:span></text:p>
          </table:table-cell>
          <table:table-cell office:value-type="string" office:string-value="122.44478021231805" table:formula="of:=RIGHT([.W182];LEN([.W182])-4)" table:style-name="ce5">
            <text:p>122.44478021231805</text:p>
          </table:table-cell>
          <table:table-cell office:value-type="float" office:value="122.44478021231799" table:formula="of:=[.X182]+0" table:style-name="ce5">
            <text:p>122.44</text:p>
          </table:table-cell>
          <table:table-cell office:value-type="string" table:style-name="ce4">
            <text:p>21<text:span text:style-name="T1">: </text:span><text:span text:style-name="T2">133.5164905621848</text:span></text:p>
          </table:table-cell>
          <table:table-cell office:value-type="string" office:string-value="133.5164905621848" table:formula="of:=RIGHT([.Z182];LEN([.Z182])-4)" table:style-name="ce5">
            <text:p>133.5164905621848</text:p>
          </table:table-cell>
          <table:table-cell office:value-type="float" office:value="133.516490562184" table:formula="of:=[.AA182]+0" table:style-name="ce5">
            <text:p>133.52</text:p>
          </table:table-cell>
          <table:table-cell office:value-type="string" table:style-name="ce4">
            <text:p>21<text:span text:style-name="T1">: </text:span><text:span text:style-name="T2">135.56245637975564</text:span></text:p>
          </table:table-cell>
          <table:table-cell office:value-type="string" office:string-value="135.56245637975564" table:formula="of:=RIGHT([.AC182];LEN([.AC182])-4)" table:style-name="ce5">
            <text:p>135.56245637975564</text:p>
          </table:table-cell>
          <table:table-cell office:value-type="float" office:value="135.56245637975499" table:formula="of:=[.AD182]+0" table:style-name="ce5">
            <text:p>135.56</text:p>
          </table:table-cell>
          <table:table-cell office:value-type="float" office:value="118.38967749049584" table:formula="of:=([.D182]+[.G182]+[.J182]+[.M182]+[.P182]+[.S182]+[.V182]+[.Y182]+[.AB182]+[.AE182])/10" table:style-name="ce5">
            <text:p>118.39</text:p>
          </table:table-cell>
          <table:table-cell table:number-columns-repeated="16352"/>
        </table:table-row>
        <table:table-row table:style-name="ro1">
          <table:table-cell office:value-type="float" office:value="23" table:formula="of:=[.A182]+1" table:style-name="ce1">
            <text:p>23</text:p>
          </table:table-cell>
          <table:table-cell office:value-type="string" table:style-name="ce4">
            <text:p>22<text:span text:style-name="T1">: </text:span><text:span text:style-name="T2">119.89975490266613</text:span></text:p>
          </table:table-cell>
          <table:table-cell office:value-type="string" office:string-value="119.89975490266613" table:formula="of:=RIGHT([.B183];LEN([.B183])-4)" table:style-name="ce5">
            <text:p>119.89975490266613</text:p>
          </table:table-cell>
          <table:table-cell office:value-type="float" office:value="119.899754902666" table:formula="of:=[.C183]+0" table:style-name="ce5">
            <text:p>119.90</text:p>
          </table:table-cell>
          <table:table-cell office:value-type="string" table:style-name="ce4">
            <text:p>22<text:span text:style-name="T1">: </text:span><text:span text:style-name="T2">112.3629519878977</text:span></text:p>
          </table:table-cell>
          <table:table-cell office:value-type="string" office:string-value="112.3629519878977" table:formula="of:=RIGHT([.E183];LEN([.E183])-4)" table:style-name="ce5">
            <text:p>112.3629519878977</text:p>
          </table:table-cell>
          <table:table-cell office:value-type="float" office:value="112.36295198789701" table:formula="of:=[.F183]+0" table:style-name="ce5">
            <text:p>112.36</text:p>
          </table:table-cell>
          <table:table-cell office:value-type="string" table:style-name="ce4">
            <text:p>22<text:span text:style-name="T1">: </text:span><text:span text:style-name="T2">121.03960711609854</text:span></text:p>
          </table:table-cell>
          <table:table-cell office:value-type="string" office:string-value="121.03960711609854" table:formula="of:=RIGHT([.H183];LEN([.H183])-4)" table:style-name="ce5">
            <text:p>121.03960711609854</text:p>
          </table:table-cell>
          <table:table-cell office:value-type="float" office:value="121.039607116098" table:formula="of:=[.I183]+0" table:style-name="ce5">
            <text:p>121.04</text:p>
          </table:table-cell>
          <table:table-cell office:value-type="string" table:style-name="ce4">
            <text:p>22<text:span text:style-name="T1">: </text:span><text:span text:style-name="T2">130.54179561563</text:span></text:p>
          </table:table-cell>
          <table:table-cell office:value-type="string" office:string-value="130.54179561563" table:formula="of:=RIGHT([.K183];LEN([.K183])-4)" table:style-name="ce5">
            <text:p>130.54179561563</text:p>
          </table:table-cell>
          <table:table-cell office:value-type="float" office:value="130.54179561563001" table:formula="of:=[.L183]+0" table:style-name="ce5">
            <text:p>130.54</text:p>
          </table:table-cell>
          <table:table-cell office:value-type="string" table:style-name="ce4">
            <text:p>22<text:span text:style-name="T1">: </text:span><text:span text:style-name="T2">103.90860449926612</text:span></text:p>
          </table:table-cell>
          <table:table-cell office:value-type="string" office:string-value="103.90860449926612" table:formula="of:=RIGHT([.N183];LEN([.N183])-4)" table:style-name="ce5">
            <text:p>103.90860449926612</text:p>
          </table:table-cell>
          <table:table-cell office:value-type="float" office:value="103.908604499266" table:formula="of:=[.O183]+0" table:style-name="ce5">
            <text:p>103.91</text:p>
          </table:table-cell>
          <table:table-cell office:value-type="string" table:style-name="ce4">
            <text:p>22<text:span text:style-name="T1">: </text:span><text:span text:style-name="T2">104.83175504825977</text:span></text:p>
          </table:table-cell>
          <table:table-cell office:value-type="string" office:string-value="104.83175504825977" table:formula="of:=RIGHT([.Q183];LEN([.Q183])-4)" table:style-name="ce5">
            <text:p>104.83175504825977</text:p>
          </table:table-cell>
          <table:table-cell office:value-type="float" office:value="104.831755048259" table:formula="of:=[.R183]+0" table:style-name="ce5">
            <text:p>104.83</text:p>
          </table:table-cell>
          <table:table-cell office:value-type="string" table:style-name="ce4">
            <text:p>22<text:span text:style-name="T1">: </text:span><text:span text:style-name="T2">77.03140468686829</text:span></text:p>
          </table:table-cell>
          <table:table-cell office:value-type="string" office:string-value="77.03140468686829" table:formula="of:=RIGHT([.T183];LEN([.T183])-4)" table:style-name="ce5">
            <text:p>77.03140468686829</text:p>
          </table:table-cell>
          <table:table-cell office:value-type="float" office:value="77.0314046868682" table:formula="of:=[.U183]+0" table:style-name="ce5">
            <text:p>77.03</text:p>
          </table:table-cell>
          <table:table-cell office:value-type="string" table:style-name="ce4">
            <text:p>22<text:span text:style-name="T1">: </text:span><text:span text:style-name="T2">123.61037228163485</text:span></text:p>
          </table:table-cell>
          <table:table-cell office:value-type="string" office:string-value="123.61037228163485" table:formula="of:=RIGHT([.W183];LEN([.W183])-4)" table:style-name="ce5">
            <text:p>123.61037228163485</text:p>
          </table:table-cell>
          <table:table-cell office:value-type="float" office:value="123.610372281634" table:formula="of:=[.X183]+0" table:style-name="ce5">
            <text:p>123.61</text:p>
          </table:table-cell>
          <table:table-cell office:value-type="string" table:style-name="ce4">
            <text:p>22<text:span text:style-name="T1">: </text:span><text:span text:style-name="T2">160.05342368536358</text:span></text:p>
          </table:table-cell>
          <table:table-cell office:value-type="string" office:string-value="160.05342368536358" table:formula="of:=RIGHT([.Z183];LEN([.Z183])-4)" table:style-name="ce5">
            <text:p>160.05342368536358</text:p>
          </table:table-cell>
          <table:table-cell office:value-type="float" office:value="160.05342368536299" table:formula="of:=[.AA183]+0" table:style-name="ce5">
            <text:p>160.05</text:p>
          </table:table-cell>
          <table:table-cell office:value-type="string" table:style-name="ce4">
            <text:p>22<text:span text:style-name="T1">: </text:span><text:span text:style-name="T2">135.06378039307518</text:span></text:p>
          </table:table-cell>
          <table:table-cell office:value-type="string" office:string-value="135.06378039307518" table:formula="of:=RIGHT([.AC183];LEN([.AC183])-4)" table:style-name="ce5">
            <text:p>135.06378039307518</text:p>
          </table:table-cell>
          <table:table-cell office:value-type="float" office:value="135.06378039307501" table:formula="of:=[.AD183]+0" table:style-name="ce5">
            <text:p>135.06</text:p>
          </table:table-cell>
          <table:table-cell office:value-type="float" office:value="118.8343450216756" table:formula="of:=([.D183]+[.G183]+[.J183]+[.M183]+[.P183]+[.S183]+[.V183]+[.Y183]+[.AB183]+[.AE183])/10" table:style-name="ce5">
            <text:p>118.83</text:p>
          </table:table-cell>
          <table:table-cell table:number-columns-repeated="16352"/>
        </table:table-row>
        <table:table-row table:style-name="ro1">
          <table:table-cell office:value-type="float" office:value="24" table:formula="of:=[.A183]+1" table:style-name="ce1">
            <text:p>24</text:p>
          </table:table-cell>
          <table:table-cell office:value-type="string" table:style-name="ce4">
            <text:p>23<text:span text:style-name="T1">: </text:span><text:span text:style-name="T2">105.87259655170025</text:span></text:p>
          </table:table-cell>
          <table:table-cell office:value-type="string" office:string-value="105.87259655170025" table:formula="of:=RIGHT([.B184];LEN([.B184])-4)" table:style-name="ce5">
            <text:p>105.87259655170025</text:p>
          </table:table-cell>
          <table:table-cell office:value-type="float" office:value="105.8725965517" table:formula="of:=[.C184]+0" table:style-name="ce5">
            <text:p>105.87</text:p>
          </table:table-cell>
          <table:table-cell office:value-type="string" table:style-name="ce4">
            <text:p>23<text:span text:style-name="T1">: </text:span><text:span text:style-name="T2">107.0567996722024</text:span></text:p>
          </table:table-cell>
          <table:table-cell office:value-type="string" office:string-value="107.0567996722024" table:formula="of:=RIGHT([.E184];LEN([.E184])-4)" table:style-name="ce5">
            <text:p>107.0567996722024</text:p>
          </table:table-cell>
          <table:table-cell office:value-type="float" office:value="107.056799672202" table:formula="of:=[.F184]+0" table:style-name="ce5">
            <text:p>107.06</text:p>
          </table:table-cell>
          <table:table-cell office:value-type="string" table:style-name="ce4">
            <text:p>23<text:span text:style-name="T1">: </text:span><text:span text:style-name="T2">124.24544910527663</text:span></text:p>
          </table:table-cell>
          <table:table-cell office:value-type="string" office:string-value="124.24544910527663" table:formula="of:=RIGHT([.H184];LEN([.H184])-4)" table:style-name="ce5">
            <text:p>124.24544910527663</text:p>
          </table:table-cell>
          <table:table-cell office:value-type="float" office:value="124.24544910527599" table:formula="of:=[.I184]+0" table:style-name="ce5">
            <text:p>124.25</text:p>
          </table:table-cell>
          <table:table-cell office:value-type="string" table:style-name="ce4">
            <text:p>23<text:span text:style-name="T1">: </text:span><text:span text:style-name="T2">131.76490384581206</text:span></text:p>
          </table:table-cell>
          <table:table-cell office:value-type="string" office:string-value="131.76490384581206" table:formula="of:=RIGHT([.K184];LEN([.K184])-4)" table:style-name="ce5">
            <text:p>131.76490384581206</text:p>
          </table:table-cell>
          <table:table-cell office:value-type="float" office:value="131.764903845812" table:formula="of:=[.L184]+0" table:style-name="ce5">
            <text:p>131.76</text:p>
          </table:table-cell>
          <table:table-cell office:value-type="string" table:style-name="ce4">
            <text:p>23<text:span text:style-name="T1">: </text:span><text:span text:style-name="T2">94.58442137269867</text:span></text:p>
          </table:table-cell>
          <table:table-cell office:value-type="string" office:string-value="94.58442137269867" table:formula="of:=RIGHT([.N184];LEN([.N184])-4)" table:style-name="ce5">
            <text:p>94.58442137269867</text:p>
          </table:table-cell>
          <table:table-cell office:value-type="float" office:value="94.5844213726986" table:formula="of:=[.O184]+0" table:style-name="ce5">
            <text:p>94.58</text:p>
          </table:table-cell>
          <table:table-cell office:value-type="string" table:style-name="ce4">
            <text:p>23<text:span text:style-name="T1">: </text:span><text:span text:style-name="T2">104.83183364426291</text:span></text:p>
          </table:table-cell>
          <table:table-cell office:value-type="string" office:string-value="104.83183364426291" table:formula="of:=RIGHT([.Q184];LEN([.Q184])-4)" table:style-name="ce5">
            <text:p>104.83183364426291</text:p>
          </table:table-cell>
          <table:table-cell office:value-type="float" office:value="104.83183364426201" table:formula="of:=[.R184]+0" table:style-name="ce5">
            <text:p>104.83</text:p>
          </table:table-cell>
          <table:table-cell office:value-type="string" table:style-name="ce4">
            <text:p>23<text:span text:style-name="T1">: </text:span><text:span text:style-name="T2">84.12389750443259</text:span></text:p>
          </table:table-cell>
          <table:table-cell office:value-type="string" office:string-value="84.12389750443259" table:formula="of:=RIGHT([.T184];LEN([.T184])-4)" table:style-name="ce5">
            <text:p>84.12389750443259</text:p>
          </table:table-cell>
          <table:table-cell office:value-type="float" office:value="84.123897504432506" table:formula="of:=[.U184]+0" table:style-name="ce5">
            <text:p>84.12</text:p>
          </table:table-cell>
          <table:table-cell office:value-type="string" table:style-name="ce4">
            <text:p>23<text:span text:style-name="T1">: </text:span><text:span text:style-name="T2">145.50866877451713</text:span></text:p>
          </table:table-cell>
          <table:table-cell office:value-type="string" office:string-value="145.50866877451713" table:formula="of:=RIGHT([.W184];LEN([.W184])-4)" table:style-name="ce5">
            <text:p>145.50866877451713</text:p>
          </table:table-cell>
          <table:table-cell office:value-type="float" office:value="145.50866877451699" table:formula="of:=[.X184]+0" table:style-name="ce5">
            <text:p>145.51</text:p>
          </table:table-cell>
          <table:table-cell office:value-type="string" table:style-name="ce4">
            <text:p>23<text:span text:style-name="T1">: </text:span><text:span text:style-name="T2">140.1808423111934</text:span></text:p>
          </table:table-cell>
          <table:table-cell office:value-type="string" office:string-value="140.1808423111934" table:formula="of:=RIGHT([.Z184];LEN([.Z184])-4)" table:style-name="ce5">
            <text:p>140.1808423111934</text:p>
          </table:table-cell>
          <table:table-cell office:value-type="float" office:value="140.180842311193" table:formula="of:=[.AA184]+0" table:style-name="ce5">
            <text:p>140.18</text:p>
          </table:table-cell>
          <table:table-cell office:value-type="string" table:style-name="ce4">
            <text:p>23<text:span text:style-name="T1">: </text:span><text:span text:style-name="T2">134.43638591046457</text:span></text:p>
          </table:table-cell>
          <table:table-cell office:value-type="string" office:string-value="134.43638591046457" table:formula="of:=RIGHT([.AC184];LEN([.AC184])-4)" table:style-name="ce5">
            <text:p>134.43638591046457</text:p>
          </table:table-cell>
          <table:table-cell office:value-type="float" office:value="134.436385910464" table:formula="of:=[.AD184]+0" table:style-name="ce5">
            <text:p>134.44</text:p>
          </table:table-cell>
          <table:table-cell office:value-type="float" office:value="117.26057986925571" table:formula="of:=([.D184]+[.G184]+[.J184]+[.M184]+[.P184]+[.S184]+[.V184]+[.Y184]+[.AB184]+[.AE184])/10" table:style-name="ce5">
            <text:p>117.26</text:p>
          </table:table-cell>
          <table:table-cell table:number-columns-repeated="16352"/>
        </table:table-row>
        <table:table-row table:style-name="ro1">
          <table:table-cell office:value-type="float" office:value="25" table:formula="of:=[.A184]+1" table:style-name="ce1">
            <text:p>25</text:p>
          </table:table-cell>
          <table:table-cell office:value-type="string" table:style-name="ce4">
            <text:p>24<text:span text:style-name="T1">: </text:span><text:span text:style-name="T2">112.70877183114543</text:span></text:p>
          </table:table-cell>
          <table:table-cell office:value-type="string" office:string-value="112.70877183114543" table:formula="of:=RIGHT([.B185];LEN([.B185])-4)" table:style-name="ce5">
            <text:p>112.70877183114543</text:p>
          </table:table-cell>
          <table:table-cell office:value-type="float" office:value="112.708771831145" table:formula="of:=[.C185]+0" table:style-name="ce5">
            <text:p>112.71</text:p>
          </table:table-cell>
          <table:table-cell office:value-type="string" table:style-name="ce4">
            <text:p>24<text:span text:style-name="T1">: </text:span><text:span text:style-name="T2">85.3194309231255</text:span></text:p>
          </table:table-cell>
          <table:table-cell office:value-type="string" office:string-value="85.3194309231255" table:formula="of:=RIGHT([.E185];LEN([.E185])-4)" table:style-name="ce5">
            <text:p>85.3194309231255</text:p>
          </table:table-cell>
          <table:table-cell office:value-type="float" office:value="85.319430923125495" table:formula="of:=[.F185]+0" table:style-name="ce5">
            <text:p>85.32</text:p>
          </table:table-cell>
          <table:table-cell office:value-type="string" table:style-name="ce4">
            <text:p>24<text:span text:style-name="T1">: </text:span><text:span text:style-name="T2">121.08396566887316</text:span></text:p>
          </table:table-cell>
          <table:table-cell office:value-type="string" office:string-value="121.08396566887316" table:formula="of:=RIGHT([.H185];LEN([.H185])-4)" table:style-name="ce5">
            <text:p>121.08396566887316</text:p>
          </table:table-cell>
          <table:table-cell office:value-type="float" office:value="121.08396566887301" table:formula="of:=[.I185]+0" table:style-name="ce5">
            <text:p>121.08</text:p>
          </table:table-cell>
          <table:table-cell office:value-type="string" table:style-name="ce4">
            <text:p>24<text:span text:style-name="T1">: </text:span><text:span text:style-name="T2">131.19579673175093</text:span></text:p>
          </table:table-cell>
          <table:table-cell office:value-type="string" office:string-value="131.19579673175093" table:formula="of:=RIGHT([.K185];LEN([.K185])-4)" table:style-name="ce5">
            <text:p>131.19579673175093</text:p>
          </table:table-cell>
          <table:table-cell office:value-type="float" office:value="131.19579673174999" table:formula="of:=[.L185]+0" table:style-name="ce5">
            <text:p>131.20</text:p>
          </table:table-cell>
          <table:table-cell office:value-type="string" table:style-name="ce4">
            <text:p>24<text:span text:style-name="T1">: </text:span><text:span text:style-name="T2">101.64844112432225</text:span></text:p>
          </table:table-cell>
          <table:table-cell office:value-type="string" office:string-value="101.64844112432225" table:formula="of:=RIGHT([.N185];LEN([.N185])-4)" table:style-name="ce5">
            <text:p>101.64844112432225</text:p>
          </table:table-cell>
          <table:table-cell office:value-type="float" office:value="101.64844112432201" table:formula="of:=[.O185]+0" table:style-name="ce5">
            <text:p>101.65</text:p>
          </table:table-cell>
          <table:table-cell office:value-type="string" table:style-name="ce4">
            <text:p>24<text:span text:style-name="T1">: </text:span><text:span text:style-name="T2">95.4264261090683</text:span></text:p>
          </table:table-cell>
          <table:table-cell office:value-type="string" office:string-value="95.4264261090683" table:formula="of:=RIGHT([.Q185];LEN([.Q185])-4)" table:style-name="ce5">
            <text:p>95.4264261090683</text:p>
          </table:table-cell>
          <table:table-cell office:value-type="float" office:value="95.426426109068302" table:formula="of:=[.R185]+0" table:style-name="ce5">
            <text:p>95.43</text:p>
          </table:table-cell>
          <table:table-cell office:value-type="string" table:style-name="ce4">
            <text:p>24<text:span text:style-name="T1">: </text:span><text:span text:style-name="T2">76.99190747417012</text:span></text:p>
          </table:table-cell>
          <table:table-cell office:value-type="string" office:string-value="76.99190747417012" table:formula="of:=RIGHT([.T185];LEN([.T185])-4)" table:style-name="ce5">
            <text:p>76.99190747417012</text:p>
          </table:table-cell>
          <table:table-cell office:value-type="float" office:value="76.991907474170105" table:formula="of:=[.U185]+0" table:style-name="ce5">
            <text:p>76.99</text:p>
          </table:table-cell>
          <table:table-cell office:value-type="string" table:style-name="ce4">
            <text:p>24<text:span text:style-name="T1">: </text:span><text:span text:style-name="T2">123.4976856420873</text:span></text:p>
          </table:table-cell>
          <table:table-cell office:value-type="string" office:string-value="123.4976856420873" table:formula="of:=RIGHT([.W185];LEN([.W185])-4)" table:style-name="ce5">
            <text:p>123.4976856420873</text:p>
          </table:table-cell>
          <table:table-cell office:value-type="float" office:value="123.49768564208701" table:formula="of:=[.X185]+0" table:style-name="ce5">
            <text:p>123.50</text:p>
          </table:table-cell>
          <table:table-cell office:value-type="string" table:style-name="ce4">
            <text:p>24<text:span text:style-name="T1">: </text:span><text:span text:style-name="T2">160.48354042641427</text:span></text:p>
          </table:table-cell>
          <table:table-cell office:value-type="string" office:string-value="160.48354042641427" table:formula="of:=RIGHT([.Z185];LEN([.Z185])-4)" table:style-name="ce5">
            <text:p>160.48354042641427</text:p>
          </table:table-cell>
          <table:table-cell office:value-type="float" office:value="160.48354042641401" table:formula="of:=[.AA185]+0" table:style-name="ce5">
            <text:p>160.48</text:p>
          </table:table-cell>
          <table:table-cell office:value-type="string" table:style-name="ce4">
            <text:p>24<text:span text:style-name="T1">: </text:span><text:span text:style-name="T2">134.02211066902922</text:span></text:p>
          </table:table-cell>
          <table:table-cell office:value-type="string" office:string-value="134.02211066902922" table:formula="of:=RIGHT([.AC185];LEN([.AC185])-4)" table:style-name="ce5">
            <text:p>134.02211066902922</text:p>
          </table:table-cell>
          <table:table-cell office:value-type="float" office:value="134.02211066902899" table:formula="of:=[.AD185]+0" table:style-name="ce5">
            <text:p>134.02</text:p>
          </table:table-cell>
          <table:table-cell office:value-type="float" office:value="114.23780765999841" table:formula="of:=([.D185]+[.G185]+[.J185]+[.M185]+[.P185]+[.S185]+[.V185]+[.Y185]+[.AB185]+[.AE185])/10" table:style-name="ce5">
            <text:p>114.24</text:p>
          </table:table-cell>
          <table:table-cell table:number-columns-repeated="16352"/>
        </table:table-row>
        <table:table-row table:style-name="ro1">
          <table:table-cell office:value-type="float" office:value="26" table:formula="of:=[.A185]+1" table:style-name="ce1">
            <text:p>26</text:p>
          </table:table-cell>
          <table:table-cell office:value-type="string" table:style-name="ce4">
            <text:p>25<text:span text:style-name="T1">: </text:span><text:span text:style-name="T2">142.4060011526173</text:span></text:p>
          </table:table-cell>
          <table:table-cell office:value-type="string" office:string-value="142.4060011526173" table:formula="of:=RIGHT([.B186];LEN([.B186])-4)" table:style-name="ce5">
            <text:p>142.4060011526173</text:p>
          </table:table-cell>
          <table:table-cell office:value-type="float" office:value="142.40600115261699" table:formula="of:=[.C186]+0" table:style-name="ce5">
            <text:p>142.41</text:p>
          </table:table-cell>
          <table:table-cell office:value-type="string" table:style-name="ce4">
            <text:p>25<text:span text:style-name="T1">: </text:span><text:span text:style-name="T2">105.37118900468853</text:span></text:p>
          </table:table-cell>
          <table:table-cell office:value-type="string" office:string-value="105.37118900468853" table:formula="of:=RIGHT([.E186];LEN([.E186])-4)" table:style-name="ce5">
            <text:p>105.37118900468853</text:p>
          </table:table-cell>
          <table:table-cell office:value-type="float" office:value="105.37118900468801" table:formula="of:=[.F186]+0" table:style-name="ce5">
            <text:p>105.37</text:p>
          </table:table-cell>
          <table:table-cell office:value-type="string" table:style-name="ce4">
            <text:p>25<text:span text:style-name="T1">: </text:span><text:span text:style-name="T2">123.25429404151775</text:span></text:p>
          </table:table-cell>
          <table:table-cell office:value-type="string" office:string-value="123.25429404151775" table:formula="of:=RIGHT([.H186];LEN([.H186])-4)" table:style-name="ce5">
            <text:p>123.25429404151775</text:p>
          </table:table-cell>
          <table:table-cell office:value-type="float" office:value="123.254294041517" table:formula="of:=[.I186]+0" table:style-name="ce5">
            <text:p>123.25</text:p>
          </table:table-cell>
          <table:table-cell office:value-type="string" table:style-name="ce4">
            <text:p>25<text:span text:style-name="T1">: </text:span><text:span text:style-name="T2">119.50209553410592</text:span></text:p>
          </table:table-cell>
          <table:table-cell office:value-type="string" office:string-value="119.50209553410592" table:formula="of:=RIGHT([.K186];LEN([.K186])-4)" table:style-name="ce5">
            <text:p>119.50209553410592</text:p>
          </table:table-cell>
          <table:table-cell office:value-type="float" office:value="119.502095534105" table:formula="of:=[.L186]+0" table:style-name="ce5">
            <text:p>119.50</text:p>
          </table:table-cell>
          <table:table-cell office:value-type="string" table:style-name="ce4">
            <text:p>25<text:span text:style-name="T1">: </text:span><text:span text:style-name="T2">86.40967351750675</text:span></text:p>
          </table:table-cell>
          <table:table-cell office:value-type="string" office:string-value="86.40967351750675" table:formula="of:=RIGHT([.N186];LEN([.N186])-4)" table:style-name="ce5">
            <text:p>86.40967351750675</text:p>
          </table:table-cell>
          <table:table-cell office:value-type="float" office:value="86.409673517506704" table:formula="of:=[.O186]+0" table:style-name="ce5">
            <text:p>86.41</text:p>
          </table:table-cell>
          <table:table-cell office:value-type="string" table:style-name="ce4">
            <text:p>25<text:span text:style-name="T1">: </text:span><text:span text:style-name="T2">95.99891983210873</text:span></text:p>
          </table:table-cell>
          <table:table-cell office:value-type="string" office:string-value="95.99891983210873" table:formula="of:=RIGHT([.Q186];LEN([.Q186])-4)" table:style-name="ce5">
            <text:p>95.99891983210873</text:p>
          </table:table-cell>
          <table:table-cell office:value-type="float" office:value="95.998919832108697" table:formula="of:=[.R186]+0" table:style-name="ce5">
            <text:p>96.00</text:p>
          </table:table-cell>
          <table:table-cell office:value-type="string" table:style-name="ce4">
            <text:p>25<text:span text:style-name="T1">: </text:span><text:span text:style-name="T2">72.28325821486322</text:span></text:p>
          </table:table-cell>
          <table:table-cell office:value-type="string" office:string-value="72.28325821486322" table:formula="of:=RIGHT([.T186];LEN([.T186])-4)" table:style-name="ce5">
            <text:p>72.28325821486322</text:p>
          </table:table-cell>
          <table:table-cell office:value-type="float" office:value="72.283258214863196" table:formula="of:=[.U186]+0" table:style-name="ce5">
            <text:p>72.28</text:p>
          </table:table-cell>
          <table:table-cell office:value-type="string" table:style-name="ce4">
            <text:p>25<text:span text:style-name="T1">: </text:span><text:span text:style-name="T2">134.57274688629772</text:span></text:p>
          </table:table-cell>
          <table:table-cell office:value-type="string" office:string-value="134.57274688629772" table:formula="of:=RIGHT([.W186];LEN([.W186])-4)" table:style-name="ce5">
            <text:p>134.57274688629772</text:p>
          </table:table-cell>
          <table:table-cell office:value-type="float" office:value="134.57274688629701" table:formula="of:=[.X186]+0" table:style-name="ce5">
            <text:p>134.57</text:p>
          </table:table-cell>
          <table:table-cell office:value-type="string" table:style-name="ce4">
            <text:p>25<text:span text:style-name="T1">: </text:span><text:span text:style-name="T2">109.0593114038215</text:span></text:p>
          </table:table-cell>
          <table:table-cell office:value-type="string" office:string-value="109.0593114038215" table:formula="of:=RIGHT([.Z186];LEN([.Z186])-4)" table:style-name="ce5">
            <text:p>109.0593114038215</text:p>
          </table:table-cell>
          <table:table-cell office:value-type="float" office:value="109.059311403821" table:formula="of:=[.AA186]+0" table:style-name="ce5">
            <text:p>109.06</text:p>
          </table:table-cell>
          <table:table-cell office:value-type="string" table:style-name="ce4">
            <text:p>25<text:span text:style-name="T1">: </text:span><text:span text:style-name="T2">134.1044910231885</text:span></text:p>
          </table:table-cell>
          <table:table-cell office:value-type="string" office:string-value="134.1044910231885" table:formula="of:=RIGHT([.AC186];LEN([.AC186])-4)" table:style-name="ce5">
            <text:p>134.1044910231885</text:p>
          </table:table-cell>
          <table:table-cell office:value-type="float" office:value="134.10449102318799" table:formula="of:=[.AD186]+0" table:style-name="ce5">
            <text:p>134.10</text:p>
          </table:table-cell>
          <table:table-cell office:value-type="float" office:value="112.29619806107117" table:formula="of:=([.D186]+[.G186]+[.J186]+[.M186]+[.P186]+[.S186]+[.V186]+[.Y186]+[.AB186]+[.AE186])/10" table:style-name="ce5">
            <text:p>112.30</text:p>
          </table:table-cell>
          <table:table-cell table:number-columns-repeated="16352"/>
        </table:table-row>
        <table:table-row table:style-name="ro1">
          <table:table-cell office:value-type="float" office:value="27" table:formula="of:=[.A186]+1" table:style-name="ce1">
            <text:p>27</text:p>
          </table:table-cell>
          <table:table-cell office:value-type="string" table:style-name="ce4">
            <text:p>26<text:span text:style-name="T1">: </text:span><text:span text:style-name="T2">138.3687799159466</text:span></text:p>
          </table:table-cell>
          <table:table-cell office:value-type="string" office:string-value="138.3687799159466" table:formula="of:=RIGHT([.B187];LEN([.B187])-4)" table:style-name="ce5">
            <text:p>138.3687799159466</text:p>
          </table:table-cell>
          <table:table-cell office:value-type="float" office:value="138.36877991594599" table:formula="of:=[.C187]+0" table:style-name="ce5">
            <text:p>138.37</text:p>
          </table:table-cell>
          <table:table-cell office:value-type="string" table:style-name="ce4">
            <text:p>26<text:span text:style-name="T1">: </text:span><text:span text:style-name="T2">156.57744901233372</text:span></text:p>
          </table:table-cell>
          <table:table-cell office:value-type="string" office:string-value="156.57744901233372" table:formula="of:=RIGHT([.E187];LEN([.E187])-4)" table:style-name="ce5">
            <text:p>156.57744901233372</text:p>
          </table:table-cell>
          <table:table-cell office:value-type="float" office:value="156.57744901233301" table:formula="of:=[.F187]+0" table:style-name="ce5">
            <text:p>156.58</text:p>
          </table:table-cell>
          <table:table-cell office:value-type="string" table:style-name="ce4">
            <text:p>26<text:span text:style-name="T1">: </text:span><text:span text:style-name="T2">123.6538972087244</text:span></text:p>
          </table:table-cell>
          <table:table-cell office:value-type="string" office:string-value="123.6538972087244" table:formula="of:=RIGHT([.H187];LEN([.H187])-4)" table:style-name="ce5">
            <text:p>123.6538972087244</text:p>
          </table:table-cell>
          <table:table-cell office:value-type="float" office:value="123.653897208724" table:formula="of:=[.I187]+0" table:style-name="ce5">
            <text:p>123.65</text:p>
          </table:table-cell>
          <table:table-cell office:value-type="string" table:style-name="ce4">
            <text:p>26<text:span text:style-name="T1">: </text:span><text:span text:style-name="T2">147.50100555686112</text:span></text:p>
          </table:table-cell>
          <table:table-cell office:value-type="string" office:string-value="147.50100555686112" table:formula="of:=RIGHT([.K187];LEN([.K187])-4)" table:style-name="ce5">
            <text:p>147.50100555686112</text:p>
          </table:table-cell>
          <table:table-cell office:value-type="float" office:value="147.501005556861" table:formula="of:=[.L187]+0" table:style-name="ce5">
            <text:p>147.50</text:p>
          </table:table-cell>
          <table:table-cell office:value-type="string" table:style-name="ce4">
            <text:p>26<text:span text:style-name="T1">: </text:span><text:span text:style-name="T2">88.67127916420719</text:span></text:p>
          </table:table-cell>
          <table:table-cell office:value-type="string" office:string-value="88.67127916420719" table:formula="of:=RIGHT([.N187];LEN([.N187])-4)" table:style-name="ce5">
            <text:p>88.67127916420719</text:p>
          </table:table-cell>
          <table:table-cell office:value-type="float" office:value="88.671279164207107" table:formula="of:=[.O187]+0" table:style-name="ce5">
            <text:p>88.67</text:p>
          </table:table-cell>
          <table:table-cell office:value-type="string" table:style-name="ce4">
            <text:p>26<text:span text:style-name="T1">: </text:span><text:span text:style-name="T2">95.9989432825752</text:span></text:p>
          </table:table-cell>
          <table:table-cell office:value-type="string" office:string-value="95.9989432825752" table:formula="of:=RIGHT([.Q187];LEN([.Q187])-4)" table:style-name="ce5">
            <text:p>95.9989432825752</text:p>
          </table:table-cell>
          <table:table-cell office:value-type="float" office:value="95.998943282575198" table:formula="of:=[.R187]+0" table:style-name="ce5">
            <text:p>96.00</text:p>
          </table:table-cell>
          <table:table-cell office:value-type="string" table:style-name="ce4">
            <text:p>26<text:span text:style-name="T1">: </text:span><text:span text:style-name="T2">77.0370683652743</text:span></text:p>
          </table:table-cell>
          <table:table-cell office:value-type="string" office:string-value="77.0370683652743" table:formula="of:=RIGHT([.T187];LEN([.T187])-4)" table:style-name="ce5">
            <text:p>77.0370683652743</text:p>
          </table:table-cell>
          <table:table-cell office:value-type="float" office:value="77.037068365274294" table:formula="of:=[.U187]+0" table:style-name="ce5">
            <text:p>77.04</text:p>
          </table:table-cell>
          <table:table-cell office:value-type="string" table:style-name="ce4">
            <text:p>26<text:span text:style-name="T1">: </text:span><text:span text:style-name="T2">145.63410722694897</text:span></text:p>
          </table:table-cell>
          <table:table-cell office:value-type="string" office:string-value="145.63410722694897" table:formula="of:=RIGHT([.W187];LEN([.W187])-4)" table:style-name="ce5">
            <text:p>145.63410722694897</text:p>
          </table:table-cell>
          <table:table-cell office:value-type="float" office:value="145.634107226948" table:formula="of:=[.X187]+0" table:style-name="ce5">
            <text:p>145.63</text:p>
          </table:table-cell>
          <table:table-cell office:value-type="string" table:style-name="ce4">
            <text:p>26<text:span text:style-name="T1">: </text:span><text:span text:style-name="T2">127.753049494619</text:span></text:p>
          </table:table-cell>
          <table:table-cell office:value-type="string" office:string-value="127.753049494619" table:formula="of:=RIGHT([.Z187];LEN([.Z187])-4)" table:style-name="ce5">
            <text:p>127.753049494619</text:p>
          </table:table-cell>
          <table:table-cell office:value-type="float" office:value="127.75304949461901" table:formula="of:=[.AA187]+0" table:style-name="ce5">
            <text:p>127.75</text:p>
          </table:table-cell>
          <table:table-cell office:value-type="string" table:style-name="ce4">
            <text:p>26<text:span text:style-name="T1">: </text:span><text:span text:style-name="T2">104.61366777554036</text:span></text:p>
          </table:table-cell>
          <table:table-cell office:value-type="string" office:string-value="104.61366777554036" table:formula="of:=RIGHT([.AC187];LEN([.AC187])-4)" table:style-name="ce5">
            <text:p>104.61366777554036</text:p>
          </table:table-cell>
          <table:table-cell office:value-type="float" office:value="104.61366777553999" table:formula="of:=[.AD187]+0" table:style-name="ce5">
            <text:p>104.61</text:p>
          </table:table-cell>
          <table:table-cell office:value-type="float" office:value="120.58092470030276" table:formula="of:=([.D187]+[.G187]+[.J187]+[.M187]+[.P187]+[.S187]+[.V187]+[.Y187]+[.AB187]+[.AE187])/10" table:style-name="ce5">
            <text:p>120.58</text:p>
          </table:table-cell>
          <table:table-cell table:number-columns-repeated="16352"/>
        </table:table-row>
        <table:table-row table:style-name="ro1">
          <table:table-cell office:value-type="float" office:value="28" table:formula="of:=[.A187]+1" table:style-name="ce1">
            <text:p>28</text:p>
          </table:table-cell>
          <table:table-cell office:value-type="string" table:style-name="ce4">
            <text:p>27<text:span text:style-name="T1">: </text:span><text:span text:style-name="T2">138.1384987223933</text:span></text:p>
          </table:table-cell>
          <table:table-cell office:value-type="string" office:string-value="138.1384987223933" table:formula="of:=RIGHT([.B188];LEN([.B188])-4)" table:style-name="ce5">
            <text:p>138.1384987223933</text:p>
          </table:table-cell>
          <table:table-cell office:value-type="float" office:value="138.138498722393" table:formula="of:=[.C188]+0" table:style-name="ce5">
            <text:p>138.14</text:p>
          </table:table-cell>
          <table:table-cell office:value-type="string" table:style-name="ce4">
            <text:p>27<text:span text:style-name="T1">: </text:span><text:span text:style-name="T2">109.52350194206078</text:span></text:p>
          </table:table-cell>
          <table:table-cell office:value-type="string" office:string-value="109.52350194206078" table:formula="of:=RIGHT([.E188];LEN([.E188])-4)" table:style-name="ce5">
            <text:p>109.52350194206078</text:p>
          </table:table-cell>
          <table:table-cell office:value-type="float" office:value="109.52350194205999" table:formula="of:=[.F188]+0" table:style-name="ce5">
            <text:p>109.52</text:p>
          </table:table-cell>
          <table:table-cell office:value-type="string" table:style-name="ce4">
            <text:p>27<text:span text:style-name="T1">: </text:span><text:span text:style-name="T2">143.22918197363848</text:span></text:p>
          </table:table-cell>
          <table:table-cell office:value-type="string" office:string-value="143.22918197363848" table:formula="of:=RIGHT([.H188];LEN([.H188])-4)" table:style-name="ce5">
            <text:p>143.22918197363848</text:p>
          </table:table-cell>
          <table:table-cell office:value-type="float" office:value="143.22918197363799" table:formula="of:=[.I188]+0" table:style-name="ce5">
            <text:p>143.23</text:p>
          </table:table-cell>
          <table:table-cell office:value-type="string" table:style-name="ce4">
            <text:p>27<text:span text:style-name="T1">: </text:span><text:span text:style-name="T2">125.20518074691915</text:span></text:p>
          </table:table-cell>
          <table:table-cell office:value-type="string" office:string-value="125.20518074691915" table:formula="of:=RIGHT([.K188];LEN([.K188])-4)" table:style-name="ce5">
            <text:p>125.20518074691915</text:p>
          </table:table-cell>
          <table:table-cell office:value-type="float" office:value="125.205180746919" table:formula="of:=[.L188]+0" table:style-name="ce5">
            <text:p>125.21</text:p>
          </table:table-cell>
          <table:table-cell office:value-type="string" table:style-name="ce4">
            <text:p>27<text:span text:style-name="T1">: </text:span><text:span text:style-name="T2">100.86295701339552</text:span></text:p>
          </table:table-cell>
          <table:table-cell office:value-type="string" office:string-value="100.86295701339552" table:formula="of:=RIGHT([.N188];LEN([.N188])-4)" table:style-name="ce5">
            <text:p>100.86295701339552</text:p>
          </table:table-cell>
          <table:table-cell office:value-type="float" office:value="100.862957013395" table:formula="of:=[.O188]+0" table:style-name="ce5">
            <text:p>100.86</text:p>
          </table:table-cell>
          <table:table-cell office:value-type="string" table:style-name="ce4">
            <text:p>27<text:span text:style-name="T1">: </text:span><text:span text:style-name="T2">96.8317272297984</text:span></text:p>
          </table:table-cell>
          <table:table-cell office:value-type="string" office:string-value="96.8317272297984" table:formula="of:=RIGHT([.Q188];LEN([.Q188])-4)" table:style-name="ce5">
            <text:p>96.8317272297984</text:p>
          </table:table-cell>
          <table:table-cell office:value-type="float" office:value="96.831727229798403" table:formula="of:=[.R188]+0" table:style-name="ce5">
            <text:p>96.83</text:p>
          </table:table-cell>
          <table:table-cell office:value-type="string" table:style-name="ce4">
            <text:p>27<text:span text:style-name="T1">: </text:span><text:span text:style-name="T2">90.15576018671379</text:span></text:p>
          </table:table-cell>
          <table:table-cell office:value-type="string" office:string-value="90.15576018671379" table:formula="of:=RIGHT([.T188];LEN([.T188])-4)" table:style-name="ce5">
            <text:p>90.15576018671379</text:p>
          </table:table-cell>
          <table:table-cell office:value-type="float" office:value="90.155760186713707" table:formula="of:=[.U188]+0" table:style-name="ce5">
            <text:p>90.16</text:p>
          </table:table-cell>
          <table:table-cell office:value-type="string" table:style-name="ce4">
            <text:p>27<text:span text:style-name="T1">: </text:span><text:span text:style-name="T2">144.7641076275617</text:span></text:p>
          </table:table-cell>
          <table:table-cell office:value-type="string" office:string-value="144.7641076275617" table:formula="of:=RIGHT([.W188];LEN([.W188])-4)" table:style-name="ce5">
            <text:p>144.7641076275617</text:p>
          </table:table-cell>
          <table:table-cell office:value-type="float" office:value="144.764107627561" table:formula="of:=[.X188]+0" table:style-name="ce5">
            <text:p>144.76</text:p>
          </table:table-cell>
          <table:table-cell office:value-type="string" table:style-name="ce4">
            <text:p>27<text:span text:style-name="T1">: </text:span><text:span text:style-name="T2">160.1247667390662</text:span></text:p>
          </table:table-cell>
          <table:table-cell office:value-type="string" office:string-value="160.1247667390662" table:formula="of:=RIGHT([.Z188];LEN([.Z188])-4)" table:style-name="ce5">
            <text:p>160.1247667390662</text:p>
          </table:table-cell>
          <table:table-cell office:value-type="float" office:value="160.12476673906599" table:formula="of:=[.AA188]+0" table:style-name="ce5">
            <text:p>160.12</text:p>
          </table:table-cell>
          <table:table-cell office:value-type="string" table:style-name="ce4">
            <text:p>27<text:span text:style-name="T1">: </text:span><text:span text:style-name="T2">133.6840740547382</text:span></text:p>
          </table:table-cell>
          <table:table-cell office:value-type="string" office:string-value="133.6840740547382" table:formula="of:=RIGHT([.AC188];LEN([.AC188])-4)" table:style-name="ce5">
            <text:p>133.6840740547382</text:p>
          </table:table-cell>
          <table:table-cell office:value-type="float" office:value="133.68407405473801" table:formula="of:=[.AD188]+0" table:style-name="ce5">
            <text:p>133.68</text:p>
          </table:table-cell>
          <table:table-cell office:value-type="float" office:value="124.25197562362821" table:formula="of:=([.D188]+[.G188]+[.J188]+[.M188]+[.P188]+[.S188]+[.V188]+[.Y188]+[.AB188]+[.AE188])/10" table:style-name="ce5">
            <text:p>124.25</text:p>
          </table:table-cell>
          <table:table-cell table:number-columns-repeated="16352"/>
        </table:table-row>
        <table:table-row table:style-name="ro1">
          <table:table-cell office:value-type="float" office:value="29" table:formula="of:=[.A188]+1" table:style-name="ce1">
            <text:p>29</text:p>
          </table:table-cell>
          <table:table-cell office:value-type="string" table:style-name="ce4">
            <text:p>28<text:span text:style-name="T1">: </text:span><text:span text:style-name="T2">142.24266445608416</text:span></text:p>
          </table:table-cell>
          <table:table-cell office:value-type="string" office:string-value="142.24266445608416" table:formula="of:=RIGHT([.B189];LEN([.B189])-4)" table:style-name="ce5">
            <text:p>142.24266445608416</text:p>
          </table:table-cell>
          <table:table-cell office:value-type="float" office:value="142.24266445608399" table:formula="of:=[.C189]+0" table:style-name="ce5">
            <text:p>142.24</text:p>
          </table:table-cell>
          <table:table-cell office:value-type="string" table:style-name="ce4">
            <text:p>28<text:span text:style-name="T1">: </text:span><text:span text:style-name="T2">105.2987946537349</text:span></text:p>
          </table:table-cell>
          <table:table-cell office:value-type="string" office:string-value="105.2987946537349" table:formula="of:=RIGHT([.E189];LEN([.E189])-4)" table:style-name="ce5">
            <text:p>105.2987946537349</text:p>
          </table:table-cell>
          <table:table-cell office:value-type="float" office:value="105.29879465373401" table:formula="of:=[.F189]+0" table:style-name="ce5">
            <text:p>105.30</text:p>
          </table:table-cell>
          <table:table-cell office:value-type="string" table:style-name="ce4">
            <text:p>28<text:span text:style-name="T1">: </text:span><text:span text:style-name="T2">146.09786755258835</text:span></text:p>
          </table:table-cell>
          <table:table-cell office:value-type="string" office:string-value="146.09786755258835" table:formula="of:=RIGHT([.H189];LEN([.H189])-4)" table:style-name="ce5">
            <text:p>146.09786755258835</text:p>
          </table:table-cell>
          <table:table-cell office:value-type="float" office:value="146.09786755258801" table:formula="of:=[.I189]+0" table:style-name="ce5">
            <text:p>146.10</text:p>
          </table:table-cell>
          <table:table-cell office:value-type="string" table:style-name="ce4">
            <text:p>28<text:span text:style-name="T1">: </text:span><text:span text:style-name="T2">129.46078122366038</text:span></text:p>
          </table:table-cell>
          <table:table-cell office:value-type="string" office:string-value="129.46078122366038" table:formula="of:=RIGHT([.K189];LEN([.K189])-4)" table:style-name="ce5">
            <text:p>129.46078122366038</text:p>
          </table:table-cell>
          <table:table-cell office:value-type="float" office:value="129.46078122366001" table:formula="of:=[.L189]+0" table:style-name="ce5">
            <text:p>129.46</text:p>
          </table:table-cell>
          <table:table-cell office:value-type="string" table:style-name="ce4">
            <text:p>28<text:span text:style-name="T1">: </text:span><text:span text:style-name="T2">100.46778450714416</text:span></text:p>
          </table:table-cell>
          <table:table-cell office:value-type="string" office:string-value="100.46778450714416" table:formula="of:=RIGHT([.N189];LEN([.N189])-4)" table:style-name="ce5">
            <text:p>100.46778450714416</text:p>
          </table:table-cell>
          <table:table-cell office:value-type="float" office:value="100.467784507144" table:formula="of:=[.O189]+0" table:style-name="ce5">
            <text:p>100.47</text:p>
          </table:table-cell>
          <table:table-cell office:value-type="string" table:style-name="ce4">
            <text:p>28<text:span text:style-name="T1">: </text:span><text:span text:style-name="T2">123.05571730810992</text:span></text:p>
          </table:table-cell>
          <table:table-cell office:value-type="string" office:string-value="123.05571730810992" table:formula="of:=RIGHT([.Q189];LEN([.Q189])-4)" table:style-name="ce5">
            <text:p>123.05571730810992</text:p>
          </table:table-cell>
          <table:table-cell office:value-type="float" office:value="123.055717308109" table:formula="of:=[.R189]+0" table:style-name="ce5">
            <text:p>123.06</text:p>
          </table:table-cell>
          <table:table-cell office:value-type="string" table:style-name="ce4">
            <text:p>28<text:span text:style-name="T1">: </text:span><text:span text:style-name="T2">77.03706614381068</text:span></text:p>
          </table:table-cell>
          <table:table-cell office:value-type="string" office:string-value="77.03706614381068" table:formula="of:=RIGHT([.T189];LEN([.T189])-4)" table:style-name="ce5">
            <text:p>77.03706614381068</text:p>
          </table:table-cell>
          <table:table-cell office:value-type="float" office:value="77.037066143810605" table:formula="of:=[.U189]+0" table:style-name="ce5">
            <text:p>77.04</text:p>
          </table:table-cell>
          <table:table-cell office:value-type="string" table:style-name="ce4">
            <text:p>28<text:span text:style-name="T1">: </text:span><text:span text:style-name="T2">136.38749773468865</text:span></text:p>
          </table:table-cell>
          <table:table-cell office:value-type="string" office:string-value="136.38749773468865" table:formula="of:=RIGHT([.W189];LEN([.W189])-4)" table:style-name="ce5">
            <text:p>136.38749773468865</text:p>
          </table:table-cell>
          <table:table-cell office:value-type="float" office:value="136.387497734688" table:formula="of:=[.X189]+0" table:style-name="ce5">
            <text:p>136.39</text:p>
          </table:table-cell>
          <table:table-cell office:value-type="string" table:style-name="ce4">
            <text:p>28<text:span text:style-name="T1">: </text:span><text:span text:style-name="T2">160.10981538112208</text:span></text:p>
          </table:table-cell>
          <table:table-cell office:value-type="string" office:string-value="160.10981538112208" table:formula="of:=RIGHT([.Z189];LEN([.Z189])-4)" table:style-name="ce5">
            <text:p>160.10981538112208</text:p>
          </table:table-cell>
          <table:table-cell office:value-type="float" office:value="160.10981538112199" table:formula="of:=[.AA189]+0" table:style-name="ce5">
            <text:p>160.11</text:p>
          </table:table-cell>
          <table:table-cell office:value-type="string" table:style-name="ce4">
            <text:p>28<text:span text:style-name="T1">: </text:span><text:span text:style-name="T2">134.5206929357487</text:span></text:p>
          </table:table-cell>
          <table:table-cell office:value-type="string" office:string-value="134.5206929357487" table:formula="of:=RIGHT([.AC189];LEN([.AC189])-4)" table:style-name="ce5">
            <text:p>134.5206929357487</text:p>
          </table:table-cell>
          <table:table-cell office:value-type="float" office:value="134.520692935748" table:formula="of:=[.AD189]+0" table:style-name="ce5">
            <text:p>134.52</text:p>
          </table:table-cell>
          <table:table-cell office:value-type="float" office:value="125.46786818966875" table:formula="of:=([.D189]+[.G189]+[.J189]+[.M189]+[.P189]+[.S189]+[.V189]+[.Y189]+[.AB189]+[.AE189])/10" table:style-name="ce5">
            <text:p>125.47</text:p>
          </table:table-cell>
          <table:table-cell table:number-columns-repeated="16352"/>
        </table:table-row>
        <table:table-row table:style-name="ro1">
          <table:table-cell office:value-type="float" office:value="30" table:formula="of:=[.A189]+1" table:style-name="ce1">
            <text:p>30</text:p>
          </table:table-cell>
          <table:table-cell office:value-type="string" table:style-name="ce4">
            <text:p>29<text:span text:style-name="T1">: </text:span><text:span text:style-name="T2">138.25608730438736</text:span></text:p>
          </table:table-cell>
          <table:table-cell office:value-type="string" office:string-value="138.25608730438736" table:formula="of:=RIGHT([.B190];LEN([.B190])-4)" table:style-name="ce5">
            <text:p>138.25608730438736</text:p>
          </table:table-cell>
          <table:table-cell office:value-type="float" office:value="138.25608730438699" table:formula="of:=[.C190]+0" table:style-name="ce5">
            <text:p>138.26</text:p>
          </table:table-cell>
          <table:table-cell office:value-type="string" table:style-name="ce4">
            <text:p>29<text:span text:style-name="T1">: </text:span><text:span text:style-name="T2">121.08135887740754</text:span></text:p>
          </table:table-cell>
          <table:table-cell office:value-type="string" office:string-value="121.08135887740754" table:formula="of:=RIGHT([.E190];LEN([.E190])-4)" table:style-name="ce5">
            <text:p>121.08135887740754</text:p>
          </table:table-cell>
          <table:table-cell office:value-type="float" office:value="121.081358877407" table:formula="of:=[.F190]+0" table:style-name="ce5">
            <text:p>121.08</text:p>
          </table:table-cell>
          <table:table-cell office:value-type="string" table:style-name="ce4">
            <text:p>29<text:span text:style-name="T1">: </text:span><text:span text:style-name="T2">147.30448678754362</text:span></text:p>
          </table:table-cell>
          <table:table-cell office:value-type="string" office:string-value="147.30448678754362" table:formula="of:=RIGHT([.H190];LEN([.H190])-4)" table:style-name="ce5">
            <text:p>147.30448678754362</text:p>
          </table:table-cell>
          <table:table-cell office:value-type="float" office:value="147.304486787543" table:formula="of:=[.I190]+0" table:style-name="ce5">
            <text:p>147.30</text:p>
          </table:table-cell>
          <table:table-cell office:value-type="string" table:style-name="ce4">
            <text:p>29<text:span text:style-name="T1">: </text:span><text:span text:style-name="T2">127.98129662397054</text:span></text:p>
          </table:table-cell>
          <table:table-cell office:value-type="string" office:string-value="127.98129662397054" table:formula="of:=RIGHT([.K190];LEN([.K190])-4)" table:style-name="ce5">
            <text:p>127.98129662397054</text:p>
          </table:table-cell>
          <table:table-cell office:value-type="float" office:value="127.98129662397" table:formula="of:=[.L190]+0" table:style-name="ce5">
            <text:p>127.98</text:p>
          </table:table-cell>
          <table:table-cell office:value-type="string" table:style-name="ce4">
            <text:p>29<text:span text:style-name="T1">: </text:span><text:span text:style-name="T2">88.69571597743739</text:span></text:p>
          </table:table-cell>
          <table:table-cell office:value-type="string" office:string-value="88.69571597743739" table:formula="of:=RIGHT([.N190];LEN([.N190])-4)" table:style-name="ce5">
            <text:p>88.69571597743739</text:p>
          </table:table-cell>
          <table:table-cell office:value-type="float" office:value="88.695715977437303" table:formula="of:=[.O190]+0" table:style-name="ce5">
            <text:p>88.70</text:p>
          </table:table-cell>
          <table:table-cell office:value-type="string" table:style-name="ce4">
            <text:p>29<text:span text:style-name="T1">: </text:span><text:span text:style-name="T2">122.94727647624765</text:span></text:p>
          </table:table-cell>
          <table:table-cell office:value-type="string" office:string-value="122.94727647624765" table:formula="of:=RIGHT([.Q190];LEN([.Q190])-4)" table:style-name="ce5">
            <text:p>122.94727647624765</text:p>
          </table:table-cell>
          <table:table-cell office:value-type="float" office:value="122.947276476247" table:formula="of:=[.R190]+0" table:style-name="ce5">
            <text:p>122.95</text:p>
          </table:table-cell>
          <table:table-cell office:value-type="string" table:style-name="ce4">
            <text:p>29<text:span text:style-name="T1">: </text:span><text:span text:style-name="T2">66.0470243312859</text:span></text:p>
          </table:table-cell>
          <table:table-cell office:value-type="string" office:string-value="66.0470243312859" table:formula="of:=RIGHT([.T190];LEN([.T190])-4)" table:style-name="ce5">
            <text:p>66.0470243312859</text:p>
          </table:table-cell>
          <table:table-cell office:value-type="float" office:value="66.047024331285897" table:formula="of:=[.U190]+0" table:style-name="ce5">
            <text:p>66.05</text:p>
          </table:table-cell>
          <table:table-cell office:value-type="string" table:style-name="ce4">
            <text:p>29<text:span text:style-name="T1">: </text:span><text:span text:style-name="T2">133.3875343501889</text:span></text:p>
          </table:table-cell>
          <table:table-cell office:value-type="string" office:string-value="133.3875343501889" table:formula="of:=RIGHT([.W190];LEN([.W190])-4)" table:style-name="ce5">
            <text:p>133.3875343501889</text:p>
          </table:table-cell>
          <table:table-cell office:value-type="float" office:value="133.38753435018799" table:formula="of:=[.X190]+0" table:style-name="ce5">
            <text:p>133.39</text:p>
          </table:table-cell>
          <table:table-cell office:value-type="string" table:style-name="ce4">
            <text:p>29<text:span text:style-name="T1">: </text:span><text:span text:style-name="T2">165.0868566373547</text:span></text:p>
          </table:table-cell>
          <table:table-cell office:value-type="string" office:string-value="165.0868566373547" table:formula="of:=RIGHT([.Z190];LEN([.Z190])-4)" table:style-name="ce5">
            <text:p>165.0868566373547</text:p>
          </table:table-cell>
          <table:table-cell office:value-type="float" office:value="165.086856637354" table:formula="of:=[.AA190]+0" table:style-name="ce5">
            <text:p>165.09</text:p>
          </table:table-cell>
          <table:table-cell office:value-type="string" table:style-name="ce4">
            <text:p>29<text:span text:style-name="T1">: </text:span><text:span text:style-name="T2">164.58017148904793</text:span></text:p>
          </table:table-cell>
          <table:table-cell office:value-type="string" office:string-value="164.58017148904793" table:formula="of:=RIGHT([.AC190];LEN([.AC190])-4)" table:style-name="ce5">
            <text:p>164.58017148904793</text:p>
          </table:table-cell>
          <table:table-cell office:value-type="float" office:value="164.58017148904699" table:formula="of:=[.AD190]+0" table:style-name="ce5">
            <text:p>164.58</text:p>
          </table:table-cell>
          <table:table-cell office:value-type="float" office:value="127.53678088548661" table:formula="of:=([.D190]+[.G190]+[.J190]+[.M190]+[.P190]+[.S190]+[.V190]+[.Y190]+[.AB190]+[.AE190])/10" table:style-name="ce5">
            <text:p>127.54</text:p>
          </table:table-cell>
          <table:table-cell table:number-columns-repeated="16352"/>
        </table:table-row>
        <table:table-row table:style-name="ro1">
          <table:table-cell office:value-type="float" office:value="31" table:formula="of:=[.A190]+1" table:style-name="ce1">
            <text:p>31</text:p>
          </table:table-cell>
          <table:table-cell office:value-type="string" table:style-name="ce4">
            <text:p>30<text:span text:style-name="T1">: </text:span><text:span text:style-name="T2">137.32248535230036</text:span></text:p>
          </table:table-cell>
          <table:table-cell office:value-type="string" office:string-value="137.32248535230036" table:formula="of:=RIGHT([.B191];LEN([.B191])-4)" table:style-name="ce5">
            <text:p>137.32248535230036</text:p>
          </table:table-cell>
          <table:table-cell office:value-type="float" office:value="137.32248535229999" table:formula="of:=[.C191]+0" table:style-name="ce5">
            <text:p>137.32</text:p>
          </table:table-cell>
          <table:table-cell office:value-type="string" table:style-name="ce4">
            <text:p>30<text:span text:style-name="T1">: </text:span><text:span text:style-name="T2">108.1551809097205</text:span></text:p>
          </table:table-cell>
          <table:table-cell office:value-type="string" office:string-value="108.1551809097205" table:formula="of:=RIGHT([.E191];LEN([.E191])-4)" table:style-name="ce5">
            <text:p>108.1551809097205</text:p>
          </table:table-cell>
          <table:table-cell office:value-type="float" office:value="108.15518090972" table:formula="of:=[.F191]+0" table:style-name="ce5">
            <text:p>108.16</text:p>
          </table:table-cell>
          <table:table-cell office:value-type="string" table:style-name="ce4">
            <text:p>30<text:span text:style-name="T1">: </text:span><text:span text:style-name="T2">128.012594202643</text:span></text:p>
          </table:table-cell>
          <table:table-cell office:value-type="string" office:string-value="128.012594202643" table:formula="of:=RIGHT([.H191];LEN([.H191])-4)" table:style-name="ce5">
            <text:p>128.012594202643</text:p>
          </table:table-cell>
          <table:table-cell office:value-type="float" office:value="128.01259420264299" table:formula="of:=[.I191]+0" table:style-name="ce5">
            <text:p>128.01</text:p>
          </table:table-cell>
          <table:table-cell office:value-type="string" table:style-name="ce4">
            <text:p>30<text:span text:style-name="T1">: </text:span><text:span text:style-name="T2">128.95308187458608</text:span></text:p>
          </table:table-cell>
          <table:table-cell office:value-type="string" office:string-value="128.95308187458608" table:formula="of:=RIGHT([.K191];LEN([.K191])-4)" table:style-name="ce5">
            <text:p>128.95308187458608</text:p>
          </table:table-cell>
          <table:table-cell office:value-type="float" office:value="128.95308187458599" table:formula="of:=[.L191]+0" table:style-name="ce5">
            <text:p>128.95</text:p>
          </table:table-cell>
          <table:table-cell office:value-type="string" table:style-name="ce4">
            <text:p>30<text:span text:style-name="T1">: </text:span><text:span text:style-name="T2">86.75577849936879</text:span></text:p>
          </table:table-cell>
          <table:table-cell office:value-type="string" office:string-value="86.75577849936879" table:formula="of:=RIGHT([.N191];LEN([.N191])-4)" table:style-name="ce5">
            <text:p>86.75577849936879</text:p>
          </table:table-cell>
          <table:table-cell office:value-type="float" office:value="86.755778499368702" table:formula="of:=[.O191]+0" table:style-name="ce5">
            <text:p>86.76</text:p>
          </table:table-cell>
          <table:table-cell office:value-type="string" table:style-name="ce4">
            <text:p>30<text:span text:style-name="T1">: </text:span><text:span text:style-name="T2">123.05822948739232</text:span></text:p>
          </table:table-cell>
          <table:table-cell office:value-type="string" office:string-value="123.05822948739232" table:formula="of:=RIGHT([.Q191];LEN([.Q191])-4)" table:style-name="ce5">
            <text:p>123.05822948739232</text:p>
          </table:table-cell>
          <table:table-cell office:value-type="float" office:value="123.058229487392" table:formula="of:=[.R191]+0" table:style-name="ce5">
            <text:p>123.06</text:p>
          </table:table-cell>
          <table:table-cell office:value-type="string" table:style-name="ce4">
            <text:p>30<text:span text:style-name="T1">: </text:span><text:span text:style-name="T2">84.29706273623228</text:span></text:p>
          </table:table-cell>
          <table:table-cell office:value-type="string" office:string-value="84.29706273623228" table:formula="of:=RIGHT([.T191];LEN([.T191])-4)" table:style-name="ce5">
            <text:p>84.29706273623228</text:p>
          </table:table-cell>
          <table:table-cell office:value-type="float" office:value="84.297062736232206" table:formula="of:=[.U191]+0" table:style-name="ce5">
            <text:p>84.30</text:p>
          </table:table-cell>
          <table:table-cell office:value-type="string" table:style-name="ce4">
            <text:p>30<text:span text:style-name="T1">: </text:span><text:span text:style-name="T2">121.49250440969547</text:span></text:p>
          </table:table-cell>
          <table:table-cell office:value-type="string" office:string-value="121.49250440969547" table:formula="of:=RIGHT([.W191];LEN([.W191])-4)" table:style-name="ce5">
            <text:p>121.49250440969547</text:p>
          </table:table-cell>
          <table:table-cell office:value-type="float" office:value="121.492504409695" table:formula="of:=[.X191]+0" table:style-name="ce5">
            <text:p>121.49</text:p>
          </table:table-cell>
          <table:table-cell office:value-type="string" table:style-name="ce4">
            <text:p>30<text:span text:style-name="T1">: </text:span><text:span text:style-name="T2">123.39340434672195</text:span></text:p>
          </table:table-cell>
          <table:table-cell office:value-type="string" office:string-value="123.39340434672195" table:formula="of:=RIGHT([.Z191];LEN([.Z191])-4)" table:style-name="ce5">
            <text:p>123.39340434672195</text:p>
          </table:table-cell>
          <table:table-cell office:value-type="float" office:value="123.393404346721" table:formula="of:=[.AA191]+0" table:style-name="ce5">
            <text:p>123.39</text:p>
          </table:table-cell>
          <table:table-cell office:value-type="string" table:style-name="ce4">
            <text:p>30<text:span text:style-name="T1">: </text:span><text:span text:style-name="T2">91.20676844591159</text:span></text:p>
          </table:table-cell>
          <table:table-cell office:value-type="string" office:string-value="91.20676844591159" table:formula="of:=RIGHT([.AC191];LEN([.AC191])-4)" table:style-name="ce5">
            <text:p>91.20676844591159</text:p>
          </table:table-cell>
          <table:table-cell office:value-type="float" office:value="91.206768445911493" table:formula="of:=[.AD191]+0" table:style-name="ce5">
            <text:p>91.21</text:p>
          </table:table-cell>
          <table:table-cell office:value-type="float" office:value="113.26470902645693" table:formula="of:=([.D191]+[.G191]+[.J191]+[.M191]+[.P191]+[.S191]+[.V191]+[.Y191]+[.AB191]+[.AE191])/10" table:style-name="ce5">
            <text:p>113.26</text:p>
          </table:table-cell>
          <table:table-cell table:number-columns-repeated="16352"/>
        </table:table-row>
        <table:table-row table:style-name="ro1">
          <table:table-cell office:value-type="float" office:value="32" table:formula="of:=[.A191]+1" table:style-name="ce1">
            <text:p>32</text:p>
          </table:table-cell>
          <table:table-cell office:value-type="string" table:style-name="ce4">
            <text:p>31<text:span text:style-name="T1">: </text:span><text:span text:style-name="T2">138.93930781110143</text:span></text:p>
          </table:table-cell>
          <table:table-cell office:value-type="string" office:string-value="138.93930781110143" table:formula="of:=RIGHT([.B192];LEN([.B192])-4)" table:style-name="ce5">
            <text:p>138.93930781110143</text:p>
          </table:table-cell>
          <table:table-cell office:value-type="float" office:value="138.939307811101" table:formula="of:=[.C192]+0" table:style-name="ce5">
            <text:p>138.94</text:p>
          </table:table-cell>
          <table:table-cell office:value-type="string" table:style-name="ce4">
            <text:p>31<text:span text:style-name="T1">: </text:span><text:span text:style-name="T2">105.64420866749859</text:span></text:p>
          </table:table-cell>
          <table:table-cell office:value-type="string" office:string-value="105.64420866749859" table:formula="of:=RIGHT([.E192];LEN([.E192])-4)" table:style-name="ce5">
            <text:p>105.64420866749859</text:p>
          </table:table-cell>
          <table:table-cell office:value-type="float" office:value="105.64420866749801" table:formula="of:=[.F192]+0" table:style-name="ce5">
            <text:p>105.64</text:p>
          </table:table-cell>
          <table:table-cell office:value-type="string" table:style-name="ce4">
            <text:p>31<text:span text:style-name="T1">: </text:span><text:span text:style-name="T2">147.39547438514103</text:span></text:p>
          </table:table-cell>
          <table:table-cell office:value-type="string" office:string-value="147.39547438514103" table:formula="of:=RIGHT([.H192];LEN([.H192])-4)" table:style-name="ce5">
            <text:p>147.39547438514103</text:p>
          </table:table-cell>
          <table:table-cell office:value-type="float" office:value="147.395474385141" table:formula="of:=[.I192]+0" table:style-name="ce5">
            <text:p>147.40</text:p>
          </table:table-cell>
          <table:table-cell office:value-type="string" table:style-name="ce4">
            <text:p>31<text:span text:style-name="T1">: </text:span><text:span text:style-name="T2">128.97660432036534</text:span></text:p>
          </table:table-cell>
          <table:table-cell office:value-type="string" office:string-value="128.97660432036534" table:formula="of:=RIGHT([.K192];LEN([.K192])-4)" table:style-name="ce5">
            <text:p>128.97660432036534</text:p>
          </table:table-cell>
          <table:table-cell office:value-type="float" office:value="128.976604320365" table:formula="of:=[.L192]+0" table:style-name="ce5">
            <text:p>128.98</text:p>
          </table:table-cell>
          <table:table-cell office:value-type="string" table:style-name="ce4">
            <text:p>31<text:span text:style-name="T1">: </text:span><text:span text:style-name="T2">99.228316062876</text:span></text:p>
          </table:table-cell>
          <table:table-cell office:value-type="string" office:string-value="99.228316062876" table:formula="of:=RIGHT([.N192];LEN([.N192])-4)" table:style-name="ce5">
            <text:p>99.228316062876</text:p>
          </table:table-cell>
          <table:table-cell office:value-type="float" office:value="99.228316062876004" table:formula="of:=[.O192]+0" table:style-name="ce5">
            <text:p>99.23</text:p>
          </table:table-cell>
          <table:table-cell office:value-type="string" table:style-name="ce4">
            <text:p>31<text:span text:style-name="T1">: </text:span><text:span text:style-name="T2">122.91011866516142</text:span></text:p>
          </table:table-cell>
          <table:table-cell office:value-type="string" office:string-value="122.91011866516142" table:formula="of:=RIGHT([.Q192];LEN([.Q192])-4)" table:style-name="ce5">
            <text:p>122.91011866516142</text:p>
          </table:table-cell>
          <table:table-cell office:value-type="float" office:value="122.91011866516099" table:formula="of:=[.R192]+0" table:style-name="ce5">
            <text:p>122.91</text:p>
          </table:table-cell>
          <table:table-cell office:value-type="string" table:style-name="ce4">
            <text:p>31<text:span text:style-name="T1">: </text:span><text:span text:style-name="T2">76.96967327836484</text:span></text:p>
          </table:table-cell>
          <table:table-cell office:value-type="string" office:string-value="76.96967327836484" table:formula="of:=RIGHT([.T192];LEN([.T192])-4)" table:style-name="ce5">
            <text:p>76.96967327836484</text:p>
          </table:table-cell>
          <table:table-cell office:value-type="float" office:value="76.969673278364795" table:formula="of:=[.U192]+0" table:style-name="ce5">
            <text:p>76.97</text:p>
          </table:table-cell>
          <table:table-cell office:value-type="string" table:style-name="ce4">
            <text:p>31<text:span text:style-name="T1">: </text:span><text:span text:style-name="T2">128.3616036155749</text:span></text:p>
          </table:table-cell>
          <table:table-cell office:value-type="string" office:string-value="128.3616036155749" table:formula="of:=RIGHT([.W192];LEN([.W192])-4)" table:style-name="ce5">
            <text:p>128.3616036155749</text:p>
          </table:table-cell>
          <table:table-cell office:value-type="float" office:value="128.36160361557401" table:formula="of:=[.X192]+0" table:style-name="ce5">
            <text:p>128.36</text:p>
          </table:table-cell>
          <table:table-cell office:value-type="string" table:style-name="ce4">
            <text:p>31<text:span text:style-name="T1">: </text:span><text:span text:style-name="T2">139.67383026704505</text:span></text:p>
          </table:table-cell>
          <table:table-cell office:value-type="string" office:string-value="139.67383026704505" table:formula="of:=RIGHT([.Z192];LEN([.Z192])-4)" table:style-name="ce5">
            <text:p>139.67383026704505</text:p>
          </table:table-cell>
          <table:table-cell office:value-type="float" office:value="139.67383026704499" table:formula="of:=[.AA192]+0" table:style-name="ce5">
            <text:p>139.67</text:p>
          </table:table-cell>
          <table:table-cell office:value-type="string" table:style-name="ce4">
            <text:p>31<text:span text:style-name="T1">: </text:span><text:span text:style-name="T2">109.13263471346178</text:span></text:p>
          </table:table-cell>
          <table:table-cell office:value-type="string" office:string-value="109.13263471346178" table:formula="of:=RIGHT([.AC192];LEN([.AC192])-4)" table:style-name="ce5">
            <text:p>109.13263471346178</text:p>
          </table:table-cell>
          <table:table-cell office:value-type="float" office:value="109.132634713461" table:formula="of:=[.AD192]+0" table:style-name="ce5">
            <text:p>109.13</text:p>
          </table:table-cell>
          <table:table-cell office:value-type="float" office:value="119.72317717865867" table:formula="of:=([.D192]+[.G192]+[.J192]+[.M192]+[.P192]+[.S192]+[.V192]+[.Y192]+[.AB192]+[.AE192])/10" table:style-name="ce5">
            <text:p>119.72</text:p>
          </table:table-cell>
          <table:table-cell table:number-columns-repeated="16352"/>
        </table:table-row>
        <table:table-row table:style-name="ro1">
          <table:table-cell office:value-type="float" office:value="33" table:formula="of:=[.A192]+1" table:style-name="ce1">
            <text:p>33</text:p>
          </table:table-cell>
          <table:table-cell office:value-type="string" table:style-name="ce4">
            <text:p>32<text:span text:style-name="T1">: </text:span><text:span text:style-name="T2">138.55125418431754</text:span></text:p>
          </table:table-cell>
          <table:table-cell office:value-type="string" office:string-value="138.55125418431754" table:formula="of:=RIGHT([.B193];LEN([.B193])-4)" table:style-name="ce5">
            <text:p>138.55125418431754</text:p>
          </table:table-cell>
          <table:table-cell office:value-type="float" office:value="138.551254184317" table:formula="of:=[.C193]+0" table:style-name="ce5">
            <text:p>138.55</text:p>
          </table:table-cell>
          <table:table-cell office:value-type="string" table:style-name="ce4">
            <text:p>32<text:span text:style-name="T1">: </text:span><text:span text:style-name="T2">120.48203739840575</text:span></text:p>
          </table:table-cell>
          <table:table-cell office:value-type="string" office:string-value="120.48203739840575" table:formula="of:=RIGHT([.E193];LEN([.E193])-4)" table:style-name="ce5">
            <text:p>120.48203739840575</text:p>
          </table:table-cell>
          <table:table-cell office:value-type="float" office:value="120.482037398405" table:formula="of:=[.F193]+0" table:style-name="ce5">
            <text:p>120.48</text:p>
          </table:table-cell>
          <table:table-cell office:value-type="string" table:style-name="ce4">
            <text:p>32<text:span text:style-name="T1">: </text:span><text:span text:style-name="T2">122.76517328467844</text:span></text:p>
          </table:table-cell>
          <table:table-cell office:value-type="string" office:string-value="122.76517328467844" table:formula="of:=RIGHT([.H193];LEN([.H193])-4)" table:style-name="ce5">
            <text:p>122.76517328467844</text:p>
          </table:table-cell>
          <table:table-cell office:value-type="float" office:value="122.765173284678" table:formula="of:=[.I193]+0" table:style-name="ce5">
            <text:p>122.77</text:p>
          </table:table-cell>
          <table:table-cell office:value-type="string" table:style-name="ce4">
            <text:p>32<text:span text:style-name="T1">: </text:span><text:span text:style-name="T2">130.37756903042444</text:span></text:p>
          </table:table-cell>
          <table:table-cell office:value-type="string" office:string-value="130.37756903042444" table:formula="of:=RIGHT([.K193];LEN([.K193])-4)" table:style-name="ce5">
            <text:p>130.37756903042444</text:p>
          </table:table-cell>
          <table:table-cell office:value-type="float" office:value="130.37756903042401" table:formula="of:=[.L193]+0" table:style-name="ce5">
            <text:p>130.38</text:p>
          </table:table-cell>
          <table:table-cell office:value-type="string" table:style-name="ce4">
            <text:p>32<text:span text:style-name="T1">: </text:span><text:span text:style-name="T2">76.80086387015876</text:span></text:p>
          </table:table-cell>
          <table:table-cell office:value-type="string" office:string-value="76.80086387015876" table:formula="of:=RIGHT([.N193];LEN([.N193])-4)" table:style-name="ce5">
            <text:p>76.80086387015876</text:p>
          </table:table-cell>
          <table:table-cell office:value-type="float" office:value="76.800863870158693" table:formula="of:=[.O193]+0" table:style-name="ce5">
            <text:p>76.80</text:p>
          </table:table-cell>
          <table:table-cell office:value-type="string" table:style-name="ce4">
            <text:p>32<text:span text:style-name="T1">: </text:span><text:span text:style-name="T2">96.83118202549994</text:span></text:p>
          </table:table-cell>
          <table:table-cell office:value-type="string" office:string-value="96.83118202549994" table:formula="of:=RIGHT([.Q193];LEN([.Q193])-4)" table:style-name="ce5">
            <text:p>96.83118202549994</text:p>
          </table:table-cell>
          <table:table-cell office:value-type="float" office:value="96.831182025499899" table:formula="of:=[.R193]+0" table:style-name="ce5">
            <text:p>96.83</text:p>
          </table:table-cell>
          <table:table-cell office:value-type="string" table:style-name="ce4">
            <text:p>32<text:span text:style-name="T1">: </text:span><text:span text:style-name="T2">91.62137506985485</text:span></text:p>
          </table:table-cell>
          <table:table-cell office:value-type="string" office:string-value="91.62137506985485" table:formula="of:=RIGHT([.T193];LEN([.T193])-4)" table:style-name="ce5">
            <text:p>91.62137506985485</text:p>
          </table:table-cell>
          <table:table-cell office:value-type="float" office:value="91.621375069854807" table:formula="of:=[.U193]+0" table:style-name="ce5">
            <text:p>91.62</text:p>
          </table:table-cell>
          <table:table-cell office:value-type="string" table:style-name="ce4">
            <text:p>32<text:span text:style-name="T1">: </text:span><text:span text:style-name="T2">126.59177655201157</text:span></text:p>
          </table:table-cell>
          <table:table-cell office:value-type="string" office:string-value="126.59177655201157" table:formula="of:=RIGHT([.W193];LEN([.W193])-4)" table:style-name="ce5">
            <text:p>126.59177655201157</text:p>
          </table:table-cell>
          <table:table-cell office:value-type="float" office:value="126.591776552011" table:formula="of:=[.X193]+0" table:style-name="ce5">
            <text:p>126.59</text:p>
          </table:table-cell>
          <table:table-cell office:value-type="string" table:style-name="ce4">
            <text:p>32<text:span text:style-name="T1">: </text:span><text:span text:style-name="T2">139.31536730540589</text:span></text:p>
          </table:table-cell>
          <table:table-cell office:value-type="string" office:string-value="139.31536730540589" table:formula="of:=RIGHT([.Z193];LEN([.Z193])-4)" table:style-name="ce5">
            <text:p>139.31536730540589</text:p>
          </table:table-cell>
          <table:table-cell office:value-type="float" office:value="139.315367305405" table:formula="of:=[.AA193]+0" table:style-name="ce5">
            <text:p>139.32</text:p>
          </table:table-cell>
          <table:table-cell office:value-type="string" table:style-name="ce4">
            <text:p>32<text:span text:style-name="T1">: </text:span><text:span text:style-name="T2">133.87998690812057</text:span></text:p>
          </table:table-cell>
          <table:table-cell office:value-type="string" office:string-value="133.87998690812057" table:formula="of:=RIGHT([.AC193];LEN([.AC193])-4)" table:style-name="ce5">
            <text:p>133.87998690812057</text:p>
          </table:table-cell>
          <table:table-cell office:value-type="float" office:value="133.87998690812" table:formula="of:=[.AD193]+0" table:style-name="ce5">
            <text:p>133.88</text:p>
          </table:table-cell>
          <table:table-cell office:value-type="float" office:value="117.72165856288731" table:formula="of:=([.D193]+[.G193]+[.J193]+[.M193]+[.P193]+[.S193]+[.V193]+[.Y193]+[.AB193]+[.AE193])/10" table:style-name="ce5">
            <text:p>117.72</text:p>
          </table:table-cell>
          <table:table-cell table:number-columns-repeated="16352"/>
        </table:table-row>
        <table:table-row table:style-name="ro1">
          <table:table-cell office:value-type="float" office:value="34" table:formula="of:=[.A193]+1" table:style-name="ce1">
            <text:p>34</text:p>
          </table:table-cell>
          <table:table-cell office:value-type="string" table:style-name="ce4">
            <text:p>33<text:span text:style-name="T1">: </text:span><text:span text:style-name="T2">111.08338777354076</text:span></text:p>
          </table:table-cell>
          <table:table-cell office:value-type="string" office:string-value="111.08338777354076" table:formula="of:=RIGHT([.B194];LEN([.B194])-4)" table:style-name="ce5">
            <text:p>111.08338777354076</text:p>
          </table:table-cell>
          <table:table-cell office:value-type="float" office:value="111.08338777354" table:formula="of:=[.C194]+0" table:style-name="ce5">
            <text:p>111.08</text:p>
          </table:table-cell>
          <table:table-cell office:value-type="string" table:style-name="ce4">
            <text:p>33<text:span text:style-name="T1">: </text:span><text:span text:style-name="T2">155.7399257045701</text:span></text:p>
          </table:table-cell>
          <table:table-cell office:value-type="string" office:string-value="155.7399257045701" table:formula="of:=RIGHT([.E194];LEN([.E194])-4)" table:style-name="ce5">
            <text:p>155.7399257045701</text:p>
          </table:table-cell>
          <table:table-cell office:value-type="float" office:value="155.73992570457" table:formula="of:=[.F194]+0" table:style-name="ce5">
            <text:p>155.74</text:p>
          </table:table-cell>
          <table:table-cell office:value-type="string" table:style-name="ce4">
            <text:p>33<text:span text:style-name="T1">: </text:span><text:span text:style-name="T2">148.6349798113609</text:span></text:p>
          </table:table-cell>
          <table:table-cell office:value-type="string" office:string-value="148.6349798113609" table:formula="of:=RIGHT([.H194];LEN([.H194])-4)" table:style-name="ce5">
            <text:p>148.6349798113609</text:p>
          </table:table-cell>
          <table:table-cell office:value-type="float" office:value="148.63497981136001" table:formula="of:=[.I194]+0" table:style-name="ce5">
            <text:p>148.63</text:p>
          </table:table-cell>
          <table:table-cell office:value-type="string" table:style-name="ce4">
            <text:p>33<text:span text:style-name="T1">: </text:span><text:span text:style-name="T2">125.38174143441267</text:span></text:p>
          </table:table-cell>
          <table:table-cell office:value-type="string" office:string-value="125.38174143441267" table:formula="of:=RIGHT([.K194];LEN([.K194])-4)" table:style-name="ce5">
            <text:p>125.38174143441267</text:p>
          </table:table-cell>
          <table:table-cell office:value-type="float" office:value="125.38174143441201" table:formula="of:=[.L194]+0" table:style-name="ce5">
            <text:p>125.38</text:p>
          </table:table-cell>
          <table:table-cell office:value-type="string" table:style-name="ce4">
            <text:p>33<text:span text:style-name="T1">: </text:span><text:span text:style-name="T2">100.19685257959627</text:span></text:p>
          </table:table-cell>
          <table:table-cell office:value-type="string" office:string-value="100.19685257959627" table:formula="of:=RIGHT([.N194];LEN([.N194])-4)" table:style-name="ce5">
            <text:p>100.19685257959627</text:p>
          </table:table-cell>
          <table:table-cell office:value-type="float" office:value="100.196852579596" table:formula="of:=[.O194]+0" table:style-name="ce5">
            <text:p>100.20</text:p>
          </table:table-cell>
          <table:table-cell office:value-type="string" table:style-name="ce4">
            <text:p>33<text:span text:style-name="T1">: </text:span><text:span text:style-name="T2">96.82057168437134</text:span></text:p>
          </table:table-cell>
          <table:table-cell office:value-type="string" office:string-value="96.82057168437134" table:formula="of:=RIGHT([.Q194];LEN([.Q194])-4)" table:style-name="ce5">
            <text:p>96.82057168437134</text:p>
          </table:table-cell>
          <table:table-cell office:value-type="float" office:value="96.820571684371302" table:formula="of:=[.R194]+0" table:style-name="ce5">
            <text:p>96.82</text:p>
          </table:table-cell>
          <table:table-cell office:value-type="string" table:style-name="ce4">
            <text:p>33<text:span text:style-name="T1">: </text:span><text:span text:style-name="T2">76.98071842377163</text:span></text:p>
          </table:table-cell>
          <table:table-cell office:value-type="string" office:string-value="76.98071842377163" table:formula="of:=RIGHT([.T194];LEN([.T194])-4)" table:style-name="ce5">
            <text:p>76.98071842377163</text:p>
          </table:table-cell>
          <table:table-cell office:value-type="float" office:value="76.980718423771606" table:formula="of:=[.U194]+0" table:style-name="ce5">
            <text:p>76.98</text:p>
          </table:table-cell>
          <table:table-cell office:value-type="string" table:style-name="ce4">
            <text:p>33<text:span text:style-name="T1">: </text:span><text:span text:style-name="T2">120.96772670391415</text:span></text:p>
          </table:table-cell>
          <table:table-cell office:value-type="string" office:string-value="120.96772670391415" table:formula="of:=RIGHT([.W194];LEN([.W194])-4)" table:style-name="ce5">
            <text:p>120.96772670391415</text:p>
          </table:table-cell>
          <table:table-cell office:value-type="float" office:value="120.967726703914" table:formula="of:=[.X194]+0" table:style-name="ce5">
            <text:p>120.97</text:p>
          </table:table-cell>
          <table:table-cell office:value-type="string" table:style-name="ce4">
            <text:p>33<text:span text:style-name="T1">: </text:span><text:span text:style-name="T2">135.7967568481512</text:span></text:p>
          </table:table-cell>
          <table:table-cell office:value-type="string" office:string-value="135.7967568481512" table:formula="of:=RIGHT([.Z194];LEN([.Z194])-4)" table:style-name="ce5">
            <text:p>135.7967568481512</text:p>
          </table:table-cell>
          <table:table-cell office:value-type="float" office:value="135.79675684815101" table:formula="of:=[.AA194]+0" table:style-name="ce5">
            <text:p>135.80</text:p>
          </table:table-cell>
          <table:table-cell office:value-type="string" table:style-name="ce4">
            <text:p>33<text:span text:style-name="T1">: </text:span><text:span text:style-name="T2">120.47025895827106</text:span></text:p>
          </table:table-cell>
          <table:table-cell office:value-type="string" office:string-value="120.47025895827106" table:formula="of:=RIGHT([.AC194];LEN([.AC194])-4)" table:style-name="ce5">
            <text:p>120.47025895827106</text:p>
          </table:table-cell>
          <table:table-cell office:value-type="float" office:value="120.470258958271" table:formula="of:=[.AD194]+0" table:style-name="ce5">
            <text:p>120.47</text:p>
          </table:table-cell>
          <table:table-cell office:value-type="float" office:value="119.20729199219568" table:formula="of:=([.D194]+[.G194]+[.J194]+[.M194]+[.P194]+[.S194]+[.V194]+[.Y194]+[.AB194]+[.AE194])/10" table:style-name="ce5">
            <text:p>119.21</text:p>
          </table:table-cell>
          <table:table-cell table:number-columns-repeated="16352"/>
        </table:table-row>
        <table:table-row table:style-name="ro1">
          <table:table-cell office:value-type="float" office:value="35" table:formula="of:=[.A194]+1" table:style-name="ce1">
            <text:p>35</text:p>
          </table:table-cell>
          <table:table-cell office:value-type="string" table:style-name="ce4">
            <text:p>34<text:span text:style-name="T1">: </text:span><text:span text:style-name="T2">138.97147122902783</text:span></text:p>
          </table:table-cell>
          <table:table-cell office:value-type="string" office:string-value="138.97147122902783" table:formula="of:=RIGHT([.B195];LEN([.B195])-4)" table:style-name="ce5">
            <text:p>138.97147122902783</text:p>
          </table:table-cell>
          <table:table-cell office:value-type="float" office:value="138.971471229027" table:formula="of:=[.C195]+0" table:style-name="ce5">
            <text:p>138.97</text:p>
          </table:table-cell>
          <table:table-cell office:value-type="string" table:style-name="ce4">
            <text:p>34<text:span text:style-name="T1">: </text:span><text:span text:style-name="T2">107.87463083213211</text:span></text:p>
          </table:table-cell>
          <table:table-cell office:value-type="string" office:string-value="107.87463083213211" table:formula="of:=RIGHT([.E195];LEN([.E195])-4)" table:style-name="ce5">
            <text:p>107.87463083213211</text:p>
          </table:table-cell>
          <table:table-cell office:value-type="float" office:value="107.874630832132" table:formula="of:=[.F195]+0" table:style-name="ce5">
            <text:p>107.87</text:p>
          </table:table-cell>
          <table:table-cell office:value-type="string" table:style-name="ce4">
            <text:p>34<text:span text:style-name="T1">: </text:span><text:span text:style-name="T2">125.22393942578037</text:span></text:p>
          </table:table-cell>
          <table:table-cell office:value-type="string" office:string-value="125.22393942578037" table:formula="of:=RIGHT([.H195];LEN([.H195])-4)" table:style-name="ce5">
            <text:p>125.22393942578037</text:p>
          </table:table-cell>
          <table:table-cell office:value-type="float" office:value="125.22393942578" table:formula="of:=[.I195]+0" table:style-name="ce5">
            <text:p>125.22</text:p>
          </table:table-cell>
          <table:table-cell office:value-type="string" table:style-name="ce4">
            <text:p>34<text:span text:style-name="T1">: </text:span><text:span text:style-name="T2">125.64221678737975</text:span></text:p>
          </table:table-cell>
          <table:table-cell office:value-type="string" office:string-value="125.64221678737975" table:formula="of:=RIGHT([.K195];LEN([.K195])-4)" table:style-name="ce5">
            <text:p>125.64221678737975</text:p>
          </table:table-cell>
          <table:table-cell office:value-type="float" office:value="125.642216787379" table:formula="of:=[.L195]+0" table:style-name="ce5">
            <text:p>125.64</text:p>
          </table:table-cell>
          <table:table-cell office:value-type="string" table:style-name="ce4">
            <text:p>34<text:span text:style-name="T1">: </text:span><text:span text:style-name="T2">107.6012499597331</text:span></text:p>
          </table:table-cell>
          <table:table-cell office:value-type="string" office:string-value="107.6012499597331" table:formula="of:=RIGHT([.N195];LEN([.N195])-4)" table:style-name="ce5">
            <text:p>107.6012499597331</text:p>
          </table:table-cell>
          <table:table-cell office:value-type="float" office:value="107.601249959733" table:formula="of:=[.O195]+0" table:style-name="ce5">
            <text:p>107.60</text:p>
          </table:table-cell>
          <table:table-cell office:value-type="string" table:style-name="ce4">
            <text:p>34<text:span text:style-name="T1">: </text:span><text:span text:style-name="T2">119.62311542193817</text:span></text:p>
          </table:table-cell>
          <table:table-cell office:value-type="string" office:string-value="119.62311542193817" table:formula="of:=RIGHT([.Q195];LEN([.Q195])-4)" table:style-name="ce5">
            <text:p>119.62311542193817</text:p>
          </table:table-cell>
          <table:table-cell office:value-type="float" office:value="119.623115421938" table:formula="of:=[.R195]+0" table:style-name="ce5">
            <text:p>119.62</text:p>
          </table:table-cell>
          <table:table-cell office:value-type="string" table:style-name="ce4">
            <text:p>34<text:span text:style-name="T1">: </text:span><text:span text:style-name="T2">92.97063995867553</text:span></text:p>
          </table:table-cell>
          <table:table-cell office:value-type="string" office:string-value="92.97063995867553" table:formula="of:=RIGHT([.T195];LEN([.T195])-4)" table:style-name="ce5">
            <text:p>92.97063995867553</text:p>
          </table:table-cell>
          <table:table-cell office:value-type="float" office:value="92.970639958675505" table:formula="of:=[.U195]+0" table:style-name="ce5">
            <text:p>92.97</text:p>
          </table:table-cell>
          <table:table-cell office:value-type="string" table:style-name="ce4">
            <text:p>34<text:span text:style-name="T1">: </text:span><text:span text:style-name="T2">132.30888777341818</text:span></text:p>
          </table:table-cell>
          <table:table-cell office:value-type="string" office:string-value="132.30888777341818" table:formula="of:=RIGHT([.W195];LEN([.W195])-4)" table:style-name="ce5">
            <text:p>132.30888777341818</text:p>
          </table:table-cell>
          <table:table-cell office:value-type="float" office:value="132.30888777341801" table:formula="of:=[.X195]+0" table:style-name="ce5">
            <text:p>132.31</text:p>
          </table:table-cell>
          <table:table-cell office:value-type="string" table:style-name="ce4">
            <text:p>34<text:span text:style-name="T1">: </text:span><text:span text:style-name="T2">127.99124254566146</text:span></text:p>
          </table:table-cell>
          <table:table-cell office:value-type="string" office:string-value="127.99124254566146" table:formula="of:=RIGHT([.Z195];LEN([.Z195])-4)" table:style-name="ce5">
            <text:p>127.99124254566146</text:p>
          </table:table-cell>
          <table:table-cell office:value-type="float" office:value="127.991242545661" table:formula="of:=[.AA195]+0" table:style-name="ce5">
            <text:p>127.99</text:p>
          </table:table-cell>
          <table:table-cell office:value-type="string" table:style-name="ce4">
            <text:p>34<text:span text:style-name="T1">: </text:span><text:span text:style-name="T2">135.56145516928174</text:span></text:p>
          </table:table-cell>
          <table:table-cell office:value-type="string" office:string-value="135.56145516928174" table:formula="of:=RIGHT([.AC195];LEN([.AC195])-4)" table:style-name="ce5">
            <text:p>135.56145516928174</text:p>
          </table:table-cell>
          <table:table-cell office:value-type="float" office:value="135.561455169281" table:formula="of:=[.AD195]+0" table:style-name="ce5">
            <text:p>135.56</text:p>
          </table:table-cell>
          <table:table-cell office:value-type="float" office:value="121.37688491030244" table:formula="of:=([.D195]+[.G195]+[.J195]+[.M195]+[.P195]+[.S195]+[.V195]+[.Y195]+[.AB195]+[.AE195])/10" table:style-name="ce5">
            <text:p>121.38</text:p>
          </table:table-cell>
          <table:table-cell table:number-columns-repeated="16352"/>
        </table:table-row>
        <table:table-row table:style-name="ro1">
          <table:table-cell office:value-type="float" office:value="36" table:formula="of:=[.A195]+1" table:style-name="ce1">
            <text:p>36</text:p>
          </table:table-cell>
          <table:table-cell office:value-type="string" table:style-name="ce4">
            <text:p>35<text:span text:style-name="T1">: </text:span><text:span text:style-name="T2">142.52892549367658</text:span></text:p>
          </table:table-cell>
          <table:table-cell office:value-type="string" office:string-value="142.52892549367658" table:formula="of:=RIGHT([.B196];LEN([.B196])-4)" table:style-name="ce5">
            <text:p>142.52892549367658</text:p>
          </table:table-cell>
          <table:table-cell office:value-type="float" office:value="142.52892549367601" table:formula="of:=[.C196]+0" table:style-name="ce5">
            <text:p>142.53</text:p>
          </table:table-cell>
          <table:table-cell office:value-type="string" table:style-name="ce4">
            <text:p>35<text:span text:style-name="T1">: </text:span><text:span text:style-name="T2">105.78102197894518</text:span></text:p>
          </table:table-cell>
          <table:table-cell office:value-type="string" office:string-value="105.78102197894518" table:formula="of:=RIGHT([.E196];LEN([.E196])-4)" table:style-name="ce5">
            <text:p>105.78102197894518</text:p>
          </table:table-cell>
          <table:table-cell office:value-type="float" office:value="105.78102197894501" table:formula="of:=[.F196]+0" table:style-name="ce5">
            <text:p>105.78</text:p>
          </table:table-cell>
          <table:table-cell office:value-type="string" table:style-name="ce4">
            <text:p>35<text:span text:style-name="T1">: </text:span><text:span text:style-name="T2">98.50573117028188</text:span></text:p>
          </table:table-cell>
          <table:table-cell office:value-type="string" office:string-value="98.50573117028188" table:formula="of:=RIGHT([.H196];LEN([.H196])-4)" table:style-name="ce5">
            <text:p>98.50573117028188</text:p>
          </table:table-cell>
          <table:table-cell office:value-type="float" office:value="98.505731170281805" table:formula="of:=[.I196]+0" table:style-name="ce5">
            <text:p>98.51</text:p>
          </table:table-cell>
          <table:table-cell office:value-type="string" table:style-name="ce4">
            <text:p>35<text:span text:style-name="T1">: </text:span><text:span text:style-name="T2">148.25907094646655</text:span></text:p>
          </table:table-cell>
          <table:table-cell office:value-type="string" office:string-value="148.25907094646655" table:formula="of:=RIGHT([.K196];LEN([.K196])-4)" table:style-name="ce5">
            <text:p>148.25907094646655</text:p>
          </table:table-cell>
          <table:table-cell office:value-type="float" office:value="148.25907094646601" table:formula="of:=[.L196]+0" table:style-name="ce5">
            <text:p>148.26</text:p>
          </table:table-cell>
          <table:table-cell office:value-type="string" table:style-name="ce4">
            <text:p>35<text:span text:style-name="T1">: </text:span><text:span text:style-name="T2">100.3787656070917</text:span></text:p>
          </table:table-cell>
          <table:table-cell office:value-type="string" office:string-value="100.3787656070917" table:formula="of:=RIGHT([.N196];LEN([.N196])-4)" table:style-name="ce5">
            <text:p>100.3787656070917</text:p>
          </table:table-cell>
          <table:table-cell office:value-type="float" office:value="100.378765607091" table:formula="of:=[.O196]+0" table:style-name="ce5">
            <text:p>100.38</text:p>
          </table:table-cell>
          <table:table-cell office:value-type="string" table:style-name="ce4">
            <text:p>35<text:span text:style-name="T1">: </text:span><text:span text:style-name="T2">123.99182100151617</text:span></text:p>
          </table:table-cell>
          <table:table-cell office:value-type="string" office:string-value="123.99182100151617" table:formula="of:=RIGHT([.Q196];LEN([.Q196])-4)" table:style-name="ce5">
            <text:p>123.99182100151617</text:p>
          </table:table-cell>
          <table:table-cell office:value-type="float" office:value="123.991821001516" table:formula="of:=[.R196]+0" table:style-name="ce5">
            <text:p>123.99</text:p>
          </table:table-cell>
          <table:table-cell office:value-type="string" table:style-name="ce4">
            <text:p>35<text:span text:style-name="T1">: </text:span><text:span text:style-name="T2">76.99190516123457</text:span></text:p>
          </table:table-cell>
          <table:table-cell office:value-type="string" office:string-value="76.99190516123457" table:formula="of:=RIGHT([.T196];LEN([.T196])-4)" table:style-name="ce5">
            <text:p>76.99190516123457</text:p>
          </table:table-cell>
          <table:table-cell office:value-type="float" office:value="76.991905161234499" table:formula="of:=[.U196]+0" table:style-name="ce5">
            <text:p>76.99</text:p>
          </table:table-cell>
          <table:table-cell office:value-type="string" table:style-name="ce4">
            <text:p>35<text:span text:style-name="T1">: </text:span><text:span text:style-name="T2">126.22916935030597</text:span></text:p>
          </table:table-cell>
          <table:table-cell office:value-type="string" office:string-value="126.22916935030597" table:formula="of:=RIGHT([.W196];LEN([.W196])-4)" table:style-name="ce5">
            <text:p>126.22916935030597</text:p>
          </table:table-cell>
          <table:table-cell office:value-type="float" office:value="126.229169350305" table:formula="of:=[.X196]+0" table:style-name="ce5">
            <text:p>126.23</text:p>
          </table:table-cell>
          <table:table-cell office:value-type="string" table:style-name="ce4">
            <text:p>35<text:span text:style-name="T1">: </text:span><text:span text:style-name="T2">109.00403458295672</text:span></text:p>
          </table:table-cell>
          <table:table-cell office:value-type="string" office:string-value="109.00403458295672" table:formula="of:=RIGHT([.Z196];LEN([.Z196])-4)" table:style-name="ce5">
            <text:p>109.00403458295672</text:p>
          </table:table-cell>
          <table:table-cell office:value-type="float" office:value="109.004034582956" table:formula="of:=[.AA196]+0" table:style-name="ce5">
            <text:p>109.00</text:p>
          </table:table-cell>
          <table:table-cell office:value-type="string" table:style-name="ce4">
            <text:p>35<text:span text:style-name="T1">: </text:span><text:span text:style-name="T2">133.43673339391626</text:span></text:p>
          </table:table-cell>
          <table:table-cell office:value-type="string" office:string-value="133.43673339391626" table:formula="of:=RIGHT([.AC196];LEN([.AC196])-4)" table:style-name="ce5">
            <text:p>133.43673339391626</text:p>
          </table:table-cell>
          <table:table-cell office:value-type="float" office:value="133.436733393916" table:formula="of:=[.AD196]+0" table:style-name="ce5">
            <text:p>133.44</text:p>
          </table:table-cell>
          <table:table-cell office:value-type="float" office:value="116.51071786863875" table:formula="of:=([.D196]+[.G196]+[.J196]+[.M196]+[.P196]+[.S196]+[.V196]+[.Y196]+[.AB196]+[.AE196])/10" table:style-name="ce5">
            <text:p>116.51</text:p>
          </table:table-cell>
          <table:table-cell table:number-columns-repeated="16352"/>
        </table:table-row>
        <table:table-row table:style-name="ro1">
          <table:table-cell office:value-type="float" office:value="37" table:formula="of:=[.A196]+1" table:style-name="ce1">
            <text:p>37</text:p>
          </table:table-cell>
          <table:table-cell office:value-type="string" table:style-name="ce4">
            <text:p>36<text:span text:style-name="T1">: </text:span><text:span text:style-name="T2">138.99240616424854</text:span></text:p>
          </table:table-cell>
          <table:table-cell office:value-type="string" office:string-value="138.99240616424854" table:formula="of:=RIGHT([.B197];LEN([.B197])-4)" table:style-name="ce5">
            <text:p>138.99240616424854</text:p>
          </table:table-cell>
          <table:table-cell office:value-type="float" office:value="138.992406164248" table:formula="of:=[.C197]+0" table:style-name="ce5">
            <text:p>138.99</text:p>
          </table:table-cell>
          <table:table-cell office:value-type="string" table:style-name="ce4">
            <text:p>36<text:span text:style-name="T1">: </text:span><text:span text:style-name="T2">105.6415843061507</text:span></text:p>
          </table:table-cell>
          <table:table-cell office:value-type="string" office:string-value="105.6415843061507" table:formula="of:=RIGHT([.E197];LEN([.E197])-4)" table:style-name="ce5">
            <text:p>105.6415843061507</text:p>
          </table:table-cell>
          <table:table-cell office:value-type="float" office:value="105.64158430614999" table:formula="of:=[.F197]+0" table:style-name="ce5">
            <text:p>105.64</text:p>
          </table:table-cell>
          <table:table-cell office:value-type="string" table:style-name="ce4">
            <text:p>36<text:span text:style-name="T1">: </text:span><text:span text:style-name="T2">102.43609832447397</text:span></text:p>
          </table:table-cell>
          <table:table-cell office:value-type="string" office:string-value="102.43609832447397" table:formula="of:=RIGHT([.H197];LEN([.H197])-4)" table:style-name="ce5">
            <text:p>102.43609832447397</text:p>
          </table:table-cell>
          <table:table-cell office:value-type="float" office:value="102.43609832447299" table:formula="of:=[.I197]+0" table:style-name="ce5">
            <text:p>102.44</text:p>
          </table:table-cell>
          <table:table-cell office:value-type="string" table:style-name="ce4">
            <text:p>36<text:span text:style-name="T1">: </text:span><text:span text:style-name="T2">154.90204197002637</text:span></text:p>
          </table:table-cell>
          <table:table-cell office:value-type="string" office:string-value="154.90204197002637" table:formula="of:=RIGHT([.K197];LEN([.K197])-4)" table:style-name="ce5">
            <text:p>154.90204197002637</text:p>
          </table:table-cell>
          <table:table-cell office:value-type="float" office:value="154.902041970026" table:formula="of:=[.L197]+0" table:style-name="ce5">
            <text:p>154.90</text:p>
          </table:table-cell>
          <table:table-cell office:value-type="string" table:style-name="ce4">
            <text:p>36<text:span text:style-name="T1">: </text:span><text:span text:style-name="T2">117.6880962993974</text:span></text:p>
          </table:table-cell>
          <table:table-cell office:value-type="string" office:string-value="117.6880962993974" table:formula="of:=RIGHT([.N197];LEN([.N197])-4)" table:style-name="ce5">
            <text:p>117.6880962993974</text:p>
          </table:table-cell>
          <table:table-cell office:value-type="float" office:value="117.688096299397" table:formula="of:=[.O197]+0" table:style-name="ce5">
            <text:p>117.69</text:p>
          </table:table-cell>
          <table:table-cell office:value-type="string" table:style-name="ce4">
            <text:p>36<text:span text:style-name="T1">: </text:span><text:span text:style-name="T2">104.16907654079564</text:span></text:p>
          </table:table-cell>
          <table:table-cell office:value-type="string" office:string-value="104.16907654079564" table:formula="of:=RIGHT([.Q197];LEN([.Q197])-4)" table:style-name="ce5">
            <text:p>104.16907654079564</text:p>
          </table:table-cell>
          <table:table-cell office:value-type="float" office:value="104.169076540795" table:formula="of:=[.R197]+0" table:style-name="ce5">
            <text:p>104.17</text:p>
          </table:table-cell>
          <table:table-cell office:value-type="string" table:style-name="ce4">
            <text:p>36<text:span text:style-name="T1">: </text:span><text:span text:style-name="T2">66.04702433087445</text:span></text:p>
          </table:table-cell>
          <table:table-cell office:value-type="string" office:string-value="66.04702433087445" table:formula="of:=RIGHT([.T197];LEN([.T197])-4)" table:style-name="ce5">
            <text:p>66.04702433087445</text:p>
          </table:table-cell>
          <table:table-cell office:value-type="float" office:value="66.047024330874393" table:formula="of:=[.U197]+0" table:style-name="ce5">
            <text:p>66.05</text:p>
          </table:table-cell>
          <table:table-cell office:value-type="string" table:style-name="ce4">
            <text:p>36<text:span text:style-name="T1">: </text:span><text:span text:style-name="T2">136.05182939308833</text:span></text:p>
          </table:table-cell>
          <table:table-cell office:value-type="string" office:string-value="136.05182939308833" table:formula="of:=RIGHT([.W197];LEN([.W197])-4)" table:style-name="ce5">
            <text:p>136.05182939308833</text:p>
          </table:table-cell>
          <table:table-cell office:value-type="float" office:value="136.05182939308801" table:formula="of:=[.X197]+0" table:style-name="ce5">
            <text:p>136.05</text:p>
          </table:table-cell>
          <table:table-cell office:value-type="string" table:style-name="ce4">
            <text:p>36<text:span text:style-name="T1">: </text:span><text:span text:style-name="T2">160.62435165012909</text:span></text:p>
          </table:table-cell>
          <table:table-cell office:value-type="string" office:string-value="160.62435165012909" table:formula="of:=RIGHT([.Z197];LEN([.Z197])-4)" table:style-name="ce5">
            <text:p>160.62435165012909</text:p>
          </table:table-cell>
          <table:table-cell office:value-type="float" office:value="160.624351650129" table:formula="of:=[.AA197]+0" table:style-name="ce5">
            <text:p>160.62</text:p>
          </table:table-cell>
          <table:table-cell office:value-type="string" table:style-name="ce4">
            <text:p>36<text:span text:style-name="T1">: </text:span><text:span text:style-name="T2">134.70277109241766</text:span></text:p>
          </table:table-cell>
          <table:table-cell office:value-type="string" office:string-value="134.70277109241766" table:formula="of:=RIGHT([.AC197];LEN([.AC197])-4)" table:style-name="ce5">
            <text:p>134.70277109241766</text:p>
          </table:table-cell>
          <table:table-cell office:value-type="float" office:value="134.70277109241701" table:formula="of:=[.AD197]+0" table:style-name="ce5">
            <text:p>134.70</text:p>
          </table:table-cell>
          <table:table-cell office:value-type="float" office:value="122.12552800715973" table:formula="of:=([.D197]+[.G197]+[.J197]+[.M197]+[.P197]+[.S197]+[.V197]+[.Y197]+[.AB197]+[.AE197])/10" table:style-name="ce5">
            <text:p>122.13</text:p>
          </table:table-cell>
          <table:table-cell table:number-columns-repeated="16352"/>
        </table:table-row>
        <table:table-row table:style-name="ro1">
          <table:table-cell office:value-type="float" office:value="38" table:formula="of:=[.A197]+1" table:style-name="ce1">
            <text:p>38</text:p>
          </table:table-cell>
          <table:table-cell office:value-type="string" table:style-name="ce4">
            <text:p>37<text:span text:style-name="T1">: </text:span><text:span text:style-name="T2">120.64597518569443</text:span></text:p>
          </table:table-cell>
          <table:table-cell office:value-type="string" office:string-value="120.64597518569443" table:formula="of:=RIGHT([.B198];LEN([.B198])-4)" table:style-name="ce5">
            <text:p>120.64597518569443</text:p>
          </table:table-cell>
          <table:table-cell office:value-type="float" office:value="120.645975185694" table:formula="of:=[.C198]+0" table:style-name="ce5">
            <text:p>120.65</text:p>
          </table:table-cell>
          <table:table-cell office:value-type="string" table:style-name="ce4">
            <text:p>37<text:span text:style-name="T1">: </text:span><text:span text:style-name="T2">104.15470790470835</text:span></text:p>
          </table:table-cell>
          <table:table-cell office:value-type="string" office:string-value="104.15470790470835" table:formula="of:=RIGHT([.E198];LEN([.E198])-4)" table:style-name="ce5">
            <text:p>104.15470790470835</text:p>
          </table:table-cell>
          <table:table-cell office:value-type="float" office:value="104.154707904708" table:formula="of:=[.F198]+0" table:style-name="ce5">
            <text:p>104.15</text:p>
          </table:table-cell>
          <table:table-cell office:value-type="string" table:style-name="ce4">
            <text:p>37<text:span text:style-name="T1">: </text:span><text:span text:style-name="T2">122.39412113972533</text:span></text:p>
          </table:table-cell>
          <table:table-cell office:value-type="string" office:string-value="122.39412113972533" table:formula="of:=RIGHT([.H198];LEN([.H198])-4)" table:style-name="ce5">
            <text:p>122.39412113972533</text:p>
          </table:table-cell>
          <table:table-cell office:value-type="float" office:value="122.394121139725" table:formula="of:=[.I198]+0" table:style-name="ce5">
            <text:p>122.39</text:p>
          </table:table-cell>
          <table:table-cell office:value-type="string" table:style-name="ce4">
            <text:p>37<text:span text:style-name="T1">: </text:span><text:span text:style-name="T2">148.30459125471646</text:span></text:p>
          </table:table-cell>
          <table:table-cell office:value-type="string" office:string-value="148.30459125471646" table:formula="of:=RIGHT([.K198];LEN([.K198])-4)" table:style-name="ce5">
            <text:p>148.30459125471646</text:p>
          </table:table-cell>
          <table:table-cell office:value-type="float" office:value="148.304591254716" table:formula="of:=[.L198]+0" table:style-name="ce5">
            <text:p>148.30</text:p>
          </table:table-cell>
          <table:table-cell office:value-type="string" table:style-name="ce4">
            <text:p>37<text:span text:style-name="T1">: </text:span><text:span text:style-name="T2">99.81710926434602</text:span></text:p>
          </table:table-cell>
          <table:table-cell office:value-type="string" office:string-value="99.81710926434602" table:formula="of:=RIGHT([.N198];LEN([.N198])-4)" table:style-name="ce5">
            <text:p>99.81710926434602</text:p>
          </table:table-cell>
          <table:table-cell office:value-type="float" office:value="99.817109264346001" table:formula="of:=[.O198]+0" table:style-name="ce5">
            <text:p>99.82</text:p>
          </table:table-cell>
          <table:table-cell office:value-type="string" table:style-name="ce4">
            <text:p>37<text:span text:style-name="T1">: </text:span><text:span text:style-name="T2">96.83532714858681</text:span></text:p>
          </table:table-cell>
          <table:table-cell office:value-type="string" office:string-value="96.83532714858681" table:formula="of:=RIGHT([.Q198];LEN([.Q198])-4)" table:style-name="ce5">
            <text:p>96.83532714858681</text:p>
          </table:table-cell>
          <table:table-cell office:value-type="float" office:value="96.835327148586799" table:formula="of:=[.R198]+0" table:style-name="ce5">
            <text:p>96.84</text:p>
          </table:table-cell>
          <table:table-cell office:value-type="string" table:style-name="ce4">
            <text:p>37<text:span text:style-name="T1">: </text:span><text:span text:style-name="T2">90.60307333845812</text:span></text:p>
          </table:table-cell>
          <table:table-cell office:value-type="string" office:string-value="90.60307333845812" table:formula="of:=RIGHT([.T198];LEN([.T198])-4)" table:style-name="ce5">
            <text:p>90.60307333845812</text:p>
          </table:table-cell>
          <table:table-cell office:value-type="float" office:value="90.603073338458103" table:formula="of:=[.U198]+0" table:style-name="ce5">
            <text:p>90.60</text:p>
          </table:table-cell>
          <table:table-cell office:value-type="string" table:style-name="ce4">
            <text:p>37<text:span text:style-name="T1">: </text:span><text:span text:style-name="T2">121.46468105881719</text:span></text:p>
          </table:table-cell>
          <table:table-cell office:value-type="string" office:string-value="121.46468105881719" table:formula="of:=RIGHT([.W198];LEN([.W198])-4)" table:style-name="ce5">
            <text:p>121.46468105881719</text:p>
          </table:table-cell>
          <table:table-cell office:value-type="float" office:value="121.46468105881701" table:formula="of:=[.X198]+0" table:style-name="ce5">
            <text:p>121.46</text:p>
          </table:table-cell>
          <table:table-cell office:value-type="string" table:style-name="ce4">
            <text:p>37<text:span text:style-name="T1">: </text:span><text:span text:style-name="T2">143.49821662654287</text:span></text:p>
          </table:table-cell>
          <table:table-cell office:value-type="string" office:string-value="143.49821662654287" table:formula="of:=RIGHT([.Z198];LEN([.Z198])-4)" table:style-name="ce5">
            <text:p>143.49821662654287</text:p>
          </table:table-cell>
          <table:table-cell office:value-type="float" office:value="143.49821662654199" table:formula="of:=[.AA198]+0" table:style-name="ce5">
            <text:p>143.50</text:p>
          </table:table-cell>
          <table:table-cell office:value-type="string" table:style-name="ce4">
            <text:p>37<text:span text:style-name="T1">: </text:span><text:span text:style-name="T2">100.01359667768799</text:span></text:p>
          </table:table-cell>
          <table:table-cell office:value-type="string" office:string-value="100.01359667768799" table:formula="of:=RIGHT([.AC198];LEN([.AC198])-4)" table:style-name="ce5">
            <text:p>100.01359667768799</text:p>
          </table:table-cell>
          <table:table-cell office:value-type="float" office:value="100.013596677687" table:formula="of:=[.AD198]+0" table:style-name="ce5">
            <text:p>100.01</text:p>
          </table:table-cell>
          <table:table-cell office:value-type="float" office:value="114.77313995992799" table:formula="of:=([.D198]+[.G198]+[.J198]+[.M198]+[.P198]+[.S198]+[.V198]+[.Y198]+[.AB198]+[.AE198])/10" table:style-name="ce5">
            <text:p>114.77</text:p>
          </table:table-cell>
          <table:table-cell table:number-columns-repeated="16352"/>
        </table:table-row>
        <table:table-row table:style-name="ro1">
          <table:table-cell office:value-type="float" office:value="39" table:formula="of:=[.A198]+1" table:style-name="ce1">
            <text:p>39</text:p>
          </table:table-cell>
          <table:table-cell office:value-type="string" table:style-name="ce4">
            <text:p>38<text:span text:style-name="T1">: </text:span><text:span text:style-name="T2">139.56341309443974</text:span></text:p>
          </table:table-cell>
          <table:table-cell office:value-type="string" office:string-value="139.56341309443974" table:formula="of:=RIGHT([.B199];LEN([.B199])-4)" table:style-name="ce5">
            <text:p>139.56341309443974</text:p>
          </table:table-cell>
          <table:table-cell office:value-type="float" office:value="139.563413094439" table:formula="of:=[.C199]+0" table:style-name="ce5">
            <text:p>139.56</text:p>
          </table:table-cell>
          <table:table-cell office:value-type="string" table:style-name="ce4">
            <text:p>38<text:span text:style-name="T1">: </text:span><text:span text:style-name="T2">105.47944858173933</text:span></text:p>
          </table:table-cell>
          <table:table-cell office:value-type="string" office:string-value="105.47944858173933" table:formula="of:=RIGHT([.E199];LEN([.E199])-4)" table:style-name="ce5">
            <text:p>105.47944858173933</text:p>
          </table:table-cell>
          <table:table-cell office:value-type="float" office:value="105.47944858173901" table:formula="of:=[.F199]+0" table:style-name="ce5">
            <text:p>105.48</text:p>
          </table:table-cell>
          <table:table-cell office:value-type="string" table:style-name="ce4">
            <text:p>38<text:span text:style-name="T1">: </text:span><text:span text:style-name="T2">120.54091091311618</text:span></text:p>
          </table:table-cell>
          <table:table-cell office:value-type="string" office:string-value="120.54091091311618" table:formula="of:=RIGHT([.H199];LEN([.H199])-4)" table:style-name="ce5">
            <text:p>120.54091091311618</text:p>
          </table:table-cell>
          <table:table-cell office:value-type="float" office:value="120.54091091311599" table:formula="of:=[.I199]+0" table:style-name="ce5">
            <text:p>120.54</text:p>
          </table:table-cell>
          <table:table-cell office:value-type="string" table:style-name="ce4">
            <text:p>38<text:span text:style-name="T1">: </text:span><text:span text:style-name="T2">147.80766705148375</text:span></text:p>
          </table:table-cell>
          <table:table-cell office:value-type="string" office:string-value="147.80766705148375" table:formula="of:=RIGHT([.K199];LEN([.K199])-4)" table:style-name="ce5">
            <text:p>147.80766705148375</text:p>
          </table:table-cell>
          <table:table-cell office:value-type="float" office:value="147.80766705148301" table:formula="of:=[.L199]+0" table:style-name="ce5">
            <text:p>147.81</text:p>
          </table:table-cell>
          <table:table-cell office:value-type="string" table:style-name="ce4">
            <text:p>38<text:span text:style-name="T1">: </text:span><text:span text:style-name="T2">106.34382790978852</text:span></text:p>
          </table:table-cell>
          <table:table-cell office:value-type="string" office:string-value="106.34382790978852" table:formula="of:=RIGHT([.N199];LEN([.N199])-4)" table:style-name="ce5">
            <text:p>106.34382790978852</text:p>
          </table:table-cell>
          <table:table-cell office:value-type="float" office:value="106.343827909788" table:formula="of:=[.O199]+0" table:style-name="ce5">
            <text:p>106.34</text:p>
          </table:table-cell>
          <table:table-cell office:value-type="string" table:style-name="ce4">
            <text:p>38<text:span text:style-name="T1">: </text:span><text:span text:style-name="T2">96.81765603176616</text:span></text:p>
          </table:table-cell>
          <table:table-cell office:value-type="string" office:string-value="96.81765603176616" table:formula="of:=RIGHT([.Q199];LEN([.Q199])-4)" table:style-name="ce5">
            <text:p>96.81765603176616</text:p>
          </table:table-cell>
          <table:table-cell office:value-type="float" office:value="96.817656031766106" table:formula="of:=[.R199]+0" table:style-name="ce5">
            <text:p>96.82</text:p>
          </table:table-cell>
          <table:table-cell office:value-type="string" table:style-name="ce4">
            <text:p>38<text:span text:style-name="T1">: </text:span><text:span text:style-name="T2">90.74119357349932</text:span></text:p>
          </table:table-cell>
          <table:table-cell office:value-type="string" office:string-value="90.74119357349932" table:formula="of:=RIGHT([.T199];LEN([.T199])-4)" table:style-name="ce5">
            <text:p>90.74119357349932</text:p>
          </table:table-cell>
          <table:table-cell office:value-type="float" office:value="90.741193573499302" table:formula="of:=[.U199]+0" table:style-name="ce5">
            <text:p>90.74</text:p>
          </table:table-cell>
          <table:table-cell office:value-type="string" table:style-name="ce4">
            <text:p>38<text:span text:style-name="T1">: </text:span><text:span text:style-name="T2">144.38366718046416</text:span></text:p>
          </table:table-cell>
          <table:table-cell office:value-type="string" office:string-value="144.38366718046416" table:formula="of:=RIGHT([.W199];LEN([.W199])-4)" table:style-name="ce5">
            <text:p>144.38366718046416</text:p>
          </table:table-cell>
          <table:table-cell office:value-type="float" office:value="144.38366718046399" table:formula="of:=[.X199]+0" table:style-name="ce5">
            <text:p>144.38</text:p>
          </table:table-cell>
          <table:table-cell office:value-type="string" table:style-name="ce4">
            <text:p>38<text:span text:style-name="T1">: </text:span><text:span text:style-name="T2">143.58695709244674</text:span></text:p>
          </table:table-cell>
          <table:table-cell office:value-type="string" office:string-value="143.58695709244674" table:formula="of:=RIGHT([.Z199];LEN([.Z199])-4)" table:style-name="ce5">
            <text:p>143.58695709244674</text:p>
          </table:table-cell>
          <table:table-cell office:value-type="float" office:value="143.586957092446" table:formula="of:=[.AA199]+0" table:style-name="ce5">
            <text:p>143.59</text:p>
          </table:table-cell>
          <table:table-cell office:value-type="string" table:style-name="ce4">
            <text:p>38<text:span text:style-name="T1">: </text:span><text:span text:style-name="T2">130.94419558240966</text:span></text:p>
          </table:table-cell>
          <table:table-cell office:value-type="string" office:string-value="130.94419558240966" table:formula="of:=RIGHT([.AC199];LEN([.AC199])-4)" table:style-name="ce5">
            <text:p>130.94419558240966</text:p>
          </table:table-cell>
          <table:table-cell office:value-type="float" office:value="130.94419558240901" table:formula="of:=[.AD199]+0" table:style-name="ce5">
            <text:p>130.94</text:p>
          </table:table-cell>
          <table:table-cell office:value-type="float" office:value="122.62089370111497" table:formula="of:=([.D199]+[.G199]+[.J199]+[.M199]+[.P199]+[.S199]+[.V199]+[.Y199]+[.AB199]+[.AE199])/10" table:style-name="ce5">
            <text:p>122.62</text:p>
          </table:table-cell>
          <table:table-cell table:number-columns-repeated="16352"/>
        </table:table-row>
        <table:table-row table:style-name="ro1">
          <table:table-cell office:value-type="float" office:value="40" table:formula="of:=[.A199]+1" table:style-name="ce1">
            <text:p>40</text:p>
          </table:table-cell>
          <table:table-cell office:value-type="string" table:style-name="ce4">
            <text:p>39<text:span text:style-name="T1">: </text:span><text:span text:style-name="T2">137.5114714334757</text:span></text:p>
          </table:table-cell>
          <table:table-cell office:value-type="string" office:string-value="137.5114714334757" table:formula="of:=RIGHT([.B200];LEN([.B200])-4)" table:style-name="ce5">
            <text:p>137.5114714334757</text:p>
          </table:table-cell>
          <table:table-cell office:value-type="float" office:value="137.51147143347501" table:formula="of:=[.C200]+0" table:style-name="ce5">
            <text:p>137.51</text:p>
          </table:table-cell>
          <table:table-cell office:value-type="string" table:style-name="ce4">
            <text:p>39<text:span text:style-name="T1">: </text:span><text:span text:style-name="T2">106.1118571881522</text:span></text:p>
          </table:table-cell>
          <table:table-cell office:value-type="string" office:string-value="106.1118571881522" table:formula="of:=RIGHT([.E200];LEN([.E200])-4)" table:style-name="ce5">
            <text:p>106.1118571881522</text:p>
          </table:table-cell>
          <table:table-cell office:value-type="float" office:value="106.111857188152" table:formula="of:=[.F200]+0" table:style-name="ce5">
            <text:p>106.11</text:p>
          </table:table-cell>
          <table:table-cell office:value-type="string" table:style-name="ce4">
            <text:p>39<text:span text:style-name="T1">: </text:span><text:span text:style-name="T2">122.75132993468297</text:span></text:p>
          </table:table-cell>
          <table:table-cell office:value-type="string" office:string-value="122.75132993468297" table:formula="of:=RIGHT([.H200];LEN([.H200])-4)" table:style-name="ce5">
            <text:p>122.75132993468297</text:p>
          </table:table-cell>
          <table:table-cell office:value-type="float" office:value="122.751329934682" table:formula="of:=[.I200]+0" table:style-name="ce5">
            <text:p>122.75</text:p>
          </table:table-cell>
          <table:table-cell office:value-type="string" table:style-name="ce4">
            <text:p>39<text:span text:style-name="T1">: </text:span><text:span text:style-name="T2">126.12408928130142</text:span></text:p>
          </table:table-cell>
          <table:table-cell office:value-type="string" office:string-value="126.12408928130142" table:formula="of:=RIGHT([.K200];LEN([.K200])-4)" table:style-name="ce5">
            <text:p>126.12408928130142</text:p>
          </table:table-cell>
          <table:table-cell office:value-type="float" office:value="126.124089281301" table:formula="of:=[.L200]+0" table:style-name="ce5">
            <text:p>126.12</text:p>
          </table:table-cell>
          <table:table-cell office:value-type="string" table:style-name="ce4">
            <text:p>39<text:span text:style-name="T1">: </text:span><text:span text:style-name="T2">101.02892764031787</text:span></text:p>
          </table:table-cell>
          <table:table-cell office:value-type="string" office:string-value="101.02892764031787" table:formula="of:=RIGHT([.N200];LEN([.N200])-4)" table:style-name="ce5">
            <text:p>101.02892764031787</text:p>
          </table:table-cell>
          <table:table-cell office:value-type="float" office:value="101.02892764031699" table:formula="of:=[.O200]+0" table:style-name="ce5">
            <text:p>101.03</text:p>
          </table:table-cell>
          <table:table-cell office:value-type="string" table:style-name="ce4">
            <text:p>39<text:span text:style-name="T1">: </text:span><text:span text:style-name="T2">96.84506997701526</text:span></text:p>
          </table:table-cell>
          <table:table-cell office:value-type="string" office:string-value="96.84506997701526" table:formula="of:=RIGHT([.Q200];LEN([.Q200])-4)" table:style-name="ce5">
            <text:p>96.84506997701526</text:p>
          </table:table-cell>
          <table:table-cell office:value-type="float" office:value="96.8450699770152" table:formula="of:=[.R200]+0" table:style-name="ce5">
            <text:p>96.85</text:p>
          </table:table-cell>
          <table:table-cell office:value-type="string" table:style-name="ce4">
            <text:p>39<text:span text:style-name="T1">: </text:span><text:span text:style-name="T2">66.04702441316198</text:span></text:p>
          </table:table-cell>
          <table:table-cell office:value-type="string" office:string-value="66.04702441316198" table:formula="of:=RIGHT([.T200];LEN([.T200])-4)" table:style-name="ce5">
            <text:p>66.04702441316198</text:p>
          </table:table-cell>
          <table:table-cell office:value-type="float" office:value="66.047024413161907" table:formula="of:=[.U200]+0" table:style-name="ce5">
            <text:p>66.05</text:p>
          </table:table-cell>
          <table:table-cell office:value-type="string" table:style-name="ce4">
            <text:p>39<text:span text:style-name="T1">: </text:span><text:span text:style-name="T2">144.84858648792775</text:span></text:p>
          </table:table-cell>
          <table:table-cell office:value-type="string" office:string-value="144.84858648792775" table:formula="of:=RIGHT([.W200];LEN([.W200])-4)" table:style-name="ce5">
            <text:p>144.84858648792775</text:p>
          </table:table-cell>
          <table:table-cell office:value-type="float" office:value="144.84858648792701" table:formula="of:=[.X200]+0" table:style-name="ce5">
            <text:p>144.85</text:p>
          </table:table-cell>
          <table:table-cell office:value-type="string" table:style-name="ce4">
            <text:p>39<text:span text:style-name="T1">: </text:span><text:span text:style-name="T2">143.38325687918118</text:span></text:p>
          </table:table-cell>
          <table:table-cell office:value-type="string" office:string-value="143.38325687918118" table:formula="of:=RIGHT([.Z200];LEN([.Z200])-4)" table:style-name="ce5">
            <text:p>143.38325687918118</text:p>
          </table:table-cell>
          <table:table-cell office:value-type="float" office:value="143.383256879181" table:formula="of:=[.AA200]+0" table:style-name="ce5">
            <text:p>143.38</text:p>
          </table:table-cell>
          <table:table-cell office:value-type="string" table:style-name="ce4">
            <text:p>39<text:span text:style-name="T1">: </text:span><text:span text:style-name="T2">135.6412258073249</text:span></text:p>
          </table:table-cell>
          <table:table-cell office:value-type="string" office:string-value="135.6412258073249" table:formula="of:=RIGHT([.AC200];LEN([.AC200])-4)" table:style-name="ce5">
            <text:p>135.6412258073249</text:p>
          </table:table-cell>
          <table:table-cell office:value-type="float" office:value="135.64122580732399" table:formula="of:=[.AD200]+0" table:style-name="ce5">
            <text:p>135.64</text:p>
          </table:table-cell>
          <table:table-cell office:value-type="float" office:value="118.02928390425362" table:formula="of:=([.D200]+[.G200]+[.J200]+[.M200]+[.P200]+[.S200]+[.V200]+[.Y200]+[.AB200]+[.AE200])/10" table:style-name="ce5">
            <text:p>118.03</text:p>
          </table:table-cell>
          <table:table-cell table:number-columns-repeated="16352"/>
        </table:table-row>
        <table:table-row table:style-name="ro1">
          <table:table-cell office:value-type="float" office:value="41" table:formula="of:=[.A200]+1" table:style-name="ce1">
            <text:p>41</text:p>
          </table:table-cell>
          <table:table-cell office:value-type="string" table:style-name="ce4">
            <text:p>40<text:span text:style-name="T1">: </text:span><text:span text:style-name="T2">138.7096513439862</text:span></text:p>
          </table:table-cell>
          <table:table-cell office:value-type="string" office:string-value="138.7096513439862" table:formula="of:=RIGHT([.B201];LEN([.B201])-4)" table:style-name="ce5">
            <text:p>138.7096513439862</text:p>
          </table:table-cell>
          <table:table-cell office:value-type="float" office:value="138.709651343986" table:formula="of:=[.C201]+0" table:style-name="ce5">
            <text:p>138.71</text:p>
          </table:table-cell>
          <table:table-cell office:value-type="string" table:style-name="ce4">
            <text:p>40<text:span text:style-name="T1">: </text:span><text:span text:style-name="T2">119.90016004566563</text:span></text:p>
          </table:table-cell>
          <table:table-cell office:value-type="string" office:string-value="119.90016004566563" table:formula="of:=RIGHT([.E201];LEN([.E201])-4)" table:style-name="ce5">
            <text:p>119.90016004566563</text:p>
          </table:table-cell>
          <table:table-cell office:value-type="float" office:value="119.900160045665" table:formula="of:=[.F201]+0" table:style-name="ce5">
            <text:p>119.90</text:p>
          </table:table-cell>
          <table:table-cell office:value-type="string" table:style-name="ce4">
            <text:p>40<text:span text:style-name="T1">: </text:span><text:span text:style-name="T2">121.77260263122594</text:span></text:p>
          </table:table-cell>
          <table:table-cell office:value-type="string" office:string-value="121.77260263122594" table:formula="of:=RIGHT([.H201];LEN([.H201])-4)" table:style-name="ce5">
            <text:p>121.77260263122594</text:p>
          </table:table-cell>
          <table:table-cell office:value-type="float" office:value="121.772602631225" table:formula="of:=[.I201]+0" table:style-name="ce5">
            <text:p>121.77</text:p>
          </table:table-cell>
          <table:table-cell office:value-type="string" table:style-name="ce4">
            <text:p>40<text:span text:style-name="T1">: </text:span><text:span text:style-name="T2">119.5519673032167</text:span></text:p>
          </table:table-cell>
          <table:table-cell office:value-type="string" office:string-value="119.5519673032167" table:formula="of:=RIGHT([.K201];LEN([.K201])-4)" table:style-name="ce5">
            <text:p>119.5519673032167</text:p>
          </table:table-cell>
          <table:table-cell office:value-type="float" office:value="119.551967303216" table:formula="of:=[.L201]+0" table:style-name="ce5">
            <text:p>119.55</text:p>
          </table:table-cell>
          <table:table-cell office:value-type="string" table:style-name="ce4">
            <text:p>40<text:span text:style-name="T1">: </text:span><text:span text:style-name="T2">99.78145405391118</text:span></text:p>
          </table:table-cell>
          <table:table-cell office:value-type="string" office:string-value="99.78145405391118" table:formula="of:=RIGHT([.N201];LEN([.N201])-4)" table:style-name="ce5">
            <text:p>99.78145405391118</text:p>
          </table:table-cell>
          <table:table-cell office:value-type="float" office:value="99.781454053911105" table:formula="of:=[.O201]+0" table:style-name="ce5">
            <text:p>99.78</text:p>
          </table:table-cell>
          <table:table-cell office:value-type="string" table:style-name="ce4">
            <text:p>40<text:span text:style-name="T1">: </text:span><text:span text:style-name="T2">122.70682282287505</text:span></text:p>
          </table:table-cell>
          <table:table-cell office:value-type="string" office:string-value="122.70682282287505" table:formula="of:=RIGHT([.Q201];LEN([.Q201])-4)" table:style-name="ce5">
            <text:p>122.70682282287505</text:p>
          </table:table-cell>
          <table:table-cell office:value-type="float" office:value="122.706822822875" table:formula="of:=[.R201]+0" table:style-name="ce5">
            <text:p>122.71</text:p>
          </table:table-cell>
          <table:table-cell office:value-type="string" table:style-name="ce4">
            <text:p>40<text:span text:style-name="T1">: </text:span><text:span text:style-name="T2">85.16541157985179</text:span></text:p>
          </table:table-cell>
          <table:table-cell office:value-type="string" office:string-value="85.16541157985179" table:formula="of:=RIGHT([.T201];LEN([.T201])-4)" table:style-name="ce5">
            <text:p>85.16541157985179</text:p>
          </table:table-cell>
          <table:table-cell office:value-type="float" office:value="85.165411579851707" table:formula="of:=[.U201]+0" table:style-name="ce5">
            <text:p>85.17</text:p>
          </table:table-cell>
          <table:table-cell office:value-type="string" table:style-name="ce4">
            <text:p>40<text:span text:style-name="T1">: </text:span><text:span text:style-name="T2">141.12685592156643</text:span></text:p>
          </table:table-cell>
          <table:table-cell office:value-type="string" office:string-value="141.12685592156643" table:formula="of:=RIGHT([.W201];LEN([.W201])-4)" table:style-name="ce5">
            <text:p>141.12685592156643</text:p>
          </table:table-cell>
          <table:table-cell office:value-type="float" office:value="141.126855921566" table:formula="of:=[.X201]+0" table:style-name="ce5">
            <text:p>141.13</text:p>
          </table:table-cell>
          <table:table-cell office:value-type="string" table:style-name="ce4">
            <text:p>40<text:span text:style-name="T1">: </text:span><text:span text:style-name="T2">130.74785589445074</text:span></text:p>
          </table:table-cell>
          <table:table-cell office:value-type="string" office:string-value="130.74785589445074" table:formula="of:=RIGHT([.Z201];LEN([.Z201])-4)" table:style-name="ce5">
            <text:p>130.74785589445074</text:p>
          </table:table-cell>
          <table:table-cell office:value-type="float" office:value="130.74785589445" table:formula="of:=[.AA201]+0" table:style-name="ce5">
            <text:p>130.75</text:p>
          </table:table-cell>
          <table:table-cell office:value-type="string" table:style-name="ce4">
            <text:p>40<text:span text:style-name="T1">: </text:span><text:span text:style-name="T2">135.408581208349</text:span></text:p>
          </table:table-cell>
          <table:table-cell office:value-type="string" office:string-value="135.408581208349" table:formula="of:=RIGHT([.AC201];LEN([.AC201])-4)" table:style-name="ce5">
            <text:p>135.408581208349</text:p>
          </table:table-cell>
          <table:table-cell office:value-type="float" office:value="135.40858120834901" table:formula="of:=[.AD201]+0" table:style-name="ce5">
            <text:p>135.41</text:p>
          </table:table-cell>
          <table:table-cell office:value-type="float" office:value="121.48713628050947" table:formula="of:=([.D201]+[.G201]+[.J201]+[.M201]+[.P201]+[.S201]+[.V201]+[.Y201]+[.AB201]+[.AE201])/10" table:style-name="ce5">
            <text:p>121.49</text:p>
          </table:table-cell>
          <table:table-cell table:number-columns-repeated="16352"/>
        </table:table-row>
        <table:table-row table:style-name="ro1">
          <table:table-cell office:value-type="float" office:value="42" table:formula="of:=[.A201]+1" table:style-name="ce1">
            <text:p>42</text:p>
          </table:table-cell>
          <table:table-cell office:value-type="string" table:style-name="ce4">
            <text:p>41<text:span text:style-name="T1">: </text:span><text:span text:style-name="T2">137.64218968708053</text:span></text:p>
          </table:table-cell>
          <table:table-cell office:value-type="string" office:string-value="137.64218968708053" table:formula="of:=RIGHT([.B202];LEN([.B202])-4)" table:style-name="ce5">
            <text:p>137.64218968708053</text:p>
          </table:table-cell>
          <table:table-cell office:value-type="float" office:value="137.64218968707999" table:formula="of:=[.C202]+0" table:style-name="ce5">
            <text:p>137.64</text:p>
          </table:table-cell>
          <table:table-cell office:value-type="string" table:style-name="ce4">
            <text:p>41<text:span text:style-name="T1">: </text:span><text:span text:style-name="T2">119.63256718265866</text:span></text:p>
          </table:table-cell>
          <table:table-cell office:value-type="string" office:string-value="119.63256718265866" table:formula="of:=RIGHT([.E202];LEN([.E202])-4)" table:style-name="ce5">
            <text:p>119.63256718265866</text:p>
          </table:table-cell>
          <table:table-cell office:value-type="float" office:value="119.63256718265799" table:formula="of:=[.F202]+0" table:style-name="ce5">
            <text:p>119.63</text:p>
          </table:table-cell>
          <table:table-cell office:value-type="string" table:style-name="ce4">
            <text:p>41<text:span text:style-name="T1">: </text:span><text:span text:style-name="T2">108.53657617469493</text:span></text:p>
          </table:table-cell>
          <table:table-cell office:value-type="string" office:string-value="108.53657617469493" table:formula="of:=RIGHT([.H202];LEN([.H202])-4)" table:style-name="ce5">
            <text:p>108.53657617469493</text:p>
          </table:table-cell>
          <table:table-cell office:value-type="float" office:value="108.53657617469401" table:formula="of:=[.I202]+0" table:style-name="ce5">
            <text:p>108.54</text:p>
          </table:table-cell>
          <table:table-cell office:value-type="string" table:style-name="ce4">
            <text:p>41<text:span text:style-name="T1">: </text:span><text:span text:style-name="T2">126.08521784542616</text:span></text:p>
          </table:table-cell>
          <table:table-cell office:value-type="string" office:string-value="126.08521784542616" table:formula="of:=RIGHT([.K202];LEN([.K202])-4)" table:style-name="ce5">
            <text:p>126.08521784542616</text:p>
          </table:table-cell>
          <table:table-cell office:value-type="float" office:value="126.085217845426" table:formula="of:=[.L202]+0" table:style-name="ce5">
            <text:p>126.09</text:p>
          </table:table-cell>
          <table:table-cell office:value-type="string" table:style-name="ce4">
            <text:p>41<text:span text:style-name="T1">: </text:span><text:span text:style-name="T2">101.90829000111103</text:span></text:p>
          </table:table-cell>
          <table:table-cell office:value-type="string" office:string-value="101.90829000111103" table:formula="of:=RIGHT([.N202];LEN([.N202])-4)" table:style-name="ce5">
            <text:p>101.90829000111103</text:p>
          </table:table-cell>
          <table:table-cell office:value-type="float" office:value="101.908290001111" table:formula="of:=[.O202]+0" table:style-name="ce5">
            <text:p>101.91</text:p>
          </table:table-cell>
          <table:table-cell office:value-type="string" table:style-name="ce4">
            <text:p>41<text:span text:style-name="T1">: </text:span><text:span text:style-name="T2">96.83882327738523</text:span></text:p>
          </table:table-cell>
          <table:table-cell office:value-type="string" office:string-value="96.83882327738523" table:formula="of:=RIGHT([.Q202];LEN([.Q202])-4)" table:style-name="ce5">
            <text:p>96.83882327738523</text:p>
          </table:table-cell>
          <table:table-cell office:value-type="float" office:value="96.838823277385202" table:formula="of:=[.R202]+0" table:style-name="ce5">
            <text:p>96.84</text:p>
          </table:table-cell>
          <table:table-cell office:value-type="string" table:style-name="ce4">
            <text:p>41<text:span text:style-name="T1">: </text:span><text:span text:style-name="T2">76.98623687919572</text:span></text:p>
          </table:table-cell>
          <table:table-cell office:value-type="string" office:string-value="76.98623687919572" table:formula="of:=RIGHT([.T202];LEN([.T202])-4)" table:style-name="ce5">
            <text:p>76.98623687919572</text:p>
          </table:table-cell>
          <table:table-cell office:value-type="float" office:value="76.986236879195701" table:formula="of:=[.U202]+0" table:style-name="ce5">
            <text:p>76.99</text:p>
          </table:table-cell>
          <table:table-cell office:value-type="string" table:style-name="ce4">
            <text:p>41<text:span text:style-name="T1">: </text:span><text:span text:style-name="T2">144.82332907131214</text:span></text:p>
          </table:table-cell>
          <table:table-cell office:value-type="string" office:string-value="144.82332907131214" table:formula="of:=RIGHT([.W202];LEN([.W202])-4)" table:style-name="ce5">
            <text:p>144.82332907131214</text:p>
          </table:table-cell>
          <table:table-cell office:value-type="float" office:value="144.823329071312" table:formula="of:=[.X202]+0" table:style-name="ce5">
            <text:p>144.82</text:p>
          </table:table-cell>
          <table:table-cell office:value-type="string" table:style-name="ce4">
            <text:p>41<text:span text:style-name="T1">: </text:span><text:span text:style-name="T2">132.98398583075385</text:span></text:p>
          </table:table-cell>
          <table:table-cell office:value-type="string" office:string-value="132.98398583075385" table:formula="of:=RIGHT([.Z202];LEN([.Z202])-4)" table:style-name="ce5">
            <text:p>132.98398583075385</text:p>
          </table:table-cell>
          <table:table-cell office:value-type="float" office:value="132.983985830753" table:formula="of:=[.AA202]+0" table:style-name="ce5">
            <text:p>132.98</text:p>
          </table:table-cell>
          <table:table-cell office:value-type="string" table:style-name="ce4">
            <text:p>41<text:span text:style-name="T1">: </text:span><text:span text:style-name="T2">133.86182115391642</text:span></text:p>
          </table:table-cell>
          <table:table-cell office:value-type="string" office:string-value="133.86182115391642" table:formula="of:=RIGHT([.AC202];LEN([.AC202])-4)" table:style-name="ce5">
            <text:p>133.86182115391642</text:p>
          </table:table-cell>
          <table:table-cell office:value-type="float" office:value="133.861821153916" table:formula="of:=[.AD202]+0" table:style-name="ce5">
            <text:p>133.86</text:p>
          </table:table-cell>
          <table:table-cell office:value-type="float" office:value="117.9299037103531" table:formula="of:=([.D202]+[.G202]+[.J202]+[.M202]+[.P202]+[.S202]+[.V202]+[.Y202]+[.AB202]+[.AE202])/10" table:style-name="ce5">
            <text:p>117.93</text:p>
          </table:table-cell>
          <table:table-cell table:number-columns-repeated="16352"/>
        </table:table-row>
        <table:table-row table:style-name="ro1">
          <table:table-cell office:value-type="float" office:value="43" table:formula="of:=[.A202]+1" table:style-name="ce1">
            <text:p>43</text:p>
          </table:table-cell>
          <table:table-cell office:value-type="string" table:style-name="ce4">
            <text:p>42<text:span text:style-name="T1">: </text:span><text:span text:style-name="T2">138.55296426126486</text:span></text:p>
          </table:table-cell>
          <table:table-cell office:value-type="string" office:string-value="138.55296426126486" table:formula="of:=RIGHT([.B203];LEN([.B203])-4)" table:style-name="ce5">
            <text:p>138.55296426126486</text:p>
          </table:table-cell>
          <table:table-cell office:value-type="float" office:value="138.55296426126401" table:formula="of:=[.C203]+0" table:style-name="ce5">
            <text:p>138.55</text:p>
          </table:table-cell>
          <table:table-cell office:value-type="string" table:style-name="ce4">
            <text:p>42<text:span text:style-name="T1">: </text:span><text:span text:style-name="T2">105.51094187272365</text:span></text:p>
          </table:table-cell>
          <table:table-cell office:value-type="string" office:string-value="105.51094187272365" table:formula="of:=RIGHT([.E203];LEN([.E203])-4)" table:style-name="ce5">
            <text:p>105.51094187272365</text:p>
          </table:table-cell>
          <table:table-cell office:value-type="float" office:value="105.510941872723" table:formula="of:=[.F203]+0" table:style-name="ce5">
            <text:p>105.51</text:p>
          </table:table-cell>
          <table:table-cell office:value-type="string" table:style-name="ce4">
            <text:p>42<text:span text:style-name="T1">: </text:span><text:span text:style-name="T2">122.48496531554137</text:span></text:p>
          </table:table-cell>
          <table:table-cell office:value-type="string" office:string-value="122.48496531554137" table:formula="of:=RIGHT([.H203];LEN([.H203])-4)" table:style-name="ce5">
            <text:p>122.48496531554137</text:p>
          </table:table-cell>
          <table:table-cell office:value-type="float" office:value="122.484965315541" table:formula="of:=[.I203]+0" table:style-name="ce5">
            <text:p>122.48</text:p>
          </table:table-cell>
          <table:table-cell office:value-type="string" table:style-name="ce4">
            <text:p>42<text:span text:style-name="T1">: </text:span><text:span text:style-name="T2">128.81331015341692</text:span></text:p>
          </table:table-cell>
          <table:table-cell office:value-type="string" office:string-value="128.81331015341692" table:formula="of:=RIGHT([.K203];LEN([.K203])-4)" table:style-name="ce5">
            <text:p>128.81331015341692</text:p>
          </table:table-cell>
          <table:table-cell office:value-type="float" office:value="128.81331015341601" table:formula="of:=[.L203]+0" table:style-name="ce5">
            <text:p>128.81</text:p>
          </table:table-cell>
          <table:table-cell office:value-type="string" table:style-name="ce4">
            <text:p>42<text:span text:style-name="T1">: </text:span><text:span text:style-name="T2">100.59236155768536</text:span></text:p>
          </table:table-cell>
          <table:table-cell office:value-type="string" office:string-value="100.59236155768536" table:formula="of:=RIGHT([.N203];LEN([.N203])-4)" table:style-name="ce5">
            <text:p>100.59236155768536</text:p>
          </table:table-cell>
          <table:table-cell office:value-type="float" office:value="100.592361557685" table:formula="of:=[.O203]+0" table:style-name="ce5">
            <text:p>100.59</text:p>
          </table:table-cell>
          <table:table-cell office:value-type="string" table:style-name="ce4">
            <text:p>42<text:span text:style-name="T1">: </text:span><text:span text:style-name="T2">119.9678250957263</text:span></text:p>
          </table:table-cell>
          <table:table-cell office:value-type="string" office:string-value="119.9678250957263" table:formula="of:=RIGHT([.Q203];LEN([.Q203])-4)" table:style-name="ce5">
            <text:p>119.9678250957263</text:p>
          </table:table-cell>
          <table:table-cell office:value-type="float" office:value="119.967825095726" table:formula="of:=[.R203]+0" table:style-name="ce5">
            <text:p>119.97</text:p>
          </table:table-cell>
          <table:table-cell office:value-type="string" table:style-name="ce4">
            <text:p>42<text:span text:style-name="T1">: </text:span><text:span text:style-name="T2">84.29418087849066</text:span></text:p>
          </table:table-cell>
          <table:table-cell office:value-type="string" office:string-value="84.29418087849066" table:formula="of:=RIGHT([.T203];LEN([.T203])-4)" table:style-name="ce5">
            <text:p>84.29418087849066</text:p>
          </table:table-cell>
          <table:table-cell office:value-type="float" office:value="84.294180878490593" table:formula="of:=[.U203]+0" table:style-name="ce5">
            <text:p>84.29</text:p>
          </table:table-cell>
          <table:table-cell office:value-type="string" table:style-name="ce4">
            <text:p>42<text:span text:style-name="T1">: </text:span><text:span text:style-name="T2">135.67968793136075</text:span></text:p>
          </table:table-cell>
          <table:table-cell office:value-type="string" office:string-value="135.67968793136075" table:formula="of:=RIGHT([.W203];LEN([.W203])-4)" table:style-name="ce5">
            <text:p>135.67968793136075</text:p>
          </table:table-cell>
          <table:table-cell office:value-type="float" office:value="135.67968793136001" table:formula="of:=[.X203]+0" table:style-name="ce5">
            <text:p>135.68</text:p>
          </table:table-cell>
          <table:table-cell office:value-type="string" table:style-name="ce4">
            <text:p>42<text:span text:style-name="T1">: </text:span><text:span text:style-name="T2">104.71290577115666</text:span></text:p>
          </table:table-cell>
          <table:table-cell office:value-type="string" office:string-value="104.71290577115666" table:formula="of:=RIGHT([.Z203];LEN([.Z203])-4)" table:style-name="ce5">
            <text:p>104.71290577115666</text:p>
          </table:table-cell>
          <table:table-cell office:value-type="float" office:value="104.712905771156" table:formula="of:=[.AA203]+0" table:style-name="ce5">
            <text:p>104.71</text:p>
          </table:table-cell>
          <table:table-cell office:value-type="string" table:style-name="ce4">
            <text:p>42<text:span text:style-name="T1">: </text:span><text:span text:style-name="T2">91.21201608442243</text:span></text:p>
          </table:table-cell>
          <table:table-cell office:value-type="string" office:string-value="91.21201608442243" table:formula="of:=RIGHT([.AC203];LEN([.AC203])-4)" table:style-name="ce5">
            <text:p>91.21201608442243</text:p>
          </table:table-cell>
          <table:table-cell office:value-type="float" office:value="91.212016084422402" table:formula="of:=[.AD203]+0" table:style-name="ce5">
            <text:p>91.21</text:p>
          </table:table-cell>
          <table:table-cell office:value-type="float" office:value="113.1821158921784" table:formula="of:=([.D203]+[.G203]+[.J203]+[.M203]+[.P203]+[.S203]+[.V203]+[.Y203]+[.AB203]+[.AE203])/10" table:style-name="ce5">
            <text:p>113.18</text:p>
          </table:table-cell>
          <table:table-cell table:number-columns-repeated="16352"/>
        </table:table-row>
        <table:table-row table:style-name="ro1">
          <table:table-cell office:value-type="float" office:value="44" table:formula="of:=[.A203]+1" table:style-name="ce1">
            <text:p>44</text:p>
          </table:table-cell>
          <table:table-cell office:value-type="string" table:style-name="ce4">
            <text:p>43<text:span text:style-name="T1">: </text:span><text:span text:style-name="T2">137.1699155235395</text:span></text:p>
          </table:table-cell>
          <table:table-cell office:value-type="string" office:string-value="137.1699155235395" table:formula="of:=RIGHT([.B204];LEN([.B204])-4)" table:style-name="ce5">
            <text:p>137.1699155235395</text:p>
          </table:table-cell>
          <table:table-cell office:value-type="float" office:value="137.169915523539" table:formula="of:=[.C204]+0" table:style-name="ce5">
            <text:p>137.17</text:p>
          </table:table-cell>
          <table:table-cell office:value-type="string" table:style-name="ce4">
            <text:p>43<text:span text:style-name="T1">: </text:span><text:span text:style-name="T2">105.73959428489111</text:span></text:p>
          </table:table-cell>
          <table:table-cell office:value-type="string" office:string-value="105.73959428489111" table:formula="of:=RIGHT([.E204];LEN([.E204])-4)" table:style-name="ce5">
            <text:p>105.73959428489111</text:p>
          </table:table-cell>
          <table:table-cell office:value-type="float" office:value="105.739594284891" table:formula="of:=[.F204]+0" table:style-name="ce5">
            <text:p>105.74</text:p>
          </table:table-cell>
          <table:table-cell office:value-type="string" table:style-name="ce4">
            <text:p>43<text:span text:style-name="T1">: </text:span><text:span text:style-name="T2">119.63092010989995</text:span></text:p>
          </table:table-cell>
          <table:table-cell office:value-type="string" office:string-value="119.63092010989995" table:formula="of:=RIGHT([.H204];LEN([.H204])-4)" table:style-name="ce5">
            <text:p>119.63092010989995</text:p>
          </table:table-cell>
          <table:table-cell office:value-type="float" office:value="119.63092010989899" table:formula="of:=[.I204]+0" table:style-name="ce5">
            <text:p>119.63</text:p>
          </table:table-cell>
          <table:table-cell office:value-type="string" table:style-name="ce4">
            <text:p>43<text:span text:style-name="T1">: </text:span><text:span text:style-name="T2">131.22870692074932</text:span></text:p>
          </table:table-cell>
          <table:table-cell office:value-type="string" office:string-value="131.22870692074932" table:formula="of:=RIGHT([.K204];LEN([.K204])-4)" table:style-name="ce5">
            <text:p>131.22870692074932</text:p>
          </table:table-cell>
          <table:table-cell office:value-type="float" office:value="131.228706920749" table:formula="of:=[.L204]+0" table:style-name="ce5">
            <text:p>131.23</text:p>
          </table:table-cell>
          <table:table-cell office:value-type="string" table:style-name="ce4">
            <text:p>43<text:span text:style-name="T1">: </text:span><text:span text:style-name="T2">102.23758949076372</text:span></text:p>
          </table:table-cell>
          <table:table-cell office:value-type="string" office:string-value="102.23758949076372" table:formula="of:=RIGHT([.N204];LEN([.N204])-4)" table:style-name="ce5">
            <text:p>102.23758949076372</text:p>
          </table:table-cell>
          <table:table-cell office:value-type="float" office:value="102.237589490763" table:formula="of:=[.O204]+0" table:style-name="ce5">
            <text:p>102.24</text:p>
          </table:table-cell>
          <table:table-cell office:value-type="string" table:style-name="ce4">
            <text:p>43<text:span text:style-name="T1">: </text:span><text:span text:style-name="T2">96.80806620749438</text:span></text:p>
          </table:table-cell>
          <table:table-cell office:value-type="string" office:string-value="96.80806620749438" table:formula="of:=RIGHT([.Q204];LEN([.Q204])-4)" table:style-name="ce5">
            <text:p>96.80806620749438</text:p>
          </table:table-cell>
          <table:table-cell office:value-type="float" office:value="96.808066207494306" table:formula="of:=[.R204]+0" table:style-name="ce5">
            <text:p>96.81</text:p>
          </table:table-cell>
          <table:table-cell office:value-type="string" table:style-name="ce4">
            <text:p>43<text:span text:style-name="T1">: </text:span><text:span text:style-name="T2">66.04702444089136</text:span></text:p>
          </table:table-cell>
          <table:table-cell office:value-type="string" office:string-value="66.04702444089136" table:formula="of:=RIGHT([.T204];LEN([.T204])-4)" table:style-name="ce5">
            <text:p>66.04702444089136</text:p>
          </table:table-cell>
          <table:table-cell office:value-type="float" office:value="66.047024440891306" table:formula="of:=[.U204]+0" table:style-name="ce5">
            <text:p>66.05</text:p>
          </table:table-cell>
          <table:table-cell office:value-type="string" table:style-name="ce4">
            <text:p>43<text:span text:style-name="T1">: </text:span><text:span text:style-name="T2">122.7799519123913</text:span></text:p>
          </table:table-cell>
          <table:table-cell office:value-type="string" office:string-value="122.7799519123913" table:formula="of:=RIGHT([.W204];LEN([.W204])-4)" table:style-name="ce5">
            <text:p>122.7799519123913</text:p>
          </table:table-cell>
          <table:table-cell office:value-type="float" office:value="122.779951912391" table:formula="of:=[.X204]+0" table:style-name="ce5">
            <text:p>122.78</text:p>
          </table:table-cell>
          <table:table-cell office:value-type="string" table:style-name="ce4">
            <text:p>43<text:span text:style-name="T1">: </text:span><text:span text:style-name="T2">123.27842849538328</text:span></text:p>
          </table:table-cell>
          <table:table-cell office:value-type="string" office:string-value="123.27842849538328" table:formula="of:=RIGHT([.Z204];LEN([.Z204])-4)" table:style-name="ce5">
            <text:p>123.27842849538328</text:p>
          </table:table-cell>
          <table:table-cell office:value-type="float" office:value="123.278428495383" table:formula="of:=[.AA204]+0" table:style-name="ce5">
            <text:p>123.28</text:p>
          </table:table-cell>
          <table:table-cell office:value-type="string" table:style-name="ce4">
            <text:p>43<text:span text:style-name="T1">: </text:span><text:span text:style-name="T2">117.21412582458692</text:span></text:p>
          </table:table-cell>
          <table:table-cell office:value-type="string" office:string-value="117.21412582458692" table:formula="of:=RIGHT([.AC204];LEN([.AC204])-4)" table:style-name="ce5">
            <text:p>117.21412582458692</text:p>
          </table:table-cell>
          <table:table-cell office:value-type="float" office:value="117.21412582458601" table:formula="of:=[.AD204]+0" table:style-name="ce5">
            <text:p>117.21</text:p>
          </table:table-cell>
          <table:table-cell office:value-type="float" office:value="112.21343232105865" table:formula="of:=([.D204]+[.G204]+[.J204]+[.M204]+[.P204]+[.S204]+[.V204]+[.Y204]+[.AB204]+[.AE204])/10" table:style-name="ce5">
            <text:p>112.21</text:p>
          </table:table-cell>
          <table:table-cell table:number-columns-repeated="16352"/>
        </table:table-row>
        <table:table-row table:style-name="ro1">
          <table:table-cell office:value-type="float" office:value="45" table:formula="of:=[.A204]+1" table:style-name="ce1">
            <text:p>45</text:p>
          </table:table-cell>
          <table:table-cell office:value-type="string" table:style-name="ce4">
            <text:p>44<text:span text:style-name="T1">: </text:span><text:span text:style-name="T2">106.57280513968925</text:span></text:p>
          </table:table-cell>
          <table:table-cell office:value-type="string" office:string-value="106.57280513968925" table:formula="of:=RIGHT([.B205];LEN([.B205])-4)" table:style-name="ce5">
            <text:p>106.57280513968925</text:p>
          </table:table-cell>
          <table:table-cell office:value-type="float" office:value="106.572805139689" table:formula="of:=[.C205]+0" table:style-name="ce5">
            <text:p>106.57</text:p>
          </table:table-cell>
          <table:table-cell office:value-type="string" table:style-name="ce4">
            <text:p>44<text:span text:style-name="T1">: </text:span><text:span text:style-name="T2">104.60900588675986</text:span></text:p>
          </table:table-cell>
          <table:table-cell office:value-type="string" office:string-value="104.60900588675986" table:formula="of:=RIGHT([.E205];LEN([.E205])-4)" table:style-name="ce5">
            <text:p>104.60900588675986</text:p>
          </table:table-cell>
          <table:table-cell office:value-type="float" office:value="104.60900588675899" table:formula="of:=[.F205]+0" table:style-name="ce5">
            <text:p>104.61</text:p>
          </table:table-cell>
          <table:table-cell office:value-type="string" table:style-name="ce4">
            <text:p>44<text:span text:style-name="T1">: </text:span><text:span text:style-name="T2">150.7613661431544</text:span></text:p>
          </table:table-cell>
          <table:table-cell office:value-type="string" office:string-value="150.7613661431544" table:formula="of:=RIGHT([.H205];LEN([.H205])-4)" table:style-name="ce5">
            <text:p>150.7613661431544</text:p>
          </table:table-cell>
          <table:table-cell office:value-type="float" office:value="150.76136614315399" table:formula="of:=[.I205]+0" table:style-name="ce5">
            <text:p>150.76</text:p>
          </table:table-cell>
          <table:table-cell office:value-type="string" table:style-name="ce4">
            <text:p>44<text:span text:style-name="T1">: </text:span><text:span text:style-name="T2">127.65532401080395</text:span></text:p>
          </table:table-cell>
          <table:table-cell office:value-type="string" office:string-value="127.65532401080395" table:formula="of:=RIGHT([.K205];LEN([.K205])-4)" table:style-name="ce5">
            <text:p>127.65532401080395</text:p>
          </table:table-cell>
          <table:table-cell office:value-type="float" office:value="127.655324010803" table:formula="of:=[.L205]+0" table:style-name="ce5">
            <text:p>127.66</text:p>
          </table:table-cell>
          <table:table-cell office:value-type="string" table:style-name="ce4">
            <text:p>44<text:span text:style-name="T1">: </text:span><text:span text:style-name="T2">102.09167603317849</text:span></text:p>
          </table:table-cell>
          <table:table-cell office:value-type="string" office:string-value="102.09167603317849" table:formula="of:=RIGHT([.N205];LEN([.N205])-4)" table:style-name="ce5">
            <text:p>102.09167603317849</text:p>
          </table:table-cell>
          <table:table-cell office:value-type="float" office:value="102.091676033178" table:formula="of:=[.O205]+0" table:style-name="ce5">
            <text:p>102.09</text:p>
          </table:table-cell>
          <table:table-cell office:value-type="string" table:style-name="ce4">
            <text:p>44<text:span text:style-name="T1">: </text:span><text:span text:style-name="T2">121.93743225930442</text:span></text:p>
          </table:table-cell>
          <table:table-cell office:value-type="string" office:string-value="121.93743225930442" table:formula="of:=RIGHT([.Q205];LEN([.Q205])-4)" table:style-name="ce5">
            <text:p>121.93743225930442</text:p>
          </table:table-cell>
          <table:table-cell office:value-type="float" office:value="121.937432259304" table:formula="of:=[.R205]+0" table:style-name="ce5">
            <text:p>121.94</text:p>
          </table:table-cell>
          <table:table-cell office:value-type="string" table:style-name="ce4">
            <text:p>44<text:span text:style-name="T1">: </text:span><text:span text:style-name="T2">88.86680532364493</text:span></text:p>
          </table:table-cell>
          <table:table-cell office:value-type="string" office:string-value="88.86680532364493" table:formula="of:=RIGHT([.T205];LEN([.T205])-4)" table:style-name="ce5">
            <text:p>88.86680532364493</text:p>
          </table:table-cell>
          <table:table-cell office:value-type="float" office:value="88.866805323644897" table:formula="of:=[.U205]+0" table:style-name="ce5">
            <text:p>88.87</text:p>
          </table:table-cell>
          <table:table-cell office:value-type="string" table:style-name="ce4">
            <text:p>44<text:span text:style-name="T1">: </text:span><text:span text:style-name="T2">134.88406404194893</text:span></text:p>
          </table:table-cell>
          <table:table-cell office:value-type="string" office:string-value="134.88406404194893" table:formula="of:=RIGHT([.W205];LEN([.W205])-4)" table:style-name="ce5">
            <text:p>134.88406404194893</text:p>
          </table:table-cell>
          <table:table-cell office:value-type="float" office:value="134.88406404194799" table:formula="of:=[.X205]+0" table:style-name="ce5">
            <text:p>134.88</text:p>
          </table:table-cell>
          <table:table-cell office:value-type="string" table:style-name="ce4">
            <text:p>44<text:span text:style-name="T1">: </text:span><text:span text:style-name="T2">144.11231362554892</text:span></text:p>
          </table:table-cell>
          <table:table-cell office:value-type="string" office:string-value="144.11231362554892" table:formula="of:=RIGHT([.Z205];LEN([.Z205])-4)" table:style-name="ce5">
            <text:p>144.11231362554892</text:p>
          </table:table-cell>
          <table:table-cell office:value-type="float" office:value="144.11231362554801" table:formula="of:=[.AA205]+0" table:style-name="ce5">
            <text:p>144.11</text:p>
          </table:table-cell>
          <table:table-cell office:value-type="string" table:style-name="ce4">
            <text:p>44<text:span text:style-name="T1">: </text:span><text:span text:style-name="T2">115.30896125783475</text:span></text:p>
          </table:table-cell>
          <table:table-cell office:value-type="string" office:string-value="115.30896125783475" table:formula="of:=RIGHT([.AC205];LEN([.AC205])-4)" table:style-name="ce5">
            <text:p>115.30896125783475</text:p>
          </table:table-cell>
          <table:table-cell office:value-type="float" office:value="115.308961257834" table:formula="of:=[.AD205]+0" table:style-name="ce5">
            <text:p>115.31</text:p>
          </table:table-cell>
          <table:table-cell office:value-type="float" office:value="119.67997537218619" table:formula="of:=([.D205]+[.G205]+[.J205]+[.M205]+[.P205]+[.S205]+[.V205]+[.Y205]+[.AB205]+[.AE205])/10" table:style-name="ce5">
            <text:p>119.68</text:p>
          </table:table-cell>
          <table:table-cell table:number-columns-repeated="16352"/>
        </table:table-row>
        <table:table-row table:style-name="ro1">
          <table:table-cell office:value-type="float" office:value="46" table:formula="of:=[.A205]+1" table:style-name="ce1">
            <text:p>46</text:p>
          </table:table-cell>
          <table:table-cell office:value-type="string" table:style-name="ce4">
            <text:p>45<text:span text:style-name="T1">: </text:span><text:span text:style-name="T2">127.16682934555304</text:span></text:p>
          </table:table-cell>
          <table:table-cell office:value-type="string" office:string-value="127.16682934555304" table:formula="of:=RIGHT([.B206];LEN([.B206])-4)" table:style-name="ce5">
            <text:p>127.16682934555304</text:p>
          </table:table-cell>
          <table:table-cell office:value-type="float" office:value="127.166829345553" table:formula="of:=[.C206]+0" table:style-name="ce5">
            <text:p>127.17</text:p>
          </table:table-cell>
          <table:table-cell office:value-type="string" table:style-name="ce4">
            <text:p>45<text:span text:style-name="T1">: </text:span><text:span text:style-name="T2">105.76434574904114</text:span></text:p>
          </table:table-cell>
          <table:table-cell office:value-type="string" office:string-value="105.76434574904114" table:formula="of:=RIGHT([.E206];LEN([.E206])-4)" table:style-name="ce5">
            <text:p>105.76434574904114</text:p>
          </table:table-cell>
          <table:table-cell office:value-type="float" office:value="105.764345749041" table:formula="of:=[.F206]+0" table:style-name="ce5">
            <text:p>105.76</text:p>
          </table:table-cell>
          <table:table-cell office:value-type="string" table:style-name="ce4">
            <text:p>45<text:span text:style-name="T1">: </text:span><text:span text:style-name="T2">147.4317660976168</text:span></text:p>
          </table:table-cell>
          <table:table-cell office:value-type="string" office:string-value="147.4317660976168" table:formula="of:=RIGHT([.H206];LEN([.H206])-4)" table:style-name="ce5">
            <text:p>147.4317660976168</text:p>
          </table:table-cell>
          <table:table-cell office:value-type="float" office:value="147.43176609761599" table:formula="of:=[.I206]+0" table:style-name="ce5">
            <text:p>147.43</text:p>
          </table:table-cell>
          <table:table-cell office:value-type="string" table:style-name="ce4">
            <text:p>45<text:span text:style-name="T1">: </text:span><text:span text:style-name="T2">151.2638829358728</text:span></text:p>
          </table:table-cell>
          <table:table-cell office:value-type="string" office:string-value="151.2638829358728" table:formula="of:=RIGHT([.K206];LEN([.K206])-4)" table:style-name="ce5">
            <text:p>151.2638829358728</text:p>
          </table:table-cell>
          <table:table-cell office:value-type="float" office:value="151.263882935872" table:formula="of:=[.L206]+0" table:style-name="ce5">
            <text:p>151.26</text:p>
          </table:table-cell>
          <table:table-cell office:value-type="string" table:style-name="ce4">
            <text:p>45<text:span text:style-name="T1">: </text:span><text:span text:style-name="T2">122.68472869447329</text:span></text:p>
          </table:table-cell>
          <table:table-cell office:value-type="string" office:string-value="122.68472869447329" table:formula="of:=RIGHT([.N206];LEN([.N206])-4)" table:style-name="ce5">
            <text:p>122.68472869447329</text:p>
          </table:table-cell>
          <table:table-cell office:value-type="float" office:value="122.68472869447299" table:formula="of:=[.O206]+0" table:style-name="ce5">
            <text:p>122.68</text:p>
          </table:table-cell>
          <table:table-cell office:value-type="string" table:style-name="ce4">
            <text:p>45<text:span text:style-name="T1">: </text:span><text:span text:style-name="T2">119.62311542193817</text:span></text:p>
          </table:table-cell>
          <table:table-cell office:value-type="string" office:string-value="119.62311542193817" table:formula="of:=RIGHT([.Q206];LEN([.Q206])-4)" table:style-name="ce5">
            <text:p>119.62311542193817</text:p>
          </table:table-cell>
          <table:table-cell office:value-type="float" office:value="119.623115421938" table:formula="of:=[.R206]+0" table:style-name="ce5">
            <text:p>119.62</text:p>
          </table:table-cell>
          <table:table-cell office:value-type="string" table:style-name="ce4">
            <text:p>45<text:span text:style-name="T1">: </text:span><text:span text:style-name="T2">88.98320413212569</text:span></text:p>
          </table:table-cell>
          <table:table-cell office:value-type="string" office:string-value="88.98320413212569" table:formula="of:=RIGHT([.T206];LEN([.T206])-4)" table:style-name="ce5">
            <text:p>88.98320413212569</text:p>
          </table:table-cell>
          <table:table-cell office:value-type="float" office:value="88.983204132125607" table:formula="of:=[.U206]+0" table:style-name="ce5">
            <text:p>88.98</text:p>
          </table:table-cell>
          <table:table-cell office:value-type="string" table:style-name="ce4">
            <text:p>45<text:span text:style-name="T1">: </text:span><text:span text:style-name="T2">126.12178569041123</text:span></text:p>
          </table:table-cell>
          <table:table-cell office:value-type="string" office:string-value="126.12178569041123" table:formula="of:=RIGHT([.W206];LEN([.W206])-4)" table:style-name="ce5">
            <text:p>126.12178569041123</text:p>
          </table:table-cell>
          <table:table-cell office:value-type="float" office:value="126.121785690411" table:formula="of:=[.X206]+0" table:style-name="ce5">
            <text:p>126.12</text:p>
          </table:table-cell>
          <table:table-cell office:value-type="string" table:style-name="ce4">
            <text:p>45<text:span text:style-name="T1">: </text:span><text:span text:style-name="T2">123.43249325776006</text:span></text:p>
          </table:table-cell>
          <table:table-cell office:value-type="string" office:string-value="123.43249325776006" table:formula="of:=RIGHT([.Z206];LEN([.Z206])-4)" table:style-name="ce5">
            <text:p>123.43249325776006</text:p>
          </table:table-cell>
          <table:table-cell office:value-type="float" office:value="123.43249325776" table:formula="of:=[.AA206]+0" table:style-name="ce5">
            <text:p>123.43</text:p>
          </table:table-cell>
          <table:table-cell office:value-type="string" table:style-name="ce4">
            <text:p>45<text:span text:style-name="T1">: </text:span><text:span text:style-name="T2">165.1600048179655</text:span></text:p>
          </table:table-cell>
          <table:table-cell office:value-type="string" office:string-value="165.1600048179655" table:formula="of:=RIGHT([.AC206];LEN([.AC206])-4)" table:style-name="ce5">
            <text:p>165.1600048179655</text:p>
          </table:table-cell>
          <table:table-cell office:value-type="float" office:value="165.16000481796499" table:formula="of:=[.AD206]+0" table:style-name="ce5">
            <text:p>165.16</text:p>
          </table:table-cell>
          <table:table-cell office:value-type="float" office:value="127.76321561427547" table:formula="of:=([.D206]+[.G206]+[.J206]+[.M206]+[.P206]+[.S206]+[.V206]+[.Y206]+[.AB206]+[.AE206])/10" table:style-name="ce5">
            <text:p>127.76</text:p>
          </table:table-cell>
          <table:table-cell table:number-columns-repeated="16352"/>
        </table:table-row>
        <table:table-row table:style-name="ro1">
          <table:table-cell office:value-type="float" office:value="47" table:formula="of:=[.A206]+1" table:style-name="ce1">
            <text:p>47</text:p>
          </table:table-cell>
          <table:table-cell office:value-type="string" table:style-name="ce4">
            <text:p>46<text:span text:style-name="T1">: </text:span><text:span text:style-name="T2">106.35081935931484</text:span></text:p>
          </table:table-cell>
          <table:table-cell office:value-type="string" office:string-value="106.35081935931484" table:formula="of:=RIGHT([.B207];LEN([.B207])-4)" table:style-name="ce5">
            <text:p>106.35081935931484</text:p>
          </table:table-cell>
          <table:table-cell office:value-type="float" office:value="106.350819359314" table:formula="of:=[.C207]+0" table:style-name="ce5">
            <text:p>106.35</text:p>
          </table:table-cell>
          <table:table-cell office:value-type="string" table:style-name="ce4">
            <text:p>46<text:span text:style-name="T1">: </text:span><text:span text:style-name="T2">107.72091791959316</text:span></text:p>
          </table:table-cell>
          <table:table-cell office:value-type="string" office:string-value="107.72091791959316" table:formula="of:=RIGHT([.E207];LEN([.E207])-4)" table:style-name="ce5">
            <text:p>107.72091791959316</text:p>
          </table:table-cell>
          <table:table-cell office:value-type="float" office:value="107.72091791959301" table:formula="of:=[.F207]+0" table:style-name="ce5">
            <text:p>107.72</text:p>
          </table:table-cell>
          <table:table-cell office:value-type="string" table:style-name="ce4">
            <text:p>46<text:span text:style-name="T1">: </text:span><text:span text:style-name="T2">148.48572707360535</text:span></text:p>
          </table:table-cell>
          <table:table-cell office:value-type="string" office:string-value="148.48572707360535" table:formula="of:=RIGHT([.H207];LEN([.H207])-4)" table:style-name="ce5">
            <text:p>148.48572707360535</text:p>
          </table:table-cell>
          <table:table-cell office:value-type="float" office:value="148.48572707360501" table:formula="of:=[.I207]+0" table:style-name="ce5">
            <text:p>148.49</text:p>
          </table:table-cell>
          <table:table-cell office:value-type="string" table:style-name="ce4">
            <text:p>46<text:span text:style-name="T1">: </text:span><text:span text:style-name="T2">149.3913784414257</text:span></text:p>
          </table:table-cell>
          <table:table-cell office:value-type="string" office:string-value="149.3913784414257" table:formula="of:=RIGHT([.K207];LEN([.K207])-4)" table:style-name="ce5">
            <text:p>149.3913784414257</text:p>
          </table:table-cell>
          <table:table-cell office:value-type="float" office:value="149.39137844142499" table:formula="of:=[.L207]+0" table:style-name="ce5">
            <text:p>149.39</text:p>
          </table:table-cell>
          <table:table-cell office:value-type="string" table:style-name="ce4">
            <text:p>46<text:span text:style-name="T1">: </text:span><text:span text:style-name="T2">102.58033788940837</text:span></text:p>
          </table:table-cell>
          <table:table-cell office:value-type="string" office:string-value="102.58033788940837" table:formula="of:=RIGHT([.N207];LEN([.N207])-4)" table:style-name="ce5">
            <text:p>102.58033788940837</text:p>
          </table:table-cell>
          <table:table-cell office:value-type="float" office:value="102.580337889408" table:formula="of:=[.O207]+0" table:style-name="ce5">
            <text:p>102.58</text:p>
          </table:table-cell>
          <table:table-cell office:value-type="string" table:style-name="ce4">
            <text:p>46<text:span text:style-name="T1">: </text:span><text:span text:style-name="T2">122.72273967937608</text:span></text:p>
          </table:table-cell>
          <table:table-cell office:value-type="string" office:string-value="122.72273967937608" table:formula="of:=RIGHT([.Q207];LEN([.Q207])-4)" table:style-name="ce5">
            <text:p>122.72273967937608</text:p>
          </table:table-cell>
          <table:table-cell office:value-type="float" office:value="122.72273967937601" table:formula="of:=[.R207]+0" table:style-name="ce5">
            <text:p>122.72</text:p>
          </table:table-cell>
          <table:table-cell office:value-type="string" table:style-name="ce4">
            <text:p>46<text:span text:style-name="T1">: </text:span><text:span text:style-name="T2">101.03122786025955</text:span></text:p>
          </table:table-cell>
          <table:table-cell office:value-type="string" office:string-value="101.03122786025955" table:formula="of:=RIGHT([.T207];LEN([.T207])-4)" table:style-name="ce5">
            <text:p>101.03122786025955</text:p>
          </table:table-cell>
          <table:table-cell office:value-type="float" office:value="101.03122786025899" table:formula="of:=[.U207]+0" table:style-name="ce5">
            <text:p>101.03</text:p>
          </table:table-cell>
          <table:table-cell office:value-type="string" table:style-name="ce4">
            <text:p>46<text:span text:style-name="T1">: </text:span><text:span text:style-name="T2">135.42208755401222</text:span></text:p>
          </table:table-cell>
          <table:table-cell office:value-type="string" office:string-value="135.42208755401222" table:formula="of:=RIGHT([.W207];LEN([.W207])-4)" table:style-name="ce5">
            <text:p>135.42208755401222</text:p>
          </table:table-cell>
          <table:table-cell office:value-type="float" office:value="135.42208755401199" table:formula="of:=[.X207]+0" table:style-name="ce5">
            <text:p>135.42</text:p>
          </table:table-cell>
          <table:table-cell office:value-type="string" table:style-name="ce4">
            <text:p>46<text:span text:style-name="T1">: </text:span><text:span text:style-name="T2">144.41104500576066</text:span></text:p>
          </table:table-cell>
          <table:table-cell office:value-type="string" office:string-value="144.41104500576066" table:formula="of:=RIGHT([.Z207];LEN([.Z207])-4)" table:style-name="ce5">
            <text:p>144.41104500576066</text:p>
          </table:table-cell>
          <table:table-cell office:value-type="float" office:value="144.41104500576" table:formula="of:=[.AA207]+0" table:style-name="ce5">
            <text:p>144.41</text:p>
          </table:table-cell>
          <table:table-cell office:value-type="string" table:style-name="ce4">
            <text:p>46<text:span text:style-name="T1">: </text:span><text:span text:style-name="T2">134.05886763625517</text:span></text:p>
          </table:table-cell>
          <table:table-cell office:value-type="string" office:string-value="134.05886763625517" table:formula="of:=RIGHT([.AC207];LEN([.AC207])-4)" table:style-name="ce5">
            <text:p>134.05886763625517</text:p>
          </table:table-cell>
          <table:table-cell office:value-type="float" office:value="134.058867636255" table:formula="of:=[.AD207]+0" table:style-name="ce5">
            <text:p>134.06</text:p>
          </table:table-cell>
          <table:table-cell office:value-type="float" office:value="125.21751484190069" table:formula="of:=([.D207]+[.G207]+[.J207]+[.M207]+[.P207]+[.S207]+[.V207]+[.Y207]+[.AB207]+[.AE207])/10" table:style-name="ce5">
            <text:p>125.22</text:p>
          </table:table-cell>
          <table:table-cell table:number-columns-repeated="16352"/>
        </table:table-row>
        <table:table-row table:style-name="ro1">
          <table:table-cell office:value-type="float" office:value="48" table:formula="of:=[.A207]+1" table:style-name="ce1">
            <text:p>48</text:p>
          </table:table-cell>
          <table:table-cell office:value-type="string" table:style-name="ce4">
            <text:p>47<text:span text:style-name="T1">: </text:span><text:span text:style-name="T2">117.36973174403049</text:span></text:p>
          </table:table-cell>
          <table:table-cell office:value-type="string" office:string-value="117.36973174403049" table:formula="of:=RIGHT([.B208];LEN([.B208])-4)" table:style-name="ce5">
            <text:p>117.36973174403049</text:p>
          </table:table-cell>
          <table:table-cell office:value-type="float" office:value="117.36973174403001" table:formula="of:=[.C208]+0" table:style-name="ce5">
            <text:p>117.37</text:p>
          </table:table-cell>
          <table:table-cell office:value-type="string" table:style-name="ce4">
            <text:p>47<text:span text:style-name="T1">: </text:span><text:span text:style-name="T2">105.59939804344364</text:span></text:p>
          </table:table-cell>
          <table:table-cell office:value-type="string" office:string-value="105.59939804344364" table:formula="of:=RIGHT([.E208];LEN([.E208])-4)" table:style-name="ce5">
            <text:p>105.59939804344364</text:p>
          </table:table-cell>
          <table:table-cell office:value-type="float" office:value="105.599398043443" table:formula="of:=[.F208]+0" table:style-name="ce5">
            <text:p>105.60</text:p>
          </table:table-cell>
          <table:table-cell office:value-type="string" table:style-name="ce4">
            <text:p>47<text:span text:style-name="T1">: </text:span><text:span text:style-name="T2">147.12325236879826</text:span></text:p>
          </table:table-cell>
          <table:table-cell office:value-type="string" office:string-value="147.12325236879826" table:formula="of:=RIGHT([.H208];LEN([.H208])-4)" table:style-name="ce5">
            <text:p>147.12325236879826</text:p>
          </table:table-cell>
          <table:table-cell office:value-type="float" office:value="147.12325236879801" table:formula="of:=[.I208]+0" table:style-name="ce5">
            <text:p>147.12</text:p>
          </table:table-cell>
          <table:table-cell office:value-type="string" table:style-name="ce4">
            <text:p>47<text:span text:style-name="T1">: </text:span><text:span text:style-name="T2">120.79885106877963</text:span></text:p>
          </table:table-cell>
          <table:table-cell office:value-type="string" office:string-value="120.79885106877963" table:formula="of:=RIGHT([.K208];LEN([.K208])-4)" table:style-name="ce5">
            <text:p>120.79885106877963</text:p>
          </table:table-cell>
          <table:table-cell office:value-type="float" office:value="120.798851068779" table:formula="of:=[.L208]+0" table:style-name="ce5">
            <text:p>120.80</text:p>
          </table:table-cell>
          <table:table-cell office:value-type="string" table:style-name="ce4">
            <text:p>47<text:span text:style-name="T1">: </text:span><text:span text:style-name="T2">100.23335915608487</text:span></text:p>
          </table:table-cell>
          <table:table-cell office:value-type="string" office:string-value="100.23335915608487" table:formula="of:=RIGHT([.N208];LEN([.N208])-4)" table:style-name="ce5">
            <text:p>100.23335915608487</text:p>
          </table:table-cell>
          <table:table-cell office:value-type="float" office:value="100.23335915608401" table:formula="of:=[.O208]+0" table:style-name="ce5">
            <text:p>100.23</text:p>
          </table:table-cell>
          <table:table-cell office:value-type="string" table:style-name="ce4">
            <text:p>47<text:span text:style-name="T1">: </text:span><text:span text:style-name="T2">96.80602953667045</text:span></text:p>
          </table:table-cell>
          <table:table-cell office:value-type="string" office:string-value="96.80602953667045" table:formula="of:=RIGHT([.Q208];LEN([.Q208])-4)" table:style-name="ce5">
            <text:p>96.80602953667045</text:p>
          </table:table-cell>
          <table:table-cell office:value-type="float" office:value="96.806029536670394" table:formula="of:=[.R208]+0" table:style-name="ce5">
            <text:p>96.81</text:p>
          </table:table-cell>
          <table:table-cell office:value-type="string" table:style-name="ce4">
            <text:p>47<text:span text:style-name="T1">: </text:span><text:span text:style-name="T2">66.04702441316198</text:span></text:p>
          </table:table-cell>
          <table:table-cell office:value-type="string" office:string-value="66.04702441316198" table:formula="of:=RIGHT([.T208];LEN([.T208])-4)" table:style-name="ce5">
            <text:p>66.04702441316198</text:p>
          </table:table-cell>
          <table:table-cell office:value-type="float" office:value="66.047024413161907" table:formula="of:=[.U208]+0" table:style-name="ce5">
            <text:p>66.05</text:p>
          </table:table-cell>
          <table:table-cell office:value-type="string" table:style-name="ce4">
            <text:p>47<text:span text:style-name="T1">: </text:span><text:span text:style-name="T2">122.50789747606234</text:span></text:p>
          </table:table-cell>
          <table:table-cell office:value-type="string" office:string-value="122.50789747606234" table:formula="of:=RIGHT([.W208];LEN([.W208])-4)" table:style-name="ce5">
            <text:p>122.50789747606234</text:p>
          </table:table-cell>
          <table:table-cell office:value-type="float" office:value="122.507897476062" table:formula="of:=[.X208]+0" table:style-name="ce5">
            <text:p>122.51</text:p>
          </table:table-cell>
          <table:table-cell office:value-type="string" table:style-name="ce4">
            <text:p>47<text:span text:style-name="T1">: </text:span><text:span text:style-name="T2">123.98860672177716</text:span></text:p>
          </table:table-cell>
          <table:table-cell office:value-type="string" office:string-value="123.98860672177716" table:formula="of:=RIGHT([.Z208];LEN([.Z208])-4)" table:style-name="ce5">
            <text:p>123.98860672177716</text:p>
          </table:table-cell>
          <table:table-cell office:value-type="float" office:value="123.988606721777" table:formula="of:=[.AA208]+0" table:style-name="ce5">
            <text:p>123.99</text:p>
          </table:table-cell>
          <table:table-cell office:value-type="string" table:style-name="ce4">
            <text:p>47<text:span text:style-name="T1">: </text:span><text:span text:style-name="T2">134.08436990813703</text:span></text:p>
          </table:table-cell>
          <table:table-cell office:value-type="string" office:string-value="134.08436990813703" table:formula="of:=RIGHT([.AC208];LEN([.AC208])-4)" table:style-name="ce5">
            <text:p>134.08436990813703</text:p>
          </table:table-cell>
          <table:table-cell office:value-type="float" office:value="134.08436990813701" table:formula="of:=[.AD208]+0" table:style-name="ce5">
            <text:p>134.08</text:p>
          </table:table-cell>
          <table:table-cell office:value-type="float" office:value="113.45585204369425" table:formula="of:=([.D208]+[.G208]+[.J208]+[.M208]+[.P208]+[.S208]+[.V208]+[.Y208]+[.AB208]+[.AE208])/10" table:style-name="ce5">
            <text:p>113.46</text:p>
          </table:table-cell>
          <table:table-cell table:number-columns-repeated="16352"/>
        </table:table-row>
        <table:table-row table:style-name="ro1">
          <table:table-cell office:value-type="float" office:value="49" table:formula="of:=[.A208]+1" table:style-name="ce1">
            <text:p>49</text:p>
          </table:table-cell>
          <table:table-cell office:value-type="string" table:style-name="ce4">
            <text:p>48<text:span text:style-name="T1">: </text:span><text:span text:style-name="T2">137.3863337152031</text:span></text:p>
          </table:table-cell>
          <table:table-cell office:value-type="string" office:string-value="137.3863337152031" table:formula="of:=RIGHT([.B209];LEN([.B209])-4)" table:style-name="ce5">
            <text:p>137.3863337152031</text:p>
          </table:table-cell>
          <table:table-cell office:value-type="float" office:value="137.38633371520299" table:formula="of:=[.C209]+0" table:style-name="ce5">
            <text:p>137.39</text:p>
          </table:table-cell>
          <table:table-cell office:value-type="string" table:style-name="ce4">
            <text:p>48<text:span text:style-name="T1">: </text:span><text:span text:style-name="T2">105.64278705942304</text:span></text:p>
          </table:table-cell>
          <table:table-cell office:value-type="string" office:string-value="105.64278705942304" table:formula="of:=RIGHT([.E209];LEN([.E209])-4)" table:style-name="ce5">
            <text:p>105.64278705942304</text:p>
          </table:table-cell>
          <table:table-cell office:value-type="float" office:value="105.642787059423" table:formula="of:=[.F209]+0" table:style-name="ce5">
            <text:p>105.64</text:p>
          </table:table-cell>
          <table:table-cell office:value-type="string" table:style-name="ce4">
            <text:p>48<text:span text:style-name="T1">: </text:span><text:span text:style-name="T2">123.861718035497</text:span></text:p>
          </table:table-cell>
          <table:table-cell office:value-type="string" office:string-value="123.861718035497" table:formula="of:=RIGHT([.H209];LEN([.H209])-4)" table:style-name="ce5">
            <text:p>123.861718035497</text:p>
          </table:table-cell>
          <table:table-cell office:value-type="float" office:value="123.86171803549701" table:formula="of:=[.I209]+0" table:style-name="ce5">
            <text:p>123.86</text:p>
          </table:table-cell>
          <table:table-cell office:value-type="string" table:style-name="ce4">
            <text:p>48<text:span text:style-name="T1">: </text:span><text:span text:style-name="T2">124.58337861395945</text:span></text:p>
          </table:table-cell>
          <table:table-cell office:value-type="string" office:string-value="124.58337861395945" table:formula="of:=RIGHT([.K209];LEN([.K209])-4)" table:style-name="ce5">
            <text:p>124.58337861395945</text:p>
          </table:table-cell>
          <table:table-cell office:value-type="float" office:value="124.583378613959" table:formula="of:=[.L209]+0" table:style-name="ce5">
            <text:p>124.58</text:p>
          </table:table-cell>
          <table:table-cell office:value-type="string" table:style-name="ce4">
            <text:p>48<text:span text:style-name="T1">: </text:span><text:span text:style-name="T2">96.31772819762271</text:span></text:p>
          </table:table-cell>
          <table:table-cell office:value-type="string" office:string-value="96.31772819762271" table:formula="of:=RIGHT([.N209];LEN([.N209])-4)" table:style-name="ce5">
            <text:p>96.31772819762271</text:p>
          </table:table-cell>
          <table:table-cell office:value-type="float" office:value="96.317728197622699" table:formula="of:=[.O209]+0" table:style-name="ce5">
            <text:p>96.32</text:p>
          </table:table-cell>
          <table:table-cell office:value-type="string" table:style-name="ce4">
            <text:p>48<text:span text:style-name="T1">: </text:span><text:span text:style-name="T2">121.265981898326</text:span></text:p>
          </table:table-cell>
          <table:table-cell office:value-type="string" office:string-value="121.265981898326" table:formula="of:=RIGHT([.Q209];LEN([.Q209])-4)" table:style-name="ce5">
            <text:p>121.265981898326</text:p>
          </table:table-cell>
          <table:table-cell office:value-type="float" office:value="121.265981898326" table:formula="of:=[.R209]+0" table:style-name="ce5">
            <text:p>121.27</text:p>
          </table:table-cell>
          <table:table-cell office:value-type="string" table:style-name="ce4">
            <text:p>48<text:span text:style-name="T1">: </text:span><text:span text:style-name="T2">66.04702434973868</text:span></text:p>
          </table:table-cell>
          <table:table-cell office:value-type="string" office:string-value="66.04702434973868" table:formula="of:=RIGHT([.T209];LEN([.T209])-4)" table:style-name="ce5">
            <text:p>66.04702434973868</text:p>
          </table:table-cell>
          <table:table-cell office:value-type="float" office:value="66.047024349738606" table:formula="of:=[.U209]+0" table:style-name="ce5">
            <text:p>66.05</text:p>
          </table:table-cell>
          <table:table-cell office:value-type="string" table:style-name="ce4">
            <text:p>48<text:span text:style-name="T1">: </text:span><text:span text:style-name="T2">120.76889128733737</text:span></text:p>
          </table:table-cell>
          <table:table-cell office:value-type="string" office:string-value="120.76889128733737" table:formula="of:=RIGHT([.W209];LEN([.W209])-4)" table:style-name="ce5">
            <text:p>120.76889128733737</text:p>
          </table:table-cell>
          <table:table-cell office:value-type="float" office:value="120.768891287337" table:formula="of:=[.X209]+0" table:style-name="ce5">
            <text:p>120.77</text:p>
          </table:table-cell>
          <table:table-cell office:value-type="string" table:style-name="ce4">
            <text:p>48<text:span text:style-name="T1">: </text:span><text:span text:style-name="T2">143.6294118559124</text:span></text:p>
          </table:table-cell>
          <table:table-cell office:value-type="string" office:string-value="143.6294118559124" table:formula="of:=RIGHT([.Z209];LEN([.Z209])-4)" table:style-name="ce5">
            <text:p>143.6294118559124</text:p>
          </table:table-cell>
          <table:table-cell office:value-type="float" office:value="143.629411855912" table:formula="of:=[.AA209]+0" table:style-name="ce5">
            <text:p>143.63</text:p>
          </table:table-cell>
          <table:table-cell office:value-type="string" table:style-name="ce4">
            <text:p>48<text:span text:style-name="T1">: </text:span><text:span text:style-name="T2">114.84261612908679</text:span></text:p>
          </table:table-cell>
          <table:table-cell office:value-type="string" office:string-value="114.84261612908679" table:formula="of:=RIGHT([.AC209];LEN([.AC209])-4)" table:style-name="ce5">
            <text:p>114.84261612908679</text:p>
          </table:table-cell>
          <table:table-cell office:value-type="float" office:value="114.842616129086" table:formula="of:=[.AD209]+0" table:style-name="ce5">
            <text:p>114.84</text:p>
          </table:table-cell>
          <table:table-cell office:value-type="float" office:value="115.43458711421044" table:formula="of:=([.D209]+[.G209]+[.J209]+[.M209]+[.P209]+[.S209]+[.V209]+[.Y209]+[.AB209]+[.AE209])/10" table:style-name="ce5">
            <text:p>115.43</text:p>
          </table:table-cell>
          <table:table-cell table:number-columns-repeated="16352"/>
        </table:table-row>
        <table:table-row table:style-name="ro1">
          <table:table-cell office:value-type="float" office:value="50" table:formula="of:=[.A209]+1" table:style-name="ce1">
            <text:p>50</text:p>
          </table:table-cell>
          <table:table-cell office:value-type="string" table:style-name="ce4">
            <text:p>49<text:span text:style-name="T1">: </text:span><text:span text:style-name="T2">137.9239483307336</text:span></text:p>
          </table:table-cell>
          <table:table-cell office:value-type="string" office:string-value="137.9239483307336" table:formula="of:=RIGHT([.B210];LEN([.B210])-4)" table:style-name="ce5">
            <text:p>137.9239483307336</text:p>
          </table:table-cell>
          <table:table-cell office:value-type="float" office:value="137.923948330733" table:formula="of:=[.C210]+0" table:style-name="ce5">
            <text:p>137.92</text:p>
          </table:table-cell>
          <table:table-cell office:value-type="string" table:style-name="ce4">
            <text:p>49<text:span text:style-name="T1">: </text:span><text:span text:style-name="T2">105.42070472574977</text:span></text:p>
          </table:table-cell>
          <table:table-cell office:value-type="string" office:string-value="105.42070472574977" table:formula="of:=RIGHT([.E210];LEN([.E210])-4)" table:style-name="ce5">
            <text:p>105.42070472574977</text:p>
          </table:table-cell>
          <table:table-cell office:value-type="float" office:value="105.420704725749" table:formula="of:=[.F210]+0" table:style-name="ce5">
            <text:p>105.42</text:p>
          </table:table-cell>
          <table:table-cell office:value-type="string" table:style-name="ce4">
            <text:p>49<text:span text:style-name="T1">: </text:span><text:span text:style-name="T2">148.5838594492995</text:span></text:p>
          </table:table-cell>
          <table:table-cell office:value-type="string" office:string-value="148.5838594492995" table:formula="of:=RIGHT([.H210];LEN([.H210])-4)" table:style-name="ce5">
            <text:p>148.5838594492995</text:p>
          </table:table-cell>
          <table:table-cell office:value-type="float" office:value="148.58385944929901" table:formula="of:=[.I210]+0" table:style-name="ce5">
            <text:p>148.58</text:p>
          </table:table-cell>
          <table:table-cell office:value-type="string" table:style-name="ce4">
            <text:p>49<text:span text:style-name="T1">: </text:span><text:span text:style-name="T2">125.51896230794182</text:span></text:p>
          </table:table-cell>
          <table:table-cell office:value-type="string" office:string-value="125.51896230794182" table:formula="of:=RIGHT([.K210];LEN([.K210])-4)" table:style-name="ce5">
            <text:p>125.51896230794182</text:p>
          </table:table-cell>
          <table:table-cell office:value-type="float" office:value="125.518962307941" table:formula="of:=[.L210]+0" table:style-name="ce5">
            <text:p>125.52</text:p>
          </table:table-cell>
          <table:table-cell office:value-type="string" table:style-name="ce4">
            <text:p>49<text:span text:style-name="T1">: </text:span><text:span text:style-name="T2">96.0393014396365</text:span></text:p>
          </table:table-cell>
          <table:table-cell office:value-type="string" office:string-value="96.0393014396365" table:formula="of:=RIGHT([.N210];LEN([.N210])-4)" table:style-name="ce5">
            <text:p>96.0393014396365</text:p>
          </table:table-cell>
          <table:table-cell office:value-type="float" office:value="96.039301439636503" table:formula="of:=[.O210]+0" table:style-name="ce5">
            <text:p>96.04</text:p>
          </table:table-cell>
          <table:table-cell office:value-type="string" table:style-name="ce4">
            <text:p>49<text:span text:style-name="T1">: </text:span><text:span text:style-name="T2">97.34178062159702</text:span></text:p>
          </table:table-cell>
          <table:table-cell office:value-type="string" office:string-value="97.34178062159702" table:formula="of:=RIGHT([.Q210];LEN([.Q210])-4)" table:style-name="ce5">
            <text:p>97.34178062159702</text:p>
          </table:table-cell>
          <table:table-cell office:value-type="float" office:value="97.341780621596996" table:formula="of:=[.R210]+0" table:style-name="ce5">
            <text:p>97.34</text:p>
          </table:table-cell>
          <table:table-cell office:value-type="string" table:style-name="ce4">
            <text:p>49<text:span text:style-name="T1">: </text:span><text:span text:style-name="T2">66.04702440904019</text:span></text:p>
          </table:table-cell>
          <table:table-cell office:value-type="string" office:string-value="66.04702440904019" table:formula="of:=RIGHT([.T210];LEN([.T210])-4)" table:style-name="ce5">
            <text:p>66.04702440904019</text:p>
          </table:table-cell>
          <table:table-cell office:value-type="float" office:value="66.047024409040105" table:formula="of:=[.U210]+0" table:style-name="ce5">
            <text:p>66.05</text:p>
          </table:table-cell>
          <table:table-cell office:value-type="string" table:style-name="ce4">
            <text:p>49<text:span text:style-name="T1">: </text:span><text:span text:style-name="T2">145.1771169167576</text:span></text:p>
          </table:table-cell>
          <table:table-cell office:value-type="string" office:string-value="145.1771169167576" table:formula="of:=RIGHT([.W210];LEN([.W210])-4)" table:style-name="ce5">
            <text:p>145.1771169167576</text:p>
          </table:table-cell>
          <table:table-cell office:value-type="float" office:value="145.177116916757" table:formula="of:=[.X210]+0" table:style-name="ce5">
            <text:p>145.18</text:p>
          </table:table-cell>
          <table:table-cell office:value-type="string" table:style-name="ce4">
            <text:p>49<text:span text:style-name="T1">: </text:span><text:span text:style-name="T2">119.47567687867911</text:span></text:p>
          </table:table-cell>
          <table:table-cell office:value-type="string" office:string-value="119.47567687867911" table:formula="of:=RIGHT([.Z210];LEN([.Z210])-4)" table:style-name="ce5">
            <text:p>119.47567687867911</text:p>
          </table:table-cell>
          <table:table-cell office:value-type="float" office:value="119.475676878679" table:formula="of:=[.AA210]+0" table:style-name="ce5">
            <text:p>119.48</text:p>
          </table:table-cell>
          <table:table-cell office:value-type="string" table:style-name="ce4">
            <text:p>49<text:span text:style-name="T1">: </text:span><text:span text:style-name="T2">134.23959998321916</text:span></text:p>
          </table:table-cell>
          <table:table-cell office:value-type="string" office:string-value="134.23959998321916" table:formula="of:=RIGHT([.AC210];LEN([.AC210])-4)" table:style-name="ce5">
            <text:p>134.23959998321916</text:p>
          </table:table-cell>
          <table:table-cell office:value-type="float" office:value="134.23959998321899" table:formula="of:=[.AD210]+0" table:style-name="ce5">
            <text:p>134.24</text:p>
          </table:table-cell>
          <table:table-cell office:value-type="float" office:value="117.57679750626505" table:formula="of:=([.D210]+[.G210]+[.J210]+[.M210]+[.P210]+[.S210]+[.V210]+[.Y210]+[.AB210]+[.AE210])/10" table:style-name="ce5">
            <text:p>117.58</text:p>
          </table:table-cell>
          <table:table-cell table:number-columns-repeated="16352"/>
        </table:table-row>
        <table:table-row table:style-name="ro1">
          <table:table-cell office:value-type="float" office:value="51" table:formula="of:=[.A210]+1" table:style-name="ce1">
            <text:p>51</text:p>
          </table:table-cell>
          <table:table-cell office:value-type="string" table:style-name="ce4">
            <text:p>50<text:span text:style-name="T1">: </text:span><text:span text:style-name="T2">117.65267727303325</text:span></text:p>
          </table:table-cell>
          <table:table-cell office:value-type="string" office:string-value="117.65267727303325" table:formula="of:=RIGHT([.B211];LEN([.B211])-4)" table:style-name="ce5">
            <text:p>117.65267727303325</text:p>
          </table:table-cell>
          <table:table-cell office:value-type="float" office:value="117.65267727303301" table:formula="of:=[.C211]+0" table:style-name="ce5">
            <text:p>117.65</text:p>
          </table:table-cell>
          <table:table-cell office:value-type="string" table:style-name="ce4">
            <text:p>50<text:span text:style-name="T1">: </text:span><text:span text:style-name="T2">105.84735486104259</text:span></text:p>
          </table:table-cell>
          <table:table-cell office:value-type="string" office:string-value="105.84735486104259" table:formula="of:=RIGHT([.E211];LEN([.E211])-4)" table:style-name="ce5">
            <text:p>105.84735486104259</text:p>
          </table:table-cell>
          <table:table-cell office:value-type="float" office:value="105.84735486104201" table:formula="of:=[.F211]+0" table:style-name="ce5">
            <text:p>105.85</text:p>
          </table:table-cell>
          <table:table-cell office:value-type="string" table:style-name="ce4">
            <text:p>50<text:span text:style-name="T1">: </text:span><text:span text:style-name="T2">148.22702945851026</text:span></text:p>
          </table:table-cell>
          <table:table-cell office:value-type="string" office:string-value="148.22702945851026" table:formula="of:=RIGHT([.H211];LEN([.H211])-4)" table:style-name="ce5">
            <text:p>148.22702945851026</text:p>
          </table:table-cell>
          <table:table-cell office:value-type="float" office:value="148.22702945851" table:formula="of:=[.I211]+0" table:style-name="ce5">
            <text:p>148.23</text:p>
          </table:table-cell>
          <table:table-cell office:value-type="string" table:style-name="ce4">
            <text:p>50<text:span text:style-name="T1">: </text:span><text:span text:style-name="T2">129.17806165550815</text:span></text:p>
          </table:table-cell>
          <table:table-cell office:value-type="string" office:string-value="129.17806165550815" table:formula="of:=RIGHT([.K211];LEN([.K211])-4)" table:style-name="ce5">
            <text:p>129.17806165550815</text:p>
          </table:table-cell>
          <table:table-cell office:value-type="float" office:value="129.178061655508" table:formula="of:=[.L211]+0" table:style-name="ce5">
            <text:p>129.18</text:p>
          </table:table-cell>
          <table:table-cell office:value-type="string" table:style-name="ce4">
            <text:p>50<text:span text:style-name="T1">: </text:span><text:span text:style-name="T2">110.48857116349653</text:span></text:p>
          </table:table-cell>
          <table:table-cell office:value-type="string" office:string-value="110.48857116349653" table:formula="of:=RIGHT([.N211];LEN([.N211])-4)" table:style-name="ce5">
            <text:p>110.48857116349653</text:p>
          </table:table-cell>
          <table:table-cell office:value-type="float" office:value="110.488571163496" table:formula="of:=[.O211]+0" table:style-name="ce5">
            <text:p>110.49</text:p>
          </table:table-cell>
          <table:table-cell office:value-type="string" table:style-name="ce4">
            <text:p>50<text:span text:style-name="T1">: </text:span><text:span text:style-name="T2">120.36302874161838</text:span></text:p>
          </table:table-cell>
          <table:table-cell office:value-type="string" office:string-value="120.36302874161838" table:formula="of:=RIGHT([.Q211];LEN([.Q211])-4)" table:style-name="ce5">
            <text:p>120.36302874161838</text:p>
          </table:table-cell>
          <table:table-cell office:value-type="float" office:value="120.363028741618" table:formula="of:=[.R211]+0" table:style-name="ce5">
            <text:p>120.36</text:p>
          </table:table-cell>
          <table:table-cell office:value-type="string" table:style-name="ce4">
            <text:p>50<text:span text:style-name="T1">: </text:span><text:span text:style-name="T2">66.04702438747655</text:span></text:p>
          </table:table-cell>
          <table:table-cell office:value-type="string" office:string-value="66.04702438747655" table:formula="of:=RIGHT([.T211];LEN([.T211])-4)" table:style-name="ce5">
            <text:p>66.04702438747655</text:p>
          </table:table-cell>
          <table:table-cell office:value-type="float" office:value="66.047024387476498" table:formula="of:=[.U211]+0" table:style-name="ce5">
            <text:p>66.05</text:p>
          </table:table-cell>
          <table:table-cell office:value-type="string" table:style-name="ce4">
            <text:p>50<text:span text:style-name="T1">: </text:span><text:span text:style-name="T2">121.43403447816605</text:span></text:p>
          </table:table-cell>
          <table:table-cell office:value-type="string" office:string-value="121.43403447816605" table:formula="of:=RIGHT([.W211];LEN([.W211])-4)" table:style-name="ce5">
            <text:p>121.43403447816605</text:p>
          </table:table-cell>
          <table:table-cell office:value-type="float" office:value="121.434034478166" table:formula="of:=[.X211]+0" table:style-name="ce5">
            <text:p>121.43</text:p>
          </table:table-cell>
          <table:table-cell office:value-type="string" table:style-name="ce4">
            <text:p>50<text:span text:style-name="T1">: </text:span><text:span text:style-name="T2">129.01119413912033</text:span></text:p>
          </table:table-cell>
          <table:table-cell office:value-type="string" office:string-value="129.01119413912033" table:formula="of:=RIGHT([.Z211];LEN([.Z211])-4)" table:style-name="ce5">
            <text:p>129.01119413912033</text:p>
          </table:table-cell>
          <table:table-cell office:value-type="float" office:value="129.01119413911999" table:formula="of:=[.AA211]+0" table:style-name="ce5">
            <text:p>129.01</text:p>
          </table:table-cell>
          <table:table-cell office:value-type="string" table:style-name="ce4">
            <text:p>50<text:span text:style-name="T1">: </text:span><text:span text:style-name="T2">133.71034286216369</text:span></text:p>
          </table:table-cell>
          <table:table-cell office:value-type="string" office:string-value="133.71034286216369" table:formula="of:=RIGHT([.AC211];LEN([.AC211])-4)" table:style-name="ce5">
            <text:p>133.71034286216369</text:p>
          </table:table-cell>
          <table:table-cell office:value-type="float" office:value="133.710342862163" table:formula="of:=[.AD211]+0" table:style-name="ce5">
            <text:p>133.71</text:p>
          </table:table-cell>
          <table:table-cell office:value-type="float" office:value="118.19593190201326" table:formula="of:=([.D211]+[.G211]+[.J211]+[.M211]+[.P211]+[.S211]+[.V211]+[.Y211]+[.AB211]+[.AE211])/10" table:style-name="ce5">
            <text:p>118.20</text:p>
          </table:table-cell>
          <table:table-cell table:number-columns-repeated="16352"/>
        </table:table-row>
        <table:table-row table:style-name="ro1">
          <table:table-cell office:value-type="float" office:value="52" table:formula="of:=[.A211]+1" table:style-name="ce1">
            <text:p>52</text:p>
          </table:table-cell>
          <table:table-cell office:value-type="string" table:style-name="ce4">
            <text:p>51<text:span text:style-name="T1">: </text:span><text:span text:style-name="T2">119.8641985092002</text:span></text:p>
          </table:table-cell>
          <table:table-cell office:value-type="string" office:string-value="119.8641985092002" table:formula="of:=RIGHT([.B212];LEN([.B212])-4)" table:style-name="ce5">
            <text:p>119.8641985092002</text:p>
          </table:table-cell>
          <table:table-cell office:value-type="float" office:value="119.86419850919999" table:formula="of:=[.C212]+0" table:style-name="ce5">
            <text:p>119.86</text:p>
          </table:table-cell>
          <table:table-cell office:value-type="string" table:style-name="ce4">
            <text:p>51<text:span text:style-name="T1">: </text:span><text:span text:style-name="T2">105.0186255672761</text:span></text:p>
          </table:table-cell>
          <table:table-cell office:value-type="string" office:string-value="105.0186255672761" table:formula="of:=RIGHT([.E212];LEN([.E212])-4)" table:style-name="ce5">
            <text:p>105.0186255672761</text:p>
          </table:table-cell>
          <table:table-cell office:value-type="float" office:value="105.018625567276" table:formula="of:=[.F212]+0" table:style-name="ce5">
            <text:p>105.02</text:p>
          </table:table-cell>
          <table:table-cell office:value-type="string" table:style-name="ce4">
            <text:p>51<text:span text:style-name="T1">: </text:span><text:span text:style-name="T2">134.13229180881675</text:span></text:p>
          </table:table-cell>
          <table:table-cell office:value-type="string" office:string-value="134.13229180881675" table:formula="of:=RIGHT([.H212];LEN([.H212])-4)" table:style-name="ce5">
            <text:p>134.13229180881675</text:p>
          </table:table-cell>
          <table:table-cell office:value-type="float" office:value="134.13229180881601" table:formula="of:=[.I212]+0" table:style-name="ce5">
            <text:p>134.13</text:p>
          </table:table-cell>
          <table:table-cell office:value-type="string" table:style-name="ce4">
            <text:p>51<text:span text:style-name="T1">: </text:span><text:span text:style-name="T2">130.00991156848062</text:span></text:p>
          </table:table-cell>
          <table:table-cell office:value-type="string" office:string-value="130.00991156848062" table:formula="of:=RIGHT([.K212];LEN([.K212])-4)" table:style-name="ce5">
            <text:p>130.00991156848062</text:p>
          </table:table-cell>
          <table:table-cell office:value-type="float" office:value="130.00991156847999" table:formula="of:=[.L212]+0" table:style-name="ce5">
            <text:p>130.01</text:p>
          </table:table-cell>
          <table:table-cell office:value-type="string" table:style-name="ce4">
            <text:p>51<text:span text:style-name="T1">: </text:span><text:span text:style-name="T2">100.41232815240579</text:span></text:p>
          </table:table-cell>
          <table:table-cell office:value-type="string" office:string-value="100.41232815240579" table:formula="of:=RIGHT([.N212];LEN([.N212])-4)" table:style-name="ce5">
            <text:p>100.41232815240579</text:p>
          </table:table-cell>
          <table:table-cell office:value-type="float" office:value="100.412328152405" table:formula="of:=[.O212]+0" table:style-name="ce5">
            <text:p>100.41</text:p>
          </table:table-cell>
          <table:table-cell office:value-type="string" table:style-name="ce4">
            <text:p>51<text:span text:style-name="T1">: </text:span><text:span text:style-name="T2">105.27606181123654</text:span></text:p>
          </table:table-cell>
          <table:table-cell office:value-type="string" office:string-value="105.27606181123654" table:formula="of:=RIGHT([.Q212];LEN([.Q212])-4)" table:style-name="ce5">
            <text:p>105.27606181123654</text:p>
          </table:table-cell>
          <table:table-cell office:value-type="float" office:value="105.276061811236" table:formula="of:=[.R212]+0" table:style-name="ce5">
            <text:p>105.28</text:p>
          </table:table-cell>
          <table:table-cell office:value-type="string" table:style-name="ce4">
            <text:p>51<text:span text:style-name="T1">: </text:span><text:span text:style-name="T2">79.30683179734672</text:span></text:p>
          </table:table-cell>
          <table:table-cell office:value-type="string" office:string-value="79.30683179734672" table:formula="of:=RIGHT([.T212];LEN([.T212])-4)" table:style-name="ce5">
            <text:p>79.30683179734672</text:p>
          </table:table-cell>
          <table:table-cell office:value-type="float" office:value="79.306831797346703" table:formula="of:=[.U212]+0" table:style-name="ce5">
            <text:p>79.31</text:p>
          </table:table-cell>
          <table:table-cell office:value-type="string" table:style-name="ce4">
            <text:p>51<text:span text:style-name="T1">: </text:span><text:span text:style-name="T2">135.5995859657579</text:span></text:p>
          </table:table-cell>
          <table:table-cell office:value-type="string" office:string-value="135.5995859657579" table:formula="of:=RIGHT([.W212];LEN([.W212])-4)" table:style-name="ce5">
            <text:p>135.5995859657579</text:p>
          </table:table-cell>
          <table:table-cell office:value-type="float" office:value="135.599585965757" table:formula="of:=[.X212]+0" table:style-name="ce5">
            <text:p>135.60</text:p>
          </table:table-cell>
          <table:table-cell office:value-type="string" table:style-name="ce4">
            <text:p>51<text:span text:style-name="T1">: </text:span><text:span text:style-name="T2">129.11219906194373</text:span></text:p>
          </table:table-cell>
          <table:table-cell office:value-type="string" office:string-value="129.11219906194373" table:formula="of:=RIGHT([.Z212];LEN([.Z212])-4)" table:style-name="ce5">
            <text:p>129.11219906194373</text:p>
          </table:table-cell>
          <table:table-cell office:value-type="float" office:value="129.11219906194299" table:formula="of:=[.AA212]+0" table:style-name="ce5">
            <text:p>129.11</text:p>
          </table:table-cell>
          <table:table-cell office:value-type="string" table:style-name="ce4">
            <text:p>51<text:span text:style-name="T1">: </text:span><text:span text:style-name="T2">133.7524811358495</text:span></text:p>
          </table:table-cell>
          <table:table-cell office:value-type="string" office:string-value="133.7524811358495" table:formula="of:=RIGHT([.AC212];LEN([.AC212])-4)" table:style-name="ce5">
            <text:p>133.7524811358495</text:p>
          </table:table-cell>
          <table:table-cell office:value-type="float" office:value="133.752481135849" table:formula="of:=[.AD212]+0" table:style-name="ce5">
            <text:p>133.75</text:p>
          </table:table-cell>
          <table:table-cell office:value-type="float" office:value="117.24845153783085" table:formula="of:=([.D212]+[.G212]+[.J212]+[.M212]+[.P212]+[.S212]+[.V212]+[.Y212]+[.AB212]+[.AE212])/10" table:style-name="ce5">
            <text:p>117.25</text:p>
          </table:table-cell>
          <table:table-cell table:number-columns-repeated="16352"/>
        </table:table-row>
        <table:table-row table:style-name="ro1">
          <table:table-cell office:value-type="float" office:value="53" table:formula="of:=[.A212]+1" table:style-name="ce1">
            <text:p>53</text:p>
          </table:table-cell>
          <table:table-cell office:value-type="string" table:style-name="ce4">
            <text:p>52<text:span text:style-name="T1">: </text:span><text:span text:style-name="T2">141.79603315975</text:span></text:p>
          </table:table-cell>
          <table:table-cell office:value-type="string" office:string-value="141.79603315975" table:formula="of:=RIGHT([.B213];LEN([.B213])-4)" table:style-name="ce5">
            <text:p>141.79603315975</text:p>
          </table:table-cell>
          <table:table-cell office:value-type="float" office:value="141.79603315975001" table:formula="of:=[.C213]+0" table:style-name="ce5">
            <text:p>141.80</text:p>
          </table:table-cell>
          <table:table-cell office:value-type="string" table:style-name="ce4">
            <text:p>52<text:span text:style-name="T1">: </text:span><text:span text:style-name="T2">105.14453077142727</text:span></text:p>
          </table:table-cell>
          <table:table-cell office:value-type="string" office:string-value="105.14453077142727" table:formula="of:=RIGHT([.E213];LEN([.E213])-4)" table:style-name="ce5">
            <text:p>105.14453077142727</text:p>
          </table:table-cell>
          <table:table-cell office:value-type="float" office:value="105.144530771427" table:formula="of:=[.F213]+0" table:style-name="ce5">
            <text:p>105.14</text:p>
          </table:table-cell>
          <table:table-cell office:value-type="string" table:style-name="ce4">
            <text:p>52<text:span text:style-name="T1">: </text:span><text:span text:style-name="T2">135.054365702829</text:span></text:p>
          </table:table-cell>
          <table:table-cell office:value-type="string" office:string-value="135.054365702829" table:formula="of:=RIGHT([.H213];LEN([.H213])-4)" table:style-name="ce5">
            <text:p>135.054365702829</text:p>
          </table:table-cell>
          <table:table-cell office:value-type="float" office:value="135.05436570282899" table:formula="of:=[.I213]+0" table:style-name="ce5">
            <text:p>135.05</text:p>
          </table:table-cell>
          <table:table-cell office:value-type="string" table:style-name="ce4">
            <text:p>52<text:span text:style-name="T1">: </text:span><text:span text:style-name="T2">149.5511873342658</text:span></text:p>
          </table:table-cell>
          <table:table-cell office:value-type="string" office:string-value="149.5511873342658" table:formula="of:=RIGHT([.K213];LEN([.K213])-4)" table:style-name="ce5">
            <text:p>149.5511873342658</text:p>
          </table:table-cell>
          <table:table-cell office:value-type="float" office:value="149.55118733426499" table:formula="of:=[.L213]+0" table:style-name="ce5">
            <text:p>149.55</text:p>
          </table:table-cell>
          <table:table-cell office:value-type="string" table:style-name="ce4">
            <text:p>52<text:span text:style-name="T1">: </text:span><text:span text:style-name="T2">96.32149166684269</text:span></text:p>
          </table:table-cell>
          <table:table-cell office:value-type="string" office:string-value="96.32149166684269" table:formula="of:=RIGHT([.N213];LEN([.N213])-4)" table:style-name="ce5">
            <text:p>96.32149166684269</text:p>
          </table:table-cell>
          <table:table-cell office:value-type="float" office:value="96.321491666842604" table:formula="of:=[.O213]+0" table:style-name="ce5">
            <text:p>96.32</text:p>
          </table:table-cell>
          <table:table-cell office:value-type="string" table:style-name="ce4">
            <text:p>52<text:span text:style-name="T1">: </text:span><text:span text:style-name="T2">123.48494656327817</text:span></text:p>
          </table:table-cell>
          <table:table-cell office:value-type="string" office:string-value="123.48494656327817" table:formula="of:=RIGHT([.Q213];LEN([.Q213])-4)" table:style-name="ce5">
            <text:p>123.48494656327817</text:p>
          </table:table-cell>
          <table:table-cell office:value-type="float" office:value="123.484946563278" table:formula="of:=[.R213]+0" table:style-name="ce5">
            <text:p>123.48</text:p>
          </table:table-cell>
          <table:table-cell office:value-type="string" table:style-name="ce4">
            <text:p>52<text:span text:style-name="T1">: </text:span><text:span text:style-name="T2">66.04702536973934</text:span></text:p>
          </table:table-cell>
          <table:table-cell office:value-type="string" office:string-value="66.04702536973934" table:formula="of:=RIGHT([.T213];LEN([.T213])-4)" table:style-name="ce5">
            <text:p>66.04702536973934</text:p>
          </table:table-cell>
          <table:table-cell office:value-type="float" office:value="66.047025369739302" table:formula="of:=[.U213]+0" table:style-name="ce5">
            <text:p>66.05</text:p>
          </table:table-cell>
          <table:table-cell office:value-type="string" table:style-name="ce4">
            <text:p>52<text:span text:style-name="T1">: </text:span><text:span text:style-name="T2">140.38177227756532</text:span></text:p>
          </table:table-cell>
          <table:table-cell office:value-type="string" office:string-value="140.38177227756532" table:formula="of:=RIGHT([.W213];LEN([.W213])-4)" table:style-name="ce5">
            <text:p>140.38177227756532</text:p>
          </table:table-cell>
          <table:table-cell office:value-type="float" office:value="140.38177227756501" table:formula="of:=[.X213]+0" table:style-name="ce5">
            <text:p>140.38</text:p>
          </table:table-cell>
          <table:table-cell office:value-type="string" table:style-name="ce4">
            <text:p>52<text:span text:style-name="T1">: </text:span><text:span text:style-name="T2">144.3911374491956</text:span></text:p>
          </table:table-cell>
          <table:table-cell office:value-type="string" office:string-value="144.3911374491956" table:formula="of:=RIGHT([.Z213];LEN([.Z213])-4)" table:style-name="ce5">
            <text:p>144.3911374491956</text:p>
          </table:table-cell>
          <table:table-cell office:value-type="float" office:value="144.39113744919501" table:formula="of:=[.AA213]+0" table:style-name="ce5">
            <text:p>144.39</text:p>
          </table:table-cell>
          <table:table-cell office:value-type="string" table:style-name="ce4">
            <text:p>52<text:span text:style-name="T1">: </text:span><text:span text:style-name="T2">134.15392928555673</text:span></text:p>
          </table:table-cell>
          <table:table-cell office:value-type="string" office:string-value="134.15392928555673" table:formula="of:=RIGHT([.AC213];LEN([.AC213])-4)" table:style-name="ce5">
            <text:p>134.15392928555673</text:p>
          </table:table-cell>
          <table:table-cell office:value-type="float" office:value="134.15392928555599" table:formula="of:=[.AD213]+0" table:style-name="ce5">
            <text:p>134.15</text:p>
          </table:table-cell>
          <table:table-cell office:value-type="float" office:value="123.63264195804467" table:formula="of:=([.D213]+[.G213]+[.J213]+[.M213]+[.P213]+[.S213]+[.V213]+[.Y213]+[.AB213]+[.AE213])/10" table:style-name="ce5">
            <text:p>123.63</text:p>
          </table:table-cell>
          <table:table-cell table:number-columns-repeated="16352"/>
        </table:table-row>
        <table:table-row table:style-name="ro1">
          <table:table-cell office:value-type="float" office:value="54" table:formula="of:=[.A213]+1" table:style-name="ce1">
            <text:p>54</text:p>
          </table:table-cell>
          <table:table-cell office:value-type="string" table:style-name="ce4">
            <text:p>53<text:span text:style-name="T1">: </text:span><text:span text:style-name="T2">138.4367975040324</text:span></text:p>
          </table:table-cell>
          <table:table-cell office:value-type="string" office:string-value="138.4367975040324" table:formula="of:=RIGHT([.B214];LEN([.B214])-4)" table:style-name="ce5">
            <text:p>138.4367975040324</text:p>
          </table:table-cell>
          <table:table-cell office:value-type="float" office:value="138.436797504032" table:formula="of:=[.C214]+0" table:style-name="ce5">
            <text:p>138.44</text:p>
          </table:table-cell>
          <table:table-cell office:value-type="string" table:style-name="ce4">
            <text:p>53<text:span text:style-name="T1">: </text:span><text:span text:style-name="T2">105.71678077833542</text:span></text:p>
          </table:table-cell>
          <table:table-cell office:value-type="string" office:string-value="105.71678077833542" table:formula="of:=RIGHT([.E214];LEN([.E214])-4)" table:style-name="ce5">
            <text:p>105.71678077833542</text:p>
          </table:table-cell>
          <table:table-cell office:value-type="float" office:value="105.71678077833501" table:formula="of:=[.F214]+0" table:style-name="ce5">
            <text:p>105.72</text:p>
          </table:table-cell>
          <table:table-cell office:value-type="string" table:style-name="ce4">
            <text:p>53<text:span text:style-name="T1">: </text:span><text:span text:style-name="T2">148.37667786939048</text:span></text:p>
          </table:table-cell>
          <table:table-cell office:value-type="string" office:string-value="148.37667786939048" table:formula="of:=RIGHT([.H214];LEN([.H214])-4)" table:style-name="ce5">
            <text:p>148.37667786939048</text:p>
          </table:table-cell>
          <table:table-cell office:value-type="float" office:value="148.37667786938999" table:formula="of:=[.I214]+0" table:style-name="ce5">
            <text:p>148.38</text:p>
          </table:table-cell>
          <table:table-cell office:value-type="string" table:style-name="ce4">
            <text:p>53<text:span text:style-name="T1">: </text:span><text:span text:style-name="T2">148.50103046298665</text:span></text:p>
          </table:table-cell>
          <table:table-cell office:value-type="string" office:string-value="148.50103046298665" table:formula="of:=RIGHT([.K214];LEN([.K214])-4)" table:style-name="ce5">
            <text:p>148.50103046298665</text:p>
          </table:table-cell>
          <table:table-cell office:value-type="float" office:value="148.50103046298599" table:formula="of:=[.L214]+0" table:style-name="ce5">
            <text:p>148.50</text:p>
          </table:table-cell>
          <table:table-cell office:value-type="string" table:style-name="ce4">
            <text:p>53<text:span text:style-name="T1">: </text:span><text:span text:style-name="T2">100.75574850120773</text:span></text:p>
          </table:table-cell>
          <table:table-cell office:value-type="string" office:string-value="100.75574850120773" table:formula="of:=RIGHT([.N214];LEN([.N214])-4)" table:style-name="ce5">
            <text:p>100.75574850120773</text:p>
          </table:table-cell>
          <table:table-cell office:value-type="float" office:value="100.75574850120699" table:formula="of:=[.O214]+0" table:style-name="ce5">
            <text:p>100.76</text:p>
          </table:table-cell>
          <table:table-cell office:value-type="string" table:style-name="ce4">
            <text:p>53<text:span text:style-name="T1">: </text:span><text:span text:style-name="T2">120.79240398621418</text:span></text:p>
          </table:table-cell>
          <table:table-cell office:value-type="string" office:string-value="120.79240398621418" table:formula="of:=RIGHT([.Q214];LEN([.Q214])-4)" table:style-name="ce5">
            <text:p>120.79240398621418</text:p>
          </table:table-cell>
          <table:table-cell office:value-type="float" office:value="120.792403986214" table:formula="of:=[.R214]+0" table:style-name="ce5">
            <text:p>120.79</text:p>
          </table:table-cell>
          <table:table-cell office:value-type="string" table:style-name="ce4">
            <text:p>53<text:span text:style-name="T1">: </text:span><text:span text:style-name="T2">75.8411982592575</text:span></text:p>
          </table:table-cell>
          <table:table-cell office:value-type="string" office:string-value="75.8411982592575" table:formula="of:=RIGHT([.T214];LEN([.T214])-4)" table:style-name="ce5">
            <text:p>75.8411982592575</text:p>
          </table:table-cell>
          <table:table-cell office:value-type="float" office:value="75.841198259257496" table:formula="of:=[.U214]+0" table:style-name="ce5">
            <text:p>75.84</text:p>
          </table:table-cell>
          <table:table-cell office:value-type="string" table:style-name="ce4">
            <text:p>53<text:span text:style-name="T1">: </text:span><text:span text:style-name="T2">134.22873293827877</text:span></text:p>
          </table:table-cell>
          <table:table-cell office:value-type="string" office:string-value="134.22873293827877" table:formula="of:=RIGHT([.W214];LEN([.W214])-4)" table:style-name="ce5">
            <text:p>134.22873293827877</text:p>
          </table:table-cell>
          <table:table-cell office:value-type="float" office:value="134.228732938278" table:formula="of:=[.X214]+0" table:style-name="ce5">
            <text:p>134.23</text:p>
          </table:table-cell>
          <table:table-cell office:value-type="string" table:style-name="ce4">
            <text:p>53<text:span text:style-name="T1">: </text:span><text:span text:style-name="T2">128.68451275745286</text:span></text:p>
          </table:table-cell>
          <table:table-cell office:value-type="string" office:string-value="128.68451275745286" table:formula="of:=RIGHT([.Z214];LEN([.Z214])-4)" table:style-name="ce5">
            <text:p>128.68451275745286</text:p>
          </table:table-cell>
          <table:table-cell office:value-type="float" office:value="128.68451275745201" table:formula="of:=[.AA214]+0" table:style-name="ce5">
            <text:p>128.68</text:p>
          </table:table-cell>
          <table:table-cell office:value-type="string" table:style-name="ce4">
            <text:p>53<text:span text:style-name="T1">: </text:span><text:span text:style-name="T2">105.400253493826</text:span></text:p>
          </table:table-cell>
          <table:table-cell office:value-type="string" office:string-value="105.400253493826" table:formula="of:=RIGHT([.AC214];LEN([.AC214])-4)" table:style-name="ce5">
            <text:p>105.400253493826</text:p>
          </table:table-cell>
          <table:table-cell office:value-type="float" office:value="105.400253493826" table:formula="of:=[.AD214]+0" table:style-name="ce5">
            <text:p>105.40</text:p>
          </table:table-cell>
          <table:table-cell office:value-type="float" office:value="120.67341365509776" table:formula="of:=([.D214]+[.G214]+[.J214]+[.M214]+[.P214]+[.S214]+[.V214]+[.Y214]+[.AB214]+[.AE214])/10" table:style-name="ce5">
            <text:p>120.67</text:p>
          </table:table-cell>
          <table:table-cell table:number-columns-repeated="16352"/>
        </table:table-row>
        <table:table-row table:style-name="ro1">
          <table:table-cell office:value-type="float" office:value="55" table:formula="of:=[.A214]+1" table:style-name="ce1">
            <text:p>55</text:p>
          </table:table-cell>
          <table:table-cell office:value-type="string" table:style-name="ce4">
            <text:p>54<text:span text:style-name="T1">: </text:span><text:span text:style-name="T2">142.27636628002335</text:span></text:p>
          </table:table-cell>
          <table:table-cell office:value-type="string" office:string-value="142.27636628002335" table:formula="of:=RIGHT([.B215];LEN([.B215])-4)" table:style-name="ce5">
            <text:p>142.27636628002335</text:p>
          </table:table-cell>
          <table:table-cell office:value-type="float" office:value="142.27636628002301" table:formula="of:=[.C215]+0" table:style-name="ce5">
            <text:p>142.28</text:p>
          </table:table-cell>
          <table:table-cell office:value-type="string" table:style-name="ce4">
            <text:p>54<text:span text:style-name="T1">: </text:span><text:span text:style-name="T2">105.43562864678887</text:span></text:p>
          </table:table-cell>
          <table:table-cell office:value-type="string" office:string-value="105.43562864678887" table:formula="of:=RIGHT([.E215];LEN([.E215])-4)" table:style-name="ce5">
            <text:p>105.43562864678887</text:p>
          </table:table-cell>
          <table:table-cell office:value-type="float" office:value="105.435628646788" table:formula="of:=[.F215]+0" table:style-name="ce5">
            <text:p>105.44</text:p>
          </table:table-cell>
          <table:table-cell office:value-type="string" table:style-name="ce4">
            <text:p>54<text:span text:style-name="T1">: </text:span><text:span text:style-name="T2">141.37120010110627</text:span></text:p>
          </table:table-cell>
          <table:table-cell office:value-type="string" office:string-value="141.37120010110627" table:formula="of:=RIGHT([.H215];LEN([.H215])-4)" table:style-name="ce5">
            <text:p>141.37120010110627</text:p>
          </table:table-cell>
          <table:table-cell office:value-type="float" office:value="141.37120010110601" table:formula="of:=[.I215]+0" table:style-name="ce5">
            <text:p>141.37</text:p>
          </table:table-cell>
          <table:table-cell office:value-type="string" table:style-name="ce4">
            <text:p>54<text:span text:style-name="T1">: </text:span><text:span text:style-name="T2">148.5303556960376</text:span></text:p>
          </table:table-cell>
          <table:table-cell office:value-type="string" office:string-value="148.5303556960376" table:formula="of:=RIGHT([.K215];LEN([.K215])-4)" table:style-name="ce5">
            <text:p>148.5303556960376</text:p>
          </table:table-cell>
          <table:table-cell office:value-type="float" office:value="148.53035569603699" table:formula="of:=[.L215]+0" table:style-name="ce5">
            <text:p>148.53</text:p>
          </table:table-cell>
          <table:table-cell office:value-type="string" table:style-name="ce4">
            <text:p>54<text:span text:style-name="T1">: </text:span><text:span text:style-name="T2">96.40504717142579</text:span></text:p>
          </table:table-cell>
          <table:table-cell office:value-type="string" office:string-value="96.40504717142579" table:formula="of:=RIGHT([.N215];LEN([.N215])-4)" table:style-name="ce5">
            <text:p>96.40504717142579</text:p>
          </table:table-cell>
          <table:table-cell office:value-type="float" office:value="96.405047171425693" table:formula="of:=[.O215]+0" table:style-name="ce5">
            <text:p>96.41</text:p>
          </table:table-cell>
          <table:table-cell office:value-type="string" table:style-name="ce4">
            <text:p>54<text:span text:style-name="T1">: </text:span><text:span text:style-name="T2">120.16842917146079</text:span></text:p>
          </table:table-cell>
          <table:table-cell office:value-type="string" office:string-value="120.16842917146079" table:formula="of:=RIGHT([.Q215];LEN([.Q215])-4)" table:style-name="ce5">
            <text:p>120.16842917146079</text:p>
          </table:table-cell>
          <table:table-cell office:value-type="float" office:value="120.16842917146001" table:formula="of:=[.R215]+0" table:style-name="ce5">
            <text:p>120.17</text:p>
          </table:table-cell>
          <table:table-cell office:value-type="string" table:style-name="ce4">
            <text:p>54<text:span text:style-name="T1">: </text:span><text:span text:style-name="T2">66.04702441316198</text:span></text:p>
          </table:table-cell>
          <table:table-cell office:value-type="string" office:string-value="66.04702441316198" table:formula="of:=RIGHT([.T215];LEN([.T215])-4)" table:style-name="ce5">
            <text:p>66.04702441316198</text:p>
          </table:table-cell>
          <table:table-cell office:value-type="float" office:value="66.047024413161907" table:formula="of:=[.U215]+0" table:style-name="ce5">
            <text:p>66.05</text:p>
          </table:table-cell>
          <table:table-cell office:value-type="string" table:style-name="ce4">
            <text:p>54<text:span text:style-name="T1">: </text:span><text:span text:style-name="T2">135.02509269556404</text:span></text:p>
          </table:table-cell>
          <table:table-cell office:value-type="string" office:string-value="135.02509269556404" table:formula="of:=RIGHT([.W215];LEN([.W215])-4)" table:style-name="ce5">
            <text:p>135.02509269556404</text:p>
          </table:table-cell>
          <table:table-cell office:value-type="float" office:value="135.02509269556401" table:formula="of:=[.X215]+0" table:style-name="ce5">
            <text:p>135.03</text:p>
          </table:table-cell>
          <table:table-cell office:value-type="string" table:style-name="ce4">
            <text:p>54<text:span text:style-name="T1">: </text:span><text:span text:style-name="T2">135.24259381098213</text:span></text:p>
          </table:table-cell>
          <table:table-cell office:value-type="string" office:string-value="135.24259381098213" table:formula="of:=RIGHT([.Z215];LEN([.Z215])-4)" table:style-name="ce5">
            <text:p>135.24259381098213</text:p>
          </table:table-cell>
          <table:table-cell office:value-type="float" office:value="135.24259381098199" table:formula="of:=[.AA215]+0" table:style-name="ce5">
            <text:p>135.24</text:p>
          </table:table-cell>
          <table:table-cell office:value-type="string" table:style-name="ce4">
            <text:p>54<text:span text:style-name="T1">: </text:span><text:span text:style-name="T2">134.13980536748295</text:span></text:p>
          </table:table-cell>
          <table:table-cell office:value-type="string" office:string-value="134.13980536748295" table:formula="of:=RIGHT([.AC215];LEN([.AC215])-4)" table:style-name="ce5">
            <text:p>134.13980536748295</text:p>
          </table:table-cell>
          <table:table-cell office:value-type="float" office:value="134.13980536748201" table:formula="of:=[.AD215]+0" table:style-name="ce5">
            <text:p>134.14</text:p>
          </table:table-cell>
          <table:table-cell office:value-type="float" office:value="122.46415433540298" table:formula="of:=([.D215]+[.G215]+[.J215]+[.M215]+[.P215]+[.S215]+[.V215]+[.Y215]+[.AB215]+[.AE215])/10" table:style-name="ce5">
            <text:p>122.46</text:p>
          </table:table-cell>
          <table:table-cell table:number-columns-repeated="16352"/>
        </table:table-row>
        <table:table-row table:style-name="ro1">
          <table:table-cell office:value-type="float" office:value="56" table:formula="of:=[.A215]+1" table:style-name="ce1">
            <text:p>56</text:p>
          </table:table-cell>
          <table:table-cell office:value-type="string" table:style-name="ce4">
            <text:p>55<text:span text:style-name="T1">: </text:span><text:span text:style-name="T2">144.96377640966622</text:span></text:p>
          </table:table-cell>
          <table:table-cell office:value-type="string" office:string-value="144.96377640966622" table:formula="of:=RIGHT([.B216];LEN([.B216])-4)" table:style-name="ce5">
            <text:p>144.96377640966622</text:p>
          </table:table-cell>
          <table:table-cell office:value-type="float" office:value="144.963776409666" table:formula="of:=[.C216]+0" table:style-name="ce5">
            <text:p>144.96</text:p>
          </table:table-cell>
          <table:table-cell office:value-type="string" table:style-name="ce4">
            <text:p>55<text:span text:style-name="T1">: </text:span><text:span text:style-name="T2">105.71336396353718</text:span></text:p>
          </table:table-cell>
          <table:table-cell office:value-type="string" office:string-value="105.71336396353718" table:formula="of:=RIGHT([.E216];LEN([.E216])-4)" table:style-name="ce5">
            <text:p>105.71336396353718</text:p>
          </table:table-cell>
          <table:table-cell office:value-type="float" office:value="105.71336396353701" table:formula="of:=[.F216]+0" table:style-name="ce5">
            <text:p>105.71</text:p>
          </table:table-cell>
          <table:table-cell office:value-type="string" table:style-name="ce4">
            <text:p>55<text:span text:style-name="T1">: </text:span><text:span text:style-name="T2">123.75139009760193</text:span></text:p>
          </table:table-cell>
          <table:table-cell office:value-type="string" office:string-value="123.75139009760193" table:formula="of:=RIGHT([.H216];LEN([.H216])-4)" table:style-name="ce5">
            <text:p>123.75139009760193</text:p>
          </table:table-cell>
          <table:table-cell office:value-type="float" office:value="123.751390097601" table:formula="of:=[.I216]+0" table:style-name="ce5">
            <text:p>123.75</text:p>
          </table:table-cell>
          <table:table-cell office:value-type="string" table:style-name="ce4">
            <text:p>55<text:span text:style-name="T1">: </text:span><text:span text:style-name="T2">124.89198837082918</text:span></text:p>
          </table:table-cell>
          <table:table-cell office:value-type="string" office:string-value="124.89198837082918" table:formula="of:=RIGHT([.K216];LEN([.K216])-4)" table:style-name="ce5">
            <text:p>124.89198837082918</text:p>
          </table:table-cell>
          <table:table-cell office:value-type="float" office:value="124.891988370829" table:formula="of:=[.L216]+0" table:style-name="ce5">
            <text:p>124.89</text:p>
          </table:table-cell>
          <table:table-cell office:value-type="string" table:style-name="ce4">
            <text:p>55<text:span text:style-name="T1">: </text:span><text:span text:style-name="T2">99.48005277469835</text:span></text:p>
          </table:table-cell>
          <table:table-cell office:value-type="string" office:string-value="99.48005277469835" table:formula="of:=RIGHT([.N216];LEN([.N216])-4)" table:style-name="ce5">
            <text:p>99.48005277469835</text:p>
          </table:table-cell>
          <table:table-cell office:value-type="float" office:value="99.480052774698294" table:formula="of:=[.O216]+0" table:style-name="ce5">
            <text:p>99.48</text:p>
          </table:table-cell>
          <table:table-cell office:value-type="string" table:style-name="ce4">
            <text:p>55<text:span text:style-name="T1">: </text:span><text:span text:style-name="T2">120.30982516600702</text:span></text:p>
          </table:table-cell>
          <table:table-cell office:value-type="string" office:string-value="120.30982516600702" table:formula="of:=RIGHT([.Q216];LEN([.Q216])-4)" table:style-name="ce5">
            <text:p>120.30982516600702</text:p>
          </table:table-cell>
          <table:table-cell office:value-type="float" office:value="120.309825166007" table:formula="of:=[.R216]+0" table:style-name="ce5">
            <text:p>120.31</text:p>
          </table:table-cell>
          <table:table-cell office:value-type="string" table:style-name="ce4">
            <text:p>55<text:span text:style-name="T1">: </text:span><text:span text:style-name="T2">90.86618893578947</text:span></text:p>
          </table:table-cell>
          <table:table-cell office:value-type="string" office:string-value="90.86618893578947" table:formula="of:=RIGHT([.T216];LEN([.T216])-4)" table:style-name="ce5">
            <text:p>90.86618893578947</text:p>
          </table:table-cell>
          <table:table-cell office:value-type="float" office:value="90.866188935789395" table:formula="of:=[.U216]+0" table:style-name="ce5">
            <text:p>90.87</text:p>
          </table:table-cell>
          <table:table-cell office:value-type="string" table:style-name="ce4">
            <text:p>55<text:span text:style-name="T1">: </text:span><text:span text:style-name="T2">123.58313938633155</text:span></text:p>
          </table:table-cell>
          <table:table-cell office:value-type="string" office:string-value="123.58313938633155" table:formula="of:=RIGHT([.W216];LEN([.W216])-4)" table:style-name="ce5">
            <text:p>123.58313938633155</text:p>
          </table:table-cell>
          <table:table-cell office:value-type="float" office:value="123.583139386331" table:formula="of:=[.X216]+0" table:style-name="ce5">
            <text:p>123.58</text:p>
          </table:table-cell>
          <table:table-cell office:value-type="string" table:style-name="ce4">
            <text:p>55<text:span text:style-name="T1">: </text:span><text:span text:style-name="T2">135.734433768401</text:span></text:p>
          </table:table-cell>
          <table:table-cell office:value-type="string" office:string-value="135.734433768401" table:formula="of:=RIGHT([.Z216];LEN([.Z216])-4)" table:style-name="ce5">
            <text:p>135.734433768401</text:p>
          </table:table-cell>
          <table:table-cell office:value-type="float" office:value="135.734433768401" table:formula="of:=[.AA216]+0" table:style-name="ce5">
            <text:p>135.73</text:p>
          </table:table-cell>
          <table:table-cell office:value-type="string" table:style-name="ce4">
            <text:p>55<text:span text:style-name="T1">: </text:span><text:span text:style-name="T2">134.19044023008908</text:span></text:p>
          </table:table-cell>
          <table:table-cell office:value-type="string" office:string-value="134.19044023008908" table:formula="of:=RIGHT([.AC216];LEN([.AC216])-4)" table:style-name="ce5">
            <text:p>134.19044023008908</text:p>
          </table:table-cell>
          <table:table-cell office:value-type="float" office:value="134.190440230089" table:formula="of:=[.AD216]+0" table:style-name="ce5">
            <text:p>134.19</text:p>
          </table:table-cell>
          <table:table-cell office:value-type="float" office:value="120.34845991029488" table:formula="of:=([.D216]+[.G216]+[.J216]+[.M216]+[.P216]+[.S216]+[.V216]+[.Y216]+[.AB216]+[.AE216])/10" table:style-name="ce5">
            <text:p>120.35</text:p>
          </table:table-cell>
          <table:table-cell table:number-columns-repeated="16352"/>
        </table:table-row>
        <table:table-row table:style-name="ro1">
          <table:table-cell office:value-type="float" office:value="57" table:formula="of:=[.A216]+1" table:style-name="ce1">
            <text:p>57</text:p>
          </table:table-cell>
          <table:table-cell office:value-type="string" table:style-name="ce4">
            <text:p>56<text:span text:style-name="T1">: </text:span><text:span text:style-name="T2">139.1038167079303</text:span></text:p>
          </table:table-cell>
          <table:table-cell office:value-type="string" office:string-value="139.1038167079303" table:formula="of:=RIGHT([.B217];LEN([.B217])-4)" table:style-name="ce5">
            <text:p>139.1038167079303</text:p>
          </table:table-cell>
          <table:table-cell office:value-type="float" office:value="139.10381670793001" table:formula="of:=[.C217]+0" table:style-name="ce5">
            <text:p>139.10</text:p>
          </table:table-cell>
          <table:table-cell office:value-type="string" table:style-name="ce4">
            <text:p>56<text:span text:style-name="T1">: </text:span><text:span text:style-name="T2">105.55783978550798</text:span></text:p>
          </table:table-cell>
          <table:table-cell office:value-type="string" office:string-value="105.55783978550798" table:formula="of:=RIGHT([.E217];LEN([.E217])-4)" table:style-name="ce5">
            <text:p>105.55783978550798</text:p>
          </table:table-cell>
          <table:table-cell office:value-type="float" office:value="105.557839785507" table:formula="of:=[.F217]+0" table:style-name="ce5">
            <text:p>105.56</text:p>
          </table:table-cell>
          <table:table-cell office:value-type="string" table:style-name="ce4">
            <text:p>56<text:span text:style-name="T1">: </text:span><text:span text:style-name="T2">135.85505227085773</text:span></text:p>
          </table:table-cell>
          <table:table-cell office:value-type="string" office:string-value="135.85505227085773" table:formula="of:=RIGHT([.H217];LEN([.H217])-4)" table:style-name="ce5">
            <text:p>135.85505227085773</text:p>
          </table:table-cell>
          <table:table-cell office:value-type="float" office:value="135.85505227085699" table:formula="of:=[.I217]+0" table:style-name="ce5">
            <text:p>135.86</text:p>
          </table:table-cell>
          <table:table-cell office:value-type="string" table:style-name="ce4">
            <text:p>56<text:span text:style-name="T1">: </text:span><text:span text:style-name="T2">122.9762776705745</text:span></text:p>
          </table:table-cell>
          <table:table-cell office:value-type="string" office:string-value="122.9762776705745" table:formula="of:=RIGHT([.K217];LEN([.K217])-4)" table:style-name="ce5">
            <text:p>122.9762776705745</text:p>
          </table:table-cell>
          <table:table-cell office:value-type="float" office:value="122.97627767057401" table:formula="of:=[.L217]+0" table:style-name="ce5">
            <text:p>122.98</text:p>
          </table:table-cell>
          <table:table-cell office:value-type="string" table:style-name="ce4">
            <text:p>56<text:span text:style-name="T1">: </text:span><text:span text:style-name="T2">101.07676133785209</text:span></text:p>
          </table:table-cell>
          <table:table-cell office:value-type="string" office:string-value="101.07676133785209" table:formula="of:=RIGHT([.N217];LEN([.N217])-4)" table:style-name="ce5">
            <text:p>101.07676133785209</text:p>
          </table:table-cell>
          <table:table-cell office:value-type="float" office:value="101.07676133785201" table:formula="of:=[.O217]+0" table:style-name="ce5">
            <text:p>101.08</text:p>
          </table:table-cell>
          <table:table-cell office:value-type="string" table:style-name="ce4">
            <text:p>56<text:span text:style-name="T1">: </text:span><text:span text:style-name="T2">127.1894753999343</text:span></text:p>
          </table:table-cell>
          <table:table-cell office:value-type="string" office:string-value="127.1894753999343" table:formula="of:=RIGHT([.Q217];LEN([.Q217])-4)" table:style-name="ce5">
            <text:p>127.1894753999343</text:p>
          </table:table-cell>
          <table:table-cell office:value-type="float" office:value="127.189475399934" table:formula="of:=[.R217]+0" table:style-name="ce5">
            <text:p>127.19</text:p>
          </table:table-cell>
          <table:table-cell office:value-type="string" table:style-name="ce4">
            <text:p>56<text:span text:style-name="T1">: </text:span><text:span text:style-name="T2">66.04702441316198</text:span></text:p>
          </table:table-cell>
          <table:table-cell office:value-type="string" office:string-value="66.04702441316198" table:formula="of:=RIGHT([.T217];LEN([.T217])-4)" table:style-name="ce5">
            <text:p>66.04702441316198</text:p>
          </table:table-cell>
          <table:table-cell office:value-type="float" office:value="66.047024413161907" table:formula="of:=[.U217]+0" table:style-name="ce5">
            <text:p>66.05</text:p>
          </table:table-cell>
          <table:table-cell office:value-type="string" table:style-name="ce4">
            <text:p>56<text:span text:style-name="T1">: </text:span><text:span text:style-name="T2">132.26821550160932</text:span></text:p>
          </table:table-cell>
          <table:table-cell office:value-type="string" office:string-value="132.26821550160932" table:formula="of:=RIGHT([.W217];LEN([.W217])-4)" table:style-name="ce5">
            <text:p>132.26821550160932</text:p>
          </table:table-cell>
          <table:table-cell office:value-type="float" office:value="132.26821550160901" table:formula="of:=[.X217]+0" table:style-name="ce5">
            <text:p>132.27</text:p>
          </table:table-cell>
          <table:table-cell office:value-type="string" table:style-name="ce4">
            <text:p>56<text:span text:style-name="T1">: </text:span><text:span text:style-name="T2">159.35530394070355</text:span></text:p>
          </table:table-cell>
          <table:table-cell office:value-type="string" office:string-value="159.35530394070355" table:formula="of:=RIGHT([.Z217];LEN([.Z217])-4)" table:style-name="ce5">
            <text:p>159.35530394070355</text:p>
          </table:table-cell>
          <table:table-cell office:value-type="float" office:value="159.35530394070301" table:formula="of:=[.AA217]+0" table:style-name="ce5">
            <text:p>159.36</text:p>
          </table:table-cell>
          <table:table-cell office:value-type="string" table:style-name="ce4">
            <text:p>56<text:span text:style-name="T1">: </text:span><text:span text:style-name="T2">134.49737285844512</text:span></text:p>
          </table:table-cell>
          <table:table-cell office:value-type="string" office:string-value="134.49737285844512" table:formula="of:=RIGHT([.AC217];LEN([.AC217])-4)" table:style-name="ce5">
            <text:p>134.49737285844512</text:p>
          </table:table-cell>
          <table:table-cell office:value-type="float" office:value="134.497372858445" table:formula="of:=[.AD217]+0" table:style-name="ce5">
            <text:p>134.50</text:p>
          </table:table-cell>
          <table:table-cell office:value-type="float" office:value="122.39271398865728" table:formula="of:=([.D217]+[.G217]+[.J217]+[.M217]+[.P217]+[.S217]+[.V217]+[.Y217]+[.AB217]+[.AE217])/10" table:style-name="ce5">
            <text:p>122.39</text:p>
          </table:table-cell>
          <table:table-cell table:number-columns-repeated="16352"/>
        </table:table-row>
        <table:table-row table:style-name="ro1">
          <table:table-cell office:value-type="float" office:value="58" table:formula="of:=[.A217]+1" table:style-name="ce1">
            <text:p>58</text:p>
          </table:table-cell>
          <table:table-cell office:value-type="string" table:style-name="ce4">
            <text:p>57<text:span text:style-name="T1">: </text:span><text:span text:style-name="T2">116.18078707206546</text:span></text:p>
          </table:table-cell>
          <table:table-cell office:value-type="string" office:string-value="116.18078707206546" table:formula="of:=RIGHT([.B218];LEN([.B218])-4)" table:style-name="ce5">
            <text:p>116.18078707206546</text:p>
          </table:table-cell>
          <table:table-cell office:value-type="float" office:value="116.180787072065" table:formula="of:=[.C218]+0" table:style-name="ce5">
            <text:p>116.18</text:p>
          </table:table-cell>
          <table:table-cell office:value-type="string" table:style-name="ce4">
            <text:p>57<text:span text:style-name="T1">: </text:span><text:span text:style-name="T2">105.71222899197494</text:span></text:p>
          </table:table-cell>
          <table:table-cell office:value-type="string" office:string-value="105.71222899197494" table:formula="of:=RIGHT([.E218];LEN([.E218])-4)" table:style-name="ce5">
            <text:p>105.71222899197494</text:p>
          </table:table-cell>
          <table:table-cell office:value-type="float" office:value="105.712228991974" table:formula="of:=[.F218]+0" table:style-name="ce5">
            <text:p>105.71</text:p>
          </table:table-cell>
          <table:table-cell office:value-type="string" table:style-name="ce4">
            <text:p>57<text:span text:style-name="T1">: </text:span><text:span text:style-name="T2">148.85400716857757</text:span></text:p>
          </table:table-cell>
          <table:table-cell office:value-type="string" office:string-value="148.85400716857757" table:formula="of:=RIGHT([.H218];LEN([.H218])-4)" table:style-name="ce5">
            <text:p>148.85400716857757</text:p>
          </table:table-cell>
          <table:table-cell office:value-type="float" office:value="148.854007168577" table:formula="of:=[.I218]+0" table:style-name="ce5">
            <text:p>148.85</text:p>
          </table:table-cell>
          <table:table-cell office:value-type="string" table:style-name="ce4">
            <text:p>57<text:span text:style-name="T1">: </text:span><text:span text:style-name="T2">124.63449881056432</text:span></text:p>
          </table:table-cell>
          <table:table-cell office:value-type="string" office:string-value="124.63449881056432" table:formula="of:=RIGHT([.K218];LEN([.K218])-4)" table:style-name="ce5">
            <text:p>124.63449881056432</text:p>
          </table:table-cell>
          <table:table-cell office:value-type="float" office:value="124.634498810564" table:formula="of:=[.L218]+0" table:style-name="ce5">
            <text:p>124.63</text:p>
          </table:table-cell>
          <table:table-cell office:value-type="string" table:style-name="ce4">
            <text:p>57<text:span text:style-name="T1">: </text:span><text:span text:style-name="T2">105.47711786279469</text:span></text:p>
          </table:table-cell>
          <table:table-cell office:value-type="string" office:string-value="105.47711786279469" table:formula="of:=RIGHT([.N218];LEN([.N218])-4)" table:style-name="ce5">
            <text:p>105.47711786279469</text:p>
          </table:table-cell>
          <table:table-cell office:value-type="float" office:value="105.477117862794" table:formula="of:=[.O218]+0" table:style-name="ce5">
            <text:p>105.48</text:p>
          </table:table-cell>
          <table:table-cell office:value-type="string" table:style-name="ce4">
            <text:p>57<text:span text:style-name="T1">: </text:span><text:span text:style-name="T2">104.76422124634091</text:span></text:p>
          </table:table-cell>
          <table:table-cell office:value-type="string" office:string-value="104.76422124634091" table:formula="of:=RIGHT([.Q218];LEN([.Q218])-4)" table:style-name="ce5">
            <text:p>104.76422124634091</text:p>
          </table:table-cell>
          <table:table-cell office:value-type="float" office:value="104.76422124634" table:formula="of:=[.R218]+0" table:style-name="ce5">
            <text:p>104.76</text:p>
          </table:table-cell>
          <table:table-cell office:value-type="string" table:style-name="ce4">
            <text:p>57<text:span text:style-name="T1">: </text:span><text:span text:style-name="T2">84.29597496692436</text:span></text:p>
          </table:table-cell>
          <table:table-cell office:value-type="string" office:string-value="84.29597496692436" table:formula="of:=RIGHT([.T218];LEN([.T218])-4)" table:style-name="ce5">
            <text:p>84.29597496692436</text:p>
          </table:table-cell>
          <table:table-cell office:value-type="float" office:value="84.295974966924305" table:formula="of:=[.U218]+0" table:style-name="ce5">
            <text:p>84.30</text:p>
          </table:table-cell>
          <table:table-cell office:value-type="string" table:style-name="ce4">
            <text:p>57<text:span text:style-name="T1">: </text:span><text:span text:style-name="T2">123.35224015865496</text:span></text:p>
          </table:table-cell>
          <table:table-cell office:value-type="string" office:string-value="123.35224015865496" table:formula="of:=RIGHT([.W218];LEN([.W218])-4)" table:style-name="ce5">
            <text:p>123.35224015865496</text:p>
          </table:table-cell>
          <table:table-cell office:value-type="float" office:value="123.352240158654" table:formula="of:=[.X218]+0" table:style-name="ce5">
            <text:p>123.35</text:p>
          </table:table-cell>
          <table:table-cell office:value-type="string" table:style-name="ce4">
            <text:p>57<text:span text:style-name="T1">: </text:span><text:span text:style-name="T2">131.77036586930902</text:span></text:p>
          </table:table-cell>
          <table:table-cell office:value-type="string" office:string-value="131.77036586930902" table:formula="of:=RIGHT([.Z218];LEN([.Z218])-4)" table:style-name="ce5">
            <text:p>131.77036586930902</text:p>
          </table:table-cell>
          <table:table-cell office:value-type="float" office:value="131.77036586930899" table:formula="of:=[.AA218]+0" table:style-name="ce5">
            <text:p>131.77</text:p>
          </table:table-cell>
          <table:table-cell office:value-type="string" table:style-name="ce4">
            <text:p>57<text:span text:style-name="T1">: </text:span><text:span text:style-name="T2">134.4189815332357</text:span></text:p>
          </table:table-cell>
          <table:table-cell office:value-type="string" office:string-value="134.4189815332357" table:formula="of:=RIGHT([.AC218];LEN([.AC218])-4)" table:style-name="ce5">
            <text:p>134.4189815332357</text:p>
          </table:table-cell>
          <table:table-cell office:value-type="float" office:value="134.41898153323501" table:formula="of:=[.AD218]+0" table:style-name="ce5">
            <text:p>134.42</text:p>
          </table:table-cell>
          <table:table-cell office:value-type="float" office:value="117.94604236804362" table:formula="of:=([.D218]+[.G218]+[.J218]+[.M218]+[.P218]+[.S218]+[.V218]+[.Y218]+[.AB218]+[.AE218])/10" table:style-name="ce5">
            <text:p>117.95</text:p>
          </table:table-cell>
          <table:table-cell table:number-columns-repeated="16352"/>
        </table:table-row>
        <table:table-row table:style-name="ro1">
          <table:table-cell office:value-type="float" office:value="59" table:formula="of:=[.A218]+1" table:style-name="ce1">
            <text:p>59</text:p>
          </table:table-cell>
          <table:table-cell office:value-type="string" table:style-name="ce4">
            <text:p>58<text:span text:style-name="T1">: </text:span><text:span text:style-name="T2">126.8475205686044</text:span></text:p>
          </table:table-cell>
          <table:table-cell office:value-type="string" office:string-value="126.8475205686044" table:formula="of:=RIGHT([.B219];LEN([.B219])-4)" table:style-name="ce5">
            <text:p>126.8475205686044</text:p>
          </table:table-cell>
          <table:table-cell office:value-type="float" office:value="126.847520568604" table:formula="of:=[.C219]+0" table:style-name="ce5">
            <text:p>126.85</text:p>
          </table:table-cell>
          <table:table-cell office:value-type="string" table:style-name="ce4">
            <text:p>58<text:span text:style-name="T1">: </text:span><text:span text:style-name="T2">106.11741853297885</text:span></text:p>
          </table:table-cell>
          <table:table-cell office:value-type="string" office:string-value="106.11741853297885" table:formula="of:=RIGHT([.E219];LEN([.E219])-4)" table:style-name="ce5">
            <text:p>106.11741853297885</text:p>
          </table:table-cell>
          <table:table-cell office:value-type="float" office:value="106.11741853297799" table:formula="of:=[.F219]+0" table:style-name="ce5">
            <text:p>106.12</text:p>
          </table:table-cell>
          <table:table-cell office:value-type="string" table:style-name="ce4">
            <text:p>58<text:span text:style-name="T1">: </text:span><text:span text:style-name="T2">122.61665457553529</text:span></text:p>
          </table:table-cell>
          <table:table-cell office:value-type="string" office:string-value="122.61665457553529" table:formula="of:=RIGHT([.H219];LEN([.H219])-4)" table:style-name="ce5">
            <text:p>122.61665457553529</text:p>
          </table:table-cell>
          <table:table-cell office:value-type="float" office:value="122.61665457553499" table:formula="of:=[.I219]+0" table:style-name="ce5">
            <text:p>122.62</text:p>
          </table:table-cell>
          <table:table-cell office:value-type="string" table:style-name="ce4">
            <text:p>58<text:span text:style-name="T1">: </text:span><text:span text:style-name="T2">154.4410888794849</text:span></text:p>
          </table:table-cell>
          <table:table-cell office:value-type="string" office:string-value="154.4410888794849" table:formula="of:=RIGHT([.K219];LEN([.K219])-4)" table:style-name="ce5">
            <text:p>154.4410888794849</text:p>
          </table:table-cell>
          <table:table-cell office:value-type="float" office:value="154.441088879484" table:formula="of:=[.L219]+0" table:style-name="ce5">
            <text:p>154.44</text:p>
          </table:table-cell>
          <table:table-cell office:value-type="string" table:style-name="ce4">
            <text:p>58<text:span text:style-name="T1">: </text:span><text:span text:style-name="T2">100.23248316009294</text:span></text:p>
          </table:table-cell>
          <table:table-cell office:value-type="string" office:string-value="100.23248316009294" table:formula="of:=RIGHT([.N219];LEN([.N219])-4)" table:style-name="ce5">
            <text:p>100.23248316009294</text:p>
          </table:table-cell>
          <table:table-cell office:value-type="float" office:value="100.232483160092" table:formula="of:=[.O219]+0" table:style-name="ce5">
            <text:p>100.23</text:p>
          </table:table-cell>
          <table:table-cell office:value-type="string" table:style-name="ce4">
            <text:p>58<text:span text:style-name="T1">: </text:span><text:span text:style-name="T2">126.25905299076906</text:span></text:p>
          </table:table-cell>
          <table:table-cell office:value-type="string" office:string-value="126.25905299076906" table:formula="of:=RIGHT([.Q219];LEN([.Q219])-4)" table:style-name="ce5">
            <text:p>126.25905299076906</text:p>
          </table:table-cell>
          <table:table-cell office:value-type="float" office:value="126.25905299076901" table:formula="of:=[.R219]+0" table:style-name="ce5">
            <text:p>126.26</text:p>
          </table:table-cell>
          <table:table-cell office:value-type="string" table:style-name="ce4">
            <text:p>58<text:span text:style-name="T1">: </text:span><text:span text:style-name="T2">76.99192414344377</text:span></text:p>
          </table:table-cell>
          <table:table-cell office:value-type="string" office:string-value="76.99192414344377" table:formula="of:=RIGHT([.T219];LEN([.T219])-4)" table:style-name="ce5">
            <text:p>76.99192414344377</text:p>
          </table:table-cell>
          <table:table-cell office:value-type="float" office:value="76.991924143443697" table:formula="of:=[.U219]+0" table:style-name="ce5">
            <text:p>76.99</text:p>
          </table:table-cell>
          <table:table-cell office:value-type="string" table:style-name="ce4">
            <text:p>58<text:span text:style-name="T1">: </text:span><text:span text:style-name="T2">122.84069052733388</text:span></text:p>
          </table:table-cell>
          <table:table-cell office:value-type="string" office:string-value="122.84069052733388" table:formula="of:=RIGHT([.W219];LEN([.W219])-4)" table:style-name="ce5">
            <text:p>122.84069052733388</text:p>
          </table:table-cell>
          <table:table-cell office:value-type="float" office:value="122.840690527333" table:formula="of:=[.X219]+0" table:style-name="ce5">
            <text:p>122.84</text:p>
          </table:table-cell>
          <table:table-cell office:value-type="string" table:style-name="ce4">
            <text:p>58<text:span text:style-name="T1">: </text:span><text:span text:style-name="T2">140.43582570985018</text:span></text:p>
          </table:table-cell>
          <table:table-cell office:value-type="string" office:string-value="140.43582570985018" table:formula="of:=RIGHT([.Z219];LEN([.Z219])-4)" table:style-name="ce5">
            <text:p>140.43582570985018</text:p>
          </table:table-cell>
          <table:table-cell office:value-type="float" office:value="140.43582570985001" table:formula="of:=[.AA219]+0" table:style-name="ce5">
            <text:p>140.44</text:p>
          </table:table-cell>
          <table:table-cell office:value-type="string" table:style-name="ce4">
            <text:p>58<text:span text:style-name="T1">: </text:span><text:span text:style-name="T2">131.71797748643252</text:span></text:p>
          </table:table-cell>
          <table:table-cell office:value-type="string" office:string-value="131.71797748643252" table:formula="of:=RIGHT([.AC219];LEN([.AC219])-4)" table:style-name="ce5">
            <text:p>131.71797748643252</text:p>
          </table:table-cell>
          <table:table-cell office:value-type="float" office:value="131.71797748643201" table:formula="of:=[.AD219]+0" table:style-name="ce5">
            <text:p>131.72</text:p>
          </table:table-cell>
          <table:table-cell office:value-type="float" office:value="120.85006365745207" table:formula="of:=([.D219]+[.G219]+[.J219]+[.M219]+[.P219]+[.S219]+[.V219]+[.Y219]+[.AB219]+[.AE219])/10" table:style-name="ce5">
            <text:p>120.85</text:p>
          </table:table-cell>
          <table:table-cell table:number-columns-repeated="16352"/>
        </table:table-row>
        <table:table-row table:style-name="ro1">
          <table:table-cell office:value-type="float" office:value="60" table:formula="of:=[.A219]+1" table:style-name="ce1">
            <text:p>60</text:p>
          </table:table-cell>
          <table:table-cell office:value-type="string" table:style-name="ce4">
            <text:p>59<text:span text:style-name="T1">: </text:span><text:span text:style-name="T2">131.16987067499102</text:span></text:p>
          </table:table-cell>
          <table:table-cell office:value-type="string" office:string-value="131.16987067499102" table:formula="of:=RIGHT([.B220];LEN([.B220])-4)" table:style-name="ce5">
            <text:p>131.16987067499102</text:p>
          </table:table-cell>
          <table:table-cell office:value-type="float" office:value="131.16987067499099" table:formula="of:=[.C220]+0" table:style-name="ce5">
            <text:p>131.17</text:p>
          </table:table-cell>
          <table:table-cell office:value-type="string" table:style-name="ce4">
            <text:p>59<text:span text:style-name="T1">: </text:span><text:span text:style-name="T2">105.56254179924983</text:span></text:p>
          </table:table-cell>
          <table:table-cell office:value-type="string" office:string-value="105.56254179924983" table:formula="of:=RIGHT([.E220];LEN([.E220])-4)" table:style-name="ce5">
            <text:p>105.56254179924983</text:p>
          </table:table-cell>
          <table:table-cell office:value-type="float" office:value="105.562541799249" table:formula="of:=[.F220]+0" table:style-name="ce5">
            <text:p>105.56</text:p>
          </table:table-cell>
          <table:table-cell office:value-type="string" table:style-name="ce4">
            <text:p>59<text:span text:style-name="T1">: </text:span><text:span text:style-name="T2">120.01872555692862</text:span></text:p>
          </table:table-cell>
          <table:table-cell office:value-type="string" office:string-value="120.01872555692862" table:formula="of:=RIGHT([.H220];LEN([.H220])-4)" table:style-name="ce5">
            <text:p>120.01872555692862</text:p>
          </table:table-cell>
          <table:table-cell office:value-type="float" office:value="120.018725556928" table:formula="of:=[.I220]+0" table:style-name="ce5">
            <text:p>120.02</text:p>
          </table:table-cell>
          <table:table-cell office:value-type="string" table:style-name="ce4">
            <text:p>59<text:span text:style-name="T1">: </text:span><text:span text:style-name="T2">124.7431921566986</text:span></text:p>
          </table:table-cell>
          <table:table-cell office:value-type="string" office:string-value="124.7431921566986" table:formula="of:=RIGHT([.K220];LEN([.K220])-4)" table:style-name="ce5">
            <text:p>124.7431921566986</text:p>
          </table:table-cell>
          <table:table-cell office:value-type="float" office:value="124.743192156698" table:formula="of:=[.L220]+0" table:style-name="ce5">
            <text:p>124.74</text:p>
          </table:table-cell>
          <table:table-cell office:value-type="string" table:style-name="ce4">
            <text:p>59<text:span text:style-name="T1">: </text:span><text:span text:style-name="T2">95.99097879882653</text:span></text:p>
          </table:table-cell>
          <table:table-cell office:value-type="string" office:string-value="95.99097879882653" table:formula="of:=RIGHT([.N220];LEN([.N220])-4)" table:style-name="ce5">
            <text:p>95.99097879882653</text:p>
          </table:table-cell>
          <table:table-cell office:value-type="float" office:value="95.990978798826504" table:formula="of:=[.O220]+0" table:style-name="ce5">
            <text:p>95.99</text:p>
          </table:table-cell>
          <table:table-cell office:value-type="string" table:style-name="ce4">
            <text:p>59<text:span text:style-name="T1">: </text:span><text:span text:style-name="T2">106.58311203483258</text:span></text:p>
          </table:table-cell>
          <table:table-cell office:value-type="string" office:string-value="106.58311203483258" table:formula="of:=RIGHT([.Q220];LEN([.Q220])-4)" table:style-name="ce5">
            <text:p>106.58311203483258</text:p>
          </table:table-cell>
          <table:table-cell office:value-type="float" office:value="106.583112034832" table:formula="of:=[.R220]+0" table:style-name="ce5">
            <text:p>106.58</text:p>
          </table:table-cell>
          <table:table-cell office:value-type="string" table:style-name="ce4">
            <text:p>59<text:span text:style-name="T1">: </text:span><text:span text:style-name="T2">84.28371094196687</text:span></text:p>
          </table:table-cell>
          <table:table-cell office:value-type="string" office:string-value="84.28371094196687" table:formula="of:=RIGHT([.T220];LEN([.T220])-4)" table:style-name="ce5">
            <text:p>84.28371094196687</text:p>
          </table:table-cell>
          <table:table-cell office:value-type="float" office:value="84.283710941966802" table:formula="of:=[.U220]+0" table:style-name="ce5">
            <text:p>84.28</text:p>
          </table:table-cell>
          <table:table-cell office:value-type="string" table:style-name="ce4">
            <text:p>59<text:span text:style-name="T1">: </text:span><text:span text:style-name="T2">145.47422059114766</text:span></text:p>
          </table:table-cell>
          <table:table-cell office:value-type="string" office:string-value="145.47422059114766" table:formula="of:=RIGHT([.W220];LEN([.W220])-4)" table:style-name="ce5">
            <text:p>145.47422059114766</text:p>
          </table:table-cell>
          <table:table-cell office:value-type="float" office:value="145.474220591147" table:formula="of:=[.X220]+0" table:style-name="ce5">
            <text:p>145.47</text:p>
          </table:table-cell>
          <table:table-cell office:value-type="string" table:style-name="ce4">
            <text:p>59<text:span text:style-name="T1">: </text:span><text:span text:style-name="T2">141.86461388330892</text:span></text:p>
          </table:table-cell>
          <table:table-cell office:value-type="string" office:string-value="141.86461388330892" table:formula="of:=RIGHT([.Z220];LEN([.Z220])-4)" table:style-name="ce5">
            <text:p>141.86461388330892</text:p>
          </table:table-cell>
          <table:table-cell office:value-type="float" office:value="141.86461388330801" table:formula="of:=[.AA220]+0" table:style-name="ce5">
            <text:p>141.86</text:p>
          </table:table-cell>
          <table:table-cell office:value-type="string" table:style-name="ce4">
            <text:p>59<text:span text:style-name="T1">: </text:span><text:span text:style-name="T2">133.93546297764195</text:span></text:p>
          </table:table-cell>
          <table:table-cell office:value-type="string" office:string-value="133.93546297764195" table:formula="of:=RIGHT([.AC220];LEN([.AC220])-4)" table:style-name="ce5">
            <text:p>133.93546297764195</text:p>
          </table:table-cell>
          <table:table-cell office:value-type="float" office:value="133.93546297764101" table:formula="of:=[.AD220]+0" table:style-name="ce5">
            <text:p>133.94</text:p>
          </table:table-cell>
          <table:table-cell office:value-type="float" office:value="118.96264294155874" table:formula="of:=([.D220]+[.G220]+[.J220]+[.M220]+[.P220]+[.S220]+[.V220]+[.Y220]+[.AB220]+[.AE220])/10" table:style-name="ce5">
            <text:p>118.96</text:p>
          </table:table-cell>
          <table:table-cell table:number-columns-repeated="16352"/>
        </table:table-row>
        <table:table-row table:style-name="ro1">
          <table:table-cell office:value-type="float" office:value="61" table:formula="of:=[.A220]+1" table:style-name="ce1">
            <text:p>61</text:p>
          </table:table-cell>
          <table:table-cell office:value-type="string" table:style-name="ce4">
            <text:p>60<text:span text:style-name="T1">: </text:span><text:span text:style-name="T2">138.3676953222723</text:span></text:p>
          </table:table-cell>
          <table:table-cell office:value-type="string" office:string-value="138.3676953222723" table:formula="of:=RIGHT([.B221];LEN([.B221])-4)" table:style-name="ce5">
            <text:p>138.3676953222723</text:p>
          </table:table-cell>
          <table:table-cell office:value-type="float" office:value="138.367695322272" table:formula="of:=[.C221]+0" table:style-name="ce5">
            <text:p>138.37</text:p>
          </table:table-cell>
          <table:table-cell office:value-type="string" table:style-name="ce4">
            <text:p>60<text:span text:style-name="T1">: </text:span><text:span text:style-name="T2">108.45564556169629</text:span></text:p>
          </table:table-cell>
          <table:table-cell office:value-type="string" office:string-value="108.45564556169629" table:formula="of:=RIGHT([.E221];LEN([.E221])-4)" table:style-name="ce5">
            <text:p>108.45564556169629</text:p>
          </table:table-cell>
          <table:table-cell office:value-type="float" office:value="108.455645561696" table:formula="of:=[.F221]+0" table:style-name="ce5">
            <text:p>108.46</text:p>
          </table:table-cell>
          <table:table-cell office:value-type="string" table:style-name="ce4">
            <text:p>60<text:span text:style-name="T1">: </text:span><text:span text:style-name="T2">120.97876555643614</text:span></text:p>
          </table:table-cell>
          <table:table-cell office:value-type="string" office:string-value="120.97876555643614" table:formula="of:=RIGHT([.H221];LEN([.H221])-4)" table:style-name="ce5">
            <text:p>120.97876555643614</text:p>
          </table:table-cell>
          <table:table-cell office:value-type="float" office:value="120.978765556436" table:formula="of:=[.I221]+0" table:style-name="ce5">
            <text:p>120.98</text:p>
          </table:table-cell>
          <table:table-cell office:value-type="string" table:style-name="ce4">
            <text:p>60<text:span text:style-name="T1">: </text:span><text:span text:style-name="T2">120.85743101402187</text:span></text:p>
          </table:table-cell>
          <table:table-cell office:value-type="string" office:string-value="120.85743101402187" table:formula="of:=RIGHT([.K221];LEN([.K221])-4)" table:style-name="ce5">
            <text:p>120.85743101402187</text:p>
          </table:table-cell>
          <table:table-cell office:value-type="float" office:value="120.857431014021" table:formula="of:=[.L221]+0" table:style-name="ce5">
            <text:p>120.86</text:p>
          </table:table-cell>
          <table:table-cell office:value-type="string" table:style-name="ce4">
            <text:p>60<text:span text:style-name="T1">: </text:span><text:span text:style-name="T2">96.36827025304372</text:span></text:p>
          </table:table-cell>
          <table:table-cell office:value-type="string" office:string-value="96.36827025304372" table:formula="of:=RIGHT([.N221];LEN([.N221])-4)" table:style-name="ce5">
            <text:p>96.36827025304372</text:p>
          </table:table-cell>
          <table:table-cell office:value-type="float" office:value="96.368270253043704" table:formula="of:=[.O221]+0" table:style-name="ce5">
            <text:p>96.37</text:p>
          </table:table-cell>
          <table:table-cell office:value-type="string" table:style-name="ce4">
            <text:p>60<text:span text:style-name="T1">: </text:span><text:span text:style-name="T2">104.97408697621103</text:span></text:p>
          </table:table-cell>
          <table:table-cell office:value-type="string" office:string-value="104.97408697621103" table:formula="of:=RIGHT([.Q221];LEN([.Q221])-4)" table:style-name="ce5">
            <text:p>104.97408697621103</text:p>
          </table:table-cell>
          <table:table-cell office:value-type="float" office:value="104.974086976211" table:formula="of:=[.R221]+0" table:style-name="ce5">
            <text:p>104.97</text:p>
          </table:table-cell>
          <table:table-cell office:value-type="string" table:style-name="ce4">
            <text:p>60<text:span text:style-name="T1">: </text:span><text:span text:style-name="T2">83.96110471321039</text:span></text:p>
          </table:table-cell>
          <table:table-cell office:value-type="string" office:string-value="83.96110471321039" table:formula="of:=RIGHT([.T221];LEN([.T221])-4)" table:style-name="ce5">
            <text:p>83.96110471321039</text:p>
          </table:table-cell>
          <table:table-cell office:value-type="float" office:value="83.961104713210304" table:formula="of:=[.U221]+0" table:style-name="ce5">
            <text:p>83.96</text:p>
          </table:table-cell>
          <table:table-cell office:value-type="string" table:style-name="ce4">
            <text:p>60<text:span text:style-name="T1">: </text:span><text:span text:style-name="T2">118.90991802534145</text:span></text:p>
          </table:table-cell>
          <table:table-cell office:value-type="string" office:string-value="118.90991802534145" table:formula="of:=RIGHT([.W221];LEN([.W221])-4)" table:style-name="ce5">
            <text:p>118.90991802534145</text:p>
          </table:table-cell>
          <table:table-cell office:value-type="float" office:value="118.909918025341" table:formula="of:=[.X221]+0" table:style-name="ce5">
            <text:p>118.91</text:p>
          </table:table-cell>
          <table:table-cell office:value-type="string" table:style-name="ce4">
            <text:p>60<text:span text:style-name="T1">: </text:span><text:span text:style-name="T2">135.11404506043283</text:span></text:p>
          </table:table-cell>
          <table:table-cell office:value-type="string" office:string-value="135.11404506043283" table:formula="of:=RIGHT([.Z221];LEN([.Z221])-4)" table:style-name="ce5">
            <text:p>135.11404506043283</text:p>
          </table:table-cell>
          <table:table-cell office:value-type="float" office:value="135.11404506043201" table:formula="of:=[.AA221]+0" table:style-name="ce5">
            <text:p>135.11</text:p>
          </table:table-cell>
          <table:table-cell office:value-type="string" table:style-name="ce4">
            <text:p>60<text:span text:style-name="T1">: </text:span><text:span text:style-name="T2">106.37181296681025</text:span></text:p>
          </table:table-cell>
          <table:table-cell office:value-type="string" office:string-value="106.37181296681025" table:formula="of:=RIGHT([.AC221];LEN([.AC221])-4)" table:style-name="ce5">
            <text:p>106.37181296681025</text:p>
          </table:table-cell>
          <table:table-cell office:value-type="float" office:value="106.37181296681" table:formula="of:=[.AD221]+0" table:style-name="ce5">
            <text:p>106.37</text:p>
          </table:table-cell>
          <table:table-cell office:value-type="float" office:value="113.43587754494732" table:formula="of:=([.D221]+[.G221]+[.J221]+[.M221]+[.P221]+[.S221]+[.V221]+[.Y221]+[.AB221]+[.AE221])/10" table:style-name="ce5">
            <text:p>113.44</text:p>
          </table:table-cell>
          <table:table-cell table:number-columns-repeated="16352"/>
        </table:table-row>
        <table:table-row table:style-name="ro1">
          <table:table-cell office:value-type="float" office:value="62" table:formula="of:=[.A221]+1" table:style-name="ce1">
            <text:p>62</text:p>
          </table:table-cell>
          <table:table-cell office:value-type="string" table:style-name="ce4">
            <text:p>61<text:span text:style-name="T1">: </text:span><text:span text:style-name="T2">113.48629973089811</text:span></text:p>
          </table:table-cell>
          <table:table-cell office:value-type="string" office:string-value="113.48629973089811" table:formula="of:=RIGHT([.B222];LEN([.B222])-4)" table:style-name="ce5">
            <text:p>113.48629973089811</text:p>
          </table:table-cell>
          <table:table-cell office:value-type="float" office:value="113.486299730898" table:formula="of:=[.C222]+0" table:style-name="ce5">
            <text:p>113.49</text:p>
          </table:table-cell>
          <table:table-cell office:value-type="string" table:style-name="ce4">
            <text:p>61<text:span text:style-name="T1">: </text:span><text:span text:style-name="T2">160.85413621022946</text:span></text:p>
          </table:table-cell>
          <table:table-cell office:value-type="string" office:string-value="160.85413621022946" table:formula="of:=RIGHT([.E222];LEN([.E222])-4)" table:style-name="ce5">
            <text:p>160.85413621022946</text:p>
          </table:table-cell>
          <table:table-cell office:value-type="float" office:value="160.854136210229" table:formula="of:=[.F222]+0" table:style-name="ce5">
            <text:p>160.85</text:p>
          </table:table-cell>
          <table:table-cell office:value-type="string" table:style-name="ce4">
            <text:p>61<text:span text:style-name="T1">: </text:span><text:span text:style-name="T2">122.43496884069502</text:span></text:p>
          </table:table-cell>
          <table:table-cell office:value-type="string" office:string-value="122.43496884069502" table:formula="of:=RIGHT([.H222];LEN([.H222])-4)" table:style-name="ce5">
            <text:p>122.43496884069502</text:p>
          </table:table-cell>
          <table:table-cell office:value-type="float" office:value="122.43496884069501" table:formula="of:=[.I222]+0" table:style-name="ce5">
            <text:p>122.43</text:p>
          </table:table-cell>
          <table:table-cell office:value-type="string" table:style-name="ce4">
            <text:p>61<text:span text:style-name="T1">: </text:span><text:span text:style-name="T2">119.23622452877295</text:span></text:p>
          </table:table-cell>
          <table:table-cell office:value-type="string" office:string-value="119.23622452877295" table:formula="of:=RIGHT([.K222];LEN([.K222])-4)" table:style-name="ce5">
            <text:p>119.23622452877295</text:p>
          </table:table-cell>
          <table:table-cell office:value-type="float" office:value="119.236224528772" table:formula="of:=[.L222]+0" table:style-name="ce5">
            <text:p>119.24</text:p>
          </table:table-cell>
          <table:table-cell office:value-type="string" table:style-name="ce4">
            <text:p>61<text:span text:style-name="T1">: </text:span><text:span text:style-name="T2">96.35348474231517</text:span></text:p>
          </table:table-cell>
          <table:table-cell office:value-type="string" office:string-value="96.35348474231517" table:formula="of:=RIGHT([.N222];LEN([.N222])-4)" table:style-name="ce5">
            <text:p>96.35348474231517</text:p>
          </table:table-cell>
          <table:table-cell office:value-type="float" office:value="96.353484742315104" table:formula="of:=[.O222]+0" table:style-name="ce5">
            <text:p>96.35</text:p>
          </table:table-cell>
          <table:table-cell office:value-type="string" table:style-name="ce4">
            <text:p>61<text:span text:style-name="T1">: </text:span><text:span text:style-name="T2">126.63553847048354</text:span></text:p>
          </table:table-cell>
          <table:table-cell office:value-type="string" office:string-value="126.63553847048354" table:formula="of:=RIGHT([.Q222];LEN([.Q222])-4)" table:style-name="ce5">
            <text:p>126.63553847048354</text:p>
          </table:table-cell>
          <table:table-cell office:value-type="float" office:value="126.635538470483" table:formula="of:=[.R222]+0" table:style-name="ce5">
            <text:p>126.64</text:p>
          </table:table-cell>
          <table:table-cell office:value-type="string" table:style-name="ce4">
            <text:p>61<text:span text:style-name="T1">: </text:span><text:span text:style-name="T2">76.99192322058504</text:span></text:p>
          </table:table-cell>
          <table:table-cell office:value-type="string" office:string-value="76.99192322058504" table:formula="of:=RIGHT([.T222];LEN([.T222])-4)" table:style-name="ce5">
            <text:p>76.99192322058504</text:p>
          </table:table-cell>
          <table:table-cell office:value-type="float" office:value="76.991923220584994" table:formula="of:=[.U222]+0" table:style-name="ce5">
            <text:p>76.99</text:p>
          </table:table-cell>
          <table:table-cell office:value-type="string" table:style-name="ce4">
            <text:p>61<text:span text:style-name="T1">: </text:span><text:span text:style-name="T2">124.48504137194472</text:span></text:p>
          </table:table-cell>
          <table:table-cell office:value-type="string" office:string-value="124.48504137194472" table:formula="of:=RIGHT([.W222];LEN([.W222])-4)" table:style-name="ce5">
            <text:p>124.48504137194472</text:p>
          </table:table-cell>
          <table:table-cell office:value-type="float" office:value="124.48504137194401" table:formula="of:=[.X222]+0" table:style-name="ce5">
            <text:p>124.49</text:p>
          </table:table-cell>
          <table:table-cell office:value-type="string" table:style-name="ce4">
            <text:p>61<text:span text:style-name="T1">: </text:span><text:span text:style-name="T2">97.8513274710982</text:span></text:p>
          </table:table-cell>
          <table:table-cell office:value-type="string" office:string-value="97.8513274710982" table:formula="of:=RIGHT([.Z222];LEN([.Z222])-4)" table:style-name="ce5">
            <text:p>97.8513274710982</text:p>
          </table:table-cell>
          <table:table-cell office:value-type="float" office:value="97.851327471098202" table:formula="of:=[.AA222]+0" table:style-name="ce5">
            <text:p>97.85</text:p>
          </table:table-cell>
          <table:table-cell office:value-type="string" table:style-name="ce4">
            <text:p>61<text:span text:style-name="T1">: </text:span><text:span text:style-name="T2">134.35471693629316</text:span></text:p>
          </table:table-cell>
          <table:table-cell office:value-type="string" office:string-value="134.35471693629316" table:formula="of:=RIGHT([.AC222];LEN([.AC222])-4)" table:style-name="ce5">
            <text:p>134.35471693629316</text:p>
          </table:table-cell>
          <table:table-cell office:value-type="float" office:value="134.35471693629299" table:formula="of:=[.AD222]+0" table:style-name="ce5">
            <text:p>134.35</text:p>
          </table:table-cell>
          <table:table-cell office:value-type="float" office:value="117.26836615233124" table:formula="of:=([.D222]+[.G222]+[.J222]+[.M222]+[.P222]+[.S222]+[.V222]+[.Y222]+[.AB222]+[.AE222])/10" table:style-name="ce5">
            <text:p>117.27</text:p>
          </table:table-cell>
          <table:table-cell table:number-columns-repeated="16352"/>
        </table:table-row>
        <table:table-row table:style-name="ro1">
          <table:table-cell office:value-type="float" office:value="63" table:formula="of:=[.A222]+1" table:style-name="ce1">
            <text:p>63</text:p>
          </table:table-cell>
          <table:table-cell office:value-type="string" table:style-name="ce4">
            <text:p>62<text:span text:style-name="T1">: </text:span><text:span text:style-name="T2">118.64950650070396</text:span></text:p>
          </table:table-cell>
          <table:table-cell office:value-type="string" office:string-value="118.64950650070396" table:formula="of:=RIGHT([.B223];LEN([.B223])-4)" table:style-name="ce5">
            <text:p>118.64950650070396</text:p>
          </table:table-cell>
          <table:table-cell office:value-type="float" office:value="118.649506500703" table:formula="of:=[.C223]+0" table:style-name="ce5">
            <text:p>118.65</text:p>
          </table:table-cell>
          <table:table-cell office:value-type="string" table:style-name="ce4">
            <text:p>62<text:span text:style-name="T1">: </text:span><text:span text:style-name="T2">105.21799534899188</text:span></text:p>
          </table:table-cell>
          <table:table-cell office:value-type="string" office:string-value="105.21799534899188" table:formula="of:=RIGHT([.E223];LEN([.E223])-4)" table:style-name="ce5">
            <text:p>105.21799534899188</text:p>
          </table:table-cell>
          <table:table-cell office:value-type="float" office:value="105.217995348991" table:formula="of:=[.F223]+0" table:style-name="ce5">
            <text:p>105.22</text:p>
          </table:table-cell>
          <table:table-cell office:value-type="string" table:style-name="ce4">
            <text:p>62<text:span text:style-name="T1">: </text:span><text:span text:style-name="T2">144.4344760391116</text:span></text:p>
          </table:table-cell>
          <table:table-cell office:value-type="string" office:string-value="144.4344760391116" table:formula="of:=RIGHT([.H223];LEN([.H223])-4)" table:style-name="ce5">
            <text:p>144.4344760391116</text:p>
          </table:table-cell>
          <table:table-cell office:value-type="float" office:value="144.43447603911099" table:formula="of:=[.I223]+0" table:style-name="ce5">
            <text:p>144.43</text:p>
          </table:table-cell>
          <table:table-cell office:value-type="string" table:style-name="ce4">
            <text:p>62<text:span text:style-name="T1">: </text:span><text:span text:style-name="T2">124.6888562543037</text:span></text:p>
          </table:table-cell>
          <table:table-cell office:value-type="string" office:string-value="124.6888562543037" table:formula="of:=RIGHT([.K223];LEN([.K223])-4)" table:style-name="ce5">
            <text:p>124.6888562543037</text:p>
          </table:table-cell>
          <table:table-cell office:value-type="float" office:value="124.688856254303" table:formula="of:=[.L223]+0" table:style-name="ce5">
            <text:p>124.69</text:p>
          </table:table-cell>
          <table:table-cell office:value-type="string" table:style-name="ce4">
            <text:p>62<text:span text:style-name="T1">: </text:span><text:span text:style-name="T2">95.97686608821391</text:span></text:p>
          </table:table-cell>
          <table:table-cell office:value-type="string" office:string-value="95.97686608821391" table:formula="of:=RIGHT([.N223];LEN([.N223])-4)" table:style-name="ce5">
            <text:p>95.97686608821391</text:p>
          </table:table-cell>
          <table:table-cell office:value-type="float" office:value="95.976866088213896" table:formula="of:=[.O223]+0" table:style-name="ce5">
            <text:p>95.98</text:p>
          </table:table-cell>
          <table:table-cell office:value-type="string" table:style-name="ce4">
            <text:p>62<text:span text:style-name="T1">: </text:span><text:span text:style-name="T2">127.1894753999343</text:span></text:p>
          </table:table-cell>
          <table:table-cell office:value-type="string" office:string-value="127.1894753999343" table:formula="of:=RIGHT([.Q223];LEN([.Q223])-4)" table:style-name="ce5">
            <text:p>127.1894753999343</text:p>
          </table:table-cell>
          <table:table-cell office:value-type="float" office:value="127.189475399934" table:formula="of:=[.R223]+0" table:style-name="ce5">
            <text:p>127.19</text:p>
          </table:table-cell>
          <table:table-cell office:value-type="string" table:style-name="ce4">
            <text:p>62<text:span text:style-name="T1">: </text:span><text:span text:style-name="T2">74.87718156887438</text:span></text:p>
          </table:table-cell>
          <table:table-cell office:value-type="string" office:string-value="74.87718156887438" table:formula="of:=RIGHT([.T223];LEN([.T223])-4)" table:style-name="ce5">
            <text:p>74.87718156887438</text:p>
          </table:table-cell>
          <table:table-cell office:value-type="float" office:value="74.877181568874306" table:formula="of:=[.U223]+0" table:style-name="ce5">
            <text:p>74.88</text:p>
          </table:table-cell>
          <table:table-cell office:value-type="string" table:style-name="ce4">
            <text:p>62<text:span text:style-name="T1">: </text:span><text:span text:style-name="T2">132.0248873728088</text:span></text:p>
          </table:table-cell>
          <table:table-cell office:value-type="string" office:string-value="132.0248873728088" table:formula="of:=RIGHT([.W223];LEN([.W223])-4)" table:style-name="ce5">
            <text:p>132.0248873728088</text:p>
          </table:table-cell>
          <table:table-cell office:value-type="float" office:value="132.024887372808" table:formula="of:=[.X223]+0" table:style-name="ce5">
            <text:p>132.02</text:p>
          </table:table-cell>
          <table:table-cell office:value-type="string" table:style-name="ce4">
            <text:p>62<text:span text:style-name="T1">: </text:span><text:span text:style-name="T2">123.36681506910632</text:span></text:p>
          </table:table-cell>
          <table:table-cell office:value-type="string" office:string-value="123.36681506910632" table:formula="of:=RIGHT([.Z223];LEN([.Z223])-4)" table:style-name="ce5">
            <text:p>123.36681506910632</text:p>
          </table:table-cell>
          <table:table-cell office:value-type="float" office:value="123.366815069106" table:formula="of:=[.AA223]+0" table:style-name="ce5">
            <text:p>123.37</text:p>
          </table:table-cell>
          <table:table-cell office:value-type="string" table:style-name="ce4">
            <text:p>62<text:span text:style-name="T1">: </text:span><text:span text:style-name="T2">133.69710062533105</text:span></text:p>
          </table:table-cell>
          <table:table-cell office:value-type="string" office:string-value="133.69710062533105" table:formula="of:=RIGHT([.AC223];LEN([.AC223])-4)" table:style-name="ce5">
            <text:p>133.69710062533105</text:p>
          </table:table-cell>
          <table:table-cell office:value-type="float" office:value="133.69710062533099" table:formula="of:=[.AD223]+0" table:style-name="ce5">
            <text:p>133.70</text:p>
          </table:table-cell>
          <table:table-cell office:value-type="float" office:value="118.01231602673752" table:formula="of:=([.D223]+[.G223]+[.J223]+[.M223]+[.P223]+[.S223]+[.V223]+[.Y223]+[.AB223]+[.AE223])/10" table:style-name="ce5">
            <text:p>118.01</text:p>
          </table:table-cell>
          <table:table-cell table:number-columns-repeated="16352"/>
        </table:table-row>
        <table:table-row table:style-name="ro1">
          <table:table-cell office:value-type="float" office:value="64" table:formula="of:=[.A223]+1" table:style-name="ce1">
            <text:p>64</text:p>
          </table:table-cell>
          <table:table-cell office:value-type="string" table:style-name="ce4">
            <text:p>63<text:span text:style-name="T1">: </text:span><text:span text:style-name="T2">117.43080275273189</text:span></text:p>
          </table:table-cell>
          <table:table-cell office:value-type="string" office:string-value="117.43080275273189" table:formula="of:=RIGHT([.B224];LEN([.B224])-4)" table:style-name="ce5">
            <text:p>117.43080275273189</text:p>
          </table:table-cell>
          <table:table-cell office:value-type="float" office:value="117.430802752731" table:formula="of:=[.C224]+0" table:style-name="ce5">
            <text:p>117.43</text:p>
          </table:table-cell>
          <table:table-cell office:value-type="string" table:style-name="ce4">
            <text:p>63<text:span text:style-name="T1">: </text:span><text:span text:style-name="T2">105.46997656783329</text:span></text:p>
          </table:table-cell>
          <table:table-cell office:value-type="string" office:string-value="105.46997656783329" table:formula="of:=RIGHT([.E224];LEN([.E224])-4)" table:style-name="ce5">
            <text:p>105.46997656783329</text:p>
          </table:table-cell>
          <table:table-cell office:value-type="float" office:value="105.469976567833" table:formula="of:=[.F224]+0" table:style-name="ce5">
            <text:p>105.47</text:p>
          </table:table-cell>
          <table:table-cell office:value-type="string" table:style-name="ce4">
            <text:p>63<text:span text:style-name="T1">: </text:span><text:span text:style-name="T2">104.65068267481199</text:span></text:p>
          </table:table-cell>
          <table:table-cell office:value-type="string" office:string-value="104.65068267481199" table:formula="of:=RIGHT([.H224];LEN([.H224])-4)" table:style-name="ce5">
            <text:p>104.65068267481199</text:p>
          </table:table-cell>
          <table:table-cell office:value-type="float" office:value="104.65068267481099" table:formula="of:=[.I224]+0" table:style-name="ce5">
            <text:p>104.65</text:p>
          </table:table-cell>
          <table:table-cell office:value-type="string" table:style-name="ce4">
            <text:p>63<text:span text:style-name="T1">: </text:span><text:span text:style-name="T2">125.13132347708088</text:span></text:p>
          </table:table-cell>
          <table:table-cell office:value-type="string" office:string-value="125.13132347708088" table:formula="of:=RIGHT([.K224];LEN([.K224])-4)" table:style-name="ce5">
            <text:p>125.13132347708088</text:p>
          </table:table-cell>
          <table:table-cell office:value-type="float" office:value="125.13132347708" table:formula="of:=[.L224]+0" table:style-name="ce5">
            <text:p>125.13</text:p>
          </table:table-cell>
          <table:table-cell office:value-type="string" table:style-name="ce4">
            <text:p>63<text:span text:style-name="T1">: </text:span><text:span text:style-name="T2">85.97877082222685</text:span></text:p>
          </table:table-cell>
          <table:table-cell office:value-type="string" office:string-value="85.97877082222685" table:formula="of:=RIGHT([.N224];LEN([.N224])-4)" table:style-name="ce5">
            <text:p>85.97877082222685</text:p>
          </table:table-cell>
          <table:table-cell office:value-type="float" office:value="85.978770822226807" table:formula="of:=[.O224]+0" table:style-name="ce5">
            <text:p>85.98</text:p>
          </table:table-cell>
          <table:table-cell office:value-type="string" table:style-name="ce4">
            <text:p>63<text:span text:style-name="T1">: </text:span><text:span text:style-name="T2">120.02124331313338</text:span></text:p>
          </table:table-cell>
          <table:table-cell office:value-type="string" office:string-value="120.02124331313338" table:formula="of:=RIGHT([.Q224];LEN([.Q224])-4)" table:style-name="ce5">
            <text:p>120.02124331313338</text:p>
          </table:table-cell>
          <table:table-cell office:value-type="float" office:value="120.021243313133" table:formula="of:=[.R224]+0" table:style-name="ce5">
            <text:p>120.02</text:p>
          </table:table-cell>
          <table:table-cell office:value-type="string" table:style-name="ce4">
            <text:p>63<text:span text:style-name="T1">: </text:span><text:span text:style-name="T2">84.29679081762517</text:span></text:p>
          </table:table-cell>
          <table:table-cell office:value-type="string" office:string-value="84.29679081762517" table:formula="of:=RIGHT([.T224];LEN([.T224])-4)" table:style-name="ce5">
            <text:p>84.29679081762517</text:p>
          </table:table-cell>
          <table:table-cell office:value-type="float" office:value="84.296790817625094" table:formula="of:=[.U224]+0" table:style-name="ce5">
            <text:p>84.30</text:p>
          </table:table-cell>
          <table:table-cell office:value-type="string" table:style-name="ce4">
            <text:p>63<text:span text:style-name="T1">: </text:span><text:span text:style-name="T2">132.93236150642608</text:span></text:p>
          </table:table-cell>
          <table:table-cell office:value-type="string" office:string-value="132.93236150642608" table:formula="of:=RIGHT([.W224];LEN([.W224])-4)" table:style-name="ce5">
            <text:p>132.93236150642608</text:p>
          </table:table-cell>
          <table:table-cell office:value-type="float" office:value="132.93236150642599" table:formula="of:=[.X224]+0" table:style-name="ce5">
            <text:p>132.93</text:p>
          </table:table-cell>
          <table:table-cell office:value-type="string" table:style-name="ce4">
            <text:p>63<text:span text:style-name="T1">: </text:span><text:span text:style-name="T2">132.80364049675484</text:span></text:p>
          </table:table-cell>
          <table:table-cell office:value-type="string" office:string-value="132.80364049675484" table:formula="of:=RIGHT([.Z224];LEN([.Z224])-4)" table:style-name="ce5">
            <text:p>132.80364049675484</text:p>
          </table:table-cell>
          <table:table-cell office:value-type="float" office:value="132.80364049675401" table:formula="of:=[.AA224]+0" table:style-name="ce5">
            <text:p>132.80</text:p>
          </table:table-cell>
          <table:table-cell office:value-type="string" table:style-name="ce4">
            <text:p>63<text:span text:style-name="T1">: </text:span><text:span text:style-name="T2">133.90604484324814</text:span></text:p>
          </table:table-cell>
          <table:table-cell office:value-type="string" office:string-value="133.90604484324814" table:formula="of:=RIGHT([.AC224];LEN([.AC224])-4)" table:style-name="ce5">
            <text:p>133.90604484324814</text:p>
          </table:table-cell>
          <table:table-cell office:value-type="float" office:value="133.906044843248" table:formula="of:=[.AD224]+0" table:style-name="ce5">
            <text:p>133.91</text:p>
          </table:table-cell>
          <table:table-cell office:value-type="float" office:value="114.26216372718679" table:formula="of:=([.D224]+[.G224]+[.J224]+[.M224]+[.P224]+[.S224]+[.V224]+[.Y224]+[.AB224]+[.AE224])/10" table:style-name="ce5">
            <text:p>114.26</text:p>
          </table:table-cell>
          <table:table-cell table:number-columns-repeated="16352"/>
        </table:table-row>
        <table:table-row table:style-name="ro1">
          <table:table-cell office:value-type="float" office:value="65" table:formula="of:=[.A224]+1" table:style-name="ce1">
            <text:p>65</text:p>
          </table:table-cell>
          <table:table-cell office:value-type="string" table:style-name="ce4">
            <text:p>64<text:span text:style-name="T1">: </text:span><text:span text:style-name="T2">126.11630532595146</text:span></text:p>
          </table:table-cell>
          <table:table-cell office:value-type="string" office:string-value="126.11630532595146" table:formula="of:=RIGHT([.B225];LEN([.B225])-4)" table:style-name="ce5">
            <text:p>126.11630532595146</text:p>
          </table:table-cell>
          <table:table-cell office:value-type="float" office:value="126.116305325951" table:formula="of:=[.C225]+0" table:style-name="ce5">
            <text:p>126.12</text:p>
          </table:table-cell>
          <table:table-cell office:value-type="string" table:style-name="ce4">
            <text:p>64<text:span text:style-name="T1">: </text:span><text:span text:style-name="T2">161.3973876070047</text:span></text:p>
          </table:table-cell>
          <table:table-cell office:value-type="string" office:string-value="161.3973876070047" table:formula="of:=RIGHT([.E225];LEN([.E225])-4)" table:style-name="ce5">
            <text:p>161.3973876070047</text:p>
          </table:table-cell>
          <table:table-cell office:value-type="float" office:value="161.39738760700399" table:formula="of:=[.F225]+0" table:style-name="ce5">
            <text:p>161.40</text:p>
          </table:table-cell>
          <table:table-cell office:value-type="string" table:style-name="ce4">
            <text:p>64<text:span text:style-name="T1">: </text:span><text:span text:style-name="T2">135.83919189608503</text:span></text:p>
          </table:table-cell>
          <table:table-cell office:value-type="string" office:string-value="135.83919189608503" table:formula="of:=RIGHT([.H225];LEN([.H225])-4)" table:style-name="ce5">
            <text:p>135.83919189608503</text:p>
          </table:table-cell>
          <table:table-cell office:value-type="float" office:value="135.839191896085" table:formula="of:=[.I225]+0" table:style-name="ce5">
            <text:p>135.84</text:p>
          </table:table-cell>
          <table:table-cell office:value-type="string" table:style-name="ce4">
            <text:p>64<text:span text:style-name="T1">: </text:span><text:span text:style-name="T2">128.47558994116784</text:span></text:p>
          </table:table-cell>
          <table:table-cell office:value-type="string" office:string-value="128.47558994116784" table:formula="of:=RIGHT([.K225];LEN([.K225])-4)" table:style-name="ce5">
            <text:p>128.47558994116784</text:p>
          </table:table-cell>
          <table:table-cell office:value-type="float" office:value="128.47558994116699" table:formula="of:=[.L225]+0" table:style-name="ce5">
            <text:p>128.48</text:p>
          </table:table-cell>
          <table:table-cell office:value-type="string" table:style-name="ce4">
            <text:p>64<text:span text:style-name="T1">: </text:span><text:span text:style-name="T2">82.95230919100088</text:span></text:p>
          </table:table-cell>
          <table:table-cell office:value-type="string" office:string-value="82.95230919100088" table:formula="of:=RIGHT([.N225];LEN([.N225])-4)" table:style-name="ce5">
            <text:p>82.95230919100088</text:p>
          </table:table-cell>
          <table:table-cell office:value-type="float" office:value="82.952309191000793" table:formula="of:=[.O225]+0" table:style-name="ce5">
            <text:p>82.95</text:p>
          </table:table-cell>
          <table:table-cell office:value-type="string" table:style-name="ce4">
            <text:p>64<text:span text:style-name="T1">: </text:span><text:span text:style-name="T2">120.30982516600702</text:span></text:p>
          </table:table-cell>
          <table:table-cell office:value-type="string" office:string-value="120.30982516600702" table:formula="of:=RIGHT([.Q225];LEN([.Q225])-4)" table:style-name="ce5">
            <text:p>120.30982516600702</text:p>
          </table:table-cell>
          <table:table-cell office:value-type="float" office:value="120.309825166007" table:formula="of:=[.R225]+0" table:style-name="ce5">
            <text:p>120.31</text:p>
          </table:table-cell>
          <table:table-cell office:value-type="string" table:style-name="ce4">
            <text:p>64<text:span text:style-name="T1">: </text:span><text:span text:style-name="T2">76.98072476952888</text:span></text:p>
          </table:table-cell>
          <table:table-cell office:value-type="string" office:string-value="76.98072476952888" table:formula="of:=RIGHT([.T225];LEN([.T225])-4)" table:style-name="ce5">
            <text:p>76.98072476952888</text:p>
          </table:table-cell>
          <table:table-cell office:value-type="float" office:value="76.980724769528805" table:formula="of:=[.U225]+0" table:style-name="ce5">
            <text:p>76.98</text:p>
          </table:table-cell>
          <table:table-cell office:value-type="string" table:style-name="ce4">
            <text:p>64<text:span text:style-name="T1">: </text:span><text:span text:style-name="T2">122.20231243172697</text:span></text:p>
          </table:table-cell>
          <table:table-cell office:value-type="string" office:string-value="122.20231243172697" table:formula="of:=RIGHT([.W225];LEN([.W225])-4)" table:style-name="ce5">
            <text:p>122.20231243172697</text:p>
          </table:table-cell>
          <table:table-cell office:value-type="float" office:value="122.202312431726" table:formula="of:=[.X225]+0" table:style-name="ce5">
            <text:p>122.20</text:p>
          </table:table-cell>
          <table:table-cell office:value-type="string" table:style-name="ce4">
            <text:p>64<text:span text:style-name="T1">: </text:span><text:span text:style-name="T2">166.73082714937107</text:span></text:p>
          </table:table-cell>
          <table:table-cell office:value-type="string" office:string-value="166.73082714937107" table:formula="of:=RIGHT([.Z225];LEN([.Z225])-4)" table:style-name="ce5">
            <text:p>166.73082714937107</text:p>
          </table:table-cell>
          <table:table-cell office:value-type="float" office:value="166.73082714937101" table:formula="of:=[.AA225]+0" table:style-name="ce5">
            <text:p>166.73</text:p>
          </table:table-cell>
          <table:table-cell office:value-type="string" table:style-name="ce4">
            <text:p>64<text:span text:style-name="T1">: </text:span><text:span text:style-name="T2">134.23574041198344</text:span></text:p>
          </table:table-cell>
          <table:table-cell office:value-type="string" office:string-value="134.23574041198344" table:formula="of:=RIGHT([.AC225];LEN([.AC225])-4)" table:style-name="ce5">
            <text:p>134.23574041198344</text:p>
          </table:table-cell>
          <table:table-cell office:value-type="float" office:value="134.23574041198299" table:formula="of:=[.AD225]+0" table:style-name="ce5">
            <text:p>134.24</text:p>
          </table:table-cell>
          <table:table-cell office:value-type="float" office:value="125.52402138898238" table:formula="of:=([.D225]+[.G225]+[.J225]+[.M225]+[.P225]+[.S225]+[.V225]+[.Y225]+[.AB225]+[.AE225])/10" table:style-name="ce5">
            <text:p>125.52</text:p>
          </table:table-cell>
          <table:table-cell table:number-columns-repeated="16352"/>
        </table:table-row>
        <table:table-row table:style-name="ro1">
          <table:table-cell office:value-type="float" office:value="66" table:formula="of:=[.A225]+1" table:style-name="ce1">
            <text:p>66</text:p>
          </table:table-cell>
          <table:table-cell office:value-type="string" table:style-name="ce4">
            <text:p>65<text:span text:style-name="T1">: </text:span><text:span text:style-name="T2">127.24441466649958</text:span></text:p>
          </table:table-cell>
          <table:table-cell office:value-type="string" office:string-value="127.24441466649958" table:formula="of:=RIGHT([.B226];LEN([.B226])-4)" table:style-name="ce5">
            <text:p>127.24441466649958</text:p>
          </table:table-cell>
          <table:table-cell office:value-type="float" office:value="127.244414666499" table:formula="of:=[.C226]+0" table:style-name="ce5">
            <text:p>127.24</text:p>
          </table:table-cell>
          <table:table-cell office:value-type="string" table:style-name="ce4">
            <text:p>65<text:span text:style-name="T1">: </text:span><text:span text:style-name="T2">108.3994867161076</text:span></text:p>
          </table:table-cell>
          <table:table-cell office:value-type="string" office:string-value="108.3994867161076" table:formula="of:=RIGHT([.E226];LEN([.E226])-4)" table:style-name="ce5">
            <text:p>108.3994867161076</text:p>
          </table:table-cell>
          <table:table-cell office:value-type="float" office:value="108.39948671610701" table:formula="of:=[.F226]+0" table:style-name="ce5">
            <text:p>108.40</text:p>
          </table:table-cell>
          <table:table-cell office:value-type="string" table:style-name="ce4">
            <text:p>65<text:span text:style-name="T1">: </text:span><text:span text:style-name="T2">144.5056931458506</text:span></text:p>
          </table:table-cell>
          <table:table-cell office:value-type="string" office:string-value="144.5056931458506" table:formula="of:=RIGHT([.H226];LEN([.H226])-4)" table:style-name="ce5">
            <text:p>144.5056931458506</text:p>
          </table:table-cell>
          <table:table-cell office:value-type="float" office:value="144.50569314584999" table:formula="of:=[.I226]+0" table:style-name="ce5">
            <text:p>144.51</text:p>
          </table:table-cell>
          <table:table-cell office:value-type="string" table:style-name="ce4">
            <text:p>65<text:span text:style-name="T1">: </text:span><text:span text:style-name="T2">119.2177545240813</text:span></text:p>
          </table:table-cell>
          <table:table-cell office:value-type="string" office:string-value="119.2177545240813" table:formula="of:=RIGHT([.K226];LEN([.K226])-4)" table:style-name="ce5">
            <text:p>119.2177545240813</text:p>
          </table:table-cell>
          <table:table-cell office:value-type="float" office:value="119.217754524081" table:formula="of:=[.L226]+0" table:style-name="ce5">
            <text:p>119.22</text:p>
          </table:table-cell>
          <table:table-cell office:value-type="string" table:style-name="ce4">
            <text:p>65<text:span text:style-name="T1">: </text:span><text:span text:style-name="T2">90.56364746717175</text:span></text:p>
          </table:table-cell>
          <table:table-cell office:value-type="string" office:string-value="90.56364746717175" table:formula="of:=RIGHT([.N226];LEN([.N226])-4)" table:style-name="ce5">
            <text:p>90.56364746717175</text:p>
          </table:table-cell>
          <table:table-cell office:value-type="float" office:value="90.563647467171705" table:formula="of:=[.O226]+0" table:style-name="ce5">
            <text:p>90.56</text:p>
          </table:table-cell>
          <table:table-cell office:value-type="string" table:style-name="ce4">
            <text:p>65<text:span text:style-name="T1">: </text:span><text:span text:style-name="T2">122.42745109188309</text:span></text:p>
          </table:table-cell>
          <table:table-cell office:value-type="string" office:string-value="122.42745109188309" table:formula="of:=RIGHT([.Q226];LEN([.Q226])-4)" table:style-name="ce5">
            <text:p>122.42745109188309</text:p>
          </table:table-cell>
          <table:table-cell office:value-type="float" office:value="122.427451091883" table:formula="of:=[.R226]+0" table:style-name="ce5">
            <text:p>122.43</text:p>
          </table:table-cell>
          <table:table-cell office:value-type="string" table:style-name="ce4">
            <text:p>65<text:span text:style-name="T1">: </text:span><text:span text:style-name="T2">93.29207641848953</text:span></text:p>
          </table:table-cell>
          <table:table-cell office:value-type="string" office:string-value="93.29207641848953" table:formula="of:=RIGHT([.T226];LEN([.T226])-4)" table:style-name="ce5">
            <text:p>93.29207641848953</text:p>
          </table:table-cell>
          <table:table-cell office:value-type="float" office:value="93.292076418489501" table:formula="of:=[.U226]+0" table:style-name="ce5">
            <text:p>93.29</text:p>
          </table:table-cell>
          <table:table-cell office:value-type="string" table:style-name="ce4">
            <text:p>65<text:span text:style-name="T1">: </text:span><text:span text:style-name="T2">144.7224808905302</text:span></text:p>
          </table:table-cell>
          <table:table-cell office:value-type="string" office:string-value="144.7224808905302" table:formula="of:=RIGHT([.W226];LEN([.W226])-4)" table:style-name="ce5">
            <text:p>144.7224808905302</text:p>
          </table:table-cell>
          <table:table-cell office:value-type="float" office:value="144.72248089052999" table:formula="of:=[.X226]+0" table:style-name="ce5">
            <text:p>144.72</text:p>
          </table:table-cell>
          <table:table-cell office:value-type="string" table:style-name="ce4">
            <text:p>65<text:span text:style-name="T1">: </text:span><text:span text:style-name="T2">144.1769606630798</text:span></text:p>
          </table:table-cell>
          <table:table-cell office:value-type="string" office:string-value="144.1769606630798" table:formula="of:=RIGHT([.Z226];LEN([.Z226])-4)" table:style-name="ce5">
            <text:p>144.1769606630798</text:p>
          </table:table-cell>
          <table:table-cell office:value-type="float" office:value="144.176960663079" table:formula="of:=[.AA226]+0" table:style-name="ce5">
            <text:p>144.18</text:p>
          </table:table-cell>
          <table:table-cell office:value-type="string" table:style-name="ce4">
            <text:p>65<text:span text:style-name="T1">: </text:span><text:span text:style-name="T2">133.35056160053344</text:span></text:p>
          </table:table-cell>
          <table:table-cell office:value-type="string" office:string-value="133.35056160053344" table:formula="of:=RIGHT([.AC226];LEN([.AC226])-4)" table:style-name="ce5">
            <text:p>133.35056160053344</text:p>
          </table:table-cell>
          <table:table-cell office:value-type="float" office:value="133.35056160053301" table:formula="of:=[.AD226]+0" table:style-name="ce5">
            <text:p>133.35</text:p>
          </table:table-cell>
          <table:table-cell office:value-type="float" office:value="122.79005271842229" table:formula="of:=([.D226]+[.G226]+[.J226]+[.M226]+[.P226]+[.S226]+[.V226]+[.Y226]+[.AB226]+[.AE226])/10" table:style-name="ce5">
            <text:p>122.79</text:p>
          </table:table-cell>
          <table:table-cell table:number-columns-repeated="16352"/>
        </table:table-row>
        <table:table-row table:style-name="ro1">
          <table:table-cell office:value-type="float" office:value="67" table:formula="of:=[.A226]+1" table:style-name="ce1">
            <text:p>67</text:p>
          </table:table-cell>
          <table:table-cell office:value-type="string" table:style-name="ce4">
            <text:p>66<text:span text:style-name="T1">: </text:span><text:span text:style-name="T2">122.26925504579648</text:span></text:p>
          </table:table-cell>
          <table:table-cell office:value-type="string" office:string-value="122.26925504579648" table:formula="of:=RIGHT([.B227];LEN([.B227])-4)" table:style-name="ce5">
            <text:p>122.26925504579648</text:p>
          </table:table-cell>
          <table:table-cell office:value-type="float" office:value="122.269255045796" table:formula="of:=[.C227]+0" table:style-name="ce5">
            <text:p>122.27</text:p>
          </table:table-cell>
          <table:table-cell office:value-type="string" table:style-name="ce4">
            <text:p>66<text:span text:style-name="T1">: </text:span><text:span text:style-name="T2">104.76963548502603</text:span></text:p>
          </table:table-cell>
          <table:table-cell office:value-type="string" office:string-value="104.76963548502603" table:formula="of:=RIGHT([.E227];LEN([.E227])-4)" table:style-name="ce5">
            <text:p>104.76963548502603</text:p>
          </table:table-cell>
          <table:table-cell office:value-type="float" office:value="104.769635485026" table:formula="of:=[.F227]+0" table:style-name="ce5">
            <text:p>104.77</text:p>
          </table:table-cell>
          <table:table-cell office:value-type="string" table:style-name="ce4">
            <text:p>66<text:span text:style-name="T1">: </text:span><text:span text:style-name="T2">121.4948613505738</text:span></text:p>
          </table:table-cell>
          <table:table-cell office:value-type="string" office:string-value="121.4948613505738" table:formula="of:=RIGHT([.H227];LEN([.H227])-4)" table:style-name="ce5">
            <text:p>121.4948613505738</text:p>
          </table:table-cell>
          <table:table-cell office:value-type="float" office:value="121.494861350573" table:formula="of:=[.I227]+0" table:style-name="ce5">
            <text:p>121.49</text:p>
          </table:table-cell>
          <table:table-cell office:value-type="string" table:style-name="ce4">
            <text:p>66<text:span text:style-name="T1">: </text:span><text:span text:style-name="T2">127.2766124961781</text:span></text:p>
          </table:table-cell>
          <table:table-cell office:value-type="string" office:string-value="127.2766124961781" table:formula="of:=RIGHT([.K227];LEN([.K227])-4)" table:style-name="ce5">
            <text:p>127.2766124961781</text:p>
          </table:table-cell>
          <table:table-cell office:value-type="float" office:value="127.276612496178" table:formula="of:=[.L227]+0" table:style-name="ce5">
            <text:p>127.28</text:p>
          </table:table-cell>
          <table:table-cell office:value-type="string" table:style-name="ce4">
            <text:p>66<text:span text:style-name="T1">: </text:span><text:span text:style-name="T2">90.5636446478464</text:span></text:p>
          </table:table-cell>
          <table:table-cell office:value-type="string" office:string-value="90.5636446478464" table:formula="of:=RIGHT([.N227];LEN([.N227])-4)" table:style-name="ce5">
            <text:p>90.5636446478464</text:p>
          </table:table-cell>
          <table:table-cell office:value-type="float" office:value="90.563644647846402" table:formula="of:=[.O227]+0" table:style-name="ce5">
            <text:p>90.56</text:p>
          </table:table-cell>
          <table:table-cell office:value-type="string" table:style-name="ce4">
            <text:p>66<text:span text:style-name="T1">: </text:span><text:span text:style-name="T2">96.96305253728646</text:span></text:p>
          </table:table-cell>
          <table:table-cell office:value-type="string" office:string-value="96.96305253728646" table:formula="of:=RIGHT([.Q227];LEN([.Q227])-4)" table:style-name="ce5">
            <text:p>96.96305253728646</text:p>
          </table:table-cell>
          <table:table-cell office:value-type="float" office:value="96.963052537286401" table:formula="of:=[.R227]+0" table:style-name="ce5">
            <text:p>96.96</text:p>
          </table:table-cell>
          <table:table-cell office:value-type="string" table:style-name="ce4">
            <text:p>66<text:span text:style-name="T1">: </text:span><text:span text:style-name="T2">94.04365587569224</text:span></text:p>
          </table:table-cell>
          <table:table-cell office:value-type="string" office:string-value="94.04365587569224" table:formula="of:=RIGHT([.T227];LEN([.T227])-4)" table:style-name="ce5">
            <text:p>94.04365587569224</text:p>
          </table:table-cell>
          <table:table-cell office:value-type="float" office:value="94.043655875692195" table:formula="of:=[.U227]+0" table:style-name="ce5">
            <text:p>94.04</text:p>
          </table:table-cell>
          <table:table-cell office:value-type="string" table:style-name="ce4">
            <text:p>66<text:span text:style-name="T1">: </text:span><text:span text:style-name="T2">145.12680748192264</text:span></text:p>
          </table:table-cell>
          <table:table-cell office:value-type="string" office:string-value="145.12680748192264" table:formula="of:=RIGHT([.W227];LEN([.W227])-4)" table:style-name="ce5">
            <text:p>145.12680748192264</text:p>
          </table:table-cell>
          <table:table-cell office:value-type="float" office:value="145.12680748192199" table:formula="of:=[.X227]+0" table:style-name="ce5">
            <text:p>145.13</text:p>
          </table:table-cell>
          <table:table-cell office:value-type="string" table:style-name="ce4">
            <text:p>66<text:span text:style-name="T1">: </text:span><text:span text:style-name="T2">139.89326289823825</text:span></text:p>
          </table:table-cell>
          <table:table-cell office:value-type="string" office:string-value="139.89326289823825" table:formula="of:=RIGHT([.Z227];LEN([.Z227])-4)" table:style-name="ce5">
            <text:p>139.89326289823825</text:p>
          </table:table-cell>
          <table:table-cell office:value-type="float" office:value="139.89326289823799" table:formula="of:=[.AA227]+0" table:style-name="ce5">
            <text:p>139.89</text:p>
          </table:table-cell>
          <table:table-cell office:value-type="string" table:style-name="ce4">
            <text:p>66<text:span text:style-name="T1">: </text:span><text:span text:style-name="T2">134.04495919815267</text:span></text:p>
          </table:table-cell>
          <table:table-cell office:value-type="string" office:string-value="134.04495919815267" table:formula="of:=RIGHT([.AC227];LEN([.AC227])-4)" table:style-name="ce5">
            <text:p>134.04495919815267</text:p>
          </table:table-cell>
          <table:table-cell office:value-type="float" office:value="134.04495919815199" table:formula="of:=[.AD227]+0" table:style-name="ce5">
            <text:p>134.04</text:p>
          </table:table-cell>
          <table:table-cell office:value-type="float" office:value="117.64457470167099" table:formula="of:=([.D227]+[.G227]+[.J227]+[.M227]+[.P227]+[.S227]+[.V227]+[.Y227]+[.AB227]+[.AE227])/10" table:style-name="ce5">
            <text:p>117.64</text:p>
          </table:table-cell>
          <table:table-cell table:number-columns-repeated="16352"/>
        </table:table-row>
        <table:table-row table:style-name="ro1">
          <table:table-cell office:value-type="float" office:value="68" table:formula="of:=[.A227]+1" table:style-name="ce1">
            <text:p>68</text:p>
          </table:table-cell>
          <table:table-cell office:value-type="string" table:style-name="ce4">
            <text:p>67<text:span text:style-name="T1">: </text:span><text:span text:style-name="T2">106.30452178219377</text:span></text:p>
          </table:table-cell>
          <table:table-cell office:value-type="string" office:string-value="106.30452178219377" table:formula="of:=RIGHT([.B228];LEN([.B228])-4)" table:style-name="ce5">
            <text:p>106.30452178219377</text:p>
          </table:table-cell>
          <table:table-cell office:value-type="float" office:value="106.30452178219301" table:formula="of:=[.C228]+0" table:style-name="ce5">
            <text:p>106.30</text:p>
          </table:table-cell>
          <table:table-cell office:value-type="string" table:style-name="ce4">
            <text:p>67<text:span text:style-name="T1">: </text:span><text:span text:style-name="T2">105.52039976083725</text:span></text:p>
          </table:table-cell>
          <table:table-cell office:value-type="string" office:string-value="105.52039976083725" table:formula="of:=RIGHT([.E228];LEN([.E228])-4)" table:style-name="ce5">
            <text:p>105.52039976083725</text:p>
          </table:table-cell>
          <table:table-cell office:value-type="float" office:value="105.52039976083699" table:formula="of:=[.F228]+0" table:style-name="ce5">
            <text:p>105.52</text:p>
          </table:table-cell>
          <table:table-cell office:value-type="string" table:style-name="ce4">
            <text:p>67<text:span text:style-name="T1">: </text:span><text:span text:style-name="T2">122.51469181275327</text:span></text:p>
          </table:table-cell>
          <table:table-cell office:value-type="string" office:string-value="122.51469181275327" table:formula="of:=RIGHT([.H228];LEN([.H228])-4)" table:style-name="ce5">
            <text:p>122.51469181275327</text:p>
          </table:table-cell>
          <table:table-cell office:value-type="float" office:value="122.514691812753" table:formula="of:=[.I228]+0" table:style-name="ce5">
            <text:p>122.51</text:p>
          </table:table-cell>
          <table:table-cell office:value-type="string" table:style-name="ce4">
            <text:p>67<text:span text:style-name="T1">: </text:span><text:span text:style-name="T2">120.95308488771808</text:span></text:p>
          </table:table-cell>
          <table:table-cell office:value-type="string" office:string-value="120.95308488771808" table:formula="of:=RIGHT([.K228];LEN([.K228])-4)" table:style-name="ce5">
            <text:p>120.95308488771808</text:p>
          </table:table-cell>
          <table:table-cell office:value-type="float" office:value="120.95308488771801" table:formula="of:=[.L228]+0" table:style-name="ce5">
            <text:p>120.95</text:p>
          </table:table-cell>
          <table:table-cell office:value-type="string" table:style-name="ce4">
            <text:p>67<text:span text:style-name="T1">: </text:span><text:span text:style-name="T2">100.46398701925824</text:span></text:p>
          </table:table-cell>
          <table:table-cell office:value-type="string" office:string-value="100.46398701925824" table:formula="of:=RIGHT([.N228];LEN([.N228])-4)" table:style-name="ce5">
            <text:p>100.46398701925824</text:p>
          </table:table-cell>
          <table:table-cell office:value-type="float" office:value="100.463987019258" table:formula="of:=[.O228]+0" table:style-name="ce5">
            <text:p>100.46</text:p>
          </table:table-cell>
          <table:table-cell office:value-type="string" table:style-name="ce4">
            <text:p>67<text:span text:style-name="T1">: </text:span><text:span text:style-name="T2">120.81802018544391</text:span></text:p>
          </table:table-cell>
          <table:table-cell office:value-type="string" office:string-value="120.81802018544391" table:formula="of:=RIGHT([.Q228];LEN([.Q228])-4)" table:style-name="ce5">
            <text:p>120.81802018544391</text:p>
          </table:table-cell>
          <table:table-cell office:value-type="float" office:value="120.818020185443" table:formula="of:=[.R228]+0" table:style-name="ce5">
            <text:p>120.82</text:p>
          </table:table-cell>
          <table:table-cell office:value-type="string" table:style-name="ce4">
            <text:p>67<text:span text:style-name="T1">: </text:span><text:span text:style-name="T2">72.69780365301025</text:span></text:p>
          </table:table-cell>
          <table:table-cell office:value-type="string" office:string-value="72.69780365301025" table:formula="of:=RIGHT([.T228];LEN([.T228])-4)" table:style-name="ce5">
            <text:p>72.69780365301025</text:p>
          </table:table-cell>
          <table:table-cell office:value-type="float" office:value="72.697803653010197" table:formula="of:=[.U228]+0" table:style-name="ce5">
            <text:p>72.70</text:p>
          </table:table-cell>
          <table:table-cell office:value-type="string" table:style-name="ce4">
            <text:p>67<text:span text:style-name="T1">: </text:span><text:span text:style-name="T2">144.68846002126165</text:span></text:p>
          </table:table-cell>
          <table:table-cell office:value-type="string" office:string-value="144.68846002126165" table:formula="of:=RIGHT([.W228];LEN([.W228])-4)" table:style-name="ce5">
            <text:p>144.68846002126165</text:p>
          </table:table-cell>
          <table:table-cell office:value-type="float" office:value="144.68846002126099" table:formula="of:=[.X228]+0" table:style-name="ce5">
            <text:p>144.69</text:p>
          </table:table-cell>
          <table:table-cell office:value-type="string" table:style-name="ce4">
            <text:p>67<text:span text:style-name="T1">: </text:span><text:span text:style-name="T2">131.04305005163707</text:span></text:p>
          </table:table-cell>
          <table:table-cell office:value-type="string" office:string-value="131.04305005163707" table:formula="of:=RIGHT([.Z228];LEN([.Z228])-4)" table:style-name="ce5">
            <text:p>131.04305005163707</text:p>
          </table:table-cell>
          <table:table-cell office:value-type="float" office:value="131.04305005163701" table:formula="of:=[.AA228]+0" table:style-name="ce5">
            <text:p>131.04</text:p>
          </table:table-cell>
          <table:table-cell office:value-type="string" table:style-name="ce4">
            <text:p>67<text:span text:style-name="T1">: </text:span><text:span text:style-name="T2">134.47314872108004</text:span></text:p>
          </table:table-cell>
          <table:table-cell office:value-type="string" office:string-value="134.47314872108004" table:formula="of:=RIGHT([.AC228];LEN([.AC228])-4)" table:style-name="ce5">
            <text:p>134.47314872108004</text:p>
          </table:table-cell>
          <table:table-cell office:value-type="float" office:value="134.47314872108001" table:formula="of:=[.AD228]+0" table:style-name="ce5">
            <text:p>134.47</text:p>
          </table:table-cell>
          <table:table-cell office:value-type="float" office:value="115.94771678951899" table:formula="of:=([.D228]+[.G228]+[.J228]+[.M228]+[.P228]+[.S228]+[.V228]+[.Y228]+[.AB228]+[.AE228])/10" table:style-name="ce5">
            <text:p>115.95</text:p>
          </table:table-cell>
          <table:table-cell table:number-columns-repeated="16352"/>
        </table:table-row>
        <table:table-row table:style-name="ro1">
          <table:table-cell office:value-type="float" office:value="69" table:formula="of:=[.A228]+1" table:style-name="ce1">
            <text:p>69</text:p>
          </table:table-cell>
          <table:table-cell office:value-type="string" table:style-name="ce4">
            <text:p>68<text:span text:style-name="T1">: </text:span><text:span text:style-name="T2">125.20064861890113</text:span></text:p>
          </table:table-cell>
          <table:table-cell office:value-type="string" office:string-value="125.20064861890113" table:formula="of:=RIGHT([.B229];LEN([.B229])-4)" table:style-name="ce5">
            <text:p>125.20064861890113</text:p>
          </table:table-cell>
          <table:table-cell office:value-type="float" office:value="125.200648618901" table:formula="of:=[.C229]+0" table:style-name="ce5">
            <text:p>125.20</text:p>
          </table:table-cell>
          <table:table-cell office:value-type="string" table:style-name="ce4">
            <text:p>68<text:span text:style-name="T1">: </text:span><text:span text:style-name="T2">105.54767361058201</text:span></text:p>
          </table:table-cell>
          <table:table-cell office:value-type="string" office:string-value="105.54767361058201" table:formula="of:=RIGHT([.E229];LEN([.E229])-4)" table:style-name="ce5">
            <text:p>105.54767361058201</text:p>
          </table:table-cell>
          <table:table-cell office:value-type="float" office:value="105.547673610582" table:formula="of:=[.F229]+0" table:style-name="ce5">
            <text:p>105.55</text:p>
          </table:table-cell>
          <table:table-cell office:value-type="string" table:style-name="ce4">
            <text:p>68<text:span text:style-name="T1">: </text:span><text:span text:style-name="T2">143.64654095792636</text:span></text:p>
          </table:table-cell>
          <table:table-cell office:value-type="string" office:string-value="143.64654095792636" table:formula="of:=RIGHT([.H229];LEN([.H229])-4)" table:style-name="ce5">
            <text:p>143.64654095792636</text:p>
          </table:table-cell>
          <table:table-cell office:value-type="float" office:value="143.64654095792599" table:formula="of:=[.I229]+0" table:style-name="ce5">
            <text:p>143.65</text:p>
          </table:table-cell>
          <table:table-cell office:value-type="string" table:style-name="ce4">
            <text:p>68<text:span text:style-name="T1">: </text:span><text:span text:style-name="T2">125.17451071968553</text:span></text:p>
          </table:table-cell>
          <table:table-cell office:value-type="string" office:string-value="125.17451071968553" table:formula="of:=RIGHT([.K229];LEN([.K229])-4)" table:style-name="ce5">
            <text:p>125.17451071968553</text:p>
          </table:table-cell>
          <table:table-cell office:value-type="float" office:value="125.174510719685" table:formula="of:=[.L229]+0" table:style-name="ce5">
            <text:p>125.17</text:p>
          </table:table-cell>
          <table:table-cell office:value-type="string" table:style-name="ce4">
            <text:p>68<text:span text:style-name="T1">: </text:span><text:span text:style-name="T2">90.5636448474132</text:span></text:p>
          </table:table-cell>
          <table:table-cell office:value-type="string" office:string-value="90.5636448474132" table:formula="of:=RIGHT([.N229];LEN([.N229])-4)" table:style-name="ce5">
            <text:p>90.5636448474132</text:p>
          </table:table-cell>
          <table:table-cell office:value-type="float" office:value="90.563644847413201" table:formula="of:=[.O229]+0" table:style-name="ce5">
            <text:p>90.56</text:p>
          </table:table-cell>
          <table:table-cell office:value-type="string" table:style-name="ce4">
            <text:p>68<text:span text:style-name="T1">: </text:span><text:span text:style-name="T2">122.6323256576666</text:span></text:p>
          </table:table-cell>
          <table:table-cell office:value-type="string" office:string-value="122.6323256576666" table:formula="of:=RIGHT([.Q229];LEN([.Q229])-4)" table:style-name="ce5">
            <text:p>122.6323256576666</text:p>
          </table:table-cell>
          <table:table-cell office:value-type="float" office:value="122.632325657666" table:formula="of:=[.R229]+0" table:style-name="ce5">
            <text:p>122.63</text:p>
          </table:table-cell>
          <table:table-cell office:value-type="string" table:style-name="ce4">
            <text:p>68<text:span text:style-name="T1">: </text:span><text:span text:style-name="T2">84.24760709566807</text:span></text:p>
          </table:table-cell>
          <table:table-cell office:value-type="string" office:string-value="84.24760709566807" table:formula="of:=RIGHT([.T229];LEN([.T229])-4)" table:style-name="ce5">
            <text:p>84.24760709566807</text:p>
          </table:table-cell>
          <table:table-cell office:value-type="float" office:value="84.247607095668002" table:formula="of:=[.U229]+0" table:style-name="ce5">
            <text:p>84.25</text:p>
          </table:table-cell>
          <table:table-cell office:value-type="string" table:style-name="ce4">
            <text:p>68<text:span text:style-name="T1">: </text:span><text:span text:style-name="T2">145.7930396508672</text:span></text:p>
          </table:table-cell>
          <table:table-cell office:value-type="string" office:string-value="145.7930396508672" table:formula="of:=RIGHT([.W229];LEN([.W229])-4)" table:style-name="ce5">
            <text:p>145.7930396508672</text:p>
          </table:table-cell>
          <table:table-cell office:value-type="float" office:value="145.793039650867" table:formula="of:=[.X229]+0" table:style-name="ce5">
            <text:p>145.79</text:p>
          </table:table-cell>
          <table:table-cell office:value-type="string" table:style-name="ce4">
            <text:p>68<text:span text:style-name="T1">: </text:span><text:span text:style-name="T2">144.49757845310455</text:span></text:p>
          </table:table-cell>
          <table:table-cell office:value-type="string" office:string-value="144.49757845310455" table:formula="of:=RIGHT([.Z229];LEN([.Z229])-4)" table:style-name="ce5">
            <text:p>144.49757845310455</text:p>
          </table:table-cell>
          <table:table-cell office:value-type="float" office:value="144.49757845310401" table:formula="of:=[.AA229]+0" table:style-name="ce5">
            <text:p>144.50</text:p>
          </table:table-cell>
          <table:table-cell office:value-type="string" table:style-name="ce4">
            <text:p>68<text:span text:style-name="T1">: </text:span><text:span text:style-name="T2">111.77955734330988</text:span></text:p>
          </table:table-cell>
          <table:table-cell office:value-type="string" office:string-value="111.77955734330988" table:formula="of:=RIGHT([.AC229];LEN([.AC229])-4)" table:style-name="ce5">
            <text:p>111.77955734330988</text:p>
          </table:table-cell>
          <table:table-cell office:value-type="float" office:value="111.77955734330899" table:formula="of:=[.AD229]+0" table:style-name="ce5">
            <text:p>111.78</text:p>
          </table:table-cell>
          <table:table-cell office:value-type="float" office:value="119.90831269551215" table:formula="of:=([.D229]+[.G229]+[.J229]+[.M229]+[.P229]+[.S229]+[.V229]+[.Y229]+[.AB229]+[.AE229])/10" table:style-name="ce5">
            <text:p>119.91</text:p>
          </table:table-cell>
          <table:table-cell table:number-columns-repeated="16352"/>
        </table:table-row>
        <table:table-row table:style-name="ro1">
          <table:table-cell office:value-type="float" office:value="70" table:formula="of:=[.A229]+1" table:style-name="ce1">
            <text:p>70</text:p>
          </table:table-cell>
          <table:table-cell office:value-type="string" table:style-name="ce4">
            <text:p>69<text:span text:style-name="T1">: </text:span><text:span text:style-name="T2">125.45474899666907</text:span></text:p>
          </table:table-cell>
          <table:table-cell office:value-type="string" office:string-value="125.45474899666907" table:formula="of:=RIGHT([.B230];LEN([.B230])-4)" table:style-name="ce5">
            <text:p>125.45474899666907</text:p>
          </table:table-cell>
          <table:table-cell office:value-type="float" office:value="125.454748996669" table:formula="of:=[.C230]+0" table:style-name="ce5">
            <text:p>125.45</text:p>
          </table:table-cell>
          <table:table-cell office:value-type="string" table:style-name="ce4">
            <text:p>69<text:span text:style-name="T1">: </text:span><text:span text:style-name="T2">105.46038795752185</text:span></text:p>
          </table:table-cell>
          <table:table-cell office:value-type="string" office:string-value="105.46038795752185" table:formula="of:=RIGHT([.E230];LEN([.E230])-4)" table:style-name="ce5">
            <text:p>105.46038795752185</text:p>
          </table:table-cell>
          <table:table-cell office:value-type="float" office:value="105.46038795752099" table:formula="of:=[.F230]+0" table:style-name="ce5">
            <text:p>105.46</text:p>
          </table:table-cell>
          <table:table-cell office:value-type="string" table:style-name="ce4">
            <text:p>69<text:span text:style-name="T1">: </text:span><text:span text:style-name="T2">123.47383759208826</text:span></text:p>
          </table:table-cell>
          <table:table-cell office:value-type="string" office:string-value="123.47383759208826" table:formula="of:=RIGHT([.H230];LEN([.H230])-4)" table:style-name="ce5">
            <text:p>123.47383759208826</text:p>
          </table:table-cell>
          <table:table-cell office:value-type="float" office:value="123.473837592088" table:formula="of:=[.I230]+0" table:style-name="ce5">
            <text:p>123.47</text:p>
          </table:table-cell>
          <table:table-cell office:value-type="string" table:style-name="ce4">
            <text:p>69<text:span text:style-name="T1">: </text:span><text:span text:style-name="T2">121.01862345949509</text:span></text:p>
          </table:table-cell>
          <table:table-cell office:value-type="string" office:string-value="121.01862345949509" table:formula="of:=RIGHT([.K230];LEN([.K230])-4)" table:style-name="ce5">
            <text:p>121.01862345949509</text:p>
          </table:table-cell>
          <table:table-cell office:value-type="float" office:value="121.018623459495" table:formula="of:=[.L230]+0" table:style-name="ce5">
            <text:p>121.02</text:p>
          </table:table-cell>
          <table:table-cell office:value-type="string" table:style-name="ce4">
            <text:p>69<text:span text:style-name="T1">: </text:span><text:span text:style-name="T2">119.94222510145353</text:span></text:p>
          </table:table-cell>
          <table:table-cell office:value-type="string" office:string-value="119.94222510145353" table:formula="of:=RIGHT([.N230];LEN([.N230])-4)" table:style-name="ce5">
            <text:p>119.94222510145353</text:p>
          </table:table-cell>
          <table:table-cell office:value-type="float" office:value="119.942225101453" table:formula="of:=[.O230]+0" table:style-name="ce5">
            <text:p>119.94</text:p>
          </table:table-cell>
          <table:table-cell office:value-type="string" table:style-name="ce4">
            <text:p>69<text:span text:style-name="T1">: </text:span><text:span text:style-name="T2">126.63553847048354</text:span></text:p>
          </table:table-cell>
          <table:table-cell office:value-type="string" office:string-value="126.63553847048354" table:formula="of:=RIGHT([.Q230];LEN([.Q230])-4)" table:style-name="ce5">
            <text:p>126.63553847048354</text:p>
          </table:table-cell>
          <table:table-cell office:value-type="float" office:value="126.635538470483" table:formula="of:=[.R230]+0" table:style-name="ce5">
            <text:p>126.64</text:p>
          </table:table-cell>
          <table:table-cell office:value-type="string" table:style-name="ce4">
            <text:p>69<text:span text:style-name="T1">: </text:span><text:span text:style-name="T2">76.98064514466253</text:span></text:p>
          </table:table-cell>
          <table:table-cell office:value-type="string" office:string-value="76.98064514466253" table:formula="of:=RIGHT([.T230];LEN([.T230])-4)" table:style-name="ce5">
            <text:p>76.98064514466253</text:p>
          </table:table-cell>
          <table:table-cell office:value-type="float" office:value="76.980645144662503" table:formula="of:=[.U230]+0" table:style-name="ce5">
            <text:p>76.98</text:p>
          </table:table-cell>
          <table:table-cell office:value-type="string" table:style-name="ce4">
            <text:p>69<text:span text:style-name="T1">: </text:span><text:span text:style-name="T2">134.8593435855006</text:span></text:p>
          </table:table-cell>
          <table:table-cell office:value-type="string" office:string-value="134.8593435855006" table:formula="of:=RIGHT([.W230];LEN([.W230])-4)" table:style-name="ce5">
            <text:p>134.8593435855006</text:p>
          </table:table-cell>
          <table:table-cell office:value-type="float" office:value="134.8593435855" table:formula="of:=[.X230]+0" table:style-name="ce5">
            <text:p>134.86</text:p>
          </table:table-cell>
          <table:table-cell office:value-type="string" table:style-name="ce4">
            <text:p>69<text:span text:style-name="T1">: </text:span><text:span text:style-name="T2">135.97093537225317</text:span></text:p>
          </table:table-cell>
          <table:table-cell office:value-type="string" office:string-value="135.97093537225317" table:formula="of:=RIGHT([.Z230];LEN([.Z230])-4)" table:style-name="ce5">
            <text:p>135.97093537225317</text:p>
          </table:table-cell>
          <table:table-cell office:value-type="float" office:value="135.970935372253" table:formula="of:=[.AA230]+0" table:style-name="ce5">
            <text:p>135.97</text:p>
          </table:table-cell>
          <table:table-cell office:value-type="string" table:style-name="ce4">
            <text:p>69<text:span text:style-name="T1">: </text:span><text:span text:style-name="T2">134.73687979582155</text:span></text:p>
          </table:table-cell>
          <table:table-cell office:value-type="string" office:string-value="134.73687979582155" table:formula="of:=RIGHT([.AC230];LEN([.AC230])-4)" table:style-name="ce5">
            <text:p>134.73687979582155</text:p>
          </table:table-cell>
          <table:table-cell office:value-type="float" office:value="134.73687979582101" table:formula="of:=[.AD230]+0" table:style-name="ce5">
            <text:p>134.74</text:p>
          </table:table-cell>
          <table:table-cell office:value-type="float" office:value="120.45331654759457" table:formula="of:=([.D230]+[.G230]+[.J230]+[.M230]+[.P230]+[.S230]+[.V230]+[.Y230]+[.AB230]+[.AE230])/10" table:style-name="ce5">
            <text:p>120.45</text:p>
          </table:table-cell>
          <table:table-cell table:number-columns-repeated="16352"/>
        </table:table-row>
        <table:table-row table:style-name="ro1">
          <table:table-cell office:value-type="float" office:value="71" table:formula="of:=[.A230]+1" table:style-name="ce1">
            <text:p>71</text:p>
          </table:table-cell>
          <table:table-cell office:value-type="string" table:style-name="ce4">
            <text:p>70<text:span text:style-name="T1">: </text:span><text:span text:style-name="T2">105.3980582720204</text:span></text:p>
          </table:table-cell>
          <table:table-cell office:value-type="string" office:string-value="105.3980582720204" table:formula="of:=RIGHT([.B231];LEN([.B231])-4)" table:style-name="ce5">
            <text:p>105.3980582720204</text:p>
          </table:table-cell>
          <table:table-cell office:value-type="float" office:value="105.39805827201999" table:formula="of:=[.C231]+0" table:style-name="ce5">
            <text:p>105.40</text:p>
          </table:table-cell>
          <table:table-cell office:value-type="string" table:style-name="ce4">
            <text:p>70<text:span text:style-name="T1">: </text:span><text:span text:style-name="T2">105.58908491046517</text:span></text:p>
          </table:table-cell>
          <table:table-cell office:value-type="string" office:string-value="105.58908491046517" table:formula="of:=RIGHT([.E231];LEN([.E231])-4)" table:style-name="ce5">
            <text:p>105.58908491046517</text:p>
          </table:table-cell>
          <table:table-cell office:value-type="float" office:value="105.589084910465" table:formula="of:=[.F231]+0" table:style-name="ce5">
            <text:p>105.59</text:p>
          </table:table-cell>
          <table:table-cell office:value-type="string" table:style-name="ce4">
            <text:p>70<text:span text:style-name="T1">: </text:span><text:span text:style-name="T2">148.84563264200483</text:span></text:p>
          </table:table-cell>
          <table:table-cell office:value-type="string" office:string-value="148.84563264200483" table:formula="of:=RIGHT([.H231];LEN([.H231])-4)" table:style-name="ce5">
            <text:p>148.84563264200483</text:p>
          </table:table-cell>
          <table:table-cell office:value-type="float" office:value="148.84563264200401" table:formula="of:=[.I231]+0" table:style-name="ce5">
            <text:p>148.85</text:p>
          </table:table-cell>
          <table:table-cell office:value-type="string" table:style-name="ce4">
            <text:p>70<text:span text:style-name="T1">: </text:span><text:span text:style-name="T2">126.68063882228368</text:span></text:p>
          </table:table-cell>
          <table:table-cell office:value-type="string" office:string-value="126.68063882228368" table:formula="of:=RIGHT([.K231];LEN([.K231])-4)" table:style-name="ce5">
            <text:p>126.68063882228368</text:p>
          </table:table-cell>
          <table:table-cell office:value-type="float" office:value="126.680638822283" table:formula="of:=[.L231]+0" table:style-name="ce5">
            <text:p>126.68</text:p>
          </table:table-cell>
          <table:table-cell office:value-type="string" table:style-name="ce4">
            <text:p>70<text:span text:style-name="T1">: </text:span><text:span text:style-name="T2">101.48892353579897</text:span></text:p>
          </table:table-cell>
          <table:table-cell office:value-type="string" office:string-value="101.48892353579897" table:formula="of:=RIGHT([.N231];LEN([.N231])-4)" table:style-name="ce5">
            <text:p>101.48892353579897</text:p>
          </table:table-cell>
          <table:table-cell office:value-type="float" office:value="101.48892353579799" table:formula="of:=[.O231]+0" table:style-name="ce5">
            <text:p>101.49</text:p>
          </table:table-cell>
          <table:table-cell office:value-type="string" table:style-name="ce4">
            <text:p>70<text:span text:style-name="T1">: </text:span><text:span text:style-name="T2">121.78100448546581</text:span></text:p>
          </table:table-cell>
          <table:table-cell office:value-type="string" office:string-value="121.78100448546581" table:formula="of:=RIGHT([.Q231];LEN([.Q231])-4)" table:style-name="ce5">
            <text:p>121.78100448546581</text:p>
          </table:table-cell>
          <table:table-cell office:value-type="float" office:value="121.781004485465" table:formula="of:=[.R231]+0" table:style-name="ce5">
            <text:p>121.78</text:p>
          </table:table-cell>
          <table:table-cell office:value-type="string" table:style-name="ce4">
            <text:p>70<text:span text:style-name="T1">: </text:span><text:span text:style-name="T2">89.72028654524321</text:span></text:p>
          </table:table-cell>
          <table:table-cell office:value-type="string" office:string-value="89.72028654524321" table:formula="of:=RIGHT([.T231];LEN([.T231])-4)" table:style-name="ce5">
            <text:p>89.72028654524321</text:p>
          </table:table-cell>
          <table:table-cell office:value-type="float" office:value="89.720286545243198" table:formula="of:=[.U231]+0" table:style-name="ce5">
            <text:p>89.72</text:p>
          </table:table-cell>
          <table:table-cell office:value-type="string" table:style-name="ce4">
            <text:p>70<text:span text:style-name="T1">: </text:span><text:span text:style-name="T2">117.47683206879842</text:span></text:p>
          </table:table-cell>
          <table:table-cell office:value-type="string" office:string-value="117.47683206879842" table:formula="of:=RIGHT([.W231];LEN([.W231])-4)" table:style-name="ce5">
            <text:p>117.47683206879842</text:p>
          </table:table-cell>
          <table:table-cell office:value-type="float" office:value="117.476832068798" table:formula="of:=[.X231]+0" table:style-name="ce5">
            <text:p>117.48</text:p>
          </table:table-cell>
          <table:table-cell office:value-type="string" table:style-name="ce4">
            <text:p>70<text:span text:style-name="T1">: </text:span><text:span text:style-name="T2">140.2457365004565</text:span></text:p>
          </table:table-cell>
          <table:table-cell office:value-type="string" office:string-value="140.2457365004565" table:formula="of:=RIGHT([.Z231];LEN([.Z231])-4)" table:style-name="ce5">
            <text:p>140.2457365004565</text:p>
          </table:table-cell>
          <table:table-cell office:value-type="float" office:value="140.24573650045599" table:formula="of:=[.AA231]+0" table:style-name="ce5">
            <text:p>140.25</text:p>
          </table:table-cell>
          <table:table-cell office:value-type="string" table:style-name="ce4">
            <text:p>70<text:span text:style-name="T1">: </text:span><text:span text:style-name="T2">133.3000046594459</text:span></text:p>
          </table:table-cell>
          <table:table-cell office:value-type="string" office:string-value="133.3000046594459" table:formula="of:=RIGHT([.AC231];LEN([.AC231])-4)" table:style-name="ce5">
            <text:p>133.3000046594459</text:p>
          </table:table-cell>
          <table:table-cell office:value-type="float" office:value="133.30000465944499" table:formula="of:=[.AD231]+0" table:style-name="ce5">
            <text:p>133.30</text:p>
          </table:table-cell>
          <table:table-cell office:value-type="float" office:value="119.05262024419771" table:formula="of:=([.D231]+[.G231]+[.J231]+[.M231]+[.P231]+[.S231]+[.V231]+[.Y231]+[.AB231]+[.AE231])/10" table:style-name="ce5">
            <text:p>119.05</text:p>
          </table:table-cell>
          <table:table-cell table:number-columns-repeated="16352"/>
        </table:table-row>
        <table:table-row table:style-name="ro1">
          <table:table-cell office:value-type="float" office:value="72" table:formula="of:=[.A231]+1" table:style-name="ce1">
            <text:p>72</text:p>
          </table:table-cell>
          <table:table-cell office:value-type="string" table:style-name="ce4">
            <text:p>71<text:span text:style-name="T1">: </text:span><text:span text:style-name="T2">117.35296849583605</text:span></text:p>
          </table:table-cell>
          <table:table-cell office:value-type="string" office:string-value="117.35296849583605" table:formula="of:=RIGHT([.B232];LEN([.B232])-4)" table:style-name="ce5">
            <text:p>117.35296849583605</text:p>
          </table:table-cell>
          <table:table-cell office:value-type="float" office:value="117.352968495836" table:formula="of:=[.C232]+0" table:style-name="ce5">
            <text:p>117.35</text:p>
          </table:table-cell>
          <table:table-cell office:value-type="string" table:style-name="ce4">
            <text:p>71<text:span text:style-name="T1">: </text:span><text:span text:style-name="T2">106.9987118721401</text:span></text:p>
          </table:table-cell>
          <table:table-cell office:value-type="string" office:string-value="106.9987118721401" table:formula="of:=RIGHT([.E232];LEN([.E232])-4)" table:style-name="ce5">
            <text:p>106.9987118721401</text:p>
          </table:table-cell>
          <table:table-cell office:value-type="float" office:value="106.99871187214001" table:formula="of:=[.F232]+0" table:style-name="ce5">
            <text:p>107.00</text:p>
          </table:table-cell>
          <table:table-cell office:value-type="string" table:style-name="ce4">
            <text:p>71<text:span text:style-name="T1">: </text:span><text:span text:style-name="T2">121.1280037211267</text:span></text:p>
          </table:table-cell>
          <table:table-cell office:value-type="string" office:string-value="121.1280037211267" table:formula="of:=RIGHT([.H232];LEN([.H232])-4)" table:style-name="ce5">
            <text:p>121.1280037211267</text:p>
          </table:table-cell>
          <table:table-cell office:value-type="float" office:value="121.12800372112601" table:formula="of:=[.I232]+0" table:style-name="ce5">
            <text:p>121.13</text:p>
          </table:table-cell>
          <table:table-cell office:value-type="string" table:style-name="ce4">
            <text:p>71<text:span text:style-name="T1">: </text:span><text:span text:style-name="T2">128.9514600466508</text:span></text:p>
          </table:table-cell>
          <table:table-cell office:value-type="string" office:string-value="128.9514600466508" table:formula="of:=RIGHT([.K232];LEN([.K232])-4)" table:style-name="ce5">
            <text:p>128.9514600466508</text:p>
          </table:table-cell>
          <table:table-cell office:value-type="float" office:value="128.95146004665" table:formula="of:=[.L232]+0" table:style-name="ce5">
            <text:p>128.95</text:p>
          </table:table-cell>
          <table:table-cell office:value-type="string" table:style-name="ce4">
            <text:p>71<text:span text:style-name="T1">: </text:span><text:span text:style-name="T2">90.5570135352617</text:span></text:p>
          </table:table-cell>
          <table:table-cell office:value-type="string" office:string-value="90.5570135352617" table:formula="of:=RIGHT([.N232];LEN([.N232])-4)" table:style-name="ce5">
            <text:p>90.5570135352617</text:p>
          </table:table-cell>
          <table:table-cell office:value-type="float" office:value="90.557013535261703" table:formula="of:=[.O232]+0" table:style-name="ce5">
            <text:p>90.56</text:p>
          </table:table-cell>
          <table:table-cell office:value-type="string" table:style-name="ce4">
            <text:p>71<text:span text:style-name="T1">: </text:span><text:span text:style-name="T2">125.12420031951424</text:span></text:p>
          </table:table-cell>
          <table:table-cell office:value-type="string" office:string-value="125.12420031951424" table:formula="of:=RIGHT([.Q232];LEN([.Q232])-4)" table:style-name="ce5">
            <text:p>125.12420031951424</text:p>
          </table:table-cell>
          <table:table-cell office:value-type="float" office:value="125.124200319514" table:formula="of:=[.R232]+0" table:style-name="ce5">
            <text:p>125.12</text:p>
          </table:table-cell>
          <table:table-cell office:value-type="string" table:style-name="ce4">
            <text:p>71<text:span text:style-name="T1">: </text:span><text:span text:style-name="T2">84.2862412585463</text:span></text:p>
          </table:table-cell>
          <table:table-cell office:value-type="string" office:string-value="84.2862412585463" table:formula="of:=RIGHT([.T232];LEN([.T232])-4)" table:style-name="ce5">
            <text:p>84.2862412585463</text:p>
          </table:table-cell>
          <table:table-cell office:value-type="float" office:value="84.286241258546298" table:formula="of:=[.U232]+0" table:style-name="ce5">
            <text:p>84.29</text:p>
          </table:table-cell>
          <table:table-cell office:value-type="string" table:style-name="ce4">
            <text:p>71<text:span text:style-name="T1">: </text:span><text:span text:style-name="T2">146.53725596561588</text:span></text:p>
          </table:table-cell>
          <table:table-cell office:value-type="string" office:string-value="146.53725596561588" table:formula="of:=RIGHT([.W232];LEN([.W232])-4)" table:style-name="ce5">
            <text:p>146.53725596561588</text:p>
          </table:table-cell>
          <table:table-cell office:value-type="float" office:value="146.537255965615" table:formula="of:=[.X232]+0" table:style-name="ce5">
            <text:p>146.54</text:p>
          </table:table-cell>
          <table:table-cell office:value-type="string" table:style-name="ce4">
            <text:p>71<text:span text:style-name="T1">: </text:span><text:span text:style-name="T2">144.0056623889556</text:span></text:p>
          </table:table-cell>
          <table:table-cell office:value-type="string" office:string-value="144.0056623889556" table:formula="of:=RIGHT([.Z232];LEN([.Z232])-4)" table:style-name="ce5">
            <text:p>144.0056623889556</text:p>
          </table:table-cell>
          <table:table-cell office:value-type="float" office:value="144.00566238895499" table:formula="of:=[.AA232]+0" table:style-name="ce5">
            <text:p>144.01</text:p>
          </table:table-cell>
          <table:table-cell office:value-type="string" table:style-name="ce4">
            <text:p>71<text:span text:style-name="T1">: </text:span><text:span text:style-name="T2">133.95418228543647</text:span></text:p>
          </table:table-cell>
          <table:table-cell office:value-type="string" office:string-value="133.95418228543647" table:formula="of:=RIGHT([.AC232];LEN([.AC232])-4)" table:style-name="ce5">
            <text:p>133.95418228543647</text:p>
          </table:table-cell>
          <table:table-cell office:value-type="float" office:value="133.95418228543599" table:formula="of:=[.AD232]+0" table:style-name="ce5">
            <text:p>133.95</text:p>
          </table:table-cell>
          <table:table-cell office:value-type="float" office:value="119.88956998890801" table:formula="of:=([.D232]+[.G232]+[.J232]+[.M232]+[.P232]+[.S232]+[.V232]+[.Y232]+[.AB232]+[.AE232])/10" table:style-name="ce5">
            <text:p>119.89</text:p>
          </table:table-cell>
          <table:table-cell table:number-columns-repeated="16352"/>
        </table:table-row>
        <table:table-row table:style-name="ro1">
          <table:table-cell office:value-type="float" office:value="73" table:formula="of:=[.A232]+1" table:style-name="ce1">
            <text:p>73</text:p>
          </table:table-cell>
          <table:table-cell office:value-type="string" table:style-name="ce4">
            <text:p>72<text:span text:style-name="T1">: </text:span><text:span text:style-name="T2">104.60552576603311</text:span></text:p>
          </table:table-cell>
          <table:table-cell office:value-type="string" office:string-value="104.60552576603311" table:formula="of:=RIGHT([.B233];LEN([.B233])-4)" table:style-name="ce5">
            <text:p>104.60552576603311</text:p>
          </table:table-cell>
          <table:table-cell office:value-type="float" office:value="104.605525766033" table:formula="of:=[.C233]+0" table:style-name="ce5">
            <text:p>104.61</text:p>
          </table:table-cell>
          <table:table-cell office:value-type="string" table:style-name="ce4">
            <text:p>72<text:span text:style-name="T1">: </text:span><text:span text:style-name="T2">105.35981272404608</text:span></text:p>
          </table:table-cell>
          <table:table-cell office:value-type="string" office:string-value="105.35981272404608" table:formula="of:=RIGHT([.E233];LEN([.E233])-4)" table:style-name="ce5">
            <text:p>105.35981272404608</text:p>
          </table:table-cell>
          <table:table-cell office:value-type="float" office:value="105.35981272404599" table:formula="of:=[.F233]+0" table:style-name="ce5">
            <text:p>105.36</text:p>
          </table:table-cell>
          <table:table-cell office:value-type="string" table:style-name="ce4">
            <text:p>72<text:span text:style-name="T1">: </text:span><text:span text:style-name="T2">134.31076009298738</text:span></text:p>
          </table:table-cell>
          <table:table-cell office:value-type="string" office:string-value="134.31076009298738" table:formula="of:=RIGHT([.H233];LEN([.H233])-4)" table:style-name="ce5">
            <text:p>134.31076009298738</text:p>
          </table:table-cell>
          <table:table-cell office:value-type="float" office:value="134.31076009298701" table:formula="of:=[.I233]+0" table:style-name="ce5">
            <text:p>134.31</text:p>
          </table:table-cell>
          <table:table-cell office:value-type="string" table:style-name="ce4">
            <text:p>72<text:span text:style-name="T1">: </text:span><text:span text:style-name="T2">148.1532863612153</text:span></text:p>
          </table:table-cell>
          <table:table-cell office:value-type="string" office:string-value="148.1532863612153" table:formula="of:=RIGHT([.K233];LEN([.K233])-4)" table:style-name="ce5">
            <text:p>148.1532863612153</text:p>
          </table:table-cell>
          <table:table-cell office:value-type="float" office:value="148.15328636121501" table:formula="of:=[.L233]+0" table:style-name="ce5">
            <text:p>148.15</text:p>
          </table:table-cell>
          <table:table-cell office:value-type="string" table:style-name="ce4">
            <text:p>72<text:span text:style-name="T1">: </text:span><text:span text:style-name="T2">90.30172859454761</text:span></text:p>
          </table:table-cell>
          <table:table-cell office:value-type="string" office:string-value="90.30172859454761" table:formula="of:=RIGHT([.N233];LEN([.N233])-4)" table:style-name="ce5">
            <text:p>90.30172859454761</text:p>
          </table:table-cell>
          <table:table-cell office:value-type="float" office:value="90.301728594547598" table:formula="of:=[.O233]+0" table:style-name="ce5">
            <text:p>90.30</text:p>
          </table:table-cell>
          <table:table-cell office:value-type="string" table:style-name="ce4">
            <text:p>72<text:span text:style-name="T1">: </text:span><text:span text:style-name="T2">103.62188606179765</text:span></text:p>
          </table:table-cell>
          <table:table-cell office:value-type="string" office:string-value="103.62188606179765" table:formula="of:=RIGHT([.Q233];LEN([.Q233])-4)" table:style-name="ce5">
            <text:p>103.62188606179765</text:p>
          </table:table-cell>
          <table:table-cell office:value-type="float" office:value="103.621886061797" table:formula="of:=[.R233]+0" table:style-name="ce5">
            <text:p>103.62</text:p>
          </table:table-cell>
          <table:table-cell office:value-type="string" table:style-name="ce4">
            <text:p>72<text:span text:style-name="T1">: </text:span><text:span text:style-name="T2">84.28616727127097</text:span></text:p>
          </table:table-cell>
          <table:table-cell office:value-type="string" office:string-value="84.28616727127097" table:formula="of:=RIGHT([.T233];LEN([.T233])-4)" table:style-name="ce5">
            <text:p>84.28616727127097</text:p>
          </table:table-cell>
          <table:table-cell office:value-type="float" office:value="84.286167271270898" table:formula="of:=[.U233]+0" table:style-name="ce5">
            <text:p>84.29</text:p>
          </table:table-cell>
          <table:table-cell office:value-type="string" table:style-name="ce4">
            <text:p>72<text:span text:style-name="T1">: </text:span><text:span text:style-name="T2">132.42859438433422</text:span></text:p>
          </table:table-cell>
          <table:table-cell office:value-type="string" office:string-value="132.42859438433422" table:formula="of:=RIGHT([.W233];LEN([.W233])-4)" table:style-name="ce5">
            <text:p>132.42859438433422</text:p>
          </table:table-cell>
          <table:table-cell office:value-type="float" office:value="132.42859438433399" table:formula="of:=[.X233]+0" table:style-name="ce5">
            <text:p>132.43</text:p>
          </table:table-cell>
          <table:table-cell office:value-type="string" table:style-name="ce4">
            <text:p>72<text:span text:style-name="T1">: </text:span><text:span text:style-name="T2">137.53063601015364</text:span></text:p>
          </table:table-cell>
          <table:table-cell office:value-type="string" office:string-value="137.53063601015364" table:formula="of:=RIGHT([.Z233];LEN([.Z233])-4)" table:style-name="ce5">
            <text:p>137.53063601015364</text:p>
          </table:table-cell>
          <table:table-cell office:value-type="float" office:value="137.53063601015299" table:formula="of:=[.AA233]+0" table:style-name="ce5">
            <text:p>137.53</text:p>
          </table:table-cell>
          <table:table-cell office:value-type="string" table:style-name="ce4">
            <text:p>72<text:span text:style-name="T1">: </text:span><text:span text:style-name="T2">134.20140343642268</text:span></text:p>
          </table:table-cell>
          <table:table-cell office:value-type="string" office:string-value="134.20140343642268" table:formula="of:=RIGHT([.AC233];LEN([.AC233])-4)" table:style-name="ce5">
            <text:p>134.20140343642268</text:p>
          </table:table-cell>
          <table:table-cell office:value-type="float" office:value="134.201403436422" table:formula="of:=[.AD233]+0" table:style-name="ce5">
            <text:p>134.20</text:p>
          </table:table-cell>
          <table:table-cell office:value-type="float" office:value="117.47998007028055" table:formula="of:=([.D233]+[.G233]+[.J233]+[.M233]+[.P233]+[.S233]+[.V233]+[.Y233]+[.AB233]+[.AE233])/10" table:style-name="ce5">
            <text:p>117.48</text:p>
          </table:table-cell>
          <table:table-cell table:number-columns-repeated="16352"/>
        </table:table-row>
        <table:table-row table:style-name="ro1">
          <table:table-cell office:value-type="float" office:value="74" table:formula="of:=[.A233]+1" table:style-name="ce1">
            <text:p>74</text:p>
          </table:table-cell>
          <table:table-cell office:value-type="string" table:style-name="ce4">
            <text:p>73<text:span text:style-name="T1">: </text:span><text:span text:style-name="T2">124.45963014600866</text:span></text:p>
          </table:table-cell>
          <table:table-cell office:value-type="string" office:string-value="124.45963014600866" table:formula="of:=RIGHT([.B234];LEN([.B234])-4)" table:style-name="ce5">
            <text:p>124.45963014600866</text:p>
          </table:table-cell>
          <table:table-cell office:value-type="float" office:value="124.459630146008" table:formula="of:=[.C234]+0" table:style-name="ce5">
            <text:p>124.46</text:p>
          </table:table-cell>
          <table:table-cell office:value-type="string" table:style-name="ce4">
            <text:p>73<text:span text:style-name="T1">: </text:span><text:span text:style-name="T2">106.08919778490173</text:span></text:p>
          </table:table-cell>
          <table:table-cell office:value-type="string" office:string-value="106.08919778490173" table:formula="of:=RIGHT([.E234];LEN([.E234])-4)" table:style-name="ce5">
            <text:p>106.08919778490173</text:p>
          </table:table-cell>
          <table:table-cell office:value-type="float" office:value="106.089197784901" table:formula="of:=[.F234]+0" table:style-name="ce5">
            <text:p>106.09</text:p>
          </table:table-cell>
          <table:table-cell office:value-type="string" table:style-name="ce4">
            <text:p>73<text:span text:style-name="T1">: </text:span><text:span text:style-name="T2">122.67467860787944</text:span></text:p>
          </table:table-cell>
          <table:table-cell office:value-type="string" office:string-value="122.67467860787944" table:formula="of:=RIGHT([.H234];LEN([.H234])-4)" table:style-name="ce5">
            <text:p>122.67467860787944</text:p>
          </table:table-cell>
          <table:table-cell office:value-type="float" office:value="122.674678607879" table:formula="of:=[.I234]+0" table:style-name="ce5">
            <text:p>122.67</text:p>
          </table:table-cell>
          <table:table-cell office:value-type="string" table:style-name="ce4">
            <text:p>73<text:span text:style-name="T1">: </text:span><text:span text:style-name="T2">128.5983380176361</text:span></text:p>
          </table:table-cell>
          <table:table-cell office:value-type="string" office:string-value="128.5983380176361" table:formula="of:=RIGHT([.K234];LEN([.K234])-4)" table:style-name="ce5">
            <text:p>128.5983380176361</text:p>
          </table:table-cell>
          <table:table-cell office:value-type="float" office:value="128.598338017636" table:formula="of:=[.L234]+0" table:style-name="ce5">
            <text:p>128.60</text:p>
          </table:table-cell>
          <table:table-cell office:value-type="string" table:style-name="ce4">
            <text:p>73<text:span text:style-name="T1">: </text:span><text:span text:style-name="T2">90.28292062473322</text:span></text:p>
          </table:table-cell>
          <table:table-cell office:value-type="string" office:string-value="90.28292062473322" table:formula="of:=RIGHT([.N234];LEN([.N234])-4)" table:style-name="ce5">
            <text:p>90.28292062473322</text:p>
          </table:table-cell>
          <table:table-cell office:value-type="float" office:value="90.282920624733194" table:formula="of:=[.O234]+0" table:style-name="ce5">
            <text:p>90.28</text:p>
          </table:table-cell>
          <table:table-cell office:value-type="string" table:style-name="ce4">
            <text:p>73<text:span text:style-name="T1">: </text:span><text:span text:style-name="T2">120.1388438800425</text:span></text:p>
          </table:table-cell>
          <table:table-cell office:value-type="string" office:string-value="120.1388438800425" table:formula="of:=RIGHT([.Q234];LEN([.Q234])-4)" table:style-name="ce5">
            <text:p>120.1388438800425</text:p>
          </table:table-cell>
          <table:table-cell office:value-type="float" office:value="120.138843880042" table:formula="of:=[.R234]+0" table:style-name="ce5">
            <text:p>120.14</text:p>
          </table:table-cell>
          <table:table-cell office:value-type="string" table:style-name="ce4">
            <text:p>73<text:span text:style-name="T1">: </text:span><text:span text:style-name="T2">92.1523150419108</text:span></text:p>
          </table:table-cell>
          <table:table-cell office:value-type="string" office:string-value="92.1523150419108" table:formula="of:=RIGHT([.T234];LEN([.T234])-4)" table:style-name="ce5">
            <text:p>92.1523150419108</text:p>
          </table:table-cell>
          <table:table-cell office:value-type="float" office:value="92.152315041910796" table:formula="of:=[.U234]+0" table:style-name="ce5">
            <text:p>92.15</text:p>
          </table:table-cell>
          <table:table-cell office:value-type="string" table:style-name="ce4">
            <text:p>73<text:span text:style-name="T1">: </text:span><text:span text:style-name="T2">145.11803416045575</text:span></text:p>
          </table:table-cell>
          <table:table-cell office:value-type="string" office:string-value="145.11803416045575" table:formula="of:=RIGHT([.W234];LEN([.W234])-4)" table:style-name="ce5">
            <text:p>145.11803416045575</text:p>
          </table:table-cell>
          <table:table-cell office:value-type="float" office:value="145.11803416045501" table:formula="of:=[.X234]+0" table:style-name="ce5">
            <text:p>145.12</text:p>
          </table:table-cell>
          <table:table-cell office:value-type="string" table:style-name="ce4">
            <text:p>73<text:span text:style-name="T1">: </text:span><text:span text:style-name="T2">134.5233097621815</text:span></text:p>
          </table:table-cell>
          <table:table-cell office:value-type="string" office:string-value="134.5233097621815" table:formula="of:=RIGHT([.Z234];LEN([.Z234])-4)" table:style-name="ce5">
            <text:p>134.5233097621815</text:p>
          </table:table-cell>
          <table:table-cell office:value-type="float" office:value="134.52330976218099" table:formula="of:=[.AA234]+0" table:style-name="ce5">
            <text:p>134.52</text:p>
          </table:table-cell>
          <table:table-cell office:value-type="string" table:style-name="ce4">
            <text:p>73<text:span text:style-name="T1">: </text:span><text:span text:style-name="T2">114.56653396973827</text:span></text:p>
          </table:table-cell>
          <table:table-cell office:value-type="string" office:string-value="114.56653396973827" table:formula="of:=RIGHT([.AC234];LEN([.AC234])-4)" table:style-name="ce5">
            <text:p>114.56653396973827</text:p>
          </table:table-cell>
          <table:table-cell office:value-type="float" office:value="114.566533969738" table:formula="of:=[.AD234]+0" table:style-name="ce5">
            <text:p>114.57</text:p>
          </table:table-cell>
          <table:table-cell office:value-type="float" office:value="117.8603801995484" table:formula="of:=([.D234]+[.G234]+[.J234]+[.M234]+[.P234]+[.S234]+[.V234]+[.Y234]+[.AB234]+[.AE234])/10" table:style-name="ce5">
            <text:p>117.86</text:p>
          </table:table-cell>
          <table:table-cell table:number-columns-repeated="16352"/>
        </table:table-row>
        <table:table-row table:style-name="ro1">
          <table:table-cell office:value-type="float" office:value="75" table:formula="of:=[.A234]+1" table:style-name="ce1">
            <text:p>75</text:p>
          </table:table-cell>
          <table:table-cell office:value-type="string" table:style-name="ce4">
            <text:p>74<text:span text:style-name="T1">: </text:span><text:span text:style-name="T2">105.05096378569348</text:span></text:p>
          </table:table-cell>
          <table:table-cell office:value-type="string" office:string-value="105.05096378569348" table:formula="of:=RIGHT([.B235];LEN([.B235])-4)" table:style-name="ce5">
            <text:p>105.05096378569348</text:p>
          </table:table-cell>
          <table:table-cell office:value-type="float" office:value="105.050963785693" table:formula="of:=[.C235]+0" table:style-name="ce5">
            <text:p>105.05</text:p>
          </table:table-cell>
          <table:table-cell office:value-type="string" table:style-name="ce4">
            <text:p>74<text:span text:style-name="T1">: </text:span><text:span text:style-name="T2">105.68119840956074</text:span></text:p>
          </table:table-cell>
          <table:table-cell office:value-type="string" office:string-value="105.68119840956074" table:formula="of:=RIGHT([.E235];LEN([.E235])-4)" table:style-name="ce5">
            <text:p>105.68119840956074</text:p>
          </table:table-cell>
          <table:table-cell office:value-type="float" office:value="105.68119840956" table:formula="of:=[.F235]+0" table:style-name="ce5">
            <text:p>105.68</text:p>
          </table:table-cell>
          <table:table-cell office:value-type="string" table:style-name="ce4">
            <text:p>74<text:span text:style-name="T1">: </text:span><text:span text:style-name="T2">121.69156520944273</text:span></text:p>
          </table:table-cell>
          <table:table-cell office:value-type="string" office:string-value="121.69156520944273" table:formula="of:=RIGHT([.H235];LEN([.H235])-4)" table:style-name="ce5">
            <text:p>121.69156520944273</text:p>
          </table:table-cell>
          <table:table-cell office:value-type="float" office:value="121.691565209442" table:formula="of:=[.I235]+0" table:style-name="ce5">
            <text:p>121.69</text:p>
          </table:table-cell>
          <table:table-cell office:value-type="string" table:style-name="ce4">
            <text:p>74<text:span text:style-name="T1">: </text:span><text:span text:style-name="T2">130.00668270956947</text:span></text:p>
          </table:table-cell>
          <table:table-cell office:value-type="string" office:string-value="130.00668270956947" table:formula="of:=RIGHT([.K235];LEN([.K235])-4)" table:style-name="ce5">
            <text:p>130.00668270956947</text:p>
          </table:table-cell>
          <table:table-cell office:value-type="float" office:value="130.00668270956899" table:formula="of:=[.L235]+0" table:style-name="ce5">
            <text:p>130.01</text:p>
          </table:table-cell>
          <table:table-cell office:value-type="string" table:style-name="ce4">
            <text:p>74<text:span text:style-name="T1">: </text:span><text:span text:style-name="T2">101.46109104961138</text:span></text:p>
          </table:table-cell>
          <table:table-cell office:value-type="string" office:string-value="101.46109104961138" table:formula="of:=RIGHT([.N235];LEN([.N235])-4)" table:style-name="ce5">
            <text:p>101.46109104961138</text:p>
          </table:table-cell>
          <table:table-cell office:value-type="float" office:value="101.461091049611" table:formula="of:=[.O235]+0" table:style-name="ce5">
            <text:p>101.46</text:p>
          </table:table-cell>
          <table:table-cell office:value-type="string" table:style-name="ce4">
            <text:p>74<text:span text:style-name="T1">: </text:span><text:span text:style-name="T2">121.3908557904462</text:span></text:p>
          </table:table-cell>
          <table:table-cell office:value-type="string" office:string-value="121.3908557904462" table:formula="of:=RIGHT([.Q235];LEN([.Q235])-4)" table:style-name="ce5">
            <text:p>121.3908557904462</text:p>
          </table:table-cell>
          <table:table-cell office:value-type="float" office:value="121.390855790446" table:formula="of:=[.R235]+0" table:style-name="ce5">
            <text:p>121.39</text:p>
          </table:table-cell>
          <table:table-cell office:value-type="string" table:style-name="ce4">
            <text:p>74<text:span text:style-name="T1">: </text:span><text:span text:style-name="T2">92.08709019091829</text:span></text:p>
          </table:table-cell>
          <table:table-cell office:value-type="string" office:string-value="92.08709019091829" table:formula="of:=RIGHT([.T235];LEN([.T235])-4)" table:style-name="ce5">
            <text:p>92.08709019091829</text:p>
          </table:table-cell>
          <table:table-cell office:value-type="float" office:value="92.087090190918204" table:formula="of:=[.U235]+0" table:style-name="ce5">
            <text:p>92.09</text:p>
          </table:table-cell>
          <table:table-cell office:value-type="string" table:style-name="ce4">
            <text:p>74<text:span text:style-name="T1">: </text:span><text:span text:style-name="T2">135.27307774041876</text:span></text:p>
          </table:table-cell>
          <table:table-cell office:value-type="string" office:string-value="135.27307774041876" table:formula="of:=RIGHT([.W235];LEN([.W235])-4)" table:style-name="ce5">
            <text:p>135.27307774041876</text:p>
          </table:table-cell>
          <table:table-cell office:value-type="float" office:value="135.27307774041799" table:formula="of:=[.X235]+0" table:style-name="ce5">
            <text:p>135.27</text:p>
          </table:table-cell>
          <table:table-cell office:value-type="string" table:style-name="ce4">
            <text:p>74<text:span text:style-name="T1">: </text:span><text:span text:style-name="T2">144.32414483626602</text:span></text:p>
          </table:table-cell>
          <table:table-cell office:value-type="string" office:string-value="144.32414483626602" table:formula="of:=RIGHT([.Z235];LEN([.Z235])-4)" table:style-name="ce5">
            <text:p>144.32414483626602</text:p>
          </table:table-cell>
          <table:table-cell office:value-type="float" office:value="144.32414483626599" table:formula="of:=[.AA235]+0" table:style-name="ce5">
            <text:p>144.32</text:p>
          </table:table-cell>
          <table:table-cell office:value-type="string" table:style-name="ce4">
            <text:p>74<text:span text:style-name="T1">: </text:span><text:span text:style-name="T2">107.8458301891694</text:span></text:p>
          </table:table-cell>
          <table:table-cell office:value-type="string" office:string-value="107.8458301891694" table:formula="of:=RIGHT([.AC235];LEN([.AC235])-4)" table:style-name="ce5">
            <text:p>107.8458301891694</text:p>
          </table:table-cell>
          <table:table-cell office:value-type="float" office:value="107.84583018916901" table:formula="of:=[.AD235]+0" table:style-name="ce5">
            <text:p>107.85</text:p>
          </table:table-cell>
          <table:table-cell office:value-type="float" office:value="116.48124999110921" table:formula="of:=([.D235]+[.G235]+[.J235]+[.M235]+[.P235]+[.S235]+[.V235]+[.Y235]+[.AB235]+[.AE235])/10" table:style-name="ce5">
            <text:p>116.48</text:p>
          </table:table-cell>
          <table:table-cell table:number-columns-repeated="16352"/>
        </table:table-row>
        <table:table-row table:style-name="ro1">
          <table:table-cell office:value-type="float" office:value="76" table:formula="of:=[.A235]+1" table:style-name="ce1">
            <text:p>76</text:p>
          </table:table-cell>
          <table:table-cell office:value-type="string" table:style-name="ce4">
            <text:p>75<text:span text:style-name="T1">: </text:span><text:span text:style-name="T2">106.28947872583922</text:span></text:p>
          </table:table-cell>
          <table:table-cell office:value-type="string" office:string-value="106.28947872583922" table:formula="of:=RIGHT([.B236];LEN([.B236])-4)" table:style-name="ce5">
            <text:p>106.28947872583922</text:p>
          </table:table-cell>
          <table:table-cell office:value-type="float" office:value="106.289478725839" table:formula="of:=[.C236]+0" table:style-name="ce5">
            <text:p>106.29</text:p>
          </table:table-cell>
          <table:table-cell office:value-type="string" table:style-name="ce4">
            <text:p>75<text:span text:style-name="T1">: </text:span><text:span text:style-name="T2">105.24290810472971</text:span></text:p>
          </table:table-cell>
          <table:table-cell office:value-type="string" office:string-value="105.24290810472971" table:formula="of:=RIGHT([.E236];LEN([.E236])-4)" table:style-name="ce5">
            <text:p>105.24290810472971</text:p>
          </table:table-cell>
          <table:table-cell office:value-type="float" office:value="105.242908104729" table:formula="of:=[.F236]+0" table:style-name="ce5">
            <text:p>105.24</text:p>
          </table:table-cell>
          <table:table-cell office:value-type="string" table:style-name="ce4">
            <text:p>75<text:span text:style-name="T1">: </text:span><text:span text:style-name="T2">143.8463623249142</text:span></text:p>
          </table:table-cell>
          <table:table-cell office:value-type="string" office:string-value="143.8463623249142" table:formula="of:=RIGHT([.H236];LEN([.H236])-4)" table:style-name="ce5">
            <text:p>143.8463623249142</text:p>
          </table:table-cell>
          <table:table-cell office:value-type="float" office:value="143.846362324914" table:formula="of:=[.I236]+0" table:style-name="ce5">
            <text:p>143.85</text:p>
          </table:table-cell>
          <table:table-cell office:value-type="string" table:style-name="ce4">
            <text:p>75<text:span text:style-name="T1">: </text:span><text:span text:style-name="T2">130.85453324801497</text:span></text:p>
          </table:table-cell>
          <table:table-cell office:value-type="string" office:string-value="130.85453324801497" table:formula="of:=RIGHT([.K236];LEN([.K236])-4)" table:style-name="ce5">
            <text:p>130.85453324801497</text:p>
          </table:table-cell>
          <table:table-cell office:value-type="float" office:value="130.85453324801401" table:formula="of:=[.L236]+0" table:style-name="ce5">
            <text:p>130.85</text:p>
          </table:table-cell>
          <table:table-cell office:value-type="string" table:style-name="ce4">
            <text:p>75<text:span text:style-name="T1">: </text:span><text:span text:style-name="T2">100.39214973376573</text:span></text:p>
          </table:table-cell>
          <table:table-cell office:value-type="string" office:string-value="100.39214973376573" table:formula="of:=RIGHT([.N236];LEN([.N236])-4)" table:style-name="ce5">
            <text:p>100.39214973376573</text:p>
          </table:table-cell>
          <table:table-cell office:value-type="float" office:value="100.392149733765" table:formula="of:=[.O236]+0" table:style-name="ce5">
            <text:p>100.39</text:p>
          </table:table-cell>
          <table:table-cell office:value-type="string" table:style-name="ce4">
            <text:p>75<text:span text:style-name="T1">: </text:span><text:span text:style-name="T2">105.11004625276728</text:span></text:p>
          </table:table-cell>
          <table:table-cell office:value-type="string" office:string-value="105.11004625276728" table:formula="of:=RIGHT([.Q236];LEN([.Q236])-4)" table:style-name="ce5">
            <text:p>105.11004625276728</text:p>
          </table:table-cell>
          <table:table-cell office:value-type="float" office:value="105.11004625276701" table:formula="of:=[.R236]+0" table:style-name="ce5">
            <text:p>105.11</text:p>
          </table:table-cell>
          <table:table-cell office:value-type="string" table:style-name="ce4">
            <text:p>75<text:span text:style-name="T1">: </text:span><text:span text:style-name="T2">88.3112909278807</text:span></text:p>
          </table:table-cell>
          <table:table-cell office:value-type="string" office:string-value="88.3112909278807" table:formula="of:=RIGHT([.T236];LEN([.T236])-4)" table:style-name="ce5">
            <text:p>88.3112909278807</text:p>
          </table:table-cell>
          <table:table-cell office:value-type="float" office:value="88.311290927880705" table:formula="of:=[.U236]+0" table:style-name="ce5">
            <text:p>88.31</text:p>
          </table:table-cell>
          <table:table-cell office:value-type="string" table:style-name="ce4">
            <text:p>75<text:span text:style-name="T1">: </text:span><text:span text:style-name="T2">129.59573340430543</text:span></text:p>
          </table:table-cell>
          <table:table-cell office:value-type="string" office:string-value="129.59573340430543" table:formula="of:=RIGHT([.W236];LEN([.W236])-4)" table:style-name="ce5">
            <text:p>129.59573340430543</text:p>
          </table:table-cell>
          <table:table-cell office:value-type="float" office:value="129.59573340430501" table:formula="of:=[.X236]+0" table:style-name="ce5">
            <text:p>129.60</text:p>
          </table:table-cell>
          <table:table-cell office:value-type="string" table:style-name="ce4">
            <text:p>75<text:span text:style-name="T1">: </text:span><text:span text:style-name="T2">141.25976796363685</text:span></text:p>
          </table:table-cell>
          <table:table-cell office:value-type="string" office:string-value="141.25976796363685" table:formula="of:=RIGHT([.Z236];LEN([.Z236])-4)" table:style-name="ce5">
            <text:p>141.25976796363685</text:p>
          </table:table-cell>
          <table:table-cell office:value-type="float" office:value="141.25976796363599" table:formula="of:=[.AA236]+0" table:style-name="ce5">
            <text:p>141.26</text:p>
          </table:table-cell>
          <table:table-cell office:value-type="string" table:style-name="ce4">
            <text:p>75<text:span text:style-name="T1">: </text:span><text:span text:style-name="T2">91.19062732673078</text:span></text:p>
          </table:table-cell>
          <table:table-cell office:value-type="string" office:string-value="91.19062732673078" table:formula="of:=RIGHT([.AC236];LEN([.AC236])-4)" table:style-name="ce5">
            <text:p>91.19062732673078</text:p>
          </table:table-cell>
          <table:table-cell office:value-type="float" office:value="91.190627326730706" table:formula="of:=[.AD236]+0" table:style-name="ce5">
            <text:p>91.19</text:p>
          </table:table-cell>
          <table:table-cell office:value-type="float" office:value="114.20928980125805" table:formula="of:=([.D236]+[.G236]+[.J236]+[.M236]+[.P236]+[.S236]+[.V236]+[.Y236]+[.AB236]+[.AE236])/10" table:style-name="ce5">
            <text:p>114.21</text:p>
          </table:table-cell>
          <table:table-cell table:number-columns-repeated="16352"/>
        </table:table-row>
        <table:table-row table:style-name="ro1">
          <table:table-cell office:value-type="float" office:value="77" table:formula="of:=[.A236]+1" table:style-name="ce1">
            <text:p>77</text:p>
          </table:table-cell>
          <table:table-cell office:value-type="string" table:style-name="ce4">
            <text:p>76<text:span text:style-name="T1">: </text:span><text:span text:style-name="T2">117.69120000829014</text:span></text:p>
          </table:table-cell>
          <table:table-cell office:value-type="string" office:string-value="117.69120000829014" table:formula="of:=RIGHT([.B237];LEN([.B237])-4)" table:style-name="ce5">
            <text:p>117.69120000829014</text:p>
          </table:table-cell>
          <table:table-cell office:value-type="float" office:value="117.69120000829" table:formula="of:=[.C237]+0" table:style-name="ce5">
            <text:p>117.69</text:p>
          </table:table-cell>
          <table:table-cell office:value-type="string" table:style-name="ce4">
            <text:p>76<text:span text:style-name="T1">: </text:span><text:span text:style-name="T2">105.60467816933493</text:span></text:p>
          </table:table-cell>
          <table:table-cell office:value-type="string" office:string-value="105.60467816933493" table:formula="of:=RIGHT([.E237];LEN([.E237])-4)" table:style-name="ce5">
            <text:p>105.60467816933493</text:p>
          </table:table-cell>
          <table:table-cell office:value-type="float" office:value="105.60467816933399" table:formula="of:=[.F237]+0" table:style-name="ce5">
            <text:p>105.60</text:p>
          </table:table-cell>
          <table:table-cell office:value-type="string" table:style-name="ce4">
            <text:p>76<text:span text:style-name="T1">: </text:span><text:span text:style-name="T2">103.0757540886876</text:span></text:p>
          </table:table-cell>
          <table:table-cell office:value-type="string" office:string-value="103.0757540886876" table:formula="of:=RIGHT([.H237];LEN([.H237])-4)" table:style-name="ce5">
            <text:p>103.0757540886876</text:p>
          </table:table-cell>
          <table:table-cell office:value-type="float" office:value="103.07575408868701" table:formula="of:=[.I237]+0" table:style-name="ce5">
            <text:p>103.08</text:p>
          </table:table-cell>
          <table:table-cell office:value-type="string" table:style-name="ce4">
            <text:p>76<text:span text:style-name="T1">: </text:span><text:span text:style-name="T2">147.74860147104732</text:span></text:p>
          </table:table-cell>
          <table:table-cell office:value-type="string" office:string-value="147.74860147104732" table:formula="of:=RIGHT([.K237];LEN([.K237])-4)" table:style-name="ce5">
            <text:p>147.74860147104732</text:p>
          </table:table-cell>
          <table:table-cell office:value-type="float" office:value="147.74860147104701" table:formula="of:=[.L237]+0" table:style-name="ce5">
            <text:p>147.75</text:p>
          </table:table-cell>
          <table:table-cell office:value-type="string" table:style-name="ce4">
            <text:p>76<text:span text:style-name="T1">: </text:span><text:span text:style-name="T2">105.38950726812827</text:span></text:p>
          </table:table-cell>
          <table:table-cell office:value-type="string" office:string-value="105.38950726812827" table:formula="of:=RIGHT([.N237];LEN([.N237])-4)" table:style-name="ce5">
            <text:p>105.38950726812827</text:p>
          </table:table-cell>
          <table:table-cell office:value-type="float" office:value="105.389507268128" table:formula="of:=[.O237]+0" table:style-name="ce5">
            <text:p>105.39</text:p>
          </table:table-cell>
          <table:table-cell office:value-type="string" table:style-name="ce4">
            <text:p>76<text:span text:style-name="T1">: </text:span><text:span text:style-name="T2">123.88016743602746</text:span></text:p>
          </table:table-cell>
          <table:table-cell office:value-type="string" office:string-value="123.88016743602746" table:formula="of:=RIGHT([.Q237];LEN([.Q237])-4)" table:style-name="ce5">
            <text:p>123.88016743602746</text:p>
          </table:table-cell>
          <table:table-cell office:value-type="float" office:value="123.88016743602699" table:formula="of:=[.R237]+0" table:style-name="ce5">
            <text:p>123.88</text:p>
          </table:table-cell>
          <table:table-cell office:value-type="string" table:style-name="ce4">
            <text:p>76<text:span text:style-name="T1">: </text:span><text:span text:style-name="T2">66.04702441360328</text:span></text:p>
          </table:table-cell>
          <table:table-cell office:value-type="string" office:string-value="66.04702441360328" table:formula="of:=RIGHT([.T237];LEN([.T237])-4)" table:style-name="ce5">
            <text:p>66.04702441360328</text:p>
          </table:table-cell>
          <table:table-cell office:value-type="float" office:value="66.047024413603197" table:formula="of:=[.U237]+0" table:style-name="ce5">
            <text:p>66.05</text:p>
          </table:table-cell>
          <table:table-cell office:value-type="string" table:style-name="ce4">
            <text:p>76<text:span text:style-name="T1">: </text:span><text:span text:style-name="T2">134.50210322424053</text:span></text:p>
          </table:table-cell>
          <table:table-cell office:value-type="string" office:string-value="134.50210322424053" table:formula="of:=RIGHT([.W237];LEN([.W237])-4)" table:style-name="ce5">
            <text:p>134.50210322424053</text:p>
          </table:table-cell>
          <table:table-cell office:value-type="float" office:value="134.50210322423999" table:formula="of:=[.X237]+0" table:style-name="ce5">
            <text:p>134.50</text:p>
          </table:table-cell>
          <table:table-cell office:value-type="string" table:style-name="ce4">
            <text:p>76<text:span text:style-name="T1">: </text:span><text:span text:style-name="T2">144.63826323892636</text:span></text:p>
          </table:table-cell>
          <table:table-cell office:value-type="string" office:string-value="144.63826323892636" table:formula="of:=RIGHT([.Z237];LEN([.Z237])-4)" table:style-name="ce5">
            <text:p>144.63826323892636</text:p>
          </table:table-cell>
          <table:table-cell office:value-type="float" office:value="144.63826323892599" table:formula="of:=[.AA237]+0" table:style-name="ce5">
            <text:p>144.64</text:p>
          </table:table-cell>
          <table:table-cell office:value-type="string" table:style-name="ce4">
            <text:p>76<text:span text:style-name="T1">: </text:span><text:span text:style-name="T2">91.21217056209134</text:span></text:p>
          </table:table-cell>
          <table:table-cell office:value-type="string" office:string-value="91.21217056209134" table:formula="of:=RIGHT([.AC237];LEN([.AC237])-4)" table:style-name="ce5">
            <text:p>91.21217056209134</text:p>
          </table:table-cell>
          <table:table-cell office:value-type="float" office:value="91.212170562091302" table:formula="of:=[.AD237]+0" table:style-name="ce5">
            <text:p>91.21</text:p>
          </table:table-cell>
          <table:table-cell office:value-type="float" office:value="113.97894698803736" table:formula="of:=([.D237]+[.G237]+[.J237]+[.M237]+[.P237]+[.S237]+[.V237]+[.Y237]+[.AB237]+[.AE237])/10" table:style-name="ce5">
            <text:p>113.98</text:p>
          </table:table-cell>
          <table:table-cell table:number-columns-repeated="16352"/>
        </table:table-row>
        <table:table-row table:style-name="ro1">
          <table:table-cell office:value-type="float" office:value="78" table:formula="of:=[.A237]+1" table:style-name="ce1">
            <text:p>78</text:p>
          </table:table-cell>
          <table:table-cell office:value-type="string" table:style-name="ce4">
            <text:p>77<text:span text:style-name="T1">: </text:span><text:span text:style-name="T2">105.67506134006463</text:span></text:p>
          </table:table-cell>
          <table:table-cell office:value-type="string" office:string-value="105.67506134006463" table:formula="of:=RIGHT([.B238];LEN([.B238])-4)" table:style-name="ce5">
            <text:p>105.67506134006463</text:p>
          </table:table-cell>
          <table:table-cell office:value-type="float" office:value="105.675061340064" table:formula="of:=[.C238]+0" table:style-name="ce5">
            <text:p>105.68</text:p>
          </table:table-cell>
          <table:table-cell office:value-type="string" table:style-name="ce4">
            <text:p>77<text:span text:style-name="T1">: </text:span><text:span text:style-name="T2">161.2708619553424</text:span></text:p>
          </table:table-cell>
          <table:table-cell office:value-type="string" office:string-value="161.2708619553424" table:formula="of:=RIGHT([.E238];LEN([.E238])-4)" table:style-name="ce5">
            <text:p>161.2708619553424</text:p>
          </table:table-cell>
          <table:table-cell office:value-type="float" office:value="161.27086195534201" table:formula="of:=[.F238]+0" table:style-name="ce5">
            <text:p>161.27</text:p>
          </table:table-cell>
          <table:table-cell office:value-type="string" table:style-name="ce4">
            <text:p>77<text:span text:style-name="T1">: </text:span><text:span text:style-name="T2">98.50541652275965</text:span></text:p>
          </table:table-cell>
          <table:table-cell office:value-type="string" office:string-value="98.50541652275965" table:formula="of:=RIGHT([.H238];LEN([.H238])-4)" table:style-name="ce5">
            <text:p>98.50541652275965</text:p>
          </table:table-cell>
          <table:table-cell office:value-type="float" office:value="98.505416522759603" table:formula="of:=[.I238]+0" table:style-name="ce5">
            <text:p>98.51</text:p>
          </table:table-cell>
          <table:table-cell office:value-type="string" table:style-name="ce4">
            <text:p>77<text:span text:style-name="T1">: </text:span><text:span text:style-name="T2">128.64895622965057</text:span></text:p>
          </table:table-cell>
          <table:table-cell office:value-type="string" office:string-value="128.64895622965057" table:formula="of:=RIGHT([.K238];LEN([.K238])-4)" table:style-name="ce5">
            <text:p>128.64895622965057</text:p>
          </table:table-cell>
          <table:table-cell office:value-type="float" office:value="128.64895622965" table:formula="of:=[.L238]+0" table:style-name="ce5">
            <text:p>128.65</text:p>
          </table:table-cell>
          <table:table-cell office:value-type="string" table:style-name="ce4">
            <text:p>77<text:span text:style-name="T1">: </text:span><text:span text:style-name="T2">90.68513790281749</text:span></text:p>
          </table:table-cell>
          <table:table-cell office:value-type="string" office:string-value="90.68513790281749" table:formula="of:=RIGHT([.N238];LEN([.N238])-4)" table:style-name="ce5">
            <text:p>90.68513790281749</text:p>
          </table:table-cell>
          <table:table-cell office:value-type="float" office:value="90.685137902817402" table:formula="of:=[.O238]+0" table:style-name="ce5">
            <text:p>90.69</text:p>
          </table:table-cell>
          <table:table-cell office:value-type="string" table:style-name="ce4">
            <text:p>77<text:span text:style-name="T1">: </text:span><text:span text:style-name="T2">123.01695339936069</text:span></text:p>
          </table:table-cell>
          <table:table-cell office:value-type="string" office:string-value="123.01695339936069" table:formula="of:=RIGHT([.Q238];LEN([.Q238])-4)" table:style-name="ce5">
            <text:p>123.01695339936069</text:p>
          </table:table-cell>
          <table:table-cell office:value-type="float" office:value="123.01695339936001" table:formula="of:=[.R238]+0" table:style-name="ce5">
            <text:p>123.02</text:p>
          </table:table-cell>
          <table:table-cell office:value-type="string" table:style-name="ce4">
            <text:p>77<text:span text:style-name="T1">: </text:span><text:span text:style-name="T2">89.48315993377072</text:span></text:p>
          </table:table-cell>
          <table:table-cell office:value-type="string" office:string-value="89.48315993377072" table:formula="of:=RIGHT([.T238];LEN([.T238])-4)" table:style-name="ce5">
            <text:p>89.48315993377072</text:p>
          </table:table-cell>
          <table:table-cell office:value-type="float" office:value="89.483159933770693" table:formula="of:=[.U238]+0" table:style-name="ce5">
            <text:p>89.48</text:p>
          </table:table-cell>
          <table:table-cell office:value-type="string" table:style-name="ce4">
            <text:p>77<text:span text:style-name="T1">: </text:span><text:span text:style-name="T2">145.22946865391447</text:span></text:p>
          </table:table-cell>
          <table:table-cell office:value-type="string" office:string-value="145.22946865391447" table:formula="of:=RIGHT([.W238];LEN([.W238])-4)" table:style-name="ce5">
            <text:p>145.22946865391447</text:p>
          </table:table-cell>
          <table:table-cell office:value-type="float" office:value="145.22946865391401" table:formula="of:=[.X238]+0" table:style-name="ce5">
            <text:p>145.23</text:p>
          </table:table-cell>
          <table:table-cell office:value-type="string" table:style-name="ce4">
            <text:p>77<text:span text:style-name="T1">: </text:span><text:span text:style-name="T2">136.74901845981825</text:span></text:p>
          </table:table-cell>
          <table:table-cell office:value-type="string" office:string-value="136.74901845981825" table:formula="of:=RIGHT([.Z238];LEN([.Z238])-4)" table:style-name="ce5">
            <text:p>136.74901845981825</text:p>
          </table:table-cell>
          <table:table-cell office:value-type="float" office:value="136.74901845981799" table:formula="of:=[.AA238]+0" table:style-name="ce5">
            <text:p>136.75</text:p>
          </table:table-cell>
          <table:table-cell office:value-type="string" table:style-name="ce4">
            <text:p>77<text:span text:style-name="T1">: </text:span><text:span text:style-name="T2">133.78726412988374</text:span></text:p>
          </table:table-cell>
          <table:table-cell office:value-type="string" office:string-value="133.78726412988374" table:formula="of:=RIGHT([.AC238];LEN([.AC238])-4)" table:style-name="ce5">
            <text:p>133.78726412988374</text:p>
          </table:table-cell>
          <table:table-cell office:value-type="float" office:value="133.787264129883" table:formula="of:=[.AD238]+0" table:style-name="ce5">
            <text:p>133.79</text:p>
          </table:table-cell>
          <table:table-cell office:value-type="float" office:value="121.30512985273785" table:formula="of:=([.D238]+[.G238]+[.J238]+[.M238]+[.P238]+[.S238]+[.V238]+[.Y238]+[.AB238]+[.AE238])/10" table:style-name="ce5">
            <text:p>121.31</text:p>
          </table:table-cell>
          <table:table-cell table:number-columns-repeated="16352"/>
        </table:table-row>
        <table:table-row table:style-name="ro1">
          <table:table-cell office:value-type="float" office:value="79" table:formula="of:=[.A238]+1" table:style-name="ce1">
            <text:p>79</text:p>
          </table:table-cell>
          <table:table-cell office:value-type="string" table:style-name="ce4">
            <text:p>78<text:span text:style-name="T1">: </text:span><text:span text:style-name="T2">122.57797645854252</text:span></text:p>
          </table:table-cell>
          <table:table-cell office:value-type="string" office:string-value="122.57797645854252" table:formula="of:=RIGHT([.B239];LEN([.B239])-4)" table:style-name="ce5">
            <text:p>122.57797645854252</text:p>
          </table:table-cell>
          <table:table-cell office:value-type="float" office:value="122.577976458542" table:formula="of:=[.C239]+0" table:style-name="ce5">
            <text:p>122.58</text:p>
          </table:table-cell>
          <table:table-cell office:value-type="string" table:style-name="ce4">
            <text:p>78<text:span text:style-name="T1">: </text:span><text:span text:style-name="T2">105.55127588143421</text:span></text:p>
          </table:table-cell>
          <table:table-cell office:value-type="string" office:string-value="105.55127588143421" table:formula="of:=RIGHT([.E239];LEN([.E239])-4)" table:style-name="ce5">
            <text:p>105.55127588143421</text:p>
          </table:table-cell>
          <table:table-cell office:value-type="float" office:value="105.55127588143399" table:formula="of:=[.F239]+0" table:style-name="ce5">
            <text:p>105.55</text:p>
          </table:table-cell>
          <table:table-cell office:value-type="string" table:style-name="ce4">
            <text:p>78<text:span text:style-name="T1">: </text:span><text:span text:style-name="T2">148.37529889229504</text:span></text:p>
          </table:table-cell>
          <table:table-cell office:value-type="string" office:string-value="148.37529889229504" table:formula="of:=RIGHT([.H239];LEN([.H239])-4)" table:style-name="ce5">
            <text:p>148.37529889229504</text:p>
          </table:table-cell>
          <table:table-cell office:value-type="float" office:value="148.37529889229501" table:formula="of:=[.I239]+0" table:style-name="ce5">
            <text:p>148.38</text:p>
          </table:table-cell>
          <table:table-cell office:value-type="string" table:style-name="ce4">
            <text:p>78<text:span text:style-name="T1">: </text:span><text:span text:style-name="T2">124.79213947857333</text:span></text:p>
          </table:table-cell>
          <table:table-cell office:value-type="string" office:string-value="124.79213947857333" table:formula="of:=RIGHT([.K239];LEN([.K239])-4)" table:style-name="ce5">
            <text:p>124.79213947857333</text:p>
          </table:table-cell>
          <table:table-cell office:value-type="float" office:value="124.79213947857301" table:formula="of:=[.L239]+0" table:style-name="ce5">
            <text:p>124.79</text:p>
          </table:table-cell>
          <table:table-cell office:value-type="string" table:style-name="ce4">
            <text:p>78<text:span text:style-name="T1">: </text:span><text:span text:style-name="T2">90.68386003904445</text:span></text:p>
          </table:table-cell>
          <table:table-cell office:value-type="string" office:string-value="90.68386003904445" table:formula="of:=RIGHT([.N239];LEN([.N239])-4)" table:style-name="ce5">
            <text:p>90.68386003904445</text:p>
          </table:table-cell>
          <table:table-cell office:value-type="float" office:value="90.683860039044404" table:formula="of:=[.O239]+0" table:style-name="ce5">
            <text:p>90.68</text:p>
          </table:table-cell>
          <table:table-cell office:value-type="string" table:style-name="ce4">
            <text:p>78<text:span text:style-name="T1">: </text:span><text:span text:style-name="T2">121.44260144298958</text:span></text:p>
          </table:table-cell>
          <table:table-cell office:value-type="string" office:string-value="121.44260144298958" table:formula="of:=RIGHT([.Q239];LEN([.Q239])-4)" table:style-name="ce5">
            <text:p>121.44260144298958</text:p>
          </table:table-cell>
          <table:table-cell office:value-type="float" office:value="121.442601442989" table:formula="of:=[.R239]+0" table:style-name="ce5">
            <text:p>121.44</text:p>
          </table:table-cell>
          <table:table-cell office:value-type="string" table:style-name="ce4">
            <text:p>78<text:span text:style-name="T1">: </text:span><text:span text:style-name="T2">89.27447177820474</text:span></text:p>
          </table:table-cell>
          <table:table-cell office:value-type="string" office:string-value="89.27447177820474" table:formula="of:=RIGHT([.T239];LEN([.T239])-4)" table:style-name="ce5">
            <text:p>89.27447177820474</text:p>
          </table:table-cell>
          <table:table-cell office:value-type="float" office:value="89.274471778204699" table:formula="of:=[.U239]+0" table:style-name="ce5">
            <text:p>89.27</text:p>
          </table:table-cell>
          <table:table-cell office:value-type="string" table:style-name="ce4">
            <text:p>78<text:span text:style-name="T1">: </text:span><text:span text:style-name="T2">145.45893978101088</text:span></text:p>
          </table:table-cell>
          <table:table-cell office:value-type="string" office:string-value="145.45893978101088" table:formula="of:=RIGHT([.W239];LEN([.W239])-4)" table:style-name="ce5">
            <text:p>145.45893978101088</text:p>
          </table:table-cell>
          <table:table-cell office:value-type="float" office:value="145.45893978101" table:formula="of:=[.X239]+0" table:style-name="ce5">
            <text:p>145.46</text:p>
          </table:table-cell>
          <table:table-cell office:value-type="string" table:style-name="ce4">
            <text:p>78<text:span text:style-name="T1">: </text:span><text:span text:style-name="T2">144.26034051831004</text:span></text:p>
          </table:table-cell>
          <table:table-cell office:value-type="string" office:string-value="144.26034051831004" table:formula="of:=RIGHT([.Z239];LEN([.Z239])-4)" table:style-name="ce5">
            <text:p>144.26034051831004</text:p>
          </table:table-cell>
          <table:table-cell office:value-type="float" office:value="144.26034051830999" table:formula="of:=[.AA239]+0" table:style-name="ce5">
            <text:p>144.26</text:p>
          </table:table-cell>
          <table:table-cell office:value-type="string" table:style-name="ce4">
            <text:p>78<text:span text:style-name="T1">: </text:span><text:span text:style-name="T2">132.3768282499664</text:span></text:p>
          </table:table-cell>
          <table:table-cell office:value-type="string" office:string-value="132.3768282499664" table:formula="of:=RIGHT([.AC239];LEN([.AC239])-4)" table:style-name="ce5">
            <text:p>132.3768282499664</text:p>
          </table:table-cell>
          <table:table-cell office:value-type="float" office:value="132.376828249966" table:formula="of:=[.AD239]+0" table:style-name="ce5">
            <text:p>132.38</text:p>
          </table:table-cell>
          <table:table-cell office:value-type="float" office:value="122.47937325203679" table:formula="of:=([.D239]+[.G239]+[.J239]+[.M239]+[.P239]+[.S239]+[.V239]+[.Y239]+[.AB239]+[.AE239])/10" table:style-name="ce5">
            <text:p>122.48</text:p>
          </table:table-cell>
          <table:table-cell table:number-columns-repeated="16352"/>
        </table:table-row>
        <table:table-row table:style-name="ro1">
          <table:table-cell office:value-type="float" office:value="80" table:formula="of:=[.A239]+1" table:style-name="ce1">
            <text:p>80</text:p>
          </table:table-cell>
          <table:table-cell office:value-type="string" table:style-name="ce4">
            <text:p>79<text:span text:style-name="T1">: </text:span><text:span text:style-name="T2">105.12292036463847</text:span></text:p>
          </table:table-cell>
          <table:table-cell office:value-type="string" office:string-value="105.12292036463847" table:formula="of:=RIGHT([.B240];LEN([.B240])-4)" table:style-name="ce5">
            <text:p>105.12292036463847</text:p>
          </table:table-cell>
          <table:table-cell office:value-type="float" office:value="105.12292036463801" table:formula="of:=[.C240]+0" table:style-name="ce5">
            <text:p>105.12</text:p>
          </table:table-cell>
          <table:table-cell office:value-type="string" table:style-name="ce4">
            <text:p>79<text:span text:style-name="T1">: </text:span><text:span text:style-name="T2">110.4502221566998</text:span></text:p>
          </table:table-cell>
          <table:table-cell office:value-type="string" office:string-value="110.4502221566998" table:formula="of:=RIGHT([.E240];LEN([.E240])-4)" table:style-name="ce5">
            <text:p>110.4502221566998</text:p>
          </table:table-cell>
          <table:table-cell office:value-type="float" office:value="110.450222156699" table:formula="of:=[.F240]+0" table:style-name="ce5">
            <text:p>110.45</text:p>
          </table:table-cell>
          <table:table-cell office:value-type="string" table:style-name="ce4">
            <text:p>79<text:span text:style-name="T1">: </text:span><text:span text:style-name="T2">122.18647205494091</text:span></text:p>
          </table:table-cell>
          <table:table-cell office:value-type="string" office:string-value="122.18647205494091" table:formula="of:=RIGHT([.H240];LEN([.H240])-4)" table:style-name="ce5">
            <text:p>122.18647205494091</text:p>
          </table:table-cell>
          <table:table-cell office:value-type="float" office:value="122.18647205494" table:formula="of:=[.I240]+0" table:style-name="ce5">
            <text:p>122.19</text:p>
          </table:table-cell>
          <table:table-cell office:value-type="string" table:style-name="ce4">
            <text:p>79<text:span text:style-name="T1">: </text:span><text:span text:style-name="T2">124.34920909898558</text:span></text:p>
          </table:table-cell>
          <table:table-cell office:value-type="string" office:string-value="124.34920909898558" table:formula="of:=RIGHT([.K240];LEN([.K240])-4)" table:style-name="ce5">
            <text:p>124.34920909898558</text:p>
          </table:table-cell>
          <table:table-cell office:value-type="float" office:value="124.349209098985" table:formula="of:=[.L240]+0" table:style-name="ce5">
            <text:p>124.35</text:p>
          </table:table-cell>
          <table:table-cell office:value-type="string" table:style-name="ce4">
            <text:p>79<text:span text:style-name="T1">: </text:span><text:span text:style-name="T2">90.28660719522917</text:span></text:p>
          </table:table-cell>
          <table:table-cell office:value-type="string" office:string-value="90.28660719522917" table:formula="of:=RIGHT([.N240];LEN([.N240])-4)" table:style-name="ce5">
            <text:p>90.28660719522917</text:p>
          </table:table-cell>
          <table:table-cell office:value-type="float" office:value="90.286607195229095" table:formula="of:=[.O240]+0" table:style-name="ce5">
            <text:p>90.29</text:p>
          </table:table-cell>
          <table:table-cell office:value-type="string" table:style-name="ce4">
            <text:p>79<text:span text:style-name="T1">: </text:span><text:span text:style-name="T2">120.30982516600702</text:span></text:p>
          </table:table-cell>
          <table:table-cell office:value-type="string" office:string-value="120.30982516600702" table:formula="of:=RIGHT([.Q240];LEN([.Q240])-4)" table:style-name="ce5">
            <text:p>120.30982516600702</text:p>
          </table:table-cell>
          <table:table-cell office:value-type="float" office:value="120.309825166007" table:formula="of:=[.R240]+0" table:style-name="ce5">
            <text:p>120.31</text:p>
          </table:table-cell>
          <table:table-cell office:value-type="string" table:style-name="ce4">
            <text:p>79<text:span text:style-name="T1">: </text:span><text:span text:style-name="T2">88.60172208059734</text:span></text:p>
          </table:table-cell>
          <table:table-cell office:value-type="string" office:string-value="88.60172208059734" table:formula="of:=RIGHT([.T240];LEN([.T240])-4)" table:style-name="ce5">
            <text:p>88.60172208059734</text:p>
          </table:table-cell>
          <table:table-cell office:value-type="float" office:value="88.601722080597298" table:formula="of:=[.U240]+0" table:style-name="ce5">
            <text:p>88.60</text:p>
          </table:table-cell>
          <table:table-cell office:value-type="string" table:style-name="ce4">
            <text:p>79<text:span text:style-name="T1">: </text:span><text:span text:style-name="T2">127.76809092828923</text:span></text:p>
          </table:table-cell>
          <table:table-cell office:value-type="string" office:string-value="127.76809092828923" table:formula="of:=RIGHT([.W240];LEN([.W240])-4)" table:style-name="ce5">
            <text:p>127.76809092828923</text:p>
          </table:table-cell>
          <table:table-cell office:value-type="float" office:value="127.768090928289" table:formula="of:=[.X240]+0" table:style-name="ce5">
            <text:p>127.77</text:p>
          </table:table-cell>
          <table:table-cell office:value-type="string" table:style-name="ce4">
            <text:p>79<text:span text:style-name="T1">: </text:span><text:span text:style-name="T2">144.73466984586398</text:span></text:p>
          </table:table-cell>
          <table:table-cell office:value-type="string" office:string-value="144.73466984586398" table:formula="of:=RIGHT([.Z240];LEN([.Z240])-4)" table:style-name="ce5">
            <text:p>144.73466984586398</text:p>
          </table:table-cell>
          <table:table-cell office:value-type="float" office:value="144.73466984586301" table:formula="of:=[.AA240]+0" table:style-name="ce5">
            <text:p>144.73</text:p>
          </table:table-cell>
          <table:table-cell office:value-type="string" table:style-name="ce4">
            <text:p>79<text:span text:style-name="T1">: </text:span><text:span text:style-name="T2">133.6002158479725</text:span></text:p>
          </table:table-cell>
          <table:table-cell office:value-type="string" office:string-value="133.6002158479725" table:formula="of:=RIGHT([.AC240];LEN([.AC240])-4)" table:style-name="ce5">
            <text:p>133.6002158479725</text:p>
          </table:table-cell>
          <table:table-cell office:value-type="float" office:value="133.60021584797201" table:formula="of:=[.AD240]+0" table:style-name="ce5">
            <text:p>133.60</text:p>
          </table:table-cell>
          <table:table-cell office:value-type="float" office:value="116.74099547392196" table:formula="of:=([.D240]+[.G240]+[.J240]+[.M240]+[.P240]+[.S240]+[.V240]+[.Y240]+[.AB240]+[.AE240])/10" table:style-name="ce5">
            <text:p>116.74</text:p>
          </table:table-cell>
          <table:table-cell table:number-columns-repeated="16352"/>
        </table:table-row>
        <table:table-row table:style-name="ro1">
          <table:table-cell office:value-type="float" office:value="81" table:formula="of:=[.A240]+1" table:style-name="ce1">
            <text:p>81</text:p>
          </table:table-cell>
          <table:table-cell office:value-type="string" table:style-name="ce4">
            <text:p>80<text:span text:style-name="T1">: </text:span><text:span text:style-name="T2">116.24084443635188</text:span></text:p>
          </table:table-cell>
          <table:table-cell office:value-type="string" office:string-value="116.24084443635188" table:formula="of:=RIGHT([.B241];LEN([.B241])-4)" table:style-name="ce5">
            <text:p>116.24084443635188</text:p>
          </table:table-cell>
          <table:table-cell office:value-type="float" office:value="116.240844436351" table:formula="of:=[.C241]+0" table:style-name="ce5">
            <text:p>116.24</text:p>
          </table:table-cell>
          <table:table-cell office:value-type="string" table:style-name="ce4">
            <text:p>80<text:span text:style-name="T1">: </text:span><text:span text:style-name="T2">156.88283552567282</text:span></text:p>
          </table:table-cell>
          <table:table-cell office:value-type="string" office:string-value="156.88283552567282" table:formula="of:=RIGHT([.E241];LEN([.E241])-4)" table:style-name="ce5">
            <text:p>156.88283552567282</text:p>
          </table:table-cell>
          <table:table-cell office:value-type="float" office:value="156.88283552567199" table:formula="of:=[.F241]+0" table:style-name="ce5">
            <text:p>156.88</text:p>
          </table:table-cell>
          <table:table-cell office:value-type="string" table:style-name="ce4">
            <text:p>80<text:span text:style-name="T1">: </text:span><text:span text:style-name="T2">121.57337927149324</text:span></text:p>
          </table:table-cell>
          <table:table-cell office:value-type="string" office:string-value="121.57337927149324" table:formula="of:=RIGHT([.H241];LEN([.H241])-4)" table:style-name="ce5">
            <text:p>121.57337927149324</text:p>
          </table:table-cell>
          <table:table-cell office:value-type="float" office:value="121.573379271493" table:formula="of:=[.I241]+0" table:style-name="ce5">
            <text:p>121.57</text:p>
          </table:table-cell>
          <table:table-cell office:value-type="string" table:style-name="ce4">
            <text:p>80<text:span text:style-name="T1">: </text:span><text:span text:style-name="T2">126.84225694363653</text:span></text:p>
          </table:table-cell>
          <table:table-cell office:value-type="string" office:string-value="126.84225694363653" table:formula="of:=RIGHT([.K241];LEN([.K241])-4)" table:style-name="ce5">
            <text:p>126.84225694363653</text:p>
          </table:table-cell>
          <table:table-cell office:value-type="float" office:value="126.842256943636" table:formula="of:=[.L241]+0" table:style-name="ce5">
            <text:p>126.84</text:p>
          </table:table-cell>
          <table:table-cell office:value-type="string" table:style-name="ce4">
            <text:p>80<text:span text:style-name="T1">: </text:span><text:span text:style-name="T2">90.30628893868803</text:span></text:p>
          </table:table-cell>
          <table:table-cell office:value-type="string" office:string-value="90.30628893868803" table:formula="of:=RIGHT([.N241];LEN([.N241])-4)" table:style-name="ce5">
            <text:p>90.30628893868803</text:p>
          </table:table-cell>
          <table:table-cell office:value-type="float" office:value="90.306288938687999" table:formula="of:=[.O241]+0" table:style-name="ce5">
            <text:p>90.31</text:p>
          </table:table-cell>
          <table:table-cell office:value-type="string" table:style-name="ce4">
            <text:p>80<text:span text:style-name="T1">: </text:span><text:span text:style-name="T2">122.01965648268283</text:span></text:p>
          </table:table-cell>
          <table:table-cell office:value-type="string" office:string-value="122.01965648268283" table:formula="of:=RIGHT([.Q241];LEN([.Q241])-4)" table:style-name="ce5">
            <text:p>122.01965648268283</text:p>
          </table:table-cell>
          <table:table-cell office:value-type="float" office:value="122.019656482682" table:formula="of:=[.R241]+0" table:style-name="ce5">
            <text:p>122.02</text:p>
          </table:table-cell>
          <table:table-cell office:value-type="string" table:style-name="ce4">
            <text:p>80<text:span text:style-name="T1">: </text:span><text:span text:style-name="T2">71.75976176649043</text:span></text:p>
          </table:table-cell>
          <table:table-cell office:value-type="string" office:string-value="71.75976176649043" table:formula="of:=RIGHT([.T241];LEN([.T241])-4)" table:style-name="ce5">
            <text:p>71.75976176649043</text:p>
          </table:table-cell>
          <table:table-cell office:value-type="float" office:value="71.759761766490399" table:formula="of:=[.U241]+0" table:style-name="ce5">
            <text:p>71.76</text:p>
          </table:table-cell>
          <table:table-cell office:value-type="string" table:style-name="ce4">
            <text:p>80<text:span text:style-name="T1">: </text:span><text:span text:style-name="T2">117.41904028321771</text:span></text:p>
          </table:table-cell>
          <table:table-cell office:value-type="string" office:string-value="117.41904028321771" table:formula="of:=RIGHT([.W241];LEN([.W241])-4)" table:style-name="ce5">
            <text:p>117.41904028321771</text:p>
          </table:table-cell>
          <table:table-cell office:value-type="float" office:value="117.419040283217" table:formula="of:=[.X241]+0" table:style-name="ce5">
            <text:p>117.42</text:p>
          </table:table-cell>
          <table:table-cell office:value-type="string" table:style-name="ce4">
            <text:p>80<text:span text:style-name="T1">: </text:span><text:span text:style-name="T2">140.42696689806428</text:span></text:p>
          </table:table-cell>
          <table:table-cell office:value-type="string" office:string-value="140.42696689806428" table:formula="of:=RIGHT([.Z241];LEN([.Z241])-4)" table:style-name="ce5">
            <text:p>140.42696689806428</text:p>
          </table:table-cell>
          <table:table-cell office:value-type="float" office:value="140.42696689806399" table:formula="of:=[.AA241]+0" table:style-name="ce5">
            <text:p>140.43</text:p>
          </table:table-cell>
          <table:table-cell office:value-type="string" table:style-name="ce4">
            <text:p>80<text:span text:style-name="T1">: </text:span><text:span text:style-name="T2">113.20585579240503</text:span></text:p>
          </table:table-cell>
          <table:table-cell office:value-type="string" office:string-value="113.20585579240503" table:formula="of:=RIGHT([.AC241];LEN([.AC241])-4)" table:style-name="ce5">
            <text:p>113.20585579240503</text:p>
          </table:table-cell>
          <table:table-cell office:value-type="float" office:value="113.205855792405" table:formula="of:=[.AD241]+0" table:style-name="ce5">
            <text:p>113.21</text:p>
          </table:table-cell>
          <table:table-cell office:value-type="float" office:value="117.66768863386983" table:formula="of:=([.D241]+[.G241]+[.J241]+[.M241]+[.P241]+[.S241]+[.V241]+[.Y241]+[.AB241]+[.AE241])/10" table:style-name="ce5">
            <text:p>117.67</text:p>
          </table:table-cell>
          <table:table-cell table:number-columns-repeated="16352"/>
        </table:table-row>
        <table:table-row table:style-name="ro1">
          <table:table-cell office:value-type="float" office:value="82" table:formula="of:=[.A241]+1" table:style-name="ce1">
            <text:p>82</text:p>
          </table:table-cell>
          <table:table-cell office:value-type="string" table:style-name="ce4">
            <text:p>81<text:span text:style-name="T1">: </text:span><text:span text:style-name="T2">124.43491677925385</text:span></text:p>
          </table:table-cell>
          <table:table-cell office:value-type="string" office:string-value="124.43491677925385" table:formula="of:=RIGHT([.B242];LEN([.B242])-4)" table:style-name="ce5">
            <text:p>124.43491677925385</text:p>
          </table:table-cell>
          <table:table-cell office:value-type="float" office:value="124.434916779253" table:formula="of:=[.C242]+0" table:style-name="ce5">
            <text:p>124.43</text:p>
          </table:table-cell>
          <table:table-cell office:value-type="string" table:style-name="ce4">
            <text:p>81<text:span text:style-name="T1">: </text:span><text:span text:style-name="T2">105.2021406570724</text:span></text:p>
          </table:table-cell>
          <table:table-cell office:value-type="string" office:string-value="105.2021406570724" table:formula="of:=RIGHT([.E242];LEN([.E242])-4)" table:style-name="ce5">
            <text:p>105.2021406570724</text:p>
          </table:table-cell>
          <table:table-cell office:value-type="float" office:value="105.20214065707199" table:formula="of:=[.F242]+0" table:style-name="ce5">
            <text:p>105.20</text:p>
          </table:table-cell>
          <table:table-cell office:value-type="string" table:style-name="ce4">
            <text:p>81<text:span text:style-name="T1">: </text:span><text:span text:style-name="T2">121.13879965883294</text:span></text:p>
          </table:table-cell>
          <table:table-cell office:value-type="string" office:string-value="121.13879965883294" table:formula="of:=RIGHT([.H242];LEN([.H242])-4)" table:style-name="ce5">
            <text:p>121.13879965883294</text:p>
          </table:table-cell>
          <table:table-cell office:value-type="float" office:value="121.138799658832" table:formula="of:=[.I242]+0" table:style-name="ce5">
            <text:p>121.14</text:p>
          </table:table-cell>
          <table:table-cell office:value-type="string" table:style-name="ce4">
            <text:p>81<text:span text:style-name="T1">: </text:span><text:span text:style-name="T2">120.83950975613642</text:span></text:p>
          </table:table-cell>
          <table:table-cell office:value-type="string" office:string-value="120.83950975613642" table:formula="of:=RIGHT([.K242];LEN([.K242])-4)" table:style-name="ce5">
            <text:p>120.83950975613642</text:p>
          </table:table-cell>
          <table:table-cell office:value-type="float" office:value="120.839509756136" table:formula="of:=[.L242]+0" table:style-name="ce5">
            <text:p>120.84</text:p>
          </table:table-cell>
          <table:table-cell office:value-type="string" table:style-name="ce4">
            <text:p>81<text:span text:style-name="T1">: </text:span><text:span text:style-name="T2">100.20464708257076</text:span></text:p>
          </table:table-cell>
          <table:table-cell office:value-type="string" office:string-value="100.20464708257076" table:formula="of:=RIGHT([.N242];LEN([.N242])-4)" table:style-name="ce5">
            <text:p>100.20464708257076</text:p>
          </table:table-cell>
          <table:table-cell office:value-type="float" office:value="100.20464708257001" table:formula="of:=[.O242]+0" table:style-name="ce5">
            <text:p>100.20</text:p>
          </table:table-cell>
          <table:table-cell office:value-type="string" table:style-name="ce4">
            <text:p>81<text:span text:style-name="T1">: </text:span><text:span text:style-name="T2">126.62672319127914</text:span></text:p>
          </table:table-cell>
          <table:table-cell office:value-type="string" office:string-value="126.62672319127914" table:formula="of:=RIGHT([.Q242];LEN([.Q242])-4)" table:style-name="ce5">
            <text:p>126.62672319127914</text:p>
          </table:table-cell>
          <table:table-cell office:value-type="float" office:value="126.626723191279" table:formula="of:=[.R242]+0" table:style-name="ce5">
            <text:p>126.63</text:p>
          </table:table-cell>
          <table:table-cell office:value-type="string" table:style-name="ce4">
            <text:p>81<text:span text:style-name="T1">: </text:span><text:span text:style-name="T2">92.45585119857674</text:span></text:p>
          </table:table-cell>
          <table:table-cell office:value-type="string" office:string-value="92.45585119857674" table:formula="of:=RIGHT([.T242];LEN([.T242])-4)" table:style-name="ce5">
            <text:p>92.45585119857674</text:p>
          </table:table-cell>
          <table:table-cell office:value-type="float" office:value="92.455851198576696" table:formula="of:=[.U242]+0" table:style-name="ce5">
            <text:p>92.46</text:p>
          </table:table-cell>
          <table:table-cell office:value-type="string" table:style-name="ce4">
            <text:p>81<text:span text:style-name="T1">: </text:span><text:span text:style-name="T2">126.98130988511919</text:span></text:p>
          </table:table-cell>
          <table:table-cell office:value-type="string" office:string-value="126.98130988511919" table:formula="of:=RIGHT([.W242];LEN([.W242])-4)" table:style-name="ce5">
            <text:p>126.98130988511919</text:p>
          </table:table-cell>
          <table:table-cell office:value-type="float" office:value="126.981309885119" table:formula="of:=[.X242]+0" table:style-name="ce5">
            <text:p>126.98</text:p>
          </table:table-cell>
          <table:table-cell office:value-type="string" table:style-name="ce4">
            <text:p>81<text:span text:style-name="T1">: </text:span><text:span text:style-name="T2">144.6659422078666</text:span></text:p>
          </table:table-cell>
          <table:table-cell office:value-type="string" office:string-value="144.6659422078666" table:formula="of:=RIGHT([.Z242];LEN([.Z242])-4)" table:style-name="ce5">
            <text:p>144.6659422078666</text:p>
          </table:table-cell>
          <table:table-cell office:value-type="float" office:value="144.66594220786601" table:formula="of:=[.AA242]+0" table:style-name="ce5">
            <text:p>144.67</text:p>
          </table:table-cell>
          <table:table-cell office:value-type="string" table:style-name="ce4">
            <text:p>81<text:span text:style-name="T1">: </text:span><text:span text:style-name="T2">134.6975922618481</text:span></text:p>
          </table:table-cell>
          <table:table-cell office:value-type="string" office:string-value="134.6975922618481" table:formula="of:=RIGHT([.AC242];LEN([.AC242])-4)" table:style-name="ce5">
            <text:p>134.6975922618481</text:p>
          </table:table-cell>
          <table:table-cell office:value-type="float" office:value="134.697592261848" table:formula="of:=[.AD242]+0" table:style-name="ce5">
            <text:p>134.70</text:p>
          </table:table-cell>
          <table:table-cell office:value-type="float" office:value="119.72474326785519" table:formula="of:=([.D242]+[.G242]+[.J242]+[.M242]+[.P242]+[.S242]+[.V242]+[.Y242]+[.AB242]+[.AE242])/10" table:style-name="ce5">
            <text:p>119.72</text:p>
          </table:table-cell>
          <table:table-cell table:number-columns-repeated="16352"/>
        </table:table-row>
        <table:table-row table:style-name="ro1">
          <table:table-cell office:value-type="float" office:value="83" table:formula="of:=[.A242]+1" table:style-name="ce1">
            <text:p>83</text:p>
          </table:table-cell>
          <table:table-cell office:value-type="string" table:style-name="ce4">
            <text:p>82<text:span text:style-name="T1">: </text:span><text:span text:style-name="T2">122.50631444778047</text:span></text:p>
          </table:table-cell>
          <table:table-cell office:value-type="string" office:string-value="122.50631444778047" table:formula="of:=RIGHT([.B243];LEN([.B243])-4)" table:style-name="ce5">
            <text:p>122.50631444778047</text:p>
          </table:table-cell>
          <table:table-cell office:value-type="float" office:value="122.50631444778" table:formula="of:=[.C243]+0" table:style-name="ce5">
            <text:p>122.51</text:p>
          </table:table-cell>
          <table:table-cell office:value-type="string" table:style-name="ce4">
            <text:p>82<text:span text:style-name="T1">: </text:span><text:span text:style-name="T2">105.23500913610182</text:span></text:p>
          </table:table-cell>
          <table:table-cell office:value-type="string" office:string-value="105.23500913610182" table:formula="of:=RIGHT([.E243];LEN([.E243])-4)" table:style-name="ce5">
            <text:p>105.23500913610182</text:p>
          </table:table-cell>
          <table:table-cell office:value-type="float" office:value="105.235009136101" table:formula="of:=[.F243]+0" table:style-name="ce5">
            <text:p>105.24</text:p>
          </table:table-cell>
          <table:table-cell office:value-type="string" table:style-name="ce4">
            <text:p>82<text:span text:style-name="T1">: </text:span><text:span text:style-name="T2">121.97110065329494</text:span></text:p>
          </table:table-cell>
          <table:table-cell office:value-type="string" office:string-value="121.97110065329494" table:formula="of:=RIGHT([.H243];LEN([.H243])-4)" table:style-name="ce5">
            <text:p>121.97110065329494</text:p>
          </table:table-cell>
          <table:table-cell office:value-type="float" office:value="121.971100653294" table:formula="of:=[.I243]+0" table:style-name="ce5">
            <text:p>121.97</text:p>
          </table:table-cell>
          <table:table-cell office:value-type="string" table:style-name="ce4">
            <text:p>82<text:span text:style-name="T1">: </text:span><text:span text:style-name="T2">155.2816289133738</text:span></text:p>
          </table:table-cell>
          <table:table-cell office:value-type="string" office:string-value="155.2816289133738" table:formula="of:=RIGHT([.K243];LEN([.K243])-4)" table:style-name="ce5">
            <text:p>155.2816289133738</text:p>
          </table:table-cell>
          <table:table-cell office:value-type="float" office:value="155.281628913373" table:formula="of:=[.L243]+0" table:style-name="ce5">
            <text:p>155.28</text:p>
          </table:table-cell>
          <table:table-cell office:value-type="string" table:style-name="ce4">
            <text:p>82<text:span text:style-name="T1">: </text:span><text:span text:style-name="T2">90.68930889024324</text:span></text:p>
          </table:table-cell>
          <table:table-cell office:value-type="string" office:string-value="90.68930889024324" table:formula="of:=RIGHT([.N243];LEN([.N243])-4)" table:style-name="ce5">
            <text:p>90.68930889024324</text:p>
          </table:table-cell>
          <table:table-cell office:value-type="float" office:value="90.689308890243197" table:formula="of:=[.O243]+0" table:style-name="ce5">
            <text:p>90.69</text:p>
          </table:table-cell>
          <table:table-cell office:value-type="string" table:style-name="ce4">
            <text:p>82<text:span text:style-name="T1">: </text:span><text:span text:style-name="T2">123.2470753649037</text:span></text:p>
          </table:table-cell>
          <table:table-cell office:value-type="string" office:string-value="123.2470753649037" table:formula="of:=RIGHT([.Q243];LEN([.Q243])-4)" table:style-name="ce5">
            <text:p>123.2470753649037</text:p>
          </table:table-cell>
          <table:table-cell office:value-type="float" office:value="123.247075364903" table:formula="of:=[.R243]+0" table:style-name="ce5">
            <text:p>123.25</text:p>
          </table:table-cell>
          <table:table-cell office:value-type="string" table:style-name="ce4">
            <text:p>82<text:span text:style-name="T1">: </text:span><text:span text:style-name="T2">109.8160537960026</text:span></text:p>
          </table:table-cell>
          <table:table-cell office:value-type="string" office:string-value="109.8160537960026" table:formula="of:=RIGHT([.T243];LEN([.T243])-4)" table:style-name="ce5">
            <text:p>109.8160537960026</text:p>
          </table:table-cell>
          <table:table-cell office:value-type="float" office:value="109.816053796002" table:formula="of:=[.U243]+0" table:style-name="ce5">
            <text:p>109.82</text:p>
          </table:table-cell>
          <table:table-cell office:value-type="string" table:style-name="ce4">
            <text:p>82<text:span text:style-name="T1">: </text:span><text:span text:style-name="T2">132.88152088396058</text:span></text:p>
          </table:table-cell>
          <table:table-cell office:value-type="string" office:string-value="132.88152088396058" table:formula="of:=RIGHT([.W243];LEN([.W243])-4)" table:style-name="ce5">
            <text:p>132.88152088396058</text:p>
          </table:table-cell>
          <table:table-cell office:value-type="float" office:value="132.88152088396001" table:formula="of:=[.X243]+0" table:style-name="ce5">
            <text:p>132.88</text:p>
          </table:table-cell>
          <table:table-cell office:value-type="string" table:style-name="ce4">
            <text:p>82<text:span text:style-name="T1">: </text:span><text:span text:style-name="T2">144.54202218827453</text:span></text:p>
          </table:table-cell>
          <table:table-cell office:value-type="string" office:string-value="144.54202218827453" table:formula="of:=RIGHT([.Z243];LEN([.Z243])-4)" table:style-name="ce5">
            <text:p>144.54202218827453</text:p>
          </table:table-cell>
          <table:table-cell office:value-type="float" office:value="144.54202218827399" table:formula="of:=[.AA243]+0" table:style-name="ce5">
            <text:p>144.54</text:p>
          </table:table-cell>
          <table:table-cell office:value-type="string" table:style-name="ce4">
            <text:p>82<text:span text:style-name="T1">: </text:span><text:span text:style-name="T2">135.71613602364408</text:span></text:p>
          </table:table-cell>
          <table:table-cell office:value-type="string" office:string-value="135.71613602364408" table:formula="of:=RIGHT([.AC243];LEN([.AC243])-4)" table:style-name="ce5">
            <text:p>135.71613602364408</text:p>
          </table:table-cell>
          <table:table-cell office:value-type="float" office:value="135.716136023644" table:formula="of:=[.AD243]+0" table:style-name="ce5">
            <text:p>135.72</text:p>
          </table:table-cell>
          <table:table-cell office:value-type="float" office:value="124.18861702975741" table:formula="of:=([.D243]+[.G243]+[.J243]+[.M243]+[.P243]+[.S243]+[.V243]+[.Y243]+[.AB243]+[.AE243])/10" table:style-name="ce5">
            <text:p>124.19</text:p>
          </table:table-cell>
          <table:table-cell table:number-columns-repeated="16352"/>
        </table:table-row>
        <table:table-row table:style-name="ro1">
          <table:table-cell office:value-type="float" office:value="84" table:formula="of:=[.A243]+1" table:style-name="ce1">
            <text:p>84</text:p>
          </table:table-cell>
          <table:table-cell office:value-type="string" table:style-name="ce4">
            <text:p>83<text:span text:style-name="T1">: </text:span><text:span text:style-name="T2">116.53081075389608</text:span></text:p>
          </table:table-cell>
          <table:table-cell office:value-type="string" office:string-value="116.53081075389608" table:formula="of:=RIGHT([.B244];LEN([.B244])-4)" table:style-name="ce5">
            <text:p>116.53081075389608</text:p>
          </table:table-cell>
          <table:table-cell office:value-type="float" office:value="116.53081075389601" table:formula="of:=[.C244]+0" table:style-name="ce5">
            <text:p>116.53</text:p>
          </table:table-cell>
          <table:table-cell office:value-type="string" table:style-name="ce4">
            <text:p>83<text:span text:style-name="T1">: </text:span><text:span text:style-name="T2">105.2702468893473</text:span></text:p>
          </table:table-cell>
          <table:table-cell office:value-type="string" office:string-value="105.2702468893473" table:formula="of:=RIGHT([.E244];LEN([.E244])-4)" table:style-name="ce5">
            <text:p>105.2702468893473</text:p>
          </table:table-cell>
          <table:table-cell office:value-type="float" office:value="105.27024688934701" table:formula="of:=[.F244]+0" table:style-name="ce5">
            <text:p>105.27</text:p>
          </table:table-cell>
          <table:table-cell office:value-type="string" table:style-name="ce4">
            <text:p>83<text:span text:style-name="T1">: </text:span><text:span text:style-name="T2">148.53191553407896</text:span></text:p>
          </table:table-cell>
          <table:table-cell office:value-type="string" office:string-value="148.53191553407896" table:formula="of:=RIGHT([.H244];LEN([.H244])-4)" table:style-name="ce5">
            <text:p>148.53191553407896</text:p>
          </table:table-cell>
          <table:table-cell office:value-type="float" office:value="148.531915534078" table:formula="of:=[.I244]+0" table:style-name="ce5">
            <text:p>148.53</text:p>
          </table:table-cell>
          <table:table-cell office:value-type="string" table:style-name="ce4">
            <text:p>83<text:span text:style-name="T1">: </text:span><text:span text:style-name="T2">147.99006749133216</text:span></text:p>
          </table:table-cell>
          <table:table-cell office:value-type="string" office:string-value="147.99006749133216" table:formula="of:=RIGHT([.K244];LEN([.K244])-4)" table:style-name="ce5">
            <text:p>147.99006749133216</text:p>
          </table:table-cell>
          <table:table-cell office:value-type="float" office:value="147.99006749133201" table:formula="of:=[.L244]+0" table:style-name="ce5">
            <text:p>147.99</text:p>
          </table:table-cell>
          <table:table-cell office:value-type="string" table:style-name="ce4">
            <text:p>83<text:span text:style-name="T1">: </text:span><text:span text:style-name="T2">90.4658743671292</text:span></text:p>
          </table:table-cell>
          <table:table-cell office:value-type="string" office:string-value="90.4658743671292" table:formula="of:=RIGHT([.N244];LEN([.N244])-4)" table:style-name="ce5">
            <text:p>90.4658743671292</text:p>
          </table:table-cell>
          <table:table-cell office:value-type="float" office:value="90.465874367129203" table:formula="of:=[.O244]+0" table:style-name="ce5">
            <text:p>90.47</text:p>
          </table:table-cell>
          <table:table-cell office:value-type="string" table:style-name="ce4">
            <text:p>83<text:span text:style-name="T1">: </text:span><text:span text:style-name="T2">106.54734727829266</text:span></text:p>
          </table:table-cell>
          <table:table-cell office:value-type="string" office:string-value="106.54734727829266" table:formula="of:=RIGHT([.Q244];LEN([.Q244])-4)" table:style-name="ce5">
            <text:p>106.54734727829266</text:p>
          </table:table-cell>
          <table:table-cell office:value-type="float" office:value="106.54734727829199" table:formula="of:=[.R244]+0" table:style-name="ce5">
            <text:p>106.55</text:p>
          </table:table-cell>
          <table:table-cell office:value-type="string" table:style-name="ce4">
            <text:p>83<text:span text:style-name="T1">: </text:span><text:span text:style-name="T2">88.41220368645048</text:span></text:p>
          </table:table-cell>
          <table:table-cell office:value-type="string" office:string-value="88.41220368645048" table:formula="of:=RIGHT([.T244];LEN([.T244])-4)" table:style-name="ce5">
            <text:p>88.41220368645048</text:p>
          </table:table-cell>
          <table:table-cell office:value-type="float" office:value="88.412203686450397" table:formula="of:=[.U244]+0" table:style-name="ce5">
            <text:p>88.41</text:p>
          </table:table-cell>
          <table:table-cell office:value-type="string" table:style-name="ce4">
            <text:p>83<text:span text:style-name="T1">: </text:span><text:span text:style-name="T2">120.95107398446979</text:span></text:p>
          </table:table-cell>
          <table:table-cell office:value-type="string" office:string-value="120.95107398446979" table:formula="of:=RIGHT([.W244];LEN([.W244])-4)" table:style-name="ce5">
            <text:p>120.95107398446979</text:p>
          </table:table-cell>
          <table:table-cell office:value-type="float" office:value="120.95107398446901" table:formula="of:=[.X244]+0" table:style-name="ce5">
            <text:p>120.95</text:p>
          </table:table-cell>
          <table:table-cell office:value-type="string" table:style-name="ce4">
            <text:p>83<text:span text:style-name="T1">: </text:span><text:span text:style-name="T2">145.53262260203957</text:span></text:p>
          </table:table-cell>
          <table:table-cell office:value-type="string" office:string-value="145.53262260203957" table:formula="of:=RIGHT([.Z244];LEN([.Z244])-4)" table:style-name="ce5">
            <text:p>145.53262260203957</text:p>
          </table:table-cell>
          <table:table-cell office:value-type="float" office:value="145.532622602039" table:formula="of:=[.AA244]+0" table:style-name="ce5">
            <text:p>145.53</text:p>
          </table:table-cell>
          <table:table-cell office:value-type="string" table:style-name="ce4">
            <text:p>83<text:span text:style-name="T1">: </text:span><text:span text:style-name="T2">134.79812821836964</text:span></text:p>
          </table:table-cell>
          <table:table-cell office:value-type="string" office:string-value="134.79812821836964" table:formula="of:=RIGHT([.AC244];LEN([.AC244])-4)" table:style-name="ce5">
            <text:p>134.79812821836964</text:p>
          </table:table-cell>
          <table:table-cell office:value-type="float" office:value="134.79812821836899" table:formula="of:=[.AD244]+0" table:style-name="ce5">
            <text:p>134.80</text:p>
          </table:table-cell>
          <table:table-cell office:value-type="float" office:value="120.50302908054016" table:formula="of:=([.D244]+[.G244]+[.J244]+[.M244]+[.P244]+[.S244]+[.V244]+[.Y244]+[.AB244]+[.AE244])/10" table:style-name="ce5">
            <text:p>120.50</text:p>
          </table:table-cell>
          <table:table-cell table:number-columns-repeated="16352"/>
        </table:table-row>
        <table:table-row table:style-name="ro1">
          <table:table-cell office:value-type="float" office:value="85" table:formula="of:=[.A244]+1" table:style-name="ce1">
            <text:p>85</text:p>
          </table:table-cell>
          <table:table-cell office:value-type="string" table:style-name="ce4">
            <text:p>84<text:span text:style-name="T1">: </text:span><text:span text:style-name="T2">106.4364240036288</text:span></text:p>
          </table:table-cell>
          <table:table-cell office:value-type="string" office:string-value="106.4364240036288" table:formula="of:=RIGHT([.B245];LEN([.B245])-4)" table:style-name="ce5">
            <text:p>106.4364240036288</text:p>
          </table:table-cell>
          <table:table-cell office:value-type="float" office:value="106.43642400362801" table:formula="of:=[.C245]+0" table:style-name="ce5">
            <text:p>106.44</text:p>
          </table:table-cell>
          <table:table-cell office:value-type="string" table:style-name="ce4">
            <text:p>84<text:span text:style-name="T1">: </text:span><text:span text:style-name="T2">105.78593230161277</text:span></text:p>
          </table:table-cell>
          <table:table-cell office:value-type="string" office:string-value="105.78593230161277" table:formula="of:=RIGHT([.E245];LEN([.E245])-4)" table:style-name="ce5">
            <text:p>105.78593230161277</text:p>
          </table:table-cell>
          <table:table-cell office:value-type="float" office:value="105.78593230161199" table:formula="of:=[.F245]+0" table:style-name="ce5">
            <text:p>105.79</text:p>
          </table:table-cell>
          <table:table-cell office:value-type="string" table:style-name="ce4">
            <text:p>84<text:span text:style-name="T1">: </text:span><text:span text:style-name="T2">121.6300612008711</text:span></text:p>
          </table:table-cell>
          <table:table-cell office:value-type="string" office:string-value="121.6300612008711" table:formula="of:=RIGHT([.H245];LEN([.H245])-4)" table:style-name="ce5">
            <text:p>121.6300612008711</text:p>
          </table:table-cell>
          <table:table-cell office:value-type="float" office:value="121.630061200871" table:formula="of:=[.I245]+0" table:style-name="ce5">
            <text:p>121.63</text:p>
          </table:table-cell>
          <table:table-cell office:value-type="string" table:style-name="ce4">
            <text:p>84<text:span text:style-name="T1">: </text:span><text:span text:style-name="T2">147.71983770842678</text:span></text:p>
          </table:table-cell>
          <table:table-cell office:value-type="string" office:string-value="147.71983770842678" table:formula="of:=RIGHT([.K245];LEN([.K245])-4)" table:style-name="ce5">
            <text:p>147.71983770842678</text:p>
          </table:table-cell>
          <table:table-cell office:value-type="float" office:value="147.71983770842601" table:formula="of:=[.L245]+0" table:style-name="ce5">
            <text:p>147.72</text:p>
          </table:table-cell>
          <table:table-cell office:value-type="string" table:style-name="ce4">
            <text:p>84<text:span text:style-name="T1">: </text:span><text:span text:style-name="T2">90.55137072971718</text:span></text:p>
          </table:table-cell>
          <table:table-cell office:value-type="string" office:string-value="90.55137072971718" table:formula="of:=RIGHT([.N245];LEN([.N245])-4)" table:style-name="ce5">
            <text:p>90.55137072971718</text:p>
          </table:table-cell>
          <table:table-cell office:value-type="float" office:value="90.551370729717107" table:formula="of:=[.O245]+0" table:style-name="ce5">
            <text:p>90.55</text:p>
          </table:table-cell>
          <table:table-cell office:value-type="string" table:style-name="ce4">
            <text:p>84<text:span text:style-name="T1">: </text:span><text:span text:style-name="T2">105.13273642089422</text:span></text:p>
          </table:table-cell>
          <table:table-cell office:value-type="string" office:string-value="105.13273642089422" table:formula="of:=RIGHT([.Q245];LEN([.Q245])-4)" table:style-name="ce5">
            <text:p>105.13273642089422</text:p>
          </table:table-cell>
          <table:table-cell office:value-type="float" office:value="105.13273642089401" table:formula="of:=[.R245]+0" table:style-name="ce5">
            <text:p>105.13</text:p>
          </table:table-cell>
          <table:table-cell office:value-type="string" table:style-name="ce4">
            <text:p>84<text:span text:style-name="T1">: </text:span><text:span text:style-name="T2">103.11591022678886</text:span></text:p>
          </table:table-cell>
          <table:table-cell office:value-type="string" office:string-value="103.11591022678886" table:formula="of:=RIGHT([.T245];LEN([.T245])-4)" table:style-name="ce5">
            <text:p>103.11591022678886</text:p>
          </table:table-cell>
          <table:table-cell office:value-type="float" office:value="103.115910226788" table:formula="of:=[.U245]+0" table:style-name="ce5">
            <text:p>103.12</text:p>
          </table:table-cell>
          <table:table-cell office:value-type="string" table:style-name="ce4">
            <text:p>84<text:span text:style-name="T1">: </text:span><text:span text:style-name="T2">145.24865823925907</text:span></text:p>
          </table:table-cell>
          <table:table-cell office:value-type="string" office:string-value="145.24865823925907" table:formula="of:=RIGHT([.W245];LEN([.W245])-4)" table:style-name="ce5">
            <text:p>145.24865823925907</text:p>
          </table:table-cell>
          <table:table-cell office:value-type="float" office:value="145.24865823925899" table:formula="of:=[.X245]+0" table:style-name="ce5">
            <text:p>145.25</text:p>
          </table:table-cell>
          <table:table-cell office:value-type="string" table:style-name="ce4">
            <text:p>84<text:span text:style-name="T1">: </text:span><text:span text:style-name="T2">120.23712565491446</text:span></text:p>
          </table:table-cell>
          <table:table-cell office:value-type="string" office:string-value="120.23712565491446" table:formula="of:=RIGHT([.Z245];LEN([.Z245])-4)" table:style-name="ce5">
            <text:p>120.23712565491446</text:p>
          </table:table-cell>
          <table:table-cell office:value-type="float" office:value="120.237125654914" table:formula="of:=[.AA245]+0" table:style-name="ce5">
            <text:p>120.24</text:p>
          </table:table-cell>
          <table:table-cell office:value-type="string" table:style-name="ce4">
            <text:p>84<text:span text:style-name="T1">: </text:span><text:span text:style-name="T2">135.44027034200667</text:span></text:p>
          </table:table-cell>
          <table:table-cell office:value-type="string" office:string-value="135.44027034200667" table:formula="of:=RIGHT([.AC245];LEN([.AC245])-4)" table:style-name="ce5">
            <text:p>135.44027034200667</text:p>
          </table:table-cell>
          <table:table-cell office:value-type="float" office:value="135.44027034200599" table:formula="of:=[.AD245]+0" table:style-name="ce5">
            <text:p>135.44</text:p>
          </table:table-cell>
          <table:table-cell office:value-type="float" office:value="118.1298326828115" table:formula="of:=([.D245]+[.G245]+[.J245]+[.M245]+[.P245]+[.S245]+[.V245]+[.Y245]+[.AB245]+[.AE245])/10" table:style-name="ce5">
            <text:p>118.13</text:p>
          </table:table-cell>
          <table:table-cell table:number-columns-repeated="16352"/>
        </table:table-row>
        <table:table-row table:style-name="ro1">
          <table:table-cell office:value-type="float" office:value="86" table:formula="of:=[.A245]+1" table:style-name="ce1">
            <text:p>86</text:p>
          </table:table-cell>
          <table:table-cell office:value-type="string" table:style-name="ce4">
            <text:p>85<text:span text:style-name="T1">: </text:span><text:span text:style-name="T2">116.92669136609994</text:span></text:p>
          </table:table-cell>
          <table:table-cell office:value-type="string" office:string-value="116.92669136609994" table:formula="of:=RIGHT([.B246];LEN([.B246])-4)" table:style-name="ce5">
            <text:p>116.92669136609994</text:p>
          </table:table-cell>
          <table:table-cell office:value-type="float" office:value="116.92669136609901" table:formula="of:=[.C246]+0" table:style-name="ce5">
            <text:p>116.93</text:p>
          </table:table-cell>
          <table:table-cell office:value-type="string" table:style-name="ce4">
            <text:p>85<text:span text:style-name="T1">: </text:span><text:span text:style-name="T2">85.3450236505971</text:span></text:p>
          </table:table-cell>
          <table:table-cell office:value-type="string" office:string-value="85.3450236505971" table:formula="of:=RIGHT([.E246];LEN([.E246])-4)" table:style-name="ce5">
            <text:p>85.3450236505971</text:p>
          </table:table-cell>
          <table:table-cell office:value-type="float" office:value="85.345023650597099" table:formula="of:=[.F246]+0" table:style-name="ce5">
            <text:p>85.35</text:p>
          </table:table-cell>
          <table:table-cell office:value-type="string" table:style-name="ce4">
            <text:p>85<text:span text:style-name="T1">: </text:span><text:span text:style-name="T2">120.93480179380097</text:span></text:p>
          </table:table-cell>
          <table:table-cell office:value-type="string" office:string-value="120.93480179380097" table:formula="of:=RIGHT([.H246];LEN([.H246])-4)" table:style-name="ce5">
            <text:p>120.93480179380097</text:p>
          </table:table-cell>
          <table:table-cell office:value-type="float" office:value="120.93480179380001" table:formula="of:=[.I246]+0" table:style-name="ce5">
            <text:p>120.93</text:p>
          </table:table-cell>
          <table:table-cell office:value-type="string" table:style-name="ce4">
            <text:p>85<text:span text:style-name="T1">: </text:span><text:span text:style-name="T2">124.89747778411935</text:span></text:p>
          </table:table-cell>
          <table:table-cell office:value-type="string" office:string-value="124.89747778411935" table:formula="of:=RIGHT([.K246];LEN([.K246])-4)" table:style-name="ce5">
            <text:p>124.89747778411935</text:p>
          </table:table-cell>
          <table:table-cell office:value-type="float" office:value="124.897477784119" table:formula="of:=[.L246]+0" table:style-name="ce5">
            <text:p>124.90</text:p>
          </table:table-cell>
          <table:table-cell office:value-type="string" table:style-name="ce4">
            <text:p>85<text:span text:style-name="T1">: </text:span><text:span text:style-name="T2">90.5556854167603</text:span></text:p>
          </table:table-cell>
          <table:table-cell office:value-type="string" office:string-value="90.5556854167603" table:formula="of:=RIGHT([.N246];LEN([.N246])-4)" table:style-name="ce5">
            <text:p>90.5556854167603</text:p>
          </table:table-cell>
          <table:table-cell office:value-type="float" office:value="90.555685416760298" table:formula="of:=[.O246]+0" table:style-name="ce5">
            <text:p>90.56</text:p>
          </table:table-cell>
          <table:table-cell office:value-type="string" table:style-name="ce4">
            <text:p>85<text:span text:style-name="T1">: </text:span><text:span text:style-name="T2">96.96095179309543</text:span></text:p>
          </table:table-cell>
          <table:table-cell office:value-type="string" office:string-value="96.96095179309543" table:formula="of:=RIGHT([.Q246];LEN([.Q246])-4)" table:style-name="ce5">
            <text:p>96.96095179309543</text:p>
          </table:table-cell>
          <table:table-cell office:value-type="float" office:value="96.960951793095404" table:formula="of:=[.R246]+0" table:style-name="ce5">
            <text:p>96.96</text:p>
          </table:table-cell>
          <table:table-cell office:value-type="string" table:style-name="ce4">
            <text:p>85<text:span text:style-name="T1">: </text:span><text:span text:style-name="T2">109.8160537960026</text:span></text:p>
          </table:table-cell>
          <table:table-cell office:value-type="string" office:string-value="109.8160537960026" table:formula="of:=RIGHT([.T246];LEN([.T246])-4)" table:style-name="ce5">
            <text:p>109.8160537960026</text:p>
          </table:table-cell>
          <table:table-cell office:value-type="float" office:value="109.816053796002" table:formula="of:=[.U246]+0" table:style-name="ce5">
            <text:p>109.82</text:p>
          </table:table-cell>
          <table:table-cell office:value-type="string" table:style-name="ce4">
            <text:p>85<text:span text:style-name="T1">: </text:span><text:span text:style-name="T2">121.44992395957263</text:span></text:p>
          </table:table-cell>
          <table:table-cell office:value-type="string" office:string-value="121.44992395957263" table:formula="of:=RIGHT([.W246];LEN([.W246])-4)" table:style-name="ce5">
            <text:p>121.44992395957263</text:p>
          </table:table-cell>
          <table:table-cell office:value-type="float" office:value="121.449923959572" table:formula="of:=[.X246]+0" table:style-name="ce5">
            <text:p>121.45</text:p>
          </table:table-cell>
          <table:table-cell office:value-type="string" table:style-name="ce4">
            <text:p>85<text:span text:style-name="T1">: </text:span><text:span text:style-name="T2">140.23185744258365</text:span></text:p>
          </table:table-cell>
          <table:table-cell office:value-type="string" office:string-value="140.23185744258365" table:formula="of:=RIGHT([.Z246];LEN([.Z246])-4)" table:style-name="ce5">
            <text:p>140.23185744258365</text:p>
          </table:table-cell>
          <table:table-cell office:value-type="float" office:value="140.23185744258299" table:formula="of:=[.AA246]+0" table:style-name="ce5">
            <text:p>140.23</text:p>
          </table:table-cell>
          <table:table-cell office:value-type="string" table:style-name="ce4">
            <text:p>85<text:span text:style-name="T1">: </text:span><text:span text:style-name="T2">135.5920754377767</text:span></text:p>
          </table:table-cell>
          <table:table-cell office:value-type="string" office:string-value="135.5920754377767" table:formula="of:=RIGHT([.AC246];LEN([.AC246])-4)" table:style-name="ce5">
            <text:p>135.5920754377767</text:p>
          </table:table-cell>
          <table:table-cell office:value-type="float" office:value="135.592075437776" table:formula="of:=[.AD246]+0" table:style-name="ce5">
            <text:p>135.59</text:p>
          </table:table-cell>
          <table:table-cell office:value-type="float" office:value="114.2710542440404" table:formula="of:=([.D246]+[.G246]+[.J246]+[.M246]+[.P246]+[.S246]+[.V246]+[.Y246]+[.AB246]+[.AE246])/10" table:style-name="ce5">
            <text:p>114.27</text:p>
          </table:table-cell>
          <table:table-cell table:number-columns-repeated="16352"/>
        </table:table-row>
        <table:table-row table:style-name="ro1">
          <table:table-cell office:value-type="float" office:value="87" table:formula="of:=[.A246]+1" table:style-name="ce1">
            <text:p>87</text:p>
          </table:table-cell>
          <table:table-cell office:value-type="string" table:style-name="ce4">
            <text:p>86<text:span text:style-name="T1">: </text:span><text:span text:style-name="T2">123.1252354488804</text:span></text:p>
          </table:table-cell>
          <table:table-cell office:value-type="string" office:string-value="123.1252354488804" table:formula="of:=RIGHT([.B247];LEN([.B247])-4)" table:style-name="ce5">
            <text:p>123.1252354488804</text:p>
          </table:table-cell>
          <table:table-cell office:value-type="float" office:value="123.12523544888001" table:formula="of:=[.C247]+0" table:style-name="ce5">
            <text:p>123.13</text:p>
          </table:table-cell>
          <table:table-cell office:value-type="string" table:style-name="ce4">
            <text:p>86<text:span text:style-name="T1">: </text:span><text:span text:style-name="T2">105.11625701377967</text:span></text:p>
          </table:table-cell>
          <table:table-cell office:value-type="string" office:string-value="105.11625701377967" table:formula="of:=RIGHT([.E247];LEN([.E247])-4)" table:style-name="ce5">
            <text:p>105.11625701377967</text:p>
          </table:table-cell>
          <table:table-cell office:value-type="float" office:value="105.11625701377901" table:formula="of:=[.F247]+0" table:style-name="ce5">
            <text:p>105.12</text:p>
          </table:table-cell>
          <table:table-cell office:value-type="string" table:style-name="ce4">
            <text:p>86<text:span text:style-name="T1">: </text:span><text:span text:style-name="T2">120.62157043956194</text:span></text:p>
          </table:table-cell>
          <table:table-cell office:value-type="string" office:string-value="120.62157043956194" table:formula="of:=RIGHT([.H247];LEN([.H247])-4)" table:style-name="ce5">
            <text:p>120.62157043956194</text:p>
          </table:table-cell>
          <table:table-cell office:value-type="float" office:value="120.621570439561" table:formula="of:=[.I247]+0" table:style-name="ce5">
            <text:p>120.62</text:p>
          </table:table-cell>
          <table:table-cell office:value-type="string" table:style-name="ce4">
            <text:p>86<text:span text:style-name="T1">: </text:span><text:span text:style-name="T2">148.59124787925077</text:span></text:p>
          </table:table-cell>
          <table:table-cell office:value-type="string" office:string-value="148.59124787925077" table:formula="of:=RIGHT([.K247];LEN([.K247])-4)" table:style-name="ce5">
            <text:p>148.59124787925077</text:p>
          </table:table-cell>
          <table:table-cell office:value-type="float" office:value="148.59124787925001" table:formula="of:=[.L247]+0" table:style-name="ce5">
            <text:p>148.59</text:p>
          </table:table-cell>
          <table:table-cell office:value-type="string" table:style-name="ce4">
            <text:p>86<text:span text:style-name="T1">: </text:span><text:span text:style-name="T2">91.18298540096902</text:span></text:p>
          </table:table-cell>
          <table:table-cell office:value-type="string" office:string-value="91.18298540096902" table:formula="of:=RIGHT([.N247];LEN([.N247])-4)" table:style-name="ce5">
            <text:p>91.18298540096902</text:p>
          </table:table-cell>
          <table:table-cell office:value-type="float" office:value="91.182985400969002" table:formula="of:=[.O247]+0" table:style-name="ce5">
            <text:p>91.18</text:p>
          </table:table-cell>
          <table:table-cell office:value-type="string" table:style-name="ce4">
            <text:p>86<text:span text:style-name="T1">: </text:span><text:span text:style-name="T2">103.74040667810016</text:span></text:p>
          </table:table-cell>
          <table:table-cell office:value-type="string" office:string-value="103.74040667810016" table:formula="of:=RIGHT([.Q247];LEN([.Q247])-4)" table:style-name="ce5">
            <text:p>103.74040667810016</text:p>
          </table:table-cell>
          <table:table-cell office:value-type="float" office:value="103.7404066781" table:formula="of:=[.R247]+0" table:style-name="ce5">
            <text:p>103.74</text:p>
          </table:table-cell>
          <table:table-cell office:value-type="string" table:style-name="ce4">
            <text:p>86<text:span text:style-name="T1">: </text:span><text:span text:style-name="T2">84.2902332936367</text:span></text:p>
          </table:table-cell>
          <table:table-cell office:value-type="string" office:string-value="84.2902332936367" table:formula="of:=RIGHT([.T247];LEN([.T247])-4)" table:style-name="ce5">
            <text:p>84.2902332936367</text:p>
          </table:table-cell>
          <table:table-cell office:value-type="float" office:value="84.290233293636703" table:formula="of:=[.U247]+0" table:style-name="ce5">
            <text:p>84.29</text:p>
          </table:table-cell>
          <table:table-cell office:value-type="string" table:style-name="ce4">
            <text:p>86<text:span text:style-name="T1">: </text:span><text:span text:style-name="T2">144.68134111609876</text:span></text:p>
          </table:table-cell>
          <table:table-cell office:value-type="string" office:string-value="144.68134111609876" table:formula="of:=RIGHT([.W247];LEN([.W247])-4)" table:style-name="ce5">
            <text:p>144.68134111609876</text:p>
          </table:table-cell>
          <table:table-cell office:value-type="float" office:value="144.681341116098" table:formula="of:=[.X247]+0" table:style-name="ce5">
            <text:p>144.68</text:p>
          </table:table-cell>
          <table:table-cell office:value-type="string" table:style-name="ce4">
            <text:p>86<text:span text:style-name="T1">: </text:span><text:span text:style-name="T2">142.5207343035153</text:span></text:p>
          </table:table-cell>
          <table:table-cell office:value-type="string" office:string-value="142.5207343035153" table:formula="of:=RIGHT([.Z247];LEN([.Z247])-4)" table:style-name="ce5">
            <text:p>142.5207343035153</text:p>
          </table:table-cell>
          <table:table-cell office:value-type="float" office:value="142.52073430351501" table:formula="of:=[.AA247]+0" table:style-name="ce5">
            <text:p>142.52</text:p>
          </table:table-cell>
          <table:table-cell office:value-type="string" table:style-name="ce4">
            <text:p>86<text:span text:style-name="T1">: </text:span><text:span text:style-name="T2">134.74746872982362</text:span></text:p>
          </table:table-cell>
          <table:table-cell office:value-type="string" office:string-value="134.74746872982362" table:formula="of:=RIGHT([.AC247];LEN([.AC247])-4)" table:style-name="ce5">
            <text:p>134.74746872982362</text:p>
          </table:table-cell>
          <table:table-cell office:value-type="float" office:value="134.747468729823" table:formula="of:=[.AD247]+0" table:style-name="ce5">
            <text:p>134.75</text:p>
          </table:table-cell>
          <table:table-cell office:value-type="float" office:value="119.86174803036116" table:formula="of:=([.D247]+[.G247]+[.J247]+[.M247]+[.P247]+[.S247]+[.V247]+[.Y247]+[.AB247]+[.AE247])/10" table:style-name="ce5">
            <text:p>119.86</text:p>
          </table:table-cell>
          <table:table-cell table:number-columns-repeated="16352"/>
        </table:table-row>
        <table:table-row table:style-name="ro1">
          <table:table-cell office:value-type="float" office:value="88" table:formula="of:=[.A247]+1" table:style-name="ce1">
            <text:p>88</text:p>
          </table:table-cell>
          <table:table-cell office:value-type="string" table:style-name="ce4">
            <text:p>87<text:span text:style-name="T1">: </text:span><text:span text:style-name="T2">117.9174739856037</text:span></text:p>
          </table:table-cell>
          <table:table-cell office:value-type="string" office:string-value="117.9174739856037" table:formula="of:=RIGHT([.B248];LEN([.B248])-4)" table:style-name="ce5">
            <text:p>117.9174739856037</text:p>
          </table:table-cell>
          <table:table-cell office:value-type="float" office:value="117.917473985603" table:formula="of:=[.C248]+0" table:style-name="ce5">
            <text:p>117.92</text:p>
          </table:table-cell>
          <table:table-cell office:value-type="string" table:style-name="ce4">
            <text:p>87<text:span text:style-name="T1">: </text:span><text:span text:style-name="T2">105.24938846554397</text:span></text:p>
          </table:table-cell>
          <table:table-cell office:value-type="string" office:string-value="105.24938846554397" table:formula="of:=RIGHT([.E248];LEN([.E248])-4)" table:style-name="ce5">
            <text:p>105.24938846554397</text:p>
          </table:table-cell>
          <table:table-cell office:value-type="float" office:value="105.24938846554301" table:formula="of:=[.F248]+0" table:style-name="ce5">
            <text:p>105.25</text:p>
          </table:table-cell>
          <table:table-cell office:value-type="string" table:style-name="ce4">
            <text:p>87<text:span text:style-name="T1">: </text:span><text:span text:style-name="T2">147.7616345273023</text:span></text:p>
          </table:table-cell>
          <table:table-cell office:value-type="string" office:string-value="147.7616345273023" table:formula="of:=RIGHT([.H248];LEN([.H248])-4)" table:style-name="ce5">
            <text:p>147.7616345273023</text:p>
          </table:table-cell>
          <table:table-cell office:value-type="float" office:value="147.76163452730199" table:formula="of:=[.I248]+0" table:style-name="ce5">
            <text:p>147.76</text:p>
          </table:table-cell>
          <table:table-cell office:value-type="string" table:style-name="ce4">
            <text:p>87<text:span text:style-name="T1">: </text:span><text:span text:style-name="T2">119.23650139842968</text:span></text:p>
          </table:table-cell>
          <table:table-cell office:value-type="string" office:string-value="119.23650139842968" table:formula="of:=RIGHT([.K248];LEN([.K248])-4)" table:style-name="ce5">
            <text:p>119.23650139842968</text:p>
          </table:table-cell>
          <table:table-cell office:value-type="float" office:value="119.236501398429" table:formula="of:=[.L248]+0" table:style-name="ce5">
            <text:p>119.24</text:p>
          </table:table-cell>
          <table:table-cell office:value-type="string" table:style-name="ce4">
            <text:p>87<text:span text:style-name="T1">: </text:span><text:span text:style-name="T2">95.17106877688069</text:span></text:p>
          </table:table-cell>
          <table:table-cell office:value-type="string" office:string-value="95.17106877688069" table:formula="of:=RIGHT([.N248];LEN([.N248])-4)" table:style-name="ce5">
            <text:p>95.17106877688069</text:p>
          </table:table-cell>
          <table:table-cell office:value-type="float" office:value="95.171068776880603" table:formula="of:=[.O248]+0" table:style-name="ce5">
            <text:p>95.17</text:p>
          </table:table-cell>
          <table:table-cell office:value-type="string" table:style-name="ce4">
            <text:p>87<text:span text:style-name="T1">: </text:span><text:span text:style-name="T2">120.30278188792673</text:span></text:p>
          </table:table-cell>
          <table:table-cell office:value-type="string" office:string-value="120.30278188792673" table:formula="of:=RIGHT([.Q248];LEN([.Q248])-4)" table:style-name="ce5">
            <text:p>120.30278188792673</text:p>
          </table:table-cell>
          <table:table-cell office:value-type="float" office:value="120.302781887926" table:formula="of:=[.R248]+0" table:style-name="ce5">
            <text:p>120.30</text:p>
          </table:table-cell>
          <table:table-cell office:value-type="string" table:style-name="ce4">
            <text:p>87<text:span text:style-name="T1">: </text:span><text:span text:style-name="T2">76.98070402509518</text:span></text:p>
          </table:table-cell>
          <table:table-cell office:value-type="string" office:string-value="76.98070402509518" table:formula="of:=RIGHT([.T248];LEN([.T248])-4)" table:style-name="ce5">
            <text:p>76.98070402509518</text:p>
          </table:table-cell>
          <table:table-cell office:value-type="float" office:value="76.980704025095093" table:formula="of:=[.U248]+0" table:style-name="ce5">
            <text:p>76.98</text:p>
          </table:table-cell>
          <table:table-cell office:value-type="string" table:style-name="ce4">
            <text:p>87<text:span text:style-name="T1">: </text:span><text:span text:style-name="T2">144.4624180360764</text:span></text:p>
          </table:table-cell>
          <table:table-cell office:value-type="string" office:string-value="144.4624180360764" table:formula="of:=RIGHT([.W248];LEN([.W248])-4)" table:style-name="ce5">
            <text:p>144.4624180360764</text:p>
          </table:table-cell>
          <table:table-cell office:value-type="float" office:value="144.462418036076" table:formula="of:=[.X248]+0" table:style-name="ce5">
            <text:p>144.46</text:p>
          </table:table-cell>
          <table:table-cell office:value-type="string" table:style-name="ce4">
            <text:p>87<text:span text:style-name="T1">: </text:span><text:span text:style-name="T2">165.8727677194385</text:span></text:p>
          </table:table-cell>
          <table:table-cell office:value-type="string" office:string-value="165.8727677194385" table:formula="of:=RIGHT([.Z248];LEN([.Z248])-4)" table:style-name="ce5">
            <text:p>165.8727677194385</text:p>
          </table:table-cell>
          <table:table-cell office:value-type="float" office:value="165.872767719438" table:formula="of:=[.AA248]+0" table:style-name="ce5">
            <text:p>165.87</text:p>
          </table:table-cell>
          <table:table-cell office:value-type="string" table:style-name="ce4">
            <text:p>87<text:span text:style-name="T1">: </text:span><text:span text:style-name="T2">134.3755950455101</text:span></text:p>
          </table:table-cell>
          <table:table-cell office:value-type="string" office:string-value="134.3755950455101" table:formula="of:=RIGHT([.AC248];LEN([.AC248])-4)" table:style-name="ce5">
            <text:p>134.3755950455101</text:p>
          </table:table-cell>
          <table:table-cell office:value-type="float" office:value="134.37559504551001" table:formula="of:=[.AD248]+0" table:style-name="ce5">
            <text:p>134.38</text:p>
          </table:table-cell>
          <table:table-cell office:value-type="float" office:value="122.73303338678026" table:formula="of:=([.D248]+[.G248]+[.J248]+[.M248]+[.P248]+[.S248]+[.V248]+[.Y248]+[.AB248]+[.AE248])/10" table:style-name="ce5">
            <text:p>122.73</text:p>
          </table:table-cell>
          <table:table-cell table:number-columns-repeated="16352"/>
        </table:table-row>
        <table:table-row table:style-name="ro1">
          <table:table-cell office:value-type="float" office:value="89" table:formula="of:=[.A248]+1" table:style-name="ce1">
            <text:p>89</text:p>
          </table:table-cell>
          <table:table-cell office:value-type="string" table:style-name="ce4">
            <text:p>88<text:span text:style-name="T1">: </text:span><text:span text:style-name="T2">140.79447614432246</text:span></text:p>
          </table:table-cell>
          <table:table-cell office:value-type="string" office:string-value="140.79447614432246" table:formula="of:=RIGHT([.B249];LEN([.B249])-4)" table:style-name="ce5">
            <text:p>140.79447614432246</text:p>
          </table:table-cell>
          <table:table-cell office:value-type="float" office:value="140.794476144322" table:formula="of:=[.C249]+0" table:style-name="ce5">
            <text:p>140.79</text:p>
          </table:table-cell>
          <table:table-cell office:value-type="string" table:style-name="ce4">
            <text:p>88<text:span text:style-name="T1">: </text:span><text:span text:style-name="T2">106.61987528741446</text:span></text:p>
          </table:table-cell>
          <table:table-cell office:value-type="string" office:string-value="106.61987528741446" table:formula="of:=RIGHT([.E249];LEN([.E249])-4)" table:style-name="ce5">
            <text:p>106.61987528741446</text:p>
          </table:table-cell>
          <table:table-cell office:value-type="float" office:value="106.619875287414" table:formula="of:=[.F249]+0" table:style-name="ce5">
            <text:p>106.62</text:p>
          </table:table-cell>
          <table:table-cell office:value-type="string" table:style-name="ce4">
            <text:p>88<text:span text:style-name="T1">: </text:span><text:span text:style-name="T2">145.2673714919431</text:span></text:p>
          </table:table-cell>
          <table:table-cell office:value-type="string" office:string-value="145.2673714919431" table:formula="of:=RIGHT([.H249];LEN([.H249])-4)" table:style-name="ce5">
            <text:p>145.2673714919431</text:p>
          </table:table-cell>
          <table:table-cell office:value-type="float" office:value="145.26737149194301" table:formula="of:=[.I249]+0" table:style-name="ce5">
            <text:p>145.27</text:p>
          </table:table-cell>
          <table:table-cell office:value-type="string" table:style-name="ce4">
            <text:p>88<text:span text:style-name="T1">: </text:span><text:span text:style-name="T2">127.88252939443798</text:span></text:p>
          </table:table-cell>
          <table:table-cell office:value-type="string" office:string-value="127.88252939443798" table:formula="of:=RIGHT([.K249];LEN([.K249])-4)" table:style-name="ce5">
            <text:p>127.88252939443798</text:p>
          </table:table-cell>
          <table:table-cell office:value-type="float" office:value="127.882529394437" table:formula="of:=[.L249]+0" table:style-name="ce5">
            <text:p>127.88</text:p>
          </table:table-cell>
          <table:table-cell office:value-type="string" table:style-name="ce4">
            <text:p>88<text:span text:style-name="T1">: </text:span><text:span text:style-name="T2">100.62871685844702</text:span></text:p>
          </table:table-cell>
          <table:table-cell office:value-type="string" office:string-value="100.62871685844702" table:formula="of:=RIGHT([.N249];LEN([.N249])-4)" table:style-name="ce5">
            <text:p>100.62871685844702</text:p>
          </table:table-cell>
          <table:table-cell office:value-type="float" office:value="100.62871685844701" table:formula="of:=[.O249]+0" table:style-name="ce5">
            <text:p>100.63</text:p>
          </table:table-cell>
          <table:table-cell office:value-type="string" table:style-name="ce4">
            <text:p>88<text:span text:style-name="T1">: </text:span><text:span text:style-name="T2">120.30982516600702</text:span></text:p>
          </table:table-cell>
          <table:table-cell office:value-type="string" office:string-value="120.30982516600702" table:formula="of:=RIGHT([.Q249];LEN([.Q249])-4)" table:style-name="ce5">
            <text:p>120.30982516600702</text:p>
          </table:table-cell>
          <table:table-cell office:value-type="float" office:value="120.309825166007" table:formula="of:=[.R249]+0" table:style-name="ce5">
            <text:p>120.31</text:p>
          </table:table-cell>
          <table:table-cell office:value-type="string" table:style-name="ce4">
            <text:p>88<text:span text:style-name="T1">: </text:span><text:span text:style-name="T2">131.11356232852143</text:span></text:p>
          </table:table-cell>
          <table:table-cell office:value-type="string" office:string-value="131.11356232852143" table:formula="of:=RIGHT([.T249];LEN([.T249])-4)" table:style-name="ce5">
            <text:p>131.11356232852143</text:p>
          </table:table-cell>
          <table:table-cell office:value-type="float" office:value="131.113562328521" table:formula="of:=[.U249]+0" table:style-name="ce5">
            <text:p>131.11</text:p>
          </table:table-cell>
          <table:table-cell office:value-type="string" table:style-name="ce4">
            <text:p>88<text:span text:style-name="T1">: </text:span><text:span text:style-name="T2">136.68002476691345</text:span></text:p>
          </table:table-cell>
          <table:table-cell office:value-type="string" office:string-value="136.68002476691345" table:formula="of:=RIGHT([.W249];LEN([.W249])-4)" table:style-name="ce5">
            <text:p>136.68002476691345</text:p>
          </table:table-cell>
          <table:table-cell office:value-type="float" office:value="136.68002476691299" table:formula="of:=[.X249]+0" table:style-name="ce5">
            <text:p>136.68</text:p>
          </table:table-cell>
          <table:table-cell office:value-type="string" table:style-name="ce4">
            <text:p>88<text:span text:style-name="T1">: </text:span><text:span text:style-name="T2">142.2209438686936</text:span></text:p>
          </table:table-cell>
          <table:table-cell office:value-type="string" office:string-value="142.2209438686936" table:formula="of:=RIGHT([.Z249];LEN([.Z249])-4)" table:style-name="ce5">
            <text:p>142.2209438686936</text:p>
          </table:table-cell>
          <table:table-cell office:value-type="float" office:value="142.22094386869301" table:formula="of:=[.AA249]+0" table:style-name="ce5">
            <text:p>142.22</text:p>
          </table:table-cell>
          <table:table-cell office:value-type="string" table:style-name="ce4">
            <text:p>88<text:span text:style-name="T1">: </text:span><text:span text:style-name="T2">91.21194832685092</text:span></text:p>
          </table:table-cell>
          <table:table-cell office:value-type="string" office:string-value="91.21194832685092" table:formula="of:=RIGHT([.AC249];LEN([.AC249])-4)" table:style-name="ce5">
            <text:p>91.21194832685092</text:p>
          </table:table-cell>
          <table:table-cell office:value-type="float" office:value="91.211948326850901" table:formula="of:=[.AD249]+0" table:style-name="ce5">
            <text:p>91.21</text:p>
          </table:table-cell>
          <table:table-cell office:value-type="float" office:value="124.2729273633548" table:formula="of:=([.D249]+[.G249]+[.J249]+[.M249]+[.P249]+[.S249]+[.V249]+[.Y249]+[.AB249]+[.AE249])/10" table:style-name="ce5">
            <text:p>124.27</text:p>
          </table:table-cell>
          <table:table-cell table:number-columns-repeated="16352"/>
        </table:table-row>
        <table:table-row table:style-name="ro1">
          <table:table-cell office:value-type="float" office:value="90" table:formula="of:=[.A249]+1" table:style-name="ce1">
            <text:p>90</text:p>
          </table:table-cell>
          <table:table-cell office:value-type="string" table:style-name="ce4">
            <text:p>89<text:span text:style-name="T1">: </text:span><text:span text:style-name="T2">104.99384766825754</text:span></text:p>
          </table:table-cell>
          <table:table-cell office:value-type="string" office:string-value="104.99384766825754" table:formula="of:=RIGHT([.B250];LEN([.B250])-4)" table:style-name="ce5">
            <text:p>104.99384766825754</text:p>
          </table:table-cell>
          <table:table-cell office:value-type="float" office:value="104.993847668257" table:formula="of:=[.C250]+0" table:style-name="ce5">
            <text:p>104.99</text:p>
          </table:table-cell>
          <table:table-cell office:value-type="string" table:style-name="ce4">
            <text:p>89<text:span text:style-name="T1">: </text:span><text:span text:style-name="T2">118.38703506841367</text:span></text:p>
          </table:table-cell>
          <table:table-cell office:value-type="string" office:string-value="118.38703506841367" table:formula="of:=RIGHT([.E250];LEN([.E250])-4)" table:style-name="ce5">
            <text:p>118.38703506841367</text:p>
          </table:table-cell>
          <table:table-cell office:value-type="float" office:value="118.387035068413" table:formula="of:=[.F250]+0" table:style-name="ce5">
            <text:p>118.39</text:p>
          </table:table-cell>
          <table:table-cell office:value-type="string" table:style-name="ce4">
            <text:p>89<text:span text:style-name="T1">: </text:span><text:span text:style-name="T2">123.31565676788163</text:span></text:p>
          </table:table-cell>
          <table:table-cell office:value-type="string" office:string-value="123.31565676788163" table:formula="of:=RIGHT([.H250];LEN([.H250])-4)" table:style-name="ce5">
            <text:p>123.31565676788163</text:p>
          </table:table-cell>
          <table:table-cell office:value-type="float" office:value="123.31565676788099" table:formula="of:=[.I250]+0" table:style-name="ce5">
            <text:p>123.32</text:p>
          </table:table-cell>
          <table:table-cell office:value-type="string" table:style-name="ce4">
            <text:p>89<text:span text:style-name="T1">: </text:span><text:span text:style-name="T2">147.92083194785207</text:span></text:p>
          </table:table-cell>
          <table:table-cell office:value-type="string" office:string-value="147.92083194785207" table:formula="of:=RIGHT([.K250];LEN([.K250])-4)" table:style-name="ce5">
            <text:p>147.92083194785207</text:p>
          </table:table-cell>
          <table:table-cell office:value-type="float" office:value="147.92083194785201" table:formula="of:=[.L250]+0" table:style-name="ce5">
            <text:p>147.92</text:p>
          </table:table-cell>
          <table:table-cell office:value-type="string" table:style-name="ce4">
            <text:p>89<text:span text:style-name="T1">: </text:span><text:span text:style-name="T2">102.11826643799715</text:span></text:p>
          </table:table-cell>
          <table:table-cell office:value-type="string" office:string-value="102.11826643799715" table:formula="of:=RIGHT([.N250];LEN([.N250])-4)" table:style-name="ce5">
            <text:p>102.11826643799715</text:p>
          </table:table-cell>
          <table:table-cell office:value-type="float" office:value="102.11826643799699" table:formula="of:=[.O250]+0" table:style-name="ce5">
            <text:p>102.12</text:p>
          </table:table-cell>
          <table:table-cell office:value-type="string" table:style-name="ce4">
            <text:p>89<text:span text:style-name="T1">: </text:span><text:span text:style-name="T2">126.90565288107359</text:span></text:p>
          </table:table-cell>
          <table:table-cell office:value-type="string" office:string-value="126.90565288107359" table:formula="of:=RIGHT([.Q250];LEN([.Q250])-4)" table:style-name="ce5">
            <text:p>126.90565288107359</text:p>
          </table:table-cell>
          <table:table-cell office:value-type="float" office:value="126.905652881073" table:formula="of:=[.R250]+0" table:style-name="ce5">
            <text:p>126.91</text:p>
          </table:table-cell>
          <table:table-cell office:value-type="string" table:style-name="ce4">
            <text:p>89<text:span text:style-name="T1">: </text:span><text:span text:style-name="T2">73.9361617553717</text:span></text:p>
          </table:table-cell>
          <table:table-cell office:value-type="string" office:string-value="73.9361617553717" table:formula="of:=RIGHT([.T250];LEN([.T250])-4)" table:style-name="ce5">
            <text:p>73.9361617553717</text:p>
          </table:table-cell>
          <table:table-cell office:value-type="float" office:value="73.9361617553717" table:formula="of:=[.U250]+0" table:style-name="ce5">
            <text:p>73.94</text:p>
          </table:table-cell>
          <table:table-cell office:value-type="string" table:style-name="ce4">
            <text:p>89<text:span text:style-name="T1">: </text:span><text:span text:style-name="T2">119.87671363755612</text:span></text:p>
          </table:table-cell>
          <table:table-cell office:value-type="string" office:string-value="119.87671363755612" table:formula="of:=RIGHT([.W250];LEN([.W250])-4)" table:style-name="ce5">
            <text:p>119.87671363755612</text:p>
          </table:table-cell>
          <table:table-cell office:value-type="float" office:value="119.87671363755599" table:formula="of:=[.X250]+0" table:style-name="ce5">
            <text:p>119.88</text:p>
          </table:table-cell>
          <table:table-cell office:value-type="string" table:style-name="ce4">
            <text:p>89<text:span text:style-name="T1">: </text:span><text:span text:style-name="T2">140.25526657094838</text:span></text:p>
          </table:table-cell>
          <table:table-cell office:value-type="string" office:string-value="140.25526657094838" table:formula="of:=RIGHT([.Z250];LEN([.Z250])-4)" table:style-name="ce5">
            <text:p>140.25526657094838</text:p>
          </table:table-cell>
          <table:table-cell office:value-type="float" office:value="140.25526657094801" table:formula="of:=[.AA250]+0" table:style-name="ce5">
            <text:p>140.26</text:p>
          </table:table-cell>
          <table:table-cell office:value-type="string" table:style-name="ce4">
            <text:p>89<text:span text:style-name="T1">: </text:span><text:span text:style-name="T2">134.73393048954648</text:span></text:p>
          </table:table-cell>
          <table:table-cell office:value-type="string" office:string-value="134.73393048954648" table:formula="of:=RIGHT([.AC250];LEN([.AC250])-4)" table:style-name="ce5">
            <text:p>134.73393048954648</text:p>
          </table:table-cell>
          <table:table-cell office:value-type="float" office:value="134.733930489546" table:formula="of:=[.AD250]+0" table:style-name="ce5">
            <text:p>134.73</text:p>
          </table:table-cell>
          <table:table-cell office:value-type="float" office:value="119.24433632248947" table:formula="of:=([.D250]+[.G250]+[.J250]+[.M250]+[.P250]+[.S250]+[.V250]+[.Y250]+[.AB250]+[.AE250])/10" table:style-name="ce5">
            <text:p>119.24</text:p>
          </table:table-cell>
          <table:table-cell table:number-columns-repeated="16352"/>
        </table:table-row>
        <table:table-row table:style-name="ro1">
          <table:table-cell office:value-type="float" office:value="91" table:formula="of:=[.A250]+1" table:style-name="ce1">
            <text:p>91</text:p>
          </table:table-cell>
          <table:table-cell office:value-type="string" table:style-name="ce4">
            <text:p>90<text:span text:style-name="T1">: </text:span><text:span text:style-name="T2">117.56127352410518</text:span></text:p>
          </table:table-cell>
          <table:table-cell office:value-type="string" office:string-value="117.56127352410518" table:formula="of:=RIGHT([.B251];LEN([.B251])-4)" table:style-name="ce5">
            <text:p>117.56127352410518</text:p>
          </table:table-cell>
          <table:table-cell office:value-type="float" office:value="117.561273524105" table:formula="of:=[.C251]+0" table:style-name="ce5">
            <text:p>117.56</text:p>
          </table:table-cell>
          <table:table-cell office:value-type="string" table:style-name="ce4">
            <text:p>90<text:span text:style-name="T1">: </text:span><text:span text:style-name="T2">105.47470334050024</text:span></text:p>
          </table:table-cell>
          <table:table-cell office:value-type="string" office:string-value="105.47470334050024" table:formula="of:=RIGHT([.E251];LEN([.E251])-4)" table:style-name="ce5">
            <text:p>105.47470334050024</text:p>
          </table:table-cell>
          <table:table-cell office:value-type="float" office:value="105.4747033405" table:formula="of:=[.F251]+0" table:style-name="ce5">
            <text:p>105.47</text:p>
          </table:table-cell>
          <table:table-cell office:value-type="string" table:style-name="ce4">
            <text:p>90<text:span text:style-name="T1">: </text:span><text:span text:style-name="T2">121.16858049172419</text:span></text:p>
          </table:table-cell>
          <table:table-cell office:value-type="string" office:string-value="121.16858049172419" table:formula="of:=RIGHT([.H251];LEN([.H251])-4)" table:style-name="ce5">
            <text:p>121.16858049172419</text:p>
          </table:table-cell>
          <table:table-cell office:value-type="float" office:value="121.168580491724" table:formula="of:=[.I251]+0" table:style-name="ce5">
            <text:p>121.17</text:p>
          </table:table-cell>
          <table:table-cell office:value-type="string" table:style-name="ce4">
            <text:p>90<text:span text:style-name="T1">: </text:span><text:span text:style-name="T2">148.16665809815703</text:span></text:p>
          </table:table-cell>
          <table:table-cell office:value-type="string" office:string-value="148.16665809815703" table:formula="of:=RIGHT([.K251];LEN([.K251])-4)" table:style-name="ce5">
            <text:p>148.16665809815703</text:p>
          </table:table-cell>
          <table:table-cell office:value-type="float" office:value="148.166658098157" table:formula="of:=[.L251]+0" table:style-name="ce5">
            <text:p>148.17</text:p>
          </table:table-cell>
          <table:table-cell office:value-type="string" table:style-name="ce4">
            <text:p>90<text:span text:style-name="T1">: </text:span><text:span text:style-name="T2">92.96969366921984</text:span></text:p>
          </table:table-cell>
          <table:table-cell office:value-type="string" office:string-value="92.96969366921984" table:formula="of:=RIGHT([.N251];LEN([.N251])-4)" table:style-name="ce5">
            <text:p>92.96969366921984</text:p>
          </table:table-cell>
          <table:table-cell office:value-type="float" office:value="92.969693669219794" table:formula="of:=[.O251]+0" table:style-name="ce5">
            <text:p>92.97</text:p>
          </table:table-cell>
          <table:table-cell office:value-type="string" table:style-name="ce4">
            <text:p>90<text:span text:style-name="T1">: </text:span><text:span text:style-name="T2">121.32058861032498</text:span></text:p>
          </table:table-cell>
          <table:table-cell office:value-type="string" office:string-value="121.32058861032498" table:formula="of:=RIGHT([.Q251];LEN([.Q251])-4)" table:style-name="ce5">
            <text:p>121.32058861032498</text:p>
          </table:table-cell>
          <table:table-cell office:value-type="float" office:value="121.32058861032399" table:formula="of:=[.R251]+0" table:style-name="ce5">
            <text:p>121.32</text:p>
          </table:table-cell>
          <table:table-cell office:value-type="string" table:style-name="ce4">
            <text:p>90<text:span text:style-name="T1">: </text:span><text:span text:style-name="T2">112.68843264793345</text:span></text:p>
          </table:table-cell>
          <table:table-cell office:value-type="string" office:string-value="112.68843264793345" table:formula="of:=RIGHT([.T251];LEN([.T251])-4)" table:style-name="ce5">
            <text:p>112.68843264793345</text:p>
          </table:table-cell>
          <table:table-cell office:value-type="float" office:value="112.688432647933" table:formula="of:=[.U251]+0" table:style-name="ce5">
            <text:p>112.69</text:p>
          </table:table-cell>
          <table:table-cell office:value-type="string" table:style-name="ce4">
            <text:p>90<text:span text:style-name="T1">: </text:span><text:span text:style-name="T2">145.0474419351073</text:span></text:p>
          </table:table-cell>
          <table:table-cell office:value-type="string" office:string-value="145.0474419351073" table:formula="of:=RIGHT([.W251];LEN([.W251])-4)" table:style-name="ce5">
            <text:p>145.0474419351073</text:p>
          </table:table-cell>
          <table:table-cell office:value-type="float" office:value="145.047441935107" table:formula="of:=[.X251]+0" table:style-name="ce5">
            <text:p>145.05</text:p>
          </table:table-cell>
          <table:table-cell office:value-type="string" table:style-name="ce4">
            <text:p>90<text:span text:style-name="T1">: </text:span><text:span text:style-name="T2">134.71315970396967</text:span></text:p>
          </table:table-cell>
          <table:table-cell office:value-type="string" office:string-value="134.71315970396967" table:formula="of:=RIGHT([.Z251];LEN([.Z251])-4)" table:style-name="ce5">
            <text:p>134.71315970396967</text:p>
          </table:table-cell>
          <table:table-cell office:value-type="float" office:value="134.71315970396901" table:formula="of:=[.AA251]+0" table:style-name="ce5">
            <text:p>134.71</text:p>
          </table:table-cell>
          <table:table-cell office:value-type="string" table:style-name="ce4">
            <text:p>90<text:span text:style-name="T1">: </text:span><text:span text:style-name="T2">134.90752115325304</text:span></text:p>
          </table:table-cell>
          <table:table-cell office:value-type="string" office:string-value="134.90752115325304" table:formula="of:=RIGHT([.AC251];LEN([.AC251])-4)" table:style-name="ce5">
            <text:p>134.90752115325304</text:p>
          </table:table-cell>
          <table:table-cell office:value-type="float" office:value="134.90752115325299" table:formula="of:=[.AD251]+0" table:style-name="ce5">
            <text:p>134.91</text:p>
          </table:table-cell>
          <table:table-cell office:value-type="float" office:value="123.40180531742917" table:formula="of:=([.D251]+[.G251]+[.J251]+[.M251]+[.P251]+[.S251]+[.V251]+[.Y251]+[.AB251]+[.AE251])/10" table:style-name="ce5">
            <text:p>123.40</text:p>
          </table:table-cell>
          <table:table-cell table:number-columns-repeated="16352"/>
        </table:table-row>
        <table:table-row table:style-name="ro1">
          <table:table-cell office:value-type="float" office:value="92" table:formula="of:=[.A251]+1" table:style-name="ce1">
            <text:p>92</text:p>
          </table:table-cell>
          <table:table-cell office:value-type="string" table:style-name="ce4">
            <text:p>91<text:span text:style-name="T1">: </text:span><text:span text:style-name="T2">109.3993896819047</text:span></text:p>
          </table:table-cell>
          <table:table-cell office:value-type="string" office:string-value="109.3993896819047" table:formula="of:=RIGHT([.B252];LEN([.B252])-4)" table:style-name="ce5">
            <text:p>109.3993896819047</text:p>
          </table:table-cell>
          <table:table-cell office:value-type="float" office:value="109.399389681904" table:formula="of:=[.C252]+0" table:style-name="ce5">
            <text:p>109.40</text:p>
          </table:table-cell>
          <table:table-cell office:value-type="string" table:style-name="ce4">
            <text:p>91<text:span text:style-name="T1">: </text:span><text:span text:style-name="T2">132.72651117744337</text:span></text:p>
          </table:table-cell>
          <table:table-cell office:value-type="string" office:string-value="132.72651117744337" table:formula="of:=RIGHT([.E252];LEN([.E252])-4)" table:style-name="ce5">
            <text:p>132.72651117744337</text:p>
          </table:table-cell>
          <table:table-cell office:value-type="float" office:value="132.726511177443" table:formula="of:=[.F252]+0" table:style-name="ce5">
            <text:p>132.73</text:p>
          </table:table-cell>
          <table:table-cell office:value-type="string" table:style-name="ce4">
            <text:p>91<text:span text:style-name="T1">: </text:span><text:span text:style-name="T2">135.51261835036865</text:span></text:p>
          </table:table-cell>
          <table:table-cell office:value-type="string" office:string-value="135.51261835036865" table:formula="of:=RIGHT([.H252];LEN([.H252])-4)" table:style-name="ce5">
            <text:p>135.51261835036865</text:p>
          </table:table-cell>
          <table:table-cell office:value-type="float" office:value="135.512618350368" table:formula="of:=[.I252]+0" table:style-name="ce5">
            <text:p>135.51</text:p>
          </table:table-cell>
          <table:table-cell office:value-type="string" table:style-name="ce4">
            <text:p>91<text:span text:style-name="T1">: </text:span><text:span text:style-name="T2">128.5694710039823</text:span></text:p>
          </table:table-cell>
          <table:table-cell office:value-type="string" office:string-value="128.5694710039823" table:formula="of:=RIGHT([.K252];LEN([.K252])-4)" table:style-name="ce5">
            <text:p>128.5694710039823</text:p>
          </table:table-cell>
          <table:table-cell office:value-type="float" office:value="128.56947100398199" table:formula="of:=[.L252]+0" table:style-name="ce5">
            <text:p>128.57</text:p>
          </table:table-cell>
          <table:table-cell office:value-type="string" table:style-name="ce4">
            <text:p>91<text:span text:style-name="T1">: </text:span><text:span text:style-name="T2">104.11732340857108</text:span></text:p>
          </table:table-cell>
          <table:table-cell office:value-type="string" office:string-value="104.11732340857108" table:formula="of:=RIGHT([.N252];LEN([.N252])-4)" table:style-name="ce5">
            <text:p>104.11732340857108</text:p>
          </table:table-cell>
          <table:table-cell office:value-type="float" office:value="104.117323408571" table:formula="of:=[.O252]+0" table:style-name="ce5">
            <text:p>104.12</text:p>
          </table:table-cell>
          <table:table-cell office:value-type="string" table:style-name="ce4">
            <text:p>91<text:span text:style-name="T1">: </text:span><text:span text:style-name="T2">96.8943179823001</text:span></text:p>
          </table:table-cell>
          <table:table-cell office:value-type="string" office:string-value="96.8943179823001" table:formula="of:=RIGHT([.Q252];LEN([.Q252])-4)" table:style-name="ce5">
            <text:p>96.8943179823001</text:p>
          </table:table-cell>
          <table:table-cell office:value-type="float" office:value="96.894317982300095" table:formula="of:=[.R252]+0" table:style-name="ce5">
            <text:p>96.89</text:p>
          </table:table-cell>
          <table:table-cell office:value-type="string" table:style-name="ce4">
            <text:p>91<text:span text:style-name="T1">: </text:span><text:span text:style-name="T2">129.5614970901039</text:span></text:p>
          </table:table-cell>
          <table:table-cell office:value-type="string" office:string-value="129.5614970901039" table:formula="of:=RIGHT([.T252];LEN([.T252])-4)" table:style-name="ce5">
            <text:p>129.5614970901039</text:p>
          </table:table-cell>
          <table:table-cell office:value-type="float" office:value="129.56149709010299" table:formula="of:=[.U252]+0" table:style-name="ce5">
            <text:p>129.56</text:p>
          </table:table-cell>
          <table:table-cell office:value-type="string" table:style-name="ce4">
            <text:p>91<text:span text:style-name="T1">: </text:span><text:span text:style-name="T2">134.59215252060426</text:span></text:p>
          </table:table-cell>
          <table:table-cell office:value-type="string" office:string-value="134.59215252060426" table:formula="of:=RIGHT([.W252];LEN([.W252])-4)" table:style-name="ce5">
            <text:p>134.59215252060426</text:p>
          </table:table-cell>
          <table:table-cell office:value-type="float" office:value="134.592152520604" table:formula="of:=[.X252]+0" table:style-name="ce5">
            <text:p>134.59</text:p>
          </table:table-cell>
          <table:table-cell office:value-type="string" table:style-name="ce4">
            <text:p>91<text:span text:style-name="T1">: </text:span><text:span text:style-name="T2">118.53705569263458</text:span></text:p>
          </table:table-cell>
          <table:table-cell office:value-type="string" office:string-value="118.53705569263458" table:formula="of:=RIGHT([.Z252];LEN([.Z252])-4)" table:style-name="ce5">
            <text:p>118.53705569263458</text:p>
          </table:table-cell>
          <table:table-cell office:value-type="float" office:value="118.537055692634" table:formula="of:=[.AA252]+0" table:style-name="ce5">
            <text:p>118.54</text:p>
          </table:table-cell>
          <table:table-cell office:value-type="string" table:style-name="ce4">
            <text:p>91<text:span text:style-name="T1">: </text:span><text:span text:style-name="T2">105.62257023015573</text:span></text:p>
          </table:table-cell>
          <table:table-cell office:value-type="string" office:string-value="105.62257023015573" table:formula="of:=RIGHT([.AC252];LEN([.AC252])-4)" table:style-name="ce5">
            <text:p>105.62257023015573</text:p>
          </table:table-cell>
          <table:table-cell office:value-type="float" office:value="105.62257023015501" table:formula="of:=[.AD252]+0" table:style-name="ce5">
            <text:p>105.62</text:p>
          </table:table-cell>
          <table:table-cell office:value-type="float" office:value="119.5532907138064" table:formula="of:=([.D252]+[.G252]+[.J252]+[.M252]+[.P252]+[.S252]+[.V252]+[.Y252]+[.AB252]+[.AE252])/10" table:style-name="ce5">
            <text:p>119.55</text:p>
          </table:table-cell>
          <table:table-cell table:number-columns-repeated="16352"/>
        </table:table-row>
        <table:table-row table:style-name="ro1">
          <table:table-cell office:value-type="float" office:value="93" table:formula="of:=[.A252]+1" table:style-name="ce1">
            <text:p>93</text:p>
          </table:table-cell>
          <table:table-cell office:value-type="string" table:style-name="ce4">
            <text:p>92<text:span text:style-name="T1">: </text:span><text:span text:style-name="T2">140.8852727795093</text:span></text:p>
          </table:table-cell>
          <table:table-cell office:value-type="string" office:string-value="140.8852727795093" table:formula="of:=RIGHT([.B253];LEN([.B253])-4)" table:style-name="ce5">
            <text:p>140.8852727795093</text:p>
          </table:table-cell>
          <table:table-cell office:value-type="float" office:value="140.88527277950899" table:formula="of:=[.C253]+0" table:style-name="ce5">
            <text:p>140.89</text:p>
          </table:table-cell>
          <table:table-cell office:value-type="string" table:style-name="ce4">
            <text:p>92<text:span text:style-name="T1">: </text:span><text:span text:style-name="T2">105.20521066302427</text:span></text:p>
          </table:table-cell>
          <table:table-cell office:value-type="string" office:string-value="105.20521066302427" table:formula="of:=RIGHT([.E253];LEN([.E253])-4)" table:style-name="ce5">
            <text:p>105.20521066302427</text:p>
          </table:table-cell>
          <table:table-cell office:value-type="float" office:value="105.205210663024" table:formula="of:=[.F253]+0" table:style-name="ce5">
            <text:p>105.21</text:p>
          </table:table-cell>
          <table:table-cell office:value-type="string" table:style-name="ce4">
            <text:p>92<text:span text:style-name="T1">: </text:span><text:span text:style-name="T2">123.00490614579925</text:span></text:p>
          </table:table-cell>
          <table:table-cell office:value-type="string" office:string-value="123.00490614579925" table:formula="of:=RIGHT([.H253];LEN([.H253])-4)" table:style-name="ce5">
            <text:p>123.00490614579925</text:p>
          </table:table-cell>
          <table:table-cell office:value-type="float" office:value="123.004906145799" table:formula="of:=[.I253]+0" table:style-name="ce5">
            <text:p>123.00</text:p>
          </table:table-cell>
          <table:table-cell office:value-type="string" table:style-name="ce4">
            <text:p>92<text:span text:style-name="T1">: </text:span><text:span text:style-name="T2">148.19689680134522</text:span></text:p>
          </table:table-cell>
          <table:table-cell office:value-type="string" office:string-value="148.19689680134522" table:formula="of:=RIGHT([.K253];LEN([.K253])-4)" table:style-name="ce5">
            <text:p>148.19689680134522</text:p>
          </table:table-cell>
          <table:table-cell office:value-type="float" office:value="148.19689680134499" table:formula="of:=[.L253]+0" table:style-name="ce5">
            <text:p>148.20</text:p>
          </table:table-cell>
          <table:table-cell office:value-type="string" table:style-name="ce4">
            <text:p>92<text:span text:style-name="T1">: </text:span><text:span text:style-name="T2">104.12860120333664</text:span></text:p>
          </table:table-cell>
          <table:table-cell office:value-type="string" office:string-value="104.12860120333664" table:formula="of:=RIGHT([.N253];LEN([.N253])-4)" table:style-name="ce5">
            <text:p>104.12860120333664</text:p>
          </table:table-cell>
          <table:table-cell office:value-type="float" office:value="104.128601203336" table:formula="of:=[.O253]+0" table:style-name="ce5">
            <text:p>104.13</text:p>
          </table:table-cell>
          <table:table-cell office:value-type="string" table:style-name="ce4">
            <text:p>92<text:span text:style-name="T1">: </text:span><text:span text:style-name="T2">123.64490019329243</text:span></text:p>
          </table:table-cell>
          <table:table-cell office:value-type="string" office:string-value="123.64490019329243" table:formula="of:=RIGHT([.Q253];LEN([.Q253])-4)" table:style-name="ce5">
            <text:p>123.64490019329243</text:p>
          </table:table-cell>
          <table:table-cell office:value-type="float" office:value="123.644900193292" table:formula="of:=[.R253]+0" table:style-name="ce5">
            <text:p>123.64</text:p>
          </table:table-cell>
          <table:table-cell office:value-type="string" table:style-name="ce4">
            <text:p>92<text:span text:style-name="T1">: </text:span><text:span text:style-name="T2">104.43406153890234</text:span></text:p>
          </table:table-cell>
          <table:table-cell office:value-type="string" office:string-value="104.43406153890234" table:formula="of:=RIGHT([.T253];LEN([.T253])-4)" table:style-name="ce5">
            <text:p>104.43406153890234</text:p>
          </table:table-cell>
          <table:table-cell office:value-type="float" office:value="104.434061538902" table:formula="of:=[.U253]+0" table:style-name="ce5">
            <text:p>104.43</text:p>
          </table:table-cell>
          <table:table-cell office:value-type="string" table:style-name="ce4">
            <text:p>92<text:span text:style-name="T1">: </text:span><text:span text:style-name="T2">145.61479193161222</text:span></text:p>
          </table:table-cell>
          <table:table-cell office:value-type="string" office:string-value="145.61479193161222" table:formula="of:=RIGHT([.W253];LEN([.W253])-4)" table:style-name="ce5">
            <text:p>145.61479193161222</text:p>
          </table:table-cell>
          <table:table-cell office:value-type="float" office:value="145.61479193161199" table:formula="of:=[.X253]+0" table:style-name="ce5">
            <text:p>145.61</text:p>
          </table:table-cell>
          <table:table-cell office:value-type="string" table:style-name="ce4">
            <text:p>92<text:span text:style-name="T1">: </text:span><text:span text:style-name="T2">143.51155873880512</text:span></text:p>
          </table:table-cell>
          <table:table-cell office:value-type="string" office:string-value="143.51155873880512" table:formula="of:=RIGHT([.Z253];LEN([.Z253])-4)" table:style-name="ce5">
            <text:p>143.51155873880512</text:p>
          </table:table-cell>
          <table:table-cell office:value-type="float" office:value="143.51155873880501" table:formula="of:=[.AA253]+0" table:style-name="ce5">
            <text:p>143.51</text:p>
          </table:table-cell>
          <table:table-cell office:value-type="string" table:style-name="ce4">
            <text:p>92<text:span text:style-name="T1">: </text:span><text:span text:style-name="T2">135.64632647601945</text:span></text:p>
          </table:table-cell>
          <table:table-cell office:value-type="string" office:string-value="135.64632647601945" table:formula="of:=RIGHT([.AC253];LEN([.AC253])-4)" table:style-name="ce5">
            <text:p>135.64632647601945</text:p>
          </table:table-cell>
          <table:table-cell office:value-type="float" office:value="135.646326476019" table:formula="of:=[.AD253]+0" table:style-name="ce5">
            <text:p>135.65</text:p>
          </table:table-cell>
          <table:table-cell office:value-type="float" office:value="127.42725264716428" table:formula="of:=([.D253]+[.G253]+[.J253]+[.M253]+[.P253]+[.S253]+[.V253]+[.Y253]+[.AB253]+[.AE253])/10" table:style-name="ce5">
            <text:p>127.43</text:p>
          </table:table-cell>
          <table:table-cell table:number-columns-repeated="16352"/>
        </table:table-row>
        <table:table-row table:style-name="ro1">
          <table:table-cell office:value-type="float" office:value="94" table:formula="of:=[.A253]+1" table:style-name="ce1">
            <text:p>94</text:p>
          </table:table-cell>
          <table:table-cell office:value-type="string" table:style-name="ce4">
            <text:p>93<text:span text:style-name="T1">: </text:span><text:span text:style-name="T2">139.05480084881947</text:span></text:p>
          </table:table-cell>
          <table:table-cell office:value-type="string" office:string-value="139.05480084881947" table:formula="of:=RIGHT([.B254];LEN([.B254])-4)" table:style-name="ce5">
            <text:p>139.05480084881947</text:p>
          </table:table-cell>
          <table:table-cell office:value-type="float" office:value="139.05480084881901" table:formula="of:=[.C254]+0" table:style-name="ce5">
            <text:p>139.05</text:p>
          </table:table-cell>
          <table:table-cell office:value-type="string" table:style-name="ce4">
            <text:p>93<text:span text:style-name="T1">: </text:span><text:span text:style-name="T2">105.48702109255709</text:span></text:p>
          </table:table-cell>
          <table:table-cell office:value-type="string" office:string-value="105.48702109255709" table:formula="of:=RIGHT([.E254];LEN([.E254])-4)" table:style-name="ce5">
            <text:p>105.48702109255709</text:p>
          </table:table-cell>
          <table:table-cell office:value-type="float" office:value="105.487021092557" table:formula="of:=[.F254]+0" table:style-name="ce5">
            <text:p>105.49</text:p>
          </table:table-cell>
          <table:table-cell office:value-type="string" table:style-name="ce4">
            <text:p>93<text:span text:style-name="T1">: </text:span><text:span text:style-name="T2">121.03448052124442</text:span></text:p>
          </table:table-cell>
          <table:table-cell office:value-type="string" office:string-value="121.03448052124442" table:formula="of:=RIGHT([.H254];LEN([.H254])-4)" table:style-name="ce5">
            <text:p>121.03448052124442</text:p>
          </table:table-cell>
          <table:table-cell office:value-type="float" office:value="121.03448052124401" table:formula="of:=[.I254]+0" table:style-name="ce5">
            <text:p>121.03</text:p>
          </table:table-cell>
          <table:table-cell office:value-type="string" table:style-name="ce4">
            <text:p>93<text:span text:style-name="T1">: </text:span><text:span text:style-name="T2">124.18968719102776</text:span></text:p>
          </table:table-cell>
          <table:table-cell office:value-type="string" office:string-value="124.18968719102776" table:formula="of:=RIGHT([.K254];LEN([.K254])-4)" table:style-name="ce5">
            <text:p>124.18968719102776</text:p>
          </table:table-cell>
          <table:table-cell office:value-type="float" office:value="124.18968719102701" table:formula="of:=[.L254]+0" table:style-name="ce5">
            <text:p>124.19</text:p>
          </table:table-cell>
          <table:table-cell office:value-type="string" table:style-name="ce4">
            <text:p>93<text:span text:style-name="T1">: </text:span><text:span text:style-name="T2">105.34184180975446</text:span></text:p>
          </table:table-cell>
          <table:table-cell office:value-type="string" office:string-value="105.34184180975446" table:formula="of:=RIGHT([.N254];LEN([.N254])-4)" table:style-name="ce5">
            <text:p>105.34184180975446</text:p>
          </table:table-cell>
          <table:table-cell office:value-type="float" office:value="105.341841809754" table:formula="of:=[.O254]+0" table:style-name="ce5">
            <text:p>105.34</text:p>
          </table:table-cell>
          <table:table-cell office:value-type="string" table:style-name="ce4">
            <text:p>93<text:span text:style-name="T1">: </text:span><text:span text:style-name="T2">102.5443685048869</text:span></text:p>
          </table:table-cell>
          <table:table-cell office:value-type="string" office:string-value="102.5443685048869" table:formula="of:=RIGHT([.Q254];LEN([.Q254])-4)" table:style-name="ce5">
            <text:p>102.5443685048869</text:p>
          </table:table-cell>
          <table:table-cell office:value-type="float" office:value="102.54436850488599" table:formula="of:=[.R254]+0" table:style-name="ce5">
            <text:p>102.54</text:p>
          </table:table-cell>
          <table:table-cell office:value-type="string" table:style-name="ce4">
            <text:p>93<text:span text:style-name="T1">: </text:span><text:span text:style-name="T2">95.71544880946144</text:span></text:p>
          </table:table-cell>
          <table:table-cell office:value-type="string" office:string-value="95.71544880946144" table:formula="of:=RIGHT([.T254];LEN([.T254])-4)" table:style-name="ce5">
            <text:p>95.71544880946144</text:p>
          </table:table-cell>
          <table:table-cell office:value-type="float" office:value="95.715448809461407" table:formula="of:=[.U254]+0" table:style-name="ce5">
            <text:p>95.72</text:p>
          </table:table-cell>
          <table:table-cell office:value-type="string" table:style-name="ce4">
            <text:p>93<text:span text:style-name="T1">: </text:span><text:span text:style-name="T2">145.2427966483655</text:span></text:p>
          </table:table-cell>
          <table:table-cell office:value-type="string" office:string-value="145.2427966483655" table:formula="of:=RIGHT([.W254];LEN([.W254])-4)" table:style-name="ce5">
            <text:p>145.2427966483655</text:p>
          </table:table-cell>
          <table:table-cell office:value-type="float" office:value="145.24279664836499" table:formula="of:=[.X254]+0" table:style-name="ce5">
            <text:p>145.24</text:p>
          </table:table-cell>
          <table:table-cell office:value-type="string" table:style-name="ce4">
            <text:p>93<text:span text:style-name="T1">: </text:span><text:span text:style-name="T2">133.01589232107844</text:span></text:p>
          </table:table-cell>
          <table:table-cell office:value-type="string" office:string-value="133.01589232107844" table:formula="of:=RIGHT([.Z254];LEN([.Z254])-4)" table:style-name="ce5">
            <text:p>133.01589232107844</text:p>
          </table:table-cell>
          <table:table-cell office:value-type="float" office:value="133.01589232107801" table:formula="of:=[.AA254]+0" table:style-name="ce5">
            <text:p>133.02</text:p>
          </table:table-cell>
          <table:table-cell office:value-type="string" table:style-name="ce4">
            <text:p>93<text:span text:style-name="T1">: </text:span><text:span text:style-name="T2">91.19685125071888</text:span></text:p>
          </table:table-cell>
          <table:table-cell office:value-type="string" office:string-value="91.19685125071888" table:formula="of:=RIGHT([.AC254];LEN([.AC254])-4)" table:style-name="ce5">
            <text:p>91.19685125071888</text:p>
          </table:table-cell>
          <table:table-cell office:value-type="float" office:value="91.196851250718794" table:formula="of:=[.AD254]+0" table:style-name="ce5">
            <text:p>91.20</text:p>
          </table:table-cell>
          <table:table-cell office:value-type="float" office:value="116.28231889979102" table:formula="of:=([.D254]+[.G254]+[.J254]+[.M254]+[.P254]+[.S254]+[.V254]+[.Y254]+[.AB254]+[.AE254])/10" table:style-name="ce5">
            <text:p>116.28</text:p>
          </table:table-cell>
          <table:table-cell table:number-columns-repeated="16352"/>
        </table:table-row>
        <table:table-row table:style-name="ro1">
          <table:table-cell office:value-type="float" office:value="95" table:formula="of:=[.A254]+1" table:style-name="ce1">
            <text:p>95</text:p>
          </table:table-cell>
          <table:table-cell office:value-type="string" table:style-name="ce4">
            <text:p>94<text:span text:style-name="T1">: </text:span><text:span text:style-name="T2">138.80009961540907</text:span></text:p>
          </table:table-cell>
          <table:table-cell office:value-type="string" office:string-value="138.80009961540907" table:formula="of:=RIGHT([.B255];LEN([.B255])-4)" table:style-name="ce5">
            <text:p>138.80009961540907</text:p>
          </table:table-cell>
          <table:table-cell office:value-type="float" office:value="138.80009961540901" table:formula="of:=[.C255]+0" table:style-name="ce5">
            <text:p>138.80</text:p>
          </table:table-cell>
          <table:table-cell office:value-type="string" table:style-name="ce4">
            <text:p>94<text:span text:style-name="T1">: </text:span><text:span text:style-name="T2">105.02572489934505</text:span></text:p>
          </table:table-cell>
          <table:table-cell office:value-type="string" office:string-value="105.02572489934505" table:formula="of:=RIGHT([.E255];LEN([.E255])-4)" table:style-name="ce5">
            <text:p>105.02572489934505</text:p>
          </table:table-cell>
          <table:table-cell office:value-type="float" office:value="105.02572489934499" table:formula="of:=[.F255]+0" table:style-name="ce5">
            <text:p>105.03</text:p>
          </table:table-cell>
          <table:table-cell office:value-type="string" table:style-name="ce4">
            <text:p>94<text:span text:style-name="T1">: </text:span><text:span text:style-name="T2">121.0596235435134</text:span></text:p>
          </table:table-cell>
          <table:table-cell office:value-type="string" office:string-value="121.0596235435134" table:formula="of:=RIGHT([.H255];LEN([.H255])-4)" table:style-name="ce5">
            <text:p>121.0596235435134</text:p>
          </table:table-cell>
          <table:table-cell office:value-type="float" office:value="121.059623543513" table:formula="of:=[.I255]+0" table:style-name="ce5">
            <text:p>121.06</text:p>
          </table:table-cell>
          <table:table-cell office:value-type="string" table:style-name="ce4">
            <text:p>94<text:span text:style-name="T1">: </text:span><text:span text:style-name="T2">122.3256196072928</text:span></text:p>
          </table:table-cell>
          <table:table-cell office:value-type="string" office:string-value="122.3256196072928" table:formula="of:=RIGHT([.K255];LEN([.K255])-4)" table:style-name="ce5">
            <text:p>122.3256196072928</text:p>
          </table:table-cell>
          <table:table-cell office:value-type="float" office:value="122.325619607292" table:formula="of:=[.L255]+0" table:style-name="ce5">
            <text:p>122.33</text:p>
          </table:table-cell>
          <table:table-cell office:value-type="string" table:style-name="ce4">
            <text:p>94<text:span text:style-name="T1">: </text:span><text:span text:style-name="T2">90.54184263756868</text:span></text:p>
          </table:table-cell>
          <table:table-cell office:value-type="string" office:string-value="90.54184263756868" table:formula="of:=RIGHT([.N255];LEN([.N255])-4)" table:style-name="ce5">
            <text:p>90.54184263756868</text:p>
          </table:table-cell>
          <table:table-cell office:value-type="float" office:value="90.541842637568607" table:formula="of:=[.O255]+0" table:style-name="ce5">
            <text:p>90.54</text:p>
          </table:table-cell>
          <table:table-cell office:value-type="string" table:style-name="ce4">
            <text:p>94<text:span text:style-name="T1">: </text:span><text:span text:style-name="T2">120.32412412071362</text:span></text:p>
          </table:table-cell>
          <table:table-cell office:value-type="string" office:string-value="120.32412412071362" table:formula="of:=RIGHT([.Q255];LEN([.Q255])-4)" table:style-name="ce5">
            <text:p>120.32412412071362</text:p>
          </table:table-cell>
          <table:table-cell office:value-type="float" office:value="120.32412412071299" table:formula="of:=[.R255]+0" table:style-name="ce5">
            <text:p>120.32</text:p>
          </table:table-cell>
          <table:table-cell office:value-type="string" table:style-name="ce4">
            <text:p>94<text:span text:style-name="T1">: </text:span><text:span text:style-name="T2">131.55630008400223</text:span></text:p>
          </table:table-cell>
          <table:table-cell office:value-type="string" office:string-value="131.55630008400223" table:formula="of:=RIGHT([.T255];LEN([.T255])-4)" table:style-name="ce5">
            <text:p>131.55630008400223</text:p>
          </table:table-cell>
          <table:table-cell office:value-type="float" office:value="131.556300084002" table:formula="of:=[.U255]+0" table:style-name="ce5">
            <text:p>131.56</text:p>
          </table:table-cell>
          <table:table-cell office:value-type="string" table:style-name="ce4">
            <text:p>94<text:span text:style-name="T1">: </text:span><text:span text:style-name="T2">133.0374273405864</text:span></text:p>
          </table:table-cell>
          <table:table-cell office:value-type="string" office:string-value="133.0374273405864" table:formula="of:=RIGHT([.W255];LEN([.W255])-4)" table:style-name="ce5">
            <text:p>133.0374273405864</text:p>
          </table:table-cell>
          <table:table-cell office:value-type="float" office:value="133.03742734058599" table:formula="of:=[.X255]+0" table:style-name="ce5">
            <text:p>133.04</text:p>
          </table:table-cell>
          <table:table-cell office:value-type="string" table:style-name="ce4">
            <text:p>94<text:span text:style-name="T1">: </text:span><text:span text:style-name="T2">143.35003947560958</text:span></text:p>
          </table:table-cell>
          <table:table-cell office:value-type="string" office:string-value="143.35003947560958" table:formula="of:=RIGHT([.Z255];LEN([.Z255])-4)" table:style-name="ce5">
            <text:p>143.35003947560958</text:p>
          </table:table-cell>
          <table:table-cell office:value-type="float" office:value="143.35003947560901" table:formula="of:=[.AA255]+0" table:style-name="ce5">
            <text:p>143.35</text:p>
          </table:table-cell>
          <table:table-cell office:value-type="string" table:style-name="ce4">
            <text:p>94<text:span text:style-name="T1">: </text:span><text:span text:style-name="T2">135.44367336671664</text:span></text:p>
          </table:table-cell>
          <table:table-cell office:value-type="string" office:string-value="135.44367336671664" table:formula="of:=RIGHT([.AC255];LEN([.AC255])-4)" table:style-name="ce5">
            <text:p>135.44367336671664</text:p>
          </table:table-cell>
          <table:table-cell office:value-type="float" office:value="135.44367336671601" table:formula="of:=[.AD255]+0" table:style-name="ce5">
            <text:p>135.44</text:p>
          </table:table-cell>
          <table:table-cell office:value-type="float" office:value="124.14644746907535" table:formula="of:=([.D255]+[.G255]+[.J255]+[.M255]+[.P255]+[.S255]+[.V255]+[.Y255]+[.AB255]+[.AE255])/10" table:style-name="ce5">
            <text:p>124.15</text:p>
          </table:table-cell>
          <table:table-cell table:number-columns-repeated="16352"/>
        </table:table-row>
        <table:table-row table:style-name="ro1">
          <table:table-cell office:value-type="float" office:value="96" table:formula="of:=[.A255]+1" table:style-name="ce1">
            <text:p>96</text:p>
          </table:table-cell>
          <table:table-cell office:value-type="string" table:style-name="ce4">
            <text:p>95<text:span text:style-name="T1">: </text:span><text:span text:style-name="T2">122.30725422300027</text:span></text:p>
          </table:table-cell>
          <table:table-cell office:value-type="string" office:string-value="122.30725422300027" table:formula="of:=RIGHT([.B256];LEN([.B256])-4)" table:style-name="ce5">
            <text:p>122.30725422300027</text:p>
          </table:table-cell>
          <table:table-cell office:value-type="float" office:value="122.307254223" table:formula="of:=[.C256]+0" table:style-name="ce5">
            <text:p>122.31</text:p>
          </table:table-cell>
          <table:table-cell office:value-type="string" table:style-name="ce4">
            <text:p>95<text:span text:style-name="T1">: </text:span><text:span text:style-name="T2">105.69577160288003</text:span></text:p>
          </table:table-cell>
          <table:table-cell office:value-type="string" office:string-value="105.69577160288003" table:formula="of:=RIGHT([.E256];LEN([.E256])-4)" table:style-name="ce5">
            <text:p>105.69577160288003</text:p>
          </table:table-cell>
          <table:table-cell office:value-type="float" office:value="105.69577160288" table:formula="of:=[.F256]+0" table:style-name="ce5">
            <text:p>105.70</text:p>
          </table:table-cell>
          <table:table-cell office:value-type="string" table:style-name="ce4">
            <text:p>95<text:span text:style-name="T1">: </text:span><text:span text:style-name="T2">144.29708625730578</text:span></text:p>
          </table:table-cell>
          <table:table-cell office:value-type="string" office:string-value="144.29708625730578" table:formula="of:=RIGHT([.H256];LEN([.H256])-4)" table:style-name="ce5">
            <text:p>144.29708625730578</text:p>
          </table:table-cell>
          <table:table-cell office:value-type="float" office:value="144.29708625730501" table:formula="of:=[.I256]+0" table:style-name="ce5">
            <text:p>144.30</text:p>
          </table:table-cell>
          <table:table-cell office:value-type="string" table:style-name="ce4">
            <text:p>95<text:span text:style-name="T1">: </text:span><text:span text:style-name="T2">125.19015229774172</text:span></text:p>
          </table:table-cell>
          <table:table-cell office:value-type="string" office:string-value="125.19015229774172" table:formula="of:=RIGHT([.K256];LEN([.K256])-4)" table:style-name="ce5">
            <text:p>125.19015229774172</text:p>
          </table:table-cell>
          <table:table-cell office:value-type="float" office:value="125.19015229774099" table:formula="of:=[.L256]+0" table:style-name="ce5">
            <text:p>125.19</text:p>
          </table:table-cell>
          <table:table-cell office:value-type="string" table:style-name="ce4">
            <text:p>95<text:span text:style-name="T1">: </text:span><text:span text:style-name="T2">99.71447971706874</text:span></text:p>
          </table:table-cell>
          <table:table-cell office:value-type="string" office:string-value="99.71447971706874" table:formula="of:=RIGHT([.N256];LEN([.N256])-4)" table:style-name="ce5">
            <text:p>99.71447971706874</text:p>
          </table:table-cell>
          <table:table-cell office:value-type="float" office:value="99.714479717068699" table:formula="of:=[.O256]+0" table:style-name="ce5">
            <text:p>99.71</text:p>
          </table:table-cell>
          <table:table-cell office:value-type="string" table:style-name="ce4">
            <text:p>95<text:span text:style-name="T1">: </text:span><text:span text:style-name="T2">124.72677445303187</text:span></text:p>
          </table:table-cell>
          <table:table-cell office:value-type="string" office:string-value="124.72677445303187" table:formula="of:=RIGHT([.Q256];LEN([.Q256])-4)" table:style-name="ce5">
            <text:p>124.72677445303187</text:p>
          </table:table-cell>
          <table:table-cell office:value-type="float" office:value="124.726774453031" table:formula="of:=[.R256]+0" table:style-name="ce5">
            <text:p>124.73</text:p>
          </table:table-cell>
          <table:table-cell office:value-type="string" table:style-name="ce4">
            <text:p>95<text:span text:style-name="T1">: </text:span><text:span text:style-name="T2">102.29035030017981</text:span></text:p>
          </table:table-cell>
          <table:table-cell office:value-type="string" office:string-value="102.29035030017981" table:formula="of:=RIGHT([.T256];LEN([.T256])-4)" table:style-name="ce5">
            <text:p>102.29035030017981</text:p>
          </table:table-cell>
          <table:table-cell office:value-type="float" office:value="102.290350300179" table:formula="of:=[.U256]+0" table:style-name="ce5">
            <text:p>102.29</text:p>
          </table:table-cell>
          <table:table-cell office:value-type="string" table:style-name="ce4">
            <text:p>95<text:span text:style-name="T1">: </text:span><text:span text:style-name="T2">132.9461419322466</text:span></text:p>
          </table:table-cell>
          <table:table-cell office:value-type="string" office:string-value="132.9461419322466" table:formula="of:=RIGHT([.W256];LEN([.W256])-4)" table:style-name="ce5">
            <text:p>132.9461419322466</text:p>
          </table:table-cell>
          <table:table-cell office:value-type="float" office:value="132.94614193224601" table:formula="of:=[.X256]+0" table:style-name="ce5">
            <text:p>132.95</text:p>
          </table:table-cell>
          <table:table-cell office:value-type="string" table:style-name="ce4">
            <text:p>95<text:span text:style-name="T1">: </text:span><text:span text:style-name="T2">102.597513045907</text:span></text:p>
          </table:table-cell>
          <table:table-cell office:value-type="string" office:string-value="102.597513045907" table:formula="of:=RIGHT([.Z256];LEN([.Z256])-4)" table:style-name="ce5">
            <text:p>102.597513045907</text:p>
          </table:table-cell>
          <table:table-cell office:value-type="float" office:value="102.59751304590699" table:formula="of:=[.AA256]+0" table:style-name="ce5">
            <text:p>102.60</text:p>
          </table:table-cell>
          <table:table-cell office:value-type="string" table:style-name="ce4">
            <text:p>95<text:span text:style-name="T1">: </text:span><text:span text:style-name="T2">133.84841237768833</text:span></text:p>
          </table:table-cell>
          <table:table-cell office:value-type="string" office:string-value="133.84841237768833" table:formula="of:=RIGHT([.AC256];LEN([.AC256])-4)" table:style-name="ce5">
            <text:p>133.84841237768833</text:p>
          </table:table-cell>
          <table:table-cell office:value-type="float" office:value="133.84841237768799" table:formula="of:=[.AD256]+0" table:style-name="ce5">
            <text:p>133.85</text:p>
          </table:table-cell>
          <table:table-cell office:value-type="float" office:value="119.36139362070458" table:formula="of:=([.D256]+[.G256]+[.J256]+[.M256]+[.P256]+[.S256]+[.V256]+[.Y256]+[.AB256]+[.AE256])/10" table:style-name="ce5">
            <text:p>119.36</text:p>
          </table:table-cell>
          <table:table-cell table:number-columns-repeated="16352"/>
        </table:table-row>
        <table:table-row table:style-name="ro1">
          <table:table-cell office:value-type="float" office:value="97" table:formula="of:=[.A256]+1" table:style-name="ce1">
            <text:p>97</text:p>
          </table:table-cell>
          <table:table-cell office:value-type="string" table:style-name="ce4">
            <text:p>96<text:span text:style-name="T1">: </text:span><text:span text:style-name="T2">122.33745041072957</text:span></text:p>
          </table:table-cell>
          <table:table-cell office:value-type="string" office:string-value="122.33745041072957" table:formula="of:=RIGHT([.B257];LEN([.B257])-4)" table:style-name="ce5">
            <text:p>122.33745041072957</text:p>
          </table:table-cell>
          <table:table-cell office:value-type="float" office:value="122.33745041072901" table:formula="of:=[.C257]+0" table:style-name="ce5">
            <text:p>122.34</text:p>
          </table:table-cell>
          <table:table-cell office:value-type="string" table:style-name="ce4">
            <text:p>96<text:span text:style-name="T1">: </text:span><text:span text:style-name="T2">105.53953694788943</text:span></text:p>
          </table:table-cell>
          <table:table-cell office:value-type="string" office:string-value="105.53953694788943" table:formula="of:=RIGHT([.E257];LEN([.E257])-4)" table:style-name="ce5">
            <text:p>105.53953694788943</text:p>
          </table:table-cell>
          <table:table-cell office:value-type="float" office:value="105.539536947889" table:formula="of:=[.F257]+0" table:style-name="ce5">
            <text:p>105.54</text:p>
          </table:table-cell>
          <table:table-cell office:value-type="string" table:style-name="ce4">
            <text:p>96<text:span text:style-name="T1">: </text:span><text:span text:style-name="T2">121.36455000859006</text:span></text:p>
          </table:table-cell>
          <table:table-cell office:value-type="string" office:string-value="121.36455000859006" table:formula="of:=RIGHT([.H257];LEN([.H257])-4)" table:style-name="ce5">
            <text:p>121.36455000859006</text:p>
          </table:table-cell>
          <table:table-cell office:value-type="float" office:value="121.36455000859" table:formula="of:=[.I257]+0" table:style-name="ce5">
            <text:p>121.36</text:p>
          </table:table-cell>
          <table:table-cell office:value-type="string" table:style-name="ce4">
            <text:p>96<text:span text:style-name="T1">: </text:span><text:span text:style-name="T2">125.84980317821837</text:span></text:p>
          </table:table-cell>
          <table:table-cell office:value-type="string" office:string-value="125.84980317821837" table:formula="of:=RIGHT([.K257];LEN([.K257])-4)" table:style-name="ce5">
            <text:p>125.84980317821837</text:p>
          </table:table-cell>
          <table:table-cell office:value-type="float" office:value="125.849803178218" table:formula="of:=[.L257]+0" table:style-name="ce5">
            <text:p>125.85</text:p>
          </table:table-cell>
          <table:table-cell office:value-type="string" table:style-name="ce4">
            <text:p>96<text:span text:style-name="T1">: </text:span><text:span text:style-name="T2">101.08969889428008</text:span></text:p>
          </table:table-cell>
          <table:table-cell office:value-type="string" office:string-value="101.08969889428008" table:formula="of:=RIGHT([.N257];LEN([.N257])-4)" table:style-name="ce5">
            <text:p>101.08969889428008</text:p>
          </table:table-cell>
          <table:table-cell office:value-type="float" office:value="101.08969889428" table:formula="of:=[.O257]+0" table:style-name="ce5">
            <text:p>101.09</text:p>
          </table:table-cell>
          <table:table-cell office:value-type="string" table:style-name="ce4">
            <text:p>96<text:span text:style-name="T1">: </text:span><text:span text:style-name="T2">123.26149324379757</text:span></text:p>
          </table:table-cell>
          <table:table-cell office:value-type="string" office:string-value="123.26149324379757" table:formula="of:=RIGHT([.Q257];LEN([.Q257])-4)" table:style-name="ce5">
            <text:p>123.26149324379757</text:p>
          </table:table-cell>
          <table:table-cell office:value-type="float" office:value="123.26149324379701" table:formula="of:=[.R257]+0" table:style-name="ce5">
            <text:p>123.26</text:p>
          </table:table-cell>
          <table:table-cell office:value-type="string" table:style-name="ce4">
            <text:p>96<text:span text:style-name="T1">: </text:span><text:span text:style-name="T2">125.48359787179984</text:span></text:p>
          </table:table-cell>
          <table:table-cell office:value-type="string" office:string-value="125.48359787179984" table:formula="of:=RIGHT([.T257];LEN([.T257])-4)" table:style-name="ce5">
            <text:p>125.48359787179984</text:p>
          </table:table-cell>
          <table:table-cell office:value-type="float" office:value="125.48359787179901" table:formula="of:=[.U257]+0" table:style-name="ce5">
            <text:p>125.48</text:p>
          </table:table-cell>
          <table:table-cell office:value-type="string" table:style-name="ce4">
            <text:p>96<text:span text:style-name="T1">: </text:span><text:span text:style-name="T2">145.4197813399766</text:span></text:p>
          </table:table-cell>
          <table:table-cell office:value-type="string" office:string-value="145.4197813399766" table:formula="of:=RIGHT([.W257];LEN([.W257])-4)" table:style-name="ce5">
            <text:p>145.4197813399766</text:p>
          </table:table-cell>
          <table:table-cell office:value-type="float" office:value="145.419781339976" table:formula="of:=[.X257]+0" table:style-name="ce5">
            <text:p>145.42</text:p>
          </table:table-cell>
          <table:table-cell office:value-type="string" table:style-name="ce4">
            <text:p>96<text:span text:style-name="T1">: </text:span><text:span text:style-name="T2">136.2326742556517</text:span></text:p>
          </table:table-cell>
          <table:table-cell office:value-type="string" office:string-value="136.2326742556517" table:formula="of:=RIGHT([.Z257];LEN([.Z257])-4)" table:style-name="ce5">
            <text:p>136.2326742556517</text:p>
          </table:table-cell>
          <table:table-cell office:value-type="float" office:value="136.23267425565101" table:formula="of:=[.AA257]+0" table:style-name="ce5">
            <text:p>136.23</text:p>
          </table:table-cell>
          <table:table-cell office:value-type="string" table:style-name="ce4">
            <text:p>96<text:span text:style-name="T1">: </text:span><text:span text:style-name="T2">134.96185702002944</text:span></text:p>
          </table:table-cell>
          <table:table-cell office:value-type="string" office:string-value="134.96185702002944" table:formula="of:=RIGHT([.AC257];LEN([.AC257])-4)" table:style-name="ce5">
            <text:p>134.96185702002944</text:p>
          </table:table-cell>
          <table:table-cell office:value-type="float" office:value="134.96185702002899" table:formula="of:=[.AD257]+0" table:style-name="ce5">
            <text:p>134.96</text:p>
          </table:table-cell>
          <table:table-cell office:value-type="float" office:value="124.15404431709581" table:formula="of:=([.D257]+[.G257]+[.J257]+[.M257]+[.P257]+[.S257]+[.V257]+[.Y257]+[.AB257]+[.AE257])/10" table:style-name="ce5">
            <text:p>124.15</text:p>
          </table:table-cell>
          <table:table-cell table:number-columns-repeated="16352"/>
        </table:table-row>
        <table:table-row table:style-name="ro1">
          <table:table-cell office:value-type="float" office:value="98" table:formula="of:=[.A257]+1" table:style-name="ce1">
            <text:p>98</text:p>
          </table:table-cell>
          <table:table-cell office:value-type="string" table:style-name="ce4">
            <text:p>97<text:span text:style-name="T1">: </text:span><text:span text:style-name="T2">105.98123478173912</text:span></text:p>
          </table:table-cell>
          <table:table-cell office:value-type="string" office:string-value="105.98123478173912" table:formula="of:=RIGHT([.B258];LEN([.B258])-4)" table:style-name="ce5">
            <text:p>105.98123478173912</text:p>
          </table:table-cell>
          <table:table-cell office:value-type="float" office:value="105.981234781739" table:formula="of:=[.C258]+0" table:style-name="ce5">
            <text:p>105.98</text:p>
          </table:table-cell>
          <table:table-cell office:value-type="string" table:style-name="ce4">
            <text:p>97<text:span text:style-name="T1">: </text:span><text:span text:style-name="T2">85.3450243611532</text:span></text:p>
          </table:table-cell>
          <table:table-cell office:value-type="string" office:string-value="85.3450243611532" table:formula="of:=RIGHT([.E258];LEN([.E258])-4)" table:style-name="ce5">
            <text:p>85.3450243611532</text:p>
          </table:table-cell>
          <table:table-cell office:value-type="float" office:value="85.345024361153193" table:formula="of:=[.F258]+0" table:style-name="ce5">
            <text:p>85.35</text:p>
          </table:table-cell>
          <table:table-cell office:value-type="string" table:style-name="ce4">
            <text:p>97<text:span text:style-name="T1">: </text:span><text:span text:style-name="T2">134.15929817558631</text:span></text:p>
          </table:table-cell>
          <table:table-cell office:value-type="string" office:string-value="134.15929817558631" table:formula="of:=RIGHT([.H258];LEN([.H258])-4)" table:style-name="ce5">
            <text:p>134.15929817558631</text:p>
          </table:table-cell>
          <table:table-cell office:value-type="float" office:value="134.159298175586" table:formula="of:=[.I258]+0" table:style-name="ce5">
            <text:p>134.16</text:p>
          </table:table-cell>
          <table:table-cell office:value-type="string" table:style-name="ce4">
            <text:p>97<text:span text:style-name="T1">: </text:span><text:span text:style-name="T2">130.26787646369368</text:span></text:p>
          </table:table-cell>
          <table:table-cell office:value-type="string" office:string-value="130.26787646369368" table:formula="of:=RIGHT([.K258];LEN([.K258])-4)" table:style-name="ce5">
            <text:p>130.26787646369368</text:p>
          </table:table-cell>
          <table:table-cell office:value-type="float" office:value="130.267876463693" table:formula="of:=[.L258]+0" table:style-name="ce5">
            <text:p>130.27</text:p>
          </table:table-cell>
          <table:table-cell office:value-type="string" table:style-name="ce4">
            <text:p>97<text:span text:style-name="T1">: </text:span><text:span text:style-name="T2">100.85885815473395</text:span></text:p>
          </table:table-cell>
          <table:table-cell office:value-type="string" office:string-value="100.85885815473395" table:formula="of:=RIGHT([.N258];LEN([.N258])-4)" table:style-name="ce5">
            <text:p>100.85885815473395</text:p>
          </table:table-cell>
          <table:table-cell office:value-type="float" office:value="100.858858154733" table:formula="of:=[.O258]+0" table:style-name="ce5">
            <text:p>100.86</text:p>
          </table:table-cell>
          <table:table-cell office:value-type="string" table:style-name="ce4">
            <text:p>97<text:span text:style-name="T1">: </text:span><text:span text:style-name="T2">122.65485491519614</text:span></text:p>
          </table:table-cell>
          <table:table-cell office:value-type="string" office:string-value="122.65485491519614" table:formula="of:=RIGHT([.Q258];LEN([.Q258])-4)" table:style-name="ce5">
            <text:p>122.65485491519614</text:p>
          </table:table-cell>
          <table:table-cell office:value-type="float" office:value="122.654854915196" table:formula="of:=[.R258]+0" table:style-name="ce5">
            <text:p>122.65</text:p>
          </table:table-cell>
          <table:table-cell office:value-type="string" table:style-name="ce4">
            <text:p>97<text:span text:style-name="T1">: </text:span><text:span text:style-name="T2">94.52595706266708</text:span></text:p>
          </table:table-cell>
          <table:table-cell office:value-type="string" office:string-value="94.52595706266708" table:formula="of:=RIGHT([.T258];LEN([.T258])-4)" table:style-name="ce5">
            <text:p>94.52595706266708</text:p>
          </table:table-cell>
          <table:table-cell office:value-type="float" office:value="94.525957062667004" table:formula="of:=[.U258]+0" table:style-name="ce5">
            <text:p>94.53</text:p>
          </table:table-cell>
          <table:table-cell office:value-type="string" table:style-name="ce4">
            <text:p>97<text:span text:style-name="T1">: </text:span><text:span text:style-name="T2">123.6925827978166</text:span></text:p>
          </table:table-cell>
          <table:table-cell office:value-type="string" office:string-value="123.6925827978166" table:formula="of:=RIGHT([.W258];LEN([.W258])-4)" table:style-name="ce5">
            <text:p>123.6925827978166</text:p>
          </table:table-cell>
          <table:table-cell office:value-type="float" office:value="123.692582797816" table:formula="of:=[.X258]+0" table:style-name="ce5">
            <text:p>123.69</text:p>
          </table:table-cell>
          <table:table-cell office:value-type="string" table:style-name="ce4">
            <text:p>97<text:span text:style-name="T1">: </text:span><text:span text:style-name="T2">144.4095668041901</text:span></text:p>
          </table:table-cell>
          <table:table-cell office:value-type="string" office:string-value="144.4095668041901" table:formula="of:=RIGHT([.Z258];LEN([.Z258])-4)" table:style-name="ce5">
            <text:p>144.4095668041901</text:p>
          </table:table-cell>
          <table:table-cell office:value-type="float" office:value="144.40956680419001" table:formula="of:=[.AA258]+0" table:style-name="ce5">
            <text:p>144.41</text:p>
          </table:table-cell>
          <table:table-cell office:value-type="string" table:style-name="ce4">
            <text:p>97<text:span text:style-name="T1">: </text:span><text:span text:style-name="T2">134.40404330131648</text:span></text:p>
          </table:table-cell>
          <table:table-cell office:value-type="string" office:string-value="134.40404330131648" table:formula="of:=RIGHT([.AC258];LEN([.AC258])-4)" table:style-name="ce5">
            <text:p>134.40404330131648</text:p>
          </table:table-cell>
          <table:table-cell office:value-type="float" office:value="134.40404330131599" table:formula="of:=[.AD258]+0" table:style-name="ce5">
            <text:p>134.40</text:p>
          </table:table-cell>
          <table:table-cell office:value-type="float" office:value="117.62992968180893" table:formula="of:=([.D258]+[.G258]+[.J258]+[.M258]+[.P258]+[.S258]+[.V258]+[.Y258]+[.AB258]+[.AE258])/10" table:style-name="ce5">
            <text:p>117.63</text:p>
          </table:table-cell>
          <table:table-cell table:number-columns-repeated="16352"/>
        </table:table-row>
        <table:table-row table:style-name="ro1">
          <table:table-cell office:value-type="float" office:value="99" table:formula="of:=[.A258]+1" table:style-name="ce1">
            <text:p>99</text:p>
          </table:table-cell>
          <table:table-cell office:value-type="string" table:style-name="ce4">
            <text:p>98<text:span text:style-name="T1">: </text:span><text:span text:style-name="T2">122.03364757287152</text:span></text:p>
          </table:table-cell>
          <table:table-cell office:value-type="string" office:string-value="122.03364757287152" table:formula="of:=RIGHT([.B259];LEN([.B259])-4)" table:style-name="ce5">
            <text:p>122.03364757287152</text:p>
          </table:table-cell>
          <table:table-cell office:value-type="float" office:value="122.033647572871" table:formula="of:=[.C259]+0" table:style-name="ce5">
            <text:p>122.03</text:p>
          </table:table-cell>
          <table:table-cell office:value-type="string" table:style-name="ce4">
            <text:p>98<text:span text:style-name="T1">: </text:span><text:span text:style-name="T2">107.13404247704396</text:span></text:p>
          </table:table-cell>
          <table:table-cell office:value-type="string" office:string-value="107.13404247704396" table:formula="of:=RIGHT([.E259];LEN([.E259])-4)" table:style-name="ce5">
            <text:p>107.13404247704396</text:p>
          </table:table-cell>
          <table:table-cell office:value-type="float" office:value="107.134042477043" table:formula="of:=[.F259]+0" table:style-name="ce5">
            <text:p>107.13</text:p>
          </table:table-cell>
          <table:table-cell office:value-type="string" table:style-name="ce4">
            <text:p>98<text:span text:style-name="T1">: </text:span><text:span text:style-name="T2">108.91046441103957</text:span></text:p>
          </table:table-cell>
          <table:table-cell office:value-type="string" office:string-value="108.91046441103957" table:formula="of:=RIGHT([.H259];LEN([.H259])-4)" table:style-name="ce5">
            <text:p>108.91046441103957</text:p>
          </table:table-cell>
          <table:table-cell office:value-type="float" office:value="108.910464411039" table:formula="of:=[.I259]+0" table:style-name="ce5">
            <text:p>108.91</text:p>
          </table:table-cell>
          <table:table-cell office:value-type="string" table:style-name="ce4">
            <text:p>98<text:span text:style-name="T1">: </text:span><text:span text:style-name="T2">129.8589064103444</text:span></text:p>
          </table:table-cell>
          <table:table-cell office:value-type="string" office:string-value="129.8589064103444" table:formula="of:=RIGHT([.K259];LEN([.K259])-4)" table:style-name="ce5">
            <text:p>129.8589064103444</text:p>
          </table:table-cell>
          <table:table-cell office:value-type="float" office:value="129.85890641034399" table:formula="of:=[.L259]+0" table:style-name="ce5">
            <text:p>129.86</text:p>
          </table:table-cell>
          <table:table-cell office:value-type="string" table:style-name="ce4">
            <text:p>98<text:span text:style-name="T1">: </text:span><text:span text:style-name="T2">99.11683510883259</text:span></text:p>
          </table:table-cell>
          <table:table-cell office:value-type="string" office:string-value="99.11683510883259" table:formula="of:=RIGHT([.N259];LEN([.N259])-4)" table:style-name="ce5">
            <text:p>99.11683510883259</text:p>
          </table:table-cell>
          <table:table-cell office:value-type="float" office:value="99.116835108832504" table:formula="of:=[.O259]+0" table:style-name="ce5">
            <text:p>99.12</text:p>
          </table:table-cell>
          <table:table-cell office:value-type="string" table:style-name="ce4">
            <text:p>98<text:span text:style-name="T1">: </text:span><text:span text:style-name="T2">121.45374870243869</text:span></text:p>
          </table:table-cell>
          <table:table-cell office:value-type="string" office:string-value="121.45374870243869" table:formula="of:=RIGHT([.Q259];LEN([.Q259])-4)" table:style-name="ce5">
            <text:p>121.45374870243869</text:p>
          </table:table-cell>
          <table:table-cell office:value-type="float" office:value="121.45374870243801" table:formula="of:=[.R259]+0" table:style-name="ce5">
            <text:p>121.45</text:p>
          </table:table-cell>
          <table:table-cell office:value-type="string" table:style-name="ce4">
            <text:p>98<text:span text:style-name="T1">: </text:span><text:span text:style-name="T2">117.5084927785599</text:span></text:p>
          </table:table-cell>
          <table:table-cell office:value-type="string" office:string-value="117.5084927785599" table:formula="of:=RIGHT([.T259];LEN([.T259])-4)" table:style-name="ce5">
            <text:p>117.5084927785599</text:p>
          </table:table-cell>
          <table:table-cell office:value-type="float" office:value="117.508492778559" table:formula="of:=[.U259]+0" table:style-name="ce5">
            <text:p>117.51</text:p>
          </table:table-cell>
          <table:table-cell office:value-type="string" table:style-name="ce4">
            <text:p>98<text:span text:style-name="T1">: </text:span><text:span text:style-name="T2">145.01768281292127</text:span></text:p>
          </table:table-cell>
          <table:table-cell office:value-type="string" office:string-value="145.01768281292127" table:formula="of:=RIGHT([.W259];LEN([.W259])-4)" table:style-name="ce5">
            <text:p>145.01768281292127</text:p>
          </table:table-cell>
          <table:table-cell office:value-type="float" office:value="145.01768281292101" table:formula="of:=[.X259]+0" table:style-name="ce5">
            <text:p>145.02</text:p>
          </table:table-cell>
          <table:table-cell office:value-type="string" table:style-name="ce4">
            <text:p>98<text:span text:style-name="T1">: </text:span><text:span text:style-name="T2">165.18467340310045</text:span></text:p>
          </table:table-cell>
          <table:table-cell office:value-type="string" office:string-value="165.18467340310045" table:formula="of:=RIGHT([.Z259];LEN([.Z259])-4)" table:style-name="ce5">
            <text:p>165.18467340310045</text:p>
          </table:table-cell>
          <table:table-cell office:value-type="float" office:value="165.18467340309999" table:formula="of:=[.AA259]+0" table:style-name="ce5">
            <text:p>165.18</text:p>
          </table:table-cell>
          <table:table-cell office:value-type="string" table:style-name="ce4">
            <text:p>98<text:span text:style-name="T1">: </text:span><text:span text:style-name="T2">129.83049249628058</text:span></text:p>
          </table:table-cell>
          <table:table-cell office:value-type="string" office:string-value="129.83049249628058" table:formula="of:=RIGHT([.AC259];LEN([.AC259])-4)" table:style-name="ce5">
            <text:p>129.83049249628058</text:p>
          </table:table-cell>
          <table:table-cell office:value-type="float" office:value="129.83049249627999" table:formula="of:=[.AD259]+0" table:style-name="ce5">
            <text:p>129.83</text:p>
          </table:table-cell>
          <table:table-cell office:value-type="float" office:value="124.60489861734274" table:formula="of:=([.D259]+[.G259]+[.J259]+[.M259]+[.P259]+[.S259]+[.V259]+[.Y259]+[.AB259]+[.AE259])/10" table:style-name="ce5">
            <text:p>124.60</text:p>
          </table:table-cell>
          <table:table-cell table:number-columns-repeated="16352"/>
        </table:table-row>
        <table:table-row table:style-name="ro1">
          <table:table-cell office:value-type="float" office:value="100" table:formula="of:=[.A259]+1" table:style-name="ce1">
            <text:p>100</text:p>
          </table:table-cell>
          <table:table-cell office:value-type="string" table:style-name="ce4">
            <text:p>99<text:span text:style-name="T1">: </text:span><text:span text:style-name="T2">104.66244832361448</text:span></text:p>
          </table:table-cell>
          <table:table-cell office:value-type="string" office:string-value="104.66244832361448" table:formula="of:=RIGHT([.B260];LEN([.B260])-4)" table:style-name="ce5">
            <text:p>104.66244832361448</text:p>
          </table:table-cell>
          <table:table-cell office:value-type="float" office:value="104.662448323614" table:formula="of:=[.C260]+0" table:style-name="ce5">
            <text:p>104.66</text:p>
          </table:table-cell>
          <table:table-cell office:value-type="string" table:style-name="ce4">
            <text:p>99<text:span text:style-name="T1">: </text:span><text:span text:style-name="T2">105.35982425781616</text:span></text:p>
          </table:table-cell>
          <table:table-cell office:value-type="string" office:string-value="105.35982425781616" table:formula="of:=RIGHT([.E260];LEN([.E260])-4)" table:style-name="ce5">
            <text:p>105.35982425781616</text:p>
          </table:table-cell>
          <table:table-cell office:value-type="float" office:value="105.359824257816" table:formula="of:=[.F260]+0" table:style-name="ce5">
            <text:p>105.36</text:p>
          </table:table-cell>
          <table:table-cell office:value-type="string" table:style-name="ce4">
            <text:p>99<text:span text:style-name="T1">: </text:span><text:span text:style-name="T2">122.4107294778554</text:span></text:p>
          </table:table-cell>
          <table:table-cell office:value-type="string" office:string-value="122.4107294778554" table:formula="of:=RIGHT([.H260];LEN([.H260])-4)" table:style-name="ce5">
            <text:p>122.4107294778554</text:p>
          </table:table-cell>
          <table:table-cell office:value-type="float" office:value="122.410729477855" table:formula="of:=[.I260]+0" table:style-name="ce5">
            <text:p>122.41</text:p>
          </table:table-cell>
          <table:table-cell office:value-type="string" table:style-name="ce4">
            <text:p>99<text:span text:style-name="T1">: </text:span><text:span text:style-name="T2">149.69323939237592</text:span></text:p>
          </table:table-cell>
          <table:table-cell office:value-type="string" office:string-value="149.69323939237592" table:formula="of:=RIGHT([.K260];LEN([.K260])-4)" table:style-name="ce5">
            <text:p>149.69323939237592</text:p>
          </table:table-cell>
          <table:table-cell office:value-type="float" office:value="149.69323939237501" table:formula="of:=[.L260]+0" table:style-name="ce5">
            <text:p>149.69</text:p>
          </table:table-cell>
          <table:table-cell office:value-type="string" table:style-name="ce4">
            <text:p>99<text:span text:style-name="T1">: </text:span><text:span text:style-name="T2">100.2569392080348</text:span></text:p>
          </table:table-cell>
          <table:table-cell office:value-type="string" office:string-value="100.2569392080348" table:formula="of:=RIGHT([.N260];LEN([.N260])-4)" table:style-name="ce5">
            <text:p>100.2569392080348</text:p>
          </table:table-cell>
          <table:table-cell office:value-type="float" office:value="100.256939208034" table:formula="of:=[.O260]+0" table:style-name="ce5">
            <text:p>100.26</text:p>
          </table:table-cell>
          <table:table-cell office:value-type="string" table:style-name="ce4">
            <text:p>99<text:span text:style-name="T1">: </text:span><text:span text:style-name="T2">124.30607752551903</text:span></text:p>
          </table:table-cell>
          <table:table-cell office:value-type="string" office:string-value="124.30607752551903" table:formula="of:=RIGHT([.Q260];LEN([.Q260])-4)" table:style-name="ce5">
            <text:p>124.30607752551903</text:p>
          </table:table-cell>
          <table:table-cell office:value-type="float" office:value="124.306077525519" table:formula="of:=[.R260]+0" table:style-name="ce5">
            <text:p>124.31</text:p>
          </table:table-cell>
          <table:table-cell office:value-type="string" table:style-name="ce4">
            <text:p>99<text:span text:style-name="T1">: </text:span><text:span text:style-name="T2">99.57012434693166</text:span></text:p>
          </table:table-cell>
          <table:table-cell office:value-type="string" office:string-value="99.57012434693166" table:formula="of:=RIGHT([.T260];LEN([.T260])-4)" table:style-name="ce5">
            <text:p>99.57012434693166</text:p>
          </table:table-cell>
          <table:table-cell office:value-type="float" office:value="99.570124346931607" table:formula="of:=[.U260]+0" table:style-name="ce5">
            <text:p>99.57</text:p>
          </table:table-cell>
          <table:table-cell office:value-type="string" table:style-name="ce4">
            <text:p>99<text:span text:style-name="T1">: </text:span><text:span text:style-name="T2">147.40214605592647</text:span></text:p>
          </table:table-cell>
          <table:table-cell office:value-type="string" office:string-value="147.40214605592647" table:formula="of:=RIGHT([.W260];LEN([.W260])-4)" table:style-name="ce5">
            <text:p>147.40214605592647</text:p>
          </table:table-cell>
          <table:table-cell office:value-type="float" office:value="147.40214605592601" table:formula="of:=[.X260]+0" table:style-name="ce5">
            <text:p>147.40</text:p>
          </table:table-cell>
          <table:table-cell office:value-type="string" table:style-name="ce4">
            <text:p>99<text:span text:style-name="T1">: </text:span><text:span text:style-name="T2">143.98508739504203</text:span></text:p>
          </table:table-cell>
          <table:table-cell office:value-type="string" office:string-value="143.98508739504203" table:formula="of:=RIGHT([.Z260];LEN([.Z260])-4)" table:style-name="ce5">
            <text:p>143.98508739504203</text:p>
          </table:table-cell>
          <table:table-cell office:value-type="float" office:value="143.985087395042" table:formula="of:=[.AA260]+0" table:style-name="ce5">
            <text:p>143.99</text:p>
          </table:table-cell>
          <table:table-cell office:value-type="string" table:style-name="ce4">
            <text:p>99<text:span text:style-name="T1">: </text:span><text:span text:style-name="T2">134.0046319459758</text:span></text:p>
          </table:table-cell>
          <table:table-cell office:value-type="string" office:string-value="134.0046319459758" table:formula="of:=RIGHT([.AC260];LEN([.AC260])-4)" table:style-name="ce5">
            <text:p>134.0046319459758</text:p>
          </table:table-cell>
          <table:table-cell office:value-type="float" office:value="134.00463194597501" table:formula="of:=[.AD260]+0" table:style-name="ce5">
            <text:p>134.00</text:p>
          </table:table-cell>
          <table:table-cell office:value-type="float" office:value="123.16512479290876" table:formula="of:=([.D260]+[.G260]+[.J260]+[.M260]+[.P260]+[.S260]+[.V260]+[.Y260]+[.AB260]+[.AE260])/10" table:style-name="ce5">
            <text:p>123.17</text:p>
          </table:table-cell>
          <table:table-cell table:number-columns-repeated="16352"/>
        </table:table-row>
        <table:table-row table:style-name="ro1">
          <table:table-cell office:value-type="float" office:value="101" table:formula="of:=[.A260]+1" table:style-name="ce1">
            <text:p>101</text:p>
          </table:table-cell>
          <table:table-cell office:value-type="string" table:style-name="ce4">
            <text:p>100<text:span text:style-name="T1">: </text:span><text:span text:style-name="T2">123.9101325831449</text:span></text:p>
          </table:table-cell>
          <table:table-cell office:value-type="string" office:string-value="123.9101325831449" table:formula="of:=RIGHT([.B261];LEN([.B261])-5)" table:style-name="ce5">
            <text:p>123.9101325831449</text:p>
          </table:table-cell>
          <table:table-cell office:value-type="float" office:value="123.91013258314401" table:formula="of:=[.C261]+0" table:style-name="ce5">
            <text:p>123.91</text:p>
          </table:table-cell>
          <table:table-cell office:value-type="string" table:style-name="ce4">
            <text:p>100<text:span text:style-name="T1">: </text:span><text:span text:style-name="T2">106.60271729342683</text:span></text:p>
          </table:table-cell>
          <table:table-cell office:value-type="string" office:string-value="106.60271729342683" table:formula="of:=RIGHT([.E261];LEN([.E261])-5)" table:style-name="ce5">
            <text:p>106.60271729342683</text:p>
          </table:table-cell>
          <table:table-cell office:value-type="float" office:value="106.602717293426" table:formula="of:=[.F261]+0" table:style-name="ce5">
            <text:p>106.60</text:p>
          </table:table-cell>
          <table:table-cell office:value-type="string" table:style-name="ce4">
            <text:p>100<text:span text:style-name="T1">: </text:span><text:span text:style-name="T2">121.17638969383106</text:span></text:p>
          </table:table-cell>
          <table:table-cell office:value-type="string" office:string-value="121.17638969383106" table:formula="of:=RIGHT([.H261];LEN([.H261])-5)" table:style-name="ce5">
            <text:p>121.17638969383106</text:p>
          </table:table-cell>
          <table:table-cell office:value-type="float" office:value="121.176389693831" table:formula="of:=[.I261]+0" table:style-name="ce5">
            <text:p>121.18</text:p>
          </table:table-cell>
          <table:table-cell office:value-type="string" table:style-name="ce4">
            <text:p>100<text:span text:style-name="T1">: </text:span><text:span text:style-name="T2">129.07904065408817</text:span></text:p>
          </table:table-cell>
          <table:table-cell office:value-type="string" office:string-value="129.07904065408817" table:formula="of:=RIGHT([.K261];LEN([.K261])-5)" table:style-name="ce5">
            <text:p>129.07904065408817</text:p>
          </table:table-cell>
          <table:table-cell office:value-type="float" office:value="129.079040654088" table:formula="of:=[.L261]+0" table:style-name="ce5">
            <text:p>129.08</text:p>
          </table:table-cell>
          <table:table-cell office:value-type="string" table:style-name="ce4">
            <text:p>100<text:span text:style-name="T1">: </text:span><text:span text:style-name="T2">107.12971573353265</text:span></text:p>
          </table:table-cell>
          <table:table-cell office:value-type="string" office:string-value="107.12971573353265" table:formula="of:=RIGHT([.N261];LEN([.N261])-5)" table:style-name="ce5">
            <text:p>107.12971573353265</text:p>
          </table:table-cell>
          <table:table-cell office:value-type="float" office:value="107.129715733532" table:formula="of:=[.O261]+0" table:style-name="ce5">
            <text:p>107.13</text:p>
          </table:table-cell>
          <table:table-cell office:value-type="string" table:style-name="ce4">
            <text:p>100<text:span text:style-name="T1">: </text:span><text:span text:style-name="T2">121.83759605772265</text:span></text:p>
          </table:table-cell>
          <table:table-cell office:value-type="string" office:string-value="121.83759605772265" table:formula="of:=RIGHT([.Q261];LEN([.Q261])-5)" table:style-name="ce5">
            <text:p>121.83759605772265</text:p>
          </table:table-cell>
          <table:table-cell office:value-type="float" office:value="121.837596057722" table:formula="of:=[.R261]+0" table:style-name="ce5">
            <text:p>121.84</text:p>
          </table:table-cell>
          <table:table-cell office:value-type="string" table:style-name="ce4">
            <text:p>100<text:span text:style-name="T1">: </text:span><text:span text:style-name="T2">100.97345327663149</text:span></text:p>
          </table:table-cell>
          <table:table-cell office:value-type="string" office:string-value="100.97345327663149" table:formula="of:=RIGHT([.T261];LEN([.T261])-5)" table:style-name="ce5">
            <text:p>100.97345327663149</text:p>
          </table:table-cell>
          <table:table-cell office:value-type="float" office:value="100.97345327663101" table:formula="of:=[.U261]+0" table:style-name="ce5">
            <text:p>100.97</text:p>
          </table:table-cell>
          <table:table-cell office:value-type="string" table:style-name="ce4">
            <text:p>100<text:span text:style-name="T1">: </text:span><text:span text:style-name="T2">131.51727739187785</text:span></text:p>
          </table:table-cell>
          <table:table-cell office:value-type="string" office:string-value="131.51727739187785" table:formula="of:=RIGHT([.W261];LEN([.W261])-5)" table:style-name="ce5">
            <text:p>131.51727739187785</text:p>
          </table:table-cell>
          <table:table-cell office:value-type="float" office:value="131.517277391877" table:formula="of:=[.X261]+0" table:style-name="ce5">
            <text:p>131.52</text:p>
          </table:table-cell>
          <table:table-cell office:value-type="string" table:style-name="ce4">
            <text:p>100<text:span text:style-name="T1">: </text:span><text:span text:style-name="T2">140.31872219458177</text:span></text:p>
          </table:table-cell>
          <table:table-cell office:value-type="string" office:string-value="140.31872219458177" table:formula="of:=RIGHT([.Z261];LEN([.Z261])-5)" table:style-name="ce5">
            <text:p>140.31872219458177</text:p>
          </table:table-cell>
          <table:table-cell office:value-type="float" office:value="140.318722194581" table:formula="of:=[.AA261]+0" table:style-name="ce5">
            <text:p>140.32</text:p>
          </table:table-cell>
          <table:table-cell office:value-type="string" table:style-name="ce4">
            <text:p>100<text:span text:style-name="T1">: </text:span><text:span text:style-name="T2">133.75587141377807</text:span></text:p>
          </table:table-cell>
          <table:table-cell office:value-type="string" office:string-value="133.75587141377807" table:formula="of:=RIGHT([.AC261];LEN([.AC261])-5)" table:style-name="ce5">
            <text:p>133.75587141377807</text:p>
          </table:table-cell>
          <table:table-cell office:value-type="float" office:value="133.75587141377801" table:formula="of:=[.AD261]+0" table:style-name="ce5">
            <text:p>133.76</text:p>
          </table:table-cell>
          <table:table-cell office:value-type="float" office:value="121.630091629261" table:formula="of:=([.D261]+[.G261]+[.J261]+[.M261]+[.P261]+[.S261]+[.V261]+[.Y261]+[.AB261]+[.AE261])/10" table:style-name="ce5">
            <text:p>121.63</text:p>
          </table:table-cell>
          <table:table-cell table:number-columns-repeated="16352"/>
        </table:table-row>
        <table:table-row table:style-name="ro1">
          <table:table-cell office:value-type="float" office:value="102" table:formula="of:=[.A261]+1" table:style-name="ce1">
            <text:p>102</text:p>
          </table:table-cell>
          <table:table-cell office:value-type="string" table:style-name="ce4">
            <text:p>101<text:span text:style-name="T1">: </text:span><text:span text:style-name="T2">104.64952540630523</text:span></text:p>
          </table:table-cell>
          <table:table-cell office:value-type="string" office:string-value="104.64952540630523" table:formula="of:=RIGHT([.B262];LEN([.B262])-5)" table:style-name="ce5">
            <text:p>104.64952540630523</text:p>
          </table:table-cell>
          <table:table-cell office:value-type="float" office:value="104.649525406305" table:formula="of:=[.C262]+0" table:style-name="ce5">
            <text:p>104.65</text:p>
          </table:table-cell>
          <table:table-cell office:value-type="string" table:style-name="ce4">
            <text:p>101<text:span text:style-name="T1">: </text:span><text:span text:style-name="T2">105.79664166176597</text:span></text:p>
          </table:table-cell>
          <table:table-cell office:value-type="string" office:string-value="105.79664166176597" table:formula="of:=RIGHT([.E262];LEN([.E262])-5)" table:style-name="ce5">
            <text:p>105.79664166176597</text:p>
          </table:table-cell>
          <table:table-cell office:value-type="float" office:value="105.79664166176499" table:formula="of:=[.F262]+0" table:style-name="ce5">
            <text:p>105.80</text:p>
          </table:table-cell>
          <table:table-cell office:value-type="string" table:style-name="ce4">
            <text:p>101<text:span text:style-name="T1">: </text:span><text:span text:style-name="T2">121.53573736768689</text:span></text:p>
          </table:table-cell>
          <table:table-cell office:value-type="string" office:string-value="121.53573736768689" table:formula="of:=RIGHT([.H262];LEN([.H262])-5)" table:style-name="ce5">
            <text:p>121.53573736768689</text:p>
          </table:table-cell>
          <table:table-cell office:value-type="float" office:value="121.535737367686" table:formula="of:=[.I262]+0" table:style-name="ce5">
            <text:p>121.54</text:p>
          </table:table-cell>
          <table:table-cell office:value-type="string" table:style-name="ce4">
            <text:p>101<text:span text:style-name="T1">: </text:span><text:span text:style-name="T2">150.52017960080497</text:span></text:p>
          </table:table-cell>
          <table:table-cell office:value-type="string" office:string-value="150.52017960080497" table:formula="of:=RIGHT([.K262];LEN([.K262])-5)" table:style-name="ce5">
            <text:p>150.52017960080497</text:p>
          </table:table-cell>
          <table:table-cell office:value-type="float" office:value="150.520179600804" table:formula="of:=[.L262]+0" table:style-name="ce5">
            <text:p>150.52</text:p>
          </table:table-cell>
          <table:table-cell office:value-type="string" table:style-name="ce4">
            <text:p>101<text:span text:style-name="T1">: </text:span><text:span text:style-name="T2">90.30140422609456</text:span></text:p>
          </table:table-cell>
          <table:table-cell office:value-type="string" office:string-value="90.30140422609456" table:formula="of:=RIGHT([.N262];LEN([.N262])-5)" table:style-name="ce5">
            <text:p>90.30140422609456</text:p>
          </table:table-cell>
          <table:table-cell office:value-type="float" office:value="90.301404226094505" table:formula="of:=[.O262]+0" table:style-name="ce5">
            <text:p>90.30</text:p>
          </table:table-cell>
          <table:table-cell office:value-type="string" table:style-name="ce4">
            <text:p>101<text:span text:style-name="T1">: </text:span><text:span text:style-name="T2">129.1366151123611</text:span></text:p>
          </table:table-cell>
          <table:table-cell office:value-type="string" office:string-value="129.1366151123611" table:formula="of:=RIGHT([.Q262];LEN([.Q262])-5)" table:style-name="ce5">
            <text:p>129.1366151123611</text:p>
          </table:table-cell>
          <table:table-cell office:value-type="float" office:value="129.136615112361" table:formula="of:=[.R262]+0" table:style-name="ce5">
            <text:p>129.14</text:p>
          </table:table-cell>
          <table:table-cell office:value-type="string" table:style-name="ce4">
            <text:p>101<text:span text:style-name="T1">: </text:span><text:span text:style-name="T2">129.68352503017158</text:span></text:p>
          </table:table-cell>
          <table:table-cell office:value-type="string" office:string-value="129.68352503017158" table:formula="of:=RIGHT([.T262];LEN([.T262])-5)" table:style-name="ce5">
            <text:p>129.68352503017158</text:p>
          </table:table-cell>
          <table:table-cell office:value-type="float" office:value="129.68352503017101" table:formula="of:=[.U262]+0" table:style-name="ce5">
            <text:p>129.68</text:p>
          </table:table-cell>
          <table:table-cell office:value-type="string" table:style-name="ce4">
            <text:p>101<text:span text:style-name="T1">: </text:span><text:span text:style-name="T2">123.63990398540399</text:span></text:p>
          </table:table-cell>
          <table:table-cell office:value-type="string" office:string-value="123.63990398540399" table:formula="of:=RIGHT([.W262];LEN([.W262])-5)" table:style-name="ce5">
            <text:p>123.63990398540399</text:p>
          </table:table-cell>
          <table:table-cell office:value-type="float" office:value="123.639903985403" table:formula="of:=[.X262]+0" table:style-name="ce5">
            <text:p>123.64</text:p>
          </table:table-cell>
          <table:table-cell office:value-type="string" table:style-name="ce4">
            <text:p>101<text:span text:style-name="T1">: </text:span><text:span text:style-name="T2">144.88800022642272</text:span></text:p>
          </table:table-cell>
          <table:table-cell office:value-type="string" office:string-value="144.88800022642272" table:formula="of:=RIGHT([.Z262];LEN([.Z262])-5)" table:style-name="ce5">
            <text:p>144.88800022642272</text:p>
          </table:table-cell>
          <table:table-cell office:value-type="float" office:value="144.88800022642201" table:formula="of:=[.AA262]+0" table:style-name="ce5">
            <text:p>144.89</text:p>
          </table:table-cell>
          <table:table-cell office:value-type="string" table:style-name="ce4">
            <text:p>101<text:span text:style-name="T1">: </text:span><text:span text:style-name="T2">92.43859388613691</text:span></text:p>
          </table:table-cell>
          <table:table-cell office:value-type="string" office:string-value="92.43859388613691" table:formula="of:=RIGHT([.AC262];LEN([.AC262])-5)" table:style-name="ce5">
            <text:p>92.43859388613691</text:p>
          </table:table-cell>
          <table:table-cell office:value-type="float" office:value="92.4385938861369" table:formula="of:=[.AD262]+0" table:style-name="ce5">
            <text:p>92.44</text:p>
          </table:table-cell>
          <table:table-cell office:value-type="float" office:value="119.25901265031484" table:formula="of:=([.D262]+[.G262]+[.J262]+[.M262]+[.P262]+[.S262]+[.V262]+[.Y262]+[.AB262]+[.AE262])/10" table:style-name="ce5">
            <text:p>119.26</text:p>
          </table:table-cell>
          <table:table-cell table:number-columns-repeated="16352"/>
        </table:table-row>
        <table:table-row table:style-name="ro1">
          <table:table-cell office:value-type="float" office:value="103" table:formula="of:=[.A262]+1" table:style-name="ce1">
            <text:p>103</text:p>
          </table:table-cell>
          <table:table-cell office:value-type="string" table:style-name="ce4">
            <text:p>102<text:span text:style-name="T1">: </text:span><text:span text:style-name="T2">117.3268718528489</text:span></text:p>
          </table:table-cell>
          <table:table-cell office:value-type="string" office:string-value="117.3268718528489" table:formula="of:=RIGHT([.B263];LEN([.B263])-5)" table:style-name="ce5">
            <text:p>117.3268718528489</text:p>
          </table:table-cell>
          <table:table-cell office:value-type="float" office:value="117.326871852848" table:formula="of:=[.C263]+0" table:style-name="ce5">
            <text:p>117.33</text:p>
          </table:table-cell>
          <table:table-cell office:value-type="string" table:style-name="ce4">
            <text:p>102<text:span text:style-name="T1">: </text:span><text:span text:style-name="T2">120.05472176561791</text:span></text:p>
          </table:table-cell>
          <table:table-cell office:value-type="string" office:string-value="120.05472176561791" table:formula="of:=RIGHT([.E263];LEN([.E263])-5)" table:style-name="ce5">
            <text:p>120.05472176561791</text:p>
          </table:table-cell>
          <table:table-cell office:value-type="float" office:value="120.054721765617" table:formula="of:=[.F263]+0" table:style-name="ce5">
            <text:p>120.05</text:p>
          </table:table-cell>
          <table:table-cell office:value-type="string" table:style-name="ce4">
            <text:p>102<text:span text:style-name="T1">: </text:span><text:span text:style-name="T2">148.62931252329622</text:span></text:p>
          </table:table-cell>
          <table:table-cell office:value-type="string" office:string-value="148.62931252329622" table:formula="of:=RIGHT([.H263];LEN([.H263])-5)" table:style-name="ce5">
            <text:p>148.62931252329622</text:p>
          </table:table-cell>
          <table:table-cell office:value-type="float" office:value="148.62931252329599" table:formula="of:=[.I263]+0" table:style-name="ce5">
            <text:p>148.63</text:p>
          </table:table-cell>
          <table:table-cell office:value-type="string" table:style-name="ce4">
            <text:p>102<text:span text:style-name="T1">: </text:span><text:span text:style-name="T2">148.72117377197924</text:span></text:p>
          </table:table-cell>
          <table:table-cell office:value-type="string" office:string-value="148.72117377197924" table:formula="of:=RIGHT([.K263];LEN([.K263])-5)" table:style-name="ce5">
            <text:p>148.72117377197924</text:p>
          </table:table-cell>
          <table:table-cell office:value-type="float" office:value="148.72117377197901" table:formula="of:=[.L263]+0" table:style-name="ce5">
            <text:p>148.72</text:p>
          </table:table-cell>
          <table:table-cell office:value-type="string" table:style-name="ce4">
            <text:p>102<text:span text:style-name="T1">: </text:span><text:span text:style-name="T2">90.68908735917982</text:span></text:p>
          </table:table-cell>
          <table:table-cell office:value-type="string" office:string-value="90.68908735917982" table:formula="of:=RIGHT([.N263];LEN([.N263])-5)" table:style-name="ce5">
            <text:p>90.68908735917982</text:p>
          </table:table-cell>
          <table:table-cell office:value-type="float" office:value="90.689087359179794" table:formula="of:=[.O263]+0" table:style-name="ce5">
            <text:p>90.69</text:p>
          </table:table-cell>
          <table:table-cell office:value-type="string" table:style-name="ce4">
            <text:p>102<text:span text:style-name="T1">: </text:span><text:span text:style-name="T2">126.50739954198977</text:span></text:p>
          </table:table-cell>
          <table:table-cell office:value-type="string" office:string-value="126.50739954198977" table:formula="of:=RIGHT([.Q263];LEN([.Q263])-5)" table:style-name="ce5">
            <text:p>126.50739954198977</text:p>
          </table:table-cell>
          <table:table-cell office:value-type="float" office:value="126.507399541989" table:formula="of:=[.R263]+0" table:style-name="ce5">
            <text:p>126.51</text:p>
          </table:table-cell>
          <table:table-cell office:value-type="string" table:style-name="ce4">
            <text:p>102<text:span text:style-name="T1">: </text:span><text:span text:style-name="T2">84.28091861572099</text:span></text:p>
          </table:table-cell>
          <table:table-cell office:value-type="string" office:string-value="84.28091861572099" table:formula="of:=RIGHT([.T263];LEN([.T263])-5)" table:style-name="ce5">
            <text:p>84.28091861572099</text:p>
          </table:table-cell>
          <table:table-cell office:value-type="float" office:value="84.280918615720907" table:formula="of:=[.U263]+0" table:style-name="ce5">
            <text:p>84.28</text:p>
          </table:table-cell>
          <table:table-cell office:value-type="string" table:style-name="ce4">
            <text:p>102<text:span text:style-name="T1">: </text:span><text:span text:style-name="T2">144.31860158331517</text:span></text:p>
          </table:table-cell>
          <table:table-cell office:value-type="string" office:string-value="144.31860158331517" table:formula="of:=RIGHT([.W263];LEN([.W263])-5)" table:style-name="ce5">
            <text:p>144.31860158331517</text:p>
          </table:table-cell>
          <table:table-cell office:value-type="float" office:value="144.318601583315" table:formula="of:=[.X263]+0" table:style-name="ce5">
            <text:p>144.32</text:p>
          </table:table-cell>
          <table:table-cell office:value-type="string" table:style-name="ce4">
            <text:p>102<text:span text:style-name="T1">: </text:span><text:span text:style-name="T2">144.82179187677488</text:span></text:p>
          </table:table-cell>
          <table:table-cell office:value-type="string" office:string-value="144.82179187677488" table:formula="of:=RIGHT([.Z263];LEN([.Z263])-5)" table:style-name="ce5">
            <text:p>144.82179187677488</text:p>
          </table:table-cell>
          <table:table-cell office:value-type="float" office:value="144.821791876774" table:formula="of:=[.AA263]+0" table:style-name="ce5">
            <text:p>144.82</text:p>
          </table:table-cell>
          <table:table-cell office:value-type="string" table:style-name="ce4">
            <text:p>102<text:span text:style-name="T1">: </text:span><text:span text:style-name="T2">91.21269556966843</text:span></text:p>
          </table:table-cell>
          <table:table-cell office:value-type="string" office:string-value="91.21269556966843" table:formula="of:=RIGHT([.AC263];LEN([.AC263])-5)" table:style-name="ce5">
            <text:p>91.21269556966843</text:p>
          </table:table-cell>
          <table:table-cell office:value-type="float" office:value="91.212695569668398" table:formula="of:=[.AD263]+0" table:style-name="ce5">
            <text:p>91.21</text:p>
          </table:table-cell>
          <table:table-cell office:value-type="float" office:value="121.65625744603869" table:formula="of:=([.D263]+[.G263]+[.J263]+[.M263]+[.P263]+[.S263]+[.V263]+[.Y263]+[.AB263]+[.AE263])/10" table:style-name="ce5">
            <text:p>121.66</text:p>
          </table:table-cell>
          <table:table-cell table:number-columns-repeated="16352"/>
        </table:table-row>
        <table:table-row table:style-name="ro1">
          <table:table-cell office:value-type="float" office:value="104" table:formula="of:=[.A263]+1" table:style-name="ce1">
            <text:p>104</text:p>
          </table:table-cell>
          <table:table-cell office:value-type="string" table:style-name="ce4">
            <text:p>103<text:span text:style-name="T1">: </text:span><text:span text:style-name="T2">126.12496377669017</text:span></text:p>
          </table:table-cell>
          <table:table-cell office:value-type="string" office:string-value="126.12496377669017" table:formula="of:=RIGHT([.B264];LEN([.B264])-5)" table:style-name="ce5">
            <text:p>126.12496377669017</text:p>
          </table:table-cell>
          <table:table-cell office:value-type="float" office:value="126.12496377669" table:formula="of:=[.C264]+0" table:style-name="ce5">
            <text:p>126.12</text:p>
          </table:table-cell>
          <table:table-cell office:value-type="string" table:style-name="ce4">
            <text:p>103<text:span text:style-name="T1">: </text:span><text:span text:style-name="T2">108.12263585063184</text:span></text:p>
          </table:table-cell>
          <table:table-cell office:value-type="string" office:string-value="108.12263585063184" table:formula="of:=RIGHT([.E264];LEN([.E264])-5)" table:style-name="ce5">
            <text:p>108.12263585063184</text:p>
          </table:table-cell>
          <table:table-cell office:value-type="float" office:value="108.122635850631" table:formula="of:=[.F264]+0" table:style-name="ce5">
            <text:p>108.12</text:p>
          </table:table-cell>
          <table:table-cell office:value-type="string" table:style-name="ce4">
            <text:p>103<text:span text:style-name="T1">: </text:span><text:span text:style-name="T2">122.80965018640345</text:span></text:p>
          </table:table-cell>
          <table:table-cell office:value-type="string" office:string-value="122.80965018640345" table:formula="of:=RIGHT([.H264];LEN([.H264])-5)" table:style-name="ce5">
            <text:p>122.80965018640345</text:p>
          </table:table-cell>
          <table:table-cell office:value-type="float" office:value="122.809650186403" table:formula="of:=[.I264]+0" table:style-name="ce5">
            <text:p>122.81</text:p>
          </table:table-cell>
          <table:table-cell office:value-type="string" table:style-name="ce4">
            <text:p>103<text:span text:style-name="T1">: </text:span><text:span text:style-name="T2">124.0824604031885</text:span></text:p>
          </table:table-cell>
          <table:table-cell office:value-type="string" office:string-value="124.0824604031885" table:formula="of:=RIGHT([.K264];LEN([.K264])-5)" table:style-name="ce5">
            <text:p>124.0824604031885</text:p>
          </table:table-cell>
          <table:table-cell office:value-type="float" office:value="124.08246040318799" table:formula="of:=[.L264]+0" table:style-name="ce5">
            <text:p>124.08</text:p>
          </table:table-cell>
          <table:table-cell office:value-type="string" table:style-name="ce4">
            <text:p>103<text:span text:style-name="T1">: </text:span><text:span text:style-name="T2">101.6194153018676</text:span></text:p>
          </table:table-cell>
          <table:table-cell office:value-type="string" office:string-value="101.6194153018676" table:formula="of:=RIGHT([.N264];LEN([.N264])-5)" table:style-name="ce5">
            <text:p>101.6194153018676</text:p>
          </table:table-cell>
          <table:table-cell office:value-type="float" office:value="101.61941530186699" table:formula="of:=[.O264]+0" table:style-name="ce5">
            <text:p>101.62</text:p>
          </table:table-cell>
          <table:table-cell office:value-type="string" table:style-name="ce4">
            <text:p>103<text:span text:style-name="T1">: </text:span><text:span text:style-name="T2">124.42015617524304</text:span></text:p>
          </table:table-cell>
          <table:table-cell office:value-type="string" office:string-value="124.42015617524304" table:formula="of:=RIGHT([.Q264];LEN([.Q264])-5)" table:style-name="ce5">
            <text:p>124.42015617524304</text:p>
          </table:table-cell>
          <table:table-cell office:value-type="float" office:value="124.42015617524299" table:formula="of:=[.R264]+0" table:style-name="ce5">
            <text:p>124.42</text:p>
          </table:table-cell>
          <table:table-cell office:value-type="string" table:style-name="ce4">
            <text:p>103<text:span text:style-name="T1">: </text:span><text:span text:style-name="T2">90.55155017088425</text:span></text:p>
          </table:table-cell>
          <table:table-cell office:value-type="string" office:string-value="90.55155017088425" table:formula="of:=RIGHT([.T264];LEN([.T264])-5)" table:style-name="ce5">
            <text:p>90.55155017088425</text:p>
          </table:table-cell>
          <table:table-cell office:value-type="float" office:value="90.551550170884198" table:formula="of:=[.U264]+0" table:style-name="ce5">
            <text:p>90.55</text:p>
          </table:table-cell>
          <table:table-cell office:value-type="string" table:style-name="ce4">
            <text:p>103<text:span text:style-name="T1">: </text:span><text:span text:style-name="T2">132.40198127326335</text:span></text:p>
          </table:table-cell>
          <table:table-cell office:value-type="string" office:string-value="132.40198127326335" table:formula="of:=RIGHT([.W264];LEN([.W264])-5)" table:style-name="ce5">
            <text:p>132.40198127326335</text:p>
          </table:table-cell>
          <table:table-cell office:value-type="float" office:value="132.401981273263" table:formula="of:=[.X264]+0" table:style-name="ce5">
            <text:p>132.40</text:p>
          </table:table-cell>
          <table:table-cell office:value-type="string" table:style-name="ce4">
            <text:p>103<text:span text:style-name="T1">: </text:span><text:span text:style-name="T2">101.43342787228144</text:span></text:p>
          </table:table-cell>
          <table:table-cell office:value-type="string" office:string-value="101.43342787228144" table:formula="of:=RIGHT([.Z264];LEN([.Z264])-5)" table:style-name="ce5">
            <text:p>101.43342787228144</text:p>
          </table:table-cell>
          <table:table-cell office:value-type="float" office:value="101.433427872281" table:formula="of:=[.AA264]+0" table:style-name="ce5">
            <text:p>101.43</text:p>
          </table:table-cell>
          <table:table-cell office:value-type="string" table:style-name="ce4">
            <text:p>103<text:span text:style-name="T1">: </text:span><text:span text:style-name="T2">91.20678383502057</text:span></text:p>
          </table:table-cell>
          <table:table-cell office:value-type="string" office:string-value="91.20678383502057" table:formula="of:=RIGHT([.AC264];LEN([.AC264])-5)" table:style-name="ce5">
            <text:p>91.20678383502057</text:p>
          </table:table-cell>
          <table:table-cell office:value-type="float" office:value="91.206783835020502" table:formula="of:=[.AD264]+0" table:style-name="ce5">
            <text:p>91.21</text:p>
          </table:table-cell>
          <table:table-cell office:value-type="float" office:value="112.27730248454706" table:formula="of:=([.D264]+[.G264]+[.J264]+[.M264]+[.P264]+[.S264]+[.V264]+[.Y264]+[.AB264]+[.AE264])/10" table:style-name="ce5">
            <text:p>112.28</text:p>
          </table:table-cell>
          <table:table-cell table:number-columns-repeated="16352"/>
        </table:table-row>
        <table:table-row table:style-name="ro1">
          <table:table-cell office:value-type="float" office:value="105" table:formula="of:=[.A264]+1" table:style-name="ce1">
            <text:p>105</text:p>
          </table:table-cell>
          <table:table-cell office:value-type="string" table:style-name="ce4">
            <text:p>104<text:span text:style-name="T1">: </text:span><text:span text:style-name="T2">115.24081698346724</text:span></text:p>
          </table:table-cell>
          <table:table-cell office:value-type="string" office:string-value="115.24081698346724" table:formula="of:=RIGHT([.B265];LEN([.B265])-5)" table:style-name="ce5">
            <text:p>115.24081698346724</text:p>
          </table:table-cell>
          <table:table-cell office:value-type="float" office:value="115.240816983467" table:formula="of:=[.C265]+0" table:style-name="ce5">
            <text:p>115.24</text:p>
          </table:table-cell>
          <table:table-cell office:value-type="string" table:style-name="ce4">
            <text:p>104<text:span text:style-name="T1">: </text:span><text:span text:style-name="T2">105.16129234768728</text:span></text:p>
          </table:table-cell>
          <table:table-cell office:value-type="string" office:string-value="105.16129234768728" table:formula="of:=RIGHT([.E265];LEN([.E265])-5)" table:style-name="ce5">
            <text:p>105.16129234768728</text:p>
          </table:table-cell>
          <table:table-cell office:value-type="float" office:value="105.161292347687" table:formula="of:=[.F265]+0" table:style-name="ce5">
            <text:p>105.16</text:p>
          </table:table-cell>
          <table:table-cell office:value-type="string" table:style-name="ce4">
            <text:p>104<text:span text:style-name="T1">: </text:span><text:span text:style-name="T2">130.8632354036839</text:span></text:p>
          </table:table-cell>
          <table:table-cell office:value-type="string" office:string-value="130.8632354036839" table:formula="of:=RIGHT([.H265];LEN([.H265])-5)" table:style-name="ce5">
            <text:p>130.8632354036839</text:p>
          </table:table-cell>
          <table:table-cell office:value-type="float" office:value="130.86323540368301" table:formula="of:=[.I265]+0" table:style-name="ce5">
            <text:p>130.86</text:p>
          </table:table-cell>
          <table:table-cell office:value-type="string" table:style-name="ce4">
            <text:p>104<text:span text:style-name="T1">: </text:span><text:span text:style-name="T2">131.67396891772083</text:span></text:p>
          </table:table-cell>
          <table:table-cell office:value-type="string" office:string-value="131.67396891772083" table:formula="of:=RIGHT([.K265];LEN([.K265])-5)" table:style-name="ce5">
            <text:p>131.67396891772083</text:p>
          </table:table-cell>
          <table:table-cell office:value-type="float" office:value="131.67396891772" table:formula="of:=[.L265]+0" table:style-name="ce5">
            <text:p>131.67</text:p>
          </table:table-cell>
          <table:table-cell office:value-type="string" table:style-name="ce4">
            <text:p>104<text:span text:style-name="T1">: </text:span><text:span text:style-name="T2">94.70828906988774</text:span></text:p>
          </table:table-cell>
          <table:table-cell office:value-type="string" office:string-value="94.70828906988774" table:formula="of:=RIGHT([.N265];LEN([.N265])-5)" table:style-name="ce5">
            <text:p>94.70828906988774</text:p>
          </table:table-cell>
          <table:table-cell office:value-type="float" office:value="94.708289069887698" table:formula="of:=[.O265]+0" table:style-name="ce5">
            <text:p>94.71</text:p>
          </table:table-cell>
          <table:table-cell office:value-type="string" table:style-name="ce4">
            <text:p>104<text:span text:style-name="T1">: </text:span><text:span text:style-name="T2">129.3074436772762</text:span></text:p>
          </table:table-cell>
          <table:table-cell office:value-type="string" office:string-value="129.3074436772762" table:formula="of:=RIGHT([.Q265];LEN([.Q265])-5)" table:style-name="ce5">
            <text:p>129.3074436772762</text:p>
          </table:table-cell>
          <table:table-cell office:value-type="float" office:value="129.30744367727601" table:formula="of:=[.R265]+0" table:style-name="ce5">
            <text:p>129.31</text:p>
          </table:table-cell>
          <table:table-cell office:value-type="string" table:style-name="ce4">
            <text:p>104<text:span text:style-name="T1">: </text:span><text:span text:style-name="T2">84.29706273623228</text:span></text:p>
          </table:table-cell>
          <table:table-cell office:value-type="string" office:string-value="84.29706273623228" table:formula="of:=RIGHT([.T265];LEN([.T265])-5)" table:style-name="ce5">
            <text:p>84.29706273623228</text:p>
          </table:table-cell>
          <table:table-cell office:value-type="float" office:value="84.297062736232206" table:formula="of:=[.U265]+0" table:style-name="ce5">
            <text:p>84.30</text:p>
          </table:table-cell>
          <table:table-cell office:value-type="string" table:style-name="ce4">
            <text:p>104<text:span text:style-name="T1">: </text:span><text:span text:style-name="T2">136.41879923512698</text:span></text:p>
          </table:table-cell>
          <table:table-cell office:value-type="string" office:string-value="136.41879923512698" table:formula="of:=RIGHT([.W265];LEN([.W265])-5)" table:style-name="ce5">
            <text:p>136.41879923512698</text:p>
          </table:table-cell>
          <table:table-cell office:value-type="float" office:value="136.41879923512599" table:formula="of:=[.X265]+0" table:style-name="ce5">
            <text:p>136.42</text:p>
          </table:table-cell>
          <table:table-cell office:value-type="string" table:style-name="ce4">
            <text:p>104<text:span text:style-name="T1">: </text:span><text:span text:style-name="T2">137.93838130970832</text:span></text:p>
          </table:table-cell>
          <table:table-cell office:value-type="string" office:string-value="137.93838130970832" table:formula="of:=RIGHT([.Z265];LEN([.Z265])-5)" table:style-name="ce5">
            <text:p>137.93838130970832</text:p>
          </table:table-cell>
          <table:table-cell office:value-type="float" office:value="137.93838130970801" table:formula="of:=[.AA265]+0" table:style-name="ce5">
            <text:p>137.94</text:p>
          </table:table-cell>
          <table:table-cell office:value-type="string" table:style-name="ce4">
            <text:p>104<text:span text:style-name="T1">: </text:span><text:span text:style-name="T2">106.44740770063187</text:span></text:p>
          </table:table-cell>
          <table:table-cell office:value-type="string" office:string-value="106.44740770063187" table:formula="of:=RIGHT([.AC265];LEN([.AC265])-5)" table:style-name="ce5">
            <text:p>106.44740770063187</text:p>
          </table:table-cell>
          <table:table-cell office:value-type="float" office:value="106.447407700631" table:formula="of:=[.AD265]+0" table:style-name="ce5">
            <text:p>106.45</text:p>
          </table:table-cell>
          <table:table-cell office:value-type="float" office:value="117.20566973814178" table:formula="of:=([.D265]+[.G265]+[.J265]+[.M265]+[.P265]+[.S265]+[.V265]+[.Y265]+[.AB265]+[.AE265])/10" table:style-name="ce5">
            <text:p>117.21</text:p>
          </table:table-cell>
          <table:table-cell table:number-columns-repeated="16352"/>
        </table:table-row>
        <table:table-row table:style-name="ro1">
          <table:table-cell office:value-type="float" office:value="106" table:formula="of:=[.A265]+1" table:style-name="ce1">
            <text:p>106</text:p>
          </table:table-cell>
          <table:table-cell office:value-type="string" table:style-name="ce4">
            <text:p>105<text:span text:style-name="T1">: </text:span><text:span text:style-name="T2">106.5223637196221</text:span></text:p>
          </table:table-cell>
          <table:table-cell office:value-type="string" office:string-value="106.5223637196221" table:formula="of:=RIGHT([.B266];LEN([.B266])-5)" table:style-name="ce5">
            <text:p>106.5223637196221</text:p>
          </table:table-cell>
          <table:table-cell office:value-type="float" office:value="106.52236371962201" table:formula="of:=[.C266]+0" table:style-name="ce5">
            <text:p>106.52</text:p>
          </table:table-cell>
          <table:table-cell office:value-type="string" table:style-name="ce4">
            <text:p>105<text:span text:style-name="T1">: </text:span><text:span text:style-name="T2">105.57482968974375</text:span></text:p>
          </table:table-cell>
          <table:table-cell office:value-type="string" office:string-value="105.57482968974375" table:formula="of:=RIGHT([.E266];LEN([.E266])-5)" table:style-name="ce5">
            <text:p>105.57482968974375</text:p>
          </table:table-cell>
          <table:table-cell office:value-type="float" office:value="105.574829689743" table:formula="of:=[.F266]+0" table:style-name="ce5">
            <text:p>105.57</text:p>
          </table:table-cell>
          <table:table-cell office:value-type="string" table:style-name="ce4">
            <text:p>105<text:span text:style-name="T1">: </text:span><text:span text:style-name="T2">122.36860675090217</text:span></text:p>
          </table:table-cell>
          <table:table-cell office:value-type="string" office:string-value="122.36860675090217" table:formula="of:=RIGHT([.H266];LEN([.H266])-5)" table:style-name="ce5">
            <text:p>122.36860675090217</text:p>
          </table:table-cell>
          <table:table-cell office:value-type="float" office:value="122.368606750902" table:formula="of:=[.I266]+0" table:style-name="ce5">
            <text:p>122.37</text:p>
          </table:table-cell>
          <table:table-cell office:value-type="string" table:style-name="ce4">
            <text:p>105<text:span text:style-name="T1">: </text:span><text:span text:style-name="T2">148.08404340924156</text:span></text:p>
          </table:table-cell>
          <table:table-cell office:value-type="string" office:string-value="148.08404340924156" table:formula="of:=RIGHT([.K266];LEN([.K266])-5)" table:style-name="ce5">
            <text:p>148.08404340924156</text:p>
          </table:table-cell>
          <table:table-cell office:value-type="float" office:value="148.08404340924099" table:formula="of:=[.L266]+0" table:style-name="ce5">
            <text:p>148.08</text:p>
          </table:table-cell>
          <table:table-cell office:value-type="string" table:style-name="ce4">
            <text:p>105<text:span text:style-name="T1">: </text:span><text:span text:style-name="T2">114.13521515245652</text:span></text:p>
          </table:table-cell>
          <table:table-cell office:value-type="string" office:string-value="114.13521515245652" table:formula="of:=RIGHT([.N266];LEN([.N266])-5)" table:style-name="ce5">
            <text:p>114.13521515245652</text:p>
          </table:table-cell>
          <table:table-cell office:value-type="float" office:value="114.135215152456" table:formula="of:=[.O266]+0" table:style-name="ce5">
            <text:p>114.14</text:p>
          </table:table-cell>
          <table:table-cell office:value-type="string" table:style-name="ce4">
            <text:p>105<text:span text:style-name="T1">: </text:span><text:span text:style-name="T2">124.90802856732215</text:span></text:p>
          </table:table-cell>
          <table:table-cell office:value-type="string" office:string-value="124.90802856732215" table:formula="of:=RIGHT([.Q266];LEN([.Q266])-5)" table:style-name="ce5">
            <text:p>124.90802856732215</text:p>
          </table:table-cell>
          <table:table-cell office:value-type="float" office:value="124.90802856732201" table:formula="of:=[.R266]+0" table:style-name="ce5">
            <text:p>124.91</text:p>
          </table:table-cell>
          <table:table-cell office:value-type="string" table:style-name="ce4">
            <text:p>105<text:span text:style-name="T1">: </text:span><text:span text:style-name="T2">84.29229373746983</text:span></text:p>
          </table:table-cell>
          <table:table-cell office:value-type="string" office:string-value="84.29229373746983" table:formula="of:=RIGHT([.T266];LEN([.T266])-5)" table:style-name="ce5">
            <text:p>84.29229373746983</text:p>
          </table:table-cell>
          <table:table-cell office:value-type="float" office:value="84.292293737469805" table:formula="of:=[.U266]+0" table:style-name="ce5">
            <text:p>84.29</text:p>
          </table:table-cell>
          <table:table-cell office:value-type="string" table:style-name="ce4">
            <text:p>105<text:span text:style-name="T1">: </text:span><text:span text:style-name="T2">134.7853243750273</text:span></text:p>
          </table:table-cell>
          <table:table-cell office:value-type="string" office:string-value="134.7853243750273" table:formula="of:=RIGHT([.W266];LEN([.W266])-5)" table:style-name="ce5">
            <text:p>134.7853243750273</text:p>
          </table:table-cell>
          <table:table-cell office:value-type="float" office:value="134.78532437502699" table:formula="of:=[.X266]+0" table:style-name="ce5">
            <text:p>134.79</text:p>
          </table:table-cell>
          <table:table-cell office:value-type="string" table:style-name="ce4">
            <text:p>105<text:span text:style-name="T1">: </text:span><text:span text:style-name="T2">144.18114323007373</text:span></text:p>
          </table:table-cell>
          <table:table-cell office:value-type="string" office:string-value="144.18114323007373" table:formula="of:=RIGHT([.Z266];LEN([.Z266])-5)" table:style-name="ce5">
            <text:p>144.18114323007373</text:p>
          </table:table-cell>
          <table:table-cell office:value-type="float" office:value="144.18114323007299" table:formula="of:=[.AA266]+0" table:style-name="ce5">
            <text:p>144.18</text:p>
          </table:table-cell>
          <table:table-cell office:value-type="string" table:style-name="ce4">
            <text:p>105<text:span text:style-name="T1">: </text:span><text:span text:style-name="T2">107.6954820425163</text:span></text:p>
          </table:table-cell>
          <table:table-cell office:value-type="string" office:string-value="107.6954820425163" table:formula="of:=RIGHT([.AC266];LEN([.AC266])-5)" table:style-name="ce5">
            <text:p>107.6954820425163</text:p>
          </table:table-cell>
          <table:table-cell office:value-type="float" office:value="107.69548204251601" table:formula="of:=[.AD266]+0" table:style-name="ce5">
            <text:p>107.70</text:p>
          </table:table-cell>
          <table:table-cell office:value-type="float" office:value="119.25473306743717" table:formula="of:=([.D266]+[.G266]+[.J266]+[.M266]+[.P266]+[.S266]+[.V266]+[.Y266]+[.AB266]+[.AE266])/10" table:style-name="ce5">
            <text:p>119.25</text:p>
          </table:table-cell>
          <table:table-cell table:number-columns-repeated="16352"/>
        </table:table-row>
        <table:table-row table:style-name="ro1">
          <table:table-cell office:value-type="float" office:value="107" table:formula="of:=[.A266]+1" table:style-name="ce1">
            <text:p>107</text:p>
          </table:table-cell>
          <table:table-cell office:value-type="string" table:style-name="ce4">
            <text:p>106<text:span text:style-name="T1">: </text:span><text:span text:style-name="T2">106.38057397201786</text:span></text:p>
          </table:table-cell>
          <table:table-cell office:value-type="string" office:string-value="106.38057397201786" table:formula="of:=RIGHT([.B267];LEN([.B267])-5)" table:style-name="ce5">
            <text:p>106.38057397201786</text:p>
          </table:table-cell>
          <table:table-cell office:value-type="float" office:value="106.380573972017" table:formula="of:=[.C267]+0" table:style-name="ce5">
            <text:p>106.38</text:p>
          </table:table-cell>
          <table:table-cell office:value-type="string" table:style-name="ce4">
            <text:p>106<text:span text:style-name="T1">: </text:span><text:span text:style-name="T2">91.22663279686088</text:span></text:p>
          </table:table-cell>
          <table:table-cell office:value-type="string" office:string-value="91.22663279686088" table:formula="of:=RIGHT([.E267];LEN([.E267])-5)" table:style-name="ce5">
            <text:p>91.22663279686088</text:p>
          </table:table-cell>
          <table:table-cell office:value-type="float" office:value="91.226632796860798" table:formula="of:=[.F267]+0" table:style-name="ce5">
            <text:p>91.23</text:p>
          </table:table-cell>
          <table:table-cell office:value-type="string" table:style-name="ce4">
            <text:p>106<text:span text:style-name="T1">: </text:span><text:span text:style-name="T2">123.02642263851838</text:span></text:p>
          </table:table-cell>
          <table:table-cell office:value-type="string" office:string-value="123.02642263851838" table:formula="of:=RIGHT([.H267];LEN([.H267])-5)" table:style-name="ce5">
            <text:p>123.02642263851838</text:p>
          </table:table-cell>
          <table:table-cell office:value-type="float" office:value="123.026422638518" table:formula="of:=[.I267]+0" table:style-name="ce5">
            <text:p>123.03</text:p>
          </table:table-cell>
          <table:table-cell office:value-type="string" table:style-name="ce4">
            <text:p>106<text:span text:style-name="T1">: </text:span><text:span text:style-name="T2">150.25548232301352</text:span></text:p>
          </table:table-cell>
          <table:table-cell office:value-type="string" office:string-value="150.25548232301352" table:formula="of:=RIGHT([.K267];LEN([.K267])-5)" table:style-name="ce5">
            <text:p>150.25548232301352</text:p>
          </table:table-cell>
          <table:table-cell office:value-type="float" office:value="150.25548232301301" table:formula="of:=[.L267]+0" table:style-name="ce5">
            <text:p>150.26</text:p>
          </table:table-cell>
          <table:table-cell office:value-type="string" table:style-name="ce4">
            <text:p>106<text:span text:style-name="T1">: </text:span><text:span text:style-name="T2">94.70825375420645</text:span></text:p>
          </table:table-cell>
          <table:table-cell office:value-type="string" office:string-value="94.70825375420645" table:formula="of:=RIGHT([.N267];LEN([.N267])-5)" table:style-name="ce5">
            <text:p>94.70825375420645</text:p>
          </table:table-cell>
          <table:table-cell office:value-type="float" office:value="94.708253754206396" table:formula="of:=[.O267]+0" table:style-name="ce5">
            <text:p>94.71</text:p>
          </table:table-cell>
          <table:table-cell office:value-type="string" table:style-name="ce4">
            <text:p>106<text:span text:style-name="T1">: </text:span><text:span text:style-name="T2">126.16702232768903</text:span></text:p>
          </table:table-cell>
          <table:table-cell office:value-type="string" office:string-value="126.16702232768903" table:formula="of:=RIGHT([.Q267];LEN([.Q267])-5)" table:style-name="ce5">
            <text:p>126.16702232768903</text:p>
          </table:table-cell>
          <table:table-cell office:value-type="float" office:value="126.167022327689" table:formula="of:=[.R267]+0" table:style-name="ce5">
            <text:p>126.17</text:p>
          </table:table-cell>
          <table:table-cell office:value-type="string" table:style-name="ce4">
            <text:p>106<text:span text:style-name="T1">: </text:span><text:span text:style-name="T2">77.03141236638614</text:span></text:p>
          </table:table-cell>
          <table:table-cell office:value-type="string" office:string-value="77.03141236638614" table:formula="of:=RIGHT([.T267];LEN([.T267])-5)" table:style-name="ce5">
            <text:p>77.03141236638614</text:p>
          </table:table-cell>
          <table:table-cell office:value-type="float" office:value="77.031412366386107" table:formula="of:=[.U267]+0" table:style-name="ce5">
            <text:p>77.03</text:p>
          </table:table-cell>
          <table:table-cell office:value-type="string" table:style-name="ce4">
            <text:p>106<text:span text:style-name="T1">: </text:span><text:span text:style-name="T2">144.99985834996068</text:span></text:p>
          </table:table-cell>
          <table:table-cell office:value-type="string" office:string-value="144.99985834996068" table:formula="of:=RIGHT([.W267];LEN([.W267])-5)" table:style-name="ce5">
            <text:p>144.99985834996068</text:p>
          </table:table-cell>
          <table:table-cell office:value-type="float" office:value="144.99985834995999" table:formula="of:=[.X267]+0" table:style-name="ce5">
            <text:p>145.00</text:p>
          </table:table-cell>
          <table:table-cell office:value-type="string" table:style-name="ce4">
            <text:p>106<text:span text:style-name="T1">: </text:span><text:span text:style-name="T2">166.29862509131073</text:span></text:p>
          </table:table-cell>
          <table:table-cell office:value-type="string" office:string-value="166.29862509131073" table:formula="of:=RIGHT([.Z267];LEN([.Z267])-5)" table:style-name="ce5">
            <text:p>166.29862509131073</text:p>
          </table:table-cell>
          <table:table-cell office:value-type="float" office:value="166.29862509130999" table:formula="of:=[.AA267]+0" table:style-name="ce5">
            <text:p>166.30</text:p>
          </table:table-cell>
          <table:table-cell office:value-type="string" table:style-name="ce4">
            <text:p>106<text:span text:style-name="T1">: </text:span><text:span text:style-name="T2">134.7023963696415</text:span></text:p>
          </table:table-cell>
          <table:table-cell office:value-type="string" office:string-value="134.7023963696415" table:formula="of:=RIGHT([.AC267];LEN([.AC267])-5)" table:style-name="ce5">
            <text:p>134.7023963696415</text:p>
          </table:table-cell>
          <table:table-cell office:value-type="float" office:value="134.70239636964101" table:formula="of:=[.AD267]+0" table:style-name="ce5">
            <text:p>134.70</text:p>
          </table:table-cell>
          <table:table-cell office:value-type="float" office:value="121.47966799896014" table:formula="of:=([.D267]+[.G267]+[.J267]+[.M267]+[.P267]+[.S267]+[.V267]+[.Y267]+[.AB267]+[.AE267])/10" table:style-name="ce5">
            <text:p>121.48</text:p>
          </table:table-cell>
          <table:table-cell table:number-columns-repeated="16352"/>
        </table:table-row>
        <table:table-row table:style-name="ro1">
          <table:table-cell office:value-type="float" office:value="108" table:formula="of:=[.A267]+1" table:style-name="ce1">
            <text:p>108</text:p>
          </table:table-cell>
          <table:table-cell office:value-type="string" table:style-name="ce4">
            <text:p>107<text:span text:style-name="T1">: </text:span><text:span text:style-name="T2">127.58057223519035</text:span></text:p>
          </table:table-cell>
          <table:table-cell office:value-type="string" office:string-value="127.58057223519035" table:formula="of:=RIGHT([.B268];LEN([.B268])-5)" table:style-name="ce5">
            <text:p>127.58057223519035</text:p>
          </table:table-cell>
          <table:table-cell office:value-type="float" office:value="127.58057223519" table:formula="of:=[.C268]+0" table:style-name="ce5">
            <text:p>127.58</text:p>
          </table:table-cell>
          <table:table-cell office:value-type="string" table:style-name="ce4">
            <text:p>107<text:span text:style-name="T1">: </text:span><text:span text:style-name="T2">105.55013503050209</text:span></text:p>
          </table:table-cell>
          <table:table-cell office:value-type="string" office:string-value="105.55013503050209" table:formula="of:=RIGHT([.E268];LEN([.E268])-5)" table:style-name="ce5">
            <text:p>105.55013503050209</text:p>
          </table:table-cell>
          <table:table-cell office:value-type="float" office:value="105.55013503050201" table:formula="of:=[.F268]+0" table:style-name="ce5">
            <text:p>105.55</text:p>
          </table:table-cell>
          <table:table-cell office:value-type="string" table:style-name="ce4">
            <text:p>107<text:span text:style-name="T1">: </text:span><text:span text:style-name="T2">144.0812603564739</text:span></text:p>
          </table:table-cell>
          <table:table-cell office:value-type="string" office:string-value="144.0812603564739" table:formula="of:=RIGHT([.H268];LEN([.H268])-5)" table:style-name="ce5">
            <text:p>144.0812603564739</text:p>
          </table:table-cell>
          <table:table-cell office:value-type="float" office:value="144.081260356473" table:formula="of:=[.I268]+0" table:style-name="ce5">
            <text:p>144.08</text:p>
          </table:table-cell>
          <table:table-cell office:value-type="string" table:style-name="ce4">
            <text:p>107<text:span text:style-name="T1">: </text:span><text:span text:style-name="T2">120.5310669221213</text:span></text:p>
          </table:table-cell>
          <table:table-cell office:value-type="string" office:string-value="120.5310669221213" table:formula="of:=RIGHT([.K268];LEN([.K268])-5)" table:style-name="ce5">
            <text:p>120.5310669221213</text:p>
          </table:table-cell>
          <table:table-cell office:value-type="float" office:value="120.531066922121" table:formula="of:=[.L268]+0" table:style-name="ce5">
            <text:p>120.53</text:p>
          </table:table-cell>
          <table:table-cell office:value-type="string" table:style-name="ce4">
            <text:p>107<text:span text:style-name="T1">: </text:span><text:span text:style-name="T2">101.62693287068306</text:span></text:p>
          </table:table-cell>
          <table:table-cell office:value-type="string" office:string-value="101.62693287068306" table:formula="of:=RIGHT([.N268];LEN([.N268])-5)" table:style-name="ce5">
            <text:p>101.62693287068306</text:p>
          </table:table-cell>
          <table:table-cell office:value-type="float" office:value="101.62693287068301" table:formula="of:=[.O268]+0" table:style-name="ce5">
            <text:p>101.63</text:p>
          </table:table-cell>
          <table:table-cell office:value-type="string" table:style-name="ce4">
            <text:p>107<text:span text:style-name="T1">: </text:span><text:span text:style-name="T2">124.42968158228558</text:span></text:p>
          </table:table-cell>
          <table:table-cell office:value-type="string" office:string-value="124.42968158228558" table:formula="of:=RIGHT([.Q268];LEN([.Q268])-5)" table:style-name="ce5">
            <text:p>124.42968158228558</text:p>
          </table:table-cell>
          <table:table-cell office:value-type="float" office:value="124.429681582285" table:formula="of:=[.R268]+0" table:style-name="ce5">
            <text:p>124.43</text:p>
          </table:table-cell>
          <table:table-cell office:value-type="string" table:style-name="ce4">
            <text:p>107<text:span text:style-name="T1">: </text:span><text:span text:style-name="T2">84.31081801407895</text:span></text:p>
          </table:table-cell>
          <table:table-cell office:value-type="string" office:string-value="84.31081801407895" table:formula="of:=RIGHT([.T268];LEN([.T268])-5)" table:style-name="ce5">
            <text:p>84.31081801407895</text:p>
          </table:table-cell>
          <table:table-cell office:value-type="float" office:value="84.310818014078905" table:formula="of:=[.U268]+0" table:style-name="ce5">
            <text:p>84.31</text:p>
          </table:table-cell>
          <table:table-cell office:value-type="string" table:style-name="ce4">
            <text:p>107<text:span text:style-name="T1">: </text:span><text:span text:style-name="T2">144.82322315678883</text:span></text:p>
          </table:table-cell>
          <table:table-cell office:value-type="string" office:string-value="144.82322315678883" table:formula="of:=RIGHT([.W268];LEN([.W268])-5)" table:style-name="ce5">
            <text:p>144.82322315678883</text:p>
          </table:table-cell>
          <table:table-cell office:value-type="float" office:value="144.823223156788" table:formula="of:=[.X268]+0" table:style-name="ce5">
            <text:p>144.82</text:p>
          </table:table-cell>
          <table:table-cell office:value-type="string" table:style-name="ce4">
            <text:p>107<text:span text:style-name="T1">: </text:span><text:span text:style-name="T2">132.08389133898294</text:span></text:p>
          </table:table-cell>
          <table:table-cell office:value-type="string" office:string-value="132.08389133898294" table:formula="of:=RIGHT([.Z268];LEN([.Z268])-5)" table:style-name="ce5">
            <text:p>132.08389133898294</text:p>
          </table:table-cell>
          <table:table-cell office:value-type="float" office:value="132.083891338982" table:formula="of:=[.AA268]+0" table:style-name="ce5">
            <text:p>132.08</text:p>
          </table:table-cell>
          <table:table-cell office:value-type="string" table:style-name="ce4">
            <text:p>107<text:span text:style-name="T1">: </text:span><text:span text:style-name="T2">113.02576198841723</text:span></text:p>
          </table:table-cell>
          <table:table-cell office:value-type="string" office:string-value="113.02576198841723" table:formula="of:=RIGHT([.AC268];LEN([.AC268])-5)" table:style-name="ce5">
            <text:p>113.02576198841723</text:p>
          </table:table-cell>
          <table:table-cell office:value-type="float" office:value="113.025761988417" table:formula="of:=[.AD268]+0" table:style-name="ce5">
            <text:p>113.03</text:p>
          </table:table-cell>
          <table:table-cell office:value-type="float" office:value="119.80433434955198" table:formula="of:=([.D268]+[.G268]+[.J268]+[.M268]+[.P268]+[.S268]+[.V268]+[.Y268]+[.AB268]+[.AE268])/10" table:style-name="ce5">
            <text:p>119.80</text:p>
          </table:table-cell>
          <table:table-cell table:number-columns-repeated="16352"/>
        </table:table-row>
        <table:table-row table:style-name="ro1">
          <table:table-cell office:value-type="float" office:value="109" table:formula="of:=[.A268]+1" table:style-name="ce1">
            <text:p>109</text:p>
          </table:table-cell>
          <table:table-cell office:value-type="string" table:style-name="ce4">
            <text:p>108<text:span text:style-name="T1">: </text:span><text:span text:style-name="T2">117.07967776580348</text:span></text:p>
          </table:table-cell>
          <table:table-cell office:value-type="string" office:string-value="117.07967776580348" table:formula="of:=RIGHT([.B269];LEN([.B269])-5)" table:style-name="ce5">
            <text:p>117.07967776580348</text:p>
          </table:table-cell>
          <table:table-cell office:value-type="float" office:value="117.079677765803" table:formula="of:=[.C269]+0" table:style-name="ce5">
            <text:p>117.08</text:p>
          </table:table-cell>
          <table:table-cell office:value-type="string" table:style-name="ce4">
            <text:p>108<text:span text:style-name="T1">: </text:span><text:span text:style-name="T2">106.76957225056398</text:span></text:p>
          </table:table-cell>
          <table:table-cell office:value-type="string" office:string-value="106.76957225056398" table:formula="of:=RIGHT([.E269];LEN([.E269])-5)" table:style-name="ce5">
            <text:p>106.76957225056398</text:p>
          </table:table-cell>
          <table:table-cell office:value-type="float" office:value="106.769572250563" table:formula="of:=[.F269]+0" table:style-name="ce5">
            <text:p>106.77</text:p>
          </table:table-cell>
          <table:table-cell office:value-type="string" table:style-name="ce4">
            <text:p>108<text:span text:style-name="T1">: </text:span><text:span text:style-name="T2">143.59679937088268</text:span></text:p>
          </table:table-cell>
          <table:table-cell office:value-type="string" office:string-value="143.59679937088268" table:formula="of:=RIGHT([.H269];LEN([.H269])-5)" table:style-name="ce5">
            <text:p>143.59679937088268</text:p>
          </table:table-cell>
          <table:table-cell office:value-type="float" office:value="143.596799370882" table:formula="of:=[.I269]+0" table:style-name="ce5">
            <text:p>143.60</text:p>
          </table:table-cell>
          <table:table-cell office:value-type="string" table:style-name="ce4">
            <text:p>108<text:span text:style-name="T1">: </text:span><text:span text:style-name="T2">129.79599487634533</text:span></text:p>
          </table:table-cell>
          <table:table-cell office:value-type="string" office:string-value="129.79599487634533" table:formula="of:=RIGHT([.K269];LEN([.K269])-5)" table:style-name="ce5">
            <text:p>129.79599487634533</text:p>
          </table:table-cell>
          <table:table-cell office:value-type="float" office:value="129.79599487634499" table:formula="of:=[.L269]+0" table:style-name="ce5">
            <text:p>129.80</text:p>
          </table:table-cell>
          <table:table-cell office:value-type="string" table:style-name="ce4">
            <text:p>108<text:span text:style-name="T1">: </text:span><text:span text:style-name="T2">101.90122244106327</text:span></text:p>
          </table:table-cell>
          <table:table-cell office:value-type="string" office:string-value="101.90122244106327" table:formula="of:=RIGHT([.N269];LEN([.N269])-5)" table:style-name="ce5">
            <text:p>101.90122244106327</text:p>
          </table:table-cell>
          <table:table-cell office:value-type="float" office:value="101.901222441063" table:formula="of:=[.O269]+0" table:style-name="ce5">
            <text:p>101.90</text:p>
          </table:table-cell>
          <table:table-cell office:value-type="string" table:style-name="ce4">
            <text:p>108<text:span text:style-name="T1">: </text:span><text:span text:style-name="T2">124.00899528795854</text:span></text:p>
          </table:table-cell>
          <table:table-cell office:value-type="string" office:string-value="124.00899528795854" table:formula="of:=RIGHT([.Q269];LEN([.Q269])-5)" table:style-name="ce5">
            <text:p>124.00899528795854</text:p>
          </table:table-cell>
          <table:table-cell office:value-type="float" office:value="124.008995287958" table:formula="of:=[.R269]+0" table:style-name="ce5">
            <text:p>124.01</text:p>
          </table:table-cell>
          <table:table-cell office:value-type="string" table:style-name="ce4">
            <text:p>108<text:span text:style-name="T1">: </text:span><text:span text:style-name="T2">89.59104945689805</text:span></text:p>
          </table:table-cell>
          <table:table-cell office:value-type="string" office:string-value="89.59104945689805" table:formula="of:=RIGHT([.T269];LEN([.T269])-5)" table:style-name="ce5">
            <text:p>89.59104945689805</text:p>
          </table:table-cell>
          <table:table-cell office:value-type="float" office:value="89.591049456898006" table:formula="of:=[.U269]+0" table:style-name="ce5">
            <text:p>89.59</text:p>
          </table:table-cell>
          <table:table-cell office:value-type="string" table:style-name="ce4">
            <text:p>108<text:span text:style-name="T1">: </text:span><text:span text:style-name="T2">135.38137491095122</text:span></text:p>
          </table:table-cell>
          <table:table-cell office:value-type="string" office:string-value="135.38137491095122" table:formula="of:=RIGHT([.W269];LEN([.W269])-5)" table:style-name="ce5">
            <text:p>135.38137491095122</text:p>
          </table:table-cell>
          <table:table-cell office:value-type="float" office:value="135.381374910951" table:formula="of:=[.X269]+0" table:style-name="ce5">
            <text:p>135.38</text:p>
          </table:table-cell>
          <table:table-cell office:value-type="string" table:style-name="ce4">
            <text:p>108<text:span text:style-name="T1">: </text:span><text:span text:style-name="T2">143.91752958493234</text:span></text:p>
          </table:table-cell>
          <table:table-cell office:value-type="string" office:string-value="143.91752958493234" table:formula="of:=RIGHT([.Z269];LEN([.Z269])-5)" table:style-name="ce5">
            <text:p>143.91752958493234</text:p>
          </table:table-cell>
          <table:table-cell office:value-type="float" office:value="143.917529584932" table:formula="of:=[.AA269]+0" table:style-name="ce5">
            <text:p>143.92</text:p>
          </table:table-cell>
          <table:table-cell office:value-type="string" table:style-name="ce4">
            <text:p>108<text:span text:style-name="T1">: </text:span><text:span text:style-name="T2">133.9782941308101</text:span></text:p>
          </table:table-cell>
          <table:table-cell office:value-type="string" office:string-value="133.9782941308101" table:formula="of:=RIGHT([.AC269];LEN([.AC269])-5)" table:style-name="ce5">
            <text:p>133.9782941308101</text:p>
          </table:table-cell>
          <table:table-cell office:value-type="float" office:value="133.97829413081001" table:formula="of:=[.AD269]+0" table:style-name="ce5">
            <text:p>133.98</text:p>
          </table:table-cell>
          <table:table-cell office:value-type="float" office:value="122.6020510076205" table:formula="of:=([.D269]+[.G269]+[.J269]+[.M269]+[.P269]+[.S269]+[.V269]+[.Y269]+[.AB269]+[.AE269])/10" table:style-name="ce5">
            <text:p>122.60</text:p>
          </table:table-cell>
          <table:table-cell table:number-columns-repeated="16352"/>
        </table:table-row>
        <table:table-row table:style-name="ro1">
          <table:table-cell office:value-type="float" office:value="110" table:formula="of:=[.A269]+1" table:style-name="ce1">
            <text:p>110</text:p>
          </table:table-cell>
          <table:table-cell office:value-type="string" table:style-name="ce4">
            <text:p>109<text:span text:style-name="T1">: </text:span><text:span text:style-name="T2">137.39713079925778</text:span></text:p>
          </table:table-cell>
          <table:table-cell office:value-type="string" office:string-value="137.39713079925778" table:formula="of:=RIGHT([.B270];LEN([.B270])-5)" table:style-name="ce5">
            <text:p>137.39713079925778</text:p>
          </table:table-cell>
          <table:table-cell office:value-type="float" office:value="137.39713079925701" table:formula="of:=[.C270]+0" table:style-name="ce5">
            <text:p>137.40</text:p>
          </table:table-cell>
          <table:table-cell office:value-type="string" table:style-name="ce4">
            <text:p>109<text:span text:style-name="T1">: </text:span><text:span text:style-name="T2">106.34593680061062</text:span></text:p>
          </table:table-cell>
          <table:table-cell office:value-type="string" office:string-value="106.34593680061062" table:formula="of:=RIGHT([.E270];LEN([.E270])-5)" table:style-name="ce5">
            <text:p>106.34593680061062</text:p>
          </table:table-cell>
          <table:table-cell office:value-type="float" office:value="106.34593680061" table:formula="of:=[.F270]+0" table:style-name="ce5">
            <text:p>106.35</text:p>
          </table:table-cell>
          <table:table-cell office:value-type="string" table:style-name="ce4">
            <text:p>109<text:span text:style-name="T1">: </text:span><text:span text:style-name="T2">149.19594878206908</text:span></text:p>
          </table:table-cell>
          <table:table-cell office:value-type="string" office:string-value="149.19594878206908" table:formula="of:=RIGHT([.H270];LEN([.H270])-5)" table:style-name="ce5">
            <text:p>149.19594878206908</text:p>
          </table:table-cell>
          <table:table-cell office:value-type="float" office:value="149.195948782069" table:formula="of:=[.I270]+0" table:style-name="ce5">
            <text:p>149.20</text:p>
          </table:table-cell>
          <table:table-cell office:value-type="string" table:style-name="ce4">
            <text:p>109<text:span text:style-name="T1">: </text:span><text:span text:style-name="T2">127.79506777338639</text:span></text:p>
          </table:table-cell>
          <table:table-cell office:value-type="string" office:string-value="127.79506777338639" table:formula="of:=RIGHT([.K270];LEN([.K270])-5)" table:style-name="ce5">
            <text:p>127.79506777338639</text:p>
          </table:table-cell>
          <table:table-cell office:value-type="float" office:value="127.79506777338599" table:formula="of:=[.L270]+0" table:style-name="ce5">
            <text:p>127.80</text:p>
          </table:table-cell>
          <table:table-cell office:value-type="string" table:style-name="ce4">
            <text:p>109<text:span text:style-name="T1">: </text:span><text:span text:style-name="T2">100.7679565236391</text:span></text:p>
          </table:table-cell>
          <table:table-cell office:value-type="string" office:string-value="100.7679565236391" table:formula="of:=RIGHT([.N270];LEN([.N270])-5)" table:style-name="ce5">
            <text:p>100.7679565236391</text:p>
          </table:table-cell>
          <table:table-cell office:value-type="float" office:value="100.767956523639" table:formula="of:=[.O270]+0" table:style-name="ce5">
            <text:p>100.77</text:p>
          </table:table-cell>
          <table:table-cell office:value-type="string" table:style-name="ce4">
            <text:p>109<text:span text:style-name="T1">: </text:span><text:span text:style-name="T2">129.07685990167187</text:span></text:p>
          </table:table-cell>
          <table:table-cell office:value-type="string" office:string-value="129.07685990167187" table:formula="of:=RIGHT([.Q270];LEN([.Q270])-5)" table:style-name="ce5">
            <text:p>129.07685990167187</text:p>
          </table:table-cell>
          <table:table-cell office:value-type="float" office:value="129.07685990167101" table:formula="of:=[.R270]+0" table:style-name="ce5">
            <text:p>129.08</text:p>
          </table:table-cell>
          <table:table-cell office:value-type="string" table:style-name="ce4">
            <text:p>109<text:span text:style-name="T1">: </text:span><text:span text:style-name="T2">90.17312274874824</text:span></text:p>
          </table:table-cell>
          <table:table-cell office:value-type="string" office:string-value="90.17312274874824" table:formula="of:=RIGHT([.T270];LEN([.T270])-5)" table:style-name="ce5">
            <text:p>90.17312274874824</text:p>
          </table:table-cell>
          <table:table-cell office:value-type="float" office:value="90.173122748748199" table:formula="of:=[.U270]+0" table:style-name="ce5">
            <text:p>90.17</text:p>
          </table:table-cell>
          <table:table-cell office:value-type="string" table:style-name="ce4">
            <text:p>109<text:span text:style-name="T1">: </text:span><text:span text:style-name="T2">145.10627662703456</text:span></text:p>
          </table:table-cell>
          <table:table-cell office:value-type="string" office:string-value="145.10627662703456" table:formula="of:=RIGHT([.W270];LEN([.W270])-5)" table:style-name="ce5">
            <text:p>145.10627662703456</text:p>
          </table:table-cell>
          <table:table-cell office:value-type="float" office:value="145.10627662703399" table:formula="of:=[.X270]+0" table:style-name="ce5">
            <text:p>145.11</text:p>
          </table:table-cell>
          <table:table-cell office:value-type="string" table:style-name="ce4">
            <text:p>109<text:span text:style-name="T1">: </text:span><text:span text:style-name="T2">144.45469618738667</text:span></text:p>
          </table:table-cell>
          <table:table-cell office:value-type="string" office:string-value="144.45469618738667" table:formula="of:=RIGHT([.Z270];LEN([.Z270])-5)" table:style-name="ce5">
            <text:p>144.45469618738667</text:p>
          </table:table-cell>
          <table:table-cell office:value-type="float" office:value="144.45469618738599" table:formula="of:=[.AA270]+0" table:style-name="ce5">
            <text:p>144.45</text:p>
          </table:table-cell>
          <table:table-cell office:value-type="string" table:style-name="ce4">
            <text:p>109<text:span text:style-name="T1">: </text:span><text:span text:style-name="T2">134.91909684704598</text:span></text:p>
          </table:table-cell>
          <table:table-cell office:value-type="string" office:string-value="134.91909684704598" table:formula="of:=RIGHT([.AC270];LEN([.AC270])-5)" table:style-name="ce5">
            <text:p>134.91909684704598</text:p>
          </table:table-cell>
          <table:table-cell office:value-type="float" office:value="134.91909684704501" table:formula="of:=[.AD270]+0" table:style-name="ce5">
            <text:p>134.92</text:p>
          </table:table-cell>
          <table:table-cell office:value-type="float" office:value="126.52320929908451" table:formula="of:=([.D270]+[.G270]+[.J270]+[.M270]+[.P270]+[.S270]+[.V270]+[.Y270]+[.AB270]+[.AE270])/10" table:style-name="ce5">
            <text:p>126.52</text:p>
          </table:table-cell>
          <table:table-cell table:number-columns-repeated="16352"/>
        </table:table-row>
        <table:table-row table:style-name="ro1">
          <table:table-cell office:value-type="float" office:value="111" table:formula="of:=[.A270]+1" table:style-name="ce1">
            <text:p>111</text:p>
          </table:table-cell>
          <table:table-cell office:value-type="string" table:style-name="ce4">
            <text:p>110<text:span text:style-name="T1">: </text:span><text:span text:style-name="T2">137.0217331056063</text:span></text:p>
          </table:table-cell>
          <table:table-cell office:value-type="string" office:string-value="137.0217331056063" table:formula="of:=RIGHT([.B271];LEN([.B271])-5)" table:style-name="ce5">
            <text:p>137.0217331056063</text:p>
          </table:table-cell>
          <table:table-cell office:value-type="float" office:value="137.02173310560599" table:formula="of:=[.C271]+0" table:style-name="ce5">
            <text:p>137.02</text:p>
          </table:table-cell>
          <table:table-cell office:value-type="string" table:style-name="ce4">
            <text:p>110<text:span text:style-name="T1">: </text:span><text:span text:style-name="T2">105.78588580516212</text:span></text:p>
          </table:table-cell>
          <table:table-cell office:value-type="string" office:string-value="105.78588580516212" table:formula="of:=RIGHT([.E271];LEN([.E271])-5)" table:style-name="ce5">
            <text:p>105.78588580516212</text:p>
          </table:table-cell>
          <table:table-cell office:value-type="float" office:value="105.785885805162" table:formula="of:=[.F271]+0" table:style-name="ce5">
            <text:p>105.79</text:p>
          </table:table-cell>
          <table:table-cell office:value-type="string" table:style-name="ce4">
            <text:p>110<text:span text:style-name="T1">: </text:span><text:span text:style-name="T2">147.1799160472047</text:span></text:p>
          </table:table-cell>
          <table:table-cell office:value-type="string" office:string-value="147.1799160472047" table:formula="of:=RIGHT([.H271];LEN([.H271])-5)" table:style-name="ce5">
            <text:p>147.1799160472047</text:p>
          </table:table-cell>
          <table:table-cell office:value-type="float" office:value="147.17991604720399" table:formula="of:=[.I271]+0" table:style-name="ce5">
            <text:p>147.18</text:p>
          </table:table-cell>
          <table:table-cell office:value-type="string" table:style-name="ce4">
            <text:p>110<text:span text:style-name="T1">: </text:span><text:span text:style-name="T2">129.85751002422867</text:span></text:p>
          </table:table-cell>
          <table:table-cell office:value-type="string" office:string-value="129.85751002422867" table:formula="of:=RIGHT([.K271];LEN([.K271])-5)" table:style-name="ce5">
            <text:p>129.85751002422867</text:p>
          </table:table-cell>
          <table:table-cell office:value-type="float" office:value="129.85751002422799" table:formula="of:=[.L271]+0" table:style-name="ce5">
            <text:p>129.86</text:p>
          </table:table-cell>
          <table:table-cell office:value-type="string" table:style-name="ce4">
            <text:p>110<text:span text:style-name="T1">: </text:span><text:span text:style-name="T2">100.05027969298534</text:span></text:p>
          </table:table-cell>
          <table:table-cell office:value-type="string" office:string-value="100.05027969298534" table:formula="of:=RIGHT([.N271];LEN([.N271])-5)" table:style-name="ce5">
            <text:p>100.05027969298534</text:p>
          </table:table-cell>
          <table:table-cell office:value-type="float" office:value="100.050279692985" table:formula="of:=[.O271]+0" table:style-name="ce5">
            <text:p>100.05</text:p>
          </table:table-cell>
          <table:table-cell office:value-type="string" table:style-name="ce4">
            <text:p>110<text:span text:style-name="T1">: </text:span><text:span text:style-name="T2">127.31284699175669</text:span></text:p>
          </table:table-cell>
          <table:table-cell office:value-type="string" office:string-value="127.31284699175669" table:formula="of:=RIGHT([.Q271];LEN([.Q271])-5)" table:style-name="ce5">
            <text:p>127.31284699175669</text:p>
          </table:table-cell>
          <table:table-cell office:value-type="float" office:value="127.312846991756" table:formula="of:=[.R271]+0" table:style-name="ce5">
            <text:p>127.31</text:p>
          </table:table-cell>
          <table:table-cell office:value-type="string" table:style-name="ce4">
            <text:p>110<text:span text:style-name="T1">: </text:span><text:span text:style-name="T2">66.04702441316266</text:span></text:p>
          </table:table-cell>
          <table:table-cell office:value-type="string" office:string-value="66.04702441316266" table:formula="of:=RIGHT([.T271];LEN([.T271])-5)" table:style-name="ce5">
            <text:p>66.04702441316266</text:p>
          </table:table-cell>
          <table:table-cell office:value-type="float" office:value="66.047024413162603" table:formula="of:=[.U271]+0" table:style-name="ce5">
            <text:p>66.05</text:p>
          </table:table-cell>
          <table:table-cell office:value-type="string" table:style-name="ce4">
            <text:p>110<text:span text:style-name="T1">: </text:span><text:span text:style-name="T2">121.96299890094977</text:span></text:p>
          </table:table-cell>
          <table:table-cell office:value-type="string" office:string-value="121.96299890094977" table:formula="of:=RIGHT([.W271];LEN([.W271])-5)" table:style-name="ce5">
            <text:p>121.96299890094977</text:p>
          </table:table-cell>
          <table:table-cell office:value-type="float" office:value="121.962998900949" table:formula="of:=[.X271]+0" table:style-name="ce5">
            <text:p>121.96</text:p>
          </table:table-cell>
          <table:table-cell office:value-type="string" table:style-name="ce4">
            <text:p>110<text:span text:style-name="T1">: </text:span><text:span text:style-name="T2">144.26281359184821</text:span></text:p>
          </table:table-cell>
          <table:table-cell office:value-type="string" office:string-value="144.26281359184821" table:formula="of:=RIGHT([.Z271];LEN([.Z271])-5)" table:style-name="ce5">
            <text:p>144.26281359184821</text:p>
          </table:table-cell>
          <table:table-cell office:value-type="float" office:value="144.26281359184799" table:formula="of:=[.AA271]+0" table:style-name="ce5">
            <text:p>144.26</text:p>
          </table:table-cell>
          <table:table-cell office:value-type="string" table:style-name="ce4">
            <text:p>110<text:span text:style-name="T1">: </text:span><text:span text:style-name="T2">134.84143879796466</text:span></text:p>
          </table:table-cell>
          <table:table-cell office:value-type="string" office:string-value="134.84143879796466" table:formula="of:=RIGHT([.AC271];LEN([.AC271])-5)" table:style-name="ce5">
            <text:p>134.84143879796466</text:p>
          </table:table-cell>
          <table:table-cell office:value-type="float" office:value="134.841438797964" table:formula="of:=[.AD271]+0" table:style-name="ce5">
            <text:p>134.84</text:p>
          </table:table-cell>
          <table:table-cell office:value-type="float" office:value="121.43224473708646" table:formula="of:=([.D271]+[.G271]+[.J271]+[.M271]+[.P271]+[.S271]+[.V271]+[.Y271]+[.AB271]+[.AE271])/10" table:style-name="ce5">
            <text:p>121.43</text:p>
          </table:table-cell>
          <table:table-cell table:number-columns-repeated="16352"/>
        </table:table-row>
        <table:table-row table:style-name="ro1">
          <table:table-cell office:value-type="float" office:value="112" table:formula="of:=[.A271]+1" table:style-name="ce1">
            <text:p>112</text:p>
          </table:table-cell>
          <table:table-cell office:value-type="string" table:style-name="ce4">
            <text:p>111<text:span text:style-name="T1">: </text:span><text:span text:style-name="T2">138.50491746133673</text:span></text:p>
          </table:table-cell>
          <table:table-cell office:value-type="string" office:string-value="138.50491746133673" table:formula="of:=RIGHT([.B272];LEN([.B272])-5)" table:style-name="ce5">
            <text:p>138.50491746133673</text:p>
          </table:table-cell>
          <table:table-cell office:value-type="float" office:value="138.50491746133599" table:formula="of:=[.C272]+0" table:style-name="ce5">
            <text:p>138.50</text:p>
          </table:table-cell>
          <table:table-cell office:value-type="string" table:style-name="ce4">
            <text:p>111<text:span text:style-name="T1">: </text:span><text:span text:style-name="T2">155.28251761081006</text:span></text:p>
          </table:table-cell>
          <table:table-cell office:value-type="string" office:string-value="155.28251761081006" table:formula="of:=RIGHT([.E272];LEN([.E272])-5)" table:style-name="ce5">
            <text:p>155.28251761081006</text:p>
          </table:table-cell>
          <table:table-cell office:value-type="float" office:value="155.28251761081" table:formula="of:=[.F272]+0" table:style-name="ce5">
            <text:p>155.28</text:p>
          </table:table-cell>
          <table:table-cell office:value-type="string" table:style-name="ce4">
            <text:p>111<text:span text:style-name="T1">: </text:span><text:span text:style-name="T2">148.88863702088082</text:span></text:p>
          </table:table-cell>
          <table:table-cell office:value-type="string" office:string-value="148.88863702088082" table:formula="of:=RIGHT([.H272];LEN([.H272])-5)" table:style-name="ce5">
            <text:p>148.88863702088082</text:p>
          </table:table-cell>
          <table:table-cell office:value-type="float" office:value="148.88863702088" table:formula="of:=[.I272]+0" table:style-name="ce5">
            <text:p>148.89</text:p>
          </table:table-cell>
          <table:table-cell office:value-type="string" table:style-name="ce4">
            <text:p>111<text:span text:style-name="T1">: </text:span><text:span text:style-name="T2">119.21763706881552</text:span></text:p>
          </table:table-cell>
          <table:table-cell office:value-type="string" office:string-value="119.21763706881552" table:formula="of:=RIGHT([.K272];LEN([.K272])-5)" table:style-name="ce5">
            <text:p>119.21763706881552</text:p>
          </table:table-cell>
          <table:table-cell office:value-type="float" office:value="119.21763706881499" table:formula="of:=[.L272]+0" table:style-name="ce5">
            <text:p>119.22</text:p>
          </table:table-cell>
          <table:table-cell office:value-type="string" table:style-name="ce4">
            <text:p>111<text:span text:style-name="T1">: </text:span><text:span text:style-name="T2">101.33574352712608</text:span></text:p>
          </table:table-cell>
          <table:table-cell office:value-type="string" office:string-value="101.33574352712608" table:formula="of:=RIGHT([.N272];LEN([.N272])-5)" table:style-name="ce5">
            <text:p>101.33574352712608</text:p>
          </table:table-cell>
          <table:table-cell office:value-type="float" office:value="101.335743527126" table:formula="of:=[.O272]+0" table:style-name="ce5">
            <text:p>101.34</text:p>
          </table:table-cell>
          <table:table-cell office:value-type="string" table:style-name="ce4">
            <text:p>111<text:span text:style-name="T1">: </text:span><text:span text:style-name="T2">125.55363190684187</text:span></text:p>
          </table:table-cell>
          <table:table-cell office:value-type="string" office:string-value="125.55363190684187" table:formula="of:=RIGHT([.Q272];LEN([.Q272])-5)" table:style-name="ce5">
            <text:p>125.55363190684187</text:p>
          </table:table-cell>
          <table:table-cell office:value-type="float" office:value="125.55363190684101" table:formula="of:=[.R272]+0" table:style-name="ce5">
            <text:p>125.55</text:p>
          </table:table-cell>
          <table:table-cell office:value-type="string" table:style-name="ce4">
            <text:p>111<text:span text:style-name="T1">: </text:span><text:span text:style-name="T2">66.0470243312859</text:span></text:p>
          </table:table-cell>
          <table:table-cell office:value-type="string" office:string-value="66.0470243312859" table:formula="of:=RIGHT([.T272];LEN([.T272])-5)" table:style-name="ce5">
            <text:p>66.0470243312859</text:p>
          </table:table-cell>
          <table:table-cell office:value-type="float" office:value="66.047024331285897" table:formula="of:=[.U272]+0" table:style-name="ce5">
            <text:p>66.05</text:p>
          </table:table-cell>
          <table:table-cell office:value-type="string" table:style-name="ce4">
            <text:p>111<text:span text:style-name="T1">: </text:span><text:span text:style-name="T2">145.12917302501276</text:span></text:p>
          </table:table-cell>
          <table:table-cell office:value-type="string" office:string-value="145.12917302501276" table:formula="of:=RIGHT([.W272];LEN([.W272])-5)" table:style-name="ce5">
            <text:p>145.12917302501276</text:p>
          </table:table-cell>
          <table:table-cell office:value-type="float" office:value="145.12917302501199" table:formula="of:=[.X272]+0" table:style-name="ce5">
            <text:p>145.13</text:p>
          </table:table-cell>
          <table:table-cell office:value-type="string" table:style-name="ce4">
            <text:p>111<text:span text:style-name="T1">: </text:span><text:span text:style-name="T2">144.09906094696018</text:span></text:p>
          </table:table-cell>
          <table:table-cell office:value-type="string" office:string-value="144.09906094696018" table:formula="of:=RIGHT([.Z272];LEN([.Z272])-5)" table:style-name="ce5">
            <text:p>144.09906094696018</text:p>
          </table:table-cell>
          <table:table-cell office:value-type="float" office:value="144.09906094696001" table:formula="of:=[.AA272]+0" table:style-name="ce5">
            <text:p>144.10</text:p>
          </table:table-cell>
          <table:table-cell office:value-type="string" table:style-name="ce4">
            <text:p>111<text:span text:style-name="T1">: </text:span><text:span text:style-name="T2">107.01227511890332</text:span></text:p>
          </table:table-cell>
          <table:table-cell office:value-type="string" office:string-value="107.01227511890332" table:formula="of:=RIGHT([.AC272];LEN([.AC272])-5)" table:style-name="ce5">
            <text:p>107.01227511890332</text:p>
          </table:table-cell>
          <table:table-cell office:value-type="float" office:value="107.01227511890301" table:formula="of:=[.AD272]+0" table:style-name="ce5">
            <text:p>107.01</text:p>
          </table:table-cell>
          <table:table-cell office:value-type="float" office:value="125.10706180179689" table:formula="of:=([.D272]+[.G272]+[.J272]+[.M272]+[.P272]+[.S272]+[.V272]+[.Y272]+[.AB272]+[.AE272])/10" table:style-name="ce5">
            <text:p>125.11</text:p>
          </table:table-cell>
          <table:table-cell table:number-columns-repeated="16352"/>
        </table:table-row>
        <table:table-row table:style-name="ro1">
          <table:table-cell office:value-type="float" office:value="113" table:formula="of:=[.A272]+1" table:style-name="ce1">
            <text:p>113</text:p>
          </table:table-cell>
          <table:table-cell office:value-type="string" table:style-name="ce4">
            <text:p>112<text:span text:style-name="T1">: </text:span><text:span text:style-name="T2">137.42542287519686</text:span></text:p>
          </table:table-cell>
          <table:table-cell office:value-type="string" office:string-value="137.42542287519686" table:formula="of:=RIGHT([.B273];LEN([.B273])-5)" table:style-name="ce5">
            <text:p>137.42542287519686</text:p>
          </table:table-cell>
          <table:table-cell office:value-type="float" office:value="137.42542287519601" table:formula="of:=[.C273]+0" table:style-name="ce5">
            <text:p>137.43</text:p>
          </table:table-cell>
          <table:table-cell office:value-type="string" table:style-name="ce4">
            <text:p>112<text:span text:style-name="T1">: </text:span><text:span text:style-name="T2">105.48075785402736</text:span></text:p>
          </table:table-cell>
          <table:table-cell office:value-type="string" office:string-value="105.48075785402736" table:formula="of:=RIGHT([.E273];LEN([.E273])-5)" table:style-name="ce5">
            <text:p>105.48075785402736</text:p>
          </table:table-cell>
          <table:table-cell office:value-type="float" office:value="105.480757854027" table:formula="of:=[.F273]+0" table:style-name="ce5">
            <text:p>105.48</text:p>
          </table:table-cell>
          <table:table-cell office:value-type="string" table:style-name="ce4">
            <text:p>112<text:span text:style-name="T1">: </text:span><text:span text:style-name="T2">145.01624263453746</text:span></text:p>
          </table:table-cell>
          <table:table-cell office:value-type="string" office:string-value="145.01624263453746" table:formula="of:=RIGHT([.H273];LEN([.H273])-5)" table:style-name="ce5">
            <text:p>145.01624263453746</text:p>
          </table:table-cell>
          <table:table-cell office:value-type="float" office:value="145.01624263453701" table:formula="of:=[.I273]+0" table:style-name="ce5">
            <text:p>145.02</text:p>
          </table:table-cell>
          <table:table-cell office:value-type="string" table:style-name="ce4">
            <text:p>112<text:span text:style-name="T1">: </text:span><text:span text:style-name="T2">132.4216583182069</text:span></text:p>
          </table:table-cell>
          <table:table-cell office:value-type="string" office:string-value="132.4216583182069" table:formula="of:=RIGHT([.K273];LEN([.K273])-5)" table:style-name="ce5">
            <text:p>132.4216583182069</text:p>
          </table:table-cell>
          <table:table-cell office:value-type="float" office:value="132.421658318206" table:formula="of:=[.L273]+0" table:style-name="ce5">
            <text:p>132.42</text:p>
          </table:table-cell>
          <table:table-cell office:value-type="string" table:style-name="ce4">
            <text:p>112<text:span text:style-name="T1">: </text:span><text:span text:style-name="T2">127.04536693456353</text:span></text:p>
          </table:table-cell>
          <table:table-cell office:value-type="string" office:string-value="127.04536693456353" table:formula="of:=RIGHT([.N273];LEN([.N273])-5)" table:style-name="ce5">
            <text:p>127.04536693456353</text:p>
          </table:table-cell>
          <table:table-cell office:value-type="float" office:value="127.04536693456301" table:formula="of:=[.O273]+0" table:style-name="ce5">
            <text:p>127.05</text:p>
          </table:table-cell>
          <table:table-cell office:value-type="string" table:style-name="ce4">
            <text:p>112<text:span text:style-name="T1">: </text:span><text:span text:style-name="T2">123.58273978844534</text:span></text:p>
          </table:table-cell>
          <table:table-cell office:value-type="string" office:string-value="123.58273978844534" table:formula="of:=RIGHT([.Q273];LEN([.Q273])-5)" table:style-name="ce5">
            <text:p>123.58273978844534</text:p>
          </table:table-cell>
          <table:table-cell office:value-type="float" office:value="123.582739788445" table:formula="of:=[.R273]+0" table:style-name="ce5">
            <text:p>123.58</text:p>
          </table:table-cell>
          <table:table-cell office:value-type="string" table:style-name="ce4">
            <text:p>112<text:span text:style-name="T1">: </text:span><text:span text:style-name="T2">66.04702444793945</text:span></text:p>
          </table:table-cell>
          <table:table-cell office:value-type="string" office:string-value="66.04702444793945" table:formula="of:=RIGHT([.T273];LEN([.T273])-5)" table:style-name="ce5">
            <text:p>66.04702444793945</text:p>
          </table:table-cell>
          <table:table-cell office:value-type="float" office:value="66.047024447939407" table:formula="of:=[.U273]+0" table:style-name="ce5">
            <text:p>66.05</text:p>
          </table:table-cell>
          <table:table-cell office:value-type="string" table:style-name="ce4">
            <text:p>112<text:span text:style-name="T1">: </text:span><text:span text:style-name="T2">144.7005153530884</text:span></text:p>
          </table:table-cell>
          <table:table-cell office:value-type="string" office:string-value="144.7005153530884" table:formula="of:=RIGHT([.W273];LEN([.W273])-5)" table:style-name="ce5">
            <text:p>144.7005153530884</text:p>
          </table:table-cell>
          <table:table-cell office:value-type="float" office:value="144.70051535308801" table:formula="of:=[.X273]+0" table:style-name="ce5">
            <text:p>144.70</text:p>
          </table:table-cell>
          <table:table-cell office:value-type="string" table:style-name="ce4">
            <text:p>112<text:span text:style-name="T1">: </text:span><text:span text:style-name="T2">132.96174674869042</text:span></text:p>
          </table:table-cell>
          <table:table-cell office:value-type="string" office:string-value="132.96174674869042" table:formula="of:=RIGHT([.Z273];LEN([.Z273])-5)" table:style-name="ce5">
            <text:p>132.96174674869042</text:p>
          </table:table-cell>
          <table:table-cell office:value-type="float" office:value="132.96174674868999" table:formula="of:=[.AA273]+0" table:style-name="ce5">
            <text:p>132.96</text:p>
          </table:table-cell>
          <table:table-cell office:value-type="string" table:style-name="ce4">
            <text:p>112<text:span text:style-name="T1">: </text:span><text:span text:style-name="T2">133.9366280559444</text:span></text:p>
          </table:table-cell>
          <table:table-cell office:value-type="string" office:string-value="133.9366280559444" table:formula="of:=RIGHT([.AC273];LEN([.AC273])-5)" table:style-name="ce5">
            <text:p>133.9366280559444</text:p>
          </table:table-cell>
          <table:table-cell office:value-type="float" office:value="133.936628055944" table:formula="of:=[.AD273]+0" table:style-name="ce5">
            <text:p>133.94</text:p>
          </table:table-cell>
          <table:table-cell office:value-type="float" office:value="124.86181030106357" table:formula="of:=([.D273]+[.G273]+[.J273]+[.M273]+[.P273]+[.S273]+[.V273]+[.Y273]+[.AB273]+[.AE273])/10" table:style-name="ce5">
            <text:p>124.86</text:p>
          </table:table-cell>
          <table:table-cell table:number-columns-repeated="16352"/>
        </table:table-row>
        <table:table-row table:style-name="ro1">
          <table:table-cell office:value-type="float" office:value="114" table:formula="of:=[.A273]+1" table:style-name="ce1">
            <text:p>114</text:p>
          </table:table-cell>
          <table:table-cell office:value-type="string" table:style-name="ce4">
            <text:p>113<text:span text:style-name="T1">: </text:span><text:span text:style-name="T2">136.03473463362891</text:span></text:p>
          </table:table-cell>
          <table:table-cell office:value-type="string" office:string-value="136.03473463362891" table:formula="of:=RIGHT([.B274];LEN([.B274])-5)" table:style-name="ce5">
            <text:p>136.03473463362891</text:p>
          </table:table-cell>
          <table:table-cell office:value-type="float" office:value="136.03473463362801" table:formula="of:=[.C274]+0" table:style-name="ce5">
            <text:p>136.03</text:p>
          </table:table-cell>
          <table:table-cell office:value-type="string" table:style-name="ce4">
            <text:p>113<text:span text:style-name="T1">: </text:span><text:span text:style-name="T2">105.4074166842933</text:span></text:p>
          </table:table-cell>
          <table:table-cell office:value-type="string" office:string-value="105.4074166842933" table:formula="of:=RIGHT([.E274];LEN([.E274])-5)" table:style-name="ce5">
            <text:p>105.4074166842933</text:p>
          </table:table-cell>
          <table:table-cell office:value-type="float" office:value="105.407416684293" table:formula="of:=[.F274]+0" table:style-name="ce5">
            <text:p>105.41</text:p>
          </table:table-cell>
          <table:table-cell office:value-type="string" table:style-name="ce4">
            <text:p>113<text:span text:style-name="T1">: </text:span><text:span text:style-name="T2">148.65189413805666</text:span></text:p>
          </table:table-cell>
          <table:table-cell office:value-type="string" office:string-value="148.65189413805666" table:formula="of:=RIGHT([.H274];LEN([.H274])-5)" table:style-name="ce5">
            <text:p>148.65189413805666</text:p>
          </table:table-cell>
          <table:table-cell office:value-type="float" office:value="148.65189413805601" table:formula="of:=[.I274]+0" table:style-name="ce5">
            <text:p>148.65</text:p>
          </table:table-cell>
          <table:table-cell office:value-type="string" table:style-name="ce4">
            <text:p>113<text:span text:style-name="T1">: </text:span><text:span text:style-name="T2">148.1019653290089</text:span></text:p>
          </table:table-cell>
          <table:table-cell office:value-type="string" office:string-value="148.1019653290089" table:formula="of:=RIGHT([.K274];LEN([.K274])-5)" table:style-name="ce5">
            <text:p>148.1019653290089</text:p>
          </table:table-cell>
          <table:table-cell office:value-type="float" office:value="148.10196532900801" table:formula="of:=[.L274]+0" table:style-name="ce5">
            <text:p>148.10</text:p>
          </table:table-cell>
          <table:table-cell office:value-type="string" table:style-name="ce4">
            <text:p>113<text:span text:style-name="T1">: </text:span><text:span text:style-name="T2">99.51549067350486</text:span></text:p>
          </table:table-cell>
          <table:table-cell office:value-type="string" office:string-value="99.51549067350486" table:formula="of:=RIGHT([.N274];LEN([.N274])-5)" table:style-name="ce5">
            <text:p>99.51549067350486</text:p>
          </table:table-cell>
          <table:table-cell office:value-type="float" office:value="99.5154906735048" table:formula="of:=[.O274]+0" table:style-name="ce5">
            <text:p>99.52</text:p>
          </table:table-cell>
          <table:table-cell office:value-type="string" table:style-name="ce4">
            <text:p>113<text:span text:style-name="T1">: </text:span><text:span text:style-name="T2">127.64268435013882</text:span></text:p>
          </table:table-cell>
          <table:table-cell office:value-type="string" office:string-value="127.64268435013882" table:formula="of:=RIGHT([.Q274];LEN([.Q274])-5)" table:style-name="ce5">
            <text:p>127.64268435013882</text:p>
          </table:table-cell>
          <table:table-cell office:value-type="float" office:value="127.642684350138" table:formula="of:=[.R274]+0" table:style-name="ce5">
            <text:p>127.64</text:p>
          </table:table-cell>
          <table:table-cell office:value-type="string" table:style-name="ce4">
            <text:p>113<text:span text:style-name="T1">: </text:span><text:span text:style-name="T2">66.04702540219357</text:span></text:p>
          </table:table-cell>
          <table:table-cell office:value-type="string" office:string-value="66.04702540219357" table:formula="of:=RIGHT([.T274];LEN([.T274])-5)" table:style-name="ce5">
            <text:p>66.04702540219357</text:p>
          </table:table-cell>
          <table:table-cell office:value-type="float" office:value="66.047025402193498" table:formula="of:=[.U274]+0" table:style-name="ce5">
            <text:p>66.05</text:p>
          </table:table-cell>
          <table:table-cell office:value-type="string" table:style-name="ce4">
            <text:p>113<text:span text:style-name="T1">: </text:span><text:span text:style-name="T2">132.11992569746192</text:span></text:p>
          </table:table-cell>
          <table:table-cell office:value-type="string" office:string-value="132.11992569746192" table:formula="of:=RIGHT([.W274];LEN([.W274])-5)" table:style-name="ce5">
            <text:p>132.11992569746192</text:p>
          </table:table-cell>
          <table:table-cell office:value-type="float" office:value="132.11992569746101" table:formula="of:=[.X274]+0" table:style-name="ce5">
            <text:p>132.12</text:p>
          </table:table-cell>
          <table:table-cell office:value-type="string" table:style-name="ce4">
            <text:p>113<text:span text:style-name="T1">: </text:span><text:span text:style-name="T2">132.5027408991088</text:span></text:p>
          </table:table-cell>
          <table:table-cell office:value-type="string" office:string-value="132.5027408991088" table:formula="of:=RIGHT([.Z274];LEN([.Z274])-5)" table:style-name="ce5">
            <text:p>132.5027408991088</text:p>
          </table:table-cell>
          <table:table-cell office:value-type="float" office:value="132.50274089910801" table:formula="of:=[.AA274]+0" table:style-name="ce5">
            <text:p>132.50</text:p>
          </table:table-cell>
          <table:table-cell office:value-type="string" table:style-name="ce4">
            <text:p>113<text:span text:style-name="T1">: </text:span><text:span text:style-name="T2">133.84511203721365</text:span></text:p>
          </table:table-cell>
          <table:table-cell office:value-type="string" office:string-value="133.84511203721365" table:formula="of:=RIGHT([.AC274];LEN([.AC274])-5)" table:style-name="ce5">
            <text:p>133.84511203721365</text:p>
          </table:table-cell>
          <table:table-cell office:value-type="float" office:value="133.845112037213" table:formula="of:=[.AD274]+0" table:style-name="ce5">
            <text:p>133.85</text:p>
          </table:table-cell>
          <table:table-cell office:value-type="float" office:value="122.98689898446034" table:formula="of:=([.D274]+[.G274]+[.J274]+[.M274]+[.P274]+[.S274]+[.V274]+[.Y274]+[.AB274]+[.AE274])/10" table:style-name="ce5">
            <text:p>122.99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114<text:span text:style-name="T1">: </text:span><text:span text:style-name="T2">138.46874326027475</text:span></text:p>
          </table:table-cell>
          <table:table-cell office:value-type="string" office:string-value="138.46874326027475" table:formula="of:=RIGHT([.B275];LEN([.B275])-5)" table:style-name="ce5">
            <text:p>138.46874326027475</text:p>
          </table:table-cell>
          <table:table-cell office:value-type="float" office:value="138.46874326027401" table:formula="of:=[.C275]+0" table:style-name="ce5">
            <text:p>138.47</text:p>
          </table:table-cell>
          <table:table-cell office:value-type="string" table:style-name="ce4">
            <text:p>114<text:span text:style-name="T1">: </text:span><text:span text:style-name="T2">105.621940091894</text:span></text:p>
          </table:table-cell>
          <table:table-cell office:value-type="string" office:string-value="105.621940091894" table:formula="of:=RIGHT([.E275];LEN([.E275])-5)" table:style-name="ce5">
            <text:p>105.621940091894</text:p>
          </table:table-cell>
          <table:table-cell office:value-type="float" office:value="105.621940091894" table:formula="of:=[.F275]+0" table:style-name="ce5">
            <text:p>105.62</text:p>
          </table:table-cell>
          <table:table-cell office:value-type="string" table:style-name="ce4">
            <text:p>114<text:span text:style-name="T1">: </text:span><text:span text:style-name="T2">120.27690652500205</text:span></text:p>
          </table:table-cell>
          <table:table-cell office:value-type="string" office:string-value="120.27690652500205" table:formula="of:=RIGHT([.H275];LEN([.H275])-5)" table:style-name="ce5">
            <text:p>120.27690652500205</text:p>
          </table:table-cell>
          <table:table-cell office:value-type="float" office:value="120.276906525002" table:formula="of:=[.I275]+0" table:style-name="ce5">
            <text:p>120.28</text:p>
          </table:table-cell>
          <table:table-cell office:value-type="string" table:style-name="ce4">
            <text:p>114<text:span text:style-name="T1">: </text:span><text:span text:style-name="T2">146.7379551825169</text:span></text:p>
          </table:table-cell>
          <table:table-cell office:value-type="string" office:string-value="146.7379551825169" table:formula="of:=RIGHT([.K275];LEN([.K275])-5)" table:style-name="ce5">
            <text:p>146.7379551825169</text:p>
          </table:table-cell>
          <table:table-cell office:value-type="float" office:value="146.737955182516" table:formula="of:=[.L275]+0" table:style-name="ce5">
            <text:p>146.74</text:p>
          </table:table-cell>
          <table:table-cell office:value-type="string" table:style-name="ce4">
            <text:p>114<text:span text:style-name="T1">: </text:span><text:span text:style-name="T2">100.9885360069701</text:span></text:p>
          </table:table-cell>
          <table:table-cell office:value-type="string" office:string-value="100.9885360069701" table:formula="of:=RIGHT([.N275];LEN([.N275])-5)" table:style-name="ce5">
            <text:p>100.9885360069701</text:p>
          </table:table-cell>
          <table:table-cell office:value-type="float" office:value="100.98853600696999" table:formula="of:=[.O275]+0" table:style-name="ce5">
            <text:p>100.99</text:p>
          </table:table-cell>
          <table:table-cell office:value-type="string" table:style-name="ce4">
            <text:p>114<text:span text:style-name="T1">: </text:span><text:span text:style-name="T2">121.6974450123007</text:span></text:p>
          </table:table-cell>
          <table:table-cell office:value-type="string" office:string-value="121.6974450123007" table:formula="of:=RIGHT([.Q275];LEN([.Q275])-5)" table:style-name="ce5">
            <text:p>121.6974450123007</text:p>
          </table:table-cell>
          <table:table-cell office:value-type="float" office:value="121.69744501229999" table:formula="of:=[.R275]+0" table:style-name="ce5">
            <text:p>121.70</text:p>
          </table:table-cell>
          <table:table-cell office:value-type="string" table:style-name="ce4">
            <text:p>114<text:span text:style-name="T1">: </text:span><text:span text:style-name="T2">66.04702441316198</text:span></text:p>
          </table:table-cell>
          <table:table-cell office:value-type="string" office:string-value="66.04702441316198" table:formula="of:=RIGHT([.T275];LEN([.T275])-5)" table:style-name="ce5">
            <text:p>66.04702441316198</text:p>
          </table:table-cell>
          <table:table-cell office:value-type="float" office:value="66.047024413161907" table:formula="of:=[.U275]+0" table:style-name="ce5">
            <text:p>66.05</text:p>
          </table:table-cell>
          <table:table-cell office:value-type="string" table:style-name="ce4">
            <text:p>114<text:span text:style-name="T1">: </text:span><text:span text:style-name="T2">134.53671558420987</text:span></text:p>
          </table:table-cell>
          <table:table-cell office:value-type="string" office:string-value="134.53671558420987" table:formula="of:=RIGHT([.W275];LEN([.W275])-5)" table:style-name="ce5">
            <text:p>134.53671558420987</text:p>
          </table:table-cell>
          <table:table-cell office:value-type="float" office:value="134.53671558420899" table:formula="of:=[.X275]+0" table:style-name="ce5">
            <text:p>134.54</text:p>
          </table:table-cell>
          <table:table-cell office:value-type="string" table:style-name="ce4">
            <text:p>114<text:span text:style-name="T1">: </text:span><text:span text:style-name="T2">144.4513458052336</text:span></text:p>
          </table:table-cell>
          <table:table-cell office:value-type="string" office:string-value="144.4513458052336" table:formula="of:=RIGHT([.Z275];LEN([.Z275])-5)" table:style-name="ce5">
            <text:p>144.4513458052336</text:p>
          </table:table-cell>
          <table:table-cell office:value-type="float" office:value="144.45134580523299" table:formula="of:=[.AA275]+0" table:style-name="ce5">
            <text:p>144.45</text:p>
          </table:table-cell>
          <table:table-cell office:value-type="string" table:style-name="ce4">
            <text:p>114<text:span text:style-name="T1">: </text:span><text:span text:style-name="T2">134.4657842838048</text:span></text:p>
          </table:table-cell>
          <table:table-cell office:value-type="string" office:string-value="134.4657842838048" table:formula="of:=RIGHT([.AC275];LEN([.AC275])-5)" table:style-name="ce5">
            <text:p>134.4657842838048</text:p>
          </table:table-cell>
          <table:table-cell office:value-type="float" office:value="134.465784283804" table:formula="of:=[.AD275]+0" table:style-name="ce5">
            <text:p>134.47</text:p>
          </table:table-cell>
          <table:table-cell office:value-type="float" office:value="121.3292396165364" table:formula="of:=([.D275]+[.G275]+[.J275]+[.M275]+[.P275]+[.S275]+[.V275]+[.Y275]+[.AB275]+[.AE275])/10" table:style-name="ce5">
            <text:p>121.33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115<text:span text:style-name="T1">: </text:span><text:span text:style-name="T2">138.3570565262465</text:span></text:p>
          </table:table-cell>
          <table:table-cell office:value-type="string" office:string-value="138.3570565262465" table:formula="of:=RIGHT([.B276];LEN([.B276])-5)" table:style-name="ce5">
            <text:p>138.3570565262465</text:p>
          </table:table-cell>
          <table:table-cell office:value-type="float" office:value="138.357056526246" table:formula="of:=[.C276]+0" table:style-name="ce5">
            <text:p>138.36</text:p>
          </table:table-cell>
          <table:table-cell office:value-type="string" table:style-name="ce4">
            <text:p>115<text:span text:style-name="T1">: </text:span><text:span text:style-name="T2">91.24579747912665</text:span></text:p>
          </table:table-cell>
          <table:table-cell office:value-type="string" office:string-value="91.24579747912665" table:formula="of:=RIGHT([.E276];LEN([.E276])-5)" table:style-name="ce5">
            <text:p>91.24579747912665</text:p>
          </table:table-cell>
          <table:table-cell office:value-type="float" office:value="91.245797479126594" table:formula="of:=[.F276]+0" table:style-name="ce5">
            <text:p>91.25</text:p>
          </table:table-cell>
          <table:table-cell office:value-type="string" table:style-name="ce4">
            <text:p>115<text:span text:style-name="T1">: </text:span><text:span text:style-name="T2">128.49461238487038</text:span></text:p>
          </table:table-cell>
          <table:table-cell office:value-type="string" office:string-value="128.49461238487038" table:formula="of:=RIGHT([.H276];LEN([.H276])-5)" table:style-name="ce5">
            <text:p>128.49461238487038</text:p>
          </table:table-cell>
          <table:table-cell office:value-type="float" office:value="128.49461238487001" table:formula="of:=[.I276]+0" table:style-name="ce5">
            <text:p>128.49</text:p>
          </table:table-cell>
          <table:table-cell office:value-type="string" table:style-name="ce4">
            <text:p>115<text:span text:style-name="T1">: </text:span><text:span text:style-name="T2">155.45415677702653</text:span></text:p>
          </table:table-cell>
          <table:table-cell office:value-type="string" office:string-value="155.45415677702653" table:formula="of:=RIGHT([.K276];LEN([.K276])-5)" table:style-name="ce5">
            <text:p>155.45415677702653</text:p>
          </table:table-cell>
          <table:table-cell office:value-type="float" office:value="155.45415677702599" table:formula="of:=[.L276]+0" table:style-name="ce5">
            <text:p>155.45</text:p>
          </table:table-cell>
          <table:table-cell office:value-type="string" table:style-name="ce4">
            <text:p>115<text:span text:style-name="T1">: </text:span><text:span text:style-name="T2">100.98905647186167</text:span></text:p>
          </table:table-cell>
          <table:table-cell office:value-type="string" office:string-value="100.98905647186167" table:formula="of:=RIGHT([.N276];LEN([.N276])-5)" table:style-name="ce5">
            <text:p>100.98905647186167</text:p>
          </table:table-cell>
          <table:table-cell office:value-type="float" office:value="100.98905647186101" table:formula="of:=[.O276]+0" table:style-name="ce5">
            <text:p>100.99</text:p>
          </table:table-cell>
          <table:table-cell office:value-type="string" table:style-name="ce4">
            <text:p>115<text:span text:style-name="T1">: </text:span><text:span text:style-name="T2">125.73512345421166</text:span></text:p>
          </table:table-cell>
          <table:table-cell office:value-type="string" office:string-value="125.73512345421166" table:formula="of:=RIGHT([.Q276];LEN([.Q276])-5)" table:style-name="ce5">
            <text:p>125.73512345421166</text:p>
          </table:table-cell>
          <table:table-cell office:value-type="float" office:value="125.73512345421101" table:formula="of:=[.R276]+0" table:style-name="ce5">
            <text:p>125.74</text:p>
          </table:table-cell>
          <table:table-cell office:value-type="string" table:style-name="ce4">
            <text:p>115<text:span text:style-name="T1">: </text:span><text:span text:style-name="T2">84.29669222494195</text:span></text:p>
          </table:table-cell>
          <table:table-cell office:value-type="string" office:string-value="84.29669222494195" table:formula="of:=RIGHT([.T276];LEN([.T276])-5)" table:style-name="ce5">
            <text:p>84.29669222494195</text:p>
          </table:table-cell>
          <table:table-cell office:value-type="float" office:value="84.296692224941907" table:formula="of:=[.U276]+0" table:style-name="ce5">
            <text:p>84.30</text:p>
          </table:table-cell>
          <table:table-cell office:value-type="string" table:style-name="ce4">
            <text:p>115<text:span text:style-name="T1">: </text:span><text:span text:style-name="T2">124.2437313743265</text:span></text:p>
          </table:table-cell>
          <table:table-cell office:value-type="string" office:string-value="124.2437313743265" table:formula="of:=RIGHT([.W276];LEN([.W276])-5)" table:style-name="ce5">
            <text:p>124.2437313743265</text:p>
          </table:table-cell>
          <table:table-cell office:value-type="float" office:value="124.243731374326" table:formula="of:=[.X276]+0" table:style-name="ce5">
            <text:p>124.24</text:p>
          </table:table-cell>
          <table:table-cell office:value-type="string" table:style-name="ce4">
            <text:p>115<text:span text:style-name="T1">: </text:span><text:span text:style-name="T2">135.9750675177528</text:span></text:p>
          </table:table-cell>
          <table:table-cell office:value-type="string" office:string-value="135.9750675177528" table:formula="of:=RIGHT([.Z276];LEN([.Z276])-5)" table:style-name="ce5">
            <text:p>135.9750675177528</text:p>
          </table:table-cell>
          <table:table-cell office:value-type="float" office:value="135.975067517752" table:formula="of:=[.AA276]+0" table:style-name="ce5">
            <text:p>135.98</text:p>
          </table:table-cell>
          <table:table-cell office:value-type="string" table:style-name="ce4">
            <text:p>115<text:span text:style-name="T1">: </text:span><text:span text:style-name="T2">134.89357689694017</text:span></text:p>
          </table:table-cell>
          <table:table-cell office:value-type="string" office:string-value="134.89357689694017" table:formula="of:=RIGHT([.AC276];LEN([.AC276])-5)" table:style-name="ce5">
            <text:p>134.89357689694017</text:p>
          </table:table-cell>
          <table:table-cell office:value-type="float" office:value="134.89357689694" table:formula="of:=[.AD276]+0" table:style-name="ce5">
            <text:p>134.89</text:p>
          </table:table-cell>
          <table:table-cell office:value-type="float" office:value="121.96848711073005" table:formula="of:=([.D276]+[.G276]+[.J276]+[.M276]+[.P276]+[.S276]+[.V276]+[.Y276]+[.AB276]+[.AE276])/10" table:style-name="ce5">
            <text:p>121.97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116<text:span text:style-name="T1">: </text:span><text:span text:style-name="T2">138.50009122590188</text:span></text:p>
          </table:table-cell>
          <table:table-cell office:value-type="string" office:string-value="138.50009122590188" table:formula="of:=RIGHT([.B277];LEN([.B277])-5)" table:style-name="ce5">
            <text:p>138.50009122590188</text:p>
          </table:table-cell>
          <table:table-cell office:value-type="float" office:value="138.500091225901" table:formula="of:=[.C277]+0" table:style-name="ce5">
            <text:p>138.50</text:p>
          </table:table-cell>
          <table:table-cell office:value-type="string" table:style-name="ce4">
            <text:p>116<text:span text:style-name="T1">: </text:span><text:span text:style-name="T2">105.35987612733679</text:span></text:p>
          </table:table-cell>
          <table:table-cell office:value-type="string" office:string-value="105.35987612733679" table:formula="of:=RIGHT([.E277];LEN([.E277])-5)" table:style-name="ce5">
            <text:p>105.35987612733679</text:p>
          </table:table-cell>
          <table:table-cell office:value-type="float" office:value="105.35987612733599" table:formula="of:=[.F277]+0" table:style-name="ce5">
            <text:p>105.36</text:p>
          </table:table-cell>
          <table:table-cell office:value-type="string" table:style-name="ce4">
            <text:p>116<text:span text:style-name="T1">: </text:span><text:span text:style-name="T2">123.51696140010296</text:span></text:p>
          </table:table-cell>
          <table:table-cell office:value-type="string" office:string-value="123.51696140010296" table:formula="of:=RIGHT([.H277];LEN([.H277])-5)" table:style-name="ce5">
            <text:p>123.51696140010296</text:p>
          </table:table-cell>
          <table:table-cell office:value-type="float" office:value="123.51696140010201" table:formula="of:=[.I277]+0" table:style-name="ce5">
            <text:p>123.52</text:p>
          </table:table-cell>
          <table:table-cell office:value-type="string" table:style-name="ce4">
            <text:p>116<text:span text:style-name="T1">: </text:span><text:span text:style-name="T2">130.17136059961234</text:span></text:p>
          </table:table-cell>
          <table:table-cell office:value-type="string" office:string-value="130.17136059961234" table:formula="of:=RIGHT([.K277];LEN([.K277])-5)" table:style-name="ce5">
            <text:p>130.17136059961234</text:p>
          </table:table-cell>
          <table:table-cell office:value-type="float" office:value="130.171360599612" table:formula="of:=[.L277]+0" table:style-name="ce5">
            <text:p>130.17</text:p>
          </table:table-cell>
          <table:table-cell office:value-type="string" table:style-name="ce4">
            <text:p>116<text:span text:style-name="T1">: </text:span><text:span text:style-name="T2">90.28164941298847</text:span></text:p>
          </table:table-cell>
          <table:table-cell office:value-type="string" office:string-value="90.28164941298847" table:formula="of:=RIGHT([.N277];LEN([.N277])-5)" table:style-name="ce5">
            <text:p>90.28164941298847</text:p>
          </table:table-cell>
          <table:table-cell office:value-type="float" office:value="90.281649412988401" table:formula="of:=[.O277]+0" table:style-name="ce5">
            <text:p>90.28</text:p>
          </table:table-cell>
          <table:table-cell office:value-type="string" table:style-name="ce4">
            <text:p>116<text:span text:style-name="T1">: </text:span><text:span text:style-name="T2">127.63194465404787</text:span></text:p>
          </table:table-cell>
          <table:table-cell office:value-type="string" office:string-value="127.63194465404787" table:formula="of:=RIGHT([.Q277];LEN([.Q277])-5)" table:style-name="ce5">
            <text:p>127.63194465404787</text:p>
          </table:table-cell>
          <table:table-cell office:value-type="float" office:value="127.631944654047" table:formula="of:=[.R277]+0" table:style-name="ce5">
            <text:p>127.63</text:p>
          </table:table-cell>
          <table:table-cell office:value-type="string" table:style-name="ce4">
            <text:p>116<text:span text:style-name="T1">: </text:span><text:span text:style-name="T2">66.04702433060501</text:span></text:p>
          </table:table-cell>
          <table:table-cell office:value-type="string" office:string-value="66.04702433060501" table:formula="of:=RIGHT([.T277];LEN([.T277])-5)" table:style-name="ce5">
            <text:p>66.04702433060501</text:p>
          </table:table-cell>
          <table:table-cell office:value-type="float" office:value="66.047024330604998" table:formula="of:=[.U277]+0" table:style-name="ce5">
            <text:p>66.05</text:p>
          </table:table-cell>
          <table:table-cell office:value-type="string" table:style-name="ce4">
            <text:p>116<text:span text:style-name="T1">: </text:span><text:span text:style-name="T2">123.69754480509447</text:span></text:p>
          </table:table-cell>
          <table:table-cell office:value-type="string" office:string-value="123.69754480509447" table:formula="of:=RIGHT([.W277];LEN([.W277])-5)" table:style-name="ce5">
            <text:p>123.69754480509447</text:p>
          </table:table-cell>
          <table:table-cell office:value-type="float" office:value="123.697544805094" table:formula="of:=[.X277]+0" table:style-name="ce5">
            <text:p>123.70</text:p>
          </table:table-cell>
          <table:table-cell office:value-type="string" table:style-name="ce4">
            <text:p>116<text:span text:style-name="T1">: </text:span><text:span text:style-name="T2">143.71360120325366</text:span></text:p>
          </table:table-cell>
          <table:table-cell office:value-type="string" office:string-value="143.71360120325366" table:formula="of:=RIGHT([.Z277];LEN([.Z277])-5)" table:style-name="ce5">
            <text:p>143.71360120325366</text:p>
          </table:table-cell>
          <table:table-cell office:value-type="float" office:value="143.71360120325301" table:formula="of:=[.AA277]+0" table:style-name="ce5">
            <text:p>143.71</text:p>
          </table:table-cell>
          <table:table-cell office:value-type="string" table:style-name="ce4">
            <text:p>116<text:span text:style-name="T1">: </text:span><text:span text:style-name="T2">134.9507426661674</text:span></text:p>
          </table:table-cell>
          <table:table-cell office:value-type="string" office:string-value="134.9507426661674" table:formula="of:=RIGHT([.AC277];LEN([.AC277])-5)" table:style-name="ce5">
            <text:p>134.9507426661674</text:p>
          </table:table-cell>
          <table:table-cell office:value-type="float" office:value="134.950742666167" table:formula="of:=[.AD277]+0" table:style-name="ce5">
            <text:p>134.95</text:p>
          </table:table-cell>
          <table:table-cell office:value-type="float" office:value="118.38707964251057" table:formula="of:=([.D277]+[.G277]+[.J277]+[.M277]+[.P277]+[.S277]+[.V277]+[.Y277]+[.AB277]+[.AE277])/10" table:style-name="ce5">
            <text:p>118.39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117<text:span text:style-name="T1">: </text:span><text:span text:style-name="T2">139.1397259379234</text:span></text:p>
          </table:table-cell>
          <table:table-cell office:value-type="string" office:string-value="139.1397259379234" table:formula="of:=RIGHT([.B278];LEN([.B278])-5)" table:style-name="ce5">
            <text:p>139.1397259379234</text:p>
          </table:table-cell>
          <table:table-cell office:value-type="float" office:value="139.139725937923" table:formula="of:=[.C278]+0" table:style-name="ce5">
            <text:p>139.14</text:p>
          </table:table-cell>
          <table:table-cell office:value-type="string" table:style-name="ce4">
            <text:p>117<text:span text:style-name="T1">: </text:span><text:span text:style-name="T2">105.8379580032389</text:span></text:p>
          </table:table-cell>
          <table:table-cell office:value-type="string" office:string-value="105.8379580032389" table:formula="of:=RIGHT([.E278];LEN([.E278])-5)" table:style-name="ce5">
            <text:p>105.8379580032389</text:p>
          </table:table-cell>
          <table:table-cell office:value-type="float" office:value="105.837958003238" table:formula="of:=[.F278]+0" table:style-name="ce5">
            <text:p>105.84</text:p>
          </table:table-cell>
          <table:table-cell office:value-type="string" table:style-name="ce4">
            <text:p>117<text:span text:style-name="T1">: </text:span><text:span text:style-name="T2">143.61362415221313</text:span></text:p>
          </table:table-cell>
          <table:table-cell office:value-type="string" office:string-value="143.61362415221313" table:formula="of:=RIGHT([.H278];LEN([.H278])-5)" table:style-name="ce5">
            <text:p>143.61362415221313</text:p>
          </table:table-cell>
          <table:table-cell office:value-type="float" office:value="143.61362415221299" table:formula="of:=[.I278]+0" table:style-name="ce5">
            <text:p>143.61</text:p>
          </table:table-cell>
          <table:table-cell office:value-type="string" table:style-name="ce4">
            <text:p>117<text:span text:style-name="T1">: </text:span><text:span text:style-name="T2">151.39545304755322</text:span></text:p>
          </table:table-cell>
          <table:table-cell office:value-type="string" office:string-value="151.39545304755322" table:formula="of:=RIGHT([.K278];LEN([.K278])-5)" table:style-name="ce5">
            <text:p>151.39545304755322</text:p>
          </table:table-cell>
          <table:table-cell office:value-type="float" office:value="151.39545304755299" table:formula="of:=[.L278]+0" table:style-name="ce5">
            <text:p>151.40</text:p>
          </table:table-cell>
          <table:table-cell office:value-type="string" table:style-name="ce4">
            <text:p>117<text:span text:style-name="T1">: </text:span><text:span text:style-name="T2">90.51387398799959</text:span></text:p>
          </table:table-cell>
          <table:table-cell office:value-type="string" office:string-value="90.51387398799959" table:formula="of:=RIGHT([.N278];LEN([.N278])-5)" table:style-name="ce5">
            <text:p>90.51387398799959</text:p>
          </table:table-cell>
          <table:table-cell office:value-type="float" office:value="90.513873987999503" table:formula="of:=[.O278]+0" table:style-name="ce5">
            <text:p>90.51</text:p>
          </table:table-cell>
          <table:table-cell office:value-type="string" table:style-name="ce4">
            <text:p>117<text:span text:style-name="T1">: </text:span><text:span text:style-name="T2">121.00204916163776</text:span></text:p>
          </table:table-cell>
          <table:table-cell office:value-type="string" office:string-value="121.00204916163776" table:formula="of:=RIGHT([.Q278];LEN([.Q278])-5)" table:style-name="ce5">
            <text:p>121.00204916163776</text:p>
          </table:table-cell>
          <table:table-cell office:value-type="float" office:value="121.002049161637" table:formula="of:=[.R278]+0" table:style-name="ce5">
            <text:p>121.00</text:p>
          </table:table-cell>
          <table:table-cell office:value-type="string" table:style-name="ce4">
            <text:p>117<text:span text:style-name="T1">: </text:span><text:span text:style-name="T2">84.27791185326255</text:span></text:p>
          </table:table-cell>
          <table:table-cell office:value-type="string" office:string-value="84.27791185326255" table:formula="of:=RIGHT([.T278];LEN([.T278])-5)" table:style-name="ce5">
            <text:p>84.27791185326255</text:p>
          </table:table-cell>
          <table:table-cell office:value-type="float" office:value="84.277911853262495" table:formula="of:=[.U278]+0" table:style-name="ce5">
            <text:p>84.28</text:p>
          </table:table-cell>
          <table:table-cell office:value-type="string" table:style-name="ce4">
            <text:p>117<text:span text:style-name="T1">: </text:span><text:span text:style-name="T2">123.7075761850823</text:span></text:p>
          </table:table-cell>
          <table:table-cell office:value-type="string" office:string-value="123.7075761850823" table:formula="of:=RIGHT([.W278];LEN([.W278])-5)" table:style-name="ce5">
            <text:p>123.7075761850823</text:p>
          </table:table-cell>
          <table:table-cell office:value-type="float" office:value="123.707576185082" table:formula="of:=[.X278]+0" table:style-name="ce5">
            <text:p>123.71</text:p>
          </table:table-cell>
          <table:table-cell office:value-type="string" table:style-name="ce4">
            <text:p>117<text:span text:style-name="T1">: </text:span><text:span text:style-name="T2">140.76924103183913</text:span></text:p>
          </table:table-cell>
          <table:table-cell office:value-type="string" office:string-value="140.76924103183913" table:formula="of:=RIGHT([.Z278];LEN([.Z278])-5)" table:style-name="ce5">
            <text:p>140.76924103183913</text:p>
          </table:table-cell>
          <table:table-cell office:value-type="float" office:value="140.76924103183899" table:formula="of:=[.AA278]+0" table:style-name="ce5">
            <text:p>140.77</text:p>
          </table:table-cell>
          <table:table-cell office:value-type="string" table:style-name="ce4">
            <text:p>117<text:span text:style-name="T1">: </text:span><text:span text:style-name="T2">107.76568749669231</text:span></text:p>
          </table:table-cell>
          <table:table-cell office:value-type="string" office:string-value="107.76568749669231" table:formula="of:=RIGHT([.AC278];LEN([.AC278])-5)" table:style-name="ce5">
            <text:p>107.76568749669231</text:p>
          </table:table-cell>
          <table:table-cell office:value-type="float" office:value="107.765687496692" table:formula="of:=[.AD278]+0" table:style-name="ce5">
            <text:p>107.77</text:p>
          </table:table-cell>
          <table:table-cell office:value-type="float" office:value="120.8023100857439" table:formula="of:=([.D278]+[.G278]+[.J278]+[.M278]+[.P278]+[.S278]+[.V278]+[.Y278]+[.AB278]+[.AE278])/10" table:style-name="ce5">
            <text:p>120.80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118<text:span text:style-name="T1">: </text:span><text:span text:style-name="T2">106.09013917910802</text:span></text:p>
          </table:table-cell>
          <table:table-cell office:value-type="string" office:string-value="106.09013917910802" table:formula="of:=RIGHT([.B279];LEN([.B279])-5)" table:style-name="ce5">
            <text:p>106.09013917910802</text:p>
          </table:table-cell>
          <table:table-cell office:value-type="float" office:value="106.09013917910799" table:formula="of:=[.C279]+0" table:style-name="ce5">
            <text:p>106.09</text:p>
          </table:table-cell>
          <table:table-cell office:value-type="string" table:style-name="ce4">
            <text:p>118<text:span text:style-name="T1">: </text:span><text:span text:style-name="T2">106.31282755787835</text:span></text:p>
          </table:table-cell>
          <table:table-cell office:value-type="string" office:string-value="106.31282755787835" table:formula="of:=RIGHT([.E279];LEN([.E279])-5)" table:style-name="ce5">
            <text:p>106.31282755787835</text:p>
          </table:table-cell>
          <table:table-cell office:value-type="float" office:value="106.31282755787799" table:formula="of:=[.F279]+0" table:style-name="ce5">
            <text:p>106.31</text:p>
          </table:table-cell>
          <table:table-cell office:value-type="string" table:style-name="ce4">
            <text:p>118<text:span text:style-name="T1">: </text:span><text:span text:style-name="T2">152.90256718615439</text:span></text:p>
          </table:table-cell>
          <table:table-cell office:value-type="string" office:string-value="152.90256718615439" table:formula="of:=RIGHT([.H279];LEN([.H279])-5)" table:style-name="ce5">
            <text:p>152.90256718615439</text:p>
          </table:table-cell>
          <table:table-cell office:value-type="float" office:value="152.90256718615399" table:formula="of:=[.I279]+0" table:style-name="ce5">
            <text:p>152.90</text:p>
          </table:table-cell>
          <table:table-cell office:value-type="string" table:style-name="ce4">
            <text:p>118<text:span text:style-name="T1">: </text:span><text:span text:style-name="T2">130.20078761876348</text:span></text:p>
          </table:table-cell>
          <table:table-cell office:value-type="string" office:string-value="130.20078761876348" table:formula="of:=RIGHT([.K279];LEN([.K279])-5)" table:style-name="ce5">
            <text:p>130.20078761876348</text:p>
          </table:table-cell>
          <table:table-cell office:value-type="float" office:value="130.200787618763" table:formula="of:=[.L279]+0" table:style-name="ce5">
            <text:p>130.20</text:p>
          </table:table-cell>
          <table:table-cell office:value-type="string" table:style-name="ce4">
            <text:p>118<text:span text:style-name="T1">: </text:span><text:span text:style-name="T2">105.58400548960974</text:span></text:p>
          </table:table-cell>
          <table:table-cell office:value-type="string" office:string-value="105.58400548960974" table:formula="of:=RIGHT([.N279];LEN([.N279])-5)" table:style-name="ce5">
            <text:p>105.58400548960974</text:p>
          </table:table-cell>
          <table:table-cell office:value-type="float" office:value="105.584005489609" table:formula="of:=[.O279]+0" table:style-name="ce5">
            <text:p>105.58</text:p>
          </table:table-cell>
          <table:table-cell office:value-type="string" table:style-name="ce4">
            <text:p>118<text:span text:style-name="T1">: </text:span><text:span text:style-name="T2">123.80805479644556</text:span></text:p>
          </table:table-cell>
          <table:table-cell office:value-type="string" office:string-value="123.80805479644556" table:formula="of:=RIGHT([.Q279];LEN([.Q279])-5)" table:style-name="ce5">
            <text:p>123.80805479644556</text:p>
          </table:table-cell>
          <table:table-cell office:value-type="float" office:value="123.80805479644501" table:formula="of:=[.R279]+0" table:style-name="ce5">
            <text:p>123.81</text:p>
          </table:table-cell>
          <table:table-cell office:value-type="string" table:style-name="ce4">
            <text:p>118<text:span text:style-name="T1">: </text:span><text:span text:style-name="T2">88.20423503981246</text:span></text:p>
          </table:table-cell>
          <table:table-cell office:value-type="string" office:string-value="88.20423503981246" table:formula="of:=RIGHT([.T279];LEN([.T279])-5)" table:style-name="ce5">
            <text:p>88.20423503981246</text:p>
          </table:table-cell>
          <table:table-cell office:value-type="float" office:value="88.204235039812403" table:formula="of:=[.U279]+0" table:style-name="ce5">
            <text:p>88.20</text:p>
          </table:table-cell>
          <table:table-cell office:value-type="string" table:style-name="ce4">
            <text:p>118<text:span text:style-name="T1">: </text:span><text:span text:style-name="T2">121.23933274026896</text:span></text:p>
          </table:table-cell>
          <table:table-cell office:value-type="string" office:string-value="121.23933274026896" table:formula="of:=RIGHT([.W279];LEN([.W279])-5)" table:style-name="ce5">
            <text:p>121.23933274026896</text:p>
          </table:table-cell>
          <table:table-cell office:value-type="float" office:value="121.239332740268" table:formula="of:=[.X279]+0" table:style-name="ce5">
            <text:p>121.24</text:p>
          </table:table-cell>
          <table:table-cell office:value-type="string" table:style-name="ce4">
            <text:p>118<text:span text:style-name="T1">: </text:span><text:span text:style-name="T2">140.10855766541968</text:span></text:p>
          </table:table-cell>
          <table:table-cell office:value-type="string" office:string-value="140.10855766541968" table:formula="of:=RIGHT([.Z279];LEN([.Z279])-5)" table:style-name="ce5">
            <text:p>140.10855766541968</text:p>
          </table:table-cell>
          <table:table-cell office:value-type="float" office:value="140.108557665419" table:formula="of:=[.AA279]+0" table:style-name="ce5">
            <text:p>140.11</text:p>
          </table:table-cell>
          <table:table-cell office:value-type="string" table:style-name="ce4">
            <text:p>118<text:span text:style-name="T1">: </text:span><text:span text:style-name="T2">133.24965308516235</text:span></text:p>
          </table:table-cell>
          <table:table-cell office:value-type="string" office:string-value="133.24965308516235" table:formula="of:=RIGHT([.AC279];LEN([.AC279])-5)" table:style-name="ce5">
            <text:p>133.24965308516235</text:p>
          </table:table-cell>
          <table:table-cell office:value-type="float" office:value="133.24965308516201" table:formula="of:=[.AD279]+0" table:style-name="ce5">
            <text:p>133.25</text:p>
          </table:table-cell>
          <table:table-cell office:value-type="float" office:value="120.77001603586184" table:formula="of:=([.D279]+[.G279]+[.J279]+[.M279]+[.P279]+[.S279]+[.V279]+[.Y279]+[.AB279]+[.AE279])/10" table:style-name="ce5">
            <text:p>120.77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119<text:span text:style-name="T1">: </text:span><text:span text:style-name="T2">121.56048278347112</text:span></text:p>
          </table:table-cell>
          <table:table-cell office:value-type="string" office:string-value="121.56048278347112" table:formula="of:=RIGHT([.B280];LEN([.B280])-5)" table:style-name="ce5">
            <text:p>121.56048278347112</text:p>
          </table:table-cell>
          <table:table-cell office:value-type="float" office:value="121.560482783471" table:formula="of:=[.C280]+0" table:style-name="ce5">
            <text:p>121.56</text:p>
          </table:table-cell>
          <table:table-cell office:value-type="string" table:style-name="ce4">
            <text:p>119<text:span text:style-name="T1">: </text:span><text:span text:style-name="T2">107.9946091397311</text:span></text:p>
          </table:table-cell>
          <table:table-cell office:value-type="string" office:string-value="107.9946091397311" table:formula="of:=RIGHT([.E280];LEN([.E280])-5)" table:style-name="ce5">
            <text:p>107.9946091397311</text:p>
          </table:table-cell>
          <table:table-cell office:value-type="float" office:value="107.994609139731" table:formula="of:=[.F280]+0" table:style-name="ce5">
            <text:p>107.99</text:p>
          </table:table-cell>
          <table:table-cell office:value-type="string" table:style-name="ce4">
            <text:p>119<text:span text:style-name="T1">: </text:span><text:span text:style-name="T2">137.6997632984242</text:span></text:p>
          </table:table-cell>
          <table:table-cell office:value-type="string" office:string-value="137.6997632984242" table:formula="of:=RIGHT([.H280];LEN([.H280])-5)" table:style-name="ce5">
            <text:p>137.6997632984242</text:p>
          </table:table-cell>
          <table:table-cell office:value-type="float" office:value="137.69976329842399" table:formula="of:=[.I280]+0" table:style-name="ce5">
            <text:p>137.70</text:p>
          </table:table-cell>
          <table:table-cell office:value-type="string" table:style-name="ce4">
            <text:p>119<text:span text:style-name="T1">: </text:span><text:span text:style-name="T2">128.57940969843395</text:span></text:p>
          </table:table-cell>
          <table:table-cell office:value-type="string" office:string-value="128.57940969843395" table:formula="of:=RIGHT([.K280];LEN([.K280])-5)" table:style-name="ce5">
            <text:p>128.57940969843395</text:p>
          </table:table-cell>
          <table:table-cell office:value-type="float" office:value="128.57940969843301" table:formula="of:=[.L280]+0" table:style-name="ce5">
            <text:p>128.58</text:p>
          </table:table-cell>
          <table:table-cell office:value-type="string" table:style-name="ce4">
            <text:p>119<text:span text:style-name="T1">: </text:span><text:span text:style-name="T2">107.41151591282237</text:span></text:p>
          </table:table-cell>
          <table:table-cell office:value-type="string" office:string-value="107.41151591282237" table:formula="of:=RIGHT([.N280];LEN([.N280])-5)" table:style-name="ce5">
            <text:p>107.41151591282237</text:p>
          </table:table-cell>
          <table:table-cell office:value-type="float" office:value="107.411515912822" table:formula="of:=[.O280]+0" table:style-name="ce5">
            <text:p>107.41</text:p>
          </table:table-cell>
          <table:table-cell office:value-type="string" table:style-name="ce4">
            <text:p>119<text:span text:style-name="T1">: </text:span><text:span text:style-name="T2">121.92538133831384</text:span></text:p>
          </table:table-cell>
          <table:table-cell office:value-type="string" office:string-value="121.92538133831384" table:formula="of:=RIGHT([.Q280];LEN([.Q280])-5)" table:style-name="ce5">
            <text:p>121.92538133831384</text:p>
          </table:table-cell>
          <table:table-cell office:value-type="float" office:value="121.925381338313" table:formula="of:=[.R280]+0" table:style-name="ce5">
            <text:p>121.93</text:p>
          </table:table-cell>
          <table:table-cell office:value-type="string" table:style-name="ce4">
            <text:p>119<text:span text:style-name="T1">: </text:span><text:span text:style-name="T2">76.99189901870452</text:span></text:p>
          </table:table-cell>
          <table:table-cell office:value-type="string" office:string-value="76.99189901870452" table:formula="of:=RIGHT([.T280];LEN([.T280])-5)" table:style-name="ce5">
            <text:p>76.99189901870452</text:p>
          </table:table-cell>
          <table:table-cell office:value-type="float" office:value="76.991899018704501" table:formula="of:=[.U280]+0" table:style-name="ce5">
            <text:p>76.99</text:p>
          </table:table-cell>
          <table:table-cell office:value-type="string" table:style-name="ce4">
            <text:p>119<text:span text:style-name="T1">: </text:span><text:span text:style-name="T2">139.68281834446805</text:span></text:p>
          </table:table-cell>
          <table:table-cell office:value-type="string" office:string-value="139.68281834446805" table:formula="of:=RIGHT([.W280];LEN([.W280])-5)" table:style-name="ce5">
            <text:p>139.68281834446805</text:p>
          </table:table-cell>
          <table:table-cell office:value-type="float" office:value="139.68281834446799" table:formula="of:=[.X280]+0" table:style-name="ce5">
            <text:p>139.68</text:p>
          </table:table-cell>
          <table:table-cell office:value-type="string" table:style-name="ce4">
            <text:p>119<text:span text:style-name="T1">: </text:span><text:span text:style-name="T2">134.58271347360397</text:span></text:p>
          </table:table-cell>
          <table:table-cell office:value-type="string" office:string-value="134.58271347360397" table:formula="of:=RIGHT([.Z280];LEN([.Z280])-5)" table:style-name="ce5">
            <text:p>134.58271347360397</text:p>
          </table:table-cell>
          <table:table-cell office:value-type="float" office:value="134.58271347360301" table:formula="of:=[.AA280]+0" table:style-name="ce5">
            <text:p>134.58</text:p>
          </table:table-cell>
          <table:table-cell office:value-type="string" table:style-name="ce4">
            <text:p>119<text:span text:style-name="T1">: </text:span><text:span text:style-name="T2">118.78160769476156</text:span></text:p>
          </table:table-cell>
          <table:table-cell office:value-type="string" office:string-value="118.78160769476156" table:formula="of:=RIGHT([.AC280];LEN([.AC280])-5)" table:style-name="ce5">
            <text:p>118.78160769476156</text:p>
          </table:table-cell>
          <table:table-cell office:value-type="float" office:value="118.78160769476099" table:formula="of:=[.AD280]+0" table:style-name="ce5">
            <text:p>118.78</text:p>
          </table:table-cell>
          <table:table-cell office:value-type="float" office:value="119.52102007027307" table:formula="of:=([.D280]+[.G280]+[.J280]+[.M280]+[.P280]+[.S280]+[.V280]+[.Y280]+[.AB280]+[.AE280])/10" table:style-name="ce5">
            <text:p>119.52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120<text:span text:style-name="T1">: </text:span><text:span text:style-name="T2">126.44287057156126</text:span></text:p>
          </table:table-cell>
          <table:table-cell office:value-type="string" office:string-value="126.44287057156126" table:formula="of:=RIGHT([.B281];LEN([.B281])-5)" table:style-name="ce5">
            <text:p>126.44287057156126</text:p>
          </table:table-cell>
          <table:table-cell office:value-type="float" office:value="126.442870571561" table:formula="of:=[.C281]+0" table:style-name="ce5">
            <text:p>126.44</text:p>
          </table:table-cell>
          <table:table-cell office:value-type="string" table:style-name="ce4">
            <text:p>120<text:span text:style-name="T1">: </text:span><text:span text:style-name="T2">161.2114038509973</text:span></text:p>
          </table:table-cell>
          <table:table-cell office:value-type="string" office:string-value="161.2114038509973" table:formula="of:=RIGHT([.E281];LEN([.E281])-5)" table:style-name="ce5">
            <text:p>161.2114038509973</text:p>
          </table:table-cell>
          <table:table-cell office:value-type="float" office:value="161.21140385099699" table:formula="of:=[.F281]+0" table:style-name="ce5">
            <text:p>161.21</text:p>
          </table:table-cell>
          <table:table-cell office:value-type="string" table:style-name="ce4">
            <text:p>120<text:span text:style-name="T1">: </text:span><text:span text:style-name="T2">119.661379764655</text:span></text:p>
          </table:table-cell>
          <table:table-cell office:value-type="string" office:string-value="119.661379764655" table:formula="of:=RIGHT([.H281];LEN([.H281])-5)" table:style-name="ce5">
            <text:p>119.661379764655</text:p>
          </table:table-cell>
          <table:table-cell office:value-type="float" office:value="119.661379764655" table:formula="of:=[.I281]+0" table:style-name="ce5">
            <text:p>119.66</text:p>
          </table:table-cell>
          <table:table-cell office:value-type="string" table:style-name="ce4">
            <text:p>120<text:span text:style-name="T1">: </text:span><text:span text:style-name="T2">130.3961614187773</text:span></text:p>
          </table:table-cell>
          <table:table-cell office:value-type="string" office:string-value="130.3961614187773" table:formula="of:=RIGHT([.K281];LEN([.K281])-5)" table:style-name="ce5">
            <text:p>130.3961614187773</text:p>
          </table:table-cell>
          <table:table-cell office:value-type="float" office:value="130.39616141877701" table:formula="of:=[.L281]+0" table:style-name="ce5">
            <text:p>130.40</text:p>
          </table:table-cell>
          <table:table-cell office:value-type="string" table:style-name="ce4">
            <text:p>120<text:span text:style-name="T1">: </text:span><text:span text:style-name="T2">90.4576817209815</text:span></text:p>
          </table:table-cell>
          <table:table-cell office:value-type="string" office:string-value="90.4576817209815" table:formula="of:=RIGHT([.N281];LEN([.N281])-5)" table:style-name="ce5">
            <text:p>90.4576817209815</text:p>
          </table:table-cell>
          <table:table-cell office:value-type="float" office:value="90.457681720981498" table:formula="of:=[.O281]+0" table:style-name="ce5">
            <text:p>90.46</text:p>
          </table:table-cell>
          <table:table-cell office:value-type="string" table:style-name="ce4">
            <text:p>120<text:span text:style-name="T1">: </text:span><text:span text:style-name="T2">121.6774956977439</text:span></text:p>
          </table:table-cell>
          <table:table-cell office:value-type="string" office:string-value="121.6774956977439" table:formula="of:=RIGHT([.Q281];LEN([.Q281])-5)" table:style-name="ce5">
            <text:p>121.6774956977439</text:p>
          </table:table-cell>
          <table:table-cell office:value-type="float" office:value="121.677495697743" table:formula="of:=[.R281]+0" table:style-name="ce5">
            <text:p>121.68</text:p>
          </table:table-cell>
          <table:table-cell office:value-type="string" table:style-name="ce4">
            <text:p>120<text:span text:style-name="T1">: </text:span><text:span text:style-name="T2">84.27804581081857</text:span></text:p>
          </table:table-cell>
          <table:table-cell office:value-type="string" office:string-value="84.27804581081857" table:formula="of:=RIGHT([.T281];LEN([.T281])-5)" table:style-name="ce5">
            <text:p>84.27804581081857</text:p>
          </table:table-cell>
          <table:table-cell office:value-type="float" office:value="84.278045810818497" table:formula="of:=[.U281]+0" table:style-name="ce5">
            <text:p>84.28</text:p>
          </table:table-cell>
          <table:table-cell office:value-type="string" table:style-name="ce4">
            <text:p>120<text:span text:style-name="T1">: </text:span><text:span text:style-name="T2">135.20081942519846</text:span></text:p>
          </table:table-cell>
          <table:table-cell office:value-type="string" office:string-value="135.20081942519846" table:formula="of:=RIGHT([.W281];LEN([.W281])-5)" table:style-name="ce5">
            <text:p>135.20081942519846</text:p>
          </table:table-cell>
          <table:table-cell office:value-type="float" office:value="135.20081942519801" table:formula="of:=[.X281]+0" table:style-name="ce5">
            <text:p>135.20</text:p>
          </table:table-cell>
          <table:table-cell office:value-type="string" table:style-name="ce4">
            <text:p>120<text:span text:style-name="T1">: </text:span><text:span text:style-name="T2">141.89416311905623</text:span></text:p>
          </table:table-cell>
          <table:table-cell office:value-type="string" office:string-value="141.89416311905623" table:formula="of:=RIGHT([.Z281];LEN([.Z281])-5)" table:style-name="ce5">
            <text:p>141.89416311905623</text:p>
          </table:table-cell>
          <table:table-cell office:value-type="float" office:value="141.894163119056" table:formula="of:=[.AA281]+0" table:style-name="ce5">
            <text:p>141.89</text:p>
          </table:table-cell>
          <table:table-cell office:value-type="string" table:style-name="ce4">
            <text:p>120<text:span text:style-name="T1">: </text:span><text:span text:style-name="T2">91.19044913755695</text:span></text:p>
          </table:table-cell>
          <table:table-cell office:value-type="string" office:string-value="91.19044913755695" table:formula="of:=RIGHT([.AC281];LEN([.AC281])-5)" table:style-name="ce5">
            <text:p>91.19044913755695</text:p>
          </table:table-cell>
          <table:table-cell office:value-type="float" office:value="91.190449137556897" table:formula="of:=[.AD281]+0" table:style-name="ce5">
            <text:p>91.19</text:p>
          </table:table-cell>
          <table:table-cell office:value-type="float" office:value="120.2410470517344" table:formula="of:=([.D281]+[.G281]+[.J281]+[.M281]+[.P281]+[.S281]+[.V281]+[.Y281]+[.AB281]+[.AE281])/10" table:style-name="ce5">
            <text:p>120.24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121<text:span text:style-name="T1">: </text:span><text:span text:style-name="T2">124.1063574980347</text:span></text:p>
          </table:table-cell>
          <table:table-cell office:value-type="string" office:string-value="124.1063574980347" table:formula="of:=RIGHT([.B282];LEN([.B282])-5)" table:style-name="ce5">
            <text:p>124.1063574980347</text:p>
          </table:table-cell>
          <table:table-cell office:value-type="float" office:value="124.106357498034" table:formula="of:=[.C282]+0" table:style-name="ce5">
            <text:p>124.11</text:p>
          </table:table-cell>
          <table:table-cell office:value-type="string" table:style-name="ce4">
            <text:p>121<text:span text:style-name="T1">: </text:span><text:span text:style-name="T2">106.05507863132831</text:span></text:p>
          </table:table-cell>
          <table:table-cell office:value-type="string" office:string-value="106.05507863132831" table:formula="of:=RIGHT([.E282];LEN([.E282])-5)" table:style-name="ce5">
            <text:p>106.05507863132831</text:p>
          </table:table-cell>
          <table:table-cell office:value-type="float" office:value="106.055078631328" table:formula="of:=[.F282]+0" table:style-name="ce5">
            <text:p>106.06</text:p>
          </table:table-cell>
          <table:table-cell office:value-type="string" table:style-name="ce4">
            <text:p>121<text:span text:style-name="T1">: </text:span><text:span text:style-name="T2">120.83556187432121</text:span></text:p>
          </table:table-cell>
          <table:table-cell office:value-type="string" office:string-value="120.83556187432121" table:formula="of:=RIGHT([.H282];LEN([.H282])-5)" table:style-name="ce5">
            <text:p>120.83556187432121</text:p>
          </table:table-cell>
          <table:table-cell office:value-type="float" office:value="120.835561874321" table:formula="of:=[.I282]+0" table:style-name="ce5">
            <text:p>120.84</text:p>
          </table:table-cell>
          <table:table-cell office:value-type="string" table:style-name="ce4">
            <text:p>121<text:span text:style-name="T1">: </text:span><text:span text:style-name="T2">148.082659717882</text:span></text:p>
          </table:table-cell>
          <table:table-cell office:value-type="string" office:string-value="148.082659717882" table:formula="of:=RIGHT([.K282];LEN([.K282])-5)" table:style-name="ce5">
            <text:p>148.082659717882</text:p>
          </table:table-cell>
          <table:table-cell office:value-type="float" office:value="148.082659717882" table:formula="of:=[.L282]+0" table:style-name="ce5">
            <text:p>148.08</text:p>
          </table:table-cell>
          <table:table-cell office:value-type="string" table:style-name="ce4">
            <text:p>121<text:span text:style-name="T1">: </text:span><text:span text:style-name="T2">115.15587911597652</text:span></text:p>
          </table:table-cell>
          <table:table-cell office:value-type="string" office:string-value="115.15587911597652" table:formula="of:=RIGHT([.N282];LEN([.N282])-5)" table:style-name="ce5">
            <text:p>115.15587911597652</text:p>
          </table:table-cell>
          <table:table-cell office:value-type="float" office:value="115.15587911597601" table:formula="of:=[.O282]+0" table:style-name="ce5">
            <text:p>115.16</text:p>
          </table:table-cell>
          <table:table-cell office:value-type="string" table:style-name="ce4">
            <text:p>121<text:span text:style-name="T1">: </text:span><text:span text:style-name="T2">122.17664773469765</text:span></text:p>
          </table:table-cell>
          <table:table-cell office:value-type="string" office:string-value="122.17664773469765" table:formula="of:=RIGHT([.Q282];LEN([.Q282])-5)" table:style-name="ce5">
            <text:p>122.17664773469765</text:p>
          </table:table-cell>
          <table:table-cell office:value-type="float" office:value="122.176647734697" table:formula="of:=[.R282]+0" table:style-name="ce5">
            <text:p>122.18</text:p>
          </table:table-cell>
          <table:table-cell office:value-type="string" table:style-name="ce4">
            <text:p>121<text:span text:style-name="T1">: </text:span><text:span text:style-name="T2">77.03709140770576</text:span></text:p>
          </table:table-cell>
          <table:table-cell office:value-type="string" office:string-value="77.03709140770576" table:formula="of:=RIGHT([.T282];LEN([.T282])-5)" table:style-name="ce5">
            <text:p>77.03709140770576</text:p>
          </table:table-cell>
          <table:table-cell office:value-type="float" office:value="77.037091407705702" table:formula="of:=[.U282]+0" table:style-name="ce5">
            <text:p>77.04</text:p>
          </table:table-cell>
          <table:table-cell office:value-type="string" table:style-name="ce4">
            <text:p>121<text:span text:style-name="T1">: </text:span><text:span text:style-name="T2">145.2477379609514</text:span></text:p>
          </table:table-cell>
          <table:table-cell office:value-type="string" office:string-value="145.2477379609514" table:formula="of:=RIGHT([.W282];LEN([.W282])-5)" table:style-name="ce5">
            <text:p>145.2477379609514</text:p>
          </table:table-cell>
          <table:table-cell office:value-type="float" office:value="145.24773796095101" table:formula="of:=[.X282]+0" table:style-name="ce5">
            <text:p>145.25</text:p>
          </table:table-cell>
          <table:table-cell office:value-type="string" table:style-name="ce4">
            <text:p>121<text:span text:style-name="T1">: </text:span><text:span text:style-name="T2">130.6173129503898</text:span></text:p>
          </table:table-cell>
          <table:table-cell office:value-type="string" office:string-value="130.6173129503898" table:formula="of:=RIGHT([.Z282];LEN([.Z282])-5)" table:style-name="ce5">
            <text:p>130.6173129503898</text:p>
          </table:table-cell>
          <table:table-cell office:value-type="float" office:value="130.61731295038899" table:formula="of:=[.AA282]+0" table:style-name="ce5">
            <text:p>130.62</text:p>
          </table:table-cell>
          <table:table-cell office:value-type="string" table:style-name="ce4">
            <text:p>121<text:span text:style-name="T1">: </text:span><text:span text:style-name="T2">133.0726649539127</text:span></text:p>
          </table:table-cell>
          <table:table-cell office:value-type="string" office:string-value="133.0726649539127" table:formula="of:=RIGHT([.AC282];LEN([.AC282])-5)" table:style-name="ce5">
            <text:p>133.0726649539127</text:p>
          </table:table-cell>
          <table:table-cell office:value-type="float" office:value="133.07266495391201" table:formula="of:=[.AD282]+0" table:style-name="ce5">
            <text:p>133.07</text:p>
          </table:table-cell>
          <table:table-cell office:value-type="float" office:value="122.23869918451958" table:formula="of:=([.D282]+[.G282]+[.J282]+[.M282]+[.P282]+[.S282]+[.V282]+[.Y282]+[.AB282]+[.AE282])/10" table:style-name="ce5">
            <text:p>122.24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122<text:span text:style-name="T1">: </text:span><text:span text:style-name="T2">106.30740100571828</text:span></text:p>
          </table:table-cell>
          <table:table-cell office:value-type="string" office:string-value="106.30740100571828" table:formula="of:=RIGHT([.B283];LEN([.B283])-5)" table:style-name="ce5">
            <text:p>106.30740100571828</text:p>
          </table:table-cell>
          <table:table-cell office:value-type="float" office:value="106.30740100571801" table:formula="of:=[.C283]+0" table:style-name="ce5">
            <text:p>106.31</text:p>
          </table:table-cell>
          <table:table-cell office:value-type="string" table:style-name="ce4">
            <text:p>122<text:span text:style-name="T1">: </text:span><text:span text:style-name="T2">107.34018959719263</text:span></text:p>
          </table:table-cell>
          <table:table-cell office:value-type="string" office:string-value="107.34018959719263" table:formula="of:=RIGHT([.E283];LEN([.E283])-5)" table:style-name="ce5">
            <text:p>107.34018959719263</text:p>
          </table:table-cell>
          <table:table-cell office:value-type="float" office:value="107.34018959719199" table:formula="of:=[.F283]+0" table:style-name="ce5">
            <text:p>107.34</text:p>
          </table:table-cell>
          <table:table-cell office:value-type="string" table:style-name="ce4">
            <text:p>122<text:span text:style-name="T1">: </text:span><text:span text:style-name="T2">149.7710804095709</text:span></text:p>
          </table:table-cell>
          <table:table-cell office:value-type="string" office:string-value="149.7710804095709" table:formula="of:=RIGHT([.H283];LEN([.H283])-5)" table:style-name="ce5">
            <text:p>149.7710804095709</text:p>
          </table:table-cell>
          <table:table-cell office:value-type="float" office:value="149.77108040957" table:formula="of:=[.I283]+0" table:style-name="ce5">
            <text:p>149.77</text:p>
          </table:table-cell>
          <table:table-cell office:value-type="string" table:style-name="ce4">
            <text:p>122<text:span text:style-name="T1">: </text:span><text:span text:style-name="T2">130.87427467630206</text:span></text:p>
          </table:table-cell>
          <table:table-cell office:value-type="string" office:string-value="130.87427467630206" table:formula="of:=RIGHT([.K283];LEN([.K283])-5)" table:style-name="ce5">
            <text:p>130.87427467630206</text:p>
          </table:table-cell>
          <table:table-cell office:value-type="float" office:value="130.87427467630201" table:formula="of:=[.L283]+0" table:style-name="ce5">
            <text:p>130.87</text:p>
          </table:table-cell>
          <table:table-cell office:value-type="string" table:style-name="ce4">
            <text:p>122<text:span text:style-name="T1">: </text:span><text:span text:style-name="T2">100.46163661806605</text:span></text:p>
          </table:table-cell>
          <table:table-cell office:value-type="string" office:string-value="100.46163661806605" table:formula="of:=RIGHT([.N283];LEN([.N283])-5)" table:style-name="ce5">
            <text:p>100.46163661806605</text:p>
          </table:table-cell>
          <table:table-cell office:value-type="float" office:value="100.461636618066" table:formula="of:=[.O283]+0" table:style-name="ce5">
            <text:p>100.46</text:p>
          </table:table-cell>
          <table:table-cell office:value-type="string" table:style-name="ce4">
            <text:p>122<text:span text:style-name="T1">: </text:span><text:span text:style-name="T2">120.61600227098097</text:span></text:p>
          </table:table-cell>
          <table:table-cell office:value-type="string" office:string-value="120.61600227098097" table:formula="of:=RIGHT([.Q283];LEN([.Q283])-5)" table:style-name="ce5">
            <text:p>120.61600227098097</text:p>
          </table:table-cell>
          <table:table-cell office:value-type="float" office:value="120.61600227098" table:formula="of:=[.R283]+0" table:style-name="ce5">
            <text:p>120.62</text:p>
          </table:table-cell>
          <table:table-cell office:value-type="string" table:style-name="ce4">
            <text:p>122<text:span text:style-name="T1">: </text:span><text:span text:style-name="T2">66.04702429984981</text:span></text:p>
          </table:table-cell>
          <table:table-cell office:value-type="string" office:string-value="66.04702429984981" table:formula="of:=RIGHT([.T283];LEN([.T283])-5)" table:style-name="ce5">
            <text:p>66.04702429984981</text:p>
          </table:table-cell>
          <table:table-cell office:value-type="float" office:value="66.047024299849795" table:formula="of:=[.U283]+0" table:style-name="ce5">
            <text:p>66.05</text:p>
          </table:table-cell>
          <table:table-cell office:value-type="string" table:style-name="ce4">
            <text:p>122<text:span text:style-name="T1">: </text:span><text:span text:style-name="T2">144.7625784306316</text:span></text:p>
          </table:table-cell>
          <table:table-cell office:value-type="string" office:string-value="144.7625784306316" table:formula="of:=RIGHT([.W283];LEN([.W283])-5)" table:style-name="ce5">
            <text:p>144.7625784306316</text:p>
          </table:table-cell>
          <table:table-cell office:value-type="float" office:value="144.76257843063101" table:formula="of:=[.X283]+0" table:style-name="ce5">
            <text:p>144.76</text:p>
          </table:table-cell>
          <table:table-cell office:value-type="string" table:style-name="ce4">
            <text:p>122<text:span text:style-name="T1">: </text:span><text:span text:style-name="T2">135.9978178679185</text:span></text:p>
          </table:table-cell>
          <table:table-cell office:value-type="string" office:string-value="135.9978178679185" table:formula="of:=RIGHT([.Z283];LEN([.Z283])-5)" table:style-name="ce5">
            <text:p>135.9978178679185</text:p>
          </table:table-cell>
          <table:table-cell office:value-type="float" office:value="135.997817867918" table:formula="of:=[.AA283]+0" table:style-name="ce5">
            <text:p>136.00</text:p>
          </table:table-cell>
          <table:table-cell office:value-type="string" table:style-name="ce4">
            <text:p>122<text:span text:style-name="T1">: </text:span><text:span text:style-name="T2">133.25833824279002</text:span></text:p>
          </table:table-cell>
          <table:table-cell office:value-type="string" office:string-value="133.25833824279002" table:formula="of:=RIGHT([.AC283];LEN([.AC283])-5)" table:style-name="ce5">
            <text:p>133.25833824279002</text:p>
          </table:table-cell>
          <table:table-cell office:value-type="float" office:value="133.25833824278999" table:formula="of:=[.AD283]+0" table:style-name="ce5">
            <text:p>133.26</text:p>
          </table:table-cell>
          <table:table-cell office:value-type="float" office:value="119.54363434190165" table:formula="of:=([.D283]+[.G283]+[.J283]+[.M283]+[.P283]+[.S283]+[.V283]+[.Y283]+[.AB283]+[.AE283])/10" table:style-name="ce5">
            <text:p>119.54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123<text:span text:style-name="T1">: </text:span><text:span text:style-name="T2">117.17408470314972</text:span></text:p>
          </table:table-cell>
          <table:table-cell office:value-type="string" office:string-value="117.17408470314972" table:formula="of:=RIGHT([.B284];LEN([.B284])-5)" table:style-name="ce5">
            <text:p>117.17408470314972</text:p>
          </table:table-cell>
          <table:table-cell office:value-type="float" office:value="117.17408470314901" table:formula="of:=[.C284]+0" table:style-name="ce5">
            <text:p>117.17</text:p>
          </table:table-cell>
          <table:table-cell office:value-type="string" table:style-name="ce4">
            <text:p>123<text:span text:style-name="T1">: </text:span><text:span text:style-name="T2">105.44145848083718</text:span></text:p>
          </table:table-cell>
          <table:table-cell office:value-type="string" office:string-value="105.44145848083718" table:formula="of:=RIGHT([.E284];LEN([.E284])-5)" table:style-name="ce5">
            <text:p>105.44145848083718</text:p>
          </table:table-cell>
          <table:table-cell office:value-type="float" office:value="105.441458480837" table:formula="of:=[.F284]+0" table:style-name="ce5">
            <text:p>105.44</text:p>
          </table:table-cell>
          <table:table-cell office:value-type="string" table:style-name="ce4">
            <text:p>123<text:span text:style-name="T1">: </text:span><text:span text:style-name="T2">109.3640053943611</text:span></text:p>
          </table:table-cell>
          <table:table-cell office:value-type="string" office:string-value="109.3640053943611" table:formula="of:=RIGHT([.H284];LEN([.H284])-5)" table:style-name="ce5">
            <text:p>109.3640053943611</text:p>
          </table:table-cell>
          <table:table-cell office:value-type="float" office:value="109.364005394361" table:formula="of:=[.I284]+0" table:style-name="ce5">
            <text:p>109.36</text:p>
          </table:table-cell>
          <table:table-cell office:value-type="string" table:style-name="ce4">
            <text:p>123<text:span text:style-name="T1">: </text:span><text:span text:style-name="T2">130.21587820015782</text:span></text:p>
          </table:table-cell>
          <table:table-cell office:value-type="string" office:string-value="130.21587820015782" table:formula="of:=RIGHT([.K284];LEN([.K284])-5)" table:style-name="ce5">
            <text:p>130.21587820015782</text:p>
          </table:table-cell>
          <table:table-cell office:value-type="float" office:value="130.21587820015699" table:formula="of:=[.L284]+0" table:style-name="ce5">
            <text:p>130.22</text:p>
          </table:table-cell>
          <table:table-cell office:value-type="string" table:style-name="ce4">
            <text:p>123<text:span text:style-name="T1">: </text:span><text:span text:style-name="T2">90.54281212400252</text:span></text:p>
          </table:table-cell>
          <table:table-cell office:value-type="string" office:string-value="90.54281212400252" table:formula="of:=RIGHT([.N284];LEN([.N284])-5)" table:style-name="ce5">
            <text:p>90.54281212400252</text:p>
          </table:table-cell>
          <table:table-cell office:value-type="float" office:value="90.542812124002495" table:formula="of:=[.O284]+0" table:style-name="ce5">
            <text:p>90.54</text:p>
          </table:table-cell>
          <table:table-cell office:value-type="string" table:style-name="ce4">
            <text:p>123<text:span text:style-name="T1">: </text:span><text:span text:style-name="T2">121.68641292213148</text:span></text:p>
          </table:table-cell>
          <table:table-cell office:value-type="string" office:string-value="121.68641292213148" table:formula="of:=RIGHT([.Q284];LEN([.Q284])-5)" table:style-name="ce5">
            <text:p>121.68641292213148</text:p>
          </table:table-cell>
          <table:table-cell office:value-type="float" office:value="121.686412922131" table:formula="of:=[.R284]+0" table:style-name="ce5">
            <text:p>121.69</text:p>
          </table:table-cell>
          <table:table-cell office:value-type="string" table:style-name="ce4">
            <text:p>123<text:span text:style-name="T1">: </text:span><text:span text:style-name="T2">88.39836214996664</text:span></text:p>
          </table:table-cell>
          <table:table-cell office:value-type="string" office:string-value="88.39836214996664" table:formula="of:=RIGHT([.T284];LEN([.T284])-5)" table:style-name="ce5">
            <text:p>88.39836214996664</text:p>
          </table:table-cell>
          <table:table-cell office:value-type="float" office:value="88.398362149966601" table:formula="of:=[.U284]+0" table:style-name="ce5">
            <text:p>88.40</text:p>
          </table:table-cell>
          <table:table-cell office:value-type="string" table:style-name="ce4">
            <text:p>123<text:span text:style-name="T1">: </text:span><text:span text:style-name="T2">118.07794922343369</text:span></text:p>
          </table:table-cell>
          <table:table-cell office:value-type="string" office:string-value="118.07794922343369" table:formula="of:=RIGHT([.W284];LEN([.W284])-5)" table:style-name="ce5">
            <text:p>118.07794922343369</text:p>
          </table:table-cell>
          <table:table-cell office:value-type="float" office:value="118.077949223433" table:formula="of:=[.X284]+0" table:style-name="ce5">
            <text:p>118.08</text:p>
          </table:table-cell>
          <table:table-cell office:value-type="string" table:style-name="ce4">
            <text:p>123<text:span text:style-name="T1">: </text:span><text:span text:style-name="T2">139.5632477493745</text:span></text:p>
          </table:table-cell>
          <table:table-cell office:value-type="string" office:string-value="139.5632477493745" table:formula="of:=RIGHT([.Z284];LEN([.Z284])-5)" table:style-name="ce5">
            <text:p>139.5632477493745</text:p>
          </table:table-cell>
          <table:table-cell office:value-type="float" office:value="139.563247749374" table:formula="of:=[.AA284]+0" table:style-name="ce5">
            <text:p>139.56</text:p>
          </table:table-cell>
          <table:table-cell office:value-type="string" table:style-name="ce4">
            <text:p>123<text:span text:style-name="T1">: </text:span><text:span text:style-name="T2">134.7464885295728</text:span></text:p>
          </table:table-cell>
          <table:table-cell office:value-type="string" office:string-value="134.7464885295728" table:formula="of:=RIGHT([.AC284];LEN([.AC284])-5)" table:style-name="ce5">
            <text:p>134.7464885295728</text:p>
          </table:table-cell>
          <table:table-cell office:value-type="float" office:value="134.74648852957199" table:formula="of:=[.AD284]+0" table:style-name="ce5">
            <text:p>134.75</text:p>
          </table:table-cell>
          <table:table-cell office:value-type="float" office:value="115.52106994769831" table:formula="of:=([.D284]+[.G284]+[.J284]+[.M284]+[.P284]+[.S284]+[.V284]+[.Y284]+[.AB284]+[.AE284])/10" table:style-name="ce5">
            <text:p>115.52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124<text:span text:style-name="T1">: </text:span><text:span text:style-name="T2">125.57996429208796</text:span></text:p>
          </table:table-cell>
          <table:table-cell office:value-type="string" office:string-value="125.57996429208796" table:formula="of:=RIGHT([.B285];LEN([.B285])-5)" table:style-name="ce5">
            <text:p>125.57996429208796</text:p>
          </table:table-cell>
          <table:table-cell office:value-type="float" office:value="125.579964292087" table:formula="of:=[.C285]+0" table:style-name="ce5">
            <text:p>125.58</text:p>
          </table:table-cell>
          <table:table-cell office:value-type="string" table:style-name="ce4">
            <text:p>124<text:span text:style-name="T1">: </text:span><text:span text:style-name="T2">161.44746496133308</text:span></text:p>
          </table:table-cell>
          <table:table-cell office:value-type="string" office:string-value="161.44746496133308" table:formula="of:=RIGHT([.E285];LEN([.E285])-5)" table:style-name="ce5">
            <text:p>161.44746496133308</text:p>
          </table:table-cell>
          <table:table-cell office:value-type="float" office:value="161.447464961333" table:formula="of:=[.F285]+0" table:style-name="ce5">
            <text:p>161.45</text:p>
          </table:table-cell>
          <table:table-cell office:value-type="string" table:style-name="ce4">
            <text:p>124<text:span text:style-name="T1">: </text:span><text:span text:style-name="T2">145.16642827873508</text:span></text:p>
          </table:table-cell>
          <table:table-cell office:value-type="string" office:string-value="145.16642827873508" table:formula="of:=RIGHT([.H285];LEN([.H285])-5)" table:style-name="ce5">
            <text:p>145.16642827873508</text:p>
          </table:table-cell>
          <table:table-cell office:value-type="float" office:value="145.166428278735" table:formula="of:=[.I285]+0" table:style-name="ce5">
            <text:p>145.17</text:p>
          </table:table-cell>
          <table:table-cell office:value-type="string" table:style-name="ce4">
            <text:p>124<text:span text:style-name="T1">: </text:span><text:span text:style-name="T2">130.28821157250152</text:span></text:p>
          </table:table-cell>
          <table:table-cell office:value-type="string" office:string-value="130.28821157250152" table:formula="of:=RIGHT([.K285];LEN([.K285])-5)" table:style-name="ce5">
            <text:p>130.28821157250152</text:p>
          </table:table-cell>
          <table:table-cell office:value-type="float" office:value="130.28821157250101" table:formula="of:=[.L285]+0" table:style-name="ce5">
            <text:p>130.29</text:p>
          </table:table-cell>
          <table:table-cell office:value-type="string" table:style-name="ce4">
            <text:p>124<text:span text:style-name="T1">: </text:span><text:span text:style-name="T2">100.90489150037483</text:span></text:p>
          </table:table-cell>
          <table:table-cell office:value-type="string" office:string-value="100.90489150037483" table:formula="of:=RIGHT([.N285];LEN([.N285])-5)" table:style-name="ce5">
            <text:p>100.90489150037483</text:p>
          </table:table-cell>
          <table:table-cell office:value-type="float" office:value="100.90489150037401" table:formula="of:=[.O285]+0" table:style-name="ce5">
            <text:p>100.90</text:p>
          </table:table-cell>
          <table:table-cell office:value-type="string" table:style-name="ce4">
            <text:p>124<text:span text:style-name="T1">: </text:span><text:span text:style-name="T2">120.7740853216685</text:span></text:p>
          </table:table-cell>
          <table:table-cell office:value-type="string" office:string-value="120.7740853216685" table:formula="of:=RIGHT([.Q285];LEN([.Q285])-5)" table:style-name="ce5">
            <text:p>120.7740853216685</text:p>
          </table:table-cell>
          <table:table-cell office:value-type="float" office:value="120.774085321668" table:formula="of:=[.R285]+0" table:style-name="ce5">
            <text:p>120.77</text:p>
          </table:table-cell>
          <table:table-cell office:value-type="string" table:style-name="ce4">
            <text:p>124<text:span text:style-name="T1">: </text:span><text:span text:style-name="T2">76.98623665661792</text:span></text:p>
          </table:table-cell>
          <table:table-cell office:value-type="string" office:string-value="76.98623665661792" table:formula="of:=RIGHT([.T285];LEN([.T285])-5)" table:style-name="ce5">
            <text:p>76.98623665661792</text:p>
          </table:table-cell>
          <table:table-cell office:value-type="float" office:value="76.986236656617905" table:formula="of:=[.U285]+0" table:style-name="ce5">
            <text:p>76.99</text:p>
          </table:table-cell>
          <table:table-cell office:value-type="string" table:style-name="ce4">
            <text:p>124<text:span text:style-name="T1">: </text:span><text:span text:style-name="T2">130.81415682215913</text:span></text:p>
          </table:table-cell>
          <table:table-cell office:value-type="string" office:string-value="130.81415682215913" table:formula="of:=RIGHT([.W285];LEN([.W285])-5)" table:style-name="ce5">
            <text:p>130.81415682215913</text:p>
          </table:table-cell>
          <table:table-cell office:value-type="float" office:value="130.81415682215899" table:formula="of:=[.X285]+0" table:style-name="ce5">
            <text:p>130.81</text:p>
          </table:table-cell>
          <table:table-cell office:value-type="string" table:style-name="ce4">
            <text:p>124<text:span text:style-name="T1">: </text:span><text:span text:style-name="T2">144.39033759955396</text:span></text:p>
          </table:table-cell>
          <table:table-cell office:value-type="string" office:string-value="144.39033759955396" table:formula="of:=RIGHT([.Z285];LEN([.Z285])-5)" table:style-name="ce5">
            <text:p>144.39033759955396</text:p>
          </table:table-cell>
          <table:table-cell office:value-type="float" office:value="144.39033759955299" table:formula="of:=[.AA285]+0" table:style-name="ce5">
            <text:p>144.39</text:p>
          </table:table-cell>
          <table:table-cell office:value-type="string" table:style-name="ce4">
            <text:p>124<text:span text:style-name="T1">: </text:span><text:span text:style-name="T2">134.96464523590078</text:span></text:p>
          </table:table-cell>
          <table:table-cell office:value-type="string" office:string-value="134.96464523590078" table:formula="of:=RIGHT([.AC285];LEN([.AC285])-5)" table:style-name="ce5">
            <text:p>134.96464523590078</text:p>
          </table:table-cell>
          <table:table-cell office:value-type="float" office:value="134.96464523590001" table:formula="of:=[.AD285]+0" table:style-name="ce5">
            <text:p>134.96</text:p>
          </table:table-cell>
          <table:table-cell office:value-type="float" office:value="127.1316422240928" table:formula="of:=([.D285]+[.G285]+[.J285]+[.M285]+[.P285]+[.S285]+[.V285]+[.Y285]+[.AB285]+[.AE285])/10" table:style-name="ce5">
            <text:p>127.13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125<text:span text:style-name="T1">: </text:span><text:span text:style-name="T2">125.16040130998056</text:span></text:p>
          </table:table-cell>
          <table:table-cell office:value-type="string" office:string-value="125.16040130998056" table:formula="of:=RIGHT([.B286];LEN([.B286])-5)" table:style-name="ce5">
            <text:p>125.16040130998056</text:p>
          </table:table-cell>
          <table:table-cell office:value-type="float" office:value="125.16040130998" table:formula="of:=[.C286]+0" table:style-name="ce5">
            <text:p>125.16</text:p>
          </table:table-cell>
          <table:table-cell office:value-type="string" table:style-name="ce4">
            <text:p>125<text:span text:style-name="T1">: </text:span><text:span text:style-name="T2">106.96922527503237</text:span></text:p>
          </table:table-cell>
          <table:table-cell office:value-type="string" office:string-value="106.96922527503237" table:formula="of:=RIGHT([.E286];LEN([.E286])-5)" table:style-name="ce5">
            <text:p>106.96922527503237</text:p>
          </table:table-cell>
          <table:table-cell office:value-type="float" office:value="106.969225275032" table:formula="of:=[.F286]+0" table:style-name="ce5">
            <text:p>106.97</text:p>
          </table:table-cell>
          <table:table-cell office:value-type="string" table:style-name="ce4">
            <text:p>125<text:span text:style-name="T1">: </text:span><text:span text:style-name="T2">123.61183029550402</text:span></text:p>
          </table:table-cell>
          <table:table-cell office:value-type="string" office:string-value="123.61183029550402" table:formula="of:=RIGHT([.H286];LEN([.H286])-5)" table:style-name="ce5">
            <text:p>123.61183029550402</text:p>
          </table:table-cell>
          <table:table-cell office:value-type="float" office:value="123.61183029550401" table:formula="of:=[.I286]+0" table:style-name="ce5">
            <text:p>123.61</text:p>
          </table:table-cell>
          <table:table-cell office:value-type="string" table:style-name="ce4">
            <text:p>125<text:span text:style-name="T1">: </text:span><text:span text:style-name="T2">129.37138879208018</text:span></text:p>
          </table:table-cell>
          <table:table-cell office:value-type="string" office:string-value="129.37138879208018" table:formula="of:=RIGHT([.K286];LEN([.K286])-5)" table:style-name="ce5">
            <text:p>129.37138879208018</text:p>
          </table:table-cell>
          <table:table-cell office:value-type="float" office:value="129.37138879208001" table:formula="of:=[.L286]+0" table:style-name="ce5">
            <text:p>129.37</text:p>
          </table:table-cell>
          <table:table-cell office:value-type="string" table:style-name="ce4">
            <text:p>125<text:span text:style-name="T1">: </text:span><text:span text:style-name="T2">90.56467742190831</text:span></text:p>
          </table:table-cell>
          <table:table-cell office:value-type="string" office:string-value="90.56467742190831" table:formula="of:=RIGHT([.N286];LEN([.N286])-5)" table:style-name="ce5">
            <text:p>90.56467742190831</text:p>
          </table:table-cell>
          <table:table-cell office:value-type="float" office:value="90.5646774219083" table:formula="of:=[.O286]+0" table:style-name="ce5">
            <text:p>90.56</text:p>
          </table:table-cell>
          <table:table-cell office:value-type="string" table:style-name="ce4">
            <text:p>125<text:span text:style-name="T1">: </text:span><text:span text:style-name="T2">121.93604875038547</text:span></text:p>
          </table:table-cell>
          <table:table-cell office:value-type="string" office:string-value="121.93604875038547" table:formula="of:=RIGHT([.Q286];LEN([.Q286])-5)" table:style-name="ce5">
            <text:p>121.93604875038547</text:p>
          </table:table-cell>
          <table:table-cell office:value-type="float" office:value="121.936048750385" table:formula="of:=[.R286]+0" table:style-name="ce5">
            <text:p>121.94</text:p>
          </table:table-cell>
          <table:table-cell office:value-type="string" table:style-name="ce4">
            <text:p>125<text:span text:style-name="T1">: </text:span><text:span text:style-name="T2">87.30009656173019</text:span></text:p>
          </table:table-cell>
          <table:table-cell office:value-type="string" office:string-value="87.30009656173019" table:formula="of:=RIGHT([.T286];LEN([.T286])-5)" table:style-name="ce5">
            <text:p>87.30009656173019</text:p>
          </table:table-cell>
          <table:table-cell office:value-type="float" office:value="87.300096561730101" table:formula="of:=[.U286]+0" table:style-name="ce5">
            <text:p>87.30</text:p>
          </table:table-cell>
          <table:table-cell office:value-type="string" table:style-name="ce4">
            <text:p>125<text:span text:style-name="T1">: </text:span><text:span text:style-name="T2">135.43759996901386</text:span></text:p>
          </table:table-cell>
          <table:table-cell office:value-type="string" office:string-value="135.43759996901386" table:formula="of:=RIGHT([.W286];LEN([.W286])-5)" table:style-name="ce5">
            <text:p>135.43759996901386</text:p>
          </table:table-cell>
          <table:table-cell office:value-type="float" office:value="135.43759996901301" table:formula="of:=[.X286]+0" table:style-name="ce5">
            <text:p>135.44</text:p>
          </table:table-cell>
          <table:table-cell office:value-type="string" table:style-name="ce4">
            <text:p>125<text:span text:style-name="T1">: </text:span><text:span text:style-name="T2">143.4654979290354</text:span></text:p>
          </table:table-cell>
          <table:table-cell office:value-type="string" office:string-value="143.4654979290354" table:formula="of:=RIGHT([.Z286];LEN([.Z286])-5)" table:style-name="ce5">
            <text:p>143.4654979290354</text:p>
          </table:table-cell>
          <table:table-cell office:value-type="float" office:value="143.465497929035" table:formula="of:=[.AA286]+0" table:style-name="ce5">
            <text:p>143.47</text:p>
          </table:table-cell>
          <table:table-cell office:value-type="string" table:style-name="ce4">
            <text:p>125<text:span text:style-name="T1">: </text:span><text:span text:style-name="T2">134.5125776964631</text:span></text:p>
          </table:table-cell>
          <table:table-cell office:value-type="string" office:string-value="134.5125776964631" table:formula="of:=RIGHT([.AC286];LEN([.AC286])-5)" table:style-name="ce5">
            <text:p>134.5125776964631</text:p>
          </table:table-cell>
          <table:table-cell office:value-type="float" office:value="134.51257769646301" table:formula="of:=[.AD286]+0" table:style-name="ce5">
            <text:p>134.51</text:p>
          </table:table-cell>
          <table:table-cell office:value-type="float" office:value="119.83293440011305" table:formula="of:=([.D286]+[.G286]+[.J286]+[.M286]+[.P286]+[.S286]+[.V286]+[.Y286]+[.AB286]+[.AE286])/10" table:style-name="ce5">
            <text:p>119.83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126<text:span text:style-name="T1">: </text:span><text:span text:style-name="T2">104.85811041438707</text:span></text:p>
          </table:table-cell>
          <table:table-cell office:value-type="string" office:string-value="104.85811041438707" table:formula="of:=RIGHT([.B287];LEN([.B287])-5)" table:style-name="ce5">
            <text:p>104.85811041438707</text:p>
          </table:table-cell>
          <table:table-cell office:value-type="float" office:value="104.858110414387" table:formula="of:=[.C287]+0" table:style-name="ce5">
            <text:p>104.86</text:p>
          </table:table-cell>
          <table:table-cell office:value-type="string" table:style-name="ce4">
            <text:p>126<text:span text:style-name="T1">: </text:span><text:span text:style-name="T2">85.34502304757522</text:span></text:p>
          </table:table-cell>
          <table:table-cell office:value-type="string" office:string-value="85.34502304757522" table:formula="of:=RIGHT([.E287];LEN([.E287])-5)" table:style-name="ce5">
            <text:p>85.34502304757522</text:p>
          </table:table-cell>
          <table:table-cell office:value-type="float" office:value="85.345023047575197" table:formula="of:=[.F287]+0" table:style-name="ce5">
            <text:p>85.35</text:p>
          </table:table-cell>
          <table:table-cell office:value-type="string" table:style-name="ce4">
            <text:p>126<text:span text:style-name="T1">: </text:span><text:span text:style-name="T2">148.37485606384624</text:span></text:p>
          </table:table-cell>
          <table:table-cell office:value-type="string" office:string-value="148.37485606384624" table:formula="of:=RIGHT([.H287];LEN([.H287])-5)" table:style-name="ce5">
            <text:p>148.37485606384624</text:p>
          </table:table-cell>
          <table:table-cell office:value-type="float" office:value="148.37485606384601" table:formula="of:=[.I287]+0" table:style-name="ce5">
            <text:p>148.37</text:p>
          </table:table-cell>
          <table:table-cell office:value-type="string" table:style-name="ce4">
            <text:p>126<text:span text:style-name="T1">: </text:span><text:span text:style-name="T2">148.94798701661583</text:span></text:p>
          </table:table-cell>
          <table:table-cell office:value-type="string" office:string-value="148.94798701661583" table:formula="of:=RIGHT([.K287];LEN([.K287])-5)" table:style-name="ce5">
            <text:p>148.94798701661583</text:p>
          </table:table-cell>
          <table:table-cell office:value-type="float" office:value="148.947987016615" table:formula="of:=[.L287]+0" table:style-name="ce5">
            <text:p>148.95</text:p>
          </table:table-cell>
          <table:table-cell office:value-type="string" table:style-name="ce4">
            <text:p>126<text:span text:style-name="T1">: </text:span><text:span text:style-name="T2">100.31239664222763</text:span></text:p>
          </table:table-cell>
          <table:table-cell office:value-type="string" office:string-value="100.31239664222763" table:formula="of:=RIGHT([.N287];LEN([.N287])-5)" table:style-name="ce5">
            <text:p>100.31239664222763</text:p>
          </table:table-cell>
          <table:table-cell office:value-type="float" office:value="100.312396642227" table:formula="of:=[.O287]+0" table:style-name="ce5">
            <text:p>100.31</text:p>
          </table:table-cell>
          <table:table-cell office:value-type="string" table:style-name="ce4">
            <text:p>126<text:span text:style-name="T1">: </text:span><text:span text:style-name="T2">124.68927042286938</text:span></text:p>
          </table:table-cell>
          <table:table-cell office:value-type="string" office:string-value="124.68927042286938" table:formula="of:=RIGHT([.Q287];LEN([.Q287])-5)" table:style-name="ce5">
            <text:p>124.68927042286938</text:p>
          </table:table-cell>
          <table:table-cell office:value-type="float" office:value="124.689270422869" table:formula="of:=[.R287]+0" table:style-name="ce5">
            <text:p>124.69</text:p>
          </table:table-cell>
          <table:table-cell office:value-type="string" table:style-name="ce4">
            <text:p>126<text:span text:style-name="T1">: </text:span><text:span text:style-name="T2">77.03708955142609</text:span></text:p>
          </table:table-cell>
          <table:table-cell office:value-type="string" office:string-value="77.03708955142609" table:formula="of:=RIGHT([.T287];LEN([.T287])-5)" table:style-name="ce5">
            <text:p>77.03708955142609</text:p>
          </table:table-cell>
          <table:table-cell office:value-type="float" office:value="77.037089551426007" table:formula="of:=[.U287]+0" table:style-name="ce5">
            <text:p>77.04</text:p>
          </table:table-cell>
          <table:table-cell office:value-type="string" table:style-name="ce4">
            <text:p>126<text:span text:style-name="T1">: </text:span><text:span text:style-name="T2">132.8991373750216</text:span></text:p>
          </table:table-cell>
          <table:table-cell office:value-type="string" office:string-value="132.8991373750216" table:formula="of:=RIGHT([.W287];LEN([.W287])-5)" table:style-name="ce5">
            <text:p>132.8991373750216</text:p>
          </table:table-cell>
          <table:table-cell office:value-type="float" office:value="132.89913737502101" table:formula="of:=[.X287]+0" table:style-name="ce5">
            <text:p>132.90</text:p>
          </table:table-cell>
          <table:table-cell office:value-type="string" table:style-name="ce4">
            <text:p>126<text:span text:style-name="T1">: </text:span><text:span text:style-name="T2">131.73185289473471</text:span></text:p>
          </table:table-cell>
          <table:table-cell office:value-type="string" office:string-value="131.73185289473471" table:formula="of:=RIGHT([.Z287];LEN([.Z287])-5)" table:style-name="ce5">
            <text:p>131.73185289473471</text:p>
          </table:table-cell>
          <table:table-cell office:value-type="float" office:value="131.731852894734" table:formula="of:=[.AA287]+0" table:style-name="ce5">
            <text:p>131.73</text:p>
          </table:table-cell>
          <table:table-cell office:value-type="string" table:style-name="ce4">
            <text:p>126<text:span text:style-name="T1">: </text:span><text:span text:style-name="T2">91.20351912586102</text:span></text:p>
          </table:table-cell>
          <table:table-cell office:value-type="string" office:string-value="91.20351912586102" table:formula="of:=RIGHT([.AC287];LEN([.AC287])-5)" table:style-name="ce5">
            <text:p>91.20351912586102</text:p>
          </table:table-cell>
          <table:table-cell office:value-type="float" office:value="91.203519125861007" table:formula="of:=[.AD287]+0" table:style-name="ce5">
            <text:p>91.20</text:p>
          </table:table-cell>
          <table:table-cell office:value-type="float" office:value="114.53992425545611" table:formula="of:=([.D287]+[.G287]+[.J287]+[.M287]+[.P287]+[.S287]+[.V287]+[.Y287]+[.AB287]+[.AE287])/10" table:style-name="ce5">
            <text:p>114.54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127<text:span text:style-name="T1">: </text:span><text:span text:style-name="T2">104.92249687375538</text:span></text:p>
          </table:table-cell>
          <table:table-cell office:value-type="string" office:string-value="104.92249687375538" table:formula="of:=RIGHT([.B288];LEN([.B288])-5)" table:style-name="ce5">
            <text:p>104.92249687375538</text:p>
          </table:table-cell>
          <table:table-cell office:value-type="float" office:value="104.92249687375499" table:formula="of:=[.C288]+0" table:style-name="ce5">
            <text:p>104.92</text:p>
          </table:table-cell>
          <table:table-cell office:value-type="string" table:style-name="ce4">
            <text:p>127<text:span text:style-name="T1">: </text:span><text:span text:style-name="T2">105.39581897552343</text:span></text:p>
          </table:table-cell>
          <table:table-cell office:value-type="string" office:string-value="105.39581897552343" table:formula="of:=RIGHT([.E288];LEN([.E288])-5)" table:style-name="ce5">
            <text:p>105.39581897552343</text:p>
          </table:table-cell>
          <table:table-cell office:value-type="float" office:value="105.395818975523" table:formula="of:=[.F288]+0" table:style-name="ce5">
            <text:p>105.40</text:p>
          </table:table-cell>
          <table:table-cell office:value-type="string" table:style-name="ce4">
            <text:p>127<text:span text:style-name="T1">: </text:span><text:span text:style-name="T2">135.55831195595033</text:span></text:p>
          </table:table-cell>
          <table:table-cell office:value-type="string" office:string-value="135.55831195595033" table:formula="of:=RIGHT([.H288];LEN([.H288])-5)" table:style-name="ce5">
            <text:p>135.55831195595033</text:p>
          </table:table-cell>
          <table:table-cell office:value-type="float" office:value="135.55831195594999" table:formula="of:=[.I288]+0" table:style-name="ce5">
            <text:p>135.56</text:p>
          </table:table-cell>
          <table:table-cell office:value-type="string" table:style-name="ce4">
            <text:p>127<text:span text:style-name="T1">: </text:span><text:span text:style-name="T2">131.93538535389064</text:span></text:p>
          </table:table-cell>
          <table:table-cell office:value-type="string" office:string-value="131.93538535389064" table:formula="of:=RIGHT([.K288];LEN([.K288])-5)" table:style-name="ce5">
            <text:p>131.93538535389064</text:p>
          </table:table-cell>
          <table:table-cell office:value-type="float" office:value="131.93538535389001" table:formula="of:=[.L288]+0" table:style-name="ce5">
            <text:p>131.94</text:p>
          </table:table-cell>
          <table:table-cell office:value-type="string" table:style-name="ce4">
            <text:p>127<text:span text:style-name="T1">: </text:span><text:span text:style-name="T2">118.18499902814767</text:span></text:p>
          </table:table-cell>
          <table:table-cell office:value-type="string" office:string-value="118.18499902814767" table:formula="of:=RIGHT([.N288];LEN([.N288])-5)" table:style-name="ce5">
            <text:p>118.18499902814767</text:p>
          </table:table-cell>
          <table:table-cell office:value-type="float" office:value="118.184999028147" table:formula="of:=[.O288]+0" table:style-name="ce5">
            <text:p>118.18</text:p>
          </table:table-cell>
          <table:table-cell office:value-type="string" table:style-name="ce4">
            <text:p>127<text:span text:style-name="T1">: </text:span><text:span text:style-name="T2">123.98277834823688</text:span></text:p>
          </table:table-cell>
          <table:table-cell office:value-type="string" office:string-value="123.98277834823688" table:formula="of:=RIGHT([.Q288];LEN([.Q288])-5)" table:style-name="ce5">
            <text:p>123.98277834823688</text:p>
          </table:table-cell>
          <table:table-cell office:value-type="float" office:value="123.982778348236" table:formula="of:=[.R288]+0" table:style-name="ce5">
            <text:p>123.98</text:p>
          </table:table-cell>
          <table:table-cell office:value-type="string" table:style-name="ce4">
            <text:p>127<text:span text:style-name="T1">: </text:span><text:span text:style-name="T2">90.9890724588762</text:span></text:p>
          </table:table-cell>
          <table:table-cell office:value-type="string" office:string-value="90.9890724588762" table:formula="of:=RIGHT([.T288];LEN([.T288])-5)" table:style-name="ce5">
            <text:p>90.9890724588762</text:p>
          </table:table-cell>
          <table:table-cell office:value-type="float" office:value="90.989072458876194" table:formula="of:=[.U288]+0" table:style-name="ce5">
            <text:p>90.99</text:p>
          </table:table-cell>
          <table:table-cell office:value-type="string" table:style-name="ce4">
            <text:p>127<text:span text:style-name="T1">: </text:span><text:span text:style-name="T2">145.13778093769866</text:span></text:p>
          </table:table-cell>
          <table:table-cell office:value-type="string" office:string-value="145.13778093769866" table:formula="of:=RIGHT([.W288];LEN([.W288])-5)" table:style-name="ce5">
            <text:p>145.13778093769866</text:p>
          </table:table-cell>
          <table:table-cell office:value-type="float" office:value="145.13778093769801" table:formula="of:=[.X288]+0" table:style-name="ce5">
            <text:p>145.14</text:p>
          </table:table-cell>
          <table:table-cell office:value-type="string" table:style-name="ce4">
            <text:p>127<text:span text:style-name="T1">: </text:span><text:span text:style-name="T2">130.92792189137518</text:span></text:p>
          </table:table-cell>
          <table:table-cell office:value-type="string" office:string-value="130.92792189137518" table:formula="of:=RIGHT([.Z288];LEN([.Z288])-5)" table:style-name="ce5">
            <text:p>130.92792189137518</text:p>
          </table:table-cell>
          <table:table-cell office:value-type="float" office:value="130.92792189137501" table:formula="of:=[.AA288]+0" table:style-name="ce5">
            <text:p>130.93</text:p>
          </table:table-cell>
          <table:table-cell office:value-type="string" table:style-name="ce4">
            <text:p>127<text:span text:style-name="T1">: </text:span><text:span text:style-name="T2">103.8066335197907</text:span></text:p>
          </table:table-cell>
          <table:table-cell office:value-type="string" office:string-value="103.8066335197907" table:formula="of:=RIGHT([.AC288];LEN([.AC288])-5)" table:style-name="ce5">
            <text:p>103.8066335197907</text:p>
          </table:table-cell>
          <table:table-cell office:value-type="float" office:value="103.80663351979" table:formula="of:=[.AD288]+0" table:style-name="ce5">
            <text:p>103.81</text:p>
          </table:table-cell>
          <table:table-cell office:value-type="float" office:value="119.08411993432404" table:formula="of:=([.D288]+[.G288]+[.J288]+[.M288]+[.P288]+[.S288]+[.V288]+[.Y288]+[.AB288]+[.AE288])/10" table:style-name="ce5">
            <text:p>119.08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28<text:span text:style-name="T1">: </text:span><text:span text:style-name="T2">127.85810640963436</text:span></text:p>
          </table:table-cell>
          <table:table-cell office:value-type="string" office:string-value="127.85810640963436" table:formula="of:=RIGHT([.B289];LEN([.B289])-5)" table:style-name="ce5">
            <text:p>127.85810640963436</text:p>
          </table:table-cell>
          <table:table-cell office:value-type="float" office:value="127.858106409634" table:formula="of:=[.C289]+0" table:style-name="ce5">
            <text:p>127.86</text:p>
          </table:table-cell>
          <table:table-cell office:value-type="string" table:style-name="ce4">
            <text:p>128<text:span text:style-name="T1">: </text:span><text:span text:style-name="T2">105.67699625307515</text:span></text:p>
          </table:table-cell>
          <table:table-cell office:value-type="string" office:string-value="105.67699625307515" table:formula="of:=RIGHT([.E289];LEN([.E289])-5)" table:style-name="ce5">
            <text:p>105.67699625307515</text:p>
          </table:table-cell>
          <table:table-cell office:value-type="float" office:value="105.676996253075" table:formula="of:=[.F289]+0" table:style-name="ce5">
            <text:p>105.68</text:p>
          </table:table-cell>
          <table:table-cell office:value-type="string" table:style-name="ce4">
            <text:p>128<text:span text:style-name="T1">: </text:span><text:span text:style-name="T2">122.74154312393034</text:span></text:p>
          </table:table-cell>
          <table:table-cell office:value-type="string" office:string-value="122.74154312393034" table:formula="of:=RIGHT([.H289];LEN([.H289])-5)" table:style-name="ce5">
            <text:p>122.74154312393034</text:p>
          </table:table-cell>
          <table:table-cell office:value-type="float" office:value="122.74154312393" table:formula="of:=[.I289]+0" table:style-name="ce5">
            <text:p>122.74</text:p>
          </table:table-cell>
          <table:table-cell office:value-type="string" table:style-name="ce4">
            <text:p>128<text:span text:style-name="T1">: </text:span><text:span text:style-name="T2">125.2074111938412</text:span></text:p>
          </table:table-cell>
          <table:table-cell office:value-type="string" office:string-value="125.2074111938412" table:formula="of:=RIGHT([.K289];LEN([.K289])-5)" table:style-name="ce5">
            <text:p>125.2074111938412</text:p>
          </table:table-cell>
          <table:table-cell office:value-type="float" office:value="125.207411193841" table:formula="of:=[.L289]+0" table:style-name="ce5">
            <text:p>125.21</text:p>
          </table:table-cell>
          <table:table-cell office:value-type="string" table:style-name="ce4">
            <text:p>128<text:span text:style-name="T1">: </text:span><text:span text:style-name="T2">100.90776272979667</text:span></text:p>
          </table:table-cell>
          <table:table-cell office:value-type="string" office:string-value="100.90776272979667" table:formula="of:=RIGHT([.N289];LEN([.N289])-5)" table:style-name="ce5">
            <text:p>100.90776272979667</text:p>
          </table:table-cell>
          <table:table-cell office:value-type="float" office:value="100.907762729796" table:formula="of:=[.O289]+0" table:style-name="ce5">
            <text:p>100.91</text:p>
          </table:table-cell>
          <table:table-cell office:value-type="string" table:style-name="ce4">
            <text:p>128<text:span text:style-name="T1">: </text:span><text:span text:style-name="T2">121.68641292213148</text:span></text:p>
          </table:table-cell>
          <table:table-cell office:value-type="string" office:string-value="121.68641292213148" table:formula="of:=RIGHT([.Q289];LEN([.Q289])-5)" table:style-name="ce5">
            <text:p>121.68641292213148</text:p>
          </table:table-cell>
          <table:table-cell office:value-type="float" office:value="121.686412922131" table:formula="of:=[.R289]+0" table:style-name="ce5">
            <text:p>121.69</text:p>
          </table:table-cell>
          <table:table-cell office:value-type="string" table:style-name="ce4">
            <text:p>128<text:span text:style-name="T1">: </text:span><text:span text:style-name="T2">90.33408814359277</text:span></text:p>
          </table:table-cell>
          <table:table-cell office:value-type="string" office:string-value="90.33408814359277" table:formula="of:=RIGHT([.T289];LEN([.T289])-5)" table:style-name="ce5">
            <text:p>90.33408814359277</text:p>
          </table:table-cell>
          <table:table-cell office:value-type="float" office:value="90.334088143592695" table:formula="of:=[.U289]+0" table:style-name="ce5">
            <text:p>90.33</text:p>
          </table:table-cell>
          <table:table-cell office:value-type="string" table:style-name="ce4">
            <text:p>128<text:span text:style-name="T1">: </text:span><text:span text:style-name="T2">127.36488038862358</text:span></text:p>
          </table:table-cell>
          <table:table-cell office:value-type="string" office:string-value="127.36488038862358" table:formula="of:=RIGHT([.W289];LEN([.W289])-5)" table:style-name="ce5">
            <text:p>127.36488038862358</text:p>
          </table:table-cell>
          <table:table-cell office:value-type="float" office:value="127.36488038862301" table:formula="of:=[.X289]+0" table:style-name="ce5">
            <text:p>127.36</text:p>
          </table:table-cell>
          <table:table-cell office:value-type="string" table:style-name="ce4">
            <text:p>128<text:span text:style-name="T1">: </text:span><text:span text:style-name="T2">144.23678004486416</text:span></text:p>
          </table:table-cell>
          <table:table-cell office:value-type="string" office:string-value="144.23678004486416" table:formula="of:=RIGHT([.Z289];LEN([.Z289])-5)" table:style-name="ce5">
            <text:p>144.23678004486416</text:p>
          </table:table-cell>
          <table:table-cell office:value-type="float" office:value="144.23678004486399" table:formula="of:=[.AA289]+0" table:style-name="ce5">
            <text:p>144.24</text:p>
          </table:table-cell>
          <table:table-cell office:value-type="string" table:style-name="ce4">
            <text:p>128<text:span text:style-name="T1">: </text:span><text:span text:style-name="T2">134.14869740910834</text:span></text:p>
          </table:table-cell>
          <table:table-cell office:value-type="string" office:string-value="134.14869740910834" table:formula="of:=RIGHT([.AC289];LEN([.AC289])-5)" table:style-name="ce5">
            <text:p>134.14869740910834</text:p>
          </table:table-cell>
          <table:table-cell office:value-type="float" office:value="134.148697409108" table:formula="of:=[.AD289]+0" table:style-name="ce5">
            <text:p>134.15</text:p>
          </table:table-cell>
          <table:table-cell office:value-type="float" office:value="120.01626786185948" table:formula="of:=([.D289]+[.G289]+[.J289]+[.M289]+[.P289]+[.S289]+[.V289]+[.Y289]+[.AB289]+[.AE289])/10" table:style-name="ce5">
            <text:p>120.02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29<text:span text:style-name="T1">: </text:span><text:span text:style-name="T2">106.05939172442983</text:span></text:p>
          </table:table-cell>
          <table:table-cell office:value-type="string" office:string-value="106.05939172442983" table:formula="of:=RIGHT([.B290];LEN([.B290])-5)" table:style-name="ce5">
            <text:p>106.05939172442983</text:p>
          </table:table-cell>
          <table:table-cell office:value-type="float" office:value="106.05939172442901" table:formula="of:=[.C290]+0" table:style-name="ce5">
            <text:p>106.06</text:p>
          </table:table-cell>
          <table:table-cell office:value-type="string" table:style-name="ce4">
            <text:p>129<text:span text:style-name="T1">: </text:span><text:span text:style-name="T2">120.71651429269606</text:span></text:p>
          </table:table-cell>
          <table:table-cell office:value-type="string" office:string-value="120.71651429269606" table:formula="of:=RIGHT([.E290];LEN([.E290])-5)" table:style-name="ce5">
            <text:p>120.71651429269606</text:p>
          </table:table-cell>
          <table:table-cell office:value-type="float" office:value="120.716514292696" table:formula="of:=[.F290]+0" table:style-name="ce5">
            <text:p>120.72</text:p>
          </table:table-cell>
          <table:table-cell office:value-type="string" table:style-name="ce4">
            <text:p>129<text:span text:style-name="T1">: </text:span><text:span text:style-name="T2">149.6905411092025</text:span></text:p>
          </table:table-cell>
          <table:table-cell office:value-type="string" office:string-value="149.6905411092025" table:formula="of:=RIGHT([.H290];LEN([.H290])-5)" table:style-name="ce5">
            <text:p>149.6905411092025</text:p>
          </table:table-cell>
          <table:table-cell office:value-type="float" office:value="149.690541109202" table:formula="of:=[.I290]+0" table:style-name="ce5">
            <text:p>149.69</text:p>
          </table:table-cell>
          <table:table-cell office:value-type="string" table:style-name="ce4">
            <text:p>129<text:span text:style-name="T1">: </text:span><text:span text:style-name="T2">124.03116103524683</text:span></text:p>
          </table:table-cell>
          <table:table-cell office:value-type="string" office:string-value="124.03116103524683" table:formula="of:=RIGHT([.K290];LEN([.K290])-5)" table:style-name="ce5">
            <text:p>124.03116103524683</text:p>
          </table:table-cell>
          <table:table-cell office:value-type="float" office:value="124.031161035246" table:formula="of:=[.L290]+0" table:style-name="ce5">
            <text:p>124.03</text:p>
          </table:table-cell>
          <table:table-cell office:value-type="string" table:style-name="ce4">
            <text:p>129<text:span text:style-name="T1">: </text:span><text:span text:style-name="T2">92.95512872044615</text:span></text:p>
          </table:table-cell>
          <table:table-cell office:value-type="string" office:string-value="92.95512872044615" table:formula="of:=RIGHT([.N290];LEN([.N290])-5)" table:style-name="ce5">
            <text:p>92.95512872044615</text:p>
          </table:table-cell>
          <table:table-cell office:value-type="float" office:value="92.955128720446098" table:formula="of:=[.O290]+0" table:style-name="ce5">
            <text:p>92.96</text:p>
          </table:table-cell>
          <table:table-cell office:value-type="string" table:style-name="ce4">
            <text:p>129<text:span text:style-name="T1">: </text:span><text:span text:style-name="T2">121.68841218670991</text:span></text:p>
          </table:table-cell>
          <table:table-cell office:value-type="string" office:string-value="121.68841218670991" table:formula="of:=RIGHT([.Q290];LEN([.Q290])-5)" table:style-name="ce5">
            <text:p>121.68841218670991</text:p>
          </table:table-cell>
          <table:table-cell office:value-type="float" office:value="121.688412186709" table:formula="of:=[.R290]+0" table:style-name="ce5">
            <text:p>121.69</text:p>
          </table:table-cell>
          <table:table-cell office:value-type="string" table:style-name="ce4">
            <text:p>129<text:span text:style-name="T1">: </text:span><text:span text:style-name="T2">92.52450089707807</text:span></text:p>
          </table:table-cell>
          <table:table-cell office:value-type="string" office:string-value="92.52450089707807" table:formula="of:=RIGHT([.T290];LEN([.T290])-5)" table:style-name="ce5">
            <text:p>92.52450089707807</text:p>
          </table:table-cell>
          <table:table-cell office:value-type="float" office:value="92.524500897077999" table:formula="of:=[.U290]+0" table:style-name="ce5">
            <text:p>92.52</text:p>
          </table:table-cell>
          <table:table-cell office:value-type="string" table:style-name="ce4">
            <text:p>129<text:span text:style-name="T1">: </text:span><text:span text:style-name="T2">122.42978151672149</text:span></text:p>
          </table:table-cell>
          <table:table-cell office:value-type="string" office:string-value="122.42978151672149" table:formula="of:=RIGHT([.W290];LEN([.W290])-5)" table:style-name="ce5">
            <text:p>122.42978151672149</text:p>
          </table:table-cell>
          <table:table-cell office:value-type="float" office:value="122.42978151672099" table:formula="of:=[.X290]+0" table:style-name="ce5">
            <text:p>122.43</text:p>
          </table:table-cell>
          <table:table-cell office:value-type="string" table:style-name="ce4">
            <text:p>129<text:span text:style-name="T1">: </text:span><text:span text:style-name="T2">141.5799633918095</text:span></text:p>
          </table:table-cell>
          <table:table-cell office:value-type="string" office:string-value="141.5799633918095" table:formula="of:=RIGHT([.Z290];LEN([.Z290])-5)" table:style-name="ce5">
            <text:p>141.5799633918095</text:p>
          </table:table-cell>
          <table:table-cell office:value-type="float" office:value="141.579963391809" table:formula="of:=[.AA290]+0" table:style-name="ce5">
            <text:p>141.58</text:p>
          </table:table-cell>
          <table:table-cell office:value-type="string" table:style-name="ce4">
            <text:p>129<text:span text:style-name="T1">: </text:span><text:span text:style-name="T2">134.84368425321597</text:span></text:p>
          </table:table-cell>
          <table:table-cell office:value-type="string" office:string-value="134.84368425321597" table:formula="of:=RIGHT([.AC290];LEN([.AC290])-5)" table:style-name="ce5">
            <text:p>134.84368425321597</text:p>
          </table:table-cell>
          <table:table-cell office:value-type="float" office:value="134.843684253215" table:formula="of:=[.AD290]+0" table:style-name="ce5">
            <text:p>134.84</text:p>
          </table:table-cell>
          <table:table-cell office:value-type="float" office:value="120.65190791275514" table:formula="of:=([.D290]+[.G290]+[.J290]+[.M290]+[.P290]+[.S290]+[.V290]+[.Y290]+[.AB290]+[.AE290])/10" table:style-name="ce5">
            <text:p>120.65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30<text:span text:style-name="T1">: </text:span><text:span text:style-name="T2">104.91757047386939</text:span></text:p>
          </table:table-cell>
          <table:table-cell office:value-type="string" office:string-value="104.91757047386939" table:formula="of:=RIGHT([.B291];LEN([.B291])-5)" table:style-name="ce5">
            <text:p>104.91757047386939</text:p>
          </table:table-cell>
          <table:table-cell office:value-type="float" office:value="104.91757047386901" table:formula="of:=[.C291]+0" table:style-name="ce5">
            <text:p>104.92</text:p>
          </table:table-cell>
          <table:table-cell office:value-type="string" table:style-name="ce4">
            <text:p>130<text:span text:style-name="T1">: </text:span><text:span text:style-name="T2">158.29327009830934</text:span></text:p>
          </table:table-cell>
          <table:table-cell office:value-type="string" office:string-value="158.29327009830934" table:formula="of:=RIGHT([.E291];LEN([.E291])-5)" table:style-name="ce5">
            <text:p>158.29327009830934</text:p>
          </table:table-cell>
          <table:table-cell office:value-type="float" office:value="158.29327009830899" table:formula="of:=[.F291]+0" table:style-name="ce5">
            <text:p>158.29</text:p>
          </table:table-cell>
          <table:table-cell office:value-type="string" table:style-name="ce4">
            <text:p>130<text:span text:style-name="T1">: </text:span><text:span text:style-name="T2">120.5811235274281</text:span></text:p>
          </table:table-cell>
          <table:table-cell office:value-type="string" office:string-value="120.5811235274281" table:formula="of:=RIGHT([.H291];LEN([.H291])-5)" table:style-name="ce5">
            <text:p>120.5811235274281</text:p>
          </table:table-cell>
          <table:table-cell office:value-type="float" office:value="120.58112352742801" table:formula="of:=[.I291]+0" table:style-name="ce5">
            <text:p>120.58</text:p>
          </table:table-cell>
          <table:table-cell office:value-type="string" table:style-name="ce4">
            <text:p>130<text:span text:style-name="T1">: </text:span><text:span text:style-name="T2">130.38711803048062</text:span></text:p>
          </table:table-cell>
          <table:table-cell office:value-type="string" office:string-value="130.38711803048062" table:formula="of:=RIGHT([.K291];LEN([.K291])-5)" table:style-name="ce5">
            <text:p>130.38711803048062</text:p>
          </table:table-cell>
          <table:table-cell office:value-type="float" office:value="130.38711803048" table:formula="of:=[.L291]+0" table:style-name="ce5">
            <text:p>130.39</text:p>
          </table:table-cell>
          <table:table-cell office:value-type="string" table:style-name="ce4">
            <text:p>130<text:span text:style-name="T1">: </text:span><text:span text:style-name="T2">90.49779944209826</text:span></text:p>
          </table:table-cell>
          <table:table-cell office:value-type="string" office:string-value="90.49779944209826" table:formula="of:=RIGHT([.N291];LEN([.N291])-5)" table:style-name="ce5">
            <text:p>90.49779944209826</text:p>
          </table:table-cell>
          <table:table-cell office:value-type="float" office:value="90.497799442098199" table:formula="of:=[.O291]+0" table:style-name="ce5">
            <text:p>90.50</text:p>
          </table:table-cell>
          <table:table-cell office:value-type="string" table:style-name="ce4">
            <text:p>130<text:span text:style-name="T1">: </text:span><text:span text:style-name="T2">124.63645424470774</text:span></text:p>
          </table:table-cell>
          <table:table-cell office:value-type="string" office:string-value="124.63645424470774" table:formula="of:=RIGHT([.Q291];LEN([.Q291])-5)" table:style-name="ce5">
            <text:p>124.63645424470774</text:p>
          </table:table-cell>
          <table:table-cell office:value-type="float" office:value="124.636454244707" table:formula="of:=[.R291]+0" table:style-name="ce5">
            <text:p>124.64</text:p>
          </table:table-cell>
          <table:table-cell office:value-type="string" table:style-name="ce4">
            <text:p>130<text:span text:style-name="T1">: </text:span><text:span text:style-name="T2">84.28961204135014</text:span></text:p>
          </table:table-cell>
          <table:table-cell office:value-type="string" office:string-value="84.28961204135014" table:formula="of:=RIGHT([.T291];LEN([.T291])-5)" table:style-name="ce5">
            <text:p>84.28961204135014</text:p>
          </table:table-cell>
          <table:table-cell office:value-type="float" office:value="84.289612041350097" table:formula="of:=[.U291]+0" table:style-name="ce5">
            <text:p>84.29</text:p>
          </table:table-cell>
          <table:table-cell office:value-type="string" table:style-name="ce4">
            <text:p>130<text:span text:style-name="T1">: </text:span><text:span text:style-name="T2">136.35865471570094</text:span></text:p>
          </table:table-cell>
          <table:table-cell office:value-type="string" office:string-value="136.35865471570094" table:formula="of:=RIGHT([.W291];LEN([.W291])-5)" table:style-name="ce5">
            <text:p>136.35865471570094</text:p>
          </table:table-cell>
          <table:table-cell office:value-type="float" office:value="136.3586547157" table:formula="of:=[.X291]+0" table:style-name="ce5">
            <text:p>136.36</text:p>
          </table:table-cell>
          <table:table-cell office:value-type="string" table:style-name="ce4">
            <text:p>130<text:span text:style-name="T1">: </text:span><text:span text:style-name="T2">131.57610946690508</text:span></text:p>
          </table:table-cell>
          <table:table-cell office:value-type="string" office:string-value="131.57610946690508" table:formula="of:=RIGHT([.Z291];LEN([.Z291])-5)" table:style-name="ce5">
            <text:p>131.57610946690508</text:p>
          </table:table-cell>
          <table:table-cell office:value-type="float" office:value="131.576109466905" table:formula="of:=[.AA291]+0" table:style-name="ce5">
            <text:p>131.58</text:p>
          </table:table-cell>
          <table:table-cell office:value-type="string" table:style-name="ce4">
            <text:p>130<text:span text:style-name="T1">: </text:span><text:span text:style-name="T2">133.17569222164929</text:span></text:p>
          </table:table-cell>
          <table:table-cell office:value-type="string" office:string-value="133.17569222164929" table:formula="of:=RIGHT([.AC291];LEN([.AC291])-5)" table:style-name="ce5">
            <text:p>133.17569222164929</text:p>
          </table:table-cell>
          <table:table-cell office:value-type="float" office:value="133.175692221649" table:formula="of:=[.AD291]+0" table:style-name="ce5">
            <text:p>133.18</text:p>
          </table:table-cell>
          <table:table-cell office:value-type="float" office:value="121.47134042624953" table:formula="of:=([.D291]+[.G291]+[.J291]+[.M291]+[.P291]+[.S291]+[.V291]+[.Y291]+[.AB291]+[.AE291])/10" table:style-name="ce5">
            <text:p>121.47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31<text:span text:style-name="T1">: </text:span><text:span text:style-name="T2">122.58652420065988</text:span></text:p>
          </table:table-cell>
          <table:table-cell office:value-type="string" office:string-value="122.58652420065988" table:formula="of:=RIGHT([.B292];LEN([.B292])-5)" table:style-name="ce5">
            <text:p>122.58652420065988</text:p>
          </table:table-cell>
          <table:table-cell office:value-type="float" office:value="122.586524200659" table:formula="of:=[.C292]+0" table:style-name="ce5">
            <text:p>122.59</text:p>
          </table:table-cell>
          <table:table-cell office:value-type="string" table:style-name="ce4">
            <text:p>131<text:span text:style-name="T1">: </text:span><text:span text:style-name="T2">105.84156520611693</text:span></text:p>
          </table:table-cell>
          <table:table-cell office:value-type="string" office:string-value="105.84156520611693" table:formula="of:=RIGHT([.E292];LEN([.E292])-5)" table:style-name="ce5">
            <text:p>105.84156520611693</text:p>
          </table:table-cell>
          <table:table-cell office:value-type="float" office:value="105.841565206116" table:formula="of:=[.F292]+0" table:style-name="ce5">
            <text:p>105.84</text:p>
          </table:table-cell>
          <table:table-cell office:value-type="string" table:style-name="ce4">
            <text:p>131<text:span text:style-name="T1">: </text:span><text:span text:style-name="T2">121.59511595867708</text:span></text:p>
          </table:table-cell>
          <table:table-cell office:value-type="string" office:string-value="121.59511595867708" table:formula="of:=RIGHT([.H292];LEN([.H292])-5)" table:style-name="ce5">
            <text:p>121.59511595867708</text:p>
          </table:table-cell>
          <table:table-cell office:value-type="float" office:value="121.595115958677" table:formula="of:=[.I292]+0" table:style-name="ce5">
            <text:p>121.60</text:p>
          </table:table-cell>
          <table:table-cell office:value-type="string" table:style-name="ce4">
            <text:p>131<text:span text:style-name="T1">: </text:span><text:span text:style-name="T2">130.6847877420109</text:span></text:p>
          </table:table-cell>
          <table:table-cell office:value-type="string" office:string-value="130.6847877420109" table:formula="of:=RIGHT([.K292];LEN([.K292])-5)" table:style-name="ce5">
            <text:p>130.6847877420109</text:p>
          </table:table-cell>
          <table:table-cell office:value-type="float" office:value="130.68478774201" table:formula="of:=[.L292]+0" table:style-name="ce5">
            <text:p>130.68</text:p>
          </table:table-cell>
          <table:table-cell office:value-type="string" table:style-name="ce4">
            <text:p>131<text:span text:style-name="T1">: </text:span><text:span text:style-name="T2">100.99594500187403</text:span></text:p>
          </table:table-cell>
          <table:table-cell office:value-type="string" office:string-value="100.99594500187403" table:formula="of:=RIGHT([.N292];LEN([.N292])-5)" table:style-name="ce5">
            <text:p>100.99594500187403</text:p>
          </table:table-cell>
          <table:table-cell office:value-type="float" office:value="100.99594500187401" table:formula="of:=[.O292]+0" table:style-name="ce5">
            <text:p>101.00</text:p>
          </table:table-cell>
          <table:table-cell office:value-type="string" table:style-name="ce4">
            <text:p>131<text:span text:style-name="T1">: </text:span><text:span text:style-name="T2">123.7328607288832</text:span></text:p>
          </table:table-cell>
          <table:table-cell office:value-type="string" office:string-value="123.7328607288832" table:formula="of:=RIGHT([.Q292];LEN([.Q292])-5)" table:style-name="ce5">
            <text:p>123.7328607288832</text:p>
          </table:table-cell>
          <table:table-cell office:value-type="float" office:value="123.732860728883" table:formula="of:=[.R292]+0" table:style-name="ce5">
            <text:p>123.73</text:p>
          </table:table-cell>
          <table:table-cell office:value-type="string" table:style-name="ce4">
            <text:p>131<text:span text:style-name="T1">: </text:span><text:span text:style-name="T2">88.42998247853515</text:span></text:p>
          </table:table-cell>
          <table:table-cell office:value-type="string" office:string-value="88.42998247853515" table:formula="of:=RIGHT([.T292];LEN([.T292])-5)" table:style-name="ce5">
            <text:p>88.42998247853515</text:p>
          </table:table-cell>
          <table:table-cell office:value-type="float" office:value="88.429982478535095" table:formula="of:=[.U292]+0" table:style-name="ce5">
            <text:p>88.43</text:p>
          </table:table-cell>
          <table:table-cell office:value-type="string" table:style-name="ce4">
            <text:p>131<text:span text:style-name="T1">: </text:span><text:span text:style-name="T2">136.49148373716707</text:span></text:p>
          </table:table-cell>
          <table:table-cell office:value-type="string" office:string-value="136.49148373716707" table:formula="of:=RIGHT([.W292];LEN([.W292])-5)" table:style-name="ce5">
            <text:p>136.49148373716707</text:p>
          </table:table-cell>
          <table:table-cell office:value-type="float" office:value="136.49148373716699" table:formula="of:=[.X292]+0" table:style-name="ce5">
            <text:p>136.49</text:p>
          </table:table-cell>
          <table:table-cell office:value-type="string" table:style-name="ce4">
            <text:p>131<text:span text:style-name="T1">: </text:span><text:span text:style-name="T2">131.36280869589055</text:span></text:p>
          </table:table-cell>
          <table:table-cell office:value-type="string" office:string-value="131.36280869589055" table:formula="of:=RIGHT([.Z292];LEN([.Z292])-5)" table:style-name="ce5">
            <text:p>131.36280869589055</text:p>
          </table:table-cell>
          <table:table-cell office:value-type="float" office:value="131.36280869589001" table:formula="of:=[.AA292]+0" table:style-name="ce5">
            <text:p>131.36</text:p>
          </table:table-cell>
          <table:table-cell office:value-type="string" table:style-name="ce4">
            <text:p>131<text:span text:style-name="T1">: </text:span><text:span text:style-name="T2">91.20757985146268</text:span></text:p>
          </table:table-cell>
          <table:table-cell office:value-type="string" office:string-value="91.20757985146268" table:formula="of:=RIGHT([.AC292];LEN([.AC292])-5)" table:style-name="ce5">
            <text:p>91.20757985146268</text:p>
          </table:table-cell>
          <table:table-cell office:value-type="float" office:value="91.207579851462597" table:formula="of:=[.AD292]+0" table:style-name="ce5">
            <text:p>91.21</text:p>
          </table:table-cell>
          <table:table-cell office:value-type="float" office:value="115.29286536012737" table:formula="of:=([.D292]+[.G292]+[.J292]+[.M292]+[.P292]+[.S292]+[.V292]+[.Y292]+[.AB292]+[.AE292])/10" table:style-name="ce5">
            <text:p>115.29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32<text:span text:style-name="T1">: </text:span><text:span text:style-name="T2">121.28936854295341</text:span></text:p>
          </table:table-cell>
          <table:table-cell office:value-type="string" office:string-value="121.28936854295341" table:formula="of:=RIGHT([.B293];LEN([.B293])-5)" table:style-name="ce5">
            <text:p>121.28936854295341</text:p>
          </table:table-cell>
          <table:table-cell office:value-type="float" office:value="121.289368542953" table:formula="of:=[.C293]+0" table:style-name="ce5">
            <text:p>121.29</text:p>
          </table:table-cell>
          <table:table-cell office:value-type="string" table:style-name="ce4">
            <text:p>132<text:span text:style-name="T1">: </text:span><text:span text:style-name="T2">105.7656579392455</text:span></text:p>
          </table:table-cell>
          <table:table-cell office:value-type="string" office:string-value="105.7656579392455" table:formula="of:=RIGHT([.E293];LEN([.E293])-5)" table:style-name="ce5">
            <text:p>105.7656579392455</text:p>
          </table:table-cell>
          <table:table-cell office:value-type="float" office:value="105.765657939245" table:formula="of:=[.F293]+0" table:style-name="ce5">
            <text:p>105.77</text:p>
          </table:table-cell>
          <table:table-cell office:value-type="string" table:style-name="ce4">
            <text:p>132<text:span text:style-name="T1">: </text:span><text:span text:style-name="T2">123.4941380626696</text:span></text:p>
          </table:table-cell>
          <table:table-cell office:value-type="string" office:string-value="123.4941380626696" table:formula="of:=RIGHT([.H293];LEN([.H293])-5)" table:style-name="ce5">
            <text:p>123.4941380626696</text:p>
          </table:table-cell>
          <table:table-cell office:value-type="float" office:value="123.49413806266899" table:formula="of:=[.I293]+0" table:style-name="ce5">
            <text:p>123.49</text:p>
          </table:table-cell>
          <table:table-cell office:value-type="string" table:style-name="ce4">
            <text:p>132<text:span text:style-name="T1">: </text:span><text:span text:style-name="T2">124.45635552997582</text:span></text:p>
          </table:table-cell>
          <table:table-cell office:value-type="string" office:string-value="124.45635552997582" table:formula="of:=RIGHT([.K293];LEN([.K293])-5)" table:style-name="ce5">
            <text:p>124.45635552997582</text:p>
          </table:table-cell>
          <table:table-cell office:value-type="float" office:value="124.456355529975" table:formula="of:=[.L293]+0" table:style-name="ce5">
            <text:p>124.46</text:p>
          </table:table-cell>
          <table:table-cell office:value-type="string" table:style-name="ce4">
            <text:p>132<text:span text:style-name="T1">: </text:span><text:span text:style-name="T2">90.55328674970569</text:span></text:p>
          </table:table-cell>
          <table:table-cell office:value-type="string" office:string-value="90.55328674970569" table:formula="of:=RIGHT([.N293];LEN([.N293])-5)" table:style-name="ce5">
            <text:p>90.55328674970569</text:p>
          </table:table-cell>
          <table:table-cell office:value-type="float" office:value="90.553286749705606" table:formula="of:=[.O293]+0" table:style-name="ce5">
            <text:p>90.55</text:p>
          </table:table-cell>
          <table:table-cell office:value-type="string" table:style-name="ce4">
            <text:p>132<text:span text:style-name="T1">: </text:span><text:span text:style-name="T2">125.73427608617261</text:span></text:p>
          </table:table-cell>
          <table:table-cell office:value-type="string" office:string-value="125.73427608617261" table:formula="of:=RIGHT([.Q293];LEN([.Q293])-5)" table:style-name="ce5">
            <text:p>125.73427608617261</text:p>
          </table:table-cell>
          <table:table-cell office:value-type="float" office:value="125.734276086172" table:formula="of:=[.R293]+0" table:style-name="ce5">
            <text:p>125.73</text:p>
          </table:table-cell>
          <table:table-cell office:value-type="string" table:style-name="ce4">
            <text:p>132<text:span text:style-name="T1">: </text:span><text:span text:style-name="T2">84.25484936559218</text:span></text:p>
          </table:table-cell>
          <table:table-cell office:value-type="string" office:string-value="84.25484936559218" table:formula="of:=RIGHT([.T293];LEN([.T293])-5)" table:style-name="ce5">
            <text:p>84.25484936559218</text:p>
          </table:table-cell>
          <table:table-cell office:value-type="float" office:value="84.254849365592094" table:formula="of:=[.U293]+0" table:style-name="ce5">
            <text:p>84.25</text:p>
          </table:table-cell>
          <table:table-cell office:value-type="string" table:style-name="ce4">
            <text:p>132<text:span text:style-name="T1">: </text:span><text:span text:style-name="T2">123.11987834723017</text:span></text:p>
          </table:table-cell>
          <table:table-cell office:value-type="string" office:string-value="123.11987834723017" table:formula="of:=RIGHT([.W293];LEN([.W293])-5)" table:style-name="ce5">
            <text:p>123.11987834723017</text:p>
          </table:table-cell>
          <table:table-cell office:value-type="float" office:value="123.11987834723" table:formula="of:=[.X293]+0" table:style-name="ce5">
            <text:p>123.12</text:p>
          </table:table-cell>
          <table:table-cell office:value-type="string" table:style-name="ce4">
            <text:p>132<text:span text:style-name="T1">: </text:span><text:span text:style-name="T2">144.61108858484178</text:span></text:p>
          </table:table-cell>
          <table:table-cell office:value-type="string" office:string-value="144.61108858484178" table:formula="of:=RIGHT([.Z293];LEN([.Z293])-5)" table:style-name="ce5">
            <text:p>144.61108858484178</text:p>
          </table:table-cell>
          <table:table-cell office:value-type="float" office:value="144.61108858484101" table:formula="of:=[.AA293]+0" table:style-name="ce5">
            <text:p>144.61</text:p>
          </table:table-cell>
          <table:table-cell office:value-type="string" table:style-name="ce4">
            <text:p>132<text:span text:style-name="T1">: </text:span><text:span text:style-name="T2">91.1992711429219</text:span></text:p>
          </table:table-cell>
          <table:table-cell office:value-type="string" office:string-value="91.1992711429219" table:formula="of:=RIGHT([.AC293];LEN([.AC293])-5)" table:style-name="ce5">
            <text:p>91.1992711429219</text:p>
          </table:table-cell>
          <table:table-cell office:value-type="float" office:value="91.199271142921901" table:formula="of:=[.AD293]+0" table:style-name="ce5">
            <text:p>91.20</text:p>
          </table:table-cell>
          <table:table-cell office:value-type="float" office:value="113.44781703513047" table:formula="of:=([.D293]+[.G293]+[.J293]+[.M293]+[.P293]+[.S293]+[.V293]+[.Y293]+[.AB293]+[.AE293])/10" table:style-name="ce5">
            <text:p>113.45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33<text:span text:style-name="T1">: </text:span><text:span text:style-name="T2">140.26976826338625</text:span></text:p>
          </table:table-cell>
          <table:table-cell office:value-type="string" office:string-value="140.26976826338625" table:formula="of:=RIGHT([.B294];LEN([.B294])-5)" table:style-name="ce5">
            <text:p>140.26976826338625</text:p>
          </table:table-cell>
          <table:table-cell office:value-type="float" office:value="140.269768263386" table:formula="of:=[.C294]+0" table:style-name="ce5">
            <text:p>140.27</text:p>
          </table:table-cell>
          <table:table-cell office:value-type="string" table:style-name="ce4">
            <text:p>133<text:span text:style-name="T1">: </text:span><text:span text:style-name="T2">107.07039228831026</text:span></text:p>
          </table:table-cell>
          <table:table-cell office:value-type="string" office:string-value="107.07039228831026" table:formula="of:=RIGHT([.E294];LEN([.E294])-5)" table:style-name="ce5">
            <text:p>107.07039228831026</text:p>
          </table:table-cell>
          <table:table-cell office:value-type="float" office:value="107.07039228831" table:formula="of:=[.F294]+0" table:style-name="ce5">
            <text:p>107.07</text:p>
          </table:table-cell>
          <table:table-cell office:value-type="string" table:style-name="ce4">
            <text:p>133<text:span text:style-name="T1">: </text:span><text:span text:style-name="T2">122.34786551375655</text:span></text:p>
          </table:table-cell>
          <table:table-cell office:value-type="string" office:string-value="122.34786551375655" table:formula="of:=RIGHT([.H294];LEN([.H294])-5)" table:style-name="ce5">
            <text:p>122.34786551375655</text:p>
          </table:table-cell>
          <table:table-cell office:value-type="float" office:value="122.34786551375601" table:formula="of:=[.I294]+0" table:style-name="ce5">
            <text:p>122.35</text:p>
          </table:table-cell>
          <table:table-cell office:value-type="string" table:style-name="ce4">
            <text:p>133<text:span text:style-name="T1">: </text:span><text:span text:style-name="T2">149.15771298590516</text:span></text:p>
          </table:table-cell>
          <table:table-cell office:value-type="string" office:string-value="149.15771298590516" table:formula="of:=RIGHT([.K294];LEN([.K294])-5)" table:style-name="ce5">
            <text:p>149.15771298590516</text:p>
          </table:table-cell>
          <table:table-cell office:value-type="float" office:value="149.15771298590499" table:formula="of:=[.L294]+0" table:style-name="ce5">
            <text:p>149.16</text:p>
          </table:table-cell>
          <table:table-cell office:value-type="string" table:style-name="ce4">
            <text:p>133<text:span text:style-name="T1">: </text:span><text:span text:style-name="T2">100.10398226290982</text:span></text:p>
          </table:table-cell>
          <table:table-cell office:value-type="string" office:string-value="100.10398226290982" table:formula="of:=RIGHT([.N294];LEN([.N294])-5)" table:style-name="ce5">
            <text:p>100.10398226290982</text:p>
          </table:table-cell>
          <table:table-cell office:value-type="float" office:value="100.103982262909" table:formula="of:=[.O294]+0" table:style-name="ce5">
            <text:p>100.10</text:p>
          </table:table-cell>
          <table:table-cell office:value-type="string" table:style-name="ce4">
            <text:p>133<text:span text:style-name="T1">: </text:span><text:span text:style-name="T2">120.61600227098097</text:span></text:p>
          </table:table-cell>
          <table:table-cell office:value-type="string" office:string-value="120.61600227098097" table:formula="of:=RIGHT([.Q294];LEN([.Q294])-5)" table:style-name="ce5">
            <text:p>120.61600227098097</text:p>
          </table:table-cell>
          <table:table-cell office:value-type="float" office:value="120.61600227098" table:formula="of:=[.R294]+0" table:style-name="ce5">
            <text:p>120.62</text:p>
          </table:table-cell>
          <table:table-cell office:value-type="string" table:style-name="ce4">
            <text:p>133<text:span text:style-name="T1">: </text:span><text:span text:style-name="T2">88.47582303712773</text:span></text:p>
          </table:table-cell>
          <table:table-cell office:value-type="string" office:string-value="88.47582303712773" table:formula="of:=RIGHT([.T294];LEN([.T294])-5)" table:style-name="ce5">
            <text:p>88.47582303712773</text:p>
          </table:table-cell>
          <table:table-cell office:value-type="float" office:value="88.475823037127697" table:formula="of:=[.U294]+0" table:style-name="ce5">
            <text:p>88.48</text:p>
          </table:table-cell>
          <table:table-cell office:value-type="string" table:style-name="ce4">
            <text:p>133<text:span text:style-name="T1">: </text:span><text:span text:style-name="T2">122.49300119502652</text:span></text:p>
          </table:table-cell>
          <table:table-cell office:value-type="string" office:string-value="122.49300119502652" table:formula="of:=RIGHT([.W294];LEN([.W294])-5)" table:style-name="ce5">
            <text:p>122.49300119502652</text:p>
          </table:table-cell>
          <table:table-cell office:value-type="float" office:value="122.493001195026" table:formula="of:=[.X294]+0" table:style-name="ce5">
            <text:p>122.49</text:p>
          </table:table-cell>
          <table:table-cell office:value-type="string" table:style-name="ce4">
            <text:p>133<text:span text:style-name="T1">: </text:span><text:span text:style-name="T2">101.46327904535173</text:span></text:p>
          </table:table-cell>
          <table:table-cell office:value-type="string" office:string-value="101.46327904535173" table:formula="of:=RIGHT([.Z294];LEN([.Z294])-5)" table:style-name="ce5">
            <text:p>101.46327904535173</text:p>
          </table:table-cell>
          <table:table-cell office:value-type="float" office:value="101.463279045351" table:formula="of:=[.AA294]+0" table:style-name="ce5">
            <text:p>101.46</text:p>
          </table:table-cell>
          <table:table-cell office:value-type="string" table:style-name="ce4">
            <text:p>133<text:span text:style-name="T1">: </text:span><text:span text:style-name="T2">91.20633691305909</text:span></text:p>
          </table:table-cell>
          <table:table-cell office:value-type="string" office:string-value="91.20633691305909" table:formula="of:=RIGHT([.AC294];LEN([.AC294])-5)" table:style-name="ce5">
            <text:p>91.20633691305909</text:p>
          </table:table-cell>
          <table:table-cell office:value-type="float" office:value="91.206336913059005" table:formula="of:=[.AD294]+0" table:style-name="ce5">
            <text:p>91.21</text:p>
          </table:table-cell>
          <table:table-cell office:value-type="float" office:value="114.32041637758095" table:formula="of:=([.D294]+[.G294]+[.J294]+[.M294]+[.P294]+[.S294]+[.V294]+[.Y294]+[.AB294]+[.AE294])/10" table:style-name="ce5">
            <text:p>114.32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34<text:span text:style-name="T1">: </text:span><text:span text:style-name="T2">138.98824669176653</text:span></text:p>
          </table:table-cell>
          <table:table-cell office:value-type="string" office:string-value="138.98824669176653" table:formula="of:=RIGHT([.B295];LEN([.B295])-5)" table:style-name="ce5">
            <text:p>138.98824669176653</text:p>
          </table:table-cell>
          <table:table-cell office:value-type="float" office:value="138.98824669176599" table:formula="of:=[.C295]+0" table:style-name="ce5">
            <text:p>138.99</text:p>
          </table:table-cell>
          <table:table-cell office:value-type="string" table:style-name="ce4">
            <text:p>134<text:span text:style-name="T1">: </text:span><text:span text:style-name="T2">105.4925923120065</text:span></text:p>
          </table:table-cell>
          <table:table-cell office:value-type="string" office:string-value="105.4925923120065" table:formula="of:=RIGHT([.E295];LEN([.E295])-5)" table:style-name="ce5">
            <text:p>105.4925923120065</text:p>
          </table:table-cell>
          <table:table-cell office:value-type="float" office:value="105.492592312006" table:formula="of:=[.F295]+0" table:style-name="ce5">
            <text:p>105.49</text:p>
          </table:table-cell>
          <table:table-cell office:value-type="string" table:style-name="ce4">
            <text:p>134<text:span text:style-name="T1">: </text:span><text:span text:style-name="T2">128.05067732543736</text:span></text:p>
          </table:table-cell>
          <table:table-cell office:value-type="string" office:string-value="128.05067732543736" table:formula="of:=RIGHT([.H295];LEN([.H295])-5)" table:style-name="ce5">
            <text:p>128.05067732543736</text:p>
          </table:table-cell>
          <table:table-cell office:value-type="float" office:value="128.05067732543699" table:formula="of:=[.I295]+0" table:style-name="ce5">
            <text:p>128.05</text:p>
          </table:table-cell>
          <table:table-cell office:value-type="string" table:style-name="ce4">
            <text:p>134<text:span text:style-name="T1">: </text:span><text:span text:style-name="T2">129.96395947438612</text:span></text:p>
          </table:table-cell>
          <table:table-cell office:value-type="string" office:string-value="129.96395947438612" table:formula="of:=RIGHT([.K295];LEN([.K295])-5)" table:style-name="ce5">
            <text:p>129.96395947438612</text:p>
          </table:table-cell>
          <table:table-cell office:value-type="float" office:value="129.963959474386" table:formula="of:=[.L295]+0" table:style-name="ce5">
            <text:p>129.96</text:p>
          </table:table-cell>
          <table:table-cell office:value-type="string" table:style-name="ce4">
            <text:p>134<text:span text:style-name="T1">: </text:span><text:span text:style-name="T2">90.4991965719915</text:span></text:p>
          </table:table-cell>
          <table:table-cell office:value-type="string" office:string-value="90.4991965719915" table:formula="of:=RIGHT([.N295];LEN([.N295])-5)" table:style-name="ce5">
            <text:p>90.4991965719915</text:p>
          </table:table-cell>
          <table:table-cell office:value-type="float" office:value="90.499196571991504" table:formula="of:=[.O295]+0" table:style-name="ce5">
            <text:p>90.50</text:p>
          </table:table-cell>
          <table:table-cell office:value-type="string" table:style-name="ce4">
            <text:p>134<text:span text:style-name="T1">: </text:span><text:span text:style-name="T2">121.68641292213148</text:span></text:p>
          </table:table-cell>
          <table:table-cell office:value-type="string" office:string-value="121.68641292213148" table:formula="of:=RIGHT([.Q295];LEN([.Q295])-5)" table:style-name="ce5">
            <text:p>121.68641292213148</text:p>
          </table:table-cell>
          <table:table-cell office:value-type="float" office:value="121.686412922131" table:formula="of:=[.R295]+0" table:style-name="ce5">
            <text:p>121.69</text:p>
          </table:table-cell>
          <table:table-cell office:value-type="string" table:style-name="ce4">
            <text:p>134<text:span text:style-name="T1">: </text:span><text:span text:style-name="T2">84.63890797535126</text:span></text:p>
          </table:table-cell>
          <table:table-cell office:value-type="string" office:string-value="84.63890797535126" table:formula="of:=RIGHT([.T295];LEN([.T295])-5)" table:style-name="ce5">
            <text:p>84.63890797535126</text:p>
          </table:table-cell>
          <table:table-cell office:value-type="float" office:value="84.638907975351202" table:formula="of:=[.U295]+0" table:style-name="ce5">
            <text:p>84.64</text:p>
          </table:table-cell>
          <table:table-cell office:value-type="string" table:style-name="ce4">
            <text:p>134<text:span text:style-name="T1">: </text:span><text:span text:style-name="T2">123.89659670868465</text:span></text:p>
          </table:table-cell>
          <table:table-cell office:value-type="string" office:string-value="123.89659670868465" table:formula="of:=RIGHT([.W295];LEN([.W295])-5)" table:style-name="ce5">
            <text:p>123.89659670868465</text:p>
          </table:table-cell>
          <table:table-cell office:value-type="float" office:value="123.896596708684" table:formula="of:=[.X295]+0" table:style-name="ce5">
            <text:p>123.90</text:p>
          </table:table-cell>
          <table:table-cell office:value-type="string" table:style-name="ce4">
            <text:p>134<text:span text:style-name="T1">: </text:span><text:span text:style-name="T2">123.33662253295927</text:span></text:p>
          </table:table-cell>
          <table:table-cell office:value-type="string" office:string-value="123.33662253295927" table:formula="of:=RIGHT([.Z295];LEN([.Z295])-5)" table:style-name="ce5">
            <text:p>123.33662253295927</text:p>
          </table:table-cell>
          <table:table-cell office:value-type="float" office:value="123.336622532959" table:formula="of:=[.AA295]+0" table:style-name="ce5">
            <text:p>123.34</text:p>
          </table:table-cell>
          <table:table-cell office:value-type="string" table:style-name="ce4">
            <text:p>134<text:span text:style-name="T1">: </text:span><text:span text:style-name="T2">126.67338325871658</text:span></text:p>
          </table:table-cell>
          <table:table-cell office:value-type="string" office:string-value="126.67338325871658" table:formula="of:=RIGHT([.AC295];LEN([.AC295])-5)" table:style-name="ce5">
            <text:p>126.67338325871658</text:p>
          </table:table-cell>
          <table:table-cell office:value-type="float" office:value="126.673383258716" table:formula="of:=[.AD295]+0" table:style-name="ce5">
            <text:p>126.67</text:p>
          </table:table-cell>
          <table:table-cell office:value-type="float" office:value="117.32265957734278" table:formula="of:=([.D295]+[.G295]+[.J295]+[.M295]+[.P295]+[.S295]+[.V295]+[.Y295]+[.AB295]+[.AE295])/10" table:style-name="ce5">
            <text:p>117.32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35<text:span text:style-name="T1">: </text:span><text:span text:style-name="T2">126.14733730619616</text:span></text:p>
          </table:table-cell>
          <table:table-cell office:value-type="string" office:string-value="126.14733730619616" table:formula="of:=RIGHT([.B296];LEN([.B296])-5)" table:style-name="ce5">
            <text:p>126.14733730619616</text:p>
          </table:table-cell>
          <table:table-cell office:value-type="float" office:value="126.14733730619599" table:formula="of:=[.C296]+0" table:style-name="ce5">
            <text:p>126.15</text:p>
          </table:table-cell>
          <table:table-cell office:value-type="string" table:style-name="ce4">
            <text:p>135<text:span text:style-name="T1">: </text:span><text:span text:style-name="T2">105.35687257999426</text:span></text:p>
          </table:table-cell>
          <table:table-cell office:value-type="string" office:string-value="105.35687257999426" table:formula="of:=RIGHT([.E296];LEN([.E296])-5)" table:style-name="ce5">
            <text:p>105.35687257999426</text:p>
          </table:table-cell>
          <table:table-cell office:value-type="float" office:value="105.356872579994" table:formula="of:=[.F296]+0" table:style-name="ce5">
            <text:p>105.36</text:p>
          </table:table-cell>
          <table:table-cell office:value-type="string" table:style-name="ce4">
            <text:p>135<text:span text:style-name="T1">: </text:span><text:span text:style-name="T2">123.61254981995107</text:span></text:p>
          </table:table-cell>
          <table:table-cell office:value-type="string" office:string-value="123.61254981995107" table:formula="of:=RIGHT([.H296];LEN([.H296])-5)" table:style-name="ce5">
            <text:p>123.61254981995107</text:p>
          </table:table-cell>
          <table:table-cell office:value-type="float" office:value="123.612549819951" table:formula="of:=[.I296]+0" table:style-name="ce5">
            <text:p>123.61</text:p>
          </table:table-cell>
          <table:table-cell office:value-type="string" table:style-name="ce4">
            <text:p>135<text:span text:style-name="T1">: </text:span><text:span text:style-name="T2">148.72616171681437</text:span></text:p>
          </table:table-cell>
          <table:table-cell office:value-type="string" office:string-value="148.72616171681437" table:formula="of:=RIGHT([.K296];LEN([.K296])-5)" table:style-name="ce5">
            <text:p>148.72616171681437</text:p>
          </table:table-cell>
          <table:table-cell office:value-type="float" office:value="148.726161716814" table:formula="of:=[.L296]+0" table:style-name="ce5">
            <text:p>148.73</text:p>
          </table:table-cell>
          <table:table-cell office:value-type="string" table:style-name="ce4">
            <text:p>135<text:span text:style-name="T1">: </text:span><text:span text:style-name="T2">101.32060249020451</text:span></text:p>
          </table:table-cell>
          <table:table-cell office:value-type="string" office:string-value="101.32060249020451" table:formula="of:=RIGHT([.N296];LEN([.N296])-5)" table:style-name="ce5">
            <text:p>101.32060249020451</text:p>
          </table:table-cell>
          <table:table-cell office:value-type="float" office:value="101.320602490204" table:formula="of:=[.O296]+0" table:style-name="ce5">
            <text:p>101.32</text:p>
          </table:table-cell>
          <table:table-cell office:value-type="string" table:style-name="ce4">
            <text:p>135<text:span text:style-name="T1">: </text:span><text:span text:style-name="T2">121.9685959119435</text:span></text:p>
          </table:table-cell>
          <table:table-cell office:value-type="string" office:string-value="121.9685959119435" table:formula="of:=RIGHT([.Q296];LEN([.Q296])-5)" table:style-name="ce5">
            <text:p>121.9685959119435</text:p>
          </table:table-cell>
          <table:table-cell office:value-type="float" office:value="121.968595911943" table:formula="of:=[.R296]+0" table:style-name="ce5">
            <text:p>121.97</text:p>
          </table:table-cell>
          <table:table-cell office:value-type="string" table:style-name="ce4">
            <text:p>135<text:span text:style-name="T1">: </text:span><text:span text:style-name="T2">84.28933261915185</text:span></text:p>
          </table:table-cell>
          <table:table-cell office:value-type="string" office:string-value="84.28933261915185" table:formula="of:=RIGHT([.T296];LEN([.T296])-5)" table:style-name="ce5">
            <text:p>84.28933261915185</text:p>
          </table:table-cell>
          <table:table-cell office:value-type="float" office:value="84.289332619151807" table:formula="of:=[.U296]+0" table:style-name="ce5">
            <text:p>84.29</text:p>
          </table:table-cell>
          <table:table-cell office:value-type="string" table:style-name="ce4">
            <text:p>135<text:span text:style-name="T1">: </text:span><text:span text:style-name="T2">140.504231276851</text:span></text:p>
          </table:table-cell>
          <table:table-cell office:value-type="string" office:string-value="140.504231276851" table:formula="of:=RIGHT([.W296];LEN([.W296])-5)" table:style-name="ce5">
            <text:p>140.504231276851</text:p>
          </table:table-cell>
          <table:table-cell office:value-type="float" office:value="140.50423127685099" table:formula="of:=[.X296]+0" table:style-name="ce5">
            <text:p>140.50</text:p>
          </table:table-cell>
          <table:table-cell office:value-type="string" table:style-name="ce4">
            <text:p>135<text:span text:style-name="T1">: </text:span><text:span text:style-name="T2">143.2839753124658</text:span></text:p>
          </table:table-cell>
          <table:table-cell office:value-type="string" office:string-value="143.2839753124658" table:formula="of:=RIGHT([.Z296];LEN([.Z296])-5)" table:style-name="ce5">
            <text:p>143.2839753124658</text:p>
          </table:table-cell>
          <table:table-cell office:value-type="float" office:value="143.283975312465" table:formula="of:=[.AA296]+0" table:style-name="ce5">
            <text:p>143.28</text:p>
          </table:table-cell>
          <table:table-cell office:value-type="string" table:style-name="ce4">
            <text:p>135<text:span text:style-name="T1">: </text:span><text:span text:style-name="T2">134.81792240232156</text:span></text:p>
          </table:table-cell>
          <table:table-cell office:value-type="string" office:string-value="134.81792240232156" table:formula="of:=RIGHT([.AC296];LEN([.AC296])-5)" table:style-name="ce5">
            <text:p>134.81792240232156</text:p>
          </table:table-cell>
          <table:table-cell office:value-type="float" office:value="134.81792240232099" table:formula="of:=[.AD296]+0" table:style-name="ce5">
            <text:p>134.82</text:p>
          </table:table-cell>
          <table:table-cell office:value-type="float" office:value="123.00275814358909" table:formula="of:=([.D296]+[.G296]+[.J296]+[.M296]+[.P296]+[.S296]+[.V296]+[.Y296]+[.AB296]+[.AE296])/10" table:style-name="ce5">
            <text:p>123.00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36<text:span text:style-name="T1">: </text:span><text:span text:style-name="T2">118.0112593999327</text:span></text:p>
          </table:table-cell>
          <table:table-cell office:value-type="string" office:string-value="118.0112593999327" table:formula="of:=RIGHT([.B297];LEN([.B297])-5)" table:style-name="ce5">
            <text:p>118.0112593999327</text:p>
          </table:table-cell>
          <table:table-cell office:value-type="float" office:value="118.011259399932" table:formula="of:=[.C297]+0" table:style-name="ce5">
            <text:p>118.01</text:p>
          </table:table-cell>
          <table:table-cell office:value-type="string" table:style-name="ce4">
            <text:p>136<text:span text:style-name="T1">: </text:span><text:span text:style-name="T2">105.4537297882762</text:span></text:p>
          </table:table-cell>
          <table:table-cell office:value-type="string" office:string-value="105.4537297882762" table:formula="of:=RIGHT([.E297];LEN([.E297])-5)" table:style-name="ce5">
            <text:p>105.4537297882762</text:p>
          </table:table-cell>
          <table:table-cell office:value-type="float" office:value="105.45372978827599" table:formula="of:=[.F297]+0" table:style-name="ce5">
            <text:p>105.45</text:p>
          </table:table-cell>
          <table:table-cell office:value-type="string" table:style-name="ce4">
            <text:p>136<text:span text:style-name="T1">: </text:span><text:span text:style-name="T2">121.15487002860041</text:span></text:p>
          </table:table-cell>
          <table:table-cell office:value-type="string" office:string-value="121.15487002860041" table:formula="of:=RIGHT([.H297];LEN([.H297])-5)" table:style-name="ce5">
            <text:p>121.15487002860041</text:p>
          </table:table-cell>
          <table:table-cell office:value-type="float" office:value="121.1548700286" table:formula="of:=[.I297]+0" table:style-name="ce5">
            <text:p>121.15</text:p>
          </table:table-cell>
          <table:table-cell office:value-type="string" table:style-name="ce4">
            <text:p>136<text:span text:style-name="T1">: </text:span><text:span text:style-name="T2">128.68435850274435</text:span></text:p>
          </table:table-cell>
          <table:table-cell office:value-type="string" office:string-value="128.68435850274435" table:formula="of:=RIGHT([.K297];LEN([.K297])-5)" table:style-name="ce5">
            <text:p>128.68435850274435</text:p>
          </table:table-cell>
          <table:table-cell office:value-type="float" office:value="128.684358502744" table:formula="of:=[.L297]+0" table:style-name="ce5">
            <text:p>128.68</text:p>
          </table:table-cell>
          <table:table-cell office:value-type="string" table:style-name="ce4">
            <text:p>136<text:span text:style-name="T1">: </text:span><text:span text:style-name="T2">90.29788771784455</text:span></text:p>
          </table:table-cell>
          <table:table-cell office:value-type="string" office:string-value="90.29788771784455" table:formula="of:=RIGHT([.N297];LEN([.N297])-5)" table:style-name="ce5">
            <text:p>90.29788771784455</text:p>
          </table:table-cell>
          <table:table-cell office:value-type="float" office:value="90.297887717844503" table:formula="of:=[.O297]+0" table:style-name="ce5">
            <text:p>90.30</text:p>
          </table:table-cell>
          <table:table-cell office:value-type="string" table:style-name="ce4">
            <text:p>136<text:span text:style-name="T1">: </text:span><text:span text:style-name="T2">121.92538133831384</text:span></text:p>
          </table:table-cell>
          <table:table-cell office:value-type="string" office:string-value="121.92538133831384" table:formula="of:=RIGHT([.Q297];LEN([.Q297])-5)" table:style-name="ce5">
            <text:p>121.92538133831384</text:p>
          </table:table-cell>
          <table:table-cell office:value-type="float" office:value="121.925381338313" table:formula="of:=[.R297]+0" table:style-name="ce5">
            <text:p>121.93</text:p>
          </table:table-cell>
          <table:table-cell office:value-type="string" table:style-name="ce4">
            <text:p>136<text:span text:style-name="T1">: </text:span><text:span text:style-name="T2">84.24696563744621</text:span></text:p>
          </table:table-cell>
          <table:table-cell office:value-type="string" office:string-value="84.24696563744621" table:formula="of:=RIGHT([.T297];LEN([.T297])-5)" table:style-name="ce5">
            <text:p>84.24696563744621</text:p>
          </table:table-cell>
          <table:table-cell office:value-type="float" office:value="84.246965637446195" table:formula="of:=[.U297]+0" table:style-name="ce5">
            <text:p>84.25</text:p>
          </table:table-cell>
          <table:table-cell office:value-type="string" table:style-name="ce4">
            <text:p>136<text:span text:style-name="T1">: </text:span><text:span text:style-name="T2">125.77724280142316</text:span></text:p>
          </table:table-cell>
          <table:table-cell office:value-type="string" office:string-value="125.77724280142316" table:formula="of:=RIGHT([.W297];LEN([.W297])-5)" table:style-name="ce5">
            <text:p>125.77724280142316</text:p>
          </table:table-cell>
          <table:table-cell office:value-type="float" office:value="125.777242801423" table:formula="of:=[.X297]+0" table:style-name="ce5">
            <text:p>125.78</text:p>
          </table:table-cell>
          <table:table-cell office:value-type="string" table:style-name="ce4">
            <text:p>136<text:span text:style-name="T1">: </text:span><text:span text:style-name="T2">142.24855687980906</text:span></text:p>
          </table:table-cell>
          <table:table-cell office:value-type="string" office:string-value="142.24855687980906" table:formula="of:=RIGHT([.Z297];LEN([.Z297])-5)" table:style-name="ce5">
            <text:p>142.24855687980906</text:p>
          </table:table-cell>
          <table:table-cell office:value-type="float" office:value="142.248556879809" table:formula="of:=[.AA297]+0" table:style-name="ce5">
            <text:p>142.25</text:p>
          </table:table-cell>
          <table:table-cell office:value-type="string" table:style-name="ce4">
            <text:p>136<text:span text:style-name="T1">: </text:span><text:span text:style-name="T2">134.000605883017</text:span></text:p>
          </table:table-cell>
          <table:table-cell office:value-type="string" office:string-value="134.000605883017" table:formula="of:=RIGHT([.AC297];LEN([.AC297])-5)" table:style-name="ce5">
            <text:p>134.000605883017</text:p>
          </table:table-cell>
          <table:table-cell office:value-type="float" office:value="134.00060588301699" table:formula="of:=[.AD297]+0" table:style-name="ce5">
            <text:p>134.00</text:p>
          </table:table-cell>
          <table:table-cell office:value-type="float" office:value="117.18008579774046" table:formula="of:=([.D297]+[.G297]+[.J297]+[.M297]+[.P297]+[.S297]+[.V297]+[.Y297]+[.AB297]+[.AE297])/10" table:style-name="ce5">
            <text:p>117.18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37<text:span text:style-name="T1">: </text:span><text:span text:style-name="T2">118.36837683187424</text:span></text:p>
          </table:table-cell>
          <table:table-cell office:value-type="string" office:string-value="118.36837683187424" table:formula="of:=RIGHT([.B298];LEN([.B298])-5)" table:style-name="ce5">
            <text:p>118.36837683187424</text:p>
          </table:table-cell>
          <table:table-cell office:value-type="float" office:value="118.368376831874" table:formula="of:=[.C298]+0" table:style-name="ce5">
            <text:p>118.37</text:p>
          </table:table-cell>
          <table:table-cell office:value-type="string" table:style-name="ce4">
            <text:p>137<text:span text:style-name="T1">: </text:span><text:span text:style-name="T2">106.8997033989172</text:span></text:p>
          </table:table-cell>
          <table:table-cell office:value-type="string" office:string-value="106.8997033989172" table:formula="of:=RIGHT([.E298];LEN([.E298])-5)" table:style-name="ce5">
            <text:p>106.8997033989172</text:p>
          </table:table-cell>
          <table:table-cell office:value-type="float" office:value="106.899703398917" table:formula="of:=[.F298]+0" table:style-name="ce5">
            <text:p>106.90</text:p>
          </table:table-cell>
          <table:table-cell office:value-type="string" table:style-name="ce4">
            <text:p>137<text:span text:style-name="T1">: </text:span><text:span text:style-name="T2">130.28286971095002</text:span></text:p>
          </table:table-cell>
          <table:table-cell office:value-type="string" office:string-value="130.28286971095002" table:formula="of:=RIGHT([.H298];LEN([.H298])-5)" table:style-name="ce5">
            <text:p>130.28286971095002</text:p>
          </table:table-cell>
          <table:table-cell office:value-type="float" office:value="130.28286971095" table:formula="of:=[.I298]+0" table:style-name="ce5">
            <text:p>130.28</text:p>
          </table:table-cell>
          <table:table-cell office:value-type="string" table:style-name="ce4">
            <text:p>137<text:span text:style-name="T1">: </text:span><text:span text:style-name="T2">125.36778677980685</text:span></text:p>
          </table:table-cell>
          <table:table-cell office:value-type="string" office:string-value="125.36778677980685" table:formula="of:=RIGHT([.K298];LEN([.K298])-5)" table:style-name="ce5">
            <text:p>125.36778677980685</text:p>
          </table:table-cell>
          <table:table-cell office:value-type="float" office:value="125.367786779806" table:formula="of:=[.L298]+0" table:style-name="ce5">
            <text:p>125.37</text:p>
          </table:table-cell>
          <table:table-cell office:value-type="string" table:style-name="ce4">
            <text:p>137<text:span text:style-name="T1">: </text:span><text:span text:style-name="T2">101.11953314341041</text:span></text:p>
          </table:table-cell>
          <table:table-cell office:value-type="string" office:string-value="101.11953314341041" table:formula="of:=RIGHT([.N298];LEN([.N298])-5)" table:style-name="ce5">
            <text:p>101.11953314341041</text:p>
          </table:table-cell>
          <table:table-cell office:value-type="float" office:value="101.11953314341" table:formula="of:=[.O298]+0" table:style-name="ce5">
            <text:p>101.12</text:p>
          </table:table-cell>
          <table:table-cell office:value-type="string" table:style-name="ce4">
            <text:p>137<text:span text:style-name="T1">: </text:span><text:span text:style-name="T2">121.6930185200634</text:span></text:p>
          </table:table-cell>
          <table:table-cell office:value-type="string" office:string-value="121.6930185200634" table:formula="of:=RIGHT([.Q298];LEN([.Q298])-5)" table:style-name="ce5">
            <text:p>121.6930185200634</text:p>
          </table:table-cell>
          <table:table-cell office:value-type="float" office:value="121.69301852006301" table:formula="of:=[.R298]+0" table:style-name="ce5">
            <text:p>121.69</text:p>
          </table:table-cell>
          <table:table-cell office:value-type="string" table:style-name="ce4">
            <text:p>137<text:span text:style-name="T1">: </text:span><text:span text:style-name="T2">84.28798658145715</text:span></text:p>
          </table:table-cell>
          <table:table-cell office:value-type="string" office:string-value="84.28798658145715" table:formula="of:=RIGHT([.T298];LEN([.T298])-5)" table:style-name="ce5">
            <text:p>84.28798658145715</text:p>
          </table:table-cell>
          <table:table-cell office:value-type="float" office:value="84.287986581457105" table:formula="of:=[.U298]+0" table:style-name="ce5">
            <text:p>84.29</text:p>
          </table:table-cell>
          <table:table-cell office:value-type="string" table:style-name="ce4">
            <text:p>137<text:span text:style-name="T1">: </text:span><text:span text:style-name="T2">145.48260017281905</text:span></text:p>
          </table:table-cell>
          <table:table-cell office:value-type="string" office:string-value="145.48260017281905" table:formula="of:=RIGHT([.W298];LEN([.W298])-5)" table:style-name="ce5">
            <text:p>145.48260017281905</text:p>
          </table:table-cell>
          <table:table-cell office:value-type="float" office:value="145.48260017281899" table:formula="of:=[.X298]+0" table:style-name="ce5">
            <text:p>145.48</text:p>
          </table:table-cell>
          <table:table-cell office:value-type="string" table:style-name="ce4">
            <text:p>137<text:span text:style-name="T1">: </text:span><text:span text:style-name="T2">131.86403717088524</text:span></text:p>
          </table:table-cell>
          <table:table-cell office:value-type="string" office:string-value="131.86403717088524" table:formula="of:=RIGHT([.Z298];LEN([.Z298])-5)" table:style-name="ce5">
            <text:p>131.86403717088524</text:p>
          </table:table-cell>
          <table:table-cell office:value-type="float" office:value="131.86403717088501" table:formula="of:=[.AA298]+0" table:style-name="ce5">
            <text:p>131.86</text:p>
          </table:table-cell>
          <table:table-cell office:value-type="string" table:style-name="ce4">
            <text:p>137<text:span text:style-name="T1">: </text:span><text:span text:style-name="T2">134.27245133674683</text:span></text:p>
          </table:table-cell>
          <table:table-cell office:value-type="string" office:string-value="134.27245133674683" table:formula="of:=RIGHT([.AC298];LEN([.AC298])-5)" table:style-name="ce5">
            <text:p>134.27245133674683</text:p>
          </table:table-cell>
          <table:table-cell office:value-type="float" office:value="134.272451336746" table:formula="of:=[.AD298]+0" table:style-name="ce5">
            <text:p>134.27</text:p>
          </table:table-cell>
          <table:table-cell office:value-type="float" office:value="119.9638363646927" table:formula="of:=([.D298]+[.G298]+[.J298]+[.M298]+[.P298]+[.S298]+[.V298]+[.Y298]+[.AB298]+[.AE298])/10" table:style-name="ce5">
            <text:p>119.96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38<text:span text:style-name="T1">: </text:span><text:span text:style-name="T2">105.5573032715715</text:span></text:p>
          </table:table-cell>
          <table:table-cell office:value-type="string" office:string-value="105.5573032715715" table:formula="of:=RIGHT([.B299];LEN([.B299])-5)" table:style-name="ce5">
            <text:p>105.5573032715715</text:p>
          </table:table-cell>
          <table:table-cell office:value-type="float" office:value="105.557303271571" table:formula="of:=[.C299]+0" table:style-name="ce5">
            <text:p>105.56</text:p>
          </table:table-cell>
          <table:table-cell office:value-type="string" table:style-name="ce4">
            <text:p>138<text:span text:style-name="T1">: </text:span><text:span text:style-name="T2">161.12289391605267</text:span></text:p>
          </table:table-cell>
          <table:table-cell office:value-type="string" office:string-value="161.12289391605267" table:formula="of:=RIGHT([.E299];LEN([.E299])-5)" table:style-name="ce5">
            <text:p>161.12289391605267</text:p>
          </table:table-cell>
          <table:table-cell office:value-type="float" office:value="161.12289391605199" table:formula="of:=[.F299]+0" table:style-name="ce5">
            <text:p>161.12</text:p>
          </table:table-cell>
          <table:table-cell office:value-type="string" table:style-name="ce4">
            <text:p>138<text:span text:style-name="T1">: </text:span><text:span text:style-name="T2">150.77395322768635</text:span></text:p>
          </table:table-cell>
          <table:table-cell office:value-type="string" office:string-value="150.77395322768635" table:formula="of:=RIGHT([.H299];LEN([.H299])-5)" table:style-name="ce5">
            <text:p>150.77395322768635</text:p>
          </table:table-cell>
          <table:table-cell office:value-type="float" office:value="150.77395322768601" table:formula="of:=[.I299]+0" table:style-name="ce5">
            <text:p>150.77</text:p>
          </table:table-cell>
          <table:table-cell office:value-type="string" table:style-name="ce4">
            <text:p>138<text:span text:style-name="T1">: </text:span><text:span text:style-name="T2">131.0816857228406</text:span></text:p>
          </table:table-cell>
          <table:table-cell office:value-type="string" office:string-value="131.0816857228406" table:formula="of:=RIGHT([.K299];LEN([.K299])-5)" table:style-name="ce5">
            <text:p>131.0816857228406</text:p>
          </table:table-cell>
          <table:table-cell office:value-type="float" office:value="131.08168572284001" table:formula="of:=[.L299]+0" table:style-name="ce5">
            <text:p>131.08</text:p>
          </table:table-cell>
          <table:table-cell office:value-type="string" table:style-name="ce4">
            <text:p>138<text:span text:style-name="T1">: </text:span><text:span text:style-name="T2">90.66684289777821</text:span></text:p>
          </table:table-cell>
          <table:table-cell office:value-type="string" office:string-value="90.66684289777821" table:formula="of:=RIGHT([.N299];LEN([.N299])-5)" table:style-name="ce5">
            <text:p>90.66684289777821</text:p>
          </table:table-cell>
          <table:table-cell office:value-type="float" office:value="90.666842897778196" table:formula="of:=[.O299]+0" table:style-name="ce5">
            <text:p>90.67</text:p>
          </table:table-cell>
          <table:table-cell office:value-type="string" table:style-name="ce4">
            <text:p>138<text:span text:style-name="T1">: </text:span><text:span text:style-name="T2">122.132578447506</text:span></text:p>
          </table:table-cell>
          <table:table-cell office:value-type="string" office:string-value="122.132578447506" table:formula="of:=RIGHT([.Q299];LEN([.Q299])-5)" table:style-name="ce5">
            <text:p>122.132578447506</text:p>
          </table:table-cell>
          <table:table-cell office:value-type="float" office:value="122.13257844750601" table:formula="of:=[.R299]+0" table:style-name="ce5">
            <text:p>122.13</text:p>
          </table:table-cell>
          <table:table-cell office:value-type="string" table:style-name="ce4">
            <text:p>138<text:span text:style-name="T1">: </text:span><text:span text:style-name="T2">84.28746244003452</text:span></text:p>
          </table:table-cell>
          <table:table-cell office:value-type="string" office:string-value="84.28746244003452" table:formula="of:=RIGHT([.T299];LEN([.T299])-5)" table:style-name="ce5">
            <text:p>84.28746244003452</text:p>
          </table:table-cell>
          <table:table-cell office:value-type="float" office:value="84.287462440034503" table:formula="of:=[.U299]+0" table:style-name="ce5">
            <text:p>84.29</text:p>
          </table:table-cell>
          <table:table-cell office:value-type="string" table:style-name="ce4">
            <text:p>138<text:span text:style-name="T1">: </text:span><text:span text:style-name="T2">136.58309825177594</text:span></text:p>
          </table:table-cell>
          <table:table-cell office:value-type="string" office:string-value="136.58309825177594" table:formula="of:=RIGHT([.W299];LEN([.W299])-5)" table:style-name="ce5">
            <text:p>136.58309825177594</text:p>
          </table:table-cell>
          <table:table-cell office:value-type="float" office:value="136.583098251775" table:formula="of:=[.X299]+0" table:style-name="ce5">
            <text:p>136.58</text:p>
          </table:table-cell>
          <table:table-cell office:value-type="string" table:style-name="ce4">
            <text:p>138<text:span text:style-name="T1">: </text:span><text:span text:style-name="T2">143.66522239949435</text:span></text:p>
          </table:table-cell>
          <table:table-cell office:value-type="string" office:string-value="143.66522239949435" table:formula="of:=RIGHT([.Z299];LEN([.Z299])-5)" table:style-name="ce5">
            <text:p>143.66522239949435</text:p>
          </table:table-cell>
          <table:table-cell office:value-type="float" office:value="143.66522239949401" table:formula="of:=[.AA299]+0" table:style-name="ce5">
            <text:p>143.67</text:p>
          </table:table-cell>
          <table:table-cell office:value-type="string" table:style-name="ce4">
            <text:p>138<text:span text:style-name="T1">: </text:span><text:span text:style-name="T2">130.31594510437702</text:span></text:p>
          </table:table-cell>
          <table:table-cell office:value-type="string" office:string-value="130.31594510437702" table:formula="of:=RIGHT([.AC299];LEN([.AC299])-5)" table:style-name="ce5">
            <text:p>130.31594510437702</text:p>
          </table:table-cell>
          <table:table-cell office:value-type="float" office:value="130.31594510437699" table:formula="of:=[.AD299]+0" table:style-name="ce5">
            <text:p>130.32</text:p>
          </table:table-cell>
          <table:table-cell office:value-type="float" office:value="125.61869856791138" table:formula="of:=([.D299]+[.G299]+[.J299]+[.M299]+[.P299]+[.S299]+[.V299]+[.Y299]+[.AB299]+[.AE299])/10" table:style-name="ce5">
            <text:p>125.62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39<text:span text:style-name="T1">: </text:span><text:span text:style-name="T2">111.95199893472574</text:span></text:p>
          </table:table-cell>
          <table:table-cell office:value-type="string" office:string-value="111.95199893472574" table:formula="of:=RIGHT([.B300];LEN([.B300])-5)" table:style-name="ce5">
            <text:p>111.95199893472574</text:p>
          </table:table-cell>
          <table:table-cell office:value-type="float" office:value="111.951998934725" table:formula="of:=[.C300]+0" table:style-name="ce5">
            <text:p>111.95</text:p>
          </table:table-cell>
          <table:table-cell office:value-type="string" table:style-name="ce4">
            <text:p>139<text:span text:style-name="T1">: </text:span><text:span text:style-name="T2">105.4699738558538</text:span></text:p>
          </table:table-cell>
          <table:table-cell office:value-type="string" office:string-value="105.4699738558538" table:formula="of:=RIGHT([.E300];LEN([.E300])-5)" table:style-name="ce5">
            <text:p>105.4699738558538</text:p>
          </table:table-cell>
          <table:table-cell office:value-type="float" office:value="105.469973855853" table:formula="of:=[.F300]+0" table:style-name="ce5">
            <text:p>105.47</text:p>
          </table:table-cell>
          <table:table-cell office:value-type="string" table:style-name="ce4">
            <text:p>139<text:span text:style-name="T1">: </text:span><text:span text:style-name="T2">142.74373577613935</text:span></text:p>
          </table:table-cell>
          <table:table-cell office:value-type="string" office:string-value="142.74373577613935" table:formula="of:=RIGHT([.H300];LEN([.H300])-5)" table:style-name="ce5">
            <text:p>142.74373577613935</text:p>
          </table:table-cell>
          <table:table-cell office:value-type="float" office:value="142.743735776139" table:formula="of:=[.I300]+0" table:style-name="ce5">
            <text:p>142.74</text:p>
          </table:table-cell>
          <table:table-cell office:value-type="string" table:style-name="ce4">
            <text:p>139<text:span text:style-name="T1">: </text:span><text:span text:style-name="T2">124.73400139032186</text:span></text:p>
          </table:table-cell>
          <table:table-cell office:value-type="string" office:string-value="124.73400139032186" table:formula="of:=RIGHT([.K300];LEN([.K300])-5)" table:style-name="ce5">
            <text:p>124.73400139032186</text:p>
          </table:table-cell>
          <table:table-cell office:value-type="float" office:value="124.734001390321" table:formula="of:=[.L300]+0" table:style-name="ce5">
            <text:p>124.73</text:p>
          </table:table-cell>
          <table:table-cell office:value-type="string" table:style-name="ce4">
            <text:p>139<text:span text:style-name="T1">: </text:span><text:span text:style-name="T2">100.62023173597812</text:span></text:p>
          </table:table-cell>
          <table:table-cell office:value-type="string" office:string-value="100.62023173597812" table:formula="of:=RIGHT([.N300];LEN([.N300])-5)" table:style-name="ce5">
            <text:p>100.62023173597812</text:p>
          </table:table-cell>
          <table:table-cell office:value-type="float" office:value="100.620231735978" table:formula="of:=[.O300]+0" table:style-name="ce5">
            <text:p>100.62</text:p>
          </table:table-cell>
          <table:table-cell office:value-type="string" table:style-name="ce4">
            <text:p>139<text:span text:style-name="T1">: </text:span><text:span text:style-name="T2">120.22469354233249</text:span></text:p>
          </table:table-cell>
          <table:table-cell office:value-type="string" office:string-value="120.22469354233249" table:formula="of:=RIGHT([.Q300];LEN([.Q300])-5)" table:style-name="ce5">
            <text:p>120.22469354233249</text:p>
          </table:table-cell>
          <table:table-cell office:value-type="float" office:value="120.22469354233201" table:formula="of:=[.R300]+0" table:style-name="ce5">
            <text:p>120.22</text:p>
          </table:table-cell>
          <table:table-cell office:value-type="string" table:style-name="ce4">
            <text:p>139<text:span text:style-name="T1">: </text:span><text:span text:style-name="T2">91.60883187982948</text:span></text:p>
          </table:table-cell>
          <table:table-cell office:value-type="string" office:string-value="91.60883187982948" table:formula="of:=RIGHT([.T300];LEN([.T300])-5)" table:style-name="ce5">
            <text:p>91.60883187982948</text:p>
          </table:table-cell>
          <table:table-cell office:value-type="float" office:value="91.608831879829395" table:formula="of:=[.U300]+0" table:style-name="ce5">
            <text:p>91.61</text:p>
          </table:table-cell>
          <table:table-cell office:value-type="string" table:style-name="ce4">
            <text:p>139<text:span text:style-name="T1">: </text:span><text:span text:style-name="T2">113.55729351368392</text:span></text:p>
          </table:table-cell>
          <table:table-cell office:value-type="string" office:string-value="113.55729351368392" table:formula="of:=RIGHT([.W300];LEN([.W300])-5)" table:style-name="ce5">
            <text:p>113.55729351368392</text:p>
          </table:table-cell>
          <table:table-cell office:value-type="float" office:value="113.55729351368301" table:formula="of:=[.X300]+0" table:style-name="ce5">
            <text:p>113.56</text:p>
          </table:table-cell>
          <table:table-cell office:value-type="string" table:style-name="ce4">
            <text:p>139<text:span text:style-name="T1">: </text:span><text:span text:style-name="T2">148.29481503043843</text:span></text:p>
          </table:table-cell>
          <table:table-cell office:value-type="string" office:string-value="148.29481503043843" table:formula="of:=RIGHT([.Z300];LEN([.Z300])-5)" table:style-name="ce5">
            <text:p>148.29481503043843</text:p>
          </table:table-cell>
          <table:table-cell office:value-type="float" office:value="148.294815030438" table:formula="of:=[.AA300]+0" table:style-name="ce5">
            <text:p>148.29</text:p>
          </table:table-cell>
          <table:table-cell office:value-type="string" table:style-name="ce4">
            <text:p>139<text:span text:style-name="T1">: </text:span><text:span text:style-name="T2">134.51018505974412</text:span></text:p>
          </table:table-cell>
          <table:table-cell office:value-type="string" office:string-value="134.51018505974412" table:formula="of:=RIGHT([.AC300];LEN([.AC300])-5)" table:style-name="ce5">
            <text:p>134.51018505974412</text:p>
          </table:table-cell>
          <table:table-cell office:value-type="float" office:value="134.510185059744" table:formula="of:=[.AD300]+0" table:style-name="ce5">
            <text:p>134.51</text:p>
          </table:table-cell>
          <table:table-cell office:value-type="float" office:value="119.37157607190424" table:formula="of:=([.D300]+[.G300]+[.J300]+[.M300]+[.P300]+[.S300]+[.V300]+[.Y300]+[.AB300]+[.AE300])/10" table:style-name="ce5">
            <text:p>119.37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40<text:span text:style-name="T1">: </text:span><text:span text:style-name="T2">104.37927289431377</text:span></text:p>
          </table:table-cell>
          <table:table-cell office:value-type="string" office:string-value="104.37927289431377" table:formula="of:=RIGHT([.B301];LEN([.B301])-5)" table:style-name="ce5">
            <text:p>104.37927289431377</text:p>
          </table:table-cell>
          <table:table-cell office:value-type="float" office:value="104.379272894313" table:formula="of:=[.C301]+0" table:style-name="ce5">
            <text:p>104.38</text:p>
          </table:table-cell>
          <table:table-cell office:value-type="string" table:style-name="ce4">
            <text:p>140<text:span text:style-name="T1">: </text:span><text:span text:style-name="T2">157.15100351035198</text:span></text:p>
          </table:table-cell>
          <table:table-cell office:value-type="string" office:string-value="157.15100351035198" table:formula="of:=RIGHT([.E301];LEN([.E301])-5)" table:style-name="ce5">
            <text:p>157.15100351035198</text:p>
          </table:table-cell>
          <table:table-cell office:value-type="float" office:value="157.15100351035099" table:formula="of:=[.F301]+0" table:style-name="ce5">
            <text:p>157.15</text:p>
          </table:table-cell>
          <table:table-cell office:value-type="string" table:style-name="ce4">
            <text:p>140<text:span text:style-name="T1">: </text:span><text:span text:style-name="T2">122.92501485740644</text:span></text:p>
          </table:table-cell>
          <table:table-cell office:value-type="string" office:string-value="122.92501485740644" table:formula="of:=RIGHT([.H301];LEN([.H301])-5)" table:style-name="ce5">
            <text:p>122.92501485740644</text:p>
          </table:table-cell>
          <table:table-cell office:value-type="float" office:value="122.925014857406" table:formula="of:=[.I301]+0" table:style-name="ce5">
            <text:p>122.93</text:p>
          </table:table-cell>
          <table:table-cell office:value-type="string" table:style-name="ce4">
            <text:p>140<text:span text:style-name="T1">: </text:span><text:span text:style-name="T2">123.6840760906162</text:span></text:p>
          </table:table-cell>
          <table:table-cell office:value-type="string" office:string-value="123.6840760906162" table:formula="of:=RIGHT([.K301];LEN([.K301])-5)" table:style-name="ce5">
            <text:p>123.6840760906162</text:p>
          </table:table-cell>
          <table:table-cell office:value-type="float" office:value="123.684076090616" table:formula="of:=[.L301]+0" table:style-name="ce5">
            <text:p>123.68</text:p>
          </table:table-cell>
          <table:table-cell office:value-type="string" table:style-name="ce4">
            <text:p>140<text:span text:style-name="T1">: </text:span><text:span text:style-name="T2">90.50455443963105</text:span></text:p>
          </table:table-cell>
          <table:table-cell office:value-type="string" office:string-value="90.50455443963105" table:formula="of:=RIGHT([.N301];LEN([.N301])-5)" table:style-name="ce5">
            <text:p>90.50455443963105</text:p>
          </table:table-cell>
          <table:table-cell office:value-type="float" office:value="90.504554439630994" table:formula="of:=[.O301]+0" table:style-name="ce5">
            <text:p>90.50</text:p>
          </table:table-cell>
          <table:table-cell office:value-type="string" table:style-name="ce4">
            <text:p>140<text:span text:style-name="T1">: </text:span><text:span text:style-name="T2">121.92538133831384</text:span></text:p>
          </table:table-cell>
          <table:table-cell office:value-type="string" office:string-value="121.92538133831384" table:formula="of:=RIGHT([.Q301];LEN([.Q301])-5)" table:style-name="ce5">
            <text:p>121.92538133831384</text:p>
          </table:table-cell>
          <table:table-cell office:value-type="float" office:value="121.925381338313" table:formula="of:=[.R301]+0" table:style-name="ce5">
            <text:p>121.93</text:p>
          </table:table-cell>
          <table:table-cell office:value-type="string" table:style-name="ce4">
            <text:p>140<text:span text:style-name="T1">: </text:span><text:span text:style-name="T2">66.04702441360328</text:span></text:p>
          </table:table-cell>
          <table:table-cell office:value-type="string" office:string-value="66.04702441360328" table:formula="of:=RIGHT([.T301];LEN([.T301])-5)" table:style-name="ce5">
            <text:p>66.04702441360328</text:p>
          </table:table-cell>
          <table:table-cell office:value-type="float" office:value="66.047024413603197" table:formula="of:=[.U301]+0" table:style-name="ce5">
            <text:p>66.05</text:p>
          </table:table-cell>
          <table:table-cell office:value-type="string" table:style-name="ce4">
            <text:p>140<text:span text:style-name="T1">: </text:span><text:span text:style-name="T2">125.54367355393718</text:span></text:p>
          </table:table-cell>
          <table:table-cell office:value-type="string" office:string-value="125.54367355393718" table:formula="of:=RIGHT([.W301];LEN([.W301])-5)" table:style-name="ce5">
            <text:p>125.54367355393718</text:p>
          </table:table-cell>
          <table:table-cell office:value-type="float" office:value="125.543673553937" table:formula="of:=[.X301]+0" table:style-name="ce5">
            <text:p>125.54</text:p>
          </table:table-cell>
          <table:table-cell office:value-type="string" table:style-name="ce4">
            <text:p>140<text:span text:style-name="T1">: </text:span><text:span text:style-name="T2">143.15068866763275</text:span></text:p>
          </table:table-cell>
          <table:table-cell office:value-type="string" office:string-value="143.15068866763275" table:formula="of:=RIGHT([.Z301];LEN([.Z301])-5)" table:style-name="ce5">
            <text:p>143.15068866763275</text:p>
          </table:table-cell>
          <table:table-cell office:value-type="float" office:value="143.15068866763201" table:formula="of:=[.AA301]+0" table:style-name="ce5">
            <text:p>143.15</text:p>
          </table:table-cell>
          <table:table-cell office:value-type="string" table:style-name="ce4">
            <text:p>140<text:span text:style-name="T1">: </text:span><text:span text:style-name="T2">134.06200781709953</text:span></text:p>
          </table:table-cell>
          <table:table-cell office:value-type="string" office:string-value="134.06200781709953" table:formula="of:=RIGHT([.AC301];LEN([.AC301])-5)" table:style-name="ce5">
            <text:p>134.06200781709953</text:p>
          </table:table-cell>
          <table:table-cell office:value-type="float" office:value="134.06200781709899" table:formula="of:=[.AD301]+0" table:style-name="ce5">
            <text:p>134.06</text:p>
          </table:table-cell>
          <table:table-cell office:value-type="float" office:value="118.93726975829011" table:formula="of:=([.D301]+[.G301]+[.J301]+[.M301]+[.P301]+[.S301]+[.V301]+[.Y301]+[.AB301]+[.AE301])/10" table:style-name="ce5">
            <text:p>118.94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41<text:span text:style-name="T1">: </text:span><text:span text:style-name="T2">108.7463561910393</text:span></text:p>
          </table:table-cell>
          <table:table-cell office:value-type="string" office:string-value="108.7463561910393" table:formula="of:=RIGHT([.B302];LEN([.B302])-5)" table:style-name="ce5">
            <text:p>108.7463561910393</text:p>
          </table:table-cell>
          <table:table-cell office:value-type="float" office:value="108.746356191039" table:formula="of:=[.C302]+0" table:style-name="ce5">
            <text:p>108.75</text:p>
          </table:table-cell>
          <table:table-cell office:value-type="string" table:style-name="ce4">
            <text:p>141<text:span text:style-name="T1">: </text:span><text:span text:style-name="T2">105.60541613360701</text:span></text:p>
          </table:table-cell>
          <table:table-cell office:value-type="string" office:string-value="105.60541613360701" table:formula="of:=RIGHT([.E302];LEN([.E302])-5)" table:style-name="ce5">
            <text:p>105.60541613360701</text:p>
          </table:table-cell>
          <table:table-cell office:value-type="float" office:value="105.60541613360699" table:formula="of:=[.F302]+0" table:style-name="ce5">
            <text:p>105.61</text:p>
          </table:table-cell>
          <table:table-cell office:value-type="string" table:style-name="ce4">
            <text:p>141<text:span text:style-name="T1">: </text:span><text:span text:style-name="T2">123.60643943634433</text:span></text:p>
          </table:table-cell>
          <table:table-cell office:value-type="string" office:string-value="123.60643943634433" table:formula="of:=RIGHT([.H302];LEN([.H302])-5)" table:style-name="ce5">
            <text:p>123.60643943634433</text:p>
          </table:table-cell>
          <table:table-cell office:value-type="float" office:value="123.606439436344" table:formula="of:=[.I302]+0" table:style-name="ce5">
            <text:p>123.61</text:p>
          </table:table-cell>
          <table:table-cell office:value-type="string" table:style-name="ce4">
            <text:p>141<text:span text:style-name="T1">: </text:span><text:span text:style-name="T2">118.92491944693614</text:span></text:p>
          </table:table-cell>
          <table:table-cell office:value-type="string" office:string-value="118.92491944693614" table:formula="of:=RIGHT([.K302];LEN([.K302])-5)" table:style-name="ce5">
            <text:p>118.92491944693614</text:p>
          </table:table-cell>
          <table:table-cell office:value-type="float" office:value="118.924919446936" table:formula="of:=[.L302]+0" table:style-name="ce5">
            <text:p>118.92</text:p>
          </table:table-cell>
          <table:table-cell office:value-type="string" table:style-name="ce4">
            <text:p>141<text:span text:style-name="T1">: </text:span><text:span text:style-name="T2">99.44895495212418</text:span></text:p>
          </table:table-cell>
          <table:table-cell office:value-type="string" office:string-value="99.44895495212418" table:formula="of:=RIGHT([.N302];LEN([.N302])-5)" table:style-name="ce5">
            <text:p>99.44895495212418</text:p>
          </table:table-cell>
          <table:table-cell office:value-type="float" office:value="99.448954952124097" table:formula="of:=[.O302]+0" table:style-name="ce5">
            <text:p>99.45</text:p>
          </table:table-cell>
          <table:table-cell office:value-type="string" table:style-name="ce4">
            <text:p>141<text:span text:style-name="T1">: </text:span><text:span text:style-name="T2">123.89408288256189</text:span></text:p>
          </table:table-cell>
          <table:table-cell office:value-type="string" office:string-value="123.89408288256189" table:formula="of:=RIGHT([.Q302];LEN([.Q302])-5)" table:style-name="ce5">
            <text:p>123.89408288256189</text:p>
          </table:table-cell>
          <table:table-cell office:value-type="float" office:value="123.89408288256099" table:formula="of:=[.R302]+0" table:style-name="ce5">
            <text:p>123.89</text:p>
          </table:table-cell>
          <table:table-cell office:value-type="string" table:style-name="ce4">
            <text:p>141<text:span text:style-name="T1">: </text:span><text:span text:style-name="T2">84.2834829051122</text:span></text:p>
          </table:table-cell>
          <table:table-cell office:value-type="string" office:string-value="84.2834829051122" table:formula="of:=RIGHT([.T302];LEN([.T302])-5)" table:style-name="ce5">
            <text:p>84.2834829051122</text:p>
          </table:table-cell>
          <table:table-cell office:value-type="float" office:value="84.283482905112194" table:formula="of:=[.U302]+0" table:style-name="ce5">
            <text:p>84.28</text:p>
          </table:table-cell>
          <table:table-cell office:value-type="string" table:style-name="ce4">
            <text:p>141<text:span text:style-name="T1">: </text:span><text:span text:style-name="T2">122.6287693571837</text:span></text:p>
          </table:table-cell>
          <table:table-cell office:value-type="string" office:string-value="122.6287693571837" table:formula="of:=RIGHT([.W302];LEN([.W302])-5)" table:style-name="ce5">
            <text:p>122.6287693571837</text:p>
          </table:table-cell>
          <table:table-cell office:value-type="float" office:value="122.628769357183" table:formula="of:=[.X302]+0" table:style-name="ce5">
            <text:p>122.63</text:p>
          </table:table-cell>
          <table:table-cell office:value-type="string" table:style-name="ce4">
            <text:p>141<text:span text:style-name="T1">: </text:span><text:span text:style-name="T2">144.31715745175367</text:span></text:p>
          </table:table-cell>
          <table:table-cell office:value-type="string" office:string-value="144.31715745175367" table:formula="of:=RIGHT([.Z302];LEN([.Z302])-5)" table:style-name="ce5">
            <text:p>144.31715745175367</text:p>
          </table:table-cell>
          <table:table-cell office:value-type="float" office:value="144.31715745175299" table:formula="of:=[.AA302]+0" table:style-name="ce5">
            <text:p>144.32</text:p>
          </table:table-cell>
          <table:table-cell office:value-type="string" table:style-name="ce4">
            <text:p>141<text:span text:style-name="T1">: </text:span><text:span text:style-name="T2">111.61811670377078</text:span></text:p>
          </table:table-cell>
          <table:table-cell office:value-type="string" office:string-value="111.61811670377078" table:formula="of:=RIGHT([.AC302];LEN([.AC302])-5)" table:style-name="ce5">
            <text:p>111.61811670377078</text:p>
          </table:table-cell>
          <table:table-cell office:value-type="float" office:value="111.61811670377" table:formula="of:=[.AD302]+0" table:style-name="ce5">
            <text:p>111.62</text:p>
          </table:table-cell>
          <table:table-cell office:value-type="float" office:value="114.30736954604292" table:formula="of:=([.D302]+[.G302]+[.J302]+[.M302]+[.P302]+[.S302]+[.V302]+[.Y302]+[.AB302]+[.AE302])/10" table:style-name="ce5">
            <text:p>114.31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42<text:span text:style-name="T1">: </text:span><text:span text:style-name="T2">124.94264949634207</text:span></text:p>
          </table:table-cell>
          <table:table-cell office:value-type="string" office:string-value="124.94264949634207" table:formula="of:=RIGHT([.B303];LEN([.B303])-5)" table:style-name="ce5">
            <text:p>124.94264949634207</text:p>
          </table:table-cell>
          <table:table-cell office:value-type="float" office:value="124.942649496342" table:formula="of:=[.C303]+0" table:style-name="ce5">
            <text:p>124.94</text:p>
          </table:table-cell>
          <table:table-cell office:value-type="string" table:style-name="ce4">
            <text:p>142<text:span text:style-name="T1">: </text:span><text:span text:style-name="T2">108.5452576444448</text:span></text:p>
          </table:table-cell>
          <table:table-cell office:value-type="string" office:string-value="108.5452576444448" table:formula="of:=RIGHT([.E303];LEN([.E303])-5)" table:style-name="ce5">
            <text:p>108.5452576444448</text:p>
          </table:table-cell>
          <table:table-cell office:value-type="float" office:value="108.54525764444401" table:formula="of:=[.F303]+0" table:style-name="ce5">
            <text:p>108.55</text:p>
          </table:table-cell>
          <table:table-cell office:value-type="string" table:style-name="ce4">
            <text:p>142<text:span text:style-name="T1">: </text:span><text:span text:style-name="T2">123.59856377481587</text:span></text:p>
          </table:table-cell>
          <table:table-cell office:value-type="string" office:string-value="123.59856377481587" table:formula="of:=RIGHT([.H303];LEN([.H303])-5)" table:style-name="ce5">
            <text:p>123.59856377481587</text:p>
          </table:table-cell>
          <table:table-cell office:value-type="float" office:value="123.59856377481501" table:formula="of:=[.I303]+0" table:style-name="ce5">
            <text:p>123.60</text:p>
          </table:table-cell>
          <table:table-cell office:value-type="string" table:style-name="ce4">
            <text:p>142<text:span text:style-name="T1">: </text:span><text:span text:style-name="T2">128.8794647395669</text:span></text:p>
          </table:table-cell>
          <table:table-cell office:value-type="string" office:string-value="128.8794647395669" table:formula="of:=RIGHT([.K303];LEN([.K303])-5)" table:style-name="ce5">
            <text:p>128.8794647395669</text:p>
          </table:table-cell>
          <table:table-cell office:value-type="float" office:value="128.879464739566" table:formula="of:=[.L303]+0" table:style-name="ce5">
            <text:p>128.88</text:p>
          </table:table-cell>
          <table:table-cell office:value-type="string" table:style-name="ce4">
            <text:p>142<text:span text:style-name="T1">: </text:span><text:span text:style-name="T2">108.44598831675137</text:span></text:p>
          </table:table-cell>
          <table:table-cell office:value-type="string" office:string-value="108.44598831675137" table:formula="of:=RIGHT([.N303];LEN([.N303])-5)" table:style-name="ce5">
            <text:p>108.44598831675137</text:p>
          </table:table-cell>
          <table:table-cell office:value-type="float" office:value="108.445988316751" table:formula="of:=[.O303]+0" table:style-name="ce5">
            <text:p>108.45</text:p>
          </table:table-cell>
          <table:table-cell office:value-type="string" table:style-name="ce4">
            <text:p>142<text:span text:style-name="T1">: </text:span><text:span text:style-name="T2">121.67798281745611</text:span></text:p>
          </table:table-cell>
          <table:table-cell office:value-type="string" office:string-value="121.67798281745611" table:formula="of:=RIGHT([.Q303];LEN([.Q303])-5)" table:style-name="ce5">
            <text:p>121.67798281745611</text:p>
          </table:table-cell>
          <table:table-cell office:value-type="float" office:value="121.677982817456" table:formula="of:=[.R303]+0" table:style-name="ce5">
            <text:p>121.68</text:p>
          </table:table-cell>
          <table:table-cell office:value-type="string" table:style-name="ce4">
            <text:p>142<text:span text:style-name="T1">: </text:span><text:span text:style-name="T2">84.297064556099</text:span></text:p>
          </table:table-cell>
          <table:table-cell office:value-type="string" office:string-value="84.297064556099" table:formula="of:=RIGHT([.T303];LEN([.T303])-5)" table:style-name="ce5">
            <text:p>84.297064556099</text:p>
          </table:table-cell>
          <table:table-cell office:value-type="float" office:value="84.297064556099002" table:formula="of:=[.U303]+0" table:style-name="ce5">
            <text:p>84.30</text:p>
          </table:table-cell>
          <table:table-cell office:value-type="string" table:style-name="ce4">
            <text:p>142<text:span text:style-name="T1">: </text:span><text:span text:style-name="T2">113.55146254219945</text:span></text:p>
          </table:table-cell>
          <table:table-cell office:value-type="string" office:string-value="113.55146254219945" table:formula="of:=RIGHT([.W303];LEN([.W303])-5)" table:style-name="ce5">
            <text:p>113.55146254219945</text:p>
          </table:table-cell>
          <table:table-cell office:value-type="float" office:value="113.551462542199" table:formula="of:=[.X303]+0" table:style-name="ce5">
            <text:p>113.55</text:p>
          </table:table-cell>
          <table:table-cell office:value-type="string" table:style-name="ce4">
            <text:p>142<text:span text:style-name="T1">: </text:span><text:span text:style-name="T2">132.28182171609564</text:span></text:p>
          </table:table-cell>
          <table:table-cell office:value-type="string" office:string-value="132.28182171609564" table:formula="of:=RIGHT([.Z303];LEN([.Z303])-5)" table:style-name="ce5">
            <text:p>132.28182171609564</text:p>
          </table:table-cell>
          <table:table-cell office:value-type="float" office:value="132.28182171609501" table:formula="of:=[.AA303]+0" table:style-name="ce5">
            <text:p>132.28</text:p>
          </table:table-cell>
          <table:table-cell office:value-type="string" table:style-name="ce4">
            <text:p>142<text:span text:style-name="T1">: </text:span><text:span text:style-name="T2">91.19910816763202</text:span></text:p>
          </table:table-cell>
          <table:table-cell office:value-type="string" office:string-value="91.19910816763202" table:formula="of:=RIGHT([.AC303];LEN([.AC303])-5)" table:style-name="ce5">
            <text:p>91.19910816763202</text:p>
          </table:table-cell>
          <table:table-cell office:value-type="float" office:value="91.199108167632005" table:formula="of:=[.AD303]+0" table:style-name="ce5">
            <text:p>91.20</text:p>
          </table:table-cell>
          <table:table-cell office:value-type="float" office:value="113.74193637713991" table:formula="of:=([.D303]+[.G303]+[.J303]+[.M303]+[.P303]+[.S303]+[.V303]+[.Y303]+[.AB303]+[.AE303])/10" table:style-name="ce5">
            <text:p>113.74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43<text:span text:style-name="T1">: </text:span><text:span text:style-name="T2">138.02960603378546</text:span></text:p>
          </table:table-cell>
          <table:table-cell office:value-type="string" office:string-value="138.02960603378546" table:formula="of:=RIGHT([.B304];LEN([.B304])-5)" table:style-name="ce5">
            <text:p>138.02960603378546</text:p>
          </table:table-cell>
          <table:table-cell office:value-type="float" office:value="138.029606033785" table:formula="of:=[.C304]+0" table:style-name="ce5">
            <text:p>138.03</text:p>
          </table:table-cell>
          <table:table-cell office:value-type="string" table:style-name="ce4">
            <text:p>143<text:span text:style-name="T1">: </text:span><text:span text:style-name="T2">157.86845639596393</text:span></text:p>
          </table:table-cell>
          <table:table-cell office:value-type="string" office:string-value="157.86845639596393" table:formula="of:=RIGHT([.E304];LEN([.E304])-5)" table:style-name="ce5">
            <text:p>157.86845639596393</text:p>
          </table:table-cell>
          <table:table-cell office:value-type="float" office:value="157.86845639596299" table:formula="of:=[.F304]+0" table:style-name="ce5">
            <text:p>157.87</text:p>
          </table:table-cell>
          <table:table-cell office:value-type="string" table:style-name="ce4">
            <text:p>143<text:span text:style-name="T1">: </text:span><text:span text:style-name="T2">147.2389834230806</text:span></text:p>
          </table:table-cell>
          <table:table-cell office:value-type="string" office:string-value="147.2389834230806" table:formula="of:=RIGHT([.H304];LEN([.H304])-5)" table:style-name="ce5">
            <text:p>147.2389834230806</text:p>
          </table:table-cell>
          <table:table-cell office:value-type="float" office:value="147.23898342307999" table:formula="of:=[.I304]+0" table:style-name="ce5">
            <text:p>147.24</text:p>
          </table:table-cell>
          <table:table-cell office:value-type="string" table:style-name="ce4">
            <text:p>143<text:span text:style-name="T1">: </text:span><text:span text:style-name="T2">133.0088056330471</text:span></text:p>
          </table:table-cell>
          <table:table-cell office:value-type="string" office:string-value="133.0088056330471" table:formula="of:=RIGHT([.K304];LEN([.K304])-5)" table:style-name="ce5">
            <text:p>133.0088056330471</text:p>
          </table:table-cell>
          <table:table-cell office:value-type="float" office:value="133.00880563304699" table:formula="of:=[.L304]+0" table:style-name="ce5">
            <text:p>133.01</text:p>
          </table:table-cell>
          <table:table-cell office:value-type="string" table:style-name="ce4">
            <text:p>143<text:span text:style-name="T1">: </text:span><text:span text:style-name="T2">99.92938820412141</text:span></text:p>
          </table:table-cell>
          <table:table-cell office:value-type="string" office:string-value="99.92938820412141" table:formula="of:=RIGHT([.N304];LEN([.N304])-5)" table:style-name="ce5">
            <text:p>99.92938820412141</text:p>
          </table:table-cell>
          <table:table-cell office:value-type="float" office:value="99.929388204121395" table:formula="of:=[.O304]+0" table:style-name="ce5">
            <text:p>99.93</text:p>
          </table:table-cell>
          <table:table-cell office:value-type="string" table:style-name="ce4">
            <text:p>143<text:span text:style-name="T1">: </text:span><text:span text:style-name="T2">123.72687474596637</text:span></text:p>
          </table:table-cell>
          <table:table-cell office:value-type="string" office:string-value="123.72687474596637" table:formula="of:=RIGHT([.Q304];LEN([.Q304])-5)" table:style-name="ce5">
            <text:p>123.72687474596637</text:p>
          </table:table-cell>
          <table:table-cell office:value-type="float" office:value="123.726874745966" table:formula="of:=[.R304]+0" table:style-name="ce5">
            <text:p>123.73</text:p>
          </table:table-cell>
          <table:table-cell office:value-type="string" table:style-name="ce4">
            <text:p>143<text:span text:style-name="T1">: </text:span><text:span text:style-name="T2">84.28403345519605</text:span></text:p>
          </table:table-cell>
          <table:table-cell office:value-type="string" office:string-value="84.28403345519605" table:formula="of:=RIGHT([.T304];LEN([.T304])-5)" table:style-name="ce5">
            <text:p>84.28403345519605</text:p>
          </table:table-cell>
          <table:table-cell office:value-type="float" office:value="84.284033455195996" table:formula="of:=[.U304]+0" table:style-name="ce5">
            <text:p>84.28</text:p>
          </table:table-cell>
          <table:table-cell office:value-type="string" table:style-name="ce4">
            <text:p>143<text:span text:style-name="T1">: </text:span><text:span text:style-name="T2">123.07544979718718</text:span></text:p>
          </table:table-cell>
          <table:table-cell office:value-type="string" office:string-value="123.07544979718718" table:formula="of:=RIGHT([.W304];LEN([.W304])-5)" table:style-name="ce5">
            <text:p>123.07544979718718</text:p>
          </table:table-cell>
          <table:table-cell office:value-type="float" office:value="123.07544979718701" table:formula="of:=[.X304]+0" table:style-name="ce5">
            <text:p>123.08</text:p>
          </table:table-cell>
          <table:table-cell office:value-type="string" table:style-name="ce4">
            <text:p>143<text:span text:style-name="T1">: </text:span><text:span text:style-name="T2">134.0627695205932</text:span></text:p>
          </table:table-cell>
          <table:table-cell office:value-type="string" office:string-value="134.0627695205932" table:formula="of:=RIGHT([.Z304];LEN([.Z304])-5)" table:style-name="ce5">
            <text:p>134.0627695205932</text:p>
          </table:table-cell>
          <table:table-cell office:value-type="float" office:value="134.06276952059301" table:formula="of:=[.AA304]+0" table:style-name="ce5">
            <text:p>134.06</text:p>
          </table:table-cell>
          <table:table-cell office:value-type="string" table:style-name="ce4">
            <text:p>143<text:span text:style-name="T1">: </text:span><text:span text:style-name="T2">135.19383040602827</text:span></text:p>
          </table:table-cell>
          <table:table-cell office:value-type="string" office:string-value="135.19383040602827" table:formula="of:=RIGHT([.AC304];LEN([.AC304])-5)" table:style-name="ce5">
            <text:p>135.19383040602827</text:p>
          </table:table-cell>
          <table:table-cell office:value-type="float" office:value="135.19383040602801" table:formula="of:=[.AD304]+0" table:style-name="ce5">
            <text:p>135.19</text:p>
          </table:table-cell>
          <table:table-cell office:value-type="float" office:value="127.64181976149663" table:formula="of:=([.D304]+[.G304]+[.J304]+[.M304]+[.P304]+[.S304]+[.V304]+[.Y304]+[.AB304]+[.AE304])/10" table:style-name="ce5">
            <text:p>127.64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44<text:span text:style-name="T1">: </text:span><text:span text:style-name="T2">106.60242281039162</text:span></text:p>
          </table:table-cell>
          <table:table-cell office:value-type="string" office:string-value="106.60242281039162" table:formula="of:=RIGHT([.B305];LEN([.B305])-5)" table:style-name="ce5">
            <text:p>106.60242281039162</text:p>
          </table:table-cell>
          <table:table-cell office:value-type="float" office:value="106.602422810391" table:formula="of:=[.C305]+0" table:style-name="ce5">
            <text:p>106.60</text:p>
          </table:table-cell>
          <table:table-cell office:value-type="string" table:style-name="ce4">
            <text:p>144<text:span text:style-name="T1">: </text:span><text:span text:style-name="T2">105.69311960701171</text:span></text:p>
          </table:table-cell>
          <table:table-cell office:value-type="string" office:string-value="105.69311960701171" table:formula="of:=RIGHT([.E305];LEN([.E305])-5)" table:style-name="ce5">
            <text:p>105.69311960701171</text:p>
          </table:table-cell>
          <table:table-cell office:value-type="float" office:value="105.693119607011" table:formula="of:=[.F305]+0" table:style-name="ce5">
            <text:p>105.69</text:p>
          </table:table-cell>
          <table:table-cell office:value-type="string" table:style-name="ce4">
            <text:p>144<text:span text:style-name="T1">: </text:span><text:span text:style-name="T2">108.89377481299316</text:span></text:p>
          </table:table-cell>
          <table:table-cell office:value-type="string" office:string-value="108.89377481299316" table:formula="of:=RIGHT([.H305];LEN([.H305])-5)" table:style-name="ce5">
            <text:p>108.89377481299316</text:p>
          </table:table-cell>
          <table:table-cell office:value-type="float" office:value="108.893774812993" table:formula="of:=[.I305]+0" table:style-name="ce5">
            <text:p>108.89</text:p>
          </table:table-cell>
          <table:table-cell office:value-type="string" table:style-name="ce4">
            <text:p>144<text:span text:style-name="T1">: </text:span><text:span text:style-name="T2">132.6016170011792</text:span></text:p>
          </table:table-cell>
          <table:table-cell office:value-type="string" office:string-value="132.6016170011792" table:formula="of:=RIGHT([.K305];LEN([.K305])-5)" table:style-name="ce5">
            <text:p>132.6016170011792</text:p>
          </table:table-cell>
          <table:table-cell office:value-type="float" office:value="132.60161700117899" table:formula="of:=[.L305]+0" table:style-name="ce5">
            <text:p>132.60</text:p>
          </table:table-cell>
          <table:table-cell office:value-type="string" table:style-name="ce4">
            <text:p>144<text:span text:style-name="T1">: </text:span><text:span text:style-name="T2">100.73722227046872</text:span></text:p>
          </table:table-cell>
          <table:table-cell office:value-type="string" office:string-value="100.73722227046872" table:formula="of:=RIGHT([.N305];LEN([.N305])-5)" table:style-name="ce5">
            <text:p>100.73722227046872</text:p>
          </table:table-cell>
          <table:table-cell office:value-type="float" office:value="100.737222270468" table:formula="of:=[.O305]+0" table:style-name="ce5">
            <text:p>100.74</text:p>
          </table:table-cell>
          <table:table-cell office:value-type="string" table:style-name="ce4">
            <text:p>144<text:span text:style-name="T1">: </text:span><text:span text:style-name="T2">122.51181623382757</text:span></text:p>
          </table:table-cell>
          <table:table-cell office:value-type="string" office:string-value="122.51181623382757" table:formula="of:=RIGHT([.Q305];LEN([.Q305])-5)" table:style-name="ce5">
            <text:p>122.51181623382757</text:p>
          </table:table-cell>
          <table:table-cell office:value-type="float" office:value="122.51181623382701" table:formula="of:=[.R305]+0" table:style-name="ce5">
            <text:p>122.51</text:p>
          </table:table-cell>
          <table:table-cell office:value-type="string" table:style-name="ce4">
            <text:p>144<text:span text:style-name="T1">: </text:span><text:span text:style-name="T2">87.40274297197419</text:span></text:p>
          </table:table-cell>
          <table:table-cell office:value-type="string" office:string-value="87.40274297197419" table:formula="of:=RIGHT([.T305];LEN([.T305])-5)" table:style-name="ce5">
            <text:p>87.40274297197419</text:p>
          </table:table-cell>
          <table:table-cell office:value-type="float" office:value="87.402742971974106" table:formula="of:=[.U305]+0" table:style-name="ce5">
            <text:p>87.40</text:p>
          </table:table-cell>
          <table:table-cell office:value-type="string" table:style-name="ce4">
            <text:p>144<text:span text:style-name="T1">: </text:span><text:span text:style-name="T2">105.30736752140866</text:span></text:p>
          </table:table-cell>
          <table:table-cell office:value-type="string" office:string-value="105.30736752140866" table:formula="of:=RIGHT([.W305];LEN([.W305])-5)" table:style-name="ce5">
            <text:p>105.30736752140866</text:p>
          </table:table-cell>
          <table:table-cell office:value-type="float" office:value="105.307367521408" table:formula="of:=[.X305]+0" table:style-name="ce5">
            <text:p>105.31</text:p>
          </table:table-cell>
          <table:table-cell office:value-type="string" table:style-name="ce4">
            <text:p>144<text:span text:style-name="T1">: </text:span><text:span text:style-name="T2">135.45070971069154</text:span></text:p>
          </table:table-cell>
          <table:table-cell office:value-type="string" office:string-value="135.45070971069154" table:formula="of:=RIGHT([.Z305];LEN([.Z305])-5)" table:style-name="ce5">
            <text:p>135.45070971069154</text:p>
          </table:table-cell>
          <table:table-cell office:value-type="float" office:value="135.450709710691" table:formula="of:=[.AA305]+0" table:style-name="ce5">
            <text:p>135.45</text:p>
          </table:table-cell>
          <table:table-cell office:value-type="string" table:style-name="ce4">
            <text:p>144<text:span text:style-name="T1">: </text:span><text:span text:style-name="T2">133.0780856945253</text:span></text:p>
          </table:table-cell>
          <table:table-cell office:value-type="string" office:string-value="133.0780856945253" table:formula="of:=RIGHT([.AC305];LEN([.AC305])-5)" table:style-name="ce5">
            <text:p>133.0780856945253</text:p>
          </table:table-cell>
          <table:table-cell office:value-type="float" office:value="133.07808569452499" table:formula="of:=[.AD305]+0" table:style-name="ce5">
            <text:p>133.08</text:p>
          </table:table-cell>
          <table:table-cell office:value-type="float" office:value="113.82788786344672" table:formula="of:=([.D305]+[.G305]+[.J305]+[.M305]+[.P305]+[.S305]+[.V305]+[.Y305]+[.AB305]+[.AE305])/10" table:style-name="ce5">
            <text:p>113.83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45<text:span text:style-name="T1">: </text:span><text:span text:style-name="T2">122.25357941592684</text:span></text:p>
          </table:table-cell>
          <table:table-cell office:value-type="string" office:string-value="122.25357941592684" table:formula="of:=RIGHT([.B306];LEN([.B306])-5)" table:style-name="ce5">
            <text:p>122.25357941592684</text:p>
          </table:table-cell>
          <table:table-cell office:value-type="float" office:value="122.253579415926" table:formula="of:=[.C306]+0" table:style-name="ce5">
            <text:p>122.25</text:p>
          </table:table-cell>
          <table:table-cell office:value-type="string" table:style-name="ce4">
            <text:p>145<text:span text:style-name="T1">: </text:span><text:span text:style-name="T2">105.73820148658749</text:span></text:p>
          </table:table-cell>
          <table:table-cell office:value-type="string" office:string-value="105.73820148658749" table:formula="of:=RIGHT([.E306];LEN([.E306])-5)" table:style-name="ce5">
            <text:p>105.73820148658749</text:p>
          </table:table-cell>
          <table:table-cell office:value-type="float" office:value="105.738201486587" table:formula="of:=[.F306]+0" table:style-name="ce5">
            <text:p>105.74</text:p>
          </table:table-cell>
          <table:table-cell office:value-type="string" table:style-name="ce4">
            <text:p>145<text:span text:style-name="T1">: </text:span><text:span text:style-name="T2">108.91046286296047</text:span></text:p>
          </table:table-cell>
          <table:table-cell office:value-type="string" office:string-value="108.91046286296047" table:formula="of:=RIGHT([.H306];LEN([.H306])-5)" table:style-name="ce5">
            <text:p>108.91046286296047</text:p>
          </table:table-cell>
          <table:table-cell office:value-type="float" office:value="108.91046286296" table:formula="of:=[.I306]+0" table:style-name="ce5">
            <text:p>108.91</text:p>
          </table:table-cell>
          <table:table-cell office:value-type="string" table:style-name="ce4">
            <text:p>145<text:span text:style-name="T1">: </text:span><text:span text:style-name="T2">124.35615910090527</text:span></text:p>
          </table:table-cell>
          <table:table-cell office:value-type="string" office:string-value="124.35615910090527" table:formula="of:=RIGHT([.K306];LEN([.K306])-5)" table:style-name="ce5">
            <text:p>124.35615910090527</text:p>
          </table:table-cell>
          <table:table-cell office:value-type="float" office:value="124.356159100905" table:formula="of:=[.L306]+0" table:style-name="ce5">
            <text:p>124.36</text:p>
          </table:table-cell>
          <table:table-cell office:value-type="string" table:style-name="ce4">
            <text:p>145<text:span text:style-name="T1">: </text:span><text:span text:style-name="T2">117.87281330492874</text:span></text:p>
          </table:table-cell>
          <table:table-cell office:value-type="string" office:string-value="117.87281330492874" table:formula="of:=RIGHT([.N306];LEN([.N306])-5)" table:style-name="ce5">
            <text:p>117.87281330492874</text:p>
          </table:table-cell>
          <table:table-cell office:value-type="float" office:value="117.872813304928" table:formula="of:=[.O306]+0" table:style-name="ce5">
            <text:p>117.87</text:p>
          </table:table-cell>
          <table:table-cell office:value-type="string" table:style-name="ce4">
            <text:p>145<text:span text:style-name="T1">: </text:span><text:span text:style-name="T2">120.61600227098097</text:span></text:p>
          </table:table-cell>
          <table:table-cell office:value-type="string" office:string-value="120.61600227098097" table:formula="of:=RIGHT([.Q306];LEN([.Q306])-5)" table:style-name="ce5">
            <text:p>120.61600227098097</text:p>
          </table:table-cell>
          <table:table-cell office:value-type="float" office:value="120.61600227098" table:formula="of:=[.R306]+0" table:style-name="ce5">
            <text:p>120.62</text:p>
          </table:table-cell>
          <table:table-cell office:value-type="string" table:style-name="ce4">
            <text:p>145<text:span text:style-name="T1">: </text:span><text:span text:style-name="T2">76.99751707257694</text:span></text:p>
          </table:table-cell>
          <table:table-cell office:value-type="string" office:string-value="76.99751707257694" table:formula="of:=RIGHT([.T306];LEN([.T306])-5)" table:style-name="ce5">
            <text:p>76.99751707257694</text:p>
          </table:table-cell>
          <table:table-cell office:value-type="float" office:value="76.997517072576898" table:formula="of:=[.U306]+0" table:style-name="ce5">
            <text:p>77.00</text:p>
          </table:table-cell>
          <table:table-cell office:value-type="string" table:style-name="ce4">
            <text:p>145<text:span text:style-name="T1">: </text:span><text:span text:style-name="T2">132.059031012688</text:span></text:p>
          </table:table-cell>
          <table:table-cell office:value-type="string" office:string-value="132.059031012688" table:formula="of:=RIGHT([.W306];LEN([.W306])-5)" table:style-name="ce5">
            <text:p>132.059031012688</text:p>
          </table:table-cell>
          <table:table-cell office:value-type="float" office:value="132.059031012688" table:formula="of:=[.X306]+0" table:style-name="ce5">
            <text:p>132.06</text:p>
          </table:table-cell>
          <table:table-cell office:value-type="string" table:style-name="ce4">
            <text:p>145<text:span text:style-name="T1">: </text:span><text:span text:style-name="T2">144.44009852036257</text:span></text:p>
          </table:table-cell>
          <table:table-cell office:value-type="string" office:string-value="144.44009852036257" table:formula="of:=RIGHT([.Z306];LEN([.Z306])-5)" table:style-name="ce5">
            <text:p>144.44009852036257</text:p>
          </table:table-cell>
          <table:table-cell office:value-type="float" office:value="144.440098520362" table:formula="of:=[.AA306]+0" table:style-name="ce5">
            <text:p>144.44</text:p>
          </table:table-cell>
          <table:table-cell office:value-type="string" table:style-name="ce4">
            <text:p>145<text:span text:style-name="T1">: </text:span><text:span text:style-name="T2">91.20621195147521</text:span></text:p>
          </table:table-cell>
          <table:table-cell office:value-type="string" office:string-value="91.20621195147521" table:formula="of:=RIGHT([.AC306];LEN([.AC306])-5)" table:style-name="ce5">
            <text:p>91.20621195147521</text:p>
          </table:table-cell>
          <table:table-cell office:value-type="float" office:value="91.206211951475197" table:formula="of:=[.AD306]+0" table:style-name="ce5">
            <text:p>91.21</text:p>
          </table:table-cell>
          <table:table-cell office:value-type="float" office:value="114.44500769993881" table:formula="of:=([.D306]+[.G306]+[.J306]+[.M306]+[.P306]+[.S306]+[.V306]+[.Y306]+[.AB306]+[.AE306])/10" table:style-name="ce5">
            <text:p>114.45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46<text:span text:style-name="T1">: </text:span><text:span text:style-name="T2">116.79961479695208</text:span></text:p>
          </table:table-cell>
          <table:table-cell office:value-type="string" office:string-value="116.79961479695208" table:formula="of:=RIGHT([.B307];LEN([.B307])-5)" table:style-name="ce5">
            <text:p>116.79961479695208</text:p>
          </table:table-cell>
          <table:table-cell office:value-type="float" office:value="116.799614796952" table:formula="of:=[.C307]+0" table:style-name="ce5">
            <text:p>116.80</text:p>
          </table:table-cell>
          <table:table-cell office:value-type="string" table:style-name="ce4">
            <text:p>146<text:span text:style-name="T1">: </text:span><text:span text:style-name="T2">107.93271963585745</text:span></text:p>
          </table:table-cell>
          <table:table-cell office:value-type="string" office:string-value="107.93271963585745" table:formula="of:=RIGHT([.E307];LEN([.E307])-5)" table:style-name="ce5">
            <text:p>107.93271963585745</text:p>
          </table:table-cell>
          <table:table-cell office:value-type="float" office:value="107.932719635857" table:formula="of:=[.F307]+0" table:style-name="ce5">
            <text:p>107.93</text:p>
          </table:table-cell>
          <table:table-cell office:value-type="string" table:style-name="ce4">
            <text:p>146<text:span text:style-name="T1">: </text:span><text:span text:style-name="T2">123.26281764016328</text:span></text:p>
          </table:table-cell>
          <table:table-cell office:value-type="string" office:string-value="123.26281764016328" table:formula="of:=RIGHT([.H307];LEN([.H307])-5)" table:style-name="ce5">
            <text:p>123.26281764016328</text:p>
          </table:table-cell>
          <table:table-cell office:value-type="float" office:value="123.26281764016299" table:formula="of:=[.I307]+0" table:style-name="ce5">
            <text:p>123.26</text:p>
          </table:table-cell>
          <table:table-cell office:value-type="string" table:style-name="ce4">
            <text:p>146<text:span text:style-name="T1">: </text:span><text:span text:style-name="T2">147.9716429679904</text:span></text:p>
          </table:table-cell>
          <table:table-cell office:value-type="string" office:string-value="147.9716429679904" table:formula="of:=RIGHT([.K307];LEN([.K307])-5)" table:style-name="ce5">
            <text:p>147.9716429679904</text:p>
          </table:table-cell>
          <table:table-cell office:value-type="float" office:value="147.97164296798999" table:formula="of:=[.L307]+0" table:style-name="ce5">
            <text:p>147.97</text:p>
          </table:table-cell>
          <table:table-cell office:value-type="string" table:style-name="ce4">
            <text:p>146<text:span text:style-name="T1">: </text:span><text:span text:style-name="T2">100.27608759177652</text:span></text:p>
          </table:table-cell>
          <table:table-cell office:value-type="string" office:string-value="100.27608759177652" table:formula="of:=RIGHT([.N307];LEN([.N307])-5)" table:style-name="ce5">
            <text:p>100.27608759177652</text:p>
          </table:table-cell>
          <table:table-cell office:value-type="float" office:value="100.276087591776" table:formula="of:=[.O307]+0" table:style-name="ce5">
            <text:p>100.28</text:p>
          </table:table-cell>
          <table:table-cell office:value-type="string" table:style-name="ce4">
            <text:p>146<text:span text:style-name="T1">: </text:span><text:span text:style-name="T2">121.68641292213148</text:span></text:p>
          </table:table-cell>
          <table:table-cell office:value-type="string" office:string-value="121.68641292213148" table:formula="of:=RIGHT([.Q307];LEN([.Q307])-5)" table:style-name="ce5">
            <text:p>121.68641292213148</text:p>
          </table:table-cell>
          <table:table-cell office:value-type="float" office:value="121.686412922131" table:formula="of:=[.R307]+0" table:style-name="ce5">
            <text:p>121.69</text:p>
          </table:table-cell>
          <table:table-cell office:value-type="string" table:style-name="ce4">
            <text:p>146<text:span text:style-name="T1">: </text:span><text:span text:style-name="T2">66.04702441257724</text:span></text:p>
          </table:table-cell>
          <table:table-cell office:value-type="string" office:string-value="66.04702441257724" table:formula="of:=RIGHT([.T307];LEN([.T307])-5)" table:style-name="ce5">
            <text:p>66.04702441257724</text:p>
          </table:table-cell>
          <table:table-cell office:value-type="float" office:value="66.047024412577201" table:formula="of:=[.U307]+0" table:style-name="ce5">
            <text:p>66.05</text:p>
          </table:table-cell>
          <table:table-cell office:value-type="string" table:style-name="ce4">
            <text:p>146<text:span text:style-name="T1">: </text:span><text:span text:style-name="T2">121.48948408609526</text:span></text:p>
          </table:table-cell>
          <table:table-cell office:value-type="string" office:string-value="121.48948408609526" table:formula="of:=RIGHT([.W307];LEN([.W307])-5)" table:style-name="ce5">
            <text:p>121.48948408609526</text:p>
          </table:table-cell>
          <table:table-cell office:value-type="float" office:value="121.489484086095" table:formula="of:=[.X307]+0" table:style-name="ce5">
            <text:p>121.49</text:p>
          </table:table-cell>
          <table:table-cell office:value-type="string" table:style-name="ce4">
            <text:p>146<text:span text:style-name="T1">: </text:span><text:span text:style-name="T2">144.75669984477554</text:span></text:p>
          </table:table-cell>
          <table:table-cell office:value-type="string" office:string-value="144.75669984477554" table:formula="of:=RIGHT([.Z307];LEN([.Z307])-5)" table:style-name="ce5">
            <text:p>144.75669984477554</text:p>
          </table:table-cell>
          <table:table-cell office:value-type="float" office:value="144.756699844775" table:formula="of:=[.AA307]+0" table:style-name="ce5">
            <text:p>144.76</text:p>
          </table:table-cell>
          <table:table-cell office:value-type="string" table:style-name="ce4">
            <text:p>146<text:span text:style-name="T1">: </text:span><text:span text:style-name="T2">111.76249180709776</text:span></text:p>
          </table:table-cell>
          <table:table-cell office:value-type="string" office:string-value="111.76249180709776" table:formula="of:=RIGHT([.AC307];LEN([.AC307])-5)" table:style-name="ce5">
            <text:p>111.76249180709776</text:p>
          </table:table-cell>
          <table:table-cell office:value-type="float" office:value="111.76249180709701" table:formula="of:=[.AD307]+0" table:style-name="ce5">
            <text:p>111.76</text:p>
          </table:table-cell>
          <table:table-cell office:value-type="float" office:value="116.19849957054132" table:formula="of:=([.D307]+[.G307]+[.J307]+[.M307]+[.P307]+[.S307]+[.V307]+[.Y307]+[.AB307]+[.AE307])/10" table:style-name="ce5">
            <text:p>116.20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47<text:span text:style-name="T1">: </text:span><text:span text:style-name="T2">125.51240385997603</text:span></text:p>
          </table:table-cell>
          <table:table-cell office:value-type="string" office:string-value="125.51240385997603" table:formula="of:=RIGHT([.B308];LEN([.B308])-5)" table:style-name="ce5">
            <text:p>125.51240385997603</text:p>
          </table:table-cell>
          <table:table-cell office:value-type="float" office:value="125.512403859976" table:formula="of:=[.C308]+0" table:style-name="ce5">
            <text:p>125.51</text:p>
          </table:table-cell>
          <table:table-cell office:value-type="string" table:style-name="ce4">
            <text:p>147<text:span text:style-name="T1">: </text:span><text:span text:style-name="T2">105.3430743956167</text:span></text:p>
          </table:table-cell>
          <table:table-cell office:value-type="string" office:string-value="105.3430743956167" table:formula="of:=RIGHT([.E308];LEN([.E308])-5)" table:style-name="ce5">
            <text:p>105.3430743956167</text:p>
          </table:table-cell>
          <table:table-cell office:value-type="float" office:value="105.343074395616" table:formula="of:=[.F308]+0" table:style-name="ce5">
            <text:p>105.34</text:p>
          </table:table-cell>
          <table:table-cell office:value-type="string" table:style-name="ce4">
            <text:p>147<text:span text:style-name="T1">: </text:span><text:span text:style-name="T2">145.13333008877058</text:span></text:p>
          </table:table-cell>
          <table:table-cell office:value-type="string" office:string-value="145.13333008877058" table:formula="of:=RIGHT([.H308];LEN([.H308])-5)" table:style-name="ce5">
            <text:p>145.13333008877058</text:p>
          </table:table-cell>
          <table:table-cell office:value-type="float" office:value="145.13333008877001" table:formula="of:=[.I308]+0" table:style-name="ce5">
            <text:p>145.13</text:p>
          </table:table-cell>
          <table:table-cell office:value-type="string" table:style-name="ce4">
            <text:p>147<text:span text:style-name="T1">: </text:span><text:span text:style-name="T2">127.12026203543812</text:span></text:p>
          </table:table-cell>
          <table:table-cell office:value-type="string" office:string-value="127.12026203543812" table:formula="of:=RIGHT([.K308];LEN([.K308])-5)" table:style-name="ce5">
            <text:p>127.12026203543812</text:p>
          </table:table-cell>
          <table:table-cell office:value-type="float" office:value="127.120262035438" table:formula="of:=[.L308]+0" table:style-name="ce5">
            <text:p>127.12</text:p>
          </table:table-cell>
          <table:table-cell office:value-type="string" table:style-name="ce4">
            <text:p>147<text:span text:style-name="T1">: </text:span><text:span text:style-name="T2">101.09247853340119</text:span></text:p>
          </table:table-cell>
          <table:table-cell office:value-type="string" office:string-value="101.09247853340119" table:formula="of:=RIGHT([.N308];LEN([.N308])-5)" table:style-name="ce5">
            <text:p>101.09247853340119</text:p>
          </table:table-cell>
          <table:table-cell office:value-type="float" office:value="101.09247853340101" table:formula="of:=[.O308]+0" table:style-name="ce5">
            <text:p>101.09</text:p>
          </table:table-cell>
          <table:table-cell office:value-type="string" table:style-name="ce4">
            <text:p>147<text:span text:style-name="T1">: </text:span><text:span text:style-name="T2">121.9685959119435</text:span></text:p>
          </table:table-cell>
          <table:table-cell office:value-type="string" office:string-value="121.9685959119435" table:formula="of:=RIGHT([.Q308];LEN([.Q308])-5)" table:style-name="ce5">
            <text:p>121.9685959119435</text:p>
          </table:table-cell>
          <table:table-cell office:value-type="float" office:value="121.968595911943" table:formula="of:=[.R308]+0" table:style-name="ce5">
            <text:p>121.97</text:p>
          </table:table-cell>
          <table:table-cell office:value-type="string" table:style-name="ce4">
            <text:p>147<text:span text:style-name="T1">: </text:span><text:span text:style-name="T2">76.96963978121228</text:span></text:p>
          </table:table-cell>
          <table:table-cell office:value-type="string" office:string-value="76.96963978121228" table:formula="of:=RIGHT([.T308];LEN([.T308])-5)" table:style-name="ce5">
            <text:p>76.96963978121228</text:p>
          </table:table-cell>
          <table:table-cell office:value-type="float" office:value="76.969639781212194" table:formula="of:=[.U308]+0" table:style-name="ce5">
            <text:p>76.97</text:p>
          </table:table-cell>
          <table:table-cell office:value-type="string" table:style-name="ce4">
            <text:p>147<text:span text:style-name="T1">: </text:span><text:span text:style-name="T2">134.7278226498698</text:span></text:p>
          </table:table-cell>
          <table:table-cell office:value-type="string" office:string-value="134.7278226498698" table:formula="of:=RIGHT([.W308];LEN([.W308])-5)" table:style-name="ce5">
            <text:p>134.7278226498698</text:p>
          </table:table-cell>
          <table:table-cell office:value-type="float" office:value="134.72782264986901" table:formula="of:=[.X308]+0" table:style-name="ce5">
            <text:p>134.73</text:p>
          </table:table-cell>
          <table:table-cell office:value-type="string" table:style-name="ce4">
            <text:p>147<text:span text:style-name="T1">: </text:span><text:span text:style-name="T2">144.43753966424347</text:span></text:p>
          </table:table-cell>
          <table:table-cell office:value-type="string" office:string-value="144.43753966424347" table:formula="of:=RIGHT([.Z308];LEN([.Z308])-5)" table:style-name="ce5">
            <text:p>144.43753966424347</text:p>
          </table:table-cell>
          <table:table-cell office:value-type="float" office:value="144.43753966424299" table:formula="of:=[.AA308]+0" table:style-name="ce5">
            <text:p>144.44</text:p>
          </table:table-cell>
          <table:table-cell office:value-type="string" table:style-name="ce4">
            <text:p>147<text:span text:style-name="T1">: </text:span><text:span text:style-name="T2">134.36393427419023</text:span></text:p>
          </table:table-cell>
          <table:table-cell office:value-type="string" office:string-value="134.36393427419023" table:formula="of:=RIGHT([.AC308];LEN([.AC308])-5)" table:style-name="ce5">
            <text:p>134.36393427419023</text:p>
          </table:table-cell>
          <table:table-cell office:value-type="float" office:value="134.36393427419" table:formula="of:=[.AD308]+0" table:style-name="ce5">
            <text:p>134.36</text:p>
          </table:table-cell>
          <table:table-cell office:value-type="float" office:value="121.66690811946583" table:formula="of:=([.D308]+[.G308]+[.J308]+[.M308]+[.P308]+[.S308]+[.V308]+[.Y308]+[.AB308]+[.AE308])/10" table:style-name="ce5">
            <text:p>121.67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48<text:span text:style-name="T1">: </text:span><text:span text:style-name="T2">106.46968954866587</text:span></text:p>
          </table:table-cell>
          <table:table-cell office:value-type="string" office:string-value="106.46968954866587" table:formula="of:=RIGHT([.B309];LEN([.B309])-5)" table:style-name="ce5">
            <text:p>106.46968954866587</text:p>
          </table:table-cell>
          <table:table-cell office:value-type="float" office:value="106.469689548665" table:formula="of:=[.C309]+0" table:style-name="ce5">
            <text:p>106.47</text:p>
          </table:table-cell>
          <table:table-cell office:value-type="string" table:style-name="ce4">
            <text:p>148<text:span text:style-name="T1">: </text:span><text:span text:style-name="T2">104.74821982920884</text:span></text:p>
          </table:table-cell>
          <table:table-cell office:value-type="string" office:string-value="104.74821982920884" table:formula="of:=RIGHT([.E309];LEN([.E309])-5)" table:style-name="ce5">
            <text:p>104.74821982920884</text:p>
          </table:table-cell>
          <table:table-cell office:value-type="float" office:value="104.748219829208" table:formula="of:=[.F309]+0" table:style-name="ce5">
            <text:p>104.75</text:p>
          </table:table-cell>
          <table:table-cell office:value-type="string" table:style-name="ce4">
            <text:p>148<text:span text:style-name="T1">: </text:span><text:span text:style-name="T2">142.993815694798</text:span></text:p>
          </table:table-cell>
          <table:table-cell office:value-type="string" office:string-value="142.993815694798" table:formula="of:=RIGHT([.H309];LEN([.H309])-5)" table:style-name="ce5">
            <text:p>142.993815694798</text:p>
          </table:table-cell>
          <table:table-cell office:value-type="float" office:value="142.993815694798" table:formula="of:=[.I309]+0" table:style-name="ce5">
            <text:p>142.99</text:p>
          </table:table-cell>
          <table:table-cell office:value-type="string" table:style-name="ce4">
            <text:p>148<text:span text:style-name="T1">: </text:span><text:span text:style-name="T2">122.96348368914248</text:span></text:p>
          </table:table-cell>
          <table:table-cell office:value-type="string" office:string-value="122.96348368914248" table:formula="of:=RIGHT([.K309];LEN([.K309])-5)" table:style-name="ce5">
            <text:p>122.96348368914248</text:p>
          </table:table-cell>
          <table:table-cell office:value-type="float" office:value="122.963483689142" table:formula="of:=[.L309]+0" table:style-name="ce5">
            <text:p>122.96</text:p>
          </table:table-cell>
          <table:table-cell office:value-type="string" table:style-name="ce4">
            <text:p>148<text:span text:style-name="T1">: </text:span><text:span text:style-name="T2">101.40802832684743</text:span></text:p>
          </table:table-cell>
          <table:table-cell office:value-type="string" office:string-value="101.40802832684743" table:formula="of:=RIGHT([.N309];LEN([.N309])-5)" table:style-name="ce5">
            <text:p>101.40802832684743</text:p>
          </table:table-cell>
          <table:table-cell office:value-type="float" office:value="101.408028326847" table:formula="of:=[.O309]+0" table:style-name="ce5">
            <text:p>101.41</text:p>
          </table:table-cell>
          <table:table-cell office:value-type="string" table:style-name="ce4">
            <text:p>148<text:span text:style-name="T1">: </text:span><text:span text:style-name="T2">124.03988596605502</text:span></text:p>
          </table:table-cell>
          <table:table-cell office:value-type="string" office:string-value="124.03988596605502" table:formula="of:=RIGHT([.Q309];LEN([.Q309])-5)" table:style-name="ce5">
            <text:p>124.03988596605502</text:p>
          </table:table-cell>
          <table:table-cell office:value-type="float" office:value="124.039885966055" table:formula="of:=[.R309]+0" table:style-name="ce5">
            <text:p>124.04</text:p>
          </table:table-cell>
          <table:table-cell office:value-type="string" table:style-name="ce4">
            <text:p>148<text:span text:style-name="T1">: </text:span><text:span text:style-name="T2">74.07956315450251</text:span></text:p>
          </table:table-cell>
          <table:table-cell office:value-type="string" office:string-value="74.07956315450251" table:formula="of:=RIGHT([.T309];LEN([.T309])-5)" table:style-name="ce5">
            <text:p>74.07956315450251</text:p>
          </table:table-cell>
          <table:table-cell office:value-type="float" office:value="74.079563154502495" table:formula="of:=[.U309]+0" table:style-name="ce5">
            <text:p>74.08</text:p>
          </table:table-cell>
          <table:table-cell office:value-type="string" table:style-name="ce4">
            <text:p>148<text:span text:style-name="T1">: </text:span><text:span text:style-name="T2">138.15756785243323</text:span></text:p>
          </table:table-cell>
          <table:table-cell office:value-type="string" office:string-value="138.15756785243323" table:formula="of:=RIGHT([.W309];LEN([.W309])-5)" table:style-name="ce5">
            <text:p>138.15756785243323</text:p>
          </table:table-cell>
          <table:table-cell office:value-type="float" office:value="138.157567852433" table:formula="of:=[.X309]+0" table:style-name="ce5">
            <text:p>138.16</text:p>
          </table:table-cell>
          <table:table-cell office:value-type="string" table:style-name="ce4">
            <text:p>148<text:span text:style-name="T1">: </text:span><text:span text:style-name="T2">131.97267229484223</text:span></text:p>
          </table:table-cell>
          <table:table-cell office:value-type="string" office:string-value="131.97267229484223" table:formula="of:=RIGHT([.Z309];LEN([.Z309])-5)" table:style-name="ce5">
            <text:p>131.97267229484223</text:p>
          </table:table-cell>
          <table:table-cell office:value-type="float" office:value="131.972672294842" table:formula="of:=[.AA309]+0" table:style-name="ce5">
            <text:p>131.97</text:p>
          </table:table-cell>
          <table:table-cell office:value-type="string" table:style-name="ce4">
            <text:p>148<text:span text:style-name="T1">: </text:span><text:span text:style-name="T2">133.65858959479212</text:span></text:p>
          </table:table-cell>
          <table:table-cell office:value-type="string" office:string-value="133.65858959479212" table:formula="of:=RIGHT([.AC309];LEN([.AC309])-5)" table:style-name="ce5">
            <text:p>133.65858959479212</text:p>
          </table:table-cell>
          <table:table-cell office:value-type="float" office:value="133.65858959479201" table:formula="of:=[.AD309]+0" table:style-name="ce5">
            <text:p>133.66</text:p>
          </table:table-cell>
          <table:table-cell office:value-type="float" office:value="118.04915159512844" table:formula="of:=([.D309]+[.G309]+[.J309]+[.M309]+[.P309]+[.S309]+[.V309]+[.Y309]+[.AB309]+[.AE309])/10" table:style-name="ce5">
            <text:p>118.05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49<text:span text:style-name="T1">: </text:span><text:span text:style-name="T2">116.9876973601896</text:span></text:p>
          </table:table-cell>
          <table:table-cell office:value-type="string" office:string-value="116.9876973601896" table:formula="of:=RIGHT([.B310];LEN([.B310])-5)" table:style-name="ce5">
            <text:p>116.9876973601896</text:p>
          </table:table-cell>
          <table:table-cell office:value-type="float" office:value="116.987697360189" table:formula="of:=[.C310]+0" table:style-name="ce5">
            <text:p>116.99</text:p>
          </table:table-cell>
          <table:table-cell office:value-type="string" table:style-name="ce4">
            <text:p>149<text:span text:style-name="T1">: </text:span><text:span text:style-name="T2">105.35980638225448</text:span></text:p>
          </table:table-cell>
          <table:table-cell office:value-type="string" office:string-value="105.35980638225448" table:formula="of:=RIGHT([.E310];LEN([.E310])-5)" table:style-name="ce5">
            <text:p>105.35980638225448</text:p>
          </table:table-cell>
          <table:table-cell office:value-type="float" office:value="105.35980638225401" table:formula="of:=[.F310]+0" table:style-name="ce5">
            <text:p>105.36</text:p>
          </table:table-cell>
          <table:table-cell office:value-type="string" table:style-name="ce4">
            <text:p>149<text:span text:style-name="T1">: </text:span><text:span text:style-name="T2">123.06481017545168</text:span></text:p>
          </table:table-cell>
          <table:table-cell office:value-type="string" office:string-value="123.06481017545168" table:formula="of:=RIGHT([.H310];LEN([.H310])-5)" table:style-name="ce5">
            <text:p>123.06481017545168</text:p>
          </table:table-cell>
          <table:table-cell office:value-type="float" office:value="123.064810175451" table:formula="of:=[.I310]+0" table:style-name="ce5">
            <text:p>123.06</text:p>
          </table:table-cell>
          <table:table-cell office:value-type="string" table:style-name="ce4">
            <text:p>149<text:span text:style-name="T1">: </text:span><text:span text:style-name="T2">121.40598172992723</text:span></text:p>
          </table:table-cell>
          <table:table-cell office:value-type="string" office:string-value="121.40598172992723" table:formula="of:=RIGHT([.K310];LEN([.K310])-5)" table:style-name="ce5">
            <text:p>121.40598172992723</text:p>
          </table:table-cell>
          <table:table-cell office:value-type="float" office:value="121.40598172992701" table:formula="of:=[.L310]+0" table:style-name="ce5">
            <text:p>121.41</text:p>
          </table:table-cell>
          <table:table-cell office:value-type="string" table:style-name="ce4">
            <text:p>149<text:span text:style-name="T1">: </text:span><text:span text:style-name="T2">100.3249429706195</text:span></text:p>
          </table:table-cell>
          <table:table-cell office:value-type="string" office:string-value="100.3249429706195" table:formula="of:=RIGHT([.N310];LEN([.N310])-5)" table:style-name="ce5">
            <text:p>100.3249429706195</text:p>
          </table:table-cell>
          <table:table-cell office:value-type="float" office:value="100.32494297061901" table:formula="of:=[.O310]+0" table:style-name="ce5">
            <text:p>100.32</text:p>
          </table:table-cell>
          <table:table-cell office:value-type="string" table:style-name="ce4">
            <text:p>149<text:span text:style-name="T1">: </text:span><text:span text:style-name="T2">121.92538133831384</text:span></text:p>
          </table:table-cell>
          <table:table-cell office:value-type="string" office:string-value="121.92538133831384" table:formula="of:=RIGHT([.Q310];LEN([.Q310])-5)" table:style-name="ce5">
            <text:p>121.92538133831384</text:p>
          </table:table-cell>
          <table:table-cell office:value-type="float" office:value="121.925381338313" table:formula="of:=[.R310]+0" table:style-name="ce5">
            <text:p>121.93</text:p>
          </table:table-cell>
          <table:table-cell office:value-type="string" table:style-name="ce4">
            <text:p>149<text:span text:style-name="T1">: </text:span><text:span text:style-name="T2">92.14363956353245</text:span></text:p>
          </table:table-cell>
          <table:table-cell office:value-type="string" office:string-value="92.14363956353245" table:formula="of:=RIGHT([.T310];LEN([.T310])-5)" table:style-name="ce5">
            <text:p>92.14363956353245</text:p>
          </table:table-cell>
          <table:table-cell office:value-type="float" office:value="92.143639563532403" table:formula="of:=[.U310]+0" table:style-name="ce5">
            <text:p>92.14</text:p>
          </table:table-cell>
          <table:table-cell office:value-type="string" table:style-name="ce4">
            <text:p>149<text:span text:style-name="T1">: </text:span><text:span text:style-name="T2">144.728559366794</text:span></text:p>
          </table:table-cell>
          <table:table-cell office:value-type="string" office:string-value="144.728559366794" table:formula="of:=RIGHT([.W310];LEN([.W310])-5)" table:style-name="ce5">
            <text:p>144.728559366794</text:p>
          </table:table-cell>
          <table:table-cell office:value-type="float" office:value="144.728559366794" table:formula="of:=[.X310]+0" table:style-name="ce5">
            <text:p>144.73</text:p>
          </table:table-cell>
          <table:table-cell office:value-type="string" table:style-name="ce4">
            <text:p>149<text:span text:style-name="T1">: </text:span><text:span text:style-name="T2">128.5952221860588</text:span></text:p>
          </table:table-cell>
          <table:table-cell office:value-type="string" office:string-value="128.5952221860588" table:formula="of:=RIGHT([.Z310];LEN([.Z310])-5)" table:style-name="ce5">
            <text:p>128.5952221860588</text:p>
          </table:table-cell>
          <table:table-cell office:value-type="float" office:value="128.59522218605801" table:formula="of:=[.AA310]+0" table:style-name="ce5">
            <text:p>128.60</text:p>
          </table:table-cell>
          <table:table-cell office:value-type="string" table:style-name="ce4">
            <text:p>149<text:span text:style-name="T1">: </text:span><text:span text:style-name="T2">106.43570887141098</text:span></text:p>
          </table:table-cell>
          <table:table-cell office:value-type="string" office:string-value="106.43570887141098" table:formula="of:=RIGHT([.AC310];LEN([.AC310])-5)" table:style-name="ce5">
            <text:p>106.43570887141098</text:p>
          </table:table-cell>
          <table:table-cell office:value-type="float" office:value="106.43570887141" table:formula="of:=[.AD310]+0" table:style-name="ce5">
            <text:p>106.44</text:p>
          </table:table-cell>
          <table:table-cell office:value-type="float" office:value="116.09717499445476" table:formula="of:=([.D310]+[.G310]+[.J310]+[.M310]+[.P310]+[.S310]+[.V310]+[.Y310]+[.AB310]+[.AE310])/10" table:style-name="ce5">
            <text:p>116.10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50<text:span text:style-name="T1">: </text:span><text:span text:style-name="T2">106.04145074699107</text:span></text:p>
          </table:table-cell>
          <table:table-cell office:value-type="string" office:string-value="106.04145074699107" table:formula="of:=RIGHT([.B311];LEN([.B311])-5)" table:style-name="ce5">
            <text:p>106.04145074699107</text:p>
          </table:table-cell>
          <table:table-cell office:value-type="float" office:value="106.041450746991" table:formula="of:=[.C311]+0" table:style-name="ce5">
            <text:p>106.04</text:p>
          </table:table-cell>
          <table:table-cell office:value-type="string" table:style-name="ce4">
            <text:p>150<text:span text:style-name="T1">: </text:span><text:span text:style-name="T2">105.80403287540464</text:span></text:p>
          </table:table-cell>
          <table:table-cell office:value-type="string" office:string-value="105.80403287540464" table:formula="of:=RIGHT([.E311];LEN([.E311])-5)" table:style-name="ce5">
            <text:p>105.80403287540464</text:p>
          </table:table-cell>
          <table:table-cell office:value-type="float" office:value="105.804032875404" table:formula="of:=[.F311]+0" table:style-name="ce5">
            <text:p>105.80</text:p>
          </table:table-cell>
          <table:table-cell office:value-type="string" table:style-name="ce4">
            <text:p>150<text:span text:style-name="T1">: </text:span><text:span text:style-name="T2">119.85396704372272</text:span></text:p>
          </table:table-cell>
          <table:table-cell office:value-type="string" office:string-value="119.85396704372272" table:formula="of:=RIGHT([.H311];LEN([.H311])-5)" table:style-name="ce5">
            <text:p>119.85396704372272</text:p>
          </table:table-cell>
          <table:table-cell office:value-type="float" office:value="119.85396704372199" table:formula="of:=[.I311]+0" table:style-name="ce5">
            <text:p>119.85</text:p>
          </table:table-cell>
          <table:table-cell office:value-type="string" table:style-name="ce4">
            <text:p>150<text:span text:style-name="T1">: </text:span><text:span text:style-name="T2">119.63608611810069</text:span></text:p>
          </table:table-cell>
          <table:table-cell office:value-type="string" office:string-value="119.63608611810069" table:formula="of:=RIGHT([.K311];LEN([.K311])-5)" table:style-name="ce5">
            <text:p>119.63608611810069</text:p>
          </table:table-cell>
          <table:table-cell office:value-type="float" office:value="119.6360861181" table:formula="of:=[.L311]+0" table:style-name="ce5">
            <text:p>119.64</text:p>
          </table:table-cell>
          <table:table-cell office:value-type="string" table:style-name="ce4">
            <text:p>150<text:span text:style-name="T1">: </text:span><text:span text:style-name="T2">90.33120933415243</text:span></text:p>
          </table:table-cell>
          <table:table-cell office:value-type="string" office:string-value="90.33120933415243" table:formula="of:=RIGHT([.N311];LEN([.N311])-5)" table:style-name="ce5">
            <text:p>90.33120933415243</text:p>
          </table:table-cell>
          <table:table-cell office:value-type="float" office:value="90.331209334152405" table:formula="of:=[.O311]+0" table:style-name="ce5">
            <text:p>90.33</text:p>
          </table:table-cell>
          <table:table-cell office:value-type="string" table:style-name="ce4">
            <text:p>150<text:span text:style-name="T1">: </text:span><text:span text:style-name="T2">123.72238421578918</text:span></text:p>
          </table:table-cell>
          <table:table-cell office:value-type="string" office:string-value="123.72238421578918" table:formula="of:=RIGHT([.Q311];LEN([.Q311])-5)" table:style-name="ce5">
            <text:p>123.72238421578918</text:p>
          </table:table-cell>
          <table:table-cell office:value-type="float" office:value="123.72238421578901" table:formula="of:=[.R311]+0" table:style-name="ce5">
            <text:p>123.72</text:p>
          </table:table-cell>
          <table:table-cell office:value-type="string" table:style-name="ce4">
            <text:p>150<text:span text:style-name="T1">: </text:span><text:span text:style-name="T2">76.98071419000172</text:span></text:p>
          </table:table-cell>
          <table:table-cell office:value-type="string" office:string-value="76.98071419000172" table:formula="of:=RIGHT([.T311];LEN([.T311])-5)" table:style-name="ce5">
            <text:p>76.98071419000172</text:p>
          </table:table-cell>
          <table:table-cell office:value-type="float" office:value="76.980714190001706" table:formula="of:=[.U311]+0" table:style-name="ce5">
            <text:p>76.98</text:p>
          </table:table-cell>
          <table:table-cell office:value-type="string" table:style-name="ce4">
            <text:p>150<text:span text:style-name="T1">: </text:span><text:span text:style-name="T2">122.46310924248479</text:span></text:p>
          </table:table-cell>
          <table:table-cell office:value-type="string" office:string-value="122.46310924248479" table:formula="of:=RIGHT([.W311];LEN([.W311])-5)" table:style-name="ce5">
            <text:p>122.46310924248479</text:p>
          </table:table-cell>
          <table:table-cell office:value-type="float" office:value="122.46310924248399" table:formula="of:=[.X311]+0" table:style-name="ce5">
            <text:p>122.46</text:p>
          </table:table-cell>
          <table:table-cell office:value-type="string" table:style-name="ce4">
            <text:p>150<text:span text:style-name="T1">: </text:span><text:span text:style-name="T2">141.78698017793096</text:span></text:p>
          </table:table-cell>
          <table:table-cell office:value-type="string" office:string-value="141.78698017793096" table:formula="of:=RIGHT([.Z311];LEN([.Z311])-5)" table:style-name="ce5">
            <text:p>141.78698017793096</text:p>
          </table:table-cell>
          <table:table-cell office:value-type="float" office:value="141.78698017792999" table:formula="of:=[.AA311]+0" table:style-name="ce5">
            <text:p>141.79</text:p>
          </table:table-cell>
          <table:table-cell office:value-type="string" table:style-name="ce4">
            <text:p>150<text:span text:style-name="T1">: </text:span><text:span text:style-name="T2">134.0856494338171</text:span></text:p>
          </table:table-cell>
          <table:table-cell office:value-type="string" office:string-value="134.0856494338171" table:formula="of:=RIGHT([.AC311];LEN([.AC311])-5)" table:style-name="ce5">
            <text:p>134.0856494338171</text:p>
          </table:table-cell>
          <table:table-cell office:value-type="float" office:value="134.085649433817" table:formula="of:=[.AD311]+0" table:style-name="ce5">
            <text:p>134.09</text:p>
          </table:table-cell>
          <table:table-cell office:value-type="float" office:value="114.07055833783912" table:formula="of:=([.D311]+[.G311]+[.J311]+[.M311]+[.P311]+[.S311]+[.V311]+[.Y311]+[.AB311]+[.AE311])/10" table:style-name="ce5">
            <text:p>114.07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4">
            <text:p>151<text:span text:style-name="T1">: </text:span><text:span text:style-name="T2">127.68711769344814</text:span></text:p>
          </table:table-cell>
          <table:table-cell office:value-type="string" office:string-value="127.68711769344814" table:formula="of:=RIGHT([.B312];LEN([.B312])-5)" table:style-name="ce5">
            <text:p>127.68711769344814</text:p>
          </table:table-cell>
          <table:table-cell office:value-type="float" office:value="127.687117693448" table:formula="of:=[.C312]+0" table:style-name="ce5">
            <text:p>127.69</text:p>
          </table:table-cell>
          <table:table-cell office:value-type="string" table:style-name="ce4">
            <text:p>151<text:span text:style-name="T1">: </text:span><text:span text:style-name="T2">105.0060210532429</text:span></text:p>
          </table:table-cell>
          <table:table-cell office:value-type="string" office:string-value="105.0060210532429" table:formula="of:=RIGHT([.E312];LEN([.E312])-5)" table:style-name="ce5">
            <text:p>105.0060210532429</text:p>
          </table:table-cell>
          <table:table-cell office:value-type="float" office:value="105.00602105324199" table:formula="of:=[.F312]+0" table:style-name="ce5">
            <text:p>105.01</text:p>
          </table:table-cell>
          <table:table-cell office:value-type="string" table:style-name="ce4">
            <text:p>151<text:span text:style-name="T1">: </text:span><text:span text:style-name="T2">122.04246901491466</text:span></text:p>
          </table:table-cell>
          <table:table-cell office:value-type="string" office:string-value="122.04246901491466" table:formula="of:=RIGHT([.H312];LEN([.H312])-5)" table:style-name="ce5">
            <text:p>122.04246901491466</text:p>
          </table:table-cell>
          <table:table-cell office:value-type="float" office:value="122.042469014914" table:formula="of:=[.I312]+0" table:style-name="ce5">
            <text:p>122.04</text:p>
          </table:table-cell>
          <table:table-cell office:value-type="string" table:style-name="ce4">
            <text:p>151<text:span text:style-name="T1">: </text:span><text:span text:style-name="T2">124.22959057854891</text:span></text:p>
          </table:table-cell>
          <table:table-cell office:value-type="string" office:string-value="124.22959057854891" table:formula="of:=RIGHT([.K312];LEN([.K312])-5)" table:style-name="ce5">
            <text:p>124.22959057854891</text:p>
          </table:table-cell>
          <table:table-cell office:value-type="float" office:value="124.229590578548" table:formula="of:=[.L312]+0" table:style-name="ce5">
            <text:p>124.23</text:p>
          </table:table-cell>
          <table:table-cell office:value-type="string" table:style-name="ce4">
            <text:p>151<text:span text:style-name="T1">: </text:span><text:span text:style-name="T2">90.29972707283744</text:span></text:p>
          </table:table-cell>
          <table:table-cell office:value-type="string" office:string-value="90.29972707283744" table:formula="of:=RIGHT([.N312];LEN([.N312])-5)" table:style-name="ce5">
            <text:p>90.29972707283744</text:p>
          </table:table-cell>
          <table:table-cell office:value-type="float" office:value="90.299727072837399" table:formula="of:=[.O312]+0" table:style-name="ce5">
            <text:p>90.30</text:p>
          </table:table-cell>
          <table:table-cell office:value-type="string" table:style-name="ce4">
            <text:p>151<text:span text:style-name="T1">: </text:span><text:span text:style-name="T2">123.87627710766863</text:span></text:p>
          </table:table-cell>
          <table:table-cell office:value-type="string" office:string-value="123.87627710766863" table:formula="of:=RIGHT([.Q312];LEN([.Q312])-5)" table:style-name="ce5">
            <text:p>123.87627710766863</text:p>
          </table:table-cell>
          <table:table-cell office:value-type="float" office:value="123.876277107668" table:formula="of:=[.R312]+0" table:style-name="ce5">
            <text:p>123.88</text:p>
          </table:table-cell>
          <table:table-cell office:value-type="string" table:style-name="ce4">
            <text:p>151<text:span text:style-name="T1">: </text:span><text:span text:style-name="T2">93.71221857676579</text:span></text:p>
          </table:table-cell>
          <table:table-cell office:value-type="string" office:string-value="93.71221857676579" table:formula="of:=RIGHT([.T312];LEN([.T312])-5)" table:style-name="ce5">
            <text:p>93.71221857676579</text:p>
          </table:table-cell>
          <table:table-cell office:value-type="float" office:value="93.712218576765693" table:formula="of:=[.U312]+0" table:style-name="ce5">
            <text:p>93.71</text:p>
          </table:table-cell>
          <table:table-cell office:value-type="string" table:style-name="ce4">
            <text:p>151<text:span text:style-name="T1">: </text:span><text:span text:style-name="T2">145.43122200871613</text:span></text:p>
          </table:table-cell>
          <table:table-cell office:value-type="string" office:string-value="145.43122200871613" table:formula="of:=RIGHT([.W312];LEN([.W312])-5)" table:style-name="ce5">
            <text:p>145.43122200871613</text:p>
          </table:table-cell>
          <table:table-cell office:value-type="float" office:value="145.43122200871599" table:formula="of:=[.X312]+0" table:style-name="ce5">
            <text:p>145.43</text:p>
          </table:table-cell>
          <table:table-cell office:value-type="string" table:style-name="ce4">
            <text:p>151<text:span text:style-name="T1">: </text:span><text:span text:style-name="T2">133.01737206369796</text:span></text:p>
          </table:table-cell>
          <table:table-cell office:value-type="string" office:string-value="133.01737206369796" table:formula="of:=RIGHT([.Z312];LEN([.Z312])-5)" table:style-name="ce5">
            <text:p>133.01737206369796</text:p>
          </table:table-cell>
          <table:table-cell office:value-type="float" office:value="133.017372063697" table:formula="of:=[.AA312]+0" table:style-name="ce5">
            <text:p>133.02</text:p>
          </table:table-cell>
          <table:table-cell office:value-type="string" table:style-name="ce4">
            <text:p>151<text:span text:style-name="T1">: </text:span><text:span text:style-name="T2">134.19800751961787</text:span></text:p>
          </table:table-cell>
          <table:table-cell office:value-type="string" office:string-value="134.19800751961787" table:formula="of:=RIGHT([.AC312];LEN([.AC312])-5)" table:style-name="ce5">
            <text:p>134.19800751961787</text:p>
          </table:table-cell>
          <table:table-cell office:value-type="float" office:value="134.19800751961699" table:formula="of:=[.AD312]+0" table:style-name="ce5">
            <text:p>134.20</text:p>
          </table:table-cell>
          <table:table-cell office:value-type="float" office:value="119.95000226894531" table:formula="of:=([.D312]+[.G312]+[.J312]+[.M312]+[.P312]+[.S312]+[.V312]+[.Y312]+[.AB312]+[.AE312])/10" table:style-name="ce5">
            <text:p>119.95</text:p>
          </table:table-cell>
          <table:table-cell table:number-columns-repeated="16352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1048263" table:style-name="ro2">
          <table:table-cell table:number-columns-repeated="16384"/>
        </table:table-row>
      </table:table>
      <table:table table:name="ea4-graph" table:style-name="ta1">
        <table:table-column table:style-name="co1" table:number-columns-repeated="16384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table:style-name="ce1">
            <draw:frame draw:z-index="1" draw:id="id0" draw:style-name="a0" draw:name="Chart 2" svg:x="0in" svg:y="0in" svg:width="9.56667in" svg:height="5.2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Jon</meta:initial-creator>
    <dc:creator>Brooks</dc:creator>
    <meta:creation-date>2019-02-27T19:14:21Z</meta:creation-date>
    <dc:date>2019-03-10T12:36:0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15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 chart:error-category="cell-range" chart:error-upper-indicator="true" chart:error-lower-indicator="tru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</office:automatic-styles>
  <office:body>
    <office:chart>
      <chart:chart chart:class="chart:line" svg:height="379.8pt" svg:width="688.8002362204724pt" chart:style-name="Crt0">
        <chart:title chart:style-name="CT00">
          <text:p text:style-name="a0" text:class-names="" text:cond-style-name="">Roulette-wheel selection, 3 elites, Two-point crossover, 1 Mutation<text:s text:c="1"/>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EA4.$AF$5:.$AF$155" chart:class="chart:line" chart:attached-axis="primary-y" chart:style-name="G0S0">
            <chart:error-indicator chart:style-name="E000"/>
            <chart:data-point chart:repeated="151"/>
          </chart:series>
          <chart:series chart:values-cell-range-address="EA4.$AF$161:.$AF$312" chart:class="chart:line" chart:attached-axis="primary-y" chart:style-name="G0S1">
            <chart:data-point chart:repeated="15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